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emisphere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cos(theta)</text:p>
          </table:table-cell>
          <table:table-cell office:value-type="string">
            <text:p>sin(theta)</text:p>
          </table:table-cell>
          <table:table-cell office:value-type="string">
            <text:p>cos(phi)</text:p>
          </table:table-cell>
          <table:table-cell office:value-type="string">
            <text:p>sin(phi)</text:p>
            <draw:frame table:end-cell-address="Hemisphere.L33" table:end-x="1.879cm" table:end-y="0.347cm" draw:z-index="0" draw:style-name="gr1" svg:width="14.913cm" svg:height="14.406cm" svg:x="1.745cm" svg:y="0.393cm">
              <draw:object draw:notify-on-update-of-ranges="Hemisphere.G2:Hemisphere.G1000 Hemisphere.H1:Hemisphere.H1 Hemisphere.H2:Hemisphere.H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formula="of:=RAND()" office:value-type="float" office:value="0.860931396484375">
            <text:p>0.8609313965</text:p>
          </table:table-cell>
          <table:table-cell table:formula="of:=RAND()" office:value-type="float" office:value="0.330078125">
            <text:p>0.330078125</text:p>
          </table:table-cell>
          <table:table-cell table:formula="of:=SQRT(1 - [.A2])" office:value-type="float" office:value="0.372919030776957">
            <text:p>0.3729190308</text:p>
          </table:table-cell>
          <table:table-cell table:formula="of:=SQRT(1 - (1 - [.A2]))" office:value-type="float" office:value="0.927863888986081">
            <text:p>0.927863889</text:p>
          </table:table-cell>
          <table:table-cell table:formula="of:=COS(2 * PI() * [.B2])" office:value-type="float" office:value="-0.482183772079123">
            <text:p>-0.4821837721</text:p>
          </table:table-cell>
          <table:table-cell table:formula="of:=SIN(2 * PI() * [.B2])" office:value-type="float" office:value="0.876070094195407">
            <text:p>0.8760700942</text:p>
          </table:table-cell>
          <table:table-cell table:formula="of:=[.D2]*[.E2]" office:value-type="float" office:value="-0.447400909967313">
            <text:p>-0.44740091</text:p>
          </table:table-cell>
          <table:table-cell table:formula="of:=[.D2]*[.F2]" office:value-type="float" office:value="0.812873804624553">
            <text:p>0.8128738046</text:p>
          </table:table-cell>
          <table:table-cell table:formula="of:=[.C2]" office:value-type="float" office:value="0.372919030776957">
            <text:p>0.3729190308</text:p>
          </table:table-cell>
        </table:table-row>
        <table:table-row table:style-name="ro1">
          <table:table-cell table:formula="of:=RAND()" office:value-type="float" office:value="0.543365478515625">
            <text:p>0.5433654785</text:p>
          </table:table-cell>
          <table:table-cell table:formula="of:=RAND()" office:value-type="float" office:value="0.788726806640625">
            <text:p>0.7887268066</text:p>
          </table:table-cell>
          <table:table-cell table:formula="of:=SQRT(1 - [.A3])" office:value-type="float" office:value="0.675747379931565">
            <text:p>0.6757473799</text:p>
          </table:table-cell>
          <table:table-cell table:formula="of:=SQRT(1 - (1 - [.A3]))" office:value-type="float" office:value="0.737133284091571">
            <text:p>0.7371332841</text:p>
          </table:table-cell>
          <table:table-cell table:formula="of:=COS(2 * PI() * [.B3])" office:value-type="float" office:value="0.240933628136662">
            <text:p>0.2409336281</text:p>
          </table:table-cell>
          <table:table-cell table:formula="of:=SIN(2 * PI() * [.B3])" office:value-type="float" office:value="-0.970541594591857">
            <text:p>-0.9705415946</text:p>
          </table:table-cell>
          <table:table-cell table:formula="of:=[.D3]*[.E3]" office:value-type="float" office:value="0.177600196556475">
            <text:p>0.1776001966</text:p>
          </table:table-cell>
          <table:table-cell table:formula="of:=[.D3]*[.F3]" office:value-type="float" office:value="-0.715418512968966">
            <text:p>-0.715418513</text:p>
          </table:table-cell>
          <table:table-cell table:formula="of:=[.C3]" office:value-type="float" office:value="0.675747379931565">
            <text:p>0.6757473799</text:p>
          </table:table-cell>
        </table:table-row>
        <table:table-row table:style-name="ro1">
          <table:table-cell table:formula="of:=RAND()" office:value-type="float" office:value="0.02044677734375">
            <text:p>0.0204467773</text:p>
          </table:table-cell>
          <table:table-cell table:formula="of:=RAND()" office:value-type="float" office:value="0.868011474609375">
            <text:p>0.8680114746</text:p>
          </table:table-cell>
          <table:table-cell table:formula="of:=SQRT(1 - [.A4])" office:value-type="float" office:value="0.989723811301037">
            <text:p>0.9897238113</text:p>
          </table:table-cell>
          <table:table-cell table:formula="of:=SQRT(1 - (1 - [.A4]))" office:value-type="float" office:value="0.142992228263462">
            <text:p>0.1429922283</text:p>
          </table:table-cell>
          <table:table-cell table:formula="of:=COS(2 * PI() * [.B4])" office:value-type="float" office:value="0.675385978920574">
            <text:p>0.6753859789</text:p>
          </table:table-cell>
          <table:table-cell table:formula="of:=SIN(2 * PI() * [.B4])" office:value-type="float" office:value="-0.737464425906428">
            <text:p>-0.7374644259</text:p>
          </table:table-cell>
          <table:table-cell table:formula="of:=[.D4]*[.E4]" office:value-type="float" office:value="0.0965749460637525">
            <text:p>0.0965749461</text:p>
          </table:table-cell>
          <table:table-cell table:formula="of:=[.D4]*[.F4]" office:value-type="float" office:value="-0.105451681525395">
            <text:p>-0.1054516815</text:p>
          </table:table-cell>
          <table:table-cell table:formula="of:=[.C4]" office:value-type="float" office:value="0.989723811301037">
            <text:p>0.9897238113</text:p>
          </table:table-cell>
        </table:table-row>
        <table:table-row table:style-name="ro1">
          <table:table-cell table:formula="of:=RAND()" office:value-type="float" office:value="0.740203857421875">
            <text:p>0.7402038574</text:p>
          </table:table-cell>
          <table:table-cell table:formula="of:=RAND()" office:value-type="float" office:value="0.00787353515625">
            <text:p>0.0078735352</text:p>
          </table:table-cell>
          <table:table-cell table:formula="of:=SQRT(1 - [.A5])" office:value-type="float" office:value="0.509702013511939">
            <text:p>0.5097020135</text:p>
          </table:table-cell>
          <table:table-cell table:formula="of:=SQRT(1 - (1 - [.A5]))" office:value-type="float" office:value="0.860351008264577">
            <text:p>0.8603510083</text:p>
          </table:table-cell>
          <table:table-cell table:formula="of:=COS(2 * PI() * [.B5])" office:value-type="float" office:value="0.998776565542496">
            <text:p>0.9987765655</text:p>
          </table:table-cell>
          <table:table-cell table:formula="of:=SIN(2 * PI() * [.B5])" office:value-type="float" office:value="0.0494507039700847">
            <text:p>0.049450704</text:p>
          </table:table-cell>
          <table:table-cell table:formula="of:=[.D5]*[.E5]" office:value-type="float" office:value="0.859298425195518">
            <text:p>0.8592984252</text:p>
          </table:table-cell>
          <table:table-cell table:formula="of:=[.D5]*[.F5]" office:value-type="float" office:value="0.0425449630200555">
            <text:p>0.042544963</text:p>
          </table:table-cell>
          <table:table-cell table:formula="of:=[.C5]" office:value-type="float" office:value="0.509702013511939">
            <text:p>0.5097020135</text:p>
          </table:table-cell>
        </table:table-row>
        <table:table-row table:style-name="ro1">
          <table:table-cell table:formula="of:=RAND()" office:value-type="float" office:value="0.744537353515625">
            <text:p>0.7445373535</text:p>
          </table:table-cell>
          <table:table-cell table:formula="of:=RAND()" office:value-type="float" office:value="0.87298583984375">
            <text:p>0.8729858398</text:p>
          </table:table-cell>
          <table:table-cell table:formula="of:=SQRT(1 - [.A6])" office:value-type="float" office:value="0.505433127608762">
            <text:p>0.5054331276</text:p>
          </table:table-cell>
          <table:table-cell table:formula="of:=SQRT(1 - (1 - [.A6]))" office:value-type="float" office:value="0.862865779548375">
            <text:p>0.8628657795</text:p>
          </table:table-cell>
          <table:table-cell table:formula="of:=COS(2 * PI() * [.B6])" office:value-type="float" office:value="0.698101718727284">
            <text:p>0.6981017187</text:p>
          </table:table-cell>
          <table:table-cell table:formula="of:=SIN(2 * PI() * [.B6])" office:value-type="float" office:value="-0.715998596583829">
            <text:p>-0.7159985966</text:p>
          </table:table-cell>
          <table:table-cell table:formula="of:=[.D6]*[.E6]" office:value-type="float" office:value="0.602368083733678">
            <text:p>0.6023680837</text:p>
          </table:table-cell>
          <table:table-cell table:formula="of:=[.D6]*[.F6]" office:value-type="float" office:value="-0.617810687196848">
            <text:p>-0.6178106872</text:p>
          </table:table-cell>
          <table:table-cell table:formula="of:=[.C6]" office:value-type="float" office:value="0.505433127608762">
            <text:p>0.5054331276</text:p>
          </table:table-cell>
        </table:table-row>
        <table:table-row table:style-name="ro1">
          <table:table-cell table:formula="of:=RAND()" office:value-type="float" office:value="0.7451171875">
            <text:p>0.7451171875</text:p>
          </table:table-cell>
          <table:table-cell table:formula="of:=RAND()" office:value-type="float" office:value="0.042327880859375">
            <text:p>0.0423278809</text:p>
          </table:table-cell>
          <table:table-cell table:formula="of:=SQRT(1 - [.A7])" office:value-type="float" office:value="0.50485920066886">
            <text:p>0.5048592007</text:p>
          </table:table-cell>
          <table:table-cell table:formula="of:=SQRT(1 - (1 - [.A7]))" office:value-type="float" office:value="0.863201707308321">
            <text:p>0.8632017073</text:p>
          </table:table-cell>
          <table:table-cell table:formula="of:=COS(2 * PI() * [.B7])" office:value-type="float" office:value="0.964842221567404">
            <text:p>0.9648422216</text:p>
          </table:table-cell>
          <table:table-cell table:formula="of:=SIN(2 * PI() * [.B7])" office:value-type="float" office:value="0.262829769015759">
            <text:p>0.262829769</text:p>
          </table:table-cell>
          <table:table-cell table:formula="of:=[.D7]*[.E7]" office:value-type="float" office:value="0.832853452940136">
            <text:p>0.8328534529</text:p>
          </table:table-cell>
          <table:table-cell table:formula="of:=[.D7]*[.F7]" office:value-type="float" office:value="0.226875105345855">
            <text:p>0.2268751053</text:p>
          </table:table-cell>
          <table:table-cell table:formula="of:=[.C7]" office:value-type="float" office:value="0.50485920066886">
            <text:p>0.5048592007</text:p>
          </table:table-cell>
        </table:table-row>
        <table:table-row table:style-name="ro1">
          <table:table-cell table:formula="of:=RAND()" office:value-type="float" office:value="0.408355712890625">
            <text:p>0.4083557129</text:p>
          </table:table-cell>
          <table:table-cell table:formula="of:=RAND()" office:value-type="float" office:value="0.34771728515625">
            <text:p>0.3477172852</text:p>
          </table:table-cell>
          <table:table-cell table:formula="of:=SQRT(1 - [.A8])" office:value-type="float" office:value="0.769184169825">
            <text:p>0.7691841698</text:p>
          </table:table-cell>
          <table:table-cell table:formula="of:=SQRT(1 - (1 - [.A8]))" office:value-type="float" office:value="0.639027161308989">
            <text:p>0.6390271613</text:p>
          </table:table-cell>
          <table:table-cell table:formula="of:=COS(2 * PI() * [.B8])" office:value-type="float" office:value="-0.576121688917478">
            <text:p>-0.5761216889</text:p>
          </table:table-cell>
          <table:table-cell table:formula="of:=SIN(2 * PI() * [.B8])" office:value-type="float" office:value="0.817363933360698">
            <text:p>0.8173639334</text:p>
          </table:table-cell>
          <table:table-cell table:formula="of:=[.D8]*[.E8]" office:value-type="float" office:value="-0.368157407437477">
            <text:p>-0.3681574074</text:p>
          </table:table-cell>
          <table:table-cell table:formula="of:=[.D8]*[.F8]" office:value-type="float" office:value="0.522317754091837">
            <text:p>0.5223177541</text:p>
          </table:table-cell>
          <table:table-cell table:formula="of:=[.C8]" office:value-type="float" office:value="0.769184169825">
            <text:p>0.7691841698</text:p>
          </table:table-cell>
        </table:table-row>
        <table:table-row table:style-name="ro1">
          <table:table-cell table:formula="of:=RAND()" office:value-type="float" office:value="0.33392333984375">
            <text:p>0.3339233398</text:p>
          </table:table-cell>
          <table:table-cell table:formula="of:=RAND()" office:value-type="float" office:value="0.11676025390625">
            <text:p>0.1167602539</text:p>
          </table:table-cell>
          <table:table-cell table:formula="of:=SQRT(1 - [.A9])" office:value-type="float" office:value="0.816135197229142">
            <text:p>0.8161351972</text:p>
          </table:table-cell>
          <table:table-cell table:formula="of:=SQRT(1 - (1 - [.A9]))" office:value-type="float" office:value="0.577861003913355">
            <text:p>0.5778610039</text:p>
          </table:table-cell>
          <table:table-cell table:formula="of:=COS(2 * PI() * [.B9])" office:value-type="float" office:value="0.742751230846809">
            <text:p>0.7427512308</text:p>
          </table:table-cell>
          <table:table-cell table:formula="of:=SIN(2 * PI() * [.B9])" office:value-type="float" office:value="0.669567479105393">
            <text:p>0.6695674791</text:p>
          </table:table-cell>
          <table:table-cell table:formula="of:=[.D9]*[.E9]" office:value-type="float" office:value="0.429206971915017">
            <text:p>0.4292069719</text:p>
          </table:table-cell>
          <table:table-cell table:formula="of:=[.D9]*[.F9]" office:value-type="float" office:value="0.386916935663576">
            <text:p>0.3869169357</text:p>
          </table:table-cell>
          <table:table-cell table:formula="of:=[.C9]" office:value-type="float" office:value="0.816135197229142">
            <text:p>0.8161351972</text:p>
          </table:table-cell>
        </table:table-row>
        <table:table-row table:style-name="ro1">
          <table:table-cell table:formula="of:=RAND()" office:value-type="float" office:value="0.588623046875">
            <text:p>0.5886230469</text:p>
          </table:table-cell>
          <table:table-cell table:formula="of:=RAND()" office:value-type="float" office:value="0.11578369140625">
            <text:p>0.1157836914</text:p>
          </table:table-cell>
          <table:table-cell table:formula="of:=SQRT(1 - [.A10])" office:value-type="float" office:value="0.641386742242931">
            <text:p>0.6413867422</text:p>
          </table:table-cell>
          <table:table-cell table:formula="of:=SQRT(1 - (1 - [.A10]))" office:value-type="float" office:value="0.767217731074432">
            <text:p>0.7672177311</text:p>
          </table:table-cell>
          <table:table-cell table:formula="of:=COS(2 * PI() * [.B10])" office:value-type="float" office:value="0.746845637581407">
            <text:p>0.7468456376</text:p>
          </table:table-cell>
          <table:table-cell table:formula="of:=SIN(2 * PI() * [.B10])" office:value-type="float" office:value="0.664997438811325">
            <text:p>0.6649974388</text:p>
          </table:table-cell>
          <table:table-cell table:formula="of:=[.D10]*[.E10]" office:value-type="float" office:value="0.572993215528044">
            <text:p>0.5729932155</text:p>
          </table:table-cell>
          <table:table-cell table:formula="of:=[.D10]*[.F10]" office:value-type="float" office:value="0.510197826175134">
            <text:p>0.5101978262</text:p>
          </table:table-cell>
          <table:table-cell table:formula="of:=[.C10]" office:value-type="float" office:value="0.641386742242931">
            <text:p>0.6413867422</text:p>
          </table:table-cell>
        </table:table-row>
        <table:table-row table:style-name="ro1">
          <table:table-cell table:formula="of:=RAND()" office:value-type="float" office:value="0.0494384765625">
            <text:p>0.0494384766</text:p>
          </table:table-cell>
          <table:table-cell table:formula="of:=RAND()" office:value-type="float" office:value="0.85894775390625">
            <text:p>0.8589477539</text:p>
          </table:table-cell>
          <table:table-cell table:formula="of:=SQRT(1 - [.A11])" office:value-type="float" office:value="0.974967447373244">
            <text:p>0.9749674474</text:p>
          </table:table-cell>
          <table:table-cell table:formula="of:=SQRT(1 - (1 - [.A11]))" office:value-type="float" office:value="0.222347647980589">
            <text:p>0.222347648</text:p>
          </table:table-cell>
          <table:table-cell table:formula="of:=COS(2 * PI() * [.B11])" office:value-type="float" office:value="0.632315880251738">
            <text:p>0.6323158803</text:p>
          </table:table-cell>
          <table:table-cell table:formula="of:=SIN(2 * PI() * [.B11])" office:value-type="float" office:value="-0.774710673465566">
            <text:p>-0.7747106735</text:p>
          </table:table-cell>
          <table:table-cell table:formula="of:=[.D11]*[.E11]" office:value-type="float" office:value="0.14059394875475">
            <text:p>0.1405939488</text:p>
          </table:table-cell>
          <table:table-cell table:formula="of:=[.D11]*[.F11]" office:value-type="float" office:value="-0.172255096110527">
            <text:p>-0.1722550961</text:p>
          </table:table-cell>
          <table:table-cell table:formula="of:=[.C11]" office:value-type="float" office:value="0.974967447373244">
            <text:p>0.9749674474</text:p>
          </table:table-cell>
        </table:table-row>
        <table:table-row table:style-name="ro1">
          <table:table-cell table:formula="of:=RAND()" office:value-type="float" office:value="0.34344482421875">
            <text:p>0.3434448242</text:p>
          </table:table-cell>
          <table:table-cell table:formula="of:=RAND()" office:value-type="float" office:value="0.76995849609375">
            <text:p>0.7699584961</text:p>
          </table:table-cell>
          <table:table-cell table:formula="of:=SQRT(1 - [.A12])" office:value-type="float" office:value="0.810280923989483">
            <text:p>0.810280924</text:p>
          </table:table-cell>
          <table:table-cell table:formula="of:=SQRT(1 - (1 - [.A12]))" office:value-type="float" office:value="0.586041657409053">
            <text:p>0.5860416574</text:p>
          </table:table-cell>
          <table:table-cell table:formula="of:=COS(2 * PI() * [.B12])" office:value-type="float" office:value="0.125074508874121">
            <text:p>0.1250745089</text:p>
          </table:table-cell>
          <table:table-cell table:formula="of:=SIN(2 * PI() * [.B12])" office:value-type="float" office:value="-0.992147351571276">
            <text:p>-0.9921473516</text:p>
          </table:table-cell>
          <table:table-cell table:formula="of:=[.D12]*[.E12]" office:value-type="float" office:value="0.073298872480213">
            <text:p>0.0732988725</text:p>
          </table:table-cell>
          <table:table-cell table:formula="of:=[.D12]*[.F12]" office:value-type="float" office:value="-0.581439678308833">
            <text:p>-0.5814396783</text:p>
          </table:table-cell>
          <table:table-cell table:formula="of:=[.C12]" office:value-type="float" office:value="0.810280923989483">
            <text:p>0.810280924</text:p>
          </table:table-cell>
        </table:table-row>
        <table:table-row table:style-name="ro1">
          <table:table-cell table:formula="of:=RAND()" office:value-type="float" office:value="0.970611572265625">
            <text:p>0.9706115723</text:p>
          </table:table-cell>
          <table:table-cell table:formula="of:=RAND()" office:value-type="float" office:value="0.085205078125">
            <text:p>0.0852050781</text:p>
          </table:table-cell>
          <table:table-cell table:formula="of:=SQRT(1 - [.A13])" office:value-type="float" office:value="0.171430533261654">
            <text:p>0.1714305333</text:p>
          </table:table-cell>
          <table:table-cell table:formula="of:=SQRT(1 - (1 - [.A13]))" office:value-type="float" office:value="0.985196210034136">
            <text:p>0.98519621</text:p>
          </table:table-cell>
          <table:table-cell table:formula="of:=COS(2 * PI() * [.B13])" office:value-type="float" office:value="0.86008539042939">
            <text:p>0.8600853904</text:p>
          </table:table-cell>
          <table:table-cell table:formula="of:=SIN(2 * PI() * [.B13])" office:value-type="float" office:value="0.510150096706767">
            <text:p>0.5101500967</text:p>
          </table:table-cell>
          <table:table-cell table:formula="of:=[.D13]*[.E13]" office:value-type="float" office:value="0.847352866956765">
            <text:p>0.847352867</text:p>
          </table:table-cell>
          <table:table-cell table:formula="of:=[.D13]*[.F13]" office:value-type="float" office:value="0.502597941824055">
            <text:p>0.5025979418</text:p>
          </table:table-cell>
          <table:table-cell table:formula="of:=[.C13]" office:value-type="float" office:value="0.171430533261654">
            <text:p>0.1714305333</text:p>
          </table:table-cell>
        </table:table-row>
        <table:table-row table:style-name="ro1">
          <table:table-cell table:formula="of:=RAND()" office:value-type="float" office:value="0.38494873046875">
            <text:p>0.3849487305</text:p>
          </table:table-cell>
          <table:table-cell table:formula="of:=RAND()" office:value-type="float" office:value="0.9896240234375">
            <text:p>0.9896240234</text:p>
          </table:table-cell>
          <table:table-cell table:formula="of:=SQRT(1 - [.A14])" office:value-type="float" office:value="0.784252044645884">
            <text:p>0.7842520446</text:p>
          </table:table-cell>
          <table:table-cell table:formula="of:=SQRT(1 - (1 - [.A14]))" office:value-type="float" office:value="0.620442366758388">
            <text:p>0.6204423668</text:p>
          </table:table-cell>
          <table:table-cell table:formula="of:=COS(2 * PI() * [.B14])" office:value-type="float" office:value="0.99787561181711">
            <text:p>0.9978756118</text:p>
          </table:table-cell>
          <table:table-cell table:formula="of:=SIN(2 * PI() * [.B14])" office:value-type="float" office:value="-0.0651480110258793">
            <text:p>-0.065148011</text:p>
          </table:table-cell>
          <table:table-cell table:formula="of:=[.D14]*[.E14]" office:value-type="float" office:value="0.619124306326282">
            <text:p>0.6191243063</text:p>
          </table:table-cell>
          <table:table-cell table:formula="of:=[.D14]*[.F14]" office:value-type="float" office:value="-0.0404205861504981">
            <text:p>-0.0404205862</text:p>
          </table:table-cell>
          <table:table-cell table:formula="of:=[.C14]" office:value-type="float" office:value="0.784252044645884">
            <text:p>0.7842520446</text:p>
          </table:table-cell>
        </table:table-row>
        <table:table-row table:style-name="ro1">
          <table:table-cell table:formula="of:=RAND()" office:value-type="float" office:value="0.515106201171875">
            <text:p>0.5151062012</text:p>
          </table:table-cell>
          <table:table-cell table:formula="of:=RAND()" office:value-type="float" office:value="0.907806396484375">
            <text:p>0.9078063965</text:p>
          </table:table-cell>
          <table:table-cell table:formula="of:=SQRT(1 - [.A15])" office:value-type="float" office:value="0.696343161686912">
            <text:p>0.6963431617</text:p>
          </table:table-cell>
          <table:table-cell table:formula="of:=SQRT(1 - (1 - [.A15]))" office:value-type="float" office:value="0.717708994768684">
            <text:p>0.7177089948</text:p>
          </table:table-cell>
          <table:table-cell table:formula="of:=COS(2 * PI() * [.B15])" office:value-type="float" office:value="0.836862760907738">
            <text:p>0.8368627609</text:p>
          </table:table-cell>
          <table:table-cell table:formula="of:=SIN(2 * PI() * [.B15])" office:value-type="float" office:value="-0.547412750496258">
            <text:p>-0.5474127505</text:p>
          </table:table-cell>
          <table:table-cell table:formula="of:=[.D15]*[.E15]" office:value-type="float" office:value="0.600623930890438">
            <text:p>0.6006239309</text:p>
          </table:table-cell>
          <table:table-cell table:formula="of:=[.D15]*[.F15]" office:value-type="float" office:value="-0.39288305488223">
            <text:p>-0.3928830549</text:p>
          </table:table-cell>
          <table:table-cell table:formula="of:=[.C15]" office:value-type="float" office:value="0.696343161686912">
            <text:p>0.6963431617</text:p>
          </table:table-cell>
        </table:table-row>
        <table:table-row table:style-name="ro1">
          <table:table-cell table:formula="of:=RAND()" office:value-type="float" office:value="0.550445556640625">
            <text:p>0.5504455566</text:p>
          </table:table-cell>
          <table:table-cell table:formula="of:=RAND()" office:value-type="float" office:value="0.758941650390625">
            <text:p>0.7589416504</text:p>
          </table:table-cell>
          <table:table-cell table:formula="of:=SQRT(1 - [.A16])" office:value-type="float" office:value="0.670488212692345">
            <text:p>0.6704882127</text:p>
          </table:table-cell>
          <table:table-cell table:formula="of:=SQRT(1 - (1 - [.A16]))" office:value-type="float" office:value="0.741920182122461">
            <text:p>0.7419201821</text:p>
          </table:table-cell>
          <table:table-cell table:formula="of:=COS(2 * PI() * [.B16])" office:value-type="float" office:value="0.0561524953095059">
            <text:p>0.0561524953</text:p>
          </table:table-cell>
          <table:table-cell table:formula="of:=SIN(2 * PI() * [.B16])" office:value-type="float" office:value="-0.998422203915015">
            <text:p>-0.9984222039</text:p>
          </table:table-cell>
          <table:table-cell table:formula="of:=[.D16]*[.E16]" office:value-type="float" office:value="0.0416606695466592">
            <text:p>0.0416606695</text:p>
          </table:table-cell>
          <table:table-cell table:formula="of:=[.D16]*[.F16]" office:value-type="float" office:value="-0.740749583363736">
            <text:p>-0.7407495834</text:p>
          </table:table-cell>
          <table:table-cell table:formula="of:=[.C16]" office:value-type="float" office:value="0.670488212692345">
            <text:p>0.6704882127</text:p>
          </table:table-cell>
        </table:table-row>
        <table:table-row table:style-name="ro1">
          <table:table-cell table:formula="of:=RAND()" office:value-type="float" office:value="0.930816650390625">
            <text:p>0.9308166504</text:p>
          </table:table-cell>
          <table:table-cell table:formula="of:=RAND()" office:value-type="float" office:value="0.946044921875">
            <text:p>0.9460449219</text:p>
          </table:table-cell>
          <table:table-cell table:formula="of:=SQRT(1 - [.A17])" office:value-type="float" office:value="0.263027279211444">
            <text:p>0.2630272792</text:p>
          </table:table-cell>
          <table:table-cell table:formula="of:=SQRT(1 - (1 - [.A17]))" office:value-type="float" office:value="0.964788396691536">
            <text:p>0.9647883967</text:p>
          </table:table-cell>
          <table:table-cell table:formula="of:=COS(2 * PI() * [.B17])" office:value-type="float" office:value="0.943084437466093">
            <text:p>0.9430844375</text:p>
          </table:table-cell>
          <table:table-cell table:formula="of:=SIN(2 * PI() * [.B17])" office:value-type="float" office:value="-0.332553369866045">
            <text:p>-0.3325533699</text:p>
          </table:table-cell>
          <table:table-cell table:formula="of:=[.D17]*[.E17]" office:value-type="float" office:value="0.909876922367651">
            <text:p>0.9098769224</text:p>
          </table:table-cell>
          <table:table-cell table:formula="of:=[.D17]*[.F17]" office:value-type="float" office:value="-0.320843632527429">
            <text:p>-0.3208436325</text:p>
          </table:table-cell>
          <table:table-cell table:formula="of:=[.C17]" office:value-type="float" office:value="0.263027279211444">
            <text:p>0.2630272792</text:p>
          </table:table-cell>
        </table:table-row>
        <table:table-row table:style-name="ro1">
          <table:table-cell table:formula="of:=RAND()" office:value-type="float" office:value="0.478973388671875">
            <text:p>0.4789733887</text:p>
          </table:table-cell>
          <table:table-cell table:formula="of:=RAND()" office:value-type="float" office:value="0.516082763671875">
            <text:p>0.5160827637</text:p>
          </table:table-cell>
          <table:table-cell table:formula="of:=SQRT(1 - [.A18])" office:value-type="float" office:value="0.721821730989117">
            <text:p>0.721821731</text:p>
          </table:table-cell>
          <table:table-cell table:formula="of:=SQRT(1 - (1 - [.A18]))" office:value-type="float" office:value="0.69207903354449">
            <text:p>0.6920790335</text:p>
          </table:table-cell>
          <table:table-cell table:formula="of:=COS(2 * PI() * [.B18])" office:value-type="float" office:value="-0.994898692408715">
            <text:p>-0.9948986924</text:p>
          </table:table-cell>
          <table:table-cell table:formula="of:=SIN(2 * PI() * [.B18])" office:value-type="float" office:value="-0.100879095175509">
            <text:p>-0.1008790952</text:p>
          </table:table-cell>
          <table:table-cell table:formula="of:=[.D18]*[.E18]" office:value-type="float" office:value="-0.6885485255169">
            <text:p>-0.6885485255</text:p>
          </table:table-cell>
          <table:table-cell table:formula="of:=[.D18]*[.F18]" office:value-type="float" office:value="-0.0698163066939086">
            <text:p>-0.0698163067</text:p>
          </table:table-cell>
          <table:table-cell table:formula="of:=[.C18]" office:value-type="float" office:value="0.721821730989117">
            <text:p>0.721821731</text:p>
          </table:table-cell>
        </table:table-row>
        <table:table-row table:style-name="ro1">
          <table:table-cell table:formula="of:=RAND()" office:value-type="float" office:value="0.633697509765625">
            <text:p>0.6336975098</text:p>
          </table:table-cell>
          <table:table-cell table:formula="of:=RAND()" office:value-type="float" office:value="0.922149658203125">
            <text:p>0.9221496582</text:p>
          </table:table-cell>
          <table:table-cell table:formula="of:=SQRT(1 - [.A19])" office:value-type="float" office:value="0.605229287323717">
            <text:p>0.6052292873</text:p>
          </table:table-cell>
          <table:table-cell table:formula="of:=SQRT(1 - (1 - [.A19]))" office:value-type="float" office:value="0.796051197955022">
            <text:p>0.796051198</text:p>
          </table:table-cell>
          <table:table-cell table:formula="of:=COS(2 * PI() * [.B19])" office:value-type="float" office:value="0.882733453433057">
            <text:p>0.8827334534</text:p>
          </table:table-cell>
          <table:table-cell table:formula="of:=SIN(2 * PI() * [.B19])" office:value-type="float" office:value="-0.469874079078798">
            <text:p>-0.4698740791</text:p>
          </table:table-cell>
          <table:table-cell table:formula="of:=[.D19]*[.E19]" office:value-type="float" office:value="0.702701023080359">
            <text:p>0.7027010231</text:p>
          </table:table-cell>
          <table:table-cell table:formula="of:=[.D19]*[.F19]" office:value-type="float" office:value="-0.37404382353869">
            <text:p>-0.3740438235</text:p>
          </table:table-cell>
          <table:table-cell table:formula="of:=[.C19]" office:value-type="float" office:value="0.605229287323717">
            <text:p>0.6052292873</text:p>
          </table:table-cell>
        </table:table-row>
        <table:table-row table:style-name="ro1">
          <table:table-cell table:formula="of:=RAND()" office:value-type="float" office:value="0.8988037109375">
            <text:p>0.8988037109</text:p>
          </table:table-cell>
          <table:table-cell table:formula="of:=RAND()" office:value-type="float" office:value="0.76580810546875">
            <text:p>0.7658081055</text:p>
          </table:table-cell>
          <table:table-cell table:formula="of:=SQRT(1 - [.A20])" office:value-type="float" office:value="0.318113641742224">
            <text:p>0.3181136417</text:p>
          </table:table-cell>
          <table:table-cell table:formula="of:=SQRT(1 - (1 - [.A20]))" office:value-type="float" office:value="0.948052588698275">
            <text:p>0.9480525887</text:p>
          </table:table-cell>
          <table:table-cell table:formula="of:=COS(2 * PI() * [.B20])" office:value-type="float" office:value="0.0991620208967419">
            <text:p>0.0991620209</text:p>
          </table:table-cell>
          <table:table-cell table:formula="of:=SIN(2 * PI() * [.B20])" office:value-type="float" office:value="-0.995071300767776">
            <text:p>-0.9950713008</text:p>
          </table:table-cell>
          <table:table-cell table:formula="of:=[.D20]*[.E20]" office:value-type="float" office:value="0.0940108106117086">
            <text:p>0.0940108106</text:p>
          </table:table-cell>
          <table:table-cell table:formula="of:=[.D20]*[.F20]" office:value-type="float" office:value="-0.94337992263225">
            <text:p>-0.9433799226</text:p>
          </table:table-cell>
          <table:table-cell table:formula="of:=[.C20]" office:value-type="float" office:value="0.318113641742224">
            <text:p>0.3181136417</text:p>
          </table:table-cell>
        </table:table-row>
        <table:table-row table:style-name="ro1">
          <table:table-cell table:formula="of:=RAND()" office:value-type="float" office:value="0.0469970703125">
            <text:p>0.0469970703</text:p>
          </table:table-cell>
          <table:table-cell table:formula="of:=RAND()" office:value-type="float" office:value="0.423065185546875">
            <text:p>0.4230651855</text:p>
          </table:table-cell>
          <table:table-cell table:formula="of:=SQRT(1 - [.A21])" office:value-type="float" office:value="0.976218689478695">
            <text:p>0.9762186895</text:p>
          </table:table-cell>
          <table:table-cell table:formula="of:=SQRT(1 - (1 - [.A21]))" office:value-type="float" office:value="0.216788076961119">
            <text:p>0.216788077</text:p>
          </table:table-cell>
          <table:table-cell table:formula="of:=COS(2 * PI() * [.B21])" office:value-type="float" office:value="-0.885421750340584">
            <text:p>-0.8854217503</text:p>
          </table:table-cell>
          <table:table-cell table:formula="of:=SIN(2 * PI() * [.B21])" office:value-type="float" office:value="0.464788472343944">
            <text:p>0.4647884723</text:p>
          </table:table-cell>
          <table:table-cell table:formula="of:=[.D21]*[.E21]" office:value-type="float" office:value="-0.191948878555883">
            <text:p>-0.1919488786</text:p>
          </table:table-cell>
          <table:table-cell table:formula="of:=[.D21]*[.F21]" office:value-type="float" office:value="0.10076059911314">
            <text:p>0.1007605991</text:p>
          </table:table-cell>
          <table:table-cell table:formula="of:=[.C21]" office:value-type="float" office:value="0.976218689478695">
            <text:p>0.9762186895</text:p>
          </table:table-cell>
        </table:table-row>
        <table:table-row table:style-name="ro1">
          <table:table-cell table:formula="of:=RAND()" office:value-type="float" office:value="0.4329833984375">
            <text:p>0.4329833984</text:p>
          </table:table-cell>
          <table:table-cell table:formula="of:=RAND()" office:value-type="float" office:value="0.186065673828125">
            <text:p>0.1860656738</text:p>
          </table:table-cell>
          <table:table-cell table:formula="of:=SQRT(1 - [.A22])" office:value-type="float" office:value="0.753005047501343">
            <text:p>0.7530050475</text:p>
          </table:table-cell>
          <table:table-cell table:formula="of:=SQRT(1 - (1 - [.A22]))" office:value-type="float" office:value="0.658014740288924">
            <text:p>0.6580147403</text:p>
          </table:table-cell>
          <table:table-cell table:formula="of:=COS(2 * PI() * [.B22])" office:value-type="float" office:value="0.390993908292825">
            <text:p>0.3909939083</text:p>
          </table:table-cell>
          <table:table-cell table:formula="of:=SIN(2 * PI() * [.B22])" office:value-type="float" office:value="0.920393265771703">
            <text:p>0.9203932658</text:p>
          </table:table-cell>
          <table:table-cell table:formula="of:=[.D22]*[.E22]" office:value-type="float" office:value="0.257279755019855">
            <text:p>0.257279755</text:p>
          </table:table-cell>
          <table:table-cell table:formula="of:=[.D22]*[.F22]" office:value-type="float" office:value="0.605632335740442">
            <text:p>0.6056323357</text:p>
          </table:table-cell>
          <table:table-cell table:formula="of:=[.C22]" office:value-type="float" office:value="0.753005047501343">
            <text:p>0.7530050475</text:p>
          </table:table-cell>
        </table:table-row>
        <table:table-row table:style-name="ro1">
          <table:table-cell table:formula="of:=RAND()" office:value-type="float" office:value="0.099090576171875">
            <text:p>0.0990905762</text:p>
          </table:table-cell>
          <table:table-cell table:formula="of:=RAND()" office:value-type="float" office:value="0.109527587890625">
            <text:p>0.1095275879</text:p>
          </table:table-cell>
          <table:table-cell table:formula="of:=SQRT(1 - [.A23])" office:value-type="float" office:value="0.94916248547239">
            <text:p>0.9491624855</text:p>
          </table:table-cell>
          <table:table-cell table:formula="of:=SQRT(1 - (1 - [.A23]))" office:value-type="float" office:value="0.314786556529778">
            <text:p>0.3147865565</text:p>
          </table:table-cell>
          <table:table-cell table:formula="of:=COS(2 * PI() * [.B23])" office:value-type="float" office:value="0.772401881244962">
            <text:p>0.7724018812</text:p>
          </table:table-cell>
          <table:table-cell table:formula="of:=SIN(2 * PI() * [.B23])" office:value-type="float" office:value="0.635134106979969">
            <text:p>0.635134107</text:p>
          </table:table-cell>
          <table:table-cell table:formula="of:=[.D23]*[.E23]" office:value-type="float" office:value="0.243141728454224">
            <text:p>0.2431417285</text:p>
          </table:table-cell>
          <table:table-cell table:formula="of:=[.D23]*[.F23]" office:value-type="float" office:value="0.19993167847084">
            <text:p>0.1999316785</text:p>
          </table:table-cell>
          <table:table-cell table:formula="of:=[.C23]" office:value-type="float" office:value="0.94916248547239">
            <text:p>0.9491624855</text:p>
          </table:table-cell>
        </table:table-row>
        <table:table-row table:style-name="ro1">
          <table:table-cell table:formula="of:=RAND()" office:value-type="float" office:value="0.32830810546875">
            <text:p>0.3283081055</text:p>
          </table:table-cell>
          <table:table-cell table:formula="of:=RAND()" office:value-type="float" office:value="0.759857177734375">
            <text:p>0.7598571777</text:p>
          </table:table-cell>
          <table:table-cell table:formula="of:=SQRT(1 - [.A24])" office:value-type="float" office:value="0.819568114637978">
            <text:p>0.8195681146</text:p>
          </table:table-cell>
          <table:table-cell table:formula="of:=SQRT(1 - (1 - [.A24]))" office:value-type="float" office:value="0.572981767134653">
            <text:p>0.5729817671</text:p>
          </table:table-cell>
          <table:table-cell table:formula="of:=COS(2 * PI() * [.B24])" office:value-type="float" office:value="0.0618948863783577">
            <text:p>0.0618948864</text:p>
          </table:table-cell>
          <table:table-cell table:formula="of:=SIN(2 * PI() * [.B24])" office:value-type="float" office:value="-0.998082673449555">
            <text:p>-0.9980826734</text:p>
          </table:table-cell>
          <table:table-cell table:formula="of:=[.D24]*[.E24]" office:value-type="float" office:value="0.03546464137367">
            <text:p>0.0354646414</text:p>
          </table:table-cell>
          <table:table-cell table:formula="of:=[.D24]*[.F24]" office:value-type="float" office:value="-0.571883173979605">
            <text:p>-0.571883174</text:p>
          </table:table-cell>
          <table:table-cell table:formula="of:=[.C24]" office:value-type="float" office:value="0.819568114637978">
            <text:p>0.8195681146</text:p>
          </table:table-cell>
        </table:table-row>
        <table:table-row table:style-name="ro1">
          <table:table-cell table:formula="of:=RAND()" office:value-type="float" office:value="0.035491943359375">
            <text:p>0.0354919434</text:p>
          </table:table-cell>
          <table:table-cell table:formula="of:=RAND()" office:value-type="float" office:value="0.153778076171875">
            <text:p>0.1537780762</text:p>
          </table:table-cell>
          <table:table-cell table:formula="of:=SQRT(1 - [.A25])" office:value-type="float" office:value="0.982093710722467">
            <text:p>0.9820937107</text:p>
          </table:table-cell>
          <table:table-cell table:formula="of:=SQRT(1 - (1 - [.A25]))" office:value-type="float" office:value="0.18839305549668">
            <text:p>0.1883930555</text:p>
          </table:table-cell>
          <table:table-cell table:formula="of:=COS(2 * PI() * [.B25])" office:value-type="float" office:value="0.568416721692029">
            <text:p>0.5684167217</text:p>
          </table:table-cell>
          <table:table-cell table:formula="of:=SIN(2 * PI() * [.B25])" office:value-type="float" office:value="0.822740803960084">
            <text:p>0.822740804</text:p>
          </table:table-cell>
          <table:table-cell table:formula="of:=[.D25]*[.E25]" office:value-type="float" office:value="0.107085762994967">
            <text:p>0.107085763</text:p>
          </table:table-cell>
          <table:table-cell table:formula="of:=[.D25]*[.F25]" office:value-type="float" office:value="0.154998653939835">
            <text:p>0.1549986539</text:p>
          </table:table-cell>
          <table:table-cell table:formula="of:=[.C25]" office:value-type="float" office:value="0.982093710722467">
            <text:p>0.9820937107</text:p>
          </table:table-cell>
        </table:table-row>
        <table:table-row table:style-name="ro1">
          <table:table-cell table:formula="of:=RAND()" office:value-type="float" office:value="0.0145263671875">
            <text:p>0.0145263672</text:p>
          </table:table-cell>
          <table:table-cell table:formula="of:=RAND()" office:value-type="float" office:value="0.96380615234375">
            <text:p>0.9638061523</text:p>
          </table:table-cell>
          <table:table-cell table:formula="of:=SQRT(1 - [.A26])" office:value-type="float" office:value="0.992710246150658">
            <text:p>0.9927102462</text:p>
          </table:table-cell>
          <table:table-cell table:formula="of:=SQRT(1 - (1 - [.A26]))" office:value-type="float" office:value="0.120525379847981">
            <text:p>0.1205253798</text:p>
          </table:table-cell>
          <table:table-cell table:formula="of:=COS(2 * PI() * [.B26])" office:value-type="float" office:value="0.974252992541422">
            <text:p>0.9742529925</text:p>
          </table:table-cell>
          <table:table-cell table:formula="of:=SIN(2 * PI() * [.B26])" office:value-type="float" office:value="-0.225457549272769">
            <text:p>-0.2254575493</text:p>
          </table:table-cell>
          <table:table-cell table:formula="of:=[.D26]*[.E26]" office:value-type="float" office:value="0.117422211994087">
            <text:p>0.117422212</text:p>
          </table:table-cell>
          <table:table-cell table:formula="of:=[.D26]*[.F26]" office:value-type="float" office:value="-0.0271733567656953">
            <text:p>-0.0271733568</text:p>
          </table:table-cell>
          <table:table-cell table:formula="of:=[.C26]" office:value-type="float" office:value="0.992710246150658">
            <text:p>0.9927102462</text:p>
          </table:table-cell>
        </table:table-row>
        <table:table-row table:style-name="ro1">
          <table:table-cell table:formula="of:=RAND()" office:value-type="float" office:value="0.701873779296875">
            <text:p>0.7018737793</text:p>
          </table:table-cell>
          <table:table-cell table:formula="of:=RAND()" office:value-type="float" office:value="0.186859130859375">
            <text:p>0.1868591309</text:p>
          </table:table-cell>
          <table:table-cell table:formula="of:=SQRT(1 - [.A27])" office:value-type="float" office:value="0.546009359538026">
            <text:p>0.5460093595</text:p>
          </table:table-cell>
          <table:table-cell table:formula="of:=SQRT(1 - (1 - [.A27]))" office:value-type="float" office:value="0.8377790754709">
            <text:p>0.8377790755</text:p>
          </table:table-cell>
          <table:table-cell table:formula="of:=COS(2 * PI() * [.B27])" office:value-type="float" office:value="0.38640050515676">
            <text:p>0.3864005052</text:p>
          </table:table-cell>
          <table:table-cell table:formula="of:=SIN(2 * PI() * [.B27])" office:value-type="float" office:value="0.922331095439485">
            <text:p>0.9223310954</text:p>
          </table:table-cell>
          <table:table-cell table:formula="of:=[.D27]*[.E27]" office:value-type="float" office:value="0.323718257971719">
            <text:p>0.323718258</text:p>
          </table:table-cell>
          <table:table-cell table:formula="of:=[.D27]*[.F27]" office:value-type="float" office:value="0.772709692415354">
            <text:p>0.7727096924</text:p>
          </table:table-cell>
          <table:table-cell table:formula="of:=[.C27]" office:value-type="float" office:value="0.546009359538026">
            <text:p>0.5460093595</text:p>
          </table:table-cell>
        </table:table-row>
        <table:table-row table:style-name="ro1">
          <table:table-cell table:formula="of:=RAND()" office:value-type="float" office:value="0.9000244140625">
            <text:p>0.9000244141</text:p>
          </table:table-cell>
          <table:table-cell table:formula="of:=RAND()" office:value-type="float" office:value="0.544891357421875">
            <text:p>0.5448913574</text:p>
          </table:table-cell>
          <table:table-cell table:formula="of:=SQRT(1 - [.A28])" office:value-type="float" office:value="0.316189161638251">
            <text:p>0.3161891616</text:p>
          </table:table-cell>
          <table:table-cell table:formula="of:=SQRT(1 - (1 - [.A28]))" office:value-type="float" office:value="0.948696165303992">
            <text:p>0.9486961653</text:p>
          </table:table-cell>
          <table:table-cell table:formula="of:=COS(2 * PI() * [.B28])" office:value-type="float" office:value="-0.960483907240667">
            <text:p>-0.9604839072</text:p>
          </table:table-cell>
          <table:table-cell table:formula="of:=SIN(2 * PI() * [.B28])" office:value-type="float" office:value="-0.278335524020385">
            <text:p>-0.278335524</text:p>
          </table:table-cell>
          <table:table-cell table:formula="of:=[.D28]*[.E28]" office:value-type="float" office:value="-0.911207399635416">
            <text:p>-0.9112073996</text:p>
          </table:table-cell>
          <table:table-cell table:formula="of:=[.D28]*[.F28]" office:value-type="float" office:value="-0.264055844306016">
            <text:p>-0.2640558443</text:p>
          </table:table-cell>
          <table:table-cell table:formula="of:=[.C28]" office:value-type="float" office:value="0.316189161638251">
            <text:p>0.3161891616</text:p>
          </table:table-cell>
        </table:table-row>
        <table:table-row table:style-name="ro1">
          <table:table-cell table:formula="of:=RAND()" office:value-type="float" office:value="0.95361328125">
            <text:p>0.9536132813</text:p>
          </table:table-cell>
          <table:table-cell table:formula="of:=RAND()" office:value-type="float" office:value="0.53704833984375">
            <text:p>0.5370483398</text:p>
          </table:table-cell>
          <table:table-cell table:formula="of:=SQRT(1 - [.A29])" office:value-type="float" office:value="0.21537576175141">
            <text:p>0.2153757618</text:p>
          </table:table-cell>
          <table:table-cell table:formula="of:=SQRT(1 - (1 - [.A29]))" office:value-type="float" office:value="0.976531249499984">
            <text:p>0.9765312495</text:p>
          </table:table-cell>
          <table:table-cell table:formula="of:=COS(2 * PI() * [.B29])" office:value-type="float" office:value="-0.973028490333694">
            <text:p>-0.9730284903</text:p>
          </table:table-cell>
          <table:table-cell table:formula="of:=SIN(2 * PI() * [.B29])" office:value-type="float" office:value="-0.230684973500512">
            <text:p>-0.2306849735</text:p>
          </table:table-cell>
          <table:table-cell table:formula="of:=[.D29]*[.E29]" office:value-type="float" office:value="-0.950192727464646">
            <text:p>-0.9501927275</text:p>
          </table:table-cell>
          <table:table-cell table:formula="of:=[.D29]*[.F29]" office:value-type="float" office:value="-0.225271085413326">
            <text:p>-0.2252710854</text:p>
          </table:table-cell>
          <table:table-cell table:formula="of:=[.C29]" office:value-type="float" office:value="0.21537576175141">
            <text:p>0.2153757618</text:p>
          </table:table-cell>
        </table:table-row>
        <table:table-row table:style-name="ro1">
          <table:table-cell table:formula="of:=RAND()" office:value-type="float" office:value="0.309661865234375">
            <text:p>0.3096618652</text:p>
          </table:table-cell>
          <table:table-cell table:formula="of:=RAND()" office:value-type="float" office:value="0.91571044921875">
            <text:p>0.9157104492</text:p>
          </table:table-cell>
          <table:table-cell table:formula="of:=SQRT(1 - [.A30])" office:value-type="float" office:value="0.830865894573622">
            <text:p>0.8308658946</text:p>
          </table:table-cell>
          <table:table-cell table:formula="of:=SQRT(1 - (1 - [.A30]))" office:value-type="float" office:value="0.556472699451083">
            <text:p>0.5564726995</text:p>
          </table:table-cell>
          <table:table-cell table:formula="of:=COS(2 * PI() * [.B30])" office:value-type="float" office:value="0.86300574566487">
            <text:p>0.8630057457</text:p>
          </table:table-cell>
          <table:table-cell table:formula="of:=SIN(2 * PI() * [.B30])" office:value-type="float" office:value="-0.505194104230662">
            <text:p>-0.5051941042</text:p>
          </table:table-cell>
          <table:table-cell table:formula="of:=[.D30]*[.E30]" office:value-type="float" office:value="0.480239136931925">
            <text:p>0.4802391369</text:p>
          </table:table-cell>
          <table:table-cell table:formula="of:=[.D30]*[.F30]" office:value-type="float" office:value="-0.281126726928008">
            <text:p>-0.2811267269</text:p>
          </table:table-cell>
          <table:table-cell table:formula="of:=[.C30]" office:value-type="float" office:value="0.830865894573622">
            <text:p>0.8308658946</text:p>
          </table:table-cell>
        </table:table-row>
        <table:table-row table:style-name="ro1">
          <table:table-cell table:formula="of:=RAND()" office:value-type="float" office:value="0.349029541015625">
            <text:p>0.349029541</text:p>
          </table:table-cell>
          <table:table-cell table:formula="of:=RAND()" office:value-type="float" office:value="0.04058837890625">
            <text:p>0.0405883789</text:p>
          </table:table-cell>
          <table:table-cell table:formula="of:=SQRT(1 - [.A31])" office:value-type="float" office:value="0.806827403466426">
            <text:p>0.8068274035</text:p>
          </table:table-cell>
          <table:table-cell table:formula="of:=SQRT(1 - (1 - [.A31]))" office:value-type="float" office:value="0.590787221439009">
            <text:p>0.5907872214</text:p>
          </table:table-cell>
          <table:table-cell table:formula="of:=COS(2 * PI() * [.B31])" office:value-type="float" office:value="0.96765716432937">
            <text:p>0.9676571643</text:p>
          </table:table-cell>
          <table:table-cell table:formula="of:=SIN(2 * PI() * [.B31])" office:value-type="float" office:value="0.252268928570371">
            <text:p>0.2522689286</text:p>
          </table:table-cell>
          <table:table-cell table:formula="of:=[.D31]*[.E31]" office:value-type="float" office:value="0.571679487419699">
            <text:p>0.5716794874</text:p>
          </table:table-cell>
          <table:table-cell table:formula="of:=[.D31]*[.F31]" office:value-type="float" office:value="0.149037259365485">
            <text:p>0.1490372594</text:p>
          </table:table-cell>
          <table:table-cell table:formula="of:=[.C31]" office:value-type="float" office:value="0.806827403466426">
            <text:p>0.8068274035</text:p>
          </table:table-cell>
        </table:table-row>
        <table:table-row table:style-name="ro1">
          <table:table-cell table:formula="of:=RAND()" office:value-type="float" office:value="0.972015380859375">
            <text:p>0.9720153809</text:p>
          </table:table-cell>
          <table:table-cell table:formula="of:=RAND()" office:value-type="float" office:value="0.7008056640625">
            <text:p>0.7008056641</text:p>
          </table:table-cell>
          <table:table-cell table:formula="of:=SQRT(1 - [.A32])" office:value-type="float" office:value="0.167286039885655">
            <text:p>0.1672860399</text:p>
          </table:table-cell>
          <table:table-cell table:formula="of:=SQRT(1 - (1 - [.A32]))" office:value-type="float" office:value="0.985908403889213">
            <text:p>0.9859084039</text:p>
          </table:table-cell>
          <table:table-cell table:formula="of:=COS(2 * PI() * [.B32])" office:value-type="float" office:value="-0.304198677629829">
            <text:p>-0.3041986776</text:p>
          </table:table-cell>
          <table:table-cell table:formula="of:=SIN(2 * PI() * [.B32])" office:value-type="float" office:value="-0.952608610358033">
            <text:p>-0.9526086104</text:p>
          </table:table-cell>
          <table:table-cell table:formula="of:=[.D32]*[.E32]" office:value-type="float" office:value="-0.299912032727234">
            <text:p>-0.2999120327</text:p>
          </table:table-cell>
          <table:table-cell table:formula="of:=[.D32]*[.F32]" office:value-type="float" office:value="-0.93918483456921">
            <text:p>-0.9391848346</text:p>
          </table:table-cell>
          <table:table-cell table:formula="of:=[.C32]" office:value-type="float" office:value="0.167286039885655">
            <text:p>0.1672860399</text:p>
          </table:table-cell>
        </table:table-row>
        <table:table-row table:style-name="ro1">
          <table:table-cell table:formula="of:=RAND()" office:value-type="float" office:value="0.781646728515625">
            <text:p>0.7816467285</text:p>
          </table:table-cell>
          <table:table-cell table:formula="of:=RAND()" office:value-type="float" office:value="0.205780029296875">
            <text:p>0.2057800293</text:p>
          </table:table-cell>
          <table:table-cell table:formula="of:=SQRT(1 - [.A33])" office:value-type="float" office:value="0.467282860251021">
            <text:p>0.4672828603</text:p>
          </table:table-cell>
          <table:table-cell table:formula="of:=SQRT(1 - (1 - [.A33]))" office:value-type="float" office:value="0.884107871538097">
            <text:p>0.8841078715</text:p>
          </table:table-cell>
          <table:table-cell table:formula="of:=COS(2 * PI() * [.B33])" office:value-type="float" office:value="0.27428130889233">
            <text:p>0.2742813089</text:p>
          </table:table-cell>
          <table:table-cell table:formula="of:=SIN(2 * PI() * [.B33])" office:value-type="float" office:value="0.961649501425707">
            <text:p>0.9616495014</text:p>
          </table:table-cell>
          <table:table-cell table:formula="of:=[.D33]*[.E33]" office:value-type="float" office:value="0.242494264207481">
            <text:p>0.2424942642</text:p>
          </table:table-cell>
          <table:table-cell table:formula="of:=[.D33]*[.F33]" office:value-type="float" office:value="0.850201893871154">
            <text:p>0.8502018939</text:p>
          </table:table-cell>
          <table:table-cell table:formula="of:=[.C33]" office:value-type="float" office:value="0.467282860251021">
            <text:p>0.4672828603</text:p>
          </table:table-cell>
        </table:table-row>
        <table:table-row table:style-name="ro1">
          <table:table-cell table:formula="of:=RAND()" office:value-type="float" office:value="0.961151123046875">
            <text:p>0.961151123</text:p>
          </table:table-cell>
          <table:table-cell table:formula="of:=RAND()" office:value-type="float" office:value="0.46417236328125">
            <text:p>0.4641723633</text:p>
          </table:table-cell>
          <table:table-cell table:formula="of:=SQRT(1 - [.A34])" office:value-type="float" office:value="0.197101184555357">
            <text:p>0.1971011846</text:p>
          </table:table-cell>
          <table:table-cell table:formula="of:=SQRT(1 - (1 - [.A34]))" office:value-type="float" office:value="0.980383151143916">
            <text:p>0.9803831511</text:p>
          </table:table-cell>
          <table:table-cell table:formula="of:=COS(2 * PI() * [.B34])" office:value-type="float" office:value="-0.974769184332562">
            <text:p>-0.9747691843</text:p>
          </table:table-cell>
          <table:table-cell table:formula="of:=SIN(2 * PI() * [.B34])" office:value-type="float" office:value="0.223215226352577">
            <text:p>0.2232152264</text:p>
          </table:table-cell>
          <table:table-cell table:formula="of:=[.D34]*[.E34]" office:value-type="float" office:value="-0.955647284573942">
            <text:p>-0.9556472846</text:p>
          </table:table-cell>
          <table:table-cell table:formula="of:=[.D34]*[.F34]" office:value-type="float" office:value="0.218836446994842">
            <text:p>0.218836447</text:p>
          </table:table-cell>
          <table:table-cell table:formula="of:=[.C34]" office:value-type="float" office:value="0.197101184555357">
            <text:p>0.1971011846</text:p>
          </table:table-cell>
        </table:table-row>
        <table:table-row table:style-name="ro1">
          <table:table-cell table:formula="of:=RAND()" office:value-type="float" office:value="0.20843505859375">
            <text:p>0.2084350586</text:p>
          </table:table-cell>
          <table:table-cell table:formula="of:=RAND()" office:value-type="float" office:value="0.011962890625">
            <text:p>0.0119628906</text:p>
          </table:table-cell>
          <table:table-cell table:formula="of:=SQRT(1 - [.A35])" office:value-type="float" office:value="0.889699354504796">
            <text:p>0.8896993545</text:p>
          </table:table-cell>
          <table:table-cell table:formula="of:=SQRT(1 - (1 - [.A35]))" office:value-type="float" office:value="0.456546885427718">
            <text:p>0.4565468854</text:p>
          </table:table-cell>
          <table:table-cell table:formula="of:=COS(2 * PI() * [.B35])" office:value-type="float" office:value="0.997176436735326">
            <text:p>0.9971764367</text:p>
          </table:table-cell>
          <table:table-cell table:formula="of:=SIN(2 * PI() * [.B35])" office:value-type="float" office:value="0.0750943008479213">
            <text:p>0.0750943008</text:p>
          </table:table-cell>
          <table:table-cell table:formula="of:=[.D35]*[.E35]" office:value-type="float" office:value="0.455257796413423">
            <text:p>0.4552577964</text:p>
          </table:table-cell>
          <table:table-cell table:formula="of:=[.D35]*[.F35]" office:value-type="float" office:value="0.0342840691654905">
            <text:p>0.0342840692</text:p>
          </table:table-cell>
          <table:table-cell table:formula="of:=[.C35]" office:value-type="float" office:value="0.889699354504796">
            <text:p>0.8896993545</text:p>
          </table:table-cell>
        </table:table-row>
        <table:table-row table:style-name="ro1">
          <table:table-cell table:formula="of:=RAND()" office:value-type="float" office:value="0.500091552734375">
            <text:p>0.5000915527</text:p>
          </table:table-cell>
          <table:table-cell table:formula="of:=RAND()" office:value-type="float" office:value="0.149871826171875">
            <text:p>0.1498718262</text:p>
          </table:table-cell>
          <table:table-cell table:formula="of:=SQRT(1 - [.A36])" office:value-type="float" office:value="0.707042040663513">
            <text:p>0.7070420407</text:p>
          </table:table-cell>
          <table:table-cell table:formula="of:=SQRT(1 - (1 - [.A36]))" office:value-type="float" office:value="0.707171515782681">
            <text:p>0.7071715158</text:p>
          </table:table-cell>
          <table:table-cell table:formula="of:=COS(2 * PI() * [.B36])" office:value-type="float" office:value="0.5884365952878">
            <text:p>0.5884365953</text:p>
          </table:table-cell>
          <table:table-cell table:formula="of:=SIN(2 * PI() * [.B36])" office:value-type="float" office:value="0.808543365148773">
            <text:p>0.8085433651</text:p>
          </table:table-cell>
          <table:table-cell table:formula="of:=[.D36]*[.E36]" office:value-type="float" office:value="0.416125599031674">
            <text:p>0.416125599</text:p>
          </table:table-cell>
          <table:table-cell table:formula="of:=[.D36]*[.F36]" office:value-type="float" office:value="0.571778837108288">
            <text:p>0.5717788371</text:p>
          </table:table-cell>
          <table:table-cell table:formula="of:=[.C36]" office:value-type="float" office:value="0.707042040663513">
            <text:p>0.7070420407</text:p>
          </table:table-cell>
        </table:table-row>
        <table:table-row table:style-name="ro1">
          <table:table-cell table:formula="of:=RAND()" office:value-type="float" office:value="0.129852294921875">
            <text:p>0.1298522949</text:p>
          </table:table-cell>
          <table:table-cell table:formula="of:=RAND()" office:value-type="float" office:value="0.124481201171875">
            <text:p>0.1244812012</text:p>
          </table:table-cell>
          <table:table-cell table:formula="of:=SQRT(1 - [.A37])" office:value-type="float" office:value="0.932817080181385">
            <text:p>0.9328170802</text:p>
          </table:table-cell>
          <table:table-cell table:formula="of:=SQRT(1 - (1 - [.A37]))" office:value-type="float" office:value="0.36035023924215">
            <text:p>0.3603502392</text:p>
          </table:table-cell>
          <table:table-cell table:formula="of:=COS(2 * PI() * [.B37])" office:value-type="float" office:value="0.709407982816073">
            <text:p>0.7094079828</text:p>
          </table:table-cell>
          <table:table-cell table:formula="of:=SIN(2 * PI() * [.B37])" office:value-type="float" office:value="0.704798066056392">
            <text:p>0.7047980661</text:p>
          </table:table-cell>
          <table:table-cell table:formula="of:=[.D37]*[.E37]" office:value-type="float" office:value="0.255635336328063">
            <text:p>0.2556353363</text:p>
          </table:table-cell>
          <table:table-cell table:formula="of:=[.D37]*[.F37]" office:value-type="float" office:value="0.253974151720826">
            <text:p>0.2539741517</text:p>
          </table:table-cell>
          <table:table-cell table:formula="of:=[.C37]" office:value-type="float" office:value="0.932817080181385">
            <text:p>0.9328170802</text:p>
          </table:table-cell>
        </table:table-row>
        <table:table-row table:style-name="ro1">
          <table:table-cell table:formula="of:=RAND()" office:value-type="float" office:value="0.531768798828125">
            <text:p>0.5317687988</text:p>
          </table:table-cell>
          <table:table-cell table:formula="of:=RAND()" office:value-type="float" office:value="0.26666259765625">
            <text:p>0.2666625977</text:p>
          </table:table-cell>
          <table:table-cell table:formula="of:=SQRT(1 - [.A38])" office:value-type="float" office:value="0.684274214896247">
            <text:p>0.6842742149</text:p>
          </table:table-cell>
          <table:table-cell table:formula="of:=SQRT(1 - (1 - [.A38]))" office:value-type="float" office:value="0.729224793070096">
            <text:p>0.7292247931</text:p>
          </table:table-cell>
          <table:table-cell table:formula="of:=COS(2 * PI() * [.B38])" office:value-type="float" office:value="-0.10450303694215">
            <text:p>-0.1045030369</text:p>
          </table:table-cell>
          <table:table-cell table:formula="of:=SIN(2 * PI() * [.B38])" office:value-type="float" office:value="0.994524567454152">
            <text:p>0.9945245675</text:p>
          </table:table-cell>
          <table:table-cell table:formula="of:=[.D38]*[.E38]" office:value-type="float" office:value="-0.0762062054893363">
            <text:p>-0.0762062055</text:p>
          </table:table-cell>
          <table:table-cell table:formula="of:=[.D38]*[.F38]" office:value-type="float" office:value="0.725231971904881">
            <text:p>0.7252319719</text:p>
          </table:table-cell>
          <table:table-cell table:formula="of:=[.C38]" office:value-type="float" office:value="0.684274214896247">
            <text:p>0.6842742149</text:p>
          </table:table-cell>
        </table:table-row>
        <table:table-row table:style-name="ro1">
          <table:table-cell table:formula="of:=RAND()" office:value-type="float" office:value="0.978271484375">
            <text:p>0.9782714844</text:p>
          </table:table-cell>
          <table:table-cell table:formula="of:=RAND()" office:value-type="float" office:value="0.8070068359375">
            <text:p>0.8070068359</text:p>
          </table:table-cell>
          <table:table-cell table:formula="of:=SQRT(1 - [.A39])" office:value-type="float" office:value="0.147405955188384">
            <text:p>0.1474059552</text:p>
          </table:table-cell>
          <table:table-cell table:formula="of:=SQRT(1 - (1 - [.A39]))" office:value-type="float" office:value="0.989076076131154">
            <text:p>0.9890760761</text:p>
          </table:table-cell>
          <table:table-cell table:formula="of:=COS(2 * PI() * [.B39])" office:value-type="float" office:value="0.350574546054837">
            <text:p>0.3505745461</text:p>
          </table:table-cell>
          <table:table-cell table:formula="of:=SIN(2 * PI() * [.B39])" office:value-type="float" office:value="-0.936534829922756">
            <text:p>-0.9365348299</text:p>
          </table:table-cell>
          <table:table-cell table:formula="of:=[.D39]*[.E39]" office:value-type="float" office:value="0.346744896403379">
            <text:p>0.3467448964</text:p>
          </table:table-cell>
          <table:table-cell table:formula="of:=[.D39]*[.F39]" office:value-type="float" office:value="-0.926304194740156">
            <text:p>-0.9263041947</text:p>
          </table:table-cell>
          <table:table-cell table:formula="of:=[.C39]" office:value-type="float" office:value="0.147405955188384">
            <text:p>0.1474059552</text:p>
          </table:table-cell>
        </table:table-row>
        <table:table-row table:style-name="ro1">
          <table:table-cell table:formula="of:=RAND()" office:value-type="float" office:value="0.46368408203125">
            <text:p>0.463684082</text:p>
          </table:table-cell>
          <table:table-cell table:formula="of:=RAND()" office:value-type="float" office:value="0.348175048828125">
            <text:p>0.3481750488</text:p>
          </table:table-cell>
          <table:table-cell table:formula="of:=SQRT(1 - [.A40])" office:value-type="float" office:value="0.732335932457742">
            <text:p>0.7323359325</text:p>
          </table:table-cell>
          <table:table-cell table:formula="of:=SQRT(1 - (1 - [.A40]))" office:value-type="float" office:value="0.680943523378591">
            <text:p>0.6809435234</text:p>
          </table:table-cell>
          <table:table-cell table:formula="of:=COS(2 * PI() * [.B40])" office:value-type="float" office:value="-0.578470216233307">
            <text:p>-0.5784702162</text:p>
          </table:table-cell>
          <table:table-cell table:formula="of:=SIN(2 * PI() * [.B40])" office:value-type="float" office:value="0.815703505528198">
            <text:p>0.8157035055</text:p>
          </table:table-cell>
          <table:table-cell table:formula="of:=[.D40]*[.E40]" office:value-type="float" office:value="-0.393905547211483">
            <text:p>-0.3939055472</text:p>
          </table:table-cell>
          <table:table-cell table:formula="of:=[.D40]*[.F40]" office:value-type="float" office:value="0.555448019086639">
            <text:p>0.5554480191</text:p>
          </table:table-cell>
          <table:table-cell table:formula="of:=[.C40]" office:value-type="float" office:value="0.732335932457742">
            <text:p>0.7323359325</text:p>
          </table:table-cell>
        </table:table-row>
        <table:table-row table:style-name="ro1">
          <table:table-cell table:formula="of:=RAND()" office:value-type="float" office:value="0.070556640625">
            <text:p>0.0705566406</text:p>
          </table:table-cell>
          <table:table-cell table:formula="of:=RAND()" office:value-type="float" office:value="0.312042236328125">
            <text:p>0.3120422363</text:p>
          </table:table-cell>
          <table:table-cell table:formula="of:=SQRT(1 - [.A41])" office:value-type="float" office:value="0.964076428181397">
            <text:p>0.9640764282</text:p>
          </table:table-cell>
          <table:table-cell table:formula="of:=SQRT(1 - (1 - [.A41]))" office:value-type="float" office:value="0.265625">
            <text:p>0.265625</text:p>
          </table:table-cell>
          <table:table-cell table:formula="of:=COS(2 * PI() * [.B41])" office:value-type="float" office:value="-0.380024577910417">
            <text:p>-0.3800245779</text:p>
          </table:table-cell>
          <table:table-cell table:formula="of:=SIN(2 * PI() * [.B41])" office:value-type="float" office:value="0.924976388987313">
            <text:p>0.924976389</text:p>
          </table:table-cell>
          <table:table-cell table:formula="of:=[.D41]*[.E41]" office:value-type="float" office:value="-0.100944028507455">
            <text:p>-0.1009440285</text:p>
          </table:table-cell>
          <table:table-cell table:formula="of:=[.D41]*[.F41]" office:value-type="float" office:value="0.245696853324755">
            <text:p>0.2456968533</text:p>
          </table:table-cell>
          <table:table-cell table:formula="of:=[.C41]" office:value-type="float" office:value="0.964076428181397">
            <text:p>0.9640764282</text:p>
          </table:table-cell>
        </table:table-row>
        <table:table-row table:style-name="ro1">
          <table:table-cell table:formula="of:=RAND()" office:value-type="float" office:value="0.99273681640625">
            <text:p>0.9927368164</text:p>
          </table:table-cell>
          <table:table-cell table:formula="of:=RAND()" office:value-type="float" office:value="0.71954345703125">
            <text:p>0.719543457</text:p>
          </table:table-cell>
          <table:table-cell table:formula="of:=SQRT(1 - [.A42])" office:value-type="float" office:value="0.0852243133955915">
            <text:p>0.0852243134</text:p>
          </table:table-cell>
          <table:table-cell table:formula="of:=SQRT(1 - (1 - [.A42]))" office:value-type="float" office:value="0.99636178991682">
            <text:p>0.9963617899</text:p>
          </table:table-cell>
          <table:table-cell table:formula="of:=COS(2 * PI() * [.B42])" office:value-type="float" office:value="-0.190198274055549">
            <text:p>-0.1901982741</text:p>
          </table:table-cell>
          <table:table-cell table:formula="of:=SIN(2 * PI() * [.B42])" office:value-type="float" office:value="-0.981745698511733">
            <text:p>-0.9817456985</text:p>
          </table:table-cell>
          <table:table-cell table:formula="of:=[.D42]*[.E42]" office:value-type="float" office:value="-0.189506292777076">
            <text:p>-0.1895062928</text:p>
          </table:table-cell>
          <table:table-cell table:formula="of:=[.D42]*[.F42]" office:value-type="float" office:value="-0.978173901412289">
            <text:p>-0.9781739014</text:p>
          </table:table-cell>
          <table:table-cell table:formula="of:=[.C42]" office:value-type="float" office:value="0.0852243133955915">
            <text:p>0.0852243134</text:p>
          </table:table-cell>
        </table:table-row>
        <table:table-row table:style-name="ro1">
          <table:table-cell table:formula="of:=RAND()" office:value-type="float" office:value="0.281707763671875">
            <text:p>0.2817077637</text:p>
          </table:table-cell>
          <table:table-cell table:formula="of:=RAND()" office:value-type="float" office:value="0.031768798828125">
            <text:p>0.0317687988</text:p>
          </table:table-cell>
          <table:table-cell table:formula="of:=SQRT(1 - [.A43])" office:value-type="float" office:value="0.847521230606128">
            <text:p>0.8475212306</text:p>
          </table:table-cell>
          <table:table-cell table:formula="of:=SQRT(1 - (1 - [.A43]))" office:value-type="float" office:value="0.530761494149562">
            <text:p>0.5307614941</text:p>
          </table:table-cell>
          <table:table-cell table:formula="of:=COS(2 * PI() * [.B43])" office:value-type="float" office:value="0.980144133054584">
            <text:p>0.9801441331</text:p>
          </table:table-cell>
          <table:table-cell table:formula="of:=SIN(2 * PI() * [.B43])" office:value-type="float" office:value="0.198286354645696">
            <text:p>0.1982863546</text:p>
          </table:table-cell>
          <table:table-cell table:formula="of:=[.D43]*[.E43]" office:value-type="float" office:value="0.520222764541977">
            <text:p>0.5202227645</text:p>
          </table:table-cell>
          <table:table-cell table:formula="of:=[.D43]*[.F43]" office:value-type="float" office:value="0.10524276186122">
            <text:p>0.1052427619</text:p>
          </table:table-cell>
          <table:table-cell table:formula="of:=[.C43]" office:value-type="float" office:value="0.847521230606128">
            <text:p>0.8475212306</text:p>
          </table:table-cell>
        </table:table-row>
        <table:table-row table:style-name="ro1">
          <table:table-cell table:formula="of:=RAND()" office:value-type="float" office:value="0.416473388671875">
            <text:p>0.4164733887</text:p>
          </table:table-cell>
          <table:table-cell table:formula="of:=RAND()" office:value-type="float" office:value="0.10205078125">
            <text:p>0.1020507813</text:p>
          </table:table-cell>
          <table:table-cell table:formula="of:=SQRT(1 - [.A44])" office:value-type="float" office:value="0.763889135495541">
            <text:p>0.7638891355</text:p>
          </table:table-cell>
          <table:table-cell table:formula="of:=SQRT(1 - (1 - [.A44]))" office:value-type="float" office:value="0.645347494511194">
            <text:p>0.6453474945</text:p>
          </table:table-cell>
          <table:table-cell table:formula="of:=COS(2 * PI() * [.B44])" office:value-type="float" office:value="0.80137617172314">
            <text:p>0.8013761717</text:p>
          </table:table-cell>
          <table:table-cell table:formula="of:=SIN(2 * PI() * [.B44])" office:value-type="float" office:value="0.598160706996342">
            <text:p>0.598160707</text:p>
          </table:table-cell>
          <table:table-cell table:formula="of:=[.D44]*[.E44]" office:value-type="float" office:value="0.517166104582501">
            <text:p>0.5171661046</text:p>
          </table:table-cell>
          <table:table-cell table:formula="of:=[.D44]*[.F44]" office:value-type="float" office:value="0.386021513575134">
            <text:p>0.3860215136</text:p>
          </table:table-cell>
          <table:table-cell table:formula="of:=[.C44]" office:value-type="float" office:value="0.763889135495541">
            <text:p>0.7638891355</text:p>
          </table:table-cell>
        </table:table-row>
        <table:table-row table:style-name="ro1">
          <table:table-cell table:formula="of:=RAND()" office:value-type="float" office:value="0.095123291015625">
            <text:p>0.095123291</text:p>
          </table:table-cell>
          <table:table-cell table:formula="of:=RAND()" office:value-type="float" office:value="0.189300537109375">
            <text:p>0.1893005371</text:p>
          </table:table-cell>
          <table:table-cell table:formula="of:=SQRT(1 - [.A45])" office:value-type="float" office:value="0.951250076995726">
            <text:p>0.951250077</text:p>
          </table:table-cell>
          <table:table-cell table:formula="of:=SQRT(1 - (1 - [.A45]))" office:value-type="float" office:value="0.308420639736748">
            <text:p>0.3084206397</text:p>
          </table:table-cell>
          <table:table-cell table:formula="of:=COS(2 * PI() * [.B45])" office:value-type="float" office:value="0.372207217217629">
            <text:p>0.3722072172</text:p>
          </table:table-cell>
          <table:table-cell table:formula="of:=SIN(2 * PI() * [.B45])" office:value-type="float" office:value="0.928149657895271">
            <text:p>0.9281496579</text:p>
          </table:table-cell>
          <table:table-cell table:formula="of:=[.D45]*[.E45]" office:value-type="float" office:value="0.114796388048896">
            <text:p>0.114796388</text:p>
          </table:table-cell>
          <table:table-cell table:formula="of:=[.D45]*[.F45]" office:value-type="float" office:value="0.286260511259503">
            <text:p>0.2862605113</text:p>
          </table:table-cell>
          <table:table-cell table:formula="of:=[.C45]" office:value-type="float" office:value="0.951250076995726">
            <text:p>0.951250077</text:p>
          </table:table-cell>
        </table:table-row>
        <table:table-row table:style-name="ro1">
          <table:table-cell table:formula="of:=RAND()" office:value-type="float" office:value="0.336761474609375">
            <text:p>0.3367614746</text:p>
          </table:table-cell>
          <table:table-cell table:formula="of:=RAND()" office:value-type="float" office:value="0.086944580078125">
            <text:p>0.0869445801</text:p>
          </table:table-cell>
          <table:table-cell table:formula="of:=SQRT(1 - [.A46])" office:value-type="float" office:value="0.814394575983058">
            <text:p>0.814394576</text:p>
          </table:table-cell>
          <table:table-cell table:formula="of:=SQRT(1 - (1 - [.A46]))" office:value-type="float" office:value="0.580311532376684">
            <text:p>0.5803115324</text:p>
          </table:table-cell>
          <table:table-cell table:formula="of:=COS(2 * PI() * [.B46])" office:value-type="float" office:value="0.85445838739231">
            <text:p>0.8544583874</text:p>
          </table:table-cell>
          <table:table-cell table:formula="of:=SIN(2 * PI() * [.B46])" office:value-type="float" office:value="0.519519840059004">
            <text:p>0.5195198401</text:p>
          </table:table-cell>
          <table:table-cell table:formula="of:=[.D46]*[.E46]" office:value-type="float" office:value="0.495852056139742">
            <text:p>0.4958520561</text:p>
          </table:table-cell>
          <table:table-cell table:formula="of:=[.D46]*[.F46]" office:value-type="float" office:value="0.30148335448473">
            <text:p>0.3014833545</text:p>
          </table:table-cell>
          <table:table-cell table:formula="of:=[.C46]" office:value-type="float" office:value="0.814394575983058">
            <text:p>0.814394576</text:p>
          </table:table-cell>
        </table:table-row>
        <table:table-row table:style-name="ro1">
          <table:table-cell table:formula="of:=RAND()" office:value-type="float" office:value="0.186370849609375">
            <text:p>0.1863708496</text:p>
          </table:table-cell>
          <table:table-cell table:formula="of:=RAND()" office:value-type="float" office:value="0.35260009765625">
            <text:p>0.3526000977</text:p>
          </table:table-cell>
          <table:table-cell table:formula="of:=SQRT(1 - [.A47])" office:value-type="float" office:value="0.902013941350479">
            <text:p>0.9020139414</text:p>
          </table:table-cell>
          <table:table-cell table:formula="of:=SQRT(1 - (1 - [.A47]))" office:value-type="float" office:value="0.43170690243425">
            <text:p>0.4317069024</text:p>
          </table:table-cell>
          <table:table-cell table:formula="of:=COS(2 * PI() * [.B47])" office:value-type="float" office:value="-0.600923053912954">
            <text:p>-0.6009230539</text:p>
          </table:table-cell>
          <table:table-cell table:formula="of:=SIN(2 * PI() * [.B47])" office:value-type="float" office:value="0.799306876785086">
            <text:p>0.7993068768</text:p>
          </table:table-cell>
          <table:table-cell table:formula="of:=[.D47]*[.E47]" office:value-type="float" office:value="-0.259422630206091">
            <text:p>-0.2594226302</text:p>
          </table:table-cell>
          <table:table-cell table:formula="of:=[.D47]*[.F47]" office:value-type="float" office:value="0.345066295871284">
            <text:p>0.3450662959</text:p>
          </table:table-cell>
          <table:table-cell table:formula="of:=[.C47]" office:value-type="float" office:value="0.902013941350479">
            <text:p>0.9020139414</text:p>
          </table:table-cell>
        </table:table-row>
        <table:table-row table:style-name="ro1">
          <table:table-cell table:formula="of:=RAND()" office:value-type="float" office:value="0.162322998046875">
            <text:p>0.162322998</text:p>
          </table:table-cell>
          <table:table-cell table:formula="of:=RAND()" office:value-type="float" office:value="0.009429931640625">
            <text:p>0.0094299316</text:p>
          </table:table-cell>
          <table:table-cell table:formula="of:=SQRT(1 - [.A48])" office:value-type="float" office:value="0.915246962274732">
            <text:p>0.9152469623</text:p>
          </table:table-cell>
          <table:table-cell table:formula="of:=SQRT(1 - (1 - [.A48]))" office:value-type="float" office:value="0.402893283695416">
            <text:p>0.4028932837</text:p>
          </table:table-cell>
          <table:table-cell table:formula="of:=COS(2 * PI() * [.B48])" office:value-type="float" office:value="0.998245231722258">
            <text:p>0.9982452317</text:p>
          </table:table-cell>
          <table:table-cell table:formula="of:=SIN(2 * PI() * [.B48])" office:value-type="float" office:value="0.0592153471979671">
            <text:p>0.0592153472</text:p>
          </table:table-cell>
          <table:table-cell table:formula="of:=[.D48]*[.E48]" office:value-type="float" office:value="0.402186299341872">
            <text:p>0.4021862993</text:p>
          </table:table-cell>
          <table:table-cell table:formula="of:=[.D48]*[.F48]" office:value-type="float" office:value="0.0238574656777531">
            <text:p>0.0238574657</text:p>
          </table:table-cell>
          <table:table-cell table:formula="of:=[.C48]" office:value-type="float" office:value="0.915246962274732">
            <text:p>0.9152469623</text:p>
          </table:table-cell>
        </table:table-row>
        <table:table-row table:style-name="ro1">
          <table:table-cell table:formula="of:=RAND()" office:value-type="float" office:value="0.196075439453125">
            <text:p>0.1960754395</text:p>
          </table:table-cell>
          <table:table-cell table:formula="of:=RAND()" office:value-type="float" office:value="0.551727294921875">
            <text:p>0.5517272949</text:p>
          </table:table-cell>
          <table:table-cell table:formula="of:=SQRT(1 - [.A49])" office:value-type="float" office:value="0.896618402971339">
            <text:p>0.896618403</text:p>
          </table:table-cell>
          <table:table-cell table:formula="of:=SQRT(1 - (1 - [.A49]))" office:value-type="float" office:value="0.442804064404478">
            <text:p>0.4428040644</text:p>
          </table:table-cell>
          <table:table-cell table:formula="of:=COS(2 * PI() * [.B49])" office:value-type="float" office:value="-0.947646837344479">
            <text:p>-0.9476468373</text:p>
          </table:table-cell>
          <table:table-cell table:formula="of:=SIN(2 * PI() * [.B49])" office:value-type="float" office:value="-0.319320327682103">
            <text:p>-0.3193203277</text:p>
          </table:table-cell>
          <table:table-cell table:formula="of:=[.D49]*[.E49]" office:value-type="float" office:value="-0.419621871196185">
            <text:p>-0.4196218712</text:p>
          </table:table-cell>
          <table:table-cell table:formula="of:=[.D49]*[.F49]" office:value-type="float" office:value="-0.141396338944605">
            <text:p>-0.1413963389</text:p>
          </table:table-cell>
          <table:table-cell table:formula="of:=[.C49]" office:value-type="float" office:value="0.896618402971339">
            <text:p>0.896618403</text:p>
          </table:table-cell>
        </table:table-row>
        <table:table-row table:style-name="ro1">
          <table:table-cell table:formula="of:=RAND()" office:value-type="float" office:value="0.316497802734375">
            <text:p>0.3164978027</text:p>
          </table:table-cell>
          <table:table-cell table:formula="of:=RAND()" office:value-type="float" office:value="0.254638671875">
            <text:p>0.2546386719</text:p>
          </table:table-cell>
          <table:table-cell table:formula="of:=SQRT(1 - [.A50])" office:value-type="float" office:value="0.826741916964191">
            <text:p>0.826741917</text:p>
          </table:table-cell>
          <table:table-cell table:formula="of:=SQRT(1 - (1 - [.A50]))" office:value-type="float" office:value="0.562581374322306">
            <text:p>0.5625813743</text:p>
          </table:table-cell>
          <table:table-cell table:formula="of:=COS(2 * PI() * [.B50])" office:value-type="float" office:value="-0.0291415087641936">
            <text:p>-0.0291415088</text:p>
          </table:table-cell>
          <table:table-cell table:formula="of:=SIN(2 * PI() * [.B50])" office:value-type="float" office:value="0.999575296046749">
            <text:p>0.999575296</text:p>
          </table:table-cell>
          <table:table-cell table:formula="of:=[.D50]*[.E50]" office:value-type="float" office:value="-0.0163944700503856">
            <text:p>-0.0163944701</text:p>
          </table:table-cell>
          <table:table-cell table:formula="of:=[.D50]*[.F50]" office:value-type="float" office:value="0.562342443788606">
            <text:p>0.5623424438</text:p>
          </table:table-cell>
          <table:table-cell table:formula="of:=[.C50]" office:value-type="float" office:value="0.826741916964191">
            <text:p>0.826741917</text:p>
          </table:table-cell>
        </table:table-row>
        <table:table-row table:style-name="ro1">
          <table:table-cell table:formula="of:=RAND()" office:value-type="float" office:value="0.848846435546875">
            <text:p>0.8488464355</text:p>
          </table:table-cell>
          <table:table-cell table:formula="of:=RAND()" office:value-type="float" office:value="0.281036376953125">
            <text:p>0.281036377</text:p>
          </table:table-cell>
          <table:table-cell table:formula="of:=SQRT(1 - [.A51])" office:value-type="float" office:value="0.388784727649023">
            <text:p>0.3887847276</text:p>
          </table:table-cell>
          <table:table-cell table:formula="of:=SQRT(1 - (1 - [.A51]))" office:value-type="float" office:value="0.921328625164156">
            <text:p>0.9213286252</text:p>
          </table:table-cell>
          <table:table-cell table:formula="of:=COS(2 * PI() * [.B51])" office:value-type="float" office:value="-0.193773704120024">
            <text:p>-0.1937737041</text:p>
          </table:table-cell>
          <table:table-cell table:formula="of:=SIN(2 * PI() * [.B51])" office:value-type="float" office:value="0.981046253543433">
            <text:p>0.9810462535</text:p>
          </table:table-cell>
          <table:table-cell table:formula="of:=[.D51]*[.E51]" office:value-type="float" office:value="-0.178529260409868">
            <text:p>-0.1785292604</text:p>
          </table:table-cell>
          <table:table-cell table:formula="of:=[.D51]*[.F51]" office:value-type="float" office:value="0.903865995999617">
            <text:p>0.903865996</text:p>
          </table:table-cell>
          <table:table-cell table:formula="of:=[.C51]" office:value-type="float" office:value="0.388784727649023">
            <text:p>0.3887847276</text:p>
          </table:table-cell>
        </table:table-row>
        <table:table-row table:style-name="ro1">
          <table:table-cell table:formula="of:=RAND()" office:value-type="float" office:value="0.5560302734375">
            <text:p>0.5560302734</text:p>
          </table:table-cell>
          <table:table-cell table:formula="of:=RAND()" office:value-type="float" office:value="0.5262451171875">
            <text:p>0.5262451172</text:p>
          </table:table-cell>
          <table:table-cell table:formula="of:=SQRT(1 - [.A52])" office:value-type="float" office:value="0.666310533131887">
            <text:p>0.6663105331</text:p>
          </table:table-cell>
          <table:table-cell table:formula="of:=SQRT(1 - (1 - [.A52]))" office:value-type="float" office:value="0.745674374936876">
            <text:p>0.7456743749</text:p>
          </table:table-cell>
          <table:table-cell table:formula="of:=COS(2 * PI() * [.B52])" office:value-type="float" office:value="-0.986434293901627">
            <text:p>-0.9864342939</text:p>
          </table:table-cell>
          <table:table-cell table:formula="of:=SIN(2 * PI() * [.B52])" office:value-type="float" office:value="-0.164156583221016">
            <text:p>-0.1641565832</text:p>
          </table:table-cell>
          <table:table-cell table:formula="of:=[.D52]*[.E52]" office:value-type="float" office:value="-0.735558775521394">
            <text:p>-0.7355587755</text:p>
          </table:table-cell>
          <table:table-cell table:formula="of:=[.D52]*[.F52]" office:value-type="float" office:value="-0.122407357585104">
            <text:p>-0.1224073576</text:p>
          </table:table-cell>
          <table:table-cell table:formula="of:=[.C52]" office:value-type="float" office:value="0.666310533131887">
            <text:p>0.6663105331</text:p>
          </table:table-cell>
        </table:table-row>
        <table:table-row table:style-name="ro1">
          <table:table-cell table:formula="of:=RAND()" office:value-type="float" office:value="0.073974609375">
            <text:p>0.0739746094</text:p>
          </table:table-cell>
          <table:table-cell table:formula="of:=RAND()" office:value-type="float" office:value="0.167083740234375">
            <text:p>0.1670837402</text:p>
          </table:table-cell>
          <table:table-cell table:formula="of:=SQRT(1 - [.A53])" office:value-type="float" office:value="0.962302130635176">
            <text:p>0.9623021306</text:p>
          </table:table-cell>
          <table:table-cell table:formula="of:=SQRT(1 - (1 - [.A53]))" office:value-type="float" office:value="0.271982737273894">
            <text:p>0.2719827373</text:p>
          </table:table-cell>
          <table:table-cell table:formula="of:=COS(2 * PI() * [.B53])" office:value-type="float" office:value="0.497728822461398">
            <text:p>0.4977288225</text:p>
          </table:table-cell>
          <table:table-cell table:formula="of:=SIN(2 * PI() * [.B53])" office:value-type="float" office:value="0.86733270392116">
            <text:p>0.8673327039</text:p>
          </table:table-cell>
          <table:table-cell table:formula="of:=[.D53]*[.E53]" office:value-type="float" office:value="0.135373647553163">
            <text:p>0.1353736476</text:p>
          </table:table-cell>
          <table:table-cell table:formula="of:=[.D53]*[.F53]" office:value-type="float" office:value="0.235899522939645">
            <text:p>0.2358995229</text:p>
          </table:table-cell>
          <table:table-cell table:formula="of:=[.C53]" office:value-type="float" office:value="0.962302130635176">
            <text:p>0.9623021306</text:p>
          </table:table-cell>
        </table:table-row>
        <table:table-row table:style-name="ro1">
          <table:table-cell table:formula="of:=RAND()" office:value-type="float" office:value="0.307769775390625">
            <text:p>0.3077697754</text:p>
          </table:table-cell>
          <table:table-cell table:formula="of:=RAND()" office:value-type="float" office:value="0.109161376953125">
            <text:p>0.109161377</text:p>
          </table:table-cell>
          <table:table-cell table:formula="of:=SQRT(1 - [.A54])" office:value-type="float" office:value="0.832003740742417">
            <text:p>0.8320037407</text:p>
          </table:table-cell>
          <table:table-cell table:formula="of:=SQRT(1 - (1 - [.A54]))" office:value-type="float" office:value="0.554770020270224">
            <text:p>0.5547700203</text:p>
          </table:table-cell>
          <table:table-cell table:formula="of:=COS(2 * PI() * [.B54])" office:value-type="float" office:value="0.773861260504376">
            <text:p>0.7738612605</text:p>
          </table:table-cell>
          <table:table-cell table:formula="of:=SIN(2 * PI() * [.B54])" office:value-type="float" office:value="0.63335515273074">
            <text:p>0.6333551527</text:p>
          </table:table-cell>
          <table:table-cell table:formula="of:=[.D54]*[.E54]" office:value-type="float" office:value="0.429315027176354">
            <text:p>0.4293150272</text:p>
          </table:table-cell>
          <table:table-cell table:formula="of:=[.D54]*[.F54]" office:value-type="float" office:value="0.351366450918684">
            <text:p>0.3513664509</text:p>
          </table:table-cell>
          <table:table-cell table:formula="of:=[.C54]" office:value-type="float" office:value="0.832003740742417">
            <text:p>0.8320037407</text:p>
          </table:table-cell>
        </table:table-row>
        <table:table-row table:style-name="ro1">
          <table:table-cell table:formula="of:=RAND()" office:value-type="float" office:value="0.2843017578125">
            <text:p>0.2843017578</text:p>
          </table:table-cell>
          <table:table-cell table:formula="of:=RAND()" office:value-type="float" office:value="0.58416748046875">
            <text:p>0.5841674805</text:p>
          </table:table-cell>
          <table:table-cell table:formula="of:=SQRT(1 - [.A55])" office:value-type="float" office:value="0.845989504773848">
            <text:p>0.8459895048</text:p>
          </table:table-cell>
          <table:table-cell table:formula="of:=SQRT(1 - (1 - [.A55]))" office:value-type="float" office:value="0.533199547835986">
            <text:p>0.5331995478</text:p>
          </table:table-cell>
          <table:table-cell table:formula="of:=COS(2 * PI() * [.B55])" office:value-type="float" office:value="-0.863392970809879">
            <text:p>-0.8633929708</text:p>
          </table:table-cell>
          <table:table-cell table:formula="of:=SIN(2 * PI() * [.B55])" office:value-type="float" office:value="-0.50453203858238">
            <text:p>-0.5045320386</text:p>
          </table:table-cell>
          <table:table-cell table:formula="of:=[.D55]*[.E55]" office:value-type="float" office:value="-0.460360741640596">
            <text:p>-0.4603607416</text:p>
          </table:table-cell>
          <table:table-cell table:formula="of:=[.D55]*[.F55]" office:value-type="float" office:value="-0.269016254840893">
            <text:p>-0.2690162548</text:p>
          </table:table-cell>
          <table:table-cell table:formula="of:=[.C55]" office:value-type="float" office:value="0.845989504773848">
            <text:p>0.8459895048</text:p>
          </table:table-cell>
        </table:table-row>
        <table:table-row table:style-name="ro1">
          <table:table-cell table:formula="of:=RAND()" office:value-type="float" office:value="0.428985595703125">
            <text:p>0.4289855957</text:p>
          </table:table-cell>
          <table:table-cell table:formula="of:=RAND()" office:value-type="float" office:value="0.657928466796875">
            <text:p>0.6579284668</text:p>
          </table:table-cell>
          <table:table-cell table:formula="of:=SQRT(1 - [.A56])" office:value-type="float" office:value="0.755654950554071">
            <text:p>0.7556549506</text:p>
          </table:table-cell>
          <table:table-cell table:formula="of:=SQRT(1 - (1 - [.A56]))" office:value-type="float" office:value="0.654969919693359">
            <text:p>0.6549699197</text:p>
          </table:table-cell>
          <table:table-cell table:formula="of:=COS(2 * PI() * [.B56])" office:value-type="float" office:value="-0.546770723846117">
            <text:p>-0.5467707238</text:p>
          </table:table-cell>
          <table:table-cell table:formula="of:=SIN(2 * PI() * [.B56])" office:value-type="float" office:value="-0.837282375035324">
            <text:p>-0.837282375</text:p>
          </table:table-cell>
          <table:table-cell table:formula="of:=[.D56]*[.E56]" office:value-type="float" office:value="-0.358118377088171">
            <text:p>-0.3581183771</text:p>
          </table:table-cell>
          <table:table-cell table:formula="of:=[.D56]*[.F56]" office:value-type="float" office:value="-0.548394769937551">
            <text:p>-0.5483947699</text:p>
          </table:table-cell>
          <table:table-cell table:formula="of:=[.C56]" office:value-type="float" office:value="0.755654950554071">
            <text:p>0.7556549506</text:p>
          </table:table-cell>
        </table:table-row>
        <table:table-row table:style-name="ro1">
          <table:table-cell table:formula="of:=RAND()" office:value-type="float" office:value="0.469635009765625">
            <text:p>0.4696350098</text:p>
          </table:table-cell>
          <table:table-cell table:formula="of:=RAND()" office:value-type="float" office:value="0.998077392578125">
            <text:p>0.9980773926</text:p>
          </table:table-cell>
          <table:table-cell table:formula="of:=SQRT(1 - [.A57])" office:value-type="float" office:value="0.728261622107313">
            <text:p>0.7282616221</text:p>
          </table:table-cell>
          <table:table-cell table:formula="of:=SQRT(1 - (1 - [.A57]))" office:value-type="float" office:value="0.685299211852476">
            <text:p>0.6852992119</text:p>
          </table:table-cell>
          <table:table-cell table:formula="of:=COS(2 * PI() * [.B57])" office:value-type="float" office:value="0.99992703649494">
            <text:p>0.9999270365</text:p>
          </table:table-cell>
          <table:table-cell table:formula="of:=SIN(2 * PI() * [.B57])" office:value-type="float" office:value="-0.012079804901056">
            <text:p>-0.0120798049</text:p>
          </table:table-cell>
          <table:table-cell table:formula="of:=[.D57]*[.E57]" office:value-type="float" office:value="0.685249210019964">
            <text:p>0.68524921</text:p>
          </table:table-cell>
          <table:table-cell table:formula="of:=[.D57]*[.F57]" office:value-type="float" office:value="-0.00827828077802537">
            <text:p>-0.0082782808</text:p>
          </table:table-cell>
          <table:table-cell table:formula="of:=[.C57]" office:value-type="float" office:value="0.728261622107313">
            <text:p>0.7282616221</text:p>
          </table:table-cell>
        </table:table-row>
        <table:table-row table:style-name="ro1">
          <table:table-cell table:formula="of:=RAND()" office:value-type="float" office:value="0.2978515625">
            <text:p>0.2978515625</text:p>
          </table:table-cell>
          <table:table-cell table:formula="of:=RAND()" office:value-type="float" office:value="0.54144287109375">
            <text:p>0.5414428711</text:p>
          </table:table-cell>
          <table:table-cell table:formula="of:=SQRT(1 - [.A58])" office:value-type="float" office:value="0.837942979861995">
            <text:p>0.8379429799</text:p>
          </table:table-cell>
          <table:table-cell table:formula="of:=SQRT(1 - (1 - [.A58]))" office:value-type="float" office:value="0.545757787392906">
            <text:p>0.5457577874</text:p>
          </table:table-cell>
          <table:table-cell table:formula="of:=COS(2 * PI() * [.B58])" office:value-type="float" office:value="-0.96628880938421">
            <text:p>-0.9662888094</text:p>
          </table:table-cell>
          <table:table-cell table:formula="of:=SIN(2 * PI() * [.B58])" office:value-type="float" office:value="-0.257460553986133">
            <text:p>-0.257460554</text:p>
          </table:table-cell>
          <table:table-cell table:formula="of:=[.D58]*[.E58]" office:value-type="float" office:value="-0.527359642592051">
            <text:p>-0.5273596426</text:p>
          </table:table-cell>
          <table:table-cell table:formula="of:=[.D58]*[.F58]" office:value-type="float" office:value="-0.140511102284424">
            <text:p>-0.1405111023</text:p>
          </table:table-cell>
          <table:table-cell table:formula="of:=[.C58]" office:value-type="float" office:value="0.837942979861995">
            <text:p>0.8379429799</text:p>
          </table:table-cell>
        </table:table-row>
        <table:table-row table:style-name="ro1">
          <table:table-cell table:formula="of:=RAND()" office:value-type="float" office:value="0.2608642578125">
            <text:p>0.2608642578</text:p>
          </table:table-cell>
          <table:table-cell table:formula="of:=RAND()" office:value-type="float" office:value="0.319793701171875">
            <text:p>0.3197937012</text:p>
          </table:table-cell>
          <table:table-cell table:formula="of:=SQRT(1 - [.A59])" office:value-type="float" office:value="0.85973004029608">
            <text:p>0.8597300403</text:p>
          </table:table-cell>
          <table:table-cell table:formula="of:=SQRT(1 - (1 - [.A59]))" office:value-type="float" office:value="0.510748722771286">
            <text:p>0.5107487228</text:p>
          </table:table-cell>
          <table:table-cell table:formula="of:=COS(2 * PI() * [.B59])" office:value-type="float" office:value="-0.424606084921689">
            <text:p>-0.4246060849</text:p>
          </table:table-cell>
          <table:table-cell table:formula="of:=SIN(2 * PI() * [.B59])" office:value-type="float" office:value="0.90537819315879">
            <text:p>0.9053781932</text:p>
          </table:table-cell>
          <table:table-cell table:formula="of:=[.D59]*[.E59]" office:value-type="float" office:value="-0.216867015554669">
            <text:p>-0.2168670156</text:p>
          </table:table-cell>
          <table:table-cell table:formula="of:=[.D59]*[.F59]" office:value-type="float" office:value="0.462420755780827">
            <text:p>0.4624207558</text:p>
          </table:table-cell>
          <table:table-cell table:formula="of:=[.C59]" office:value-type="float" office:value="0.85973004029608">
            <text:p>0.8597300403</text:p>
          </table:table-cell>
        </table:table-row>
        <table:table-row table:style-name="ro1">
          <table:table-cell table:formula="of:=RAND()" office:value-type="float" office:value="0.64013671875">
            <text:p>0.6401367188</text:p>
          </table:table-cell>
          <table:table-cell table:formula="of:=RAND()" office:value-type="float" office:value="0.275726318359375">
            <text:p>0.2757263184</text:p>
          </table:table-cell>
          <table:table-cell table:formula="of:=SQRT(1 - [.A60])" office:value-type="float" office:value="0.59988605688914">
            <text:p>0.5998860569</text:p>
          </table:table-cell>
          <table:table-cell table:formula="of:=SQRT(1 - (1 - [.A60]))" office:value-type="float" office:value="0.800085444655757">
            <text:p>0.8000854447</text:p>
          </table:table-cell>
          <table:table-cell table:formula="of:=COS(2 * PI() * [.B60])" office:value-type="float" office:value="-0.160940227859001">
            <text:p>-0.1609402279</text:p>
          </table:table-cell>
          <table:table-cell table:formula="of:=SIN(2 * PI() * [.B60])" office:value-type="float" office:value="0.986964154899606">
            <text:p>0.9869641549</text:p>
          </table:table-cell>
          <table:table-cell table:formula="of:=[.D60]*[.E60]" office:value-type="float" office:value="-0.128765933769568">
            <text:p>-0.1287659338</text:p>
          </table:table-cell>
          <table:table-cell table:formula="of:=[.D60]*[.F60]" office:value-type="float" office:value="0.789655654732144">
            <text:p>0.7896556547</text:p>
          </table:table-cell>
          <table:table-cell table:formula="of:=[.C60]" office:value-type="float" office:value="0.59988605688914">
            <text:p>0.5998860569</text:p>
          </table:table-cell>
        </table:table-row>
        <table:table-row table:style-name="ro1">
          <table:table-cell table:formula="of:=RAND()" office:value-type="float" office:value="0.621002197265625">
            <text:p>0.6210021973</text:p>
          </table:table-cell>
          <table:table-cell table:formula="of:=RAND()" office:value-type="float" office:value="0.050048828125">
            <text:p>0.0500488281</text:p>
          </table:table-cell>
          <table:table-cell table:formula="of:=SQRT(1 - [.A61])" office:value-type="float" office:value="0.615627974294845">
            <text:p>0.6156279743</text:p>
          </table:table-cell>
          <table:table-cell table:formula="of:=SQRT(1 - (1 - [.A61]))" office:value-type="float" office:value="0.788036926333801">
            <text:p>0.7880369263</text:p>
          </table:table-cell>
          <table:table-cell table:formula="of:=COS(2 * PI() * [.B61])" office:value-type="float" office:value="0.950961666311575">
            <text:p>0.9509616663</text:p>
          </table:table-cell>
          <table:table-cell table:formula="of:=SIN(2 * PI() * [.B61])" office:value-type="float" office:value="0.309308760312269">
            <text:p>0.3093087603</text:p>
          </table:table-cell>
          <table:table-cell table:formula="of:=[.D61]*[.E61]" office:value-type="float" office:value="0.749392908581444">
            <text:p>0.7493929086</text:p>
          </table:table-cell>
          <table:table-cell table:formula="of:=[.D61]*[.F61]" office:value-type="float" office:value="0.243746724764599">
            <text:p>0.2437467248</text:p>
          </table:table-cell>
          <table:table-cell table:formula="of:=[.C61]" office:value-type="float" office:value="0.615627974294845">
            <text:p>0.6156279743</text:p>
          </table:table-cell>
        </table:table-row>
        <table:table-row table:style-name="ro1">
          <table:table-cell table:formula="of:=RAND()" office:value-type="float" office:value="0.998687744140625">
            <text:p>0.9986877441</text:p>
          </table:table-cell>
          <table:table-cell table:formula="of:=RAND()" office:value-type="float" office:value="0.075836181640625">
            <text:p>0.0758361816</text:p>
          </table:table-cell>
          <table:table-cell table:formula="of:=SQRT(1 - [.A62])" office:value-type="float" office:value="0.0362250722480301">
            <text:p>0.0362250722</text:p>
          </table:table-cell>
          <table:table-cell table:formula="of:=SQRT(1 - (1 - [.A62]))" office:value-type="float" office:value="0.999343656677034">
            <text:p>0.9993436567</text:p>
          </table:table-cell>
          <table:table-cell table:formula="of:=COS(2 * PI() * [.B62])" office:value-type="float" office:value="0.888609024317254">
            <text:p>0.8886090243</text:p>
          </table:table-cell>
          <table:table-cell table:formula="of:=SIN(2 * PI() * [.B62])" office:value-type="float" office:value="0.458665457498097">
            <text:p>0.4586654575</text:p>
          </table:table-cell>
          <table:table-cell table:formula="of:=[.D62]*[.E62]" office:value-type="float" office:value="0.888025791717416">
            <text:p>0.8880257917</text:p>
          </table:table-cell>
          <table:table-cell table:formula="of:=[.D62]*[.F62]" office:value-type="float" office:value="0.458364415487592">
            <text:p>0.4583644155</text:p>
          </table:table-cell>
          <table:table-cell table:formula="of:=[.C62]" office:value-type="float" office:value="0.0362250722480301">
            <text:p>0.0362250722</text:p>
          </table:table-cell>
        </table:table-row>
        <table:table-row table:style-name="ro1">
          <table:table-cell table:formula="of:=RAND()" office:value-type="float" office:value="0.3193359375">
            <text:p>0.3193359375</text:p>
          </table:table-cell>
          <table:table-cell table:formula="of:=RAND()" office:value-type="float" office:value="0.49639892578125">
            <text:p>0.4963989258</text:p>
          </table:table-cell>
          <table:table-cell table:formula="of:=SQRT(1 - [.A63])" office:value-type="float" office:value="0.825023673902755">
            <text:p>0.8250236739</text:p>
          </table:table-cell>
          <table:table-cell table:formula="of:=SQRT(1 - (1 - [.A63]))" office:value-type="float" office:value="0.565098166250785">
            <text:p>0.5650981663</text:p>
          </table:table-cell>
          <table:table-cell table:formula="of:=COS(2 * PI() * [.B63])" office:value-type="float" office:value="-0.999744038080865">
            <text:p>-0.9997440381</text:p>
          </table:table-cell>
          <table:table-cell table:formula="of:=SIN(2 * PI() * [.B63])" office:value-type="float" office:value="0.0226242861050929">
            <text:p>0.0226242861</text:p>
          </table:table-cell>
          <table:table-cell table:formula="of:=[.D63]*[.E63]" office:value-type="float" office:value="-0.564953522639652">
            <text:p>-0.5649535226</text:p>
          </table:table-cell>
          <table:table-cell table:formula="of:=[.D63]*[.F63]" office:value-type="float" office:value="0.0127849425907211">
            <text:p>0.0127849426</text:p>
          </table:table-cell>
          <table:table-cell table:formula="of:=[.C63]" office:value-type="float" office:value="0.825023673902755">
            <text:p>0.8250236739</text:p>
          </table:table-cell>
        </table:table-row>
        <table:table-row table:style-name="ro1">
          <table:table-cell table:formula="of:=RAND()" office:value-type="float" office:value="0.2515869140625">
            <text:p>0.2515869141</text:p>
          </table:table-cell>
          <table:table-cell table:formula="of:=RAND()" office:value-type="float" office:value="0.058135986328125">
            <text:p>0.0581359863</text:p>
          </table:table-cell>
          <table:table-cell table:formula="of:=SQRT(1 - [.A64])" office:value-type="float" office:value="0.865108713363529">
            <text:p>0.8651087134</text:p>
          </table:table-cell>
          <table:table-cell table:formula="of:=SQRT(1 - (1 - [.A64]))" office:value-type="float" office:value="0.501584403727329">
            <text:p>0.5015844037</text:p>
          </table:table-cell>
          <table:table-cell table:formula="of:=COS(2 * PI() * [.B64])" office:value-type="float" office:value="0.93402407340332">
            <text:p>0.9340240734</text:p>
          </table:table-cell>
          <table:table-cell table:formula="of:=SIN(2 * PI() * [.B64])" office:value-type="float" office:value="0.357210064672132">
            <text:p>0.3572100647</text:p>
          </table:table-cell>
          <table:table-cell table:formula="of:=[.D64]*[.E64]" office:value-type="float" office:value="0.468491907924975">
            <text:p>0.4684919079</text:p>
          </table:table-cell>
          <table:table-cell table:formula="of:=[.D64]*[.F64]" office:value-type="float" office:value="0.179170997293972">
            <text:p>0.1791709973</text:p>
          </table:table-cell>
          <table:table-cell table:formula="of:=[.C64]" office:value-type="float" office:value="0.865108713363529">
            <text:p>0.8651087134</text:p>
          </table:table-cell>
        </table:table-row>
        <table:table-row table:style-name="ro1">
          <table:table-cell table:formula="of:=RAND()" office:value-type="float" office:value="0.845245361328125">
            <text:p>0.8452453613</text:p>
          </table:table-cell>
          <table:table-cell table:formula="of:=RAND()" office:value-type="float" office:value="0.843536376953125">
            <text:p>0.843536377</text:p>
          </table:table-cell>
          <table:table-cell table:formula="of:=SQRT(1 - [.A65])" office:value-type="float" office:value="0.393388661087067">
            <text:p>0.3933886611</text:p>
          </table:table-cell>
          <table:table-cell table:formula="of:=SQRT(1 - (1 - [.A65]))" office:value-type="float" office:value="0.919372264824279">
            <text:p>0.9193722648</text:p>
          </table:table-cell>
          <table:table-cell table:formula="of:=COS(2 * PI() * [.B65])" office:value-type="float" office:value="0.554453706790301">
            <text:p>0.5544537068</text:p>
          </table:table-cell>
          <table:table-cell table:formula="of:=SIN(2 * PI() * [.B65])" office:value-type="float" office:value="-0.832214567900908">
            <text:p>-0.8322145679</text:p>
          </table:table-cell>
          <table:table-cell table:formula="of:=[.D65]*[.E65]" office:value-type="float" office:value="0.509749360152016">
            <text:p>0.5097493602</text:p>
          </table:table-cell>
          <table:table-cell table:formula="of:=[.D65]*[.F65]" office:value-type="float" office:value="-0.765114992110817">
            <text:p>-0.7651149921</text:p>
          </table:table-cell>
          <table:table-cell table:formula="of:=[.C65]" office:value-type="float" office:value="0.393388661087067">
            <text:p>0.3933886611</text:p>
          </table:table-cell>
        </table:table-row>
        <table:table-row table:style-name="ro1">
          <table:table-cell table:formula="of:=RAND()" office:value-type="float" office:value="0.0853271484375">
            <text:p>0.0853271484</text:p>
          </table:table-cell>
          <table:table-cell table:formula="of:=RAND()" office:value-type="float" office:value="0.124114990234375">
            <text:p>0.1241149902</text:p>
          </table:table-cell>
          <table:table-cell table:formula="of:=SQRT(1 - [.A66])" office:value-type="float" office:value="0.956385304969969">
            <text:p>0.956385305</text:p>
          </table:table-cell>
          <table:table-cell table:formula="of:=SQRT(1 - (1 - [.A66]))" office:value-type="float" office:value="0.292108110872499">
            <text:p>0.2921081109</text:p>
          </table:table-cell>
          <table:table-cell table:formula="of:=COS(2 * PI() * [.B66])" office:value-type="float" office:value="0.711027823455815">
            <text:p>0.7110278235</text:p>
          </table:table-cell>
          <table:table-cell table:formula="of:=SIN(2 * PI() * [.B66])" office:value-type="float" office:value="0.703163874407443">
            <text:p>0.7031638744</text:p>
          </table:table-cell>
          <table:table-cell table:formula="of:=[.D66]*[.E66]" office:value-type="float" office:value="0.207696994287463">
            <text:p>0.2076969943</text:p>
          </table:table-cell>
          <table:table-cell table:formula="of:=[.D66]*[.F66]" office:value-type="float" office:value="0.205399870986945">
            <text:p>0.205399871</text:p>
          </table:table-cell>
          <table:table-cell table:formula="of:=[.C66]" office:value-type="float" office:value="0.956385304969969">
            <text:p>0.956385305</text:p>
          </table:table-cell>
        </table:table-row>
        <table:table-row table:style-name="ro1">
          <table:table-cell table:formula="of:=RAND()" office:value-type="float" office:value="0.91754150390625">
            <text:p>0.9175415039</text:p>
          </table:table-cell>
          <table:table-cell table:formula="of:=RAND()" office:value-type="float" office:value="0.3585205078125">
            <text:p>0.3585205078</text:p>
          </table:table-cell>
          <table:table-cell table:formula="of:=SQRT(1 - [.A67])" office:value-type="float" office:value="0.287155874210767">
            <text:p>0.2871558742</text:p>
          </table:table-cell>
          <table:table-cell table:formula="of:=SQRT(1 - (1 - [.A67]))" office:value-type="float" office:value="0.95788386765111">
            <text:p>0.9578838677</text:p>
          </table:table-cell>
          <table:table-cell table:formula="of:=COS(2 * PI() * [.B67])" office:value-type="float" office:value="-0.630233919646865">
            <text:p>-0.6302339196</text:p>
          </table:table-cell>
          <table:table-cell table:formula="of:=SIN(2 * PI() * [.B67])" office:value-type="float" office:value="0.77640531072794">
            <text:p>0.7764053107</text:p>
          </table:table-cell>
          <table:table-cell table:formula="of:=[.D67]*[.E67]" office:value-type="float" office:value="-0.603690904476258">
            <text:p>-0.6036909045</text:p>
          </table:table-cell>
          <table:table-cell table:formula="of:=[.D67]*[.F67]" office:value-type="float" office:value="0.743706121904942">
            <text:p>0.7437061219</text:p>
          </table:table-cell>
          <table:table-cell table:formula="of:=[.C67]" office:value-type="float" office:value="0.287155874210767">
            <text:p>0.2871558742</text:p>
          </table:table-cell>
        </table:table-row>
        <table:table-row table:style-name="ro1">
          <table:table-cell table:formula="of:=RAND()" office:value-type="float" office:value="0.829559326171875">
            <text:p>0.8295593262</text:p>
          </table:table-cell>
          <table:table-cell table:formula="of:=RAND()" office:value-type="float" office:value="0.05731201171875">
            <text:p>0.0573120117</text:p>
          </table:table-cell>
          <table:table-cell table:formula="of:=SQRT(1 - [.A68])" office:value-type="float" office:value="0.41284461220673">
            <text:p>0.4128446122</text:p>
          </table:table-cell>
          <table:table-cell table:formula="of:=SQRT(1 - (1 - [.A68]))" office:value-type="float" office:value="0.910801474621048">
            <text:p>0.9108014746</text:p>
          </table:table-cell>
          <table:table-cell table:formula="of:=COS(2 * PI() * [.B68])" office:value-type="float" office:value="0.935860890376815">
            <text:p>0.9358608904</text:p>
          </table:table-cell>
          <table:table-cell table:formula="of:=SIN(2 * PI() * [.B68])" office:value-type="float" office:value="0.352369683518767">
            <text:p>0.3523696835</text:p>
          </table:table-cell>
          <table:table-cell table:formula="of:=[.D68]*[.E68]" office:value-type="float" office:value="0.852383478995369">
            <text:p>0.852383479</text:p>
          </table:table-cell>
          <table:table-cell table:formula="of:=[.D68]*[.F68]" office:value-type="float" office:value="0.320938827360644">
            <text:p>0.3209388274</text:p>
          </table:table-cell>
          <table:table-cell table:formula="of:=[.C68]" office:value-type="float" office:value="0.41284461220673">
            <text:p>0.4128446122</text:p>
          </table:table-cell>
        </table:table-row>
        <table:table-row table:style-name="ro1">
          <table:table-cell table:formula="of:=RAND()" office:value-type="float" office:value="0.245849609375">
            <text:p>0.2458496094</text:p>
          </table:table-cell>
          <table:table-cell table:formula="of:=RAND()" office:value-type="float" office:value="0.51202392578125">
            <text:p>0.5120239258</text:p>
          </table:table-cell>
          <table:table-cell table:formula="of:=SQRT(1 - [.A69])" office:value-type="float" office:value="0.868418326974391">
            <text:p>0.868418327</text:p>
          </table:table-cell>
          <table:table-cell table:formula="of:=SQRT(1 - (1 - [.A69]))" office:value-type="float" office:value="0.495832239144451">
            <text:p>0.4958322391</text:p>
          </table:table-cell>
          <table:table-cell table:formula="of:=COS(2 * PI() * [.B69])" office:value-type="float" office:value="-0.997147565105684">
            <text:p>-0.9971475651</text:p>
          </table:table-cell>
          <table:table-cell table:formula="of:=SIN(2 * PI() * [.B69])" office:value-type="float" office:value="-0.0754767076905634">
            <text:p>-0.0754767077</text:p>
          </table:table-cell>
          <table:table-cell table:formula="of:=[.D69]*[.E69]" office:value-type="float" office:value="-0.494417909963788">
            <text:p>-0.49441791</text:p>
          </table:table-cell>
          <table:table-cell table:formula="of:=[.D69]*[.F69]" office:value-type="float" office:value="-0.0374237849774633">
            <text:p>-0.037423785</text:p>
          </table:table-cell>
          <table:table-cell table:formula="of:=[.C69]" office:value-type="float" office:value="0.868418326974391">
            <text:p>0.868418327</text:p>
          </table:table-cell>
        </table:table-row>
        <table:table-row table:style-name="ro1">
          <table:table-cell table:formula="of:=RAND()" office:value-type="float" office:value="0.55908203125">
            <text:p>0.5590820313</text:p>
          </table:table-cell>
          <table:table-cell table:formula="of:=RAND()" office:value-type="float" office:value="0.86419677734375">
            <text:p>0.8641967773</text:p>
          </table:table-cell>
          <table:table-cell table:formula="of:=SQRT(1 - [.A70])" office:value-type="float" office:value="0.664016542527368">
            <text:p>0.6640165425</text:p>
          </table:table-cell>
          <table:table-cell table:formula="of:=SQRT(1 - (1 - [.A70]))" office:value-type="float" office:value="0.747717882125337">
            <text:p>0.7477178821</text:p>
          </table:table-cell>
          <table:table-cell table:formula="of:=COS(2 * PI() * [.B70])" office:value-type="float" office:value="0.65751780141296">
            <text:p>0.6575178014</text:p>
          </table:table-cell>
          <table:table-cell table:formula="of:=SIN(2 * PI() * [.B70])" office:value-type="float" office:value="-0.753439009359794">
            <text:p>-0.7534390094</text:p>
          </table:table-cell>
          <table:table-cell table:formula="of:=[.D70]*[.E70]" office:value-type="float" office:value="0.491637817932206">
            <text:p>0.4916378179</text:p>
          </table:table-cell>
          <table:table-cell table:formula="of:=[.D70]*[.F70]" office:value-type="float" office:value="-0.563359820389117">
            <text:p>-0.5633598204</text:p>
          </table:table-cell>
          <table:table-cell table:formula="of:=[.C70]" office:value-type="float" office:value="0.664016542527368">
            <text:p>0.6640165425</text:p>
          </table:table-cell>
        </table:table-row>
        <table:table-row table:style-name="ro1">
          <table:table-cell table:formula="of:=RAND()" office:value-type="float" office:value="0.700042724609375">
            <text:p>0.7000427246</text:p>
          </table:table-cell>
          <table:table-cell table:formula="of:=RAND()" office:value-type="float" office:value="0.296783447265625">
            <text:p>0.2967834473</text:p>
          </table:table-cell>
          <table:table-cell table:formula="of:=SQRT(1 - [.A71])" office:value-type="float" office:value="0.547683554062585">
            <text:p>0.5476835541</text:p>
          </table:table-cell>
          <table:table-cell table:formula="of:=SQRT(1 - (1 - [.A71]))" office:value-type="float" office:value="0.836685558982211">
            <text:p>0.836685559</text:p>
          </table:table-cell>
          <table:table-cell table:formula="of:=COS(2 * PI() * [.B71])" office:value-type="float" office:value="-0.28973415622279">
            <text:p>-0.2897341562</text:p>
          </table:table-cell>
          <table:table-cell table:formula="of:=SIN(2 * PI() * [.B71])" office:value-type="float" office:value="0.957107161564403">
            <text:p>0.9571071616</text:p>
          </table:table-cell>
          <table:table-cell table:formula="of:=[.D71]*[.E71]" office:value-type="float" office:value="-0.242416384455504">
            <text:p>-0.2424163845</text:p>
          </table:table-cell>
          <table:table-cell table:formula="of:=[.D71]*[.F71]" office:value-type="float" office:value="0.80079774047939">
            <text:p>0.8007977405</text:p>
          </table:table-cell>
          <table:table-cell table:formula="of:=[.C71]" office:value-type="float" office:value="0.547683554062585">
            <text:p>0.5476835541</text:p>
          </table:table-cell>
        </table:table-row>
        <table:table-row table:style-name="ro1">
          <table:table-cell table:formula="of:=RAND()" office:value-type="float" office:value="0.8699951171875">
            <text:p>0.8699951172</text:p>
          </table:table-cell>
          <table:table-cell table:formula="of:=RAND()" office:value-type="float" office:value="0.890472412109375">
            <text:p>0.8904724121</text:p>
          </table:table-cell>
          <table:table-cell table:formula="of:=SQRT(1 - [.A72])" office:value-type="float" office:value="0.360561898725448">
            <text:p>0.3605618987</text:p>
          </table:table-cell>
          <table:table-cell table:formula="of:=SQRT(1 - (1 - [.A72]))" office:value-type="float" office:value="0.932735287842966">
            <text:p>0.9327352878</text:p>
          </table:table-cell>
          <table:table-cell table:formula="of:=COS(2 * PI() * [.B72])" office:value-type="float" office:value="0.772401881244962">
            <text:p>0.7724018812</text:p>
          </table:table-cell>
          <table:table-cell table:formula="of:=SIN(2 * PI() * [.B72])" office:value-type="float" office:value="-0.635134106979969">
            <text:p>-0.635134107</text:p>
          </table:table-cell>
          <table:table-cell table:formula="of:=[.D72]*[.E72]" office:value-type="float" office:value="0.720446491033468">
            <text:p>0.720446491</text:p>
          </table:table-cell>
          <table:table-cell table:formula="of:=[.D72]*[.F72]" office:value-type="float" office:value="-0.592411994092847">
            <text:p>-0.5924119941</text:p>
          </table:table-cell>
          <table:table-cell table:formula="of:=[.C72]" office:value-type="float" office:value="0.360561898725448">
            <text:p>0.3605618987</text:p>
          </table:table-cell>
        </table:table-row>
        <table:table-row table:style-name="ro1">
          <table:table-cell table:formula="of:=RAND()" office:value-type="float" office:value="0.54449462890625">
            <text:p>0.5444946289</text:p>
          </table:table-cell>
          <table:table-cell table:formula="of:=RAND()" office:value-type="float" office:value="0.52459716796875">
            <text:p>0.524597168</text:p>
          </table:table-cell>
          <table:table-cell table:formula="of:=SQRT(1 - [.A73])" office:value-type="float" office:value="0.674911380177983">
            <text:p>0.6749113802</text:p>
          </table:table-cell>
          <table:table-cell table:formula="of:=SQRT(1 - (1 - [.A73]))" office:value-type="float" office:value="0.737898793132398">
            <text:p>0.7378987931</text:p>
          </table:table-cell>
          <table:table-cell table:formula="of:=COS(2 * PI() * [.B73])" office:value-type="float" office:value="-0.988081122772324">
            <text:p>-0.9880811228</text:p>
          </table:table-cell>
          <table:table-cell table:formula="of:=SIN(2 * PI() * [.B73])" office:value-type="float" office:value="-0.153934059976937">
            <text:p>-0.15393406</text:p>
          </table:table-cell>
          <table:table-cell table:formula="of:=[.D73]*[.E73]" office:value-type="float" office:value="-0.729103868010603">
            <text:p>-0.729103868</text:p>
          </table:table-cell>
          <table:table-cell table:formula="of:=[.D73]*[.F73]" office:value-type="float" office:value="-0.113587757078952">
            <text:p>-0.1135877571</text:p>
          </table:table-cell>
          <table:table-cell table:formula="of:=[.C73]" office:value-type="float" office:value="0.674911380177983">
            <text:p>0.6749113802</text:p>
          </table:table-cell>
        </table:table-row>
        <table:table-row table:style-name="ro1">
          <table:table-cell table:formula="of:=RAND()" office:value-type="float" office:value="0.23577880859375">
            <text:p>0.2357788086</text:p>
          </table:table-cell>
          <table:table-cell table:formula="of:=RAND()" office:value-type="float" office:value="0.744171142578125">
            <text:p>0.7441711426</text:p>
          </table:table-cell>
          <table:table-cell table:formula="of:=SQRT(1 - [.A74])" office:value-type="float" office:value="0.874197455616436">
            <text:p>0.8741974556</text:p>
          </table:table-cell>
          <table:table-cell table:formula="of:=SQRT(1 - (1 - [.A74]))" office:value-type="float" office:value="0.485570601039385">
            <text:p>0.485570601</text:p>
          </table:table-cell>
          <table:table-cell table:formula="of:=COS(2 * PI() * [.B74])" office:value-type="float" office:value="-0.036615604598527">
            <text:p>-0.0366156046</text:p>
          </table:table-cell>
          <table:table-cell table:formula="of:=SIN(2 * PI() * [.B74])" office:value-type="float" office:value="-0.999329423913798">
            <text:p>-0.9993294239</text:p>
          </table:table-cell>
          <table:table-cell table:formula="of:=[.D74]*[.E74]" office:value-type="float" office:value="-0.0177794611323272">
            <text:p>-0.0177794611</text:p>
          </table:table-cell>
          <table:table-cell table:formula="of:=[.D74]*[.F74]" office:value-type="float" office:value="-0.485244989006166">
            <text:p>-0.485244989</text:p>
          </table:table-cell>
          <table:table-cell table:formula="of:=[.C74]" office:value-type="float" office:value="0.874197455616436">
            <text:p>0.8741974556</text:p>
          </table:table-cell>
        </table:table-row>
        <table:table-row table:style-name="ro1">
          <table:table-cell table:formula="of:=RAND()" office:value-type="float" office:value="0.892547607421875">
            <text:p>0.8925476074</text:p>
          </table:table-cell>
          <table:table-cell table:formula="of:=RAND()" office:value-type="float" office:value="0.38311767578125">
            <text:p>0.3831176758</text:p>
          </table:table-cell>
          <table:table-cell table:formula="of:=SQRT(1 - [.A75])" office:value-type="float" office:value="0.327799317537613">
            <text:p>0.3277993175</text:p>
          </table:table-cell>
          <table:table-cell table:formula="of:=SQRT(1 - (1 - [.A75]))" office:value-type="float" office:value="0.944747377568138">
            <text:p>0.9447473776</text:p>
          </table:table-cell>
          <table:table-cell table:formula="of:=COS(2 * PI() * [.B75])" office:value-type="float" office:value="-0.742237460601884">
            <text:p>-0.7422374606</text:p>
          </table:table-cell>
          <table:table-cell table:formula="of:=SIN(2 * PI() * [.B75])" office:value-type="float" office:value="0.670136965164038">
            <text:p>0.6701369652</text:p>
          </table:table-cell>
          <table:table-cell table:formula="of:=[.D75]*[.E75]" office:value-type="float" office:value="-0.701226894436464">
            <text:p>-0.7012268944</text:p>
          </table:table-cell>
          <table:table-cell table:formula="of:=[.D75]*[.F75]" office:value-type="float" office:value="0.633110140450196">
            <text:p>0.6331101405</text:p>
          </table:table-cell>
          <table:table-cell table:formula="of:=[.C75]" office:value-type="float" office:value="0.327799317537613">
            <text:p>0.3277993175</text:p>
          </table:table-cell>
        </table:table-row>
        <table:table-row table:style-name="ro1">
          <table:table-cell table:formula="of:=RAND()" office:value-type="float" office:value="0.34954833984375">
            <text:p>0.3495483398</text:p>
          </table:table-cell>
          <table:table-cell table:formula="of:=RAND()" office:value-type="float" office:value="0.55633544921875">
            <text:p>0.5563354492</text:p>
          </table:table-cell>
          <table:table-cell table:formula="of:=SQRT(1 - [.A76])" office:value-type="float" office:value="0.806505833925738">
            <text:p>0.8065058339</text:p>
          </table:table-cell>
          <table:table-cell table:formula="of:=SQRT(1 - (1 - [.A76]))" office:value-type="float" office:value="0.591226132578517">
            <text:p>0.5912261326</text:p>
          </table:table-cell>
          <table:table-cell table:formula="of:=COS(2 * PI() * [.B76])" office:value-type="float" office:value="-0.938005372791959">
            <text:p>-0.9380053728</text:p>
          </table:table-cell>
          <table:table-cell table:formula="of:=SIN(2 * PI() * [.B76])" office:value-type="float" office:value="-0.346620715788047">
            <text:p>-0.3466207158</text:p>
          </table:table-cell>
          <table:table-cell table:formula="of:=[.D76]*[.E76]" office:value-type="float" office:value="-0.55457328889366">
            <text:p>-0.5545732889</text:p>
          </table:table-cell>
          <table:table-cell table:formula="of:=[.D76]*[.F76]" office:value-type="float" office:value="-0.204931225266964">
            <text:p>-0.2049312253</text:p>
          </table:table-cell>
          <table:table-cell table:formula="of:=[.C76]" office:value-type="float" office:value="0.806505833925738">
            <text:p>0.8065058339</text:p>
          </table:table-cell>
        </table:table-row>
        <table:table-row table:style-name="ro1">
          <table:table-cell table:formula="of:=RAND()" office:value-type="float" office:value="0.03826904296875">
            <text:p>0.038269043</text:p>
          </table:table-cell>
          <table:table-cell table:formula="of:=RAND()" office:value-type="float" office:value="0.033538818359375">
            <text:p>0.0335388184</text:p>
          </table:table-cell>
          <table:table-cell table:formula="of:=SQRT(1 - [.A77])" office:value-type="float" office:value="0.980678824606328">
            <text:p>0.9806788246</text:p>
          </table:table-cell>
          <table:table-cell table:formula="of:=SQRT(1 - (1 - [.A77]))" office:value-type="float" office:value="0.195624750399202">
            <text:p>0.1956247504</text:p>
          </table:table-cell>
          <table:table-cell table:formula="of:=COS(2 * PI() * [.B77])" office:value-type="float" office:value="0.977878350664338">
            <text:p>0.9778783507</text:p>
          </table:table-cell>
          <table:table-cell table:formula="of:=SIN(2 * PI() * [.B77])" office:value-type="float" office:value="0.209174404031645">
            <text:p>0.209174404</text:p>
          </table:table-cell>
          <table:table-cell table:formula="of:=[.D77]*[.E77]" office:value-type="float" office:value="0.191297208269494">
            <text:p>0.1912972083</text:p>
          </table:table-cell>
          <table:table-cell table:formula="of:=[.D77]*[.F77]" office:value-type="float" office:value="0.0409196905785923">
            <text:p>0.0409196906</text:p>
          </table:table-cell>
          <table:table-cell table:formula="of:=[.C77]" office:value-type="float" office:value="0.980678824606328">
            <text:p>0.9806788246</text:p>
          </table:table-cell>
        </table:table-row>
        <table:table-row table:style-name="ro1">
          <table:table-cell table:formula="of:=RAND()" office:value-type="float" office:value="0.35919189453125">
            <text:p>0.3591918945</text:p>
          </table:table-cell>
          <table:table-cell table:formula="of:=RAND()" office:value-type="float" office:value="0.6112060546875">
            <text:p>0.6112060547</text:p>
          </table:table-cell>
          <table:table-cell table:formula="of:=SQRT(1 - [.A78])" office:value-type="float" office:value="0.800504906586306">
            <text:p>0.8005049066</text:p>
          </table:table-cell>
          <table:table-cell table:formula="of:=SQRT(1 - (1 - [.A78]))" office:value-type="float" office:value="0.599326200437833">
            <text:p>0.5993262004</text:p>
          </table:table-cell>
          <table:table-cell table:formula="of:=COS(2 * PI() * [.B78])" office:value-type="float" office:value="-0.765660853118662">
            <text:p>-0.7656608531</text:p>
          </table:table-cell>
          <table:table-cell table:formula="of:=SIN(2 * PI() * [.B78])" office:value-type="float" office:value="-0.643244477630086">
            <text:p>-0.6432444776</text:p>
          </table:table-cell>
          <table:table-cell table:formula="of:=[.D78]*[.E78]" office:value-type="float" office:value="-0.458880609923598">
            <text:p>-0.4588806099</text:p>
          </table:table-cell>
          <table:table-cell table:formula="of:=[.D78]*[.F78]" office:value-type="float" office:value="-0.385513268730658">
            <text:p>-0.3855132687</text:p>
          </table:table-cell>
          <table:table-cell table:formula="of:=[.C78]" office:value-type="float" office:value="0.800504906586306">
            <text:p>0.8005049066</text:p>
          </table:table-cell>
        </table:table-row>
        <table:table-row table:style-name="ro1">
          <table:table-cell table:formula="of:=RAND()" office:value-type="float" office:value="0.8214111328125">
            <text:p>0.8214111328</text:p>
          </table:table-cell>
          <table:table-cell table:formula="of:=RAND()" office:value-type="float" office:value="0.53082275390625">
            <text:p>0.5308227539</text:p>
          </table:table-cell>
          <table:table-cell table:formula="of:=SQRT(1 - [.A79])" office:value-type="float" office:value="0.422597760509329">
            <text:p>0.4225977605</text:p>
          </table:table-cell>
          <table:table-cell table:formula="of:=SQRT(1 - (1 - [.A79]))" office:value-type="float" office:value="0.906317346635548">
            <text:p>0.9063173466</text:p>
          </table:table-cell>
          <table:table-cell table:formula="of:=COS(2 * PI() * [.B79])" office:value-type="float" office:value="-0.981305459240845">
            <text:p>-0.9813054592</text:p>
          </table:table-cell>
          <table:table-cell table:formula="of:=SIN(2 * PI() * [.B79])" office:value-type="float" office:value="-0.192456737123217">
            <text:p>-0.1924567371</text:p>
          </table:table-cell>
          <table:table-cell table:formula="of:=[.D79]*[.E79]" office:value-type="float" office:value="-0.88937416005814">
            <text:p>-0.8893741601</text:p>
          </table:table-cell>
          <table:table-cell table:formula="of:=[.D79]*[.F79]" office:value-type="float" office:value="-0.174426879331649">
            <text:p>-0.1744268793</text:p>
          </table:table-cell>
          <table:table-cell table:formula="of:=[.C79]" office:value-type="float" office:value="0.422597760509329">
            <text:p>0.4225977605</text:p>
          </table:table-cell>
        </table:table-row>
        <table:table-row table:style-name="ro1">
          <table:table-cell table:formula="of:=RAND()" office:value-type="float" office:value="0.401123046875">
            <text:p>0.4011230469</text:p>
          </table:table-cell>
          <table:table-cell table:formula="of:=RAND()" office:value-type="float" office:value="0.87646484375">
            <text:p>0.8764648438</text:p>
          </table:table-cell>
          <table:table-cell table:formula="of:=SQRT(1 - [.A80])" office:value-type="float" office:value="0.773871406064987">
            <text:p>0.7738714061</text:p>
          </table:table-cell>
          <table:table-cell table:formula="of:=SQRT(1 - (1 - [.A80]))" office:value-type="float" office:value="0.633342756234726">
            <text:p>0.6333427562</text:p>
          </table:table-cell>
          <table:table-cell table:formula="of:=COS(2 * PI() * [.B80])" office:value-type="float" office:value="0.713584868780794">
            <text:p>0.7135848688</text:p>
          </table:table-cell>
          <table:table-cell table:formula="of:=SIN(2 * PI() * [.B80])" office:value-type="float" office:value="-0.700568793943248">
            <text:p>-0.7005687939</text:p>
          </table:table-cell>
          <table:table-cell table:formula="of:=[.D80]*[.E80]" office:value-type="float" office:value="0.451943807601023">
            <text:p>0.4519438076</text:p>
          </table:table-cell>
          <table:table-cell table:formula="of:=[.D80]*[.F80]" office:value-type="float" office:value="-0.443700170888055">
            <text:p>-0.4437001709</text:p>
          </table:table-cell>
          <table:table-cell table:formula="of:=[.C80]" office:value-type="float" office:value="0.773871406064987">
            <text:p>0.7738714061</text:p>
          </table:table-cell>
        </table:table-row>
        <table:table-row table:style-name="ro1">
          <table:table-cell table:formula="of:=RAND()" office:value-type="float" office:value="0.681549072265625">
            <text:p>0.6815490723</text:p>
          </table:table-cell>
          <table:table-cell table:formula="of:=RAND()" office:value-type="float" office:value="0.847015380859375">
            <text:p>0.8470153809</text:p>
          </table:table-cell>
          <table:table-cell table:formula="of:=SQRT(1 - [.A81])" office:value-type="float" office:value="0.56431456452441">
            <text:p>0.5643145645</text:p>
          </table:table-cell>
          <table:table-cell table:formula="of:=SQRT(1 - (1 - [.A81]))" office:value-type="float" office:value="0.825559853835944">
            <text:p>0.8255598538</text:p>
          </table:table-cell>
          <table:table-cell table:formula="of:=COS(2 * PI() * [.B81])" office:value-type="float" office:value="0.572511363740679">
            <text:p>0.5725113637</text:p>
          </table:table-cell>
          <table:table-cell table:formula="of:=SIN(2 * PI() * [.B81])" office:value-type="float" office:value="-0.81989678520396">
            <text:p>-0.8198967852</text:p>
          </table:table-cell>
          <table:table-cell table:formula="of:=[.D81]*[.E81]" office:value-type="float" office:value="0.472642397769172">
            <text:p>0.4726423978</text:p>
          </table:table-cell>
          <table:table-cell table:formula="of:=[.D81]*[.F81]" office:value-type="float" office:value="-0.676873870153541">
            <text:p>-0.6768738702</text:p>
          </table:table-cell>
          <table:table-cell table:formula="of:=[.C81]" office:value-type="float" office:value="0.56431456452441">
            <text:p>0.5643145645</text:p>
          </table:table-cell>
        </table:table-row>
        <table:table-row table:style-name="ro1">
          <table:table-cell table:formula="of:=RAND()" office:value-type="float" office:value="0.33917236328125">
            <text:p>0.3391723633</text:p>
          </table:table-cell>
          <table:table-cell table:formula="of:=RAND()" office:value-type="float" office:value="0.465362548828125">
            <text:p>0.4653625488</text:p>
          </table:table-cell>
          <table:table-cell table:formula="of:=SQRT(1 - [.A82])" office:value-type="float" office:value="0.812913056063654">
            <text:p>0.8129130561</text:p>
          </table:table-cell>
          <table:table-cell table:formula="of:=SQRT(1 - (1 - [.A82]))" office:value-type="float" office:value="0.582385064438684">
            <text:p>0.5823850644</text:p>
          </table:table-cell>
          <table:table-cell table:formula="of:=COS(2 * PI() * [.B82])" office:value-type="float" office:value="-0.976411151339961">
            <text:p>-0.9764111513</text:p>
          </table:table-cell>
          <table:table-cell table:formula="of:=SIN(2 * PI() * [.B82])" office:value-type="float" office:value="0.215919576553336">
            <text:p>0.2159195766</text:p>
          </table:table-cell>
          <table:table-cell table:formula="of:=[.D82]*[.E82]" office:value-type="float" office:value="-0.568647271291773">
            <text:p>-0.5686472713</text:p>
          </table:table-cell>
          <table:table-cell table:formula="of:=[.D82]*[.F82]" office:value-type="float" office:value="0.125748336504588">
            <text:p>0.1257483365</text:p>
          </table:table-cell>
          <table:table-cell table:formula="of:=[.C82]" office:value-type="float" office:value="0.812913056063654">
            <text:p>0.8129130561</text:p>
          </table:table-cell>
        </table:table-row>
        <table:table-row table:style-name="ro1">
          <table:table-cell table:formula="of:=RAND()" office:value-type="float" office:value="0.55828857421875">
            <text:p>0.5582885742</text:p>
          </table:table-cell>
          <table:table-cell table:formula="of:=RAND()" office:value-type="float" office:value="0.279815673828125">
            <text:p>0.2798156738</text:p>
          </table:table-cell>
          <table:table-cell table:formula="of:=SQRT(1 - [.A83])" office:value-type="float" office:value="0.664613741793871">
            <text:p>0.6646137418</text:p>
          </table:table-cell>
          <table:table-cell table:formula="of:=SQRT(1 - (1 - [.A83]))" office:value-type="float" office:value="0.74718710790454">
            <text:p>0.7471871079</text:p>
          </table:table-cell>
          <table:table-cell table:formula="of:=COS(2 * PI() * [.B83])" office:value-type="float" office:value="-0.186243547793566">
            <text:p>-0.1862435478</text:p>
          </table:table-cell>
          <table:table-cell table:formula="of:=SIN(2 * PI() * [.B83])" office:value-type="float" office:value="0.982503608596562">
            <text:p>0.9825036086</text:p>
          </table:table-cell>
          <table:table-cell table:formula="of:=[.D83]*[.E83]" office:value-type="float" office:value="-0.139158777841755">
            <text:p>-0.1391587778</text:p>
          </table:table-cell>
          <table:table-cell table:formula="of:=[.D83]*[.F83]" office:value-type="float" office:value="0.734114029813039">
            <text:p>0.7341140298</text:p>
          </table:table-cell>
          <table:table-cell table:formula="of:=[.C83]" office:value-type="float" office:value="0.664613741793871">
            <text:p>0.6646137418</text:p>
          </table:table-cell>
        </table:table-row>
        <table:table-row table:style-name="ro1">
          <table:table-cell table:formula="of:=RAND()" office:value-type="float" office:value="0.114837646484375">
            <text:p>0.1148376465</text:p>
          </table:table-cell>
          <table:table-cell table:formula="of:=RAND()" office:value-type="float" office:value="0.561676025390625">
            <text:p>0.5616760254</text:p>
          </table:table-cell>
          <table:table-cell table:formula="of:=SQRT(1 - [.A84])" office:value-type="float" office:value="0.940830672074218">
            <text:p>0.9408306721</text:p>
          </table:table-cell>
          <table:table-cell table:formula="of:=SQRT(1 - (1 - [.A84]))" office:value-type="float" office:value="0.33887703741088">
            <text:p>0.3388770374</text:p>
          </table:table-cell>
          <table:table-cell table:formula="of:=COS(2 * PI() * [.B84])" office:value-type="float" office:value="-0.925848365189827">
            <text:p>-0.9258483652</text:p>
          </table:table-cell>
          <table:table-cell table:formula="of:=SIN(2 * PI() * [.B84])" office:value-type="float" office:value="-0.377895229759948">
            <text:p>-0.3778952298</text:p>
          </table:table-cell>
          <table:table-cell table:formula="of:=[.D84]*[.E84]" office:value-type="float" office:value="-0.313748751087235">
            <text:p>-0.3137487511</text:p>
          </table:table-cell>
          <table:table-cell table:formula="of:=[.D84]*[.F84]" office:value-type="float" office:value="-0.128060015912755">
            <text:p>-0.1280600159</text:p>
          </table:table-cell>
          <table:table-cell table:formula="of:=[.C84]" office:value-type="float" office:value="0.940830672074218">
            <text:p>0.9408306721</text:p>
          </table:table-cell>
        </table:table-row>
        <table:table-row table:style-name="ro1">
          <table:table-cell table:formula="of:=RAND()" office:value-type="float" office:value="0.293121337890625">
            <text:p>0.2931213379</text:p>
          </table:table-cell>
          <table:table-cell table:formula="of:=RAND()" office:value-type="float" office:value="0.026763916015625">
            <text:p>0.026763916</text:p>
          </table:table-cell>
          <table:table-cell table:formula="of:=SQRT(1 - [.A85])" office:value-type="float" office:value="0.840760763897421">
            <text:p>0.8407607639</text:p>
          </table:table-cell>
          <table:table-cell table:formula="of:=SQRT(1 - (1 - [.A85]))" office:value-type="float" office:value="0.541406813672145">
            <text:p>0.5414068137</text:p>
          </table:table-cell>
          <table:table-cell table:formula="of:=COS(2 * PI() * [.B85])" office:value-type="float" office:value="0.985893951354205">
            <text:p>0.9858939514</text:p>
          </table:table-cell>
          <table:table-cell table:formula="of:=SIN(2 * PI() * [.B85])" office:value-type="float" office:value="0.167371194305328">
            <text:p>0.1673711943</text:p>
          </table:table-cell>
          <table:table-cell table:formula="of:=[.D85]*[.E85]" office:value-type="float" office:value="0.533769702821321">
            <text:p>0.5337697028</text:p>
          </table:table-cell>
          <table:table-cell table:formula="of:=[.D85]*[.F85]" office:value-type="float" office:value="0.0906159050093494">
            <text:p>0.090615905</text:p>
          </table:table-cell>
          <table:table-cell table:formula="of:=[.C85]" office:value-type="float" office:value="0.840760763897421">
            <text:p>0.8407607639</text:p>
          </table:table-cell>
        </table:table-row>
        <table:table-row table:style-name="ro1">
          <table:table-cell table:formula="of:=RAND()" office:value-type="float" office:value="0.615020751953125">
            <text:p>0.615020752</text:p>
          </table:table-cell>
          <table:table-cell table:formula="of:=RAND()" office:value-type="float" office:value="0.838623046875">
            <text:p>0.8386230469</text:p>
          </table:table-cell>
          <table:table-cell table:formula="of:=SQRT(1 - [.A86])" office:value-type="float" office:value="0.620466959673821">
            <text:p>0.6204669597</text:p>
          </table:table-cell>
          <table:table-cell table:formula="of:=SQRT(1 - (1 - [.A86]))" office:value-type="float" office:value="0.784232587918358">
            <text:p>0.7842325879</text:p>
          </table:table-cell>
          <table:table-cell table:formula="of:=COS(2 * PI() * [.B86])" office:value-type="float" office:value="0.528502001542228">
            <text:p>0.5285020015</text:p>
          </table:table-cell>
          <table:table-cell table:formula="of:=SIN(2 * PI() * [.B86])" office:value-type="float" office:value="-0.84893205521164">
            <text:p>-0.8489320552</text:p>
          </table:table-cell>
          <table:table-cell table:formula="of:=[.D86]*[.E86]" office:value-type="float" office:value="0.414468492389494">
            <text:p>0.4144684924</text:p>
          </table:table-cell>
          <table:table-cell table:formula="of:=[.D86]*[.F86]" office:value-type="float" office:value="-0.665760182625475">
            <text:p>-0.6657601826</text:p>
          </table:table-cell>
          <table:table-cell table:formula="of:=[.C86]" office:value-type="float" office:value="0.620466959673821">
            <text:p>0.6204669597</text:p>
          </table:table-cell>
        </table:table-row>
        <table:table-row table:style-name="ro1">
          <table:table-cell table:formula="of:=RAND()" office:value-type="float" office:value="0.68963623046875">
            <text:p>0.6896362305</text:p>
          </table:table-cell>
          <table:table-cell table:formula="of:=RAND()" office:value-type="float" office:value="0.206817626953125">
            <text:p>0.206817627</text:p>
          </table:table-cell>
          <table:table-cell table:formula="of:=SQRT(1 - [.A87])" office:value-type="float" office:value="0.557103015187721">
            <text:p>0.5571030152</text:p>
          </table:table-cell>
          <table:table-cell table:formula="of:=SQRT(1 - (1 - [.A87]))" office:value-type="float" office:value="0.830443393897953">
            <text:p>0.8304433939</text:p>
          </table:table-cell>
          <table:table-cell table:formula="of:=COS(2 * PI() * [.B87])" office:value-type="float" office:value="0.268006129055658">
            <text:p>0.2680061291</text:p>
          </table:table-cell>
          <table:table-cell table:formula="of:=SIN(2 * PI() * [.B87])" office:value-type="float" office:value="0.963417207023313">
            <text:p>0.963417207</text:p>
          </table:table-cell>
          <table:table-cell table:formula="of:=[.D87]*[.E87]" office:value-type="float" office:value="0.222563919398434">
            <text:p>0.2225639194</text:p>
          </table:table-cell>
          <table:table-cell table:formula="of:=[.D87]*[.F87]" office:value-type="float" office:value="0.800063455140127">
            <text:p>0.8000634551</text:p>
          </table:table-cell>
          <table:table-cell table:formula="of:=[.C87]" office:value-type="float" office:value="0.557103015187721">
            <text:p>0.5571030152</text:p>
          </table:table-cell>
        </table:table-row>
        <table:table-row table:style-name="ro1">
          <table:table-cell table:formula="of:=RAND()" office:value-type="float" office:value="0.463714599609375">
            <text:p>0.4637145996</text:p>
          </table:table-cell>
          <table:table-cell table:formula="of:=RAND()" office:value-type="float" office:value="0.903533935546875">
            <text:p>0.9035339355</text:p>
          </table:table-cell>
          <table:table-cell table:formula="of:=SQRT(1 - [.A88])" office:value-type="float" office:value="0.732315096383125">
            <text:p>0.7323150964</text:p>
          </table:table-cell>
          <table:table-cell table:formula="of:=SQRT(1 - (1 - [.A88]))" office:value-type="float" office:value="0.680965931313289">
            <text:p>0.6809659313</text:p>
          </table:table-cell>
          <table:table-cell table:formula="of:=COS(2 * PI() * [.B88])" office:value-type="float" office:value="0.821867895977163">
            <text:p>0.821867896</text:p>
          </table:table-cell>
          <table:table-cell table:formula="of:=SIN(2 * PI() * [.B88])" office:value-type="float" office:value="-0.569678121014026">
            <text:p>-0.569678121</text:p>
          </table:table-cell>
          <table:table-cell table:formula="of:=[.D88]*[.E88]" office:value-type="float" office:value="0.559664037200582">
            <text:p>0.5596640372</text:p>
          </table:table-cell>
          <table:table-cell table:formula="of:=[.D88]*[.F88]" office:value-type="float" office:value="-0.387931392225121">
            <text:p>-0.3879313922</text:p>
          </table:table-cell>
          <table:table-cell table:formula="of:=[.C88]" office:value-type="float" office:value="0.732315096383125">
            <text:p>0.7323150964</text:p>
          </table:table-cell>
        </table:table-row>
        <table:table-row table:style-name="ro1">
          <table:table-cell table:formula="of:=RAND()" office:value-type="float" office:value="0.888153076171875">
            <text:p>0.8881530762</text:p>
          </table:table-cell>
          <table:table-cell table:formula="of:=RAND()" office:value-type="float" office:value="0.110626220703125">
            <text:p>0.1106262207</text:p>
          </table:table-cell>
          <table:table-cell table:formula="of:=SQRT(1 - [.A89])" office:value-type="float" office:value="0.334435231140687">
            <text:p>0.3344352311</text:p>
          </table:table-cell>
          <table:table-cell table:formula="of:=SQRT(1 - (1 - [.A89]))" office:value-type="float" office:value="0.942418737171474">
            <text:p>0.9424187372</text:p>
          </table:table-cell>
          <table:table-cell table:formula="of:=COS(2 * PI() * [.B89])" office:value-type="float" office:value="0.767999237748281">
            <text:p>0.7679992377</text:p>
          </table:table-cell>
          <table:table-cell table:formula="of:=SIN(2 * PI() * [.B89])" office:value-type="float" office:value="0.640450755966498">
            <text:p>0.640450756</text:p>
          </table:table-cell>
          <table:table-cell table:formula="of:=[.D89]*[.E89]" office:value-type="float" office:value="0.72377687178739">
            <text:p>0.7237768718</text:p>
          </table:table-cell>
          <table:table-cell table:formula="of:=[.D89]*[.F89]" office:value-type="float" office:value="0.603572792658463">
            <text:p>0.6035727927</text:p>
          </table:table-cell>
          <table:table-cell table:formula="of:=[.C89]" office:value-type="float" office:value="0.334435231140687">
            <text:p>0.3344352311</text:p>
          </table:table-cell>
        </table:table-row>
        <table:table-row table:style-name="ro1">
          <table:table-cell table:formula="of:=RAND()" office:value-type="float" office:value="0.643707275390625">
            <text:p>0.6437072754</text:p>
          </table:table-cell>
          <table:table-cell table:formula="of:=RAND()" office:value-type="float" office:value="0.7987060546875">
            <text:p>0.7987060547</text:p>
          </table:table-cell>
          <table:table-cell table:formula="of:=SQRT(1 - [.A90])" office:value-type="float" office:value="0.59690260898188">
            <text:p>0.596902609</text:p>
          </table:table-cell>
          <table:table-cell table:formula="of:=SQRT(1 - (1 - [.A90]))" office:value-type="float" office:value="0.8023137013604">
            <text:p>0.8023137014</text:p>
          </table:table-cell>
          <table:table-cell table:formula="of:=COS(2 * PI() * [.B90])" office:value-type="float" office:value="0.301274683984318">
            <text:p>0.301274684</text:p>
          </table:table-cell>
          <table:table-cell table:formula="of:=SIN(2 * PI() * [.B90])" office:value-type="float" office:value="-0.953537395590833">
            <text:p>-0.9535373956</text:p>
          </table:table-cell>
          <table:table-cell table:formula="of:=[.D90]*[.E90]" office:value-type="float" office:value="0.241716806833643">
            <text:p>0.2417168068</text:p>
          </table:table-cell>
          <table:table-cell table:formula="of:=[.D90]*[.F90]" office:value-type="float" office:value="-0.765036117242037">
            <text:p>-0.7650361172</text:p>
          </table:table-cell>
          <table:table-cell table:formula="of:=[.C90]" office:value-type="float" office:value="0.59690260898188">
            <text:p>0.596902609</text:p>
          </table:table-cell>
        </table:table-row>
        <table:table-row table:style-name="ro1">
          <table:table-cell table:formula="of:=RAND()" office:value-type="float" office:value="0.21112060546875">
            <text:p>0.2111206055</text:p>
          </table:table-cell>
          <table:table-cell table:formula="of:=RAND()" office:value-type="float" office:value="0.9603271484375">
            <text:p>0.9603271484</text:p>
          </table:table-cell>
          <table:table-cell table:formula="of:=SQRT(1 - [.A91])" office:value-type="float" office:value="0.888188828195474">
            <text:p>0.8881888282</text:p>
          </table:table-cell>
          <table:table-cell table:formula="of:=SQRT(1 - (1 - [.A91]))" office:value-type="float" office:value="0.459478623516644">
            <text:p>0.4594786235</text:p>
          </table:table-cell>
          <table:table-cell table:formula="of:=COS(2 * PI() * [.B91])" office:value-type="float" office:value="0.969092305112506">
            <text:p>0.9690923051</text:p>
          </table:table-cell>
          <table:table-cell table:formula="of:=SIN(2 * PI() * [.B91])" office:value-type="float" office:value="-0.246698407314943">
            <text:p>-0.2466984073</text:p>
          </table:table-cell>
          <table:table-cell table:formula="of:=[.D91]*[.E91]" office:value-type="float" office:value="0.445277198413666">
            <text:p>0.4452771984</text:p>
          </table:table-cell>
          <table:table-cell table:formula="of:=[.D91]*[.F91]" office:value-type="float" office:value="-0.113352644616818">
            <text:p>-0.1133526446</text:p>
          </table:table-cell>
          <table:table-cell table:formula="of:=[.C91]" office:value-type="float" office:value="0.888188828195474">
            <text:p>0.8881888282</text:p>
          </table:table-cell>
        </table:table-row>
        <table:table-row table:style-name="ro1">
          <table:table-cell table:formula="of:=RAND()" office:value-type="float" office:value="0.35455322265625">
            <text:p>0.3545532227</text:p>
          </table:table-cell>
          <table:table-cell table:formula="of:=RAND()" office:value-type="float" office:value="0.090667724609375">
            <text:p>0.0906677246</text:p>
          </table:table-cell>
          <table:table-cell table:formula="of:=SQRT(1 - [.A92])" office:value-type="float" office:value="0.803397023484497">
            <text:p>0.8033970235</text:p>
          </table:table-cell>
          <table:table-cell table:formula="of:=SQRT(1 - (1 - [.A92]))" office:value-type="float" office:value="0.595443719134101">
            <text:p>0.5954437191</text:p>
          </table:table-cell>
          <table:table-cell table:formula="of:=COS(2 * PI() * [.B92])" office:value-type="float" office:value="0.842072473501286">
            <text:p>0.8420724735</text:p>
          </table:table-cell>
          <table:table-cell table:formula="of:=SIN(2 * PI() * [.B92])" office:value-type="float" office:value="0.539364393866917">
            <text:p>0.5393643939</text:p>
          </table:table-cell>
          <table:table-cell table:formula="of:=[.D92]*[.E92]" office:value-type="float" office:value="0.501406765402057">
            <text:p>0.5014067654</text:p>
          </table:table-cell>
          <table:table-cell table:formula="of:=[.D92]*[.F92]" office:value-type="float" office:value="0.321161140652627">
            <text:p>0.3211611407</text:p>
          </table:table-cell>
          <table:table-cell table:formula="of:=[.C92]" office:value-type="float" office:value="0.803397023484497">
            <text:p>0.8033970235</text:p>
          </table:table-cell>
        </table:table-row>
        <table:table-row table:style-name="ro1">
          <table:table-cell table:formula="of:=RAND()" office:value-type="float" office:value="0.135284423828125">
            <text:p>0.1352844238</text:p>
          </table:table-cell>
          <table:table-cell table:formula="of:=RAND()" office:value-type="float" office:value="0.960418701171875">
            <text:p>0.9604187012</text:p>
          </table:table-cell>
          <table:table-cell table:formula="of:=SQRT(1 - [.A93])" office:value-type="float" office:value="0.929900842118059">
            <text:p>0.9299008421</text:p>
          </table:table-cell>
          <table:table-cell table:formula="of:=SQRT(1 - (1 - [.A93]))" office:value-type="float" office:value="0.367810309572917">
            <text:p>0.3678103096</text:p>
          </table:table-cell>
          <table:table-cell table:formula="of:=COS(2 * PI() * [.B93])" office:value-type="float" office:value="0.96923405624775">
            <text:p>0.9692340562</text:p>
          </table:table-cell>
          <table:table-cell table:formula="of:=SIN(2 * PI() * [.B93])" office:value-type="float" office:value="-0.246140903162261">
            <text:p>-0.2461409032</text:p>
          </table:table-cell>
          <table:table-cell table:formula="of:=[.D93]*[.E93]" office:value-type="float" office:value="0.356494278277099">
            <text:p>0.3564942783</text:p>
          </table:table-cell>
          <table:table-cell table:formula="of:=[.D93]*[.F93]" office:value-type="float" office:value="-0.0905331617906685">
            <text:p>-0.0905331618</text:p>
          </table:table-cell>
          <table:table-cell table:formula="of:=[.C93]" office:value-type="float" office:value="0.929900842118059">
            <text:p>0.9299008421</text:p>
          </table:table-cell>
        </table:table-row>
        <table:table-row table:style-name="ro1">
          <table:table-cell table:formula="of:=RAND()" office:value-type="float" office:value="0.013214111328125">
            <text:p>0.0132141113</text:p>
          </table:table-cell>
          <table:table-cell table:formula="of:=RAND()" office:value-type="float" office:value="0.5780029296875">
            <text:p>0.5780029297</text:p>
          </table:table-cell>
          <table:table-cell table:formula="of:=SQRT(1 - [.A94])" office:value-type="float" office:value="0.993370972332026">
            <text:p>0.9933709723</text:p>
          </table:table-cell>
          <table:table-cell table:formula="of:=SQRT(1 - (1 - [.A94]))" office:value-type="float" office:value="0.114952648199704">
            <text:p>0.1149526482</text:p>
          </table:table-cell>
          <table:table-cell table:formula="of:=COS(2 * PI() * [.B94])" office:value-type="float" office:value="-0.882282561676009">
            <text:p>-0.8822825617</text:p>
          </table:table-cell>
          <table:table-cell table:formula="of:=SIN(2 * PI() * [.B94])" office:value-type="float" office:value="-0.470720173099072">
            <text:p>-0.4707201731</text:p>
          </table:table-cell>
          <table:table-cell table:formula="of:=[.D94]*[.E94]" office:value-type="float" office:value="-0.101420716925076">
            <text:p>-0.1014207169</text:p>
          </table:table-cell>
          <table:table-cell table:formula="of:=[.D94]*[.F94]" office:value-type="float" office:value="-0.0541105304587615">
            <text:p>-0.0541105305</text:p>
          </table:table-cell>
          <table:table-cell table:formula="of:=[.C94]" office:value-type="float" office:value="0.993370972332026">
            <text:p>0.9933709723</text:p>
          </table:table-cell>
        </table:table-row>
        <table:table-row table:style-name="ro1">
          <table:table-cell table:formula="of:=RAND()" office:value-type="float" office:value="0.547332763671875">
            <text:p>0.5473327637</text:p>
          </table:table-cell>
          <table:table-cell table:formula="of:=RAND()" office:value-type="float" office:value="0.92095947265625">
            <text:p>0.9209594727</text:p>
          </table:table-cell>
          <table:table-cell table:formula="of:=SQRT(1 - [.A95])" office:value-type="float" office:value="0.672805496654215">
            <text:p>0.6728054967</text:p>
          </table:table-cell>
          <table:table-cell table:formula="of:=SQRT(1 - (1 - [.A95]))" office:value-type="float" office:value="0.739819412878491">
            <text:p>0.7398194129</text:p>
          </table:table-cell>
          <table:table-cell table:formula="of:=COS(2 * PI() * [.B95])" office:value-type="float" office:value="0.879195012001267">
            <text:p>0.879195012</text:p>
          </table:table-cell>
          <table:table-cell table:formula="of:=SIN(2 * PI() * [.B95])" office:value-type="float" office:value="-0.476462098043581">
            <text:p>-0.476462098</text:p>
          </table:table-cell>
          <table:table-cell table:formula="of:=[.D95]*[.E95]" office:value-type="float" office:value="0.650445537584476">
            <text:p>0.6504455376</text:p>
          </table:table-cell>
          <table:table-cell table:formula="of:=[.D95]*[.F95]" office:value-type="float" office:value="-0.352495909633456">
            <text:p>-0.3524959096</text:p>
          </table:table-cell>
          <table:table-cell table:formula="of:=[.C95]" office:value-type="float" office:value="0.672805496654215">
            <text:p>0.6728054967</text:p>
          </table:table-cell>
        </table:table-row>
        <table:table-row table:style-name="ro1">
          <table:table-cell table:formula="of:=RAND()" office:value-type="float" office:value="0.803558349609375">
            <text:p>0.8035583496</text:p>
          </table:table-cell>
          <table:table-cell table:formula="of:=RAND()" office:value-type="float" office:value="0.150177001953125">
            <text:p>0.150177002</text:p>
          </table:table-cell>
          <table:table-cell table:formula="of:=SQRT(1 - [.A96])" office:value-type="float" office:value="0.443217385027511">
            <text:p>0.443217385</text:p>
          </table:table-cell>
          <table:table-cell table:formula="of:=SQRT(1 - (1 - [.A96]))" office:value-type="float" office:value="0.896414161874619">
            <text:p>0.8964141619</text:p>
          </table:table-cell>
          <table:table-cell table:formula="of:=COS(2 * PI() * [.B96])" office:value-type="float" office:value="0.586885151996204">
            <text:p>0.586885152</text:p>
          </table:table-cell>
          <table:table-cell table:formula="of:=SIN(2 * PI() * [.B96])" office:value-type="float" office:value="0.809670191106473">
            <text:p>0.8096701911</text:p>
          </table:table-cell>
          <table:table-cell table:formula="of:=[.D96]*[.E96]" office:value-type="float" office:value="0.526092161643335">
            <text:p>0.5260921616</text:p>
          </table:table-cell>
          <table:table-cell table:formula="of:=[.D96]*[.F96]" office:value-type="float" office:value="0.725799825755571">
            <text:p>0.7257998258</text:p>
          </table:table-cell>
          <table:table-cell table:formula="of:=[.C96]" office:value-type="float" office:value="0.443217385027511">
            <text:p>0.443217385</text:p>
          </table:table-cell>
        </table:table-row>
        <table:table-row table:style-name="ro1">
          <table:table-cell table:formula="of:=RAND()" office:value-type="float" office:value="0.938629150390625">
            <text:p>0.9386291504</text:p>
          </table:table-cell>
          <table:table-cell table:formula="of:=RAND()" office:value-type="float" office:value="0.234375">
            <text:p>0.234375</text:p>
          </table:table-cell>
          <table:table-cell table:formula="of:=SQRT(1 - [.A97])" office:value-type="float" office:value="0.247731406182936">
            <text:p>0.2477314062</text:p>
          </table:table-cell>
          <table:table-cell table:formula="of:=SQRT(1 - (1 - [.A97]))" office:value-type="float" office:value="0.968828751839367">
            <text:p>0.9688287518</text:p>
          </table:table-cell>
          <table:table-cell table:formula="of:=COS(2 * PI() * [.B97])" office:value-type="float" office:value="0.0980171403295608">
            <text:p>0.0980171403</text:p>
          </table:table-cell>
          <table:table-cell table:formula="of:=SIN(2 * PI() * [.B97])" office:value-type="float" office:value="0.995184726672197">
            <text:p>0.9951847267</text:p>
          </table:table-cell>
          <table:table-cell table:formula="of:=[.D97]*[.E97]" office:value-type="float" office:value="0.0949618237243524">
            <text:p>0.0949618237</text:p>
          </table:table-cell>
          <table:table-cell table:formula="of:=[.D97]*[.F97]" office:value-type="float" office:value="0.964163576591426">
            <text:p>0.9641635766</text:p>
          </table:table-cell>
          <table:table-cell table:formula="of:=[.C97]" office:value-type="float" office:value="0.247731406182936">
            <text:p>0.2477314062</text:p>
          </table:table-cell>
        </table:table-row>
        <table:table-row table:style-name="ro1">
          <table:table-cell table:formula="of:=RAND()" office:value-type="float" office:value="0.6807861328125">
            <text:p>0.6807861328</text:p>
          </table:table-cell>
          <table:table-cell table:formula="of:=RAND()" office:value-type="float" office:value="0.827484130859375">
            <text:p>0.8274841309</text:p>
          </table:table-cell>
          <table:table-cell table:formula="of:=SQRT(1 - [.A98])" office:value-type="float" office:value="0.564990147867642">
            <text:p>0.5649901479</text:p>
          </table:table-cell>
          <table:table-cell table:formula="of:=SQRT(1 - (1 - [.A98]))" office:value-type="float" office:value="0.82509765047084">
            <text:p>0.8250976505</text:p>
          </table:table-cell>
          <table:table-cell table:formula="of:=COS(2 * PI() * [.B98])" office:value-type="float" office:value="0.467841692767338">
            <text:p>0.4678416928</text:p>
          </table:table-cell>
          <table:table-cell table:formula="of:=SIN(2 * PI() * [.B98])" office:value-type="float" office:value="-0.883812282392925">
            <text:p>-0.8838122824</text:p>
          </table:table-cell>
          <table:table-cell table:formula="of:=[.D98]*[.E98]" office:value-type="float" office:value="0.386015081494631">
            <text:p>0.3860150815</text:p>
          </table:table-cell>
          <table:table-cell table:formula="of:=[.D98]*[.F98]" office:value-type="float" office:value="-0.729231437659673">
            <text:p>-0.7292314377</text:p>
          </table:table-cell>
          <table:table-cell table:formula="of:=[.C98]" office:value-type="float" office:value="0.564990147867642">
            <text:p>0.5649901479</text:p>
          </table:table-cell>
        </table:table-row>
        <table:table-row table:style-name="ro1">
          <table:table-cell table:formula="of:=RAND()" office:value-type="float" office:value="0.696136474609375">
            <text:p>0.6961364746</text:p>
          </table:table-cell>
          <table:table-cell table:formula="of:=RAND()" office:value-type="float" office:value="0.486602783203125">
            <text:p>0.4866027832</text:p>
          </table:table-cell>
          <table:table-cell table:formula="of:=SQRT(1 - [.A99])" office:value-type="float" office:value="0.551238174830649">
            <text:p>0.5512381748</text:p>
          </table:table-cell>
          <table:table-cell table:formula="of:=SQRT(1 - (1 - [.A99]))" office:value-type="float" office:value="0.834347933783847">
            <text:p>0.8343479338</text:p>
          </table:table-cell>
          <table:table-cell table:formula="of:=COS(2 * PI() * [.B99])" office:value-type="float" office:value="-0.996459191388585">
            <text:p>-0.9964591914</text:p>
          </table:table-cell>
          <table:table-cell table:formula="of:=SIN(2 * PI() * [.B99])" office:value-type="float" office:value="0.0840778204832077">
            <text:p>0.0840778205</text:p>
          </table:table-cell>
          <table:table-cell table:formula="of:=[.D99]*[.E99]" office:value-type="float" office:value="-0.831393667434989">
            <text:p>-0.8313936674</text:p>
          </table:table-cell>
          <table:table-cell table:formula="of:=[.D99]*[.F99]" office:value-type="float" office:value="0.0701501557972136">
            <text:p>0.0701501558</text:p>
          </table:table-cell>
          <table:table-cell table:formula="of:=[.C99]" office:value-type="float" office:value="0.551238174830649">
            <text:p>0.5512381748</text:p>
          </table:table-cell>
        </table:table-row>
        <table:table-row table:style-name="ro1">
          <table:table-cell table:formula="of:=RAND()" office:value-type="float" office:value="0.2373046875">
            <text:p>0.2373046875</text:p>
          </table:table-cell>
          <table:table-cell table:formula="of:=RAND()" office:value-type="float" office:value="0.51416015625">
            <text:p>0.5141601563</text:p>
          </table:table-cell>
          <table:table-cell table:formula="of:=SQRT(1 - [.A100])" office:value-type="float" office:value="0.873324288280132">
            <text:p>0.8733242883</text:p>
          </table:table-cell>
          <table:table-cell table:formula="of:=SQRT(1 - (1 - [.A100]))" office:value-type="float" office:value="0.487139289628747">
            <text:p>0.4871392896</text:p>
          </table:table-cell>
          <table:table-cell table:formula="of:=COS(2 * PI() * [.B100])" office:value-type="float" office:value="-0.996044700901252">
            <text:p>-0.9960447009</text:p>
          </table:table-cell>
          <table:table-cell table:formula="of:=SIN(2 * PI() * [.B100])" office:value-type="float" office:value="-0.0888535525825245">
            <text:p>-0.0888535526</text:p>
          </table:table-cell>
          <table:table-cell table:formula="of:=[.D100]*[.E100]" office:value-type="float" office:value="-0.485212508035513">
            <text:p>-0.485212508</text:p>
          </table:table-cell>
          <table:table-cell table:formula="of:=[.D100]*[.F100]" office:value-type="float" office:value="-0.0432840564860415">
            <text:p>-0.0432840565</text:p>
          </table:table-cell>
          <table:table-cell table:formula="of:=[.C100]" office:value-type="float" office:value="0.873324288280132">
            <text:p>0.8733242883</text:p>
          </table:table-cell>
        </table:table-row>
        <table:table-row table:style-name="ro1">
          <table:table-cell table:formula="of:=RAND()" office:value-type="float" office:value="0.144775390625">
            <text:p>0.1447753906</text:p>
          </table:table-cell>
          <table:table-cell table:formula="of:=RAND()" office:value-type="float" office:value="0.48492431640625">
            <text:p>0.4849243164</text:p>
          </table:table-cell>
          <table:table-cell table:formula="of:=SQRT(1 - [.A101])" office:value-type="float" office:value="0.924783547309856">
            <text:p>0.9247835473</text:p>
          </table:table-cell>
          <table:table-cell table:formula="of:=SQRT(1 - (1 - [.A101]))" office:value-type="float" office:value="0.380493614433935">
            <text:p>0.3804936144</text:p>
          </table:table-cell>
          <table:table-cell table:formula="of:=COS(2 * PI() * [.B101])" office:value-type="float" office:value="-0.995517100333418">
            <text:p>-0.9955171003</text:p>
          </table:table-cell>
          <table:table-cell table:formula="of:=SIN(2 * PI() * [.B101])" office:value-type="float" office:value="0.0945817262675156">
            <text:p>0.0945817263</text:p>
          </table:table-cell>
          <table:table-cell table:formula="of:=[.D101]*[.E101]" office:value-type="float" office:value="-0.378787899736653">
            <text:p>-0.3787878997</text:p>
          </table:table-cell>
          <table:table-cell table:formula="of:=[.D101]*[.F101]" office:value-type="float" office:value="0.035987742886928">
            <text:p>0.0359877429</text:p>
          </table:table-cell>
          <table:table-cell table:formula="of:=[.C101]" office:value-type="float" office:value="0.924783547309856">
            <text:p>0.9247835473</text:p>
          </table:table-cell>
        </table:table-row>
        <table:table-row table:style-name="ro1">
          <table:table-cell table:formula="of:=RAND()" office:value-type="float" office:value="0.336181640625">
            <text:p>0.3361816406</text:p>
          </table:table-cell>
          <table:table-cell table:formula="of:=RAND()" office:value-type="float" office:value="0.495635986328125">
            <text:p>0.4956359863</text:p>
          </table:table-cell>
          <table:table-cell table:formula="of:=SQRT(1 - [.A102])" office:value-type="float" office:value="0.814750489030231">
            <text:p>0.814750489</text:p>
          </table:table-cell>
          <table:table-cell table:formula="of:=SQRT(1 - (1 - [.A102]))" office:value-type="float" office:value="0.579811728602484">
            <text:p>0.5798117286</text:p>
          </table:table-cell>
          <table:table-cell table:formula="of:=COS(2 * PI() * [.B102])" office:value-type="float" office:value="-0.999624097914234">
            <text:p>-0.9996240979</text:p>
          </table:table-cell>
          <table:table-cell table:formula="of:=SIN(2 * PI() * [.B102])" office:value-type="float" office:value="0.0274164707639897">
            <text:p>0.0274164708</text:p>
          </table:table-cell>
          <table:table-cell table:formula="of:=[.D102]*[.E102]" office:value-type="float" office:value="-0.579593776164351">
            <text:p>-0.5795937762</text:p>
          </table:table-cell>
          <table:table-cell table:formula="of:=[.D102]*[.F102]" office:value-type="float" office:value="0.0158963913058483">
            <text:p>0.0158963913</text:p>
          </table:table-cell>
          <table:table-cell table:formula="of:=[.C102]" office:value-type="float" office:value="0.814750489030231">
            <text:p>0.814750489</text:p>
          </table:table-cell>
        </table:table-row>
        <table:table-row table:style-name="ro1">
          <table:table-cell table:formula="of:=RAND()" office:value-type="float" office:value="0.498382568359375">
            <text:p>0.4983825684</text:p>
          </table:table-cell>
          <table:table-cell table:formula="of:=RAND()" office:value-type="float" office:value="0.982421875">
            <text:p>0.982421875</text:p>
          </table:table-cell>
          <table:table-cell table:formula="of:=SQRT(1 - [.A103])" office:value-type="float" office:value="0.708249554634964">
            <text:p>0.7082495546</text:p>
          </table:table-cell>
          <table:table-cell table:formula="of:=SQRT(1 - (1 - [.A103]))" office:value-type="float" office:value="0.705962157880559">
            <text:p>0.7059621579</text:p>
          </table:table-cell>
          <table:table-cell table:formula="of:=COS(2 * PI() * [.B103])" office:value-type="float" office:value="0.993906970002356">
            <text:p>0.99390697</text:p>
          </table:table-cell>
          <table:table-cell table:formula="of:=SIN(2 * PI() * [.B103])" office:value-type="float" office:value="-0.110222207293883">
            <text:p>-0.1102222073</text:p>
          </table:table-cell>
          <table:table-cell table:formula="of:=[.D103]*[.E103]" office:value-type="float" office:value="0.701660709275391">
            <text:p>0.7016607093</text:p>
          </table:table-cell>
          <table:table-cell table:formula="of:=[.D103]*[.F103]" office:value-type="float" office:value="-0.0778127073075482">
            <text:p>-0.0778127073</text:p>
          </table:table-cell>
          <table:table-cell table:formula="of:=[.C103]" office:value-type="float" office:value="0.708249554634964">
            <text:p>0.7082495546</text:p>
          </table:table-cell>
        </table:table-row>
        <table:table-row table:style-name="ro1">
          <table:table-cell table:formula="of:=RAND()" office:value-type="float" office:value="0.918365478515625">
            <text:p>0.9183654785</text:p>
          </table:table-cell>
          <table:table-cell table:formula="of:=RAND()" office:value-type="float" office:value="0.210968017578125">
            <text:p>0.2109680176</text:p>
          </table:table-cell>
          <table:table-cell table:formula="of:=SQRT(1 - [.A104])" office:value-type="float" office:value="0.28571755543609">
            <text:p>0.2857175554</text:p>
          </table:table-cell>
          <table:table-cell table:formula="of:=SQRT(1 - (1 - [.A104]))" office:value-type="float" office:value="0.95831387265114">
            <text:p>0.9583138727</text:p>
          </table:table-cell>
          <table:table-cell table:formula="of:=COS(2 * PI() * [.B104])" office:value-type="float" office:value="0.242794174274304">
            <text:p>0.2427941743</text:p>
          </table:table-cell>
          <table:table-cell table:formula="of:=SIN(2 * PI() * [.B104])" office:value-type="float" office:value="0.970077826227596">
            <text:p>0.9700778262</text:p>
          </table:table-cell>
          <table:table-cell table:formula="of:=[.D104]*[.E104]" office:value-type="float" office:value="0.232673025405944">
            <text:p>0.2326730254</text:p>
          </table:table-cell>
          <table:table-cell table:formula="of:=[.D104]*[.F104]" office:value-type="float" office:value="0.929639038425167">
            <text:p>0.9296390384</text:p>
          </table:table-cell>
          <table:table-cell table:formula="of:=[.C104]" office:value-type="float" office:value="0.28571755543609">
            <text:p>0.2857175554</text:p>
          </table:table-cell>
        </table:table-row>
        <table:table-row table:style-name="ro1">
          <table:table-cell table:formula="of:=RAND()" office:value-type="float" office:value="0.3748779296875">
            <text:p>0.3748779297</text:p>
          </table:table-cell>
          <table:table-cell table:formula="of:=RAND()" office:value-type="float" office:value="0.881378173828125">
            <text:p>0.8813781738</text:p>
          </table:table-cell>
          <table:table-cell table:formula="of:=SQRT(1 - [.A105])" office:value-type="float" office:value="0.790646615317172">
            <text:p>0.7906466153</text:p>
          </table:table-cell>
          <table:table-cell table:formula="of:=SQRT(1 - (1 - [.A105]))" office:value-type="float" office:value="0.61227275759052">
            <text:p>0.6122727576</text:p>
          </table:table-cell>
          <table:table-cell table:formula="of:=COS(2 * PI() * [.B105])" office:value-type="float" office:value="0.734868936579745">
            <text:p>0.7348689366</text:p>
          </table:table-cell>
          <table:table-cell table:formula="of:=SIN(2 * PI() * [.B105])" office:value-type="float" office:value="-0.67820914624484">
            <text:p>-0.6782091462</text:p>
          </table:table-cell>
          <table:table-cell table:formula="of:=[.D105]*[.E105]" office:value-type="float" office:value="0.449940230267294">
            <text:p>0.4499402303</text:p>
          </table:table-cell>
          <table:table-cell table:formula="of:=[.D105]*[.F105]" office:value-type="float" office:value="-0.41524898419444">
            <text:p>-0.4152489842</text:p>
          </table:table-cell>
          <table:table-cell table:formula="of:=[.C105]" office:value-type="float" office:value="0.790646615317172">
            <text:p>0.7906466153</text:p>
          </table:table-cell>
        </table:table-row>
        <table:table-row table:style-name="ro1">
          <table:table-cell table:formula="of:=RAND()" office:value-type="float" office:value="0.8900146484375">
            <text:p>0.8900146484</text:p>
          </table:table-cell>
          <table:table-cell table:formula="of:=RAND()" office:value-type="float" office:value="0.332244873046875">
            <text:p>0.332244873</text:p>
          </table:table-cell>
          <table:table-cell table:formula="of:=SQRT(1 - [.A106])" office:value-type="float" office:value="0.331640394949861">
            <text:p>0.3316403949</text:p>
          </table:table-cell>
          <table:table-cell table:formula="of:=SQRT(1 - (1 - [.A106]))" office:value-type="float" office:value="0.943405876830063">
            <text:p>0.9434058768</text:p>
          </table:table-cell>
          <table:table-cell table:formula="of:=COS(2 * PI() * [.B106])" office:value-type="float" office:value="-0.494065607516104">
            <text:p>-0.4940656075</text:p>
          </table:table-cell>
          <table:table-cell table:formula="of:=SIN(2 * PI() * [.B106])" office:value-type="float" office:value="0.869424623224891">
            <text:p>0.8694246232</text:p>
          </table:table-cell>
          <table:table-cell table:formula="of:=[.D106]*[.E106]" office:value-type="float" office:value="-0.466104397670308">
            <text:p>-0.4661043977</text:p>
          </table:table-cell>
          <table:table-cell table:formula="of:=[.D106]*[.F106]" office:value-type="float" office:value="0.820220299011125">
            <text:p>0.820220299</text:p>
          </table:table-cell>
          <table:table-cell table:formula="of:=[.C106]" office:value-type="float" office:value="0.331640394949861">
            <text:p>0.3316403949</text:p>
          </table:table-cell>
        </table:table-row>
        <table:table-row table:style-name="ro1">
          <table:table-cell table:formula="of:=RAND()" office:value-type="float" office:value="0.032318115234375">
            <text:p>0.0323181152</text:p>
          </table:table-cell>
          <table:table-cell table:formula="of:=RAND()" office:value-type="float" office:value="0.1961669921875">
            <text:p>0.1961669922</text:p>
          </table:table-cell>
          <table:table-cell table:formula="of:=SQRT(1 - [.A107])" office:value-type="float" office:value="0.983708231522754">
            <text:p>0.9837082315</text:p>
          </table:table-cell>
          <table:table-cell table:formula="of:=SQRT(1 - (1 - [.A107]))" office:value-type="float" office:value="0.179772398421935">
            <text:p>0.1797723984</text:p>
          </table:table-cell>
          <table:table-cell table:formula="of:=COS(2 * PI() * [.B107])" office:value-type="float" office:value="0.331829935416461">
            <text:p>0.3318299354</text:p>
          </table:table-cell>
          <table:table-cell table:formula="of:=SIN(2 * PI() * [.B107])" office:value-type="float" office:value="0.943339225285108">
            <text:p>0.9433392253</text:p>
          </table:table-cell>
          <table:table-cell table:formula="of:=[.D107]*[.E107]" office:value-type="float" office:value="0.0596538633580131">
            <text:p>0.0596538634</text:p>
          </table:table-cell>
          <table:table-cell table:formula="of:=[.D107]*[.F107]" office:value-type="float" office:value="0.169586355054994">
            <text:p>0.1695863551</text:p>
          </table:table-cell>
          <table:table-cell table:formula="of:=[.C107]" office:value-type="float" office:value="0.983708231522754">
            <text:p>0.9837082315</text:p>
          </table:table-cell>
        </table:table-row>
        <table:table-row table:style-name="ro1">
          <table:table-cell table:formula="of:=RAND()" office:value-type="float" office:value="0.496185302734375">
            <text:p>0.4961853027</text:p>
          </table:table-cell>
          <table:table-cell table:formula="of:=RAND()" office:value-type="float" office:value="0.681640625">
            <text:p>0.681640625</text:p>
          </table:table-cell>
          <table:table-cell table:formula="of:=SQRT(1 - [.A108])" office:value-type="float" office:value="0.709799054145344">
            <text:p>0.7097990541</text:p>
          </table:table-cell>
          <table:table-cell table:formula="of:=SQRT(1 - (1 - [.A108]))" office:value-type="float" office:value="0.704404218282638">
            <text:p>0.7044042183</text:p>
          </table:table-cell>
          <table:table-cell table:formula="of:=COS(2 * PI() * [.B108])" office:value-type="float" office:value="-0.416429560097637">
            <text:p>-0.4164295601</text:p>
          </table:table-cell>
          <table:table-cell table:formula="of:=SIN(2 * PI() * [.B108])" office:value-type="float" office:value="-0.909167983090522">
            <text:p>-0.9091679831</text:p>
          </table:table-cell>
          <table:table-cell table:formula="of:=[.D108]*[.E108]" office:value-type="float" office:value="-0.293334738750359">
            <text:p>-0.2933347388</text:p>
          </table:table-cell>
          <table:table-cell table:formula="of:=[.D108]*[.F108]" office:value-type="float" office:value="-0.640421762416482">
            <text:p>-0.6404217624</text:p>
          </table:table-cell>
          <table:table-cell table:formula="of:=[.C108]" office:value-type="float" office:value="0.709799054145344">
            <text:p>0.7097990541</text:p>
          </table:table-cell>
        </table:table-row>
        <table:table-row table:style-name="ro1">
          <table:table-cell table:formula="of:=RAND()" office:value-type="float" office:value="0.981658935546875">
            <text:p>0.9816589355</text:p>
          </table:table-cell>
          <table:table-cell table:formula="of:=RAND()" office:value-type="float" office:value="0.557403564453125">
            <text:p>0.5574035645</text:p>
          </table:table-cell>
          <table:table-cell table:formula="of:=SQRT(1 - [.A109])" office:value-type="float" office:value="0.135429186119998">
            <text:p>0.1354291861</text:p>
          </table:table-cell>
          <table:table-cell table:formula="of:=SQRT(1 - (1 - [.A109]))" office:value-type="float" office:value="0.990787028350127">
            <text:p>0.9907870284</text:p>
          </table:table-cell>
          <table:table-cell table:formula="of:=COS(2 * PI() * [.B109])" office:value-type="float" office:value="-0.935658037426032">
            <text:p>-0.9356580374</text:p>
          </table:table-cell>
          <table:table-cell table:formula="of:=SIN(2 * PI() * [.B109])" office:value-type="float" office:value="-0.3529079724235">
            <text:p>-0.3529079724</text:p>
          </table:table-cell>
          <table:table-cell table:formula="of:=[.D109]*[.E109]" office:value-type="float" office:value="-0.92703784645325">
            <text:p>-0.9270378465</text:p>
          </table:table-cell>
          <table:table-cell table:formula="of:=[.D109]*[.F109]" office:value-type="float" office:value="-0.349656641278548">
            <text:p>-0.3496566413</text:p>
          </table:table-cell>
          <table:table-cell table:formula="of:=[.C109]" office:value-type="float" office:value="0.135429186119998">
            <text:p>0.1354291861</text:p>
          </table:table-cell>
        </table:table-row>
        <table:table-row table:style-name="ro1">
          <table:table-cell table:formula="of:=RAND()" office:value-type="float" office:value="0.087005615234375">
            <text:p>0.0870056152</text:p>
          </table:table-cell>
          <table:table-cell table:formula="of:=RAND()" office:value-type="float" office:value="0.01751708984375">
            <text:p>0.0175170898</text:p>
          </table:table-cell>
          <table:table-cell table:formula="of:=SQRT(1 - [.A110])" office:value-type="float" office:value="0.955507396499695">
            <text:p>0.9555073965</text:p>
          </table:table-cell>
          <table:table-cell table:formula="of:=SQRT(1 - (1 - [.A110]))" office:value-type="float" office:value="0.294967142635201">
            <text:p>0.2949671426</text:p>
          </table:table-cell>
          <table:table-cell table:formula="of:=COS(2 * PI() * [.B110])" office:value-type="float" office:value="0.993949166602181">
            <text:p>0.9939491666</text:p>
          </table:table-cell>
          <table:table-cell table:formula="of:=SIN(2 * PI() * [.B110])" office:value-type="float" office:value="0.109841040648883">
            <text:p>0.1098410406</text:p>
          </table:table-cell>
          <table:table-cell table:formula="of:=[.D110]*[.E110]" office:value-type="float" office:value="0.293182345597285">
            <text:p>0.2931823456</text:p>
          </table:table-cell>
          <table:table-cell table:formula="of:=[.D110]*[.F110]" office:value-type="float" office:value="0.0323994979042779">
            <text:p>0.0323994979</text:p>
          </table:table-cell>
          <table:table-cell table:formula="of:=[.C110]" office:value-type="float" office:value="0.955507396499695">
            <text:p>0.9555073965</text:p>
          </table:table-cell>
        </table:table-row>
        <table:table-row table:style-name="ro1">
          <table:table-cell table:formula="of:=RAND()" office:value-type="float" office:value="0.133087158203125">
            <text:p>0.1330871582</text:p>
          </table:table-cell>
          <table:table-cell table:formula="of:=RAND()" office:value-type="float" office:value="0.538177490234375">
            <text:p>0.5381774902</text:p>
          </table:table-cell>
          <table:table-cell table:formula="of:=SQRT(1 - [.A111])" office:value-type="float" office:value="0.931081544117847">
            <text:p>0.9310815441</text:p>
          </table:table-cell>
          <table:table-cell table:formula="of:=SQRT(1 - (1 - [.A111]))" office:value-type="float" office:value="0.364811126753454">
            <text:p>0.3648111268</text:p>
          </table:table-cell>
          <table:table-cell table:formula="of:=COS(2 * PI() * [.B111])" office:value-type="float" office:value="-0.97136738413468">
            <text:p>-0.9713673841</text:p>
          </table:table-cell>
          <table:table-cell table:formula="of:=SIN(2 * PI() * [.B111])" office:value-type="float" office:value="-0.237582417361533">
            <text:p>-0.2375824174</text:p>
          </table:table-cell>
          <table:table-cell table:formula="of:=[.D111]*[.E111]" office:value-type="float" office:value="-0.354365629897728">
            <text:p>-0.3543656299</text:p>
          </table:table-cell>
          <table:table-cell table:formula="of:=[.D111]*[.F111]" office:value-type="float" office:value="-0.0866727093744704">
            <text:p>-0.0866727094</text:p>
          </table:table-cell>
          <table:table-cell table:formula="of:=[.C111]" office:value-type="float" office:value="0.931081544117847">
            <text:p>0.9310815441</text:p>
          </table:table-cell>
        </table:table-row>
        <table:table-row table:style-name="ro1">
          <table:table-cell table:formula="of:=RAND()" office:value-type="float" office:value="0.68280029296875">
            <text:p>0.682800293</text:p>
          </table:table-cell>
          <table:table-cell table:formula="of:=RAND()" office:value-type="float" office:value="0.22137451171875">
            <text:p>0.2213745117</text:p>
          </table:table-cell>
          <table:table-cell table:formula="of:=SQRT(1 - [.A112])" office:value-type="float" office:value="0.563204853522455">
            <text:p>0.5632048535</text:p>
          </table:table-cell>
          <table:table-cell table:formula="of:=SQRT(1 - (1 - [.A112]))" office:value-type="float" office:value="0.826317307678321">
            <text:p>0.8263173077</text:p>
          </table:table-cell>
          <table:table-cell table:formula="of:=COS(2 * PI() * [.B112])" office:value-type="float" office:value="0.178891093075045">
            <text:p>0.1788910931</text:p>
          </table:table-cell>
          <table:table-cell table:formula="of:=SIN(2 * PI() * [.B112])" office:value-type="float" office:value="0.983868881924017">
            <text:p>0.9838688819</text:p>
          </table:table-cell>
          <table:table-cell table:formula="of:=[.D112]*[.E112]" office:value-type="float" office:value="0.147820806397403">
            <text:p>0.1478208064</text:p>
          </table:table-cell>
          <table:table-cell table:formula="of:=[.D112]*[.F112]" office:value-type="float" office:value="0.812987885619934">
            <text:p>0.8129878856</text:p>
          </table:table-cell>
          <table:table-cell table:formula="of:=[.C112]" office:value-type="float" office:value="0.563204853522455">
            <text:p>0.5632048535</text:p>
          </table:table-cell>
        </table:table-row>
        <table:table-row table:style-name="ro1">
          <table:table-cell table:formula="of:=RAND()" office:value-type="float" office:value="0.131378173828125">
            <text:p>0.1313781738</text:p>
          </table:table-cell>
          <table:table-cell table:formula="of:=RAND()" office:value-type="float" office:value="0.583892822265625">
            <text:p>0.5838928223</text:p>
          </table:table-cell>
          <table:table-cell table:formula="of:=SQRT(1 - [.A113])" office:value-type="float" office:value="0.931998833782465">
            <text:p>0.9319988338</text:p>
          </table:table-cell>
          <table:table-cell table:formula="of:=SQRT(1 - (1 - [.A113]))" office:value-type="float" office:value="0.362461272176939">
            <text:p>0.3624612722</text:p>
          </table:table-cell>
          <table:table-cell table:formula="of:=COS(2 * PI() * [.B113])" office:value-type="float" office:value="-0.864262369986935">
            <text:p>-0.86426237</text:p>
          </table:table-cell>
          <table:table-cell table:formula="of:=SIN(2 * PI() * [.B113])" office:value-type="float" office:value="-0.503041306280673">
            <text:p>-0.5030413063</text:p>
          </table:table-cell>
          <table:table-cell table:formula="of:=[.D113]*[.E113]" office:value-type="float" office:value="-0.313261638120121">
            <text:p>-0.3132616381</text:p>
          </table:table-cell>
          <table:table-cell table:formula="of:=[.D113]*[.F113]" office:value-type="float" office:value="-0.182332991832042">
            <text:p>-0.1823329918</text:p>
          </table:table-cell>
          <table:table-cell table:formula="of:=[.C113]" office:value-type="float" office:value="0.931998833782465">
            <text:p>0.9319988338</text:p>
          </table:table-cell>
        </table:table-row>
        <table:table-row table:style-name="ro1">
          <table:table-cell table:formula="of:=RAND()" office:value-type="float" office:value="0.244232177734375">
            <text:p>0.2442321777</text:p>
          </table:table-cell>
          <table:table-cell table:formula="of:=RAND()" office:value-type="float" office:value="0.915802001953125">
            <text:p>0.915802002</text:p>
          </table:table-cell>
          <table:table-cell table:formula="of:=SQRT(1 - [.A114])" office:value-type="float" office:value="0.869349079636958">
            <text:p>0.8693490796</text:p>
          </table:table-cell>
          <table:table-cell table:formula="of:=SQRT(1 - (1 - [.A114]))" office:value-type="float" office:value="0.494198520570808">
            <text:p>0.4941985206</text:p>
          </table:table-cell>
          <table:table-cell table:formula="of:=COS(2 * PI() * [.B114])" office:value-type="float" office:value="0.863296212131468">
            <text:p>0.8632962121</text:p>
          </table:table-cell>
          <table:table-cell table:formula="of:=SIN(2 * PI() * [.B114])" office:value-type="float" office:value="-0.504697582834968">
            <text:p>-0.5046975828</text:p>
          </table:table-cell>
          <table:table-cell table:formula="of:=[.D114]*[.E114]" office:value-type="float" office:value="0.426639710849754">
            <text:p>0.4266397108</text:p>
          </table:table-cell>
          <table:table-cell table:formula="of:=[.D114]*[.F114]" office:value-type="float" office:value="-0.249420798772704">
            <text:p>-0.2494207988</text:p>
          </table:table-cell>
          <table:table-cell table:formula="of:=[.C114]" office:value-type="float" office:value="0.869349079636958">
            <text:p>0.8693490796</text:p>
          </table:table-cell>
        </table:table-row>
        <table:table-row table:style-name="ro1">
          <table:table-cell table:formula="of:=RAND()" office:value-type="float" office:value="0.037384033203125">
            <text:p>0.0373840332</text:p>
          </table:table-cell>
          <table:table-cell table:formula="of:=RAND()" office:value-type="float" office:value="0.826751708984375">
            <text:p>0.826751709</text:p>
          </table:table-cell>
          <table:table-cell table:formula="of:=SQRT(1 - [.A115])" office:value-type="float" office:value="0.981129943889633">
            <text:p>0.9811299439</text:p>
          </table:table-cell>
          <table:table-cell table:formula="of:=SQRT(1 - (1 - [.A115]))" office:value-type="float" office:value="0.193349510480697">
            <text:p>0.1933495105</text:p>
          </table:table-cell>
          <table:table-cell table:formula="of:=COS(2 * PI() * [.B115])" office:value-type="float" office:value="0.463769500002065">
            <text:p>0.4637695</text:p>
          </table:table-cell>
          <table:table-cell table:formula="of:=SIN(2 * PI() * [.B115])" office:value-type="float" office:value="-0.885955896683257">
            <text:p>-0.8859558967</text:p>
          </table:table-cell>
          <table:table-cell table:formula="of:=[.D115]*[.E115]" office:value-type="float" office:value="0.0896696058012768">
            <text:p>0.0896696058</text:p>
          </table:table-cell>
          <table:table-cell table:formula="of:=[.D115]*[.F115]" office:value-type="float" office:value="-0.171299138931194">
            <text:p>-0.1712991389</text:p>
          </table:table-cell>
          <table:table-cell table:formula="of:=[.C115]" office:value-type="float" office:value="0.981129943889633">
            <text:p>0.9811299439</text:p>
          </table:table-cell>
        </table:table-row>
        <table:table-row table:style-name="ro1">
          <table:table-cell table:formula="of:=RAND()" office:value-type="float" office:value="0.053680419921875">
            <text:p>0.0536804199</text:p>
          </table:table-cell>
          <table:table-cell table:formula="of:=RAND()" office:value-type="float" office:value="0.045928955078125">
            <text:p>0.0459289551</text:p>
          </table:table-cell>
          <table:table-cell table:formula="of:=SQRT(1 - [.A116])" office:value-type="float" office:value="0.972789586744289">
            <text:p>0.9727895867</text:p>
          </table:table-cell>
          <table:table-cell table:formula="of:=SQRT(1 - (1 - [.A116]))" office:value-type="float" office:value="0.231690353536514">
            <text:p>0.2316903535</text:p>
          </table:table-cell>
          <table:table-cell table:formula="of:=COS(2 * PI() * [.B116])" office:value-type="float" office:value="0.958648922809561">
            <text:p>0.9586489228</text:p>
          </table:table-cell>
          <table:table-cell table:formula="of:=SIN(2 * PI() * [.B116])" office:value-type="float" office:value="0.28459136107069">
            <text:p>0.2845913611</text:p>
          </table:table-cell>
          <table:table-cell table:formula="of:=[.D116]*[.E116]" office:value-type="float" office:value="0.222109707843146">
            <text:p>0.2221097078</text:p>
          </table:table-cell>
          <table:table-cell table:formula="of:=[.D116]*[.F116]" office:value-type="float" office:value="0.0659370730599061">
            <text:p>0.0659370731</text:p>
          </table:table-cell>
          <table:table-cell table:formula="of:=[.C116]" office:value-type="float" office:value="0.972789586744289">
            <text:p>0.9727895867</text:p>
          </table:table-cell>
        </table:table-row>
        <table:table-row table:style-name="ro1">
          <table:table-cell table:formula="of:=RAND()" office:value-type="float" office:value="0.01104736328125">
            <text:p>0.0110473633</text:p>
          </table:table-cell>
          <table:table-cell table:formula="of:=RAND()" office:value-type="float" office:value="0.566497802734375">
            <text:p>0.5664978027</text:p>
          </table:table-cell>
          <table:table-cell table:formula="of:=SQRT(1 - [.A117])" office:value-type="float" office:value="0.994460977976889">
            <text:p>0.994460978</text:p>
          </table:table-cell>
          <table:table-cell table:formula="of:=SQRT(1 - (1 - [.A117]))" office:value-type="float" office:value="0.105106437867763">
            <text:p>0.1051064379</text:p>
          </table:table-cell>
          <table:table-cell table:formula="of:=COS(2 * PI() * [.B117])" office:value-type="float" office:value="-0.913976492312131">
            <text:p>-0.9139764923</text:p>
          </table:table-cell>
          <table:table-cell table:formula="of:=SIN(2 * PI() * [.B117])" office:value-type="float" office:value="-0.405767139503452">
            <text:p>-0.4057671395</text:p>
          </table:table-cell>
          <table:table-cell table:formula="of:=[.D117]*[.E117]" office:value-type="float" office:value="-0.0960648134018013">
            <text:p>-0.0960648134</text:p>
          </table:table-cell>
          <table:table-cell table:formula="of:=[.D117]*[.F117]" office:value-type="float" office:value="-0.0426487386369996">
            <text:p>-0.0426487386</text:p>
          </table:table-cell>
          <table:table-cell table:formula="of:=[.C117]" office:value-type="float" office:value="0.994460977976889">
            <text:p>0.994460978</text:p>
          </table:table-cell>
        </table:table-row>
        <table:table-row table:style-name="ro1">
          <table:table-cell table:formula="of:=RAND()" office:value-type="float" office:value="0.11444091796875">
            <text:p>0.114440918</text:p>
          </table:table-cell>
          <table:table-cell table:formula="of:=RAND()" office:value-type="float" office:value="0.454559326171875">
            <text:p>0.4545593262</text:p>
          </table:table-cell>
          <table:table-cell table:formula="of:=SQRT(1 - [.A118])" office:value-type="float" office:value="0.941041487943677">
            <text:p>0.9410414879</text:p>
          </table:table-cell>
          <table:table-cell table:formula="of:=SQRT(1 - (1 - [.A118]))" office:value-type="float" office:value="0.338291173353296">
            <text:p>0.3382911734</text:p>
          </table:table-cell>
          <table:table-cell table:formula="of:=COS(2 * PI() * [.B118])" office:value-type="float" office:value="-0.959517525216059">
            <text:p>-0.9595175252</text:p>
          </table:table-cell>
          <table:table-cell table:formula="of:=SIN(2 * PI() * [.B118])" office:value-type="float" office:value="0.281648928283509">
            <text:p>0.2816489283</text:p>
          </table:table-cell>
          <table:table-cell table:formula="of:=[.D118]*[.E118]" office:value-type="float" office:value="-0.324596309458392">
            <text:p>-0.3245963095</text:p>
          </table:table-cell>
          <table:table-cell table:formula="of:=[.D118]*[.F118]" office:value-type="float" office:value="0.0952793464227266">
            <text:p>0.0952793464</text:p>
          </table:table-cell>
          <table:table-cell table:formula="of:=[.C118]" office:value-type="float" office:value="0.941041487943677">
            <text:p>0.9410414879</text:p>
          </table:table-cell>
        </table:table-row>
        <table:table-row table:style-name="ro1">
          <table:table-cell table:formula="of:=RAND()" office:value-type="float" office:value="0.1529541015625">
            <text:p>0.1529541016</text:p>
          </table:table-cell>
          <table:table-cell table:formula="of:=RAND()" office:value-type="float" office:value="0.6981201171875">
            <text:p>0.6981201172</text:p>
          </table:table-cell>
          <table:table-cell table:formula="of:=SQRT(1 - [.A119])" office:value-type="float" office:value="0.920350964815868">
            <text:p>0.9203509648</text:p>
          </table:table-cell>
          <table:table-cell table:formula="of:=SQRT(1 - (1 - [.A119]))" office:value-type="float" office:value="0.391093469086995">
            <text:p>0.3910934691</text:p>
          </table:table-cell>
          <table:table-cell table:formula="of:=COS(2 * PI() * [.B119])" office:value-type="float" office:value="-0.3202287258131">
            <text:p>-0.3202287258</text:p>
          </table:table-cell>
          <table:table-cell table:formula="of:=SIN(2 * PI() * [.B119])" office:value-type="float" office:value="-0.947340257333192">
            <text:p>-0.9473402573</text:p>
          </table:table-cell>
          <table:table-cell table:formula="of:=[.D119]*[.E119]" office:value-type="float" office:value="-0.125239363279553">
            <text:p>-0.1252393633</text:p>
          </table:table-cell>
          <table:table-cell table:formula="of:=[.D119]*[.F119]" office:value-type="float" office:value="-0.370498587646204">
            <text:p>-0.3704985876</text:p>
          </table:table-cell>
          <table:table-cell table:formula="of:=[.C119]" office:value-type="float" office:value="0.920350964815868">
            <text:p>0.9203509648</text:p>
          </table:table-cell>
        </table:table-row>
        <table:table-row table:style-name="ro1">
          <table:table-cell table:formula="of:=RAND()" office:value-type="float" office:value="0.973480224609375">
            <text:p>0.9734802246</text:p>
          </table:table-cell>
          <table:table-cell table:formula="of:=RAND()" office:value-type="float" office:value="0.98297119140625">
            <text:p>0.9829711914</text:p>
          </table:table-cell>
          <table:table-cell table:formula="of:=SQRT(1 - [.A120])" office:value-type="float" office:value="0.162848934263092">
            <text:p>0.1628489343</text:p>
          </table:table-cell>
          <table:table-cell table:formula="of:=SQRT(1 - (1 - [.A120]))" office:value-type="float" office:value="0.98665101459907">
            <text:p>0.9866510146</text:p>
          </table:table-cell>
          <table:table-cell table:formula="of:=COS(2 * PI() * [.B120])" office:value-type="float" office:value="0.994281476451641">
            <text:p>0.9942814765</text:p>
          </table:table-cell>
          <table:table-cell table:formula="of:=SIN(2 * PI() * [.B120])" office:value-type="float" office:value="-0.106791130648308">
            <text:p>-0.1067911306</text:p>
          </table:table-cell>
          <table:table-cell table:formula="of:=[.D120]*[.E120]" office:value-type="float" office:value="0.981008827538074">
            <text:p>0.9810088275</text:p>
          </table:table-cell>
          <table:table-cell table:formula="of:=[.D120]*[.F120]" office:value-type="float" office:value="-0.105365577404335">
            <text:p>-0.1053655774</text:p>
          </table:table-cell>
          <table:table-cell table:formula="of:=[.C120]" office:value-type="float" office:value="0.162848934263092">
            <text:p>0.1628489343</text:p>
          </table:table-cell>
        </table:table-row>
        <table:table-row table:style-name="ro1">
          <table:table-cell table:formula="of:=RAND()" office:value-type="float" office:value="0.16021728515625">
            <text:p>0.1602172852</text:p>
          </table:table-cell>
          <table:table-cell table:formula="of:=RAND()" office:value-type="float" office:value="0.86834716796875">
            <text:p>0.868347168</text:p>
          </table:table-cell>
          <table:table-cell table:formula="of:=SQRT(1 - [.A121])" office:value-type="float" office:value="0.916396592553546">
            <text:p>0.9163965926</text:p>
          </table:table-cell>
          <table:table-cell table:formula="of:=SQRT(1 - (1 - [.A121]))" office:value-type="float" office:value="0.400271514295297">
            <text:p>0.4002715143</text:p>
          </table:table-cell>
          <table:table-cell table:formula="of:=COS(2 * PI() * [.B121])" office:value-type="float" office:value="0.676939952790071">
            <text:p>0.6769399528</text:p>
          </table:table-cell>
          <table:table-cell table:formula="of:=SIN(2 * PI() * [.B121])" office:value-type="float" office:value="-0.736038246503928">
            <text:p>-0.7360382465</text:p>
          </table:table-cell>
          <table:table-cell table:formula="of:=[.D121]*[.E121]" office:value-type="float" office:value="0.270959779990268">
            <text:p>0.27095978</text:p>
          </table:table-cell>
          <table:table-cell table:formula="of:=[.D121]*[.F121]" office:value-type="float" office:value="-0.294615143507382">
            <text:p>-0.2946151435</text:p>
          </table:table-cell>
          <table:table-cell table:formula="of:=[.C121]" office:value-type="float" office:value="0.916396592553546">
            <text:p>0.9163965926</text:p>
          </table:table-cell>
        </table:table-row>
        <table:table-row table:style-name="ro1">
          <table:table-cell table:formula="of:=RAND()" office:value-type="float" office:value="0.8743896484375">
            <text:p>0.8743896484</text:p>
          </table:table-cell>
          <table:table-cell table:formula="of:=RAND()" office:value-type="float" office:value="0.12823486328125">
            <text:p>0.1282348633</text:p>
          </table:table-cell>
          <table:table-cell table:formula="of:=SQRT(1 - [.A122])" office:value-type="float" office:value="0.35441550694418">
            <text:p>0.3544155069</text:p>
          </table:table-cell>
          <table:table-cell table:formula="of:=SQRT(1 - (1 - [.A122]))" office:value-type="float" office:value="0.935088043147542">
            <text:p>0.9350880431</text:p>
          </table:table-cell>
          <table:table-cell table:formula="of:=COS(2 * PI() * [.B122])" office:value-type="float" office:value="0.69258959845065">
            <text:p>0.6925895985</text:p>
          </table:table-cell>
          <table:table-cell table:formula="of:=SIN(2 * PI() * [.B122])" office:value-type="float" office:value="0.721331857135096">
            <text:p>0.7213318571</text:p>
          </table:table-cell>
          <table:table-cell table:formula="of:=[.D122]*[.E122]" office:value-type="float" office:value="0.647632252319561">
            <text:p>0.6476322523</text:p>
          </table:table-cell>
          <table:table-cell table:formula="of:=[.D122]*[.F122]" office:value-type="float" office:value="0.67450879474844">
            <text:p>0.6745087947</text:p>
          </table:table-cell>
          <table:table-cell table:formula="of:=[.C122]" office:value-type="float" office:value="0.35441550694418">
            <text:p>0.3544155069</text:p>
          </table:table-cell>
        </table:table-row>
        <table:table-row table:style-name="ro1">
          <table:table-cell table:formula="of:=RAND()" office:value-type="float" office:value="0.9530029296875">
            <text:p>0.9530029297</text:p>
          </table:table-cell>
          <table:table-cell table:formula="of:=RAND()" office:value-type="float" office:value="0.64166259765625">
            <text:p>0.6416625977</text:p>
          </table:table-cell>
          <table:table-cell table:formula="of:=SQRT(1 - [.A123])" office:value-type="float" office:value="0.216788076961119">
            <text:p>0.216788077</text:p>
          </table:table-cell>
          <table:table-cell table:formula="of:=SQRT(1 - (1 - [.A123]))" office:value-type="float" office:value="0.976218689478695">
            <text:p>0.9762186895</text:p>
          </table:table-cell>
          <table:table-cell table:formula="of:=COS(2 * PI() * [.B123])" office:value-type="float" office:value="-0.629340259627066">
            <text:p>-0.6293402596</text:p>
          </table:table-cell>
          <table:table-cell table:formula="of:=SIN(2 * PI() * [.B123])" office:value-type="float" office:value="-0.777129871779831">
            <text:p>-0.7771298718</text:p>
          </table:table-cell>
          <table:table-cell table:formula="of:=[.D123]*[.E123]" office:value-type="float" office:value="-0.614373723489316">
            <text:p>-0.6143737235</text:p>
          </table:table-cell>
          <table:table-cell table:formula="of:=[.D123]*[.F123]" office:value-type="float" office:value="-0.758648704983653">
            <text:p>-0.758648705</text:p>
          </table:table-cell>
          <table:table-cell table:formula="of:=[.C123]" office:value-type="float" office:value="0.216788076961119">
            <text:p>0.216788077</text:p>
          </table:table-cell>
        </table:table-row>
        <table:table-row table:style-name="ro1">
          <table:table-cell table:formula="of:=RAND()" office:value-type="float" office:value="0.64678955078125">
            <text:p>0.6467895508</text:p>
          </table:table-cell>
          <table:table-cell table:formula="of:=RAND()" office:value-type="float" office:value="0.788482666015625">
            <text:p>0.788482666</text:p>
          </table:table-cell>
          <table:table-cell table:formula="of:=SQRT(1 - [.A124])" office:value-type="float" office:value="0.594315109364342">
            <text:p>0.5943151094</text:p>
          </table:table-cell>
          <table:table-cell table:formula="of:=SQRT(1 - (1 - [.A124]))" office:value-type="float" office:value="0.804232274147991">
            <text:p>0.8042322741</text:p>
          </table:table-cell>
          <table:table-cell table:formula="of:=COS(2 * PI() * [.B124])" office:value-type="float" office:value="0.239444553090542">
            <text:p>0.2394445531</text:p>
          </table:table-cell>
          <table:table-cell table:formula="of:=SIN(2 * PI() * [.B124])" office:value-type="float" office:value="-0.970910040114567">
            <text:p>-0.9709100401</text:p>
          </table:table-cell>
          <table:table-cell table:formula="of:=[.D124]*[.E124]" office:value-type="float" office:value="0.192569037464356">
            <text:p>0.1925690375</text:p>
          </table:table-cell>
          <table:table-cell table:formula="of:=[.D124]*[.F124]" office:value-type="float" office:value="-0.780837189554456">
            <text:p>-0.7808371896</text:p>
          </table:table-cell>
          <table:table-cell table:formula="of:=[.C124]" office:value-type="float" office:value="0.594315109364342">
            <text:p>0.5943151094</text:p>
          </table:table-cell>
        </table:table-row>
        <table:table-row table:style-name="ro1">
          <table:table-cell table:formula="of:=RAND()" office:value-type="float" office:value="0.92816162109375">
            <text:p>0.9281616211</text:p>
          </table:table-cell>
          <table:table-cell table:formula="of:=RAND()" office:value-type="float" office:value="0.457611083984375">
            <text:p>0.457611084</text:p>
          </table:table-cell>
          <table:table-cell table:formula="of:=SQRT(1 - [.A125])" office:value-type="float" office:value="0.268026824975132">
            <text:p>0.268026825</text:p>
          </table:table-cell>
          <table:table-cell table:formula="of:=SQRT(1 - (1 - [.A125]))" office:value-type="float" office:value="0.963411449534284">
            <text:p>0.9634114495</text:p>
          </table:table-cell>
          <table:table-cell table:formula="of:=COS(2 * PI() * [.B125])" office:value-type="float" office:value="-0.964741356666855">
            <text:p>-0.9647413567</text:p>
          </table:table-cell>
          <table:table-cell table:formula="of:=SIN(2 * PI() * [.B125])" office:value-type="float" office:value="0.263199762037498">
            <text:p>0.263199762</text:p>
          </table:table-cell>
          <table:table-cell table:formula="of:=[.D125]*[.E125]" office:value-type="float" office:value="-0.929442868852087">
            <text:p>-0.9294428689</text:p>
          </table:table-cell>
          <table:table-cell table:formula="of:=[.D125]*[.F125]" office:value-type="float" office:value="0.253569664261624">
            <text:p>0.2535696643</text:p>
          </table:table-cell>
          <table:table-cell table:formula="of:=[.C125]" office:value-type="float" office:value="0.268026824975132">
            <text:p>0.268026825</text:p>
          </table:table-cell>
        </table:table-row>
        <table:table-row table:style-name="ro1">
          <table:table-cell table:formula="of:=RAND()" office:value-type="float" office:value="0.238006591796875">
            <text:p>0.2380065918</text:p>
          </table:table-cell>
          <table:table-cell table:formula="of:=RAND()" office:value-type="float" office:value="0.12725830078125">
            <text:p>0.1272583008</text:p>
          </table:table-cell>
          <table:table-cell table:formula="of:=SQRT(1 - [.A126])" office:value-type="float" office:value="0.872922338013597">
            <text:p>0.872922338</text:p>
          </table:table-cell>
          <table:table-cell table:formula="of:=SQRT(1 - (1 - [.A126]))" office:value-type="float" office:value="0.487859192592366">
            <text:p>0.4878591926</text:p>
          </table:table-cell>
          <table:table-cell table:formula="of:=COS(2 * PI() * [.B126])" office:value-type="float" office:value="0.697002569716327">
            <text:p>0.6970025697</text:p>
          </table:table-cell>
          <table:table-cell table:formula="of:=SIN(2 * PI() * [.B126])" office:value-type="float" office:value="0.717068628381437">
            <text:p>0.7170686284</text:p>
          </table:table-cell>
          <table:table-cell table:formula="of:=[.D126]*[.E126]" office:value-type="float" office:value="0.340039110896612">
            <text:p>0.3400391109</text:p>
          </table:table-cell>
          <table:table-cell table:formula="of:=[.D126]*[.F126]" office:value-type="float" office:value="0.349828522075483">
            <text:p>0.3498285221</text:p>
          </table:table-cell>
          <table:table-cell table:formula="of:=[.C126]" office:value-type="float" office:value="0.872922338013597">
            <text:p>0.872922338</text:p>
          </table:table-cell>
        </table:table-row>
        <table:table-row table:style-name="ro1">
          <table:table-cell table:formula="of:=RAND()" office:value-type="float" office:value="0.99591064453125">
            <text:p>0.9959106445</text:p>
          </table:table-cell>
          <table:table-cell table:formula="of:=RAND()" office:value-type="float" office:value="0.6600341796875">
            <text:p>0.6600341797</text:p>
          </table:table-cell>
          <table:table-cell table:formula="of:=SQRT(1 - [.A127])" office:value-type="float" office:value="0.0639480685302535">
            <text:p>0.0639480685</text:p>
          </table:table-cell>
          <table:table-cell table:formula="of:=SQRT(1 - (1 - [.A127]))" office:value-type="float" office:value="0.997953227627052">
            <text:p>0.9979532276</text:p>
          </table:table-cell>
          <table:table-cell table:formula="of:=COS(2 * PI() * [.B127])" office:value-type="float" office:value="-0.535645457029742">
            <text:p>-0.535645457</text:p>
          </table:table-cell>
          <table:table-cell table:formula="of:=SIN(2 * PI() * [.B127])" office:value-type="float" office:value="-0.84444297875191">
            <text:p>-0.8444429788</text:p>
          </table:table-cell>
          <table:table-cell table:formula="of:=[.D127]*[.E127]" office:value-type="float" office:value="-0.534549112706598">
            <text:p>-0.5345491127</text:p>
          </table:table-cell>
          <table:table-cell table:formula="of:=[.D127]*[.F127]" office:value-type="float" office:value="-0.842714596192471">
            <text:p>-0.8427145962</text:p>
          </table:table-cell>
          <table:table-cell table:formula="of:=[.C127]" office:value-type="float" office:value="0.0639480685302535">
            <text:p>0.0639480685</text:p>
          </table:table-cell>
        </table:table-row>
        <table:table-row table:style-name="ro1">
          <table:table-cell table:formula="of:=RAND()" office:value-type="float" office:value="0.293975830078125">
            <text:p>0.2939758301</text:p>
          </table:table-cell>
          <table:table-cell table:formula="of:=RAND()" office:value-type="float" office:value="0.088287353515625">
            <text:p>0.0882873535</text:p>
          </table:table-cell>
          <table:table-cell table:formula="of:=SQRT(1 - [.A128])" office:value-type="float" office:value="0.840252444162988">
            <text:p>0.8402524442</text:p>
          </table:table-cell>
          <table:table-cell table:formula="of:=SQRT(1 - (1 - [.A128]))" office:value-type="float" office:value="0.542195379985965">
            <text:p>0.54219538</text:p>
          </table:table-cell>
          <table:table-cell table:formula="of:=COS(2 * PI() * [.B128])" office:value-type="float" office:value="0.850044894896594">
            <text:p>0.8500448949</text:p>
          </table:table-cell>
          <table:table-cell table:formula="of:=SIN(2 * PI() * [.B128])" office:value-type="float" office:value="0.526710239752597">
            <text:p>0.5267102398</text:p>
          </table:table-cell>
          <table:table-cell table:formula="of:=[.D128]*[.E128]" office:value-type="float" office:value="0.460890414793589">
            <text:p>0.4608904148</text:p>
          </table:table-cell>
          <table:table-cell table:formula="of:=[.D128]*[.F128]" office:value-type="float" office:value="0.285579858585158">
            <text:p>0.2855798586</text:p>
          </table:table-cell>
          <table:table-cell table:formula="of:=[.C128]" office:value-type="float" office:value="0.840252444162988">
            <text:p>0.8402524442</text:p>
          </table:table-cell>
        </table:table-row>
        <table:table-row table:style-name="ro1">
          <table:table-cell table:formula="of:=RAND()" office:value-type="float" office:value="0.05596923828125">
            <text:p>0.0559692383</text:p>
          </table:table-cell>
          <table:table-cell table:formula="of:=RAND()" office:value-type="float" office:value="0.3802490234375">
            <text:p>0.3802490234</text:p>
          </table:table-cell>
          <table:table-cell table:formula="of:=SQRT(1 - [.A129])" office:value-type="float" office:value="0.971612454489314">
            <text:p>0.9716124545</text:p>
          </table:table-cell>
          <table:table-cell table:formula="of:=SQRT(1 - (1 - [.A129]))" office:value-type="float" office:value="0.23657818640198">
            <text:p>0.2365781864</text:p>
          </table:table-cell>
          <table:table-cell table:formula="of:=COS(2 * PI() * [.B129])" office:value-type="float" office:value="-0.730038818418926">
            <text:p>-0.7300388184</text:p>
          </table:table-cell>
          <table:table-cell table:formula="of:=SIN(2 * PI() * [.B129])" office:value-type="float" office:value="0.683405680106259">
            <text:p>0.6834056801</text:p>
          </table:table-cell>
          <table:table-cell table:formula="of:=[.D129]*[.E129]" office:value-type="float" office:value="-0.172711259664594">
            <text:p>-0.1727112597</text:p>
          </table:table-cell>
          <table:table-cell table:formula="of:=[.D129]*[.F129]" office:value-type="float" office:value="0.16167887637635">
            <text:p>0.1616788764</text:p>
          </table:table-cell>
          <table:table-cell table:formula="of:=[.C129]" office:value-type="float" office:value="0.971612454489314">
            <text:p>0.9716124545</text:p>
          </table:table-cell>
        </table:table-row>
        <table:table-row table:style-name="ro1">
          <table:table-cell table:formula="of:=RAND()" office:value-type="float" office:value="0.69476318359375">
            <text:p>0.6947631836</text:p>
          </table:table-cell>
          <table:table-cell table:formula="of:=RAND()" office:value-type="float" office:value="0.591888427734375">
            <text:p>0.5918884277</text:p>
          </table:table-cell>
          <table:table-cell table:formula="of:=SQRT(1 - [.A130])" office:value-type="float" office:value="0.552482412757411">
            <text:p>0.5524824128</text:p>
          </table:table-cell>
          <table:table-cell table:formula="of:=SQRT(1 - (1 - [.A130]))" office:value-type="float" office:value="0.833524554883508">
            <text:p>0.8335245549</text:p>
          </table:table-cell>
          <table:table-cell table:formula="of:=COS(2 * PI() * [.B130])" office:value-type="float" office:value="-0.837910872615301">
            <text:p>-0.8379108726</text:p>
          </table:table-cell>
          <table:table-cell table:formula="of:=SIN(2 * PI() * [.B130])" office:value-type="float" office:value="-0.545807080893116">
            <text:p>-0.5458070809</text:p>
          </table:table-cell>
          <table:table-cell table:formula="of:=[.D130]*[.E130]" office:value-type="float" office:value="-0.698419287128721">
            <text:p>-0.6984192871</text:p>
          </table:table-cell>
          <table:table-cell table:formula="of:=[.D130]*[.F130]" office:value-type="float" office:value="-0.454943604153702">
            <text:p>-0.4549436042</text:p>
          </table:table-cell>
          <table:table-cell table:formula="of:=[.C130]" office:value-type="float" office:value="0.552482412757411">
            <text:p>0.5524824128</text:p>
          </table:table-cell>
        </table:table-row>
        <table:table-row table:style-name="ro1">
          <table:table-cell table:formula="of:=RAND()" office:value-type="float" office:value="0.069580078125">
            <text:p>0.0695800781</text:p>
          </table:table-cell>
          <table:table-cell table:formula="of:=RAND()" office:value-type="float" office:value="0.554443359375">
            <text:p>0.5544433594</text:p>
          </table:table-cell>
          <table:table-cell table:formula="of:=SQRT(1 - [.A131])" office:value-type="float" office:value="0.964582770878166">
            <text:p>0.9645827709</text:p>
          </table:table-cell>
          <table:table-cell table:formula="of:=SQRT(1 - (1 - [.A131]))" office:value-type="float" office:value="0.263780359627096">
            <text:p>0.2637803596</text:p>
          </table:table-cell>
          <table:table-cell table:formula="of:=COS(2 * PI() * [.B131])" office:value-type="float" office:value="-0.942059739771017">
            <text:p>-0.9420597398</text:p>
          </table:table-cell>
          <table:table-cell table:formula="of:=SIN(2 * PI() * [.B131])" office:value-type="float" office:value="-0.335445147084531">
            <text:p>-0.3354451471</text:p>
          </table:table-cell>
          <table:table-cell table:formula="of:=[.D131]*[.E131]" office:value-type="float" office:value="-0.248496856947007">
            <text:p>-0.2484968569</text:p>
          </table:table-cell>
          <table:table-cell table:formula="of:=[.D131]*[.F131]" office:value-type="float" office:value="-0.0884838415331218">
            <text:p>-0.0884838415</text:p>
          </table:table-cell>
          <table:table-cell table:formula="of:=[.C131]" office:value-type="float" office:value="0.964582770878166">
            <text:p>0.9645827709</text:p>
          </table:table-cell>
        </table:table-row>
        <table:table-row table:style-name="ro1">
          <table:table-cell table:formula="of:=RAND()" office:value-type="float" office:value="0.451904296875">
            <text:p>0.4519042969</text:p>
          </table:table-cell>
          <table:table-cell table:formula="of:=RAND()" office:value-type="float" office:value="0.94427490234375">
            <text:p>0.9442749023</text:p>
          </table:table-cell>
          <table:table-cell table:formula="of:=SQRT(1 - [.A132])" office:value-type="float" office:value="0.740334858780133">
            <text:p>0.7403348588</text:p>
          </table:table-cell>
          <table:table-cell table:formula="of:=SQRT(1 - (1 - [.A132]))" office:value-type="float" office:value="0.672238273884342">
            <text:p>0.6722382739</text:p>
          </table:table-cell>
          <table:table-cell table:formula="of:=COS(2 * PI() * [.B132])" office:value-type="float" office:value="0.939327745783671">
            <text:p>0.9393277458</text:p>
          </table:table-cell>
          <table:table-cell table:formula="of:=SIN(2 * PI() * [.B132])" office:value-type="float" office:value="-0.343020970205855">
            <text:p>-0.3430209702</text:p>
          </table:table-cell>
          <table:table-cell table:formula="of:=[.D132]*[.E132]" office:value-type="float" office:value="0.631452062437286">
            <text:p>0.6314520624</text:p>
          </table:table-cell>
          <table:table-cell table:formula="of:=[.D132]*[.F132]" office:value-type="float" office:value="-0.230591824917317">
            <text:p>-0.2305918249</text:p>
          </table:table-cell>
          <table:table-cell table:formula="of:=[.C132]" office:value-type="float" office:value="0.740334858780133">
            <text:p>0.7403348588</text:p>
          </table:table-cell>
        </table:table-row>
        <table:table-row table:style-name="ro1">
          <table:table-cell table:formula="of:=RAND()" office:value-type="float" office:value="0.383331298828125">
            <text:p>0.3833312988</text:p>
          </table:table-cell>
          <table:table-cell table:formula="of:=RAND()" office:value-type="float" office:value="0.857666015625">
            <text:p>0.8576660156</text:p>
          </table:table-cell>
          <table:table-cell table:formula="of:=SQRT(1 - [.A133])" office:value-type="float" office:value="0.785282561357296">
            <text:p>0.7852825614</text:p>
          </table:table-cell>
          <table:table-cell table:formula="of:=SQRT(1 - (1 - [.A133]))" office:value-type="float" office:value="0.619137544353535">
            <text:p>0.6191375444</text:p>
          </table:table-cell>
          <table:table-cell table:formula="of:=COS(2 * PI() * [.B133])" office:value-type="float" office:value="0.626056388404343">
            <text:p>0.6260563884</text:p>
          </table:table-cell>
          <table:table-cell table:formula="of:=SIN(2 * PI() * [.B133])" office:value-type="float" office:value="-0.779777787923015">
            <text:p>-0.7797777879</text:p>
          </table:table-cell>
          <table:table-cell table:formula="of:=[.D133]*[.E133]" office:value-type="float" office:value="0.387615014943508">
            <text:p>0.3876150149</text:p>
          </table:table-cell>
          <table:table-cell table:formula="of:=[.D133]*[.F133]" office:value-type="float" office:value="-0.482789704756087">
            <text:p>-0.4827897048</text:p>
          </table:table-cell>
          <table:table-cell table:formula="of:=[.C133]" office:value-type="float" office:value="0.785282561357296">
            <text:p>0.7852825614</text:p>
          </table:table-cell>
        </table:table-row>
        <table:table-row table:style-name="ro1">
          <table:table-cell table:formula="of:=RAND()" office:value-type="float" office:value="0.872894287109375">
            <text:p>0.8728942871</text:p>
          </table:table-cell>
          <table:table-cell table:formula="of:=RAND()" office:value-type="float" office:value="0.491058349609375">
            <text:p>0.4910583496</text:p>
          </table:table-cell>
          <table:table-cell table:formula="of:=SQRT(1 - [.A134])" office:value-type="float" office:value="0.35651888153452">
            <text:p>0.3565188815</text:p>
          </table:table-cell>
          <table:table-cell table:formula="of:=SQRT(1 - (1 - [.A134]))" office:value-type="float" office:value="0.934288117825211">
            <text:p>0.9342881178</text:p>
          </table:table-cell>
          <table:table-cell table:formula="of:=COS(2 * PI() * [.B134])" office:value-type="float" office:value="-0.998422203915015">
            <text:p>-0.9984222039</text:p>
          </table:table-cell>
          <table:table-cell table:formula="of:=SIN(2 * PI() * [.B134])" office:value-type="float" office:value="0.0561524953095062">
            <text:p>0.0561524953</text:p>
          </table:table-cell>
          <table:table-cell table:formula="of:=[.D134]*[.E134]" office:value-type="float" office:value="-0.932814001690658">
            <text:p>-0.9328140017</text:p>
          </table:table-cell>
          <table:table-cell table:formula="of:=[.D134]*[.F134]" office:value-type="float" office:value="0.0524626091539076">
            <text:p>0.0524626092</text:p>
          </table:table-cell>
          <table:table-cell table:formula="of:=[.C134]" office:value-type="float" office:value="0.35651888153452">
            <text:p>0.3565188815</text:p>
          </table:table-cell>
        </table:table-row>
        <table:table-row table:style-name="ro1">
          <table:table-cell table:formula="of:=RAND()" office:value-type="float" office:value="0.461151123046875">
            <text:p>0.461151123</text:p>
          </table:table-cell>
          <table:table-cell table:formula="of:=RAND()" office:value-type="float" office:value="0.834625244140625">
            <text:p>0.8346252441</text:p>
          </table:table-cell>
          <table:table-cell table:formula="of:=SQRT(1 - [.A135])" office:value-type="float" office:value="0.734063264952773">
            <text:p>0.734063265</text:p>
          </table:table-cell>
          <table:table-cell table:formula="of:=SQRT(1 - (1 - [.A135]))" office:value-type="float" office:value="0.679081087239863">
            <text:p>0.6790810872</text:p>
          </table:table-cell>
          <table:table-cell table:formula="of:=COS(2 * PI() * [.B135])" office:value-type="float" office:value="0.507013251192858">
            <text:p>0.5070132512</text:p>
          </table:table-cell>
          <table:table-cell table:formula="of:=SIN(2 * PI() * [.B135])" office:value-type="float" office:value="-0.861938259456469">
            <text:p>-0.8619382595</text:p>
          </table:table-cell>
          <table:table-cell table:formula="of:=[.D135]*[.E135]" office:value-type="float" office:value="0.344303109865064">
            <text:p>0.3443031099</text:p>
          </table:table-cell>
          <table:table-cell table:formula="of:=[.D135]*[.F135]" office:value-type="float" office:value="-0.585325970365335">
            <text:p>-0.5853259704</text:p>
          </table:table-cell>
          <table:table-cell table:formula="of:=[.C135]" office:value-type="float" office:value="0.734063264952773">
            <text:p>0.734063265</text:p>
          </table:table-cell>
        </table:table-row>
        <table:table-row table:style-name="ro1">
          <table:table-cell table:formula="of:=RAND()" office:value-type="float" office:value="0.3997802734375">
            <text:p>0.3997802734</text:p>
          </table:table-cell>
          <table:table-cell table:formula="of:=RAND()" office:value-type="float" office:value="0.045928955078125">
            <text:p>0.0459289551</text:p>
          </table:table-cell>
          <table:table-cell table:formula="of:=SQRT(1 - [.A136])" office:value-type="float" office:value="0.774738489144886">
            <text:p>0.7747384891</text:p>
          </table:table-cell>
          <table:table-cell table:formula="of:=SQRT(1 - (1 - [.A136]))" office:value-type="float" office:value="0.632281799071822">
            <text:p>0.6322817991</text:p>
          </table:table-cell>
          <table:table-cell table:formula="of:=COS(2 * PI() * [.B136])" office:value-type="float" office:value="0.958648922809561">
            <text:p>0.9586489228</text:p>
          </table:table-cell>
          <table:table-cell table:formula="of:=SIN(2 * PI() * [.B136])" office:value-type="float" office:value="0.28459136107069">
            <text:p>0.2845913611</text:p>
          </table:table-cell>
          <table:table-cell table:formula="of:=[.D136]*[.E136]" office:value-type="float" office:value="0.606136265592294">
            <text:p>0.6061362656</text:p>
          </table:table-cell>
          <table:table-cell table:formula="of:=[.D136]*[.F136]" office:value-type="float" office:value="0.179941937778075">
            <text:p>0.1799419378</text:p>
          </table:table-cell>
          <table:table-cell table:formula="of:=[.C136]" office:value-type="float" office:value="0.774738489144886">
            <text:p>0.7747384891</text:p>
          </table:table-cell>
        </table:table-row>
        <table:table-row table:style-name="ro1">
          <table:table-cell table:formula="of:=RAND()" office:value-type="float" office:value="0.680877685546875">
            <text:p>0.6808776855</text:p>
          </table:table-cell>
          <table:table-cell table:formula="of:=RAND()" office:value-type="float" office:value="0.00927734375">
            <text:p>0.0092773438</text:p>
          </table:table-cell>
          <table:table-cell table:formula="of:=SQRT(1 - [.A137])" office:value-type="float" office:value="0.564909120525704">
            <text:p>0.5649091205</text:p>
          </table:table-cell>
          <table:table-cell table:formula="of:=SQRT(1 - (1 - [.A137]))" office:value-type="float" office:value="0.82515312854456">
            <text:p>0.8251531285</text:p>
          </table:table-cell>
          <table:table-cell table:formula="of:=COS(2 * PI() * [.B137])" office:value-type="float" office:value="0.998301544933893">
            <text:p>0.9983015449</text:p>
          </table:table-cell>
          <table:table-cell table:formula="of:=SIN(2 * PI() * [.B137])" office:value-type="float" office:value="0.0582582645004358">
            <text:p>0.0582582645</text:p>
          </table:table-cell>
          <table:table-cell table:formula="of:=[.D137]*[.E137]" office:value-type="float" office:value="0.823751643033069">
            <text:p>0.823751643</text:p>
          </table:table-cell>
          <table:table-cell table:formula="of:=[.D137]*[.F137]" office:value-type="float" office:value="0.048071989216111">
            <text:p>0.0480719892</text:p>
          </table:table-cell>
          <table:table-cell table:formula="of:=[.C137]" office:value-type="float" office:value="0.564909120525704">
            <text:p>0.5649091205</text:p>
          </table:table-cell>
        </table:table-row>
        <table:table-row table:style-name="ro1">
          <table:table-cell table:formula="of:=RAND()" office:value-type="float" office:value="0.027740478515625">
            <text:p>0.0277404785</text:p>
          </table:table-cell>
          <table:table-cell table:formula="of:=RAND()" office:value-type="float" office:value="0.126373291015625">
            <text:p>0.126373291</text:p>
          </table:table-cell>
          <table:table-cell table:formula="of:=SQRT(1 - [.A138])" office:value-type="float" office:value="0.986032211179926">
            <text:p>0.9860322112</text:p>
          </table:table-cell>
          <table:table-cell table:formula="of:=SQRT(1 - (1 - [.A138]))" office:value-type="float" office:value="0.166554731291624">
            <text:p>0.1665547313</text:p>
          </table:table-cell>
          <table:table-cell table:formula="of:=COS(2 * PI() * [.B138])" office:value-type="float" office:value="0.700979162564722">
            <text:p>0.7009791626</text:p>
          </table:table-cell>
          <table:table-cell table:formula="of:=SIN(2 * PI() * [.B138])" office:value-type="float" office:value="0.713181753587443">
            <text:p>0.7131817536</text:p>
          </table:table-cell>
          <table:table-cell table:formula="of:=[.D138]*[.E138]" office:value-type="float" office:value="0.116751396061995">
            <text:p>0.1167513961</text:p>
          </table:table-cell>
          <table:table-cell table:formula="of:=[.D138]*[.F138]" office:value-type="float" office:value="0.118783795330846">
            <text:p>0.1187837953</text:p>
          </table:table-cell>
          <table:table-cell table:formula="of:=[.C138]" office:value-type="float" office:value="0.986032211179926">
            <text:p>0.9860322112</text:p>
          </table:table-cell>
        </table:table-row>
        <table:table-row table:style-name="ro1">
          <table:table-cell table:formula="of:=RAND()" office:value-type="float" office:value="0.351409912109375">
            <text:p>0.3514099121</text:p>
          </table:table-cell>
          <table:table-cell table:formula="of:=RAND()" office:value-type="float" office:value="0.254119873046875">
            <text:p>0.254119873</text:p>
          </table:table-cell>
          <table:table-cell table:formula="of:=SQRT(1 - [.A139])" office:value-type="float" office:value="0.80535090978444">
            <text:p>0.8053509098</text:p>
          </table:table-cell>
          <table:table-cell table:formula="of:=SQRT(1 - (1 - [.A139]))" office:value-type="float" office:value="0.592798373909186">
            <text:p>0.5927983739</text:p>
          </table:table-cell>
          <table:table-cell table:formula="of:=COS(2 * PI() * [.B139])" office:value-type="float" office:value="-0.0258830349472541">
            <text:p>-0.0258830349</text:p>
          </table:table-cell>
          <table:table-cell table:formula="of:=SIN(2 * PI() * [.B139])" office:value-type="float" office:value="0.999664978131133">
            <text:p>0.9996649781</text:p>
          </table:table-cell>
          <table:table-cell table:formula="of:=[.D139]*[.E139]" office:value-type="float" office:value="-0.0153434210285669">
            <text:p>-0.015343421</text:p>
          </table:table-cell>
          <table:table-cell table:formula="of:=[.D139]*[.F139]" office:value-type="float" office:value="0.592599773490098">
            <text:p>0.5925997735</text:p>
          </table:table-cell>
          <table:table-cell table:formula="of:=[.C139]" office:value-type="float" office:value="0.80535090978444">
            <text:p>0.8053509098</text:p>
          </table:table-cell>
        </table:table-row>
        <table:table-row table:style-name="ro1">
          <table:table-cell table:formula="of:=RAND()" office:value-type="float" office:value="0.70989990234375">
            <text:p>0.7098999023</text:p>
          </table:table-cell>
          <table:table-cell table:formula="of:=RAND()" office:value-type="float" office:value="0.5267333984375">
            <text:p>0.5267333984</text:p>
          </table:table-cell>
          <table:table-cell table:formula="of:=SQRT(1 - [.A140])" office:value-type="float" office:value="0.538609411035724">
            <text:p>0.538609411</text:p>
          </table:table-cell>
          <table:table-cell table:formula="of:=SQRT(1 - (1 - [.A140]))" office:value-type="float" office:value="0.842555578192768">
            <text:p>0.8425555782</text:p>
          </table:table-cell>
          <table:table-cell table:formula="of:=COS(2 * PI() * [.B140])" office:value-type="float" office:value="-0.985926026254321">
            <text:p>-0.9859260263</text:p>
          </table:table-cell>
          <table:table-cell table:formula="of:=SIN(2 * PI() * [.B140])" office:value-type="float" office:value="-0.167182148432073">
            <text:p>-0.1671821484</text:p>
          </table:table-cell>
          <table:table-cell table:formula="of:=[.D140]*[.E140]" office:value-type="float" office:value="-0.830697473106008">
            <text:p>-0.8306974731</text:p>
          </table:table-cell>
          <table:table-cell table:formula="of:=[.D140]*[.F140]" office:value-type="float" office:value="-0.140860251735694">
            <text:p>-0.1408602517</text:p>
          </table:table-cell>
          <table:table-cell table:formula="of:=[.C140]" office:value-type="float" office:value="0.538609411035724">
            <text:p>0.538609411</text:p>
          </table:table-cell>
        </table:table-row>
        <table:table-row table:style-name="ro1">
          <table:table-cell table:formula="of:=RAND()" office:value-type="float" office:value="0.60693359375">
            <text:p>0.6069335938</text:p>
          </table:table-cell>
          <table:table-cell table:formula="of:=RAND()" office:value-type="float" office:value="0.2003173828125">
            <text:p>0.2003173828</text:p>
          </table:table-cell>
          <table:table-cell table:formula="of:=SQRT(1 - [.A141])" office:value-type="float" office:value="0.62695008274184">
            <text:p>0.6269500827</text:p>
          </table:table-cell>
          <table:table-cell table:formula="of:=SQRT(1 - (1 - [.A141]))" office:value-type="float" office:value="0.779059428894869">
            <text:p>0.7790594289</text:p>
          </table:table-cell>
          <table:table-cell table:formula="of:=COS(2 * PI() * [.B141])" office:value-type="float" office:value="0.307119808041533">
            <text:p>0.307119808</text:p>
          </table:table-cell>
          <table:table-cell table:formula="of:=SIN(2 * PI() * [.B141])" office:value-type="float" office:value="0.951670858810194">
            <text:p>0.9516708588</text:p>
          </table:table-cell>
          <table:table-cell table:formula="of:=[.D141]*[.E141]" office:value-type="float" office:value="0.239264582255139">
            <text:p>0.2392645823</text:p>
          </table:table-cell>
          <table:table-cell table:formula="of:=[.D141]*[.F141]" office:value-type="float" office:value="0.74140815576056">
            <text:p>0.7414081558</text:p>
          </table:table-cell>
          <table:table-cell table:formula="of:=[.C141]" office:value-type="float" office:value="0.62695008274184">
            <text:p>0.6269500827</text:p>
          </table:table-cell>
        </table:table-row>
        <table:table-row table:style-name="ro1">
          <table:table-cell table:formula="of:=RAND()" office:value-type="float" office:value="0.65496826171875">
            <text:p>0.6549682617</text:p>
          </table:table-cell>
          <table:table-cell table:formula="of:=RAND()" office:value-type="float" office:value="0.260986328125">
            <text:p>0.2609863281</text:p>
          </table:table-cell>
          <table:table-cell table:formula="of:=SQRT(1 - [.A142])" office:value-type="float" office:value="0.587394023021387">
            <text:p>0.587394023</text:p>
          </table:table-cell>
          <table:table-cell table:formula="of:=SQRT(1 - (1 - [.A142]))" office:value-type="float" office:value="0.809301094598759">
            <text:p>0.8093010946</text:p>
          </table:table-cell>
          <table:table-cell table:formula="of:=COS(2 * PI() * [.B142])" office:value-type="float" office:value="-0.0689743276282666">
            <text:p>-0.0689743276</text:p>
          </table:table-cell>
          <table:table-cell table:formula="of:=SIN(2 * PI() * [.B142])" office:value-type="float" office:value="0.997618435138519">
            <text:p>0.9976184351</text:p>
          </table:table-cell>
          <table:table-cell table:formula="of:=[.D142]*[.E142]" office:value-type="float" office:value="-0.0558209988487696">
            <text:p>-0.0558209988</text:p>
          </table:table-cell>
          <table:table-cell table:formula="of:=[.D142]*[.F142]" office:value-type="float" office:value="0.807373691549505">
            <text:p>0.8073736915</text:p>
          </table:table-cell>
          <table:table-cell table:formula="of:=[.C142]" office:value-type="float" office:value="0.587394023021387">
            <text:p>0.587394023</text:p>
          </table:table-cell>
        </table:table-row>
        <table:table-row table:style-name="ro1">
          <table:table-cell table:formula="of:=RAND()" office:value-type="float" office:value="0.33428955078125">
            <text:p>0.3342895508</text:p>
          </table:table-cell>
          <table:table-cell table:formula="of:=RAND()" office:value-type="float" office:value="0.97039794921875">
            <text:p>0.9703979492</text:p>
          </table:table-cell>
          <table:table-cell table:formula="of:=SQRT(1 - [.A143])" office:value-type="float" office:value="0.81591080959793">
            <text:p>0.8159108096</text:p>
          </table:table-cell>
          <table:table-cell table:formula="of:=SQRT(1 - (1 - [.A143]))" office:value-type="float" office:value="0.57817778475245">
            <text:p>0.5781777848</text:p>
          </table:table-cell>
          <table:table-cell table:formula="of:=COS(2 * PI() * [.B143])" office:value-type="float" office:value="0.982752705758488">
            <text:p>0.9827527058</text:p>
          </table:table-cell>
          <table:table-cell table:formula="of:=SIN(2 * PI() * [.B143])" office:value-type="float" office:value="-0.184924631470151">
            <text:p>-0.1849246315</text:p>
          </table:table-cell>
          <table:table-cell table:formula="of:=[.D143]*[.E143]" office:value-type="float" office:value="0.568205782374918">
            <text:p>0.5682057824</text:p>
          </table:table-cell>
          <table:table-cell table:formula="of:=[.D143]*[.F143]" office:value-type="float" office:value="-0.106919313769575">
            <text:p>-0.1069193138</text:p>
          </table:table-cell>
          <table:table-cell table:formula="of:=[.C143]" office:value-type="float" office:value="0.81591080959793">
            <text:p>0.8159108096</text:p>
          </table:table-cell>
        </table:table-row>
        <table:table-row table:style-name="ro1">
          <table:table-cell table:formula="of:=RAND()" office:value-type="float" office:value="0.923431396484375">
            <text:p>0.9234313965</text:p>
          </table:table-cell>
          <table:table-cell table:formula="of:=RAND()" office:value-type="float" office:value="0.405487060546875">
            <text:p>0.4054870605</text:p>
          </table:table-cell>
          <table:table-cell table:formula="of:=SQRT(1 - [.A144])" office:value-type="float" office:value="0.276710324194138">
            <text:p>0.2767103242</text:p>
          </table:table-cell>
          <table:table-cell table:formula="of:=SQRT(1 - (1 - [.A144]))" office:value-type="float" office:value="0.960953378933846">
            <text:p>0.9609533789</text:p>
          </table:table-cell>
          <table:table-cell table:formula="of:=COS(2 * PI() * [.B144])" office:value-type="float" office:value="-0.828796837708691">
            <text:p>-0.8287968377</text:p>
          </table:table-cell>
          <table:table-cell table:formula="of:=SIN(2 * PI() * [.B144])" office:value-type="float" office:value="0.559549641947946">
            <text:p>0.5595496419</text:p>
          </table:table-cell>
          <table:table-cell table:formula="of:=[.D144]*[.E144]" office:value-type="float" office:value="-0.796435121645852">
            <text:p>-0.7964351216</text:p>
          </table:table-cell>
          <table:table-cell table:formula="of:=[.D144]*[.F144]" office:value-type="float" office:value="0.537701119111102">
            <text:p>0.5377011191</text:p>
          </table:table-cell>
          <table:table-cell table:formula="of:=[.C144]" office:value-type="float" office:value="0.276710324194138">
            <text:p>0.2767103242</text:p>
          </table:table-cell>
        </table:table-row>
        <table:table-row table:style-name="ro1">
          <table:table-cell table:formula="of:=RAND()" office:value-type="float" office:value="0.78973388671875">
            <text:p>0.7897338867</text:p>
          </table:table-cell>
          <table:table-cell table:formula="of:=RAND()" office:value-type="float" office:value="0.0142822265625">
            <text:p>0.0142822266</text:p>
          </table:table-cell>
          <table:table-cell table:formula="of:=SQRT(1 - [.A145])" office:value-type="float" office:value="0.458547830963412">
            <text:p>0.458547831</text:p>
          </table:table-cell>
          <table:table-cell table:formula="of:=SQRT(1 - (1 - [.A145]))" office:value-type="float" office:value="0.888669728706199">
            <text:p>0.8886697287</text:p>
          </table:table-cell>
          <table:table-cell table:formula="of:=COS(2 * PI() * [.B145])" office:value-type="float" office:value="0.995976258112918">
            <text:p>0.9959762581</text:p>
          </table:table-cell>
          <table:table-cell table:formula="of:=SIN(2 * PI() * [.B145])" office:value-type="float" office:value="0.089617483090023">
            <text:p>0.0896174831</text:p>
          </table:table-cell>
          <table:table-cell table:formula="of:=[.D145]*[.E145]" office:value-type="float" office:value="0.885093951095022">
            <text:p>0.8850939511</text:p>
          </table:table-cell>
          <table:table-cell table:formula="of:=[.D145]*[.F145]" office:value-type="float" office:value="0.0796403443849431">
            <text:p>0.0796403444</text:p>
          </table:table-cell>
          <table:table-cell table:formula="of:=[.C145]" office:value-type="float" office:value="0.458547830963412">
            <text:p>0.458547831</text:p>
          </table:table-cell>
        </table:table-row>
        <table:table-row table:style-name="ro1">
          <table:table-cell table:formula="of:=RAND()" office:value-type="float" office:value="0.22894287109375">
            <text:p>0.2289428711</text:p>
          </table:table-cell>
          <table:table-cell table:formula="of:=RAND()" office:value-type="float" office:value="0.87353515625">
            <text:p>0.8735351563</text:p>
          </table:table-cell>
          <table:table-cell table:formula="of:=SQRT(1 - [.A146])" office:value-type="float" office:value="0.878098587236222">
            <text:p>0.8780985872</text:p>
          </table:table-cell>
          <table:table-cell table:formula="of:=SQRT(1 - (1 - [.A146]))" office:value-type="float" office:value="0.478479749930705">
            <text:p>0.4784797499</text:p>
          </table:table-cell>
          <table:table-cell table:formula="of:=COS(2 * PI() * [.B146])" office:value-type="float" office:value="0.700568793943248">
            <text:p>0.7005687939</text:p>
          </table:table-cell>
          <table:table-cell table:formula="of:=SIN(2 * PI() * [.B146])" office:value-type="float" office:value="-0.713584868780794">
            <text:p>-0.7135848688</text:p>
          </table:table-cell>
          <table:table-cell table:formula="of:=[.D146]*[.E146]" office:value-type="float" office:value="0.335207981335221">
            <text:p>0.3352079813</text:p>
          </table:table-cell>
          <table:table-cell table:formula="of:=[.D146]*[.F146]" office:value-type="float" office:value="-0.341435909568569">
            <text:p>-0.3414359096</text:p>
          </table:table-cell>
          <table:table-cell table:formula="of:=[.C146]" office:value-type="float" office:value="0.878098587236222">
            <text:p>0.8780985872</text:p>
          </table:table-cell>
        </table:table-row>
        <table:table-row table:style-name="ro1">
          <table:table-cell table:formula="of:=RAND()" office:value-type="float" office:value="0.0615234375">
            <text:p>0.0615234375</text:p>
          </table:table-cell>
          <table:table-cell table:formula="of:=RAND()" office:value-type="float" office:value="0.330047607421875">
            <text:p>0.3300476074</text:p>
          </table:table-cell>
          <table:table-cell table:formula="of:=SQRT(1 - [.A147])" office:value-type="float" office:value="0.96875">
            <text:p>0.96875</text:p>
          </table:table-cell>
          <table:table-cell table:formula="of:=SQRT(1 - (1 - [.A147]))" office:value-type="float" office:value="0.248039185412305">
            <text:p>0.2480391854</text:p>
          </table:table-cell>
          <table:table-cell table:formula="of:=COS(2 * PI() * [.B147])" office:value-type="float" office:value="-0.482015778879225">
            <text:p>-0.4820157789</text:p>
          </table:table-cell>
          <table:table-cell table:formula="of:=SIN(2 * PI() * [.B147])" office:value-type="float" office:value="0.876162535669869">
            <text:p>0.8761625357</text:p>
          </table:table-cell>
          <table:table-cell table:formula="of:=[.D147]*[.E147]" office:value-type="float" office:value="-0.119558801149081">
            <text:p>-0.1195588011</text:p>
          </table:table-cell>
          <table:table-cell table:formula="of:=[.D147]*[.F147]" office:value-type="float" office:value="0.217322641636334">
            <text:p>0.2173226416</text:p>
          </table:table-cell>
          <table:table-cell table:formula="of:=[.C147]" office:value-type="float" office:value="0.96875">
            <text:p>0.96875</text:p>
          </table:table-cell>
        </table:table-row>
        <table:table-row table:style-name="ro1">
          <table:table-cell table:formula="of:=RAND()" office:value-type="float" office:value="0.35113525390625">
            <text:p>0.3511352539</text:p>
          </table:table-cell>
          <table:table-cell table:formula="of:=RAND()" office:value-type="float" office:value="0.65283203125">
            <text:p>0.6528320313</text:p>
          </table:table-cell>
          <table:table-cell table:formula="of:=SQRT(1 - [.A148])" office:value-type="float" office:value="0.805521412560678">
            <text:p>0.8055214126</text:p>
          </table:table-cell>
          <table:table-cell table:formula="of:=SQRT(1 - (1 - [.A148]))" office:value-type="float" office:value="0.592566666212545">
            <text:p>0.5925666662</text:p>
          </table:table-cell>
          <table:table-cell table:formula="of:=COS(2 * PI() * [.B148])" office:value-type="float" office:value="-0.573297166698043">
            <text:p>-0.5732971667</text:p>
          </table:table-cell>
          <table:table-cell table:formula="of:=SIN(2 * PI() * [.B148])" office:value-type="float" office:value="-0.819347520076797">
            <text:p>-0.8193475201</text:p>
          </table:table-cell>
          <table:table-cell table:formula="of:=[.D148]*[.E148]" office:value-type="float" office:value="-0.339716790819357">
            <text:p>-0.3397167908</text:p>
          </table:table-cell>
          <table:table-cell table:formula="of:=[.D148]*[.F148]" office:value-type="float" office:value="-0.485518028441424">
            <text:p>-0.4855180284</text:p>
          </table:table-cell>
          <table:table-cell table:formula="of:=[.C148]" office:value-type="float" office:value="0.805521412560678">
            <text:p>0.8055214126</text:p>
          </table:table-cell>
        </table:table-row>
        <table:table-row table:style-name="ro1">
          <table:table-cell table:formula="of:=RAND()" office:value-type="float" office:value="0.034393310546875">
            <text:p>0.0343933105</text:p>
          </table:table-cell>
          <table:table-cell table:formula="of:=RAND()" office:value-type="float" office:value="0.850799560546875">
            <text:p>0.8507995605</text:p>
          </table:table-cell>
          <table:table-cell table:formula="of:=SQRT(1 - [.A149])" office:value-type="float" office:value="0.98265288350115">
            <text:p>0.9826528835</text:p>
          </table:table-cell>
          <table:table-cell table:formula="of:=SQRT(1 - (1 - [.A149]))" office:value-type="float" office:value="0.185454335476082">
            <text:p>0.1854543355</text:p>
          </table:table-cell>
          <table:table-cell table:formula="of:=COS(2 * PI() * [.B149])" office:value-type="float" office:value="0.59184214694556">
            <text:p>0.5918421469</text:p>
          </table:table-cell>
          <table:table-cell table:formula="of:=SIN(2 * PI() * [.B149])" office:value-type="float" office:value="-0.806053889698989">
            <text:p>-0.8060538897</text:p>
          </table:table-cell>
          <table:table-cell table:formula="of:=[.D149]*[.E149]" office:value-type="float" office:value="0.109759692068526">
            <text:p>0.1097596921</text:p>
          </table:table-cell>
          <table:table-cell table:formula="of:=[.D149]*[.F149]" office:value-type="float" office:value="-0.149486188472037">
            <text:p>-0.1494861885</text:p>
          </table:table-cell>
          <table:table-cell table:formula="of:=[.C149]" office:value-type="float" office:value="0.98265288350115">
            <text:p>0.9826528835</text:p>
          </table:table-cell>
        </table:table-row>
        <table:table-row table:style-name="ro1">
          <table:table-cell table:formula="of:=RAND()" office:value-type="float" office:value="0.06585693359375">
            <text:p>0.0658569336</text:p>
          </table:table-cell>
          <table:table-cell table:formula="of:=RAND()" office:value-type="float" office:value="0.5369873046875">
            <text:p>0.5369873047</text:p>
          </table:table-cell>
          <table:table-cell table:formula="of:=SQRT(1 - [.A150])" office:value-type="float" office:value="0.966510768903404">
            <text:p>0.9665107689</text:p>
          </table:table-cell>
          <table:table-cell table:formula="of:=SQRT(1 - (1 - [.A150]))" office:value-type="float" office:value="0.256626057900888">
            <text:p>0.2566260579</text:p>
          </table:table-cell>
          <table:table-cell table:formula="of:=COS(2 * PI() * [.B150])" office:value-type="float" office:value="-0.973116885359925">
            <text:p>-0.9731168854</text:p>
          </table:table-cell>
          <table:table-cell table:formula="of:=SIN(2 * PI() * [.B150])" office:value-type="float" office:value="-0.230311804793845">
            <text:p>-0.2303118048</text:p>
          </table:table-cell>
          <table:table-cell table:formula="of:=[.D150]*[.E150]" office:value-type="float" office:value="-0.249727150166708">
            <text:p>-0.2497271502</text:p>
          </table:table-cell>
          <table:table-cell table:formula="of:=[.D150]*[.F150]" office:value-type="float" office:value="-0.0591040105522834">
            <text:p>-0.0591040106</text:p>
          </table:table-cell>
          <table:table-cell table:formula="of:=[.C150]" office:value-type="float" office:value="0.966510768903404">
            <text:p>0.9665107689</text:p>
          </table:table-cell>
        </table:table-row>
        <table:table-row table:style-name="ro1">
          <table:table-cell table:formula="of:=RAND()" office:value-type="float" office:value="0.01214599609375">
            <text:p>0.0121459961</text:p>
          </table:table-cell>
          <table:table-cell table:formula="of:=RAND()" office:value-type="float" office:value="0.278839111328125">
            <text:p>0.2788391113</text:p>
          </table:table-cell>
          <table:table-cell table:formula="of:=SQRT(1 - [.A151])" office:value-type="float" office:value="0.993908448453">
            <text:p>0.9939084485</text:p>
          </table:table-cell>
          <table:table-cell table:formula="of:=SQRT(1 - (1 - [.A151]))" office:value-type="float" office:value="0.11020887484114">
            <text:p>0.1102088748</text:p>
          </table:table-cell>
          <table:table-cell table:formula="of:=COS(2 * PI() * [.B151])" office:value-type="float" office:value="-0.180211513001684">
            <text:p>-0.180211513</text:p>
          </table:table-cell>
          <table:table-cell table:formula="of:=SIN(2 * PI() * [.B151])" office:value-type="float" office:value="0.983627882169697">
            <text:p>0.9836278822</text:p>
          </table:table-cell>
          <table:table-cell table:formula="of:=[.D151]*[.E151]" office:value-type="float" office:value="-0.0198609080813351">
            <text:p>-0.0198609081</text:p>
          </table:table-cell>
          <table:table-cell table:formula="of:=[.D151]*[.F151]" office:value-type="float" office:value="0.108404522156295">
            <text:p>0.1084045222</text:p>
          </table:table-cell>
          <table:table-cell table:formula="of:=[.C151]" office:value-type="float" office:value="0.993908448453">
            <text:p>0.9939084485</text:p>
          </table:table-cell>
        </table:table-row>
        <table:table-row table:style-name="ro1">
          <table:table-cell table:formula="of:=RAND()" office:value-type="float" office:value="0.999298095703125">
            <text:p>0.9992980957</text:p>
          </table:table-cell>
          <table:table-cell table:formula="of:=RAND()" office:value-type="float" office:value="0.882568359375">
            <text:p>0.8825683594</text:p>
          </table:table-cell>
          <table:table-cell table:formula="of:=SQRT(1 - [.A152])" office:value-type="float" office:value="0.0264934764965831">
            <text:p>0.0264934765</text:p>
          </table:table-cell>
          <table:table-cell table:formula="of:=SQRT(1 - (1 - [.A152]))" office:value-type="float" office:value="0.999648986246235">
            <text:p>0.9996489862</text:p>
          </table:table-cell>
          <table:table-cell table:formula="of:=COS(2 * PI() * [.B152])" office:value-type="float" office:value="0.739920095459516">
            <text:p>0.7399200955</text:p>
          </table:table-cell>
          <table:table-cell table:formula="of:=SIN(2 * PI() * [.B152])" office:value-type="float" office:value="-0.672694769070773">
            <text:p>-0.6726947691</text:p>
          </table:table-cell>
          <table:table-cell table:formula="of:=[.D152]*[.E152]" office:value-type="float" office:value="0.739660373329322">
            <text:p>0.7396603733</text:p>
          </table:table-cell>
          <table:table-cell table:formula="of:=[.D152]*[.F152]" office:value-type="float" office:value="-0.672458643954744">
            <text:p>-0.672458644</text:p>
          </table:table-cell>
          <table:table-cell table:formula="of:=[.C152]" office:value-type="float" office:value="0.0264934764965831">
            <text:p>0.0264934765</text:p>
          </table:table-cell>
        </table:table-row>
        <table:table-row table:style-name="ro1">
          <table:table-cell table:formula="of:=RAND()" office:value-type="float" office:value="0.6549072265625">
            <text:p>0.6549072266</text:p>
          </table:table-cell>
          <table:table-cell table:formula="of:=RAND()" office:value-type="float" office:value="0.148193359375">
            <text:p>0.1481933594</text:p>
          </table:table-cell>
          <table:table-cell table:formula="of:=SQRT(1 - [.A153])" office:value-type="float" office:value="0.587445974909608">
            <text:p>0.5874459749</text:p>
          </table:table-cell>
          <table:table-cell table:formula="of:=SQRT(1 - (1 - [.A153]))" office:value-type="float" office:value="0.80926338516116">
            <text:p>0.8092633852</text:p>
          </table:table-cell>
          <table:table-cell table:formula="of:=COS(2 * PI() * [.B153])" office:value-type="float" office:value="0.596930708062197">
            <text:p>0.5969307081</text:p>
          </table:table-cell>
          <table:table-cell table:formula="of:=SIN(2 * PI() * [.B153])" office:value-type="float" office:value="0.802292795538116">
            <text:p>0.8022927955</text:p>
          </table:table-cell>
          <table:table-cell table:formula="of:=[.D153]*[.E153]" office:value-type="float" office:value="0.483074165513061">
            <text:p>0.4830741655</text:p>
          </table:table-cell>
          <table:table-cell table:formula="of:=[.D153]*[.F153]" office:value-type="float" office:value="0.649266183607586">
            <text:p>0.6492661836</text:p>
          </table:table-cell>
          <table:table-cell table:formula="of:=[.C153]" office:value-type="float" office:value="0.587445974909608">
            <text:p>0.5874459749</text:p>
          </table:table-cell>
        </table:table-row>
        <table:table-row table:style-name="ro1">
          <table:table-cell table:formula="of:=RAND()" office:value-type="float" office:value="0.31219482421875">
            <text:p>0.3121948242</text:p>
          </table:table-cell>
          <table:table-cell table:formula="of:=RAND()" office:value-type="float" office:value="0.422576904296875">
            <text:p>0.4225769043</text:p>
          </table:table-cell>
          <table:table-cell table:formula="of:=SQRT(1 - [.A154])" office:value-type="float" office:value="0.829340205091523">
            <text:p>0.8293402051</text:p>
          </table:table-cell>
          <table:table-cell table:formula="of:=SQRT(1 - (1 - [.A154]))" office:value-type="float" office:value="0.558743970185585">
            <text:p>0.5587439702</text:p>
          </table:table-cell>
          <table:table-cell table:formula="of:=COS(2 * PI() * [.B154])" office:value-type="float" office:value="-0.883991632440145">
            <text:p>-0.8839916324</text:p>
          </table:table-cell>
          <table:table-cell table:formula="of:=SIN(2 * PI() * [.B154])" office:value-type="float" office:value="0.467502720607921">
            <text:p>0.4675027206</text:p>
          </table:table-cell>
          <table:table-cell table:formula="of:=[.D154]*[.E154]" office:value-type="float" office:value="-0.493924994320443">
            <text:p>-0.4939249943</text:p>
          </table:table-cell>
          <table:table-cell table:formula="of:=[.D154]*[.F154]" office:value-type="float" office:value="0.261214326185032">
            <text:p>0.2612143262</text:p>
          </table:table-cell>
          <table:table-cell table:formula="of:=[.C154]" office:value-type="float" office:value="0.829340205091523">
            <text:p>0.8293402051</text:p>
          </table:table-cell>
        </table:table-row>
        <table:table-row table:style-name="ro1">
          <table:table-cell table:formula="of:=RAND()" office:value-type="float" office:value="0.38690185546875">
            <text:p>0.3869018555</text:p>
          </table:table-cell>
          <table:table-cell table:formula="of:=RAND()" office:value-type="float" office:value="0.39703369140625">
            <text:p>0.3970336914</text:p>
          </table:table-cell>
          <table:table-cell table:formula="of:=SQRT(1 - [.A155])" office:value-type="float" office:value="0.783005839397926">
            <text:p>0.7830058394</text:p>
          </table:table-cell>
          <table:table-cell table:formula="of:=SQRT(1 - (1 - [.A155]))" office:value-type="float" office:value="0.622014353105095">
            <text:p>0.6220143531</text:p>
          </table:table-cell>
          <table:table-cell table:formula="of:=COS(2 * PI() * [.B155])" office:value-type="float" office:value="-0.797922055424093">
            <text:p>-0.7979220554</text:p>
          </table:table-cell>
          <table:table-cell table:formula="of:=SIN(2 * PI() * [.B155])" office:value-type="float" office:value="0.602760643595607">
            <text:p>0.6027606436</text:p>
          </table:table-cell>
          <table:table-cell table:formula="of:=[.D155]*[.E155]" office:value-type="float" office:value="-0.496318971132905">
            <text:p>-0.4963189711</text:p>
          </table:table-cell>
          <table:table-cell table:formula="of:=[.D155]*[.F155]" office:value-type="float" office:value="0.374925771803332">
            <text:p>0.3749257718</text:p>
          </table:table-cell>
          <table:table-cell table:formula="of:=[.C155]" office:value-type="float" office:value="0.783005839397926">
            <text:p>0.7830058394</text:p>
          </table:table-cell>
        </table:table-row>
        <table:table-row table:style-name="ro1">
          <table:table-cell table:formula="of:=RAND()" office:value-type="float" office:value="0.620391845703125">
            <text:p>0.6203918457</text:p>
          </table:table-cell>
          <table:table-cell table:formula="of:=RAND()" office:value-type="float" office:value="0.6680908203125">
            <text:p>0.6680908203</text:p>
          </table:table-cell>
          <table:table-cell table:formula="of:=SQRT(1 - [.A156])" office:value-type="float" office:value="0.616123489486381">
            <text:p>0.6161234895</text:p>
          </table:table-cell>
          <table:table-cell table:formula="of:=SQRT(1 - (1 - [.A156]))" office:value-type="float" office:value="0.787649570369416">
            <text:p>0.7876495704</text:p>
          </table:table-cell>
          <table:table-cell table:formula="of:=COS(2 * PI() * [.B156])" office:value-type="float" office:value="-0.492230698951486">
            <text:p>-0.492230699</text:p>
          </table:table-cell>
          <table:table-cell table:formula="of:=SIN(2 * PI() * [.B156])" office:value-type="float" office:value="-0.870464783325397">
            <text:p>-0.8704647833</text:p>
          </table:table-cell>
          <table:table-cell table:formula="of:=[.D156]*[.E156]" office:value-type="float" office:value="-0.387705298551776">
            <text:p>-0.3877052986</text:p>
          </table:table-cell>
          <table:table-cell table:formula="of:=[.D156]*[.F156]" office:value-type="float" office:value="-0.685621212607956">
            <text:p>-0.6856212126</text:p>
          </table:table-cell>
          <table:table-cell table:formula="of:=[.C156]" office:value-type="float" office:value="0.616123489486381">
            <text:p>0.6161234895</text:p>
          </table:table-cell>
        </table:table-row>
        <table:table-row table:style-name="ro1">
          <table:table-cell table:formula="of:=RAND()" office:value-type="float" office:value="0.9312744140625">
            <text:p>0.9312744141</text:p>
          </table:table-cell>
          <table:table-cell table:formula="of:=RAND()" office:value-type="float" office:value="0.2310791015625">
            <text:p>0.2310791016</text:p>
          </table:table-cell>
          <table:table-cell table:formula="of:=SQRT(1 - [.A157])" office:value-type="float" office:value="0.262155652118164">
            <text:p>0.2621556521</text:p>
          </table:table-cell>
          <table:table-cell table:formula="of:=SQRT(1 - (1 - [.A157]))" office:value-type="float" office:value="0.965025602801553">
            <text:p>0.9650256028</text:p>
          </table:table-cell>
          <table:table-cell table:formula="of:=COS(2 * PI() * [.B157])" office:value-type="float" office:value="0.118603673045401">
            <text:p>0.118603673</text:p>
          </table:table-cell>
          <table:table-cell table:formula="of:=SIN(2 * PI() * [.B157])" office:value-type="float" office:value="0.992941674389861">
            <text:p>0.9929416744</text:p>
          </table:table-cell>
          <table:table-cell table:formula="of:=[.D157]*[.E157]" office:value-type="float" office:value="0.114455581075116">
            <text:p>0.1144555811</text:p>
          </table:table-cell>
          <table:table-cell table:formula="of:=[.D157]*[.F157]" office:value-type="float" office:value="0.958214137874858">
            <text:p>0.9582141379</text:p>
          </table:table-cell>
          <table:table-cell table:formula="of:=[.C157]" office:value-type="float" office:value="0.262155652118164">
            <text:p>0.2621556521</text:p>
          </table:table-cell>
        </table:table-row>
        <table:table-row table:style-name="ro1">
          <table:table-cell table:formula="of:=RAND()" office:value-type="float" office:value="0.057861328125">
            <text:p>0.0578613281</text:p>
          </table:table-cell>
          <table:table-cell table:formula="of:=RAND()" office:value-type="float" office:value="0.9287109375">
            <text:p>0.9287109375</text:p>
          </table:table-cell>
          <table:table-cell table:formula="of:=SQRT(1 - [.A158])" office:value-type="float" office:value="0.970638280656085">
            <text:p>0.9706382807</text:p>
          </table:table-cell>
          <table:table-cell table:formula="of:=SQRT(1 - (1 - [.A158]))" office:value-type="float" office:value="0.240543817474073">
            <text:p>0.2405438175</text:p>
          </table:table-cell>
          <table:table-cell table:formula="of:=COS(2 * PI() * [.B158])" office:value-type="float" office:value="0.901348847046022">
            <text:p>0.901348847</text:p>
          </table:table-cell>
          <table:table-cell table:formula="of:=SIN(2 * PI() * [.B158])" office:value-type="float" office:value="-0.433093818853152">
            <text:p>-0.4330938189</text:p>
          </table:table-cell>
          <table:table-cell table:formula="of:=[.D158]*[.E158]" office:value-type="float" office:value="0.216813892544304">
            <text:p>0.2168138925</text:p>
          </table:table-cell>
          <table:table-cell table:formula="of:=[.D158]*[.F158]" office:value-type="float" office:value="-0.104178040511362">
            <text:p>-0.1041780405</text:p>
          </table:table-cell>
          <table:table-cell table:formula="of:=[.C158]" office:value-type="float" office:value="0.970638280656085">
            <text:p>0.9706382807</text:p>
          </table:table-cell>
        </table:table-row>
        <table:table-row table:style-name="ro1">
          <table:table-cell table:formula="of:=RAND()" office:value-type="float" office:value="0.127960205078125">
            <text:p>0.1279602051</text:p>
          </table:table-cell>
          <table:table-cell table:formula="of:=RAND()" office:value-type="float" office:value="0.559326171875">
            <text:p>0.5593261719</text:p>
          </table:table-cell>
          <table:table-cell table:formula="of:=SQRT(1 - [.A159])" office:value-type="float" office:value="0.933830709990775">
            <text:p>0.93383071</text:p>
          </table:table-cell>
          <table:table-cell table:formula="of:=SQRT(1 - (1 - [.A159]))" office:value-type="float" office:value="0.357715256982596">
            <text:p>0.357715257</text:p>
          </table:table-cell>
          <table:table-cell table:formula="of:=COS(2 * PI() * [.B159])" office:value-type="float" office:value="-0.93132670908118">
            <text:p>-0.9313267091</text:p>
          </table:table-cell>
          <table:table-cell table:formula="of:=SIN(2 * PI() * [.B159])" office:value-type="float" office:value="-0.36418478956708">
            <text:p>-0.3641847896</text:p>
          </table:table-cell>
          <table:table-cell table:formula="of:=[.D159]*[.E159]" office:value-type="float" office:value="-0.33314977307373">
            <text:p>-0.3331497731</text:p>
          </table:table-cell>
          <table:table-cell table:formula="of:=[.D159]*[.F159]" office:value-type="float" office:value="-0.130274455589141">
            <text:p>-0.1302744556</text:p>
          </table:table-cell>
          <table:table-cell table:formula="of:=[.C159]" office:value-type="float" office:value="0.933830709990775">
            <text:p>0.93383071</text:p>
          </table:table-cell>
        </table:table-row>
        <table:table-row table:style-name="ro1">
          <table:table-cell table:formula="of:=RAND()" office:value-type="float" office:value="0.888824462890625">
            <text:p>0.8888244629</text:p>
          </table:table-cell>
          <table:table-cell table:formula="of:=RAND()" office:value-type="float" office:value="0.4837646484375">
            <text:p>0.4837646484</text:p>
          </table:table-cell>
          <table:table-cell table:formula="of:=SQRT(1 - [.A160])" office:value-type="float" office:value="0.333429958326145">
            <text:p>0.3334299583</text:p>
          </table:table-cell>
          <table:table-cell table:formula="of:=SQRT(1 - (1 - [.A160]))" office:value-type="float" office:value="0.942774873917748">
            <text:p>0.9427748739</text:p>
          </table:table-cell>
          <table:table-cell table:formula="of:=COS(2 * PI() * [.B160])" office:value-type="float" office:value="-0.994801518557617">
            <text:p>-0.9948015186</text:p>
          </table:table-cell>
          <table:table-cell table:formula="of:=SIN(2 * PI() * [.B160])" office:value-type="float" office:value="0.101832895841467">
            <text:p>0.1018328958</text:p>
          </table:table-cell>
          <table:table-cell table:formula="of:=[.D160]*[.E160]" office:value-type="float" office:value="-0.937873876231341">
            <text:p>-0.9378738762</text:p>
          </table:table-cell>
          <table:table-cell table:formula="of:=[.D160]*[.F160]" office:value-type="float" office:value="0.0960054955376179">
            <text:p>0.0960054955</text:p>
          </table:table-cell>
          <table:table-cell table:formula="of:=[.C160]" office:value-type="float" office:value="0.333429958326145">
            <text:p>0.3334299583</text:p>
          </table:table-cell>
        </table:table-row>
        <table:table-row table:style-name="ro1">
          <table:table-cell table:formula="of:=RAND()" office:value-type="float" office:value="0.69134521484375">
            <text:p>0.6913452148</text:p>
          </table:table-cell>
          <table:table-cell table:formula="of:=RAND()" office:value-type="float" office:value="0.783111572265625">
            <text:p>0.7831115723</text:p>
          </table:table-cell>
          <table:table-cell table:formula="of:=SQRT(1 - [.A161])" office:value-type="float" office:value="0.555567084298782">
            <text:p>0.5555670843</text:p>
          </table:table-cell>
          <table:table-cell table:formula="of:=SQRT(1 - (1 - [.A161]))" office:value-type="float" office:value="0.83147171620191">
            <text:p>0.8314717162</text:p>
          </table:table-cell>
          <table:table-cell table:formula="of:=COS(2 * PI() * [.B161])" office:value-type="float" office:value="0.206548571937059">
            <text:p>0.2065485719</text:p>
          </table:table-cell>
          <table:table-cell table:formula="of:=SIN(2 * PI() * [.B161])" office:value-type="float" office:value="-0.978436348175374">
            <text:p>-0.9784363482</text:p>
          </table:table-cell>
          <table:table-cell table:formula="of:=[.D161]*[.E161]" office:value-type="float" office:value="0.171739295587561">
            <text:p>0.1717392956</text:p>
          </table:table-cell>
          <table:table-cell table:formula="of:=[.D161]*[.F161]" office:value-type="float" office:value="-0.813542149611708">
            <text:p>-0.8135421496</text:p>
          </table:table-cell>
          <table:table-cell table:formula="of:=[.C161]" office:value-type="float" office:value="0.555567084298782">
            <text:p>0.5555670843</text:p>
          </table:table-cell>
        </table:table-row>
        <table:table-row table:style-name="ro1">
          <table:table-cell table:formula="of:=RAND()" office:value-type="float" office:value="0.574554443359375">
            <text:p>0.5745544434</text:p>
          </table:table-cell>
          <table:table-cell table:formula="of:=RAND()" office:value-type="float" office:value="0.93487548828125">
            <text:p>0.9348754883</text:p>
          </table:table-cell>
          <table:table-cell table:formula="of:=SQRT(1 - [.A162])" office:value-type="float" office:value="0.652261877347301">
            <text:p>0.6522618773</text:p>
          </table:table-cell>
          <table:table-cell table:formula="of:=SQRT(1 - (1 - [.A162]))" office:value-type="float" office:value="0.757993696121132">
            <text:p>0.7579936961</text:p>
          </table:table-cell>
          <table:table-cell table:formula="of:=COS(2 * PI() * [.B162])" office:value-type="float" office:value="0.917443644074735">
            <text:p>0.9174436441</text:p>
          </table:table-cell>
          <table:table-cell table:formula="of:=SIN(2 * PI() * [.B162])" office:value-type="float" office:value="-0.397865756187776">
            <text:p>-0.3978657562</text:p>
          </table:table-cell>
          <table:table-cell table:formula="of:=[.D162]*[.E162]" office:value-type="float" office:value="0.695416498755049">
            <text:p>0.6954164988</text:p>
          </table:table-cell>
          <table:table-cell table:formula="of:=[.D162]*[.F162]" office:value-type="float" office:value="-0.301579735092802">
            <text:p>-0.3015797351</text:p>
          </table:table-cell>
          <table:table-cell table:formula="of:=[.C162]" office:value-type="float" office:value="0.652261877347301">
            <text:p>0.6522618773</text:p>
          </table:table-cell>
        </table:table-row>
        <table:table-row table:style-name="ro1">
          <table:table-cell table:formula="of:=RAND()" office:value-type="float" office:value="0.06329345703125">
            <text:p>0.063293457</text:p>
          </table:table-cell>
          <table:table-cell table:formula="of:=RAND()" office:value-type="float" office:value="0.22021484375">
            <text:p>0.2202148438</text:p>
          </table:table-cell>
          <table:table-cell table:formula="of:=SQRT(1 - [.A163])" office:value-type="float" office:value="0.967836010369913">
            <text:p>0.9678360104</text:p>
          </table:table-cell>
          <table:table-cell table:formula="of:=SQRT(1 - (1 - [.A163]))" office:value-type="float" office:value="0.251581909189135">
            <text:p>0.2515819092</text:p>
          </table:table-cell>
          <table:table-cell table:formula="of:=COS(2 * PI() * [.B163])" office:value-type="float" office:value="0.186055151663447">
            <text:p>0.1860551517</text:p>
          </table:table-cell>
          <table:table-cell table:formula="of:=SIN(2 * PI() * [.B163])" office:value-type="float" office:value="0.982539302287441">
            <text:p>0.9825393023</text:p>
          </table:table-cell>
          <table:table-cell table:formula="of:=[.D163]*[.E163]" office:value-type="float" office:value="0.0468081102699639">
            <text:p>0.0468081103</text:p>
          </table:table-cell>
          <table:table-cell table:formula="of:=[.D163]*[.F163]" office:value-type="float" office:value="0.247189113522835">
            <text:p>0.2471891135</text:p>
          </table:table-cell>
          <table:table-cell table:formula="of:=[.C163]" office:value-type="float" office:value="0.967836010369913">
            <text:p>0.9678360104</text:p>
          </table:table-cell>
        </table:table-row>
        <table:table-row table:style-name="ro1">
          <table:table-cell table:formula="of:=RAND()" office:value-type="float" office:value="0.70184326171875">
            <text:p>0.7018432617</text:p>
          </table:table-cell>
          <table:table-cell table:formula="of:=RAND()" office:value-type="float" office:value="0.271453857421875">
            <text:p>0.2714538574</text:p>
          </table:table-cell>
          <table:table-cell table:formula="of:=SQRT(1 - [.A164])" office:value-type="float" office:value="0.546037304843955">
            <text:p>0.5460373048</text:p>
          </table:table-cell>
          <table:table-cell table:formula="of:=SQRT(1 - (1 - [.A164]))" office:value-type="float" office:value="0.837760861892432">
            <text:p>0.8377608619</text:p>
          </table:table-cell>
          <table:table-cell table:formula="of:=COS(2 * PI() * [.B164])" office:value-type="float" office:value="-0.13439070283354">
            <text:p>-0.1343907028</text:p>
          </table:table-cell>
          <table:table-cell table:formula="of:=SIN(2 * PI() * [.B164])" office:value-type="float" office:value="0.990928422738952">
            <text:p>0.9909284227</text:p>
          </table:table-cell>
          <table:table-cell table:formula="of:=[.D164]*[.E164]" office:value-type="float" office:value="-0.112587271036156">
            <text:p>-0.112587271</text:p>
          </table:table-cell>
          <table:table-cell table:formula="of:=[.D164]*[.F164]" office:value-type="float" office:value="0.830161049507492">
            <text:p>0.8301610495</text:p>
          </table:table-cell>
          <table:table-cell table:formula="of:=[.C164]" office:value-type="float" office:value="0.546037304843955">
            <text:p>0.5460373048</text:p>
          </table:table-cell>
        </table:table-row>
        <table:table-row table:style-name="ro1">
          <table:table-cell table:formula="of:=RAND()" office:value-type="float" office:value="0.018157958984375">
            <text:p>0.018157959</text:p>
          </table:table-cell>
          <table:table-cell table:formula="of:=RAND()" office:value-type="float" office:value="0.94464111328125">
            <text:p>0.9446411133</text:p>
          </table:table-cell>
          <table:table-cell table:formula="of:=SQRT(1 - [.A165])" office:value-type="float" office:value="0.990879428091847">
            <text:p>0.9908794281</text:p>
          </table:table-cell>
          <table:table-cell table:formula="of:=SQRT(1 - (1 - [.A165]))" office:value-type="float" office:value="0.134751471177034">
            <text:p>0.1347514712</text:p>
          </table:table-cell>
          <table:table-cell table:formula="of:=COS(2 * PI() * [.B165])" office:value-type="float" office:value="0.94011453983498">
            <text:p>0.9401145398</text:p>
          </table:table-cell>
          <table:table-cell table:formula="of:=SIN(2 * PI() * [.B165])" office:value-type="float" office:value="-0.34085869798329">
            <text:p>-0.340858698</text:p>
          </table:table-cell>
          <table:table-cell table:formula="of:=[.D165]*[.E165]" office:value-type="float" office:value="0.126681817317684">
            <text:p>0.1266818173</text:p>
          </table:table-cell>
          <table:table-cell table:formula="of:=[.D165]*[.F165]" office:value-type="float" office:value="-0.0459312110167365">
            <text:p>-0.045931211</text:p>
          </table:table-cell>
          <table:table-cell table:formula="of:=[.C165]" office:value-type="float" office:value="0.990879428091847">
            <text:p>0.9908794281</text:p>
          </table:table-cell>
        </table:table-row>
        <table:table-row table:style-name="ro1">
          <table:table-cell table:formula="of:=RAND()" office:value-type="float" office:value="0.678955078125">
            <text:p>0.6789550781</text:p>
          </table:table-cell>
          <table:table-cell table:formula="of:=RAND()" office:value-type="float" office:value="0.6805419921875">
            <text:p>0.6805419922</text:p>
          </table:table-cell>
          <table:table-cell table:formula="of:=SQRT(1 - [.A166])" office:value-type="float" office:value="0.566608261389648">
            <text:p>0.5666082614</text:p>
          </table:table-cell>
          <table:table-cell table:formula="of:=SQRT(1 - (1 - [.A166]))" office:value-type="float" office:value="0.8239873045897">
            <text:p>0.8239873046</text:p>
          </table:table-cell>
          <table:table-cell table:formula="of:=COS(2 * PI() * [.B166])" office:value-type="float" office:value="-0.422695496802233">
            <text:p>-0.4226954968</text:p>
          </table:table-cell>
          <table:table-cell table:formula="of:=SIN(2 * PI() * [.B166])" office:value-type="float" office:value="-0.906271767729257">
            <text:p>-0.9062717677</text:p>
          </table:table-cell>
          <table:table-cell table:formula="of:=[.D166]*[.E166]" office:value-type="float" office:value="-0.348295723072277">
            <text:p>-0.3482957231</text:p>
          </table:table-cell>
          <table:table-cell table:formula="of:=[.D166]*[.F166]" office:value-type="float" office:value="-0.746756431116974">
            <text:p>-0.7467564311</text:p>
          </table:table-cell>
          <table:table-cell table:formula="of:=[.C166]" office:value-type="float" office:value="0.566608261389648">
            <text:p>0.5666082614</text:p>
          </table:table-cell>
        </table:table-row>
        <table:table-row table:style-name="ro1">
          <table:table-cell table:formula="of:=RAND()" office:value-type="float" office:value="0.17626953125">
            <text:p>0.1762695313</text:p>
          </table:table-cell>
          <table:table-cell table:formula="of:=RAND()" office:value-type="float" office:value="0.32403564453125">
            <text:p>0.3240356445</text:p>
          </table:table-cell>
          <table:table-cell table:formula="of:=SQRT(1 - [.A167])" office:value-type="float" office:value="0.9075959832161">
            <text:p>0.9075959832</text:p>
          </table:table-cell>
          <table:table-cell table:formula="of:=SQRT(1 - (1 - [.A167]))" office:value-type="float" office:value="0.419844651329513">
            <text:p>0.4198446513</text:p>
          </table:table-cell>
          <table:table-cell table:formula="of:=COS(2 * PI() * [.B167])" office:value-type="float" office:value="-0.448583390636739">
            <text:p>-0.4485833906</text:p>
          </table:table-cell>
          <table:table-cell table:formula="of:=SIN(2 * PI() * [.B167])" office:value-type="float" office:value="0.893740981294271">
            <text:p>0.8937409813</text:p>
          </table:table-cell>
          <table:table-cell table:formula="of:=[.D167]*[.E167]" office:value-type="float" office:value="-0.188335337234092">
            <text:p>-0.1883353372</text:p>
          </table:table-cell>
          <table:table-cell table:formula="of:=[.D167]*[.F167]" office:value-type="float" office:value="0.37523237067039">
            <text:p>0.3752323707</text:p>
          </table:table-cell>
          <table:table-cell table:formula="of:=[.C167]" office:value-type="float" office:value="0.9075959832161">
            <text:p>0.9075959832</text:p>
          </table:table-cell>
        </table:table-row>
        <table:table-row table:style-name="ro1">
          <table:table-cell table:formula="of:=RAND()" office:value-type="float" office:value="0.60528564453125">
            <text:p>0.6052856445</text:p>
          </table:table-cell>
          <table:table-cell table:formula="of:=RAND()" office:value-type="float" office:value="0.631744384765625">
            <text:p>0.6317443848</text:p>
          </table:table-cell>
          <table:table-cell table:formula="of:=SQRT(1 - [.A168])" office:value-type="float" office:value="0.628262966813062">
            <text:p>0.6282629668</text:p>
          </table:table-cell>
          <table:table-cell table:formula="of:=SQRT(1 - (1 - [.A168]))" office:value-type="float" office:value="0.778001056895972">
            <text:p>0.7780010569</text:p>
          </table:table-cell>
          <table:table-cell table:formula="of:=COS(2 * PI() * [.B168])" office:value-type="float" office:value="-0.676516440113781">
            <text:p>-0.6765164401</text:p>
          </table:table-cell>
          <table:table-cell table:formula="of:=SIN(2 * PI() * [.B168])" office:value-type="float" office:value="-0.736427529534154">
            <text:p>-0.7364275295</text:p>
          </table:table-cell>
          <table:table-cell table:formula="of:=[.D168]*[.E168]" office:value-type="float" office:value="-0.526330505416022">
            <text:p>-0.5263305054</text:p>
          </table:table-cell>
          <table:table-cell table:formula="of:=[.D168]*[.F168]" office:value-type="float" office:value="-0.572941396304861">
            <text:p>-0.5729413963</text:p>
          </table:table-cell>
          <table:table-cell table:formula="of:=[.C168]" office:value-type="float" office:value="0.628262966813062">
            <text:p>0.6282629668</text:p>
          </table:table-cell>
        </table:table-row>
        <table:table-row table:style-name="ro1">
          <table:table-cell table:formula="of:=RAND()" office:value-type="float" office:value="0.08160400390625">
            <text:p>0.0816040039</text:p>
          </table:table-cell>
          <table:table-cell table:formula="of:=RAND()" office:value-type="float" office:value="0.035308837890625">
            <text:p>0.0353088379</text:p>
          </table:table-cell>
          <table:table-cell table:formula="of:=SQRT(1 - [.A169])" office:value-type="float" office:value="0.958329795056874">
            <text:p>0.9583297951</text:p>
          </table:table-cell>
          <table:table-cell table:formula="of:=SQRT(1 - (1 - [.A169]))" office:value-type="float" office:value="0.285664145293472">
            <text:p>0.2856641453</text:p>
          </table:table-cell>
          <table:table-cell table:formula="of:=COS(2 * PI() * [.B169])" office:value-type="float" office:value="0.975491620965388">
            <text:p>0.975491621</text:p>
          </table:table-cell>
          <table:table-cell table:formula="of:=SIN(2 * PI() * [.B169])" office:value-type="float" office:value="0.220036582018354">
            <text:p>0.220036582</text:p>
          </table:table-cell>
          <table:table-cell table:formula="of:=[.D169]*[.E169]" office:value-type="float" office:value="0.278662980144021">
            <text:p>0.2786629801</text:p>
          </table:table-cell>
          <table:table-cell table:formula="of:=[.D169]*[.F169]" office:value-type="float" office:value="0.06285656213557">
            <text:p>0.0628565621</text:p>
          </table:table-cell>
          <table:table-cell table:formula="of:=[.C169]" office:value-type="float" office:value="0.958329795056874">
            <text:p>0.9583297951</text:p>
          </table:table-cell>
        </table:table-row>
        <table:table-row table:style-name="ro1">
          <table:table-cell table:formula="of:=RAND()" office:value-type="float" office:value="0.22119140625">
            <text:p>0.2211914063</text:p>
          </table:table-cell>
          <table:table-cell table:formula="of:=RAND()" office:value-type="float" office:value="0.269073486328125">
            <text:p>0.2690734863</text:p>
          </table:table-cell>
          <table:table-cell table:formula="of:=SQRT(1 - [.A170])" office:value-type="float" office:value="0.882501327902684">
            <text:p>0.8825013279</text:p>
          </table:table-cell>
          <table:table-cell table:formula="of:=SQRT(1 - (1 - [.A170]))" office:value-type="float" office:value="0.470309904477888">
            <text:p>0.4703099045</text:p>
          </table:table-cell>
          <table:table-cell table:formula="of:=COS(2 * PI() * [.B170])" office:value-type="float" office:value="-0.119555589298094">
            <text:p>-0.1195555893</text:p>
          </table:table-cell>
          <table:table-cell table:formula="of:=SIN(2 * PI() * [.B170])" office:value-type="float" office:value="0.992827508214587">
            <text:p>0.9928275082</text:p>
          </table:table-cell>
          <table:table-cell table:formula="of:=[.D170]*[.E170]" office:value-type="float" office:value="-0.0562281777825842">
            <text:p>-0.0562281778</text:p>
          </table:table-cell>
          <table:table-cell table:formula="of:=[.D170]*[.F170]" office:value-type="float" office:value="0.466936610551422">
            <text:p>0.4669366106</text:p>
          </table:table-cell>
          <table:table-cell table:formula="of:=[.C170]" office:value-type="float" office:value="0.882501327902684">
            <text:p>0.8825013279</text:p>
          </table:table-cell>
        </table:table-row>
        <table:table-row table:style-name="ro1">
          <table:table-cell table:formula="of:=RAND()" office:value-type="float" office:value="0.000213623046875">
            <text:p>0.000213623</text:p>
          </table:table-cell>
          <table:table-cell table:formula="of:=RAND()" office:value-type="float" office:value="0.840179443359375">
            <text:p>0.8401794434</text:p>
          </table:table-cell>
          <table:table-cell table:formula="of:=SQRT(1 - [.A171])" office:value-type="float" office:value="0.999893182771602">
            <text:p>0.9998931828</text:p>
          </table:table-cell>
          <table:table-cell table:formula="of:=SQRT(1 - (1 - [.A171]))" office:value-type="float" office:value="0.0146158491670857">
            <text:p>0.0146158492</text:p>
          </table:table-cell>
          <table:table-cell table:formula="of:=COS(2 * PI() * [.B171])" office:value-type="float" office:value="0.536778413575386">
            <text:p>0.5367784136</text:p>
          </table:table-cell>
          <table:table-cell table:formula="of:=SIN(2 * PI() * [.B171])" office:value-type="float" office:value="-0.843723257187742">
            <text:p>-0.8437232572</text:p>
          </table:table-cell>
          <table:table-cell table:formula="of:=[.D171]*[.E171]" office:value-type="float" office:value="0.00784547232896539">
            <text:p>0.0078454723</text:p>
          </table:table-cell>
          <table:table-cell table:formula="of:=[.D171]*[.F171]" office:value-type="float" office:value="-0.0123317318658183">
            <text:p>-0.0123317319</text:p>
          </table:table-cell>
          <table:table-cell table:formula="of:=[.C171]" office:value-type="float" office:value="0.999893182771602">
            <text:p>0.9998931828</text:p>
          </table:table-cell>
        </table:table-row>
        <table:table-row table:style-name="ro1">
          <table:table-cell table:formula="of:=RAND()" office:value-type="float" office:value="0.34423828125">
            <text:p>0.3442382813</text:p>
          </table:table-cell>
          <table:table-cell table:formula="of:=RAND()" office:value-type="float" office:value="0.6405029296875">
            <text:p>0.6405029297</text:p>
          </table:table-cell>
          <table:table-cell table:formula="of:=SQRT(1 - [.A172])" office:value-type="float" office:value="0.809791157490621">
            <text:p>0.8097911575</text:p>
          </table:table-cell>
          <table:table-cell table:formula="of:=SQRT(1 - (1 - [.A172]))" office:value-type="float" office:value="0.586718229859956">
            <text:p>0.5867182299</text:p>
          </table:table-cell>
          <table:table-cell table:formula="of:=COS(2 * PI() * [.B172])" office:value-type="float" office:value="-0.63498598909905">
            <text:p>-0.6349859891</text:p>
          </table:table-cell>
          <table:table-cell table:formula="of:=SIN(2 * PI() * [.B172])" office:value-type="float" office:value="-0.772523652484441">
            <text:p>-0.7725236525</text:p>
          </table:table-cell>
          <table:table-cell table:formula="of:=[.D172]*[.E172]" office:value-type="float" office:value="-0.372557855510068">
            <text:p>-0.3725578555</text:p>
          </table:table-cell>
          <table:table-cell table:formula="of:=[.D172]*[.F172]" office:value-type="float" office:value="-0.453253709910619">
            <text:p>-0.4532537099</text:p>
          </table:table-cell>
          <table:table-cell table:formula="of:=[.C172]" office:value-type="float" office:value="0.809791157490621">
            <text:p>0.8097911575</text:p>
          </table:table-cell>
        </table:table-row>
        <table:table-row table:style-name="ro1">
          <table:table-cell table:formula="of:=RAND()" office:value-type="float" office:value="0.095733642578125">
            <text:p>0.0957336426</text:p>
          </table:table-cell>
          <table:table-cell table:formula="of:=RAND()" office:value-type="float" office:value="0.901702880859375">
            <text:p>0.9017028809</text:p>
          </table:table-cell>
          <table:table-cell table:formula="of:=SQRT(1 - [.A173])" office:value-type="float" office:value="0.950929207366077">
            <text:p>0.9509292074</text:p>
          </table:table-cell>
          <table:table-cell table:formula="of:=SQRT(1 - (1 - [.A173]))" office:value-type="float" office:value="0.309408536692388">
            <text:p>0.3094085367</text:p>
          </table:table-cell>
          <table:table-cell table:formula="of:=COS(2 * PI() * [.B173])" office:value-type="float" office:value="0.815259584543988">
            <text:p>0.8152595845</text:p>
          </table:table-cell>
          <table:table-cell table:formula="of:=SIN(2 * PI() * [.B173])" office:value-type="float" office:value="-0.57909568277545">
            <text:p>-0.5790956828</text:p>
          </table:table-cell>
          <table:table-cell table:formula="of:=[.D173]*[.E173]" office:value-type="float" office:value="0.2522482750782">
            <text:p>0.2522482751</text:p>
          </table:table-cell>
          <table:table-cell table:formula="of:=[.D173]*[.F173]" office:value-type="float" office:value="-0.179177147812431">
            <text:p>-0.1791771478</text:p>
          </table:table-cell>
          <table:table-cell table:formula="of:=[.C173]" office:value-type="float" office:value="0.950929207366077">
            <text:p>0.9509292074</text:p>
          </table:table-cell>
        </table:table-row>
        <table:table-row table:style-name="ro1">
          <table:table-cell table:formula="of:=RAND()" office:value-type="float" office:value="0.6978759765625">
            <text:p>0.6978759766</text:p>
          </table:table-cell>
          <table:table-cell table:formula="of:=RAND()" office:value-type="float" office:value="0.796661376953125">
            <text:p>0.796661377</text:p>
          </table:table-cell>
          <table:table-cell table:formula="of:=SQRT(1 - [.A174])" office:value-type="float" office:value="0.549658096854308">
            <text:p>0.5496580969</text:p>
          </table:table-cell>
          <table:table-cell table:formula="of:=SQRT(1 - (1 - [.A174]))" office:value-type="float" office:value="0.835389715379894">
            <text:p>0.8353897154</text:p>
          </table:table-cell>
          <table:table-cell table:formula="of:=COS(2 * PI() * [.B174])" office:value-type="float" office:value="0.288999979074301">
            <text:p>0.2889999791</text:p>
          </table:table-cell>
          <table:table-cell table:formula="of:=SIN(2 * PI() * [.B174])" office:value-type="float" office:value="-0.957329103336493">
            <text:p>-0.9573291033</text:p>
          </table:table-cell>
          <table:table-cell table:formula="of:=[.D174]*[.E174]" office:value-type="float" office:value="0.241427610263676">
            <text:p>0.2414276103</text:p>
          </table:table-cell>
          <table:table-cell table:formula="of:=[.D174]*[.F174]" office:value-type="float" office:value="-0.799742887161162">
            <text:p>-0.7997428872</text:p>
          </table:table-cell>
          <table:table-cell table:formula="of:=[.C174]" office:value-type="float" office:value="0.549658096854308">
            <text:p>0.5496580969</text:p>
          </table:table-cell>
        </table:table-row>
        <table:table-row table:style-name="ro1">
          <table:table-cell table:formula="of:=RAND()" office:value-type="float" office:value="0.137908935546875">
            <text:p>0.1379089355</text:p>
          </table:table-cell>
          <table:table-cell table:formula="of:=RAND()" office:value-type="float" office:value="0.92315673828125">
            <text:p>0.9231567383</text:p>
          </table:table-cell>
          <table:table-cell table:formula="of:=SQRT(1 - [.A175])" office:value-type="float" office:value="0.928488591450172">
            <text:p>0.9284885915</text:p>
          </table:table-cell>
          <table:table-cell table:formula="of:=SQRT(1 - (1 - [.A175]))" office:value-type="float" office:value="0.371360923559379">
            <text:p>0.3713609236</text:p>
          </table:table-cell>
          <table:table-cell table:formula="of:=COS(2 * PI() * [.B175])" office:value-type="float" office:value="0.885688970051049">
            <text:p>0.8856889701</text:p>
          </table:table-cell>
          <table:table-cell table:formula="of:=SIN(2 * PI() * [.B175])" office:value-type="float" office:value="-0.464279062988966">
            <text:p>-0.464279063</text:p>
          </table:table-cell>
          <table:table-cell table:formula="of:=[.D175]*[.E175]" office:value-type="float" office:value="0.328910273904513">
            <text:p>0.3289102739</text:p>
          </table:table-cell>
          <table:table-cell table:formula="of:=[.D175]*[.F175]" office:value-type="float" office:value="-0.172415101620866">
            <text:p>-0.1724151016</text:p>
          </table:table-cell>
          <table:table-cell table:formula="of:=[.C175]" office:value-type="float" office:value="0.928488591450172">
            <text:p>0.9284885915</text:p>
          </table:table-cell>
        </table:table-row>
        <table:table-row table:style-name="ro1">
          <table:table-cell table:formula="of:=RAND()" office:value-type="float" office:value="0.53900146484375">
            <text:p>0.5390014648</text:p>
          </table:table-cell>
          <table:table-cell table:formula="of:=RAND()" office:value-type="float" office:value="0.2901611328125">
            <text:p>0.2901611328</text:p>
          </table:table-cell>
          <table:table-cell table:formula="of:=SQRT(1 - [.A176])" office:value-type="float" office:value="0.678968729144612">
            <text:p>0.6789687291</text:p>
          </table:table-cell>
          <table:table-cell table:formula="of:=SQRT(1 - (1 - [.A176]))" office:value-type="float" office:value="0.73416719134251">
            <text:p>0.7341671913</text:p>
          </table:table-cell>
          <table:table-cell table:formula="of:=COS(2 * PI() * [.B176])" office:value-type="float" office:value="-0.249670379596668">
            <text:p>-0.2496703796</text:p>
          </table:table-cell>
          <table:table-cell table:formula="of:=SIN(2 * PI() * [.B176])" office:value-type="float" office:value="0.968330884332445">
            <text:p>0.9683308843</text:p>
          </table:table-cell>
          <table:table-cell table:formula="of:=[.D176]*[.E176]" office:value-type="float" office:value="-0.183299801349904">
            <text:p>-0.1832998013</text:p>
          </table:table-cell>
          <table:table-cell table:formula="of:=[.D176]*[.F176]" office:value-type="float" office:value="0.710916765640561">
            <text:p>0.7109167656</text:p>
          </table:table-cell>
          <table:table-cell table:formula="of:=[.C176]" office:value-type="float" office:value="0.678968729144612">
            <text:p>0.6789687291</text:p>
          </table:table-cell>
        </table:table-row>
        <table:table-row table:style-name="ro1">
          <table:table-cell table:formula="of:=RAND()" office:value-type="float" office:value="0.400726318359375">
            <text:p>0.4007263184</text:p>
          </table:table-cell>
          <table:table-cell table:formula="of:=RAND()" office:value-type="float" office:value="0.89013671875">
            <text:p>0.8901367188</text:p>
          </table:table-cell>
          <table:table-cell table:formula="of:=SQRT(1 - [.A177])" office:value-type="float" office:value="0.774127690785328">
            <text:p>0.7741276908</text:p>
          </table:table-cell>
          <table:table-cell table:formula="of:=SQRT(1 - (1 - [.A177]))" office:value-type="float" office:value="0.633029476690758">
            <text:p>0.6330294767</text:p>
          </table:table-cell>
          <table:table-cell table:formula="of:=COS(2 * PI() * [.B177])" office:value-type="float" office:value="0.771060524261814">
            <text:p>0.7710605243</text:p>
          </table:table-cell>
          <table:table-cell table:formula="of:=SIN(2 * PI() * [.B177])" office:value-type="float" office:value="-0.636761861236284">
            <text:p>-0.6367618612</text:p>
          </table:table-cell>
          <table:table-cell table:formula="of:=[.D177]*[.E177]" office:value-type="float" office:value="0.488104040170358">
            <text:p>0.4881040402</text:p>
          </table:table-cell>
          <table:table-cell table:formula="of:=[.D177]*[.F177]" office:value-type="float" office:value="-0.403089027795038">
            <text:p>-0.4030890278</text:p>
          </table:table-cell>
          <table:table-cell table:formula="of:=[.C177]" office:value-type="float" office:value="0.774127690785328">
            <text:p>0.7741276908</text:p>
          </table:table-cell>
        </table:table-row>
        <table:table-row table:style-name="ro1">
          <table:table-cell table:formula="of:=RAND()" office:value-type="float" office:value="0.9906005859375">
            <text:p>0.9906005859</text:p>
          </table:table-cell>
          <table:table-cell table:formula="of:=RAND()" office:value-type="float" office:value="0.106170654296875">
            <text:p>0.1061706543</text:p>
          </table:table-cell>
          <table:table-cell table:formula="of:=SQRT(1 - [.A178])" office:value-type="float" office:value="0.0969505753593036">
            <text:p>0.0969505754</text:p>
          </table:table-cell>
          <table:table-cell table:formula="of:=SQRT(1 - (1 - [.A178]))" office:value-type="float" office:value="0.995289197136943">
            <text:p>0.9952891971</text:p>
          </table:table-cell>
          <table:table-cell table:formula="of:=COS(2 * PI() * [.B178])" office:value-type="float" office:value="0.785625478697164">
            <text:p>0.7856254787</text:p>
          </table:table-cell>
          <table:table-cell table:formula="of:=SIN(2 * PI() * [.B178])" office:value-type="float" office:value="0.618702357537009">
            <text:p>0.6187023575</text:p>
          </table:table-cell>
          <table:table-cell table:formula="of:=[.D178]*[.E178]" office:value-type="float" office:value="0.781924551942826">
            <text:p>0.7819245519</text:p>
          </table:table-cell>
          <table:table-cell table:formula="of:=[.D178]*[.F178]" office:value-type="float" office:value="0.615787772699743">
            <text:p>0.6157877727</text:p>
          </table:table-cell>
          <table:table-cell table:formula="of:=[.C178]" office:value-type="float" office:value="0.0969505753593036">
            <text:p>0.0969505754</text:p>
          </table:table-cell>
        </table:table-row>
        <table:table-row table:style-name="ro1">
          <table:table-cell table:formula="of:=RAND()" office:value-type="float" office:value="0.9061279296875">
            <text:p>0.9061279297</text:p>
          </table:table-cell>
          <table:table-cell table:formula="of:=RAND()" office:value-type="float" office:value="0.697845458984375">
            <text:p>0.697845459</text:p>
          </table:table-cell>
          <table:table-cell table:formula="of:=SQRT(1 - [.A179])" office:value-type="float" office:value="0.306385492986368">
            <text:p>0.306385493</text:p>
          </table:table-cell>
          <table:table-cell table:formula="of:=SQRT(1 - (1 - [.A179]))" office:value-type="float" office:value="0.951907521604646">
            <text:p>0.9519075216</text:p>
          </table:table-cell>
          <table:table-cell table:formula="of:=COS(2 * PI() * [.B179])" office:value-type="float" office:value="-0.321863100132639">
            <text:p>-0.3218631001</text:p>
          </table:table-cell>
          <table:table-cell table:formula="of:=SIN(2 * PI() * [.B179])" office:value-type="float" office:value="-0.946786219150346">
            <text:p>-0.9467862192</text:p>
          </table:table-cell>
          <table:table-cell table:formula="of:=[.D179]*[.E179]" office:value-type="float" office:value="-0.306383905943248">
            <text:p>-0.3063839059</text:p>
          </table:table-cell>
          <table:table-cell table:formula="of:=[.D179]*[.F179]" office:value-type="float" office:value="-0.901252923360839">
            <text:p>-0.9012529234</text:p>
          </table:table-cell>
          <table:table-cell table:formula="of:=[.C179]" office:value-type="float" office:value="0.306385492986368">
            <text:p>0.306385493</text:p>
          </table:table-cell>
        </table:table-row>
        <table:table-row table:style-name="ro1">
          <table:table-cell table:formula="of:=RAND()" office:value-type="float" office:value="0.4857177734375">
            <text:p>0.4857177734</text:p>
          </table:table-cell>
          <table:table-cell table:formula="of:=RAND()" office:value-type="float" office:value="0.556243896484375">
            <text:p>0.5562438965</text:p>
          </table:table-cell>
          <table:table-cell table:formula="of:=SQRT(1 - [.A180])" office:value-type="float" office:value="0.717134733897683">
            <text:p>0.7171347339</text:p>
          </table:table-cell>
          <table:table-cell table:formula="of:=SQRT(1 - (1 - [.A180]))" office:value-type="float" office:value="0.696934554630132">
            <text:p>0.6969345546</text:p>
          </table:table-cell>
          <table:table-cell table:formula="of:=COS(2 * PI() * [.B180])" office:value-type="float" office:value="-0.938204608655486">
            <text:p>-0.9382046087</text:p>
          </table:table-cell>
          <table:table-cell table:formula="of:=SIN(2 * PI() * [.B180])" office:value-type="float" office:value="-0.34608107763587">
            <text:p>-0.3460810776</text:p>
          </table:table-cell>
          <table:table-cell table:formula="of:=[.D180]*[.E180]" office:value-type="float" office:value="-0.653867211085248">
            <text:p>-0.6538672111</text:p>
          </table:table-cell>
          <table:table-cell table:formula="of:=[.D180]*[.F180]" office:value-type="float" office:value="-0.241195861708071">
            <text:p>-0.2411958617</text:p>
          </table:table-cell>
          <table:table-cell table:formula="of:=[.C180]" office:value-type="float" office:value="0.717134733897683">
            <text:p>0.7171347339</text:p>
          </table:table-cell>
        </table:table-row>
        <table:table-row table:style-name="ro1">
          <table:table-cell table:formula="of:=RAND()" office:value-type="float" office:value="0.6697998046875">
            <text:p>0.6697998047</text:p>
          </table:table-cell>
          <table:table-cell table:formula="of:=RAND()" office:value-type="float" office:value="0.444091796875">
            <text:p>0.4440917969</text:p>
          </table:table-cell>
          <table:table-cell table:formula="of:=SQRT(1 - [.A181])" office:value-type="float" office:value="0.57463048588854">
            <text:p>0.5746304859</text:p>
          </table:table-cell>
          <table:table-cell table:formula="of:=SQRT(1 - (1 - [.A181]))" office:value-type="float" office:value="0.818412979300487">
            <text:p>0.8184129793</text:p>
          </table:table-cell>
          <table:table-cell table:formula="of:=COS(2 * PI() * [.B181])" office:value-type="float" office:value="-0.938932483532065">
            <text:p>-0.9389324835</text:p>
          </table:table-cell>
          <table:table-cell table:formula="of:=SIN(2 * PI() * [.B181])" office:value-type="float" office:value="0.344101425989939">
            <text:p>0.344101426</text:p>
          </table:table-cell>
          <table:table-cell table:formula="of:=[.D181]*[.E181]" office:value-type="float" office:value="-0.768434531209483">
            <text:p>-0.7684345312</text:p>
          </table:table-cell>
          <table:table-cell table:formula="of:=[.D181]*[.F181]" office:value-type="float" office:value="0.281617073225972">
            <text:p>0.2816170732</text:p>
          </table:table-cell>
          <table:table-cell table:formula="of:=[.C181]" office:value-type="float" office:value="0.57463048588854">
            <text:p>0.5746304859</text:p>
          </table:table-cell>
        </table:table-row>
        <table:table-row table:style-name="ro1">
          <table:table-cell table:formula="of:=RAND()" office:value-type="float" office:value="0.229034423828125">
            <text:p>0.2290344238</text:p>
          </table:table-cell>
          <table:table-cell table:formula="of:=RAND()" office:value-type="float" office:value="0.166046142578125">
            <text:p>0.1660461426</text:p>
          </table:table-cell>
          <table:table-cell table:formula="of:=SQRT(1 - [.A182])" office:value-type="float" office:value="0.878046454449806">
            <text:p>0.8780464544</text:p>
          </table:table-cell>
          <table:table-cell table:formula="of:=SQRT(1 - (1 - [.A182]))" office:value-type="float" office:value="0.478575410805993">
            <text:p>0.4785754108</text:p>
          </table:table-cell>
          <table:table-cell table:formula="of:=COS(2 * PI() * [.B182])" office:value-type="float" office:value="0.503372709749581">
            <text:p>0.5033727097</text:p>
          </table:table-cell>
          <table:table-cell table:formula="of:=SIN(2 * PI() * [.B182])" office:value-type="float" office:value="0.864069392513914">
            <text:p>0.8640693925</text:p>
          </table:table-cell>
          <table:table-cell table:formula="of:=[.D182]*[.E182]" office:value-type="float" office:value="0.240901801356932">
            <text:p>0.2409018014</text:p>
          </table:table-cell>
          <table:table-cell table:formula="of:=[.D182]*[.F182]" office:value-type="float" office:value="0.413522364487231">
            <text:p>0.4135223645</text:p>
          </table:table-cell>
          <table:table-cell table:formula="of:=[.C182]" office:value-type="float" office:value="0.878046454449806">
            <text:p>0.8780464544</text:p>
          </table:table-cell>
        </table:table-row>
        <table:table-row table:style-name="ro1">
          <table:table-cell table:formula="of:=RAND()" office:value-type="float" office:value="0.105133056640625">
            <text:p>0.1051330566</text:p>
          </table:table-cell>
          <table:table-cell table:formula="of:=RAND()" office:value-type="float" office:value="0.669647216796875">
            <text:p>0.6696472168</text:p>
          </table:table-cell>
          <table:table-cell table:formula="of:=SQRT(1 - [.A183])" office:value-type="float" office:value="0.94597407118767">
            <text:p>0.9459740712</text:p>
          </table:table-cell>
          <table:table-cell table:formula="of:=SQRT(1 - (1 - [.A183]))" office:value-type="float" office:value="0.324242280772611">
            <text:p>0.3242422808</text:p>
          </table:table-cell>
          <table:table-cell table:formula="of:=COS(2 * PI() * [.B183])" office:value-type="float" office:value="-0.483694912353866">
            <text:p>-0.4836949124</text:p>
          </table:table-cell>
          <table:table-cell table:formula="of:=SIN(2 * PI() * [.B183])" office:value-type="float" office:value="-0.875236671856811">
            <text:p>-0.8752366719</text:p>
          </table:table-cell>
          <table:table-cell table:formula="of:=[.D183]*[.E183]" office:value-type="float" office:value="-0.156834341579726">
            <text:p>-0.1568343416</text:p>
          </table:table-cell>
          <table:table-cell table:formula="of:=[.D183]*[.F183]" office:value-type="float" office:value="-0.283788734698682">
            <text:p>-0.2837887347</text:p>
          </table:table-cell>
          <table:table-cell table:formula="of:=[.C183]" office:value-type="float" office:value="0.94597407118767">
            <text:p>0.9459740712</text:p>
          </table:table-cell>
        </table:table-row>
        <table:table-row table:style-name="ro1">
          <table:table-cell table:formula="of:=RAND()" office:value-type="float" office:value="0.08221435546875">
            <text:p>0.0822143555</text:p>
          </table:table-cell>
          <table:table-cell table:formula="of:=RAND()" office:value-type="float" office:value="0.088653564453125">
            <text:p>0.0886535645</text:p>
          </table:table-cell>
          <table:table-cell table:formula="of:=SQRT(1 - [.A184])" office:value-type="float" office:value="0.958011296661605">
            <text:p>0.9580112967</text:p>
          </table:table-cell>
          <table:table-cell table:formula="of:=SQRT(1 - (1 - [.A184]))" office:value-type="float" office:value="0.286730457867228">
            <text:p>0.2867304579</text:p>
          </table:table-cell>
          <table:table-cell table:formula="of:=COS(2 * PI() * [.B184])" office:value-type="float" office:value="0.848830700616267">
            <text:p>0.8488307006</text:p>
          </table:table-cell>
          <table:table-cell table:formula="of:=SIN(2 * PI() * [.B184])" office:value-type="float" office:value="0.528664772508341">
            <text:p>0.5286647725</text:p>
          </table:table-cell>
          <table:table-cell table:formula="of:=[.D184]*[.E184]" office:value-type="float" office:value="0.243385615439462">
            <text:p>0.2433856154</text:p>
          </table:table-cell>
          <table:table-cell table:formula="of:=[.D184]*[.F184]" office:value-type="float" office:value="0.15158429227959">
            <text:p>0.1515842923</text:p>
          </table:table-cell>
          <table:table-cell table:formula="of:=[.C184]" office:value-type="float" office:value="0.958011296661605">
            <text:p>0.9580112967</text:p>
          </table:table-cell>
        </table:table-row>
        <table:table-row table:style-name="ro1">
          <table:table-cell table:formula="of:=RAND()" office:value-type="float" office:value="0.241424560546875">
            <text:p>0.2414245605</text:p>
          </table:table-cell>
          <table:table-cell table:formula="of:=RAND()" office:value-type="float" office:value="0.327117919921875">
            <text:p>0.3271179199</text:p>
          </table:table-cell>
          <table:table-cell table:formula="of:=SQRT(1 - [.A185])" office:value-type="float" office:value="0.870962363970525">
            <text:p>0.870962364</text:p>
          </table:table-cell>
          <table:table-cell table:formula="of:=SQRT(1 - (1 - [.A185]))" office:value-type="float" office:value="0.491349733435234">
            <text:p>0.4913497334</text:p>
          </table:table-cell>
          <table:table-cell table:formula="of:=COS(2 * PI() * [.B185])" office:value-type="float" office:value="-0.465806829483922">
            <text:p>-0.4658068295</text:p>
          </table:table-cell>
          <table:table-cell table:formula="of:=SIN(2 * PI() * [.B185])" office:value-type="float" office:value="0.884886432038675">
            <text:p>0.884886432</text:p>
          </table:table-cell>
          <table:table-cell table:formula="of:=[.D185]*[.E185]" office:value-type="float" office:value="-0.228874061499237">
            <text:p>-0.2288740615</text:p>
          </table:table-cell>
          <table:table-cell table:formula="of:=[.D185]*[.F185]" office:value-type="float" office:value="0.434788712502658">
            <text:p>0.4347887125</text:p>
          </table:table-cell>
          <table:table-cell table:formula="of:=[.C185]" office:value-type="float" office:value="0.870962363970525">
            <text:p>0.870962364</text:p>
          </table:table-cell>
        </table:table-row>
        <table:table-row table:style-name="ro1">
          <table:table-cell table:formula="of:=RAND()" office:value-type="float" office:value="0.77935791015625">
            <text:p>0.7793579102</text:p>
          </table:table-cell>
          <table:table-cell table:formula="of:=RAND()" office:value-type="float" office:value="0.074310302734375">
            <text:p>0.0743103027</text:p>
          </table:table-cell>
          <table:table-cell table:formula="of:=SQRT(1 - [.A186])" office:value-type="float" office:value="0.469725547361169">
            <text:p>0.4697255474</text:p>
          </table:table-cell>
          <table:table-cell table:formula="of:=SQRT(1 - (1 - [.A186]))" office:value-type="float" office:value="0.8828125">
            <text:p>0.8828125</text:p>
          </table:table-cell>
          <table:table-cell table:formula="of:=COS(2 * PI() * [.B186])" office:value-type="float" office:value="0.892965517745774">
            <text:p>0.8929655177</text:p>
          </table:table-cell>
          <table:table-cell table:formula="of:=SIN(2 * PI() * [.B186])" office:value-type="float" office:value="0.450125076081106">
            <text:p>0.4501250761</text:p>
          </table:table-cell>
          <table:table-cell table:formula="of:=[.D186]*[.E186]" office:value-type="float" office:value="0.788321121134941">
            <text:p>0.7883211211</text:p>
          </table:table-cell>
          <table:table-cell table:formula="of:=[.D186]*[.F186]" office:value-type="float" office:value="0.397376043727851">
            <text:p>0.3973760437</text:p>
          </table:table-cell>
          <table:table-cell table:formula="of:=[.C186]" office:value-type="float" office:value="0.469725547361169">
            <text:p>0.4697255474</text:p>
          </table:table-cell>
        </table:table-row>
        <table:table-row table:style-name="ro1">
          <table:table-cell table:formula="of:=RAND()" office:value-type="float" office:value="0.913238525390625">
            <text:p>0.9132385254</text:p>
          </table:table-cell>
          <table:table-cell table:formula="of:=RAND()" office:value-type="float" office:value="0.75958251953125">
            <text:p>0.7595825195</text:p>
          </table:table-cell>
          <table:table-cell table:formula="of:=SQRT(1 - [.A187])" office:value-type="float" office:value="0.294553008148576">
            <text:p>0.2945530081</text:p>
          </table:table-cell>
          <table:table-cell table:formula="of:=SQRT(1 - (1 - [.A187]))" office:value-type="float" office:value="0.955635142400396">
            <text:p>0.9556351424</text:p>
          </table:table-cell>
          <table:table-cell table:formula="of:=COS(2 * PI() * [.B187])" office:value-type="float" office:value="0.0601723754660264">
            <text:p>0.0601723755</text:p>
          </table:table-cell>
          <table:table-cell table:formula="of:=SIN(2 * PI() * [.B187])" office:value-type="float" office:value="-0.9981880009451">
            <text:p>-0.9981880009</text:p>
          </table:table-cell>
          <table:table-cell table:formula="of:=[.D187]*[.E187]" office:value-type="float" office:value="0.0575028365970463">
            <text:p>0.0575028366</text:p>
          </table:table-cell>
          <table:table-cell table:formula="of:=[.D187]*[.F187]" office:value-type="float" office:value="-0.953903532425538">
            <text:p>-0.9539035324</text:p>
          </table:table-cell>
          <table:table-cell table:formula="of:=[.C187]" office:value-type="float" office:value="0.294553008148576">
            <text:p>0.2945530081</text:p>
          </table:table-cell>
        </table:table-row>
        <table:table-row table:style-name="ro1">
          <table:table-cell table:formula="of:=RAND()" office:value-type="float" office:value="0.878814697265625">
            <text:p>0.8788146973</text:p>
          </table:table-cell>
          <table:table-cell table:formula="of:=RAND()" office:value-type="float" office:value="0.528228759765625">
            <text:p>0.5282287598</text:p>
          </table:table-cell>
          <table:table-cell table:formula="of:=SQRT(1 - [.A188])" office:value-type="float" office:value="0.348116794674395">
            <text:p>0.3481167947</text:p>
          </table:table-cell>
          <table:table-cell table:formula="of:=SQRT(1 - (1 - [.A188]))" office:value-type="float" office:value="0.937451170603368">
            <text:p>0.9374511706</text:p>
          </table:table-cell>
          <table:table-cell table:formula="of:=COS(2 * PI() * [.B188])" office:value-type="float" office:value="-0.984311749944213">
            <text:p>-0.9843117499</text:p>
          </table:table-cell>
          <table:table-cell table:formula="of:=SIN(2 * PI() * [.B188])" office:value-type="float" office:value="-0.176438031392785">
            <text:p>-0.1764380314</text:p>
          </table:table-cell>
          <table:table-cell table:formula="of:=[.D188]*[.E188]" office:value-type="float" office:value="-0.922744202223852">
            <text:p>-0.9227442022</text:p>
          </table:table-cell>
          <table:table-cell table:formula="of:=[.D188]*[.F188]" office:value-type="float" office:value="-0.16540203906812">
            <text:p>-0.1654020391</text:p>
          </table:table-cell>
          <table:table-cell table:formula="of:=[.C188]" office:value-type="float" office:value="0.348116794674395">
            <text:p>0.3481167947</text:p>
          </table:table-cell>
        </table:table-row>
        <table:table-row table:style-name="ro1">
          <table:table-cell table:formula="of:=RAND()" office:value-type="float" office:value="0.576202392578125">
            <text:p>0.5762023926</text:p>
          </table:table-cell>
          <table:table-cell table:formula="of:=RAND()" office:value-type="float" office:value="0.47027587890625">
            <text:p>0.4702758789</text:p>
          </table:table-cell>
          <table:table-cell table:formula="of:=SQRT(1 - [.A189])" office:value-type="float" office:value="0.650997394328023">
            <text:p>0.6509973943</text:p>
          </table:table-cell>
          <table:table-cell table:formula="of:=SQRT(1 - (1 - [.A189]))" office:value-type="float" office:value="0.759079964547955">
            <text:p>0.7590799645</text:p>
          </table:table-cell>
          <table:table-cell table:formula="of:=COS(2 * PI() * [.B189])" office:value-type="float" office:value="-0.982610581292405">
            <text:p>-0.9826105813</text:p>
          </table:table-cell>
          <table:table-cell table:formula="of:=SIN(2 * PI() * [.B189])" office:value-type="float" office:value="0.185678338887988">
            <text:p>0.1856783389</text:p>
          </table:table-cell>
          <table:table-cell table:formula="of:=[.D189]*[.E189]" office:value-type="float" office:value="-0.745880005211884">
            <text:p>-0.7458800052</text:p>
          </table:table-cell>
          <table:table-cell table:formula="of:=[.D189]*[.F189]" office:value-type="float" office:value="0.140944706900417">
            <text:p>0.1409447069</text:p>
          </table:table-cell>
          <table:table-cell table:formula="of:=[.C189]" office:value-type="float" office:value="0.650997394328023">
            <text:p>0.6509973943</text:p>
          </table:table-cell>
        </table:table-row>
        <table:table-row table:style-name="ro1">
          <table:table-cell table:formula="of:=RAND()" office:value-type="float" office:value="0.357513427734375">
            <text:p>0.3575134277</text:p>
          </table:table-cell>
          <table:table-cell table:formula="of:=RAND()" office:value-type="float" office:value="0.687408447265625">
            <text:p>0.6874084473</text:p>
          </table:table-cell>
          <table:table-cell table:formula="of:=SQRT(1 - [.A190])" office:value-type="float" office:value="0.801552601059734">
            <text:p>0.8015526011</text:p>
          </table:table-cell>
          <table:table-cell table:formula="of:=SQRT(1 - (1 - [.A190]))" office:value-type="float" office:value="0.597924265885216">
            <text:p>0.5979242659</text:p>
          </table:table-cell>
          <table:table-cell table:formula="of:=COS(2 * PI() * [.B190])" office:value-type="float" office:value="-0.383214824064938">
            <text:p>-0.3832148241</text:p>
          </table:table-cell>
          <table:table-cell table:formula="of:=SIN(2 * PI() * [.B190])" office:value-type="float" office:value="-0.92365924377818">
            <text:p>-0.9236592438</text:p>
          </table:table-cell>
          <table:table-cell table:formula="of:=[.D190]*[.E190]" office:value-type="float" office:value="-0.22913344235536">
            <text:p>-0.2291334424</text:p>
          </table:table-cell>
          <table:table-cell table:formula="of:=[.D190]*[.F190]" office:value-type="float" office:value="-0.552278275264162">
            <text:p>-0.5522782753</text:p>
          </table:table-cell>
          <table:table-cell table:formula="of:=[.C190]" office:value-type="float" office:value="0.801552601059734">
            <text:p>0.8015526011</text:p>
          </table:table-cell>
        </table:table-row>
        <table:table-row table:style-name="ro1">
          <table:table-cell table:formula="of:=RAND()" office:value-type="float" office:value="0.906402587890625">
            <text:p>0.9064025879</text:p>
          </table:table-cell>
          <table:table-cell table:formula="of:=RAND()" office:value-type="float" office:value="0.9644775390625">
            <text:p>0.9644775391</text:p>
          </table:table-cell>
          <table:table-cell table:formula="of:=SQRT(1 - [.A191])" office:value-type="float" office:value="0.30593694139377">
            <text:p>0.3059369414</text:p>
          </table:table-cell>
          <table:table-cell table:formula="of:=SQRT(1 - (1 - [.A191]))" office:value-type="float" office:value="0.952051777946255">
            <text:p>0.9520517779</text:p>
          </table:table-cell>
          <table:table-cell table:formula="of:=COS(2 * PI() * [.B191])" office:value-type="float" office:value="0.97519540193299">
            <text:p>0.9751954019</text:p>
          </table:table-cell>
          <table:table-cell table:formula="of:=SIN(2 * PI() * [.B191])" office:value-type="float" office:value="-0.221345720647031">
            <text:p>-0.2213457206</text:p>
          </table:table-cell>
          <table:table-cell table:formula="of:=[.D191]*[.E191]" office:value-type="float" office:value="0.928436516255316">
            <text:p>0.9284365163</text:p>
          </table:table-cell>
          <table:table-cell table:formula="of:=[.D191]*[.F191]" office:value-type="float" office:value="-0.210732586882801">
            <text:p>-0.2107325869</text:p>
          </table:table-cell>
          <table:table-cell table:formula="of:=[.C191]" office:value-type="float" office:value="0.30593694139377">
            <text:p>0.3059369414</text:p>
          </table:table-cell>
        </table:table-row>
        <table:table-row table:style-name="ro1">
          <table:table-cell table:formula="of:=RAND()" office:value-type="float" office:value="0.254119873046875">
            <text:p>0.254119873</text:p>
          </table:table-cell>
          <table:table-cell table:formula="of:=RAND()" office:value-type="float" office:value="0.447967529296875">
            <text:p>0.4479675293</text:p>
          </table:table-cell>
          <table:table-cell table:formula="of:=SQRT(1 - [.A192])" office:value-type="float" office:value="0.863643518445617">
            <text:p>0.8636435184</text:p>
          </table:table-cell>
          <table:table-cell table:formula="of:=SQRT(1 - (1 - [.A192]))" office:value-type="float" office:value="0.50410303812502">
            <text:p>0.5041030381</text:p>
          </table:table-cell>
          <table:table-cell table:formula="of:=COS(2 * PI() * [.B192])" office:value-type="float" office:value="-0.947032806547139">
            <text:p>-0.9470328065</text:p>
          </table:table-cell>
          <table:table-cell table:formula="of:=SIN(2 * PI() * [.B192])" office:value-type="float" office:value="0.321136829596747">
            <text:p>0.3211368296</text:p>
          </table:table-cell>
          <table:table-cell table:formula="of:=[.D192]*[.E192]" office:value-type="float" office:value="-0.477402114984477">
            <text:p>-0.477402115</text:p>
          </table:table-cell>
          <table:table-cell table:formula="of:=[.D192]*[.F192]" office:value-type="float" office:value="0.161886051453557">
            <text:p>0.1618860515</text:p>
          </table:table-cell>
          <table:table-cell table:formula="of:=[.C192]" office:value-type="float" office:value="0.863643518445617">
            <text:p>0.8636435184</text:p>
          </table:table-cell>
        </table:table-row>
        <table:table-row table:style-name="ro1">
          <table:table-cell table:formula="of:=RAND()" office:value-type="float" office:value="0.838958740234375">
            <text:p>0.8389587402</text:p>
          </table:table-cell>
          <table:table-cell table:formula="of:=RAND()" office:value-type="float" office:value="0.4449462890625">
            <text:p>0.4449462891</text:p>
          </table:table-cell>
          <table:table-cell table:formula="of:=SQRT(1 - [.A193])" office:value-type="float" office:value="0.401299463948838">
            <text:p>0.4012994639</text:p>
          </table:table-cell>
          <table:table-cell table:formula="of:=SQRT(1 - (1 - [.A193]))" office:value-type="float" office:value="0.91594690906972">
            <text:p>0.9159469091</text:p>
          </table:table-cell>
          <table:table-cell table:formula="of:=COS(2 * PI() * [.B193])" office:value-type="float" office:value="-0.940766399536396">
            <text:p>-0.9407663995</text:p>
          </table:table-cell>
          <table:table-cell table:formula="of:=SIN(2 * PI() * [.B193])" office:value-type="float" office:value="0.33905542541497">
            <text:p>0.3390554254</text:p>
          </table:table-cell>
          <table:table-cell table:formula="of:=[.D193]*[.E193]" office:value-type="float" office:value="-0.861692075812012">
            <text:p>-0.8616920758</text:p>
          </table:table-cell>
          <table:table-cell table:formula="of:=[.D193]*[.F193]" office:value-type="float" office:value="0.310556768912161">
            <text:p>0.3105567689</text:p>
          </table:table-cell>
          <table:table-cell table:formula="of:=[.C193]" office:value-type="float" office:value="0.401299463948838">
            <text:p>0.4012994639</text:p>
          </table:table-cell>
        </table:table-row>
        <table:table-row table:style-name="ro1">
          <table:table-cell table:formula="of:=RAND()" office:value-type="float" office:value="0.267364501953125">
            <text:p>0.267364502</text:p>
          </table:table-cell>
          <table:table-cell table:formula="of:=RAND()" office:value-type="float" office:value="0.8740234375">
            <text:p>0.8740234375</text:p>
          </table:table-cell>
          <table:table-cell table:formula="of:=SQRT(1 - [.A194])" office:value-type="float" office:value="0.855941293575018">
            <text:p>0.8559412936</text:p>
          </table:table-cell>
          <table:table-cell table:formula="of:=SQRT(1 - (1 - [.A194]))" office:value-type="float" office:value="0.517073014141257">
            <text:p>0.5170730141</text:p>
          </table:table-cell>
          <table:table-cell table:formula="of:=COS(2 * PI() * [.B194])" office:value-type="float" office:value="0.702754744457225">
            <text:p>0.7027547445</text:p>
          </table:table-cell>
          <table:table-cell table:formula="of:=SIN(2 * PI() * [.B194])" office:value-type="float" office:value="-0.711432195745216">
            <text:p>-0.7114321957</text:p>
          </table:table-cell>
          <table:table-cell table:formula="of:=[.D194]*[.E194]" office:value-type="float" office:value="0.363375513918567">
            <text:p>0.3633755139</text:p>
          </table:table-cell>
          <table:table-cell table:formula="of:=[.D194]*[.F194]" office:value-type="float" office:value="-0.367862389811112">
            <text:p>-0.3678623898</text:p>
          </table:table-cell>
          <table:table-cell table:formula="of:=[.C194]" office:value-type="float" office:value="0.855941293575018">
            <text:p>0.8559412936</text:p>
          </table:table-cell>
        </table:table-row>
        <table:table-row table:style-name="ro1">
          <table:table-cell table:formula="of:=RAND()" office:value-type="float" office:value="0.202606201171875">
            <text:p>0.2026062012</text:p>
          </table:table-cell>
          <table:table-cell table:formula="of:=RAND()" office:value-type="float" office:value="0.642120361328125">
            <text:p>0.6421203613</text:p>
          </table:table-cell>
          <table:table-cell table:formula="of:=SQRT(1 - [.A195])" office:value-type="float" office:value="0.89296909175409">
            <text:p>0.8929690918</text:p>
          </table:table-cell>
          <table:table-cell table:formula="of:=SQRT(1 - (1 - [.A195]))" office:value-type="float" office:value="0.450117985834686">
            <text:p>0.4501179858</text:p>
          </table:table-cell>
          <table:table-cell table:formula="of:=COS(2 * PI() * [.B195])" office:value-type="float" office:value="-0.627102467769021">
            <text:p>-0.6271024678</text:p>
          </table:table-cell>
          <table:table-cell table:formula="of:=SIN(2 * PI() * [.B195])" office:value-type="float" office:value="-0.778936772092578">
            <text:p>-0.7789367721</text:p>
          </table:table-cell>
          <table:table-cell table:formula="of:=[.D195]*[.E195]" office:value-type="float" office:value="-0.282270099704153">
            <text:p>-0.2822700997</text:p>
          </table:table-cell>
          <table:table-cell table:formula="of:=[.D195]*[.F195]" office:value-type="float" office:value="-0.350613450946883">
            <text:p>-0.3506134509</text:p>
          </table:table-cell>
          <table:table-cell table:formula="of:=[.C195]" office:value-type="float" office:value="0.89296909175409">
            <text:p>0.8929690918</text:p>
          </table:table-cell>
        </table:table-row>
        <table:table-row table:style-name="ro1">
          <table:table-cell table:formula="of:=RAND()" office:value-type="float" office:value="0.715667724609375">
            <text:p>0.7156677246</text:p>
          </table:table-cell>
          <table:table-cell table:formula="of:=RAND()" office:value-type="float" office:value="0.919525146484375">
            <text:p>0.9195251465</text:p>
          </table:table-cell>
          <table:table-cell table:formula="of:=SQRT(1 - [.A196])" office:value-type="float" office:value="0.53322816447617">
            <text:p>0.5332281645</text:p>
          </table:table-cell>
          <table:table-cell table:formula="of:=SQRT(1 - (1 - [.A196]))" office:value-type="float" office:value="0.845971467964124">
            <text:p>0.845971468</text:p>
          </table:table-cell>
          <table:table-cell table:formula="of:=COS(2 * PI() * [.B196])" office:value-type="float" office:value="0.874865425102218">
            <text:p>0.8748654251</text:p>
          </table:table-cell>
          <table:table-cell table:formula="of:=SIN(2 * PI() * [.B196])" office:value-type="float" office:value="-0.484366068135161">
            <text:p>-0.4843660681</text:p>
          </table:table-cell>
          <table:table-cell table:formula="of:=[.D196]*[.E196]" office:value-type="float" office:value="0.740111187944781">
            <text:p>0.7401111879</text:p>
          </table:table-cell>
          <table:table-cell table:formula="of:=[.D196]*[.F196]" office:value-type="float" office:value="-0.409759873692313">
            <text:p>-0.4097598737</text:p>
          </table:table-cell>
          <table:table-cell table:formula="of:=[.C196]" office:value-type="float" office:value="0.53322816447617">
            <text:p>0.5332281645</text:p>
          </table:table-cell>
        </table:table-row>
        <table:table-row table:style-name="ro1">
          <table:table-cell table:formula="of:=RAND()" office:value-type="float" office:value="0.6058349609375">
            <text:p>0.6058349609</text:p>
          </table:table-cell>
          <table:table-cell table:formula="of:=RAND()" office:value-type="float" office:value="0.56036376953125">
            <text:p>0.5603637695</text:p>
          </table:table-cell>
          <table:table-cell table:formula="of:=SQRT(1 - [.A197])" office:value-type="float" office:value="0.627825643839514">
            <text:p>0.6278256438</text:p>
          </table:table-cell>
          <table:table-cell table:formula="of:=SQRT(1 - (1 - [.A197]))" office:value-type="float" office:value="0.778354007465433">
            <text:p>0.7783540075</text:p>
          </table:table-cell>
          <table:table-cell table:formula="of:=COS(2 * PI() * [.B197])" office:value-type="float" office:value="-0.928932660967083">
            <text:p>-0.928932661</text:p>
          </table:table-cell>
          <table:table-cell table:formula="of:=SIN(2 * PI() * [.B197])" office:value-type="float" office:value="-0.370248715579966">
            <text:p>-0.3702487156</text:p>
          </table:table-cell>
          <table:table-cell table:formula="of:=[.D197]*[.E197]" office:value-type="float" office:value="-0.723038459329258">
            <text:p>-0.7230384593</text:p>
          </table:table-cell>
          <table:table-cell table:formula="of:=[.D197]*[.F197]" office:value-type="float" office:value="-0.288184571530596">
            <text:p>-0.2881845715</text:p>
          </table:table-cell>
          <table:table-cell table:formula="of:=[.C197]" office:value-type="float" office:value="0.627825643839514">
            <text:p>0.6278256438</text:p>
          </table:table-cell>
        </table:table-row>
        <table:table-row table:style-name="ro1">
          <table:table-cell table:formula="of:=RAND()" office:value-type="float" office:value="0.76416015625">
            <text:p>0.7641601563</text:p>
          </table:table-cell>
          <table:table-cell table:formula="of:=RAND()" office:value-type="float" office:value="0.3941650390625">
            <text:p>0.3941650391</text:p>
          </table:table-cell>
          <table:table-cell table:formula="of:=SQRT(1 - [.A198])" office:value-type="float" office:value="0.485633445872502">
            <text:p>0.4856334459</text:p>
          </table:table-cell>
          <table:table-cell table:formula="of:=SQRT(1 - (1 - [.A198]))" office:value-type="float" office:value="0.87416254566871">
            <text:p>0.8741625457</text:p>
          </table:table-cell>
          <table:table-cell table:formula="of:=COS(2 * PI() * [.B198])" office:value-type="float" office:value="-0.786928711779002">
            <text:p>-0.7869287118</text:p>
          </table:table-cell>
          <table:table-cell table:formula="of:=SIN(2 * PI() * [.B198])" office:value-type="float" office:value="0.61704392272985">
            <text:p>0.6170439227</text:p>
          </table:table-cell>
          <table:table-cell table:formula="of:=[.D198]*[.E198]" office:value-type="float" office:value="-0.687903605948531">
            <text:p>-0.6879036059</text:p>
          </table:table-cell>
          <table:table-cell table:formula="of:=[.D198]*[.F198]" office:value-type="float" office:value="0.539396686282933">
            <text:p>0.5393966863</text:p>
          </table:table-cell>
          <table:table-cell table:formula="of:=[.C198]" office:value-type="float" office:value="0.485633445872502">
            <text:p>0.4856334459</text:p>
          </table:table-cell>
        </table:table-row>
        <table:table-row table:style-name="ro1">
          <table:table-cell table:formula="of:=RAND()" office:value-type="float" office:value="0.7315673828125">
            <text:p>0.7315673828</text:p>
          </table:table-cell>
          <table:table-cell table:formula="of:=RAND()" office:value-type="float" office:value="0.421417236328125">
            <text:p>0.4214172363</text:p>
          </table:table-cell>
          <table:table-cell table:formula="of:=SQRT(1 - [.A199])" office:value-type="float" office:value="0.518104832237164">
            <text:p>0.5181048322</text:p>
          </table:table-cell>
          <table:table-cell table:formula="of:=SQRT(1 - (1 - [.A199]))" office:value-type="float" office:value="0.855317124119762">
            <text:p>0.8553171241</text:p>
          </table:table-cell>
          <table:table-cell table:formula="of:=COS(2 * PI() * [.B199])" office:value-type="float" office:value="-0.880561780443006">
            <text:p>-0.8805617804</text:p>
          </table:table-cell>
          <table:table-cell table:formula="of:=SIN(2 * PI() * [.B199])" office:value-type="float" office:value="0.473931377757417">
            <text:p>0.4739313778</text:p>
          </table:table-cell>
          <table:table-cell table:formula="of:=[.D199]*[.E199]" office:value-type="float" office:value="-0.753159569658289">
            <text:p>-0.7531595697</text:p>
          </table:table-cell>
          <table:table-cell table:formula="of:=[.D199]*[.F199]" office:value-type="float" office:value="0.405361623053591">
            <text:p>0.4053616231</text:p>
          </table:table-cell>
          <table:table-cell table:formula="of:=[.C199]" office:value-type="float" office:value="0.518104832237164">
            <text:p>0.5181048322</text:p>
          </table:table-cell>
        </table:table-row>
        <table:table-row table:style-name="ro1">
          <table:table-cell table:formula="of:=RAND()" office:value-type="float" office:value="0.325836181640625">
            <text:p>0.3258361816</text:p>
          </table:table-cell>
          <table:table-cell table:formula="of:=RAND()" office:value-type="float" office:value="0.7047119140625">
            <text:p>0.7047119141</text:p>
          </table:table-cell>
          <table:table-cell table:formula="of:=SQRT(1 - [.A200])" office:value-type="float" office:value="0.821074794619452">
            <text:p>0.8210747946</text:p>
          </table:table-cell>
          <table:table-cell table:formula="of:=SQRT(1 - (1 - [.A200]))" office:value-type="float" office:value="0.570820621246837">
            <text:p>0.5708206212</text:p>
          </table:table-cell>
          <table:table-cell table:formula="of:=COS(2 * PI() * [.B200])" office:value-type="float" office:value="-0.280728873075798">
            <text:p>-0.2807288731</text:p>
          </table:table-cell>
          <table:table-cell table:formula="of:=SIN(2 * PI() * [.B200])" office:value-type="float" office:value="-0.95978711171884">
            <text:p>-0.9597871117</text:p>
          </table:table-cell>
          <table:table-cell table:formula="of:=[.D200]*[.E200]" office:value-type="float" office:value="-0.160245829731051">
            <text:p>-0.1602458297</text:p>
          </table:table-cell>
          <table:table-cell table:formula="of:=[.D200]*[.F200]" office:value-type="float" office:value="-0.547866275376056">
            <text:p>-0.5478662754</text:p>
          </table:table-cell>
          <table:table-cell table:formula="of:=[.C200]" office:value-type="float" office:value="0.821074794619452">
            <text:p>0.8210747946</text:p>
          </table:table-cell>
        </table:table-row>
        <table:table-row table:style-name="ro1">
          <table:table-cell table:formula="of:=RAND()" office:value-type="float" office:value="0.696197509765625">
            <text:p>0.6961975098</text:p>
          </table:table-cell>
          <table:table-cell table:formula="of:=RAND()" office:value-type="float" office:value="0.586395263671875">
            <text:p>0.5863952637</text:p>
          </table:table-cell>
          <table:table-cell table:formula="of:=SQRT(1 - [.A201])" office:value-type="float" office:value="0.551182810176783">
            <text:p>0.5511828102</text:p>
          </table:table-cell>
          <table:table-cell table:formula="of:=SQRT(1 - (1 - [.A201]))" office:value-type="float" office:value="0.834384509543187">
            <text:p>0.8343845095</text:p>
          </table:table-cell>
          <table:table-cell table:formula="of:=COS(2 * PI() * [.B201])" office:value-type="float" office:value="-0.856246394717065">
            <text:p>-0.8562463947</text:p>
          </table:table-cell>
          <table:table-cell table:formula="of:=SIN(2 * PI() * [.B201])" office:value-type="float" office:value="-0.516567625325114">
            <text:p>-0.5165676253</text:p>
          </table:table-cell>
          <table:table-cell table:formula="of:=[.D201]*[.E201]" office:value-type="float" office:value="-0.714438728104121">
            <text:p>-0.7144387281</text:p>
          </table:table-cell>
          <table:table-cell table:formula="of:=[.D201]*[.F201]" office:value-type="float" office:value="-0.431016024702784">
            <text:p>-0.4310160247</text:p>
          </table:table-cell>
          <table:table-cell table:formula="of:=[.C201]" office:value-type="float" office:value="0.551182810176783">
            <text:p>0.5511828102</text:p>
          </table:table-cell>
        </table:table-row>
        <table:table-row table:style-name="ro1">
          <table:table-cell table:formula="of:=RAND()" office:value-type="float" office:value="0.542633056640625">
            <text:p>0.5426330566</text:p>
          </table:table-cell>
          <table:table-cell table:formula="of:=RAND()" office:value-type="float" office:value="0.402984619140625">
            <text:p>0.4029846191</text:p>
          </table:table-cell>
          <table:table-cell table:formula="of:=SQRT(1 - [.A202])" office:value-type="float" office:value="0.676289097471913">
            <text:p>0.6762890975</text:p>
          </table:table-cell>
          <table:table-cell table:formula="of:=SQRT(1 - (1 - [.A202]))" office:value-type="float" office:value="0.736636312328292">
            <text:p>0.7366363123</text:p>
          </table:table-cell>
          <table:table-cell table:formula="of:=COS(2 * PI() * [.B202])" office:value-type="float" office:value="-0.81989678520396">
            <text:p>-0.8198967852</text:p>
          </table:table-cell>
          <table:table-cell table:formula="of:=SIN(2 * PI() * [.B202])" office:value-type="float" office:value="0.572511363740679">
            <text:p>0.5725113637</text:p>
          </table:table-cell>
          <table:table-cell table:formula="of:=[.D202]*[.E202]" office:value-type="float" office:value="-0.603965744342467">
            <text:p>-0.6039657443</text:p>
          </table:table-cell>
          <table:table-cell table:formula="of:=[.D202]*[.F202]" office:value-type="float" office:value="0.421732659751975">
            <text:p>0.4217326598</text:p>
          </table:table-cell>
          <table:table-cell table:formula="of:=[.C202]" office:value-type="float" office:value="0.676289097471913">
            <text:p>0.6762890975</text:p>
          </table:table-cell>
        </table:table-row>
        <table:table-row table:style-name="ro1">
          <table:table-cell table:formula="of:=RAND()" office:value-type="float" office:value="0.629150390625">
            <text:p>0.6291503906</text:p>
          </table:table-cell>
          <table:table-cell table:formula="of:=RAND()" office:value-type="float" office:value="0.737548828125">
            <text:p>0.7375488281</text:p>
          </table:table-cell>
          <table:table-cell table:formula="of:=SQRT(1 - [.A203])" office:value-type="float" office:value="0.608974227184534">
            <text:p>0.6089742272</text:p>
          </table:table-cell>
          <table:table-cell table:formula="of:=SQRT(1 - (1 - [.A203]))" office:value-type="float" office:value="0.793190009156066">
            <text:p>0.7931900092</text:p>
          </table:table-cell>
          <table:table-cell table:formula="of:=COS(2 * PI() * [.B203])" office:value-type="float" office:value="-0.0781532416327947">
            <text:p>-0.0781532416</text:p>
          </table:table-cell>
          <table:table-cell table:formula="of:=SIN(2 * PI() * [.B203])" office:value-type="float" office:value="-0.996941357764982">
            <text:p>-0.9969413578</text:p>
          </table:table-cell>
          <table:table-cell table:formula="of:=[.D203]*[.E203]" office:value-type="float" office:value="-0.0619903704462926">
            <text:p>-0.0619903704</text:p>
          </table:table-cell>
          <table:table-cell table:formula="of:=[.D203]*[.F203]" office:value-type="float" office:value="-0.790763924693667">
            <text:p>-0.7907639247</text:p>
          </table:table-cell>
          <table:table-cell table:formula="of:=[.C203]" office:value-type="float" office:value="0.608974227184534">
            <text:p>0.6089742272</text:p>
          </table:table-cell>
        </table:table-row>
        <table:table-row table:style-name="ro1">
          <table:table-cell table:formula="of:=RAND()" office:value-type="float" office:value="0.252685546875">
            <text:p>0.2526855469</text:p>
          </table:table-cell>
          <table:table-cell table:formula="of:=RAND()" office:value-type="float" office:value="0.071746826171875">
            <text:p>0.0717468262</text:p>
          </table:table-cell>
          <table:table-cell table:formula="of:=SQRT(1 - [.A204])" office:value-type="float" office:value="0.864473512101441">
            <text:p>0.8644735121</text:p>
          </table:table-cell>
          <table:table-cell table:formula="of:=SQRT(1 - (1 - [.A204]))" office:value-type="float" office:value="0.502678373192044">
            <text:p>0.5026783732</text:p>
          </table:table-cell>
          <table:table-cell table:formula="of:=COS(2 * PI() * [.B204])" office:value-type="float" office:value="0.9000994500185">
            <text:p>0.90009945</text:p>
          </table:table-cell>
          <table:table-cell table:formula="of:=SIN(2 * PI() * [.B204])" office:value-type="float" office:value="0.435684496024811">
            <text:p>0.435684496</text:p>
          </table:table-cell>
          <table:table-cell table:formula="of:=[.D204]*[.E204]" office:value-type="float" office:value="0.452460527246353">
            <text:p>0.4524605272</text:p>
          </table:table-cell>
          <table:table-cell table:formula="of:=[.D204]*[.F204]" office:value-type="float" office:value="0.219009173686747">
            <text:p>0.2190091737</text:p>
          </table:table-cell>
          <table:table-cell table:formula="of:=[.C204]" office:value-type="float" office:value="0.864473512101441">
            <text:p>0.8644735121</text:p>
          </table:table-cell>
        </table:table-row>
        <table:table-row table:style-name="ro1">
          <table:table-cell table:formula="of:=RAND()" office:value-type="float" office:value="0.129730224609375">
            <text:p>0.1297302246</text:p>
          </table:table-cell>
          <table:table-cell table:formula="of:=RAND()" office:value-type="float" office:value="0.101104736328125">
            <text:p>0.1011047363</text:p>
          </table:table-cell>
          <table:table-cell table:formula="of:=SQRT(1 - [.A205])" office:value-type="float" office:value="0.93288250888878">
            <text:p>0.9328825089</text:p>
          </table:table-cell>
          <table:table-cell table:formula="of:=SQRT(1 - (1 - [.A205]))" office:value-type="float" office:value="0.360180822101032">
            <text:p>0.3601808221</text:p>
          </table:table-cell>
          <table:table-cell table:formula="of:=COS(2 * PI() * [.B205])" office:value-type="float" office:value="0.804917565476392">
            <text:p>0.8049175655</text:p>
          </table:table-cell>
          <table:table-cell table:formula="of:=SIN(2 * PI() * [.B205])" office:value-type="float" office:value="0.593386646957578">
            <text:p>0.593386647</text:p>
          </table:table-cell>
          <table:table-cell table:formula="of:=[.D205]*[.E205]" office:value-type="float" office:value="0.289915870456848">
            <text:p>0.2899158705</text:p>
          </table:table-cell>
          <table:table-cell table:formula="of:=[.D205]*[.F205]" office:value-type="float" office:value="0.213726490324955">
            <text:p>0.2137264903</text:p>
          </table:table-cell>
          <table:table-cell table:formula="of:=[.C205]" office:value-type="float" office:value="0.93288250888878">
            <text:p>0.9328825089</text:p>
          </table:table-cell>
        </table:table-row>
        <table:table-row table:style-name="ro1">
          <table:table-cell table:formula="of:=RAND()" office:value-type="float" office:value="0.3504638671875">
            <text:p>0.3504638672</text:p>
          </table:table-cell>
          <table:table-cell table:formula="of:=RAND()" office:value-type="float" office:value="0.57965087890625">
            <text:p>0.5796508789</text:p>
          </table:table-cell>
          <table:table-cell table:formula="of:=SQRT(1 - [.A206])" office:value-type="float" office:value="0.8059380452693">
            <text:p>0.8059380453</text:p>
          </table:table-cell>
          <table:table-cell table:formula="of:=SQRT(1 - (1 - [.A206]))" office:value-type="float" office:value="0.59199988782727">
            <text:p>0.5919998878</text:p>
          </table:table-cell>
          <table:table-cell table:formula="of:=COS(2 * PI() * [.B206])" office:value-type="float" office:value="-0.877361342129065">
            <text:p>-0.8773613421</text:p>
          </table:table-cell>
          <table:table-cell table:formula="of:=SIN(2 * PI() * [.B206])" office:value-type="float" office:value="-0.479830256796594">
            <text:p>-0.4798302568</text:p>
          </table:table-cell>
          <table:table-cell table:formula="of:=[.D206]*[.E206]" office:value-type="float" office:value="-0.51939781612439">
            <text:p>-0.5193978161</text:p>
          </table:table-cell>
          <table:table-cell table:formula="of:=[.D206]*[.F206]" office:value-type="float" office:value="-0.284059458199714">
            <text:p>-0.2840594582</text:p>
          </table:table-cell>
          <table:table-cell table:formula="of:=[.C206]" office:value-type="float" office:value="0.8059380452693">
            <text:p>0.8059380453</text:p>
          </table:table-cell>
        </table:table-row>
        <table:table-row table:style-name="ro1">
          <table:table-cell table:formula="of:=RAND()" office:value-type="float" office:value="0.756866455078125">
            <text:p>0.7568664551</text:p>
          </table:table-cell>
          <table:table-cell table:formula="of:=RAND()" office:value-type="float" office:value="0.992156982421875">
            <text:p>0.9921569824</text:p>
          </table:table-cell>
          <table:table-cell table:formula="of:=SQRT(1 - [.A207])" office:value-type="float" office:value="0.493085737901508">
            <text:p>0.4930857379</text:p>
          </table:table-cell>
          <table:table-cell table:formula="of:=SQRT(1 - (1 - [.A207]))" office:value-type="float" office:value="0.86998072109566">
            <text:p>0.8699807211</text:p>
          </table:table-cell>
          <table:table-cell table:formula="of:=COS(2 * PI() * [.B207])" office:value-type="float" office:value="0.998786029235088">
            <text:p>0.9987860292</text:p>
          </table:table-cell>
          <table:table-cell table:formula="of:=SIN(2 * PI() * [.B207])" office:value-type="float" office:value="-0.0492591900543118">
            <text:p>-0.0492591901</text:p>
          </table:table-cell>
          <table:table-cell table:formula="of:=[.D207]*[.E207]" office:value-type="float" office:value="0.868924589934213">
            <text:p>0.8689245899</text:p>
          </table:table-cell>
          <table:table-cell table:formula="of:=[.D207]*[.F207]" office:value-type="float" office:value="-0.0428545456840384">
            <text:p>-0.0428545457</text:p>
          </table:table-cell>
          <table:table-cell table:formula="of:=[.C207]" office:value-type="float" office:value="0.493085737901508">
            <text:p>0.4930857379</text:p>
          </table:table-cell>
        </table:table-row>
        <table:table-row table:style-name="ro1">
          <table:table-cell table:formula="of:=RAND()" office:value-type="float" office:value="0.445526123046875">
            <text:p>0.445526123</text:p>
          </table:table-cell>
          <table:table-cell table:formula="of:=RAND()" office:value-type="float" office:value="0.2366943359375">
            <text:p>0.2366943359</text:p>
          </table:table-cell>
          <table:table-cell table:formula="of:=SQRT(1 - [.A208])" office:value-type="float" office:value="0.744630026894648">
            <text:p>0.7446300269</text:p>
          </table:table-cell>
          <table:table-cell table:formula="of:=SQRT(1 - (1 - [.A208]))" office:value-type="float" office:value="0.667477432612426">
            <text:p>0.6674774326</text:p>
          </table:table-cell>
          <table:table-cell table:formula="of:=COS(2 * PI() * [.B208])" office:value-type="float" office:value="0.0835046006331524">
            <text:p>0.0835046006</text:p>
          </table:table-cell>
          <table:table-cell table:formula="of:=SIN(2 * PI() * [.B208])" office:value-type="float" office:value="0.996507391680111">
            <text:p>0.9965073917</text:p>
          </table:table-cell>
          <table:table-cell table:formula="of:=[.D208]*[.E208]" office:value-type="float" office:value="0.0557374364419425">
            <text:p>0.0557374364</text:p>
          </table:table-cell>
          <table:table-cell table:formula="of:=[.D208]*[.F208]" office:value-type="float" office:value="0.665146195377945">
            <text:p>0.6651461954</text:p>
          </table:table-cell>
          <table:table-cell table:formula="of:=[.C208]" office:value-type="float" office:value="0.744630026894648">
            <text:p>0.7446300269</text:p>
          </table:table-cell>
        </table:table-row>
        <table:table-row table:style-name="ro1">
          <table:table-cell table:formula="of:=RAND()" office:value-type="float" office:value="0.20849609375">
            <text:p>0.2084960938</text:p>
          </table:table-cell>
          <table:table-cell table:formula="of:=RAND()" office:value-type="float" office:value="0.463409423828125">
            <text:p>0.4634094238</text:p>
          </table:table-cell>
          <table:table-cell table:formula="of:=SQRT(1 - [.A209])" office:value-type="float" office:value="0.889665052842922">
            <text:p>0.8896650528</text:p>
          </table:table-cell>
          <table:table-cell table:formula="of:=SQRT(1 - (1 - [.A209]))" office:value-type="float" office:value="0.456613724881327">
            <text:p>0.4566137249</text:p>
          </table:table-cell>
          <table:table-cell table:formula="of:=COS(2 * PI() * [.B209])" office:value-type="float" office:value="-0.973687964025716">
            <text:p>-0.973687964</text:p>
          </table:table-cell>
          <table:table-cell table:formula="of:=SIN(2 * PI() * [.B209])" office:value-type="float" office:value="0.227885385032601">
            <text:p>0.227885385</text:p>
          </table:table-cell>
          <table:table-cell table:formula="of:=[.D209]*[.E209]" office:value-type="float" office:value="-0.444599288125897">
            <text:p>-0.4445992881</text:p>
          </table:table-cell>
          <table:table-cell table:formula="of:=[.D209]*[.F209]" office:value-type="float" office:value="0.104055594505751">
            <text:p>0.1040555945</text:p>
          </table:table-cell>
          <table:table-cell table:formula="of:=[.C209]" office:value-type="float" office:value="0.889665052842922">
            <text:p>0.8896650528</text:p>
          </table:table-cell>
        </table:table-row>
        <table:table-row table:style-name="ro1">
          <table:table-cell table:formula="of:=RAND()" office:value-type="float" office:value="0.726409912109375">
            <text:p>0.7264099121</text:p>
          </table:table-cell>
          <table:table-cell table:formula="of:=RAND()" office:value-type="float" office:value="0.881256103515625">
            <text:p>0.8812561035</text:p>
          </table:table-cell>
          <table:table-cell table:formula="of:=SQRT(1 - [.A210])" office:value-type="float" office:value="0.523058398164703">
            <text:p>0.5230583982</text:p>
          </table:table-cell>
          <table:table-cell table:formula="of:=SQRT(1 - (1 - [.A210]))" office:value-type="float" office:value="0.852296845065952">
            <text:p>0.8522968451</text:p>
          </table:table-cell>
          <table:table-cell table:formula="of:=COS(2 * PI() * [.B210])" office:value-type="float" office:value="0.734348540578261">
            <text:p>0.7343485406</text:p>
          </table:table-cell>
          <table:table-cell table:formula="of:=SIN(2 * PI() * [.B210])" office:value-type="float" office:value="-0.678772584118258">
            <text:p>-0.6787725841</text:p>
          </table:table-cell>
          <table:table-cell table:formula="of:=[.D210]*[.E210]" office:value-type="float" office:value="0.625882944313638">
            <text:p>0.6258829443</text:p>
          </table:table-cell>
          <table:table-cell table:formula="of:=[.D210]*[.F210]" office:value-type="float" office:value="-0.578515731961255">
            <text:p>-0.578515732</text:p>
          </table:table-cell>
          <table:table-cell table:formula="of:=[.C210]" office:value-type="float" office:value="0.523058398164703">
            <text:p>0.5230583982</text:p>
          </table:table-cell>
        </table:table-row>
        <table:table-row table:style-name="ro1">
          <table:table-cell table:formula="of:=RAND()" office:value-type="float" office:value="0.3465576171875">
            <text:p>0.3465576172</text:p>
          </table:table-cell>
          <table:table-cell table:formula="of:=RAND()" office:value-type="float" office:value="0.338409423828125">
            <text:p>0.3384094238</text:p>
          </table:table-cell>
          <table:table-cell table:formula="of:=SQRT(1 - [.A211])" office:value-type="float" office:value="0.80835783092174">
            <text:p>0.8083578309</text:p>
          </table:table-cell>
          <table:table-cell table:formula="of:=SQRT(1 - (1 - [.A211]))" office:value-type="float" office:value="0.588691444805766">
            <text:p>0.5886914448</text:p>
          </table:table-cell>
          <table:table-cell table:formula="of:=COS(2 * PI() * [.B211])" office:value-type="float" office:value="-0.527362061032447">
            <text:p>-0.527362061</text:p>
          </table:table-cell>
          <table:table-cell table:formula="of:=SIN(2 * PI() * [.B211])" office:value-type="float" office:value="0.849640663212166">
            <text:p>0.8496406632</text:p>
          </table:table-cell>
          <table:table-cell table:formula="of:=[.D211]*[.E211]" office:value-type="float" office:value="-0.310453533644938">
            <text:p>-0.3104535336</text:p>
          </table:table-cell>
          <table:table-cell table:formula="of:=[.D211]*[.F211]" office:value-type="float" office:value="0.500176189592099">
            <text:p>0.5001761896</text:p>
          </table:table-cell>
          <table:table-cell table:formula="of:=[.C211]" office:value-type="float" office:value="0.80835783092174">
            <text:p>0.8083578309</text:p>
          </table:table-cell>
        </table:table-row>
        <table:table-row table:style-name="ro1">
          <table:table-cell table:formula="of:=RAND()" office:value-type="float" office:value="0.435882568359375">
            <text:p>0.4358825684</text:p>
          </table:table-cell>
          <table:table-cell table:formula="of:=RAND()" office:value-type="float" office:value="0.429962158203125">
            <text:p>0.4299621582</text:p>
          </table:table-cell>
          <table:table-cell table:formula="of:=SQRT(1 - [.A212])" office:value-type="float" office:value="0.751077513736515">
            <text:p>0.7510775137</text:p>
          </table:table-cell>
          <table:table-cell table:formula="of:=SQRT(1 - (1 - [.A212]))" office:value-type="float" office:value="0.660214032234528">
            <text:p>0.6602140322</text:p>
          </table:table-cell>
          <table:table-cell table:formula="of:=COS(2 * PI() * [.B212])" office:value-type="float" office:value="-0.904725790616372">
            <text:p>-0.9047257906</text:p>
          </table:table-cell>
          <table:table-cell table:formula="of:=SIN(2 * PI() * [.B212])" office:value-type="float" office:value="0.425994417561522">
            <text:p>0.4259944176</text:p>
          </table:table-cell>
          <table:table-cell table:formula="of:=[.D212]*[.E212]" office:value-type="float" office:value="-0.597312662289407">
            <text:p>-0.5973126623</text:p>
          </table:table-cell>
          <table:table-cell table:formula="of:=[.D212]*[.F212]" office:value-type="float" office:value="0.281247492127692">
            <text:p>0.2812474921</text:p>
          </table:table-cell>
          <table:table-cell table:formula="of:=[.C212]" office:value-type="float" office:value="0.751077513736515">
            <text:p>0.7510775137</text:p>
          </table:table-cell>
        </table:table-row>
        <table:table-row table:style-name="ro1">
          <table:table-cell table:formula="of:=RAND()" office:value-type="float" office:value="0.72393798828125">
            <text:p>0.7239379883</text:p>
          </table:table-cell>
          <table:table-cell table:formula="of:=RAND()" office:value-type="float" office:value="0.410858154296875">
            <text:p>0.4108581543</text:p>
          </table:table-cell>
          <table:table-cell table:formula="of:=SQRT(1 - [.A213])" office:value-type="float" office:value="0.525416036792512">
            <text:p>0.5254160368</text:p>
          </table:table-cell>
          <table:table-cell table:formula="of:=SQRT(1 - (1 - [.A213]))" office:value-type="float" office:value="0.850845454992415">
            <text:p>0.850845455</text:p>
          </table:table-cell>
          <table:table-cell table:formula="of:=COS(2 * PI() * [.B213])" office:value-type="float" office:value="-0.847204785193194">
            <text:p>-0.8472047852</text:p>
          </table:table-cell>
          <table:table-cell table:formula="of:=SIN(2 * PI() * [.B213])" office:value-type="float" office:value="0.531266460399821">
            <text:p>0.5312664604</text:p>
          </table:table-cell>
          <table:table-cell table:formula="of:=[.D213]*[.E213]" office:value-type="float" office:value="-0.720840340929454">
            <text:p>-0.7208403409</text:p>
          </table:table-cell>
          <table:table-cell table:formula="of:=[.D213]*[.F213]" office:value-type="float" office:value="0.452025653221095">
            <text:p>0.4520256532</text:p>
          </table:table-cell>
          <table:table-cell table:formula="of:=[.C213]" office:value-type="float" office:value="0.525416036792512">
            <text:p>0.5254160368</text:p>
          </table:table-cell>
        </table:table-row>
        <table:table-row table:style-name="ro1">
          <table:table-cell table:formula="of:=RAND()" office:value-type="float" office:value="0.863677978515625">
            <text:p>0.8636779785</text:p>
          </table:table-cell>
          <table:table-cell table:formula="of:=RAND()" office:value-type="float" office:value="0.921783447265625">
            <text:p>0.9217834473</text:p>
          </table:table-cell>
          <table:table-cell table:formula="of:=SQRT(1 - [.A214])" office:value-type="float" office:value="0.369218121825534">
            <text:p>0.3692181218</text:p>
          </table:table-cell>
          <table:table-cell table:formula="of:=SQRT(1 - (1 - [.A214]))" office:value-type="float" office:value="0.929342766967939">
            <text:p>0.929342767</text:p>
          </table:table-cell>
          <table:table-cell table:formula="of:=COS(2 * PI() * [.B214])" office:value-type="float" office:value="0.881649950870895">
            <text:p>0.8816499509</text:p>
          </table:table-cell>
          <table:table-cell table:formula="of:=SIN(2 * PI() * [.B214])" office:value-type="float" office:value="-0.4719039776579">
            <text:p>-0.4719039777</text:p>
          </table:table-cell>
          <table:table-cell table:formula="of:=[.D214]*[.E214]" office:value-type="float" office:value="0.819355004839505">
            <text:p>0.8193550048</text:p>
          </table:table-cell>
          <table:table-cell table:formula="of:=[.D214]*[.F214]" office:value-type="float" office:value="-0.43856054833977">
            <text:p>-0.4385605483</text:p>
          </table:table-cell>
          <table:table-cell table:formula="of:=[.C214]" office:value-type="float" office:value="0.369218121825534">
            <text:p>0.3692181218</text:p>
          </table:table-cell>
        </table:table-row>
        <table:table-row table:style-name="ro1">
          <table:table-cell table:formula="of:=RAND()" office:value-type="float" office:value="0.769744873046875">
            <text:p>0.769744873</text:p>
          </table:table-cell>
          <table:table-cell table:formula="of:=RAND()" office:value-type="float" office:value="0.091278076171875">
            <text:p>0.0912780762</text:p>
          </table:table-cell>
          <table:table-cell table:formula="of:=SQRT(1 - [.A215])" office:value-type="float" office:value="0.479849066846154">
            <text:p>0.4798490668</text:p>
          </table:table-cell>
          <table:table-cell table:formula="of:=SQRT(1 - (1 - [.A215]))" office:value-type="float" office:value="0.877351054622307">
            <text:p>0.8773510546</text:p>
          </table:table-cell>
          <table:table-cell table:formula="of:=COS(2 * PI() * [.B215])" office:value-type="float" office:value="0.839997849914689">
            <text:p>0.8399978499</text:p>
          </table:table-cell>
          <table:table-cell table:formula="of:=SIN(2 * PI() * [.B215])" office:value-type="float" office:value="0.542589727269785">
            <text:p>0.5425897273</text:p>
          </table:table-cell>
          <table:table-cell table:formula="of:=[.D215]*[.E215]" office:value-type="float" office:value="0.736972999503123">
            <text:p>0.7369729995</text:p>
          </table:table-cell>
          <table:table-cell table:formula="of:=[.D215]*[.F215]" office:value-type="float" office:value="0.476041669447376">
            <text:p>0.4760416694</text:p>
          </table:table-cell>
          <table:table-cell table:formula="of:=[.C215]" office:value-type="float" office:value="0.479849066846154">
            <text:p>0.4798490668</text:p>
          </table:table-cell>
        </table:table-row>
        <table:table-row table:style-name="ro1">
          <table:table-cell table:formula="of:=RAND()" office:value-type="float" office:value="0.263214111328125">
            <text:p>0.2632141113</text:p>
          </table:table-cell>
          <table:table-cell table:formula="of:=RAND()" office:value-type="float" office:value="0.58758544921875">
            <text:p>0.5875854492</text:p>
          </table:table-cell>
          <table:table-cell table:formula="of:=SQRT(1 - [.A216])" office:value-type="float" office:value="0.858362329480899">
            <text:p>0.8583623295</text:p>
          </table:table-cell>
          <table:table-cell table:formula="of:=SQRT(1 - (1 - [.A216]))" office:value-type="float" office:value="0.513043966272019">
            <text:p>0.5130439663</text:p>
          </table:table-cell>
          <table:table-cell table:formula="of:=COS(2 * PI() * [.B216])" office:value-type="float" office:value="-0.852359515512947">
            <text:p>-0.8523595155</text:p>
          </table:table-cell>
          <table:table-cell table:formula="of:=SIN(2 * PI() * [.B216])" office:value-type="float" office:value="-0.52295626615859">
            <text:p>-0.5229562662</text:p>
          </table:table-cell>
          <table:table-cell table:formula="of:=[.D216]*[.E216]" office:value-type="float" office:value="-0.437297906528459">
            <text:p>-0.4372979065</text:p>
          </table:table-cell>
          <table:table-cell table:formula="of:=[.D216]*[.F216]" office:value-type="float" office:value="-0.268299556976809">
            <text:p>-0.268299557</text:p>
          </table:table-cell>
          <table:table-cell table:formula="of:=[.C216]" office:value-type="float" office:value="0.858362329480899">
            <text:p>0.8583623295</text:p>
          </table:table-cell>
        </table:table-row>
        <table:table-row table:style-name="ro1">
          <table:table-cell table:formula="of:=RAND()" office:value-type="float" office:value="0.28887939453125">
            <text:p>0.2888793945</text:p>
          </table:table-cell>
          <table:table-cell table:formula="of:=RAND()" office:value-type="float" office:value="0.2821044921875">
            <text:p>0.2821044922</text:p>
          </table:table-cell>
          <table:table-cell table:formula="of:=SQRT(1 - [.A217])" office:value-type="float" office:value="0.843279672154351">
            <text:p>0.8432796722</text:p>
          </table:table-cell>
          <table:table-cell table:formula="of:=SQRT(1 - (1 - [.A217]))" office:value-type="float" office:value="0.537475017588027">
            <text:p>0.5374750176</text:p>
          </table:table-cell>
          <table:table-cell table:formula="of:=COS(2 * PI() * [.B217])" office:value-type="float" office:value="-0.20035325516294">
            <text:p>-0.2003532552</text:p>
          </table:table-cell>
          <table:table-cell table:formula="of:=SIN(2 * PI() * [.B217])" office:value-type="float" office:value="0.979723722865591">
            <text:p>0.9797237229</text:p>
          </table:table-cell>
          <table:table-cell table:formula="of:=[.D217]*[.E217]" office:value-type="float" office:value="-0.10768486934252">
            <text:p>-0.1076848693</text:p>
          </table:table-cell>
          <table:table-cell table:formula="of:=[.D217]*[.F217]" office:value-type="float" office:value="0.526577025178591">
            <text:p>0.5265770252</text:p>
          </table:table-cell>
          <table:table-cell table:formula="of:=[.C217]" office:value-type="float" office:value="0.843279672154351">
            <text:p>0.8432796722</text:p>
          </table:table-cell>
        </table:table-row>
        <table:table-row table:style-name="ro1">
          <table:table-cell table:formula="of:=RAND()" office:value-type="float" office:value="0.598175048828125">
            <text:p>0.5981750488</text:p>
          </table:table-cell>
          <table:table-cell table:formula="of:=RAND()" office:value-type="float" office:value="0.976043701171875">
            <text:p>0.9760437012</text:p>
          </table:table-cell>
          <table:table-cell table:formula="of:=SQRT(1 - [.A218])" office:value-type="float" office:value="0.633896640763993">
            <text:p>0.6338966408</text:p>
          </table:table-cell>
          <table:table-cell table:formula="of:=SQRT(1 - (1 - [.A218]))" office:value-type="float" office:value="0.773417771213026">
            <text:p>0.7734177712</text:p>
          </table:table-cell>
          <table:table-cell table:formula="of:=COS(2 * PI() * [.B218])" office:value-type="float" office:value="0.988692956794402">
            <text:p>0.9886929568</text:p>
          </table:table-cell>
          <table:table-cell table:formula="of:=SIN(2 * PI() * [.B218])" office:value-type="float" office:value="-0.149954116932958">
            <text:p>-0.1499541169</text:p>
          </table:table-cell>
          <table:table-cell table:formula="of:=[.D218]*[.E218]" office:value-type="float" office:value="0.764672703057943">
            <text:p>0.7646727031</text:p>
          </table:table-cell>
          <table:table-cell table:formula="of:=[.D218]*[.F218]" office:value-type="float" office:value="-0.115977178902506">
            <text:p>-0.1159771789</text:p>
          </table:table-cell>
          <table:table-cell table:formula="of:=[.C218]" office:value-type="float" office:value="0.633896640763993">
            <text:p>0.6338966408</text:p>
          </table:table-cell>
        </table:table-row>
        <table:table-row table:style-name="ro1">
          <table:table-cell table:formula="of:=RAND()" office:value-type="float" office:value="0.432373046875">
            <text:p>0.4323730469</text:p>
          </table:table-cell>
          <table:table-cell table:formula="of:=RAND()" office:value-type="float" office:value="0.7625732421875">
            <text:p>0.7625732422</text:p>
          </table:table-cell>
          <table:table-cell table:formula="of:=SQRT(1 - [.A219])" office:value-type="float" office:value="0.753410215702575">
            <text:p>0.7534102157</text:p>
          </table:table-cell>
          <table:table-cell table:formula="of:=SQRT(1 - (1 - [.A219]))" office:value-type="float" office:value="0.65755079414065">
            <text:p>0.6575507941</text:p>
          </table:table-cell>
          <table:table-cell table:formula="of:=COS(2 * PI() * [.B219])" office:value-type="float" office:value="0.0789178630147846">
            <text:p>0.078917863</text:p>
          </table:table-cell>
          <table:table-cell table:formula="of:=SIN(2 * PI() * [.B219])" office:value-type="float" office:value="-0.996881121747814">
            <text:p>-0.9968811217</text:p>
          </table:table-cell>
          <table:table-cell table:formula="of:=[.D219]*[.E219]" office:value-type="float" office:value="0.0518925034972547">
            <text:p>0.0518925035</text:p>
          </table:table-cell>
          <table:table-cell table:formula="of:=[.D219]*[.F219]" office:value-type="float" office:value="-0.655499973269097">
            <text:p>-0.6554999733</text:p>
          </table:table-cell>
          <table:table-cell table:formula="of:=[.C219]" office:value-type="float" office:value="0.753410215702575">
            <text:p>0.7534102157</text:p>
          </table:table-cell>
        </table:table-row>
        <table:table-row table:style-name="ro1">
          <table:table-cell table:formula="of:=RAND()" office:value-type="float" office:value="0.525634765625">
            <text:p>0.5256347656</text:p>
          </table:table-cell>
          <table:table-cell table:formula="of:=RAND()" office:value-type="float" office:value="0.66778564453125">
            <text:p>0.6677856445</text:p>
          </table:table-cell>
          <table:table-cell table:formula="of:=SQRT(1 - [.A220])" office:value-type="float" office:value="0.688741776266693">
            <text:p>0.6887417763</text:p>
          </table:table-cell>
          <table:table-cell table:formula="of:=SQRT(1 - (1 - [.A220]))" office:value-type="float" office:value="0.725006734882511">
            <text:p>0.7250067349</text:p>
          </table:table-cell>
          <table:table-cell table:formula="of:=COS(2 * PI() * [.B220])" office:value-type="float" office:value="-0.493898888350868">
            <text:p>-0.4938988884</text:p>
          </table:table-cell>
          <table:table-cell table:formula="of:=SIN(2 * PI() * [.B220])" office:value-type="float" office:value="-0.869519343134917">
            <text:p>-0.8695193431</text:p>
          </table:table-cell>
          <table:table-cell table:formula="of:=[.D220]*[.E220]" office:value-type="float" office:value="-0.358080020405364">
            <text:p>-0.3580800204</text:p>
          </table:table-cell>
          <table:table-cell table:formula="of:=[.D220]*[.F220]" office:value-type="float" office:value="-0.630407379883432">
            <text:p>-0.6304073799</text:p>
          </table:table-cell>
          <table:table-cell table:formula="of:=[.C220]" office:value-type="float" office:value="0.688741776266693">
            <text:p>0.6887417763</text:p>
          </table:table-cell>
        </table:table-row>
        <table:table-row table:style-name="ro1">
          <table:table-cell table:formula="of:=RAND()" office:value-type="float" office:value="0.794647216796875">
            <text:p>0.7946472168</text:p>
          </table:table-cell>
          <table:table-cell table:formula="of:=RAND()" office:value-type="float" office:value="0.86468505859375">
            <text:p>0.8646850586</text:p>
          </table:table-cell>
          <table:table-cell table:formula="of:=SQRT(1 - [.A221])" office:value-type="float" office:value="0.453158673317774">
            <text:p>0.4531586733</text:p>
          </table:table-cell>
          <table:table-cell table:formula="of:=SQRT(1 - (1 - [.A221]))" office:value-type="float" office:value="0.891429872057738">
            <text:p>0.8914298721</text:p>
          </table:table-cell>
          <table:table-cell table:formula="of:=COS(2 * PI() * [.B221])" office:value-type="float" office:value="0.659826225313227">
            <text:p>0.6598262253</text:p>
          </table:table-cell>
          <table:table-cell table:formula="of:=SIN(2 * PI() * [.B221])" office:value-type="float" office:value="-0.751418227346727">
            <text:p>-0.7514182273</text:p>
          </table:table-cell>
          <table:table-cell table:formula="of:=[.D221]*[.E221]" office:value-type="float" office:value="0.58818880761131">
            <text:p>0.5881888076</text:p>
          </table:table-cell>
          <table:table-cell table:formula="of:=[.D221]*[.F221]" office:value-type="float" office:value="-0.669836654265546">
            <text:p>-0.6698366543</text:p>
          </table:table-cell>
          <table:table-cell table:formula="of:=[.C221]" office:value-type="float" office:value="0.453158673317774">
            <text:p>0.4531586733</text:p>
          </table:table-cell>
        </table:table-row>
        <table:table-row table:style-name="ro1">
          <table:table-cell table:formula="of:=RAND()" office:value-type="float" office:value="0.521728515625">
            <text:p>0.5217285156</text:p>
          </table:table-cell>
          <table:table-cell table:formula="of:=RAND()" office:value-type="float" office:value="0.608428955078125">
            <text:p>0.6084289551</text:p>
          </table:table-cell>
          <table:table-cell table:formula="of:=SQRT(1 - [.A222])" office:value-type="float" office:value="0.691571749260335">
            <text:p>0.6915717493</text:p>
          </table:table-cell>
          <table:table-cell table:formula="of:=SQRT(1 - (1 - [.A222]))" office:value-type="float" office:value="0.722307770707889">
            <text:p>0.7223077707</text:p>
          </table:table-cell>
          <table:table-cell table:formula="of:=COS(2 * PI() * [.B222])" office:value-type="float" office:value="-0.776767719771762">
            <text:p>-0.7767677198</text:p>
          </table:table-cell>
          <table:table-cell table:formula="of:=SIN(2 * PI() * [.B222])" office:value-type="float" office:value="-0.629787193836599">
            <text:p>-0.6297871938</text:p>
          </table:table-cell>
          <table:table-cell table:formula="of:=[.D222]*[.E222]" office:value-type="float" office:value="-0.561065360026191">
            <text:p>-0.56106536</text:p>
          </table:table-cell>
          <table:table-cell table:formula="of:=[.D222]*[.F222]" office:value-type="float" office:value="-0.454900184000491">
            <text:p>-0.454900184</text:p>
          </table:table-cell>
          <table:table-cell table:formula="of:=[.C222]" office:value-type="float" office:value="0.691571749260335">
            <text:p>0.6915717493</text:p>
          </table:table-cell>
        </table:table-row>
        <table:table-row table:style-name="ro1">
          <table:table-cell table:formula="of:=RAND()" office:value-type="float" office:value="0.7940673828125">
            <text:p>0.7940673828</text:p>
          </table:table-cell>
          <table:table-cell table:formula="of:=RAND()" office:value-type="float" office:value="0.72125244140625">
            <text:p>0.7212524414</text:p>
          </table:table-cell>
          <table:table-cell table:formula="of:=SQRT(1 - [.A223])" office:value-type="float" office:value="0.45379799160805">
            <text:p>0.4537979916</text:p>
          </table:table-cell>
          <table:table-cell table:formula="of:=SQRT(1 - (1 - [.A223]))" office:value-type="float" office:value="0.891104585788054">
            <text:p>0.8911045858</text:p>
          </table:table-cell>
          <table:table-cell table:formula="of:=COS(2 * PI() * [.B223])" office:value-type="float" office:value="-0.179645658363882">
            <text:p>-0.1796456584</text:p>
          </table:table-cell>
          <table:table-cell table:formula="of:=SIN(2 * PI() * [.B223])" office:value-type="float" office:value="-0.983731384795162">
            <text:p>-0.9837313848</text:p>
          </table:table-cell>
          <table:table-cell table:formula="of:=[.D223]*[.E223]" office:value-type="float" office:value="-0.16008306998497">
            <text:p>-0.16008307</text:p>
          </table:table-cell>
          <table:table-cell table:formula="of:=[.D223]*[.F223]" office:value-type="float" office:value="-0.876607548174602">
            <text:p>-0.8766075482</text:p>
          </table:table-cell>
          <table:table-cell table:formula="of:=[.C223]" office:value-type="float" office:value="0.45379799160805">
            <text:p>0.4537979916</text:p>
          </table:table-cell>
        </table:table-row>
        <table:table-row table:style-name="ro1">
          <table:table-cell table:formula="of:=RAND()" office:value-type="float" office:value="0.555877685546875">
            <text:p>0.5558776855</text:p>
          </table:table-cell>
          <table:table-cell table:formula="of:=RAND()" office:value-type="float" office:value="0.5921630859375">
            <text:p>0.5921630859</text:p>
          </table:table-cell>
          <table:table-cell table:formula="of:=SQRT(1 - [.A224])" office:value-type="float" office:value="0.666425025380294">
            <text:p>0.6664250254</text:p>
          </table:table-cell>
          <table:table-cell table:formula="of:=SQRT(1 - (1 - [.A224]))" office:value-type="float" office:value="0.745572052552183">
            <text:p>0.7455720526</text:p>
          </table:table-cell>
          <table:table-cell table:formula="of:=COS(2 * PI() * [.B224])" office:value-type="float" office:value="-0.836967710602857">
            <text:p>-0.8369677106</text:p>
          </table:table-cell>
          <table:table-cell table:formula="of:=SIN(2 * PI() * [.B224])" office:value-type="float" office:value="-0.547252274009174">
            <text:p>-0.547252274</text:p>
          </table:table-cell>
          <table:table-cell table:formula="of:=[.D224]*[.E224]" office:value-type="float" office:value="-0.624019733914074">
            <text:p>-0.6240197339</text:p>
          </table:table-cell>
          <table:table-cell table:formula="of:=[.D224]*[.F224]" office:value-type="float" office:value="-0.40801600119687">
            <text:p>-0.4080160012</text:p>
          </table:table-cell>
          <table:table-cell table:formula="of:=[.C224]" office:value-type="float" office:value="0.666425025380294">
            <text:p>0.6664250254</text:p>
          </table:table-cell>
        </table:table-row>
        <table:table-row table:style-name="ro1">
          <table:table-cell table:formula="of:=RAND()" office:value-type="float" office:value="0.992950439453125">
            <text:p>0.9929504395</text:p>
          </table:table-cell>
          <table:table-cell table:formula="of:=RAND()" office:value-type="float" office:value="0.86767578125">
            <text:p>0.8676757813</text:p>
          </table:table-cell>
          <table:table-cell table:formula="of:=SQRT(1 - [.A225])" office:value-type="float" office:value="0.0839616611726745">
            <text:p>0.0839616612</text:p>
          </table:table-cell>
          <table:table-cell table:formula="of:=SQRT(1 - (1 - [.A225]))" office:value-type="float" office:value="0.996468985695553">
            <text:p>0.9964689857</text:p>
          </table:table-cell>
          <table:table-cell table:formula="of:=COS(2 * PI() * [.B225])" office:value-type="float" office:value="0.673829000378756">
            <text:p>0.6738290004</text:p>
          </table:table-cell>
          <table:table-cell table:formula="of:=SIN(2 * PI() * [.B225])" office:value-type="float" office:value="-0.738887324460616">
            <text:p>-0.7388873245</text:p>
          </table:table-cell>
          <table:table-cell table:formula="of:=[.D225]*[.E225]" office:value-type="float" office:value="0.671449700539667">
            <text:p>0.6714497005</text:p>
          </table:table-cell>
          <table:table-cell table:formula="of:=[.D225]*[.F225]" office:value-type="float" office:value="-0.736278302748571">
            <text:p>-0.7362783027</text:p>
          </table:table-cell>
          <table:table-cell table:formula="of:=[.C225]" office:value-type="float" office:value="0.0839616611726745">
            <text:p>0.0839616612</text:p>
          </table:table-cell>
        </table:table-row>
        <table:table-row table:style-name="ro1">
          <table:table-cell table:formula="of:=RAND()" office:value-type="float" office:value="0.22052001953125">
            <text:p>0.2205200195</text:p>
          </table:table-cell>
          <table:table-cell table:formula="of:=RAND()" office:value-type="float" office:value="0.926910400390625">
            <text:p>0.9269104004</text:p>
          </table:table-cell>
          <table:table-cell table:formula="of:=SQRT(1 - [.A226])" office:value-type="float" office:value="0.882881634461126">
            <text:p>0.8828816345</text:p>
          </table:table-cell>
          <table:table-cell table:formula="of:=SQRT(1 - (1 - [.A226]))" office:value-type="float" office:value="0.469595591473397">
            <text:p>0.4695955915</text:p>
          </table:table-cell>
          <table:table-cell table:formula="of:=COS(2 * PI() * [.B226])" office:value-type="float" office:value="0.896391634687791">
            <text:p>0.8963916347</text:p>
          </table:table-cell>
          <table:table-cell table:formula="of:=SIN(2 * PI() * [.B226])" office:value-type="float" office:value="-0.443262943704694">
            <text:p>-0.4432629437</text:p>
          </table:table-cell>
          <table:table-cell table:formula="of:=[.D226]*[.E226]" office:value-type="float" office:value="0.420941559883019">
            <text:p>0.4209415599</text:p>
          </table:table-cell>
          <table:table-cell table:formula="of:=[.D226]*[.F226]" office:value-type="float" office:value="-0.208154324227245">
            <text:p>-0.2081543242</text:p>
          </table:table-cell>
          <table:table-cell table:formula="of:=[.C226]" office:value-type="float" office:value="0.882881634461126">
            <text:p>0.8828816345</text:p>
          </table:table-cell>
        </table:table-row>
        <table:table-row table:style-name="ro1">
          <table:table-cell table:formula="of:=RAND()" office:value-type="float" office:value="0.512969970703125">
            <text:p>0.5129699707</text:p>
          </table:table-cell>
          <table:table-cell table:formula="of:=RAND()" office:value-type="float" office:value="0.478363037109375">
            <text:p>0.4783630371</text:p>
          </table:table-cell>
          <table:table-cell table:formula="of:=SQRT(1 - [.A227])" office:value-type="float" office:value="0.697875368025606">
            <text:p>0.697875368</text:p>
          </table:table-cell>
          <table:table-cell table:formula="of:=SQRT(1 - (1 - [.A227]))" office:value-type="float" office:value="0.716219219724747">
            <text:p>0.7162192197</text:p>
          </table:table-cell>
          <table:table-cell table:formula="of:=COS(2 * PI() * [.B227])" office:value-type="float" office:value="-0.99077315240107">
            <text:p>-0.9907731524</text:p>
          </table:table-cell>
          <table:table-cell table:formula="of:=SIN(2 * PI() * [.B227])" office:value-type="float" office:value="0.135530662513125">
            <text:p>0.1355306625</text:p>
          </table:table-cell>
          <table:table-cell table:formula="of:=[.D227]*[.E227]" office:value-type="float" office:value="-0.709610774136922">
            <text:p>-0.7096107741</text:p>
          </table:table-cell>
          <table:table-cell table:formula="of:=[.D227]*[.F227]" office:value-type="float" office:value="0.0970696653539283">
            <text:p>0.0970696654</text:p>
          </table:table-cell>
          <table:table-cell table:formula="of:=[.C227]" office:value-type="float" office:value="0.697875368025606">
            <text:p>0.697875368</text:p>
          </table:table-cell>
        </table:table-row>
        <table:table-row table:style-name="ro1">
          <table:table-cell table:formula="of:=RAND()" office:value-type="float" office:value="0.721832275390625">
            <text:p>0.7218322754</text:p>
          </table:table-cell>
          <table:table-cell table:formula="of:=RAND()" office:value-type="float" office:value="0.812347412109375">
            <text:p>0.8123474121</text:p>
          </table:table-cell>
          <table:table-cell table:formula="of:=SQRT(1 - [.A228])" office:value-type="float" office:value="0.527416083002192">
            <text:p>0.527416083</text:p>
          </table:table-cell>
          <table:table-cell table:formula="of:=SQRT(1 - (1 - [.A228]))" office:value-type="float" office:value="0.84960713002577">
            <text:p>0.84960713</text:p>
          </table:table-cell>
          <table:table-cell table:formula="of:=COS(2 * PI() * [.B228])" office:value-type="float" office:value="0.381797498215354">
            <text:p>0.3817974982</text:p>
          </table:table-cell>
          <table:table-cell table:formula="of:=SIN(2 * PI() * [.B228])" office:value-type="float" office:value="-0.924246000995675">
            <text:p>-0.924246001</text:p>
          </table:table-cell>
          <table:table-cell table:formula="of:=[.D228]*[.E228]" office:value-type="float" office:value="0.324377876709765">
            <text:p>0.3243778767</text:p>
          </table:table-cell>
          <table:table-cell table:formula="of:=[.D228]*[.F228]" office:value-type="float" office:value="-0.78524599234373">
            <text:p>-0.7852459923</text:p>
          </table:table-cell>
          <table:table-cell table:formula="of:=[.C228]" office:value-type="float" office:value="0.527416083002192">
            <text:p>0.527416083</text:p>
          </table:table-cell>
        </table:table-row>
        <table:table-row table:style-name="ro1">
          <table:table-cell table:formula="of:=RAND()" office:value-type="float" office:value="0.20306396484375">
            <text:p>0.2030639648</text:p>
          </table:table-cell>
          <table:table-cell table:formula="of:=RAND()" office:value-type="float" office:value="0.019256591796875">
            <text:p>0.0192565918</text:p>
          </table:table-cell>
          <table:table-cell table:formula="of:=SQRT(1 - [.A229])" office:value-type="float" office:value="0.892712739438757">
            <text:p>0.8927127394</text:p>
          </table:table-cell>
          <table:table-cell table:formula="of:=SQRT(1 - (1 - [.A229]))" office:value-type="float" office:value="0.450626191919367">
            <text:p>0.4506261919</text:p>
          </table:table-cell>
          <table:table-cell table:formula="of:=COS(2 * PI() * [.B229])" office:value-type="float" office:value="0.992689304200471">
            <text:p>0.9926893042</text:p>
          </table:table-cell>
          <table:table-cell table:formula="of:=SIN(2 * PI() * [.B229])" office:value-type="float" office:value="0.120697743665676">
            <text:p>0.1206977437</text:p>
          </table:table-cell>
          <table:table-cell table:formula="of:=[.D229]*[.E229]" office:value-type="float" office:value="0.447331800910944">
            <text:p>0.4473318009</text:p>
          </table:table-cell>
          <table:table-cell table:formula="of:=[.D229]*[.F229]" office:value-type="float" office:value="0.0543895646013235">
            <text:p>0.0543895646</text:p>
          </table:table-cell>
          <table:table-cell table:formula="of:=[.C229]" office:value-type="float" office:value="0.892712739438757">
            <text:p>0.8927127394</text:p>
          </table:table-cell>
        </table:table-row>
        <table:table-row table:style-name="ro1">
          <table:table-cell table:formula="of:=RAND()" office:value-type="float" office:value="0.638214111328125">
            <text:p>0.6382141113</text:p>
          </table:table-cell>
          <table:table-cell table:formula="of:=RAND()" office:value-type="float" office:value="0.4620361328125">
            <text:p>0.4620361328</text:p>
          </table:table-cell>
          <table:table-cell table:formula="of:=SQRT(1 - [.A230])" office:value-type="float" office:value="0.601486399407231">
            <text:p>0.6014863994</text:p>
          </table:table-cell>
          <table:table-cell table:formula="of:=SQRT(1 - (1 - [.A230]))" office:value-type="float" office:value="0.798883039830065">
            <text:p>0.7988830398</text:p>
          </table:table-cell>
          <table:table-cell table:formula="of:=COS(2 * PI() * [.B230])" office:value-type="float" office:value="-0.971685400042008">
            <text:p>-0.9716854</text:p>
          </table:table-cell>
          <table:table-cell table:formula="of:=SIN(2 * PI() * [.B230])" office:value-type="float" office:value="0.23627840219792">
            <text:p>0.2362784022</text:p>
          </table:table-cell>
          <table:table-cell table:formula="of:=[.D230]*[.E230]" office:value-type="float" office:value="-0.776262986144052">
            <text:p>-0.7762629861</text:p>
          </table:table-cell>
          <table:table-cell table:formula="of:=[.D230]*[.F230]" office:value-type="float" office:value="0.188758808194065">
            <text:p>0.1887588082</text:p>
          </table:table-cell>
          <table:table-cell table:formula="of:=[.C230]" office:value-type="float" office:value="0.601486399407231">
            <text:p>0.6014863994</text:p>
          </table:table-cell>
        </table:table-row>
        <table:table-row table:style-name="ro1">
          <table:table-cell table:formula="of:=RAND()" office:value-type="float" office:value="0.714996337890625">
            <text:p>0.7149963379</text:p>
          </table:table-cell>
          <table:table-cell table:formula="of:=RAND()" office:value-type="float" office:value="0.597442626953125">
            <text:p>0.597442627</text:p>
          </table:table-cell>
          <table:table-cell table:formula="of:=SQRT(1 - [.A231])" office:value-type="float" office:value="0.533857342470229">
            <text:p>0.5338573425</text:p>
          </table:table-cell>
          <table:table-cell table:formula="of:=SQRT(1 - (1 - [.A231]))" office:value-type="float" office:value="0.845574560810947">
            <text:p>0.8455745608</text:p>
          </table:table-cell>
          <table:table-cell table:formula="of:=COS(2 * PI() * [.B231])" office:value-type="float" office:value="-0.818356945308593">
            <text:p>-0.8183569453</text:p>
          </table:table-cell>
          <table:table-cell table:formula="of:=SIN(2 * PI() * [.B231])" office:value-type="float" office:value="-0.574710283590948">
            <text:p>-0.5747102836</text:p>
          </table:table-cell>
          <table:table-cell table:formula="of:=[.D231]*[.E231]" office:value-type="float" office:value="-0.691981814615901">
            <text:p>-0.6919818146</text:p>
          </table:table-cell>
          <table:table-cell table:formula="of:=[.D231]*[.F231]" office:value-type="float" office:value="-0.485960395640951">
            <text:p>-0.4859603956</text:p>
          </table:table-cell>
          <table:table-cell table:formula="of:=[.C231]" office:value-type="float" office:value="0.533857342470229">
            <text:p>0.5338573425</text:p>
          </table:table-cell>
        </table:table-row>
        <table:table-row table:style-name="ro1">
          <table:table-cell table:formula="of:=RAND()" office:value-type="float" office:value="0.852508544921875">
            <text:p>0.8525085449</text:p>
          </table:table-cell>
          <table:table-cell table:formula="of:=RAND()" office:value-type="float" office:value="0.501190185546875">
            <text:p>0.5011901855</text:p>
          </table:table-cell>
          <table:table-cell table:formula="of:=SQRT(1 - [.A232])" office:value-type="float" office:value="0.384046162691577">
            <text:p>0.3840461627</text:p>
          </table:table-cell>
          <table:table-cell table:formula="of:=SQRT(1 - (1 - [.A232]))" office:value-type="float" office:value="0.923313892954002">
            <text:p>0.923313893</text:p>
          </table:table-cell>
          <table:table-cell table:formula="of:=COS(2 * PI() * [.B232])" office:value-type="float" office:value="-0.999972038719177">
            <text:p>-0.9999720387</text:p>
          </table:table-cell>
          <table:table-cell table:formula="of:=SIN(2 * PI() * [.B232])" office:value-type="float" office:value="-0.00747808664120241">
            <text:p>-0.0074780866</text:p>
          </table:table-cell>
          <table:table-cell table:formula="of:=[.D232]*[.E232]" office:value-type="float" office:value="-0.923288075914953">
            <text:p>-0.9232880759</text:p>
          </table:table-cell>
          <table:table-cell table:formula="of:=[.D232]*[.F232]" office:value-type="float" office:value="-0.00690462128853592">
            <text:p>-0.0069046213</text:p>
          </table:table-cell>
          <table:table-cell table:formula="of:=[.C232]" office:value-type="float" office:value="0.384046162691577">
            <text:p>0.3840461627</text:p>
          </table:table-cell>
        </table:table-row>
        <table:table-row table:style-name="ro1">
          <table:table-cell table:formula="of:=RAND()" office:value-type="float" office:value="0.143798828125">
            <text:p>0.1437988281</text:p>
          </table:table-cell>
          <table:table-cell table:formula="of:=RAND()" office:value-type="float" office:value="0.78948974609375">
            <text:p>0.7894897461</text:p>
          </table:table-cell>
          <table:table-cell table:formula="of:=SQRT(1 - [.A233])" office:value-type="float" office:value="0.925311391843308">
            <text:p>0.9253113918</text:p>
          </table:table-cell>
          <table:table-cell table:formula="of:=SQRT(1 - (1 - [.A233]))" office:value-type="float" office:value="0.379208159359737">
            <text:p>0.3792081594</text:p>
          </table:table-cell>
          <table:table-cell table:formula="of:=COS(2 * PI() * [.B233])" office:value-type="float" office:value="0.245583317560504">
            <text:p>0.2455833176</text:p>
          </table:table-cell>
          <table:table-cell table:formula="of:=SIN(2 * PI() * [.B233])" office:value-type="float" office:value="-0.969375486659311">
            <text:p>-0.9693754867</text:p>
          </table:table-cell>
          <table:table-cell table:formula="of:=[.D233]*[.E233]" office:value-type="float" office:value="0.0931271978215766">
            <text:p>0.0931271978</text:p>
          </table:table-cell>
          <table:table-cell table:formula="of:=[.D233]*[.F233]" office:value-type="float" office:value="-0.367595094024527">
            <text:p>-0.367595094</text:p>
          </table:table-cell>
          <table:table-cell table:formula="of:=[.C233]" office:value-type="float" office:value="0.925311391843308">
            <text:p>0.9253113918</text:p>
          </table:table-cell>
        </table:table-row>
        <table:table-row table:style-name="ro1">
          <table:table-cell table:formula="of:=RAND()" office:value-type="float" office:value="0.564361572265625">
            <text:p>0.5643615723</text:p>
          </table:table-cell>
          <table:table-cell table:formula="of:=RAND()" office:value-type="float" office:value="0.670684814453125">
            <text:p>0.6706848145</text:p>
          </table:table-cell>
          <table:table-cell table:formula="of:=SQRT(1 - [.A234])" office:value-type="float" office:value="0.660029111277961">
            <text:p>0.6600291113</text:p>
          </table:table-cell>
          <table:table-cell table:formula="of:=SQRT(1 - (1 - [.A234]))" office:value-type="float" office:value="0.75124002307227">
            <text:p>0.7512400231</text:p>
          </table:table-cell>
          <table:table-cell table:formula="of:=COS(2 * PI() * [.B234])" office:value-type="float" office:value="-0.477978639594977">
            <text:p>-0.4779786396</text:p>
          </table:table-cell>
          <table:table-cell table:formula="of:=SIN(2 * PI() * [.B234])" office:value-type="float" office:value="-0.878371459059853">
            <text:p>-0.8783714591</text:p>
          </table:table-cell>
          <table:table-cell table:formula="of:=[.D234]*[.E234]" office:value-type="float" office:value="-0.359076684237382">
            <text:p>-0.3590766842</text:p>
          </table:table-cell>
          <table:table-cell table:formula="of:=[.D234]*[.F234]" office:value-type="float" office:value="-0.659867795170148">
            <text:p>-0.6598677952</text:p>
          </table:table-cell>
          <table:table-cell table:formula="of:=[.C234]" office:value-type="float" office:value="0.660029111277961">
            <text:p>0.6600291113</text:p>
          </table:table-cell>
        </table:table-row>
        <table:table-row table:style-name="ro1">
          <table:table-cell table:formula="of:=RAND()" office:value-type="float" office:value="0.388580322265625">
            <text:p>0.3885803223</text:p>
          </table:table-cell>
          <table:table-cell table:formula="of:=RAND()" office:value-type="float" office:value="0.229461669921875">
            <text:p>0.2294616699</text:p>
          </table:table-cell>
          <table:table-cell table:formula="of:=SQRT(1 - [.A235])" office:value-type="float" office:value="0.781933294939137">
            <text:p>0.7819332949</text:p>
          </table:table-cell>
          <table:table-cell table:formula="of:=SQRT(1 - (1 - [.A235]))" office:value-type="float" office:value="0.623362111669955">
            <text:p>0.6233621117</text:p>
          </table:table-cell>
          <table:table-cell table:formula="of:=COS(2 * PI() * [.B235])" office:value-type="float" office:value="0.128688266394035">
            <text:p>0.1286882664</text:p>
          </table:table-cell>
          <table:table-cell table:formula="of:=SIN(2 * PI() * [.B235])" office:value-type="float" office:value="0.991685096233929">
            <text:p>0.9916850962</text:p>
          </table:table-cell>
          <table:table-cell table:formula="of:=[.D235]*[.E235]" office:value-type="float" office:value="0.0802193894865311">
            <text:p>0.0802193895</text:p>
          </table:table-cell>
          <table:table-cell table:formula="of:=[.D235]*[.F235]" office:value-type="float" office:value="0.618178915700004">
            <text:p>0.6181789157</text:p>
          </table:table-cell>
          <table:table-cell table:formula="of:=[.C235]" office:value-type="float" office:value="0.781933294939137">
            <text:p>0.7819332949</text:p>
          </table:table-cell>
        </table:table-row>
        <table:table-row table:style-name="ro1">
          <table:table-cell table:formula="of:=RAND()" office:value-type="float" office:value="0.78875732421875">
            <text:p>0.7887573242</text:p>
          </table:table-cell>
          <table:table-cell table:formula="of:=RAND()" office:value-type="float" office:value="0.369293212890625">
            <text:p>0.3692932129</text:p>
          </table:table-cell>
          <table:table-cell table:formula="of:=SQRT(1 - [.A236])" office:value-type="float" office:value="0.459611440002585">
            <text:p>0.45961144</text:p>
          </table:table-cell>
          <table:table-cell table:formula="of:=SQRT(1 - (1 - [.A236]))" office:value-type="float" office:value="0.888120106865479">
            <text:p>0.8881201069</text:p>
          </table:table-cell>
          <table:table-cell table:formula="of:=COS(2 * PI() * [.B236])" office:value-type="float" office:value="-0.68130310837652">
            <text:p>-0.6813031084</text:p>
          </table:table-cell>
          <table:table-cell table:formula="of:=SIN(2 * PI() * [.B236])" office:value-type="float" office:value="0.73200141701809">
            <text:p>0.732001417</text:p>
          </table:table-cell>
          <table:table-cell table:formula="of:=[.D236]*[.E236]" office:value-type="float" office:value="-0.605078989419138">
            <text:p>-0.6050789894</text:p>
          </table:table-cell>
          <table:table-cell table:formula="of:=[.D236]*[.F236]" office:value-type="float" office:value="0.650105176707788">
            <text:p>0.6501051767</text:p>
          </table:table-cell>
          <table:table-cell table:formula="of:=[.C236]" office:value-type="float" office:value="0.459611440002585">
            <text:p>0.45961144</text:p>
          </table:table-cell>
        </table:table-row>
        <table:table-row table:style-name="ro1">
          <table:table-cell table:formula="of:=RAND()" office:value-type="float" office:value="0.890533447265625">
            <text:p>0.8905334473</text:p>
          </table:table-cell>
          <table:table-cell table:formula="of:=RAND()" office:value-type="float" office:value="0.737884521484375">
            <text:p>0.7378845215</text:p>
          </table:table-cell>
          <table:table-cell table:formula="of:=SQRT(1 - [.A237])" office:value-type="float" office:value="0.330857299654058">
            <text:p>0.3308572997</text:p>
          </table:table-cell>
          <table:table-cell table:formula="of:=SQRT(1 - (1 - [.A237]))" office:value-type="float" office:value="0.943680797338605">
            <text:p>0.9436807973</text:p>
          </table:table-cell>
          <table:table-cell table:formula="of:=COS(2 * PI() * [.B237])" office:value-type="float" office:value="-0.0760502971239816">
            <text:p>-0.0760502971</text:p>
          </table:table-cell>
          <table:table-cell table:formula="of:=SIN(2 * PI() * [.B237])" office:value-type="float" office:value="-0.997103982695563">
            <text:p>-0.9971039827</text:p>
          </table:table-cell>
          <table:table-cell table:formula="of:=[.D237]*[.E237]" office:value-type="float" office:value="-0.0717672050277967">
            <text:p>-0.071767205</text:p>
          </table:table-cell>
          <table:table-cell table:formula="of:=[.D237]*[.F237]" office:value-type="float" office:value="-0.940947881419648">
            <text:p>-0.9409478814</text:p>
          </table:table-cell>
          <table:table-cell table:formula="of:=[.C237]" office:value-type="float" office:value="0.330857299654058">
            <text:p>0.3308572997</text:p>
          </table:table-cell>
        </table:table-row>
        <table:table-row table:style-name="ro1">
          <table:table-cell table:formula="of:=RAND()" office:value-type="float" office:value="0.24749755859375">
            <text:p>0.2474975586</text:p>
          </table:table-cell>
          <table:table-cell table:formula="of:=RAND()" office:value-type="float" office:value="0.064971923828125">
            <text:p>0.0649719238</text:p>
          </table:table-cell>
          <table:table-cell table:formula="of:=SQRT(1 - [.A238])" office:value-type="float" office:value="0.8674689858469">
            <text:p>0.8674689858</text:p>
          </table:table-cell>
          <table:table-cell table:formula="of:=SQRT(1 - (1 - [.A238]))" office:value-type="float" office:value="0.497491264841655">
            <text:p>0.4974912648</text:p>
          </table:table-cell>
          <table:table-cell table:formula="of:=COS(2 * PI() * [.B238])" office:value-type="float" office:value="0.917824671385421">
            <text:p>0.9178246714</text:p>
          </table:table-cell>
          <table:table-cell table:formula="of:=SIN(2 * PI() * [.B238])" office:value-type="float" office:value="0.396985985390221">
            <text:p>0.3969859854</text:p>
          </table:table-cell>
          <table:table-cell table:formula="of:=[.D238]*[.E238]" office:value-type="float" office:value="0.456609756670409">
            <text:p>0.4566097567</text:p>
          </table:table-cell>
          <table:table-cell table:formula="of:=[.D238]*[.F238]" office:value-type="float" office:value="0.197497059996192">
            <text:p>0.19749706</text:p>
          </table:table-cell>
          <table:table-cell table:formula="of:=[.C238]" office:value-type="float" office:value="0.8674689858469">
            <text:p>0.8674689858</text:p>
          </table:table-cell>
        </table:table-row>
        <table:table-row table:style-name="ro1">
          <table:table-cell table:formula="of:=RAND()" office:value-type="float" office:value="0.904022216796875">
            <text:p>0.9040222168</text:p>
          </table:table-cell>
          <table:table-cell table:formula="of:=RAND()" office:value-type="float" office:value="0.273101806640625">
            <text:p>0.2731018066</text:p>
          </table:table-cell>
          <table:table-cell table:formula="of:=SQRT(1 - [.A239])" office:value-type="float" office:value="0.309802813420287">
            <text:p>0.3098028134</text:p>
          </table:table-cell>
          <table:table-cell table:formula="of:=SQRT(1 - (1 - [.A239]))" office:value-type="float" office:value="0.950800829194461">
            <text:p>0.9508008292</text:p>
          </table:table-cell>
          <table:table-cell table:formula="of:=COS(2 * PI() * [.B239])" office:value-type="float" office:value="-0.144643755190539">
            <text:p>-0.1446437552</text:p>
          </table:table-cell>
          <table:table-cell table:formula="of:=SIN(2 * PI() * [.B239])" office:value-type="float" office:value="0.989483796777077">
            <text:p>0.9894837968</text:p>
          </table:table-cell>
          <table:table-cell table:formula="of:=[.D239]*[.E239]" office:value-type="float" office:value="-0.137527402372965">
            <text:p>-0.1375274024</text:p>
          </table:table-cell>
          <table:table-cell table:formula="of:=[.D239]*[.F239]" office:value-type="float" office:value="0.940802014450128">
            <text:p>0.9408020145</text:p>
          </table:table-cell>
          <table:table-cell table:formula="of:=[.C239]" office:value-type="float" office:value="0.309802813420287">
            <text:p>0.3098028134</text:p>
          </table:table-cell>
        </table:table-row>
        <table:table-row table:style-name="ro1">
          <table:table-cell table:formula="of:=RAND()" office:value-type="float" office:value="0.059051513671875">
            <text:p>0.0590515137</text:p>
          </table:table-cell>
          <table:table-cell table:formula="of:=RAND()" office:value-type="float" office:value="0.106414794921875">
            <text:p>0.1064147949</text:p>
          </table:table-cell>
          <table:table-cell table:formula="of:=SQRT(1 - [.A240])" office:value-type="float" office:value="0.970024992630667">
            <text:p>0.9700249926</text:p>
          </table:table-cell>
          <table:table-cell table:formula="of:=SQRT(1 - (1 - [.A240]))" office:value-type="float" office:value="0.243005172109309">
            <text:p>0.2430051721</text:p>
          </table:table-cell>
          <table:table-cell table:formula="of:=COS(2 * PI() * [.B240])" office:value-type="float" office:value="0.784675477213174">
            <text:p>0.7846754772</text:p>
          </table:table-cell>
          <table:table-cell table:formula="of:=SIN(2 * PI() * [.B240])" office:value-type="float" office:value="0.619906763521965">
            <text:p>0.6199067635</text:p>
          </table:table-cell>
          <table:table-cell table:formula="of:=[.D240]*[.E240]" office:value-type="float" office:value="0.190680199390142">
            <text:p>0.1906801994</text:p>
          </table:table-cell>
          <table:table-cell table:formula="of:=[.D240]*[.F240]" office:value-type="float" office:value="0.15064054976138">
            <text:p>0.1506405498</text:p>
          </table:table-cell>
          <table:table-cell table:formula="of:=[.C240]" office:value-type="float" office:value="0.970024992630667">
            <text:p>0.9700249926</text:p>
          </table:table-cell>
        </table:table-row>
        <table:table-row table:style-name="ro1">
          <table:table-cell table:formula="of:=RAND()" office:value-type="float" office:value="0.957183837890625">
            <text:p>0.9571838379</text:p>
          </table:table-cell>
          <table:table-cell table:formula="of:=RAND()" office:value-type="float" office:value="0.486083984375">
            <text:p>0.4860839844</text:p>
          </table:table-cell>
          <table:table-cell table:formula="of:=SQRT(1 - [.A241])" office:value-type="float" office:value="0.206920666221079">
            <text:p>0.2069206662</text:p>
          </table:table-cell>
          <table:table-cell table:formula="of:=SQRT(1 - (1 - [.A241]))" office:value-type="float" office:value="0.978357724909772">
            <text:p>0.9783577249</text:p>
          </table:table-cell>
          <table:table-cell table:formula="of:=COS(2 * PI() * [.B241])" office:value-type="float" office:value="-0.996179828595697">
            <text:p>-0.9961798286</text:p>
          </table:table-cell>
          <table:table-cell table:formula="of:=SIN(2 * PI() * [.B241])" office:value-type="float" office:value="0.0873255352061921">
            <text:p>0.0873255352</text:p>
          </table:table-cell>
          <table:table-cell table:formula="of:=[.D241]*[.E241]" office:value-type="float" office:value="-0.974620230705893">
            <text:p>-0.9746202307</text:p>
          </table:table-cell>
          <table:table-cell table:formula="of:=[.D241]*[.F241]" office:value-type="float" office:value="0.0854356119508583">
            <text:p>0.085435612</text:p>
          </table:table-cell>
          <table:table-cell table:formula="of:=[.C241]" office:value-type="float" office:value="0.206920666221079">
            <text:p>0.2069206662</text:p>
          </table:table-cell>
        </table:table-row>
        <table:table-row table:style-name="ro1">
          <table:table-cell table:formula="of:=RAND()" office:value-type="float" office:value="0.133697509765625">
            <text:p>0.1336975098</text:p>
          </table:table-cell>
          <table:table-cell table:formula="of:=RAND()" office:value-type="float" office:value="0.96636962890625">
            <text:p>0.9663696289</text:p>
          </table:table-cell>
          <table:table-cell table:formula="of:=SQRT(1 - [.A242])" office:value-type="float" office:value="0.930753721579653">
            <text:p>0.9307537216</text:p>
          </table:table-cell>
          <table:table-cell table:formula="of:=SQRT(1 - (1 - [.A242]))" office:value-type="float" office:value="0.365646700744893">
            <text:p>0.3656467007</text:p>
          </table:table-cell>
          <table:table-cell table:formula="of:=COS(2 * PI() * [.B242])" office:value-type="float" office:value="0.977757862810003">
            <text:p>0.9777578628</text:p>
          </table:table-cell>
          <table:table-cell table:formula="of:=SIN(2 * PI() * [.B242])" office:value-type="float" office:value="-0.209736886868323">
            <text:p>-0.2097368869</text:p>
          </table:table-cell>
          <table:table-cell table:formula="of:=[.D242]*[.E242]" office:value-type="float" office:value="0.357513936663855">
            <text:p>0.3575139367</text:p>
          </table:table-cell>
          <table:table-cell table:formula="of:=[.D242]*[.F242]" office:value-type="float" office:value="-0.0766896007079072">
            <text:p>-0.0766896007</text:p>
          </table:table-cell>
          <table:table-cell table:formula="of:=[.C242]" office:value-type="float" office:value="0.930753721579653">
            <text:p>0.9307537216</text:p>
          </table:table-cell>
        </table:table-row>
        <table:table-row table:style-name="ro1">
          <table:table-cell table:formula="of:=RAND()" office:value-type="float" office:value="0.658203125">
            <text:p>0.658203125</text:p>
          </table:table-cell>
          <table:table-cell table:formula="of:=RAND()" office:value-type="float" office:value="0.159912109375">
            <text:p>0.1599121094</text:p>
          </table:table-cell>
          <table:table-cell table:formula="of:=SQRT(1 - [.A243])" office:value-type="float" office:value="0.584633966683428">
            <text:p>0.5846339667</text:p>
          </table:table-cell>
          <table:table-cell table:formula="of:=SQRT(1 - (1 - [.A243]))" office:value-type="float" office:value="0.811297186609198">
            <text:p>0.8112971866</text:p>
          </table:table-cell>
          <table:table-cell table:formula="of:=COS(2 * PI() * [.B243])" office:value-type="float" office:value="0.536292979065963">
            <text:p>0.5362929791</text:p>
          </table:table-cell>
          <table:table-cell table:formula="of:=SIN(2 * PI() * [.B243])" office:value-type="float" office:value="0.844031895490066">
            <text:p>0.8440318955</text:p>
          </table:table-cell>
          <table:table-cell table:formula="of:=[.D243]*[.E243]" office:value-type="float" office:value="0.435092985114482">
            <text:p>0.4350929851</text:p>
          </table:table-cell>
          <table:table-cell table:formula="of:=[.D243]*[.F243]" office:value-type="float" office:value="0.68476070221952">
            <text:p>0.6847607022</text:p>
          </table:table-cell>
          <table:table-cell table:formula="of:=[.C243]" office:value-type="float" office:value="0.584633966683428">
            <text:p>0.5846339667</text:p>
          </table:table-cell>
        </table:table-row>
        <table:table-row table:style-name="ro1">
          <table:table-cell table:formula="of:=RAND()" office:value-type="float" office:value="0.680206298828125">
            <text:p>0.6802062988</text:p>
          </table:table-cell>
          <table:table-cell table:formula="of:=RAND()" office:value-type="float" office:value="0.44781494140625">
            <text:p>0.4478149414</text:p>
          </table:table-cell>
          <table:table-cell table:formula="of:=SQRT(1 - [.A244])" office:value-type="float" office:value="0.565503051425786">
            <text:p>0.5655030514</text:p>
          </table:table-cell>
          <table:table-cell table:formula="of:=SQRT(1 - (1 - [.A244]))" office:value-type="float" office:value="0.824746202675784">
            <text:p>0.8247462027</text:p>
          </table:table-cell>
          <table:table-cell table:formula="of:=COS(2 * PI() * [.B244])" office:value-type="float" office:value="-0.946724485268921">
            <text:p>-0.9467244853</text:p>
          </table:table-cell>
          <table:table-cell table:formula="of:=SIN(2 * PI() * [.B244])" office:value-type="float" office:value="0.322044638198335">
            <text:p>0.3220446382</text:p>
          </table:table-cell>
          <table:table-cell table:formula="of:=[.D244]*[.E244]" office:value-type="float" office:value="-0.780807424205729">
            <text:p>-0.7808074242</text:p>
          </table:table-cell>
          <table:table-cell table:formula="of:=[.D244]*[.F244]" office:value-type="float" office:value="0.265605092446173">
            <text:p>0.2656050924</text:p>
          </table:table-cell>
          <table:table-cell table:formula="of:=[.C244]" office:value-type="float" office:value="0.565503051425786">
            <text:p>0.5655030514</text:p>
          </table:table-cell>
        </table:table-row>
        <table:table-row table:style-name="ro1">
          <table:table-cell table:formula="of:=RAND()" office:value-type="float" office:value="0.50341796875">
            <text:p>0.5034179688</text:p>
          </table:table-cell>
          <table:table-cell table:formula="of:=RAND()" office:value-type="float" office:value="0.315521240234375">
            <text:p>0.3155212402</text:p>
          </table:table-cell>
          <table:table-cell table:formula="of:=SQRT(1 - [.A245])" office:value-type="float" office:value="0.70468576773623">
            <text:p>0.7046857677</text:p>
          </table:table-cell>
          <table:table-cell table:formula="of:=SQRT(1 - (1 - [.A245]))" office:value-type="float" office:value="0.709519533733921">
            <text:p>0.7095195337</text:p>
          </table:table-cell>
          <table:table-cell table:formula="of:=COS(2 * PI() * [.B245])" office:value-type="float" office:value="-0.400151446722855">
            <text:p>-0.4001514467</text:p>
          </table:table-cell>
          <table:table-cell table:formula="of:=SIN(2 * PI() * [.B245])" office:value-type="float" office:value="0.916449027325364">
            <text:p>0.9164490273</text:p>
          </table:table-cell>
          <table:table-cell table:formula="of:=[.D245]*[.E245]" office:value-type="float" office:value="-0.283915267901754">
            <text:p>-0.2839152679</text:p>
          </table:table-cell>
          <table:table-cell table:formula="of:=[.D245]*[.F245]" office:value-type="float" office:value="0.650238486558797">
            <text:p>0.6502384866</text:p>
          </table:table-cell>
          <table:table-cell table:formula="of:=[.C245]" office:value-type="float" office:value="0.70468576773623">
            <text:p>0.7046857677</text:p>
          </table:table-cell>
        </table:table-row>
        <table:table-row table:style-name="ro1">
          <table:table-cell table:formula="of:=RAND()" office:value-type="float" office:value="0.7296142578125">
            <text:p>0.7296142578</text:p>
          </table:table-cell>
          <table:table-cell table:formula="of:=RAND()" office:value-type="float" office:value="0.884307861328125">
            <text:p>0.8843078613</text:p>
          </table:table-cell>
          <table:table-cell table:formula="of:=SQRT(1 - [.A246])" office:value-type="float" office:value="0.519986290384179">
            <text:p>0.5199862904</text:p>
          </table:table-cell>
          <table:table-cell table:formula="of:=SQRT(1 - (1 - [.A246]))" office:value-type="float" office:value="0.854174606162288">
            <text:p>0.8541746062</text:p>
          </table:table-cell>
          <table:table-cell table:formula="of:=COS(2 * PI() * [.B246])" office:value-type="float" office:value="0.74722804897878">
            <text:p>0.747228049</text:p>
          </table:table-cell>
          <table:table-cell table:formula="of:=SIN(2 * PI() * [.B246])" office:value-type="float" office:value="-0.664567711237438">
            <text:p>-0.6645677112</text:p>
          </table:table-cell>
          <table:table-cell table:formula="of:=[.D246]*[.E246]" office:value-type="float" office:value="0.638263224449864">
            <text:p>0.6382632244</text:p>
          </table:table-cell>
          <table:table-cell table:formula="of:=[.D246]*[.F246]" office:value-type="float" office:value="-0.567656863014412">
            <text:p>-0.567656863</text:p>
          </table:table-cell>
          <table:table-cell table:formula="of:=[.C246]" office:value-type="float" office:value="0.519986290384179">
            <text:p>0.5199862904</text:p>
          </table:table-cell>
        </table:table-row>
        <table:table-row table:style-name="ro1">
          <table:table-cell table:formula="of:=RAND()" office:value-type="float" office:value="0.84393310546875">
            <text:p>0.8439331055</text:p>
          </table:table-cell>
          <table:table-cell table:formula="of:=RAND()" office:value-type="float" office:value="0.264373779296875">
            <text:p>0.2643737793</text:p>
          </table:table-cell>
          <table:table-cell table:formula="of:=SQRT(1 - [.A247])" office:value-type="float" office:value="0.395053027492829">
            <text:p>0.3950530275</text:p>
          </table:table-cell>
          <table:table-cell table:formula="of:=SQRT(1 - (1 - [.A247]))" office:value-type="float" office:value="0.918658318129624">
            <text:p>0.9186583181</text:p>
          </table:table-cell>
          <table:table-cell table:formula="of:=COS(2 * PI() * [.B247])" office:value-type="float" office:value="-0.0901903963979477">
            <text:p>-0.0901903964</text:p>
          </table:table-cell>
          <table:table-cell table:formula="of:=SIN(2 * PI() * [.B247])" office:value-type="float" office:value="0.995924541517871">
            <text:p>0.9959245415</text:p>
          </table:table-cell>
          <table:table-cell table:formula="of:=[.D247]*[.E247]" office:value-type="float" office:value="-0.0828541578663828">
            <text:p>-0.0828541579</text:p>
          </table:table-cell>
          <table:table-cell table:formula="of:=[.D247]*[.F247]" office:value-type="float" office:value="0.914914364294824">
            <text:p>0.9149143643</text:p>
          </table:table-cell>
          <table:table-cell table:formula="of:=[.C247]" office:value-type="float" office:value="0.395053027492829">
            <text:p>0.3950530275</text:p>
          </table:table-cell>
        </table:table-row>
        <table:table-row table:style-name="ro1">
          <table:table-cell table:formula="of:=RAND()" office:value-type="float" office:value="0.08331298828125">
            <text:p>0.0833129883</text:p>
          </table:table-cell>
          <table:table-cell table:formula="of:=RAND()" office:value-type="float" office:value="0.86566162109375">
            <text:p>0.8656616211</text:p>
          </table:table-cell>
          <table:table-cell table:formula="of:=SQRT(1 - [.A248])" office:value-type="float" office:value="0.957437732554316">
            <text:p>0.9574377326</text:p>
          </table:table-cell>
          <table:table-cell table:formula="of:=SQRT(1 - (1 - [.A248]))" office:value-type="float" office:value="0.288639893779862">
            <text:p>0.2886398938</text:p>
          </table:table-cell>
          <table:table-cell table:formula="of:=COS(2 * PI() * [.B248])" office:value-type="float" office:value="0.664424419837275">
            <text:p>0.6644244198</text:p>
          </table:table-cell>
          <table:table-cell table:formula="of:=SIN(2 * PI() * [.B248])" office:value-type="float" office:value="-0.747355464503941">
            <text:p>-0.7473554645</text:p>
          </table:table-cell>
          <table:table-cell table:formula="of:=[.D248]*[.E248]" office:value-type="float" office:value="0.191779393966577">
            <text:p>0.191779394</text:p>
          </table:table-cell>
          <table:table-cell table:formula="of:=[.D248]*[.F248]" office:value-type="float" office:value="-0.215716601890217">
            <text:p>-0.2157166019</text:p>
          </table:table-cell>
          <table:table-cell table:formula="of:=[.C248]" office:value-type="float" office:value="0.957437732554316">
            <text:p>0.9574377326</text:p>
          </table:table-cell>
        </table:table-row>
        <table:table-row table:style-name="ro1">
          <table:table-cell table:formula="of:=RAND()" office:value-type="float" office:value="0.66644287109375">
            <text:p>0.6664428711</text:p>
          </table:table-cell>
          <table:table-cell table:formula="of:=RAND()" office:value-type="float" office:value="0.39007568359375">
            <text:p>0.3900756836</text:p>
          </table:table-cell>
          <table:table-cell table:formula="of:=SQRT(1 - [.A249])" office:value-type="float" office:value="0.577544049321132">
            <text:p>0.5775440493</text:p>
          </table:table-cell>
          <table:table-cell table:formula="of:=SQRT(1 - (1 - [.A249]))" office:value-type="float" office:value="0.816359523184332">
            <text:p>0.8163595232</text:p>
          </table:table-cell>
          <table:table-cell table:formula="of:=COS(2 * PI() * [.B249])" office:value-type="float" office:value="-0.770816272453018">
            <text:p>-0.7708162725</text:p>
          </table:table-cell>
          <table:table-cell table:formula="of:=SIN(2 * PI() * [.B249])" office:value-type="float" office:value="0.637057512412839">
            <text:p>0.6370575124</text:p>
          </table:table-cell>
          <table:table-cell table:formula="of:=[.D249]*[.E249]" office:value-type="float" office:value="-0.62926320464247">
            <text:p>-0.6292632046</text:p>
          </table:table-cell>
          <table:table-cell table:formula="of:=[.D249]*[.F249]" office:value-type="float" office:value="0.520067967074342">
            <text:p>0.5200679671</text:p>
          </table:table-cell>
          <table:table-cell table:formula="of:=[.C249]" office:value-type="float" office:value="0.577544049321132">
            <text:p>0.5775440493</text:p>
          </table:table-cell>
        </table:table-row>
        <table:table-row table:style-name="ro1">
          <table:table-cell table:formula="of:=RAND()" office:value-type="float" office:value="0.590850830078125">
            <text:p>0.5908508301</text:p>
          </table:table-cell>
          <table:table-cell table:formula="of:=RAND()" office:value-type="float" office:value="0.52032470703125">
            <text:p>0.520324707</text:p>
          </table:table-cell>
          <table:table-cell table:formula="of:=SQRT(1 - [.A250])" office:value-type="float" office:value="0.639647692032008">
            <text:p>0.639647692</text:p>
          </table:table-cell>
          <table:table-cell table:formula="of:=SQRT(1 - (1 - [.A250]))" office:value-type="float" office:value="0.768668218464979">
            <text:p>0.7686682185</text:p>
          </table:table-cell>
          <table:table-cell table:formula="of:=COS(2 * PI() * [.B250])" office:value-type="float" office:value="-0.991856932539495">
            <text:p>-0.9918569325</text:p>
          </table:table-cell>
          <table:table-cell table:formula="of:=SIN(2 * PI() * [.B250])" office:value-type="float" office:value="-0.127357078222385">
            <text:p>-0.1273570782</text:p>
          </table:table-cell>
          <table:table-cell table:formula="of:=[.D250]*[.E250]" office:value-type="float" office:value="-0.762408901307273">
            <text:p>-0.7624089013</text:p>
          </table:table-cell>
          <table:table-cell table:formula="of:=[.D250]*[.F250]" office:value-type="float" office:value="-0.0978953384261058">
            <text:p>-0.0978953384</text:p>
          </table:table-cell>
          <table:table-cell table:formula="of:=[.C250]" office:value-type="float" office:value="0.639647692032008">
            <text:p>0.639647692</text:p>
          </table:table-cell>
        </table:table-row>
        <table:table-row table:style-name="ro1">
          <table:table-cell table:formula="of:=RAND()" office:value-type="float" office:value="0.344696044921875">
            <text:p>0.3446960449</text:p>
          </table:table-cell>
          <table:table-cell table:formula="of:=RAND()" office:value-type="float" office:value="0.939208984375">
            <text:p>0.9392089844</text:p>
          </table:table-cell>
          <table:table-cell table:formula="of:=SQRT(1 - [.A251])" office:value-type="float" office:value="0.809508465105909">
            <text:p>0.8095084651</text:p>
          </table:table-cell>
          <table:table-cell table:formula="of:=SQRT(1 - (1 - [.A251]))" office:value-type="float" office:value="0.587108205462907">
            <text:p>0.5871082055</text:p>
          </table:table-cell>
          <table:table-cell table:formula="of:=COS(2 * PI() * [.B251])" office:value-type="float" office:value="0.927935394822618">
            <text:p>0.9279353948</text:p>
          </table:table-cell>
          <table:table-cell table:formula="of:=SIN(2 * PI() * [.B251])" office:value-type="float" office:value="-0.372741067009516">
            <text:p>-0.372741067</text:p>
          </table:table-cell>
          <table:table-cell table:formula="of:=[.D251]*[.E251]" office:value-type="float" office:value="0.544798484439821">
            <text:p>0.5447984844</text:p>
          </table:table-cell>
          <table:table-cell table:formula="of:=[.D251]*[.F251]" office:value-type="float" office:value="-0.218839338954286">
            <text:p>-0.218839339</text:p>
          </table:table-cell>
          <table:table-cell table:formula="of:=[.C251]" office:value-type="float" office:value="0.809508465105909">
            <text:p>0.8095084651</text:p>
          </table:table-cell>
        </table:table-row>
        <table:table-row table:style-name="ro1">
          <table:table-cell table:formula="of:=RAND()" office:value-type="float" office:value="0.16436767578125">
            <text:p>0.1643676758</text:p>
          </table:table-cell>
          <table:table-cell table:formula="of:=RAND()" office:value-type="float" office:value="0.88555908203125">
            <text:p>0.885559082</text:p>
          </table:table-cell>
          <table:table-cell table:formula="of:=SQRT(1 - [.A252])" office:value-type="float" office:value="0.914129271065504">
            <text:p>0.9141292711</text:p>
          </table:table-cell>
          <table:table-cell table:formula="of:=SQRT(1 - (1 - [.A252]))" office:value-type="float" office:value="0.405422835791535">
            <text:p>0.4054228358</text:p>
          </table:table-cell>
          <table:table-cell table:formula="of:=COS(2 * PI() * [.B252])" office:value-type="float" office:value="0.752429503622912">
            <text:p>0.7524295036</text:p>
          </table:table-cell>
          <table:table-cell table:formula="of:=SIN(2 * PI() * [.B252])" office:value-type="float" office:value="-0.658672788323442">
            <text:p>-0.6586727883</text:p>
          </table:table-cell>
          <table:table-cell table:formula="of:=[.D252]*[.E252]" office:value-type="float" office:value="0.305052103092018">
            <text:p>0.3050521031</text:p>
          </table:table-cell>
          <table:table-cell table:formula="of:=[.D252]*[.F252]" office:value-type="float" office:value="-0.267040989700807">
            <text:p>-0.2670409897</text:p>
          </table:table-cell>
          <table:table-cell table:formula="of:=[.C252]" office:value-type="float" office:value="0.914129271065504">
            <text:p>0.9141292711</text:p>
          </table:table-cell>
        </table:table-row>
        <table:table-row table:style-name="ro1">
          <table:table-cell table:formula="of:=RAND()" office:value-type="float" office:value="0.018218994140625">
            <text:p>0.0182189941</text:p>
          </table:table-cell>
          <table:table-cell table:formula="of:=RAND()" office:value-type="float" office:value="0.603729248046875">
            <text:p>0.603729248</text:p>
          </table:table-cell>
          <table:table-cell table:formula="of:=SQRT(1 - [.A253])" office:value-type="float" office:value="0.990848629135336">
            <text:p>0.9908486291</text:p>
          </table:table-cell>
          <table:table-cell table:formula="of:=SQRT(1 - (1 - [.A253]))" office:value-type="float" office:value="0.134977754243523">
            <text:p>0.1349777542</text:p>
          </table:table-cell>
          <table:table-cell table:formula="of:=COS(2 * PI() * [.B253])" office:value-type="float" office:value="-0.795023450950828">
            <text:p>-0.795023451</text:p>
          </table:table-cell>
          <table:table-cell table:formula="of:=SIN(2 * PI() * [.B253])" office:value-type="float" office:value="-0.606578694349081">
            <text:p>-0.6065786943</text:p>
          </table:table-cell>
          <table:table-cell table:formula="of:=[.D253]*[.E253]" office:value-type="float" office:value="-0.107310479980279">
            <text:p>-0.10731048</text:p>
          </table:table-cell>
          <table:table-cell table:formula="of:=[.D253]*[.F253]" office:value-type="float" office:value="-0.0818746299352076">
            <text:p>-0.0818746299</text:p>
          </table:table-cell>
          <table:table-cell table:formula="of:=[.C253]" office:value-type="float" office:value="0.990848629135336">
            <text:p>0.9908486291</text:p>
          </table:table-cell>
        </table:table-row>
        <table:table-row table:style-name="ro1">
          <table:table-cell table:formula="of:=RAND()" office:value-type="float" office:value="0.435272216796875">
            <text:p>0.4352722168</text:p>
          </table:table-cell>
          <table:table-cell table:formula="of:=RAND()" office:value-type="float" office:value="0.3968505859375">
            <text:p>0.3968505859</text:p>
          </table:table-cell>
          <table:table-cell table:formula="of:=SQRT(1 - [.A254])" office:value-type="float" office:value="0.751483721183051">
            <text:p>0.7514837212</text:p>
          </table:table-cell>
          <table:table-cell table:formula="of:=SQRT(1 - (1 - [.A254]))" office:value-type="float" office:value="0.659751632659499">
            <text:p>0.6597516327</text:p>
          </table:table-cell>
          <table:table-cell table:formula="of:=COS(2 * PI() * [.B254])" office:value-type="float" office:value="-0.797228060070269">
            <text:p>-0.7972280601</text:p>
          </table:table-cell>
          <table:table-cell table:formula="of:=SIN(2 * PI() * [.B254])" office:value-type="float" office:value="0.603678242308431">
            <text:p>0.6036782423</text:p>
          </table:table-cell>
          <table:table-cell table:formula="of:=[.D254]*[.E254]" office:value-type="float" office:value="-0.525972514233325">
            <text:p>-0.5259725142</text:p>
          </table:table-cell>
          <table:table-cell table:formula="of:=[.D254]*[.F254]" office:value-type="float" office:value="0.398277705964004">
            <text:p>0.398277706</text:p>
          </table:table-cell>
          <table:table-cell table:formula="of:=[.C254]" office:value-type="float" office:value="0.751483721183051">
            <text:p>0.7514837212</text:p>
          </table:table-cell>
        </table:table-row>
        <table:table-row table:style-name="ro1">
          <table:table-cell table:formula="of:=RAND()" office:value-type="float" office:value="0.75390625">
            <text:p>0.75390625</text:p>
          </table:table-cell>
          <table:table-cell table:formula="of:=RAND()" office:value-type="float" office:value="0.175323486328125">
            <text:p>0.1753234863</text:p>
          </table:table-cell>
          <table:table-cell table:formula="of:=SQRT(1 - [.A255])" office:value-type="float" office:value="0.496078370824611">
            <text:p>0.4960783708</text:p>
          </table:table-cell>
          <table:table-cell table:formula="of:=SQRT(1 - (1 - [.A255]))" office:value-type="float" office:value="0.868277749340613">
            <text:p>0.8682777493</text:p>
          </table:table-cell>
          <table:table-cell table:formula="of:=COS(2 * PI() * [.B255])" office:value-type="float" office:value="0.45217857060476">
            <text:p>0.4521785706</text:p>
          </table:table-cell>
          <table:table-cell table:formula="of:=SIN(2 * PI() * [.B255])" office:value-type="float" office:value="0.891927429943623">
            <text:p>0.8919274299</text:p>
          </table:table-cell>
          <table:table-cell table:formula="of:=[.D255]*[.E255]" office:value-type="float" office:value="0.392616591584757">
            <text:p>0.3926165916</text:p>
          </table:table-cell>
          <table:table-cell table:formula="of:=[.D255]*[.F255]" office:value-type="float" office:value="0.774440741446606">
            <text:p>0.7744407414</text:p>
          </table:table-cell>
          <table:table-cell table:formula="of:=[.C255]" office:value-type="float" office:value="0.496078370824611">
            <text:p>0.4960783708</text:p>
          </table:table-cell>
        </table:table-row>
        <table:table-row table:style-name="ro1">
          <table:table-cell table:formula="of:=RAND()" office:value-type="float" office:value="0.46014404296875">
            <text:p>0.460144043</text:p>
          </table:table-cell>
          <table:table-cell table:formula="of:=RAND()" office:value-type="float" office:value="0.027740478515625">
            <text:p>0.0277404785</text:p>
          </table:table-cell>
          <table:table-cell table:formula="of:=SQRT(1 - [.A256])" office:value-type="float" office:value="0.734748907471968">
            <text:p>0.7347489075</text:p>
          </table:table-cell>
          <table:table-cell table:formula="of:=SQRT(1 - (1 - [.A256]))" office:value-type="float" office:value="0.67833917988625">
            <text:p>0.6783391799</text:p>
          </table:table-cell>
          <table:table-cell table:formula="of:=COS(2 * PI() * [.B256])" office:value-type="float" office:value="0.984848421837337">
            <text:p>0.9848484218</text:p>
          </table:table-cell>
          <table:table-cell table:formula="of:=SIN(2 * PI() * [.B256])" office:value-type="float" office:value="0.173417375151703">
            <text:p>0.1734173752</text:p>
          </table:table-cell>
          <table:table-cell table:formula="of:=[.D256]*[.E256]" office:value-type="float" office:value="0.668061270781407">
            <text:p>0.6680612708</text:p>
          </table:table-cell>
          <table:table-cell table:formula="of:=[.D256]*[.F256]" office:value-type="float" office:value="0.117635800038433">
            <text:p>0.1176358</text:p>
          </table:table-cell>
          <table:table-cell table:formula="of:=[.C256]" office:value-type="float" office:value="0.734748907471968">
            <text:p>0.7347489075</text:p>
          </table:table-cell>
        </table:table-row>
        <table:table-row table:style-name="ro1">
          <table:table-cell table:formula="of:=RAND()" office:value-type="float" office:value="0.14739990234375">
            <text:p>0.1473999023</text:p>
          </table:table-cell>
          <table:table-cell table:formula="of:=RAND()" office:value-type="float" office:value="0.053253173828125">
            <text:p>0.0532531738</text:p>
          </table:table-cell>
          <table:table-cell table:formula="of:=SQRT(1 - [.A257])" office:value-type="float" office:value="0.923363469959826">
            <text:p>0.92336347</text:p>
          </table:table-cell>
          <table:table-cell table:formula="of:=SQRT(1 - (1 - [.A257]))" office:value-type="float" office:value="0.3839269492283">
            <text:p>0.3839269492</text:p>
          </table:table-cell>
          <table:table-cell table:formula="of:=COS(2 * PI() * [.B257])" office:value-type="float" office:value="0.94454188644735">
            <text:p>0.9445418864</text:p>
          </table:table-cell>
          <table:table-cell table:formula="of:=SIN(2 * PI() * [.B257])" office:value-type="float" office:value="0.328390963253377">
            <text:p>0.3283909633</text:p>
          </table:table-cell>
          <table:table-cell table:formula="of:=[.D257]*[.E257]" office:value-type="float" office:value="0.362635084882075">
            <text:p>0.3626350849</text:p>
          </table:table-cell>
          <table:table-cell table:formula="of:=[.D257]*[.F257]" office:value-type="float" office:value="0.126078140676012">
            <text:p>0.1260781407</text:p>
          </table:table-cell>
          <table:table-cell table:formula="of:=[.C257]" office:value-type="float" office:value="0.923363469959826">
            <text:p>0.92336347</text:p>
          </table:table-cell>
        </table:table-row>
        <table:table-row table:style-name="ro1">
          <table:table-cell table:formula="of:=RAND()" office:value-type="float" office:value="0.381256103515625">
            <text:p>0.3812561035</text:p>
          </table:table-cell>
          <table:table-cell table:formula="of:=RAND()" office:value-type="float" office:value="0.11114501953125">
            <text:p>0.1111450195</text:p>
          </table:table-cell>
          <table:table-cell table:formula="of:=SQRT(1 - [.A258])" office:value-type="float" office:value="0.786602756468839">
            <text:p>0.7866027565</text:p>
          </table:table-cell>
          <table:table-cell table:formula="of:=SQRT(1 - (1 - [.A258]))" office:value-type="float" office:value="0.617459394224126">
            <text:p>0.6174593942</text:p>
          </table:table-cell>
          <table:table-cell table:formula="of:=COS(2 * PI() * [.B258])" office:value-type="float" office:value="0.765907477977944">
            <text:p>0.765907478</text:p>
          </table:table-cell>
          <table:table-cell table:formula="of:=SIN(2 * PI() * [.B258])" office:value-type="float" office:value="0.642950803077082">
            <text:p>0.6429508031</text:p>
          </table:table-cell>
          <table:table-cell table:formula="of:=[.D258]*[.E258]" office:value-type="float" office:value="0.47291676738399">
            <text:p>0.4729167674</text:p>
          </table:table-cell>
          <table:table-cell table:formula="of:=[.D258]*[.F258]" office:value-type="float" office:value="0.396996013383891">
            <text:p>0.3969960134</text:p>
          </table:table-cell>
          <table:table-cell table:formula="of:=[.C258]" office:value-type="float" office:value="0.786602756468839">
            <text:p>0.7866027565</text:p>
          </table:table-cell>
        </table:table-row>
        <table:table-row table:style-name="ro1">
          <table:table-cell table:formula="of:=RAND()" office:value-type="float" office:value="0.519744873046875">
            <text:p>0.519744873</text:p>
          </table:table-cell>
          <table:table-cell table:formula="of:=RAND()" office:value-type="float" office:value="0.887176513671875">
            <text:p>0.8871765137</text:p>
          </table:table-cell>
          <table:table-cell table:formula="of:=SQRT(1 - [.A259])" office:value-type="float" office:value="0.693004420587001">
            <text:p>0.6930044206</text:p>
          </table:table-cell>
          <table:table-cell table:formula="of:=SQRT(1 - (1 - [.A259]))" office:value-type="float" office:value="0.720933334675873">
            <text:p>0.7209333347</text:p>
          </table:table-cell>
          <table:table-cell table:formula="of:=COS(2 * PI() * [.B259])" office:value-type="float" office:value="0.759084376733347">
            <text:p>0.7590843767</text:p>
          </table:table-cell>
          <table:table-cell table:formula="of:=SIN(2 * PI() * [.B259])" office:value-type="float" office:value="-0.650992249569338">
            <text:p>-0.6509922496</text:p>
          </table:table-cell>
          <table:table-cell table:formula="of:=[.D259]*[.E259]" office:value-type="float" office:value="0.547249231018729">
            <text:p>0.547249231</text:p>
          </table:table-cell>
          <table:table-cell table:formula="of:=[.D259]*[.F259]" office:value-type="float" office:value="-0.469322013330171">
            <text:p>-0.4693220133</text:p>
          </table:table-cell>
          <table:table-cell table:formula="of:=[.C259]" office:value-type="float" office:value="0.693004420587001">
            <text:p>0.6930044206</text:p>
          </table:table-cell>
        </table:table-row>
        <table:table-row table:style-name="ro1">
          <table:table-cell table:formula="of:=RAND()" office:value-type="float" office:value="0.44891357421875">
            <text:p>0.4489135742</text:p>
          </table:table-cell>
          <table:table-cell table:formula="of:=RAND()" office:value-type="float" office:value="0.373687744140625">
            <text:p>0.3736877441</text:p>
          </table:table-cell>
          <table:table-cell table:formula="of:=SQRT(1 - [.A260])" office:value-type="float" office:value="0.742351955464017">
            <text:p>0.7423519555</text:p>
          </table:table-cell>
          <table:table-cell table:formula="of:=SQRT(1 - (1 - [.A260]))" office:value-type="float" office:value="0.670010129937414">
            <text:p>0.6700101299</text:p>
          </table:table-cell>
          <table:table-cell table:formula="of:=COS(2 * PI() * [.B260])" office:value-type="float" office:value="-0.701252612789087">
            <text:p>-0.7012526128</text:p>
          </table:table-cell>
          <table:table-cell table:formula="of:=SIN(2 * PI() * [.B260])" office:value-type="float" office:value="0.712912879008703">
            <text:p>0.712912879</text:p>
          </table:table-cell>
          <table:table-cell table:formula="of:=[.D260]*[.E260]" office:value-type="float" office:value="-0.469846354213767">
            <text:p>-0.4698463542</text:p>
          </table:table-cell>
          <table:table-cell table:formula="of:=[.D260]*[.F260]" office:value-type="float" office:value="0.477658850698677">
            <text:p>0.4776588507</text:p>
          </table:table-cell>
          <table:table-cell table:formula="of:=[.C260]" office:value-type="float" office:value="0.742351955464017">
            <text:p>0.7423519555</text:p>
          </table:table-cell>
        </table:table-row>
        <table:table-row table:style-name="ro1">
          <table:table-cell table:formula="of:=RAND()" office:value-type="float" office:value="0.366455078125">
            <text:p>0.3664550781</text:p>
          </table:table-cell>
          <table:table-cell table:formula="of:=RAND()" office:value-type="float" office:value="0.135772705078125">
            <text:p>0.1357727051</text:p>
          </table:table-cell>
          <table:table-cell table:formula="of:=SQRT(1 - [.A261])" office:value-type="float" office:value="0.795955351684377">
            <text:p>0.7959553517</text:p>
          </table:table-cell>
          <table:table-cell table:formula="of:=SQRT(1 - (1 - [.A261]))" office:value-type="float" office:value="0.605355332119079">
            <text:p>0.6053553321</text:p>
          </table:table-cell>
          <table:table-cell table:formula="of:=COS(2 * PI() * [.B261])" office:value-type="float" office:value="0.6576622594452">
            <text:p>0.6576622594</text:p>
          </table:table-cell>
          <table:table-cell table:formula="of:=SIN(2 * PI() * [.B261])" office:value-type="float" office:value="0.753312918050284">
            <text:p>0.7533129181</text:p>
          </table:table-cell>
          <table:table-cell table:formula="of:=[.D261]*[.E261]" office:value-type="float" office:value="0.398119355488633">
            <text:p>0.3981193555</text:p>
          </table:table-cell>
          <table:table-cell table:formula="of:=[.D261]*[.F261]" office:value-type="float" office:value="0.456021991695922">
            <text:p>0.4560219917</text:p>
          </table:table-cell>
          <table:table-cell table:formula="of:=[.C261]" office:value-type="float" office:value="0.795955351684377">
            <text:p>0.7959553517</text:p>
          </table:table-cell>
        </table:table-row>
        <table:table-row table:style-name="ro1">
          <table:table-cell table:formula="of:=RAND()" office:value-type="float" office:value="0.310943603515625">
            <text:p>0.3109436035</text:p>
          </table:table-cell>
          <table:table-cell table:formula="of:=RAND()" office:value-type="float" office:value="0.214202880859375">
            <text:p>0.2142028809</text:p>
          </table:table-cell>
          <table:table-cell table:formula="of:=SQRT(1 - [.A262])" office:value-type="float" office:value="0.83009420940299">
            <text:p>0.8300942094</text:p>
          </table:table-cell>
          <table:table-cell table:formula="of:=SQRT(1 - (1 - [.A262]))" office:value-type="float" office:value="0.557623173402635">
            <text:p>0.5576231734</text:p>
          </table:table-cell>
          <table:table-cell table:formula="of:=COS(2 * PI() * [.B262])" office:value-type="float" office:value="0.223028312600056">
            <text:p>0.2230283126</text:p>
          </table:table-cell>
          <table:table-cell table:formula="of:=SIN(2 * PI() * [.B262])" office:value-type="float" office:value="0.97481196739616">
            <text:p>0.9748119674</text:p>
          </table:table-cell>
          <table:table-cell table:formula="of:=[.D262]*[.E262]" office:value-type="float" office:value="0.124365755430678">
            <text:p>0.1243657554</text:p>
          </table:table-cell>
          <table:table-cell table:formula="of:=[.D262]*[.F262]" office:value-type="float" office:value="0.543577742730313">
            <text:p>0.5435777427</text:p>
          </table:table-cell>
          <table:table-cell table:formula="of:=[.C262]" office:value-type="float" office:value="0.83009420940299">
            <text:p>0.8300942094</text:p>
          </table:table-cell>
        </table:table-row>
        <table:table-row table:style-name="ro1">
          <table:table-cell table:formula="of:=RAND()" office:value-type="float" office:value="0.21441650390625">
            <text:p>0.2144165039</text:p>
          </table:table-cell>
          <table:table-cell table:formula="of:=RAND()" office:value-type="float" office:value="0.82281494140625">
            <text:p>0.8228149414</text:p>
          </table:table-cell>
          <table:table-cell table:formula="of:=SQRT(1 - [.A263])" office:value-type="float" office:value="0.886331482061734">
            <text:p>0.8863314821</text:p>
          </table:table-cell>
          <table:table-cell table:formula="of:=SQRT(1 - (1 - [.A263]))" office:value-type="float" office:value="0.463051297273045">
            <text:p>0.4630512973</text:p>
          </table:table-cell>
          <table:table-cell table:formula="of:=COS(2 * PI() * [.B263])" office:value-type="float" office:value="0.441715355934188">
            <text:p>0.4417153559</text:p>
          </table:table-cell>
          <table:table-cell table:formula="of:=SIN(2 * PI() * [.B263])" office:value-type="float" office:value="-0.897155250963808">
            <text:p>-0.897155251</text:p>
          </table:table-cell>
          <table:table-cell table:formula="of:=[.D263]*[.E263]" office:value-type="float" office:value="0.20453686859075">
            <text:p>0.2045368686</text:p>
          </table:table-cell>
          <table:table-cell table:formula="of:=[.D263]*[.F263]" office:value-type="float" office:value="-0.415428902814116">
            <text:p>-0.4154289028</text:p>
          </table:table-cell>
          <table:table-cell table:formula="of:=[.C263]" office:value-type="float" office:value="0.886331482061734">
            <text:p>0.8863314821</text:p>
          </table:table-cell>
        </table:table-row>
        <table:table-row table:style-name="ro1">
          <table:table-cell table:formula="of:=RAND()" office:value-type="float" office:value="0.976318359375">
            <text:p>0.9763183594</text:p>
          </table:table-cell>
          <table:table-cell table:formula="of:=RAND()" office:value-type="float" office:value="0.7574462890625">
            <text:p>0.7574462891</text:p>
          </table:table-cell>
          <table:table-cell table:formula="of:=SQRT(1 - [.A264])" office:value-type="float" office:value="0.153888403153064">
            <text:p>0.1538884032</text:p>
          </table:table-cell>
          <table:table-cell table:formula="of:=SQRT(1 - (1 - [.A264]))" office:value-type="float" office:value="0.988088234610149">
            <text:p>0.9880882346</text:p>
          </table:table-cell>
          <table:table-cell table:formula="of:=COS(2 * PI() * [.B264])" office:value-type="float" office:value="0.0467693469005377">
            <text:p>0.0467693469</text:p>
          </table:table-cell>
          <table:table-cell table:formula="of:=SIN(2 * PI() * [.B264])" office:value-type="float" office:value="-0.998905715365818">
            <text:p>-0.9989057154</text:p>
          </table:table-cell>
          <table:table-cell table:formula="of:=[.D264]*[.E264]" office:value-type="float" office:value="0.0462122414128219">
            <text:p>0.0462122414</text:p>
          </table:table-cell>
          <table:table-cell table:formula="of:=[.D264]*[.F264]" office:value-type="float" office:value="-0.987006984837799">
            <text:p>-0.9870069848</text:p>
          </table:table-cell>
          <table:table-cell table:formula="of:=[.C264]" office:value-type="float" office:value="0.153888403153064">
            <text:p>0.1538884032</text:p>
          </table:table-cell>
        </table:table-row>
        <table:table-row table:style-name="ro1">
          <table:table-cell table:formula="of:=RAND()" office:value-type="float" office:value="0.543548583984375">
            <text:p>0.543548584</text:p>
          </table:table-cell>
          <table:table-cell table:formula="of:=RAND()" office:value-type="float" office:value="0.271575927734375">
            <text:p>0.2715759277</text:p>
          </table:table-cell>
          <table:table-cell table:formula="of:=SQRT(1 - [.A265])" office:value-type="float" office:value="0.675611882677936">
            <text:p>0.6756118827</text:p>
          </table:table-cell>
          <table:table-cell table:formula="of:=SQRT(1 - (1 - [.A265]))" office:value-type="float" office:value="0.737257474688711">
            <text:p>0.7372574747</text:p>
          </table:table-cell>
          <table:table-cell table:formula="of:=COS(2 * PI() * [.B265])" office:value-type="float" office:value="-0.135150695811054">
            <text:p>-0.1351506958</text:p>
          </table:table-cell>
          <table:table-cell table:formula="of:=SIN(2 * PI() * [.B265])" office:value-type="float" office:value="0.990825054902119">
            <text:p>0.9908250549</text:p>
          </table:table-cell>
          <table:table-cell table:formula="of:=[.D265]*[.E265]" office:value-type="float" office:value="-0.0996408606960796">
            <text:p>-0.0996408607</text:p>
          </table:table-cell>
          <table:table-cell table:formula="of:=[.D265]*[.F265]" office:value-type="float" office:value="0.73049317783544">
            <text:p>0.7304931778</text:p>
          </table:table-cell>
          <table:table-cell table:formula="of:=[.C265]" office:value-type="float" office:value="0.675611882677936">
            <text:p>0.6756118827</text:p>
          </table:table-cell>
        </table:table-row>
        <table:table-row table:style-name="ro1">
          <table:table-cell table:formula="of:=RAND()" office:value-type="float" office:value="0.35858154296875">
            <text:p>0.358581543</text:p>
          </table:table-cell>
          <table:table-cell table:formula="of:=RAND()" office:value-type="float" office:value="0.714691162109375">
            <text:p>0.7146911621</text:p>
          </table:table-cell>
          <table:table-cell table:formula="of:=SQRT(1 - [.A266])" office:value-type="float" office:value="0.800886044972223">
            <text:p>0.800886045</text:p>
          </table:table-cell>
          <table:table-cell table:formula="of:=SQRT(1 - (1 - [.A266]))" office:value-type="float" office:value="0.598816785810777">
            <text:p>0.5988167858</text:p>
          </table:table-cell>
          <table:table-cell table:formula="of:=COS(2 * PI() * [.B266])" office:value-type="float" office:value="-0.220036582018354">
            <text:p>-0.220036582</text:p>
          </table:table-cell>
          <table:table-cell table:formula="of:=SIN(2 * PI() * [.B266])" office:value-type="float" office:value="-0.975491620965388">
            <text:p>-0.975491621</text:p>
          </table:table-cell>
          <table:table-cell table:formula="of:=[.D266]*[.E266]" office:value-type="float" office:value="-0.13176159880502">
            <text:p>-0.1317615988</text:p>
          </table:table-cell>
          <table:table-cell table:formula="of:=[.D266]*[.F266]" office:value-type="float" office:value="-0.584140757051838">
            <text:p>-0.5841407571</text:p>
          </table:table-cell>
          <table:table-cell table:formula="of:=[.C266]" office:value-type="float" office:value="0.800886044972223">
            <text:p>0.800886045</text:p>
          </table:table-cell>
        </table:table-row>
        <table:table-row table:style-name="ro1">
          <table:table-cell table:formula="of:=RAND()" office:value-type="float" office:value="0.92889404296875">
            <text:p>0.928894043</text:p>
          </table:table-cell>
          <table:table-cell table:formula="of:=RAND()" office:value-type="float" office:value="0.099090576171875">
            <text:p>0.0990905762</text:p>
          </table:table-cell>
          <table:table-cell table:formula="of:=SQRT(1 - [.A267])" office:value-type="float" office:value="0.266657002591813">
            <text:p>0.2666570026</text:p>
          </table:table-cell>
          <table:table-cell table:formula="of:=SQRT(1 - (1 - [.A267]))" office:value-type="float" office:value="0.963791493513379">
            <text:p>0.9637914935</text:p>
          </table:table-cell>
          <table:table-cell table:formula="of:=COS(2 * PI() * [.B267])" office:value-type="float" office:value="0.812362419685829">
            <text:p>0.8123624197</text:p>
          </table:table-cell>
          <table:table-cell table:formula="of:=SIN(2 * PI() * [.B267])" office:value-type="float" office:value="0.58315289511601">
            <text:p>0.5831528951</text:p>
          </table:table-cell>
          <table:table-cell table:formula="of:=[.D267]*[.E267]" office:value-type="float" office:value="0.782947989743148">
            <text:p>0.7829479897</text:p>
          </table:table-cell>
          <table:table-cell table:formula="of:=[.D267]*[.F267]" office:value-type="float" office:value="0.562037799730511">
            <text:p>0.5620377997</text:p>
          </table:table-cell>
          <table:table-cell table:formula="of:=[.C267]" office:value-type="float" office:value="0.266657002591813">
            <text:p>0.2666570026</text:p>
          </table:table-cell>
        </table:table-row>
        <table:table-row table:style-name="ro1">
          <table:table-cell table:formula="of:=RAND()" office:value-type="float" office:value="0.805999755859375">
            <text:p>0.8059997559</text:p>
          </table:table-cell>
          <table:table-cell table:formula="of:=RAND()" office:value-type="float" office:value="0.582000732421875">
            <text:p>0.5820007324</text:p>
          </table:table-cell>
          <table:table-cell table:formula="of:=SQRT(1 - [.A268])" office:value-type="float" office:value="0.440454588057186">
            <text:p>0.4404545881</text:p>
          </table:table-cell>
          <table:table-cell table:formula="of:=SQRT(1 - (1 - [.A268]))" office:value-type="float" office:value="0.897774891528703">
            <text:p>0.8977748915</text:p>
          </table:table-cell>
          <table:table-cell table:formula="of:=COS(2 * PI() * [.B268])" office:value-type="float" office:value="-0.870181487157485">
            <text:p>-0.8701814872</text:p>
          </table:table-cell>
          <table:table-cell table:formula="of:=SIN(2 * PI() * [.B268])" office:value-type="float" office:value="-0.492731346078559">
            <text:p>-0.4927313461</text:p>
          </table:table-cell>
          <table:table-cell table:formula="of:=[.D268]*[.E268]" office:value-type="float" office:value="-0.781227090243096">
            <text:p>-0.7812270902</text:p>
          </table:table-cell>
          <table:table-cell table:formula="of:=[.D268]*[.F268]" office:value-type="float" office:value="-0.44236183077847">
            <text:p>-0.4423618308</text:p>
          </table:table-cell>
          <table:table-cell table:formula="of:=[.C268]" office:value-type="float" office:value="0.440454588057186">
            <text:p>0.4404545881</text:p>
          </table:table-cell>
        </table:table-row>
        <table:table-row table:style-name="ro1">
          <table:table-cell table:formula="of:=RAND()" office:value-type="float" office:value="0.059783935546875">
            <text:p>0.0597839355</text:p>
          </table:table-cell>
          <table:table-cell table:formula="of:=RAND()" office:value-type="float" office:value="0.251556396484375">
            <text:p>0.2515563965</text:p>
          </table:table-cell>
          <table:table-cell table:formula="of:=SQRT(1 - [.A269])" office:value-type="float" office:value="0.969647391814739">
            <text:p>0.9696473918</text:p>
          </table:table-cell>
          <table:table-cell table:formula="of:=SQRT(1 - (1 - [.A269]))" office:value-type="float" office:value="0.244507536789513">
            <text:p>0.2445075368</text:p>
          </table:table-cell>
          <table:table-cell table:formula="of:=COS(2 * PI() * [.B269])" office:value-type="float" office:value="-0.00977897165834601">
            <text:p>-0.0097789717</text:p>
          </table:table-cell>
          <table:table-cell table:formula="of:=SIN(2 * PI() * [.B269])" office:value-type="float" office:value="0.999952184713502">
            <text:p>0.9999521847</text:p>
          </table:table-cell>
          <table:table-cell table:formula="of:=[.D269]*[.E269]" office:value-type="float" office:value="-0.00239103227251664">
            <text:p>-0.0023910323</text:p>
          </table:table-cell>
          <table:table-cell table:formula="of:=[.D269]*[.F269]" office:value-type="float" office:value="0.24449584559159">
            <text:p>0.2444958456</text:p>
          </table:table-cell>
          <table:table-cell table:formula="of:=[.C269]" office:value-type="float" office:value="0.969647391814739">
            <text:p>0.9696473918</text:p>
          </table:table-cell>
        </table:table-row>
        <table:table-row table:style-name="ro1">
          <table:table-cell table:formula="of:=RAND()" office:value-type="float" office:value="0.523773193359375">
            <text:p>0.5237731934</text:p>
          </table:table-cell>
          <table:table-cell table:formula="of:=RAND()" office:value-type="float" office:value="0.207763671875">
            <text:p>0.2077636719</text:p>
          </table:table-cell>
          <table:table-cell table:formula="of:=SQRT(1 - [.A270])" office:value-type="float" office:value="0.690091882752308">
            <text:p>0.6900918828</text:p>
          </table:table-cell>
          <table:table-cell table:formula="of:=SQRT(1 - (1 - [.A270]))" office:value-type="float" office:value="0.723721765155212">
            <text:p>0.7237217652</text:p>
          </table:table-cell>
          <table:table-cell table:formula="of:=COS(2 * PI() * [.B270])" office:value-type="float" office:value="0.262274707023914">
            <text:p>0.262274707</text:p>
          </table:table-cell>
          <table:table-cell table:formula="of:=SIN(2 * PI() * [.B270])" office:value-type="float" office:value="0.96499325285492">
            <text:p>0.9649932529</text:p>
          </table:table-cell>
          <table:table-cell table:formula="of:=[.D270]*[.E270]" office:value-type="float" office:value="0.189813913922913">
            <text:p>0.1898139139</text:p>
          </table:table-cell>
          <table:table-cell table:formula="of:=[.D270]*[.F270]" office:value-type="float" office:value="0.698386620319032">
            <text:p>0.6983866203</text:p>
          </table:table-cell>
          <table:table-cell table:formula="of:=[.C270]" office:value-type="float" office:value="0.690091882752308">
            <text:p>0.6900918828</text:p>
          </table:table-cell>
        </table:table-row>
        <table:table-row table:style-name="ro1">
          <table:table-cell table:formula="of:=RAND()" office:value-type="float" office:value="0.792266845703125">
            <text:p>0.7922668457</text:p>
          </table:table-cell>
          <table:table-cell table:formula="of:=RAND()" office:value-type="float" office:value="0.361724853515625">
            <text:p>0.3617248535</text:p>
          </table:table-cell>
          <table:table-cell table:formula="of:=SQRT(1 - [.A271])" office:value-type="float" office:value="0.455777527195972">
            <text:p>0.4557775272</text:p>
          </table:table-cell>
          <table:table-cell table:formula="of:=SQRT(1 - (1 - [.A271]))" office:value-type="float" office:value="0.890093728605659">
            <text:p>0.8900937286</text:p>
          </table:table-cell>
          <table:table-cell table:formula="of:=COS(2 * PI() * [.B271])" office:value-type="float" office:value="-0.645736887457722">
            <text:p>-0.6457368875</text:p>
          </table:table-cell>
          <table:table-cell table:formula="of:=SIN(2 * PI() * [.B271])" office:value-type="float" office:value="0.763559999067796">
            <text:p>0.7635599991</text:p>
          </table:table-cell>
          <table:table-cell table:formula="of:=[.D271]*[.E271]" office:value-type="float" office:value="-0.574766353855457">
            <text:p>-0.5747663539</text:p>
          </table:table-cell>
          <table:table-cell table:formula="of:=[.D271]*[.F271]" office:value-type="float" office:value="0.679639966584388">
            <text:p>0.6796399666</text:p>
          </table:table-cell>
          <table:table-cell table:formula="of:=[.C271]" office:value-type="float" office:value="0.455777527195972">
            <text:p>0.4557775272</text:p>
          </table:table-cell>
        </table:table-row>
        <table:table-row table:style-name="ro1">
          <table:table-cell table:formula="of:=RAND()" office:value-type="float" office:value="0.2955322265625">
            <text:p>0.2955322266</text:p>
          </table:table-cell>
          <table:table-cell table:formula="of:=RAND()" office:value-type="float" office:value="0.26068115234375">
            <text:p>0.2606811523</text:p>
          </table:table-cell>
          <table:table-cell table:formula="of:=SQRT(1 - [.A272])" office:value-type="float" office:value="0.839325785042673">
            <text:p>0.839325785</text:p>
          </table:table-cell>
          <table:table-cell table:formula="of:=SQRT(1 - (1 - [.A272]))" office:value-type="float" office:value="0.543628758034838">
            <text:p>0.543628758</text:p>
          </table:table-cell>
          <table:table-cell table:formula="of:=COS(2 * PI() * [.B272])" office:value-type="float" office:value="-0.0670612926096367">
            <text:p>-0.0670612926</text:p>
          </table:table-cell>
          <table:table-cell table:formula="of:=SIN(2 * PI() * [.B272])" office:value-type="float" office:value="0.997748857695926">
            <text:p>0.9977488577</text:p>
          </table:table-cell>
          <table:table-cell table:formula="of:=[.D272]*[.E272]" office:value-type="float" office:value="-0.0364564472135876">
            <text:p>-0.0364564472</text:p>
          </table:table-cell>
          <table:table-cell table:formula="of:=[.D272]*[.F272]" office:value-type="float" office:value="0.542404972339914">
            <text:p>0.5424049723</text:p>
          </table:table-cell>
          <table:table-cell table:formula="of:=[.C272]" office:value-type="float" office:value="0.839325785042673">
            <text:p>0.839325785</text:p>
          </table:table-cell>
        </table:table-row>
        <table:table-row table:style-name="ro1">
          <table:table-cell table:formula="of:=RAND()" office:value-type="float" office:value="0.890960693359375">
            <text:p>0.8909606934</text:p>
          </table:table-cell>
          <table:table-cell table:formula="of:=RAND()" office:value-type="float" office:value="0.2100830078125">
            <text:p>0.2100830078</text:p>
          </table:table-cell>
          <table:table-cell table:formula="of:=SQRT(1 - [.A273])" office:value-type="float" office:value="0.330211003209501">
            <text:p>0.3302110032</text:p>
          </table:table-cell>
          <table:table-cell table:formula="of:=SQRT(1 - (1 - [.A273]))" office:value-type="float" office:value="0.943907142339423">
            <text:p>0.9439071423</text:p>
          </table:table-cell>
          <table:table-cell table:formula="of:=COS(2 * PI() * [.B273])" office:value-type="float" office:value="0.248184685457075">
            <text:p>0.2481846855</text:p>
          </table:table-cell>
          <table:table-cell table:formula="of:=SIN(2 * PI() * [.B273])" office:value-type="float" office:value="0.968712734459795">
            <text:p>0.9687127345</text:p>
          </table:table-cell>
          <table:table-cell table:formula="of:=[.D273]*[.E273]" office:value-type="float" office:value="0.234263297222196">
            <text:p>0.2342632972</text:p>
          </table:table-cell>
          <table:table-cell table:formula="of:=[.D273]*[.F273]" office:value-type="float" office:value="0.914374868931753">
            <text:p>0.9143748689</text:p>
          </table:table-cell>
          <table:table-cell table:formula="of:=[.C273]" office:value-type="float" office:value="0.330211003209501">
            <text:p>0.3302110032</text:p>
          </table:table-cell>
        </table:table-row>
        <table:table-row table:style-name="ro1">
          <table:table-cell table:formula="of:=RAND()" office:value-type="float" office:value="0.40972900390625">
            <text:p>0.4097290039</text:p>
          </table:table-cell>
          <table:table-cell table:formula="of:=RAND()" office:value-type="float" office:value="0.62908935546875">
            <text:p>0.6290893555</text:p>
          </table:table-cell>
          <table:table-cell table:formula="of:=SQRT(1 - [.A274])" office:value-type="float" office:value="0.768290957966935">
            <text:p>0.768290958</text:p>
          </table:table-cell>
          <table:table-cell table:formula="of:=SQRT(1 - (1 - [.A274]))" office:value-type="float" office:value="0.64010077636748">
            <text:p>0.6401007764</text:p>
          </table:table-cell>
          <table:table-cell table:formula="of:=COS(2 * PI() * [.B274])" office:value-type="float" office:value="-0.688706852743908">
            <text:p>-0.6887068527</text:p>
          </table:table-cell>
          <table:table-cell table:formula="of:=SIN(2 * PI() * [.B274])" office:value-type="float" office:value="-0.725039909924675">
            <text:p>-0.7250399099</text:p>
          </table:table-cell>
          <table:table-cell table:formula="of:=[.D274]*[.E274]" office:value-type="float" office:value="-0.440841791130979">
            <text:p>-0.4408417911</text:p>
          </table:table-cell>
          <table:table-cell table:formula="of:=[.D274]*[.F274]" office:value-type="float" office:value="-0.464098609240192">
            <text:p>-0.4640986092</text:p>
          </table:table-cell>
          <table:table-cell table:formula="of:=[.C274]" office:value-type="float" office:value="0.768290957966935">
            <text:p>0.768290958</text:p>
          </table:table-cell>
        </table:table-row>
        <table:table-row table:style-name="ro1">
          <table:table-cell table:formula="of:=RAND()" office:value-type="float" office:value="0.616455078125">
            <text:p>0.6164550781</text:p>
          </table:table-cell>
          <table:table-cell table:formula="of:=RAND()" office:value-type="float" office:value="0.570556640625">
            <text:p>0.5705566406</text:p>
          </table:table-cell>
          <table:table-cell table:formula="of:=SQRT(1 - [.A275])" office:value-type="float" office:value="0.61931003695645">
            <text:p>0.619310037</text:p>
          </table:table-cell>
          <table:table-cell table:formula="of:=SQRT(1 - (1 - [.A275]))" office:value-type="float" office:value="0.78514653290007">
            <text:p>0.7851465329</text:p>
          </table:table-cell>
          <table:table-cell table:formula="of:=COS(2 * PI() * [.B275])" office:value-type="float" office:value="-0.903332368494512">
            <text:p>-0.9033323685</text:p>
          </table:table-cell>
          <table:table-cell table:formula="of:=SIN(2 * PI() * [.B275])" office:value-type="float" office:value="-0.428941292055329">
            <text:p>-0.4289412921</text:p>
          </table:table-cell>
          <table:table-cell table:formula="of:=[.D275]*[.E275]" office:value-type="float" office:value="-0.709248277179874">
            <text:p>-0.7092482772</text:p>
          </table:table-cell>
          <table:table-cell table:formula="of:=[.D275]*[.F275]" office:value-type="float" office:value="-0.336781768274918">
            <text:p>-0.3367817683</text:p>
          </table:table-cell>
          <table:table-cell table:formula="of:=[.C275]" office:value-type="float" office:value="0.61931003695645">
            <text:p>0.619310037</text:p>
          </table:table-cell>
        </table:table-row>
        <table:table-row table:style-name="ro1">
          <table:table-cell table:formula="of:=RAND()" office:value-type="float" office:value="0.197174072265625">
            <text:p>0.1971740723</text:p>
          </table:table-cell>
          <table:table-cell table:formula="of:=RAND()" office:value-type="float" office:value="0.28363037109375">
            <text:p>0.2836303711</text:p>
          </table:table-cell>
          <table:table-cell table:formula="of:=SQRT(1 - [.A276])" office:value-type="float" office:value="0.896005540013216">
            <text:p>0.89600554</text:p>
          </table:table-cell>
          <table:table-cell table:formula="of:=SQRT(1 - (1 - [.A276]))" office:value-type="float" office:value="0.444042872103162">
            <text:p>0.4440428721</text:p>
          </table:table-cell>
          <table:table-cell table:formula="of:=COS(2 * PI() * [.B276])" office:value-type="float" office:value="-0.209736886868323">
            <text:p>-0.2097368869</text:p>
          </table:table-cell>
          <table:table-cell table:formula="of:=SIN(2 * PI() * [.B276])" office:value-type="float" office:value="0.977757862810003">
            <text:p>0.9777578628</text:p>
          </table:table-cell>
          <table:table-cell table:formula="of:=[.D276]*[.E276]" office:value-type="float" office:value="-0.0931321696309862">
            <text:p>-0.0931321696</text:p>
          </table:table-cell>
          <table:table-cell table:formula="of:=[.D276]*[.F276]" office:value-type="float" office:value="0.434166409623603">
            <text:p>0.4341664096</text:p>
          </table:table-cell>
          <table:table-cell table:formula="of:=[.C276]" office:value-type="float" office:value="0.896005540013216">
            <text:p>0.89600554</text:p>
          </table:table-cell>
        </table:table-row>
        <table:table-row table:style-name="ro1">
          <table:table-cell table:formula="of:=RAND()" office:value-type="float" office:value="0.81488037109375">
            <text:p>0.8148803711</text:p>
          </table:table-cell>
          <table:table-cell table:formula="of:=RAND()" office:value-type="float" office:value="0.2225341796875">
            <text:p>0.2225341797</text:p>
          </table:table-cell>
          <table:table-cell table:formula="of:=SQRT(1 - [.A277])" office:value-type="float" office:value="0.430255306656699">
            <text:p>0.4302553067</text:p>
          </table:table-cell>
          <table:table-cell table:formula="of:=SQRT(1 - (1 - [.A277]))" office:value-type="float" office:value="0.902707245508614">
            <text:p>0.9027072455</text:p>
          </table:table-cell>
          <table:table-cell table:formula="of:=COS(2 * PI() * [.B277])" office:value-type="float" office:value="0.17171753688705">
            <text:p>0.1717175369</text:p>
          </table:table-cell>
          <table:table-cell table:formula="of:=SIN(2 * PI() * [.B277])" office:value-type="float" office:value="0.985146226468662">
            <text:p>0.9851462265</text:p>
          </table:table-cell>
          <table:table-cell table:formula="of:=[.D277]*[.E277]" office:value-type="float" office:value="0.155010664728833">
            <text:p>0.1550106647</text:p>
          </table:table-cell>
          <table:table-cell table:formula="of:=[.D277]*[.F277]" office:value-type="float" office:value="0.889298636518732">
            <text:p>0.8892986365</text:p>
          </table:table-cell>
          <table:table-cell table:formula="of:=[.C277]" office:value-type="float" office:value="0.430255306656699">
            <text:p>0.4302553067</text:p>
          </table:table-cell>
        </table:table-row>
        <table:table-row table:style-name="ro1">
          <table:table-cell table:formula="of:=RAND()" office:value-type="float" office:value="0.086578369140625">
            <text:p>0.0865783691</text:p>
          </table:table-cell>
          <table:table-cell table:formula="of:=RAND()" office:value-type="float" office:value="0.6336669921875">
            <text:p>0.6336669922</text:p>
          </table:table-cell>
          <table:table-cell table:formula="of:=SQRT(1 - [.A278])" office:value-type="float" office:value="0.955730940620515">
            <text:p>0.9557309406</text:p>
          </table:table-cell>
          <table:table-cell table:formula="of:=SQRT(1 - (1 - [.A278]))" office:value-type="float" office:value="0.294242024769789">
            <text:p>0.2942420248</text:p>
          </table:table-cell>
          <table:table-cell table:formula="of:=COS(2 * PI() * [.B278])" office:value-type="float" office:value="-0.66757117822254">
            <text:p>-0.6675711782</text:p>
          </table:table-cell>
          <table:table-cell table:formula="of:=SIN(2 * PI() * [.B278])" office:value-type="float" office:value="-0.744545983809307">
            <text:p>-0.7445459838</text:p>
          </table:table-cell>
          <table:table-cell table:formula="of:=[.D278]*[.E278]" office:value-type="float" office:value="-0.196427495158154">
            <text:p>-0.1964274952</text:p>
          </table:table-cell>
          <table:table-cell table:formula="of:=[.D278]*[.F278]" office:value-type="float" office:value="-0.219076717810265">
            <text:p>-0.2190767178</text:p>
          </table:table-cell>
          <table:table-cell table:formula="of:=[.C278]" office:value-type="float" office:value="0.955730940620515">
            <text:p>0.9557309406</text:p>
          </table:table-cell>
        </table:table-row>
        <table:table-row table:style-name="ro1">
          <table:table-cell table:formula="of:=RAND()" office:value-type="float" office:value="0.66558837890625">
            <text:p>0.6655883789</text:p>
          </table:table-cell>
          <table:table-cell table:formula="of:=RAND()" office:value-type="float" office:value="0.409698486328125">
            <text:p>0.4096984863</text:p>
          </table:table-cell>
          <table:table-cell table:formula="of:=SQRT(1 - [.A279])" office:value-type="float" office:value="0.578283339803033">
            <text:p>0.5782833398</text:p>
          </table:table-cell>
          <table:table-cell table:formula="of:=SQRT(1 - (1 - [.A279]))" office:value-type="float" office:value="0.815836000006282">
            <text:p>0.815836</text:p>
          </table:table-cell>
          <table:table-cell table:formula="of:=COS(2 * PI() * [.B279])" office:value-type="float" office:value="-0.843311305170892">
            <text:p>-0.8433113052</text:p>
          </table:table-cell>
          <table:table-cell table:formula="of:=SIN(2 * PI() * [.B279])" office:value-type="float" office:value="0.537425383258892">
            <text:p>0.5374253833</text:p>
          </table:table-cell>
          <table:table-cell table:formula="of:=[.D279]*[.E279]" office:value-type="float" office:value="-0.688003721970697">
            <text:p>-0.688003722</text:p>
          </table:table-cell>
          <table:table-cell table:formula="of:=[.D279]*[.F279]" office:value-type="float" office:value="0.438450974979777">
            <text:p>0.438450975</text:p>
          </table:table-cell>
          <table:table-cell table:formula="of:=[.C279]" office:value-type="float" office:value="0.578283339803033">
            <text:p>0.5782833398</text:p>
          </table:table-cell>
        </table:table-row>
        <table:table-row table:style-name="ro1">
          <table:table-cell table:formula="of:=RAND()" office:value-type="float" office:value="0.583526611328125">
            <text:p>0.5835266113</text:p>
          </table:table-cell>
          <table:table-cell table:formula="of:=RAND()" office:value-type="float" office:value="0.909210205078125">
            <text:p>0.9092102051</text:p>
          </table:table-cell>
          <table:table-cell table:formula="of:=SQRT(1 - [.A280])" office:value-type="float" office:value="0.645347494511194">
            <text:p>0.6453474945</text:p>
          </table:table-cell>
          <table:table-cell table:formula="of:=SQRT(1 - (1 - [.A280]))" office:value-type="float" office:value="0.763889135495541">
            <text:p>0.7638891355</text:p>
          </table:table-cell>
          <table:table-cell table:formula="of:=COS(2 * PI() * [.B280])" office:value-type="float" office:value="0.841658538548145">
            <text:p>0.8416585385</text:p>
          </table:table-cell>
          <table:table-cell table:formula="of:=SIN(2 * PI() * [.B280])" office:value-type="float" office:value="-0.540010096654684">
            <text:p>-0.5400100967</text:p>
          </table:table-cell>
          <table:table-cell table:formula="of:=[.D280]*[.E280]" office:value-type="float" office:value="0.642933813393983">
            <text:p>0.6429338134</text:p>
          </table:table-cell>
          <table:table-cell table:formula="of:=[.D280]*[.F280]" office:value-type="float" office:value="-0.41250784589241">
            <text:p>-0.4125078459</text:p>
          </table:table-cell>
          <table:table-cell table:formula="of:=[.C280]" office:value-type="float" office:value="0.645347494511194">
            <text:p>0.6453474945</text:p>
          </table:table-cell>
        </table:table-row>
        <table:table-row table:style-name="ro1">
          <table:table-cell table:formula="of:=RAND()" office:value-type="float" office:value="0.743194580078125">
            <text:p>0.7431945801</text:p>
          </table:table-cell>
          <table:table-cell table:formula="of:=RAND()" office:value-type="float" office:value="0.527984619140625">
            <text:p>0.5279846191</text:p>
          </table:table-cell>
          <table:table-cell table:formula="of:=SQRT(1 - [.A281])" office:value-type="float" office:value="0.506759726025929">
            <text:p>0.506759726</text:p>
          </table:table-cell>
          <table:table-cell table:formula="of:=SQRT(1 - (1 - [.A281]))" office:value-type="float" office:value="0.862087339008134">
            <text:p>0.862087339</text:p>
          </table:table-cell>
          <table:table-cell table:formula="of:=COS(2 * PI() * [.B281])" office:value-type="float" office:value="-0.984581244298162">
            <text:p>-0.9845812443</text:p>
          </table:table-cell>
          <table:table-cell table:formula="of:=SIN(2 * PI() * [.B281])" office:value-type="float" office:value="-0.174927909083378">
            <text:p>-0.1749279091</text:p>
          </table:table-cell>
          <table:table-cell table:formula="of:=[.D281]*[.E281]" office:value-type="float" office:value="-0.84879502493432">
            <text:p>-0.8487950249</text:p>
          </table:table-cell>
          <table:table-cell table:formula="of:=[.D281]*[.F281]" office:value-type="float" office:value="-0.150803135659946">
            <text:p>-0.1508031357</text:p>
          </table:table-cell>
          <table:table-cell table:formula="of:=[.C281]" office:value-type="float" office:value="0.506759726025929">
            <text:p>0.506759726</text:p>
          </table:table-cell>
        </table:table-row>
        <table:table-row table:style-name="ro1">
          <table:table-cell table:formula="of:=RAND()" office:value-type="float" office:value="0.0797119140625">
            <text:p>0.0797119141</text:p>
          </table:table-cell>
          <table:table-cell table:formula="of:=RAND()" office:value-type="float" office:value="0.5997314453125">
            <text:p>0.5997314453</text:p>
          </table:table-cell>
          <table:table-cell table:formula="of:=SQRT(1 - [.A282])" office:value-type="float" office:value="0.959316468084177">
            <text:p>0.9593164681</text:p>
          </table:table-cell>
          <table:table-cell table:formula="of:=SQRT(1 - (1 - [.A282]))" office:value-type="float" office:value="0.282332984368635">
            <text:p>0.2823329844</text:p>
          </table:table-cell>
          <table:table-cell table:formula="of:=COS(2 * PI() * [.B282])" office:value-type="float" office:value="-0.810007658581641">
            <text:p>-0.8100076586</text:p>
          </table:table-cell>
          <table:table-cell table:formula="of:=SIN(2 * PI() * [.B282])" office:value-type="float" office:value="-0.586419297976361">
            <text:p>-0.586419298</text:p>
          </table:table-cell>
          <table:table-cell table:formula="of:=[.D282]*[.E282]" office:value-type="float" office:value="-0.228691879608805">
            <text:p>-0.2286918796</text:p>
          </table:table-cell>
          <table:table-cell table:formula="of:=[.D282]*[.F282]" office:value-type="float" office:value="-0.165565510489026">
            <text:p>-0.1655655105</text:p>
          </table:table-cell>
          <table:table-cell table:formula="of:=[.C282]" office:value-type="float" office:value="0.959316468084177">
            <text:p>0.9593164681</text:p>
          </table:table-cell>
        </table:table-row>
        <table:table-row table:style-name="ro1">
          <table:table-cell table:formula="of:=RAND()" office:value-type="float" office:value="0.55059814453125">
            <text:p>0.5505981445</text:p>
          </table:table-cell>
          <table:table-cell table:formula="of:=RAND()" office:value-type="float" office:value="0.3226318359375">
            <text:p>0.3226318359</text:p>
          </table:table-cell>
          <table:table-cell table:formula="of:=SQRT(1 - [.A283])" office:value-type="float" office:value="0.670374414390011">
            <text:p>0.6703744144</text:p>
          </table:table-cell>
          <table:table-cell table:formula="of:=SQRT(1 - (1 - [.A283]))" office:value-type="float" office:value="0.742023008087519">
            <text:p>0.7420230081</text:p>
          </table:table-cell>
          <table:table-cell table:formula="of:=COS(2 * PI() * [.B283])" office:value-type="float" office:value="-0.440682899641873">
            <text:p>-0.4406828996</text:p>
          </table:table-cell>
          <table:table-cell table:formula="of:=SIN(2 * PI() * [.B283])" office:value-type="float" office:value="0.897662844259041">
            <text:p>0.8976628443</text:p>
          </table:table-cell>
          <table:table-cell table:formula="of:=[.D283]*[.E283]" office:value-type="float" office:value="-0.326996850804993">
            <text:p>-0.3269968508</text:p>
          </table:table-cell>
          <table:table-cell table:formula="of:=[.D283]*[.F283]" office:value-type="float" office:value="0.666086483945491">
            <text:p>0.6660864839</text:p>
          </table:table-cell>
          <table:table-cell table:formula="of:=[.C283]" office:value-type="float" office:value="0.670374414390011">
            <text:p>0.6703744144</text:p>
          </table:table-cell>
        </table:table-row>
        <table:table-row table:style-name="ro1">
          <table:table-cell table:formula="of:=RAND()" office:value-type="float" office:value="0.898468017578125">
            <text:p>0.8984680176</text:p>
          </table:table-cell>
          <table:table-cell table:formula="of:=RAND()" office:value-type="float" office:value="0.480377197265625">
            <text:p>0.4803771973</text:p>
          </table:table-cell>
          <table:table-cell table:formula="of:=SQRT(1 - [.A284])" office:value-type="float" office:value="0.318640836086455">
            <text:p>0.3186408361</text:p>
          </table:table-cell>
          <table:table-cell table:formula="of:=SQRT(1 - (1 - [.A284]))" office:value-type="float" office:value="0.947875528525832">
            <text:p>0.9478755285</text:p>
          </table:table-cell>
          <table:table-cell table:formula="of:=COS(2 * PI() * [.B284])" office:value-type="float" office:value="-0.992408954535743">
            <text:p>-0.9924089545</text:p>
          </table:table-cell>
          <table:table-cell table:formula="of:=SIN(2 * PI() * [.B284])" office:value-type="float" office:value="0.122981571616539">
            <text:p>0.1229815716</text:p>
          </table:table-cell>
          <table:table-cell table:formula="of:=[.D284]*[.E284]" office:value-type="float" office:value="-0.940680162294335">
            <text:p>-0.9406801623</text:p>
          </table:table-cell>
          <table:table-cell table:formula="of:=[.D284]*[.F284]" office:value-type="float" office:value="0.116571222194964">
            <text:p>0.1165712222</text:p>
          </table:table-cell>
          <table:table-cell table:formula="of:=[.C284]" office:value-type="float" office:value="0.318640836086455">
            <text:p>0.3186408361</text:p>
          </table:table-cell>
        </table:table-row>
        <table:table-row table:style-name="ro1">
          <table:table-cell table:formula="of:=RAND()" office:value-type="float" office:value="0.178558349609375">
            <text:p>0.1785583496</text:p>
          </table:table-cell>
          <table:table-cell table:formula="of:=RAND()" office:value-type="float" office:value="0.376861572265625">
            <text:p>0.3768615723</text:p>
          </table:table-cell>
          <table:table-cell table:formula="of:=SQRT(1 - [.A285])" office:value-type="float" office:value="0.906334182512513">
            <text:p>0.9063341825</text:p>
          </table:table-cell>
          <table:table-cell table:formula="of:=SQRT(1 - (1 - [.A285]))" office:value-type="float" office:value="0.42256165184429">
            <text:p>0.4225616518</text:p>
          </table:table-cell>
          <table:table-cell table:formula="of:=COS(2 * PI() * [.B285])" office:value-type="float" office:value="-0.715328970980792">
            <text:p>-0.715328971</text:p>
          </table:table-cell>
          <table:table-cell table:formula="of:=SIN(2 * PI() * [.B285])" office:value-type="float" office:value="0.698787852839158">
            <text:p>0.6987878528</text:p>
          </table:table-cell>
          <table:table-cell table:formula="of:=[.D285]*[.E285]" office:value-type="float" office:value="-0.30227059158972">
            <text:p>-0.3022705916</text:p>
          </table:table-cell>
          <table:table-cell table:formula="of:=[.D285]*[.F285]" office:value-type="float" office:value="0.295280949384439">
            <text:p>0.2952809494</text:p>
          </table:table-cell>
          <table:table-cell table:formula="of:=[.C285]" office:value-type="float" office:value="0.906334182512513">
            <text:p>0.9063341825</text:p>
          </table:table-cell>
        </table:table-row>
        <table:table-row table:style-name="ro1">
          <table:table-cell table:formula="of:=RAND()" office:value-type="float" office:value="0.482940673828125">
            <text:p>0.4829406738</text:p>
          </table:table-cell>
          <table:table-cell table:formula="of:=RAND()" office:value-type="float" office:value="0.25775146484375">
            <text:p>0.2577514648</text:p>
          </table:table-cell>
          <table:table-cell table:formula="of:=SQRT(1 - [.A286])" office:value-type="float" office:value="0.719068373780877">
            <text:p>0.7190683738</text:p>
          </table:table-cell>
          <table:table-cell table:formula="of:=SQRT(1 - (1 - [.A286]))" office:value-type="float" office:value="0.694939331041297">
            <text:p>0.694939331</text:p>
          </table:table-cell>
          <table:table-cell table:formula="of:=COS(2 * PI() * [.B286])" office:value-type="float" office:value="-0.0486846374684389">
            <text:p>-0.0486846375</text:p>
          </table:table-cell>
          <table:table-cell table:formula="of:=SIN(2 * PI() * [.B286])" office:value-type="float" office:value="0.998814199976435">
            <text:p>0.9988142</text:p>
          </table:table-cell>
          <table:table-cell table:formula="of:=[.D286]*[.E286]" office:value-type="float" office:value="-0.033832869394305">
            <text:p>-0.0338328694</text:p>
          </table:table-cell>
          <table:table-cell table:formula="of:=[.D286]*[.F286]" office:value-type="float" office:value="0.694115271966172">
            <text:p>0.694115272</text:p>
          </table:table-cell>
          <table:table-cell table:formula="of:=[.C286]" office:value-type="float" office:value="0.719068373780877">
            <text:p>0.7190683738</text:p>
          </table:table-cell>
        </table:table-row>
        <table:table-row table:style-name="ro1">
          <table:table-cell table:formula="of:=RAND()" office:value-type="float" office:value="0.248809814453125">
            <text:p>0.2488098145</text:p>
          </table:table-cell>
          <table:table-cell table:formula="of:=RAND()" office:value-type="float" office:value="0.172393798828125">
            <text:p>0.1723937988</text:p>
          </table:table-cell>
          <table:table-cell table:formula="of:=SQRT(1 - [.A287])" office:value-type="float" office:value="0.86671228533284">
            <text:p>0.8667122853</text:p>
          </table:table-cell>
          <table:table-cell table:formula="of:=SQRT(1 - (1 - [.A287]))" office:value-type="float" office:value="0.498808394529528">
            <text:p>0.4988083945</text:p>
          </table:table-cell>
          <table:table-cell table:formula="of:=COS(2 * PI() * [.B287])" office:value-type="float" office:value="0.468519430621912">
            <text:p>0.4685194306</text:p>
          </table:table-cell>
          <table:table-cell table:formula="of:=SIN(2 * PI() * [.B287])" office:value-type="float" office:value="0.883453192381871">
            <text:p>0.8834531924</text:p>
          </table:table-cell>
          <table:table-cell table:formula="of:=[.D287]*[.E287]" office:value-type="float" office:value="0.233701424994405">
            <text:p>0.233701425</text:p>
          </table:table-cell>
          <table:table-cell table:formula="of:=[.D287]*[.F287]" office:value-type="float" office:value="0.440673868533987">
            <text:p>0.4406738685</text:p>
          </table:table-cell>
          <table:table-cell table:formula="of:=[.C287]" office:value-type="float" office:value="0.86671228533284">
            <text:p>0.8667122853</text:p>
          </table:table-cell>
        </table:table-row>
        <table:table-row table:style-name="ro1">
          <table:table-cell table:formula="of:=RAND()" office:value-type="float" office:value="0.132904052734375">
            <text:p>0.1329040527</text:p>
          </table:table-cell>
          <table:table-cell table:formula="of:=RAND()" office:value-type="float" office:value="0.365997314453125">
            <text:p>0.3659973145</text:p>
          </table:table-cell>
          <table:table-cell table:formula="of:=SQRT(1 - [.A288])" office:value-type="float" office:value="0.931179868374325">
            <text:p>0.9311798684</text:p>
          </table:table-cell>
          <table:table-cell table:formula="of:=SQRT(1 - (1 - [.A288]))" office:value-type="float" office:value="0.364560081103753">
            <text:p>0.3645600811</text:p>
          </table:table-cell>
          <table:table-cell table:formula="of:=COS(2 * PI() * [.B288])" office:value-type="float" office:value="-0.665999280486191">
            <text:p>-0.6659992805</text:p>
          </table:table-cell>
          <table:table-cell table:formula="of:=SIN(2 * PI() * [.B288])" office:value-type="float" office:value="0.745952383461488">
            <text:p>0.7459523835</text:p>
          </table:table-cell>
          <table:table-cell table:formula="of:=[.D288]*[.E288]" office:value-type="float" office:value="-0.242796751709087">
            <text:p>-0.2427967517</text:p>
          </table:table-cell>
          <table:table-cell table:formula="of:=[.D288]*[.F288]" office:value-type="float" office:value="0.271944461414258">
            <text:p>0.2719444614</text:p>
          </table:table-cell>
          <table:table-cell table:formula="of:=[.C288]" office:value-type="float" office:value="0.931179868374325">
            <text:p>0.9311798684</text:p>
          </table:table-cell>
        </table:table-row>
        <table:table-row table:style-name="ro1">
          <table:table-cell table:formula="of:=RAND()" office:value-type="float" office:value="0.7965087890625">
            <text:p>0.7965087891</text:p>
          </table:table-cell>
          <table:table-cell table:formula="of:=RAND()" office:value-type="float" office:value="0.503631591796875">
            <text:p>0.5036315918</text:p>
          </table:table-cell>
          <table:table-cell table:formula="of:=SQRT(1 - [.A289])" office:value-type="float" office:value="0.451100001039127">
            <text:p>0.451100001</text:p>
          </table:table-cell>
          <table:table-cell table:formula="of:=SQRT(1 - (1 - [.A289]))" office:value-type="float" office:value="0.892473410843427">
            <text:p>0.8924734108</text:p>
          </table:table-cell>
          <table:table-cell table:formula="of:=COS(2 * PI() * [.B289])" office:value-type="float" office:value="-0.999739681549499">
            <text:p>-0.9997396815</text:p>
          </table:table-cell>
          <table:table-cell table:formula="of:=SIN(2 * PI() * [.B289])" office:value-type="float" office:value="-0.0228159842064053">
            <text:p>-0.0228159842</text:p>
          </table:table-cell>
          <table:table-cell table:formula="of:=[.D289]*[.E289]" office:value-type="float" office:value="-0.892241083548002">
            <text:p>-0.8922410835</text:p>
          </table:table-cell>
          <table:table-cell table:formula="of:=[.D289]*[.F289]" office:value-type="float" office:value="-0.0203626592464403">
            <text:p>-0.0203626592</text:p>
          </table:table-cell>
          <table:table-cell table:formula="of:=[.C289]" office:value-type="float" office:value="0.451100001039127">
            <text:p>0.451100001</text:p>
          </table:table-cell>
        </table:table-row>
        <table:table-row table:style-name="ro1">
          <table:table-cell table:formula="of:=RAND()" office:value-type="float" office:value="0.196868896484375">
            <text:p>0.1968688965</text:p>
          </table:table-cell>
          <table:table-cell table:formula="of:=RAND()" office:value-type="float" office:value="0.94427490234375">
            <text:p>0.9442749023</text:p>
          </table:table-cell>
          <table:table-cell table:formula="of:=SQRT(1 - [.A290])" office:value-type="float" office:value="0.896175821764694">
            <text:p>0.8961758218</text:p>
          </table:table-cell>
          <table:table-cell table:formula="of:=SQRT(1 - (1 - [.A290]))" office:value-type="float" office:value="0.443699105796231">
            <text:p>0.4436991058</text:p>
          </table:table-cell>
          <table:table-cell table:formula="of:=COS(2 * PI() * [.B290])" office:value-type="float" office:value="0.939327745783671">
            <text:p>0.9393277458</text:p>
          </table:table-cell>
          <table:table-cell table:formula="of:=SIN(2 * PI() * [.B290])" office:value-type="float" office:value="-0.343020970205855">
            <text:p>-0.3430209702</text:p>
          </table:table-cell>
          <table:table-cell table:formula="of:=[.D290]*[.E290]" office:value-type="float" office:value="0.416778880853804">
            <text:p>0.4167788809</text:p>
          </table:table-cell>
          <table:table-cell table:formula="of:=[.D290]*[.F290]" office:value-type="float" office:value="-0.152198097749694">
            <text:p>-0.1521980977</text:p>
          </table:table-cell>
          <table:table-cell table:formula="of:=[.C290]" office:value-type="float" office:value="0.896175821764694">
            <text:p>0.8961758218</text:p>
          </table:table-cell>
        </table:table-row>
        <table:table-row table:style-name="ro1">
          <table:table-cell table:formula="of:=RAND()" office:value-type="float" office:value="0.248321533203125">
            <text:p>0.2483215332</text:p>
          </table:table-cell>
          <table:table-cell table:formula="of:=RAND()" office:value-type="float" office:value="0.5267333984375">
            <text:p>0.5267333984</text:p>
          </table:table-cell>
          <table:table-cell table:formula="of:=SQRT(1 - [.A291])" office:value-type="float" office:value="0.866993925467114">
            <text:p>0.8669939255</text:p>
          </table:table-cell>
          <table:table-cell table:formula="of:=SQRT(1 - (1 - [.A291]))" office:value-type="float" office:value="0.498318706455141">
            <text:p>0.4983187065</text:p>
          </table:table-cell>
          <table:table-cell table:formula="of:=COS(2 * PI() * [.B291])" office:value-type="float" office:value="-0.985926026254321">
            <text:p>-0.9859260263</text:p>
          </table:table-cell>
          <table:table-cell table:formula="of:=SIN(2 * PI() * [.B291])" office:value-type="float" office:value="-0.167182148432073">
            <text:p>-0.1671821484</text:p>
          </table:table-cell>
          <table:table-cell table:formula="of:=[.D291]*[.E291]" office:value-type="float" office:value="-0.491305382063511">
            <text:p>-0.4913053821</text:p>
          </table:table-cell>
          <table:table-cell table:formula="of:=[.D291]*[.F291]" office:value-type="float" office:value="-0.0833099919490619">
            <text:p>-0.0833099919</text:p>
          </table:table-cell>
          <table:table-cell table:formula="of:=[.C291]" office:value-type="float" office:value="0.866993925467114">
            <text:p>0.8669939255</text:p>
          </table:table-cell>
        </table:table-row>
        <table:table-row table:style-name="ro1">
          <table:table-cell table:formula="of:=RAND()" office:value-type="float" office:value="0.125396728515625">
            <text:p>0.1253967285</text:p>
          </table:table-cell>
          <table:table-cell table:formula="of:=RAND()" office:value-type="float" office:value="0.527435302734375">
            <text:p>0.5274353027</text:p>
          </table:table-cell>
          <table:table-cell table:formula="of:=SQRT(1 - [.A292])" office:value-type="float" office:value="0.935202262339209">
            <text:p>0.9352022623</text:p>
          </table:table-cell>
          <table:table-cell table:formula="of:=SQRT(1 - (1 - [.A292]))" office:value-type="float" office:value="0.354114004969621">
            <text:p>0.354114005</text:p>
          </table:table-cell>
          <table:table-cell table:formula="of:=COS(2 * PI() * [.B292])" office:value-type="float" office:value="-0.985179134783271">
            <text:p>-0.9851791348</text:p>
          </table:table-cell>
          <table:table-cell table:formula="of:=SIN(2 * PI() * [.B292])" office:value-type="float" office:value="-0.171528634308343">
            <text:p>-0.1715286343</text:p>
          </table:table-cell>
          <table:table-cell table:formula="of:=[.D292]*[.E292]" office:value-type="float" office:value="-0.34886572903061">
            <text:p>-0.348865729</text:p>
          </table:table-cell>
          <table:table-cell table:formula="of:=[.D292]*[.F292]" office:value-type="float" office:value="-0.060740691661897">
            <text:p>-0.0607406917</text:p>
          </table:table-cell>
          <table:table-cell table:formula="of:=[.C292]" office:value-type="float" office:value="0.935202262339209">
            <text:p>0.9352022623</text:p>
          </table:table-cell>
        </table:table-row>
        <table:table-row table:style-name="ro1">
          <table:table-cell table:formula="of:=RAND()" office:value-type="float" office:value="0.15264892578125">
            <text:p>0.1526489258</text:p>
          </table:table-cell>
          <table:table-cell table:formula="of:=RAND()" office:value-type="float" office:value="0.224395751953125">
            <text:p>0.224395752</text:p>
          </table:table-cell>
          <table:table-cell table:formula="of:=SQRT(1 - [.A293])" office:value-type="float" office:value="0.920516743040967">
            <text:p>0.920516743</text:p>
          </table:table-cell>
          <table:table-cell table:formula="of:=SQRT(1 - (1 - [.A293]))" office:value-type="float" office:value="0.390703117189062">
            <text:p>0.3907031172</text:p>
          </table:table-cell>
          <table:table-cell table:formula="of:=COS(2 * PI() * [.B293])" office:value-type="float" office:value="0.160183188568752">
            <text:p>0.1601831886</text:p>
          </table:table-cell>
          <table:table-cell table:formula="of:=SIN(2 * PI() * [.B293])" office:value-type="float" office:value="0.987087304193478">
            <text:p>0.9870873042</text:p>
          </table:table-cell>
          <table:table-cell table:formula="of:=[.D293]*[.E293]" office:value-type="float" office:value="0.0625840710950948">
            <text:p>0.0625840711</text:p>
          </table:table-cell>
          <table:table-cell table:formula="of:=[.D293]*[.F293]" office:value-type="float" office:value="0.38565808668614">
            <text:p>0.3856580867</text:p>
          </table:table-cell>
          <table:table-cell table:formula="of:=[.C293]" office:value-type="float" office:value="0.920516743040967">
            <text:p>0.920516743</text:p>
          </table:table-cell>
        </table:table-row>
        <table:table-row table:style-name="ro1">
          <table:table-cell table:formula="of:=RAND()" office:value-type="float" office:value="0.292083740234375">
            <text:p>0.2920837402</text:p>
          </table:table-cell>
          <table:table-cell table:formula="of:=RAND()" office:value-type="float" office:value="0.48077392578125">
            <text:p>0.4807739258</text:p>
          </table:table-cell>
          <table:table-cell table:formula="of:=SQRT(1 - [.A294])" office:value-type="float" office:value="0.841377596424831">
            <text:p>0.8413775964</text:p>
          </table:table-cell>
          <table:table-cell table:formula="of:=SQRT(1 - (1 - [.A294]))" office:value-type="float" office:value="0.540447722017935">
            <text:p>0.540447722</text:p>
          </table:table-cell>
          <table:table-cell table:formula="of:=COS(2 * PI() * [.B294])" office:value-type="float" office:value="-0.992712429453646">
            <text:p>-0.9927124295</text:p>
          </table:table-cell>
          <table:table-cell table:formula="of:=SIN(2 * PI() * [.B294])" office:value-type="float" office:value="0.120507395657864">
            <text:p>0.1205073957</text:p>
          </table:table-cell>
          <table:table-cell table:formula="of:=[.D294]*[.E294]" office:value-type="float" office:value="-0.536509171117113">
            <text:p>-0.5365091711</text:p>
          </table:table-cell>
          <table:table-cell table:formula="of:=[.D294]*[.F294]" office:value-type="float" office:value="0.0651279474696067">
            <text:p>0.0651279475</text:p>
          </table:table-cell>
          <table:table-cell table:formula="of:=[.C294]" office:value-type="float" office:value="0.841377596424831">
            <text:p>0.8413775964</text:p>
          </table:table-cell>
        </table:table-row>
        <table:table-row table:style-name="ro1">
          <table:table-cell table:formula="of:=RAND()" office:value-type="float" office:value="0.8177490234375">
            <text:p>0.8177490234</text:p>
          </table:table-cell>
          <table:table-cell table:formula="of:=RAND()" office:value-type="float" office:value="0.568267822265625">
            <text:p>0.5682678223</text:p>
          </table:table-cell>
          <table:table-cell table:formula="of:=SQRT(1 - [.A295])" office:value-type="float" office:value="0.42690862788482">
            <text:p>0.4269086279</text:p>
          </table:table-cell>
          <table:table-cell table:formula="of:=SQRT(1 - (1 - [.A295]))" office:value-type="float" office:value="0.904294765791277">
            <text:p>0.9042947658</text:p>
          </table:table-cell>
          <table:table-cell table:formula="of:=COS(2 * PI() * [.B295])" office:value-type="float" office:value="-0.909407380757791">
            <text:p>-0.9094073808</text:p>
          </table:table-cell>
          <table:table-cell table:formula="of:=SIN(2 * PI() * [.B295])" office:value-type="float" office:value="-0.415906498895189">
            <text:p>-0.4159064989</text:p>
          </table:table-cell>
          <table:table-cell table:formula="of:=[.D295]*[.E295]" office:value-type="float" office:value="-0.822372334391225">
            <text:p>-0.8223723344</text:p>
          </table:table-cell>
          <table:table-cell table:formula="of:=[.D295]*[.F295]" office:value-type="float" office:value="-0.376102070009494">
            <text:p>-0.37610207</text:p>
          </table:table-cell>
          <table:table-cell table:formula="of:=[.C295]" office:value-type="float" office:value="0.42690862788482">
            <text:p>0.4269086279</text:p>
          </table:table-cell>
        </table:table-row>
        <table:table-row table:style-name="ro1">
          <table:table-cell table:formula="of:=RAND()" office:value-type="float" office:value="0.98822021484375">
            <text:p>0.9882202148</text:p>
          </table:table-cell>
          <table:table-cell table:formula="of:=RAND()" office:value-type="float" office:value="0.709869384765625">
            <text:p>0.7098693848</text:p>
          </table:table-cell>
          <table:table-cell table:formula="of:=SQRT(1 - [.A296])" office:value-type="float" office:value="0.108534718667577">
            <text:p>0.1085347187</text:p>
          </table:table-cell>
          <table:table-cell table:formula="of:=SQRT(1 - (1 - [.A296]))" office:value-type="float" office:value="0.994092659083523">
            <text:p>0.9940926591</text:p>
          </table:table-cell>
          <table:table-cell table:formula="of:=COS(2 * PI() * [.B296])" office:value-type="float" office:value="-0.249484699886363">
            <text:p>-0.2494846999</text:p>
          </table:table-cell>
          <table:table-cell table:formula="of:=SIN(2 * PI() * [.B296])" office:value-type="float" office:value="-0.968378740226473">
            <text:p>-0.9683787402</text:p>
          </table:table-cell>
          <table:table-cell table:formula="of:=[.D296]*[.E296]" office:value-type="float" office:value="-0.248010908710689">
            <text:p>-0.2480109087</text:p>
          </table:table-cell>
          <table:table-cell table:formula="of:=[.D296]*[.F296]" office:value-type="float" office:value="-0.962658196871687">
            <text:p>-0.9626581969</text:p>
          </table:table-cell>
          <table:table-cell table:formula="of:=[.C296]" office:value-type="float" office:value="0.108534718667577">
            <text:p>0.1085347187</text:p>
          </table:table-cell>
        </table:table-row>
        <table:table-row table:style-name="ro1">
          <table:table-cell table:formula="of:=RAND()" office:value-type="float" office:value="0.514617919921875">
            <text:p>0.5146179199</text:p>
          </table:table-cell>
          <table:table-cell table:formula="of:=RAND()" office:value-type="float" office:value="0.1595458984375">
            <text:p>0.1595458984</text:p>
          </table:table-cell>
          <table:table-cell table:formula="of:=SQRT(1 - [.A297])" office:value-type="float" office:value="0.696693677363391">
            <text:p>0.6966936774</text:p>
          </table:table-cell>
          <table:table-cell table:formula="of:=SQRT(1 - (1 - [.A297]))" office:value-type="float" office:value="0.717368747522413">
            <text:p>0.7173687475</text:p>
          </table:table-cell>
          <table:table-cell table:formula="of:=COS(2 * PI() * [.B297])" office:value-type="float" office:value="0.538233650727822">
            <text:p>0.5382336507</text:p>
          </table:table-cell>
          <table:table-cell table:formula="of:=SIN(2 * PI() * [.B297])" office:value-type="float" office:value="0.842795667540004">
            <text:p>0.8427956675</text:p>
          </table:table-cell>
          <table:table-cell table:formula="of:=[.D297]*[.E297]" office:value-type="float" office:value="0.386111999897033">
            <text:p>0.3861119999</text:p>
          </table:table-cell>
          <table:table-cell table:formula="of:=[.D297]*[.F297]" office:value-type="float" office:value="0.604595272440488">
            <text:p>0.6045952724</text:p>
          </table:table-cell>
          <table:table-cell table:formula="of:=[.C297]" office:value-type="float" office:value="0.696693677363391">
            <text:p>0.6966936774</text:p>
          </table:table-cell>
        </table:table-row>
        <table:table-row table:style-name="ro1">
          <table:table-cell table:formula="of:=RAND()" office:value-type="float" office:value="0.49761962890625">
            <text:p>0.4976196289</text:p>
          </table:table-cell>
          <table:table-cell table:formula="of:=RAND()" office:value-type="float" office:value="0.677642822265625">
            <text:p>0.6776428223</text:p>
          </table:table-cell>
          <table:table-cell table:formula="of:=SQRT(1 - [.A298])" office:value-type="float" office:value="0.708787959190723">
            <text:p>0.7087879592</text:p>
          </table:table-cell>
          <table:table-cell table:formula="of:=SQRT(1 - (1 - [.A298]))" office:value-type="float" office:value="0.705421596569208">
            <text:p>0.7054215966</text:p>
          </table:table-cell>
          <table:table-cell table:formula="of:=COS(2 * PI() * [.B298])" office:value-type="float" office:value="-0.439133121951877">
            <text:p>-0.439133122</text:p>
          </table:table-cell>
          <table:table-cell table:formula="of:=SIN(2 * PI() * [.B298])" office:value-type="float" office:value="-0.898422006189073">
            <text:p>-0.8984220062</text:p>
          </table:table-cell>
          <table:table-cell table:formula="of:=[.D298]*[.E298]" office:value-type="float" office:value="-0.309773987993713">
            <text:p>-0.309773988</text:p>
          </table:table-cell>
          <table:table-cell table:formula="of:=[.D298]*[.F298]" office:value-type="float" office:value="-0.633766285998806">
            <text:p>-0.633766286</text:p>
          </table:table-cell>
          <table:table-cell table:formula="of:=[.C298]" office:value-type="float" office:value="0.708787959190723">
            <text:p>0.7087879592</text:p>
          </table:table-cell>
        </table:table-row>
        <table:table-row table:style-name="ro1">
          <table:table-cell table:formula="of:=RAND()" office:value-type="float" office:value="0.400482177734375">
            <text:p>0.4004821777</text:p>
          </table:table-cell>
          <table:table-cell table:formula="of:=RAND()" office:value-type="float" office:value="0.629638671875">
            <text:p>0.6296386719</text:p>
          </table:table-cell>
          <table:table-cell table:formula="of:=SQRT(1 - [.A299])" office:value-type="float" office:value="0.774285362295856">
            <text:p>0.7742853623</text:p>
          </table:table-cell>
          <table:table-cell table:formula="of:=SQRT(1 - (1 - [.A299]))" office:value-type="float" office:value="0.632836612194945">
            <text:p>0.6328366122</text:p>
          </table:table-cell>
          <table:table-cell table:formula="of:=COS(2 * PI() * [.B299])" office:value-type="float" office:value="-0.686200311680039">
            <text:p>-0.6862003117</text:p>
          </table:table-cell>
          <table:table-cell table:formula="of:=SIN(2 * PI() * [.B299])" office:value-type="float" office:value="-0.727412628602376">
            <text:p>-0.7274126286</text:p>
          </table:table-cell>
          <table:table-cell table:formula="of:=[.D299]*[.E299]" office:value-type="float" office:value="-0.434252680530711">
            <text:p>-0.4342526805</text:p>
          </table:table-cell>
          <table:table-cell table:formula="of:=[.D299]*[.F299]" office:value-type="float" office:value="-0.460333343552547">
            <text:p>-0.4603333436</text:p>
          </table:table-cell>
          <table:table-cell table:formula="of:=[.C299]" office:value-type="float" office:value="0.774285362295856">
            <text:p>0.7742853623</text:p>
          </table:table-cell>
        </table:table-row>
        <table:table-row table:style-name="ro1">
          <table:table-cell table:formula="of:=RAND()" office:value-type="float" office:value="0.657867431640625">
            <text:p>0.6578674316</text:p>
          </table:table-cell>
          <table:table-cell table:formula="of:=RAND()" office:value-type="float" office:value="0.258636474609375">
            <text:p>0.2586364746</text:p>
          </table:table-cell>
          <table:table-cell table:formula="of:=SQRT(1 - [.A300])" office:value-type="float" office:value="0.584920993262659">
            <text:p>0.5849209933</text:p>
          </table:table-cell>
          <table:table-cell table:formula="of:=SQRT(1 - (1 - [.A300]))" office:value-type="float" office:value="0.811090273422524">
            <text:p>0.8110902734</text:p>
          </table:table-cell>
          <table:table-cell table:formula="of:=COS(2 * PI() * [.B300])" office:value-type="float" office:value="-0.0542379426555934">
            <text:p>-0.0542379427</text:p>
          </table:table-cell>
          <table:table-cell table:formula="of:=SIN(2 * PI() * [.B300])" office:value-type="float" office:value="0.99852803945432">
            <text:p>0.9985280395</text:p>
          </table:table-cell>
          <table:table-cell table:formula="of:=[.D300]*[.E300]" office:value-type="float" office:value="-0.0439918677384005">
            <text:p>-0.0439918677</text:p>
          </table:table-cell>
          <table:table-cell table:formula="of:=[.D300]*[.F300]" office:value-type="float" office:value="0.809896380541062">
            <text:p>0.8098963805</text:p>
          </table:table-cell>
          <table:table-cell table:formula="of:=[.C300]" office:value-type="float" office:value="0.584920993262659">
            <text:p>0.5849209933</text:p>
          </table:table-cell>
        </table:table-row>
        <table:table-row table:style-name="ro1">
          <table:table-cell table:formula="of:=RAND()" office:value-type="float" office:value="0.819122314453125">
            <text:p>0.8191223145</text:p>
          </table:table-cell>
          <table:table-cell table:formula="of:=RAND()" office:value-type="float" office:value="0.58154296875">
            <text:p>0.5815429688</text:p>
          </table:table-cell>
          <table:table-cell table:formula="of:=SQRT(1 - [.A301])" office:value-type="float" office:value="0.425297173217593">
            <text:p>0.4252971732</text:p>
          </table:table-cell>
          <table:table-cell table:formula="of:=SQRT(1 - (1 - [.A301]))" office:value-type="float" office:value="0.905053763294272">
            <text:p>0.9050537633</text:p>
          </table:table-cell>
          <table:table-cell table:formula="of:=COS(2 * PI() * [.B301])" office:value-type="float" office:value="-0.871595086655951">
            <text:p>-0.8715950867</text:p>
          </table:table-cell>
          <table:table-cell table:formula="of:=SIN(2 * PI() * [.B301])" office:value-type="float" office:value="-0.490226483288291">
            <text:p>-0.4902264833</text:p>
          </table:table-cell>
          <table:table-cell table:formula="of:=[.D301]*[.E301]" office:value-type="float" office:value="-0.788840413246766">
            <text:p>-0.7888404132</text:p>
          </table:table-cell>
          <table:table-cell table:formula="of:=[.D301]*[.F301]" office:value-type="float" office:value="-0.443681323566585">
            <text:p>-0.4436813236</text:p>
          </table:table-cell>
          <table:table-cell table:formula="of:=[.C301]" office:value-type="float" office:value="0.425297173217593">
            <text:p>0.4252971732</text:p>
          </table:table-cell>
        </table:table-row>
        <table:table-row table:style-name="ro1">
          <table:table-cell table:formula="of:=RAND()" office:value-type="float" office:value="0.81402587890625">
            <text:p>0.8140258789</text:p>
          </table:table-cell>
          <table:table-cell table:formula="of:=RAND()" office:value-type="float" office:value="0.46307373046875">
            <text:p>0.4630737305</text:p>
          </table:table-cell>
          <table:table-cell table:formula="of:=SQRT(1 - [.A302])" office:value-type="float" office:value="0.431247169374768">
            <text:p>0.4312471694</text:p>
          </table:table-cell>
          <table:table-cell table:formula="of:=SQRT(1 - (1 - [.A302]))" office:value-type="float" office:value="0.902233827179102">
            <text:p>0.9022338272</text:p>
          </table:table-cell>
          <table:table-cell table:formula="of:=COS(2 * PI() * [.B302])" office:value-type="float" office:value="-0.973205137271253">
            <text:p>-0.9732051373</text:p>
          </table:table-cell>
          <table:table-cell table:formula="of:=SIN(2 * PI() * [.B302])" office:value-type="float" office:value="0.229938602215553">
            <text:p>0.2299386022</text:p>
          </table:table-cell>
          <table:table-cell table:formula="of:=[.D302]*[.E302]" office:value-type="float" office:value="-0.878058595630606">
            <text:p>-0.8780585956</text:p>
          </table:table-cell>
          <table:table-cell table:formula="of:=[.D302]*[.F302]" office:value-type="float" office:value="0.207458385093151">
            <text:p>0.2074583851</text:p>
          </table:table-cell>
          <table:table-cell table:formula="of:=[.C302]" office:value-type="float" office:value="0.431247169374768">
            <text:p>0.4312471694</text:p>
          </table:table-cell>
        </table:table-row>
        <table:table-row table:style-name="ro1">
          <table:table-cell table:formula="of:=RAND()" office:value-type="float" office:value="0.134521484375">
            <text:p>0.1345214844</text:p>
          </table:table-cell>
          <table:table-cell table:formula="of:=RAND()" office:value-type="float" office:value="0.35369873046875">
            <text:p>0.3536987305</text:p>
          </table:table-cell>
          <table:table-cell table:formula="of:=SQRT(1 - [.A303])" office:value-type="float" office:value="0.930310977912762">
            <text:p>0.9303109779</text:p>
          </table:table-cell>
          <table:table-cell table:formula="of:=SQRT(1 - (1 - [.A303]))" office:value-type="float" office:value="0.366771706072047">
            <text:p>0.3667717061</text:p>
          </table:table-cell>
          <table:table-cell table:formula="of:=COS(2 * PI() * [.B303])" office:value-type="float" office:value="-0.606426239361473">
            <text:p>-0.6064262394</text:p>
          </table:table-cell>
          <table:table-cell table:formula="of:=SIN(2 * PI() * [.B303])" office:value-type="float" office:value="0.79513974634268">
            <text:p>0.7951397463</text:p>
          </table:table-cell>
          <table:table-cell table:formula="of:=[.D303]*[.E303]" office:value-type="float" office:value="-0.222419986417463">
            <text:p>-0.2224199864</text:p>
          </table:table-cell>
          <table:table-cell table:formula="of:=[.D303]*[.F303]" office:value-type="float" office:value="0.291634761331799">
            <text:p>0.2916347613</text:p>
          </table:table-cell>
          <table:table-cell table:formula="of:=[.C303]" office:value-type="float" office:value="0.930310977912762">
            <text:p>0.9303109779</text:p>
          </table:table-cell>
        </table:table-row>
        <table:table-row table:style-name="ro1">
          <table:table-cell table:formula="of:=RAND()" office:value-type="float" office:value="0.571044921875">
            <text:p>0.5710449219</text:p>
          </table:table-cell>
          <table:table-cell table:formula="of:=RAND()" office:value-type="float" office:value="0.560760498046875">
            <text:p>0.560760498</text:p>
          </table:table-cell>
          <table:table-cell table:formula="of:=SQRT(1 - [.A304])" office:value-type="float" office:value="0.654946622347959">
            <text:p>0.6549466223</text:p>
          </table:table-cell>
          <table:table-cell table:formula="of:=SQRT(1 - (1 - [.A304]))" office:value-type="float" office:value="0.755675143083984">
            <text:p>0.7556751431</text:p>
          </table:table-cell>
          <table:table-cell table:formula="of:=COS(2 * PI() * [.B304])" office:value-type="float" office:value="-0.92800684996787">
            <text:p>-0.92800685</text:p>
          </table:table-cell>
          <table:table-cell table:formula="of:=SIN(2 * PI() * [.B304])" office:value-type="float" office:value="-0.372563130774787">
            <text:p>-0.3725631308</text:p>
          </table:table-cell>
          <table:table-cell table:formula="of:=[.D304]*[.E304]" office:value-type="float" office:value="-0.701271709132388">
            <text:p>-0.7012717091</text:p>
          </table:table-cell>
          <table:table-cell table:formula="of:=[.D304]*[.F304]" office:value-type="float" office:value="-0.281536697156054">
            <text:p>-0.2815366972</text:p>
          </table:table-cell>
          <table:table-cell table:formula="of:=[.C304]" office:value-type="float" office:value="0.654946622347959">
            <text:p>0.6549466223</text:p>
          </table:table-cell>
        </table:table-row>
        <table:table-row table:style-name="ro1">
          <table:table-cell table:formula="of:=RAND()" office:value-type="float" office:value="0.753936767578125">
            <text:p>0.7539367676</text:p>
          </table:table-cell>
          <table:table-cell table:formula="of:=RAND()" office:value-type="float" office:value="0.387359619140625">
            <text:p>0.3873596191</text:p>
          </table:table-cell>
          <table:table-cell table:formula="of:=SQRT(1 - [.A305])" office:value-type="float" office:value="0.496047611043411">
            <text:p>0.496047611</text:p>
          </table:table-cell>
          <table:table-cell table:formula="of:=SQRT(1 - (1 - [.A305]))" office:value-type="float" office:value="0.868295322789502">
            <text:p>0.8682953228</text:p>
          </table:table-cell>
          <table:table-cell table:formula="of:=COS(2 * PI() * [.B305])" office:value-type="float" office:value="-0.759832831402577">
            <text:p>-0.7598328314</text:p>
          </table:table-cell>
          <table:table-cell table:formula="of:=SIN(2 * PI() * [.B305])" office:value-type="float" office:value="0.650118503292086">
            <text:p>0.6501185033</text:p>
          </table:table-cell>
          <table:table-cell table:formula="of:=[.D305]*[.E305]" office:value-type="float" office:value="-0.659759293608762">
            <text:p>-0.6597592936</text:p>
          </table:table-cell>
          <table:table-cell table:formula="of:=[.D305]*[.F305]" office:value-type="float" office:value="0.56449485566743">
            <text:p>0.5644948557</text:p>
          </table:table-cell>
          <table:table-cell table:formula="of:=[.C305]" office:value-type="float" office:value="0.496047611043411">
            <text:p>0.496047611</text:p>
          </table:table-cell>
        </table:table-row>
        <table:table-row table:style-name="ro1">
          <table:table-cell table:formula="of:=RAND()" office:value-type="float" office:value="0.251708984375">
            <text:p>0.2517089844</text:p>
          </table:table-cell>
          <table:table-cell table:formula="of:=RAND()" office:value-type="float" office:value="0.636993408203125">
            <text:p>0.6369934082</text:p>
          </table:table-cell>
          <table:table-cell table:formula="of:=SQRT(1 - [.A306])" office:value-type="float" office:value="0.865038158479151">
            <text:p>0.8650381585</text:p>
          </table:table-cell>
          <table:table-cell table:formula="of:=SQRT(1 - (1 - [.A306]))" office:value-type="float" office:value="0.501706073687573">
            <text:p>0.5017060737</text:p>
          </table:table-cell>
          <table:table-cell table:formula="of:=COS(2 * PI() * [.B306])" office:value-type="float" office:value="-0.651865134182214">
            <text:p>-0.6518651342</text:p>
          </table:table-cell>
          <table:table-cell table:formula="of:=SIN(2 * PI() * [.B306])" office:value-type="float" office:value="-0.758334917327169">
            <text:p>-0.7583349173</text:p>
          </table:table-cell>
          <table:table-cell table:formula="of:=[.D306]*[.E306]" office:value-type="float" office:value="-0.327044697044381">
            <text:p>-0.327044697</text:p>
          </table:table-cell>
          <table:table-cell table:formula="of:=[.D306]*[.F306]" office:value-type="float" office:value="-0.380461233912404">
            <text:p>-0.3804612339</text:p>
          </table:table-cell>
          <table:table-cell table:formula="of:=[.C306]" office:value-type="float" office:value="0.865038158479151">
            <text:p>0.8650381585</text:p>
          </table:table-cell>
        </table:table-row>
        <table:table-row table:style-name="ro1">
          <table:table-cell table:formula="of:=RAND()" office:value-type="float" office:value="0.4967041015625">
            <text:p>0.4967041016</text:p>
          </table:table-cell>
          <table:table-cell table:formula="of:=RAND()" office:value-type="float" office:value="0.47857666015625">
            <text:p>0.4785766602</text:p>
          </table:table-cell>
          <table:table-cell table:formula="of:=SQRT(1 - [.A307])" office:value-type="float" office:value="0.709433505296656">
            <text:p>0.7094335053</text:p>
          </table:table-cell>
          <table:table-cell table:formula="of:=SQRT(1 - (1 - [.A307]))" office:value-type="float" office:value="0.704772375708994">
            <text:p>0.7047723757</text:p>
          </table:table-cell>
          <table:table-cell table:formula="of:=COS(2 * PI() * [.B307])" office:value-type="float" office:value="-0.990954173616519">
            <text:p>-0.9909541736</text:p>
          </table:table-cell>
          <table:table-cell table:formula="of:=SIN(2 * PI() * [.B307])" office:value-type="float" office:value="0.134200692218792">
            <text:p>0.1342006922</text:p>
          </table:table-cell>
          <table:table-cell table:formula="of:=[.D307]*[.E307]" office:value-type="float" office:value="-0.698397127158457">
            <text:p>-0.6983971272</text:p>
          </table:table-cell>
          <table:table-cell table:formula="of:=[.D307]*[.F307]" office:value-type="float" office:value="0.0945809406768298">
            <text:p>0.0945809407</text:p>
          </table:table-cell>
          <table:table-cell table:formula="of:=[.C307]" office:value-type="float" office:value="0.709433505296656">
            <text:p>0.7094335053</text:p>
          </table:table-cell>
        </table:table-row>
        <table:table-row table:style-name="ro1">
          <table:table-cell table:formula="of:=RAND()" office:value-type="float" office:value="0.465301513671875">
            <text:p>0.4653015137</text:p>
          </table:table-cell>
          <table:table-cell table:formula="of:=RAND()" office:value-type="float" office:value="0.11126708984375">
            <text:p>0.1112670898</text:p>
          </table:table-cell>
          <table:table-cell table:formula="of:=SQRT(1 - [.A308])" office:value-type="float" office:value="0.731230802365522">
            <text:p>0.7312308024</text:p>
          </table:table-cell>
          <table:table-cell table:formula="of:=SQRT(1 - (1 - [.A308]))" office:value-type="float" office:value="0.682130129573438">
            <text:p>0.6821301296</text:p>
          </table:table-cell>
          <table:table-cell table:formula="of:=COS(2 * PI() * [.B308])" office:value-type="float" office:value="0.765414115654738">
            <text:p>0.7654141157</text:p>
          </table:table-cell>
          <table:table-cell table:formula="of:=SIN(2 * PI() * [.B308])" office:value-type="float" office:value="0.643538057582048">
            <text:p>0.6435380576</text:p>
          </table:table-cell>
          <table:table-cell table:formula="of:=[.D308]*[.E308]" office:value-type="float" office:value="0.522112029888905">
            <text:p>0.5221120299</text:p>
          </table:table-cell>
          <table:table-cell table:formula="of:=[.D308]*[.F308]" office:value-type="float" office:value="0.438976698603881">
            <text:p>0.4389766986</text:p>
          </table:table-cell>
          <table:table-cell table:formula="of:=[.C308]" office:value-type="float" office:value="0.731230802365522">
            <text:p>0.7312308024</text:p>
          </table:table-cell>
        </table:table-row>
        <table:table-row table:style-name="ro1">
          <table:table-cell table:formula="of:=RAND()" office:value-type="float" office:value="0.9649658203125">
            <text:p>0.9649658203</text:p>
          </table:table-cell>
          <table:table-cell table:formula="of:=RAND()" office:value-type="float" office:value="0.69635009765625">
            <text:p>0.6963500977</text:p>
          </table:table-cell>
          <table:table-cell table:formula="of:=SQRT(1 - [.A309])" office:value-type="float" office:value="0.187174196104858">
            <text:p>0.1871741961</text:p>
          </table:table-cell>
          <table:table-cell table:formula="of:=SQRT(1 - (1 - [.A309]))" office:value-type="float" office:value="0.982326738062494">
            <text:p>0.9823267381</text:p>
          </table:table-cell>
          <table:table-cell table:formula="of:=COS(2 * PI() * [.B309])" office:value-type="float" office:value="-0.330744417861983">
            <text:p>-0.3307444179</text:p>
          </table:table-cell>
          <table:table-cell table:formula="of:=SIN(2 * PI() * [.B309])" office:value-type="float" office:value="-0.943720366450326">
            <text:p>-0.9437203665</text:p>
          </table:table-cell>
          <table:table-cell table:formula="of:=[.D309]*[.E309]" office:value-type="float" office:value="-0.32489908513074">
            <text:p>-0.3248990851</text:p>
          </table:table-cell>
          <table:table-cell table:formula="of:=[.D309]*[.F309]" office:value-type="float" office:value="-0.927041749218291">
            <text:p>-0.9270417492</text:p>
          </table:table-cell>
          <table:table-cell table:formula="of:=[.C309]" office:value-type="float" office:value="0.187174196104858">
            <text:p>0.1871741961</text:p>
          </table:table-cell>
        </table:table-row>
        <table:table-row table:style-name="ro1">
          <table:table-cell table:formula="of:=RAND()" office:value-type="float" office:value="0.6943359375">
            <text:p>0.6943359375</text:p>
          </table:table-cell>
          <table:table-cell table:formula="of:=RAND()" office:value-type="float" office:value="0.249908447265625">
            <text:p>0.2499084473</text:p>
          </table:table-cell>
          <table:table-cell table:formula="of:=SQRT(1 - [.A310])" office:value-type="float" office:value="0.552868937904817">
            <text:p>0.5528689379</text:p>
          </table:table-cell>
          <table:table-cell table:formula="of:=SQRT(1 - (1 - [.A310]))" office:value-type="float" office:value="0.833268226623336">
            <text:p>0.8332682266</text:p>
          </table:table-cell>
          <table:table-cell table:formula="of:=COS(2 * PI() * [.B310])" office:value-type="float" office:value="0.000575242763732077">
            <text:p>0.0005752428</text:p>
          </table:table-cell>
          <table:table-cell table:formula="of:=SIN(2 * PI() * [.B310])" office:value-type="float" office:value="0.999999834547868">
            <text:p>0.9999998345</text:p>
          </table:table-cell>
          <table:table-cell table:formula="of:=[.D310]*[.E310]" office:value-type="float" office:value="0.000479331517612934">
            <text:p>0.0004793315</text:p>
          </table:table-cell>
          <table:table-cell table:formula="of:=[.D310]*[.F310]" office:value-type="float" office:value="0.833268088757331">
            <text:p>0.8332680888</text:p>
          </table:table-cell>
          <table:table-cell table:formula="of:=[.C310]" office:value-type="float" office:value="0.552868937904817">
            <text:p>0.5528689379</text:p>
          </table:table-cell>
        </table:table-row>
        <table:table-row table:style-name="ro1">
          <table:table-cell table:formula="of:=RAND()" office:value-type="float" office:value="0.072540283203125">
            <text:p>0.0725402832</text:p>
          </table:table-cell>
          <table:table-cell table:formula="of:=RAND()" office:value-type="float" office:value="0.247955322265625">
            <text:p>0.2479553223</text:p>
          </table:table-cell>
          <table:table-cell table:formula="of:=SQRT(1 - [.A311])" office:value-type="float" office:value="0.963047099988819">
            <text:p>0.9630471</text:p>
          </table:table-cell>
          <table:table-cell table:formula="of:=SQRT(1 - (1 - [.A311]))" office:value-type="float" office:value="0.269333033999034">
            <text:p>0.269333034</text:p>
          </table:table-cell>
          <table:table-cell table:formula="of:=COS(2 * PI() * [.B311])" office:value-type="float" office:value="0.0128467357043776">
            <text:p>0.0128467357</text:p>
          </table:table-cell>
          <table:table-cell table:formula="of:=SIN(2 * PI() * [.B311])" office:value-type="float" office:value="0.999917477285872">
            <text:p>0.9999174773</text:p>
          </table:table-cell>
          <table:table-cell table:formula="of:=[.D311]*[.E311]" office:value-type="float" office:value="0.00346005030424375">
            <text:p>0.0034600503</text:p>
          </table:table-cell>
          <table:table-cell table:formula="of:=[.D311]*[.F311]" office:value-type="float" office:value="0.269310807906064">
            <text:p>0.2693108079</text:p>
          </table:table-cell>
          <table:table-cell table:formula="of:=[.C311]" office:value-type="float" office:value="0.963047099988819">
            <text:p>0.9630471</text:p>
          </table:table-cell>
        </table:table-row>
        <table:table-row table:style-name="ro1">
          <table:table-cell table:formula="of:=RAND()" office:value-type="float" office:value="0.304901123046875">
            <text:p>0.304901123</text:p>
          </table:table-cell>
          <table:table-cell table:formula="of:=RAND()" office:value-type="float" office:value="0.20458984375">
            <text:p>0.2045898438</text:p>
          </table:table-cell>
          <table:table-cell table:formula="of:=SQRT(1 - [.A312])" office:value-type="float" office:value="0.833725900373213">
            <text:p>0.8337259004</text:p>
          </table:table-cell>
          <table:table-cell table:formula="of:=SQRT(1 - (1 - [.A312]))" office:value-type="float" office:value="0.552178524615794">
            <text:p>0.5521785246</text:p>
          </table:table-cell>
          <table:table-cell table:formula="of:=COS(2 * PI() * [.B312])" office:value-type="float" office:value="0.281464937925758">
            <text:p>0.2814649379</text:p>
          </table:table-cell>
          <table:table-cell table:formula="of:=SIN(2 * PI() * [.B312])" office:value-type="float" office:value="0.959571513081984">
            <text:p>0.9595715131</text:p>
          </table:table-cell>
          <table:table-cell table:formula="of:=[.D312]*[.E312]" office:value-type="float" office:value="0.155418894154921">
            <text:p>0.1554188942</text:p>
          </table:table-cell>
          <table:table-cell table:formula="of:=[.D312]*[.F312]" office:value-type="float" office:value="0.529854782356955">
            <text:p>0.5298547824</text:p>
          </table:table-cell>
          <table:table-cell table:formula="of:=[.C312]" office:value-type="float" office:value="0.833725900373213">
            <text:p>0.8337259004</text:p>
          </table:table-cell>
        </table:table-row>
        <table:table-row table:style-name="ro1">
          <table:table-cell table:formula="of:=RAND()" office:value-type="float" office:value="0.388336181640625">
            <text:p>0.3883361816</text:p>
          </table:table-cell>
          <table:table-cell table:formula="of:=RAND()" office:value-type="float" office:value="0.072784423828125">
            <text:p>0.0727844238</text:p>
          </table:table-cell>
          <table:table-cell table:formula="of:=SQRT(1 - [.A313])" office:value-type="float" office:value="0.782089392818605">
            <text:p>0.7820893928</text:p>
          </table:table-cell>
          <table:table-cell table:formula="of:=SQRT(1 - (1 - [.A313]))" office:value-type="float" office:value="0.623166255216555">
            <text:p>0.6231662552</text:p>
          </table:table-cell>
          <table:table-cell table:formula="of:=COS(2 * PI() * [.B313])" office:value-type="float" office:value="0.897239932329087">
            <text:p>0.8972399323</text:p>
          </table:table-cell>
          <table:table-cell table:formula="of:=SIN(2 * PI() * [.B313])" office:value-type="float" office:value="0.441543320450095">
            <text:p>0.4415433205</text:p>
          </table:table-cell>
          <table:table-cell table:formula="of:=[.D313]*[.E313]" office:value-type="float" office:value="0.559129648660273">
            <text:p>0.5591296487</text:p>
          </table:table-cell>
          <table:table-cell table:formula="of:=[.D313]*[.F313]" office:value-type="float" office:value="0.275154897520769">
            <text:p>0.2751548975</text:p>
          </table:table-cell>
          <table:table-cell table:formula="of:=[.C313]" office:value-type="float" office:value="0.782089392818605">
            <text:p>0.7820893928</text:p>
          </table:table-cell>
        </table:table-row>
        <table:table-row table:style-name="ro1">
          <table:table-cell table:formula="of:=RAND()" office:value-type="float" office:value="0.886993408203125">
            <text:p>0.8869934082</text:p>
          </table:table-cell>
          <table:table-cell table:formula="of:=RAND()" office:value-type="float" office:value="0.606842041015625">
            <text:p>0.606842041</text:p>
          </table:table-cell>
          <table:table-cell table:formula="of:=SQRT(1 - [.A314])" office:value-type="float" office:value="0.336164530842971">
            <text:p>0.3361645308</text:p>
          </table:table-cell>
          <table:table-cell table:formula="of:=SQRT(1 - (1 - [.A314]))" office:value-type="float" office:value="0.941803274682736">
            <text:p>0.9418032747</text:p>
          </table:table-cell>
          <table:table-cell table:formula="of:=COS(2 * PI() * [.B314])" office:value-type="float" office:value="-0.783008533022029">
            <text:p>-0.783008533</text:p>
          </table:table-cell>
          <table:table-cell table:formula="of:=SIN(2 * PI() * [.B314])" office:value-type="float" office:value="-0.622010962294629">
            <text:p>-0.6220109623</text:p>
          </table:table-cell>
          <table:table-cell table:formula="of:=[.D314]*[.E314]" office:value-type="float" office:value="-0.737440000504672">
            <text:p>-0.7374400005</text:p>
          </table:table-cell>
          <table:table-cell table:formula="of:=[.D314]*[.F314]" office:value-type="float" office:value="-0.585811961177641">
            <text:p>-0.5858119612</text:p>
          </table:table-cell>
          <table:table-cell table:formula="of:=[.C314]" office:value-type="float" office:value="0.336164530842971">
            <text:p>0.3361645308</text:p>
          </table:table-cell>
        </table:table-row>
        <table:table-row table:style-name="ro1">
          <table:table-cell table:formula="of:=RAND()" office:value-type="float" office:value="0.45050048828125">
            <text:p>0.4505004883</text:p>
          </table:table-cell>
          <table:table-cell table:formula="of:=RAND()" office:value-type="float" office:value="0.44610595703125">
            <text:p>0.446105957</text:p>
          </table:table-cell>
          <table:table-cell table:formula="of:=SQRT(1 - [.A315])" office:value-type="float" office:value="0.741282342780907">
            <text:p>0.7412823428</text:p>
          </table:table-cell>
          <table:table-cell table:formula="of:=SQRT(1 - (1 - [.A315]))" office:value-type="float" office:value="0.671193331523228">
            <text:p>0.6711933315</text:p>
          </table:table-cell>
          <table:table-cell table:formula="of:=COS(2 * PI() * [.B315])" office:value-type="float" office:value="-0.943211900734011">
            <text:p>-0.9432119007</text:p>
          </table:table-cell>
          <table:table-cell table:formula="of:=SIN(2 * PI() * [.B315])" office:value-type="float" office:value="0.332191677068729">
            <text:p>0.3321916771</text:p>
          </table:table-cell>
          <table:table-cell table:formula="of:=[.D315]*[.E315]" office:value-type="float" office:value="-0.633077537986017">
            <text:p>-0.633077538</text:p>
          </table:table-cell>
          <table:table-cell table:formula="of:=[.D315]*[.F315]" office:value-type="float" office:value="0.222964838436049">
            <text:p>0.2229648384</text:p>
          </table:table-cell>
          <table:table-cell table:formula="of:=[.C315]" office:value-type="float" office:value="0.741282342780907">
            <text:p>0.7412823428</text:p>
          </table:table-cell>
        </table:table-row>
        <table:table-row table:style-name="ro1">
          <table:table-cell table:formula="of:=RAND()" office:value-type="float" office:value="0.331512451171875">
            <text:p>0.3315124512</text:p>
          </table:table-cell>
          <table:table-cell table:formula="of:=RAND()" office:value-type="float" office:value="0.251068115234375">
            <text:p>0.2510681152</text:p>
          </table:table-cell>
          <table:table-cell table:formula="of:=SQRT(1 - [.A316])" office:value-type="float" office:value="0.817610878614103">
            <text:p>0.8176108786</text:p>
          </table:table-cell>
          <table:table-cell table:formula="of:=SQRT(1 - (1 - [.A316]))" office:value-type="float" office:value="0.57577117952523">
            <text:p>0.5757711795</text:p>
          </table:table-cell>
          <table:table-cell table:formula="of:=COS(2 * PI() * [.B316])" office:value-type="float" office:value="-0.00671111556890875">
            <text:p>-0.0067111156</text:p>
          </table:table-cell>
          <table:table-cell table:formula="of:=SIN(2 * PI() * [.B316])" office:value-type="float" office:value="0.99997748021034">
            <text:p>0.9999774802</text:p>
          </table:table-cell>
          <table:table-cell table:formula="of:=[.D316]*[.E316]" office:value-type="float" office:value="-0.00386406692704073">
            <text:p>-0.0038640669</text:p>
          </table:table-cell>
          <table:table-cell table:formula="of:=[.D316]*[.F316]" office:value-type="float" office:value="0.575758213279375">
            <text:p>0.5757582133</text:p>
          </table:table-cell>
          <table:table-cell table:formula="of:=[.C316]" office:value-type="float" office:value="0.817610878614103">
            <text:p>0.8176108786</text:p>
          </table:table-cell>
        </table:table-row>
        <table:table-row table:style-name="ro1">
          <table:table-cell table:formula="of:=RAND()" office:value-type="float" office:value="0.707305908203125">
            <text:p>0.7073059082</text:p>
          </table:table-cell>
          <table:table-cell table:formula="of:=RAND()" office:value-type="float" office:value="0.373565673828125">
            <text:p>0.3735656738</text:p>
          </table:table-cell>
          <table:table-cell table:formula="of:=SQRT(1 - [.A317])" office:value-type="float" office:value="0.541012099492123">
            <text:p>0.5410120995</text:p>
          </table:table-cell>
          <table:table-cell table:formula="of:=SQRT(1 - (1 - [.A317]))" office:value-type="float" office:value="0.841014808551624">
            <text:p>0.8410148086</text:p>
          </table:table-cell>
          <table:table-cell table:formula="of:=COS(2 * PI() * [.B317])" office:value-type="float" office:value="-0.700705609248358">
            <text:p>-0.7007056092</text:p>
          </table:table-cell>
          <table:table-cell table:formula="of:=SIN(2 * PI() * [.B317])" office:value-type="float" office:value="0.713450523279566">
            <text:p>0.7134505233</text:p>
          </table:table-cell>
          <table:table-cell table:formula="of:=[.D317]*[.E317]" office:value-type="float" office:value="-0.589303793813057">
            <text:p>-0.5893037938</text:p>
          </table:table-cell>
          <table:table-cell table:formula="of:=[.D317]*[.F317]" office:value-type="float" office:value="0.60002245524702">
            <text:p>0.6000224552</text:p>
          </table:table-cell>
          <table:table-cell table:formula="of:=[.C317]" office:value-type="float" office:value="0.541012099492123">
            <text:p>0.5410120995</text:p>
          </table:table-cell>
        </table:table-row>
        <table:table-row table:style-name="ro1">
          <table:table-cell table:formula="of:=RAND()" office:value-type="float" office:value="0.549468994140625">
            <text:p>0.5494689941</text:p>
          </table:table-cell>
          <table:table-cell table:formula="of:=RAND()" office:value-type="float" office:value="0.896240234375">
            <text:p>0.8962402344</text:p>
          </table:table-cell>
          <table:table-cell table:formula="of:=SQRT(1 - [.A318])" office:value-type="float" office:value="0.671216064959246">
            <text:p>0.671216065</text:p>
          </table:table-cell>
          <table:table-cell table:formula="of:=SQRT(1 - (1 - [.A318]))" office:value-type="float" office:value="0.741261758180351">
            <text:p>0.7412617582</text:p>
          </table:table-cell>
          <table:table-cell table:formula="of:=COS(2 * PI() * [.B318])" office:value-type="float" office:value="0.794907126328237">
            <text:p>0.7949071263</text:p>
          </table:table-cell>
          <table:table-cell table:formula="of:=SIN(2 * PI() * [.B318])" office:value-type="float" office:value="-0.606731127034525">
            <text:p>-0.606731127</text:p>
          </table:table-cell>
          <table:table-cell table:formula="of:=[.D318]*[.E318]" office:value-type="float" office:value="0.589234254052159">
            <text:p>0.5892342541</text:p>
          </table:table-cell>
          <table:table-cell table:formula="of:=[.D318]*[.F318]" office:value-type="float" office:value="-0.449746581968358">
            <text:p>-0.449746582</text:p>
          </table:table-cell>
          <table:table-cell table:formula="of:=[.C318]" office:value-type="float" office:value="0.671216064959246">
            <text:p>0.671216065</text:p>
          </table:table-cell>
        </table:table-row>
        <table:table-row table:style-name="ro1">
          <table:table-cell table:formula="of:=RAND()" office:value-type="float" office:value="0.241607666015625">
            <text:p>0.241607666</text:p>
          </table:table-cell>
          <table:table-cell table:formula="of:=RAND()" office:value-type="float" office:value="0.058197021484375">
            <text:p>0.0581970215</text:p>
          </table:table-cell>
          <table:table-cell table:formula="of:=SQRT(1 - [.A319])" office:value-type="float" office:value="0.870857240874975">
            <text:p>0.8708572409</text:p>
          </table:table-cell>
          <table:table-cell table:formula="of:=SQRT(1 - (1 - [.A319]))" office:value-type="float" office:value="0.491536027179723">
            <text:p>0.4915360272</text:p>
          </table:table-cell>
          <table:table-cell table:formula="of:=COS(2 * PI() * [.B319])" office:value-type="float" office:value="0.933887016379777">
            <text:p>0.9338870164</text:p>
          </table:table-cell>
          <table:table-cell table:formula="of:=SIN(2 * PI() * [.B319])" office:value-type="float" office:value="0.357568232142172">
            <text:p>0.3575682321</text:p>
          </table:table-cell>
          <table:table-cell table:formula="of:=[.D319]*[.E319]" office:value-type="float" office:value="0.45903911386604">
            <text:p>0.4590391139</text:p>
          </table:table-cell>
          <table:table-cell table:formula="of:=[.D319]*[.F319]" office:value-type="float" office:value="0.17575766827284">
            <text:p>0.1757576683</text:p>
          </table:table-cell>
          <table:table-cell table:formula="of:=[.C319]" office:value-type="float" office:value="0.870857240874975">
            <text:p>0.8708572409</text:p>
          </table:table-cell>
        </table:table-row>
        <table:table-row table:style-name="ro1">
          <table:table-cell table:formula="of:=RAND()" office:value-type="float" office:value="0.24017333984375">
            <text:p>0.2401733398</text:p>
          </table:table-cell>
          <table:table-cell table:formula="of:=RAND()" office:value-type="float" office:value="0.71826171875">
            <text:p>0.7182617188</text:p>
          </table:table-cell>
          <table:table-cell table:formula="of:=SQRT(1 - [.A320])" office:value-type="float" office:value="0.871680365820092">
            <text:p>0.8716803658</text:p>
          </table:table-cell>
          <table:table-cell table:formula="of:=SQRT(1 - (1 - [.A320]))" office:value-type="float" office:value="0.490074830861319">
            <text:p>0.4900748309</text:p>
          </table:table-cell>
          <table:table-cell table:formula="of:=COS(2 * PI() * [.B320])" office:value-type="float" office:value="-0.198098410717953">
            <text:p>-0.1980984107</text:p>
          </table:table-cell>
          <table:table-cell table:formula="of:=SIN(2 * PI() * [.B320])" office:value-type="float" office:value="-0.980182135968117">
            <text:p>-0.980182136</text:p>
          </table:table-cell>
          <table:table-cell table:formula="of:=[.D320]*[.E320]" office:value-type="float" office:value="-0.097083045126497">
            <text:p>-0.0970830451</text:p>
          </table:table-cell>
          <table:table-cell table:formula="of:=[.D320]*[.F320]" office:value-type="float" office:value="-0.480362594497861">
            <text:p>-0.4803625945</text:p>
          </table:table-cell>
          <table:table-cell table:formula="of:=[.C320]" office:value-type="float" office:value="0.871680365820092">
            <text:p>0.8716803658</text:p>
          </table:table-cell>
        </table:table-row>
        <table:table-row table:style-name="ro1">
          <table:table-cell table:formula="of:=RAND()" office:value-type="float" office:value="0.93438720703125">
            <text:p>0.934387207</text:p>
          </table:table-cell>
          <table:table-cell table:formula="of:=RAND()" office:value-type="float" office:value="0.220794677734375">
            <text:p>0.2207946777</text:p>
          </table:table-cell>
          <table:table-cell table:formula="of:=SQRT(1 - [.A321])" office:value-type="float" office:value="0.256149942355547">
            <text:p>0.2561499424</text:p>
          </table:table-cell>
          <table:table-cell table:formula="of:=SQRT(1 - (1 - [.A321]))" office:value-type="float" office:value="0.966637060654747">
            <text:p>0.9666370607</text:p>
          </table:table-cell>
          <table:table-cell table:formula="of:=COS(2 * PI() * [.B321])" office:value-type="float" office:value="0.182474333353171">
            <text:p>0.1824743334</text:p>
          </table:table-cell>
          <table:table-cell table:formula="of:=SIN(2 * PI() * [.B321])" office:value-type="float" office:value="0.983210617145338">
            <text:p>0.9832106171</text:p>
          </table:table-cell>
          <table:table-cell table:formula="of:=[.D321]*[.E321]" office:value-type="float" office:value="0.176386453237444">
            <text:p>0.1763864532</text:p>
          </table:table-cell>
          <table:table-cell table:formula="of:=[.D321]*[.F321]" office:value-type="float" office:value="0.950407820961909">
            <text:p>0.950407821</text:p>
          </table:table-cell>
          <table:table-cell table:formula="of:=[.C321]" office:value-type="float" office:value="0.256149942355547">
            <text:p>0.2561499424</text:p>
          </table:table-cell>
        </table:table-row>
        <table:table-row table:style-name="ro1">
          <table:table-cell table:formula="of:=RAND()" office:value-type="float" office:value="0.61456298828125">
            <text:p>0.6145629883</text:p>
          </table:table-cell>
          <table:table-cell table:formula="of:=RAND()" office:value-type="float" office:value="0.443878173828125">
            <text:p>0.4438781738</text:p>
          </table:table-cell>
          <table:table-cell table:formula="of:=SQRT(1 - [.A322])" office:value-type="float" office:value="0.620835736502619">
            <text:p>0.6208357365</text:p>
          </table:table-cell>
          <table:table-cell table:formula="of:=SQRT(1 - (1 - [.A322]))" office:value-type="float" office:value="0.783940679057574">
            <text:p>0.7839406791</text:p>
          </table:table-cell>
          <table:table-cell table:formula="of:=COS(2 * PI() * [.B322])" office:value-type="float" office:value="-0.938469773530734">
            <text:p>-0.9384697735</text:p>
          </table:table-cell>
          <table:table-cell table:formula="of:=SIN(2 * PI() * [.B322])" office:value-type="float" office:value="0.345361381988741">
            <text:p>0.345361382</text:p>
          </table:table-cell>
          <table:table-cell table:formula="of:=[.D322]*[.E322]" office:value-type="float" office:value="-0.735704631536691">
            <text:p>-0.7357046315</text:p>
          </table:table-cell>
          <table:table-cell table:formula="of:=[.D322]*[.F322]" office:value-type="float" office:value="0.270742836316516">
            <text:p>0.2707428363</text:p>
          </table:table-cell>
          <table:table-cell table:formula="of:=[.C322]" office:value-type="float" office:value="0.620835736502619">
            <text:p>0.6208357365</text:p>
          </table:table-cell>
        </table:table-row>
        <table:table-row table:style-name="ro1">
          <table:table-cell table:formula="of:=RAND()" office:value-type="float" office:value="0.22412109375">
            <text:p>0.2241210938</text:p>
          </table:table-cell>
          <table:table-cell table:formula="of:=RAND()" office:value-type="float" office:value="0.55523681640625">
            <text:p>0.5552368164</text:p>
          </table:table-cell>
          <table:table-cell table:formula="of:=SQRT(1 - [.A323])" office:value-type="float" office:value="0.880839886840963">
            <text:p>0.8808398868</text:p>
          </table:table-cell>
          <table:table-cell table:formula="of:=SQRT(1 - (1 - [.A323]))" office:value-type="float" office:value="0.473414293985722">
            <text:p>0.473414294</text:p>
          </table:table-cell>
          <table:table-cell table:formula="of:=COS(2 * PI() * [.B323])" office:value-type="float" office:value="-0.940375698633812">
            <text:p>-0.9403756986</text:p>
          </table:table-cell>
          <table:table-cell table:formula="of:=SIN(2 * PI() * [.B323])" office:value-type="float" office:value="-0.340137538973531">
            <text:p>-0.340137539</text:p>
          </table:table-cell>
          <table:table-cell table:formula="of:=[.D323]*[.E323]" office:value-type="float" office:value="-0.445187297450056">
            <text:p>-0.4451872975</text:p>
          </table:table-cell>
          <table:table-cell table:formula="of:=[.D323]*[.F323]" office:value-type="float" office:value="-0.161025972871196">
            <text:p>-0.1610259729</text:p>
          </table:table-cell>
          <table:table-cell table:formula="of:=[.C323]" office:value-type="float" office:value="0.880839886840963">
            <text:p>0.8808398868</text:p>
          </table:table-cell>
        </table:table-row>
        <table:table-row table:style-name="ro1">
          <table:table-cell table:formula="of:=RAND()" office:value-type="float" office:value="0.479827880859375">
            <text:p>0.4798278809</text:p>
          </table:table-cell>
          <table:table-cell table:formula="of:=RAND()" office:value-type="float" office:value="0.697418212890625">
            <text:p>0.6974182129</text:p>
          </table:table-cell>
          <table:table-cell table:formula="of:=SQRT(1 - [.A324])" office:value-type="float" office:value="0.721229588370184">
            <text:p>0.7212295884</text:p>
          </table:table-cell>
          <table:table-cell table:formula="of:=SQRT(1 - (1 - [.A324]))" office:value-type="float" office:value="0.692696095599921">
            <text:p>0.6926960956</text:p>
          </table:table-cell>
          <table:table-cell table:formula="of:=COS(2 * PI() * [.B324])" office:value-type="float" office:value="-0.32440355312328">
            <text:p>-0.3244035531</text:p>
          </table:table-cell>
          <table:table-cell table:formula="of:=SIN(2 * PI() * [.B324])" office:value-type="float" office:value="-0.945918778078219">
            <text:p>-0.9459187781</text:p>
          </table:table-cell>
          <table:table-cell table:formula="of:=[.D324]*[.E324]" office:value-type="float" office:value="-0.224713074647238">
            <text:p>-0.2247130746</text:p>
          </table:table-cell>
          <table:table-cell table:formula="of:=[.D324]*[.F324]" office:value-type="float" office:value="-0.655234244329431">
            <text:p>-0.6552342443</text:p>
          </table:table-cell>
          <table:table-cell table:formula="of:=[.C324]" office:value-type="float" office:value="0.721229588370184">
            <text:p>0.7212295884</text:p>
          </table:table-cell>
        </table:table-row>
        <table:table-row table:style-name="ro1">
          <table:table-cell table:formula="of:=RAND()" office:value-type="float" office:value="0.118316650390625">
            <text:p>0.1183166504</text:p>
          </table:table-cell>
          <table:table-cell table:formula="of:=RAND()" office:value-type="float" office:value="0.09954833984375">
            <text:p>0.0995483398</text:p>
          </table:table-cell>
          <table:table-cell table:formula="of:=SQRT(1 - [.A325])" office:value-type="float" office:value="0.938979951654653">
            <text:p>0.9389799517</text:p>
          </table:table-cell>
          <table:table-cell table:formula="of:=SQRT(1 - (1 - [.A325]))" office:value-type="float" office:value="0.343971874417989">
            <text:p>0.3439718744</text:p>
          </table:table-cell>
          <table:table-cell table:formula="of:=COS(2 * PI() * [.B325])" office:value-type="float" office:value="0.810681789315431">
            <text:p>0.8106817893</text:p>
          </table:table-cell>
          <table:table-cell table:formula="of:=SIN(2 * PI() * [.B325])" office:value-type="float" office:value="0.585487007944951">
            <text:p>0.5854870079</text:p>
          </table:table-cell>
          <table:table-cell table:formula="of:=[.D325]*[.E325]" office:value-type="float" office:value="0.278851734627358">
            <text:p>0.2788517346</text:p>
          </table:table-cell>
          <table:table-cell table:formula="of:=[.D325]*[.F325]" office:value-type="float" office:value="0.201391063570205">
            <text:p>0.2013910636</text:p>
          </table:table-cell>
          <table:table-cell table:formula="of:=[.C325]" office:value-type="float" office:value="0.938979951654653">
            <text:p>0.9389799517</text:p>
          </table:table-cell>
        </table:table-row>
        <table:table-row table:style-name="ro1">
          <table:table-cell table:formula="of:=RAND()" office:value-type="float" office:value="0.5914306640625">
            <text:p>0.5914306641</text:p>
          </table:table-cell>
          <table:table-cell table:formula="of:=RAND()" office:value-type="float" office:value="0.591766357421875">
            <text:p>0.5917663574</text:p>
          </table:table-cell>
          <table:table-cell table:formula="of:=SQRT(1 - [.A326])" office:value-type="float" office:value="0.639194286533836">
            <text:p>0.6391942865</text:p>
          </table:table-cell>
          <table:table-cell table:formula="of:=SQRT(1 - (1 - [.A326]))" office:value-type="float" office:value="0.769045293895295">
            <text:p>0.7690452939</text:p>
          </table:table-cell>
          <table:table-cell table:formula="of:=COS(2 * PI() * [.B326])" office:value-type="float" office:value="-0.838329254901558">
            <text:p>-0.8383292549</text:p>
          </table:table-cell>
          <table:table-cell table:formula="of:=SIN(2 * PI() * [.B326])" office:value-type="float" office:value="-0.545164250823729">
            <text:p>-0.5451642508</text:p>
          </table:table-cell>
          <table:table-cell table:formula="of:=[.D326]*[.E326]" office:value-type="float" office:value="-0.644713168216792">
            <text:p>-0.6447131682</text:p>
          </table:table-cell>
          <table:table-cell table:formula="of:=[.D326]*[.F326]" office:value-type="float" office:value="-0.419256001495943">
            <text:p>-0.4192560015</text:p>
          </table:table-cell>
          <table:table-cell table:formula="of:=[.C326]" office:value-type="float" office:value="0.639194286533836">
            <text:p>0.6391942865</text:p>
          </table:table-cell>
        </table:table-row>
        <table:table-row table:style-name="ro1">
          <table:table-cell table:formula="of:=RAND()" office:value-type="float" office:value="0.612823486328125">
            <text:p>0.6128234863</text:p>
          </table:table-cell>
          <table:table-cell table:formula="of:=RAND()" office:value-type="float" office:value="0.804473876953125">
            <text:p>0.804473877</text:p>
          </table:table-cell>
          <table:table-cell table:formula="of:=SQRT(1 - [.A327])" office:value-type="float" office:value="0.622235095178563">
            <text:p>0.6222350952</text:p>
          </table:table-cell>
          <table:table-cell table:formula="of:=SQRT(1 - (1 - [.A327]))" office:value-type="float" office:value="0.782830432678831">
            <text:p>0.7828304327</text:p>
          </table:table-cell>
          <table:table-cell table:formula="of:=COS(2 * PI() * [.B327])" office:value-type="float" office:value="0.335625778609476">
            <text:p>0.3356257786</text:p>
          </table:table-cell>
          <table:table-cell table:formula="of:=SIN(2 * PI() * [.B327])" office:value-type="float" office:value="-0.941995401651612">
            <text:p>-0.9419954017</text:p>
          </table:table-cell>
          <table:table-cell table:formula="of:=[.D327]*[.E327]" office:value-type="float" office:value="0.262738073487026">
            <text:p>0.2627380735</text:p>
          </table:table-cell>
          <table:table-cell table:formula="of:=[.D327]*[.F327]" office:value-type="float" office:value="-0.737422667856401">
            <text:p>-0.7374226679</text:p>
          </table:table-cell>
          <table:table-cell table:formula="of:=[.C327]" office:value-type="float" office:value="0.622235095178563">
            <text:p>0.6222350952</text:p>
          </table:table-cell>
        </table:table-row>
        <table:table-row table:style-name="ro1">
          <table:table-cell table:formula="of:=RAND()" office:value-type="float" office:value="0.679290771484375">
            <text:p>0.6792907715</text:p>
          </table:table-cell>
          <table:table-cell table:formula="of:=RAND()" office:value-type="float" office:value="0.094757080078125">
            <text:p>0.0947570801</text:p>
          </table:table-cell>
          <table:table-cell table:formula="of:=SQRT(1 - [.A328])" office:value-type="float" office:value="0.566311953357533">
            <text:p>0.5663119534</text:p>
          </table:table-cell>
          <table:table-cell table:formula="of:=SQRT(1 - (1 - [.A328]))" office:value-type="float" office:value="0.824190979982416">
            <text:p>0.82419098</text:p>
          </table:table-cell>
          <table:table-cell table:formula="of:=COS(2 * PI() * [.B328])" office:value-type="float" office:value="0.827937524525191">
            <text:p>0.8279375245</text:p>
          </table:table-cell>
          <table:table-cell table:formula="of:=SIN(2 * PI() * [.B328])" office:value-type="float" office:value="0.560820341538267">
            <text:p>0.5608203415</text:p>
          </table:table-cell>
          <table:table-cell table:formula="of:=[.D328]*[.E328]" office:value-type="float" office:value="0.682378639702633">
            <text:p>0.6823786397</text:p>
          </table:table-cell>
          <table:table-cell table:formula="of:=[.D328]*[.F328]" office:value-type="float" office:value="0.462223066886498">
            <text:p>0.4622230669</text:p>
          </table:table-cell>
          <table:table-cell table:formula="of:=[.C328]" office:value-type="float" office:value="0.566311953357533">
            <text:p>0.5663119534</text:p>
          </table:table-cell>
        </table:table-row>
        <table:table-row table:style-name="ro1">
          <table:table-cell table:formula="of:=RAND()" office:value-type="float" office:value="0.176116943359375">
            <text:p>0.1761169434</text:p>
          </table:table-cell>
          <table:table-cell table:formula="of:=RAND()" office:value-type="float" office:value="0.080413818359375">
            <text:p>0.0804138184</text:p>
          </table:table-cell>
          <table:table-cell table:formula="of:=SQRT(1 - [.A329])" office:value-type="float" office:value="0.907680040895813">
            <text:p>0.9076800409</text:p>
          </table:table-cell>
          <table:table-cell table:formula="of:=SQRT(1 - (1 - [.A329]))" office:value-type="float" office:value="0.419662892521337">
            <text:p>0.4196628925</text:p>
          </table:table-cell>
          <table:table-cell table:formula="of:=COS(2 * PI() * [.B329])" office:value-type="float" office:value="0.87505111282577">
            <text:p>0.8750511128</text:p>
          </table:table-cell>
          <table:table-cell table:formula="of:=SIN(2 * PI() * [.B329])" office:value-type="float" office:value="0.48403052583735">
            <text:p>0.4840305258</text:p>
          </table:table-cell>
          <table:table-cell table:formula="of:=[.D329]*[.E329]" office:value-type="float" office:value="0.367226481112477">
            <text:p>0.3672264811</text:p>
          </table:table-cell>
          <table:table-cell table:formula="of:=[.D329]*[.F329]" office:value-type="float" office:value="0.203129650541526">
            <text:p>0.2031296505</text:p>
          </table:table-cell>
          <table:table-cell table:formula="of:=[.C329]" office:value-type="float" office:value="0.907680040895813">
            <text:p>0.9076800409</text:p>
          </table:table-cell>
        </table:table-row>
        <table:table-row table:style-name="ro1">
          <table:table-cell table:formula="of:=RAND()" office:value-type="float" office:value="0.0537109375">
            <text:p>0.0537109375</text:p>
          </table:table-cell>
          <table:table-cell table:formula="of:=RAND()" office:value-type="float" office:value="0.20208740234375">
            <text:p>0.2020874023</text:p>
          </table:table-cell>
          <table:table-cell table:formula="of:=SQRT(1 - [.A330])" office:value-type="float" office:value="0.972773901017086">
            <text:p>0.972773901</text:p>
          </table:table-cell>
          <table:table-cell table:formula="of:=SQRT(1 - (1 - [.A330]))" office:value-type="float" office:value="0.231756202721739">
            <text:p>0.2317562027</text:p>
          </table:table-cell>
          <table:table-cell table:formula="of:=COS(2 * PI() * [.B330])" office:value-type="float" office:value="0.296517158507877">
            <text:p>0.2965171585</text:p>
          </table:table-cell>
          <table:table-cell table:formula="of:=SIN(2 * PI() * [.B330])" office:value-type="float" office:value="0.955027525629714">
            <text:p>0.9550275256</text:p>
          </table:table-cell>
          <table:table-cell table:formula="of:=[.D330]*[.E330]" office:value-type="float" office:value="0.0687196906976258">
            <text:p>0.0687196907</text:p>
          </table:table-cell>
          <table:table-cell table:formula="of:=[.D330]*[.F330]" office:value-type="float" office:value="0.221333552834681">
            <text:p>0.2213335528</text:p>
          </table:table-cell>
          <table:table-cell table:formula="of:=[.C330]" office:value-type="float" office:value="0.972773901017086">
            <text:p>0.972773901</text:p>
          </table:table-cell>
        </table:table-row>
        <table:table-row table:style-name="ro1">
          <table:table-cell table:formula="of:=RAND()" office:value-type="float" office:value="0.453765869140625">
            <text:p>0.4537658691</text:p>
          </table:table-cell>
          <table:table-cell table:formula="of:=RAND()" office:value-type="float" office:value="0.60430908203125">
            <text:p>0.604309082</text:p>
          </table:table-cell>
          <table:table-cell table:formula="of:=SQRT(1 - [.A331])" office:value-type="float" office:value="0.739076539242977">
            <text:p>0.7390765392</text:p>
          </table:table-cell>
          <table:table-cell table:formula="of:=SQRT(1 - (1 - [.A331]))" office:value-type="float" office:value="0.673621458343353">
            <text:p>0.6736214583</text:p>
          </table:table-cell>
          <table:table-cell table:formula="of:=COS(2 * PI() * [.B331])" office:value-type="float" office:value="-0.792808289546014">
            <text:p>-0.7928082895</text:p>
          </table:table-cell>
          <table:table-cell table:formula="of:=SIN(2 * PI() * [.B331])" office:value-type="float" office:value="-0.60947109531718">
            <text:p>-0.6094710953</text:p>
          </table:table-cell>
          <table:table-cell table:formula="of:=[.D331]*[.E331]" office:value-type="float" office:value="-0.534052676190685">
            <text:p>-0.5340526762</text:p>
          </table:table-cell>
          <table:table-cell table:formula="of:=[.D331]*[.F331]" office:value-type="float" office:value="-0.410552808045679">
            <text:p>-0.410552808</text:p>
          </table:table-cell>
          <table:table-cell table:formula="of:=[.C331]" office:value-type="float" office:value="0.739076539242977">
            <text:p>0.7390765392</text:p>
          </table:table-cell>
        </table:table-row>
        <table:table-row table:style-name="ro1">
          <table:table-cell table:formula="of:=RAND()" office:value-type="float" office:value="0.19793701171875">
            <text:p>0.1979370117</text:p>
          </table:table-cell>
          <table:table-cell table:formula="of:=RAND()" office:value-type="float" office:value="0.448089599609375">
            <text:p>0.4480895996</text:p>
          </table:table-cell>
          <table:table-cell table:formula="of:=SQRT(1 - [.A332])" office:value-type="float" office:value="0.895579693986666">
            <text:p>0.895579694</text:p>
          </table:table-cell>
          <table:table-cell table:formula="of:=SQRT(1 - (1 - [.A332]))" office:value-type="float" office:value="0.444901125778245">
            <text:p>0.4449011258</text:p>
          </table:table-cell>
          <table:table-cell table:formula="of:=COS(2 * PI() * [.B332])" office:value-type="float" office:value="-0.947278836828931">
            <text:p>-0.9472788368</text:p>
          </table:table-cell>
          <table:table-cell table:formula="of:=SIN(2 * PI() * [.B332])" office:value-type="float" office:value="0.320410370144332">
            <text:p>0.3204103701</text:p>
          </table:table-cell>
          <table:table-cell table:formula="of:=[.D332]*[.E332]" office:value-type="float" office:value="-0.421445420931098">
            <text:p>-0.4214454209</text:p>
          </table:table-cell>
          <table:table-cell table:formula="of:=[.D332]*[.F332]" office:value-type="float" office:value="0.142550934388238">
            <text:p>0.1425509344</text:p>
          </table:table-cell>
          <table:table-cell table:formula="of:=[.C332]" office:value-type="float" office:value="0.895579693986666">
            <text:p>0.895579694</text:p>
          </table:table-cell>
        </table:table-row>
        <table:table-row table:style-name="ro1">
          <table:table-cell table:formula="of:=RAND()" office:value-type="float" office:value="0.850189208984375">
            <text:p>0.850189209</text:p>
          </table:table-cell>
          <table:table-cell table:formula="of:=RAND()" office:value-type="float" office:value="0.16729736328125">
            <text:p>0.1672973633</text:p>
          </table:table-cell>
          <table:table-cell table:formula="of:=SQRT(1 - [.A333])" office:value-type="float" office:value="0.387053989794221">
            <text:p>0.3870539898</text:p>
          </table:table-cell>
          <table:table-cell table:formula="of:=SQRT(1 - (1 - [.A333]))" office:value-type="float" office:value="0.922057052998552">
            <text:p>0.922057053</text:p>
          </table:table-cell>
          <table:table-cell table:formula="of:=COS(2 * PI() * [.B333])" office:value-type="float" office:value="0.496564211717949">
            <text:p>0.4965642117</text:p>
          </table:table-cell>
          <table:table-cell table:formula="of:=SIN(2 * PI() * [.B333])" office:value-type="float" office:value="0.867999990576573">
            <text:p>0.8679999906</text:p>
          </table:table-cell>
          <table:table-cell table:formula="of:=[.D333]*[.E333]" office:value-type="float" office:value="0.457860533681202">
            <text:p>0.4578605337</text:p>
          </table:table-cell>
          <table:table-cell table:formula="of:=[.D333]*[.F333]" office:value-type="float" office:value="0.800345513313806">
            <text:p>0.8003455133</text:p>
          </table:table-cell>
          <table:table-cell table:formula="of:=[.C333]" office:value-type="float" office:value="0.387053989794221">
            <text:p>0.3870539898</text:p>
          </table:table-cell>
        </table:table-row>
        <table:table-row table:style-name="ro1">
          <table:table-cell table:formula="of:=RAND()" office:value-type="float" office:value="0.253021240234375">
            <text:p>0.2530212402</text:p>
          </table:table-cell>
          <table:table-cell table:formula="of:=RAND()" office:value-type="float" office:value="0.7860107421875">
            <text:p>0.7860107422</text:p>
          </table:table-cell>
          <table:table-cell table:formula="of:=SQRT(1 - [.A334])" office:value-type="float" office:value="0.864279329710959">
            <text:p>0.8642793297</text:p>
          </table:table-cell>
          <table:table-cell table:formula="of:=SQRT(1 - (1 - [.A334]))" office:value-type="float" office:value="0.503012167083834">
            <text:p>0.5030121671</text:p>
          </table:table-cell>
          <table:table-cell table:formula="of:=COS(2 * PI() * [.B334])" office:value-type="float" office:value="0.224336536280494">
            <text:p>0.2243365363</text:p>
          </table:table-cell>
          <table:table-cell table:formula="of:=SIN(2 * PI() * [.B334])" office:value-type="float" office:value="-0.974511733377116">
            <text:p>-0.9745117334</text:p>
          </table:table-cell>
          <table:table-cell table:formula="of:=[.D334]*[.E334]" office:value-type="float" office:value="0.112844007270532">
            <text:p>0.1128440073</text:p>
          </table:table-cell>
          <table:table-cell table:formula="of:=[.D334]*[.F334]" office:value-type="float" office:value="-0.490191258854647">
            <text:p>-0.4901912589</text:p>
          </table:table-cell>
          <table:table-cell table:formula="of:=[.C334]" office:value-type="float" office:value="0.864279329710959">
            <text:p>0.8642793297</text:p>
          </table:table-cell>
        </table:table-row>
        <table:table-row table:style-name="ro1">
          <table:table-cell table:formula="of:=RAND()" office:value-type="float" office:value="0.14361572265625">
            <text:p>0.1436157227</text:p>
          </table:table-cell>
          <table:table-cell table:formula="of:=RAND()" office:value-type="float" office:value="0.8447265625">
            <text:p>0.8447265625</text:p>
          </table:table-cell>
          <table:table-cell table:formula="of:=SQRT(1 - [.A335])" office:value-type="float" office:value="0.925410329174983">
            <text:p>0.9254103292</text:p>
          </table:table-cell>
          <table:table-cell table:formula="of:=SQRT(1 - (1 - [.A335]))" office:value-type="float" office:value="0.378966651113591">
            <text:p>0.3789666511</text:p>
          </table:table-cell>
          <table:table-cell table:formula="of:=COS(2 * PI() * [.B335])" office:value-type="float" office:value="0.560661576197336">
            <text:p>0.5606615762</text:p>
          </table:table-cell>
          <table:table-cell table:formula="of:=SIN(2 * PI() * [.B335])" office:value-type="float" office:value="-0.828045045257756">
            <text:p>-0.8280450453</text:p>
          </table:table-cell>
          <table:table-cell table:formula="of:=[.D335]*[.E335]" office:value-type="float" office:value="0.212472039939572">
            <text:p>0.2124720399</text:p>
          </table:table-cell>
          <table:table-cell table:formula="of:=[.D335]*[.F335]" office:value-type="float" office:value="-0.313801457772533">
            <text:p>-0.3138014578</text:p>
          </table:table-cell>
          <table:table-cell table:formula="of:=[.C335]" office:value-type="float" office:value="0.925410329174983">
            <text:p>0.9254103292</text:p>
          </table:table-cell>
        </table:table-row>
        <table:table-row table:style-name="ro1">
          <table:table-cell table:formula="of:=RAND()" office:value-type="float" office:value="0.801605224609375">
            <text:p>0.8016052246</text:p>
          </table:table-cell>
          <table:table-cell table:formula="of:=RAND()" office:value-type="float" office:value="0.3680419921875">
            <text:p>0.3680419922</text:p>
          </table:table-cell>
          <table:table-cell table:formula="of:=SQRT(1 - [.A336])" office:value-type="float" office:value="0.445415284190636">
            <text:p>0.4454152842</text:p>
          </table:table-cell>
          <table:table-cell table:formula="of:=SQRT(1 - (1 - [.A336]))" office:value-type="float" office:value="0.895324089148379">
            <text:p>0.8953240891</text:p>
          </table:table-cell>
          <table:table-cell table:formula="of:=COS(2 * PI() * [.B336])" office:value-type="float" office:value="-0.675527373536338">
            <text:p>-0.6755273735</text:p>
          </table:table-cell>
          <table:table-cell table:formula="of:=SIN(2 * PI() * [.B336])" office:value-type="float" office:value="0.737334908710483">
            <text:p>0.7373349087</text:p>
          </table:table-cell>
          <table:table-cell table:formula="of:=[.D336]*[.E336]" office:value-type="float" office:value="-0.604815930406219">
            <text:p>-0.6048159304</text:p>
          </table:table-cell>
          <table:table-cell table:formula="of:=[.D336]*[.F336]" office:value-type="float" office:value="0.660153705538517">
            <text:p>0.6601537055</text:p>
          </table:table-cell>
          <table:table-cell table:formula="of:=[.C336]" office:value-type="float" office:value="0.445415284190636">
            <text:p>0.4454152842</text:p>
          </table:table-cell>
        </table:table-row>
        <table:table-row table:style-name="ro1">
          <table:table-cell table:formula="of:=RAND()" office:value-type="float" office:value="0.790252685546875">
            <text:p>0.7902526855</text:p>
          </table:table-cell>
          <table:table-cell table:formula="of:=RAND()" office:value-type="float" office:value="0.269866943359375">
            <text:p>0.2698669434</text:p>
          </table:table-cell>
          <table:table-cell table:formula="of:=SQRT(1 - [.A337])" office:value-type="float" office:value="0.45798178397522">
            <text:p>0.457981784</text:p>
          </table:table-cell>
          <table:table-cell table:formula="of:=SQRT(1 - (1 - [.A337]))" office:value-type="float" office:value="0.888961577092551">
            <text:p>0.8889615771</text:p>
          </table:table-cell>
          <table:table-cell table:formula="of:=COS(2 * PI() * [.B337])" office:value-type="float" office:value="-0.12450376259573">
            <text:p>-0.1245037626</text:p>
          </table:table-cell>
          <table:table-cell table:formula="of:=SIN(2 * PI() * [.B337])" office:value-type="float" office:value="0.992219135624538">
            <text:p>0.9922191356</text:p>
          </table:table-cell>
          <table:table-cell table:formula="of:=[.D337]*[.E337]" office:value-type="float" office:value="-0.110679061151056">
            <text:p>-0.1106790612</text:p>
          </table:table-cell>
          <table:table-cell table:formula="of:=[.D337]*[.F337]" office:value-type="float" office:value="0.882044687626197">
            <text:p>0.8820446876</text:p>
          </table:table-cell>
          <table:table-cell table:formula="of:=[.C337]" office:value-type="float" office:value="0.45798178397522">
            <text:p>0.457981784</text:p>
          </table:table-cell>
        </table:table-row>
        <table:table-row table:style-name="ro1">
          <table:table-cell table:formula="of:=RAND()" office:value-type="float" office:value="0.856964111328125">
            <text:p>0.8569641113</text:p>
          </table:table-cell>
          <table:table-cell table:formula="of:=RAND()" office:value-type="float" office:value="0.2576904296875">
            <text:p>0.2576904297</text:p>
          </table:table-cell>
          <table:table-cell table:formula="of:=SQRT(1 - [.A338])" office:value-type="float" office:value="0.378200857576863">
            <text:p>0.3782008576</text:p>
          </table:table-cell>
          <table:table-cell table:formula="of:=SQRT(1 - (1 - [.A338]))" office:value-type="float" office:value="0.925723560966299">
            <text:p>0.925723561</text:p>
          </table:table-cell>
          <table:table-cell table:formula="of:=COS(2 * PI() * [.B338])" office:value-type="float" office:value="-0.0483015934494801">
            <text:p>-0.0483015934</text:p>
          </table:table-cell>
          <table:table-cell table:formula="of:=SIN(2 * PI() * [.B338])" office:value-type="float" office:value="0.998832796853528">
            <text:p>0.9988327969</text:p>
          </table:table-cell>
          <table:table-cell table:formula="of:=[.D338]*[.E338]" office:value-type="float" office:value="-0.0447139230883991">
            <text:p>-0.0447139231</text:p>
          </table:table-cell>
          <table:table-cell table:formula="of:=[.D338]*[.F338]" office:value-type="float" office:value="0.924643053513176">
            <text:p>0.9246430535</text:p>
          </table:table-cell>
          <table:table-cell table:formula="of:=[.C338]" office:value-type="float" office:value="0.378200857576863">
            <text:p>0.3782008576</text:p>
          </table:table-cell>
        </table:table-row>
        <table:table-row table:style-name="ro1">
          <table:table-cell table:formula="of:=RAND()" office:value-type="float" office:value="0.074371337890625">
            <text:p>0.0743713379</text:p>
          </table:table-cell>
          <table:table-cell table:formula="of:=RAND()" office:value-type="float" office:value="0.292144775390625">
            <text:p>0.2921447754</text:p>
          </table:table-cell>
          <table:table-cell table:formula="of:=SQRT(1 - [.A339])" office:value-type="float" office:value="0.962095973439955">
            <text:p>0.9620959734</text:p>
          </table:table-cell>
          <table:table-cell table:formula="of:=SQRT(1 - (1 - [.A339]))" office:value-type="float" office:value="0.272711088682923">
            <text:p>0.2727110887</text:p>
          </table:table-cell>
          <table:table-cell table:formula="of:=COS(2 * PI() * [.B339])" office:value-type="float" office:value="-0.261719558244249">
            <text:p>-0.2617195582</text:p>
          </table:table-cell>
          <table:table-cell table:formula="of:=SIN(2 * PI() * [.B339])" office:value-type="float" office:value="0.965143964822055">
            <text:p>0.9651439648</text:p>
          </table:table-cell>
          <table:table-cell table:formula="of:=[.D339]*[.E339]" office:value-type="float" office:value="-0.0713738256584028">
            <text:p>-0.0713738257</text:p>
          </table:table-cell>
          <table:table-cell table:formula="of:=[.D339]*[.F339]" office:value-type="float" office:value="0.263205461382375">
            <text:p>0.2632054614</text:p>
          </table:table-cell>
          <table:table-cell table:formula="of:=[.C339]" office:value-type="float" office:value="0.962095973439955">
            <text:p>0.9620959734</text:p>
          </table:table-cell>
        </table:table-row>
        <table:table-row table:style-name="ro1">
          <table:table-cell table:formula="of:=RAND()" office:value-type="float" office:value="0.463134765625">
            <text:p>0.4631347656</text:p>
          </table:table-cell>
          <table:table-cell table:formula="of:=RAND()" office:value-type="float" office:value="0.6044921875">
            <text:p>0.6044921875</text:p>
          </table:table-cell>
          <table:table-cell table:formula="of:=SQRT(1 - [.A340])" office:value-type="float" office:value="0.732710880480835">
            <text:p>0.7327108805</text:p>
          </table:table-cell>
          <table:table-cell table:formula="of:=SQRT(1 - (1 - [.A340]))" office:value-type="float" office:value="0.680540054386955">
            <text:p>0.6805400544</text:p>
          </table:table-cell>
          <table:table-cell table:formula="of:=COS(2 * PI() * [.B340])" office:value-type="float" office:value="-0.792106577300212">
            <text:p>-0.7921065773</text:p>
          </table:table-cell>
          <table:table-cell table:formula="of:=SIN(2 * PI() * [.B340])" office:value-type="float" office:value="-0.610382806276309">
            <text:p>-0.6103828063</text:p>
          </table:table-cell>
          <table:table-cell table:formula="of:=[.D340]*[.E340]" office:value-type="float" office:value="-0.539060253196151">
            <text:p>-0.5390602532</text:p>
          </table:table-cell>
          <table:table-cell table:formula="of:=[.D340]*[.F340]" office:value-type="float" office:value="-0.415389948180142">
            <text:p>-0.4153899482</text:p>
          </table:table-cell>
          <table:table-cell table:formula="of:=[.C340]" office:value-type="float" office:value="0.732710880480835">
            <text:p>0.7327108805</text:p>
          </table:table-cell>
        </table:table-row>
        <table:table-row table:style-name="ro1">
          <table:table-cell table:formula="of:=RAND()" office:value-type="float" office:value="0.760345458984375">
            <text:p>0.760345459</text:p>
          </table:table-cell>
          <table:table-cell table:formula="of:=RAND()" office:value-type="float" office:value="0.801422119140625">
            <text:p>0.8014221191</text:p>
          </table:table-cell>
          <table:table-cell table:formula="of:=SQRT(1 - [.A341])" office:value-type="float" office:value="0.489545238987803">
            <text:p>0.489545239</text:p>
          </table:table-cell>
          <table:table-cell table:formula="of:=SQRT(1 - (1 - [.A341]))" office:value-type="float" office:value="0.871977900513754">
            <text:p>0.8719779005</text:p>
          </table:table-cell>
          <table:table-cell table:formula="of:=COS(2 * PI() * [.B341])" office:value-type="float" office:value="0.317502651718252">
            <text:p>0.3175026517</text:p>
          </table:table-cell>
          <table:table-cell table:formula="of:=SIN(2 * PI() * [.B341])" office:value-type="float" office:value="-0.948257383916349">
            <text:p>-0.9482573839</text:p>
          </table:table-cell>
          <table:table-cell table:formula="of:=[.D341]*[.E341]" office:value-type="float" office:value="0.276855295652832">
            <text:p>0.2768552957</text:p>
          </table:table-cell>
          <table:table-cell table:formula="of:=[.D341]*[.F341]" office:value-type="float" office:value="-0.826859482774043">
            <text:p>-0.8268594828</text:p>
          </table:table-cell>
          <table:table-cell table:formula="of:=[.C341]" office:value-type="float" office:value="0.489545238987803">
            <text:p>0.489545239</text:p>
          </table:table-cell>
        </table:table-row>
        <table:table-row table:style-name="ro1">
          <table:table-cell table:formula="of:=RAND()" office:value-type="float" office:value="0.81268310546875">
            <text:p>0.8126831055</text:p>
          </table:table-cell>
          <table:table-cell table:formula="of:=RAND()" office:value-type="float" office:value="0.313201904296875">
            <text:p>0.3132019043</text:p>
          </table:table-cell>
          <table:table-cell table:formula="of:=SQRT(1 - [.A342])" office:value-type="float" office:value="0.432801218264517">
            <text:p>0.4328012183</text:p>
          </table:table-cell>
          <table:table-cell table:formula="of:=SQRT(1 - (1 - [.A342]))" office:value-type="float" office:value="0.901489381783696">
            <text:p>0.9014893818</text:p>
          </table:table-cell>
          <table:table-cell table:formula="of:=COS(2 * PI() * [.B342])" office:value-type="float" office:value="-0.386754186279524">
            <text:p>-0.3867541863</text:p>
          </table:table-cell>
          <table:table-cell table:formula="of:=SIN(2 * PI() * [.B342])" office:value-type="float" office:value="0.922182844882328">
            <text:p>0.9221828449</text:p>
          </table:table-cell>
          <table:table-cell table:formula="of:=[.D342]*[.E342]" office:value-type="float" office:value="-0.348654792291384">
            <text:p>-0.3486547923</text:p>
          </table:table-cell>
          <table:table-cell table:formula="of:=[.D342]*[.F342]" office:value-type="float" office:value="0.831338042724499">
            <text:p>0.8313380427</text:p>
          </table:table-cell>
          <table:table-cell table:formula="of:=[.C342]" office:value-type="float" office:value="0.432801218264517">
            <text:p>0.4328012183</text:p>
          </table:table-cell>
        </table:table-row>
        <table:table-row table:style-name="ro1">
          <table:table-cell table:formula="of:=RAND()" office:value-type="float" office:value="0.402740478515625">
            <text:p>0.4027404785</text:p>
          </table:table-cell>
          <table:table-cell table:formula="of:=RAND()" office:value-type="float" office:value="0.999786376953125">
            <text:p>0.999786377</text:p>
          </table:table-cell>
          <table:table-cell table:formula="of:=SQRT(1 - [.A343])" office:value-type="float" office:value="0.772825673411782">
            <text:p>0.7728256734</text:p>
          </table:table-cell>
          <table:table-cell table:formula="of:=SQRT(1 - (1 - [.A343]))" office:value-type="float" office:value="0.634618372343273">
            <text:p>0.6346183723</text:p>
          </table:table-cell>
          <table:table-cell table:formula="of:=COS(2 * PI() * [.B343])" office:value-type="float" office:value="0.999999099205168">
            <text:p>0.9999990992</text:p>
          </table:table-cell>
          <table:table-cell table:formula="of:=SIN(2 * PI() * [.B343])" office:value-type="float" office:value="-0.00134223278637417">
            <text:p>-0.0013422328</text:p>
          </table:table-cell>
          <table:table-cell table:formula="of:=[.D343]*[.E343]" office:value-type="float" office:value="0.634617800682323">
            <text:p>0.6346178007</text:p>
          </table:table-cell>
          <table:table-cell table:formula="of:=[.D343]*[.F343]" office:value-type="float" office:value="-0.000851805586194551">
            <text:p>-0.0008518056</text:p>
          </table:table-cell>
          <table:table-cell table:formula="of:=[.C343]" office:value-type="float" office:value="0.772825673411782">
            <text:p>0.7728256734</text:p>
          </table:table-cell>
        </table:table-row>
        <table:table-row table:style-name="ro1">
          <table:table-cell table:formula="of:=RAND()" office:value-type="float" office:value="0.28839111328125">
            <text:p>0.2883911133</text:p>
          </table:table-cell>
          <table:table-cell table:formula="of:=RAND()" office:value-type="float" office:value="0.73809814453125">
            <text:p>0.7380981445</text:p>
          </table:table-cell>
          <table:table-cell table:formula="of:=SQRT(1 - [.A344])" office:value-type="float" office:value="0.843569135707768">
            <text:p>0.8435691357</text:p>
          </table:table-cell>
          <table:table-cell table:formula="of:=SQRT(1 - (1 - [.A344]))" office:value-type="float" office:value="0.537020589252638">
            <text:p>0.5370205893</text:p>
          </table:table-cell>
          <table:table-cell table:formula="of:=COS(2 * PI() * [.B344])" office:value-type="float" office:value="-0.074711882961268">
            <text:p>-0.074711883</text:p>
          </table:table-cell>
          <table:table-cell table:formula="of:=SIN(2 * PI() * [.B344])" office:value-type="float" office:value="-0.997205161711662">
            <text:p>-0.9972051617</text:p>
          </table:table-cell>
          <table:table-cell table:formula="of:=[.D344]*[.E344]" office:value-type="float" office:value="-0.0401218194120343">
            <text:p>-0.0401218194</text:p>
          </table:table-cell>
          <table:table-cell table:formula="of:=[.D344]*[.F344]" office:value-type="float" office:value="-0.535519703548168">
            <text:p>-0.5355197035</text:p>
          </table:table-cell>
          <table:table-cell table:formula="of:=[.C344]" office:value-type="float" office:value="0.843569135707768">
            <text:p>0.8435691357</text:p>
          </table:table-cell>
        </table:table-row>
        <table:table-row table:style-name="ro1">
          <table:table-cell table:formula="of:=RAND()" office:value-type="float" office:value="0.970977783203125">
            <text:p>0.9709777832</text:p>
          </table:table-cell>
          <table:table-cell table:formula="of:=RAND()" office:value-type="float" office:value="0.901458740234375">
            <text:p>0.9014587402</text:p>
          </table:table-cell>
          <table:table-cell table:formula="of:=SQRT(1 - [.A345])" office:value-type="float" office:value="0.170359081932473">
            <text:p>0.1703590819</text:p>
          </table:table-cell>
          <table:table-cell table:formula="of:=SQRT(1 - (1 - [.A345]))" office:value-type="float" office:value="0.985382049361122">
            <text:p>0.9853820494</text:p>
          </table:table-cell>
          <table:table-cell table:formula="of:=COS(2 * PI() * [.B345])" office:value-type="float" office:value="0.814370304048371">
            <text:p>0.814370304</text:p>
          </table:table-cell>
          <table:table-cell table:formula="of:=SIN(2 * PI() * [.B345])" office:value-type="float" office:value="-0.580345593490779">
            <text:p>-0.5803455935</text:p>
          </table:table-cell>
          <table:table-cell table:formula="of:=[.D345]*[.E345]" office:value-type="float" office:value="0.802465879142024">
            <text:p>0.8024658791</text:p>
          </table:table-cell>
          <table:table-cell table:formula="of:=[.D345]*[.F345]" office:value-type="float" office:value="-0.57186213025164">
            <text:p>-0.5718621303</text:p>
          </table:table-cell>
          <table:table-cell table:formula="of:=[.C345]" office:value-type="float" office:value="0.170359081932473">
            <text:p>0.1703590819</text:p>
          </table:table-cell>
        </table:table-row>
        <table:table-row table:style-name="ro1">
          <table:table-cell table:formula="of:=RAND()" office:value-type="float" office:value="0.3349609375">
            <text:p>0.3349609375</text:p>
          </table:table-cell>
          <table:table-cell table:formula="of:=RAND()" office:value-type="float" office:value="0.43426513671875">
            <text:p>0.4342651367</text:p>
          </table:table-cell>
          <table:table-cell table:formula="of:=SQRT(1 - [.A346])" office:value-type="float" office:value="0.815499271918743">
            <text:p>0.8154992719</text:p>
          </table:table-cell>
          <table:table-cell table:formula="of:=SQRT(1 - (1 - [.A346]))" office:value-type="float" office:value="0.578758099295379">
            <text:p>0.5787580993</text:p>
          </table:table-cell>
          <table:table-cell table:formula="of:=COS(2 * PI() * [.B346])" office:value-type="float" office:value="-0.91591110540151">
            <text:p>-0.9159111054</text:p>
          </table:table-cell>
          <table:table-cell table:formula="of:=SIN(2 * PI() * [.B346])" office:value-type="float" office:value="0.401381174200017">
            <text:p>0.4013811742</text:p>
          </table:table-cell>
          <table:table-cell table:formula="of:=[.D346]*[.E346]" office:value-type="float" office:value="-0.530090970485708">
            <text:p>-0.5300909705</text:p>
          </table:table-cell>
          <table:table-cell table:formula="of:=[.D346]*[.F346]" office:value-type="float" office:value="0.232302605472949">
            <text:p>0.2323026055</text:p>
          </table:table-cell>
          <table:table-cell table:formula="of:=[.C346]" office:value-type="float" office:value="0.815499271918743">
            <text:p>0.8154992719</text:p>
          </table:table-cell>
        </table:table-row>
        <table:table-row table:style-name="ro1">
          <table:table-cell table:formula="of:=RAND()" office:value-type="float" office:value="0.944732666015625">
            <text:p>0.944732666</text:p>
          </table:table-cell>
          <table:table-cell table:formula="of:=RAND()" office:value-type="float" office:value="0.342803955078125">
            <text:p>0.3428039551</text:p>
          </table:table-cell>
          <table:table-cell table:formula="of:=SQRT(1 - [.A347])" office:value-type="float" office:value="0.235090055052048">
            <text:p>0.2350900551</text:p>
          </table:table-cell>
          <table:table-cell table:formula="of:=SQRT(1 - (1 - [.A347]))" office:value-type="float" office:value="0.971973593270735">
            <text:p>0.9719735933</text:p>
          </table:table-cell>
          <table:table-cell table:formula="of:=COS(2 * PI() * [.B347])" office:value-type="float" office:value="-0.550618045767584">
            <text:p>-0.5506180458</text:p>
          </table:table-cell>
          <table:table-cell table:formula="of:=SIN(2 * PI() * [.B347])" office:value-type="float" office:value="0.834757310644888">
            <text:p>0.8347573106</text:p>
          </table:table-cell>
          <table:table-cell table:formula="of:=[.D347]*[.E347]" office:value-type="float" office:value="-0.535186200464429">
            <text:p>-0.5351862005</text:p>
          </table:table-cell>
          <table:table-cell table:formula="of:=[.D347]*[.F347]" office:value-type="float" office:value="0.811362062736528">
            <text:p>0.8113620627</text:p>
          </table:table-cell>
          <table:table-cell table:formula="of:=[.C347]" office:value-type="float" office:value="0.235090055052048">
            <text:p>0.2350900551</text:p>
          </table:table-cell>
        </table:table-row>
        <table:table-row table:style-name="ro1">
          <table:table-cell table:formula="of:=RAND()" office:value-type="float" office:value="0.566986083984375">
            <text:p>0.566986084</text:p>
          </table:table-cell>
          <table:table-cell table:formula="of:=RAND()" office:value-type="float" office:value="0.496490478515625">
            <text:p>0.4964904785</text:p>
          </table:table-cell>
          <table:table-cell table:formula="of:=SQRT(1 - [.A348])" office:value-type="float" office:value="0.65803792900989">
            <text:p>0.658037929</text:p>
          </table:table-cell>
          <table:table-cell table:formula="of:=SQRT(1 - (1 - [.A348]))" office:value-type="float" office:value="0.752984783368412">
            <text:p>0.7529847834</text:p>
          </table:table-cell>
          <table:table-cell table:formula="of:=COS(2 * PI() * [.B348])" office:value-type="float" office:value="-0.999756887127949">
            <text:p>-0.9997568871</text:p>
          </table:table-cell>
          <table:table-cell table:formula="of:=SIN(2 * PI() * [.B348])" office:value-type="float" office:value="0.0220491868383662">
            <text:p>0.0220491868</text:p>
          </table:table-cell>
          <table:table-cell table:formula="of:=[.D348]*[.E348]" office:value-type="float" office:value="-0.752801723075117">
            <text:p>-0.7528017231</text:p>
          </table:table-cell>
          <table:table-cell table:formula="of:=[.D348]*[.F348]" office:value-type="float" office:value="0.0166027021749369">
            <text:p>0.0166027022</text:p>
          </table:table-cell>
          <table:table-cell table:formula="of:=[.C348]" office:value-type="float" office:value="0.65803792900989">
            <text:p>0.658037929</text:p>
          </table:table-cell>
        </table:table-row>
        <table:table-row table:style-name="ro1">
          <table:table-cell table:formula="of:=RAND()" office:value-type="float" office:value="0.5361328125">
            <text:p>0.5361328125</text:p>
          </table:table-cell>
          <table:table-cell table:formula="of:=RAND()" office:value-type="float" office:value="0.28326416015625">
            <text:p>0.2832641602</text:p>
          </table:table-cell>
          <table:table-cell table:formula="of:=SQRT(1 - [.A349])" office:value-type="float" office:value="0.68107795992823">
            <text:p>0.6810779599</text:p>
          </table:table-cell>
          <table:table-cell table:formula="of:=SQRT(1 - (1 - [.A349]))" office:value-type="float" office:value="0.732210907116249">
            <text:p>0.7322109071</text:p>
          </table:table-cell>
          <table:table-cell table:formula="of:=COS(2 * PI() * [.B349])" office:value-type="float" office:value="-0.207486540966021">
            <text:p>-0.207486541</text:p>
          </table:table-cell>
          <table:table-cell table:formula="of:=SIN(2 * PI() * [.B349])" office:value-type="float" office:value="0.978237872563701">
            <text:p>0.9782378726</text:p>
          </table:table-cell>
          <table:table-cell table:formula="of:=[.D349]*[.E349]" office:value-type="float" office:value="-0.151923908375143">
            <text:p>-0.1519239084</text:p>
          </table:table-cell>
          <table:table-cell table:formula="of:=[.D349]*[.F349]" office:value-type="float" office:value="0.716276440045337">
            <text:p>0.71627644</text:p>
          </table:table-cell>
          <table:table-cell table:formula="of:=[.C349]" office:value-type="float" office:value="0.68107795992823">
            <text:p>0.6810779599</text:p>
          </table:table-cell>
        </table:table-row>
        <table:table-row table:style-name="ro1">
          <table:table-cell table:formula="of:=RAND()" office:value-type="float" office:value="0.019622802734375">
            <text:p>0.0196228027</text:p>
          </table:table-cell>
          <table:table-cell table:formula="of:=RAND()" office:value-type="float" office:value="0.517364501953125">
            <text:p>0.517364502</text:p>
          </table:table-cell>
          <table:table-cell table:formula="of:=SQRT(1 - [.A350])" office:value-type="float" office:value="0.990139988721607">
            <text:p>0.9901399887</text:p>
          </table:table-cell>
          <table:table-cell table:formula="of:=SQRT(1 - (1 - [.A350]))" office:value-type="float" office:value="0.140081414664384">
            <text:p>0.1400814147</text:p>
          </table:table-cell>
          <table:table-cell table:formula="of:=COS(2 * PI() * [.B350])" office:value-type="float" office:value="-0.99405401855651">
            <text:p>-0.9940540186</text:p>
          </table:table-cell>
          <table:table-cell table:formula="of:=SIN(2 * PI() * [.B350])" office:value-type="float" office:value="-0.108888053484545">
            <text:p>-0.1088880535</text:p>
          </table:table-cell>
          <table:table-cell table:formula="of:=[.D350]*[.E350]" office:value-type="float" office:value="-0.139248493172211">
            <text:p>-0.1392484932</text:p>
          </table:table-cell>
          <table:table-cell table:formula="of:=[.D350]*[.F350]" office:value-type="float" office:value="-0.0152531925721662">
            <text:p>-0.0152531926</text:p>
          </table:table-cell>
          <table:table-cell table:formula="of:=[.C350]" office:value-type="float" office:value="0.990139988721607">
            <text:p>0.9901399887</text:p>
          </table:table-cell>
        </table:table-row>
        <table:table-row table:style-name="ro1">
          <table:table-cell table:formula="of:=RAND()" office:value-type="float" office:value="0.19525146484375">
            <text:p>0.1952514648</text:p>
          </table:table-cell>
          <table:table-cell table:formula="of:=RAND()" office:value-type="float" office:value="0.678375244140625">
            <text:p>0.6783752441</text:p>
          </table:table-cell>
          <table:table-cell table:formula="of:=SQRT(1 - [.A351])" office:value-type="float" office:value="0.897077775422092">
            <text:p>0.8970777754</text:p>
          </table:table-cell>
          <table:table-cell table:formula="of:=SQRT(1 - (1 - [.A351]))" office:value-type="float" office:value="0.441872679449352">
            <text:p>0.4418726794</text:p>
          </table:table-cell>
          <table:table-cell table:formula="of:=COS(2 * PI() * [.B351])" office:value-type="float" office:value="-0.434994000309759">
            <text:p>-0.4349940003</text:p>
          </table:table-cell>
          <table:table-cell table:formula="of:=SIN(2 * PI() * [.B351])" office:value-type="float" office:value="-0.90043335105632">
            <text:p>-0.9004333511</text:p>
          </table:table-cell>
          <table:table-cell table:formula="of:=[.D351]*[.E351]" office:value-type="float" office:value="-0.192211964461266">
            <text:p>-0.1922119645</text:p>
          </table:table-cell>
          <table:table-cell table:formula="of:=[.D351]*[.F351]" office:value-type="float" office:value="-0.397876897496815">
            <text:p>-0.3978768975</text:p>
          </table:table-cell>
          <table:table-cell table:formula="of:=[.C351]" office:value-type="float" office:value="0.897077775422092">
            <text:p>0.8970777754</text:p>
          </table:table-cell>
        </table:table-row>
        <table:table-row table:style-name="ro1">
          <table:table-cell table:formula="of:=RAND()" office:value-type="float" office:value="0.947967529296875">
            <text:p>0.9479675293</text:p>
          </table:table-cell>
          <table:table-cell table:formula="of:=RAND()" office:value-type="float" office:value="0.695892333984375">
            <text:p>0.695892334</text:p>
          </table:table-cell>
          <table:table-cell table:formula="of:=SQRT(1 - [.A352])" office:value-type="float" office:value="0.228106270635257">
            <text:p>0.2281062706</text:p>
          </table:table-cell>
          <table:table-cell table:formula="of:=SQRT(1 - (1 - [.A352]))" office:value-type="float" office:value="0.973636240747475">
            <text:p>0.9736362407</text:p>
          </table:table-cell>
          <table:table-cell table:formula="of:=COS(2 * PI() * [.B352])" office:value-type="float" office:value="-0.333457387769847">
            <text:p>-0.3334573878</text:p>
          </table:table-cell>
          <table:table-cell table:formula="of:=SIN(2 * PI() * [.B352])" office:value-type="float" office:value="-0.942765172533282">
            <text:p>-0.9427651725</text:p>
          </table:table-cell>
          <table:table-cell table:formula="of:=[.D352]*[.E352]" office:value-type="float" office:value="-0.324666197477707">
            <text:p>-0.3246661975</text:p>
          </table:table-cell>
          <table:table-cell table:formula="of:=[.D352]*[.F352]" office:value-type="float" office:value="-0.91791033849295">
            <text:p>-0.9179103385</text:p>
          </table:table-cell>
          <table:table-cell table:formula="of:=[.C352]" office:value-type="float" office:value="0.228106270635257">
            <text:p>0.2281062706</text:p>
          </table:table-cell>
        </table:table-row>
        <table:table-row table:style-name="ro1">
          <table:table-cell table:formula="of:=RAND()" office:value-type="float" office:value="0.05517578125">
            <text:p>0.0551757813</text:p>
          </table:table-cell>
          <table:table-cell table:formula="of:=RAND()" office:value-type="float" office:value="0.7066650390625">
            <text:p>0.7066650391</text:p>
          </table:table-cell>
          <table:table-cell table:formula="of:=SQRT(1 - [.A353])" office:value-type="float" office:value="0.972020688437237">
            <text:p>0.9720206884</text:p>
          </table:table-cell>
          <table:table-cell table:formula="of:=SQRT(1 - (1 - [.A353]))" office:value-type="float" office:value="0.234895255912077">
            <text:p>0.2348952559</text:p>
          </table:table-cell>
          <table:table-cell table:formula="of:=COS(2 * PI() * [.B353])" office:value-type="float" office:value="-0.268929670420357">
            <text:p>-0.2689296704</text:p>
          </table:table-cell>
          <table:table-cell table:formula="of:=SIN(2 * PI() * [.B353])" office:value-type="float" office:value="-0.963159816628371">
            <text:p>-0.9631598166</text:p>
          </table:table-cell>
          <table:table-cell table:formula="of:=[.D353]*[.E353]" office:value-type="float" office:value="-0.0631703037557403">
            <text:p>-0.0631703038</text:p>
          </table:table-cell>
          <table:table-cell table:formula="of:=[.D353]*[.F353]" office:value-type="float" office:value="-0.22624167161115">
            <text:p>-0.2262416716</text:p>
          </table:table-cell>
          <table:table-cell table:formula="of:=[.C353]" office:value-type="float" office:value="0.972020688437237">
            <text:p>0.9720206884</text:p>
          </table:table-cell>
        </table:table-row>
        <table:table-row table:style-name="ro1">
          <table:table-cell table:formula="of:=RAND()" office:value-type="float" office:value="0.0816650390625">
            <text:p>0.0816650391</text:p>
          </table:table-cell>
          <table:table-cell table:formula="of:=RAND()" office:value-type="float" office:value="0.127532958984375">
            <text:p>0.127532959</text:p>
          </table:table-cell>
          <table:table-cell table:formula="of:=SQRT(1 - [.A354])" office:value-type="float" office:value="0.95829794998085">
            <text:p>0.95829795</text:p>
          </table:table-cell>
          <table:table-cell table:formula="of:=SQRT(1 - (1 - [.A354]))" office:value-type="float" office:value="0.285770955596436">
            <text:p>0.2857709556</text:p>
          </table:table-cell>
          <table:table-cell table:formula="of:=COS(2 * PI() * [.B354])" office:value-type="float" office:value="0.695764066758754">
            <text:p>0.6957640668</text:p>
          </table:table-cell>
          <table:table-cell table:formula="of:=SIN(2 * PI() * [.B354])" office:value-type="float" office:value="0.718270397139768">
            <text:p>0.7182703971</text:p>
          </table:table-cell>
          <table:table-cell table:formula="of:=[.D354]*[.E354]" office:value-type="float" office:value="0.198829162227311">
            <text:p>0.1988291622</text:p>
          </table:table-cell>
          <table:table-cell table:formula="of:=[.D354]*[.F354]" office:value-type="float" office:value="0.205260817767263">
            <text:p>0.2052608178</text:p>
          </table:table-cell>
          <table:table-cell table:formula="of:=[.C354]" office:value-type="float" office:value="0.95829794998085">
            <text:p>0.95829795</text:p>
          </table:table-cell>
        </table:table-row>
        <table:table-row table:style-name="ro1">
          <table:table-cell table:formula="of:=RAND()" office:value-type="float" office:value="0.472503662109375">
            <text:p>0.4725036621</text:p>
          </table:table-cell>
          <table:table-cell table:formula="of:=RAND()" office:value-type="float" office:value="0.630889892578125">
            <text:p>0.6308898926</text:p>
          </table:table-cell>
          <table:table-cell table:formula="of:=SQRT(1 - [.A355])" office:value-type="float" office:value="0.726289431212258">
            <text:p>0.7262894312</text:p>
          </table:table-cell>
          <table:table-cell table:formula="of:=SQRT(1 - (1 - [.A355]))" office:value-type="float" office:value="0.68738901803082">
            <text:p>0.687389018</text:p>
          </table:table-cell>
          <table:table-cell table:formula="of:=COS(2 * PI() * [.B355])" office:value-type="float" office:value="-0.680460500587324">
            <text:p>-0.6804605006</text:p>
          </table:table-cell>
          <table:table-cell table:formula="of:=SIN(2 * PI() * [.B355])" office:value-type="float" office:value="-0.732784761809666">
            <text:p>-0.7327847618</text:p>
          </table:table-cell>
          <table:table-cell table:formula="of:=[.D355]*[.E355]" office:value-type="float" office:value="-0.467741075307481">
            <text:p>-0.4677410753</text:p>
          </table:table-cell>
          <table:table-cell table:formula="of:=[.D355]*[.F355]" office:value-type="float" office:value="-0.503708197848294">
            <text:p>-0.5037081978</text:p>
          </table:table-cell>
          <table:table-cell table:formula="of:=[.C355]" office:value-type="float" office:value="0.726289431212258">
            <text:p>0.7262894312</text:p>
          </table:table-cell>
        </table:table-row>
        <table:table-row table:style-name="ro1">
          <table:table-cell table:formula="of:=RAND()" office:value-type="float" office:value="0.74066162109375">
            <text:p>0.7406616211</text:p>
          </table:table-cell>
          <table:table-cell table:formula="of:=RAND()" office:value-type="float" office:value="0.807403564453125">
            <text:p>0.8074035645</text:p>
          </table:table-cell>
          <table:table-cell table:formula="of:=SQRT(1 - [.A356])" office:value-type="float" office:value="0.509252765241633">
            <text:p>0.5092527652</text:p>
          </table:table-cell>
          <table:table-cell table:formula="of:=SQRT(1 - (1 - [.A356]))" office:value-type="float" office:value="0.860617000235151">
            <text:p>0.8606170002</text:p>
          </table:table-cell>
          <table:table-cell table:formula="of:=COS(2 * PI() * [.B356])" office:value-type="float" office:value="0.3529079724235">
            <text:p>0.3529079724</text:p>
          </table:table-cell>
          <table:table-cell table:formula="of:=SIN(2 * PI() * [.B356])" office:value-type="float" office:value="-0.935658037426032">
            <text:p>-0.9356580374</text:p>
          </table:table-cell>
          <table:table-cell table:formula="of:=[.D356]*[.E356]" office:value-type="float" office:value="0.303718600586182">
            <text:p>0.3037186006</text:p>
          </table:table-cell>
          <table:table-cell table:formula="of:=[.D356]*[.F356]" office:value-type="float" office:value="-0.8052432134155">
            <text:p>-0.8052432134</text:p>
          </table:table-cell>
          <table:table-cell table:formula="of:=[.C356]" office:value-type="float" office:value="0.509252765241633">
            <text:p>0.5092527652</text:p>
          </table:table-cell>
        </table:table-row>
        <table:table-row table:style-name="ro1">
          <table:table-cell table:formula="of:=RAND()" office:value-type="float" office:value="0.320037841796875">
            <text:p>0.3200378418</text:p>
          </table:table-cell>
          <table:table-cell table:formula="of:=RAND()" office:value-type="float" office:value="0.07568359375">
            <text:p>0.0756835938</text:p>
          </table:table-cell>
          <table:table-cell table:formula="of:=SQRT(1 - [.A357])" office:value-type="float" office:value="0.824598179844659">
            <text:p>0.8245981798</text:p>
          </table:table-cell>
          <table:table-cell table:formula="of:=SQRT(1 - (1 - [.A357]))" office:value-type="float" office:value="0.565718871699429">
            <text:p>0.5657188717</text:p>
          </table:table-cell>
          <table:table-cell table:formula="of:=COS(2 * PI() * [.B357])" office:value-type="float" office:value="0.889048355854665">
            <text:p>0.8890483559</text:p>
          </table:table-cell>
          <table:table-cell table:formula="of:=SIN(2 * PI() * [.B357])" office:value-type="float" office:value="0.457813303598877">
            <text:p>0.4578133036</text:p>
          </table:table-cell>
          <table:table-cell table:formula="of:=[.D357]*[.E357]" office:value-type="float" office:value="0.502951432760333">
            <text:p>0.5029514328</text:p>
          </table:table-cell>
          <table:table-cell table:formula="of:=[.D357]*[.F357]" office:value-type="float" office:value="0.258993625560945">
            <text:p>0.2589936256</text:p>
          </table:table-cell>
          <table:table-cell table:formula="of:=[.C357]" office:value-type="float" office:value="0.824598179844659">
            <text:p>0.8245981798</text:p>
          </table:table-cell>
        </table:table-row>
        <table:table-row table:style-name="ro1">
          <table:table-cell table:formula="of:=RAND()" office:value-type="float" office:value="0.71868896484375">
            <text:p>0.7186889648</text:p>
          </table:table-cell>
          <table:table-cell table:formula="of:=RAND()" office:value-type="float" office:value="0.3773193359375">
            <text:p>0.3773193359</text:p>
          </table:table-cell>
          <table:table-cell table:formula="of:=SQRT(1 - [.A358])" office:value-type="float" office:value="0.530387627265427">
            <text:p>0.5303876273</text:p>
          </table:table-cell>
          <table:table-cell table:formula="of:=SQRT(1 - (1 - [.A358]))" office:value-type="float" office:value="0.847755250555106">
            <text:p>0.8477552506</text:p>
          </table:table-cell>
          <table:table-cell table:formula="of:=COS(2 * PI() * [.B358])" office:value-type="float" office:value="-0.717335872783522">
            <text:p>-0.7173358728</text:p>
          </table:table-cell>
          <table:table-cell table:formula="of:=SIN(2 * PI() * [.B358])" office:value-type="float" office:value="0.696727526094601">
            <text:p>0.6967275261</text:p>
          </table:table-cell>
          <table:table-cell table:formula="of:=[.D358]*[.E358]" office:value-type="float" office:value="-0.60812525256376">
            <text:p>-0.6081252526</text:p>
          </table:table-cell>
          <table:table-cell table:formula="of:=[.D358]*[.F358]" office:value-type="float" office:value="0.590654418452967">
            <text:p>0.5906544185</text:p>
          </table:table-cell>
          <table:table-cell table:formula="of:=[.C358]" office:value-type="float" office:value="0.530387627265427">
            <text:p>0.5303876273</text:p>
          </table:table-cell>
        </table:table-row>
        <table:table-row table:style-name="ro1">
          <table:table-cell table:formula="of:=RAND()" office:value-type="float" office:value="0.187591552734375">
            <text:p>0.1875915527</text:p>
          </table:table-cell>
          <table:table-cell table:formula="of:=RAND()" office:value-type="float" office:value="0.00213623046875">
            <text:p>0.0021362305</text:p>
          </table:table-cell>
          <table:table-cell table:formula="of:=SQRT(1 - [.A359])" office:value-type="float" office:value="0.901337033115596">
            <text:p>0.9013370331</text:p>
          </table:table-cell>
          <table:table-cell table:formula="of:=SQRT(1 - (1 - [.A359]))" office:value-type="float" office:value="0.433118404982258">
            <text:p>0.433118405</text:p>
          </table:table-cell>
          <table:table-cell table:formula="of:=COS(2 * PI() * [.B359])" office:value-type="float" office:value="0.999909921855642">
            <text:p>0.9999099219</text:p>
          </table:table-cell>
          <table:table-cell table:formula="of:=SIN(2 * PI() * [.B359])" office:value-type="float" office:value="0.0134219288719958">
            <text:p>0.0134219289</text:p>
          </table:table-cell>
          <table:table-cell table:formula="of:=[.D359]*[.E359]" office:value-type="float" office:value="0.433079390480049">
            <text:p>0.4330793905</text:p>
          </table:table-cell>
          <table:table-cell table:formula="of:=[.D359]*[.F359]" office:value-type="float" office:value="0.00581328442482412">
            <text:p>0.0058132844</text:p>
          </table:table-cell>
          <table:table-cell table:formula="of:=[.C359]" office:value-type="float" office:value="0.901337033115596">
            <text:p>0.9013370331</text:p>
          </table:table-cell>
        </table:table-row>
        <table:table-row table:style-name="ro1">
          <table:table-cell table:formula="of:=RAND()" office:value-type="float" office:value="0.34051513671875">
            <text:p>0.3405151367</text:p>
          </table:table-cell>
          <table:table-cell table:formula="of:=RAND()" office:value-type="float" office:value="0.148468017578125">
            <text:p>0.1484680176</text:p>
          </table:table-cell>
          <table:table-cell table:formula="of:=SQRT(1 - [.A360])" office:value-type="float" office:value="0.812086733841435">
            <text:p>0.8120867338</text:p>
          </table:table-cell>
          <table:table-cell table:formula="of:=SQRT(1 - (1 - [.A360]))" office:value-type="float" office:value="0.58353674838758">
            <text:p>0.5835367484</text:p>
          </table:table-cell>
          <table:table-cell table:formula="of:=COS(2 * PI() * [.B360])" office:value-type="float" office:value="0.59554528042705">
            <text:p>0.5955452804</text:p>
          </table:table-cell>
          <table:table-cell table:formula="of:=SIN(2 * PI() * [.B360])" office:value-type="float" office:value="0.803321740625179">
            <text:p>0.8033217406</text:p>
          </table:table-cell>
          <table:table-cell table:formula="of:=[.D360]*[.E360]" office:value-type="float" office:value="0.34752255645797">
            <text:p>0.3475225565</text:p>
          </table:table-cell>
          <table:table-cell table:formula="of:=[.D360]*[.F360]" office:value-type="float" office:value="0.468767756433468">
            <text:p>0.4687677564</text:p>
          </table:table-cell>
          <table:table-cell table:formula="of:=[.C360]" office:value-type="float" office:value="0.812086733841435">
            <text:p>0.8120867338</text:p>
          </table:table-cell>
        </table:table-row>
        <table:table-row table:style-name="ro1">
          <table:table-cell table:formula="of:=RAND()" office:value-type="float" office:value="0.147216796875">
            <text:p>0.1472167969</text:p>
          </table:table-cell>
          <table:table-cell table:formula="of:=RAND()" office:value-type="float" office:value="0.1611328125">
            <text:p>0.1611328125</text:p>
          </table:table-cell>
          <table:table-cell table:formula="of:=SQRT(1 - [.A361])" office:value-type="float" office:value="0.9234626159867">
            <text:p>0.923462616</text:p>
          </table:table-cell>
          <table:table-cell table:formula="of:=SQRT(1 - (1 - [.A361]))" office:value-type="float" office:value="0.383688411181521">
            <text:p>0.3836884112</text:p>
          </table:table-cell>
          <table:table-cell table:formula="of:=COS(2 * PI() * [.B361])" office:value-type="float" office:value="0.529803624686295">
            <text:p>0.5298036247</text:p>
          </table:table-cell>
          <table:table-cell table:formula="of:=SIN(2 * PI() * [.B361])" office:value-type="float" office:value="0.848120344803297">
            <text:p>0.8481203448</text:p>
          </table:table-cell>
          <table:table-cell table:formula="of:=[.D361]*[.E361]" office:value-type="float" office:value="0.203279510994095">
            <text:p>0.203279511</text:p>
          </table:table-cell>
          <table:table-cell table:formula="of:=[.D361]*[.F361]" office:value-type="float" office:value="0.325413947588301">
            <text:p>0.3254139476</text:p>
          </table:table-cell>
          <table:table-cell table:formula="of:=[.C361]" office:value-type="float" office:value="0.9234626159867">
            <text:p>0.923462616</text:p>
          </table:table-cell>
        </table:table-row>
        <table:table-row table:style-name="ro1">
          <table:table-cell table:formula="of:=RAND()" office:value-type="float" office:value="0.599151611328125">
            <text:p>0.5991516113</text:p>
          </table:table-cell>
          <table:table-cell table:formula="of:=RAND()" office:value-type="float" office:value="0.43060302734375">
            <text:p>0.4306030273</text:p>
          </table:table-cell>
          <table:table-cell table:formula="of:=SQRT(1 - [.A362])" office:value-type="float" office:value="0.633125886907079">
            <text:p>0.6331258869</text:p>
          </table:table-cell>
          <table:table-cell table:formula="of:=SQRT(1 - (1 - [.A362]))" office:value-type="float" office:value="0.774048842986103">
            <text:p>0.774048843</text:p>
          </table:table-cell>
          <table:table-cell table:formula="of:=COS(2 * PI() * [.B362])" office:value-type="float" office:value="-0.906433802776045">
            <text:p>-0.9064338028</text:p>
          </table:table-cell>
          <table:table-cell table:formula="of:=SIN(2 * PI() * [.B362])" office:value-type="float" office:value="0.422347914858067">
            <text:p>0.4223479149</text:p>
          </table:table-cell>
          <table:table-cell table:formula="of:=[.D362]*[.E362]" office:value-type="float" office:value="-0.701624036282292">
            <text:p>-0.7016240363</text:p>
          </table:table-cell>
          <table:table-cell table:formula="of:=[.D362]*[.F362]" office:value-type="float" office:value="0.32691791483348">
            <text:p>0.3269179148</text:p>
          </table:table-cell>
          <table:table-cell table:formula="of:=[.C362]" office:value-type="float" office:value="0.633125886907079">
            <text:p>0.6331258869</text:p>
          </table:table-cell>
        </table:table-row>
        <table:table-row table:style-name="ro1">
          <table:table-cell table:formula="of:=RAND()" office:value-type="float" office:value="0.239105224609375">
            <text:p>0.2391052246</text:p>
          </table:table-cell>
          <table:table-cell table:formula="of:=RAND()" office:value-type="float" office:value="0.30633544921875">
            <text:p>0.3063354492</text:p>
          </table:table-cell>
          <table:table-cell table:formula="of:=SQRT(1 - [.A363])" office:value-type="float" office:value="0.872292826630269">
            <text:p>0.8722928266</text:p>
          </table:table-cell>
          <table:table-cell table:formula="of:=SQRT(1 - (1 - [.A363]))" office:value-type="float" office:value="0.48898386947769">
            <text:p>0.4889838695</text:p>
          </table:table-cell>
          <table:table-cell table:formula="of:=COS(2 * PI() * [.B363])" office:value-type="float" office:value="-0.346620715788047">
            <text:p>-0.3466207158</text:p>
          </table:table-cell>
          <table:table-cell table:formula="of:=SIN(2 * PI() * [.B363])" office:value-type="float" office:value="0.938005372791959">
            <text:p>0.9380053728</text:p>
          </table:table-cell>
          <table:table-cell table:formula="of:=[.D363]*[.E363]" office:value-type="float" office:value="-0.169491938847166">
            <text:p>-0.1694919388</text:p>
          </table:table-cell>
          <table:table-cell table:formula="of:=[.D363]*[.F363]" office:value-type="float" office:value="0.458669496778676">
            <text:p>0.4586694968</text:p>
          </table:table-cell>
          <table:table-cell table:formula="of:=[.C363]" office:value-type="float" office:value="0.872292826630269">
            <text:p>0.8722928266</text:p>
          </table:table-cell>
        </table:table-row>
        <table:table-row table:style-name="ro1">
          <table:table-cell table:formula="of:=RAND()" office:value-type="float" office:value="0.77972412109375">
            <text:p>0.7797241211</text:p>
          </table:table-cell>
          <table:table-cell table:formula="of:=RAND()" office:value-type="float" office:value="0.699188232421875">
            <text:p>0.6991882324</text:p>
          </table:table-cell>
          <table:table-cell table:formula="of:=SQRT(1 - [.A364])" office:value-type="float" office:value="0.469335571746112">
            <text:p>0.4693355717</text:p>
          </table:table-cell>
          <table:table-cell table:formula="of:=SQRT(1 - (1 - [.A364]))" office:value-type="float" office:value="0.883019887145103">
            <text:p>0.8830198871</text:p>
          </table:table-cell>
          <table:table-cell table:formula="of:=COS(2 * PI() * [.B364])" office:value-type="float" office:value="-0.313863804379509">
            <text:p>-0.3138638044</text:p>
          </table:table-cell>
          <table:table-cell table:formula="of:=SIN(2 * PI() * [.B364])" office:value-type="float" office:value="-0.949468015417276">
            <text:p>-0.9494680154</text:p>
          </table:table-cell>
          <table:table-cell table:formula="of:=[.D364]*[.E364]" office:value-type="float" office:value="-0.277147981122127">
            <text:p>-0.2771479811</text:p>
          </table:table-cell>
          <table:table-cell table:formula="of:=[.D364]*[.F364]" office:value-type="float" office:value="-0.838399139821648">
            <text:p>-0.8383991398</text:p>
          </table:table-cell>
          <table:table-cell table:formula="of:=[.C364]" office:value-type="float" office:value="0.469335571746112">
            <text:p>0.4693355717</text:p>
          </table:table-cell>
        </table:table-row>
        <table:table-row table:style-name="ro1">
          <table:table-cell table:formula="of:=RAND()" office:value-type="float" office:value="0.33465576171875">
            <text:p>0.3346557617</text:p>
          </table:table-cell>
          <table:table-cell table:formula="of:=RAND()" office:value-type="float" office:value="0.948272705078125">
            <text:p>0.9482727051</text:p>
          </table:table-cell>
          <table:table-cell table:formula="of:=SQRT(1 - [.A365])" office:value-type="float" office:value="0.815686360239798">
            <text:p>0.8156863602</text:p>
          </table:table-cell>
          <table:table-cell table:formula="of:=SQRT(1 - (1 - [.A365]))" office:value-type="float" office:value="0.578494392123856">
            <text:p>0.5784943921</text:p>
          </table:table-cell>
          <table:table-cell table:formula="of:=COS(2 * PI() * [.B365])" office:value-type="float" office:value="0.947646837344479">
            <text:p>0.9476468373</text:p>
          </table:table-cell>
          <table:table-cell table:formula="of:=SIN(2 * PI() * [.B365])" office:value-type="float" office:value="-0.319320327682104">
            <text:p>-0.3193203277</text:p>
          </table:table-cell>
          <table:table-cell table:formula="of:=[.D365]*[.E365]" office:value-type="float" office:value="0.54820838111769">
            <text:p>0.5482083811</text:p>
          </table:table-cell>
          <table:table-cell table:formula="of:=[.D365]*[.F365]" office:value-type="float" office:value="-0.184725018855249">
            <text:p>-0.1847250189</text:p>
          </table:table-cell>
          <table:table-cell table:formula="of:=[.C365]" office:value-type="float" office:value="0.815686360239798">
            <text:p>0.8156863602</text:p>
          </table:table-cell>
        </table:table-row>
        <table:table-row table:style-name="ro1">
          <table:table-cell table:formula="of:=RAND()" office:value-type="float" office:value="0.47552490234375">
            <text:p>0.4755249023</text:p>
          </table:table-cell>
          <table:table-cell table:formula="of:=RAND()" office:value-type="float" office:value="0.631591796875">
            <text:p>0.6315917969</text:p>
          </table:table-cell>
          <table:table-cell table:formula="of:=SQRT(1 - [.A366])" office:value-type="float" office:value="0.72420652969733">
            <text:p>0.7242065297</text:p>
          </table:table-cell>
          <table:table-cell table:formula="of:=SQRT(1 - (1 - [.A366]))" office:value-type="float" office:value="0.68958313664398">
            <text:p>0.6895831366</text:p>
          </table:table-cell>
          <table:table-cell table:formula="of:=COS(2 * PI() * [.B366])" office:value-type="float" office:value="-0.677222170137181">
            <text:p>-0.6772221701</text:p>
          </table:table-cell>
          <table:table-cell table:formula="of:=SIN(2 * PI() * [.B366])" office:value-type="float" office:value="-0.735778589165713">
            <text:p>-0.7357785892</text:p>
          </table:table-cell>
          <table:table-cell table:formula="of:=[.D366]*[.E366]" office:value-type="float" office:value="-0.46700098828804">
            <text:p>-0.4670009883</text:p>
          </table:table-cell>
          <table:table-cell table:formula="of:=[.D366]*[.F366]" office:value-type="float" office:value="-0.507380507392375">
            <text:p>-0.5073805074</text:p>
          </table:table-cell>
          <table:table-cell table:formula="of:=[.C366]" office:value-type="float" office:value="0.72420652969733">
            <text:p>0.7242065297</text:p>
          </table:table-cell>
        </table:table-row>
        <table:table-row table:style-name="ro1">
          <table:table-cell table:formula="of:=RAND()" office:value-type="float" office:value="0.532501220703125">
            <text:p>0.5325012207</text:p>
          </table:table-cell>
          <table:table-cell table:formula="of:=RAND()" office:value-type="float" office:value="0.930511474609375">
            <text:p>0.9305114746</text:p>
          </table:table-cell>
          <table:table-cell table:formula="of:=SQRT(1 - [.A367])" office:value-type="float" office:value="0.683738823891751">
            <text:p>0.6837388239</text:p>
          </table:table-cell>
          <table:table-cell table:formula="of:=SQRT(1 - (1 - [.A367]))" office:value-type="float" office:value="0.729726812377841">
            <text:p>0.7297268124</text:p>
          </table:table-cell>
          <table:table-cell table:formula="of:=COS(2 * PI() * [.B367])" office:value-type="float" office:value="0.906190700222841">
            <text:p>0.9061907002</text:p>
          </table:table-cell>
          <table:table-cell table:formula="of:=SIN(2 * PI() * [.B367])" office:value-type="float" office:value="-0.422869264465553">
            <text:p>-0.4228692645</text:p>
          </table:table-cell>
          <table:table-cell table:formula="of:=[.D367]*[.E367]" office:value-type="float" office:value="0.661271651080057">
            <text:p>0.6612716511</text:p>
          </table:table-cell>
          <table:table-cell table:formula="of:=[.D367]*[.F367]" office:value-type="float" office:value="-0.30857904041101">
            <text:p>-0.3085790404</text:p>
          </table:table-cell>
          <table:table-cell table:formula="of:=[.C367]" office:value-type="float" office:value="0.683738823891751">
            <text:p>0.6837388239</text:p>
          </table:table-cell>
        </table:table-row>
        <table:table-row table:style-name="ro1">
          <table:table-cell table:formula="of:=RAND()" office:value-type="float" office:value="0.403167724609375">
            <text:p>0.4031677246</text:p>
          </table:table-cell>
          <table:table-cell table:formula="of:=RAND()" office:value-type="float" office:value="0.5438232421875">
            <text:p>0.5438232422</text:p>
          </table:table-cell>
          <table:table-cell table:formula="of:=SQRT(1 - [.A368])" office:value-type="float" office:value="0.772549205805446">
            <text:p>0.7725492058</text:p>
          </table:table-cell>
          <table:table-cell table:formula="of:=SQRT(1 - (1 - [.A368]))" office:value-type="float" office:value="0.634954899665618">
            <text:p>0.6349548997</text:p>
          </table:table-cell>
          <table:table-cell table:formula="of:=COS(2 * PI() * [.B368])" office:value-type="float" office:value="-0.962330219213737">
            <text:p>-0.9623302192</text:p>
          </table:table-cell>
          <table:table-cell table:formula="of:=SIN(2 * PI() * [.B368])" office:value-type="float" office:value="-0.27188333745936">
            <text:p>-0.2718833375</text:p>
          </table:table-cell>
          <table:table-cell table:formula="of:=[.D368]*[.E368]" office:value-type="float" office:value="-0.611036287786051">
            <text:p>-0.6110362878</text:p>
          </table:table-cell>
          <table:table-cell table:formula="of:=[.D368]*[.F368]" office:value-type="float" office:value="-0.172633657257261">
            <text:p>-0.1726336573</text:p>
          </table:table-cell>
          <table:table-cell table:formula="of:=[.C368]" office:value-type="float" office:value="0.772549205805446">
            <text:p>0.7725492058</text:p>
          </table:table-cell>
        </table:table-row>
        <table:table-row table:style-name="ro1">
          <table:table-cell table:formula="of:=RAND()" office:value-type="float" office:value="0.744049072265625">
            <text:p>0.7440490723</text:p>
          </table:table-cell>
          <table:table-cell table:formula="of:=RAND()" office:value-type="float" office:value="0.60955810546875">
            <text:p>0.6095581055</text:p>
          </table:table-cell>
          <table:table-cell table:formula="of:=SQRT(1 - [.A369])" office:value-type="float" office:value="0.50591592951238">
            <text:p>0.5059159295</text:p>
          </table:table-cell>
          <table:table-cell table:formula="of:=SQRT(1 - (1 - [.A369]))" office:value-type="float" office:value="0.862582791542716">
            <text:p>0.8625827915</text:p>
          </table:table-cell>
          <table:table-cell table:formula="of:=COS(2 * PI() * [.B369])" office:value-type="float" office:value="-0.772280081606475">
            <text:p>-0.7722800816</text:p>
          </table:table-cell>
          <table:table-cell table:formula="of:=SIN(2 * PI() * [.B369])" office:value-type="float" office:value="-0.635282201508823">
            <text:p>-0.6352822015</text:p>
          </table:table-cell>
          <table:table-cell table:formula="of:=[.D369]*[.E369]" office:value-type="float" office:value="-0.66615550864495">
            <text:p>-0.6661555086</text:p>
          </table:table-cell>
          <table:table-cell table:formula="of:=[.D369]*[.F369]" office:value-type="float" office:value="-0.547983494794883">
            <text:p>-0.5479834948</text:p>
          </table:table-cell>
          <table:table-cell table:formula="of:=[.C369]" office:value-type="float" office:value="0.50591592951238">
            <text:p>0.5059159295</text:p>
          </table:table-cell>
        </table:table-row>
        <table:table-row table:style-name="ro1">
          <table:table-cell table:formula="of:=RAND()" office:value-type="float" office:value="0.9227294921875">
            <text:p>0.9227294922</text:p>
          </table:table-cell>
          <table:table-cell table:formula="of:=RAND()" office:value-type="float" office:value="0.25872802734375">
            <text:p>0.2587280273</text:p>
          </table:table-cell>
          <table:table-cell table:formula="of:=SQRT(1 - [.A370])" office:value-type="float" office:value="0.277975732416519">
            <text:p>0.2779757324</text:p>
          </table:table-cell>
          <table:table-cell table:formula="of:=SQRT(1 - (1 - [.A370]))" office:value-type="float" office:value="0.960588097046544">
            <text:p>0.960588097</text:p>
          </table:table-cell>
          <table:table-cell table:formula="of:=COS(2 * PI() * [.B370])" office:value-type="float" office:value="-0.0548123297108898">
            <text:p>-0.0548123297</text:p>
          </table:table-cell>
          <table:table-cell table:formula="of:=SIN(2 * PI() * [.B370])" office:value-type="float" office:value="0.998496674261695">
            <text:p>0.9984966743</text:p>
          </table:table-cell>
          <table:table-cell table:formula="of:=[.D370]*[.E370]" office:value-type="float" office:value="-0.0526520714916713">
            <text:p>-0.0526520715</text:p>
          </table:table-cell>
          <table:table-cell table:formula="of:=[.D370]*[.F370]" office:value-type="float" office:value="0.959144020236344">
            <text:p>0.9591440202</text:p>
          </table:table-cell>
          <table:table-cell table:formula="of:=[.C370]" office:value-type="float" office:value="0.277975732416519">
            <text:p>0.2779757324</text:p>
          </table:table-cell>
        </table:table-row>
        <table:table-row table:style-name="ro1">
          <table:table-cell table:formula="of:=RAND()" office:value-type="float" office:value="0.62481689453125">
            <text:p>0.6248168945</text:p>
          </table:table-cell>
          <table:table-cell table:formula="of:=RAND()" office:value-type="float" office:value="0.919464111328125">
            <text:p>0.9194641113</text:p>
          </table:table-cell>
          <table:table-cell table:formula="of:=SQRT(1 - [.A371])" office:value-type="float" office:value="0.612521922439312">
            <text:p>0.6125219224</text:p>
          </table:table-cell>
          <table:table-cell table:formula="of:=SQRT(1 - (1 - [.A371]))" office:value-type="float" office:value="0.790453600492306">
            <text:p>0.7904536005</text:p>
          </table:table-cell>
          <table:table-cell table:formula="of:=COS(2 * PI() * [.B371])" office:value-type="float" office:value="0.874679608713464">
            <text:p>0.8746796087</text:p>
          </table:table-cell>
          <table:table-cell table:formula="of:=SIN(2 * PI() * [.B371])" office:value-type="float" office:value="-0.484701539197949">
            <text:p>-0.4847015392</text:p>
          </table:table-cell>
          <table:table-cell table:formula="of:=[.D371]*[.E371]" office:value-type="float" office:value="0.691393645984759">
            <text:p>0.691393646</text:p>
          </table:table-cell>
          <table:table-cell table:formula="of:=[.D371]*[.F371]" office:value-type="float" office:value="-0.383134076823181">
            <text:p>-0.3831340768</text:p>
          </table:table-cell>
          <table:table-cell table:formula="of:=[.C371]" office:value-type="float" office:value="0.612521922439312">
            <text:p>0.6125219224</text:p>
          </table:table-cell>
        </table:table-row>
        <table:table-row table:style-name="ro1">
          <table:table-cell table:formula="of:=RAND()" office:value-type="float" office:value="0.66912841796875">
            <text:p>0.669128418</text:p>
          </table:table-cell>
          <table:table-cell table:formula="of:=RAND()" office:value-type="float" office:value="0.937225341796875">
            <text:p>0.9372253418</text:p>
          </table:table-cell>
          <table:table-cell table:formula="of:=SQRT(1 - [.A372])" office:value-type="float" office:value="0.575214379193749">
            <text:p>0.5752143792</text:p>
          </table:table-cell>
          <table:table-cell table:formula="of:=SQRT(1 - (1 - [.A372]))" office:value-type="float" office:value="0.818002700465438">
            <text:p>0.8180027005</text:p>
          </table:table-cell>
          <table:table-cell table:formula="of:=COS(2 * PI() * [.B372])" office:value-type="float" office:value="0.923217749456613">
            <text:p>0.9232177495</text:p>
          </table:table-cell>
          <table:table-cell table:formula="of:=SIN(2 * PI() * [.B372])" office:value-type="float" office:value="-0.384277226866576">
            <text:p>-0.3842772269</text:p>
          </table:table-cell>
          <table:table-cell table:formula="of:=[.D372]*[.E372]" office:value-type="float" office:value="0.755194612173134">
            <text:p>0.7551946122</text:p>
          </table:table-cell>
          <table:table-cell table:formula="of:=[.D372]*[.F372]" office:value-type="float" office:value="-0.314339809304229">
            <text:p>-0.3143398093</text:p>
          </table:table-cell>
          <table:table-cell table:formula="of:=[.C372]" office:value-type="float" office:value="0.575214379193749">
            <text:p>0.5752143792</text:p>
          </table:table-cell>
        </table:table-row>
        <table:table-row table:style-name="ro1">
          <table:table-cell table:formula="of:=RAND()" office:value-type="float" office:value="0.50762939453125">
            <text:p>0.5076293945</text:p>
          </table:table-cell>
          <table:table-cell table:formula="of:=RAND()" office:value-type="float" office:value="0.10223388671875">
            <text:p>0.1022338867</text:p>
          </table:table-cell>
          <table:table-cell table:formula="of:=SQRT(1 - [.A373])" office:value-type="float" office:value="0.701691246538497">
            <text:p>0.7016912465</text:p>
          </table:table-cell>
          <table:table-cell table:formula="of:=SQRT(1 - (1 - [.A373]))" office:value-type="float" office:value="0.712481153807769">
            <text:p>0.7124811538</text:p>
          </table:table-cell>
          <table:table-cell table:formula="of:=COS(2 * PI() * [.B373])" office:value-type="float" office:value="0.800687466242962">
            <text:p>0.8006874662</text:p>
          </table:table-cell>
          <table:table-cell table:formula="of:=SIN(2 * PI() * [.B373])" office:value-type="float" office:value="0.599082282663597">
            <text:p>0.5990822827</text:p>
          </table:table-cell>
          <table:table-cell table:formula="of:=[.D373]*[.E373]" office:value-type="float" office:value="0.570474729788204">
            <text:p>0.5704747298</text:p>
          </table:table-cell>
          <table:table-cell table:formula="of:=[.D373]*[.F373]" office:value-type="float" office:value="0.426834835977952">
            <text:p>0.426834836</text:p>
          </table:table-cell>
          <table:table-cell table:formula="of:=[.C373]" office:value-type="float" office:value="0.701691246538497">
            <text:p>0.7016912465</text:p>
          </table:table-cell>
        </table:table-row>
        <table:table-row table:style-name="ro1">
          <table:table-cell table:formula="of:=RAND()" office:value-type="float" office:value="0.20135498046875">
            <text:p>0.2013549805</text:p>
          </table:table-cell>
          <table:table-cell table:formula="of:=RAND()" office:value-type="float" office:value="0.903533935546875">
            <text:p>0.9035339355</text:p>
          </table:table-cell>
          <table:table-cell table:formula="of:=SQRT(1 - [.A374])" office:value-type="float" office:value="0.893669412887814">
            <text:p>0.8936694129</text:p>
          </table:table-cell>
          <table:table-cell table:formula="of:=SQRT(1 - (1 - [.A374]))" office:value-type="float" office:value="0.448725952524199">
            <text:p>0.4487259525</text:p>
          </table:table-cell>
          <table:table-cell table:formula="of:=COS(2 * PI() * [.B374])" office:value-type="float" office:value="0.821867895977163">
            <text:p>0.821867896</text:p>
          </table:table-cell>
          <table:table-cell table:formula="of:=SIN(2 * PI() * [.B374])" office:value-type="float" office:value="-0.569678121014026">
            <text:p>-0.569678121</text:p>
          </table:table-cell>
          <table:table-cell table:formula="of:=[.D374]*[.E374]" office:value-type="float" office:value="0.368793454471412">
            <text:p>0.3687934545</text:p>
          </table:table-cell>
          <table:table-cell table:formula="of:=[.D374]*[.F374]" office:value-type="float" office:value="-0.255629357484215">
            <text:p>-0.2556293575</text:p>
          </table:table-cell>
          <table:table-cell table:formula="of:=[.C374]" office:value-type="float" office:value="0.893669412887814">
            <text:p>0.8936694129</text:p>
          </table:table-cell>
        </table:table-row>
        <table:table-row table:style-name="ro1">
          <table:table-cell table:formula="of:=RAND()" office:value-type="float" office:value="0.494049072265625">
            <text:p>0.4940490723</text:p>
          </table:table-cell>
          <table:table-cell table:formula="of:=RAND()" office:value-type="float" office:value="0.385955810546875">
            <text:p>0.3859558105</text:p>
          </table:table-cell>
          <table:table-cell table:formula="of:=SQRT(1 - [.A375])" office:value-type="float" office:value="0.711302275923798">
            <text:p>0.7113022759</text:p>
          </table:table-cell>
          <table:table-cell table:formula="of:=SQRT(1 - (1 - [.A375]))" office:value-type="float" office:value="0.702886244185804">
            <text:p>0.7028862442</text:p>
          </table:table-cell>
          <table:table-cell table:formula="of:=COS(2 * PI() * [.B375])" office:value-type="float" office:value="-0.754069050287676">
            <text:p>-0.7540690503</text:p>
          </table:table-cell>
          <table:table-cell table:formula="of:=SIN(2 * PI() * [.B375])" office:value-type="float" office:value="0.656795148732268">
            <text:p>0.6567951487</text:p>
          </table:table-cell>
          <table:table-cell table:formula="of:=[.D375]*[.E375]" office:value-type="float" office:value="-0.53002476261346">
            <text:p>-0.5300247626</text:p>
          </table:table-cell>
          <table:table-cell table:formula="of:=[.D375]*[.F375]" office:value-type="float" office:value="0.46165227529188">
            <text:p>0.4616522753</text:p>
          </table:table-cell>
          <table:table-cell table:formula="of:=[.C375]" office:value-type="float" office:value="0.711302275923798">
            <text:p>0.7113022759</text:p>
          </table:table-cell>
        </table:table-row>
        <table:table-row table:style-name="ro1">
          <table:table-cell table:formula="of:=RAND()" office:value-type="float" office:value="0.0750732421875">
            <text:p>0.0750732422</text:p>
          </table:table-cell>
          <table:table-cell table:formula="of:=RAND()" office:value-type="float" office:value="0.996063232421875">
            <text:p>0.9960632324</text:p>
          </table:table-cell>
          <table:table-cell table:formula="of:=SQRT(1 - [.A376])" office:value-type="float" office:value="0.961731125529636">
            <text:p>0.9617311255</text:p>
          </table:table-cell>
          <table:table-cell table:formula="of:=SQRT(1 - (1 - [.A376]))" office:value-type="float" office:value="0.273994967449222">
            <text:p>0.2739949674</text:p>
          </table:table-cell>
          <table:table-cell table:formula="of:=COS(2 * PI() * [.B376])" office:value-type="float" office:value="0.999694094596566">
            <text:p>0.9996940946</text:p>
          </table:table-cell>
          <table:table-cell table:formula="of:=SIN(2 * PI() * [.B376])" office:value-type="float" office:value="-0.0247329179182761">
            <text:p>-0.0247329179</text:p>
          </table:table-cell>
          <table:table-cell table:formula="of:=[.D376]*[.E376]" office:value-type="float" office:value="0.273911150908165">
            <text:p>0.2739111509</text:p>
          </table:table-cell>
          <table:table-cell table:formula="of:=[.D376]*[.F376]" office:value-type="float" office:value="-0.00677669503994232">
            <text:p>-0.006776695</text:p>
          </table:table-cell>
          <table:table-cell table:formula="of:=[.C376]" office:value-type="float" office:value="0.961731125529636">
            <text:p>0.9617311255</text:p>
          </table:table-cell>
        </table:table-row>
        <table:table-row table:style-name="ro1">
          <table:table-cell table:formula="of:=RAND()" office:value-type="float" office:value="0.36029052734375">
            <text:p>0.3602905273</text:p>
          </table:table-cell>
          <table:table-cell table:formula="of:=RAND()" office:value-type="float" office:value="0.39093017578125">
            <text:p>0.3909301758</text:p>
          </table:table-cell>
          <table:table-cell table:formula="of:=SQRT(1 - [.A377])" office:value-type="float" office:value="0.799818399798511">
            <text:p>0.7998183998</text:p>
          </table:table-cell>
          <table:table-cell table:formula="of:=SQRT(1 - (1 - [.A377]))" office:value-type="float" office:value="0.600242057293347">
            <text:p>0.6002420573</text:p>
          </table:table-cell>
          <table:table-cell table:formula="of:=COS(2 * PI() * [.B377])" office:value-type="float" office:value="-0.774225465435861">
            <text:p>-0.7742254654</text:p>
          </table:table-cell>
          <table:table-cell table:formula="of:=SIN(2 * PI() * [.B377])" office:value-type="float" office:value="0.632909889850542">
            <text:p>0.6329098899</text:p>
          </table:table-cell>
          <table:table-cell table:formula="of:=[.D377]*[.E377]" office:value-type="float" office:value="-0.46472268618212">
            <text:p>-0.4647226862</text:p>
          </table:table-cell>
          <table:table-cell table:formula="of:=[.D377]*[.F377]" office:value-type="float" office:value="0.379899134365195">
            <text:p>0.3798991344</text:p>
          </table:table-cell>
          <table:table-cell table:formula="of:=[.C377]" office:value-type="float" office:value="0.799818399798511">
            <text:p>0.7998183998</text:p>
          </table:table-cell>
        </table:table-row>
        <table:table-row table:style-name="ro1">
          <table:table-cell table:formula="of:=RAND()" office:value-type="float" office:value="0.24591064453125">
            <text:p>0.2459106445</text:p>
          </table:table-cell>
          <table:table-cell table:formula="of:=RAND()" office:value-type="float" office:value="0.47454833984375">
            <text:p>0.4745483398</text:p>
          </table:table-cell>
          <table:table-cell table:formula="of:=SQRT(1 - [.A378])" office:value-type="float" office:value="0.868383184699445">
            <text:p>0.8683831847</text:p>
          </table:table-cell>
          <table:table-cell table:formula="of:=SQRT(1 - (1 - [.A378]))" office:value-type="float" office:value="0.495893783517448">
            <text:p>0.4958937835</text:p>
          </table:table-cell>
          <table:table-cell table:formula="of:=COS(2 * PI() * [.B378])" office:value-type="float" office:value="-0.987240424223882">
            <text:p>-0.9872404242</text:p>
          </table:table-cell>
          <table:table-cell table:formula="of:=SIN(2 * PI() * [.B378])" office:value-type="float" office:value="0.159236756994888">
            <text:p>0.159236757</text:p>
          </table:table-cell>
          <table:table-cell table:formula="of:=[.D378]*[.E378]" office:value-type="float" office:value="-0.489566389209752">
            <text:p>-0.4895663892</text:p>
          </table:table-cell>
          <table:table-cell table:formula="of:=[.D378]*[.F378]" office:value-type="float" office:value="0.0789645179012436">
            <text:p>0.0789645179</text:p>
          </table:table-cell>
          <table:table-cell table:formula="of:=[.C378]" office:value-type="float" office:value="0.868383184699445">
            <text:p>0.8683831847</text:p>
          </table:table-cell>
        </table:table-row>
        <table:table-row table:style-name="ro1">
          <table:table-cell table:formula="of:=RAND()" office:value-type="float" office:value="0.433746337890625">
            <text:p>0.4337463379</text:p>
          </table:table-cell>
          <table:table-cell table:formula="of:=RAND()" office:value-type="float" office:value="0.54595947265625">
            <text:p>0.5459594727</text:p>
          </table:table-cell>
          <table:table-cell table:formula="of:=SQRT(1 - [.A379])" office:value-type="float" office:value="0.752498280469381">
            <text:p>0.7524982805</text:p>
          </table:table-cell>
          <table:table-cell table:formula="of:=SQRT(1 - (1 - [.A379]))" office:value-type="float" office:value="0.658594213374689">
            <text:p>0.6585942134</text:p>
          </table:table-cell>
          <table:table-cell table:formula="of:=COS(2 * PI() * [.B379])" office:value-type="float" office:value="-0.95859433547647">
            <text:p>-0.9585943355</text:p>
          </table:table-cell>
          <table:table-cell table:formula="of:=SIN(2 * PI() * [.B379])" office:value-type="float" office:value="-0.284775174466498">
            <text:p>-0.2847751745</text:p>
          </table:table-cell>
          <table:table-cell table:formula="of:=[.D379]*[.E379]" office:value-type="float" office:value="-0.631324682318558">
            <text:p>-0.6313246823</text:p>
          </table:table-cell>
          <table:table-cell table:formula="of:=[.D379]*[.F379]" office:value-type="float" office:value="-0.187551282016403">
            <text:p>-0.187551282</text:p>
          </table:table-cell>
          <table:table-cell table:formula="of:=[.C379]" office:value-type="float" office:value="0.752498280469381">
            <text:p>0.7524982805</text:p>
          </table:table-cell>
        </table:table-row>
        <table:table-row table:style-name="ro1">
          <table:table-cell table:formula="of:=RAND()" office:value-type="float" office:value="0.20843505859375">
            <text:p>0.2084350586</text:p>
          </table:table-cell>
          <table:table-cell table:formula="of:=RAND()" office:value-type="float" office:value="0.01544189453125">
            <text:p>0.0154418945</text:p>
          </table:table-cell>
          <table:table-cell table:formula="of:=SQRT(1 - [.A380])" office:value-type="float" office:value="0.889699354504796">
            <text:p>0.8896993545</text:p>
          </table:table-cell>
          <table:table-cell table:formula="of:=SQRT(1 - (1 - [.A380]))" office:value-type="float" office:value="0.456546885427718">
            <text:p>0.4565468854</text:p>
          </table:table-cell>
          <table:table-cell table:formula="of:=COS(2 * PI() * [.B380])" office:value-type="float" office:value="0.995296835333246">
            <text:p>0.9952968353</text:p>
          </table:table-cell>
          <table:table-cell table:formula="of:=SIN(2 * PI() * [.B380])" office:value-type="float" office:value="0.0968721300252305">
            <text:p>0.09687213</text:p>
          </table:table-cell>
          <table:table-cell table:formula="of:=[.D380]*[.E380]" office:value-type="float" office:value="0.454399670247458">
            <text:p>0.4543996702</text:p>
          </table:table-cell>
          <table:table-cell table:formula="of:=[.D380]*[.F380]" office:value-type="float" office:value="0.0442266692477679">
            <text:p>0.0442266692</text:p>
          </table:table-cell>
          <table:table-cell table:formula="of:=[.C380]" office:value-type="float" office:value="0.889699354504796">
            <text:p>0.8896993545</text:p>
          </table:table-cell>
        </table:table-row>
        <table:table-row table:style-name="ro1">
          <table:table-cell table:formula="of:=RAND()" office:value-type="float" office:value="0.096649169921875">
            <text:p>0.0966491699</text:p>
          </table:table-cell>
          <table:table-cell table:formula="of:=RAND()" office:value-type="float" office:value="0.29541015625">
            <text:p>0.2954101563</text:p>
          </table:table-cell>
          <table:table-cell table:formula="of:=SQRT(1 - [.A381])" office:value-type="float" office:value="0.950447699812107">
            <text:p>0.9504476998</text:p>
          </table:table-cell>
          <table:table-cell table:formula="of:=SQRT(1 - (1 - [.A381]))" office:value-type="float" office:value="0.310884496110493">
            <text:p>0.3108844961</text:p>
          </table:table-cell>
          <table:table-cell table:formula="of:=COS(2 * PI() * [.B381])" office:value-type="float" office:value="-0.281464937925758">
            <text:p>-0.2814649379</text:p>
          </table:table-cell>
          <table:table-cell table:formula="of:=SIN(2 * PI() * [.B381])" office:value-type="float" office:value="0.959571513081984">
            <text:p>0.9595715131</text:p>
          </table:table-cell>
          <table:table-cell table:formula="of:=[.D381]*[.E381]" office:value-type="float" office:value="-0.0875030853998204">
            <text:p>-0.0875030854</text:p>
          </table:table-cell>
          <table:table-cell table:formula="of:=[.D381]*[.F381]" office:value-type="float" office:value="0.298315906326476">
            <text:p>0.2983159063</text:p>
          </table:table-cell>
          <table:table-cell table:formula="of:=[.C381]" office:value-type="float" office:value="0.950447699812107">
            <text:p>0.9504476998</text:p>
          </table:table-cell>
        </table:table-row>
        <table:table-row table:style-name="ro1">
          <table:table-cell table:formula="of:=RAND()" office:value-type="float" office:value="0.778167724609375">
            <text:p>0.7781677246</text:p>
          </table:table-cell>
          <table:table-cell table:formula="of:=RAND()" office:value-type="float" office:value="0.826202392578125">
            <text:p>0.8262023926</text:p>
          </table:table-cell>
          <table:table-cell table:formula="of:=SQRT(1 - [.A382])" office:value-type="float" office:value="0.470990738115544">
            <text:p>0.4709907381</text:p>
          </table:table-cell>
          <table:table-cell table:formula="of:=SQRT(1 - (1 - [.A382]))" office:value-type="float" office:value="0.882138155058138">
            <text:p>0.8821381551</text:p>
          </table:table-cell>
          <table:table-cell table:formula="of:=COS(2 * PI() * [.B382])" office:value-type="float" office:value="0.460708905256384">
            <text:p>0.4607089053</text:p>
          </table:table-cell>
          <table:table-cell table:formula="of:=SIN(2 * PI() * [.B382])" office:value-type="float" office:value="-0.887551296893573">
            <text:p>-0.8875512969</text:p>
          </table:table-cell>
          <table:table-cell table:formula="of:=[.D382]*[.E382]" office:value-type="float" office:value="0.406408903701721">
            <text:p>0.4064089037</text:p>
          </table:table-cell>
          <table:table-cell table:formula="of:=[.D382]*[.F382]" office:value-type="float" office:value="-0.782942863561154">
            <text:p>-0.7829428636</text:p>
          </table:table-cell>
          <table:table-cell table:formula="of:=[.C382]" office:value-type="float" office:value="0.470990738115544">
            <text:p>0.4709907381</text:p>
          </table:table-cell>
        </table:table-row>
        <table:table-row table:style-name="ro1">
          <table:table-cell table:formula="of:=RAND()" office:value-type="float" office:value="0.072601318359375">
            <text:p>0.0726013184</text:p>
          </table:table-cell>
          <table:table-cell table:formula="of:=RAND()" office:value-type="float" office:value="0.378692626953125">
            <text:p>0.378692627</text:p>
          </table:table-cell>
          <table:table-cell table:formula="of:=SQRT(1 - [.A383])" office:value-type="float" office:value="0.963015410905051">
            <text:p>0.9630154109</text:p>
          </table:table-cell>
          <table:table-cell table:formula="of:=SQRT(1 - (1 - [.A383]))" office:value-type="float" office:value="0.269446318140321">
            <text:p>0.2694463181</text:p>
          </table:table-cell>
          <table:table-cell table:formula="of:=COS(2 * PI() * [.B383])" office:value-type="float" office:value="-0.723320906626757">
            <text:p>-0.7233209066</text:p>
          </table:table-cell>
          <table:table-cell table:formula="of:=SIN(2 * PI() * [.B383])" office:value-type="float" office:value="0.690512031782681">
            <text:p>0.6905120318</text:p>
          </table:table-cell>
          <table:table-cell table:formula="of:=[.D383]*[.E383]" office:value-type="float" office:value="-0.194896155124498">
            <text:p>-0.1948961551</text:p>
          </table:table-cell>
          <table:table-cell table:formula="of:=[.D383]*[.F383]" office:value-type="float" office:value="0.186055924595436">
            <text:p>0.1860559246</text:p>
          </table:table-cell>
          <table:table-cell table:formula="of:=[.C383]" office:value-type="float" office:value="0.963015410905051">
            <text:p>0.9630154109</text:p>
          </table:table-cell>
        </table:table-row>
        <table:table-row table:style-name="ro1">
          <table:table-cell table:formula="of:=RAND()" office:value-type="float" office:value="0.922332763671875">
            <text:p>0.9223327637</text:p>
          </table:table-cell>
          <table:table-cell table:formula="of:=RAND()" office:value-type="float" office:value="0.410186767578125">
            <text:p>0.4101867676</text:p>
          </table:table-cell>
          <table:table-cell table:formula="of:=SQRT(1 - [.A384])" office:value-type="float" office:value="0.27868842158964">
            <text:p>0.2786884216</text:p>
          </table:table-cell>
          <table:table-cell table:formula="of:=SQRT(1 - (1 - [.A384]))" office:value-type="float" office:value="0.960381571913932">
            <text:p>0.9603815719</text:p>
          </table:table-cell>
          <table:table-cell table:formula="of:=COS(2 * PI() * [.B384])" office:value-type="float" office:value="-0.844956134226462">
            <text:p>-0.8449561342</text:p>
          </table:table-cell>
          <table:table-cell table:formula="of:=SIN(2 * PI() * [.B384])" office:value-type="float" office:value="0.534835611410715">
            <text:p>0.5348356114</text:p>
          </table:table-cell>
          <table:table-cell table:formula="of:=[.D384]*[.E384]" office:value-type="float" office:value="-0.811480300386729">
            <text:p>-0.8114803004</text:p>
          </table:table-cell>
          <table:table-cell table:formula="of:=[.D384]*[.F384]" office:value-type="float" office:value="0.513646265202171">
            <text:p>0.5136462652</text:p>
          </table:table-cell>
          <table:table-cell table:formula="of:=[.C384]" office:value-type="float" office:value="0.27868842158964">
            <text:p>0.2786884216</text:p>
          </table:table-cell>
        </table:table-row>
        <table:table-row table:style-name="ro1">
          <table:table-cell table:formula="of:=RAND()" office:value-type="float" office:value="0.15301513671875">
            <text:p>0.1530151367</text:p>
          </table:table-cell>
          <table:table-cell table:formula="of:=RAND()" office:value-type="float" office:value="0.96319580078125">
            <text:p>0.9631958008</text:p>
          </table:table-cell>
          <table:table-cell table:formula="of:=SQRT(1 - [.A385])" office:value-type="float" office:value="0.920317805587423">
            <text:p>0.9203178056</text:p>
          </table:table-cell>
          <table:table-cell table:formula="of:=SQRT(1 - (1 - [.A385]))" office:value-type="float" office:value="0.391171492722501">
            <text:p>0.3911714927</text:p>
          </table:table-cell>
          <table:table-cell table:formula="of:=COS(2 * PI() * [.B385])" office:value-type="float" office:value="0.973381211697303">
            <text:p>0.9733812117</text:p>
          </table:table-cell>
          <table:table-cell table:formula="of:=SIN(2 * PI() * [.B385])" office:value-type="float" office:value="-0.229192095663637">
            <text:p>-0.2291920957</text:p>
          </table:table-cell>
          <table:table-cell table:formula="of:=[.D385]*[.E385]" office:value-type="float" office:value="0.380758981567671">
            <text:p>0.3807589816</text:p>
          </table:table-cell>
          <table:table-cell table:formula="of:=[.D385]*[.F385]" office:value-type="float" office:value="-0.0896534141809433">
            <text:p>-0.0896534142</text:p>
          </table:table-cell>
          <table:table-cell table:formula="of:=[.C385]" office:value-type="float" office:value="0.920317805587423">
            <text:p>0.9203178056</text:p>
          </table:table-cell>
        </table:table-row>
        <table:table-row table:style-name="ro1">
          <table:table-cell table:formula="of:=RAND()" office:value-type="float" office:value="0.54541015625">
            <text:p>0.5454101563</text:p>
          </table:table-cell>
          <table:table-cell table:formula="of:=RAND()" office:value-type="float" office:value="0.012847900390625">
            <text:p>0.0128479004</text:p>
          </table:table-cell>
          <table:table-cell table:formula="of:=SQRT(1 - [.A386])" office:value-type="float" office:value="0.674232781574732">
            <text:p>0.6742327816</text:p>
          </table:table-cell>
          <table:table-cell table:formula="of:=SQRT(1 - (1 - [.A386]))" office:value-type="float" office:value="0.73851889363103">
            <text:p>0.7385188936</text:p>
          </table:table-cell>
          <table:table-cell table:formula="of:=COS(2 * PI() * [.B386])" office:value-type="float" office:value="0.996743446594379">
            <text:p>0.9967434466</text:p>
          </table:table-cell>
          <table:table-cell table:formula="of:=SIN(2 * PI() * [.B386])" office:value-type="float" office:value="0.0806380906963857">
            <text:p>0.0806380907</text:p>
          </table:table-cell>
          <table:table-cell table:formula="of:=[.D386]*[.E386]" office:value-type="float" office:value="0.73611386741286">
            <text:p>0.7361138674</text:p>
          </table:table-cell>
          <table:table-cell table:formula="of:=[.D386]*[.F386]" office:value-type="float" office:value="0.0595527535256134">
            <text:p>0.0595527535</text:p>
          </table:table-cell>
          <table:table-cell table:formula="of:=[.C386]" office:value-type="float" office:value="0.674232781574732">
            <text:p>0.6742327816</text:p>
          </table:table-cell>
        </table:table-row>
        <table:table-row table:style-name="ro1">
          <table:table-cell table:formula="of:=RAND()" office:value-type="float" office:value="0.51885986328125">
            <text:p>0.5188598633</text:p>
          </table:table-cell>
          <table:table-cell table:formula="of:=RAND()" office:value-type="float" office:value="0.91192626953125">
            <text:p>0.9119262695</text:p>
          </table:table-cell>
          <table:table-cell table:formula="of:=SQRT(1 - [.A387])" office:value-type="float" office:value="0.693642657799209">
            <text:p>0.6936426578</text:p>
          </table:table-cell>
          <table:table-cell table:formula="of:=SQRT(1 - (1 - [.A387]))" office:value-type="float" office:value="0.720319278709969">
            <text:p>0.7203192787</text:p>
          </table:table-cell>
          <table:table-cell table:formula="of:=COS(2 * PI() * [.B387])" office:value-type="float" office:value="0.850751096933261">
            <text:p>0.8507510969</text:p>
          </table:table-cell>
          <table:table-cell table:formula="of:=SIN(2 * PI() * [.B387])" office:value-type="float" office:value="-0.525568807166915">
            <text:p>-0.5255688072</text:p>
          </table:table-cell>
          <table:table-cell table:formula="of:=[.D387]*[.E387]" office:value-type="float" office:value="0.612812416504681">
            <text:p>0.6128124165</text:p>
          </table:table-cell>
          <table:table-cell table:formula="of:=[.D387]*[.F387]" office:value-type="float" office:value="-0.378577344090931">
            <text:p>-0.3785773441</text:p>
          </table:table-cell>
          <table:table-cell table:formula="of:=[.C387]" office:value-type="float" office:value="0.693642657799209">
            <text:p>0.6936426578</text:p>
          </table:table-cell>
        </table:table-row>
        <table:table-row table:style-name="ro1">
          <table:table-cell table:formula="of:=RAND()" office:value-type="float" office:value="0.636474609375">
            <text:p>0.6364746094</text:p>
          </table:table-cell>
          <table:table-cell table:formula="of:=RAND()" office:value-type="float" office:value="0.281280517578125">
            <text:p>0.2812805176</text:p>
          </table:table-cell>
          <table:table-cell table:formula="of:=SQRT(1 - [.A388])" office:value-type="float" office:value="0.602930668174211">
            <text:p>0.6029306682</text:p>
          </table:table-cell>
          <table:table-cell table:formula="of:=SQRT(1 - (1 - [.A388]))" office:value-type="float" office:value="0.797793588201234">
            <text:p>0.7977935882</text:p>
          </table:table-cell>
          <table:table-cell table:formula="of:=COS(2 * PI() * [.B388])" office:value-type="float" office:value="-0.195278381650666">
            <text:p>-0.1952783817</text:p>
          </table:table-cell>
          <table:table-cell table:formula="of:=SIN(2 * PI() * [.B388])" office:value-type="float" office:value="0.98074785427239">
            <text:p>0.9807478543</text:p>
          </table:table-cell>
          <table:table-cell table:formula="of:=[.D388]*[.E388]" office:value-type="float" office:value="-0.155791840795215">
            <text:p>-0.1557918408</text:p>
          </table:table-cell>
          <table:table-cell table:formula="of:=[.D388]*[.F388]" office:value-type="float" office:value="0.782434349780631">
            <text:p>0.7824343498</text:p>
          </table:table-cell>
          <table:table-cell table:formula="of:=[.C388]" office:value-type="float" office:value="0.602930668174211">
            <text:p>0.6029306682</text:p>
          </table:table-cell>
        </table:table-row>
        <table:table-row table:style-name="ro1">
          <table:table-cell table:formula="of:=RAND()" office:value-type="float" office:value="0.31451416015625">
            <text:p>0.3145141602</text:p>
          </table:table-cell>
          <table:table-cell table:formula="of:=RAND()" office:value-type="float" office:value="0.967254638671875">
            <text:p>0.9672546387</text:p>
          </table:table-cell>
          <table:table-cell table:formula="of:=SQRT(1 - [.A389])" office:value-type="float" office:value="0.827940722421448">
            <text:p>0.8279407224</text:p>
          </table:table-cell>
          <table:table-cell table:formula="of:=SQRT(1 - (1 - [.A389]))" office:value-type="float" office:value="0.560815620463847">
            <text:p>0.5608156205</text:p>
          </table:table-cell>
          <table:table-cell table:formula="of:=COS(2 * PI() * [.B389])" office:value-type="float" office:value="0.978909019918661">
            <text:p>0.9789090199</text:p>
          </table:table-cell>
          <table:table-cell table:formula="of:=SIN(2 * PI() * [.B389])" office:value-type="float" office:value="-0.204296673301075">
            <text:p>-0.2042966733</text:p>
          </table:table-cell>
          <table:table-cell table:formula="of:=[.D389]*[.E389]" office:value-type="float" office:value="0.548987469383341">
            <text:p>0.5489874694</text:p>
          </table:table-cell>
          <table:table-cell table:formula="of:=[.D389]*[.F389]" office:value-type="float" office:value="-0.114572765596042">
            <text:p>-0.1145727656</text:p>
          </table:table-cell>
          <table:table-cell table:formula="of:=[.C389]" office:value-type="float" office:value="0.827940722421448">
            <text:p>0.8279407224</text:p>
          </table:table-cell>
        </table:table-row>
        <table:table-row table:style-name="ro1">
          <table:table-cell table:formula="of:=RAND()" office:value-type="float" office:value="0.683685302734375">
            <text:p>0.6836853027</text:p>
          </table:table-cell>
          <table:table-cell table:formula="of:=RAND()" office:value-type="float" office:value="0.16748046875">
            <text:p>0.1674804688</text:p>
          </table:table-cell>
          <table:table-cell table:formula="of:=SQRT(1 - [.A390])" office:value-type="float" office:value="0.562418613903936">
            <text:p>0.5624186139</text:p>
          </table:table-cell>
          <table:table-cell table:formula="of:=SQRT(1 - (1 - [.A390]))" office:value-type="float" office:value="0.826852648743641">
            <text:p>0.8268526487</text:p>
          </table:table-cell>
          <table:table-cell table:formula="of:=COS(2 * PI() * [.B390])" office:value-type="float" office:value="0.495565261825773">
            <text:p>0.4955652618</text:p>
          </table:table-cell>
          <table:table-cell table:formula="of:=SIN(2 * PI() * [.B390])" office:value-type="float" office:value="0.868570705971341">
            <text:p>0.868570706</text:p>
          </table:table-cell>
          <table:table-cell table:formula="of:=[.D390]*[.E390]" office:value-type="float" office:value="0.409759449365976">
            <text:p>0.4097594494</text:p>
          </table:table-cell>
          <table:table-cell table:formula="of:=[.D390]*[.F390]" office:value-type="float" office:value="0.718179988853538">
            <text:p>0.7181799889</text:p>
          </table:table-cell>
          <table:table-cell table:formula="of:=[.C390]" office:value-type="float" office:value="0.562418613903936">
            <text:p>0.5624186139</text:p>
          </table:table-cell>
        </table:table-row>
        <table:table-row table:style-name="ro1">
          <table:table-cell table:formula="of:=RAND()" office:value-type="float" office:value="0.629913330078125">
            <text:p>0.6299133301</text:p>
          </table:table-cell>
          <table:table-cell table:formula="of:=RAND()" office:value-type="float" office:value="0.1319580078125">
            <text:p>0.1319580078</text:p>
          </table:table-cell>
          <table:table-cell table:formula="of:=SQRT(1 - [.A391])" office:value-type="float" office:value="0.608347491095242">
            <text:p>0.6083474911</text:p>
          </table:table-cell>
          <table:table-cell table:formula="of:=SQRT(1 - (1 - [.A391]))" office:value-type="float" office:value="0.793670794522594">
            <text:p>0.7936707945</text:p>
          </table:table-cell>
          <table:table-cell table:formula="of:=COS(2 * PI() * [.B391])" office:value-type="float" office:value="0.675527373536339">
            <text:p>0.6755273735</text:p>
          </table:table-cell>
          <table:table-cell table:formula="of:=SIN(2 * PI() * [.B391])" office:value-type="float" office:value="0.737334908710483">
            <text:p>0.7373349087</text:p>
          </table:table-cell>
          <table:table-cell table:formula="of:=[.D391]*[.E391]" office:value-type="float" office:value="0.536146347276347">
            <text:p>0.5361463473</text:p>
          </table:table-cell>
          <table:table-cell table:formula="of:=[.D391]*[.F391]" office:value-type="float" office:value="0.585201182825493">
            <text:p>0.5852011828</text:p>
          </table:table-cell>
          <table:table-cell table:formula="of:=[.C391]" office:value-type="float" office:value="0.608347491095242">
            <text:p>0.6083474911</text:p>
          </table:table-cell>
        </table:table-row>
        <table:table-row table:style-name="ro1">
          <table:table-cell table:formula="of:=RAND()" office:value-type="float" office:value="0.762908935546875">
            <text:p>0.7629089355</text:p>
          </table:table-cell>
          <table:table-cell table:formula="of:=RAND()" office:value-type="float" office:value="0.607269287109375">
            <text:p>0.6072692871</text:p>
          </table:table-cell>
          <table:table-cell table:formula="of:=SQRT(1 - [.A392])" office:value-type="float" office:value="0.486919977463572">
            <text:p>0.4869199775</text:p>
          </table:table-cell>
          <table:table-cell table:formula="of:=SQRT(1 - (1 - [.A392]))" office:value-type="float" office:value="0.873446584255085">
            <text:p>0.8734465843</text:p>
          </table:table-cell>
          <table:table-cell table:formula="of:=COS(2 * PI() * [.B392])" office:value-type="float" office:value="-0.781335946193105">
            <text:p>-0.7813359462</text:p>
          </table:table-cell>
          <table:table-cell table:formula="of:=SIN(2 * PI() * [.B392])" office:value-type="float" office:value="-0.624110678635229">
            <text:p>-0.6241106786</text:p>
          </table:table-cell>
          <table:table-cell table:formula="of:=[.D392]*[.E392]" office:value-type="float" office:value="-0.682455213358082">
            <text:p>-0.6824552134</text:p>
          </table:table-cell>
          <table:table-cell table:formula="of:=[.D392]*[.F392]" office:value-type="float" office:value="-0.545127340451063">
            <text:p>-0.5451273405</text:p>
          </table:table-cell>
          <table:table-cell table:formula="of:=[.C392]" office:value-type="float" office:value="0.486919977463572">
            <text:p>0.4869199775</text:p>
          </table:table-cell>
        </table:table-row>
        <table:table-row table:style-name="ro1">
          <table:table-cell table:formula="of:=RAND()" office:value-type="float" office:value="0.5469970703125">
            <text:p>0.5469970703</text:p>
          </table:table-cell>
          <table:table-cell table:formula="of:=RAND()" office:value-type="float" office:value="0.028594970703125">
            <text:p>0.0285949707</text:p>
          </table:table-cell>
          <table:table-cell table:formula="of:=SQRT(1 - [.A393])" office:value-type="float" office:value="0.673054923232495">
            <text:p>0.6730549232</text:p>
          </table:table-cell>
          <table:table-cell table:formula="of:=SQRT(1 - (1 - [.A393]))" office:value-type="float" office:value="0.739592502877429">
            <text:p>0.7395925029</text:p>
          </table:table-cell>
          <table:table-cell table:formula="of:=COS(2 * PI() * [.B393])" office:value-type="float" office:value="0.983903165774271">
            <text:p>0.9839031658</text:p>
          </table:table-cell>
          <table:table-cell table:formula="of:=SIN(2 * PI() * [.B393])" office:value-type="float" office:value="0.17870243529221">
            <text:p>0.1787024353</text:p>
          </table:table-cell>
          <table:table-cell table:formula="of:=[.D393]*[.E393]" office:value-type="float" office:value="0.727687404964019">
            <text:p>0.727687405</text:p>
          </table:table-cell>
          <table:table-cell table:formula="of:=[.D393]*[.F393]" office:value-type="float" office:value="0.132166981388057">
            <text:p>0.1321669814</text:p>
          </table:table-cell>
          <table:table-cell table:formula="of:=[.C393]" office:value-type="float" office:value="0.673054923232495">
            <text:p>0.6730549232</text:p>
          </table:table-cell>
        </table:table-row>
        <table:table-row table:style-name="ro1">
          <table:table-cell table:formula="of:=RAND()" office:value-type="float" office:value="0.2061767578125">
            <text:p>0.2061767578</text:p>
          </table:table-cell>
          <table:table-cell table:formula="of:=RAND()" office:value-type="float" office:value="0.005767822265625">
            <text:p>0.0057678223</text:p>
          </table:table-cell>
          <table:table-cell table:formula="of:=SQRT(1 - [.A394])" office:value-type="float" office:value="0.890967587618932">
            <text:p>0.8909675876</text:p>
          </table:table-cell>
          <table:table-cell table:formula="of:=SQRT(1 - (1 - [.A394]))" office:value-type="float" office:value="0.454066908960012">
            <text:p>0.454066909</text:p>
          </table:table-cell>
          <table:table-cell table:formula="of:=COS(2 * PI() * [.B394])" office:value-type="float" office:value="0.99934339233698">
            <text:p>0.9993433923</text:p>
          </table:table-cell>
          <table:table-cell table:formula="of:=SIN(2 * PI() * [.B394])" office:value-type="float" office:value="0.0362323638811554">
            <text:p>0.0362323639</text:p>
          </table:table-cell>
          <table:table-cell table:formula="of:=[.D394]*[.E394]" office:value-type="float" office:value="0.453768765148065">
            <text:p>0.4537687651</text:p>
          </table:table-cell>
          <table:table-cell table:formula="of:=[.D394]*[.F394]" office:value-type="float" office:value="0.0164519174718306">
            <text:p>0.0164519175</text:p>
          </table:table-cell>
          <table:table-cell table:formula="of:=[.C394]" office:value-type="float" office:value="0.890967587618932">
            <text:p>0.8909675876</text:p>
          </table:table-cell>
        </table:table-row>
        <table:table-row table:style-name="ro1">
          <table:table-cell table:formula="of:=RAND()" office:value-type="float" office:value="0.406890869140625">
            <text:p>0.4068908691</text:p>
          </table:table-cell>
          <table:table-cell table:formula="of:=RAND()" office:value-type="float" office:value="0.518890380859375">
            <text:p>0.5188903809</text:p>
          </table:table-cell>
          <table:table-cell table:formula="of:=SQRT(1 - [.A395])" office:value-type="float" office:value="0.770135787286486">
            <text:p>0.7701357873</text:p>
          </table:table-cell>
          <table:table-cell table:formula="of:=SQRT(1 - (1 - [.A395]))" office:value-type="float" office:value="0.637879980200527">
            <text:p>0.6378799802</text:p>
          </table:table-cell>
          <table:table-cell table:formula="of:=COS(2 * PI() * [.B395])" office:value-type="float" office:value="-0.992964398105386">
            <text:p>-0.9929643981</text:p>
          </table:table-cell>
          <table:table-cell table:formula="of:=SIN(2 * PI() * [.B395])" office:value-type="float" office:value="-0.118413276684708">
            <text:p>-0.1184132767</text:p>
          </table:table-cell>
          <table:table-cell table:formula="of:=[.D395]*[.E395]" office:value-type="float" office:value="-0.633392110603292">
            <text:p>-0.6333921106</text:p>
          </table:table-cell>
          <table:table-cell table:formula="of:=[.D395]*[.F395]" office:value-type="float" office:value="-0.0755334585871208">
            <text:p>-0.0755334586</text:p>
          </table:table-cell>
          <table:table-cell table:formula="of:=[.C395]" office:value-type="float" office:value="0.770135787286486">
            <text:p>0.7701357873</text:p>
          </table:table-cell>
        </table:table-row>
        <table:table-row table:style-name="ro1">
          <table:table-cell table:formula="of:=RAND()" office:value-type="float" office:value="0.256683349609375">
            <text:p>0.2566833496</text:p>
          </table:table-cell>
          <table:table-cell table:formula="of:=RAND()" office:value-type="float" office:value="0.060699462890625">
            <text:p>0.0606994629</text:p>
          </table:table-cell>
          <table:table-cell table:formula="of:=SQRT(1 - [.A396])" office:value-type="float" office:value="0.862158135373451">
            <text:p>0.8621581354</text:p>
          </table:table-cell>
          <table:table-cell table:formula="of:=SQRT(1 - (1 - [.A396]))" office:value-type="float" office:value="0.506639269707131">
            <text:p>0.5066392697</text:p>
          </table:table-cell>
          <table:table-cell table:formula="of:=COS(2 * PI() * [.B396])" office:value-type="float" office:value="0.928149657895271">
            <text:p>0.9281496579</text:p>
          </table:table-cell>
          <table:table-cell table:formula="of:=SIN(2 * PI() * [.B396])" office:value-type="float" office:value="0.372207217217629">
            <text:p>0.3722072172</text:p>
          </table:table-cell>
          <table:table-cell table:formula="of:=[.D396]*[.E396]" office:value-type="float" office:value="0.470237064854984">
            <text:p>0.4702370649</text:p>
          </table:table-cell>
          <table:table-cell table:formula="of:=[.D396]*[.F396]" office:value-type="float" office:value="0.188574792710863">
            <text:p>0.1885747927</text:p>
          </table:table-cell>
          <table:table-cell table:formula="of:=[.C396]" office:value-type="float" office:value="0.862158135373451">
            <text:p>0.8621581354</text:p>
          </table:table-cell>
        </table:table-row>
        <table:table-row table:style-name="ro1">
          <table:table-cell table:formula="of:=RAND()" office:value-type="float" office:value="0.954132080078125">
            <text:p>0.9541320801</text:p>
          </table:table-cell>
          <table:table-cell table:formula="of:=RAND()" office:value-type="float" office:value="0.36395263671875">
            <text:p>0.3639526367</text:p>
          </table:table-cell>
          <table:table-cell table:formula="of:=SQRT(1 - [.A397])" office:value-type="float" office:value="0.214167971279262">
            <text:p>0.2141679713</text:p>
          </table:table-cell>
          <table:table-cell table:formula="of:=SQRT(1 - (1 - [.A397]))" office:value-type="float" office:value="0.976796846881748">
            <text:p>0.9767968469</text:p>
          </table:table-cell>
          <table:table-cell table:formula="of:=COS(2 * PI() * [.B397])" office:value-type="float" office:value="-0.656361267299578">
            <text:p>-0.6563612673</text:p>
          </table:table-cell>
          <table:table-cell table:formula="of:=SIN(2 * PI() * [.B397])" office:value-type="float" office:value="0.754446742181906">
            <text:p>0.7544467422</text:p>
          </table:table-cell>
          <table:table-cell table:formula="of:=[.D397]*[.E397]" office:value-type="float" office:value="-0.641131616313536">
            <text:p>-0.6411316163</text:p>
          </table:table-cell>
          <table:table-cell table:formula="of:=[.D397]*[.F397]" office:value-type="float" office:value="0.736941198903493">
            <text:p>0.7369411989</text:p>
          </table:table-cell>
          <table:table-cell table:formula="of:=[.C397]" office:value-type="float" office:value="0.214167971279262">
            <text:p>0.2141679713</text:p>
          </table:table-cell>
        </table:table-row>
        <table:table-row table:style-name="ro1">
          <table:table-cell table:formula="of:=RAND()" office:value-type="float" office:value="0.616302490234375">
            <text:p>0.6163024902</text:p>
          </table:table-cell>
          <table:table-cell table:formula="of:=RAND()" office:value-type="float" office:value="0.9549560546875">
            <text:p>0.9549560547</text:p>
          </table:table-cell>
          <table:table-cell table:formula="of:=SQRT(1 - [.A398])" office:value-type="float" office:value="0.619433216550118">
            <text:p>0.6194332166</text:p>
          </table:table-cell>
          <table:table-cell table:formula="of:=SQRT(1 - (1 - [.A398]))" office:value-type="float" office:value="0.785049355285625">
            <text:p>0.7850493553</text:p>
          </table:table-cell>
          <table:table-cell table:formula="of:=COS(2 * PI() * [.B398])" office:value-type="float" office:value="0.960216615011963">
            <text:p>0.960216615</text:p>
          </table:table-cell>
          <table:table-cell table:formula="of:=SIN(2 * PI() * [.B398])" office:value-type="float" office:value="-0.279256248372291">
            <text:p>-0.2792562484</text:p>
          </table:table-cell>
          <table:table-cell table:formula="of:=[.D398]*[.E398]" office:value-type="float" office:value="0.753817434549687">
            <text:p>0.7538174345</text:p>
          </table:table-cell>
          <table:table-cell table:formula="of:=[.D398]*[.F398]" office:value-type="float" office:value="-0.21922993774415">
            <text:p>-0.2192299377</text:p>
          </table:table-cell>
          <table:table-cell table:formula="of:=[.C398]" office:value-type="float" office:value="0.619433216550118">
            <text:p>0.6194332166</text:p>
          </table:table-cell>
        </table:table-row>
        <table:table-row table:style-name="ro1">
          <table:table-cell table:formula="of:=RAND()" office:value-type="float" office:value="0.5140380859375">
            <text:p>0.5140380859</text:p>
          </table:table-cell>
          <table:table-cell table:formula="of:=RAND()" office:value-type="float" office:value="0.206787109375">
            <text:p>0.2067871094</text:p>
          </table:table-cell>
          <table:table-cell table:formula="of:=SQRT(1 - [.A399])" office:value-type="float" office:value="0.697109685818882">
            <text:p>0.6971096858</text:p>
          </table:table-cell>
          <table:table-cell table:formula="of:=SQRT(1 - (1 - [.A399]))" office:value-type="float" office:value="0.716964494195842">
            <text:p>0.7169644942</text:p>
          </table:table-cell>
          <table:table-cell table:formula="of:=COS(2 * PI() * [.B399])" office:value-type="float" office:value="0.268190857063403">
            <text:p>0.2681908571</text:p>
          </table:table-cell>
          <table:table-cell table:formula="of:=SIN(2 * PI() * [.B399])" office:value-type="float" office:value="0.963365799780954">
            <text:p>0.9633657998</text:p>
          </table:table-cell>
          <table:table-cell table:formula="of:=[.D399]*[.E399]" office:value-type="float" office:value="0.192283322182412">
            <text:p>0.1922833222</text:p>
          </table:table-cell>
          <table:table-cell table:formula="of:=[.D399]*[.F399]" office:value-type="float" office:value="0.690699073365525">
            <text:p>0.6906990734</text:p>
          </table:table-cell>
          <table:table-cell table:formula="of:=[.C399]" office:value-type="float" office:value="0.697109685818882">
            <text:p>0.6971096858</text:p>
          </table:table-cell>
        </table:table-row>
        <table:table-row table:style-name="ro1">
          <table:table-cell table:formula="of:=RAND()" office:value-type="float" office:value="0.29180908203125">
            <text:p>0.291809082</text:p>
          </table:table-cell>
          <table:table-cell table:formula="of:=RAND()" office:value-type="float" office:value="0.449462890625">
            <text:p>0.4494628906</text:p>
          </table:table-cell>
          <table:table-cell table:formula="of:=SQRT(1 - [.A400])" office:value-type="float" office:value="0.841540799943027">
            <text:p>0.8415407999</text:p>
          </table:table-cell>
          <table:table-cell table:formula="of:=SQRT(1 - (1 - [.A400]))" office:value-type="float" office:value="0.540193559783204">
            <text:p>0.5401935598</text:p>
          </table:table-cell>
          <table:table-cell table:formula="of:=COS(2 * PI() * [.B400])" office:value-type="float" office:value="-0.950008245001843">
            <text:p>-0.950008245</text:p>
          </table:table-cell>
          <table:table-cell table:formula="of:=SIN(2 * PI() * [.B400])" office:value-type="float" office:value="0.312224813921825">
            <text:p>0.3122248139</text:p>
          </table:table-cell>
          <table:table-cell table:formula="of:=[.D400]*[.E400]" office:value-type="float" office:value="-0.51318833569094">
            <text:p>-0.5131883357</text:p>
          </table:table-cell>
          <table:table-cell table:formula="of:=[.D400]*[.F400]" office:value-type="float" office:value="0.168661833685079">
            <text:p>0.1686618337</text:p>
          </table:table-cell>
          <table:table-cell table:formula="of:=[.C400]" office:value-type="float" office:value="0.841540799943027">
            <text:p>0.8415407999</text:p>
          </table:table-cell>
        </table:table-row>
        <table:table-row table:style-name="ro1">
          <table:table-cell table:formula="of:=RAND()" office:value-type="float" office:value="0.8594970703125">
            <text:p>0.8594970703</text:p>
          </table:table-cell>
          <table:table-cell table:formula="of:=RAND()" office:value-type="float" office:value="0.658416748046875">
            <text:p>0.658416748</text:p>
          </table:table-cell>
          <table:table-cell table:formula="of:=SQRT(1 - [.A401])" office:value-type="float" office:value="0.374837204246724">
            <text:p>0.3748372042</text:p>
          </table:table-cell>
          <table:table-cell table:formula="of:=SQRT(1 - (1 - [.A401]))" office:value-type="float" office:value="0.92709064837938">
            <text:p>0.9270906484</text:p>
          </table:table-cell>
          <table:table-cell table:formula="of:=COS(2 * PI() * [.B401])" office:value-type="float" office:value="-0.54419940451397">
            <text:p>-0.5441994045</text:p>
          </table:table-cell>
          <table:table-cell table:formula="of:=SIN(2 * PI() * [.B401])" office:value-type="float" office:value="-0.838955903565044">
            <text:p>-0.8389559036</text:p>
          </table:table-cell>
          <table:table-cell table:formula="of:=[.D401]*[.E401]" office:value-type="float" office:value="-0.504522178778529">
            <text:p>-0.5045221788</text:p>
          </table:table-cell>
          <table:table-cell table:formula="of:=[.D401]*[.F401]" office:value-type="float" office:value="-0.777788172597826">
            <text:p>-0.7777881726</text:p>
          </table:table-cell>
          <table:table-cell table:formula="of:=[.C401]" office:value-type="float" office:value="0.374837204246724">
            <text:p>0.3748372042</text:p>
          </table:table-cell>
        </table:table-row>
        <table:table-row table:style-name="ro1">
          <table:table-cell table:formula="of:=RAND()" office:value-type="float" office:value="0.646270751953125">
            <text:p>0.646270752</text:p>
          </table:table-cell>
          <table:table-cell table:formula="of:=RAND()" office:value-type="float" office:value="0.907684326171875">
            <text:p>0.9076843262</text:p>
          </table:table-cell>
          <table:table-cell table:formula="of:=SQRT(1 - [.A402])" office:value-type="float" office:value="0.594751417019644">
            <text:p>0.594751417</text:p>
          </table:table-cell>
          <table:table-cell table:formula="of:=SQRT(1 - (1 - [.A402]))" office:value-type="float" office:value="0.803909666537929">
            <text:p>0.8039096665</text:p>
          </table:table-cell>
          <table:table-cell table:formula="of:=COS(2 * PI() * [.B402])" office:value-type="float" office:value="0.83644265447535">
            <text:p>0.8364426545</text:p>
          </table:table-cell>
          <table:table-cell table:formula="of:=SIN(2 * PI() * [.B402])" office:value-type="float" office:value="-0.548054455117582">
            <text:p>-0.5480544551</text:p>
          </table:table-cell>
          <table:table-cell table:formula="of:=[.D402]*[.E402]" office:value-type="float" office:value="0.672424335437379">
            <text:p>0.6724243354</text:p>
          </table:table-cell>
          <table:table-cell table:formula="of:=[.D402]*[.F402]" office:value-type="float" office:value="-0.440586274258202">
            <text:p>-0.4405862743</text:p>
          </table:table-cell>
          <table:table-cell table:formula="of:=[.C402]" office:value-type="float" office:value="0.594751417019644">
            <text:p>0.594751417</text:p>
          </table:table-cell>
        </table:table-row>
        <table:table-row table:style-name="ro1">
          <table:table-cell table:formula="of:=RAND()" office:value-type="float" office:value="0.923431396484375">
            <text:p>0.9234313965</text:p>
          </table:table-cell>
          <table:table-cell table:formula="of:=RAND()" office:value-type="float" office:value="0.76873779296875">
            <text:p>0.768737793</text:p>
          </table:table-cell>
          <table:table-cell table:formula="of:=SQRT(1 - [.A403])" office:value-type="float" office:value="0.276710324194138">
            <text:p>0.2767103242</text:p>
          </table:table-cell>
          <table:table-cell table:formula="of:=SQRT(1 - (1 - [.A403]))" office:value-type="float" office:value="0.960953378933846">
            <text:p>0.9609533789</text:p>
          </table:table-cell>
          <table:table-cell table:formula="of:=COS(2 * PI() * [.B403])" office:value-type="float" office:value="0.11746122971549">
            <text:p>0.1174612297</text:p>
          </table:table-cell>
          <table:table-cell table:formula="of:=SIN(2 * PI() * [.B403])" office:value-type="float" office:value="-0.993077469039412">
            <text:p>-0.993077469</text:p>
          </table:table-cell>
          <table:table-cell table:formula="of:=[.D403]*[.E403]" office:value-type="float" office:value="0.112874765588824">
            <text:p>0.1128747656</text:p>
          </table:table-cell>
          <table:table-cell table:formula="of:=[.D403]*[.F403]" office:value-type="float" office:value="-0.954301149416495">
            <text:p>-0.9543011494</text:p>
          </table:table-cell>
          <table:table-cell table:formula="of:=[.C403]" office:value-type="float" office:value="0.276710324194138">
            <text:p>0.2767103242</text:p>
          </table:table-cell>
        </table:table-row>
        <table:table-row table:style-name="ro1">
          <table:table-cell table:formula="of:=RAND()" office:value-type="float" office:value="0.061859130859375">
            <text:p>0.0618591309</text:p>
          </table:table-cell>
          <table:table-cell table:formula="of:=RAND()" office:value-type="float" office:value="0.783203125">
            <text:p>0.783203125</text:p>
          </table:table-cell>
          <table:table-cell table:formula="of:=SQRT(1 - [.A404])" office:value-type="float" office:value="0.968576723414632">
            <text:p>0.9685767234</text:p>
          </table:table-cell>
          <table:table-cell table:formula="of:=SQRT(1 - (1 - [.A404]))" office:value-type="float" office:value="0.248714959058306">
            <text:p>0.2487149591</text:p>
          </table:table-cell>
          <table:table-cell table:formula="of:=COS(2 * PI() * [.B404])" office:value-type="float" office:value="0.207111376192218">
            <text:p>0.2071113762</text:p>
          </table:table-cell>
          <table:table-cell table:formula="of:=SIN(2 * PI() * [.B404])" office:value-type="float" office:value="-0.978317370719628">
            <text:p>-0.9783173707</text:p>
          </table:table-cell>
          <table:table-cell table:formula="of:=[.D404]*[.E404]" office:value-type="float" office:value="0.051511697450157">
            <text:p>0.0515116975</text:p>
          </table:table-cell>
          <table:table-cell table:formula="of:=[.D404]*[.F404]" office:value-type="float" office:value="-0.243322164804562">
            <text:p>-0.2433221648</text:p>
          </table:table-cell>
          <table:table-cell table:formula="of:=[.C404]" office:value-type="float" office:value="0.968576723414632">
            <text:p>0.9685767234</text:p>
          </table:table-cell>
        </table:table-row>
        <table:table-row table:style-name="ro1">
          <table:table-cell table:formula="of:=RAND()" office:value-type="float" office:value="0.013458251953125">
            <text:p>0.013458252</text:p>
          </table:table-cell>
          <table:table-cell table:formula="of:=RAND()" office:value-type="float" office:value="0.6632080078125">
            <text:p>0.6632080078</text:p>
          </table:table-cell>
          <table:table-cell table:formula="of:=SQRT(1 - [.A405])" office:value-type="float" office:value="0.993248079810314">
            <text:p>0.9932480798</text:p>
          </table:table-cell>
          <table:table-cell table:formula="of:=SQRT(1 - (1 - [.A405]))" office:value-type="float" office:value="0.116009706288418">
            <text:p>0.1160097063</text:p>
          </table:table-cell>
          <table:table-cell table:formula="of:=COS(2 * PI() * [.B405])" office:value-type="float" office:value="-0.518700399699835">
            <text:p>-0.5187003997</text:p>
          </table:table-cell>
          <table:table-cell table:formula="of:=SIN(2 * PI() * [.B405])" office:value-type="float" office:value="-0.854956078024615">
            <text:p>-0.854956078</text:p>
          </table:table-cell>
          <table:table-cell table:formula="of:=[.D405]*[.E405]" office:value-type="float" office:value="-0.0601742810208629">
            <text:p>-0.060174281</text:p>
          </table:table-cell>
          <table:table-cell table:formula="of:=[.D405]*[.F405]" office:value-type="float" office:value="-0.0991832035011333">
            <text:p>-0.0991832035</text:p>
          </table:table-cell>
          <table:table-cell table:formula="of:=[.C405]" office:value-type="float" office:value="0.993248079810314">
            <text:p>0.9932480798</text:p>
          </table:table-cell>
        </table:table-row>
        <table:table-row table:style-name="ro1">
          <table:table-cell table:formula="of:=RAND()" office:value-type="float" office:value="0.1201171875">
            <text:p>0.1201171875</text:p>
          </table:table-cell>
          <table:table-cell table:formula="of:=RAND()" office:value-type="float" office:value="0.601043701171875">
            <text:p>0.6010437012</text:p>
          </table:table-cell>
          <table:table-cell table:formula="of:=SQRT(1 - [.A406])" office:value-type="float" office:value="0.938020688737727">
            <text:p>0.9380206887</text:p>
          </table:table-cell>
          <table:table-cell table:formula="of:=SQRT(1 - (1 - [.A406]))" office:value-type="float" office:value="0.346579265825294">
            <text:p>0.3465792658</text:p>
          </table:table-cell>
          <table:table-cell table:formula="of:=COS(2 * PI() * [.B406])" office:value-type="float" office:value="-0.805145067210834">
            <text:p>-0.8051450672</text:p>
          </table:table-cell>
          <table:table-cell table:formula="of:=SIN(2 * PI() * [.B406])" office:value-type="float" office:value="-0.593077921310565">
            <text:p>-0.5930779213</text:p>
          </table:table-cell>
          <table:table-cell table:formula="of:=[.D406]*[.E406]" office:value-type="float" office:value="-0.279046586276788">
            <text:p>-0.2790465863</text:p>
          </table:table-cell>
          <table:table-cell table:formula="of:=[.D406]*[.F406]" office:value-type="float" office:value="-0.205548510545007">
            <text:p>-0.2055485105</text:p>
          </table:table-cell>
          <table:table-cell table:formula="of:=[.C406]" office:value-type="float" office:value="0.938020688737727">
            <text:p>0.9380206887</text:p>
          </table:table-cell>
        </table:table-row>
        <table:table-row table:style-name="ro1">
          <table:table-cell table:formula="of:=RAND()" office:value-type="float" office:value="0.684356689453125">
            <text:p>0.6843566895</text:p>
          </table:table-cell>
          <table:table-cell table:formula="of:=RAND()" office:value-type="float" office:value="0.62713623046875">
            <text:p>0.6271362305</text:p>
          </table:table-cell>
          <table:table-cell table:formula="of:=SQRT(1 - [.A407])" office:value-type="float" office:value="0.561821422292596">
            <text:p>0.5618214223</text:p>
          </table:table-cell>
          <table:table-cell table:formula="of:=SQRT(1 - (1 - [.A407]))" office:value-type="float" office:value="0.827258538458882">
            <text:p>0.8272585385</text:p>
          </table:table-cell>
          <table:table-cell table:formula="of:=COS(2 * PI() * [.B407])" office:value-type="float" office:value="-0.697552349397843">
            <text:p>-0.6975523494</text:p>
          </table:table-cell>
          <table:table-cell table:formula="of:=SIN(2 * PI() * [.B407])" office:value-type="float" office:value="-0.716533823241826">
            <text:p>-0.7165338232</text:p>
          </table:table-cell>
          <table:table-cell table:formula="of:=[.D407]*[.E407]" office:value-type="float" office:value="-0.577056137061419">
            <text:p>-0.5770561371</text:p>
          </table:table-cell>
          <table:table-cell table:formula="of:=[.D407]*[.F407]" office:value-type="float" office:value="-0.592758723371388">
            <text:p>-0.5927587234</text:p>
          </table:table-cell>
          <table:table-cell table:formula="of:=[.C407]" office:value-type="float" office:value="0.561821422292596">
            <text:p>0.5618214223</text:p>
          </table:table-cell>
        </table:table-row>
        <table:table-row table:style-name="ro1">
          <table:table-cell table:formula="of:=RAND()" office:value-type="float" office:value="0.705963134765625">
            <text:p>0.7059631348</text:p>
          </table:table-cell>
          <table:table-cell table:formula="of:=RAND()" office:value-type="float" office:value="0.964813232421875">
            <text:p>0.9648132324</text:p>
          </table:table-cell>
          <table:table-cell table:formula="of:=SQRT(1 - [.A408])" office:value-type="float" office:value="0.542251662269813">
            <text:p>0.5422516623</text:p>
          </table:table-cell>
          <table:table-cell table:formula="of:=SQRT(1 - (1 - [.A408]))" office:value-type="float" office:value="0.840216123842922">
            <text:p>0.8402161238</text:p>
          </table:table-cell>
          <table:table-cell table:formula="of:=COS(2 * PI() * [.B408])" office:value-type="float" office:value="0.975660099965272">
            <text:p>0.9756601</text:p>
          </table:table-cell>
          <table:table-cell table:formula="of:=SIN(2 * PI() * [.B408])" office:value-type="float" office:value="-0.219288324668133">
            <text:p>-0.2192883247</text:p>
          </table:table-cell>
          <table:table-cell table:formula="of:=[.D408]*[.E408]" office:value-type="float" office:value="0.819765347381019">
            <text:p>0.8197653474</text:p>
          </table:table-cell>
          <table:table-cell table:formula="of:=[.D408]*[.F408]" office:value-type="float" office:value="-0.184249586156667">
            <text:p>-0.1842495862</text:p>
          </table:table-cell>
          <table:table-cell table:formula="of:=[.C408]" office:value-type="float" office:value="0.542251662269813">
            <text:p>0.5422516623</text:p>
          </table:table-cell>
        </table:table-row>
        <table:table-row table:style-name="ro1">
          <table:table-cell table:formula="of:=RAND()" office:value-type="float" office:value="0.92535400390625">
            <text:p>0.9253540039</text:p>
          </table:table-cell>
          <table:table-cell table:formula="of:=RAND()" office:value-type="float" office:value="0.41815185546875">
            <text:p>0.4181518555</text:p>
          </table:table-cell>
          <table:table-cell table:formula="of:=SQRT(1 - [.A409])" office:value-type="float" office:value="0.273214194531964">
            <text:p>0.2732141945</text:p>
          </table:table-cell>
          <table:table-cell table:formula="of:=SQRT(1 - (1 - [.A409]))" office:value-type="float" office:value="0.961953223346255">
            <text:p>0.9619532233</text:p>
          </table:table-cell>
          <table:table-cell table:formula="of:=COS(2 * PI() * [.B409])" office:value-type="float" office:value="-0.870653487420617">
            <text:p>-0.8706534874</text:p>
          </table:table-cell>
          <table:table-cell table:formula="of:=SIN(2 * PI() * [.B409])" office:value-type="float" office:value="0.4918968437003">
            <text:p>0.4918968437</text:p>
          </table:table-cell>
          <table:table-cell table:formula="of:=[.D409]*[.E409]" office:value-type="float" office:value="-0.837527928641921">
            <text:p>-0.8375279286</text:p>
          </table:table-cell>
          <table:table-cell table:formula="of:=[.D409]*[.F409]" office:value-type="float" office:value="0.473181754351352">
            <text:p>0.4731817544</text:p>
          </table:table-cell>
          <table:table-cell table:formula="of:=[.C409]" office:value-type="float" office:value="0.273214194531964">
            <text:p>0.2732141945</text:p>
          </table:table-cell>
        </table:table-row>
        <table:table-row table:style-name="ro1">
          <table:table-cell table:formula="of:=RAND()" office:value-type="float" office:value="0.94207763671875">
            <text:p>0.9420776367</text:p>
          </table:table-cell>
          <table:table-cell table:formula="of:=RAND()" office:value-type="float" office:value="0.620269775390625">
            <text:p>0.6202697754</text:p>
          </table:table-cell>
          <table:table-cell table:formula="of:=SQRT(1 - [.A410])" office:value-type="float" office:value="0.240670653136709">
            <text:p>0.2406706531</text:p>
          </table:table-cell>
          <table:table-cell table:formula="of:=SQRT(1 - (1 - [.A410]))" office:value-type="float" office:value="0.970606839414781">
            <text:p>0.9706068394</text:p>
          </table:table-cell>
          <table:table-cell table:formula="of:=COS(2 * PI() * [.B410])" office:value-type="float" office:value="-0.72780724001417">
            <text:p>-0.72780724</text:p>
          </table:table-cell>
          <table:table-cell table:formula="of:=SIN(2 * PI() * [.B410])" office:value-type="float" office:value="-0.685781759295883">
            <text:p>-0.6857817593</text:p>
          </table:table-cell>
          <table:table-cell table:formula="of:=[.D410]*[.E410]" office:value-type="float" office:value="-0.706414684933348">
            <text:p>-0.7064146849</text:p>
          </table:table-cell>
          <table:table-cell table:formula="of:=[.D410]*[.F410]" office:value-type="float" office:value="-0.665624465918485">
            <text:p>-0.6656244659</text:p>
          </table:table-cell>
          <table:table-cell table:formula="of:=[.C410]" office:value-type="float" office:value="0.240670653136709">
            <text:p>0.2406706531</text:p>
          </table:table-cell>
        </table:table-row>
        <table:table-row table:style-name="ro1">
          <table:table-cell table:formula="of:=RAND()" office:value-type="float" office:value="0.81793212890625">
            <text:p>0.8179321289</text:p>
          </table:table-cell>
          <table:table-cell table:formula="of:=RAND()" office:value-type="float" office:value="0.088714599609375">
            <text:p>0.0887145996</text:p>
          </table:table-cell>
          <table:table-cell table:formula="of:=SQRT(1 - [.A411])" office:value-type="float" office:value="0.426694118888168">
            <text:p>0.4266941189</text:p>
          </table:table-cell>
          <table:table-cell table:formula="of:=SQRT(1 - (1 - [.A411]))" office:value-type="float" office:value="0.904396002261316">
            <text:p>0.9043960023</text:p>
          </table:table-cell>
          <table:table-cell table:formula="of:=COS(2 * PI() * [.B411])" office:value-type="float" office:value="0.848627897802016">
            <text:p>0.8486278978</text:p>
          </table:table-cell>
          <table:table-cell table:formula="of:=SIN(2 * PI() * [.B411])" office:value-type="float" office:value="0.528990256122106">
            <text:p>0.5289902561</text:p>
          </table:table-cell>
          <table:table-cell table:formula="of:=[.D411]*[.E411]" office:value-type="float" office:value="0.767495678179568">
            <text:p>0.7674956782</text:p>
          </table:table-cell>
          <table:table-cell table:formula="of:=[.D411]*[.F411]" office:value-type="float" office:value="0.478416672872022">
            <text:p>0.4784166729</text:p>
          </table:table-cell>
          <table:table-cell table:formula="of:=[.C411]" office:value-type="float" office:value="0.426694118888168">
            <text:p>0.4266941189</text:p>
          </table:table-cell>
        </table:table-row>
        <table:table-row table:style-name="ro1">
          <table:table-cell table:formula="of:=RAND()" office:value-type="float" office:value="0.35931396484375">
            <text:p>0.3593139648</text:p>
          </table:table-cell>
          <table:table-cell table:formula="of:=RAND()" office:value-type="float" office:value="0.10675048828125">
            <text:p>0.1067504883</text:p>
          </table:table-cell>
          <table:table-cell table:formula="of:=SQRT(1 - [.A412])" office:value-type="float" office:value="0.800428657130821">
            <text:p>0.8004286571</text:p>
          </table:table-cell>
          <table:table-cell table:formula="of:=SQRT(1 - (1 - [.A412]))" office:value-type="float" office:value="0.599428031413071">
            <text:p>0.5994280314</text:p>
          </table:table-cell>
          <table:table-cell table:formula="of:=COS(2 * PI() * [.B412])" office:value-type="float" office:value="0.78336621077662">
            <text:p>0.7833662108</text:p>
          </table:table-cell>
          <table:table-cell table:formula="of:=SIN(2 * PI() * [.B412])" office:value-type="float" office:value="0.621560439389027">
            <text:p>0.6215604394</text:p>
          </table:table-cell>
          <table:table-cell table:formula="of:=[.D412]*[.E412]" office:value-type="float" office:value="0.469571665601346">
            <text:p>0.4695716656</text:p>
          </table:table-cell>
          <table:table-cell table:formula="of:=[.D412]*[.F412]" office:value-type="float" office:value="0.372580750587208">
            <text:p>0.3725807506</text:p>
          </table:table-cell>
          <table:table-cell table:formula="of:=[.C412]" office:value-type="float" office:value="0.800428657130821">
            <text:p>0.8004286571</text:p>
          </table:table-cell>
        </table:table-row>
        <table:table-row table:style-name="ro1">
          <table:table-cell table:formula="of:=RAND()" office:value-type="float" office:value="0.32049560546875">
            <text:p>0.3204956055</text:p>
          </table:table-cell>
          <table:table-cell table:formula="of:=RAND()" office:value-type="float" office:value="0.099456787109375">
            <text:p>0.0994567871</text:p>
          </table:table-cell>
          <table:table-cell table:formula="of:=SQRT(1 - [.A413])" office:value-type="float" office:value="0.824320565393858">
            <text:p>0.8243205654</text:p>
          </table:table-cell>
          <table:table-cell table:formula="of:=SQRT(1 - (1 - [.A413]))" office:value-type="float" office:value="0.566123312952885">
            <text:p>0.566123313</text:p>
          </table:table-cell>
          <table:table-cell table:formula="of:=COS(2 * PI() * [.B413])" office:value-type="float" office:value="0.811018452350979">
            <text:p>0.8110184524</text:p>
          </table:table-cell>
          <table:table-cell table:formula="of:=SIN(2 * PI() * [.B413])" office:value-type="float" office:value="0.585020572241884">
            <text:p>0.5850205722</text:p>
          </table:table-cell>
          <table:table-cell table:formula="of:=[.D413]*[.E413]" office:value-type="float" office:value="0.459136453110858">
            <text:p>0.4591364531</text:p>
          </table:table-cell>
          <table:table-cell table:formula="of:=[.D413]*[.F413]" office:value-type="float" office:value="0.331193784503168">
            <text:p>0.3311937845</text:p>
          </table:table-cell>
          <table:table-cell table:formula="of:=[.C413]" office:value-type="float" office:value="0.824320565393858">
            <text:p>0.8243205654</text:p>
          </table:table-cell>
        </table:table-row>
        <table:table-row table:style-name="ro1">
          <table:table-cell table:formula="of:=RAND()" office:value-type="float" office:value="0.20989990234375">
            <text:p>0.2098999023</text:p>
          </table:table-cell>
          <table:table-cell table:formula="of:=RAND()" office:value-type="float" office:value="0.027862548828125">
            <text:p>0.0278625488</text:p>
          </table:table-cell>
          <table:table-cell table:formula="of:=SQRT(1 - [.A414])" office:value-type="float" office:value="0.88887574927897">
            <text:p>0.8888757493</text:p>
          </table:table-cell>
          <table:table-cell table:formula="of:=SQRT(1 - (1 - [.A414]))" office:value-type="float" office:value="0.458148340981117">
            <text:p>0.458148341</text:p>
          </table:table-cell>
          <table:table-cell table:formula="of:=COS(2 * PI() * [.B414])" office:value-type="float" office:value="0.984715122709018">
            <text:p>0.9847151227</text:p>
          </table:table-cell>
          <table:table-cell table:formula="of:=SIN(2 * PI() * [.B414])" office:value-type="float" office:value="0.174172693348195">
            <text:p>0.1741726933</text:p>
          </table:table-cell>
          <table:table-cell table:formula="of:=[.D414]*[.E414]" office:value-type="float" office:value="0.451145599808154">
            <text:p>0.4511455998</text:p>
          </table:table-cell>
          <table:table-cell table:formula="of:=[.D414]*[.F414]" office:value-type="float" office:value="0.0797969305016883">
            <text:p>0.0797969305</text:p>
          </table:table-cell>
          <table:table-cell table:formula="of:=[.C414]" office:value-type="float" office:value="0.88887574927897">
            <text:p>0.8888757493</text:p>
          </table:table-cell>
        </table:table-row>
        <table:table-row table:style-name="ro1">
          <table:table-cell table:formula="of:=RAND()" office:value-type="float" office:value="0.336578369140625">
            <text:p>0.3365783691</text:p>
          </table:table-cell>
          <table:table-cell table:formula="of:=RAND()" office:value-type="float" office:value="0.00482177734375">
            <text:p>0.0048217773</text:p>
          </table:table-cell>
          <table:table-cell table:formula="of:=SQRT(1 - [.A415])" office:value-type="float" office:value="0.814506986378493">
            <text:p>0.8145069864</text:p>
          </table:table-cell>
          <table:table-cell table:formula="of:=SQRT(1 - (1 - [.A415]))" office:value-type="float" office:value="0.580153746123064">
            <text:p>0.5801537461</text:p>
          </table:table-cell>
          <table:table-cell table:formula="of:=COS(2 * PI() * [.B415])" office:value-type="float" office:value="0.999541107640813">
            <text:p>0.9995411076</text:p>
          </table:table-cell>
          <table:table-cell table:formula="of:=SIN(2 * PI() * [.B415])" office:value-type="float" office:value="0.0302914861995393">
            <text:p>0.0302914862</text:p>
          </table:table-cell>
          <table:table-cell table:formula="of:=[.D415]*[.E415]" office:value-type="float" office:value="0.579887518001815">
            <text:p>0.579887518</text:p>
          </table:table-cell>
          <table:table-cell table:formula="of:=[.D415]*[.F415]" office:value-type="float" office:value="0.0175737191942978">
            <text:p>0.0175737192</text:p>
          </table:table-cell>
          <table:table-cell table:formula="of:=[.C415]" office:value-type="float" office:value="0.814506986378493">
            <text:p>0.8145069864</text:p>
          </table:table-cell>
        </table:table-row>
        <table:table-row table:style-name="ro1">
          <table:table-cell table:formula="of:=RAND()" office:value-type="float" office:value="0.3292236328125">
            <text:p>0.3292236328</text:p>
          </table:table-cell>
          <table:table-cell table:formula="of:=RAND()" office:value-type="float" office:value="0.47247314453125">
            <text:p>0.4724731445</text:p>
          </table:table-cell>
          <table:table-cell table:formula="of:=SQRT(1 - [.A416])" office:value-type="float" office:value="0.819009381623617">
            <text:p>0.8190093816</text:p>
          </table:table-cell>
          <table:table-cell table:formula="of:=SQRT(1 - (1 - [.A416]))" office:value-type="float" office:value="0.573780125843079">
            <text:p>0.5737801258</text:p>
          </table:table-cell>
          <table:table-cell table:formula="of:=COS(2 * PI() * [.B416])" office:value-type="float" office:value="-0.985080301177624">
            <text:p>-0.9850803012</text:p>
          </table:table-cell>
          <table:table-cell table:formula="of:=SIN(2 * PI() * [.B416])" office:value-type="float" office:value="0.172095323096829">
            <text:p>0.1720953231</text:p>
          </table:table-cell>
          <table:table-cell table:formula="of:=[.D416]*[.E416]" office:value-type="float" office:value="-0.565219499175235">
            <text:p>-0.5652194992</text:p>
          </table:table-cell>
          <table:table-cell table:formula="of:=[.D416]*[.F416]" office:value-type="float" office:value="0.0987448761435041">
            <text:p>0.0987448761</text:p>
          </table:table-cell>
          <table:table-cell table:formula="of:=[.C416]" office:value-type="float" office:value="0.819009381623617">
            <text:p>0.8190093816</text:p>
          </table:table-cell>
        </table:table-row>
        <table:table-row table:style-name="ro1">
          <table:table-cell table:formula="of:=RAND()" office:value-type="float" office:value="0.722076416015625">
            <text:p>0.722076416</text:p>
          </table:table-cell>
          <table:table-cell table:formula="of:=RAND()" office:value-type="float" office:value="0.49237060546875">
            <text:p>0.4923706055</text:p>
          </table:table-cell>
          <table:table-cell table:formula="of:=SQRT(1 - [.A417])" office:value-type="float" office:value="0.527184582460807">
            <text:p>0.5271845825</text:p>
          </table:table-cell>
          <table:table-cell table:formula="of:=SQRT(1 - (1 - [.A417]))" office:value-type="float" office:value="0.84975079641953">
            <text:p>0.8497507964</text:p>
          </table:table-cell>
          <table:table-cell table:formula="of:=COS(2 * PI() * [.B417])" office:value-type="float" office:value="-0.998851246833715">
            <text:p>-0.9988512468</text:p>
          </table:table-cell>
          <table:table-cell table:formula="of:=SIN(2 * PI() * [.B417])" office:value-type="float" office:value="0.0479185423268754">
            <text:p>0.0479185423</text:p>
          </table:table-cell>
          <table:table-cell table:formula="of:=[.D417]*[.E417]" office:value-type="float" office:value="-0.84877464250159">
            <text:p>-0.8487746425</text:p>
          </table:table-cell>
          <table:table-cell table:formula="of:=[.D417]*[.F417]" office:value-type="float" office:value="0.0407188195055253">
            <text:p>0.0407188195</text:p>
          </table:table-cell>
          <table:table-cell table:formula="of:=[.C417]" office:value-type="float" office:value="0.527184582460807">
            <text:p>0.5271845825</text:p>
          </table:table-cell>
        </table:table-row>
        <table:table-row table:style-name="ro1">
          <table:table-cell table:formula="of:=RAND()" office:value-type="float" office:value="0.45306396484375">
            <text:p>0.4530639648</text:p>
          </table:table-cell>
          <table:table-cell table:formula="of:=RAND()" office:value-type="float" office:value="0.61737060546875">
            <text:p>0.6173706055</text:p>
          </table:table-cell>
          <table:table-cell table:formula="of:=SQRT(1 - [.A418])" office:value-type="float" office:value="0.739551239033679">
            <text:p>0.739551239</text:p>
          </table:table-cell>
          <table:table-cell table:formula="of:=SQRT(1 - (1 - [.A418]))" office:value-type="float" office:value="0.673100263589125">
            <text:p>0.6731002636</text:p>
          </table:table-cell>
          <table:table-cell table:formula="of:=COS(2 * PI() * [.B418])" office:value-type="float" office:value="-0.740178016256666">
            <text:p>-0.7401780163</text:p>
          </table:table-cell>
          <table:table-cell table:formula="of:=SIN(2 * PI() * [.B418])" office:value-type="float" office:value="-0.67241096380885">
            <text:p>-0.6724109638</text:p>
          </table:table-cell>
          <table:table-cell table:formula="of:=[.D418]*[.E418]" office:value-type="float" office:value="-0.498214017845238">
            <text:p>-0.4982140178</text:p>
          </table:table-cell>
          <table:table-cell table:formula="of:=[.D418]*[.F418]" office:value-type="float" office:value="-0.452599996979955">
            <text:p>-0.452599997</text:p>
          </table:table-cell>
          <table:table-cell table:formula="of:=[.C418]" office:value-type="float" office:value="0.739551239033679">
            <text:p>0.739551239</text:p>
          </table:table-cell>
        </table:table-row>
        <table:table-row table:style-name="ro1">
          <table:table-cell table:formula="of:=RAND()" office:value-type="float" office:value="0.388580322265625">
            <text:p>0.3885803223</text:p>
          </table:table-cell>
          <table:table-cell table:formula="of:=RAND()" office:value-type="float" office:value="0.0565185546875">
            <text:p>0.0565185547</text:p>
          </table:table-cell>
          <table:table-cell table:formula="of:=SQRT(1 - [.A419])" office:value-type="float" office:value="0.781933294939137">
            <text:p>0.7819332949</text:p>
          </table:table-cell>
          <table:table-cell table:formula="of:=SQRT(1 - (1 - [.A419]))" office:value-type="float" office:value="0.623362111669955">
            <text:p>0.6233621117</text:p>
          </table:table-cell>
          <table:table-cell table:formula="of:=COS(2 * PI() * [.B419])" office:value-type="float" office:value="0.937605969961">
            <text:p>0.93760597</text:p>
          </table:table-cell>
          <table:table-cell table:formula="of:=SIN(2 * PI() * [.B419])" office:value-type="float" office:value="0.347699647819051">
            <text:p>0.3476996478</text:p>
          </table:table-cell>
          <table:table-cell table:formula="of:=[.D419]*[.E419]" office:value-type="float" office:value="0.584468037349245">
            <text:p>0.5844680373</text:p>
          </table:table-cell>
          <table:table-cell table:formula="of:=[.D419]*[.F419]" office:value-type="float" office:value="0.216742786691383">
            <text:p>0.2167427867</text:p>
          </table:table-cell>
          <table:table-cell table:formula="of:=[.C419]" office:value-type="float" office:value="0.781933294939137">
            <text:p>0.7819332949</text:p>
          </table:table-cell>
        </table:table-row>
        <table:table-row table:style-name="ro1">
          <table:table-cell table:formula="of:=RAND()" office:value-type="float" office:value="0.395751953125">
            <text:p>0.3957519531</text:p>
          </table:table-cell>
          <table:table-cell table:formula="of:=RAND()" office:value-type="float" office:value="0.0428466796875">
            <text:p>0.0428466797</text:p>
          </table:table-cell>
          <table:table-cell table:formula="of:=SQRT(1 - [.A420])" office:value-type="float" office:value="0.777333935239547">
            <text:p>0.7773339352</text:p>
          </table:table-cell>
          <table:table-cell table:formula="of:=SQRT(1 - (1 - [.A420]))" office:value-type="float" office:value="0.629088191849919">
            <text:p>0.6290881918</text:p>
          </table:table-cell>
          <table:table-cell table:formula="of:=COS(2 * PI() * [.B420])" office:value-type="float" office:value="0.963980348415994">
            <text:p>0.9639803484</text:p>
          </table:table-cell>
          <table:table-cell table:formula="of:=SIN(2 * PI() * [.B420])" office:value-type="float" office:value="0.265973472112876">
            <text:p>0.2659734721</text:p>
          </table:table-cell>
          <table:table-cell table:formula="of:=[.D420]*[.E420]" office:value-type="float" office:value="0.606428654363872">
            <text:p>0.6064286544</text:p>
          </table:table-cell>
          <table:table-cell table:formula="of:=[.D420]*[.F420]" office:value-type="float" office:value="0.167320770651534">
            <text:p>0.1673207707</text:p>
          </table:table-cell>
          <table:table-cell table:formula="of:=[.C420]" office:value-type="float" office:value="0.777333935239547">
            <text:p>0.7773339352</text:p>
          </table:table-cell>
        </table:table-row>
        <table:table-row table:style-name="ro1">
          <table:table-cell table:formula="of:=RAND()" office:value-type="float" office:value="0.15838623046875">
            <text:p>0.1583862305</text:p>
          </table:table-cell>
          <table:table-cell table:formula="of:=RAND()" office:value-type="float" office:value="0.0887451171875">
            <text:p>0.0887451172</text:p>
          </table:table-cell>
          <table:table-cell table:formula="of:=SQRT(1 - [.A421])" office:value-type="float" office:value="0.917395100014846">
            <text:p>0.9173951</text:p>
          </table:table-cell>
          <table:table-cell table:formula="of:=SQRT(1 - (1 - [.A421]))" office:value-type="float" office:value="0.397977675842188">
            <text:p>0.3979776758</text:p>
          </table:table-cell>
          <table:table-cell table:formula="of:=COS(2 * PI() * [.B421])" office:value-type="float" office:value="0.848526449590593">
            <text:p>0.8485264496</text:p>
          </table:table-cell>
          <table:table-cell table:formula="of:=SIN(2 * PI() * [.B421])" office:value-type="float" office:value="0.529152968757791">
            <text:p>0.5291529688</text:p>
          </table:table-cell>
          <table:table-cell table:formula="of:=[.D421]*[.E421]" office:value-type="float" office:value="0.337694584298688">
            <text:p>0.3376945843</text:p>
          </table:table-cell>
          <table:table-cell table:formula="of:=[.D421]*[.F421]" office:value-type="float" office:value="0.21059106867122">
            <text:p>0.2105910687</text:p>
          </table:table-cell>
          <table:table-cell table:formula="of:=[.C421]" office:value-type="float" office:value="0.917395100014846">
            <text:p>0.9173951</text:p>
          </table:table-cell>
        </table:table-row>
        <table:table-row table:style-name="ro1">
          <table:table-cell table:formula="of:=RAND()" office:value-type="float" office:value="0.996185302734375">
            <text:p>0.9961853027</text:p>
          </table:table-cell>
          <table:table-cell table:formula="of:=RAND()" office:value-type="float" office:value="0.792327880859375">
            <text:p>0.7923278809</text:p>
          </table:table-cell>
          <table:table-cell table:formula="of:=SQRT(1 - [.A422])" office:value-type="float" office:value="0.0617632355501637">
            <text:p>0.0617632356</text:p>
          </table:table-cell>
          <table:table-cell table:formula="of:=SQRT(1 - (1 - [.A422]))" office:value-type="float" office:value="0.998090828900043">
            <text:p>0.9980908289</text:p>
          </table:table-cell>
          <table:table-cell table:formula="of:=COS(2 * PI() * [.B422])" office:value-type="float" office:value="0.262829769015759">
            <text:p>0.262829769</text:p>
          </table:table-cell>
          <table:table-cell table:formula="of:=SIN(2 * PI() * [.B422])" office:value-type="float" office:value="-0.964842221567404">
            <text:p>-0.9648422216</text:p>
          </table:table-cell>
          <table:table-cell table:formula="of:=[.D422]*[.E422]" office:value-type="float" office:value="0.262327982016546">
            <text:p>0.262327982</text:p>
          </table:table-cell>
          <table:table-cell table:formula="of:=[.D422]*[.F422]" office:value-type="float" office:value="-0.963000172681969">
            <text:p>-0.9630001727</text:p>
          </table:table-cell>
          <table:table-cell table:formula="of:=[.C422]" office:value-type="float" office:value="0.0617632355501637">
            <text:p>0.0617632356</text:p>
          </table:table-cell>
        </table:table-row>
        <table:table-row table:style-name="ro1">
          <table:table-cell table:formula="of:=RAND()" office:value-type="float" office:value="0.5277099609375">
            <text:p>0.5277099609</text:p>
          </table:table-cell>
          <table:table-cell table:formula="of:=RAND()" office:value-type="float" office:value="0.664642333984375">
            <text:p>0.664642334</text:p>
          </table:table-cell>
          <table:table-cell table:formula="of:=SQRT(1 - [.A423])" office:value-type="float" office:value="0.687233613164039">
            <text:p>0.6872336132</text:p>
          </table:table-cell>
          <table:table-cell table:formula="of:=SQRT(1 - (1 - [.A423]))" office:value-type="float" office:value="0.726436481006771">
            <text:p>0.726436481</text:p>
          </table:table-cell>
          <table:table-cell table:formula="of:=COS(2 * PI() * [.B423])" office:value-type="float" office:value="-0.510974458661487">
            <text:p>-0.5109744587</text:p>
          </table:table-cell>
          <table:table-cell table:formula="of:=SIN(2 * PI() * [.B423])" office:value-type="float" office:value="-0.859595894938779">
            <text:p>-0.8595958949</text:p>
          </table:table-cell>
          <table:table-cell table:formula="of:=[.D423]*[.E423]" office:value-type="float" office:value="-0.37119048763439">
            <text:p>-0.3711904876</text:p>
          </table:table-cell>
          <table:table-cell table:formula="of:=[.D423]*[.F423]" office:value-type="float" office:value="-0.624441817007192">
            <text:p>-0.624441817</text:p>
          </table:table-cell>
          <table:table-cell table:formula="of:=[.C423]" office:value-type="float" office:value="0.687233613164039">
            <text:p>0.6872336132</text:p>
          </table:table-cell>
        </table:table-row>
        <table:table-row table:style-name="ro1">
          <table:table-cell table:formula="of:=RAND()" office:value-type="float" office:value="0.23748779296875">
            <text:p>0.237487793</text:p>
          </table:table-cell>
          <table:table-cell table:formula="of:=RAND()" office:value-type="float" office:value="0.707550048828125">
            <text:p>0.7075500488</text:p>
          </table:table-cell>
          <table:table-cell table:formula="of:=SQRT(1 - [.A424])" office:value-type="float" office:value="0.873219449526435">
            <text:p>0.8732194495</text:p>
          </table:table-cell>
          <table:table-cell table:formula="of:=SQRT(1 - (1 - [.A424]))" office:value-type="float" office:value="0.487327192929709">
            <text:p>0.4873271929</text:p>
          </table:table-cell>
          <table:table-cell table:formula="of:=COS(2 * PI() * [.B424])" office:value-type="float" office:value="-0.263569716350825">
            <text:p>-0.2635697164</text:p>
          </table:table-cell>
          <table:table-cell table:formula="of:=SIN(2 * PI() * [.B424])" office:value-type="float" office:value="-0.964640349883181">
            <text:p>-0.9646403499</text:p>
          </table:table-cell>
          <table:table-cell table:formula="of:=[.D424]*[.E424]" office:value-type="float" office:value="-0.128444690010527">
            <text:p>-0.12844469</text:p>
          </table:table-cell>
          <table:table-cell table:formula="of:=[.D424]*[.F424]" office:value-type="float" office:value="-0.470095473895303">
            <text:p>-0.4700954739</text:p>
          </table:table-cell>
          <table:table-cell table:formula="of:=[.C424]" office:value-type="float" office:value="0.873219449526435">
            <text:p>0.8732194495</text:p>
          </table:table-cell>
        </table:table-row>
        <table:table-row table:style-name="ro1">
          <table:table-cell table:formula="of:=RAND()" office:value-type="float" office:value="0.994659423828125">
            <text:p>0.9946594238</text:p>
          </table:table-cell>
          <table:table-cell table:formula="of:=RAND()" office:value-type="float" office:value="0.809814453125">
            <text:p>0.8098144531</text:p>
          </table:table-cell>
          <table:table-cell table:formula="of:=SQRT(1 - [.A425])" office:value-type="float" office:value="0.0730792458354286">
            <text:p>0.0730792458</text:p>
          </table:table-cell>
          <table:table-cell table:formula="of:=SQRT(1 - (1 - [.A425]))" office:value-type="float" office:value="0.997326137142773">
            <text:p>0.9973261371</text:p>
          </table:table-cell>
          <table:table-cell table:formula="of:=COS(2 * PI() * [.B425])" office:value-type="float" office:value="0.367040345719767">
            <text:p>0.3670403457</text:p>
          </table:table-cell>
          <table:table-cell table:formula="of:=SIN(2 * PI() * [.B425])" office:value-type="float" office:value="-0.930205022892219">
            <text:p>-0.9302050229</text:p>
          </table:table-cell>
          <table:table-cell table:formula="of:=[.D425]*[.E425]" office:value-type="float" office:value="0.366058930172243">
            <text:p>0.3660589302</text:p>
          </table:table-cell>
          <table:table-cell table:formula="of:=[.D425]*[.F425]" office:value-type="float" office:value="-0.927717782231902">
            <text:p>-0.9277177822</text:p>
          </table:table-cell>
          <table:table-cell table:formula="of:=[.C425]" office:value-type="float" office:value="0.0730792458354286">
            <text:p>0.0730792458</text:p>
          </table:table-cell>
        </table:table-row>
        <table:table-row table:style-name="ro1">
          <table:table-cell table:formula="of:=RAND()" office:value-type="float" office:value="0.447021484375">
            <text:p>0.4470214844</text:p>
          </table:table-cell>
          <table:table-cell table:formula="of:=RAND()" office:value-type="float" office:value="0.0701904296875">
            <text:p>0.0701904297</text:p>
          </table:table-cell>
          <table:table-cell table:formula="of:=SQRT(1 - [.A426])" office:value-type="float" office:value="0.743625252143175">
            <text:p>0.7436252521</text:p>
          </table:table-cell>
          <table:table-cell table:formula="of:=SQRT(1 - (1 - [.A426]))" office:value-type="float" office:value="0.668596652979208">
            <text:p>0.668596653</text:p>
          </table:table-cell>
          <table:table-cell table:formula="of:=COS(2 * PI() * [.B426])" office:value-type="float" office:value="0.904316957844028">
            <text:p>0.9043169578</text:p>
          </table:table-cell>
          <table:table-cell table:formula="of:=SIN(2 * PI() * [.B426])" office:value-type="float" office:value="0.426861616634386">
            <text:p>0.4268616166</text:p>
          </table:table-cell>
          <table:table-cell table:formula="of:=[.D426]*[.E426]" office:value-type="float" office:value="0.604623291246857">
            <text:p>0.6046232912</text:p>
          </table:table-cell>
          <table:table-cell table:formula="of:=[.D426]*[.F426]" office:value-type="float" office:value="0.285398248167045">
            <text:p>0.2853982482</text:p>
          </table:table-cell>
          <table:table-cell table:formula="of:=[.C426]" office:value-type="float" office:value="0.743625252143175">
            <text:p>0.7436252521</text:p>
          </table:table-cell>
        </table:table-row>
        <table:table-row table:style-name="ro1">
          <table:table-cell table:formula="of:=RAND()" office:value-type="float" office:value="0.107513427734375">
            <text:p>0.1075134277</text:p>
          </table:table-cell>
          <table:table-cell table:formula="of:=RAND()" office:value-type="float" office:value="0.525177001953125">
            <text:p>0.525177002</text:p>
          </table:table-cell>
          <table:table-cell table:formula="of:=SQRT(1 - [.A427])" office:value-type="float" office:value="0.944715074647179">
            <text:p>0.9447150746</text:p>
          </table:table-cell>
          <table:table-cell table:formula="of:=SQRT(1 - (1 - [.A427]))" office:value-type="float" office:value="0.327892402678645">
            <text:p>0.3278924027</text:p>
          </table:table-cell>
          <table:table-cell table:formula="of:=COS(2 * PI() * [.B427])" office:value-type="float" office:value="-0.987513753410208">
            <text:p>-0.9875137534</text:p>
          </table:table-cell>
          <table:table-cell table:formula="of:=SIN(2 * PI() * [.B427])" office:value-type="float" office:value="-0.157532811901781">
            <text:p>-0.1575328119</text:p>
          </table:table-cell>
          <table:table-cell table:formula="of:=[.D427]*[.E427]" office:value-type="float" office:value="-0.323798257283881">
            <text:p>-0.3237982573</text:p>
          </table:table-cell>
          <table:table-cell table:formula="of:=[.D427]*[.F427]" office:value-type="float" office:value="-0.0516538121951982">
            <text:p>-0.0516538122</text:p>
          </table:table-cell>
          <table:table-cell table:formula="of:=[.C427]" office:value-type="float" office:value="0.944715074647179">
            <text:p>0.9447150746</text:p>
          </table:table-cell>
        </table:table-row>
        <table:table-row table:style-name="ro1">
          <table:table-cell table:formula="of:=RAND()" office:value-type="float" office:value="0.982391357421875">
            <text:p>0.9823913574</text:p>
          </table:table-cell>
          <table:table-cell table:formula="of:=RAND()" office:value-type="float" office:value="0.081512451171875">
            <text:p>0.0815124512</text:p>
          </table:table-cell>
          <table:table-cell table:formula="of:=SQRT(1 - [.A428])" office:value-type="float" office:value="0.132697560558305">
            <text:p>0.1326975606</text:p>
          </table:table-cell>
          <table:table-cell table:formula="of:=SQRT(1 - (1 - [.A428]))" office:value-type="float" office:value="0.991156575633676">
            <text:p>0.9911565756</text:p>
          </table:table-cell>
          <table:table-cell table:formula="of:=COS(2 * PI() * [.B428])" office:value-type="float" office:value="0.87168907038323">
            <text:p>0.8716890704</text:p>
          </table:table-cell>
          <table:table-cell table:formula="of:=SIN(2 * PI() * [.B428])" office:value-type="float" office:value="0.490059348012484">
            <text:p>0.490059348</text:p>
          </table:table-cell>
          <table:table-cell table:formula="of:=[.D428]*[.E428]" office:value-type="float" office:value="0.863980354018345">
            <text:p>0.863980354</text:p>
          </table:table-cell>
          <table:table-cell table:formula="of:=[.D428]*[.F428]" office:value-type="float" office:value="0.485725545233325">
            <text:p>0.4857255452</text:p>
          </table:table-cell>
          <table:table-cell table:formula="of:=[.C428]" office:value-type="float" office:value="0.132697560558305">
            <text:p>0.1326975606</text:p>
          </table:table-cell>
        </table:table-row>
        <table:table-row table:style-name="ro1">
          <table:table-cell table:formula="of:=RAND()" office:value-type="float" office:value="0.890289306640625">
            <text:p>0.8902893066</text:p>
          </table:table-cell>
          <table:table-cell table:formula="of:=RAND()" office:value-type="float" office:value="0.353759765625">
            <text:p>0.3537597656</text:p>
          </table:table-cell>
          <table:table-cell table:formula="of:=SQRT(1 - [.A429])" office:value-type="float" office:value="0.331226045714064">
            <text:p>0.3312260457</text:p>
          </table:table-cell>
          <table:table-cell table:formula="of:=SQRT(1 - (1 - [.A429]))" office:value-type="float" office:value="0.943551432959871">
            <text:p>0.943551433</text:p>
          </table:table-cell>
          <table:table-cell table:formula="of:=COS(2 * PI() * [.B429])" office:value-type="float" office:value="-0.606731127034525">
            <text:p>-0.606731127</text:p>
          </table:table-cell>
          <table:table-cell table:formula="of:=SIN(2 * PI() * [.B429])" office:value-type="float" office:value="0.794907126328237">
            <text:p>0.7949071263</text:p>
          </table:table-cell>
          <table:table-cell table:formula="of:=[.D429]*[.E429]" office:value-type="float" office:value="-0.572482024334783">
            <text:p>-0.5724820243</text:p>
          </table:table-cell>
          <table:table-cell table:formula="of:=[.D429]*[.F429]" office:value-type="float" office:value="0.750035758117021">
            <text:p>0.7500357581</text:p>
          </table:table-cell>
          <table:table-cell table:formula="of:=[.C429]" office:value-type="float" office:value="0.331226045714064">
            <text:p>0.3312260457</text:p>
          </table:table-cell>
        </table:table-row>
        <table:table-row table:style-name="ro1">
          <table:table-cell table:formula="of:=RAND()" office:value-type="float" office:value="0.310150146484375">
            <text:p>0.3101501465</text:p>
          </table:table-cell>
          <table:table-cell table:formula="of:=RAND()" office:value-type="float" office:value="0.211151123046875">
            <text:p>0.211151123</text:p>
          </table:table-cell>
          <table:table-cell table:formula="of:=SQRT(1 - [.A430])" office:value-type="float" office:value="0.830572003811605">
            <text:p>0.8305720038</text:p>
          </table:table-cell>
          <table:table-cell table:formula="of:=SQRT(1 - (1 - [.A430]))" office:value-type="float" office:value="0.55691125548365">
            <text:p>0.5569112555</text:p>
          </table:table-cell>
          <table:table-cell table:formula="of:=COS(2 * PI() * [.B430])" office:value-type="float" office:value="0.241677953276128">
            <text:p>0.2416779533</text:p>
          </table:table-cell>
          <table:table-cell table:formula="of:=SIN(2 * PI() * [.B430])" office:value-type="float" office:value="0.970356515359309">
            <text:p>0.9703565154</text:p>
          </table:table-cell>
          <table:table-cell table:formula="of:=[.D430]*[.E430]" office:value-type="float" office:value="0.134593172381727">
            <text:p>0.1345931724</text:p>
          </table:table-cell>
          <table:table-cell table:formula="of:=[.D430]*[.F430]" office:value-type="float" office:value="0.540402465235492">
            <text:p>0.5404024652</text:p>
          </table:table-cell>
          <table:table-cell table:formula="of:=[.C430]" office:value-type="float" office:value="0.830572003811605">
            <text:p>0.8305720038</text:p>
          </table:table-cell>
        </table:table-row>
        <table:table-row table:style-name="ro1">
          <table:table-cell table:formula="of:=RAND()" office:value-type="float" office:value="0.8011474609375">
            <text:p>0.8011474609</text:p>
          </table:table-cell>
          <table:table-cell table:formula="of:=RAND()" office:value-type="float" office:value="0.76922607421875">
            <text:p>0.7692260742</text:p>
          </table:table-cell>
          <table:table-cell table:formula="of:=SQRT(1 - [.A431])" office:value-type="float" office:value="0.445928849775948">
            <text:p>0.4459288498</text:p>
          </table:table-cell>
          <table:table-cell table:formula="of:=SQRT(1 - (1 - [.A431]))" office:value-type="float" office:value="0.895068411316979">
            <text:p>0.8950684113</text:p>
          </table:table-cell>
          <table:table-cell table:formula="of:=COS(2 * PI() * [.B431])" office:value-type="float" office:value="0.120507395657864">
            <text:p>0.1205073957</text:p>
          </table:table-cell>
          <table:table-cell table:formula="of:=SIN(2 * PI() * [.B431])" office:value-type="float" office:value="-0.992712429453646">
            <text:p>-0.9927124295</text:p>
          </table:table-cell>
          <table:table-cell table:formula="of:=[.D431]*[.E431]" office:value-type="float" office:value="0.107862363183431">
            <text:p>0.1078623632</text:p>
          </table:table-cell>
          <table:table-cell table:formula="of:=[.D431]*[.F431]" office:value-type="float" office:value="-0.888545537125693">
            <text:p>-0.8885455371</text:p>
          </table:table-cell>
          <table:table-cell table:formula="of:=[.C431]" office:value-type="float" office:value="0.445928849775948">
            <text:p>0.4459288498</text:p>
          </table:table-cell>
        </table:table-row>
        <table:table-row table:style-name="ro1">
          <table:table-cell table:formula="of:=RAND()" office:value-type="float" office:value="0.883514404296875">
            <text:p>0.8835144043</text:p>
          </table:table-cell>
          <table:table-cell table:formula="of:=RAND()" office:value-type="float" office:value="0.94622802734375">
            <text:p>0.9462280273</text:p>
          </table:table-cell>
          <table:table-cell table:formula="of:=SQRT(1 - [.A432])" office:value-type="float" office:value="0.341299861856293">
            <text:p>0.3412998619</text:p>
          </table:table-cell>
          <table:table-cell table:formula="of:=SQRT(1 - (1 - [.A432]))" office:value-type="float" office:value="0.939954469267993">
            <text:p>0.9399544693</text:p>
          </table:table-cell>
          <table:table-cell table:formula="of:=COS(2 * PI() * [.B432])" office:value-type="float" office:value="0.943466411100659">
            <text:p>0.9434664111</text:p>
          </table:table-cell>
          <table:table-cell table:formula="of:=SIN(2 * PI() * [.B432])" office:value-type="float" office:value="-0.331468144962441">
            <text:p>-0.331468145</text:p>
          </table:table-cell>
          <table:table-cell table:formula="of:=[.D432]*[.E432]" office:value-type="float" office:value="0.886815469718298">
            <text:p>0.8868154697</text:p>
          </table:table-cell>
          <table:table-cell table:formula="of:=[.D432]*[.F432]" office:value-type="float" office:value="-0.311564964277418">
            <text:p>-0.3115649643</text:p>
          </table:table-cell>
          <table:table-cell table:formula="of:=[.C432]" office:value-type="float" office:value="0.341299861856293">
            <text:p>0.3412998619</text:p>
          </table:table-cell>
        </table:table-row>
        <table:table-row table:style-name="ro1">
          <table:table-cell table:formula="of:=RAND()" office:value-type="float" office:value="0.880706787109375">
            <text:p>0.8807067871</text:p>
          </table:table-cell>
          <table:table-cell table:formula="of:=RAND()" office:value-type="float" office:value="0.168365478515625">
            <text:p>0.1683654785</text:p>
          </table:table-cell>
          <table:table-cell table:formula="of:=SQRT(1 - [.A433])" office:value-type="float" office:value="0.345388495596806">
            <text:p>0.3453884956</text:p>
          </table:table-cell>
          <table:table-cell table:formula="of:=SQRT(1 - (1 - [.A433]))" office:value-type="float" office:value="0.938459795148079">
            <text:p>0.9384597951</text:p>
          </table:table-cell>
          <table:table-cell table:formula="of:=COS(2 * PI() * [.B433])" office:value-type="float" office:value="0.490727780945778">
            <text:p>0.4907277809</text:p>
          </table:table-cell>
          <table:table-cell table:formula="of:=SIN(2 * PI() * [.B433])" office:value-type="float" office:value="0.871312943211584">
            <text:p>0.8713129432</text:p>
          </table:table-cell>
          <table:table-cell table:formula="of:=[.D433]*[.E433]" office:value-type="float" office:value="0.460528292779846">
            <text:p>0.4605282928</text:p>
          </table:table-cell>
          <table:table-cell table:formula="of:=[.D433]*[.F433]" office:value-type="float" office:value="0.817692166196213">
            <text:p>0.8176921662</text:p>
          </table:table-cell>
          <table:table-cell table:formula="of:=[.C433]" office:value-type="float" office:value="0.345388495596806">
            <text:p>0.3453884956</text:p>
          </table:table-cell>
        </table:table-row>
        <table:table-row table:style-name="ro1">
          <table:table-cell table:formula="of:=RAND()" office:value-type="float" office:value="0.724884033203125">
            <text:p>0.7248840332</text:p>
          </table:table-cell>
          <table:table-cell table:formula="of:=RAND()" office:value-type="float" office:value="0.97216796875">
            <text:p>0.9721679688</text:p>
          </table:table-cell>
          <table:table-cell table:formula="of:=SQRT(1 - [.A434])" office:value-type="float" office:value="0.524514982433176">
            <text:p>0.5245149824</text:p>
          </table:table-cell>
          <table:table-cell table:formula="of:=SQRT(1 - (1 - [.A434]))" office:value-type="float" office:value="0.851401217525043">
            <text:p>0.8514012175</text:p>
          </table:table-cell>
          <table:table-cell table:formula="of:=COS(2 * PI() * [.B434])" office:value-type="float" office:value="0.984748501801904">
            <text:p>0.9847485018</text:p>
          </table:table-cell>
          <table:table-cell table:formula="of:=SIN(2 * PI() * [.B434])" office:value-type="float" office:value="-0.173983873387464">
            <text:p>-0.1739838734</text:p>
          </table:table-cell>
          <table:table-cell table:formula="of:=[.D434]*[.E434]" office:value-type="float" office:value="0.838416073390103">
            <text:p>0.8384160734</text:p>
          </table:table-cell>
          <table:table-cell table:formula="of:=[.D434]*[.F434]" office:value-type="float" office:value="-0.14813008163181">
            <text:p>-0.1481300816</text:p>
          </table:table-cell>
          <table:table-cell table:formula="of:=[.C434]" office:value-type="float" office:value="0.524514982433176">
            <text:p>0.5245149824</text:p>
          </table:table-cell>
        </table:table-row>
        <table:table-row table:style-name="ro1">
          <table:table-cell table:formula="of:=RAND()" office:value-type="float" office:value="0.245635986328125">
            <text:p>0.2456359863</text:p>
          </table:table-cell>
          <table:table-cell table:formula="of:=RAND()" office:value-type="float" office:value="0.7481689453125">
            <text:p>0.7481689453</text:p>
          </table:table-cell>
          <table:table-cell table:formula="of:=SQRT(1 - [.A435])" office:value-type="float" office:value="0.868541313739234">
            <text:p>0.8685413137</text:p>
          </table:table-cell>
          <table:table-cell table:formula="of:=SQRT(1 - (1 - [.A435]))" office:value-type="float" office:value="0.495616773654933">
            <text:p>0.4956167737</text:p>
          </table:table-cell>
          <table:table-cell table:formula="of:=COS(2 * PI() * [.B435])" office:value-type="float" office:value="-0.0115046021104228">
            <text:p>-0.0115046021</text:p>
          </table:table-cell>
          <table:table-cell table:formula="of:=SIN(2 * PI() * [.B435])" office:value-type="float" office:value="-0.999933819875236">
            <text:p>-0.9999338199</text:p>
          </table:table-cell>
          <table:table-cell table:formula="of:=[.D435]*[.E435]" office:value-type="float" office:value="-0.00570187378015147">
            <text:p>-0.0057018738</text:p>
          </table:table-cell>
          <table:table-cell table:formula="of:=[.D435]*[.F435]" office:value-type="float" office:value="-0.495583973675017">
            <text:p>-0.4955839737</text:p>
          </table:table-cell>
          <table:table-cell table:formula="of:=[.C435]" office:value-type="float" office:value="0.868541313739234">
            <text:p>0.8685413137</text:p>
          </table:table-cell>
        </table:table-row>
        <table:table-row table:style-name="ro1">
          <table:table-cell table:formula="of:=RAND()" office:value-type="float" office:value="0.119842529296875">
            <text:p>0.1198425293</text:p>
          </table:table-cell>
          <table:table-cell table:formula="of:=RAND()" office:value-type="float" office:value="0.3162841796875">
            <text:p>0.3162841797</text:p>
          </table:table-cell>
          <table:table-cell table:formula="of:=SQRT(1 - [.A436])" office:value-type="float" office:value="0.938167080377011">
            <text:p>0.9381670804</text:p>
          </table:table-cell>
          <table:table-cell table:formula="of:=SQRT(1 - (1 - [.A436]))" office:value-type="float" office:value="0.346182797517258">
            <text:p>0.3461827975</text:p>
          </table:table-cell>
          <table:table-cell table:formula="of:=COS(2 * PI() * [.B436])" office:value-type="float" office:value="-0.404540004776553">
            <text:p>-0.4045400048</text:p>
          </table:table-cell>
          <table:table-cell table:formula="of:=SIN(2 * PI() * [.B436])" office:value-type="float" office:value="0.914520302965105">
            <text:p>0.914520303</text:p>
          </table:table-cell>
          <table:table-cell table:formula="of:=[.D436]*[.E436]" office:value-type="float" office:value="-0.140044790561192">
            <text:p>-0.1400447906</text:p>
          </table:table-cell>
          <table:table-cell table:formula="of:=[.D436]*[.F436]" office:value-type="float" office:value="0.31659119686679">
            <text:p>0.3165911969</text:p>
          </table:table-cell>
          <table:table-cell table:formula="of:=[.C436]" office:value-type="float" office:value="0.938167080377011">
            <text:p>0.9381670804</text:p>
          </table:table-cell>
        </table:table-row>
        <table:table-row table:style-name="ro1">
          <table:table-cell table:formula="of:=RAND()" office:value-type="float" office:value="0.58447265625">
            <text:p>0.5844726563</text:p>
          </table:table-cell>
          <table:table-cell table:formula="of:=RAND()" office:value-type="float" office:value="0.048797607421875">
            <text:p>0.0487976074</text:p>
          </table:table-cell>
          <table:table-cell table:formula="of:=SQRT(1 - [.A437])" office:value-type="float" office:value="0.644614104523008">
            <text:p>0.6446141045</text:p>
          </table:table-cell>
          <table:table-cell table:formula="of:=SQRT(1 - (1 - [.A437]))" office:value-type="float" office:value="0.764508113920317">
            <text:p>0.7645081139</text:p>
          </table:table-cell>
          <table:table-cell table:formula="of:=COS(2 * PI() * [.B437])" office:value-type="float" office:value="0.95336393174418">
            <text:p>0.9533639317</text:p>
          </table:table-cell>
          <table:table-cell table:formula="of:=SIN(2 * PI() * [.B437])" office:value-type="float" office:value="0.301823149624541">
            <text:p>0.3018231496</text:p>
          </table:table-cell>
          <table:table-cell table:formula="of:=[.D437]*[.E437]" office:value-type="float" office:value="0.728854461337401">
            <text:p>0.7288544613</text:p>
          </table:table-cell>
          <table:table-cell table:formula="of:=[.D437]*[.F437]" office:value-type="float" office:value="0.230746246856947">
            <text:p>0.2307462469</text:p>
          </table:table-cell>
          <table:table-cell table:formula="of:=[.C437]" office:value-type="float" office:value="0.644614104523008">
            <text:p>0.6446141045</text:p>
          </table:table-cell>
        </table:table-row>
        <table:table-row table:style-name="ro1">
          <table:table-cell table:formula="of:=RAND()" office:value-type="float" office:value="0.3287353515625">
            <text:p>0.3287353516</text:p>
          </table:table-cell>
          <table:table-cell table:formula="of:=RAND()" office:value-type="float" office:value="0.48577880859375">
            <text:p>0.4857788086</text:p>
          </table:table-cell>
          <table:table-cell table:formula="of:=SQRT(1 - [.A438])" office:value-type="float" office:value="0.819307419981963">
            <text:p>0.81930742</text:p>
          </table:table-cell>
          <table:table-cell table:formula="of:=SQRT(1 - (1 - [.A438]))" office:value-type="float" office:value="0.573354472872149">
            <text:p>0.5733544729</text:p>
          </table:table-cell>
          <table:table-cell table:formula="of:=COS(2 * PI() * [.B438])" office:value-type="float" office:value="-0.996010552748006">
            <text:p>-0.9960105527</text:p>
          </table:table-cell>
          <table:table-cell table:formula="of:=SIN(2 * PI() * [.B438])" office:value-type="float" office:value="0.089235524398144">
            <text:p>0.0892355244</text:p>
          </table:table-cell>
          <table:table-cell table:formula="of:=[.D438]*[.E438]" office:value-type="float" office:value="-0.571067105445931">
            <text:p>-0.5710671054</text:p>
          </table:table-cell>
          <table:table-cell table:formula="of:=[.D438]*[.F438]" office:value-type="float" office:value="0.0511635870527677">
            <text:p>0.0511635871</text:p>
          </table:table-cell>
          <table:table-cell table:formula="of:=[.C438]" office:value-type="float" office:value="0.819307419981963">
            <text:p>0.81930742</text:p>
          </table:table-cell>
        </table:table-row>
        <table:table-row table:style-name="ro1">
          <table:table-cell table:formula="of:=RAND()" office:value-type="float" office:value="0.81158447265625">
            <text:p>0.8115844727</text:p>
          </table:table-cell>
          <table:table-cell table:formula="of:=RAND()" office:value-type="float" office:value="0.44403076171875">
            <text:p>0.4440307617</text:p>
          </table:table-cell>
          <table:table-cell table:formula="of:=SQRT(1 - [.A439])" office:value-type="float" office:value="0.434068574471534">
            <text:p>0.4340685745</text:p>
          </table:table-cell>
          <table:table-cell table:formula="of:=SQRT(1 - (1 - [.A439]))" office:value-type="float" office:value="0.900879832528318">
            <text:p>0.9008798325</text:p>
          </table:table-cell>
          <table:table-cell table:formula="of:=COS(2 * PI() * [.B439])" office:value-type="float" office:value="-0.938800453247435">
            <text:p>-0.9388004532</text:p>
          </table:table-cell>
          <table:table-cell table:formula="of:=SIN(2 * PI() * [.B439])" office:value-type="float" office:value="0.344461476775577">
            <text:p>0.3444614768</text:p>
          </table:table-cell>
          <table:table-cell table:formula="of:=[.D439]*[.E439]" office:value-type="float" office:value="-0.845746395099058">
            <text:p>-0.8457463951</text:p>
          </table:table-cell>
          <table:table-cell table:formula="of:=[.D439]*[.F439]" office:value-type="float" office:value="0.310318397510038">
            <text:p>0.3103183975</text:p>
          </table:table-cell>
          <table:table-cell table:formula="of:=[.C439]" office:value-type="float" office:value="0.434068574471534">
            <text:p>0.4340685745</text:p>
          </table:table-cell>
        </table:table-row>
        <table:table-row table:style-name="ro1">
          <table:table-cell table:formula="of:=RAND()" office:value-type="float" office:value="0.722015380859375">
            <text:p>0.7220153809</text:p>
          </table:table-cell>
          <table:table-cell table:formula="of:=RAND()" office:value-type="float" office:value="0.13067626953125">
            <text:p>0.1306762695</text:p>
          </table:table-cell>
          <table:table-cell table:formula="of:=SQRT(1 - [.A440])" office:value-type="float" office:value="0.527242467125539">
            <text:p>0.5272424671</text:p>
          </table:table-cell>
          <table:table-cell table:formula="of:=SQRT(1 - (1 - [.A440]))" office:value-type="float" office:value="0.849714882098328">
            <text:p>0.8497148821</text:p>
          </table:table-cell>
          <table:table-cell table:formula="of:=COS(2 * PI() * [.B440])" office:value-type="float" office:value="0.681443455364678">
            <text:p>0.6814434554</text:p>
          </table:table-cell>
          <table:table-cell table:formula="of:=SIN(2 * PI() * [.B440])" office:value-type="float" office:value="0.731870765327218">
            <text:p>0.7318707653</text:p>
          </table:table-cell>
          <table:table-cell table:formula="of:=[.D440]*[.E440]" office:value-type="float" office:value="0.579032645331874">
            <text:p>0.5790326453</text:p>
          </table:table-cell>
          <table:table-cell table:formula="of:=[.D440]*[.F440]" office:value-type="float" office:value="0.62188148107123">
            <text:p>0.6218814811</text:p>
          </table:table-cell>
          <table:table-cell table:formula="of:=[.C440]" office:value-type="float" office:value="0.527242467125539">
            <text:p>0.5272424671</text:p>
          </table:table-cell>
        </table:table-row>
        <table:table-row table:style-name="ro1">
          <table:table-cell table:formula="of:=RAND()" office:value-type="float" office:value="0.535369873046875">
            <text:p>0.535369873</text:p>
          </table:table-cell>
          <table:table-cell table:formula="of:=RAND()" office:value-type="float" office:value="0.360076904296875">
            <text:p>0.3600769043</text:p>
          </table:table-cell>
          <table:table-cell table:formula="of:=SQRT(1 - [.A441])" office:value-type="float" office:value="0.681637826820904">
            <text:p>0.6816378268</text:p>
          </table:table-cell>
          <table:table-cell table:formula="of:=SQRT(1 - (1 - [.A441]))" office:value-type="float" office:value="0.731689738240789">
            <text:p>0.7316897382</text:p>
          </table:table-cell>
          <table:table-cell table:formula="of:=COS(2 * PI() * [.B441])" office:value-type="float" office:value="-0.637796230360433">
            <text:p>-0.6377962304</text:p>
          </table:table-cell>
          <table:table-cell table:formula="of:=SIN(2 * PI() * [.B441])" office:value-type="float" office:value="0.770205147047214">
            <text:p>0.770205147</text:p>
          </table:table-cell>
          <table:table-cell table:formula="of:=[.D441]*[.E441]" office:value-type="float" office:value="-0.466668956843388">
            <text:p>-0.4666689568</text:p>
          </table:table-cell>
          <table:table-cell table:formula="of:=[.D441]*[.F441]" office:value-type="float" office:value="0.563551202434685">
            <text:p>0.5635512024</text:p>
          </table:table-cell>
          <table:table-cell table:formula="of:=[.C441]" office:value-type="float" office:value="0.681637826820904">
            <text:p>0.6816378268</text:p>
          </table:table-cell>
        </table:table-row>
        <table:table-row table:style-name="ro1">
          <table:table-cell table:formula="of:=RAND()" office:value-type="float" office:value="0.2457275390625">
            <text:p>0.2457275391</text:p>
          </table:table-cell>
          <table:table-cell table:formula="of:=RAND()" office:value-type="float" office:value="0.264007568359375">
            <text:p>0.2640075684</text:p>
          </table:table-cell>
          <table:table-cell table:formula="of:=SQRT(1 - [.A442])" office:value-type="float" office:value="0.868488607258322">
            <text:p>0.8684886073</text:p>
          </table:table-cell>
          <table:table-cell table:formula="of:=SQRT(1 - (1 - [.A442]))" office:value-type="float" office:value="0.495709127475478">
            <text:p>0.4957091275</text:p>
          </table:table-cell>
          <table:table-cell table:formula="of:=COS(2 * PI() * [.B442])" office:value-type="float" office:value="-0.0878985659957716">
            <text:p>-0.087898566</text:p>
          </table:table-cell>
          <table:table-cell table:formula="of:=SIN(2 * PI() * [.B442])" office:value-type="float" office:value="0.996129430393404">
            <text:p>0.9961294304</text:p>
          </table:table-cell>
          <table:table-cell table:formula="of:=[.D442]*[.E442]" office:value-type="float" office:value="-0.0435721214561097">
            <text:p>-0.0435721215</text:p>
          </table:table-cell>
          <table:table-cell table:formula="of:=[.D442]*[.F442]" office:value-type="float" office:value="0.493790450792959">
            <text:p>0.4937904508</text:p>
          </table:table-cell>
          <table:table-cell table:formula="of:=[.C442]" office:value-type="float" office:value="0.868488607258322">
            <text:p>0.8684886073</text:p>
          </table:table-cell>
        </table:table-row>
        <table:table-row table:style-name="ro1">
          <table:table-cell table:formula="of:=RAND()" office:value-type="float" office:value="0.49761962890625">
            <text:p>0.4976196289</text:p>
          </table:table-cell>
          <table:table-cell table:formula="of:=RAND()" office:value-type="float" office:value="0.50433349609375">
            <text:p>0.5043334961</text:p>
          </table:table-cell>
          <table:table-cell table:formula="of:=SQRT(1 - [.A443])" office:value-type="float" office:value="0.708787959190723">
            <text:p>0.7087879592</text:p>
          </table:table-cell>
          <table:table-cell table:formula="of:=SQRT(1 - (1 - [.A443]))" office:value-type="float" office:value="0.705421596569208">
            <text:p>0.7054215966</text:p>
          </table:table-cell>
          <table:table-cell table:formula="of:=COS(2 * PI() * [.B443])" office:value-type="float" office:value="-0.99962933657997">
            <text:p>-0.9996293366</text:p>
          </table:table-cell>
          <table:table-cell table:formula="of:=SIN(2 * PI() * [.B443])" office:value-type="float" office:value="-0.0272247947409877">
            <text:p>-0.0272247947</text:p>
          </table:table-cell>
          <table:table-cell table:formula="of:=[.D443]*[.E443]" office:value-type="float" office:value="-0.70516012258766">
            <text:p>-0.7051601226</text:p>
          </table:table-cell>
          <table:table-cell table:formula="of:=[.D443]*[.F443]" office:value-type="float" office:value="-0.0192049581724565">
            <text:p>-0.0192049582</text:p>
          </table:table-cell>
          <table:table-cell table:formula="of:=[.C443]" office:value-type="float" office:value="0.708787959190723">
            <text:p>0.7087879592</text:p>
          </table:table-cell>
        </table:table-row>
        <table:table-row table:style-name="ro1">
          <table:table-cell table:formula="of:=RAND()" office:value-type="float" office:value="0.623199462890625">
            <text:p>0.6231994629</text:p>
          </table:table-cell>
          <table:table-cell table:formula="of:=RAND()" office:value-type="float" office:value="0.569244384765625">
            <text:p>0.5692443848</text:p>
          </table:table-cell>
          <table:table-cell table:formula="of:=SQRT(1 - [.A444])" office:value-type="float" office:value="0.613840807627983">
            <text:p>0.6138408076</text:p>
          </table:table-cell>
          <table:table-cell table:formula="of:=SQRT(1 - (1 - [.A444]))" office:value-type="float" office:value="0.789429834051529">
            <text:p>0.7894298341</text:p>
          </table:table-cell>
          <table:table-cell table:formula="of:=COS(2 * PI() * [.B444])" office:value-type="float" office:value="-0.906838307118793">
            <text:p>-0.9068383071</text:p>
          </table:table-cell>
          <table:table-cell table:formula="of:=SIN(2 * PI() * [.B444])" office:value-type="float" office:value="-0.421478688360302">
            <text:p>-0.4214786884</text:p>
          </table:table-cell>
          <table:table-cell table:formula="of:=[.D444]*[.E444]" office:value-type="float" office:value="-0.715885214300359">
            <text:p>-0.7158852143</text:p>
          </table:table-cell>
          <table:table-cell table:formula="of:=[.D444]*[.F444]" office:value-type="float" office:value="-0.33272785100853">
            <text:p>-0.332727851</text:p>
          </table:table-cell>
          <table:table-cell table:formula="of:=[.C444]" office:value-type="float" office:value="0.613840807627983">
            <text:p>0.6138408076</text:p>
          </table:table-cell>
        </table:table-row>
        <table:table-row table:style-name="ro1">
          <table:table-cell table:formula="of:=RAND()" office:value-type="float" office:value="0.639312744140625">
            <text:p>0.6393127441</text:p>
          </table:table-cell>
          <table:table-cell table:formula="of:=RAND()" office:value-type="float" office:value="0.8848876953125">
            <text:p>0.8848876953</text:p>
          </table:table-cell>
          <table:table-cell table:formula="of:=SQRT(1 - [.A445])" office:value-type="float" office:value="0.600572440143048">
            <text:p>0.6005724401</text:p>
          </table:table-cell>
          <table:table-cell table:formula="of:=SQRT(1 - (1 - [.A445]))" office:value-type="float" office:value="0.799570349713285">
            <text:p>0.7995703497</text:p>
          </table:table-cell>
          <table:table-cell table:formula="of:=COS(2 * PI() * [.B445])" office:value-type="float" office:value="0.749644240663033">
            <text:p>0.7496442407</text:p>
          </table:table-cell>
          <table:table-cell table:formula="of:=SIN(2 * PI() * [.B445])" office:value-type="float" office:value="-0.661841002387087">
            <text:p>-0.6618410024</text:p>
          </table:table-cell>
          <table:table-cell table:formula="of:=[.D445]*[.E445]" office:value-type="float" office:value="0.599393307667492">
            <text:p>0.5993933077</text:p>
          </table:table-cell>
          <table:table-cell table:formula="of:=[.D445]*[.F445]" office:value-type="float" office:value="-0.529188441733234">
            <text:p>-0.5291884417</text:p>
          </table:table-cell>
          <table:table-cell table:formula="of:=[.C445]" office:value-type="float" office:value="0.600572440143048">
            <text:p>0.6005724401</text:p>
          </table:table-cell>
        </table:table-row>
        <table:table-row table:style-name="ro1">
          <table:table-cell table:formula="of:=RAND()" office:value-type="float" office:value="0.199554443359375">
            <text:p>0.1995544434</text:p>
          </table:table-cell>
          <table:table-cell table:formula="of:=RAND()" office:value-type="float" office:value="0.827362060546875">
            <text:p>0.8273620605</text:p>
          </table:table-cell>
          <table:table-cell table:formula="of:=SQRT(1 - [.A446])" office:value-type="float" office:value="0.894676230063493">
            <text:p>0.8946762301</text:p>
          </table:table-cell>
          <table:table-cell table:formula="of:=SQRT(1 - (1 - [.A446]))" office:value-type="float" office:value="0.446715170281215">
            <text:p>0.4467151703</text:p>
          </table:table-cell>
          <table:table-cell table:formula="of:=COS(2 * PI() * [.B446])" office:value-type="float" office:value="0.46716367969355">
            <text:p>0.4671636797</text:p>
          </table:table-cell>
          <table:table-cell table:formula="of:=SIN(2 * PI() * [.B446])" office:value-type="float" office:value="-0.884170852479985">
            <text:p>-0.8841708525</text:p>
          </table:table-cell>
          <table:table-cell table:formula="of:=[.D446]*[.E446]" office:value-type="float" office:value="0.208689102723503">
            <text:p>0.2086891027</text:p>
          </table:table-cell>
          <table:table-cell table:formula="of:=[.D446]*[.F446]" office:value-type="float" office:value="-0.394972532923283">
            <text:p>-0.3949725329</text:p>
          </table:table-cell>
          <table:table-cell table:formula="of:=[.C446]" office:value-type="float" office:value="0.894676230063493">
            <text:p>0.8946762301</text:p>
          </table:table-cell>
        </table:table-row>
        <table:table-row table:style-name="ro1">
          <table:table-cell table:formula="of:=RAND()" office:value-type="float" office:value="0.95001220703125">
            <text:p>0.950012207</text:p>
          </table:table-cell>
          <table:table-cell table:formula="of:=RAND()" office:value-type="float" office:value="0.902496337890625">
            <text:p>0.9024963379</text:p>
          </table:table-cell>
          <table:table-cell table:formula="of:=SQRT(1 - [.A447])" office:value-type="float" office:value="0.223579500332097">
            <text:p>0.2235795003</text:p>
          </table:table-cell>
          <table:table-cell table:formula="of:=SQRT(1 - (1 - [.A447]))" office:value-type="float" office:value="0.974685696535683">
            <text:p>0.9746856965</text:p>
          </table:table-cell>
          <table:table-cell table:formula="of:=COS(2 * PI() * [.B447])" office:value-type="float" office:value="0.818136486503297">
            <text:p>0.8181364865</text:p>
          </table:table-cell>
          <table:table-cell table:formula="of:=SIN(2 * PI() * [.B447])" office:value-type="float" office:value="-0.575024077280282">
            <text:p>-0.5750240773</text:p>
          </table:table-cell>
          <table:table-cell table:formula="of:=[.D447]*[.E447]" office:value-type="float" office:value="0.797425931208723">
            <text:p>0.7974259312</text:p>
          </table:table-cell>
          <table:table-cell table:formula="of:=[.D447]*[.F447]" office:value-type="float" office:value="-0.56046774328872">
            <text:p>-0.5604677433</text:p>
          </table:table-cell>
          <table:table-cell table:formula="of:=[.C447]" office:value-type="float" office:value="0.223579500332097">
            <text:p>0.2235795003</text:p>
          </table:table-cell>
        </table:table-row>
        <table:table-row table:style-name="ro1">
          <table:table-cell table:formula="of:=RAND()" office:value-type="float" office:value="0.834747314453125">
            <text:p>0.8347473145</text:p>
          </table:table-cell>
          <table:table-cell table:formula="of:=RAND()" office:value-type="float" office:value="0.99407958984375">
            <text:p>0.9940795898</text:p>
          </table:table-cell>
          <table:table-cell table:formula="of:=SQRT(1 - [.A448])" office:value-type="float" office:value="0.406512835648365">
            <text:p>0.4065128356</text:p>
          </table:table-cell>
          <table:table-cell table:formula="of:=SQRT(1 - (1 - [.A448]))" office:value-type="float" office:value="0.913645070283381">
            <text:p>0.9136450703</text:p>
          </table:table-cell>
          <table:table-cell table:formula="of:=COS(2 * PI() * [.B448])" office:value-type="float" office:value="0.999308195711029">
            <text:p>0.9993081957</text:p>
          </table:table-cell>
          <table:table-cell table:formula="of:=SIN(2 * PI() * [.B448])" office:value-type="float" office:value="-0.0371904555600881">
            <text:p>-0.0371904556</text:p>
          </table:table-cell>
          <table:table-cell table:formula="of:=[.D448]*[.E448]" office:value-type="float" office:value="0.913013006705163">
            <text:p>0.9130130067</text:p>
          </table:table-cell>
          <table:table-cell table:formula="of:=[.D448]*[.F448]" office:value-type="float" office:value="-0.0339788763840676">
            <text:p>-0.0339788764</text:p>
          </table:table-cell>
          <table:table-cell table:formula="of:=[.C448]" office:value-type="float" office:value="0.406512835648365">
            <text:p>0.4065128356</text:p>
          </table:table-cell>
        </table:table-row>
        <table:table-row table:style-name="ro1">
          <table:table-cell table:formula="of:=RAND()" office:value-type="float" office:value="0.7564697265625">
            <text:p>0.7564697266</text:p>
          </table:table-cell>
          <table:table-cell table:formula="of:=RAND()" office:value-type="float" office:value="0.29608154296875">
            <text:p>0.296081543</text:p>
          </table:table-cell>
          <table:table-cell table:formula="of:=SQRT(1 - [.A449])" office:value-type="float" office:value="0.493487865542305">
            <text:p>0.4934878655</text:p>
          </table:table-cell>
          <table:table-cell table:formula="of:=SQRT(1 - (1 - [.A449]))" office:value-type="float" office:value="0.869752681262036">
            <text:p>0.8697526813</text:p>
          </table:table-cell>
          <table:table-cell table:formula="of:=COS(2 * PI() * [.B449])" office:value-type="float" office:value="-0.285510323278461">
            <text:p>-0.2855103233</text:p>
          </table:table-cell>
          <table:table-cell table:formula="of:=SIN(2 * PI() * [.B449])" office:value-type="float" office:value="0.958375633716461">
            <text:p>0.9583756337</text:p>
          </table:table-cell>
          <table:table-cell table:formula="of:=[.D449]*[.E449]" office:value-type="float" office:value="-0.248323369199432">
            <text:p>-0.2483233692</text:p>
          </table:table-cell>
          <table:table-cell table:formula="of:=[.D449]*[.F449]" office:value-type="float" office:value="0.833549777081095">
            <text:p>0.8335497771</text:p>
          </table:table-cell>
          <table:table-cell table:formula="of:=[.C449]" office:value-type="float" office:value="0.493487865542305">
            <text:p>0.4934878655</text:p>
          </table:table-cell>
        </table:table-row>
        <table:table-row table:style-name="ro1">
          <table:table-cell table:formula="of:=RAND()" office:value-type="float" office:value="0.751922607421875">
            <text:p>0.7519226074</text:p>
          </table:table-cell>
          <table:table-cell table:formula="of:=RAND()" office:value-type="float" office:value="0.95867919921875">
            <text:p>0.9586791992</text:p>
          </table:table-cell>
          <table:table-cell table:formula="of:=SQRT(1 - [.A450])" office:value-type="float" office:value="0.498073681876612">
            <text:p>0.4980736819</text:p>
          </table:table-cell>
          <table:table-cell table:formula="of:=SQRT(1 - (1 - [.A450]))" office:value-type="float" office:value="0.867134711231118">
            <text:p>0.8671347112</text:p>
          </table:table-cell>
          <table:table-cell table:formula="of:=COS(2 * PI() * [.B450])" office:value-type="float" office:value="0.96648599491517">
            <text:p>0.9664859949</text:p>
          </table:table-cell>
          <table:table-cell table:formula="of:=SIN(2 * PI() * [.B450])" office:value-type="float" office:value="-0.256719344095521">
            <text:p>-0.2567193441</text:p>
          </table:table-cell>
          <table:table-cell table:formula="of:=[.D450]*[.E450]" office:value-type="float" office:value="0.838073554109686">
            <text:p>0.8380735541</text:p>
          </table:table-cell>
          <table:table-cell table:formula="of:=[.D450]*[.F450]" office:value-type="float" office:value="-0.222610254309712">
            <text:p>-0.2226102543</text:p>
          </table:table-cell>
          <table:table-cell table:formula="of:=[.C450]" office:value-type="float" office:value="0.498073681876612">
            <text:p>0.4980736819</text:p>
          </table:table-cell>
        </table:table-row>
        <table:table-row table:style-name="ro1">
          <table:table-cell table:formula="of:=RAND()" office:value-type="float" office:value="0.607086181640625">
            <text:p>0.6070861816</text:p>
          </table:table-cell>
          <table:table-cell table:formula="of:=RAND()" office:value-type="float" office:value="0.222869873046875">
            <text:p>0.222869873</text:p>
          </table:table-cell>
          <table:table-cell table:formula="of:=SQRT(1 - [.A451])" office:value-type="float" office:value="0.62682838030786">
            <text:p>0.6268283803</text:p>
          </table:table-cell>
          <table:table-cell table:formula="of:=SQRT(1 - (1 - [.A451]))" office:value-type="float" office:value="0.77915735358182">
            <text:p>0.7791573536</text:p>
          </table:table-cell>
          <table:table-cell table:formula="of:=COS(2 * PI() * [.B451])" office:value-type="float" office:value="0.169639262803419">
            <text:p>0.1696392628</text:p>
          </table:table-cell>
          <table:table-cell table:formula="of:=SIN(2 * PI() * [.B451])" office:value-type="float" office:value="0.985506225508247">
            <text:p>0.9855062255</text:p>
          </table:table-cell>
          <table:table-cell table:formula="of:=[.D451]*[.E451]" office:value-type="float" office:value="0.132175679069483">
            <text:p>0.1321756791</text:p>
          </table:table-cell>
          <table:table-cell table:formula="of:=[.D451]*[.F451]" office:value-type="float" office:value="0.767864422605414">
            <text:p>0.7678644226</text:p>
          </table:table-cell>
          <table:table-cell table:formula="of:=[.C451]" office:value-type="float" office:value="0.62682838030786">
            <text:p>0.6268283803</text:p>
          </table:table-cell>
        </table:table-row>
        <table:table-row table:style-name="ro1">
          <table:table-cell table:formula="of:=RAND()" office:value-type="float" office:value="0.747039794921875">
            <text:p>0.7470397949</text:p>
          </table:table-cell>
          <table:table-cell table:formula="of:=RAND()" office:value-type="float" office:value="0.51593017578125">
            <text:p>0.5159301758</text:p>
          </table:table-cell>
          <table:table-cell table:formula="of:=SQRT(1 - [.A452])" office:value-type="float" office:value="0.502951493762694">
            <text:p>0.5029514938</text:p>
          </table:table-cell>
          <table:table-cell table:formula="of:=SQRT(1 - (1 - [.A452]))" office:value-type="float" office:value="0.864314638845065">
            <text:p>0.8643146388</text:p>
          </table:table-cell>
          <table:table-cell table:formula="of:=COS(2 * PI() * [.B452])" office:value-type="float" office:value="-0.994994951770357">
            <text:p>-0.9949949518</text:p>
          </table:table-cell>
          <table:table-cell table:formula="of:=SIN(2 * PI() * [.B452])" office:value-type="float" office:value="-0.099925201783659">
            <text:p>-0.0999252018</text:p>
          </table:table-cell>
          <table:table-cell table:formula="of:=[.D452]*[.E452]" office:value-type="float" office:value="-0.859988702392059">
            <text:p>-0.8599887024</text:p>
          </table:table-cell>
          <table:table-cell table:formula="of:=[.D452]*[.F452]" office:value-type="float" office:value="-0.0863668146911635">
            <text:p>-0.0863668147</text:p>
          </table:table-cell>
          <table:table-cell table:formula="of:=[.C452]" office:value-type="float" office:value="0.502951493762694">
            <text:p>0.5029514938</text:p>
          </table:table-cell>
        </table:table-row>
        <table:table-row table:style-name="ro1">
          <table:table-cell table:formula="of:=RAND()" office:value-type="float" office:value="0.408233642578125">
            <text:p>0.4082336426</text:p>
          </table:table-cell>
          <table:table-cell table:formula="of:=RAND()" office:value-type="float" office:value="0.25457763671875">
            <text:p>0.2545776367</text:p>
          </table:table-cell>
          <table:table-cell table:formula="of:=SQRT(1 - [.A453])" office:value-type="float" office:value="0.769263516242565">
            <text:p>0.7692635162</text:p>
          </table:table-cell>
          <table:table-cell table:formula="of:=SQRT(1 - (1 - [.A453]))" office:value-type="float" office:value="0.638931641553402">
            <text:p>0.6389316416</text:p>
          </table:table-cell>
          <table:table-cell table:formula="of:=COS(2 * PI() * [.B453])" office:value-type="float" office:value="-0.0287581743056445">
            <text:p>-0.0287581743</text:p>
          </table:table-cell>
          <table:table-cell table:formula="of:=SIN(2 * PI() * [.B453])" office:value-type="float" office:value="0.999586398172067">
            <text:p>0.9995863982</text:p>
          </table:table-cell>
          <table:table-cell table:formula="of:=[.D453]*[.E453]" office:value-type="float" office:value="-0.0183745075171843">
            <text:p>-0.0183745075</text:p>
          </table:table-cell>
          <table:table-cell table:formula="of:=[.D453]*[.F453]" office:value-type="float" office:value="0.638667378258531">
            <text:p>0.6386673783</text:p>
          </table:table-cell>
          <table:table-cell table:formula="of:=[.C453]" office:value-type="float" office:value="0.769263516242565">
            <text:p>0.7692635162</text:p>
          </table:table-cell>
        </table:table-row>
        <table:table-row table:style-name="ro1">
          <table:table-cell table:formula="of:=RAND()" office:value-type="float" office:value="0.6658935546875">
            <text:p>0.6658935547</text:p>
          </table:table-cell>
          <table:table-cell table:formula="of:=RAND()" office:value-type="float" office:value="0.58197021484375">
            <text:p>0.5819702148</text:p>
          </table:table-cell>
          <table:table-cell table:formula="of:=SQRT(1 - [.A454])" office:value-type="float" office:value="0.578019416034185">
            <text:p>0.578019416</text:p>
          </table:table-cell>
          <table:table-cell table:formula="of:=SQRT(1 - (1 - [.A454]))" office:value-type="float" office:value="0.816023011126218">
            <text:p>0.8160230111</text:p>
          </table:table-cell>
          <table:table-cell table:formula="of:=COS(2 * PI() * [.B454])" office:value-type="float" office:value="-0.870275951212172">
            <text:p>-0.8702759512</text:p>
          </table:table-cell>
          <table:table-cell table:formula="of:=SIN(2 * PI() * [.B454])" office:value-type="float" office:value="-0.492564481811011">
            <text:p>-0.4925644818</text:p>
          </table:table-cell>
          <table:table-cell table:formula="of:=[.D454]*[.E454]" office:value-type="float" office:value="-0.71016520221889">
            <text:p>-0.7101652022</text:p>
          </table:table-cell>
          <table:table-cell table:formula="of:=[.D454]*[.F454]" office:value-type="float" office:value="-0.401943951621246">
            <text:p>-0.4019439516</text:p>
          </table:table-cell>
          <table:table-cell table:formula="of:=[.C454]" office:value-type="float" office:value="0.578019416034185">
            <text:p>0.578019416</text:p>
          </table:table-cell>
        </table:table-row>
        <table:table-row table:style-name="ro1">
          <table:table-cell table:formula="of:=RAND()" office:value-type="float" office:value="0.96881103515625">
            <text:p>0.9688110352</text:p>
          </table:table-cell>
          <table:table-cell table:formula="of:=RAND()" office:value-type="float" office:value="0.5709228515625">
            <text:p>0.5709228516</text:p>
          </table:table-cell>
          <table:table-cell table:formula="of:=SQRT(1 - [.A455])" office:value-type="float" office:value="0.176603977429021">
            <text:p>0.1766039774</text:p>
          </table:table-cell>
          <table:table-cell table:formula="of:=SQRT(1 - (1 - [.A455]))" office:value-type="float" office:value="0.984281989653499">
            <text:p>0.9842819897</text:p>
          </table:table-cell>
          <table:table-cell table:formula="of:=COS(2 * PI() * [.B455])" office:value-type="float" office:value="-0.902342996482444">
            <text:p>-0.9023429965</text:p>
          </table:table-cell>
          <table:table-cell table:formula="of:=SIN(2 * PI() * [.B455])" office:value-type="float" office:value="-0.431018696461167">
            <text:p>-0.4310186965</text:p>
          </table:table-cell>
          <table:table-cell table:formula="of:=[.D455]*[.E455]" office:value-type="float" office:value="-0.88815995992764">
            <text:p>-0.8881599599</text:p>
          </table:table-cell>
          <table:table-cell table:formula="of:=[.D455]*[.F455]" office:value-type="float" office:value="-0.424243940130655">
            <text:p>-0.4242439401</text:p>
          </table:table-cell>
          <table:table-cell table:formula="of:=[.C455]" office:value-type="float" office:value="0.176603977429021">
            <text:p>0.1766039774</text:p>
          </table:table-cell>
        </table:table-row>
        <table:table-row table:style-name="ro1">
          <table:table-cell table:formula="of:=RAND()" office:value-type="float" office:value="0.5552978515625">
            <text:p>0.5552978516</text:p>
          </table:table-cell>
          <table:table-cell table:formula="of:=RAND()" office:value-type="float" office:value="0.18560791015625">
            <text:p>0.1856079102</text:p>
          </table:table-cell>
          <table:table-cell table:formula="of:=SQRT(1 - [.A456])" office:value-type="float" office:value="0.666859916652291">
            <text:p>0.6668599167</text:p>
          </table:table-cell>
          <table:table-cell table:formula="of:=SQRT(1 - (1 - [.A456]))" office:value-type="float" office:value="0.745183099353776">
            <text:p>0.7451830994</text:p>
          </table:table-cell>
          <table:table-cell table:formula="of:=COS(2 * PI() * [.B456])" office:value-type="float" office:value="0.393639535350173">
            <text:p>0.3936395354</text:p>
          </table:table-cell>
          <table:table-cell table:formula="of:=SIN(2 * PI() * [.B456])" office:value-type="float" office:value="0.919264878154985">
            <text:p>0.9192648782</text:p>
          </table:table-cell>
          <table:table-cell table:formula="of:=[.D456]*[.E456]" office:value-type="float" office:value="0.293333528980422">
            <text:p>0.293333529</text:p>
          </table:table-cell>
          <table:table-cell table:formula="of:=[.D456]*[.F456]" office:value-type="float" office:value="0.685020651030603">
            <text:p>0.685020651</text:p>
          </table:table-cell>
          <table:table-cell table:formula="of:=[.C456]" office:value-type="float" office:value="0.666859916652291">
            <text:p>0.6668599167</text:p>
          </table:table-cell>
        </table:table-row>
        <table:table-row table:style-name="ro1">
          <table:table-cell table:formula="of:=RAND()" office:value-type="float" office:value="0.60931396484375">
            <text:p>0.6093139648</text:p>
          </table:table-cell>
          <table:table-cell table:formula="of:=RAND()" office:value-type="float" office:value="0.1317138671875">
            <text:p>0.1317138672</text:p>
          </table:table-cell>
          <table:table-cell table:formula="of:=SQRT(1 - [.A457])" office:value-type="float" office:value="0.6250488262178">
            <text:p>0.6250488262</text:p>
          </table:table-cell>
          <table:table-cell table:formula="of:=SQRT(1 - (1 - [.A457]))" office:value-type="float" office:value="0.78058565503329">
            <text:p>0.780585655</text:p>
          </table:table-cell>
          <table:table-cell table:formula="of:=COS(2 * PI() * [.B457])" office:value-type="float" office:value="0.676657635886375">
            <text:p>0.6766576359</text:p>
          </table:table-cell>
          <table:table-cell table:formula="of:=SIN(2 * PI() * [.B457])" office:value-type="float" office:value="0.736297795594053">
            <text:p>0.7362977956</text:p>
          </table:table-cell>
          <table:table-cell table:formula="of:=[.D457]*[.E457]" office:value-type="float" office:value="0.528189243941643">
            <text:p>0.5281892439</text:p>
          </table:table-cell>
          <table:table-cell table:formula="of:=[.D457]*[.F457]" office:value-type="float" office:value="0.574743497073351">
            <text:p>0.5747434971</text:p>
          </table:table-cell>
          <table:table-cell table:formula="of:=[.C457]" office:value-type="float" office:value="0.6250488262178">
            <text:p>0.6250488262</text:p>
          </table:table-cell>
        </table:table-row>
        <table:table-row table:style-name="ro1">
          <table:table-cell table:formula="of:=RAND()" office:value-type="float" office:value="0.39404296875">
            <text:p>0.3940429688</text:p>
          </table:table-cell>
          <table:table-cell table:formula="of:=RAND()" office:value-type="float" office:value="0.26641845703125">
            <text:p>0.266418457</text:p>
          </table:table-cell>
          <table:table-cell table:formula="of:=SQRT(1 - [.A458])" office:value-type="float" office:value="0.778432419192572">
            <text:p>0.7784324192</text:p>
          </table:table-cell>
          <table:table-cell table:formula="of:=SQRT(1 - (1 - [.A458]))" office:value-type="float" office:value="0.627728419581271">
            <text:p>0.6277284196</text:p>
          </table:table-cell>
          <table:table-cell table:formula="of:=COS(2 * PI() * [.B458])" office:value-type="float" office:value="-0.102977333008032">
            <text:p>-0.102977333</text:p>
          </table:table-cell>
          <table:table-cell table:formula="of:=SIN(2 * PI() * [.B458])" office:value-type="float" office:value="0.99468370293604">
            <text:p>0.9946837029</text:p>
          </table:table-cell>
          <table:table-cell table:formula="of:=[.D458]*[.E458]" office:value-type="float" office:value="-0.0646417985018262">
            <text:p>-0.0646417985</text:p>
          </table:table-cell>
          <table:table-cell table:formula="of:=[.D458]*[.F458]" office:value-type="float" office:value="0.624391228827287">
            <text:p>0.6243912288</text:p>
          </table:table-cell>
          <table:table-cell table:formula="of:=[.C458]" office:value-type="float" office:value="0.778432419192572">
            <text:p>0.7784324192</text:p>
          </table:table-cell>
        </table:table-row>
        <table:table-row table:style-name="ro1">
          <table:table-cell table:formula="of:=RAND()" office:value-type="float" office:value="0.99139404296875">
            <text:p>0.991394043</text:p>
          </table:table-cell>
          <table:table-cell table:formula="of:=RAND()" office:value-type="float" office:value="0.108428955078125">
            <text:p>0.1084289551</text:p>
          </table:table-cell>
          <table:table-cell table:formula="of:=SQRT(1 - [.A459])" office:value-type="float" office:value="0.0927682975549837">
            <text:p>0.0927682976</text:p>
          </table:table-cell>
          <table:table-cell table:formula="of:=SQRT(1 - (1 - [.A459]))" office:value-type="float" office:value="0.995687723620589">
            <text:p>0.9956877236</text:p>
          </table:table-cell>
          <table:table-cell table:formula="of:=COS(2 * PI() * [.B459])" office:value-type="float" office:value="0.776767719771761">
            <text:p>0.7767677198</text:p>
          </table:table-cell>
          <table:table-cell table:formula="of:=SIN(2 * PI() * [.B459])" office:value-type="float" office:value="0.629787193836599">
            <text:p>0.6297871938</text:p>
          </table:table-cell>
          <table:table-cell table:formula="of:=[.D459]*[.E459]" office:value-type="float" office:value="0.773418082681501">
            <text:p>0.7734180827</text:p>
          </table:table-cell>
          <table:table-cell table:formula="of:=[.D459]*[.F459]" office:value-type="float" office:value="0.627071377396562">
            <text:p>0.6270713774</text:p>
          </table:table-cell>
          <table:table-cell table:formula="of:=[.C459]" office:value-type="float" office:value="0.0927682975549837">
            <text:p>0.0927682976</text:p>
          </table:table-cell>
        </table:table-row>
        <table:table-row table:style-name="ro1">
          <table:table-cell table:formula="of:=RAND()" office:value-type="float" office:value="0.810333251953125">
            <text:p>0.810333252</text:p>
          </table:table-cell>
          <table:table-cell table:formula="of:=RAND()" office:value-type="float" office:value="0.8104248046875">
            <text:p>0.8104248047</text:p>
          </table:table-cell>
          <table:table-cell table:formula="of:=SQRT(1 - [.A460])" office:value-type="float" office:value="0.435507460380273">
            <text:p>0.4355074604</text:p>
          </table:table-cell>
          <table:table-cell table:formula="of:=SQRT(1 - (1 - [.A460]))" office:value-type="float" office:value="0.900185120935202">
            <text:p>0.9001851209</text:p>
          </table:table-cell>
          <table:table-cell table:formula="of:=COS(2 * PI() * [.B460])" office:value-type="float" office:value="0.370604929559052">
            <text:p>0.3706049296</text:p>
          </table:table-cell>
          <table:table-cell table:formula="of:=SIN(2 * PI() * [.B460])" office:value-type="float" office:value="-0.928790604058057">
            <text:p>-0.9287906041</text:p>
          </table:table-cell>
          <table:table-cell table:formula="of:=[.D460]*[.E460]" office:value-type="float" office:value="0.333613043334297">
            <text:p>0.3336130433</text:p>
          </table:table-cell>
          <table:table-cell table:formula="of:=[.D460]*[.F460]" office:value-type="float" office:value="-0.836083482237482">
            <text:p>-0.8360834822</text:p>
          </table:table-cell>
          <table:table-cell table:formula="of:=[.C460]" office:value-type="float" office:value="0.435507460380273">
            <text:p>0.4355074604</text:p>
          </table:table-cell>
        </table:table-row>
        <table:table-row table:style-name="ro1">
          <table:table-cell table:formula="of:=RAND()" office:value-type="float" office:value="0.82470703125">
            <text:p>0.8247070313</text:p>
          </table:table-cell>
          <table:table-cell table:formula="of:=RAND()" office:value-type="float" office:value="0.357147216796875">
            <text:p>0.3571472168</text:p>
          </table:table-cell>
          <table:table-cell table:formula="of:=SQRT(1 - [.A461])" office:value-type="float" office:value="0.418680031467946">
            <text:p>0.4186800315</text:p>
          </table:table-cell>
          <table:table-cell table:formula="of:=SQRT(1 - (1 - [.A461]))" office:value-type="float" office:value="0.908133817920024">
            <text:p>0.9081338179</text:p>
          </table:table-cell>
          <table:table-cell table:formula="of:=COS(2 * PI() * [.B461])" office:value-type="float" office:value="-0.623511217954697">
            <text:p>-0.623511218</text:p>
          </table:table-cell>
          <table:table-cell table:formula="of:=SIN(2 * PI() * [.B461])" office:value-type="float" office:value="0.781814403221539">
            <text:p>0.7818144032</text:p>
          </table:table-cell>
          <table:table-cell table:formula="of:=[.D461]*[.E461]" office:value-type="float" office:value="-0.566231622877163">
            <text:p>-0.5662316229</text:p>
          </table:table-cell>
          <table:table-cell table:formula="of:=[.D461]*[.F461]" office:value-type="float" office:value="0.709992098902441">
            <text:p>0.7099920989</text:p>
          </table:table-cell>
          <table:table-cell table:formula="of:=[.C461]" office:value-type="float" office:value="0.418680031467946">
            <text:p>0.4186800315</text:p>
          </table:table-cell>
        </table:table-row>
        <table:table-row table:style-name="ro1">
          <table:table-cell table:formula="of:=RAND()" office:value-type="float" office:value="0.691802978515625">
            <text:p>0.6918029785</text:p>
          </table:table-cell>
          <table:table-cell table:formula="of:=RAND()" office:value-type="float" office:value="0.355255126953125">
            <text:p>0.355255127</text:p>
          </table:table-cell>
          <table:table-cell table:formula="of:=SQRT(1 - [.A462])" office:value-type="float" office:value="0.555154952679317">
            <text:p>0.5551549527</text:p>
          </table:table-cell>
          <table:table-cell table:formula="of:=SQRT(1 - (1 - [.A462]))" office:value-type="float" office:value="0.831746943796985">
            <text:p>0.8317469438</text:p>
          </table:table-cell>
          <table:table-cell table:formula="of:=COS(2 * PI() * [.B462])" office:value-type="float" office:value="-0.614172891961008">
            <text:p>-0.614172892</text:p>
          </table:table-cell>
          <table:table-cell table:formula="of:=SIN(2 * PI() * [.B462])" office:value-type="float" office:value="0.789171501500309">
            <text:p>0.7891715015</text:p>
          </table:table-cell>
          <table:table-cell table:formula="of:=[.D462]*[.E462]" office:value-type="float" office:value="-0.510836425851524">
            <text:p>-0.5108364259</text:p>
          </table:table-cell>
          <table:table-cell table:formula="of:=[.D462]*[.F462]" office:value-type="float" office:value="0.65639098450456">
            <text:p>0.6563909845</text:p>
          </table:table-cell>
          <table:table-cell table:formula="of:=[.C462]" office:value-type="float" office:value="0.555154952679317">
            <text:p>0.5551549527</text:p>
          </table:table-cell>
        </table:table-row>
        <table:table-row table:style-name="ro1">
          <table:table-cell table:formula="of:=RAND()" office:value-type="float" office:value="0.606658935546875">
            <text:p>0.6066589355</text:p>
          </table:table-cell>
          <table:table-cell table:formula="of:=RAND()" office:value-type="float" office:value="0.213531494140625">
            <text:p>0.2135314941</text:p>
          </table:table-cell>
          <table:table-cell table:formula="of:=SQRT(1 - [.A463])" office:value-type="float" office:value="0.627169087609653">
            <text:p>0.6271690876</text:p>
          </table:table-cell>
          <table:table-cell table:formula="of:=SQRT(1 - (1 - [.A463]))" office:value-type="float" office:value="0.7788831334333">
            <text:p>0.7788831334</text:p>
          </table:table-cell>
          <table:table-cell table:formula="of:=COS(2 * PI() * [.B463])" office:value-type="float" office:value="0.227138508761166">
            <text:p>0.2271385088</text:p>
          </table:table-cell>
          <table:table-cell table:formula="of:=SIN(2 * PI() * [.B463])" office:value-type="float" office:value="0.973862463512047">
            <text:p>0.9738624635</text:p>
          </table:table-cell>
          <table:table-cell table:formula="of:=[.D463]*[.E463]" office:value-type="float" office:value="0.176914353427264">
            <text:p>0.1769143534</text:p>
          </table:table-cell>
          <table:table-cell table:formula="of:=[.D463]*[.F463]" office:value-type="float" office:value="0.758525047113336">
            <text:p>0.7585250471</text:p>
          </table:table-cell>
          <table:table-cell table:formula="of:=[.C463]" office:value-type="float" office:value="0.627169087609653">
            <text:p>0.6271690876</text:p>
          </table:table-cell>
        </table:table-row>
        <table:table-row table:style-name="ro1">
          <table:table-cell table:formula="of:=RAND()" office:value-type="float" office:value="0.09429931640625">
            <text:p>0.0942993164</text:p>
          </table:table-cell>
          <table:table-cell table:formula="of:=RAND()" office:value-type="float" office:value="0.3955078125">
            <text:p>0.3955078125</text:p>
          </table:table-cell>
          <table:table-cell table:formula="of:=SQRT(1 - [.A464])" office:value-type="float" office:value="0.95168307938817">
            <text:p>0.9516830794</text:p>
          </table:table-cell>
          <table:table-cell table:formula="of:=SQRT(1 - (1 - [.A464]))" office:value-type="float" office:value="0.307081937609899">
            <text:p>0.3070819376</text:p>
          </table:table-cell>
          <table:table-cell table:formula="of:=COS(2 * PI() * [.B464])" office:value-type="float" office:value="-0.792106577300212">
            <text:p>-0.7921065773</text:p>
          </table:table-cell>
          <table:table-cell table:formula="of:=SIN(2 * PI() * [.B464])" office:value-type="float" office:value="0.61038280627631">
            <text:p>0.6103828063</text:p>
          </table:table-cell>
          <table:table-cell table:formula="of:=[.D464]*[.E464]" office:value-type="float" office:value="-0.243241622550895">
            <text:p>-0.2432416226</text:p>
          </table:table-cell>
          <table:table-cell table:formula="of:=[.D464]*[.F464]" office:value-type="float" office:value="0.187437534835097">
            <text:p>0.1874375348</text:p>
          </table:table-cell>
          <table:table-cell table:formula="of:=[.C464]" office:value-type="float" office:value="0.95168307938817">
            <text:p>0.9516830794</text:p>
          </table:table-cell>
        </table:table-row>
        <table:table-row table:style-name="ro1">
          <table:table-cell table:formula="of:=RAND()" office:value-type="float" office:value="0.05181884765625">
            <text:p>0.0518188477</text:p>
          </table:table-cell>
          <table:table-cell table:formula="of:=RAND()" office:value-type="float" office:value="0.391387939453125">
            <text:p>0.3913879395</text:p>
          </table:table-cell>
          <table:table-cell table:formula="of:=SQRT(1 - [.A465])" office:value-type="float" office:value="0.97374593829384">
            <text:p>0.9737459383</text:p>
          </table:table-cell>
          <table:table-cell table:formula="of:=SQRT(1 - (1 - [.A465]))" office:value-type="float" office:value="0.22763753569271">
            <text:p>0.2276375357</text:p>
          </table:table-cell>
          <table:table-cell table:formula="of:=COS(2 * PI() * [.B465])" office:value-type="float" office:value="-0.776042644768291">
            <text:p>-0.7760426448</text:p>
          </table:table-cell>
          <table:table-cell table:formula="of:=SIN(2 * PI() * [.B465])" office:value-type="float" office:value="0.630680436910038">
            <text:p>0.6306804369</text:p>
          </table:table-cell>
          <table:table-cell table:formula="of:=[.D465]*[.E465]" office:value-type="float" office:value="-0.176656435247507">
            <text:p>-0.1766564352</text:p>
          </table:table-cell>
          <table:table-cell table:formula="of:=[.D465]*[.F465]" office:value-type="float" office:value="0.143566540467803">
            <text:p>0.1435665405</text:p>
          </table:table-cell>
          <table:table-cell table:formula="of:=[.C465]" office:value-type="float" office:value="0.97374593829384">
            <text:p>0.9737459383</text:p>
          </table:table-cell>
        </table:table-row>
        <table:table-row table:style-name="ro1">
          <table:table-cell table:formula="of:=RAND()" office:value-type="float" office:value="0.35577392578125">
            <text:p>0.3557739258</text:p>
          </table:table-cell>
          <table:table-cell table:formula="of:=RAND()" office:value-type="float" office:value="0.7197265625">
            <text:p>0.7197265625</text:p>
          </table:table-cell>
          <table:table-cell table:formula="of:=SQRT(1 - [.A466])" office:value-type="float" office:value="0.80263695044444">
            <text:p>0.8026369504</text:p>
          </table:table-cell>
          <table:table-cell table:formula="of:=SQRT(1 - (1 - [.A466]))" office:value-type="float" office:value="0.596467874894575">
            <text:p>0.5964678749</text:p>
          </table:table-cell>
          <table:table-cell table:formula="of:=COS(2 * PI() * [.B466])" office:value-type="float" office:value="-0.189068664149806">
            <text:p>-0.1890686641</text:p>
          </table:table-cell>
          <table:table-cell table:formula="of:=SIN(2 * PI() * [.B466])" office:value-type="float" office:value="-0.981963869109555">
            <text:p>-0.9819638691</text:p>
          </table:table-cell>
          <table:table-cell table:formula="of:=[.D466]*[.E466]" office:value-type="float" office:value="-0.112773384314591">
            <text:p>-0.1127733843</text:p>
          </table:table-cell>
          <table:table-cell table:formula="of:=[.D466]*[.F466]" office:value-type="float" office:value="-0.585709902231031">
            <text:p>-0.5857099022</text:p>
          </table:table-cell>
          <table:table-cell table:formula="of:=[.C466]" office:value-type="float" office:value="0.80263695044444">
            <text:p>0.8026369504</text:p>
          </table:table-cell>
        </table:table-row>
        <table:table-row table:style-name="ro1">
          <table:table-cell table:formula="of:=RAND()" office:value-type="float" office:value="0.36676025390625">
            <text:p>0.3667602539</text:p>
          </table:table-cell>
          <table:table-cell table:formula="of:=RAND()" office:value-type="float" office:value="0.2659912109375">
            <text:p>0.2659912109</text:p>
          </table:table-cell>
          <table:table-cell table:formula="of:=SQRT(1 - [.A467])" office:value-type="float" office:value="0.795763624510288">
            <text:p>0.7957636245</text:p>
          </table:table-cell>
          <table:table-cell table:formula="of:=SQRT(1 - (1 - [.A467]))" office:value-type="float" office:value="0.605607343008859">
            <text:p>0.605607343</text:p>
          </table:table-cell>
          <table:table-cell table:formula="of:=COS(2 * PI() * [.B467])" office:value-type="float" office:value="-0.100306770211393">
            <text:p>-0.1003067702</text:p>
          </table:table-cell>
          <table:table-cell table:formula="of:=SIN(2 * PI() * [.B467])" office:value-type="float" office:value="0.994956557770116">
            <text:p>0.9949565578</text:p>
          </table:table-cell>
          <table:table-cell table:formula="of:=[.D467]*[.E467]" office:value-type="float" office:value="-0.0607465165935217">
            <text:p>-0.0607465166</text:p>
          </table:table-cell>
          <table:table-cell table:formula="of:=[.D467]*[.F467]" office:value-type="float" office:value="0.602552997360401">
            <text:p>0.6025529974</text:p>
          </table:table-cell>
          <table:table-cell table:formula="of:=[.C467]" office:value-type="float" office:value="0.795763624510288">
            <text:p>0.7957636245</text:p>
          </table:table-cell>
        </table:table-row>
        <table:table-row table:style-name="ro1">
          <table:table-cell table:formula="of:=RAND()" office:value-type="float" office:value="0.821533203125">
            <text:p>0.8215332031</text:p>
          </table:table-cell>
          <table:table-cell table:formula="of:=RAND()" office:value-type="float" office:value="0.2103271484375">
            <text:p>0.2103271484</text:p>
          </table:table-cell>
          <table:table-cell table:formula="of:=SQRT(1 - [.A468])" office:value-type="float" office:value="0.422453307331118">
            <text:p>0.4224533073</text:p>
          </table:table-cell>
          <table:table-cell table:formula="of:=SQRT(1 - (1 - [.A468]))" office:value-type="float" office:value="0.906384688267073">
            <text:p>0.9063846883</text:p>
          </table:table-cell>
          <table:table-cell table:formula="of:=COS(2 * PI() * [.B468])" office:value-type="float" office:value="0.246698407314942">
            <text:p>0.2466984073</text:p>
          </table:table-cell>
          <table:table-cell table:formula="of:=SIN(2 * PI() * [.B468])" office:value-type="float" office:value="0.969092305112506">
            <text:p>0.9690923051</text:p>
          </table:table-cell>
          <table:table-cell table:formula="of:=[.D468]*[.E468]" office:value-type="float" office:value="0.223603659010138">
            <text:p>0.223603659</text:p>
          </table:table-cell>
          <table:table-cell table:formula="of:=[.D468]*[.F468]" office:value-type="float" office:value="0.878370426871419">
            <text:p>0.8783704269</text:p>
          </table:table-cell>
          <table:table-cell table:formula="of:=[.C468]" office:value-type="float" office:value="0.422453307331118">
            <text:p>0.4224533073</text:p>
          </table:table-cell>
        </table:table-row>
        <table:table-row table:style-name="ro1">
          <table:table-cell table:formula="of:=RAND()" office:value-type="float" office:value="0.02734375">
            <text:p>0.02734375</text:p>
          </table:table-cell>
          <table:table-cell table:formula="of:=RAND()" office:value-type="float" office:value="0.323486328125">
            <text:p>0.3234863281</text:p>
          </table:table-cell>
          <table:table-cell table:formula="of:=SQRT(1 - [.A469])" office:value-type="float" office:value="0.986233364878719">
            <text:p>0.9862333649</text:p>
          </table:table-cell>
          <table:table-cell table:formula="of:=SQRT(1 - (1 - [.A469]))" office:value-type="float" office:value="0.165359456941537">
            <text:p>0.1653594569</text:p>
          </table:table-cell>
          <table:table-cell table:formula="of:=COS(2 * PI() * [.B469])" office:value-type="float" office:value="-0.445496016513982">
            <text:p>-0.4454960165</text:p>
          </table:table-cell>
          <table:table-cell table:formula="of:=SIN(2 * PI() * [.B469])" office:value-type="float" office:value="0.895283921038558">
            <text:p>0.895283921</text:p>
          </table:table-cell>
          <table:table-cell table:formula="of:=[.D469]*[.E469]" office:value-type="float" office:value="-0.07366697936037">
            <text:p>-0.0736669794</text:p>
          </table:table-cell>
          <table:table-cell table:formula="of:=[.D469]*[.F469]" office:value-type="float" office:value="0.148043662991426">
            <text:p>0.148043663</text:p>
          </table:table-cell>
          <table:table-cell table:formula="of:=[.C469]" office:value-type="float" office:value="0.986233364878719">
            <text:p>0.9862333649</text:p>
          </table:table-cell>
        </table:table-row>
        <table:table-row table:style-name="ro1">
          <table:table-cell table:formula="of:=RAND()" office:value-type="float" office:value="0.08697509765625">
            <text:p>0.0869750977</text:p>
          </table:table-cell>
          <table:table-cell table:formula="of:=RAND()" office:value-type="float" office:value="0.1378173828125">
            <text:p>0.1378173828</text:p>
          </table:table-cell>
          <table:table-cell table:formula="of:=SQRT(1 - [.A470])" office:value-type="float" office:value="0.955523365671269">
            <text:p>0.9555233657</text:p>
          </table:table-cell>
          <table:table-cell table:formula="of:=SQRT(1 - (1 - [.A470]))" office:value-type="float" office:value="0.294915407627764">
            <text:p>0.2949154076</text:p>
          </table:table-cell>
          <table:table-cell table:formula="of:=COS(2 * PI() * [.B470])" office:value-type="float" office:value="0.647930375409685">
            <text:p>0.6479303754</text:p>
          </table:table-cell>
          <table:table-cell table:formula="of:=SIN(2 * PI() * [.B470])" office:value-type="float" office:value="0.761699565853535">
            <text:p>0.7616995659</text:p>
          </table:table-cell>
          <table:table-cell table:formula="of:=[.D470]*[.E470]" office:value-type="float" office:value="0.191084650778357">
            <text:p>0.1910846508</text:p>
          </table:table-cell>
          <table:table-cell table:formula="of:=[.D470]*[.F470]" office:value-type="float" office:value="0.224636937953586">
            <text:p>0.224636938</text:p>
          </table:table-cell>
          <table:table-cell table:formula="of:=[.C470]" office:value-type="float" office:value="0.955523365671269">
            <text:p>0.9555233657</text:p>
          </table:table-cell>
        </table:table-row>
        <table:table-row table:style-name="ro1">
          <table:table-cell table:formula="of:=RAND()" office:value-type="float" office:value="0.21356201171875">
            <text:p>0.2135620117</text:p>
          </table:table-cell>
          <table:table-cell table:formula="of:=RAND()" office:value-type="float" office:value="0.057342529296875">
            <text:p>0.0573425293</text:p>
          </table:table-cell>
          <table:table-cell table:formula="of:=SQRT(1 - [.A471])" office:value-type="float" office:value="0.886813389773322">
            <text:p>0.8868133898</text:p>
          </table:table-cell>
          <table:table-cell table:formula="of:=SQRT(1 - (1 - [.A471]))" office:value-type="float" office:value="0.46212770066157">
            <text:p>0.4621277007</text:p>
          </table:table-cell>
          <table:table-cell table:formula="of:=COS(2 * PI() * [.B471])" office:value-type="float" office:value="0.93579330713217">
            <text:p>0.9357933071</text:p>
          </table:table-cell>
          <table:table-cell table:formula="of:=SIN(2 * PI() * [.B471])" office:value-type="float" office:value="0.3525491261181">
            <text:p>0.3525491261</text:p>
          </table:table-cell>
          <table:table-cell table:formula="of:=[.D471]*[.E471]" office:value-type="float" office:value="0.432456009319476">
            <text:p>0.4324560093</text:p>
          </table:table-cell>
          <table:table-cell table:formula="of:=[.D471]*[.F471]" office:value-type="float" office:value="0.162922717023204">
            <text:p>0.162922717</text:p>
          </table:table-cell>
          <table:table-cell table:formula="of:=[.C471]" office:value-type="float" office:value="0.886813389773322">
            <text:p>0.8868133898</text:p>
          </table:table-cell>
        </table:table-row>
        <table:table-row table:style-name="ro1">
          <table:table-cell table:formula="of:=RAND()" office:value-type="float" office:value="0.164306640625">
            <text:p>0.1643066406</text:p>
          </table:table-cell>
          <table:table-cell table:formula="of:=RAND()" office:value-type="float" office:value="0.480010986328125">
            <text:p>0.4800109863</text:p>
          </table:table-cell>
          <table:table-cell table:formula="of:=SQRT(1 - [.A472])" office:value-type="float" office:value="0.91416265476938">
            <text:p>0.9141626548</text:p>
          </table:table-cell>
          <table:table-cell table:formula="of:=SQRT(1 - (1 - [.A472]))" office:value-type="float" office:value="0.405347555346026">
            <text:p>0.4053475553</text:p>
          </table:table-cell>
          <table:table-cell table:formula="of:=COS(2 * PI() * [.B472])" office:value-type="float" office:value="-0.992123350595504">
            <text:p>-0.9921233506</text:p>
          </table:table-cell>
          <table:table-cell table:formula="of:=SIN(2 * PI() * [.B472])" office:value-type="float" office:value="0.125264748445647">
            <text:p>0.1252647484</text:p>
          </table:table-cell>
          <table:table-cell table:formula="of:=[.D472]*[.E472]" office:value-type="float" office:value="-0.402154774765596">
            <text:p>-0.4021547748</text:p>
          </table:table-cell>
          <table:table-cell table:formula="of:=[.D472]*[.F472]" office:value-type="float" office:value="0.0507757595534781">
            <text:p>0.0507757596</text:p>
          </table:table-cell>
          <table:table-cell table:formula="of:=[.C472]" office:value-type="float" office:value="0.91416265476938">
            <text:p>0.9141626548</text:p>
          </table:table-cell>
        </table:table-row>
        <table:table-row table:style-name="ro1">
          <table:table-cell table:formula="of:=RAND()" office:value-type="float" office:value="0.5594482421875">
            <text:p>0.5594482422</text:p>
          </table:table-cell>
          <table:table-cell table:formula="of:=RAND()" office:value-type="float" office:value="0.09368896484375">
            <text:p>0.0936889648</text:p>
          </table:table-cell>
          <table:table-cell table:formula="of:=SQRT(1 - [.A473])" office:value-type="float" office:value="0.663740730867483">
            <text:p>0.6637407309</text:p>
          </table:table-cell>
          <table:table-cell table:formula="of:=SQRT(1 - (1 - [.A473]))" office:value-type="float" office:value="0.747962727806339">
            <text:p>0.7479627278</text:p>
          </table:table-cell>
          <table:table-cell table:formula="of:=COS(2 * PI() * [.B473])" office:value-type="float" office:value="0.831682609671745">
            <text:p>0.8316826097</text:p>
          </table:table-cell>
          <table:table-cell table:formula="of:=SIN(2 * PI() * [.B473])" office:value-type="float" office:value="0.555251327571214">
            <text:p>0.5552513276</text:p>
          </table:table-cell>
          <table:table-cell table:formula="of:=[.D473]*[.E473]" office:value-type="float" office:value="0.622067593399173">
            <text:p>0.6220675934</text:p>
          </table:table-cell>
          <table:table-cell table:formula="of:=[.D473]*[.F473]" office:value-type="float" office:value="0.415307297588256">
            <text:p>0.4153072976</text:p>
          </table:table-cell>
          <table:table-cell table:formula="of:=[.C473]" office:value-type="float" office:value="0.663740730867483">
            <text:p>0.6637407309</text:p>
          </table:table-cell>
        </table:table-row>
        <table:table-row table:style-name="ro1">
          <table:table-cell table:formula="of:=RAND()" office:value-type="float" office:value="0.4791259765625">
            <text:p>0.4791259766</text:p>
          </table:table-cell>
          <table:table-cell table:formula="of:=RAND()" office:value-type="float" office:value="0.298370361328125">
            <text:p>0.2983703613</text:p>
          </table:table-cell>
          <table:table-cell table:formula="of:=SQRT(1 - [.A474])" office:value-type="float" office:value="0.721716026867562">
            <text:p>0.7217160269</text:p>
          </table:table-cell>
          <table:table-cell table:formula="of:=SQRT(1 - (1 - [.A474]))" office:value-type="float" office:value="0.692189263541771">
            <text:p>0.6921892635</text:p>
          </table:table-cell>
          <table:table-cell table:formula="of:=COS(2 * PI() * [.B474])" office:value-type="float" office:value="-0.299262791754409">
            <text:p>-0.2992627918</text:p>
          </table:table-cell>
          <table:table-cell table:formula="of:=SIN(2 * PI() * [.B474])" office:value-type="float" office:value="0.954170729728887">
            <text:p>0.9541707297</text:p>
          </table:table-cell>
          <table:table-cell table:formula="of:=[.D474]*[.E474]" office:value-type="float" office:value="-0.207146491429939">
            <text:p>-0.2071464914</text:p>
          </table:table-cell>
          <table:table-cell table:formula="of:=[.D474]*[.F474]" office:value-type="float" office:value="0.660466734704153">
            <text:p>0.6604667347</text:p>
          </table:table-cell>
          <table:table-cell table:formula="of:=[.C474]" office:value-type="float" office:value="0.721716026867562">
            <text:p>0.7217160269</text:p>
          </table:table-cell>
        </table:table-row>
        <table:table-row table:style-name="ro1">
          <table:table-cell table:formula="of:=RAND()" office:value-type="float" office:value="0.373260498046875">
            <text:p>0.373260498</text:p>
          </table:table-cell>
          <table:table-cell table:formula="of:=RAND()" office:value-type="float" office:value="0.82598876953125">
            <text:p>0.8259887695</text:p>
          </table:table-cell>
          <table:table-cell table:formula="of:=SQRT(1 - [.A475])" office:value-type="float" office:value="0.7916688082482">
            <text:p>0.7916688082</text:p>
          </table:table-cell>
          <table:table-cell table:formula="of:=SQRT(1 - (1 - [.A475]))" office:value-type="float" office:value="0.610950487393925">
            <text:p>0.6109504874</text:p>
          </table:table-cell>
          <table:table-cell table:formula="of:=COS(2 * PI() * [.B475])" office:value-type="float" office:value="0.459517189801903">
            <text:p>0.4595171898</text:p>
          </table:table-cell>
          <table:table-cell table:formula="of:=SIN(2 * PI() * [.B475])" office:value-type="float" office:value="-0.888168875989562">
            <text:p>-0.888168876</text:p>
          </table:table-cell>
          <table:table-cell table:formula="of:=[.D475]*[.E475]" office:value-type="float" office:value="0.28074225107536">
            <text:p>0.2807422511</text:p>
          </table:table-cell>
          <table:table-cell table:formula="of:=[.D475]*[.F475]" office:value-type="float" office:value="-0.542627207673938">
            <text:p>-0.5426272077</text:p>
          </table:table-cell>
          <table:table-cell table:formula="of:=[.C475]" office:value-type="float" office:value="0.7916688082482">
            <text:p>0.7916688082</text:p>
          </table:table-cell>
        </table:table-row>
        <table:table-row table:style-name="ro1">
          <table:table-cell table:formula="of:=RAND()" office:value-type="float" office:value="0.10357666015625">
            <text:p>0.1035766602</text:p>
          </table:table-cell>
          <table:table-cell table:formula="of:=RAND()" office:value-type="float" office:value="0.7017822265625">
            <text:p>0.7017822266</text:p>
          </table:table-cell>
          <table:table-cell table:formula="of:=SQRT(1 - [.A476])" office:value-type="float" office:value="0.946796356057495">
            <text:p>0.9467963561</text:p>
          </table:table-cell>
          <table:table-cell table:formula="of:=SQRT(1 - (1 - [.A476]))" office:value-type="float" office:value="0.321833280063218">
            <text:p>0.3218332801</text:p>
          </table:table-cell>
          <table:table-cell table:formula="of:=COS(2 * PI() * [.B476])" office:value-type="float" office:value="-0.298347854626742">
            <text:p>-0.2983478546</text:p>
          </table:table-cell>
          <table:table-cell table:formula="of:=SIN(2 * PI() * [.B476])" office:value-type="float" office:value="-0.954457205766513">
            <text:p>-0.9544572058</text:p>
          </table:table-cell>
          <table:table-cell table:formula="of:=[.D476]*[.E476]" office:value-type="float" office:value="-0.0960182686543486">
            <text:p>-0.0960182687</text:p>
          </table:table-cell>
          <table:table-cell table:formula="of:=[.D476]*[.F476]" office:value-type="float" office:value="-0.307176093211811">
            <text:p>-0.3071760932</text:p>
          </table:table-cell>
          <table:table-cell table:formula="of:=[.C476]" office:value-type="float" office:value="0.946796356057495">
            <text:p>0.9467963561</text:p>
          </table:table-cell>
        </table:table-row>
        <table:table-row table:style-name="ro1">
          <table:table-cell table:formula="of:=RAND()" office:value-type="float" office:value="0.984771728515625">
            <text:p>0.9847717285</text:p>
          </table:table-cell>
          <table:table-cell table:formula="of:=RAND()" office:value-type="float" office:value="0.341094970703125">
            <text:p>0.3410949707</text:p>
          </table:table-cell>
          <table:table-cell table:formula="of:=SQRT(1 - [.A477])" office:value-type="float" office:value="0.123402882804151">
            <text:p>0.1234028828</text:p>
          </table:table-cell>
          <table:table-cell table:formula="of:=SQRT(1 - (1 - [.A477]))" office:value-type="float" office:value="0.992356653887918">
            <text:p>0.9923566539</text:p>
          </table:table-cell>
          <table:table-cell table:formula="of:=COS(2 * PI() * [.B477])" office:value-type="float" office:value="-0.541622962969771">
            <text:p>-0.541622963</text:p>
          </table:table-cell>
          <table:table-cell table:formula="of:=SIN(2 * PI() * [.B477])" office:value-type="float" office:value="0.840621535522286">
            <text:p>0.8406215355</text:p>
          </table:table-cell>
          <table:table-cell table:formula="of:=[.D477]*[.E477]" office:value-type="float" office:value="-0.537483151201542">
            <text:p>-0.5374831512</text:p>
          </table:table-cell>
          <table:table-cell table:formula="of:=[.D477]*[.F477]" office:value-type="float" office:value="0.834196374177019">
            <text:p>0.8341963742</text:p>
          </table:table-cell>
          <table:table-cell table:formula="of:=[.C477]" office:value-type="float" office:value="0.123402882804151">
            <text:p>0.1234028828</text:p>
          </table:table-cell>
        </table:table-row>
        <table:table-row table:style-name="ro1">
          <table:table-cell table:formula="of:=RAND()" office:value-type="float" office:value="0.13189697265625">
            <text:p>0.1318969727</text:p>
          </table:table-cell>
          <table:table-cell table:formula="of:=RAND()" office:value-type="float" office:value="0.429840087890625">
            <text:p>0.4298400879</text:p>
          </table:table-cell>
          <table:table-cell table:formula="of:=SQRT(1 - [.A478])" office:value-type="float" office:value="0.931720466311517">
            <text:p>0.9317204663</text:p>
          </table:table-cell>
          <table:table-cell table:formula="of:=SQRT(1 - (1 - [.A478]))" office:value-type="float" office:value="0.363176228099046">
            <text:p>0.3631762281</text:p>
          </table:table-cell>
          <table:table-cell table:formula="of:=COS(2 * PI() * [.B478])" office:value-type="float" office:value="-0.904398790908827">
            <text:p>-0.9043987909</text:p>
          </table:table-cell>
          <table:table-cell table:formula="of:=SIN(2 * PI() * [.B478])" office:value-type="float" office:value="0.426688208183272">
            <text:p>0.4266882082</text:p>
          </table:table-cell>
          <table:table-cell table:formula="of:=[.D478]*[.E478]" office:value-type="float" office:value="-0.328456141579605">
            <text:p>-0.3284561416</text:p>
          </table:table-cell>
          <table:table-cell table:formula="of:=[.D478]*[.F478]" office:value-type="float" office:value="0.154963014022341">
            <text:p>0.154963014</text:p>
          </table:table-cell>
          <table:table-cell table:formula="of:=[.C478]" office:value-type="float" office:value="0.931720466311517">
            <text:p>0.9317204663</text:p>
          </table:table-cell>
        </table:table-row>
        <table:table-row table:style-name="ro1">
          <table:table-cell table:formula="of:=RAND()" office:value-type="float" office:value="0.3758544921875">
            <text:p>0.3758544922</text:p>
          </table:table-cell>
          <table:table-cell table:formula="of:=RAND()" office:value-type="float" office:value="0.917388916015625">
            <text:p>0.917388916</text:p>
          </table:table-cell>
          <table:table-cell table:formula="of:=SQRT(1 - [.A479])" office:value-type="float" office:value="0.790028801887944">
            <text:p>0.7900288019</text:p>
          </table:table-cell>
          <table:table-cell table:formula="of:=SQRT(1 - (1 - [.A479]))" office:value-type="float" office:value="0.61306972865042">
            <text:p>0.6130697287</text:p>
          </table:table-cell>
          <table:table-cell table:formula="of:=COS(2 * PI() * [.B479])" office:value-type="float" office:value="0.868285491933643">
            <text:p>0.8682854919</text:p>
          </table:table-cell>
          <table:table-cell table:formula="of:=SIN(2 * PI() * [.B479])" office:value-type="float" office:value="-0.496064818846843">
            <text:p>-0.4960648188</text:p>
          </table:table-cell>
          <table:table-cell table:formula="of:=[.D479]*[.E479]" office:value-type="float" office:value="0.532319550930855">
            <text:p>0.5323195509</text:p>
          </table:table-cell>
          <table:table-cell table:formula="of:=[.D479]*[.F479]" office:value-type="float" office:value="-0.304122323883454">
            <text:p>-0.3041223239</text:p>
          </table:table-cell>
          <table:table-cell table:formula="of:=[.C479]" office:value-type="float" office:value="0.790028801887944">
            <text:p>0.7900288019</text:p>
          </table:table-cell>
        </table:table-row>
        <table:table-row table:style-name="ro1">
          <table:table-cell table:formula="of:=RAND()" office:value-type="float" office:value="0.604827880859375">
            <text:p>0.6048278809</text:p>
          </table:table-cell>
          <table:table-cell table:formula="of:=RAND()" office:value-type="float" office:value="0.586334228515625">
            <text:p>0.5863342285</text:p>
          </table:table-cell>
          <table:table-cell table:formula="of:=SQRT(1 - [.A480])" office:value-type="float" office:value="0.628627170221448">
            <text:p>0.6286271702</text:p>
          </table:table-cell>
          <table:table-cell table:formula="of:=SQRT(1 - (1 - [.A480]))" office:value-type="float" office:value="0.777706809060699">
            <text:p>0.7777068091</text:p>
          </table:table-cell>
          <table:table-cell table:formula="of:=COS(2 * PI() * [.B480])" office:value-type="float" office:value="-0.856444432951969">
            <text:p>-0.856444433</text:p>
          </table:table-cell>
          <table:table-cell table:formula="of:=SIN(2 * PI() * [.B480])" office:value-type="float" office:value="-0.516239220967935">
            <text:p>-0.516239221</text:p>
          </table:table-cell>
          <table:table-cell table:formula="of:=[.D480]*[.E480]" office:value-type="float" office:value="-0.666062667088876">
            <text:p>-0.6660626671</text:p>
          </table:table-cell>
          <table:table-cell table:formula="of:=[.D480]*[.F480]" office:value-type="float" office:value="-0.401482757250954">
            <text:p>-0.4014827573</text:p>
          </table:table-cell>
          <table:table-cell table:formula="of:=[.C480]" office:value-type="float" office:value="0.628627170221448">
            <text:p>0.6286271702</text:p>
          </table:table-cell>
        </table:table-row>
        <table:table-row table:style-name="ro1">
          <table:table-cell table:formula="of:=RAND()" office:value-type="float" office:value="0.750335693359375">
            <text:p>0.7503356934</text:p>
          </table:table-cell>
          <table:table-cell table:formula="of:=RAND()" office:value-type="float" office:value="0.8763427734375">
            <text:p>0.8763427734</text:p>
          </table:table-cell>
          <table:table-cell table:formula="of:=SQRT(1 - [.A481])" office:value-type="float" office:value="0.499664193874871">
            <text:p>0.4996641939</text:p>
          </table:table-cell>
          <table:table-cell table:formula="of:=SQRT(1 - (1 - [.A481]))" office:value-type="float" office:value="0.866219194753484">
            <text:p>0.8662191948</text:p>
          </table:table-cell>
          <table:table-cell table:formula="of:=COS(2 * PI() * [.B481])" office:value-type="float" office:value="0.713047329406429">
            <text:p>0.7130473294</text:p>
          </table:table-cell>
          <table:table-cell table:formula="of:=SIN(2 * PI() * [.B481])" office:value-type="float" office:value="-0.701115900565919">
            <text:p>-0.7011159006</text:p>
          </table:table-cell>
          <table:table-cell table:formula="of:=[.D481]*[.E481]" office:value-type="float" office:value="0.61765528349956">
            <text:p>0.6176552835</text:p>
          </table:table-cell>
          <table:table-cell table:formula="of:=[.D481]*[.F481]" office:value-type="float" office:value="-0.607320050817074">
            <text:p>-0.6073200508</text:p>
          </table:table-cell>
          <table:table-cell table:formula="of:=[.C481]" office:value-type="float" office:value="0.499664193874871">
            <text:p>0.4996641939</text:p>
          </table:table-cell>
        </table:table-row>
        <table:table-row table:style-name="ro1">
          <table:table-cell table:formula="of:=RAND()" office:value-type="float" office:value="0.88922119140625">
            <text:p>0.8892211914</text:p>
          </table:table-cell>
          <table:table-cell table:formula="of:=RAND()" office:value-type="float" office:value="0.554351806640625">
            <text:p>0.5543518066</text:p>
          </table:table-cell>
          <table:table-cell table:formula="of:=SQRT(1 - [.A482])" office:value-type="float" office:value="0.3328345063147">
            <text:p>0.3328345063</text:p>
          </table:table-cell>
          <table:table-cell table:formula="of:=SQRT(1 - (1 - [.A482]))" office:value-type="float" office:value="0.942985255137242">
            <text:p>0.9429852551</text:p>
          </table:table-cell>
          <table:table-cell table:formula="of:=COS(2 * PI() * [.B482])" office:value-type="float" office:value="-0.942252546298714">
            <text:p>-0.9422525463</text:p>
          </table:table-cell>
          <table:table-cell table:formula="of:=SIN(2 * PI() * [.B482])" office:value-type="float" office:value="-0.33490317853611">
            <text:p>-0.3349031785</text:p>
          </table:table-cell>
          <table:table-cell table:formula="of:=[.D482]*[.E482]" office:value-type="float" office:value="-0.888530257775209">
            <text:p>-0.8885302578</text:p>
          </table:table-cell>
          <table:table-cell table:formula="of:=[.D482]*[.F482]" office:value-type="float" office:value="-0.315808759258147">
            <text:p>-0.3158087593</text:p>
          </table:table-cell>
          <table:table-cell table:formula="of:=[.C482]" office:value-type="float" office:value="0.3328345063147">
            <text:p>0.3328345063</text:p>
          </table:table-cell>
        </table:table-row>
        <table:table-row table:style-name="ro1">
          <table:table-cell table:formula="of:=RAND()" office:value-type="float" office:value="0.199737548828125">
            <text:p>0.1997375488</text:p>
          </table:table-cell>
          <table:table-cell table:formula="of:=RAND()" office:value-type="float" office:value="0.069183349609375">
            <text:p>0.0691833496</text:p>
          </table:table-cell>
          <table:table-cell table:formula="of:=SQRT(1 - [.A483])" office:value-type="float" office:value="0.894573893634212">
            <text:p>0.8945738936</text:p>
          </table:table-cell>
          <table:table-cell table:formula="of:=SQRT(1 - (1 - [.A483]))" office:value-type="float" office:value="0.446920069842612">
            <text:p>0.4469200698</text:p>
          </table:table-cell>
          <table:table-cell table:formula="of:=COS(2 * PI() * [.B483])" office:value-type="float" office:value="0.90699987548374">
            <text:p>0.9069998755</text:p>
          </table:table-cell>
          <table:table-cell table:formula="of:=SIN(2 * PI() * [.B483])" office:value-type="float" office:value="0.421130889240484">
            <text:p>0.4211308892</text:p>
          </table:table-cell>
          <table:table-cell table:formula="of:=[.D483]*[.E483]" office:value-type="float" office:value="0.405356447698433">
            <text:p>0.4053564477</text:p>
          </table:table-cell>
          <table:table-cell table:formula="of:=[.D483]*[.F483]" office:value-type="float" office:value="0.188211846432238">
            <text:p>0.1882118464</text:p>
          </table:table-cell>
          <table:table-cell table:formula="of:=[.C483]" office:value-type="float" office:value="0.894573893634212">
            <text:p>0.8945738936</text:p>
          </table:table-cell>
        </table:table-row>
        <table:table-row table:style-name="ro1">
          <table:table-cell table:formula="of:=RAND()" office:value-type="float" office:value="0.918792724609375">
            <text:p>0.9187927246</text:p>
          </table:table-cell>
          <table:table-cell table:formula="of:=RAND()" office:value-type="float" office:value="0.624359130859375">
            <text:p>0.6243591309</text:p>
          </table:table-cell>
          <table:table-cell table:formula="of:=SQRT(1 - [.A484])" office:value-type="float" office:value="0.284968902497492">
            <text:p>0.2849689025</text:p>
          </table:table-cell>
          <table:table-cell table:formula="of:=SQRT(1 - (1 - [.A484]))" office:value-type="float" office:value="0.958536762262864">
            <text:p>0.9585367623</text:p>
          </table:table-cell>
          <table:table-cell table:formula="of:=COS(2 * PI() * [.B484])" office:value-type="float" office:value="-0.709948347446188">
            <text:p>-0.7099483474</text:p>
          </table:table-cell>
          <table:table-cell table:formula="of:=SIN(2 * PI() * [.B484])" office:value-type="float" office:value="-0.704253749694261">
            <text:p>-0.7042537497</text:p>
          </table:table-cell>
          <table:table-cell table:formula="of:=[.D484]*[.E484]" office:value-type="float" office:value="-0.68051159033494">
            <text:p>-0.6805115903</text:p>
          </table:table-cell>
          <table:table-cell table:formula="of:=[.D484]*[.F484]" office:value-type="float" office:value="-0.675053109043419">
            <text:p>-0.675053109</text:p>
          </table:table-cell>
          <table:table-cell table:formula="of:=[.C484]" office:value-type="float" office:value="0.284968902497492">
            <text:p>0.2849689025</text:p>
          </table:table-cell>
        </table:table-row>
        <table:table-row table:style-name="ro1">
          <table:table-cell table:formula="of:=RAND()" office:value-type="float" office:value="0.120758056640625">
            <text:p>0.1207580566</text:p>
          </table:table-cell>
          <table:table-cell table:formula="of:=RAND()" office:value-type="float" office:value="0.779205322265625">
            <text:p>0.7792053223</text:p>
          </table:table-cell>
          <table:table-cell table:formula="of:=SQRT(1 - [.A485])" office:value-type="float" office:value="0.937679019366102">
            <text:p>0.9376790194</text:p>
          </table:table-cell>
          <table:table-cell table:formula="of:=SQRT(1 - (1 - [.A485]))" office:value-type="float" office:value="0.347502599473191">
            <text:p>0.3475025995</text:p>
          </table:table-cell>
          <table:table-cell table:formula="of:=COS(2 * PI() * [.B485])" office:value-type="float" office:value="0.182474333353171">
            <text:p>0.1824743334</text:p>
          </table:table-cell>
          <table:table-cell table:formula="of:=SIN(2 * PI() * [.B485])" office:value-type="float" office:value="-0.983210617145338">
            <text:p>-0.9832106171</text:p>
          </table:table-cell>
          <table:table-cell table:formula="of:=[.D485]*[.E485]" office:value-type="float" office:value="0.0634103051773644">
            <text:p>0.0634103052</text:p>
          </table:table-cell>
          <table:table-cell table:formula="of:=[.D485]*[.F485]" office:value-type="float" office:value="-0.341668245287645">
            <text:p>-0.3416682453</text:p>
          </table:table-cell>
          <table:table-cell table:formula="of:=[.C485]" office:value-type="float" office:value="0.937679019366102">
            <text:p>0.9376790194</text:p>
          </table:table-cell>
        </table:table-row>
        <table:table-row table:style-name="ro1">
          <table:table-cell table:formula="of:=RAND()" office:value-type="float" office:value="0.20263671875">
            <text:p>0.2026367188</text:p>
          </table:table-cell>
          <table:table-cell table:formula="of:=RAND()" office:value-type="float" office:value="0.366455078125">
            <text:p>0.3664550781</text:p>
          </table:table-cell>
          <table:table-cell table:formula="of:=SQRT(1 - [.A486])" office:value-type="float" office:value="0.892952003889347">
            <text:p>0.8929520039</text:p>
          </table:table-cell>
          <table:table-cell table:formula="of:=SQRT(1 - (1 - [.A486]))" office:value-type="float" office:value="0.450151884090248">
            <text:p>0.4501518841</text:p>
          </table:table-cell>
          <table:table-cell table:formula="of:=COS(2 * PI() * [.B486])" office:value-type="float" office:value="-0.668142041426519">
            <text:p>-0.6681420414</text:p>
          </table:table-cell>
          <table:table-cell table:formula="of:=SIN(2 * PI() * [.B486])" office:value-type="float" office:value="0.744033744179929">
            <text:p>0.7440337442</text:p>
          </table:table-cell>
          <table:table-cell table:formula="of:=[.D486]*[.E486]" office:value-type="float" office:value="-0.300765398788052">
            <text:p>-0.3007653988</text:p>
          </table:table-cell>
          <table:table-cell table:formula="of:=[.D486]*[.F486]" office:value-type="float" office:value="0.334928191769317">
            <text:p>0.3349281918</text:p>
          </table:table-cell>
          <table:table-cell table:formula="of:=[.C486]" office:value-type="float" office:value="0.892952003889347">
            <text:p>0.8929520039</text:p>
          </table:table-cell>
        </table:table-row>
        <table:table-row table:style-name="ro1">
          <table:table-cell table:formula="of:=RAND()" office:value-type="float" office:value="0.541168212890625">
            <text:p>0.5411682129</text:p>
          </table:table-cell>
          <table:table-cell table:formula="of:=RAND()" office:value-type="float" office:value="0.32147216796875">
            <text:p>0.321472168</text:p>
          </table:table-cell>
          <table:table-cell table:formula="of:=SQRT(1 - [.A487])" office:value-type="float" office:value="0.677371232862287">
            <text:p>0.6773712329</text:p>
          </table:table-cell>
          <table:table-cell table:formula="of:=SQRT(1 - (1 - [.A487]))" office:value-type="float" office:value="0.73564136159587">
            <text:p>0.7356413616</text:p>
          </table:table-cell>
          <table:table-cell table:formula="of:=COS(2 * PI() * [.B487])" office:value-type="float" office:value="-0.434130520860143">
            <text:p>-0.4341305209</text:p>
          </table:table-cell>
          <table:table-cell table:formula="of:=SIN(2 * PI() * [.B487])" office:value-type="float" office:value="0.900849982437531">
            <text:p>0.9008499824</text:p>
          </table:table-cell>
          <table:table-cell table:formula="of:=[.D487]*[.E487]" office:value-type="float" office:value="-0.31936436747588">
            <text:p>-0.3193643675</text:p>
          </table:table-cell>
          <table:table-cell table:formula="of:=[.D487]*[.F487]" office:value-type="float" office:value="0.662702507673961">
            <text:p>0.6627025077</text:p>
          </table:table-cell>
          <table:table-cell table:formula="of:=[.C487]" office:value-type="float" office:value="0.677371232862287">
            <text:p>0.6773712329</text:p>
          </table:table-cell>
        </table:table-row>
        <table:table-row table:style-name="ro1">
          <table:table-cell table:formula="of:=RAND()" office:value-type="float" office:value="0.00732421875">
            <text:p>0.0073242188</text:p>
          </table:table-cell>
          <table:table-cell table:formula="of:=RAND()" office:value-type="float" office:value="0.277801513671875">
            <text:p>0.2778015137</text:p>
          </table:table-cell>
          <table:table-cell table:formula="of:=SQRT(1 - [.A488])" office:value-type="float" office:value="0.996331160433116">
            <text:p>0.9963311604</text:p>
          </table:table-cell>
          <table:table-cell table:formula="of:=SQRT(1 - (1 - [.A488]))" office:value-type="float" office:value="0.0855816496101822">
            <text:p>0.0855816496</text:p>
          </table:table-cell>
          <table:table-cell table:formula="of:=COS(2 * PI() * [.B488])" office:value-type="float" office:value="-0.173795047029843">
            <text:p>-0.173795047</text:p>
          </table:table-cell>
          <table:table-cell table:formula="of:=SIN(2 * PI() * [.B488])" office:value-type="float" office:value="0.984781844688403">
            <text:p>0.9847818447</text:p>
          </table:table-cell>
          <table:table-cell table:formula="of:=[.D488]*[.E488]" office:value-type="float" office:value="-0.0148736668188932">
            <text:p>-0.0148736668</text:p>
          </table:table-cell>
          <table:table-cell table:formula="of:=[.D488]*[.F488]" office:value-type="float" office:value="0.0842792547745918">
            <text:p>0.0842792548</text:p>
          </table:table-cell>
          <table:table-cell table:formula="of:=[.C488]" office:value-type="float" office:value="0.996331160433116">
            <text:p>0.9963311604</text:p>
          </table:table-cell>
        </table:table-row>
        <table:table-row table:style-name="ro1">
          <table:table-cell table:formula="of:=RAND()" office:value-type="float" office:value="0.010101318359375">
            <text:p>0.0101013184</text:p>
          </table:table-cell>
          <table:table-cell table:formula="of:=RAND()" office:value-type="float" office:value="0.121246337890625">
            <text:p>0.1212463379</text:p>
          </table:table-cell>
          <table:table-cell table:formula="of:=SQRT(1 - [.A489])" office:value-type="float" office:value="0.99493652141261">
            <text:p>0.9949365214</text:p>
          </table:table-cell>
          <table:table-cell table:formula="of:=SQRT(1 - (1 - [.A489]))" office:value-type="float" office:value="0.100505315080224">
            <text:p>0.1005053151</text:p>
          </table:table-cell>
          <table:table-cell table:formula="of:=COS(2 * PI() * [.B489])" office:value-type="float" office:value="0.723585661479022">
            <text:p>0.7235856615</text:p>
          </table:table-cell>
          <table:table-cell table:formula="of:=SIN(2 * PI() * [.B489])" office:value-type="float" office:value="0.690234590919613">
            <text:p>0.6902345909</text:p>
          </table:table-cell>
          <table:table-cell table:formula="of:=[.D489]*[.E489]" office:value-type="float" office:value="0.0727242048944811">
            <text:p>0.0727242049</text:p>
          </table:table-cell>
          <table:table-cell table:formula="of:=[.D489]*[.F489]" office:value-type="float" office:value="0.0693722450396449">
            <text:p>0.069372245</text:p>
          </table:table-cell>
          <table:table-cell table:formula="of:=[.C489]" office:value-type="float" office:value="0.99493652141261">
            <text:p>0.9949365214</text:p>
          </table:table-cell>
        </table:table-row>
        <table:table-row table:style-name="ro1">
          <table:table-cell table:formula="of:=RAND()" office:value-type="float" office:value="0.619415283203125">
            <text:p>0.6194152832</text:p>
          </table:table-cell>
          <table:table-cell table:formula="of:=RAND()" office:value-type="float" office:value="0.737030029296875">
            <text:p>0.7370300293</text:p>
          </table:table-cell>
          <table:table-cell table:formula="of:=SQRT(1 - [.A490])" office:value-type="float" office:value="0.616915485943476">
            <text:p>0.6169154859</text:p>
          </table:table-cell>
          <table:table-cell table:formula="of:=SQRT(1 - (1 - [.A490]))" office:value-type="float" office:value="0.787029404281139">
            <text:p>0.7870294043</text:p>
          </table:table-cell>
          <table:table-cell table:formula="of:=COS(2 * PI() * [.B490])" office:value-type="float" office:value="-0.0814025595515387">
            <text:p>-0.0814025596</text:p>
          </table:table-cell>
          <table:table-cell table:formula="of:=SIN(2 * PI() * [.B490])" office:value-type="float" office:value="-0.996681304780248">
            <text:p>-0.9966813048</text:p>
          </table:table-cell>
          <table:table-cell table:formula="of:=[.D490]*[.E490]" office:value-type="float" office:value="-0.0640662079508074">
            <text:p>-0.064066208</text:p>
          </table:table-cell>
          <table:table-cell table:formula="of:=[.D490]*[.F490]" office:value-type="float" office:value="-0.784417493559347">
            <text:p>-0.7844174936</text:p>
          </table:table-cell>
          <table:table-cell table:formula="of:=[.C490]" office:value-type="float" office:value="0.616915485943476">
            <text:p>0.6169154859</text:p>
          </table:table-cell>
        </table:table-row>
        <table:table-row table:style-name="ro1">
          <table:table-cell table:formula="of:=RAND()" office:value-type="float" office:value="0.208892822265625">
            <text:p>0.2088928223</text:p>
          </table:table-cell>
          <table:table-cell table:formula="of:=RAND()" office:value-type="float" office:value="0.551788330078125">
            <text:p>0.5517883301</text:p>
          </table:table-cell>
          <table:table-cell table:formula="of:=SQRT(1 - [.A491])" office:value-type="float" office:value="0.889442059796126">
            <text:p>0.8894420598</text:p>
          </table:table-cell>
          <table:table-cell table:formula="of:=SQRT(1 - (1 - [.A491]))" office:value-type="float" office:value="0.457047943071211">
            <text:p>0.4570479431</text:p>
          </table:table-cell>
          <table:table-cell table:formula="of:=COS(2 * PI() * [.B491])" office:value-type="float" office:value="-0.947524309850989">
            <text:p>-0.9475243099</text:p>
          </table:table-cell>
          <table:table-cell table:formula="of:=SIN(2 * PI() * [.B491])" office:value-type="float" office:value="-0.319683722202751">
            <text:p>-0.3196837222</text:p>
          </table:table-cell>
          <table:table-cell table:formula="of:=[.D491]*[.E491]" office:value-type="float" office:value="-0.433064036827364">
            <text:p>-0.4330640368</text:p>
          </table:table-cell>
          <table:table-cell table:formula="of:=[.D491]*[.F491]" office:value-type="float" office:value="-0.146110787666116">
            <text:p>-0.1461107877</text:p>
          </table:table-cell>
          <table:table-cell table:formula="of:=[.C491]" office:value-type="float" office:value="0.889442059796126">
            <text:p>0.8894420598</text:p>
          </table:table-cell>
        </table:table-row>
        <table:table-row table:style-name="ro1">
          <table:table-cell table:formula="of:=RAND()" office:value-type="float" office:value="0.094024658203125">
            <text:p>0.0940246582</text:p>
          </table:table-cell>
          <table:table-cell table:formula="of:=RAND()" office:value-type="float" office:value="0.7962646484375">
            <text:p>0.7962646484</text:p>
          </table:table-cell>
          <table:table-cell table:formula="of:=SQRT(1 - [.A492])" office:value-type="float" office:value="0.951827369745625">
            <text:p>0.9518273697</text:p>
          </table:table-cell>
          <table:table-cell table:formula="of:=SQRT(1 - (1 - [.A492]))" office:value-type="float" office:value="0.306634404793599">
            <text:p>0.3066344048</text:p>
          </table:table-cell>
          <table:table-cell table:formula="of:=COS(2 * PI() * [.B492])" office:value-type="float" office:value="0.286612731439348">
            <text:p>0.2866127314</text:p>
          </table:table-cell>
          <table:table-cell table:formula="of:=SIN(2 * PI() * [.B492])" office:value-type="float" office:value="-0.958046524014819">
            <text:p>-0.958046524</text:p>
          </table:table-cell>
          <table:table-cell table:formula="of:=[.D492]*[.E492]" office:value-type="float" office:value="0.0878853243111721">
            <text:p>0.0878853243</text:p>
          </table:table-cell>
          <table:table-cell table:formula="of:=[.D492]*[.F492]" office:value-type="float" office:value="-0.293770025655861">
            <text:p>-0.2937700257</text:p>
          </table:table-cell>
          <table:table-cell table:formula="of:=[.C492]" office:value-type="float" office:value="0.951827369745625">
            <text:p>0.9518273697</text:p>
          </table:table-cell>
        </table:table-row>
        <table:table-row table:style-name="ro1">
          <table:table-cell table:formula="of:=RAND()" office:value-type="float" office:value="0.9390869140625">
            <text:p>0.9390869141</text:p>
          </table:table-cell>
          <table:table-cell table:formula="of:=RAND()" office:value-type="float" office:value="0.313568115234375">
            <text:p>0.3135681152</text:p>
          </table:table-cell>
          <table:table-cell table:formula="of:=SQRT(1 - [.A493])" office:value-type="float" office:value="0.246805765608302">
            <text:p>0.2468057656</text:p>
          </table:table-cell>
          <table:table-cell table:formula="of:=SQRT(1 - (1 - [.A493]))" office:value-type="float" office:value="0.96906496895848">
            <text:p>0.969064969</text:p>
          </table:table-cell>
          <table:table-cell table:formula="of:=COS(2 * PI() * [.B493])" office:value-type="float" office:value="-0.388875076729119">
            <text:p>-0.3888750767</text:p>
          </table:table-cell>
          <table:table-cell table:formula="of:=SIN(2 * PI() * [.B493])" office:value-type="float" office:value="0.921290494197634">
            <text:p>0.9212904942</text:p>
          </table:table-cell>
          <table:table-cell table:formula="of:=[.D493]*[.E493]" office:value-type="float" office:value="-0.37684521415923">
            <text:p>-0.3768452142</text:p>
          </table:table-cell>
          <table:table-cell table:formula="of:=[.D493]*[.F493]" office:value-type="float" office:value="0.892790344161373">
            <text:p>0.8927903442</text:p>
          </table:table-cell>
          <table:table-cell table:formula="of:=[.C493]" office:value-type="float" office:value="0.246805765608302">
            <text:p>0.2468057656</text:p>
          </table:table-cell>
        </table:table-row>
        <table:table-row table:style-name="ro1">
          <table:table-cell table:formula="of:=RAND()" office:value-type="float" office:value="0.396026611328125">
            <text:p>0.3960266113</text:p>
          </table:table-cell>
          <table:table-cell table:formula="of:=RAND()" office:value-type="float" office:value="0.842376708984375">
            <text:p>0.842376709</text:p>
          </table:table-cell>
          <table:table-cell table:formula="of:=SQRT(1 - [.A494])" office:value-type="float" office:value="0.777157248355746">
            <text:p>0.7771572484</text:p>
          </table:table-cell>
          <table:table-cell table:formula="of:=SQRT(1 - (1 - [.A494]))" office:value-type="float" office:value="0.629306452635062">
            <text:p>0.6293064526</text:p>
          </table:table-cell>
          <table:table-cell table:formula="of:=COS(2 * PI() * [.B494])" office:value-type="float" office:value="0.548375186549461">
            <text:p>0.5483751865</text:p>
          </table:table-cell>
          <table:table-cell table:formula="of:=SIN(2 * PI() * [.B494])" office:value-type="float" office:value="-0.836232416722076">
            <text:p>-0.8362324167</text:p>
          </table:table-cell>
          <table:table-cell table:formula="of:=[.D494]*[.E494]" office:value-type="float" office:value="0.345096043360531">
            <text:p>0.3450960434</text:p>
          </table:table-cell>
          <table:table-cell table:formula="of:=[.D494]*[.F494]" office:value-type="float" office:value="-0.526246455745814">
            <text:p>-0.5262464557</text:p>
          </table:table-cell>
          <table:table-cell table:formula="of:=[.C494]" office:value-type="float" office:value="0.777157248355746">
            <text:p>0.7771572484</text:p>
          </table:table-cell>
        </table:table-row>
        <table:table-row table:style-name="ro1">
          <table:table-cell table:formula="of:=RAND()" office:value-type="float" office:value="0.643524169921875">
            <text:p>0.6435241699</text:p>
          </table:table-cell>
          <table:table-cell table:formula="of:=RAND()" office:value-type="float" office:value="0.635406494140625">
            <text:p>0.6354064941</text:p>
          </table:table-cell>
          <table:table-cell table:formula="of:=SQRT(1 - [.A495])" office:value-type="float" office:value="0.597055968966164">
            <text:p>0.597055969</text:p>
          </table:table-cell>
          <table:table-cell table:formula="of:=SQRT(1 - (1 - [.A495]))" office:value-type="float" office:value="0.802199582349601">
            <text:p>0.8021995823</text:p>
          </table:table-cell>
          <table:table-cell table:formula="of:=COS(2 * PI() * [.B495])" office:value-type="float" office:value="-0.659393868245754">
            <text:p>-0.6593938682</text:p>
          </table:table-cell>
          <table:table-cell table:formula="of:=SIN(2 * PI() * [.B495])" office:value-type="float" office:value="-0.751797663284411">
            <text:p>-0.7517976633</text:p>
          </table:table-cell>
          <table:table-cell table:formula="of:=[.D495]*[.E495]" office:value-type="float" office:value="-0.528965485710632">
            <text:p>-0.5289654857</text:p>
          </table:table-cell>
          <table:table-cell table:formula="of:=[.D495]*[.F495]" office:value-type="float" office:value="-0.603091771498161">
            <text:p>-0.6030917715</text:p>
          </table:table-cell>
          <table:table-cell table:formula="of:=[.C495]" office:value-type="float" office:value="0.597055968966164">
            <text:p>0.597055969</text:p>
          </table:table-cell>
        </table:table-row>
        <table:table-row table:style-name="ro1">
          <table:table-cell table:formula="of:=RAND()" office:value-type="float" office:value="0.340179443359375">
            <text:p>0.3401794434</text:p>
          </table:table-cell>
          <table:table-cell table:formula="of:=RAND()" office:value-type="float" office:value="0.658599853515625">
            <text:p>0.6585998535</text:p>
          </table:table-cell>
          <table:table-cell table:formula="of:=SQRT(1 - [.A496])" office:value-type="float" office:value="0.812293393202619">
            <text:p>0.8122933932</text:p>
          </table:table-cell>
          <table:table-cell table:formula="of:=SQRT(1 - (1 - [.A496]))" office:value-type="float" office:value="0.583249040598761">
            <text:p>0.5832490406</text:p>
          </table:table-cell>
          <table:table-cell table:formula="of:=COS(2 * PI() * [.B496])" office:value-type="float" office:value="-0.543233837892656">
            <text:p>-0.5432338379</text:p>
          </table:table-cell>
          <table:table-cell table:formula="of:=SIN(2 * PI() * [.B496])" office:value-type="float" office:value="-0.839581441772277">
            <text:p>-0.8395814418</text:p>
          </table:table-cell>
          <table:table-cell table:formula="of:=[.D496]*[.E496]" office:value-type="float" office:value="-0.316840614771674">
            <text:p>-0.3168406148</text:p>
          </table:table-cell>
          <table:table-cell table:formula="of:=[.D496]*[.F496]" office:value-type="float" office:value="-0.489685070418205">
            <text:p>-0.4896850704</text:p>
          </table:table-cell>
          <table:table-cell table:formula="of:=[.C496]" office:value-type="float" office:value="0.812293393202619">
            <text:p>0.8122933932</text:p>
          </table:table-cell>
        </table:table-row>
        <table:table-row table:style-name="ro1">
          <table:table-cell table:formula="of:=RAND()" office:value-type="float" office:value="0.116973876953125">
            <text:p>0.116973877</text:p>
          </table:table-cell>
          <table:table-cell table:formula="of:=RAND()" office:value-type="float" office:value="0.079376220703125">
            <text:p>0.0793762207</text:p>
          </table:table-cell>
          <table:table-cell table:formula="of:=SQRT(1 - [.A497])" office:value-type="float" office:value="0.939694696721693">
            <text:p>0.9396946967</text:p>
          </table:table-cell>
          <table:table-cell table:formula="of:=SQRT(1 - (1 - [.A497]))" office:value-type="float" office:value="0.342014439685118">
            <text:p>0.3420144397</text:p>
          </table:table-cell>
          <table:table-cell table:formula="of:=COS(2 * PI() * [.B497])" office:value-type="float" office:value="0.878188091961392">
            <text:p>0.878188092</text:p>
          </table:table-cell>
          <table:table-cell table:formula="of:=SIN(2 * PI() * [.B497])" office:value-type="float" office:value="0.478315455674609">
            <text:p>0.4783154557</text:p>
          </table:table-cell>
          <table:table-cell table:formula="of:=[.D497]*[.E497]" office:value-type="float" office:value="0.300353008210318">
            <text:p>0.3003530082</text:p>
          </table:table-cell>
          <table:table-cell table:formula="of:=[.D497]*[.F497]" office:value-type="float" office:value="0.163590792565283">
            <text:p>0.1635907926</text:p>
          </table:table-cell>
          <table:table-cell table:formula="of:=[.C497]" office:value-type="float" office:value="0.939694696721693">
            <text:p>0.9396946967</text:p>
          </table:table-cell>
        </table:table-row>
        <table:table-row table:style-name="ro1">
          <table:table-cell table:formula="of:=RAND()" office:value-type="float" office:value="0.23626708984375">
            <text:p>0.2362670898</text:p>
          </table:table-cell>
          <table:table-cell table:formula="of:=RAND()" office:value-type="float" office:value="0.917938232421875">
            <text:p>0.9179382324</text:p>
          </table:table-cell>
          <table:table-cell table:formula="of:=SQRT(1 - [.A498])" office:value-type="float" office:value="0.873918136987813">
            <text:p>0.873918137</text:p>
          </table:table-cell>
          <table:table-cell table:formula="of:=SQRT(1 - (1 - [.A498]))" office:value-type="float" office:value="0.486073132196946">
            <text:p>0.4860731322</text:p>
          </table:table-cell>
          <table:table-cell table:formula="of:=COS(2 * PI() * [.B498])" office:value-type="float" office:value="0.869992463069327">
            <text:p>0.8699924631</text:p>
          </table:table-cell>
          <table:table-cell table:formula="of:=SIN(2 * PI() * [.B498])" office:value-type="float" office:value="-0.493065020258552">
            <text:p>-0.4930650203</text:p>
          </table:table-cell>
          <table:table-cell table:formula="of:=[.D498]*[.E498]" office:value-type="float" office:value="0.422879961511844">
            <text:p>0.4228799615</text:p>
          </table:table-cell>
          <table:table-cell table:formula="of:=[.D498]*[.F498]" office:value-type="float" office:value="-0.239665658773825">
            <text:p>-0.2396656588</text:p>
          </table:table-cell>
          <table:table-cell table:formula="of:=[.C498]" office:value-type="float" office:value="0.873918136987813">
            <text:p>0.873918137</text:p>
          </table:table-cell>
        </table:table-row>
        <table:table-row table:style-name="ro1">
          <table:table-cell table:formula="of:=RAND()" office:value-type="float" office:value="0.562255859375">
            <text:p>0.5622558594</text:p>
          </table:table-cell>
          <table:table-cell table:formula="of:=RAND()" office:value-type="float" office:value="0.230377197265625">
            <text:p>0.2303771973</text:p>
          </table:table-cell>
          <table:table-cell table:formula="of:=SQRT(1 - [.A499])" office:value-type="float" office:value="0.661622354991879">
            <text:p>0.661622355</text:p>
          </table:table-cell>
          <table:table-cell table:formula="of:=SQRT(1 - (1 - [.A499]))" office:value-type="float" office:value="0.749837221918864">
            <text:p>0.7498372219</text:p>
          </table:table-cell>
          <table:table-cell table:formula="of:=COS(2 * PI() * [.B499])" office:value-type="float" office:value="0.122981571616539">
            <text:p>0.1229815716</text:p>
          </table:table-cell>
          <table:table-cell table:formula="of:=SIN(2 * PI() * [.B499])" office:value-type="float" office:value="0.992408954535743">
            <text:p>0.9924089545</text:p>
          </table:table-cell>
          <table:table-cell table:formula="of:=[.D499]*[.E499]" office:value-type="float" office:value="0.0922161600081615">
            <text:p>0.09221616</text:p>
          </table:table-cell>
          <table:table-cell table:formula="of:=[.D499]*[.F499]" office:value-type="float" office:value="0.744145173476486">
            <text:p>0.7441451735</text:p>
          </table:table-cell>
          <table:table-cell table:formula="of:=[.C499]" office:value-type="float" office:value="0.661622354991879">
            <text:p>0.661622355</text:p>
          </table:table-cell>
        </table:table-row>
        <table:table-row table:style-name="ro1">
          <table:table-cell table:formula="of:=RAND()" office:value-type="float" office:value="0.6455078125">
            <text:p>0.6455078125</text:p>
          </table:table-cell>
          <table:table-cell table:formula="of:=RAND()" office:value-type="float" office:value="0.639129638671875">
            <text:p>0.6391296387</text:p>
          </table:table-cell>
          <table:table-cell table:formula="of:=SQRT(1 - [.A500])" office:value-type="float" office:value="0.595392465101802">
            <text:p>0.5953924651</text:p>
          </table:table-cell>
          <table:table-cell table:formula="of:=SQRT(1 - (1 - [.A500]))" office:value-type="float" office:value="0.803435008261403">
            <text:p>0.8034350083</text:p>
          </table:table-cell>
          <table:table-cell table:formula="of:=COS(2 * PI() * [.B500])" office:value-type="float" office:value="-0.641628098059039">
            <text:p>-0.6416280981</text:p>
          </table:table-cell>
          <table:table-cell table:formula="of:=SIN(2 * PI() * [.B500])" office:value-type="float" office:value="-0.767015895390141">
            <text:p>-0.7670158954</text:p>
          </table:table-cell>
          <table:table-cell table:formula="of:=[.D500]*[.E500]" office:value-type="float" office:value="-0.515506476264812">
            <text:p>-0.5155064763</text:p>
          </table:table-cell>
          <table:table-cell table:formula="of:=[.D500]*[.F500]" office:value-type="float" office:value="-0.616247422249405">
            <text:p>-0.6162474222</text:p>
          </table:table-cell>
          <table:table-cell table:formula="of:=[.C500]" office:value-type="float" office:value="0.595392465101802">
            <text:p>0.5953924651</text:p>
          </table:table-cell>
        </table:table-row>
        <table:table-row table:style-name="ro1">
          <table:table-cell table:formula="of:=RAND()" office:value-type="float" office:value="0.648681640625">
            <text:p>0.6486816406</text:p>
          </table:table-cell>
          <table:table-cell table:formula="of:=RAND()" office:value-type="float" office:value="0.051666259765625">
            <text:p>0.0516662598</text:p>
          </table:table-cell>
          <table:table-cell table:formula="of:=SQRT(1 - [.A501])" office:value-type="float" office:value="0.592721148074708">
            <text:p>0.5927211481</text:p>
          </table:table-cell>
          <table:table-cell table:formula="of:=SQRT(1 - (1 - [.A501]))" office:value-type="float" office:value="0.805407748053742">
            <text:p>0.8054077481</text:p>
          </table:table-cell>
          <table:table-cell table:formula="of:=COS(2 * PI() * [.B501])" office:value-type="float" office:value="0.947769225468909">
            <text:p>0.9477692255</text:p>
          </table:table-cell>
          <table:table-cell table:formula="of:=SIN(2 * PI() * [.B501])" office:value-type="float" office:value="0.318956886199474">
            <text:p>0.3189568862</text:p>
          </table:table-cell>
          <table:table-cell table:formula="of:=[.D501]*[.E501]" office:value-type="float" office:value="0.763340677559553">
            <text:p>0.7633406776</text:p>
          </table:table-cell>
          <table:table-cell table:formula="of:=[.D501]*[.F501]" office:value-type="float" office:value="0.256890347440152">
            <text:p>0.2568903474</text:p>
          </table:table-cell>
          <table:table-cell table:formula="of:=[.C501]" office:value-type="float" office:value="0.592721148074708">
            <text:p>0.5927211481</text:p>
          </table:table-cell>
        </table:table-row>
        <table:table-row table:style-name="ro1">
          <table:table-cell table:formula="of:=RAND()" office:value-type="float" office:value="0.154632568359375">
            <text:p>0.1546325684</text:p>
          </table:table-cell>
          <table:table-cell table:formula="of:=RAND()" office:value-type="float" office:value="0.637237548828125">
            <text:p>0.6372375488</text:p>
          </table:table-cell>
          <table:table-cell table:formula="of:=SQRT(1 - [.A502])" office:value-type="float" office:value="0.919438650286481">
            <text:p>0.9194386503</text:p>
          </table:table-cell>
          <table:table-cell table:formula="of:=SQRT(1 - (1 - [.A502]))" office:value-type="float" office:value="0.393233478177246">
            <text:p>0.3932334782</text:p>
          </table:table-cell>
          <table:table-cell table:formula="of:=COS(2 * PI() * [.B502])" office:value-type="float" office:value="-0.650701096493652">
            <text:p>-0.6507010965</text:p>
          </table:table-cell>
          <table:table-cell table:formula="of:=SIN(2 * PI() * [.B502])" office:value-type="float" office:value="-0.759333973309478">
            <text:p>-0.7593339733</text:p>
          </table:table-cell>
          <table:table-cell table:formula="of:=[.D502]*[.E502]" office:value-type="float" office:value="-0.255877455427947">
            <text:p>-0.2558774554</text:p>
          </table:table-cell>
          <table:table-cell table:formula="of:=[.D502]*[.F502]" office:value-type="float" office:value="-0.298595539422634">
            <text:p>-0.2985955394</text:p>
          </table:table-cell>
          <table:table-cell table:formula="of:=[.C502]" office:value-type="float" office:value="0.919438650286481">
            <text:p>0.9194386503</text:p>
          </table:table-cell>
        </table:table-row>
        <table:table-row table:style-name="ro1">
          <table:table-cell table:formula="of:=RAND()" office:value-type="float" office:value="0.728240966796875">
            <text:p>0.7282409668</text:p>
          </table:table-cell>
          <table:table-cell table:formula="of:=RAND()" office:value-type="float" office:value="0.18780517578125">
            <text:p>0.1878051758</text:p>
          </table:table-cell>
          <table:table-cell table:formula="of:=SQRT(1 - [.A503])" office:value-type="float" office:value="0.521305124857914">
            <text:p>0.5213051249</text:p>
          </table:table-cell>
          <table:table-cell table:formula="of:=SQRT(1 - (1 - [.A503]))" office:value-type="float" office:value="0.853370357346021">
            <text:p>0.8533703573</text:p>
          </table:table-cell>
          <table:table-cell table:formula="of:=COS(2 * PI() * [.B503])" office:value-type="float" office:value="0.380911213125578">
            <text:p>0.3809112131</text:p>
          </table:table-cell>
          <table:table-cell table:formula="of:=SIN(2 * PI() * [.B503])" office:value-type="float" office:value="0.92461161993304">
            <text:p>0.9246116199</text:p>
          </table:table-cell>
          <table:table-cell table:formula="of:=[.D503]*[.E503]" office:value-type="float" office:value="0.325058338062081">
            <text:p>0.3250583381</text:p>
          </table:table-cell>
          <table:table-cell table:formula="of:=[.D503]*[.F503]" office:value-type="float" office:value="0.789036148508541">
            <text:p>0.7890361485</text:p>
          </table:table-cell>
          <table:table-cell table:formula="of:=[.C503]" office:value-type="float" office:value="0.521305124857914">
            <text:p>0.5213051249</text:p>
          </table:table-cell>
        </table:table-row>
        <table:table-row table:style-name="ro1">
          <table:table-cell table:formula="of:=RAND()" office:value-type="float" office:value="0.573822021484375">
            <text:p>0.5738220215</text:p>
          </table:table-cell>
          <table:table-cell table:formula="of:=RAND()" office:value-type="float" office:value="0.499114990234375">
            <text:p>0.4991149902</text:p>
          </table:table-cell>
          <table:table-cell table:formula="of:=SQRT(1 - [.A504])" office:value-type="float" office:value="0.65282308362651">
            <text:p>0.6528230836</text:p>
          </table:table-cell>
          <table:table-cell table:formula="of:=SQRT(1 - (1 - [.A504]))" office:value-type="float" office:value="0.757510410149177">
            <text:p>0.7575104101</text:p>
          </table:table-cell>
          <table:table-cell table:formula="of:=COS(2 * PI() * [.B504])" office:value-type="float" office:value="-0.999984539456827">
            <text:p>-0.9999845395</text:p>
          </table:table-cell>
          <table:table-cell table:formula="of:=SIN(2 * PI() * [.B504])" office:value-type="float" office:value="0.0055606516990096">
            <text:p>0.0055606517</text:p>
          </table:table-cell>
          <table:table-cell table:formula="of:=[.D504]*[.E504]" office:value-type="float" office:value="-0.757498698626777">
            <text:p>-0.7574986986</text:p>
          </table:table-cell>
          <table:table-cell table:formula="of:=[.D504]*[.F504]" office:value-type="float" office:value="0.00421225154921348">
            <text:p>0.0042122515</text:p>
          </table:table-cell>
          <table:table-cell table:formula="of:=[.C504]" office:value-type="float" office:value="0.65282308362651">
            <text:p>0.6528230836</text:p>
          </table:table-cell>
        </table:table-row>
        <table:table-row table:style-name="ro1">
          <table:table-cell table:formula="of:=RAND()" office:value-type="float" office:value="0.86676025390625">
            <text:p>0.8667602539</text:p>
          </table:table-cell>
          <table:table-cell table:formula="of:=RAND()" office:value-type="float" office:value="0.99591064453125">
            <text:p>0.9959106445</text:p>
          </table:table-cell>
          <table:table-cell table:formula="of:=SQRT(1 - [.A505])" office:value-type="float" office:value="0.36502019956949">
            <text:p>0.3650201996</text:p>
          </table:table-cell>
          <table:table-cell table:formula="of:=SQRT(1 - (1 - [.A505]))" office:value-type="float" office:value="0.930999599305096">
            <text:p>0.9309995993</text:p>
          </table:table-cell>
          <table:table-cell table:formula="of:=COS(2 * PI() * [.B505])" office:value-type="float" office:value="0.999669922763484">
            <text:p>0.9996699228</text:p>
          </table:table-cell>
          <table:table-cell table:formula="of:=SIN(2 * PI() * [.B505])" office:value-type="float" office:value="-0.0256913511137594">
            <text:p>-0.0256913511</text:p>
          </table:table-cell>
          <table:table-cell table:formula="of:=[.D505]*[.E505]" office:value-type="float" office:value="0.93069229753016">
            <text:p>0.9306922975</text:p>
          </table:table-cell>
          <table:table-cell table:formula="of:=[.D505]*[.F505]" office:value-type="float" office:value="-0.0239186375925165">
            <text:p>-0.0239186376</text:p>
          </table:table-cell>
          <table:table-cell table:formula="of:=[.C505]" office:value-type="float" office:value="0.36502019956949">
            <text:p>0.3650201996</text:p>
          </table:table-cell>
        </table:table-row>
        <table:table-row table:style-name="ro1">
          <table:table-cell table:formula="of:=RAND()" office:value-type="float" office:value="0.464569091796875">
            <text:p>0.4645690918</text:p>
          </table:table-cell>
          <table:table-cell table:formula="of:=RAND()" office:value-type="float" office:value="0.115875244140625">
            <text:p>0.1158752441</text:p>
          </table:table-cell>
          <table:table-cell table:formula="of:=SQRT(1 - [.A506])" office:value-type="float" office:value="0.7317314454109">
            <text:p>0.7317314454</text:p>
          </table:table-cell>
          <table:table-cell table:formula="of:=SQRT(1 - (1 - [.A506]))" office:value-type="float" office:value="0.68159305439307">
            <text:p>0.6815930544</text:p>
          </table:table-cell>
          <table:table-cell table:formula="of:=COS(2 * PI() * [.B506])" office:value-type="float" office:value="0.746462979049627">
            <text:p>0.746462979</text:p>
          </table:table-cell>
          <table:table-cell table:formula="of:=SIN(2 * PI() * [.B506])" office:value-type="float" office:value="0.665426946334725">
            <text:p>0.6654269463</text:p>
          </table:table-cell>
          <table:table-cell table:formula="of:=[.D506]*[.E506]" office:value-type="float" office:value="0.508783981881786">
            <text:p>0.5087839819</text:p>
          </table:table-cell>
          <table:table-cell table:formula="of:=[.D506]*[.F506]" office:value-type="float" office:value="0.453550384827739">
            <text:p>0.4535503848</text:p>
          </table:table-cell>
          <table:table-cell table:formula="of:=[.C506]" office:value-type="float" office:value="0.7317314454109">
            <text:p>0.7317314454</text:p>
          </table:table-cell>
        </table:table-row>
        <table:table-row table:style-name="ro1">
          <table:table-cell table:formula="of:=RAND()" office:value-type="float" office:value="0.84521484375">
            <text:p>0.8452148438</text:p>
          </table:table-cell>
          <table:table-cell table:formula="of:=RAND()" office:value-type="float" office:value="0.586883544921875">
            <text:p>0.5868835449</text:p>
          </table:table-cell>
          <table:table-cell table:formula="of:=SQRT(1 - [.A507])" office:value-type="float" office:value="0.393427447250443">
            <text:p>0.3934274473</text:p>
          </table:table-cell>
          <table:table-cell table:formula="of:=SQRT(1 - (1 - [.A507]))" office:value-type="float" office:value="0.919355667709728">
            <text:p>0.9193556677</text:p>
          </table:table-cell>
          <table:table-cell table:formula="of:=COS(2 * PI() * [.B507])" office:value-type="float" office:value="-0.854657557918837">
            <text:p>-0.8546575579</text:p>
          </table:table-cell>
          <table:table-cell table:formula="of:=SIN(2 * PI() * [.B507])" office:value-type="float" office:value="-0.51919212117694">
            <text:p>-0.5191921212</text:p>
          </table:table-cell>
          <table:table-cell table:formula="of:=[.D507]*[.E507]" office:value-type="float" office:value="-0.785734269823638">
            <text:p>-0.7857342698</text:p>
          </table:table-cell>
          <table:table-cell table:formula="of:=[.D507]*[.F507]" office:value-type="float" office:value="-0.477322219234256">
            <text:p>-0.4773222192</text:p>
          </table:table-cell>
          <table:table-cell table:formula="of:=[.C507]" office:value-type="float" office:value="0.393427447250443">
            <text:p>0.3934274473</text:p>
          </table:table-cell>
        </table:table-row>
        <table:table-row table:style-name="ro1">
          <table:table-cell table:formula="of:=RAND()" office:value-type="float" office:value="0.403961181640625">
            <text:p>0.4039611816</text:p>
          </table:table-cell>
          <table:table-cell table:formula="of:=RAND()" office:value-type="float" office:value="0.30316162109375">
            <text:p>0.3031616211</text:p>
          </table:table-cell>
          <table:table-cell table:formula="of:=SQRT(1 - [.A508])" office:value-type="float" office:value="0.77203550330239">
            <text:p>0.7720355033</text:p>
          </table:table-cell>
          <table:table-cell table:formula="of:=SQRT(1 - (1 - [.A508]))" office:value-type="float" office:value="0.635579406243331">
            <text:p>0.6355794062</text:p>
          </table:table-cell>
          <table:table-cell table:formula="of:=COS(2 * PI() * [.B508])" office:value-type="float" office:value="-0.327847568035171">
            <text:p>-0.327847568</text:p>
          </table:table-cell>
          <table:table-cell table:formula="of:=SIN(2 * PI() * [.B508])" office:value-type="float" office:value="0.944730634696168">
            <text:p>0.9447306347</text:p>
          </table:table-cell>
          <table:table-cell table:formula="of:=[.D508]*[.E508]" office:value-type="float" office:value="-0.208373162630114">
            <text:p>-0.2083731626</text:p>
          </table:table-cell>
          <table:table-cell table:formula="of:=[.D508]*[.F508]" office:value-type="float" office:value="0.600451335860075">
            <text:p>0.6004513359</text:p>
          </table:table-cell>
          <table:table-cell table:formula="of:=[.C508]" office:value-type="float" office:value="0.77203550330239">
            <text:p>0.7720355033</text:p>
          </table:table-cell>
        </table:table-row>
        <table:table-row table:style-name="ro1">
          <table:table-cell table:formula="of:=RAND()" office:value-type="float" office:value="0.788482666015625">
            <text:p>0.788482666</text:p>
          </table:table-cell>
          <table:table-cell table:formula="of:=RAND()" office:value-type="float" office:value="0.6575927734375">
            <text:p>0.6575927734</text:p>
          </table:table-cell>
          <table:table-cell table:formula="of:=SQRT(1 - [.A509])" office:value-type="float" office:value="0.459910136857599">
            <text:p>0.4599101369</text:p>
          </table:table-cell>
          <table:table-cell table:formula="of:=SQRT(1 - (1 - [.A509]))" office:value-type="float" office:value="0.887965464427319">
            <text:p>0.8879654644</text:p>
          </table:table-cell>
          <table:table-cell table:formula="of:=COS(2 * PI() * [.B509])" office:value-type="float" office:value="-0.548535522025068">
            <text:p>-0.548535522</text:p>
          </table:table-cell>
          <table:table-cell table:formula="of:=SIN(2 * PI() * [.B509])" office:value-type="float" office:value="-0.836127251724692">
            <text:p>-0.8361272517</text:p>
          </table:table-cell>
          <table:table-cell table:formula="of:=[.D509]*[.E509]" office:value-type="float" office:value="-0.487080599569871">
            <text:p>-0.4870805996</text:p>
          </table:table-cell>
          <table:table-cell table:formula="of:=[.D509]*[.F509]" office:value-type="float" office:value="-0.742452123398054">
            <text:p>-0.7424521234</text:p>
          </table:table-cell>
          <table:table-cell table:formula="of:=[.C509]" office:value-type="float" office:value="0.459910136857599">
            <text:p>0.4599101369</text:p>
          </table:table-cell>
        </table:table-row>
        <table:table-row table:style-name="ro1">
          <table:table-cell table:formula="of:=RAND()" office:value-type="float" office:value="0.891693115234375">
            <text:p>0.8916931152</text:p>
          </table:table-cell>
          <table:table-cell table:formula="of:=RAND()" office:value-type="float" office:value="0.540374755859375">
            <text:p>0.5403747559</text:p>
          </table:table-cell>
          <table:table-cell table:formula="of:=SQRT(1 - [.A510])" office:value-type="float" office:value="0.329100113591024">
            <text:p>0.3291001136</text:p>
          </table:table-cell>
          <table:table-cell table:formula="of:=SQRT(1 - (1 - [.A510]))" office:value-type="float" office:value="0.94429503611656">
            <text:p>0.9442950361</text:p>
          </table:table-cell>
          <table:table-cell table:formula="of:=COS(2 * PI() * [.B510])" office:value-type="float" office:value="-0.967994896295708">
            <text:p>-0.9679948963</text:p>
          </table:table-cell>
          <table:table-cell table:formula="of:=SIN(2 * PI() * [.B510])" office:value-type="float" office:value="-0.250969880155891">
            <text:p>-0.2509698802</text:p>
          </table:table-cell>
          <table:table-cell table:formula="of:=[.D510]*[.E510]" office:value-type="float" office:value="-0.914072775558201">
            <text:p>-0.9140727756</text:p>
          </table:table-cell>
          <table:table-cell table:formula="of:=[.D510]*[.F510]" office:value-type="float" office:value="-0.236989612045975">
            <text:p>-0.236989612</text:p>
          </table:table-cell>
          <table:table-cell table:formula="of:=[.C510]" office:value-type="float" office:value="0.329100113591024">
            <text:p>0.3291001136</text:p>
          </table:table-cell>
        </table:table-row>
        <table:table-row table:style-name="ro1">
          <table:table-cell table:formula="of:=RAND()" office:value-type="float" office:value="0.57696533203125">
            <text:p>0.576965332</text:p>
          </table:table-cell>
          <table:table-cell table:formula="of:=RAND()" office:value-type="float" office:value="0.39520263671875">
            <text:p>0.3952026367</text:p>
          </table:table-cell>
          <table:table-cell table:formula="of:=SQRT(1 - [.A511])" office:value-type="float" office:value="0.650411153016882">
            <text:p>0.650411153</text:p>
          </table:table-cell>
          <table:table-cell table:formula="of:=SQRT(1 - (1 - [.A511]))" office:value-type="float" office:value="0.759582340520927">
            <text:p>0.7595823405</text:p>
          </table:table-cell>
          <table:table-cell table:formula="of:=COS(2 * PI() * [.B511])" office:value-type="float" office:value="-0.790934727470523">
            <text:p>-0.7909347275</text:p>
          </table:table-cell>
          <table:table-cell table:formula="of:=SIN(2 * PI() * [.B511])" office:value-type="float" office:value="0.611900528583796">
            <text:p>0.6119005286</text:p>
          </table:table-cell>
          <table:table-cell table:formula="of:=[.D511]*[.E511]" office:value-type="float" office:value="-0.600780051491342">
            <text:p>-0.6007800515</text:p>
          </table:table-cell>
          <table:table-cell table:formula="of:=[.D511]*[.F511]" office:value-type="float" office:value="0.464788835667673">
            <text:p>0.4647888357</text:p>
          </table:table-cell>
          <table:table-cell table:formula="of:=[.C511]" office:value-type="float" office:value="0.650411153016882">
            <text:p>0.650411153</text:p>
          </table:table-cell>
        </table:table-row>
        <table:table-row table:style-name="ro1">
          <table:table-cell table:formula="of:=RAND()" office:value-type="float" office:value="0.3055419921875">
            <text:p>0.3055419922</text:p>
          </table:table-cell>
          <table:table-cell table:formula="of:=RAND()" office:value-type="float" office:value="0.360595703125">
            <text:p>0.3605957031</text:p>
          </table:table-cell>
          <table:table-cell table:formula="of:=SQRT(1 - [.A512])" office:value-type="float" office:value="0.833341471314431">
            <text:p>0.8333414713</text:p>
          </table:table-cell>
          <table:table-cell table:formula="of:=SQRT(1 - (1 - [.A512]))" office:value-type="float" office:value="0.552758529728398">
            <text:p>0.5527585297</text:p>
          </table:table-cell>
          <table:table-cell table:formula="of:=COS(2 * PI() * [.B512])" office:value-type="float" office:value="-0.640303482184151">
            <text:p>-0.6403034822</text:p>
          </table:table-cell>
          <table:table-cell table:formula="of:=SIN(2 * PI() * [.B512])" office:value-type="float" office:value="0.768122028523366">
            <text:p>0.7681220285</text:p>
          </table:table-cell>
          <table:table-cell table:formula="of:=[.D512]*[.E512]" office:value-type="float" office:value="-0.353933211392085">
            <text:p>-0.3539332114</text:p>
          </table:table-cell>
          <table:table-cell table:formula="of:=[.D512]*[.F512]" office:value-type="float" office:value="0.42458600313857">
            <text:p>0.4245860031</text:p>
          </table:table-cell>
          <table:table-cell table:formula="of:=[.C512]" office:value-type="float" office:value="0.833341471314431">
            <text:p>0.8333414713</text:p>
          </table:table-cell>
        </table:table-row>
        <table:table-row table:style-name="ro1">
          <table:table-cell table:formula="of:=RAND()" office:value-type="float" office:value="0.697845458984375">
            <text:p>0.697845459</text:p>
          </table:table-cell>
          <table:table-cell table:formula="of:=RAND()" office:value-type="float" office:value="0.235076904296875">
            <text:p>0.2350769043</text:p>
          </table:table-cell>
          <table:table-cell table:formula="of:=SQRT(1 - [.A513])" office:value-type="float" office:value="0.549685856663263">
            <text:p>0.5496858567</text:p>
          </table:table-cell>
          <table:table-cell table:formula="of:=SQRT(1 - (1 - [.A513]))" office:value-type="float" office:value="0.835371449706282">
            <text:p>0.8353714497</text:p>
          </table:table-cell>
          <table:table-cell table:formula="of:=COS(2 * PI() * [.B513])" office:value-type="float" office:value="0.0936272428787872">
            <text:p>0.0936272429</text:p>
          </table:table-cell>
          <table:table-cell table:formula="of:=SIN(2 * PI() * [.B513])" office:value-type="float" office:value="0.995607321884947">
            <text:p>0.9956073219</text:p>
          </table:table-cell>
          <table:table-cell table:formula="of:=[.D513]*[.E513]" office:value-type="float" office:value="0.0782135256156546">
            <text:p>0.0782135256</text:p>
          </table:table-cell>
          <table:table-cell table:formula="of:=[.D513]*[.F513]" office:value-type="float" office:value="0.831701931821217">
            <text:p>0.8317019318</text:p>
          </table:table-cell>
          <table:table-cell table:formula="of:=[.C513]" office:value-type="float" office:value="0.549685856663263">
            <text:p>0.5496858567</text:p>
          </table:table-cell>
        </table:table-row>
        <table:table-row table:style-name="ro1">
          <table:table-cell table:formula="of:=RAND()" office:value-type="float" office:value="0.812225341796875">
            <text:p>0.8122253418</text:p>
          </table:table-cell>
          <table:table-cell table:formula="of:=RAND()" office:value-type="float" office:value="0.4219970703125">
            <text:p>0.4219970703</text:p>
          </table:table-cell>
          <table:table-cell table:formula="of:=SQRT(1 - [.A514])" office:value-type="float" office:value="0.433329733809169">
            <text:p>0.4333297338</text:p>
          </table:table-cell>
          <table:table-cell table:formula="of:=SQRT(1 - (1 - [.A514]))" office:value-type="float" office:value="0.901235453029271">
            <text:p>0.901235453</text:p>
          </table:table-cell>
          <table:table-cell table:formula="of:=COS(2 * PI() * [.B514])" office:value-type="float" office:value="-0.882282561676009">
            <text:p>-0.8822825617</text:p>
          </table:table-cell>
          <table:table-cell table:formula="of:=SIN(2 * PI() * [.B514])" office:value-type="float" office:value="0.470720173099072">
            <text:p>0.4707201731</text:p>
          </table:table-cell>
          <table:table-cell table:formula="of:=[.D514]*[.E514]" office:value-type="float" office:value="-0.795144324171903">
            <text:p>-0.7951443242</text:p>
          </table:table-cell>
          <table:table-cell table:formula="of:=[.D514]*[.F514]" office:value-type="float" office:value="0.424229708452959">
            <text:p>0.4242297085</text:p>
          </table:table-cell>
          <table:table-cell table:formula="of:=[.C514]" office:value-type="float" office:value="0.433329733809169">
            <text:p>0.4333297338</text:p>
          </table:table-cell>
        </table:table-row>
        <table:table-row table:style-name="ro1">
          <table:table-cell table:formula="of:=RAND()" office:value-type="float" office:value="0.691925048828125">
            <text:p>0.6919250488</text:p>
          </table:table-cell>
          <table:table-cell table:formula="of:=RAND()" office:value-type="float" office:value="0.753692626953125">
            <text:p>0.753692627</text:p>
          </table:table-cell>
          <table:table-cell table:formula="of:=SQRT(1 - [.A515])" office:value-type="float" office:value="0.555044999231481">
            <text:p>0.5550449992</text:p>
          </table:table-cell>
          <table:table-cell table:formula="of:=SQRT(1 - (1 - [.A515]))" office:value-type="float" office:value="0.831820322442368">
            <text:p>0.8318203224</text:p>
          </table:table-cell>
          <table:table-cell table:formula="of:=COS(2 * PI() * [.B515])" office:value-type="float" office:value="0.0231993778853469">
            <text:p>0.0231993779</text:p>
          </table:table-cell>
          <table:table-cell table:formula="of:=SIN(2 * PI() * [.B515])" office:value-type="float" office:value="-0.999730858214216">
            <text:p>-0.9997308582</text:p>
          </table:table-cell>
          <table:table-cell table:formula="of:=[.D515]*[.E515]" office:value-type="float" office:value="0.0192977139930516">
            <text:p>0.019297714</text:p>
          </table:table-cell>
          <table:table-cell table:formula="of:=[.D515]*[.F515]" office:value-type="float" office:value="-0.831596444835334">
            <text:p>-0.8315964448</text:p>
          </table:table-cell>
          <table:table-cell table:formula="of:=[.C515]" office:value-type="float" office:value="0.555044999231481">
            <text:p>0.5550449992</text:p>
          </table:table-cell>
        </table:table-row>
        <table:table-row table:style-name="ro1">
          <table:table-cell table:formula="of:=RAND()" office:value-type="float" office:value="0.63958740234375">
            <text:p>0.6395874023</text:p>
          </table:table-cell>
          <table:table-cell table:formula="of:=RAND()" office:value-type="float" office:value="0.7919921875">
            <text:p>0.7919921875</text:p>
          </table:table-cell>
          <table:table-cell table:formula="of:=SQRT(1 - [.A516])" office:value-type="float" office:value="0.600343732919941">
            <text:p>0.6003437329</text:p>
          </table:table-cell>
          <table:table-cell table:formula="of:=SQRT(1 - (1 - [.A516]))" office:value-type="float" office:value="0.799742084889716">
            <text:p>0.7997420849</text:p>
          </table:table-cell>
          <table:table-cell table:formula="of:=COS(2 * PI() * [.B516])" office:value-type="float" office:value="0.260794117915276">
            <text:p>0.2607941179</text:p>
          </table:table-cell>
          <table:table-cell table:formula="of:=SIN(2 * PI() * [.B516])" office:value-type="float" office:value="-0.965394441697689">
            <text:p>-0.9653944417</text:p>
          </table:table-cell>
          <table:table-cell table:formula="of:=[.D516]*[.E516]" office:value-type="float" office:value="0.208568031588537">
            <text:p>0.2085680316</text:p>
          </table:table-cell>
          <table:table-cell table:formula="of:=[.D516]*[.F516]" office:value-type="float" office:value="-0.772066563544254">
            <text:p>-0.7720665635</text:p>
          </table:table-cell>
          <table:table-cell table:formula="of:=[.C516]" office:value-type="float" office:value="0.600343732919941">
            <text:p>0.6003437329</text:p>
          </table:table-cell>
        </table:table-row>
        <table:table-row table:style-name="ro1">
          <table:table-cell table:formula="of:=RAND()" office:value-type="float" office:value="0.852569580078125">
            <text:p>0.8525695801</text:p>
          </table:table-cell>
          <table:table-cell table:formula="of:=RAND()" office:value-type="float" office:value="0.477081298828125">
            <text:p>0.4770812988</text:p>
          </table:table-cell>
          <table:table-cell table:formula="of:=SQRT(1 - [.A517])" office:value-type="float" office:value="0.383966691161974">
            <text:p>0.3839666912</text:p>
          </table:table-cell>
          <table:table-cell table:formula="of:=SQRT(1 - (1 - [.A517]))" office:value-type="float" office:value="0.923346944586987">
            <text:p>0.9233469446</text:p>
          </table:table-cell>
          <table:table-cell table:formula="of:=COS(2 * PI() * [.B517])" office:value-type="float" office:value="-0.989649552447767">
            <text:p>-0.9896495524</text:p>
          </table:table-cell>
          <table:table-cell table:formula="of:=SIN(2 * PI() * [.B517])" office:value-type="float" office:value="0.143505272864572">
            <text:p>0.1435052729</text:p>
          </table:table-cell>
          <table:table-cell table:formula="of:=[.D517]*[.E517]" office:value-type="float" office:value="-0.913789890464525">
            <text:p>-0.9137898905</text:p>
          </table:table-cell>
          <table:table-cell table:formula="of:=[.D517]*[.F517]" office:value-type="float" office:value="0.132505155231625">
            <text:p>0.1325051552</text:p>
          </table:table-cell>
          <table:table-cell table:formula="of:=[.C517]" office:value-type="float" office:value="0.383966691161974">
            <text:p>0.3839666912</text:p>
          </table:table-cell>
        </table:table-row>
        <table:table-row table:style-name="ro1">
          <table:table-cell table:formula="of:=RAND()" office:value-type="float" office:value="0.616119384765625">
            <text:p>0.6161193848</text:p>
          </table:table-cell>
          <table:table-cell table:formula="of:=RAND()" office:value-type="float" office:value="0.475860595703125">
            <text:p>0.4758605957</text:p>
          </table:table-cell>
          <table:table-cell table:formula="of:=SQRT(1 - [.A518])" office:value-type="float" office:value="0.619580999736415">
            <text:p>0.6195809997</text:p>
          </table:table-cell>
          <table:table-cell table:formula="of:=SQRT(1 - (1 - [.A518]))" office:value-type="float" office:value="0.784932726267433">
            <text:p>0.7849327263</text:p>
          </table:table-cell>
          <table:table-cell table:formula="of:=COS(2 * PI() * [.B518])" office:value-type="float" office:value="-0.988519782456253">
            <text:p>-0.9885197825</text:p>
          </table:table-cell>
          <table:table-cell table:formula="of:=SIN(2 * PI() * [.B518])" office:value-type="float" office:value="0.151091494441751">
            <text:p>0.1510914944</text:p>
          </table:table-cell>
          <table:table-cell table:formula="of:=[.D518]*[.E518]" office:value-type="float" office:value="-0.775921527812677">
            <text:p>-0.7759215278</text:p>
          </table:table-cell>
          <table:table-cell table:formula="of:=[.D518]*[.F518]" office:value-type="float" office:value="0.118596658647985">
            <text:p>0.1185966586</text:p>
          </table:table-cell>
          <table:table-cell table:formula="of:=[.C518]" office:value-type="float" office:value="0.619580999736415">
            <text:p>0.6195809997</text:p>
          </table:table-cell>
        </table:table-row>
        <table:table-row table:style-name="ro1">
          <table:table-cell table:formula="of:=RAND()" office:value-type="float" office:value="0.3326416015625">
            <text:p>0.3326416016</text:p>
          </table:table-cell>
          <table:table-cell table:formula="of:=RAND()" office:value-type="float" office:value="0.88702392578125">
            <text:p>0.8870239258</text:p>
          </table:table-cell>
          <table:table-cell table:formula="of:=SQRT(1 - [.A519])" office:value-type="float" office:value="0.816920068573113">
            <text:p>0.8169200686</text:p>
          </table:table-cell>
          <table:table-cell table:formula="of:=SQRT(1 - (1 - [.A519]))" office:value-type="float" office:value="0.576750900790367">
            <text:p>0.5767509008</text:p>
          </table:table-cell>
          <table:table-cell table:formula="of:=COS(2 * PI() * [.B519])" office:value-type="float" office:value="0.758459896959515">
            <text:p>0.758459897</text:p>
          </table:table-cell>
          <table:table-cell table:formula="of:=SIN(2 * PI() * [.B519])" office:value-type="float" office:value="-0.651719713300251">
            <text:p>-0.6517197133</text:p>
          </table:table-cell>
          <table:table-cell table:formula="of:=[.D519]*[.E519]" office:value-type="float" office:value="0.43744242878477">
            <text:p>0.4374424288</text:p>
          </table:table-cell>
          <table:table-cell table:formula="of:=[.D519]*[.F519]" office:value-type="float" office:value="-0.37587993170876">
            <text:p>-0.3758799317</text:p>
          </table:table-cell>
          <table:table-cell table:formula="of:=[.C519]" office:value-type="float" office:value="0.816920068573113">
            <text:p>0.8169200686</text:p>
          </table:table-cell>
        </table:table-row>
        <table:table-row table:style-name="ro1">
          <table:table-cell table:formula="of:=RAND()" office:value-type="float" office:value="0.38458251953125">
            <text:p>0.3845825195</text:p>
          </table:table-cell>
          <table:table-cell table:formula="of:=RAND()" office:value-type="float" office:value="0.72039794921875">
            <text:p>0.7203979492</text:p>
          </table:table-cell>
          <table:table-cell table:formula="of:=SQRT(1 - [.A520])" office:value-type="float" office:value="0.78448548773623">
            <text:p>0.7844854877</text:p>
          </table:table-cell>
          <table:table-cell table:formula="of:=SQRT(1 - (1 - [.A520]))" office:value-type="float" office:value="0.620147175702067">
            <text:p>0.6201471757</text:p>
          </table:table-cell>
          <table:table-cell table:formula="of:=COS(2 * PI() * [.B520])" office:value-type="float" office:value="-0.184924631470151">
            <text:p>-0.1849246315</text:p>
          </table:table-cell>
          <table:table-cell table:formula="of:=SIN(2 * PI() * [.B520])" office:value-type="float" office:value="-0.982752705758488">
            <text:p>-0.9827527058</text:p>
          </table:table-cell>
          <table:table-cell table:formula="of:=[.D520]*[.E520]" office:value-type="float" office:value="-0.11468048792396">
            <text:p>-0.1146804879</text:p>
          </table:table-cell>
          <table:table-cell table:formula="of:=[.D520]*[.F520]" office:value-type="float" office:value="-0.60945131488969">
            <text:p>-0.6094513149</text:p>
          </table:table-cell>
          <table:table-cell table:formula="of:=[.C520]" office:value-type="float" office:value="0.78448548773623">
            <text:p>0.7844854877</text:p>
          </table:table-cell>
        </table:table-row>
        <table:table-row table:style-name="ro1">
          <table:table-cell table:formula="of:=RAND()" office:value-type="float" office:value="0.316192626953125">
            <text:p>0.316192627</text:p>
          </table:table-cell>
          <table:table-cell table:formula="of:=RAND()" office:value-type="float" office:value="0.4053955078125">
            <text:p>0.4053955078</text:p>
          </table:table-cell>
          <table:table-cell table:formula="of:=SQRT(1 - [.A521])" office:value-type="float" office:value="0.826926461692256">
            <text:p>0.8269264617</text:p>
          </table:table-cell>
          <table:table-cell table:formula="of:=SQRT(1 - (1 - [.A521]))" office:value-type="float" office:value="0.562310080785615">
            <text:p>0.5623100808</text:p>
          </table:table-cell>
          <table:table-cell table:formula="of:=COS(2 * PI() * [.B521])" office:value-type="float" office:value="-0.828474823700007">
            <text:p>-0.8284748237</text:p>
          </table:table-cell>
          <table:table-cell table:formula="of:=SIN(2 * PI() * [.B521])" office:value-type="float" office:value="0.56002630875276">
            <text:p>0.5600263088</text:p>
          </table:table-cell>
          <table:table-cell table:formula="of:=[.D521]*[.E521]" office:value-type="float" office:value="-0.465859745043599">
            <text:p>-0.465859745</text:p>
          </table:table-cell>
          <table:table-cell table:formula="of:=[.D521]*[.F521]" office:value-type="float" office:value="0.314908438916834">
            <text:p>0.3149084389</text:p>
          </table:table-cell>
          <table:table-cell table:formula="of:=[.C521]" office:value-type="float" office:value="0.826926461692256">
            <text:p>0.8269264617</text:p>
          </table:table-cell>
        </table:table-row>
        <table:table-row table:style-name="ro1">
          <table:table-cell table:formula="of:=RAND()" office:value-type="float" office:value="0.195465087890625">
            <text:p>0.1954650879</text:p>
          </table:table-cell>
          <table:table-cell table:formula="of:=RAND()" office:value-type="float" office:value="0.124603271484375">
            <text:p>0.1246032715</text:p>
          </table:table-cell>
          <table:table-cell table:formula="of:=SQRT(1 - [.A522])" office:value-type="float" office:value="0.896958701451396">
            <text:p>0.8969587015</text:p>
          </table:table-cell>
          <table:table-cell table:formula="of:=SQRT(1 - (1 - [.A522]))" office:value-type="float" office:value="0.442114338028778">
            <text:p>0.442114338</text:p>
          </table:table-cell>
          <table:table-cell table:formula="of:=COS(2 * PI() * [.B522])" office:value-type="float" office:value="0.70886720085952">
            <text:p>0.7088672009</text:p>
          </table:table-cell>
          <table:table-cell table:formula="of:=SIN(2 * PI() * [.B522])" office:value-type="float" office:value="0.705341967803979">
            <text:p>0.7053419678</text:p>
          </table:table-cell>
          <table:table-cell table:formula="of:=[.D522]*[.E522]" office:value-type="float" office:value="0.31340035325832">
            <text:p>0.3134003533</text:p>
          </table:table-cell>
          <table:table-cell table:formula="of:=[.D522]*[.F522]" office:value-type="float" office:value="0.311841797179572">
            <text:p>0.3118417972</text:p>
          </table:table-cell>
          <table:table-cell table:formula="of:=[.C522]" office:value-type="float" office:value="0.896958701451396">
            <text:p>0.8969587015</text:p>
          </table:table-cell>
        </table:table-row>
        <table:table-row table:style-name="ro1">
          <table:table-cell table:formula="of:=RAND()" office:value-type="float" office:value="0.410400390625">
            <text:p>0.4104003906</text:p>
          </table:table-cell>
          <table:table-cell table:formula="of:=RAND()" office:value-type="float" office:value="0.638519287109375">
            <text:p>0.6385192871</text:p>
          </table:table-cell>
          <table:table-cell table:formula="of:=SQRT(1 - [.A523])" office:value-type="float" office:value="0.767853898456601">
            <text:p>0.7678538985</text:p>
          </table:table-cell>
          <table:table-cell table:formula="of:=SQRT(1 - (1 - [.A523]))" office:value-type="float" office:value="0.640625">
            <text:p>0.640625</text:p>
          </table:table-cell>
          <table:table-cell table:formula="of:=COS(2 * PI() * [.B523])" office:value-type="float" office:value="-0.644564841807477">
            <text:p>-0.6445648418</text:p>
          </table:table-cell>
          <table:table-cell table:formula="of:=SIN(2 * PI() * [.B523])" office:value-type="float" office:value="-0.764549648293492">
            <text:p>-0.7645496483</text:p>
          </table:table-cell>
          <table:table-cell table:formula="of:=[.D523]*[.E523]" office:value-type="float" office:value="-0.412924351782915">
            <text:p>-0.4129243518</text:p>
          </table:table-cell>
          <table:table-cell table:formula="of:=[.D523]*[.F523]" office:value-type="float" office:value="-0.489789618438018">
            <text:p>-0.4897896184</text:p>
          </table:table-cell>
          <table:table-cell table:formula="of:=[.C523]" office:value-type="float" office:value="0.767853898456601">
            <text:p>0.7678538985</text:p>
          </table:table-cell>
        </table:table-row>
        <table:table-row table:style-name="ro1">
          <table:table-cell table:formula="of:=RAND()" office:value-type="float" office:value="0.686981201171875">
            <text:p>0.6869812012</text:p>
          </table:table-cell>
          <table:table-cell table:formula="of:=RAND()" office:value-type="float" office:value="0.087890625">
            <text:p>0.087890625</text:p>
          </table:table-cell>
          <table:table-cell table:formula="of:=SQRT(1 - [.A524])" office:value-type="float" office:value="0.559480829723526">
            <text:p>0.5594808297</text:p>
          </table:table-cell>
          <table:table-cell table:formula="of:=SQRT(1 - (1 - [.A524]))" office:value-type="float" office:value="0.828843291082141">
            <text:p>0.8288432911</text:p>
          </table:table-cell>
          <table:table-cell table:formula="of:=COS(2 * PI() * [.B524])" office:value-type="float" office:value="0.851355193105265">
            <text:p>0.8513551931</text:p>
          </table:table-cell>
          <table:table-cell table:formula="of:=SIN(2 * PI() * [.B524])" office:value-type="float" office:value="0.524589682678469">
            <text:p>0.5245896827</text:p>
          </table:table-cell>
          <table:table-cell table:formula="of:=[.D524]*[.E524]" office:value-type="float" office:value="0.70564004013324">
            <text:p>0.7056400401</text:p>
          </table:table-cell>
          <table:table-cell table:formula="of:=[.D524]*[.F524]" office:value-type="float" office:value="0.434802639058958">
            <text:p>0.4348026391</text:p>
          </table:table-cell>
          <table:table-cell table:formula="of:=[.C524]" office:value-type="float" office:value="0.559480829723526">
            <text:p>0.5594808297</text:p>
          </table:table-cell>
        </table:table-row>
        <table:table-row table:style-name="ro1">
          <table:table-cell table:formula="of:=RAND()" office:value-type="float" office:value="0.9150390625">
            <text:p>0.9150390625</text:p>
          </table:table-cell>
          <table:table-cell table:formula="of:=RAND()" office:value-type="float" office:value="0.662506103515625">
            <text:p>0.6625061035</text:p>
          </table:table-cell>
          <table:table-cell table:formula="of:=SQRT(1 - [.A525])" office:value-type="float" office:value="0.291480595409025">
            <text:p>0.2914805954</text:p>
          </table:table-cell>
          <table:table-cell table:formula="of:=SQRT(1 - (1 - [.A525]))" office:value-type="float" office:value="0.956576741563373">
            <text:p>0.9565767416</text:p>
          </table:table-cell>
          <table:table-cell table:formula="of:=COS(2 * PI() * [.B525])" office:value-type="float" office:value="-0.522465865990964">
            <text:p>-0.522465866</text:p>
          </table:table-cell>
          <table:table-cell table:formula="of:=SIN(2 * PI() * [.B525])" office:value-type="float" office:value="-0.852660201296104">
            <text:p>-0.8526602013</text:p>
          </table:table-cell>
          <table:table-cell table:formula="of:=[.D525]*[.E525]" office:value-type="float" office:value="-0.499778695667722">
            <text:p>-0.4997786957</text:p>
          </table:table-cell>
          <table:table-cell table:formula="of:=[.D525]*[.F525]" office:value-type="float" office:value="-0.815634917016597">
            <text:p>-0.815634917</text:p>
          </table:table-cell>
          <table:table-cell table:formula="of:=[.C525]" office:value-type="float" office:value="0.291480595409025">
            <text:p>0.2914805954</text:p>
          </table:table-cell>
        </table:table-row>
        <table:table-row table:style-name="ro1">
          <table:table-cell table:formula="of:=RAND()" office:value-type="float" office:value="0.5576171875">
            <text:p>0.5576171875</text:p>
          </table:table-cell>
          <table:table-cell table:formula="of:=RAND()" office:value-type="float" office:value="0.6275634765625">
            <text:p>0.6275634766</text:p>
          </table:table-cell>
          <table:table-cell table:formula="of:=SQRT(1 - [.A526])" office:value-type="float" office:value="0.665118645431024">
            <text:p>0.6651186454</text:p>
          </table:table-cell>
          <table:table-cell table:formula="of:=SQRT(1 - (1 - [.A526]))" office:value-type="float" office:value="0.746737696584283">
            <text:p>0.7467376966</text:p>
          </table:table-cell>
          <table:table-cell table:formula="of:=COS(2 * PI() * [.B526])" office:value-type="float" office:value="-0.695626327345255">
            <text:p>-0.6956263273</text:p>
          </table:table-cell>
          <table:table-cell table:formula="of:=SIN(2 * PI() * [.B526])" office:value-type="float" office:value="-0.71840379502349">
            <text:p>-0.718403795</text:p>
          </table:table-cell>
          <table:table-cell table:formula="of:=[.D526]*[.E526]" office:value-type="float" office:value="-0.51945040136518">
            <text:p>-0.5194504014</text:p>
          </table:table-cell>
          <table:table-cell table:formula="of:=[.D526]*[.F526]" office:value-type="float" office:value="-0.536459195113248">
            <text:p>-0.5364591951</text:p>
          </table:table-cell>
          <table:table-cell table:formula="of:=[.C526]" office:value-type="float" office:value="0.665118645431024">
            <text:p>0.6651186454</text:p>
          </table:table-cell>
        </table:table-row>
        <table:table-row table:style-name="ro1">
          <table:table-cell table:formula="of:=RAND()" office:value-type="float" office:value="0.1246337890625">
            <text:p>0.1246337891</text:p>
          </table:table-cell>
          <table:table-cell table:formula="of:=RAND()" office:value-type="float" office:value="0.630584716796875">
            <text:p>0.6305847168</text:p>
          </table:table-cell>
          <table:table-cell table:formula="of:=SQRT(1 - [.A527])" office:value-type="float" office:value="0.935610074196243">
            <text:p>0.9356100742</text:p>
          </table:table-cell>
          <table:table-cell table:formula="of:=SQRT(1 - (1 - [.A527]))" office:value-type="float" office:value="0.353035110240469">
            <text:p>0.3530351102</text:p>
          </table:table-cell>
          <table:table-cell table:formula="of:=COS(2 * PI() * [.B527])" office:value-type="float" office:value="-0.681864345980147">
            <text:p>-0.681864346</text:p>
          </table:table-cell>
          <table:table-cell table:formula="of:=SIN(2 * PI() * [.B527])" office:value-type="float" office:value="-0.731478648821048">
            <text:p>-0.7314786488</text:p>
          </table:table-cell>
          <table:table-cell table:formula="of:=[.D527]*[.E527]" office:value-type="float" office:value="-0.240722054552146">
            <text:p>-0.2407220546</text:p>
          </table:table-cell>
          <table:table-cell table:formula="of:=[.D527]*[.F527]" office:value-type="float" office:value="-0.258237645425088">
            <text:p>-0.2582376454</text:p>
          </table:table-cell>
          <table:table-cell table:formula="of:=[.C527]" office:value-type="float" office:value="0.935610074196243">
            <text:p>0.9356100742</text:p>
          </table:table-cell>
        </table:table-row>
        <table:table-row table:style-name="ro1">
          <table:table-cell table:formula="of:=RAND()" office:value-type="float" office:value="0.537200927734375">
            <text:p>0.5372009277</text:p>
          </table:table-cell>
          <table:table-cell table:formula="of:=RAND()" office:value-type="float" office:value="0.09686279296875">
            <text:p>0.096862793</text:p>
          </table:table-cell>
          <table:table-cell table:formula="of:=SQRT(1 - [.A528])" office:value-type="float" office:value="0.680293372204687">
            <text:p>0.6802933722</text:p>
          </table:table-cell>
          <table:table-cell table:formula="of:=SQRT(1 - (1 - [.A528]))" office:value-type="float" office:value="0.732939920958311">
            <text:p>0.732939921</text:p>
          </table:table-cell>
          <table:table-cell table:formula="of:=COS(2 * PI() * [.B528])" office:value-type="float" office:value="0.820445296699652">
            <text:p>0.8204452967</text:p>
          </table:table-cell>
          <table:table-cell table:formula="of:=SIN(2 * PI() * [.B528])" office:value-type="float" office:value="0.571725034543197">
            <text:p>0.5717250345</text:p>
          </table:table-cell>
          <table:table-cell table:formula="of:=[.D528]*[.E528]" office:value-type="float" office:value="0.601337110913661">
            <text:p>0.6013371109</text:p>
          </table:table-cell>
          <table:table-cell table:formula="of:=[.D528]*[.F528]" office:value-type="float" office:value="0.419040101627978">
            <text:p>0.4190401016</text:p>
          </table:table-cell>
          <table:table-cell table:formula="of:=[.C528]" office:value-type="float" office:value="0.680293372204687">
            <text:p>0.6802933722</text:p>
          </table:table-cell>
        </table:table-row>
        <table:table-row table:style-name="ro1">
          <table:table-cell table:formula="of:=RAND()" office:value-type="float" office:value="0.320343017578125">
            <text:p>0.3203430176</text:p>
          </table:table-cell>
          <table:table-cell table:formula="of:=RAND()" office:value-type="float" office:value="0.484344482421875">
            <text:p>0.4843444824</text:p>
          </table:table-cell>
          <table:table-cell table:formula="of:=SQRT(1 - [.A529])" office:value-type="float" office:value="0.824413113931283">
            <text:p>0.8244131139</text:p>
          </table:table-cell>
          <table:table-cell table:formula="of:=SQRT(1 - (1 - [.A529]))" office:value-type="float" office:value="0.565988531313246">
            <text:p>0.5659885313</text:p>
          </table:table-cell>
          <table:table-cell table:formula="of:=COS(2 * PI() * [.B529])" office:value-type="float" office:value="-0.995165913825995">
            <text:p>-0.9951659138</text:p>
          </table:table-cell>
          <table:table-cell table:formula="of:=SIN(2 * PI() * [.B529])" office:value-type="float" office:value="0.0982079628078752">
            <text:p>0.0982079628</text:p>
          </table:table-cell>
          <table:table-cell table:formula="of:=[.D529]*[.E529]" office:value-type="float" office:value="-0.563252493979379">
            <text:p>-0.563252494</text:p>
          </table:table-cell>
          <table:table-cell table:formula="of:=[.D529]*[.F529]" office:value-type="float" office:value="0.0555845806328952">
            <text:p>0.0555845806</text:p>
          </table:table-cell>
          <table:table-cell table:formula="of:=[.C529]" office:value-type="float" office:value="0.824413113931283">
            <text:p>0.8244131139</text:p>
          </table:table-cell>
        </table:table-row>
        <table:table-row table:style-name="ro1">
          <table:table-cell table:formula="of:=RAND()" office:value-type="float" office:value="0.563629150390625">
            <text:p>0.5636291504</text:p>
          </table:table-cell>
          <table:table-cell table:formula="of:=RAND()" office:value-type="float" office:value="0.834381103515625">
            <text:p>0.8343811035</text:p>
          </table:table-cell>
          <table:table-cell table:formula="of:=SQRT(1 - [.A530])" office:value-type="float" office:value="0.660583718849757">
            <text:p>0.6605837188</text:p>
          </table:table-cell>
          <table:table-cell table:formula="of:=SQRT(1 - (1 - [.A530]))" office:value-type="float" office:value="0.750752389533743">
            <text:p>0.7507523895</text:p>
          </table:table-cell>
          <table:table-cell table:formula="of:=COS(2 * PI() * [.B530])" office:value-type="float" office:value="0.505690458455473">
            <text:p>0.5056904585</text:p>
          </table:table-cell>
          <table:table-cell table:formula="of:=SIN(2 * PI() * [.B530])" office:value-type="float" office:value="-0.862714993625991">
            <text:p>-0.8627149936</text:p>
          </table:table-cell>
          <table:table-cell table:formula="of:=[.D530]*[.E530]" office:value-type="float" office:value="0.37964832004986">
            <text:p>0.37964832</text:p>
          </table:table-cell>
          <table:table-cell table:formula="of:=[.D530]*[.F530]" office:value-type="float" office:value="-0.6476853429513">
            <text:p>-0.647685343</text:p>
          </table:table-cell>
          <table:table-cell table:formula="of:=[.C530]" office:value-type="float" office:value="0.660583718849757">
            <text:p>0.6605837188</text:p>
          </table:table-cell>
        </table:table-row>
        <table:table-row table:style-name="ro1">
          <table:table-cell table:formula="of:=RAND()" office:value-type="float" office:value="0.607513427734375">
            <text:p>0.6075134277</text:p>
          </table:table-cell>
          <table:table-cell table:formula="of:=RAND()" office:value-type="float" office:value="0.049530029296875">
            <text:p>0.0495300293</text:p>
          </table:table-cell>
          <table:table-cell table:formula="of:=SQRT(1 - [.A531])" office:value-type="float" office:value="0.626487487716734">
            <text:p>0.6264874877</text:p>
          </table:table-cell>
          <table:table-cell table:formula="of:=SQRT(1 - (1 - [.A531]))" office:value-type="float" office:value="0.779431477254014">
            <text:p>0.7794314773</text:p>
          </table:table-cell>
          <table:table-cell table:formula="of:=COS(2 * PI() * [.B531])" office:value-type="float" office:value="0.951964868815601">
            <text:p>0.9519648688</text:p>
          </table:table-cell>
          <table:table-cell table:formula="of:=SIN(2 * PI() * [.B531])" office:value-type="float" office:value="0.306207264023724">
            <text:p>0.306207264</text:p>
          </table:table-cell>
          <table:table-cell table:formula="of:=[.D531]*[.E531]" office:value-type="float" office:value="0.741991383994868">
            <text:p>0.741991384</text:p>
          </table:table-cell>
          <table:table-cell table:formula="of:=[.D531]*[.F531]" office:value-type="float" office:value="0.238667580143921">
            <text:p>0.2386675801</text:p>
          </table:table-cell>
          <table:table-cell table:formula="of:=[.C531]" office:value-type="float" office:value="0.626487487716734">
            <text:p>0.6264874877</text:p>
          </table:table-cell>
        </table:table-row>
        <table:table-row table:style-name="ro1">
          <table:table-cell table:formula="of:=RAND()" office:value-type="float" office:value="0.57025146484375">
            <text:p>0.5702514648</text:p>
          </table:table-cell>
          <table:table-cell table:formula="of:=RAND()" office:value-type="float" office:value="0.27655029296875">
            <text:p>0.276550293</text:p>
          </table:table-cell>
          <table:table-cell table:formula="of:=SQRT(1 - [.A532])" office:value-type="float" office:value="0.655552084243693">
            <text:p>0.6555520842</text:p>
          </table:table-cell>
          <table:table-cell table:formula="of:=SQRT(1 - (1 - [.A532]))" office:value-type="float" office:value="0.755149961824637">
            <text:p>0.7551499618</text:p>
          </table:table-cell>
          <table:table-cell table:formula="of:=COS(2 * PI() * [.B532])" office:value-type="float" office:value="-0.166047744352826">
            <text:p>-0.1660477444</text:p>
          </table:table-cell>
          <table:table-cell table:formula="of:=SIN(2 * PI() * [.B532])" office:value-type="float" office:value="0.98611771437052">
            <text:p>0.9861177144</text:p>
          </table:table-cell>
          <table:table-cell table:formula="of:=[.D532]*[.E532]" office:value-type="float" office:value="-0.125390947809103">
            <text:p>-0.1253909478</text:p>
          </table:table-cell>
          <table:table-cell table:formula="of:=[.D532]*[.F532]" office:value-type="float" office:value="0.744666754361496">
            <text:p>0.7446667544</text:p>
          </table:table-cell>
          <table:table-cell table:formula="of:=[.C532]" office:value-type="float" office:value="0.655552084243693">
            <text:p>0.6555520842</text:p>
          </table:table-cell>
        </table:table-row>
        <table:table-row table:style-name="ro1">
          <table:table-cell table:formula="of:=RAND()" office:value-type="float" office:value="0.255126953125">
            <text:p>0.2551269531</text:p>
          </table:table-cell>
          <table:table-cell table:formula="of:=RAND()" office:value-type="float" office:value="0.2978515625">
            <text:p>0.2978515625</text:p>
          </table:table-cell>
          <table:table-cell table:formula="of:=SQRT(1 - [.A533])" office:value-type="float" office:value="0.863060279977592">
            <text:p>0.86306028</text:p>
          </table:table-cell>
          <table:table-cell table:formula="of:=SQRT(1 - (1 - [.A533]))" office:value-type="float" office:value="0.505100933601394">
            <text:p>0.5051009336</text:p>
          </table:table-cell>
          <table:table-cell table:formula="of:=COS(2 * PI() * [.B533])" office:value-type="float" office:value="-0.296150888243624">
            <text:p>-0.2961508882</text:p>
          </table:table-cell>
          <table:table-cell table:formula="of:=SIN(2 * PI() * [.B533])" office:value-type="float" office:value="0.955141168305771">
            <text:p>0.9551411683</text:p>
          </table:table-cell>
          <table:table-cell table:formula="of:=[.D533]*[.E533]" office:value-type="float" office:value="-0.149586090138737">
            <text:p>-0.1495860901</text:p>
          </table:table-cell>
          <table:table-cell table:formula="of:=[.D533]*[.F533]" office:value-type="float" office:value="0.482442695832371">
            <text:p>0.4824426958</text:p>
          </table:table-cell>
          <table:table-cell table:formula="of:=[.C533]" office:value-type="float" office:value="0.863060279977592">
            <text:p>0.86306028</text:p>
          </table:table-cell>
        </table:table-row>
        <table:table-row table:style-name="ro1">
          <table:table-cell table:formula="of:=RAND()" office:value-type="float" office:value="0.79144287109375">
            <text:p>0.7914428711</text:p>
          </table:table-cell>
          <table:table-cell table:formula="of:=RAND()" office:value-type="float" office:value="0.56414794921875">
            <text:p>0.5641479492</text:p>
          </table:table-cell>
          <table:table-cell table:formula="of:=SQRT(1 - [.A534])" office:value-type="float" office:value="0.456680554552359">
            <text:p>0.4566805546</text:p>
          </table:table-cell>
          <table:table-cell table:formula="of:=SQRT(1 - (1 - [.A534]))" office:value-type="float" office:value="0.889630749858473">
            <text:p>0.8896307499</text:p>
          </table:table-cell>
          <table:table-cell table:formula="of:=COS(2 * PI() * [.B534])" office:value-type="float" office:value="-0.919867631843223">
            <text:p>-0.9198676318</text:p>
          </table:table-cell>
          <table:table-cell table:formula="of:=SIN(2 * PI() * [.B534])" office:value-type="float" office:value="-0.39222893810521">
            <text:p>-0.3922289381</text:p>
          </table:table-cell>
          <table:table-cell table:formula="of:=[.D534]*[.E534]" office:value-type="float" office:value="-0.818342531087225">
            <text:p>-0.8183425311</text:p>
          </table:table-cell>
          <table:table-cell table:formula="of:=[.D534]*[.F534]" office:value-type="float" office:value="-0.348938924322731">
            <text:p>-0.3489389243</text:p>
          </table:table-cell>
          <table:table-cell table:formula="of:=[.C534]" office:value-type="float" office:value="0.456680554552359">
            <text:p>0.4566805546</text:p>
          </table:table-cell>
        </table:table-row>
        <table:table-row table:style-name="ro1">
          <table:table-cell table:formula="of:=RAND()" office:value-type="float" office:value="0.693511962890625">
            <text:p>0.6935119629</text:p>
          </table:table-cell>
          <table:table-cell table:formula="of:=RAND()" office:value-type="float" office:value="0.05609130859375">
            <text:p>0.0560913086</text:p>
          </table:table-cell>
          <table:table-cell table:formula="of:=SQRT(1 - [.A535])" office:value-type="float" office:value="0.55361361716397">
            <text:p>0.5536136172</text:p>
          </table:table-cell>
          <table:table-cell table:formula="of:=SQRT(1 - (1 - [.A535]))" office:value-type="float" office:value="0.832773656458119">
            <text:p>0.8327736565</text:p>
          </table:table-cell>
          <table:table-cell table:formula="of:=COS(2 * PI() * [.B535])" office:value-type="float" office:value="0.938535978493509">
            <text:p>0.9385359785</text:p>
          </table:table-cell>
          <table:table-cell table:formula="of:=SIN(2 * PI() * [.B535])" office:value-type="float" office:value="0.345181426315543">
            <text:p>0.3451814263</text:p>
          </table:table-cell>
          <table:table-cell table:formula="of:=[.D535]*[.E535]" office:value-type="float" office:value="0.781588038527538">
            <text:p>0.7815880385</text:p>
          </table:table-cell>
          <table:table-cell table:formula="of:=[.D535]*[.F535]" office:value-type="float" office:value="0.287457998534223">
            <text:p>0.2874579985</text:p>
          </table:table-cell>
          <table:table-cell table:formula="of:=[.C535]" office:value-type="float" office:value="0.55361361716397">
            <text:p>0.5536136172</text:p>
          </table:table-cell>
        </table:table-row>
        <table:table-row table:style-name="ro1">
          <table:table-cell table:formula="of:=RAND()" office:value-type="float" office:value="0.9915771484375">
            <text:p>0.9915771484</text:p>
          </table:table-cell>
          <table:table-cell table:formula="of:=RAND()" office:value-type="float" office:value="0.17431640625">
            <text:p>0.1743164063</text:p>
          </table:table-cell>
          <table:table-cell table:formula="of:=SQRT(1 - [.A536])" office:value-type="float" office:value="0.0917760947224276">
            <text:p>0.0917760947</text:p>
          </table:table-cell>
          <table:table-cell table:formula="of:=SQRT(1 - (1 - [.A536]))" office:value-type="float" office:value="0.995779668620273">
            <text:p>0.9957796686</text:p>
          </table:table-cell>
          <table:table-cell table:formula="of:=COS(2 * PI() * [.B536])" office:value-type="float" office:value="0.457813303598877">
            <text:p>0.4578133036</text:p>
          </table:table-cell>
          <table:table-cell table:formula="of:=SIN(2 * PI() * [.B536])" office:value-type="float" office:value="0.889048355854665">
            <text:p>0.8890483559</text:p>
          </table:table-cell>
          <table:table-cell table:formula="of:=[.D536]*[.E536]" office:value-type="float" office:value="0.455881179747642">
            <text:p>0.4558811797</text:p>
          </table:table-cell>
          <table:table-cell table:formula="of:=[.D536]*[.F536]" office:value-type="float" office:value="0.885296277180356">
            <text:p>0.8852962772</text:p>
          </table:table-cell>
          <table:table-cell table:formula="of:=[.C536]" office:value-type="float" office:value="0.0917760947224276">
            <text:p>0.0917760947</text:p>
          </table:table-cell>
        </table:table-row>
        <table:table-row table:style-name="ro1">
          <table:table-cell table:formula="of:=RAND()" office:value-type="float" office:value="0.826385498046875">
            <text:p>0.826385498</text:p>
          </table:table-cell>
          <table:table-cell table:formula="of:=RAND()" office:value-type="float" office:value="0.943695068359375">
            <text:p>0.9436950684</text:p>
          </table:table-cell>
          <table:table-cell table:formula="of:=SQRT(1 - [.A537])" office:value-type="float" office:value="0.416670735657215">
            <text:p>0.4166707357</text:p>
          </table:table-cell>
          <table:table-cell table:formula="of:=SQRT(1 - (1 - [.A537]))" office:value-type="float" office:value="0.90905747785653">
            <text:p>0.9090574779</text:p>
          </table:table-cell>
          <table:table-cell table:formula="of:=COS(2 * PI() * [.B537])" office:value-type="float" office:value="0.938071819237501">
            <text:p>0.9380718192</text:p>
          </table:table-cell>
          <table:table-cell table:formula="of:=SIN(2 * PI() * [.B537])" office:value-type="float" office:value="-0.346440849139424">
            <text:p>-0.3464408491</text:p>
          </table:table-cell>
          <table:table-cell table:formula="of:=[.D537]*[.E537]" office:value-type="float" office:value="0.852761202044329">
            <text:p>0.852761202</text:p>
          </table:table-cell>
          <table:table-cell table:formula="of:=[.D537]*[.F537]" office:value-type="float" office:value="-0.314934644545159">
            <text:p>-0.3149346445</text:p>
          </table:table-cell>
          <table:table-cell table:formula="of:=[.C537]" office:value-type="float" office:value="0.416670735657215">
            <text:p>0.4166707357</text:p>
          </table:table-cell>
        </table:table-row>
        <table:table-row table:style-name="ro1">
          <table:table-cell table:formula="of:=RAND()" office:value-type="float" office:value="0.524261474609375">
            <text:p>0.5242614746</text:p>
          </table:table-cell>
          <table:table-cell table:formula="of:=RAND()" office:value-type="float" office:value="0.609161376953125">
            <text:p>0.609161377</text:p>
          </table:table-cell>
          <table:table-cell table:formula="of:=SQRT(1 - [.A538])" office:value-type="float" office:value="0.689738012139845">
            <text:p>0.6897380121</text:p>
          </table:table-cell>
          <table:table-cell table:formula="of:=SQRT(1 - (1 - [.A538]))" office:value-type="float" office:value="0.724059027020156">
            <text:p>0.724059027</text:p>
          </table:table-cell>
          <table:table-cell table:formula="of:=COS(2 * PI() * [.B538])" office:value-type="float" office:value="-0.773861260504376">
            <text:p>-0.7738612605</text:p>
          </table:table-cell>
          <table:table-cell table:formula="of:=SIN(2 * PI() * [.B538])" office:value-type="float" office:value="-0.63335515273074">
            <text:p>-0.6333551527</text:p>
          </table:table-cell>
          <table:table-cell table:formula="of:=[.D538]*[.E538]" office:value-type="float" office:value="-0.56032123132939">
            <text:p>-0.5603212313</text:p>
          </table:table-cell>
          <table:table-cell table:formula="of:=[.D538]*[.F538]" office:value-type="float" office:value="-0.458586515644422">
            <text:p>-0.4585865156</text:p>
          </table:table-cell>
          <table:table-cell table:formula="of:=[.C538]" office:value-type="float" office:value="0.689738012139845">
            <text:p>0.6897380121</text:p>
          </table:table-cell>
        </table:table-row>
        <table:table-row table:style-name="ro1">
          <table:table-cell table:formula="of:=RAND()" office:value-type="float" office:value="0.813873291015625">
            <text:p>0.813873291</text:p>
          </table:table-cell>
          <table:table-cell table:formula="of:=RAND()" office:value-type="float" office:value="0.82025146484375">
            <text:p>0.8202514648</text:p>
          </table:table-cell>
          <table:table-cell table:formula="of:=SQRT(1 - [.A539])" office:value-type="float" office:value="0.431424047758554">
            <text:p>0.4314240478</text:p>
          </table:table-cell>
          <table:table-cell table:formula="of:=SQRT(1 - (1 - [.A539]))" office:value-type="float" office:value="0.902149262049039">
            <text:p>0.902149262</text:p>
          </table:table-cell>
          <table:table-cell table:formula="of:=COS(2 * PI() * [.B539])" office:value-type="float" office:value="0.427208386446796">
            <text:p>0.4272083864</text:p>
          </table:table-cell>
          <table:table-cell table:formula="of:=SIN(2 * PI() * [.B539])" office:value-type="float" office:value="-0.904153191969992">
            <text:p>-0.904153192</text:p>
          </table:table-cell>
          <table:table-cell table:formula="of:=[.D539]*[.E539]" office:value-type="float" office:value="0.385405730574138">
            <text:p>0.3854057306</text:p>
          </table:table-cell>
          <table:table-cell table:formula="of:=[.D539]*[.F539]" office:value-type="float" office:value="-0.815681134915011">
            <text:p>-0.8156811349</text:p>
          </table:table-cell>
          <table:table-cell table:formula="of:=[.C539]" office:value-type="float" office:value="0.431424047758554">
            <text:p>0.4314240478</text:p>
          </table:table-cell>
        </table:table-row>
        <table:table-row table:style-name="ro1">
          <table:table-cell table:formula="of:=RAND()" office:value-type="float" office:value="0.627899169921875">
            <text:p>0.6278991699</text:p>
          </table:table-cell>
          <table:table-cell table:formula="of:=RAND()" office:value-type="float" office:value="0.672210693359375">
            <text:p>0.6722106934</text:p>
          </table:table-cell>
          <table:table-cell table:formula="of:=SQRT(1 - [.A540])" office:value-type="float" office:value="0.610000680391526">
            <text:p>0.6100006804</text:p>
          </table:table-cell>
          <table:table-cell table:formula="of:=SQRT(1 - (1 - [.A540]))" office:value-type="float" office:value="0.792400889652375">
            <text:p>0.7924008897</text:p>
          </table:table-cell>
          <table:table-cell table:formula="of:=COS(2 * PI() * [.B540])" office:value-type="float" office:value="-0.469535520495645">
            <text:p>-0.4695355205</text:p>
          </table:table-cell>
          <table:table-cell table:formula="of:=SIN(2 * PI() * [.B540])" office:value-type="float" office:value="-0.882913582969978">
            <text:p>-0.882913583</text:p>
          </table:table-cell>
          <table:table-cell table:formula="of:=[.D540]*[.E540]" office:value-type="float" office:value="-0.37206036416414">
            <text:p>-0.3720603642</text:p>
          </table:table-cell>
          <table:table-cell table:formula="of:=[.D540]*[.F540]" office:value-type="float" office:value="-0.699621508631576">
            <text:p>-0.6996215086</text:p>
          </table:table-cell>
          <table:table-cell table:formula="of:=[.C540]" office:value-type="float" office:value="0.610000680391526">
            <text:p>0.6100006804</text:p>
          </table:table-cell>
        </table:table-row>
        <table:table-row table:style-name="ro1">
          <table:table-cell table:formula="of:=RAND()" office:value-type="float" office:value="0.982086181640625">
            <text:p>0.9820861816</text:p>
          </table:table-cell>
          <table:table-cell table:formula="of:=RAND()" office:value-type="float" office:value="0.523834228515625">
            <text:p>0.5238342285</text:p>
          </table:table-cell>
          <table:table-cell table:formula="of:=SQRT(1 - [.A541])" office:value-type="float" office:value="0.13384251327353">
            <text:p>0.1338425133</text:p>
          </table:table-cell>
          <table:table-cell table:formula="of:=SQRT(1 - (1 - [.A541]))" office:value-type="float" office:value="0.991002614346009">
            <text:p>0.9910026143</text:p>
          </table:table-cell>
          <table:table-cell table:formula="of:=COS(2 * PI() * [.B541])" office:value-type="float" office:value="-0.988807679339048">
            <text:p>-0.9888076793</text:p>
          </table:table-cell>
          <table:table-cell table:formula="of:=SIN(2 * PI() * [.B541])" office:value-type="float" office:value="-0.149195754899815">
            <text:p>-0.1491957549</text:p>
          </table:table-cell>
          <table:table-cell table:formula="of:=[.D541]*[.E541]" office:value-type="float" office:value="-0.979910995310407">
            <text:p>-0.9799109953</text:p>
          </table:table-cell>
          <table:table-cell table:formula="of:=[.D541]*[.F541]" office:value-type="float" office:value="-0.147853383155043">
            <text:p>-0.1478533832</text:p>
          </table:table-cell>
          <table:table-cell table:formula="of:=[.C541]" office:value-type="float" office:value="0.13384251327353">
            <text:p>0.1338425133</text:p>
          </table:table-cell>
        </table:table-row>
        <table:table-row table:style-name="ro1">
          <table:table-cell table:formula="of:=RAND()" office:value-type="float" office:value="0.863739013671875">
            <text:p>0.8637390137</text:p>
          </table:table-cell>
          <table:table-cell table:formula="of:=RAND()" office:value-type="float" office:value="0.363983154296875">
            <text:p>0.3639831543</text:p>
          </table:table-cell>
          <table:table-cell table:formula="of:=SQRT(1 - [.A542])" office:value-type="float" office:value="0.369135457966483">
            <text:p>0.369135458</text:p>
          </table:table-cell>
          <table:table-cell table:formula="of:=SQRT(1 - (1 - [.A542]))" office:value-type="float" office:value="0.929375604194491">
            <text:p>0.9293756042</text:p>
          </table:table-cell>
          <table:table-cell table:formula="of:=COS(2 * PI() * [.B542])" office:value-type="float" office:value="-0.656505918583427">
            <text:p>-0.6565059186</text:p>
          </table:table-cell>
          <table:table-cell table:formula="of:=SIN(2 * PI() * [.B542])" office:value-type="float" office:value="0.754320872616509">
            <text:p>0.7543208726</text:p>
          </table:table-cell>
          <table:table-cell table:formula="of:=[.D542]*[.E542]" office:value-type="float" office:value="-0.610140584740731">
            <text:p>-0.6101405847</text:p>
          </table:table-cell>
          <table:table-cell table:formula="of:=[.D542]*[.F542]" office:value-type="float" office:value="0.701047416744484">
            <text:p>0.7010474167</text:p>
          </table:table-cell>
          <table:table-cell table:formula="of:=[.C542]" office:value-type="float" office:value="0.369135457966483">
            <text:p>0.369135458</text:p>
          </table:table-cell>
        </table:table-row>
        <table:table-row table:style-name="ro1">
          <table:table-cell table:formula="of:=RAND()" office:value-type="float" office:value="0.0162353515625">
            <text:p>0.0162353516</text:p>
          </table:table-cell>
          <table:table-cell table:formula="of:=RAND()" office:value-type="float" office:value="0.181640625">
            <text:p>0.181640625</text:p>
          </table:table-cell>
          <table:table-cell table:formula="of:=SQRT(1 - [.A543])" office:value-type="float" office:value="0.991849105679639">
            <text:p>0.9918491057</text:p>
          </table:table-cell>
          <table:table-cell table:formula="of:=SQRT(1 - (1 - [.A543]))" office:value-type="float" office:value="0.127418018986719">
            <text:p>0.127418019</text:p>
          </table:table-cell>
          <table:table-cell table:formula="of:=COS(2 * PI() * [.B543])" office:value-type="float" office:value="0.416429560097637">
            <text:p>0.4164295601</text:p>
          </table:table-cell>
          <table:table-cell table:formula="of:=SIN(2 * PI() * [.B543])" office:value-type="float" office:value="0.909167983090522">
            <text:p>0.9091679831</text:p>
          </table:table-cell>
          <table:table-cell table:formula="of:=[.D543]*[.E543]" office:value-type="float" office:value="0.053060629595152">
            <text:p>0.0530606296</text:p>
          </table:table-cell>
          <table:table-cell table:formula="of:=[.D543]*[.F543]" office:value-type="float" office:value="0.115844383331546">
            <text:p>0.1158443833</text:p>
          </table:table-cell>
          <table:table-cell table:formula="of:=[.C543]" office:value-type="float" office:value="0.991849105679639">
            <text:p>0.9918491057</text:p>
          </table:table-cell>
        </table:table-row>
        <table:table-row table:style-name="ro1">
          <table:table-cell table:formula="of:=RAND()" office:value-type="float" office:value="0.10284423828125">
            <text:p>0.1028442383</text:p>
          </table:table-cell>
          <table:table-cell table:formula="of:=RAND()" office:value-type="float" office:value="0.92816162109375">
            <text:p>0.9281616211</text:p>
          </table:table-cell>
          <table:table-cell table:formula="of:=SQRT(1 - [.A544])" office:value-type="float" office:value="0.947183066634296">
            <text:p>0.9471830666</text:p>
          </table:table-cell>
          <table:table-cell table:formula="of:=SQRT(1 - (1 - [.A544]))" office:value-type="float" office:value="0.320693371121465">
            <text:p>0.3206933711</text:p>
          </table:table-cell>
          <table:table-cell table:formula="of:=COS(2 * PI() * [.B544])" office:value-type="float" office:value="0.899848676741519">
            <text:p>0.8998486767</text:p>
          </table:table-cell>
          <table:table-cell table:formula="of:=SIN(2 * PI() * [.B544])" office:value-type="float" office:value="-0.436202199635144">
            <text:p>-0.4362021996</text:p>
          </table:table-cell>
          <table:table-cell table:formula="of:=[.D544]*[.E544]" office:value-type="float" office:value="0.288575505643427">
            <text:p>0.2885755056</text:p>
          </table:table-cell>
          <table:table-cell table:formula="of:=[.D544]*[.F544]" office:value-type="float" office:value="-0.139887153891593">
            <text:p>-0.1398871539</text:p>
          </table:table-cell>
          <table:table-cell table:formula="of:=[.C544]" office:value-type="float" office:value="0.947183066634296">
            <text:p>0.9471830666</text:p>
          </table:table-cell>
        </table:table-row>
        <table:table-row table:style-name="ro1">
          <table:table-cell table:formula="of:=RAND()" office:value-type="float" office:value="0.09307861328125">
            <text:p>0.0930786133</text:p>
          </table:table-cell>
          <table:table-cell table:formula="of:=RAND()" office:value-type="float" office:value="0.874267578125">
            <text:p>0.8742675781</text:p>
          </table:table-cell>
          <table:table-cell table:formula="of:=SQRT(1 - [.A545])" office:value-type="float" office:value="0.952324202527033">
            <text:p>0.9523242025</text:p>
          </table:table-cell>
          <table:table-cell table:formula="of:=SQRT(1 - (1 - [.A545]))" office:value-type="float" office:value="0.305087877965104">
            <text:p>0.305087878</text:p>
          </table:table-cell>
          <table:table-cell table:formula="of:=COS(2 * PI() * [.B545])" office:value-type="float" office:value="0.703845240524485">
            <text:p>0.7038452405</text:p>
          </table:table-cell>
          <table:table-cell table:formula="of:=SIN(2 * PI() * [.B545])" office:value-type="float" office:value="-0.710353346857062">
            <text:p>-0.7103533469</text:p>
          </table:table-cell>
          <table:table-cell table:formula="of:=[.D545]*[.E545]" office:value-type="float" office:value="0.214734650847453">
            <text:p>0.2147346508</text:p>
          </table:table-cell>
          <table:table-cell table:formula="of:=[.D545]*[.F545]" office:value-type="float" office:value="-0.21672019519803">
            <text:p>-0.2167201952</text:p>
          </table:table-cell>
          <table:table-cell table:formula="of:=[.C545]" office:value-type="float" office:value="0.952324202527033">
            <text:p>0.9523242025</text:p>
          </table:table-cell>
        </table:table-row>
        <table:table-row table:style-name="ro1">
          <table:table-cell table:formula="of:=RAND()" office:value-type="float" office:value="0.96820068359375">
            <text:p>0.9682006836</text:p>
          </table:table-cell>
          <table:table-cell table:formula="of:=RAND()" office:value-type="float" office:value="0.07916259765625">
            <text:p>0.0791625977</text:p>
          </table:table-cell>
          <table:table-cell table:formula="of:=SQRT(1 - [.A546])" office:value-type="float" office:value="0.178323628289271">
            <text:p>0.1783236283</text:p>
          </table:table-cell>
          <table:table-cell table:formula="of:=SQRT(1 - (1 - [.A546]))" office:value-type="float" office:value="0.983971891668532">
            <text:p>0.9839718917</text:p>
          </table:table-cell>
          <table:table-cell table:formula="of:=COS(2 * PI() * [.B546])" office:value-type="float" office:value="0.878829311580933">
            <text:p>0.8788293116</text:p>
          </table:table-cell>
          <table:table-cell table:formula="of:=SIN(2 * PI() * [.B546])" office:value-type="float" office:value="0.477136291960885">
            <text:p>0.477136292</text:p>
          </table:table-cell>
          <table:table-cell table:formula="of:=[.D546]*[.E546]" office:value-type="float" office:value="0.864743340170045">
            <text:p>0.8647433402</text:p>
          </table:table-cell>
          <table:table-cell table:formula="of:=[.D546]*[.F546]" office:value-type="float" office:value="0.469488699784461">
            <text:p>0.4694886998</text:p>
          </table:table-cell>
          <table:table-cell table:formula="of:=[.C546]" office:value-type="float" office:value="0.178323628289271">
            <text:p>0.1783236283</text:p>
          </table:table-cell>
        </table:table-row>
        <table:table-row table:style-name="ro1">
          <table:table-cell table:formula="of:=RAND()" office:value-type="float" office:value="0.109039306640625">
            <text:p>0.1090393066</text:p>
          </table:table-cell>
          <table:table-cell table:formula="of:=RAND()" office:value-type="float" office:value="0.9345703125">
            <text:p>0.9345703125</text:p>
          </table:table-cell>
          <table:table-cell table:formula="of:=SQRT(1 - [.A547])" office:value-type="float" office:value="0.943907142339423">
            <text:p>0.9439071423</text:p>
          </table:table-cell>
          <table:table-cell table:formula="of:=SQRT(1 - (1 - [.A547]))" office:value-type="float" office:value="0.330211003209501">
            <text:p>0.3302110032</text:p>
          </table:table-cell>
          <table:table-cell table:formula="of:=COS(2 * PI() * [.B547])" office:value-type="float" office:value="0.916679059921043">
            <text:p>0.9166790599</text:p>
          </table:table-cell>
          <table:table-cell table:formula="of:=SIN(2 * PI() * [.B547])" office:value-type="float" office:value="-0.399624199845647">
            <text:p>-0.3996241998</text:p>
          </table:table-cell>
          <table:table-cell table:formula="of:=[.D547]*[.E547]" office:value-type="float" office:value="0.30269751199767">
            <text:p>0.302697512</text:p>
          </table:table-cell>
          <table:table-cell table:formula="of:=[.D547]*[.F547]" office:value-type="float" office:value="-0.131960307937825">
            <text:p>-0.1319603079</text:p>
          </table:table-cell>
          <table:table-cell table:formula="of:=[.C547]" office:value-type="float" office:value="0.943907142339423">
            <text:p>0.9439071423</text:p>
          </table:table-cell>
        </table:table-row>
        <table:table-row table:style-name="ro1">
          <table:table-cell table:formula="of:=RAND()" office:value-type="float" office:value="0.137908935546875">
            <text:p>0.1379089355</text:p>
          </table:table-cell>
          <table:table-cell table:formula="of:=RAND()" office:value-type="float" office:value="0.942626953125">
            <text:p>0.9426269531</text:p>
          </table:table-cell>
          <table:table-cell table:formula="of:=SQRT(1 - [.A548])" office:value-type="float" office:value="0.928488591450172">
            <text:p>0.9284885915</text:p>
          </table:table-cell>
          <table:table-cell table:formula="of:=SQRT(1 - (1 - [.A548]))" office:value-type="float" office:value="0.371360923559379">
            <text:p>0.3713609236</text:p>
          </table:table-cell>
          <table:table-cell table:formula="of:=COS(2 * PI() * [.B548])" office:value-type="float" office:value="0.93572568948108">
            <text:p>0.9357256895</text:p>
          </table:table-cell>
          <table:table-cell table:formula="of:=SIN(2 * PI() * [.B548])" office:value-type="float" office:value="-0.352728555755211">
            <text:p>-0.3527285558</text:p>
          </table:table-cell>
          <table:table-cell table:formula="of:=[.D548]*[.E548]" office:value-type="float" office:value="0.347491956243931">
            <text:p>0.3474919562</text:p>
          </table:table-cell>
          <table:table-cell table:formula="of:=[.D548]*[.F548]" office:value-type="float" office:value="-0.130989602231021">
            <text:p>-0.1309896022</text:p>
          </table:table-cell>
          <table:table-cell table:formula="of:=[.C548]" office:value-type="float" office:value="0.928488591450172">
            <text:p>0.9284885915</text:p>
          </table:table-cell>
        </table:table-row>
        <table:table-row table:style-name="ro1">
          <table:table-cell table:formula="of:=RAND()" office:value-type="float" office:value="0.660308837890625">
            <text:p>0.6603088379</text:p>
          </table:table-cell>
          <table:table-cell table:formula="of:=RAND()" office:value-type="float" office:value="0.662689208984375">
            <text:p>0.662689209</text:p>
          </table:table-cell>
          <table:table-cell table:formula="of:=SQRT(1 - [.A549])" office:value-type="float" office:value="0.58283030301227">
            <text:p>0.582830303</text:p>
          </table:table-cell>
          <table:table-cell table:formula="of:=SQRT(1 - (1 - [.A549]))" office:value-type="float" office:value="0.812593894815008">
            <text:p>0.8125938948</text:p>
          </table:table-cell>
          <table:table-cell table:formula="of:=COS(2 * PI() * [.B549])" office:value-type="float" office:value="-0.521484547159495">
            <text:p>-0.5214845472</text:p>
          </table:table-cell>
          <table:table-cell table:formula="of:=SIN(2 * PI() * [.B549])" office:value-type="float" office:value="-0.853260726316322">
            <text:p>-0.8532607263</text:p>
          </table:table-cell>
          <table:table-cell table:formula="of:=[.D549]*[.E549]" office:value-type="float" office:value="-0.423755159262175">
            <text:p>-0.4237551593</text:p>
          </table:table-cell>
          <table:table-cell table:formula="of:=[.D549]*[.F549]" office:value-type="float" office:value="-0.693354456890063">
            <text:p>-0.6933544569</text:p>
          </table:table-cell>
          <table:table-cell table:formula="of:=[.C549]" office:value-type="float" office:value="0.58283030301227">
            <text:p>0.582830303</text:p>
          </table:table-cell>
        </table:table-row>
        <table:table-row table:style-name="ro1">
          <table:table-cell table:formula="of:=RAND()" office:value-type="float" office:value="0.41619873046875">
            <text:p>0.4161987305</text:p>
          </table:table-cell>
          <table:table-cell table:formula="of:=RAND()" office:value-type="float" office:value="0.740264892578125">
            <text:p>0.7402648926</text:p>
          </table:table-cell>
          <table:table-cell table:formula="of:=SQRT(1 - [.A550])" office:value-type="float" office:value="0.764068890566322">
            <text:p>0.7640688906</text:p>
          </table:table-cell>
          <table:table-cell table:formula="of:=SQRT(1 - (1 - [.A550]))" office:value-type="float" office:value="0.645134660724992">
            <text:p>0.6451346607</text:p>
          </table:table-cell>
          <table:table-cell table:formula="of:=COS(2 * PI() * [.B550])" office:value-type="float" office:value="-0.0611293484249334">
            <text:p>-0.0611293484</text:p>
          </table:table-cell>
          <table:table-cell table:formula="of:=SIN(2 * PI() * [.B550])" office:value-type="float" office:value="-0.998129852655026">
            <text:p>-0.9981298527</text:p>
          </table:table-cell>
          <table:table-cell table:formula="of:=[.D550]*[.E550]" office:value-type="float" office:value="-0.0394366614564592">
            <text:p>-0.0394366615</text:p>
          </table:table-cell>
          <table:table-cell table:formula="of:=[.D550]*[.F550]" office:value-type="float" office:value="-0.643928163852086">
            <text:p>-0.6439281639</text:p>
          </table:table-cell>
          <table:table-cell table:formula="of:=[.C550]" office:value-type="float" office:value="0.764068890566322">
            <text:p>0.7640688906</text:p>
          </table:table-cell>
        </table:table-row>
        <table:table-row table:style-name="ro1">
          <table:table-cell table:formula="of:=RAND()" office:value-type="float" office:value="0.93115234375">
            <text:p>0.9311523438</text:p>
          </table:table-cell>
          <table:table-cell table:formula="of:=RAND()" office:value-type="float" office:value="0.73822021484375">
            <text:p>0.7382202148</text:p>
          </table:table-cell>
          <table:table-cell table:formula="of:=SQRT(1 - [.A551])" office:value-type="float" office:value="0.262388369121042">
            <text:p>0.2623883691</text:p>
          </table:table-cell>
          <table:table-cell table:formula="of:=SQRT(1 - (1 - [.A551]))" office:value-type="float" office:value="0.964962353540282">
            <text:p>0.9649623535</text:p>
          </table:table-cell>
          <table:table-cell table:formula="of:=COS(2 * PI() * [.B551])" office:value-type="float" office:value="-0.0739470142808974">
            <text:p>-0.0739470143</text:p>
          </table:table-cell>
          <table:table-cell table:formula="of:=SIN(2 * PI() * [.B551])" office:value-type="float" office:value="-0.997262171687536">
            <text:p>-0.9972621717</text:p>
          </table:table-cell>
          <table:table-cell table:formula="of:=[.D551]*[.E551]" office:value-type="float" office:value="-0.0713560849377716">
            <text:p>-0.0713560849</text:p>
          </table:table-cell>
          <table:table-cell table:formula="of:=[.D551]*[.F551]" office:value-type="float" office:value="-0.962320452288298">
            <text:p>-0.9623204523</text:p>
          </table:table-cell>
          <table:table-cell table:formula="of:=[.C551]" office:value-type="float" office:value="0.262388369121042">
            <text:p>0.2623883691</text:p>
          </table:table-cell>
        </table:table-row>
        <table:table-row table:style-name="ro1">
          <table:table-cell table:formula="of:=RAND()" office:value-type="float" office:value="0.97808837890625">
            <text:p>0.9780883789</text:p>
          </table:table-cell>
          <table:table-cell table:formula="of:=RAND()" office:value-type="float" office:value="0.749786376953125">
            <text:p>0.749786377</text:p>
          </table:table-cell>
          <table:table-cell table:formula="of:=SQRT(1 - [.A552])" office:value-type="float" office:value="0.148025744699191">
            <text:p>0.1480257447</text:p>
          </table:table-cell>
          <table:table-cell table:formula="of:=SQRT(1 - (1 - [.A552]))" office:value-type="float" office:value="0.988983507904075">
            <text:p>0.9889835079</text:p>
          </table:table-cell>
          <table:table-cell table:formula="of:=COS(2 * PI() * [.B552])" office:value-type="float" office:value="-0.00134223278637411">
            <text:p>-0.0013422328</text:p>
          </table:table-cell>
          <table:table-cell table:formula="of:=SIN(2 * PI() * [.B552])" office:value-type="float" office:value="-0.999999099205168">
            <text:p>-0.9999990992</text:p>
          </table:table-cell>
          <table:table-cell table:formula="of:=[.D552]*[.E552]" office:value-type="float" office:value="-0.00132744608949213">
            <text:p>-0.0013274461</text:p>
          </table:table-cell>
          <table:table-cell table:formula="of:=[.D552]*[.F552]" office:value-type="float" office:value="-0.988982617032842">
            <text:p>-0.988982617</text:p>
          </table:table-cell>
          <table:table-cell table:formula="of:=[.C552]" office:value-type="float" office:value="0.148025744699191">
            <text:p>0.1480257447</text:p>
          </table:table-cell>
        </table:table-row>
        <table:table-row table:style-name="ro1">
          <table:table-cell table:formula="of:=RAND()" office:value-type="float" office:value="0.14666748046875">
            <text:p>0.1466674805</text:p>
          </table:table-cell>
          <table:table-cell table:formula="of:=RAND()" office:value-type="float" office:value="0.111053466796875">
            <text:p>0.1110534668</text:p>
          </table:table-cell>
          <table:table-cell table:formula="of:=SQRT(1 - [.A553])" office:value-type="float" office:value="0.923759990219997">
            <text:p>0.9237599902</text:p>
          </table:table-cell>
          <table:table-cell table:formula="of:=SQRT(1 - (1 - [.A553]))" office:value-type="float" office:value="0.382971905586754">
            <text:p>0.3829719056</text:p>
          </table:table-cell>
          <table:table-cell table:formula="of:=COS(2 * PI() * [.B553])" office:value-type="float" office:value="0.766277204053825">
            <text:p>0.7662772041</text:p>
          </table:table-cell>
          <table:table-cell table:formula="of:=SIN(2 * PI() * [.B553])" office:value-type="float" office:value="0.642510113965106">
            <text:p>0.642510114</text:p>
          </table:table-cell>
          <table:table-cell table:formula="of:=[.D553]*[.E553]" office:value-type="float" office:value="0.293462641044184">
            <text:p>0.293462641</text:p>
          </table:table-cell>
          <table:table-cell table:formula="of:=[.D553]*[.F553]" office:value-type="float" office:value="0.246063322703979">
            <text:p>0.2460633227</text:p>
          </table:table-cell>
          <table:table-cell table:formula="of:=[.C553]" office:value-type="float" office:value="0.923759990219997">
            <text:p>0.9237599902</text:p>
          </table:table-cell>
        </table:table-row>
        <table:table-row table:style-name="ro1">
          <table:table-cell table:formula="of:=RAND()" office:value-type="float" office:value="0.694427490234375">
            <text:p>0.6944274902</text:p>
          </table:table-cell>
          <table:table-cell table:formula="of:=RAND()" office:value-type="float" office:value="0.571746826171875">
            <text:p>0.5717468262</text:p>
          </table:table-cell>
          <table:table-cell table:formula="of:=SQRT(1 - [.A554])" office:value-type="float" office:value="0.552786133839865">
            <text:p>0.5527861338</text:p>
          </table:table-cell>
          <table:table-cell table:formula="of:=SQRT(1 - (1 - [.A554]))" office:value-type="float" office:value="0.833323160745203">
            <text:p>0.8333231607</text:p>
          </table:table-cell>
          <table:table-cell table:formula="of:=COS(2 * PI() * [.B554])" office:value-type="float" office:value="-0.900099450018501">
            <text:p>-0.90009945</text:p>
          </table:table-cell>
          <table:table-cell table:formula="of:=SIN(2 * PI() * [.B554])" office:value-type="float" office:value="-0.43568449602481">
            <text:p>-0.435684496</text:p>
          </table:table-cell>
          <table:table-cell table:formula="of:=[.D554]*[.E554]" office:value-type="float" office:value="-0.750073718674436">
            <text:p>-0.7500737187</text:p>
          </table:table-cell>
          <table:table-cell table:formula="of:=[.D554]*[.F554]" office:value-type="float" office:value="-0.363065981315076">
            <text:p>-0.3630659813</text:p>
          </table:table-cell>
          <table:table-cell table:formula="of:=[.C554]" office:value-type="float" office:value="0.552786133839865">
            <text:p>0.5527861338</text:p>
          </table:table-cell>
        </table:table-row>
        <table:table-row table:style-name="ro1">
          <table:table-cell table:formula="of:=RAND()" office:value-type="float" office:value="0.746337890625">
            <text:p>0.7463378906</text:p>
          </table:table-cell>
          <table:table-cell table:formula="of:=RAND()" office:value-type="float" office:value="0.651824951171875">
            <text:p>0.6518249512</text:p>
          </table:table-cell>
          <table:table-cell table:formula="of:=SQRT(1 - [.A555])" office:value-type="float" office:value="0.503648795665194">
            <text:p>0.5036487957</text:p>
          </table:table-cell>
          <table:table-cell table:formula="of:=SQRT(1 - (1 - [.A555]))" office:value-type="float" office:value="0.863908496673693">
            <text:p>0.8639084967</text:p>
          </table:table-cell>
          <table:table-cell table:formula="of:=COS(2 * PI() * [.B555])" office:value-type="float" office:value="-0.578470216233306">
            <text:p>-0.5784702162</text:p>
          </table:table-cell>
          <table:table-cell table:formula="of:=SIN(2 * PI() * [.B555])" office:value-type="float" office:value="-0.815703505528198">
            <text:p>-0.8157035055</text:p>
          </table:table-cell>
          <table:table-cell table:formula="of:=[.D555]*[.E555]" office:value-type="float" office:value="-0.499745334876622">
            <text:p>-0.4997453349</text:p>
          </table:table-cell>
          <table:table-cell table:formula="of:=[.D555]*[.F555]" office:value-type="float" office:value="-0.704693189192327">
            <text:p>-0.7046931892</text:p>
          </table:table-cell>
          <table:table-cell table:formula="of:=[.C555]" office:value-type="float" office:value="0.503648795665194">
            <text:p>0.5036487957</text:p>
          </table:table-cell>
        </table:table-row>
        <table:table-row table:style-name="ro1">
          <table:table-cell table:formula="of:=RAND()" office:value-type="float" office:value="0.9427490234375">
            <text:p>0.9427490234</text:p>
          </table:table-cell>
          <table:table-cell table:formula="of:=RAND()" office:value-type="float" office:value="0.234100341796875">
            <text:p>0.2341003418</text:p>
          </table:table-cell>
          <table:table-cell table:formula="of:=SQRT(1 - [.A556])" office:value-type="float" office:value="0.239271762986149">
            <text:p>0.239271763</text:p>
          </table:table-cell>
          <table:table-cell table:formula="of:=SQRT(1 - (1 - [.A556]))" office:value-type="float" office:value="0.970952637072221">
            <text:p>0.9709526371</text:p>
          </table:table-cell>
          <table:table-cell table:formula="of:=COS(2 * PI() * [.B556])" office:value-type="float" office:value="0.0997344120553388">
            <text:p>0.0997344121</text:p>
          </table:table-cell>
          <table:table-cell table:formula="of:=SIN(2 * PI() * [.B556])" office:value-type="float" office:value="0.99501409389615">
            <text:p>0.9950140939</text:p>
          </table:table-cell>
          <table:table-cell table:formula="of:=[.D556]*[.E556]" office:value-type="float" office:value="0.0968373903919787">
            <text:p>0.0968373904</text:p>
          </table:table-cell>
          <table:table-cell table:formula="of:=[.D556]*[.F556]" office:value-type="float" office:value="0.966111558392493">
            <text:p>0.9661115584</text:p>
          </table:table-cell>
          <table:table-cell table:formula="of:=[.C556]" office:value-type="float" office:value="0.239271762986149">
            <text:p>0.239271763</text:p>
          </table:table-cell>
        </table:table-row>
        <table:table-row table:style-name="ro1">
          <table:table-cell table:formula="of:=RAND()" office:value-type="float" office:value="0.9342041015625">
            <text:p>0.9342041016</text:p>
          </table:table-cell>
          <table:table-cell table:formula="of:=RAND()" office:value-type="float" office:value="0.3433837890625">
            <text:p>0.3433837891</text:p>
          </table:table-cell>
          <table:table-cell table:formula="of:=SQRT(1 - [.A557])" office:value-type="float" office:value="0.256507111865344">
            <text:p>0.2565071119</text:p>
          </table:table-cell>
          <table:table-cell table:formula="of:=SQRT(1 - (1 - [.A557]))" office:value-type="float" office:value="0.966542343388276">
            <text:p>0.9665423434</text:p>
          </table:table-cell>
          <table:table-cell table:formula="of:=COS(2 * PI() * [.B557])" office:value-type="float" office:value="-0.553655576367479">
            <text:p>-0.5536555764</text:p>
          </table:table-cell>
          <table:table-cell table:formula="of:=SIN(2 * PI() * [.B557])" office:value-type="float" office:value="0.83274576117636">
            <text:p>0.8327457612</text:p>
          </table:table-cell>
          <table:table-cell table:formula="of:=[.D557]*[.E557]" office:value-type="float" office:value="-0.53513155821221">
            <text:p>-0.5351315582</text:p>
          </table:table-cell>
          <table:table-cell table:formula="of:=[.D557]*[.F557]" office:value-type="float" office:value="0.804884039454052">
            <text:p>0.8048840395</text:p>
          </table:table-cell>
          <table:table-cell table:formula="of:=[.C557]" office:value-type="float" office:value="0.256507111865344">
            <text:p>0.2565071119</text:p>
          </table:table-cell>
        </table:table-row>
        <table:table-row table:style-name="ro1">
          <table:table-cell table:formula="of:=RAND()" office:value-type="float" office:value="0.811279296875">
            <text:p>0.8112792969</text:p>
          </table:table-cell>
          <table:table-cell table:formula="of:=RAND()" office:value-type="float" office:value="0.1658935546875">
            <text:p>0.1658935547</text:p>
          </table:table-cell>
          <table:table-cell table:formula="of:=SQRT(1 - [.A558])" office:value-type="float" office:value="0.434419961701808">
            <text:p>0.4344199617</text:p>
          </table:table-cell>
          <table:table-cell table:formula="of:=SQRT(1 - (1 - [.A558]))" office:value-type="float" office:value="0.900710440083271">
            <text:p>0.9007104401</text:p>
          </table:table-cell>
          <table:table-cell table:formula="of:=COS(2 * PI() * [.B558])" office:value-type="float" office:value="0.504200894432691">
            <text:p>0.5042008944</text:p>
          </table:table-cell>
          <table:table-cell table:formula="of:=SIN(2 * PI() * [.B558])" office:value-type="float" office:value="0.863586392929668">
            <text:p>0.8635863929</text:p>
          </table:table-cell>
          <table:table-cell table:formula="of:=[.D558]*[.E558]" office:value-type="float" office:value="0.454139009514848">
            <text:p>0.4541390095</text:p>
          </table:table-cell>
          <table:table-cell table:formula="of:=[.D558]*[.F558]" office:value-type="float" office:value="0.777841280025606">
            <text:p>0.77784128</text:p>
          </table:table-cell>
          <table:table-cell table:formula="of:=[.C558]" office:value-type="float" office:value="0.434419961701808">
            <text:p>0.4344199617</text:p>
          </table:table-cell>
        </table:table-row>
        <table:table-row table:style-name="ro1">
          <table:table-cell table:formula="of:=RAND()" office:value-type="float" office:value="0.7628173828125">
            <text:p>0.7628173828</text:p>
          </table:table-cell>
          <table:table-cell table:formula="of:=RAND()" office:value-type="float" office:value="0.294708251953125">
            <text:p>0.294708252</text:p>
          </table:table-cell>
          <table:table-cell table:formula="of:=SQRT(1 - [.A559])" office:value-type="float" office:value="0.487013980484647">
            <text:p>0.4870139805</text:p>
          </table:table-cell>
          <table:table-cell table:formula="of:=SQRT(1 - (1 - [.A559]))" office:value-type="float" office:value="0.87339417379125">
            <text:p>0.8733941738</text:p>
          </table:table-cell>
          <table:table-cell table:formula="of:=COS(2 * PI() * [.B559])" office:value-type="float" office:value="-0.277230317163762">
            <text:p>-0.2772303172</text:p>
          </table:table-cell>
          <table:table-cell table:formula="of:=SIN(2 * PI() * [.B559])" office:value-type="float" office:value="0.960803492523461">
            <text:p>0.9608034925</text:p>
          </table:table-cell>
          <table:table-cell table:formula="of:=[.D559]*[.E559]" office:value-type="float" office:value="-0.24213134380913">
            <text:p>-0.2421313438</text:p>
          </table:table-cell>
          <table:table-cell table:formula="of:=[.D559]*[.F559]" office:value-type="float" office:value="0.839160172528275">
            <text:p>0.8391601725</text:p>
          </table:table-cell>
          <table:table-cell table:formula="of:=[.C559]" office:value-type="float" office:value="0.487013980484647">
            <text:p>0.4870139805</text:p>
          </table:table-cell>
        </table:table-row>
        <table:table-row table:style-name="ro1">
          <table:table-cell table:formula="of:=RAND()" office:value-type="float" office:value="0.101348876953125">
            <text:p>0.101348877</text:p>
          </table:table-cell>
          <table:table-cell table:formula="of:=RAND()" office:value-type="float" office:value="0.57159423828125">
            <text:p>0.5715942383</text:p>
          </table:table-cell>
          <table:table-cell table:formula="of:=SQRT(1 - [.A560])" office:value-type="float" office:value="0.94797211090141">
            <text:p>0.9479721109</text:p>
          </table:table-cell>
          <table:table-cell table:formula="of:=SQRT(1 - (1 - [.A560]))" office:value-type="float" office:value="0.318353383762644">
            <text:p>0.3183533838</text:p>
          </table:table-cell>
          <table:table-cell table:formula="of:=COS(2 * PI() * [.B560])" office:value-type="float" office:value="-0.900516743557544">
            <text:p>-0.9005167436</text:p>
          </table:table-cell>
          <table:table-cell table:formula="of:=SIN(2 * PI() * [.B560])" office:value-type="float" office:value="-0.434821336381412">
            <text:p>-0.4348213364</text:p>
          </table:table-cell>
          <table:table-cell table:formula="of:=[.D560]*[.E560]" office:value-type="float" office:value="-0.286682552446461">
            <text:p>-0.2866825524</text:p>
          </table:table-cell>
          <table:table-cell table:formula="of:=[.D560]*[.F560]" office:value-type="float" office:value="-0.138426843769217">
            <text:p>-0.1384268438</text:p>
          </table:table-cell>
          <table:table-cell table:formula="of:=[.C560]" office:value-type="float" office:value="0.94797211090141">
            <text:p>0.9479721109</text:p>
          </table:table-cell>
        </table:table-row>
        <table:table-row table:style-name="ro1">
          <table:table-cell table:formula="of:=RAND()" office:value-type="float" office:value="0.406005859375">
            <text:p>0.4060058594</text:p>
          </table:table-cell>
          <table:table-cell table:formula="of:=RAND()" office:value-type="float" office:value="0.35821533203125">
            <text:p>0.358215332</text:p>
          </table:table-cell>
          <table:table-cell table:formula="of:=SQRT(1 - [.A561])" office:value-type="float" office:value="0.770710153446158">
            <text:p>0.7707101534</text:p>
          </table:table-cell>
          <table:table-cell table:formula="of:=SQRT(1 - (1 - [.A561]))" office:value-type="float" office:value="0.63718589075324">
            <text:p>0.6371858908</text:p>
          </table:table-cell>
          <table:table-cell table:formula="of:=COS(2 * PI() * [.B561])" office:value-type="float" office:value="-0.628744023426674">
            <text:p>-0.6287440234</text:p>
          </table:table-cell>
          <table:table-cell table:formula="of:=SIN(2 * PI() * [.B561])" office:value-type="float" office:value="0.77761234108342">
            <text:p>0.7776123411</text:p>
          </table:table-cell>
          <table:table-cell table:formula="of:=[.D561]*[.E561]" office:value-type="float" office:value="-0.400626820622902">
            <text:p>-0.4006268206</text:p>
          </table:table-cell>
          <table:table-cell table:formula="of:=[.D561]*[.F561]" office:value-type="float" office:value="0.495483612213951">
            <text:p>0.4954836122</text:p>
          </table:table-cell>
          <table:table-cell table:formula="of:=[.C561]" office:value-type="float" office:value="0.770710153446158">
            <text:p>0.7707101534</text:p>
          </table:table-cell>
        </table:table-row>
        <table:table-row table:style-name="ro1">
          <table:table-cell table:formula="of:=RAND()" office:value-type="float" office:value="0.035064697265625">
            <text:p>0.0350646973</text:p>
          </table:table-cell>
          <table:table-cell table:formula="of:=RAND()" office:value-type="float" office:value="0.23663330078125">
            <text:p>0.2366333008</text:p>
          </table:table-cell>
          <table:table-cell table:formula="of:=SQRT(1 - [.A562])" office:value-type="float" office:value="0.982311204626301">
            <text:p>0.9823112046</text:p>
          </table:table-cell>
          <table:table-cell table:formula="of:=SQRT(1 - (1 - [.A562]))" office:value-type="float" office:value="0.187255700221983">
            <text:p>0.1872557002</text:p>
          </table:table-cell>
          <table:table-cell table:formula="of:=COS(2 * PI() * [.B562])" office:value-type="float" office:value="0.0838867502817902">
            <text:p>0.0838867503</text:p>
          </table:table-cell>
          <table:table-cell table:formula="of:=SIN(2 * PI() * [.B562])" office:value-type="float" office:value="0.996475294790172">
            <text:p>0.9964752948</text:p>
          </table:table-cell>
          <table:table-cell table:formula="of:=[.D562]*[.E562]" office:value-type="float" office:value="0.0157082721633632">
            <text:p>0.0157082722</text:p>
          </table:table-cell>
          <table:table-cell table:formula="of:=[.D562]*[.F562]" office:value-type="float" office:value="0.18659567907984">
            <text:p>0.1865956791</text:p>
          </table:table-cell>
          <table:table-cell table:formula="of:=[.C562]" office:value-type="float" office:value="0.982311204626301">
            <text:p>0.9823112046</text:p>
          </table:table-cell>
        </table:table-row>
        <table:table-row table:style-name="ro1">
          <table:table-cell table:formula="of:=RAND()" office:value-type="float" office:value="0.777862548828125">
            <text:p>0.7778625488</text:p>
          </table:table-cell>
          <table:table-cell table:formula="of:=RAND()" office:value-type="float" office:value="0.631683349609375">
            <text:p>0.6316833496</text:p>
          </table:table-cell>
          <table:table-cell table:formula="of:=SQRT(1 - [.A563])" office:value-type="float" office:value="0.471314598937774">
            <text:p>0.4713145989</text:p>
          </table:table-cell>
          <table:table-cell table:formula="of:=SQRT(1 - (1 - [.A563]))" office:value-type="float" office:value="0.881965163046775">
            <text:p>0.881965163</text:p>
          </table:table-cell>
          <table:table-cell table:formula="of:=COS(2 * PI() * [.B563])" office:value-type="float" office:value="-0.676798806780202">
            <text:p>-0.6767988068</text:p>
          </table:table-cell>
          <table:table-cell table:formula="of:=SIN(2 * PI() * [.B563])" office:value-type="float" office:value="-0.736168034582387">
            <text:p>-0.7361680346</text:p>
          </table:table-cell>
          <table:table-cell table:formula="of:=[.D563]*[.E563]" office:value-type="float" office:value="-0.596912969971764">
            <text:p>-0.59691297</text:p>
          </table:table-cell>
          <table:table-cell table:formula="of:=[.D563]*[.F563]" office:value-type="float" office:value="-0.649274560650279">
            <text:p>-0.6492745607</text:p>
          </table:table-cell>
          <table:table-cell table:formula="of:=[.C563]" office:value-type="float" office:value="0.471314598937774">
            <text:p>0.4713145989</text:p>
          </table:table-cell>
        </table:table-row>
        <table:table-row table:style-name="ro1">
          <table:table-cell table:formula="of:=RAND()" office:value-type="float" office:value="0.07427978515625">
            <text:p>0.0742797852</text:p>
          </table:table-cell>
          <table:table-cell table:formula="of:=RAND()" office:value-type="float" office:value="0.296356201171875">
            <text:p>0.2963562012</text:p>
          </table:table-cell>
          <table:table-cell table:formula="of:=SQRT(1 - [.A564])" office:value-type="float" office:value="0.962143552097996">
            <text:p>0.9621435521</text:p>
          </table:table-cell>
          <table:table-cell table:formula="of:=SQRT(1 - (1 - [.A564]))" office:value-type="float" office:value="0.272543180351756">
            <text:p>0.2725431804</text:p>
          </table:table-cell>
          <table:table-cell table:formula="of:=COS(2 * PI() * [.B564])" office:value-type="float" office:value="-0.287163793348918">
            <text:p>-0.2871637933</text:p>
          </table:table-cell>
          <table:table-cell table:formula="of:=SIN(2 * PI() * [.B564])" office:value-type="float" office:value="0.957881493604224">
            <text:p>0.9578814936</text:p>
          </table:table-cell>
          <table:table-cell table:formula="of:=[.D564]*[.E564]" office:value-type="float" office:value="-0.0782645335211888">
            <text:p>-0.0782645335</text:p>
          </table:table-cell>
          <table:table-cell table:formula="of:=[.D564]*[.F564]" office:value-type="float" office:value="0.261064068666986">
            <text:p>0.2610640687</text:p>
          </table:table-cell>
          <table:table-cell table:formula="of:=[.C564]" office:value-type="float" office:value="0.962143552097996">
            <text:p>0.9621435521</text:p>
          </table:table-cell>
        </table:table-row>
        <table:table-row table:style-name="ro1">
          <table:table-cell table:formula="of:=RAND()" office:value-type="float" office:value="0.1533203125">
            <text:p>0.1533203125</text:p>
          </table:table-cell>
          <table:table-cell table:formula="of:=RAND()" office:value-type="float" office:value="0.626495361328125">
            <text:p>0.6264953613</text:p>
          </table:table-cell>
          <table:table-cell table:formula="of:=SQRT(1 - [.A565])" office:value-type="float" office:value="0.920151991520966">
            <text:p>0.9201519915</text:p>
          </table:table-cell>
          <table:table-cell table:formula="of:=SQRT(1 - (1 - [.A565]))" office:value-type="float" office:value="0.391561377691927">
            <text:p>0.3915613777</text:p>
          </table:table-cell>
          <table:table-cell table:formula="of:=COS(2 * PI() * [.B565])" office:value-type="float" office:value="-0.700431952880226">
            <text:p>-0.7004319529</text:p>
          </table:table-cell>
          <table:table-cell table:formula="of:=SIN(2 * PI() * [.B565])" office:value-type="float" office:value="-0.713719188045545">
            <text:p>-0.713719188</text:p>
          </table:table-cell>
          <table:table-cell table:formula="of:=[.D565]*[.E565]" office:value-type="float" office:value="-0.274262100449228">
            <text:p>-0.2742621004</text:p>
          </table:table-cell>
          <table:table-cell table:formula="of:=[.D565]*[.F565]" office:value-type="float" office:value="-0.279464868556277">
            <text:p>-0.2794648686</text:p>
          </table:table-cell>
          <table:table-cell table:formula="of:=[.C565]" office:value-type="float" office:value="0.920151991520966">
            <text:p>0.9201519915</text:p>
          </table:table-cell>
        </table:table-row>
        <table:table-row table:style-name="ro1">
          <table:table-cell table:formula="of:=RAND()" office:value-type="float" office:value="0.7572021484375">
            <text:p>0.7572021484</text:p>
          </table:table-cell>
          <table:table-cell table:formula="of:=RAND()" office:value-type="float" office:value="0.99859619140625">
            <text:p>0.9985961914</text:p>
          </table:table-cell>
          <table:table-cell table:formula="of:=SQRT(1 - [.A566])" office:value-type="float" office:value="0.492745219725671">
            <text:p>0.4927452197</text:p>
          </table:table-cell>
          <table:table-cell table:formula="of:=SQRT(1 - (1 - [.A566]))" office:value-type="float" office:value="0.87017363120098">
            <text:p>0.8701736312</text:p>
          </table:table-cell>
          <table:table-cell table:formula="of:=COS(2 * PI() * [.B566])" office:value-type="float" office:value="0.999961100616463">
            <text:p>0.9999611006</text:p>
          </table:table-cell>
          <table:table-cell table:formula="of:=SIN(2 * PI() * [.B566])" office:value-type="float" office:value="-0.00882027516080747">
            <text:p>-0.0088202752</text:p>
          </table:table-cell>
          <table:table-cell table:formula="of:=[.D566]*[.E566]" office:value-type="float" office:value="0.870139781983156">
            <text:p>0.870139782</text:p>
          </table:table-cell>
          <table:table-cell table:formula="of:=[.D566]*[.F566]" office:value-type="float" office:value="-0.00767517086487165">
            <text:p>-0.0076751709</text:p>
          </table:table-cell>
          <table:table-cell table:formula="of:=[.C566]" office:value-type="float" office:value="0.492745219725671">
            <text:p>0.4927452197</text:p>
          </table:table-cell>
        </table:table-row>
        <table:table-row table:style-name="ro1">
          <table:table-cell table:formula="of:=RAND()" office:value-type="float" office:value="0.94720458984375">
            <text:p>0.9472045898</text:p>
          </table:table-cell>
          <table:table-cell table:formula="of:=RAND()" office:value-type="float" office:value="0.382904052734375">
            <text:p>0.3829040527</text:p>
          </table:table-cell>
          <table:table-cell table:formula="of:=SQRT(1 - [.A567])" office:value-type="float" office:value="0.229772518278949">
            <text:p>0.2297725183</text:p>
          </table:table-cell>
          <table:table-cell table:formula="of:=SQRT(1 - (1 - [.A567]))" office:value-type="float" office:value="0.97324436286256">
            <text:p>0.9732443629</text:p>
          </table:table-cell>
          <table:table-cell table:formula="of:=COS(2 * PI() * [.B567])" office:value-type="float" office:value="-0.74133731219221">
            <text:p>-0.7413373122</text:p>
          </table:table-cell>
          <table:table-cell table:formula="of:=SIN(2 * PI() * [.B567])" office:value-type="float" office:value="0.671132616963018">
            <text:p>0.671132617</text:p>
          </table:table-cell>
          <table:table-cell table:formula="of:=[.D567]*[.E567]" office:value-type="float" office:value="-0.72150236007075">
            <text:p>-0.7215023601</text:p>
          </table:table-cell>
          <table:table-cell table:formula="of:=[.D567]*[.F567]" office:value-type="float" office:value="0.653176036192455">
            <text:p>0.6531760362</text:p>
          </table:table-cell>
          <table:table-cell table:formula="of:=[.C567]" office:value-type="float" office:value="0.229772518278949">
            <text:p>0.2297725183</text:p>
          </table:table-cell>
        </table:table-row>
        <table:table-row table:style-name="ro1">
          <table:table-cell table:formula="of:=RAND()" office:value-type="float" office:value="0.9586181640625">
            <text:p>0.9586181641</text:p>
          </table:table-cell>
          <table:table-cell table:formula="of:=RAND()" office:value-type="float" office:value="0.991973876953125">
            <text:p>0.991973877</text:p>
          </table:table-cell>
          <table:table-cell table:formula="of:=SQRT(1 - [.A568])" office:value-type="float" office:value="0.203425258848305">
            <text:p>0.2034252588</text:p>
          </table:table-cell>
          <table:table-cell table:formula="of:=SQRT(1 - (1 - [.A568]))" office:value-type="float" office:value="0.979090477975606">
            <text:p>0.979090478</text:p>
          </table:table-cell>
          <table:table-cell table:formula="of:=COS(2 * PI() * [.B568])" office:value-type="float" office:value="0.998728696254154">
            <text:p>0.9987286963</text:p>
          </table:table-cell>
          <table:table-cell table:formula="of:=SIN(2 * PI() * [.B568])" office:value-type="float" office:value="-0.0504082461357114">
            <text:p>-0.0504082461</text:p>
          </table:table-cell>
          <table:table-cell table:formula="of:=[.D568]*[.E568]" office:value-type="float" office:value="0.977845756583433">
            <text:p>0.9778457566</text:p>
          </table:table-cell>
          <table:table-cell table:formula="of:=[.D568]*[.F568]" office:value-type="float" office:value="-0.0493542338029257">
            <text:p>-0.0493542338</text:p>
          </table:table-cell>
          <table:table-cell table:formula="of:=[.C568]" office:value-type="float" office:value="0.203425258848305">
            <text:p>0.2034252588</text:p>
          </table:table-cell>
        </table:table-row>
        <table:table-row table:style-name="ro1">
          <table:table-cell table:formula="of:=RAND()" office:value-type="float" office:value="0.307525634765625">
            <text:p>0.3075256348</text:p>
          </table:table-cell>
          <table:table-cell table:formula="of:=RAND()" office:value-type="float" office:value="0.313995361328125">
            <text:p>0.3139953613</text:p>
          </table:table-cell>
          <table:table-cell table:formula="of:=SQRT(1 - [.A569])" office:value-type="float" office:value="0.832150446274215">
            <text:p>0.8321504463</text:p>
          </table:table-cell>
          <table:table-cell table:formula="of:=SQRT(1 - (1 - [.A569]))" office:value-type="float" office:value="0.55454993892852">
            <text:p>0.5545499389</text:p>
          </table:table-cell>
          <table:table-cell table:formula="of:=COS(2 * PI() * [.B569])" office:value-type="float" office:value="-0.391346845929465">
            <text:p>-0.3913468459</text:p>
          </table:table-cell>
          <table:table-cell table:formula="of:=SIN(2 * PI() * [.B569])" office:value-type="float" office:value="0.920243253809045">
            <text:p>0.9202432538</text:p>
          </table:table-cell>
          <table:table-cell table:formula="of:=[.D569]*[.E569]" office:value-type="float" office:value="-0.217021369510054">
            <text:p>-0.2170213695</text:p>
          </table:table-cell>
          <table:table-cell table:formula="of:=[.D569]*[.F569]" office:value-type="float" office:value="0.510320840199189">
            <text:p>0.5103208402</text:p>
          </table:table-cell>
          <table:table-cell table:formula="of:=[.C569]" office:value-type="float" office:value="0.832150446274215">
            <text:p>0.8321504463</text:p>
          </table:table-cell>
        </table:table-row>
        <table:table-row table:style-name="ro1">
          <table:table-cell table:formula="of:=RAND()" office:value-type="float" office:value="0.48052978515625">
            <text:p>0.4805297852</text:p>
          </table:table-cell>
          <table:table-cell table:formula="of:=RAND()" office:value-type="float" office:value="0.170806884765625">
            <text:p>0.1708068848</text:p>
          </table:table-cell>
          <table:table-cell table:formula="of:=SQRT(1 - [.A570])" office:value-type="float" office:value="0.720742821569351">
            <text:p>0.7207428216</text:p>
          </table:table-cell>
          <table:table-cell table:formula="of:=SQRT(1 - (1 - [.A570]))" office:value-type="float" office:value="0.693202557090098">
            <text:p>0.6932025571</text:p>
          </table:table-cell>
          <table:table-cell table:formula="of:=COS(2 * PI() * [.B570])" office:value-type="float" office:value="0.477304796598358">
            <text:p>0.4773047966</text:p>
          </table:table-cell>
          <table:table-cell table:formula="of:=SIN(2 * PI() * [.B570])" office:value-type="float" office:value="0.878737805687339">
            <text:p>0.8787378057</text:p>
          </table:table-cell>
          <table:table-cell table:formula="of:=[.D570]*[.E570]" office:value-type="float" office:value="0.330868905513351">
            <text:p>0.3308689055</text:p>
          </table:table-cell>
          <table:table-cell table:formula="of:=[.D570]*[.F570]" office:value-type="float" office:value="0.609143293914205">
            <text:p>0.6091432939</text:p>
          </table:table-cell>
          <table:table-cell table:formula="of:=[.C570]" office:value-type="float" office:value="0.720742821569351">
            <text:p>0.7207428216</text:p>
          </table:table-cell>
        </table:table-row>
        <table:table-row table:style-name="ro1">
          <table:table-cell table:formula="of:=RAND()" office:value-type="float" office:value="0.679656982421875">
            <text:p>0.6796569824</text:p>
          </table:table-cell>
          <table:table-cell table:formula="of:=RAND()" office:value-type="float" office:value="0.05926513671875">
            <text:p>0.0592651367</text:p>
          </table:table-cell>
          <table:table-cell table:formula="of:=SQRT(1 - [.A571])" office:value-type="float" office:value="0.565988531313246">
            <text:p>0.5659885313</text:p>
          </table:table-cell>
          <table:table-cell table:formula="of:=SQRT(1 - (1 - [.A571]))" office:value-type="float" office:value="0.824413113931283">
            <text:p>0.8244131139</text:p>
          </table:table-cell>
          <table:table-cell table:formula="of:=COS(2 * PI() * [.B571])" office:value-type="float" office:value="0.931466303710925">
            <text:p>0.9314663037</text:p>
          </table:table-cell>
          <table:table-cell table:formula="of:=SIN(2 * PI() * [.B571])" office:value-type="float" office:value="0.363827603476023">
            <text:p>0.3638276035</text:p>
          </table:table-cell>
          <table:table-cell table:formula="of:=[.D571]*[.E571]" office:value-type="float" office:value="0.767913035964386">
            <text:p>0.767913036</text:p>
          </table:table-cell>
          <table:table-cell table:formula="of:=[.D571]*[.F571]" office:value-type="float" office:value="0.299944247515825">
            <text:p>0.2999442475</text:p>
          </table:table-cell>
          <table:table-cell table:formula="of:=[.C571]" office:value-type="float" office:value="0.565988531313246">
            <text:p>0.5659885313</text:p>
          </table:table-cell>
        </table:table-row>
        <table:table-row table:style-name="ro1">
          <table:table-cell table:formula="of:=RAND()" office:value-type="float" office:value="0.378875732421875">
            <text:p>0.3788757324</text:p>
          </table:table-cell>
          <table:table-cell table:formula="of:=RAND()" office:value-type="float" office:value="0.607757568359375">
            <text:p>0.6077575684</text:p>
          </table:table-cell>
          <table:table-cell table:formula="of:=SQRT(1 - [.A572])" office:value-type="float" office:value="0.788114374680557">
            <text:p>0.7881143747</text:p>
          </table:table-cell>
          <table:table-cell table:formula="of:=SQRT(1 - (1 - [.A572]))" office:value-type="float" office:value="0.615528823388373">
            <text:p>0.6155288234</text:p>
          </table:table-cell>
          <table:table-cell table:formula="of:=COS(2 * PI() * [.B572])" office:value-type="float" office:value="-0.779417524499999">
            <text:p>-0.7794175245</text:p>
          </table:table-cell>
          <table:table-cell table:formula="of:=SIN(2 * PI() * [.B572])" office:value-type="float" office:value="-0.626504846351801">
            <text:p>-0.6265048464</text:p>
          </table:table-cell>
          <table:table-cell table:formula="of:=[.D572]*[.E572]" office:value-type="float" office:value="-0.479753951783763">
            <text:p>-0.4797539518</text:p>
          </table:table-cell>
          <table:table-cell table:formula="of:=[.D572]*[.F572]" office:value-type="float" office:value="-0.385631790922037">
            <text:p>-0.3856317909</text:p>
          </table:table-cell>
          <table:table-cell table:formula="of:=[.C572]" office:value-type="float" office:value="0.788114374680557">
            <text:p>0.7881143747</text:p>
          </table:table-cell>
        </table:table-row>
        <table:table-row table:style-name="ro1">
          <table:table-cell table:formula="of:=RAND()" office:value-type="float" office:value="0.99725341796875">
            <text:p>0.997253418</text:p>
          </table:table-cell>
          <table:table-cell table:formula="of:=RAND()" office:value-type="float" office:value="0.12921142578125">
            <text:p>0.1292114258</text:p>
          </table:table-cell>
          <table:table-cell table:formula="of:=SQRT(1 - [.A573])" office:value-type="float" office:value="0.0524078432226513">
            <text:p>0.0524078432</text:p>
          </table:table-cell>
          <table:table-cell table:formula="of:=SQRT(1 - (1 - [.A573]))" office:value-type="float" office:value="0.998625764723077">
            <text:p>0.9986257647</text:p>
          </table:table-cell>
          <table:table-cell table:formula="of:=COS(2 * PI() * [.B573])" office:value-type="float" office:value="0.688150551578045">
            <text:p>0.6881505516</text:p>
          </table:table-cell>
          <table:table-cell table:formula="of:=SIN(2 * PI() * [.B573])" office:value-type="float" office:value="0.725567928152032">
            <text:p>0.7255679282</text:p>
          </table:table-cell>
          <table:table-cell table:formula="of:=[.D573]*[.E573]" office:value-type="float" office:value="0.687204870814232">
            <text:p>0.6872048708</text:p>
          </table:table-cell>
          <table:table-cell table:formula="of:=[.D573]*[.F573]" office:value-type="float" office:value="0.724570827109362">
            <text:p>0.7245708271</text:p>
          </table:table-cell>
          <table:table-cell table:formula="of:=[.C573]" office:value-type="float" office:value="0.0524078432226513">
            <text:p>0.0524078432</text:p>
          </table:table-cell>
        </table:table-row>
        <table:table-row table:style-name="ro1">
          <table:table-cell table:formula="of:=RAND()" office:value-type="float" office:value="0.9327392578125">
            <text:p>0.9327392578</text:p>
          </table:table-cell>
          <table:table-cell table:formula="of:=RAND()" office:value-type="float" office:value="0.605804443359375">
            <text:p>0.6058044434</text:p>
          </table:table-cell>
          <table:table-cell table:formula="of:=SQRT(1 - [.A574])" office:value-type="float" office:value="0.259346760510904">
            <text:p>0.2593467605</text:p>
          </table:table-cell>
          <table:table-cell table:formula="of:=SQRT(1 - (1 - [.A574]))" office:value-type="float" office:value="0.965784270845461">
            <text:p>0.9657842708</text:p>
          </table:table-cell>
          <table:table-cell table:formula="of:=COS(2 * PI() * [.B574])" office:value-type="float" office:value="-0.787047014002061">
            <text:p>-0.787047014</text:p>
          </table:table-cell>
          <table:table-cell table:formula="of:=SIN(2 * PI() * [.B574])" office:value-type="float" office:value="-0.616893019696641">
            <text:p>-0.6168930197</text:p>
          </table:table-cell>
          <table:table-cell table:formula="of:=[.D574]*[.E574]" office:value-type="float" office:value="-0.760117626539078">
            <text:p>-0.7601176265</text:p>
          </table:table-cell>
          <table:table-cell table:formula="of:=[.D574]*[.F574]" office:value-type="float" office:value="-0.595785575217375">
            <text:p>-0.5957855752</text:p>
          </table:table-cell>
          <table:table-cell table:formula="of:=[.C574]" office:value-type="float" office:value="0.259346760510904">
            <text:p>0.2593467605</text:p>
          </table:table-cell>
        </table:table-row>
        <table:table-row table:style-name="ro1">
          <table:table-cell table:formula="of:=RAND()" office:value-type="float" office:value="0.656585693359375">
            <text:p>0.6565856934</text:p>
          </table:table-cell>
          <table:table-cell table:formula="of:=RAND()" office:value-type="float" office:value="0.622406005859375">
            <text:p>0.6224060059</text:p>
          </table:table-cell>
          <table:table-cell table:formula="of:=SQRT(1 - [.A575])" office:value-type="float" office:value="0.586015619792361">
            <text:p>0.5860156198</text:p>
          </table:table-cell>
          <table:table-cell table:formula="of:=SQRT(1 - (1 - [.A575]))" office:value-type="float" office:value="0.810299755250719">
            <text:p>0.8102997553</text:p>
          </table:table-cell>
          <table:table-cell table:formula="of:=COS(2 * PI() * [.B575])" office:value-type="float" office:value="-0.718537166493557">
            <text:p>-0.7185371665</text:p>
          </table:table-cell>
          <table:table-cell table:formula="of:=SIN(2 * PI() * [.B575])" office:value-type="float" office:value="-0.695488562355564">
            <text:p>-0.6954885624</text:p>
          </table:table-cell>
          <table:table-cell table:formula="of:=[.D575]*[.E575]" office:value-type="float" office:value="-0.582230490148275">
            <text:p>-0.5822304901</text:p>
          </table:table-cell>
          <table:table-cell table:formula="of:=[.D575]*[.F575]" office:value-type="float" office:value="-0.563554211856388">
            <text:p>-0.5635542119</text:p>
          </table:table-cell>
          <table:table-cell table:formula="of:=[.C575]" office:value-type="float" office:value="0.586015619792361">
            <text:p>0.5860156198</text:p>
          </table:table-cell>
        </table:table-row>
        <table:table-row table:style-name="ro1">
          <table:table-cell table:formula="of:=RAND()" office:value-type="float" office:value="0.662841796875">
            <text:p>0.6628417969</text:p>
          </table:table-cell>
          <table:table-cell table:formula="of:=RAND()" office:value-type="float" office:value="0.400390625">
            <text:p>0.400390625</text:p>
          </table:table-cell>
          <table:table-cell table:formula="of:=SQRT(1 - [.A576])" office:value-type="float" office:value="0.580653255501939">
            <text:p>0.5806532555</text:p>
          </table:table-cell>
          <table:table-cell table:formula="of:=SQRT(1 - (1 - [.A576]))" office:value-type="float" office:value="0.814150966882064">
            <text:p>0.8141509669</text:p>
          </table:table-cell>
          <table:table-cell table:formula="of:=COS(2 * PI() * [.B576])" office:value-type="float" office:value="-0.810457198252595">
            <text:p>-0.8104571983</text:p>
          </table:table-cell>
          <table:table-cell table:formula="of:=SIN(2 * PI() * [.B576])" office:value-type="float" office:value="0.585797857456439">
            <text:p>0.5857978575</text:p>
          </table:table-cell>
          <table:table-cell table:formula="of:=[.D576]*[.E576]" office:value-type="float" office:value="-0.659834511573879">
            <text:p>-0.6598345116</text:p>
          </table:table-cell>
          <table:table-cell table:formula="of:=[.D576]*[.F576]" office:value-type="float" office:value="0.476927892045601">
            <text:p>0.476927892</text:p>
          </table:table-cell>
          <table:table-cell table:formula="of:=[.C576]" office:value-type="float" office:value="0.580653255501939">
            <text:p>0.5806532555</text:p>
          </table:table-cell>
        </table:table-row>
        <table:table-row table:style-name="ro1">
          <table:table-cell table:formula="of:=RAND()" office:value-type="float" office:value="0.93023681640625">
            <text:p>0.9302368164</text:p>
          </table:table-cell>
          <table:table-cell table:formula="of:=RAND()" office:value-type="float" office:value="0.79583740234375">
            <text:p>0.7958374023</text:p>
          </table:table-cell>
          <table:table-cell table:formula="of:=SQRT(1 - [.A577])" office:value-type="float" office:value="0.26412721100589">
            <text:p>0.264127211</text:p>
          </table:table-cell>
          <table:table-cell table:formula="of:=SQRT(1 - (1 - [.A577]))" office:value-type="float" office:value="0.964487851870748">
            <text:p>0.9644878519</text:p>
          </table:table-cell>
          <table:table-cell table:formula="of:=COS(2 * PI() * [.B577])" office:value-type="float" office:value="0.284039858128637">
            <text:p>0.2840398581</text:p>
          </table:table-cell>
          <table:table-cell table:formula="of:=SIN(2 * PI() * [.B577])" office:value-type="float" office:value="-0.958812473320129">
            <text:p>-0.9588124733</text:p>
          </table:table-cell>
          <table:table-cell table:formula="of:=[.D577]*[.E577]" office:value-type="float" office:value="0.273952992612161">
            <text:p>0.2739529926</text:p>
          </table:table-cell>
          <table:table-cell table:formula="of:=[.D577]*[.F577]" office:value-type="float" office:value="-0.924762982739411">
            <text:p>-0.9247629827</text:p>
          </table:table-cell>
          <table:table-cell table:formula="of:=[.C577]" office:value-type="float" office:value="0.26412721100589">
            <text:p>0.264127211</text:p>
          </table:table-cell>
        </table:table-row>
        <table:table-row table:style-name="ro1">
          <table:table-cell table:formula="of:=RAND()" office:value-type="float" office:value="0.304443359375">
            <text:p>0.3044433594</text:p>
          </table:table-cell>
          <table:table-cell table:formula="of:=RAND()" office:value-type="float" office:value="0.543426513671875">
            <text:p>0.5434265137</text:p>
          </table:table-cell>
          <table:table-cell table:formula="of:=SQRT(1 - [.A578])" office:value-type="float" office:value="0.834000384067657">
            <text:p>0.8340003841</text:p>
          </table:table-cell>
          <table:table-cell table:formula="of:=SQRT(1 - (1 - [.A578]))" office:value-type="float" office:value="0.551763861969049">
            <text:p>0.551763862</text:p>
          </table:table-cell>
          <table:table-cell table:formula="of:=COS(2 * PI() * [.B578])" office:value-type="float" office:value="-0.963004957424664">
            <text:p>-0.9630049574</text:p>
          </table:table-cell>
          <table:table-cell table:formula="of:=SIN(2 * PI() * [.B578])" office:value-type="float" office:value="-0.269483676640203">
            <text:p>-0.2694836766</text:p>
          </table:table-cell>
          <table:table-cell table:formula="of:=[.D578]*[.E578]" office:value-type="float" office:value="-0.531351334403972">
            <text:p>-0.5313513344</text:p>
          </table:table-cell>
          <table:table-cell table:formula="of:=[.D578]*[.F578]" office:value-type="float" office:value="-0.148691354160617">
            <text:p>-0.1486913542</text:p>
          </table:table-cell>
          <table:table-cell table:formula="of:=[.C578]" office:value-type="float" office:value="0.834000384067657">
            <text:p>0.8340003841</text:p>
          </table:table-cell>
        </table:table-row>
        <table:table-row table:style-name="ro1">
          <table:table-cell table:formula="of:=RAND()" office:value-type="float" office:value="0.97650146484375">
            <text:p>0.9765014648</text:p>
          </table:table-cell>
          <table:table-cell table:formula="of:=RAND()" office:value-type="float" office:value="0.77001953125">
            <text:p>0.7700195313</text:p>
          </table:table-cell>
          <table:table-cell table:formula="of:=SQRT(1 - [.A579])" office:value-type="float" office:value="0.153292319299598">
            <text:p>0.1532923193</text:p>
          </table:table-cell>
          <table:table-cell table:formula="of:=SQRT(1 - (1 - [.A579]))" office:value-type="float" office:value="0.988180886702303">
            <text:p>0.9881808867</text:p>
          </table:table-cell>
          <table:table-cell table:formula="of:=COS(2 * PI() * [.B579])" office:value-type="float" office:value="0.125454983411546">
            <text:p>0.1254549834</text:p>
          </table:table-cell>
          <table:table-cell table:formula="of:=SIN(2 * PI() * [.B579])" office:value-type="float" office:value="-0.992099313142192">
            <text:p>-0.9920993131</text:p>
          </table:table-cell>
          <table:table-cell table:formula="of:=[.D579]*[.E579]" office:value-type="float" office:value="0.123972216748844">
            <text:p>0.1239722167</text:p>
          </table:table-cell>
          <table:table-cell table:formula="of:=[.D579]*[.F579]" office:value-type="float" office:value="-0.980373578957597">
            <text:p>-0.980373579</text:p>
          </table:table-cell>
          <table:table-cell table:formula="of:=[.C579]" office:value-type="float" office:value="0.153292319299598">
            <text:p>0.1532923193</text:p>
          </table:table-cell>
        </table:table-row>
        <table:table-row table:style-name="ro1">
          <table:table-cell table:formula="of:=RAND()" office:value-type="float" office:value="0.142303466796875">
            <text:p>0.1423034668</text:p>
          </table:table-cell>
          <table:table-cell table:formula="of:=RAND()" office:value-type="float" office:value="0.500091552734375">
            <text:p>0.5000915527</text:p>
          </table:table-cell>
          <table:table-cell table:formula="of:=SQRT(1 - [.A580])" office:value-type="float" office:value="0.926119070747992">
            <text:p>0.9261190707</text:p>
          </table:table-cell>
          <table:table-cell table:formula="of:=SQRT(1 - (1 - [.A580]))" office:value-type="float" office:value="0.377231317359621">
            <text:p>0.3772313174</text:p>
          </table:table-cell>
          <table:table-cell table:formula="of:=COS(2 * PI() * [.B580])" office:value-type="float" office:value="-0.999999834547868">
            <text:p>-0.9999998345</text:p>
          </table:table-cell>
          <table:table-cell table:formula="of:=SIN(2 * PI() * [.B580])" office:value-type="float" office:value="-0.000575242763731893">
            <text:p>-0.0005752428</text:p>
          </table:table-cell>
          <table:table-cell table:formula="of:=[.D580]*[.E580]" office:value-type="float" office:value="-0.377231254945895">
            <text:p>-0.3772312549</text:p>
          </table:table-cell>
          <table:table-cell table:formula="of:=[.D580]*[.F580]" office:value-type="float" office:value="-0.000216999585564171">
            <text:p>-0.0002169996</text:p>
          </table:table-cell>
          <table:table-cell table:formula="of:=[.C580]" office:value-type="float" office:value="0.926119070747992">
            <text:p>0.9261190707</text:p>
          </table:table-cell>
        </table:table-row>
        <table:table-row table:style-name="ro1">
          <table:table-cell table:formula="of:=RAND()" office:value-type="float" office:value="0.100616455078125">
            <text:p>0.1006164551</text:p>
          </table:table-cell>
          <table:table-cell table:formula="of:=RAND()" office:value-type="float" office:value="0.15045166015625">
            <text:p>0.1504516602</text:p>
          </table:table-cell>
          <table:table-cell table:formula="of:=SQRT(1 - [.A581])" office:value-type="float" office:value="0.948358342042645">
            <text:p>0.948358342</text:p>
          </table:table-cell>
          <table:table-cell table:formula="of:=SQRT(1 - (1 - [.A581]))" office:value-type="float" office:value="0.31720096954159">
            <text:p>0.3172009695</text:p>
          </table:table-cell>
          <table:table-cell table:formula="of:=COS(2 * PI() * [.B581])" office:value-type="float" office:value="0.585487007944951">
            <text:p>0.5854870079</text:p>
          </table:table-cell>
          <table:table-cell table:formula="of:=SIN(2 * PI() * [.B581])" office:value-type="float" office:value="0.810681789315431">
            <text:p>0.8106817893</text:p>
          </table:table-cell>
          <table:table-cell table:formula="of:=[.D581]*[.E581]" office:value-type="float" office:value="0.185717046574143">
            <text:p>0.1857170466</text:p>
          </table:table-cell>
          <table:table-cell table:formula="of:=[.D581]*[.F581]" office:value-type="float" office:value="0.257149049560566">
            <text:p>0.2571490496</text:p>
          </table:table-cell>
          <table:table-cell table:formula="of:=[.C581]" office:value-type="float" office:value="0.948358342042645">
            <text:p>0.948358342</text:p>
          </table:table-cell>
        </table:table-row>
        <table:table-row table:style-name="ro1">
          <table:table-cell table:formula="of:=RAND()" office:value-type="float" office:value="0.612548828125">
            <text:p>0.6125488281</text:p>
          </table:table-cell>
          <table:table-cell table:formula="of:=RAND()" office:value-type="float" office:value="0.48974609375">
            <text:p>0.4897460938</text:p>
          </table:table-cell>
          <table:table-cell table:formula="of:=SQRT(1 - [.A582])" office:value-type="float" office:value="0.622455758970065">
            <text:p>0.622455759</text:p>
          </table:table-cell>
          <table:table-cell table:formula="of:=SQRT(1 - (1 - [.A582]))" office:value-type="float" office:value="0.782654986648012">
            <text:p>0.7826549866</text:p>
          </table:table-cell>
          <table:table-cell table:formula="of:=COS(2 * PI() * [.B582])" office:value-type="float" office:value="-0.997925286198596">
            <text:p>-0.9979252862</text:p>
          </table:table-cell>
          <table:table-cell table:formula="of:=SIN(2 * PI() * [.B582])" office:value-type="float" office:value="0.0643826309298577">
            <text:p>0.0643826309</text:p>
          </table:table-cell>
          <table:table-cell table:formula="of:=[.D582]*[.E582]" office:value-type="float" office:value="-0.781031201545476">
            <text:p>-0.7810312015</text:p>
          </table:table-cell>
          <table:table-cell table:formula="of:=[.D582]*[.F582]" office:value-type="float" office:value="0.0503893871507717">
            <text:p>0.0503893872</text:p>
          </table:table-cell>
          <table:table-cell table:formula="of:=[.C582]" office:value-type="float" office:value="0.622455758970065">
            <text:p>0.622455759</text:p>
          </table:table-cell>
        </table:table-row>
        <table:table-row table:style-name="ro1">
          <table:table-cell table:formula="of:=RAND()" office:value-type="float" office:value="0.424530029296875">
            <text:p>0.4245300293</text:p>
          </table:table-cell>
          <table:table-cell table:formula="of:=RAND()" office:value-type="float" office:value="0.8458251953125">
            <text:p>0.8458251953</text:p>
          </table:table-cell>
          <table:table-cell table:formula="of:=SQRT(1 - [.A583])" office:value-type="float" office:value="0.758597370614429">
            <text:p>0.7585973706</text:p>
          </table:table-cell>
          <table:table-cell table:formula="of:=SQRT(1 - (1 - [.A583]))" office:value-type="float" office:value="0.651559689742141">
            <text:p>0.6515596897</text:p>
          </table:table-cell>
          <table:table-cell table:formula="of:=COS(2 * PI() * [.B583])" office:value-type="float" office:value="0.566364096393064">
            <text:p>0.5663640964</text:p>
          </table:table-cell>
          <table:table-cell table:formula="of:=SIN(2 * PI() * [.B583])" office:value-type="float" office:value="-0.824155149420829">
            <text:p>-0.8241551494</text:p>
          </table:table-cell>
          <table:table-cell table:formula="of:=[.D583]*[.E583]" office:value-type="float" office:value="0.369020014926952">
            <text:p>0.3690200149</text:p>
          </table:table-cell>
          <table:table-cell table:formula="of:=[.D583]*[.F583]" office:value-type="float" office:value="-0.536986273456023">
            <text:p>-0.5369862735</text:p>
          </table:table-cell>
          <table:table-cell table:formula="of:=[.C583]" office:value-type="float" office:value="0.758597370614429">
            <text:p>0.7585973706</text:p>
          </table:table-cell>
        </table:table-row>
        <table:table-row table:style-name="ro1">
          <table:table-cell table:formula="of:=RAND()" office:value-type="float" office:value="0.578887939453125">
            <text:p>0.5788879395</text:p>
          </table:table-cell>
          <table:table-cell table:formula="of:=RAND()" office:value-type="float" office:value="0.102264404296875">
            <text:p>0.1022644043</text:p>
          </table:table-cell>
          <table:table-cell table:formula="of:=SQRT(1 - [.A584])" office:value-type="float" office:value="0.648931476002571">
            <text:p>0.648931476</text:p>
          </table:table-cell>
          <table:table-cell table:formula="of:=SQRT(1 - (1 - [.A584]))" office:value-type="float" office:value="0.760846856767592">
            <text:p>0.7608468568</text:p>
          </table:table-cell>
          <table:table-cell table:formula="of:=COS(2 * PI() * [.B584])" office:value-type="float" office:value="0.800572578935175">
            <text:p>0.8005725789</text:p>
          </table:table-cell>
          <table:table-cell table:formula="of:=SIN(2 * PI() * [.B584])" office:value-type="float" office:value="0.599235801548175">
            <text:p>0.5992358015</text:p>
          </table:table-cell>
          <table:table-cell table:formula="of:=[.D584]*[.E584]" office:value-type="float" office:value="0.609113130297153">
            <text:p>0.6091131303</text:p>
          </table:table-cell>
          <table:table-cell table:formula="of:=[.D584]*[.F584]" office:value-type="float" office:value="0.455926676070537">
            <text:p>0.4559266761</text:p>
          </table:table-cell>
          <table:table-cell table:formula="of:=[.C584]" office:value-type="float" office:value="0.648931476002571">
            <text:p>0.648931476</text:p>
          </table:table-cell>
        </table:table-row>
        <table:table-row table:style-name="ro1">
          <table:table-cell table:formula="of:=RAND()" office:value-type="float" office:value="0.6207275390625">
            <text:p>0.6207275391</text:p>
          </table:table-cell>
          <table:table-cell table:formula="of:=RAND()" office:value-type="float" office:value="0.865234375">
            <text:p>0.865234375</text:p>
          </table:table-cell>
          <table:table-cell table:formula="of:=SQRT(1 - [.A585])" office:value-type="float" office:value="0.615851005469261">
            <text:p>0.6158510055</text:p>
          </table:table-cell>
          <table:table-cell table:formula="of:=SQRT(1 - (1 - [.A585]))" office:value-type="float" office:value="0.787862639717419">
            <text:p>0.7878626397</text:p>
          </table:table-cell>
          <table:table-cell table:formula="of:=COS(2 * PI() * [.B585])" office:value-type="float" office:value="0.662415777590171">
            <text:p>0.6624157776</text:p>
          </table:table-cell>
          <table:table-cell table:formula="of:=SIN(2 * PI() * [.B585])" office:value-type="float" office:value="-0.74913639452346">
            <text:p>-0.7491363945</text:p>
          </table:table-cell>
          <table:table-cell table:formula="of:=[.D585]*[.E585]" office:value-type="float" office:value="0.521892643122659">
            <text:p>0.5218926431</text:p>
          </table:table-cell>
          <table:table-cell table:formula="of:=[.D585]*[.F585]" office:value-type="float" office:value="-0.590216577297643">
            <text:p>-0.5902165773</text:p>
          </table:table-cell>
          <table:table-cell table:formula="of:=[.C585]" office:value-type="float" office:value="0.615851005469261">
            <text:p>0.6158510055</text:p>
          </table:table-cell>
        </table:table-row>
        <table:table-row table:style-name="ro1">
          <table:table-cell table:formula="of:=RAND()" office:value-type="float" office:value="0.188568115234375">
            <text:p>0.1885681152</text:p>
          </table:table-cell>
          <table:table-cell table:formula="of:=RAND()" office:value-type="float" office:value="0.72100830078125">
            <text:p>0.7210083008</text:p>
          </table:table-cell>
          <table:table-cell table:formula="of:=SQRT(1 - [.A586])" office:value-type="float" office:value="0.900795140287527">
            <text:p>0.9007951403</text:p>
          </table:table-cell>
          <table:table-cell table:formula="of:=SQRT(1 - (1 - [.A586]))" office:value-type="float" office:value="0.434244303629161">
            <text:p>0.4342443036</text:p>
          </table:table-cell>
          <table:table-cell table:formula="of:=COS(2 * PI() * [.B586])" office:value-type="float" office:value="-0.181154471454991">
            <text:p>-0.1811544715</text:p>
          </table:table-cell>
          <table:table-cell table:formula="of:=SIN(2 * PI() * [.B586])" office:value-type="float" office:value="-0.983454654507193">
            <text:p>-0.9834546545</text:p>
          </table:table-cell>
          <table:table-cell table:formula="of:=[.D586]*[.E586]" office:value-type="float" office:value="-0.0786652973062814">
            <text:p>-0.0786652973</text:p>
          </table:table-cell>
          <table:table-cell table:formula="of:=[.D586]*[.F586]" office:value-type="float" office:value="-0.427059581597333">
            <text:p>-0.4270595816</text:p>
          </table:table-cell>
          <table:table-cell table:formula="of:=[.C586]" office:value-type="float" office:value="0.900795140287527">
            <text:p>0.9007951403</text:p>
          </table:table-cell>
        </table:table-row>
        <table:table-row table:style-name="ro1">
          <table:table-cell table:formula="of:=RAND()" office:value-type="float" office:value="0.867034912109375">
            <text:p>0.8670349121</text:p>
          </table:table-cell>
          <table:table-cell table:formula="of:=RAND()" office:value-type="float" office:value="0.374847412109375">
            <text:p>0.3748474121</text:p>
          </table:table-cell>
          <table:table-cell table:formula="of:=SQRT(1 - [.A587])" office:value-type="float" office:value="0.364643782191093">
            <text:p>0.3646437822</text:p>
          </table:table-cell>
          <table:table-cell table:formula="of:=SQRT(1 - (1 - [.A587]))" office:value-type="float" office:value="0.93114709477578">
            <text:p>0.9311470948</text:p>
          </table:table-cell>
          <table:table-cell table:formula="of:=COS(2 * PI() * [.B587])" office:value-type="float" office:value="-0.706428526175913">
            <text:p>-0.7064285262</text:p>
          </table:table-cell>
          <table:table-cell table:formula="of:=SIN(2 * PI() * [.B587])" office:value-type="float" office:value="0.707784386239855">
            <text:p>0.7077843862</text:p>
          </table:table-cell>
          <table:table-cell table:formula="of:=[.D587]*[.E587]" office:value-type="float" office:value="-0.657788869815437">
            <text:p>-0.6577888698</text:p>
          </table:table-cell>
          <table:table-cell table:formula="of:=[.D587]*[.F587]" office:value-type="float" office:value="0.659051374974899">
            <text:p>0.659051375</text:p>
          </table:table-cell>
          <table:table-cell table:formula="of:=[.C587]" office:value-type="float" office:value="0.364643782191093">
            <text:p>0.3646437822</text:p>
          </table:table-cell>
        </table:table-row>
        <table:table-row table:style-name="ro1">
          <table:table-cell table:formula="of:=RAND()" office:value-type="float" office:value="0.714813232421875">
            <text:p>0.7148132324</text:p>
          </table:table-cell>
          <table:table-cell table:formula="of:=RAND()" office:value-type="float" office:value="0.283721923828125">
            <text:p>0.2837219238</text:p>
          </table:table-cell>
          <table:table-cell table:formula="of:=SQRT(1 - [.A588])" office:value-type="float" office:value="0.534028807816699">
            <text:p>0.5340288078</text:p>
          </table:table-cell>
          <table:table-cell table:formula="of:=SQRT(1 - (1 - [.A588]))" office:value-type="float" office:value="0.845466281067362">
            <text:p>0.8454662811</text:p>
          </table:table-cell>
          <table:table-cell table:formula="of:=COS(2 * PI() * [.B588])" office:value-type="float" office:value="-0.210299300302172">
            <text:p>-0.2102993003</text:p>
          </table:table-cell>
          <table:table-cell table:formula="of:=SIN(2 * PI() * [.B588])" office:value-type="float" office:value="0.977637051411421">
            <text:p>0.9776370514</text:p>
          </table:table-cell>
          <table:table-cell table:formula="of:=[.D588]*[.E588]" office:value-type="float" office:value="-0.177800967337545">
            <text:p>-0.1778009673</text:p>
          </table:table-cell>
          <table:table-cell table:formula="of:=[.D588]*[.F588]" office:value-type="float" office:value="0.826559162090475">
            <text:p>0.8265591621</text:p>
          </table:table-cell>
          <table:table-cell table:formula="of:=[.C588]" office:value-type="float" office:value="0.534028807816699">
            <text:p>0.5340288078</text:p>
          </table:table-cell>
        </table:table-row>
        <table:table-row table:style-name="ro1">
          <table:table-cell table:formula="of:=RAND()" office:value-type="float" office:value="0.678253173828125">
            <text:p>0.6782531738</text:p>
          </table:table-cell>
          <table:table-cell table:formula="of:=RAND()" office:value-type="float" office:value="0.795654296875">
            <text:p>0.7956542969</text:p>
          </table:table-cell>
          <table:table-cell table:formula="of:=SQRT(1 - [.A589])" office:value-type="float" office:value="0.567227314373942">
            <text:p>0.5672273144</text:p>
          </table:table-cell>
          <table:table-cell table:formula="of:=SQRT(1 - (1 - [.A589]))" office:value-type="float" office:value="0.823561275090157">
            <text:p>0.8235612751</text:p>
          </table:table-cell>
          <table:table-cell table:formula="of:=COS(2 * PI() * [.B589])" office:value-type="float" office:value="0.282936570457055">
            <text:p>0.2829365705</text:p>
          </table:table-cell>
          <table:table-cell table:formula="of:=SIN(2 * PI() * [.B589])" office:value-type="float" office:value="-0.959138622461842">
            <text:p>-0.9591386225</text:p>
          </table:table-cell>
          <table:table-cell table:formula="of:=[.D589]*[.E589]" office:value-type="float" office:value="0.233015602735248">
            <text:p>0.2330156027</text:p>
          </table:table-cell>
          <table:table-cell table:formula="of:=[.D589]*[.F589]" office:value-type="float" office:value="-0.789909426902891">
            <text:p>-0.7899094269</text:p>
          </table:table-cell>
          <table:table-cell table:formula="of:=[.C589]" office:value-type="float" office:value="0.567227314373942">
            <text:p>0.5672273144</text:p>
          </table:table-cell>
        </table:table-row>
        <table:table-row table:style-name="ro1">
          <table:table-cell table:formula="of:=RAND()" office:value-type="float" office:value="0.291839599609375">
            <text:p>0.2918395996</text:p>
          </table:table-cell>
          <table:table-cell table:formula="of:=RAND()" office:value-type="float" office:value="0.412445068359375">
            <text:p>0.4124450684</text:p>
          </table:table-cell>
          <table:table-cell table:formula="of:=SQRT(1 - [.A590])" office:value-type="float" office:value="0.841522667781816">
            <text:p>0.8415226678</text:p>
          </table:table-cell>
          <table:table-cell table:formula="of:=SQRT(1 - (1 - [.A590]))" office:value-type="float" office:value="0.540221805936575">
            <text:p>0.5402218059</text:p>
          </table:table-cell>
          <table:table-cell table:formula="of:=COS(2 * PI() * [.B590])" office:value-type="float" office:value="-0.85245977545107">
            <text:p>-0.8524597755</text:p>
          </table:table-cell>
          <table:table-cell table:formula="of:=SIN(2 * PI() * [.B590])" office:value-type="float" office:value="0.522792818655642">
            <text:p>0.5227928187</text:p>
          </table:table-cell>
          <table:table-cell table:formula="of:=[.D590]*[.E590]" office:value-type="float" office:value="-0.460517359382465">
            <text:p>-0.4605173594</text:p>
          </table:table-cell>
          <table:table-cell table:formula="of:=[.D590]*[.F590]" office:value-type="float" office:value="0.282424080624824">
            <text:p>0.2824240806</text:p>
          </table:table-cell>
          <table:table-cell table:formula="of:=[.C590]" office:value-type="float" office:value="0.841522667781816">
            <text:p>0.8415226678</text:p>
          </table:table-cell>
        </table:table-row>
        <table:table-row table:style-name="ro1">
          <table:table-cell table:formula="of:=RAND()" office:value-type="float" office:value="0.771026611328125">
            <text:p>0.7710266113</text:p>
          </table:table-cell>
          <table:table-cell table:formula="of:=RAND()" office:value-type="float" office:value="0.22357177734375">
            <text:p>0.2235717773</text:p>
          </table:table-cell>
          <table:table-cell table:formula="of:=SQRT(1 - [.A591])" office:value-type="float" office:value="0.478511639014011">
            <text:p>0.478511639</text:p>
          </table:table-cell>
          <table:table-cell table:formula="of:=SQRT(1 - (1 - [.A591]))" office:value-type="float" office:value="0.87808120998466">
            <text:p>0.87808121</text:p>
          </table:table-cell>
          <table:table-cell table:formula="of:=COS(2 * PI() * [.B591])" office:value-type="float" office:value="0.165291352771958">
            <text:p>0.1652913528</text:p>
          </table:table-cell>
          <table:table-cell table:formula="of:=SIN(2 * PI() * [.B591])" office:value-type="float" office:value="0.986244781329065">
            <text:p>0.9862447813</text:p>
          </table:table-cell>
          <table:table-cell table:formula="of:=[.D591]*[.E591]" office:value-type="float" office:value="0.145139231042002">
            <text:p>0.145139231</text:p>
          </table:table-cell>
          <table:table-cell table:formula="of:=[.D591]*[.F591]" office:value-type="float" office:value="0.866003010930482">
            <text:p>0.8660030109</text:p>
          </table:table-cell>
          <table:table-cell table:formula="of:=[.C591]" office:value-type="float" office:value="0.478511639014011">
            <text:p>0.478511639</text:p>
          </table:table-cell>
        </table:table-row>
        <table:table-row table:style-name="ro1">
          <table:table-cell table:formula="of:=RAND()" office:value-type="float" office:value="0.948638916015625">
            <text:p>0.948638916</text:p>
          </table:table-cell>
          <table:table-cell table:formula="of:=RAND()" office:value-type="float" office:value="0.444091796875">
            <text:p>0.4440917969</text:p>
          </table:table-cell>
          <table:table-cell table:formula="of:=SQRT(1 - [.A592])" office:value-type="float" office:value="0.226629839130629">
            <text:p>0.2266298391</text:p>
          </table:table-cell>
          <table:table-cell table:formula="of:=SQRT(1 - (1 - [.A592]))" office:value-type="float" office:value="0.973980962860992">
            <text:p>0.9739809629</text:p>
          </table:table-cell>
          <table:table-cell table:formula="of:=COS(2 * PI() * [.B592])" office:value-type="float" office:value="-0.938932483532065">
            <text:p>-0.9389324835</text:p>
          </table:table-cell>
          <table:table-cell table:formula="of:=SIN(2 * PI() * [.B592])" office:value-type="float" office:value="0.344101425989939">
            <text:p>0.344101426</text:p>
          </table:table-cell>
          <table:table-cell table:formula="of:=[.D592]*[.E592]" office:value-type="float" office:value="-0.914502364372023">
            <text:p>-0.9145023644</text:p>
          </table:table-cell>
          <table:table-cell table:formula="of:=[.D592]*[.F592]" office:value-type="float" office:value="0.335148238207521">
            <text:p>0.3351482382</text:p>
          </table:table-cell>
          <table:table-cell table:formula="of:=[.C592]" office:value-type="float" office:value="0.226629839130629">
            <text:p>0.2266298391</text:p>
          </table:table-cell>
        </table:table-row>
        <table:table-row table:style-name="ro1">
          <table:table-cell table:formula="of:=RAND()" office:value-type="float" office:value="0.6181640625">
            <text:p>0.6181640625</text:p>
          </table:table-cell>
          <table:table-cell table:formula="of:=RAND()" office:value-type="float" office:value="0.95294189453125">
            <text:p>0.9529418945</text:p>
          </table:table-cell>
          <table:table-cell table:formula="of:=SQRT(1 - [.A593])" office:value-type="float" office:value="0.617928747915162">
            <text:p>0.6179287479</text:p>
          </table:table-cell>
          <table:table-cell table:formula="of:=SQRT(1 - (1 - [.A593]))" office:value-type="float" office:value="0.78623410158807">
            <text:p>0.7862341016</text:p>
          </table:table-cell>
          <table:table-cell table:formula="of:=COS(2 * PI() * [.B593])" office:value-type="float" office:value="0.956605734156215">
            <text:p>0.9566057342</text:p>
          </table:table-cell>
          <table:table-cell table:formula="of:=SIN(2 * PI() * [.B593])" office:value-type="float" office:value="-0.291385430966356">
            <text:p>-0.291385431</text:p>
          </table:table-cell>
          <table:table-cell table:formula="of:=[.D593]*[.E593]" office:value-type="float" office:value="0.752116049968308">
            <text:p>0.75211605</text:p>
          </table:table-cell>
          <table:table-cell table:formula="of:=[.D593]*[.F593]" office:value-type="float" office:value="-0.229097162531685">
            <text:p>-0.2290971625</text:p>
          </table:table-cell>
          <table:table-cell table:formula="of:=[.C593]" office:value-type="float" office:value="0.617928747915162">
            <text:p>0.6179287479</text:p>
          </table:table-cell>
        </table:table-row>
        <table:table-row table:style-name="ro1">
          <table:table-cell table:formula="of:=RAND()" office:value-type="float" office:value="0.847900390625">
            <text:p>0.8479003906</text:p>
          </table:table-cell>
          <table:table-cell table:formula="of:=RAND()" office:value-type="float" office:value="0.392303466796875">
            <text:p>0.3923034668</text:p>
          </table:table-cell>
          <table:table-cell table:formula="of:=SQRT(1 - [.A594])" office:value-type="float" office:value="0.389999499198396">
            <text:p>0.3899994992</text:p>
          </table:table-cell>
          <table:table-cell table:formula="of:=SQRT(1 - (1 - [.A594]))" office:value-type="float" office:value="0.920815068634848">
            <text:p>0.9208150686</text:p>
          </table:table-cell>
          <table:table-cell table:formula="of:=COS(2 * PI() * [.B594])" office:value-type="float" office:value="-0.779657728779657">
            <text:p>-0.7796577288</text:p>
          </table:table-cell>
          <table:table-cell table:formula="of:=SIN(2 * PI() * [.B594])" office:value-type="float" office:value="0.626205897412462">
            <text:p>0.6262058974</text:p>
          </table:table-cell>
          <table:table-cell table:formula="of:=[.D594]*[.E594]" office:value-type="float" office:value="-0.71792058503793">
            <text:p>-0.717920585</text:p>
          </table:table-cell>
          <table:table-cell table:formula="of:=[.D594]*[.F594]" office:value-type="float" office:value="0.576619826405403">
            <text:p>0.5766198264</text:p>
          </table:table-cell>
          <table:table-cell table:formula="of:=[.C594]" office:value-type="float" office:value="0.389999499198396">
            <text:p>0.3899994992</text:p>
          </table:table-cell>
        </table:table-row>
        <table:table-row table:style-name="ro1">
          <table:table-cell table:formula="of:=RAND()" office:value-type="float" office:value="0.8487548828125">
            <text:p>0.8487548828</text:p>
          </table:table-cell>
          <table:table-cell table:formula="of:=RAND()" office:value-type="float" office:value="0.385009765625">
            <text:p>0.3850097656</text:p>
          </table:table-cell>
          <table:table-cell table:formula="of:=SQRT(1 - [.A595])" office:value-type="float" office:value="0.388902452020426">
            <text:p>0.388902452</text:p>
          </table:table-cell>
          <table:table-cell table:formula="of:=SQRT(1 - (1 - [.A595]))" office:value-type="float" office:value="0.921278938656746">
            <text:p>0.9212789387</text:p>
          </table:table-cell>
          <table:table-cell table:formula="of:=COS(2 * PI() * [.B595])" office:value-type="float" office:value="-0.750151645806215">
            <text:p>-0.7501516458</text:p>
          </table:table-cell>
          <table:table-cell table:formula="of:=SIN(2 * PI() * [.B595])" office:value-type="float" office:value="0.661265837839992">
            <text:p>0.6612658378</text:p>
          </table:table-cell>
          <table:table-cell table:formula="of:=[.D595]*[.E595]" office:value-type="float" office:value="-0.691098912079961">
            <text:p>-0.6910989121</text:p>
          </table:table-cell>
          <table:table-cell table:formula="of:=[.D595]*[.F595]" office:value-type="float" office:value="0.609210289255192">
            <text:p>0.6092102893</text:p>
          </table:table-cell>
          <table:table-cell table:formula="of:=[.C595]" office:value-type="float" office:value="0.388902452020426">
            <text:p>0.388902452</text:p>
          </table:table-cell>
        </table:table-row>
        <table:table-row table:style-name="ro1">
          <table:table-cell table:formula="of:=RAND()" office:value-type="float" office:value="0.136138916015625">
            <text:p>0.136138916</text:p>
          </table:table-cell>
          <table:table-cell table:formula="of:=RAND()" office:value-type="float" office:value="0.3724365234375">
            <text:p>0.3724365234</text:p>
          </table:table-cell>
          <table:table-cell table:formula="of:=SQRT(1 - [.A596])" office:value-type="float" office:value="0.92944127516717">
            <text:p>0.9294412752</text:p>
          </table:table-cell>
          <table:table-cell table:formula="of:=SQRT(1 - (1 - [.A596]))" office:value-type="float" office:value="0.368970074688483">
            <text:p>0.3689700747</text:p>
          </table:table-cell>
          <table:table-cell table:formula="of:=COS(2 * PI() * [.B596])" office:value-type="float" office:value="-0.695626327345255">
            <text:p>-0.6956263273</text:p>
          </table:table-cell>
          <table:table-cell table:formula="of:=SIN(2 * PI() * [.B596])" office:value-type="float" office:value="0.71840379502349">
            <text:p>0.718403795</text:p>
          </table:table-cell>
          <table:table-cell table:formula="of:=[.D596]*[.E596]" office:value-type="float" office:value="-0.256665297955854">
            <text:p>-0.256665298</text:p>
          </table:table-cell>
          <table:table-cell table:formula="of:=[.D596]*[.F596]" office:value-type="float" office:value="0.265069501906307">
            <text:p>0.2650695019</text:p>
          </table:table-cell>
          <table:table-cell table:formula="of:=[.C596]" office:value-type="float" office:value="0.92944127516717">
            <text:p>0.9294412752</text:p>
          </table:table-cell>
        </table:table-row>
        <table:table-row table:style-name="ro1">
          <table:table-cell table:formula="of:=RAND()" office:value-type="float" office:value="0.149932861328125">
            <text:p>0.1499328613</text:p>
          </table:table-cell>
          <table:table-cell table:formula="of:=RAND()" office:value-type="float" office:value="0.10198974609375">
            <text:p>0.1019897461</text:p>
          </table:table-cell>
          <table:table-cell table:formula="of:=SQRT(1 - [.A597])" office:value-type="float" office:value="0.921990856067388">
            <text:p>0.9219908561</text:p>
          </table:table-cell>
          <table:table-cell table:formula="of:=SQRT(1 - (1 - [.A597]))" office:value-type="float" office:value="0.387211649267071">
            <text:p>0.3872116493</text:p>
          </table:table-cell>
          <table:table-cell table:formula="of:=COS(2 * PI() * [.B597])" office:value-type="float" office:value="0.801605504547046">
            <text:p>0.8016055045</text:p>
          </table:table-cell>
          <table:table-cell table:formula="of:=SIN(2 * PI() * [.B597])" office:value-type="float" office:value="0.597853339105734">
            <text:p>0.5978533391</text:p>
          </table:table-cell>
          <table:table-cell table:formula="of:=[.D597]*[.E597]" office:value-type="float" office:value="0.310390989477224">
            <text:p>0.3103909895</text:p>
          </table:table-cell>
          <table:table-cell table:formula="of:=[.D597]*[.F597]" office:value-type="float" office:value="0.231495777454957">
            <text:p>0.2314957775</text:p>
          </table:table-cell>
          <table:table-cell table:formula="of:=[.C597]" office:value-type="float" office:value="0.921990856067388">
            <text:p>0.9219908561</text:p>
          </table:table-cell>
        </table:table-row>
        <table:table-row table:style-name="ro1">
          <table:table-cell table:formula="of:=RAND()" office:value-type="float" office:value="0.311614990234375">
            <text:p>0.3116149902</text:p>
          </table:table-cell>
          <table:table-cell table:formula="of:=RAND()" office:value-type="float" office:value="0.520660400390625">
            <text:p>0.5206604004</text:p>
          </table:table-cell>
          <table:table-cell table:formula="of:=SQRT(1 - [.A598])" office:value-type="float" office:value="0.829689706917969">
            <text:p>0.8296897069</text:p>
          </table:table-cell>
          <table:table-cell table:formula="of:=SQRT(1 - (1 - [.A598]))" office:value-type="float" office:value="0.558224856338711">
            <text:p>0.5582248563</text:p>
          </table:table-cell>
          <table:table-cell table:formula="of:=COS(2 * PI() * [.B598])" office:value-type="float" office:value="-0.991586101888074">
            <text:p>-0.9915861019</text:p>
          </table:table-cell>
          <table:table-cell table:formula="of:=SIN(2 * PI() * [.B598])" office:value-type="float" office:value="-0.129448841410092">
            <text:p>-0.1294488414</text:p>
          </table:table-cell>
          <table:table-cell table:formula="of:=[.D598]*[.E598]" office:value-type="float" office:value="-0.553528009273933">
            <text:p>-0.5535280093</text:p>
          </table:table-cell>
          <table:table-cell table:formula="of:=[.D598]*[.F598]" office:value-type="float" office:value="-0.0722615608993611">
            <text:p>-0.0722615609</text:p>
          </table:table-cell>
          <table:table-cell table:formula="of:=[.C598]" office:value-type="float" office:value="0.829689706917969">
            <text:p>0.8296897069</text:p>
          </table:table-cell>
        </table:table-row>
        <table:table-row table:style-name="ro1">
          <table:table-cell table:formula="of:=RAND()" office:value-type="float" office:value="0.8272705078125">
            <text:p>0.8272705078</text:p>
          </table:table-cell>
          <table:table-cell table:formula="of:=RAND()" office:value-type="float" office:value="0.388946533203125">
            <text:p>0.3889465332</text:p>
          </table:table-cell>
          <table:table-cell table:formula="of:=SQRT(1 - [.A599])" office:value-type="float" office:value="0.41560737744595">
            <text:p>0.4156073774</text:p>
          </table:table-cell>
          <table:table-cell table:formula="of:=SQRT(1 - (1 - [.A599]))" office:value-type="float" office:value="0.909544120871824">
            <text:p>0.9095441209</text:p>
          </table:table-cell>
          <table:table-cell table:formula="of:=COS(2 * PI() * [.B599])" office:value-type="float" office:value="-0.766277204053825">
            <text:p>-0.7662772041</text:p>
          </table:table-cell>
          <table:table-cell table:formula="of:=SIN(2 * PI() * [.B599])" office:value-type="float" office:value="0.642510113965106">
            <text:p>0.642510114</text:p>
          </table:table-cell>
          <table:table-cell table:formula="of:=[.D599]*[.E599]" office:value-type="float" office:value="-0.696962925905256">
            <text:p>-0.6969629259</text:p>
          </table:table-cell>
          <table:table-cell table:formula="of:=[.D599]*[.F599]" office:value-type="float" office:value="0.584391296757648">
            <text:p>0.5843912968</text:p>
          </table:table-cell>
          <table:table-cell table:formula="of:=[.C599]" office:value-type="float" office:value="0.41560737744595">
            <text:p>0.4156073774</text:p>
          </table:table-cell>
        </table:table-row>
        <table:table-row table:style-name="ro1">
          <table:table-cell table:formula="of:=RAND()" office:value-type="float" office:value="0.51593017578125">
            <text:p>0.5159301758</text:p>
          </table:table-cell>
          <table:table-cell table:formula="of:=RAND()" office:value-type="float" office:value="0.9383544921875">
            <text:p>0.9383544922</text:p>
          </table:table-cell>
          <table:table-cell table:formula="of:=SQRT(1 - [.A600])" office:value-type="float" office:value="0.69575126605616">
            <text:p>0.6957512661</text:p>
          </table:table-cell>
          <table:table-cell table:formula="of:=SQRT(1 - (1 - [.A600]))" office:value-type="float" office:value="0.718282796523243">
            <text:p>0.7182827965</text:p>
          </table:table-cell>
          <table:table-cell table:formula="of:=COS(2 * PI() * [.B600])" office:value-type="float" office:value="0.92592080867177">
            <text:p>0.9259208087</text:p>
          </table:table-cell>
          <table:table-cell table:formula="of:=SIN(2 * PI() * [.B600])" office:value-type="float" office:value="-0.377717693613386">
            <text:p>-0.3777176936</text:p>
          </table:table-cell>
          <table:table-cell table:formula="of:=[.D600]*[.E600]" office:value-type="float" office:value="0.665072987811821">
            <text:p>0.6650729878</text:p>
          </table:table-cell>
          <table:table-cell table:formula="of:=[.D600]*[.F600]" office:value-type="float" office:value="-0.271308121264932">
            <text:p>-0.2713081213</text:p>
          </table:table-cell>
          <table:table-cell table:formula="of:=[.C600]" office:value-type="float" office:value="0.69575126605616">
            <text:p>0.6957512661</text:p>
          </table:table-cell>
        </table:table-row>
        <table:table-row table:style-name="ro1">
          <table:table-cell table:formula="of:=RAND()" office:value-type="float" office:value="0.6793212890625">
            <text:p>0.6793212891</text:p>
          </table:table-cell>
          <table:table-cell table:formula="of:=RAND()" office:value-type="float" office:value="0.983795166015625">
            <text:p>0.983795166</text:p>
          </table:table-cell>
          <table:table-cell table:formula="of:=SQRT(1 - [.A601])" office:value-type="float" office:value="0.566285008575629">
            <text:p>0.5662850086</text:p>
          </table:table-cell>
          <table:table-cell table:formula="of:=SQRT(1 - (1 - [.A601]))" office:value-type="float" office:value="0.824209493431433">
            <text:p>0.8242094934</text:p>
          </table:table-cell>
          <table:table-cell table:formula="of:=COS(2 * PI() * [.B601])" office:value-type="float" office:value="0.994821026482718">
            <text:p>0.9948210265</text:p>
          </table:table-cell>
          <table:table-cell table:formula="of:=SIN(2 * PI() * [.B601])" office:value-type="float" office:value="-0.10164214316843">
            <text:p>-0.1016421432</text:p>
          </table:table-cell>
          <table:table-cell table:formula="of:=[.D601]*[.E601]" office:value-type="float" office:value="0.819940934292259">
            <text:p>0.8199409343</text:p>
          </table:table-cell>
          <table:table-cell table:formula="of:=[.D601]*[.F601]" office:value-type="float" office:value="-0.0837744193321369">
            <text:p>-0.0837744193</text:p>
          </table:table-cell>
          <table:table-cell table:formula="of:=[.C601]" office:value-type="float" office:value="0.566285008575629">
            <text:p>0.5662850086</text:p>
          </table:table-cell>
        </table:table-row>
        <table:table-row table:style-name="ro1">
          <table:table-cell table:formula="of:=RAND()" office:value-type="float" office:value="0.6556396484375">
            <text:p>0.6556396484</text:p>
          </table:table-cell>
          <table:table-cell table:formula="of:=RAND()" office:value-type="float" office:value="0.693328857421875">
            <text:p>0.6933288574</text:p>
          </table:table-cell>
          <table:table-cell table:formula="of:=SQRT(1 - [.A602])" office:value-type="float" office:value="0.586822248694185">
            <text:p>0.5868222487</text:p>
          </table:table-cell>
          <table:table-cell table:formula="of:=SQRT(1 - (1 - [.A602]))" office:value-type="float" office:value="0.809715782504886">
            <text:p>0.8097157825</text:p>
          </table:table-cell>
          <table:table-cell table:formula="of:=COS(2 * PI() * [.B602])" office:value-type="float" office:value="-0.348598406347655">
            <text:p>-0.3485984063</text:p>
          </table:table-cell>
          <table:table-cell table:formula="of:=SIN(2 * PI() * [.B602])" office:value-type="float" office:value="-0.937272186236141">
            <text:p>-0.9372721862</text:p>
          </table:table-cell>
          <table:table-cell table:formula="of:=[.D602]*[.E602]" office:value-type="float" office:value="-0.282265631375748">
            <text:p>-0.2822656314</text:p>
          </table:table-cell>
          <table:table-cell table:formula="of:=[.D602]*[.F602]" office:value-type="float" office:value="-0.758924081698262">
            <text:p>-0.7589240817</text:p>
          </table:table-cell>
          <table:table-cell table:formula="of:=[.C602]" office:value-type="float" office:value="0.586822248694185">
            <text:p>0.5868222487</text:p>
          </table:table-cell>
        </table:table-row>
        <table:table-row table:style-name="ro1">
          <table:table-cell table:formula="of:=RAND()" office:value-type="float" office:value="0.342926025390625">
            <text:p>0.3429260254</text:p>
          </table:table-cell>
          <table:table-cell table:formula="of:=RAND()" office:value-type="float" office:value="0.337127685546875">
            <text:p>0.3371276855</text:p>
          </table:table-cell>
          <table:table-cell table:formula="of:=SQRT(1 - [.A603])" office:value-type="float" office:value="0.810600995934112">
            <text:p>0.8106009959</text:p>
          </table:table-cell>
          <table:table-cell table:formula="of:=SQRT(1 - (1 - [.A603]))" office:value-type="float" office:value="0.585598860475859">
            <text:p>0.5855988605</text:p>
          </table:table-cell>
          <table:table-cell table:formula="of:=COS(2 * PI() * [.B603])" office:value-type="float" office:value="-0.52050253808224">
            <text:p>-0.5205025381</text:p>
          </table:table-cell>
          <table:table-cell table:formula="of:=SIN(2 * PI() * [.B603])" office:value-type="float" office:value="0.853860121946181">
            <text:p>0.8538601219</text:p>
          </table:table-cell>
          <table:table-cell table:formula="of:=[.D603]*[.E603]" office:value-type="float" office:value="-0.304805693175752">
            <text:p>-0.3048056932</text:p>
          </table:table-cell>
          <table:table-cell table:formula="of:=[.D603]*[.F603]" office:value-type="float" office:value="0.500019514417462">
            <text:p>0.5000195144</text:p>
          </table:table-cell>
          <table:table-cell table:formula="of:=[.C603]" office:value-type="float" office:value="0.810600995934112">
            <text:p>0.8106009959</text:p>
          </table:table-cell>
        </table:table-row>
        <table:table-row table:style-name="ro1">
          <table:table-cell table:formula="of:=RAND()" office:value-type="float" office:value="0.760406494140625">
            <text:p>0.7604064941</text:p>
          </table:table-cell>
          <table:table-cell table:formula="of:=RAND()" office:value-type="float" office:value="0.408660888671875">
            <text:p>0.4086608887</text:p>
          </table:table-cell>
          <table:table-cell table:formula="of:=SQRT(1 - [.A604])" office:value-type="float" office:value="0.489482896391054">
            <text:p>0.4894828964</text:p>
          </table:table-cell>
          <table:table-cell table:formula="of:=SQRT(1 - (1 - [.A604]))" office:value-type="float" office:value="0.872012897921026">
            <text:p>0.8720128979</text:p>
          </table:table-cell>
          <table:table-cell table:formula="of:=COS(2 * PI() * [.B604])" office:value-type="float" office:value="-0.839789707596816">
            <text:p>-0.8397897076</text:p>
          </table:table-cell>
          <table:table-cell table:formula="of:=SIN(2 * PI() * [.B604])" office:value-type="float" office:value="0.542911822503852">
            <text:p>0.5429118225</text:p>
          </table:table-cell>
          <table:table-cell table:formula="of:=[.D604]*[.E604]" office:value-type="float" office:value="-0.73230745656575">
            <text:p>-0.7323074566</text:p>
          </table:table-cell>
          <table:table-cell table:formula="of:=[.D604]*[.F604]" office:value-type="float" office:value="0.473426111657169">
            <text:p>0.4734261117</text:p>
          </table:table-cell>
          <table:table-cell table:formula="of:=[.C604]" office:value-type="float" office:value="0.489482896391054">
            <text:p>0.4894828964</text:p>
          </table:table-cell>
        </table:table-row>
        <table:table-row table:style-name="ro1">
          <table:table-cell table:formula="of:=RAND()" office:value-type="float" office:value="0.76556396484375">
            <text:p>0.7655639648</text:p>
          </table:table-cell>
          <table:table-cell table:formula="of:=RAND()" office:value-type="float" office:value="0.163238525390625">
            <text:p>0.1632385254</text:p>
          </table:table-cell>
          <table:table-cell table:formula="of:=SQRT(1 - [.A605])" office:value-type="float" office:value="0.484185951010818">
            <text:p>0.484185951</text:p>
          </table:table-cell>
          <table:table-cell table:formula="of:=SQRT(1 - (1 - [.A605]))" office:value-type="float" office:value="0.874965122072732">
            <text:p>0.8749651221</text:p>
          </table:table-cell>
          <table:table-cell table:formula="of:=COS(2 * PI() * [.B605])" office:value-type="float" office:value="0.518536454390502">
            <text:p>0.5185364544</text:p>
          </table:table-cell>
          <table:table-cell table:formula="of:=SIN(2 * PI() * [.B605])" office:value-type="float" office:value="0.855055521862836">
            <text:p>0.8550555219</text:p>
          </table:table-cell>
          <table:table-cell table:formula="of:=[.D605]*[.E605]" office:value-type="float" office:value="0.453701312114947">
            <text:p>0.4537013121</text:p>
          </table:table-cell>
          <table:table-cell table:formula="of:=[.D605]*[.F605]" office:value-type="float" office:value="0.748143759065679">
            <text:p>0.7481437591</text:p>
          </table:table-cell>
          <table:table-cell table:formula="of:=[.C605]" office:value-type="float" office:value="0.484185951010818">
            <text:p>0.484185951</text:p>
          </table:table-cell>
        </table:table-row>
        <table:table-row table:style-name="ro1">
          <table:table-cell table:formula="of:=RAND()" office:value-type="float" office:value="0.483551025390625">
            <text:p>0.4835510254</text:p>
          </table:table-cell>
          <table:table-cell table:formula="of:=RAND()" office:value-type="float" office:value="0.47088623046875">
            <text:p>0.4708862305</text:p>
          </table:table-cell>
          <table:table-cell table:formula="of:=SQRT(1 - [.A606])" office:value-type="float" office:value="0.718643844062812">
            <text:p>0.7186438441</text:p>
          </table:table-cell>
          <table:table-cell table:formula="of:=SQRT(1 - (1 - [.A606]))" office:value-type="float" office:value="0.695378332557626">
            <text:p>0.6953783326</text:p>
          </table:table-cell>
          <table:table-cell table:formula="of:=COS(2 * PI() * [.B606])" office:value-type="float" office:value="-0.983315421510873">
            <text:p>-0.9833154215</text:p>
          </table:table-cell>
          <table:table-cell table:formula="of:=SIN(2 * PI() * [.B606])" office:value-type="float" office:value="0.181908718369666">
            <text:p>0.1819087184</text:p>
          </table:table-cell>
          <table:table-cell table:formula="of:=[.D606]*[.E606]" office:value-type="float" office:value="-0.68377623818843">
            <text:p>-0.6837762382</text:p>
          </table:table-cell>
          <table:table-cell table:formula="of:=[.D606]*[.F606]" office:value-type="float" office:value="0.126495381257593">
            <text:p>0.1264953813</text:p>
          </table:table-cell>
          <table:table-cell table:formula="of:=[.C606]" office:value-type="float" office:value="0.718643844062812">
            <text:p>0.7186438441</text:p>
          </table:table-cell>
        </table:table-row>
        <table:table-row table:style-name="ro1">
          <table:table-cell table:formula="of:=RAND()" office:value-type="float" office:value="0.96087646484375">
            <text:p>0.9608764648</text:p>
          </table:table-cell>
          <table:table-cell table:formula="of:=RAND()" office:value-type="float" office:value="0.563232421875">
            <text:p>0.5632324219</text:p>
          </table:table-cell>
          <table:table-cell table:formula="of:=SQRT(1 - [.A607])" office:value-type="float" office:value="0.197796701580815">
            <text:p>0.1977967016</text:p>
          </table:table-cell>
          <table:table-cell table:formula="of:=SQRT(1 - (1 - [.A607]))" office:value-type="float" office:value="0.980243064165082">
            <text:p>0.9802430642</text:p>
          </table:table-cell>
          <table:table-cell table:formula="of:=COS(2 * PI() * [.B607])" office:value-type="float" office:value="-0.922108668743345">
            <text:p>-0.9221086687</text:p>
          </table:table-cell>
          <table:table-cell table:formula="of:=SIN(2 * PI() * [.B607])" office:value-type="float" office:value="-0.386931005514388">
            <text:p>-0.3869310055</text:p>
          </table:table-cell>
          <table:table-cell table:formula="of:=[.D607]*[.E607]" office:value-type="float" office:value="-0.903890626942162">
            <text:p>-0.9038906269</text:p>
          </table:table-cell>
          <table:table-cell table:formula="of:=[.D607]*[.F607]" office:value-type="float" office:value="-0.379286434465901">
            <text:p>-0.3792864345</text:p>
          </table:table-cell>
          <table:table-cell table:formula="of:=[.C607]" office:value-type="float" office:value="0.197796701580815">
            <text:p>0.1977967016</text:p>
          </table:table-cell>
        </table:table-row>
        <table:table-row table:style-name="ro1">
          <table:table-cell table:formula="of:=RAND()" office:value-type="float" office:value="0.151458740234375">
            <text:p>0.1514587402</text:p>
          </table:table-cell>
          <table:table-cell table:formula="of:=RAND()" office:value-type="float" office:value="0.3885498046875">
            <text:p>0.3885498047</text:p>
          </table:table-cell>
          <table:table-cell table:formula="of:=SQRT(1 - [.A608])" office:value-type="float" office:value="0.921162993050429">
            <text:p>0.9211629931</text:p>
          </table:table-cell>
          <table:table-cell table:formula="of:=SQRT(1 - (1 - [.A608]))" office:value-type="float" office:value="0.389177003732717">
            <text:p>0.3891770037</text:p>
          </table:table-cell>
          <table:table-cell table:formula="of:=COS(2 * PI() * [.B608])" office:value-type="float" office:value="-0.764673227998067">
            <text:p>-0.764673228</text:p>
          </table:table-cell>
          <table:table-cell table:formula="of:=SIN(2 * PI() * [.B608])" office:value-type="float" office:value="0.644418229399988">
            <text:p>0.6444182294</text:p>
          </table:table-cell>
          <table:table-cell table:formula="of:=[.D608]*[.E608]" office:value-type="float" office:value="-0.297593235706912">
            <text:p>-0.2975932357</text:p>
          </table:table-cell>
          <table:table-cell table:formula="of:=[.D608]*[.F608]" office:value-type="float" office:value="0.25079275566863">
            <text:p>0.2507927557</text:p>
          </table:table-cell>
          <table:table-cell table:formula="of:=[.C608]" office:value-type="float" office:value="0.921162993050429">
            <text:p>0.9211629931</text:p>
          </table:table-cell>
        </table:table-row>
        <table:table-row table:style-name="ro1">
          <table:table-cell table:formula="of:=RAND()" office:value-type="float" office:value="0.703460693359375">
            <text:p>0.7034606934</text:p>
          </table:table-cell>
          <table:table-cell table:formula="of:=RAND()" office:value-type="float" office:value="0.501708984375">
            <text:p>0.5017089844</text:p>
          </table:table-cell>
          <table:table-cell table:formula="of:=SQRT(1 - [.A609])" office:value-type="float" office:value="0.544554227456389">
            <text:p>0.5445542275</text:p>
          </table:table-cell>
          <table:table-cell table:formula="of:=SQRT(1 - (1 - [.A609]))" office:value-type="float" office:value="0.838725636522084">
            <text:p>0.8387256365</text:p>
          </table:table-cell>
          <table:table-cell table:formula="of:=COS(2 * PI() * [.B609])" office:value-type="float" office:value="-0.999942349676024">
            <text:p>-0.9999423497</text:p>
          </table:table-cell>
          <table:table-cell table:formula="of:=SIN(2 * PI() * [.B609])" office:value-type="float" office:value="-0.0107376591672642">
            <text:p>-0.0107376592</text:p>
          </table:table-cell>
          <table:table-cell table:formula="of:=[.D609]*[.E609]" office:value-type="float" office:value="-0.838677283717411">
            <text:p>-0.8386772837</text:p>
          </table:table-cell>
          <table:table-cell table:formula="of:=[.D609]*[.F609]" office:value-type="float" office:value="-0.00900595001982083">
            <text:p>-0.00900595</text:p>
          </table:table-cell>
          <table:table-cell table:formula="of:=[.C609]" office:value-type="float" office:value="0.544554227456389">
            <text:p>0.5445542275</text:p>
          </table:table-cell>
        </table:table-row>
        <table:table-row table:style-name="ro1">
          <table:table-cell table:formula="of:=RAND()" office:value-type="float" office:value="0.2681884765625">
            <text:p>0.2681884766</text:p>
          </table:table-cell>
          <table:table-cell table:formula="of:=RAND()" office:value-type="float" office:value="0.332366943359375">
            <text:p>0.3323669434</text:p>
          </table:table-cell>
          <table:table-cell table:formula="of:=SQRT(1 - [.A610])" office:value-type="float" office:value="0.855459831574516">
            <text:p>0.8554598316</text:p>
          </table:table-cell>
          <table:table-cell table:formula="of:=SQRT(1 - (1 - [.A610]))" office:value-type="float" office:value="0.517869169349267">
            <text:p>0.5178691693</text:p>
          </table:table-cell>
          <table:table-cell table:formula="of:=COS(2 * PI() * [.B610])" office:value-type="float" office:value="-0.49473230246196">
            <text:p>-0.4947323025</text:p>
          </table:table-cell>
          <table:table-cell table:formula="of:=SIN(2 * PI() * [.B610])" office:value-type="float" office:value="0.869045423957049">
            <text:p>0.869045424</text:p>
          </table:table-cell>
          <table:table-cell table:formula="of:=[.D610]*[.E610]" office:value-type="float" office:value="-0.256206606526226">
            <text:p>-0.2562066065</text:p>
          </table:table-cell>
          <table:table-cell table:formula="of:=[.D610]*[.F610]" office:value-type="float" office:value="0.450051831831419">
            <text:p>0.4500518318</text:p>
          </table:table-cell>
          <table:table-cell table:formula="of:=[.C610]" office:value-type="float" office:value="0.855459831574516">
            <text:p>0.8554598316</text:p>
          </table:table-cell>
        </table:table-row>
        <table:table-row table:style-name="ro1">
          <table:table-cell table:formula="of:=RAND()" office:value-type="float" office:value="0.319671630859375">
            <text:p>0.3196716309</text:p>
          </table:table-cell>
          <table:table-cell table:formula="of:=RAND()" office:value-type="float" office:value="0.918243408203125">
            <text:p>0.9182434082</text:p>
          </table:table-cell>
          <table:table-cell table:formula="of:=SQRT(1 - [.A611])" office:value-type="float" office:value="0.824820204129739">
            <text:p>0.8248202041</text:p>
          </table:table-cell>
          <table:table-cell table:formula="of:=SQRT(1 - (1 - [.A611]))" office:value-type="float" office:value="0.565395110395708">
            <text:p>0.5653951104</text:p>
          </table:table-cell>
          <table:table-cell table:formula="of:=COS(2 * PI() * [.B611])" office:value-type="float" office:value="0.870936303468982">
            <text:p>0.8709363035</text:p>
          </table:table-cell>
          <table:table-cell table:formula="of:=SIN(2 * PI() * [.B611])" office:value-type="float" office:value="-0.491395925196561">
            <text:p>-0.4913959252</text:p>
          </table:table-cell>
          <table:table-cell table:formula="of:=[.D611]*[.E611]" office:value-type="float" office:value="0.492423127447475">
            <text:p>0.4924231274</text:p>
          </table:table-cell>
          <table:table-cell table:formula="of:=[.D611]*[.F611]" office:value-type="float" office:value="-0.277832853374511">
            <text:p>-0.2778328534</text:p>
          </table:table-cell>
          <table:table-cell table:formula="of:=[.C611]" office:value-type="float" office:value="0.824820204129739">
            <text:p>0.8248202041</text:p>
          </table:table-cell>
        </table:table-row>
        <table:table-row table:style-name="ro1">
          <table:table-cell table:formula="of:=RAND()" office:value-type="float" office:value="0.8812255859375">
            <text:p>0.8812255859</text:p>
          </table:table-cell>
          <table:table-cell table:formula="of:=RAND()" office:value-type="float" office:value="0.38824462890625">
            <text:p>0.3882446289</text:p>
          </table:table-cell>
          <table:table-cell table:formula="of:=SQRT(1 - [.A612])" office:value-type="float" office:value="0.344636640626762">
            <text:p>0.3446366406</text:p>
          </table:table-cell>
          <table:table-cell table:formula="of:=SQRT(1 - (1 - [.A612]))" office:value-type="float" office:value="0.938736164178999">
            <text:p>0.9387361642</text:p>
          </table:table-cell>
          <table:table-cell table:formula="of:=COS(2 * PI() * [.B612])" office:value-type="float" office:value="-0.763436166534172">
            <text:p>-0.7634361665</text:p>
          </table:table-cell>
          <table:table-cell table:formula="of:=SIN(2 * PI() * [.B612])" office:value-type="float" office:value="0.645883286381996">
            <text:p>0.6458832864</text:p>
          </table:table-cell>
          <table:table-cell table:formula="of:=[.D612]*[.E612]" office:value-type="float" office:value="-0.716665138567808">
            <text:p>-0.7166651386</text:p>
          </table:table-cell>
          <table:table-cell table:formula="of:=[.D612]*[.F612]" office:value-type="float" office:value="0.606313998765561">
            <text:p>0.6063139988</text:p>
          </table:table-cell>
          <table:table-cell table:formula="of:=[.C612]" office:value-type="float" office:value="0.344636640626762">
            <text:p>0.3446366406</text:p>
          </table:table-cell>
        </table:table-row>
        <table:table-row table:style-name="ro1">
          <table:table-cell table:formula="of:=RAND()" office:value-type="float" office:value="0.23016357421875">
            <text:p>0.2301635742</text:p>
          </table:table-cell>
          <table:table-cell table:formula="of:=RAND()" office:value-type="float" office:value="0.25482177734375">
            <text:p>0.2548217773</text:p>
          </table:table-cell>
          <table:table-cell table:formula="of:=SQRT(1 - [.A613])" office:value-type="float" office:value="0.877403228727391">
            <text:p>0.8774032287</text:p>
          </table:table-cell>
          <table:table-cell table:formula="of:=SQRT(1 - (1 - [.A613]))" office:value-type="float" office:value="0.479753659932626">
            <text:p>0.4797536599</text:p>
          </table:table-cell>
          <table:table-cell table:formula="of:=COS(2 * PI() * [.B613])" office:value-type="float" office:value="-0.0302914861995393">
            <text:p>-0.0302914862</text:p>
          </table:table-cell>
          <table:table-cell table:formula="of:=SIN(2 * PI() * [.B613])" office:value-type="float" office:value="0.999541107640813">
            <text:p>0.9995411076</text:p>
          </table:table-cell>
          <table:table-cell table:formula="of:=[.D613]*[.E613]" office:value-type="float" office:value="-0.0145324513690276">
            <text:p>-0.0145324514</text:p>
          </table:table-cell>
          <table:table-cell table:formula="of:=[.D613]*[.F613]" office:value-type="float" office:value="0.479533504643791">
            <text:p>0.4795335046</text:p>
          </table:table-cell>
          <table:table-cell table:formula="of:=[.C613]" office:value-type="float" office:value="0.877403228727391">
            <text:p>0.8774032287</text:p>
          </table:table-cell>
        </table:table-row>
        <table:table-row table:style-name="ro1">
          <table:table-cell table:formula="of:=RAND()" office:value-type="float" office:value="0.714996337890625">
            <text:p>0.7149963379</text:p>
          </table:table-cell>
          <table:table-cell table:formula="of:=RAND()" office:value-type="float" office:value="0.554412841796875">
            <text:p>0.5544128418</text:p>
          </table:table-cell>
          <table:table-cell table:formula="of:=SQRT(1 - [.A614])" office:value-type="float" office:value="0.533857342470229">
            <text:p>0.5338573425</text:p>
          </table:table-cell>
          <table:table-cell table:formula="of:=SQRT(1 - (1 - [.A614]))" office:value-type="float" office:value="0.845574560810947">
            <text:p>0.8455745608</text:p>
          </table:table-cell>
          <table:table-cell table:formula="of:=COS(2 * PI() * [.B614])" office:value-type="float" office:value="-0.942124043253579">
            <text:p>-0.9421240433</text:p>
          </table:table-cell>
          <table:table-cell table:formula="of:=SIN(2 * PI() * [.B614])" office:value-type="float" office:value="-0.335264503226228">
            <text:p>-0.3352645032</text:p>
          </table:table-cell>
          <table:table-cell table:formula="of:=[.D614]*[.E614]" office:value-type="float" office:value="-0.796636124103578">
            <text:p>-0.7966361241</text:p>
          </table:table-cell>
          <table:table-cell table:formula="of:=[.D614]*[.F614]" office:value-type="float" office:value="-0.283491135071017">
            <text:p>-0.2834911351</text:p>
          </table:table-cell>
          <table:table-cell table:formula="of:=[.C614]" office:value-type="float" office:value="0.533857342470229">
            <text:p>0.5338573425</text:p>
          </table:table-cell>
        </table:table-row>
        <table:table-row table:style-name="ro1">
          <table:table-cell table:formula="of:=RAND()" office:value-type="float" office:value="0.400726318359375">
            <text:p>0.4007263184</text:p>
          </table:table-cell>
          <table:table-cell table:formula="of:=RAND()" office:value-type="float" office:value="0.680511474609375">
            <text:p>0.6805114746</text:p>
          </table:table-cell>
          <table:table-cell table:formula="of:=SQRT(1 - [.A615])" office:value-type="float" office:value="0.774127690785328">
            <text:p>0.7741276908</text:p>
          </table:table-cell>
          <table:table-cell table:formula="of:=SQRT(1 - (1 - [.A615]))" office:value-type="float" office:value="0.633029476690758">
            <text:p>0.6330294767</text:p>
          </table:table-cell>
          <table:table-cell table:formula="of:=COS(2 * PI() * [.B615])" office:value-type="float" office:value="-0.422869264465553">
            <text:p>-0.4228692645</text:p>
          </table:table-cell>
          <table:table-cell table:formula="of:=SIN(2 * PI() * [.B615])" office:value-type="float" office:value="-0.906190700222841">
            <text:p>-0.9061907002</text:p>
          </table:table-cell>
          <table:table-cell table:formula="of:=[.D615]*[.E615]" office:value-type="float" office:value="-0.267688709193235">
            <text:p>-0.2676887092</text:p>
          </table:table-cell>
          <table:table-cell table:formula="of:=[.D615]*[.F615]" office:value-type="float" office:value="-0.573645424744096">
            <text:p>-0.5736454247</text:p>
          </table:table-cell>
          <table:table-cell table:formula="of:=[.C615]" office:value-type="float" office:value="0.774127690785328">
            <text:p>0.7741276908</text:p>
          </table:table-cell>
        </table:table-row>
        <table:table-row table:style-name="ro1">
          <table:table-cell table:formula="of:=RAND()" office:value-type="float" office:value="0.47796630859375">
            <text:p>0.4779663086</text:p>
          </table:table-cell>
          <table:table-cell table:formula="of:=RAND()" office:value-type="float" office:value="0.014190673828125">
            <text:p>0.0141906738</text:p>
          </table:table-cell>
          <table:table-cell table:formula="of:=SQRT(1 - [.A616])" office:value-type="float" office:value="0.722518990342987">
            <text:p>0.7225189903</text:p>
          </table:table-cell>
          <table:table-cell table:formula="of:=SQRT(1 - (1 - [.A616]))" office:value-type="float" office:value="0.69135107477587">
            <text:p>0.6913510748</text:p>
          </table:table-cell>
          <table:table-cell table:formula="of:=COS(2 * PI() * [.B616])" office:value-type="float" office:value="0.996027645135174">
            <text:p>0.9960276451</text:p>
          </table:table-cell>
          <table:table-cell table:formula="of:=SIN(2 * PI() * [.B616])" office:value-type="float" office:value="0.0890445401272909">
            <text:p>0.0890445401</text:p>
          </table:table-cell>
          <table:table-cell table:formula="of:=[.D616]*[.E616]" office:value-type="float" office:value="0.688604782970681">
            <text:p>0.688604783</text:p>
          </table:table-cell>
          <table:table-cell table:formula="of:=[.D616]*[.F616]" office:value-type="float" office:value="0.0615610385199256">
            <text:p>0.0615610385</text:p>
          </table:table-cell>
          <table:table-cell table:formula="of:=[.C616]" office:value-type="float" office:value="0.722518990342987">
            <text:p>0.7225189903</text:p>
          </table:table-cell>
        </table:table-row>
        <table:table-row table:style-name="ro1">
          <table:table-cell table:formula="of:=RAND()" office:value-type="float" office:value="0.357513427734375">
            <text:p>0.3575134277</text:p>
          </table:table-cell>
          <table:table-cell table:formula="of:=RAND()" office:value-type="float" office:value="0.794891357421875">
            <text:p>0.7948913574</text:p>
          </table:table-cell>
          <table:table-cell table:formula="of:=SQRT(1 - [.A617])" office:value-type="float" office:value="0.801552601059734">
            <text:p>0.8015526011</text:p>
          </table:table-cell>
          <table:table-cell table:formula="of:=SQRT(1 - (1 - [.A617]))" office:value-type="float" office:value="0.597924265885216">
            <text:p>0.5979242659</text:p>
          </table:table-cell>
          <table:table-cell table:formula="of:=COS(2 * PI() * [.B617])" office:value-type="float" office:value="0.278335524020384">
            <text:p>0.278335524</text:p>
          </table:table-cell>
          <table:table-cell table:formula="of:=SIN(2 * PI() * [.B617])" office:value-type="float" office:value="-0.960483907240667">
            <text:p>-0.9604839072</text:p>
          </table:table-cell>
          <table:table-cell table:formula="of:=[.D617]*[.E617]" office:value-type="float" office:value="0.166423563869665">
            <text:p>0.1664235639</text:p>
          </table:table-cell>
          <table:table-cell table:formula="of:=[.D617]*[.F617]" office:value-type="float" office:value="-0.57429663513144">
            <text:p>-0.5742966351</text:p>
          </table:table-cell>
          <table:table-cell table:formula="of:=[.C617]" office:value-type="float" office:value="0.801552601059734">
            <text:p>0.8015526011</text:p>
          </table:table-cell>
        </table:table-row>
        <table:table-row table:style-name="ro1">
          <table:table-cell table:formula="of:=RAND()" office:value-type="float" office:value="0.250152587890625">
            <text:p>0.2501525879</text:p>
          </table:table-cell>
          <table:table-cell table:formula="of:=RAND()" office:value-type="float" office:value="0.7149658203125">
            <text:p>0.7149658203</text:p>
          </table:table-cell>
          <table:table-cell table:formula="of:=SQRT(1 - [.A618])" office:value-type="float" office:value="0.865937302643427">
            <text:p>0.8659373026</text:p>
          </table:table-cell>
          <table:table-cell table:formula="of:=SQRT(1 - (1 - [.A618]))" office:value-type="float" office:value="0.500152564614663">
            <text:p>0.5001525646</text:p>
          </table:table-cell>
          <table:table-cell table:formula="of:=COS(2 * PI() * [.B618])" office:value-type="float" office:value="-0.218352821623346">
            <text:p>-0.2183528216</text:p>
          </table:table-cell>
          <table:table-cell table:formula="of:=SIN(2 * PI() * [.B618])" office:value-type="float" office:value="-0.975869891578341">
            <text:p>-0.9758698916</text:p>
          </table:table-cell>
          <table:table-cell table:formula="of:=[.D618]*[.E618]" office:value-type="float" office:value="-0.109209723725765">
            <text:p>-0.1092097237</text:p>
          </table:table-cell>
          <table:table-cell table:formula="of:=[.D618]*[.F618]" office:value-type="float" office:value="-0.488083829003141">
            <text:p>-0.488083829</text:p>
          </table:table-cell>
          <table:table-cell table:formula="of:=[.C618]" office:value-type="float" office:value="0.865937302643427">
            <text:p>0.8659373026</text:p>
          </table:table-cell>
        </table:table-row>
        <table:table-row table:style-name="ro1">
          <table:table-cell table:formula="of:=RAND()" office:value-type="float" office:value="0.922943115234375">
            <text:p>0.9229431152</text:p>
          </table:table-cell>
          <table:table-cell table:formula="of:=RAND()" office:value-type="float" office:value="0.090850830078125">
            <text:p>0.0908508301</text:p>
          </table:table-cell>
          <table:table-cell table:formula="of:=SQRT(1 - [.A619])" office:value-type="float" office:value="0.277591218819373">
            <text:p>0.2775912188</text:p>
          </table:table-cell>
          <table:table-cell table:formula="of:=SQRT(1 - (1 - [.A619]))" office:value-type="float" office:value="0.960699284497691">
            <text:p>0.9606992845</text:p>
          </table:table-cell>
          <table:table-cell table:formula="of:=COS(2 * PI() * [.B619])" office:value-type="float" office:value="0.841451385384081">
            <text:p>0.8414513854</text:p>
          </table:table-cell>
          <table:table-cell table:formula="of:=SIN(2 * PI() * [.B619])" office:value-type="float" office:value="0.540332828944541">
            <text:p>0.5403328289</text:p>
          </table:table-cell>
          <table:table-cell table:formula="of:=[.D619]*[.E619]" office:value-type="float" office:value="0.808381743878078">
            <text:p>0.8083817439</text:p>
          </table:table-cell>
          <table:table-cell table:formula="of:=[.D619]*[.F619]" office:value-type="float" office:value="0.519097362157633">
            <text:p>0.5190973622</text:p>
          </table:table-cell>
          <table:table-cell table:formula="of:=[.C619]" office:value-type="float" office:value="0.277591218819373">
            <text:p>0.2775912188</text:p>
          </table:table-cell>
        </table:table-row>
        <table:table-row table:style-name="ro1">
          <table:table-cell table:formula="of:=RAND()" office:value-type="float" office:value="0.356689453125">
            <text:p>0.3566894531</text:p>
          </table:table-cell>
          <table:table-cell table:formula="of:=RAND()" office:value-type="float" office:value="0.78558349609375">
            <text:p>0.7855834961</text:p>
          </table:table-cell>
          <table:table-cell table:formula="of:=SQRT(1 - [.A620])" office:value-type="float" office:value="0.802066422981912">
            <text:p>0.802066423</text:p>
          </table:table-cell>
          <table:table-cell table:formula="of:=SQRT(1 - (1 - [.A620]))" office:value-type="float" office:value="0.597234839175512">
            <text:p>0.5972348392</text:p>
          </table:table-cell>
          <table:table-cell table:formula="of:=COS(2 * PI() * [.B620])" office:value-type="float" office:value="0.221719687114115">
            <text:p>0.2217196871</text:p>
          </table:table-cell>
          <table:table-cell table:formula="of:=SIN(2 * PI() * [.B620])" office:value-type="float" office:value="-0.975110445204039">
            <text:p>-0.9751104452</text:p>
          </table:table-cell>
          <table:table-cell table:formula="of:=[.D620]*[.E620]" office:value-type="float" office:value="0.132418721675644">
            <text:p>0.1324187217</text:p>
          </table:table-cell>
          <table:table-cell table:formula="of:=[.D620]*[.F620]" office:value-type="float" office:value="-0.582369929919796">
            <text:p>-0.5823699299</text:p>
          </table:table-cell>
          <table:table-cell table:formula="of:=[.C620]" office:value-type="float" office:value="0.802066422981912">
            <text:p>0.802066423</text:p>
          </table:table-cell>
        </table:table-row>
        <table:table-row table:style-name="ro1">
          <table:table-cell table:formula="of:=RAND()" office:value-type="float" office:value="0.32879638671875">
            <text:p>0.3287963867</text:p>
          </table:table-cell>
          <table:table-cell table:formula="of:=RAND()" office:value-type="float" office:value="0.958770751953125">
            <text:p>0.958770752</text:p>
          </table:table-cell>
          <table:table-cell table:formula="of:=SQRT(1 - [.A621])" office:value-type="float" office:value="0.819270171116494">
            <text:p>0.8192701711</text:p>
          </table:table-cell>
          <table:table-cell table:formula="of:=SQRT(1 - (1 - [.A621]))" office:value-type="float" office:value="0.573407696773203">
            <text:p>0.5734076968</text:p>
          </table:table-cell>
          <table:table-cell table:formula="of:=COS(2 * PI() * [.B621])" office:value-type="float" office:value="0.966633510953002">
            <text:p>0.966633511</text:p>
          </table:table-cell>
          <table:table-cell table:formula="of:=SIN(2 * PI() * [.B621])" office:value-type="float" office:value="-0.256163337545935">
            <text:p>-0.2561633375</text:p>
          </table:table-cell>
          <table:table-cell table:formula="of:=[.D621]*[.E621]" office:value-type="float" office:value="0.554275095139356">
            <text:p>0.5542750951</text:p>
          </table:table-cell>
          <table:table-cell table:formula="of:=[.D621]*[.F621]" office:value-type="float" office:value="-0.146886029379951">
            <text:p>-0.1468860294</text:p>
          </table:table-cell>
          <table:table-cell table:formula="of:=[.C621]" office:value-type="float" office:value="0.819270171116494">
            <text:p>0.8192701711</text:p>
          </table:table-cell>
        </table:table-row>
        <table:table-row table:style-name="ro1">
          <table:table-cell table:formula="of:=RAND()" office:value-type="float" office:value="0.634033203125">
            <text:p>0.6340332031</text:p>
          </table:table-cell>
          <table:table-cell table:formula="of:=RAND()" office:value-type="float" office:value="0.82232666015625">
            <text:p>0.8223266602</text:p>
          </table:table-cell>
          <table:table-cell table:formula="of:=SQRT(1 - [.A622])" office:value-type="float" office:value="0.604951896331436">
            <text:p>0.6049518963</text:p>
          </table:table-cell>
          <table:table-cell table:formula="of:=SQRT(1 - (1 - [.A622]))" office:value-type="float" office:value="0.796262019140057">
            <text:p>0.7962620191</text:p>
          </table:table-cell>
          <table:table-cell table:formula="of:=COS(2 * PI() * [.B622])" office:value-type="float" office:value="0.438960843617984">
            <text:p>0.4389608436</text:p>
          </table:table-cell>
          <table:table-cell table:formula="of:=SIN(2 * PI() * [.B622])" office:value-type="float" office:value="-0.898506192393902">
            <text:p>-0.8985061924</text:p>
          </table:table-cell>
          <table:table-cell table:formula="of:=[.D622]*[.E622]" office:value-type="float" office:value="0.349527847662679">
            <text:p>0.3495278477</text:p>
          </table:table-cell>
          <table:table-cell table:formula="of:=[.D622]*[.F622]" office:value-type="float" office:value="-0.715446354965413">
            <text:p>-0.715446355</text:p>
          </table:table-cell>
          <table:table-cell table:formula="of:=[.C622]" office:value-type="float" office:value="0.604951896331436">
            <text:p>0.6049518963</text:p>
          </table:table-cell>
        </table:table-row>
        <table:table-row table:style-name="ro1">
          <table:table-cell table:formula="of:=RAND()" office:value-type="float" office:value="0.86212158203125">
            <text:p>0.862121582</text:p>
          </table:table-cell>
          <table:table-cell table:formula="of:=RAND()" office:value-type="float" office:value="0.512786865234375">
            <text:p>0.5127868652</text:p>
          </table:table-cell>
          <table:table-cell table:formula="of:=SQRT(1 - [.A623])" office:value-type="float" office:value="0.37131983244738">
            <text:p>0.3713198324</text:p>
          </table:table-cell>
          <table:table-cell table:formula="of:=SQRT(1 - (1 - [.A623]))" office:value-type="float" office:value="0.928505025312868">
            <text:p>0.9285050253</text:p>
          </table:table-cell>
          <table:table-cell table:formula="of:=COS(2 * PI() * [.B623])" office:value-type="float" office:value="-0.996774297619282">
            <text:p>-0.9967742976</text:p>
          </table:table-cell>
          <table:table-cell table:formula="of:=SIN(2 * PI() * [.B623])" office:value-type="float" office:value="-0.0802558384517091">
            <text:p>-0.0802558385</text:p>
          </table:table-cell>
          <table:table-cell table:formula="of:=[.D623]*[.E623]" office:value-type="float" office:value="-0.925509944442208">
            <text:p>-0.9255099444</text:p>
          </table:table-cell>
          <table:table-cell table:formula="of:=[.D623]*[.F623]" office:value-type="float" office:value="-0.0745179493131096">
            <text:p>-0.0745179493</text:p>
          </table:table-cell>
          <table:table-cell table:formula="of:=[.C623]" office:value-type="float" office:value="0.37131983244738">
            <text:p>0.3713198324</text:p>
          </table:table-cell>
        </table:table-row>
        <table:table-row table:style-name="ro1">
          <table:table-cell table:formula="of:=RAND()" office:value-type="float" office:value="0.4951171875">
            <text:p>0.4951171875</text:p>
          </table:table-cell>
          <table:table-cell table:formula="of:=RAND()" office:value-type="float" office:value="0.575775146484375">
            <text:p>0.5757751465</text:p>
          </table:table-cell>
          <table:table-cell table:formula="of:=SQRT(1 - [.A624])" office:value-type="float" office:value="0.71055106255638">
            <text:p>0.7105510626</text:p>
          </table:table-cell>
          <table:table-cell table:formula="of:=SQRT(1 - (1 - [.A624]))" office:value-type="float" office:value="0.703645640574856">
            <text:p>0.7036456406</text:p>
          </table:table-cell>
          <table:table-cell table:formula="of:=COS(2 * PI() * [.B624])" office:value-type="float" office:value="-0.888784854969683">
            <text:p>-0.888784855</text:p>
          </table:table-cell>
          <table:table-cell table:formula="of:=SIN(2 * PI() * [.B624])" office:value-type="float" office:value="-0.458324646486003">
            <text:p>-0.4583246465</text:p>
          </table:table-cell>
          <table:table-cell table:formula="of:=[.D624]*[.E624]" office:value-type="float" office:value="-0.625389588608373">
            <text:p>-0.6253895886</text:p>
          </table:table-cell>
          <table:table-cell table:formula="of:=[.D624]*[.F624]" office:value-type="float" office:value="-0.322498139467888">
            <text:p>-0.3224981395</text:p>
          </table:table-cell>
          <table:table-cell table:formula="of:=[.C624]" office:value-type="float" office:value="0.71055106255638">
            <text:p>0.7105510626</text:p>
          </table:table-cell>
        </table:table-row>
        <table:table-row table:style-name="ro1">
          <table:table-cell table:formula="of:=RAND()" office:value-type="float" office:value="0.700958251953125">
            <text:p>0.700958252</text:p>
          </table:table-cell>
          <table:table-cell table:formula="of:=RAND()" office:value-type="float" office:value="0.0205078125">
            <text:p>0.0205078125</text:p>
          </table:table-cell>
          <table:table-cell table:formula="of:=SQRT(1 - [.A625])" office:value-type="float" office:value="0.546847097502469">
            <text:p>0.5468470975</text:p>
          </table:table-cell>
          <table:table-cell table:formula="of:=SQRT(1 - (1 - [.A625]))" office:value-type="float" office:value="0.837232495757973">
            <text:p>0.8372324958</text:p>
          </table:table-cell>
          <table:table-cell table:formula="of:=COS(2 * PI() * [.B625])" office:value-type="float" office:value="0.991709753669099">
            <text:p>0.9917097537</text:p>
          </table:table-cell>
          <table:table-cell table:formula="of:=SIN(2 * PI() * [.B625])" office:value-type="float" office:value="0.128498110793793">
            <text:p>0.1284981108</text:p>
          </table:table-cell>
          <table:table-cell table:formula="of:=[.D625]*[.E625]" office:value-type="float" office:value="0.830291632131905">
            <text:p>0.8302916321</text:p>
          </table:table-cell>
          <table:table-cell table:formula="of:=[.D625]*[.F625]" office:value-type="float" office:value="0.107582794000072">
            <text:p>0.107582794</text:p>
          </table:table-cell>
          <table:table-cell table:formula="of:=[.C625]" office:value-type="float" office:value="0.546847097502469">
            <text:p>0.5468470975</text:p>
          </table:table-cell>
        </table:table-row>
        <table:table-row table:style-name="ro1">
          <table:table-cell table:formula="of:=RAND()" office:value-type="float" office:value="0.699371337890625">
            <text:p>0.6993713379</text:p>
          </table:table-cell>
          <table:table-cell table:formula="of:=RAND()" office:value-type="float" office:value="0.068939208984375">
            <text:p>0.068939209</text:p>
          </table:table-cell>
          <table:table-cell table:formula="of:=SQRT(1 - [.A626])" office:value-type="float" office:value="0.548296144532656">
            <text:p>0.5482961445</text:p>
          </table:table-cell>
          <table:table-cell table:formula="of:=SQRT(1 - (1 - [.A626]))" office:value-type="float" office:value="0.836284244674396">
            <text:p>0.8362842447</text:p>
          </table:table-cell>
          <table:table-cell table:formula="of:=COS(2 * PI() * [.B626])" office:value-type="float" office:value="0.907644814794507">
            <text:p>0.9076448148</text:p>
          </table:table-cell>
          <table:table-cell table:formula="of:=SIN(2 * PI() * [.B626])" office:value-type="float" office:value="0.419739073921698">
            <text:p>0.4197390739</text:p>
          </table:table-cell>
          <table:table-cell table:formula="of:=[.D626]*[.E626]" office:value-type="float" office:value="0.759049058373056">
            <text:p>0.7590490584</text:p>
          </table:table-cell>
          <table:table-cell table:formula="of:=[.D626]*[.F626]" office:value-type="float" office:value="0.351021174394938">
            <text:p>0.3510211744</text:p>
          </table:table-cell>
          <table:table-cell table:formula="of:=[.C626]" office:value-type="float" office:value="0.548296144532656">
            <text:p>0.5482961445</text:p>
          </table:table-cell>
        </table:table-row>
        <table:table-row table:style-name="ro1">
          <table:table-cell table:formula="of:=RAND()" office:value-type="float" office:value="0.095550537109375">
            <text:p>0.0955505371</text:p>
          </table:table-cell>
          <table:table-cell table:formula="of:=RAND()" office:value-type="float" office:value="0.21771240234375">
            <text:p>0.2177124023</text:p>
          </table:table-cell>
          <table:table-cell table:formula="of:=SQRT(1 - [.A627])" office:value-type="float" office:value="0.951025479622194">
            <text:p>0.9510254796</text:p>
          </table:table-cell>
          <table:table-cell table:formula="of:=SQRT(1 - (1 - [.A627]))" office:value-type="float" office:value="0.309112499115411">
            <text:p>0.3091124991</text:p>
          </table:table-cell>
          <table:table-cell table:formula="of:=COS(2 * PI() * [.B627])" office:value-type="float" office:value="0.201480280345038">
            <text:p>0.2014802803</text:p>
          </table:table-cell>
          <table:table-cell table:formula="of:=SIN(2 * PI() * [.B627])" office:value-type="float" office:value="0.979492570993821">
            <text:p>0.979492571</text:p>
          </table:table-cell>
          <table:table-cell table:formula="of:=[.D627]*[.E627]" office:value-type="float" office:value="0.0622800729799283">
            <text:p>0.062280073</text:p>
          </table:table-cell>
          <table:table-cell table:formula="of:=[.D627]*[.F627]" office:value-type="float" office:value="0.302773396484879">
            <text:p>0.3027733965</text:p>
          </table:table-cell>
          <table:table-cell table:formula="of:=[.C627]" office:value-type="float" office:value="0.951025479622194">
            <text:p>0.9510254796</text:p>
          </table:table-cell>
        </table:table-row>
        <table:table-row table:style-name="ro1">
          <table:table-cell table:formula="of:=RAND()" office:value-type="float" office:value="0.23431396484375">
            <text:p>0.2343139648</text:p>
          </table:table-cell>
          <table:table-cell table:formula="of:=RAND()" office:value-type="float" office:value="0.6785888671875">
            <text:p>0.6785888672</text:p>
          </table:table-cell>
          <table:table-cell table:formula="of:=SQRT(1 - [.A628])" office:value-type="float" office:value="0.875034876537073">
            <text:p>0.8750348765</text:p>
          </table:table-cell>
          <table:table-cell table:formula="of:=SQRT(1 - (1 - [.A628]))" office:value-type="float" office:value="0.484059877333115">
            <text:p>0.4840598773</text:p>
          </table:table-cell>
          <table:table-cell table:formula="of:=COS(2 * PI() * [.B628])" office:value-type="float" office:value="-0.433785017303678">
            <text:p>-0.4337850173</text:p>
          </table:table-cell>
          <table:table-cell table:formula="of:=SIN(2 * PI() * [.B628])" office:value-type="float" office:value="-0.901016403159702">
            <text:p>-0.9010164032</text:p>
          </table:table-cell>
          <table:table-cell table:formula="of:=[.D628]*[.E628]" office:value-type="float" office:value="-0.209977922264962">
            <text:p>-0.2099779223</text:p>
          </table:table-cell>
          <table:table-cell table:formula="of:=[.D628]*[.F628]" office:value-type="float" office:value="-0.43614588958861">
            <text:p>-0.4361458896</text:p>
          </table:table-cell>
          <table:table-cell table:formula="of:=[.C628]" office:value-type="float" office:value="0.875034876537073">
            <text:p>0.8750348765</text:p>
          </table:table-cell>
        </table:table-row>
        <table:table-row table:style-name="ro1">
          <table:table-cell table:formula="of:=RAND()" office:value-type="float" office:value="0.55157470703125">
            <text:p>0.551574707</text:p>
          </table:table-cell>
          <table:table-cell table:formula="of:=RAND()" office:value-type="float" office:value="0.288848876953125">
            <text:p>0.288848877</text:p>
          </table:table-cell>
          <table:table-cell table:formula="of:=SQRT(1 - [.A629])" office:value-type="float" office:value="0.669645647315616">
            <text:p>0.6696456473</text:p>
          </table:table-cell>
          <table:table-cell table:formula="of:=SQRT(1 - (1 - [.A629]))" office:value-type="float" office:value="0.742680757143505">
            <text:p>0.7426807571</text:p>
          </table:table-cell>
          <table:table-cell table:formula="of:=COS(2 * PI() * [.B629])" office:value-type="float" office:value="-0.241677953276128">
            <text:p>-0.2416779533</text:p>
          </table:table-cell>
          <table:table-cell table:formula="of:=SIN(2 * PI() * [.B629])" office:value-type="float" office:value="0.970356515359309">
            <text:p>0.9703565154</text:p>
          </table:table-cell>
          <table:table-cell table:formula="of:=[.D629]*[.E629]" office:value-type="float" office:value="-0.179489565324007">
            <text:p>-0.1794895653</text:p>
          </table:table-cell>
          <table:table-cell table:formula="of:=[.D629]*[.F629]" office:value-type="float" office:value="0.720665111526185">
            <text:p>0.7206651115</text:p>
          </table:table-cell>
          <table:table-cell table:formula="of:=[.C629]" office:value-type="float" office:value="0.669645647315616">
            <text:p>0.6696456473</text:p>
          </table:table-cell>
        </table:table-row>
        <table:table-row table:style-name="ro1">
          <table:table-cell table:formula="of:=RAND()" office:value-type="float" office:value="0.214508056640625">
            <text:p>0.2145080566</text:p>
          </table:table-cell>
          <table:table-cell table:formula="of:=RAND()" office:value-type="float" office:value="0.210418701171875">
            <text:p>0.2104187012</text:p>
          </table:table-cell>
          <table:table-cell table:formula="of:=SQRT(1 - [.A630])" office:value-type="float" office:value="0.886279833551105">
            <text:p>0.8862798336</text:p>
          </table:table-cell>
          <table:table-cell table:formula="of:=SQRT(1 - (1 - [.A630]))" office:value-type="float" office:value="0.463150144813348">
            <text:p>0.4631501448</text:p>
          </table:table-cell>
          <table:table-cell table:formula="of:=COS(2 * PI() * [.B630])" office:value-type="float" office:value="0.246140903162261">
            <text:p>0.2461409032</text:p>
          </table:table-cell>
          <table:table-cell table:formula="of:=SIN(2 * PI() * [.B630])" office:value-type="float" office:value="0.96923405624775">
            <text:p>0.9692340562</text:p>
          </table:table-cell>
          <table:table-cell table:formula="of:=[.D630]*[.E630]" office:value-type="float" office:value="0.114000194944089">
            <text:p>0.1140001949</text:p>
          </table:table-cell>
          <table:table-cell table:formula="of:=[.D630]*[.F630]" office:value-type="float" office:value="0.448900893509174">
            <text:p>0.4489008935</text:p>
          </table:table-cell>
          <table:table-cell table:formula="of:=[.C630]" office:value-type="float" office:value="0.886279833551105">
            <text:p>0.8862798336</text:p>
          </table:table-cell>
        </table:table-row>
        <table:table-row table:style-name="ro1">
          <table:table-cell table:formula="of:=RAND()" office:value-type="float" office:value="0.17156982421875">
            <text:p>0.1715698242</text:p>
          </table:table-cell>
          <table:table-cell table:formula="of:=RAND()" office:value-type="float" office:value="0.794952392578125">
            <text:p>0.7949523926</text:p>
          </table:table-cell>
          <table:table-cell table:formula="of:=SQRT(1 - [.A631])" office:value-type="float" office:value="0.910181397184786">
            <text:p>0.9101813972</text:p>
          </table:table-cell>
          <table:table-cell table:formula="of:=SQRT(1 - (1 - [.A631]))" office:value-type="float" office:value="0.414209879431611">
            <text:p>0.4142098794</text:p>
          </table:table-cell>
          <table:table-cell table:formula="of:=COS(2 * PI() * [.B631])" office:value-type="float" office:value="0.278703844509348">
            <text:p>0.2787038445</text:p>
          </table:table-cell>
          <table:table-cell table:formula="of:=SIN(2 * PI() * [.B631])" office:value-type="float" office:value="-0.96037709627818">
            <text:p>-0.9603770963</text:p>
          </table:table-cell>
          <table:table-cell table:formula="of:=[.D631]*[.E631]" office:value-type="float" office:value="0.115441885831344">
            <text:p>0.1154418858</text:p>
          </table:table-cell>
          <table:table-cell table:formula="of:=[.D631]*[.F631]" office:value-type="float" office:value="-0.397797681258266">
            <text:p>-0.3977976813</text:p>
          </table:table-cell>
          <table:table-cell table:formula="of:=[.C631]" office:value-type="float" office:value="0.910181397184786">
            <text:p>0.9101813972</text:p>
          </table:table-cell>
        </table:table-row>
        <table:table-row table:style-name="ro1">
          <table:table-cell table:formula="of:=RAND()" office:value-type="float" office:value="0.20452880859375">
            <text:p>0.2045288086</text:p>
          </table:table-cell>
          <table:table-cell table:formula="of:=RAND()" office:value-type="float" office:value="0.499847412109375">
            <text:p>0.4998474121</text:p>
          </table:table-cell>
          <table:table-cell table:formula="of:=SQRT(1 - [.A632])" office:value-type="float" office:value="0.891891916885813">
            <text:p>0.8918919169</text:p>
          </table:table-cell>
          <table:table-cell table:formula="of:=SQRT(1 - (1 - [.A632]))" office:value-type="float" office:value="0.452248613700197">
            <text:p>0.4522486137</text:p>
          </table:table-cell>
          <table:table-cell table:formula="of:=COS(2 * PI() * [.B632])" office:value-type="float" office:value="-0.999999540410766">
            <text:p>-0.9999995404</text:p>
          </table:table-cell>
          <table:table-cell table:formula="of:=SIN(2 * PI() * [.B632])" office:value-type="float" office:value="0.000958737845553636">
            <text:p>0.0009587378</text:p>
          </table:table-cell>
          <table:table-cell table:formula="of:=[.D632]*[.E632]" office:value-type="float" office:value="-0.452248405851603">
            <text:p>-0.4522484059</text:p>
          </table:table-cell>
          <table:table-cell table:formula="of:=[.D632]*[.F632]" office:value-type="float" office:value="0.000433587861553545">
            <text:p>0.0004335879</text:p>
          </table:table-cell>
          <table:table-cell table:formula="of:=[.C632]" office:value-type="float" office:value="0.891891916885813">
            <text:p>0.8918919169</text:p>
          </table:table-cell>
        </table:table-row>
        <table:table-row table:style-name="ro1">
          <table:table-cell table:formula="of:=RAND()" office:value-type="float" office:value="0.81085205078125">
            <text:p>0.8108520508</text:p>
          </table:table-cell>
          <table:table-cell table:formula="of:=RAND()" office:value-type="float" office:value="0.33001708984375">
            <text:p>0.3300170898</text:p>
          </table:table-cell>
          <table:table-cell table:formula="of:=SQRT(1 - [.A633])" office:value-type="float" office:value="0.434911426866149">
            <text:p>0.4349114269</text:p>
          </table:table-cell>
          <table:table-cell table:formula="of:=SQRT(1 - (1 - [.A633]))" office:value-type="float" office:value="0.900473237126596">
            <text:p>0.9004732371</text:p>
          </table:table-cell>
          <table:table-cell table:formula="of:=COS(2 * PI() * [.B633])" office:value-type="float" office:value="-0.481847767956986">
            <text:p>-0.481847768</text:p>
          </table:table-cell>
          <table:table-cell table:formula="of:=SIN(2 * PI() * [.B633])" office:value-type="float" office:value="0.876254944930339">
            <text:p>0.8762549449</text:p>
          </table:table-cell>
          <table:table-cell table:formula="of:=[.D633]*[.E633]" office:value-type="float" office:value="-0.433891019414452">
            <text:p>-0.4338910194</text:p>
          </table:table-cell>
          <table:table-cell table:formula="of:=[.D633]*[.F633]" office:value-type="float" office:value="0.789044126809609">
            <text:p>0.7890441268</text:p>
          </table:table-cell>
          <table:table-cell table:formula="of:=[.C633]" office:value-type="float" office:value="0.434911426866149">
            <text:p>0.4349114269</text:p>
          </table:table-cell>
        </table:table-row>
        <table:table-row table:style-name="ro1">
          <table:table-cell table:formula="of:=RAND()" office:value-type="float" office:value="0.871795654296875">
            <text:p>0.8717956543</text:p>
          </table:table-cell>
          <table:table-cell table:formula="of:=RAND()" office:value-type="float" office:value="0.569366455078125">
            <text:p>0.5693664551</text:p>
          </table:table-cell>
          <table:table-cell table:formula="of:=SQRT(1 - [.A634])" office:value-type="float" office:value="0.358056344313468">
            <text:p>0.3580563443</text:p>
          </table:table-cell>
          <table:table-cell table:formula="of:=SQRT(1 - (1 - [.A634]))" office:value-type="float" office:value="0.933699980880837">
            <text:p>0.9336999809</text:p>
          </table:table-cell>
          <table:table-cell table:formula="of:=COS(2 * PI() * [.B634])" office:value-type="float" office:value="-0.906514770310459">
            <text:p>-0.9065147703</text:p>
          </table:table-cell>
          <table:table-cell table:formula="of:=SIN(2 * PI() * [.B634])" office:value-type="float" office:value="-0.422174100590001">
            <text:p>-0.4221741006</text:p>
          </table:table-cell>
          <table:table-cell table:formula="of:=[.D634]*[.E634]" office:value-type="float" office:value="-0.846412823707072">
            <text:p>-0.8464128237</text:p>
          </table:table-cell>
          <table:table-cell table:formula="of:=[.D634]*[.F634]" office:value-type="float" office:value="-0.394183949649268">
            <text:p>-0.3941839496</text:p>
          </table:table-cell>
          <table:table-cell table:formula="of:=[.C634]" office:value-type="float" office:value="0.358056344313468">
            <text:p>0.3580563443</text:p>
          </table:table-cell>
        </table:table-row>
        <table:table-row table:style-name="ro1">
          <table:table-cell table:formula="of:=RAND()" office:value-type="float" office:value="0.204071044921875">
            <text:p>0.2040710449</text:p>
          </table:table-cell>
          <table:table-cell table:formula="of:=RAND()" office:value-type="float" office:value="0.187042236328125">
            <text:p>0.1870422363</text:p>
          </table:table-cell>
          <table:table-cell table:formula="of:=SQRT(1 - [.A635])" office:value-type="float" office:value="0.892148505058505">
            <text:p>0.8921485051</text:p>
          </table:table-cell>
          <table:table-cell table:formula="of:=SQRT(1 - (1 - [.A635]))" office:value-type="float" office:value="0.451742232829603">
            <text:p>0.4517422328</text:p>
          </table:table-cell>
          <table:table-cell table:formula="of:=COS(2 * PI() * [.B635])" office:value-type="float" office:value="0.385339121032363">
            <text:p>0.385339121</text:p>
          </table:table-cell>
          <table:table-cell table:formula="of:=SIN(2 * PI() * [.B635])" office:value-type="float" office:value="0.922775033148386">
            <text:p>0.9227750331</text:p>
          </table:table-cell>
          <table:table-cell table:formula="of:=[.D635]*[.E635]" office:value-type="float" office:value="0.174073954931756">
            <text:p>0.1740739549</text:p>
          </table:table-cell>
          <table:table-cell table:formula="of:=[.D635]*[.F635]" office:value-type="float" office:value="0.416856453873863">
            <text:p>0.4168564539</text:p>
          </table:table-cell>
          <table:table-cell table:formula="of:=[.C635]" office:value-type="float" office:value="0.892148505058505">
            <text:p>0.8921485051</text:p>
          </table:table-cell>
        </table:table-row>
        <table:table-row table:style-name="ro1">
          <table:table-cell table:formula="of:=RAND()" office:value-type="float" office:value="0.376007080078125">
            <text:p>0.3760070801</text:p>
          </table:table-cell>
          <table:table-cell table:formula="of:=RAND()" office:value-type="float" office:value="0.87371826171875">
            <text:p>0.8737182617</text:p>
          </table:table-cell>
          <table:table-cell table:formula="of:=SQRT(1 - [.A636])" office:value-type="float" office:value="0.789932224891398">
            <text:p>0.7899322249</text:p>
          </table:table-cell>
          <table:table-cell table:formula="of:=SQRT(1 - (1 - [.A636]))" office:value-type="float" office:value="0.613194161810209">
            <text:p>0.6131941618</text:p>
          </table:table-cell>
          <table:table-cell table:formula="of:=COS(2 * PI() * [.B636])" office:value-type="float" office:value="0.701389299229202">
            <text:p>0.7013892992</text:p>
          </table:table-cell>
          <table:table-cell table:formula="of:=SIN(2 * PI() * [.B636])" office:value-type="float" office:value="-0.712778402399209">
            <text:p>-0.7127784024</text:p>
          </table:table-cell>
          <table:table-cell table:formula="of:=[.D636]*[.E636]" office:value-type="float" office:value="0.4300878234435">
            <text:p>0.4300878234</text:p>
          </table:table-cell>
          <table:table-cell table:formula="of:=[.D636]*[.F636]" office:value-type="float" office:value="-0.437071555015603">
            <text:p>-0.437071555</text:p>
          </table:table-cell>
          <table:table-cell table:formula="of:=[.C636]" office:value-type="float" office:value="0.789932224891398">
            <text:p>0.7899322249</text:p>
          </table:table-cell>
        </table:table-row>
        <table:table-row table:style-name="ro1">
          <table:table-cell table:formula="of:=RAND()" office:value-type="float" office:value="0.718719482421875">
            <text:p>0.7187194824</text:p>
          </table:table-cell>
          <table:table-cell table:formula="of:=RAND()" office:value-type="float" office:value="0.815338134765625">
            <text:p>0.8153381348</text:p>
          </table:table-cell>
          <table:table-cell table:formula="of:=SQRT(1 - [.A637])" office:value-type="float" office:value="0.530358857358039">
            <text:p>0.5303588574</text:p>
          </table:table-cell>
          <table:table-cell table:formula="of:=SQRT(1 - (1 - [.A637]))" office:value-type="float" office:value="0.847773249413943">
            <text:p>0.8477732494</text:p>
          </table:table-cell>
          <table:table-cell table:formula="of:=COS(2 * PI() * [.B637])" office:value-type="float" office:value="0.399096820731086">
            <text:p>0.3990968207</text:p>
          </table:table-cell>
          <table:table-cell table:formula="of:=SIN(2 * PI() * [.B637])" office:value-type="float" office:value="-0.916908789183711">
            <text:p>-0.9169087892</text:p>
          </table:table-cell>
          <table:table-cell table:formula="of:=[.D637]*[.E637]" office:value-type="float" office:value="0.338343608541967">
            <text:p>0.3383436085</text:p>
          </table:table-cell>
          <table:table-cell table:formula="of:=[.D637]*[.F637]" office:value-type="float" office:value="-0.777330743622479">
            <text:p>-0.7773307436</text:p>
          </table:table-cell>
          <table:table-cell table:formula="of:=[.C637]" office:value-type="float" office:value="0.530358857358039">
            <text:p>0.5303588574</text:p>
          </table:table-cell>
        </table:table-row>
        <table:table-row table:style-name="ro1">
          <table:table-cell table:formula="of:=RAND()" office:value-type="float" office:value="0.400848388671875">
            <text:p>0.4008483887</text:p>
          </table:table-cell>
          <table:table-cell table:formula="of:=RAND()" office:value-type="float" office:value="0.664306640625">
            <text:p>0.6643066406</text:p>
          </table:table-cell>
          <table:table-cell table:formula="of:=SQRT(1 - [.A638])" office:value-type="float" office:value="0.774048842986103">
            <text:p>0.774048843</text:p>
          </table:table-cell>
          <table:table-cell table:formula="of:=SQRT(1 - (1 - [.A638]))" office:value-type="float" office:value="0.633125886907079">
            <text:p>0.6331258869</text:p>
          </table:table-cell>
          <table:table-cell table:formula="of:=COS(2 * PI() * [.B638])" office:value-type="float" office:value="-0.512786400633563">
            <text:p>-0.5127864006</text:p>
          </table:table-cell>
          <table:table-cell table:formula="of:=SIN(2 * PI() * [.B638])" office:value-type="float" office:value="-0.858516224264443">
            <text:p>-0.8585162243</text:p>
          </table:table-cell>
          <table:table-cell table:formula="of:=[.D638]*[.E638]" office:value-type="float" office:value="-0.324658344695013">
            <text:p>-0.3246583447</text:p>
          </table:table-cell>
          <table:table-cell table:formula="of:=[.D638]*[.F638]" office:value-type="float" office:value="-0.543548845911542">
            <text:p>-0.5435488459</text:p>
          </table:table-cell>
          <table:table-cell table:formula="of:=[.C638]" office:value-type="float" office:value="0.774048842986103">
            <text:p>0.774048843</text:p>
          </table:table-cell>
        </table:table-row>
        <table:table-row table:style-name="ro1">
          <table:table-cell table:formula="of:=RAND()" office:value-type="float" office:value="0.891998291015625">
            <text:p>0.891998291</text:p>
          </table:table-cell>
          <table:table-cell table:formula="of:=RAND()" office:value-type="float" office:value="0.34979248046875">
            <text:p>0.3497924805</text:p>
          </table:table-cell>
          <table:table-cell table:formula="of:=SQRT(1 - [.A639])" office:value-type="float" office:value="0.328636134629738">
            <text:p>0.3286361346</text:p>
          </table:table-cell>
          <table:table-cell table:formula="of:=SQRT(1 - (1 - [.A639]))" office:value-type="float" office:value="0.944456611505063">
            <text:p>0.9444566115</text:p>
          </table:table-cell>
          <table:table-cell table:formula="of:=COS(2 * PI() * [.B639])" office:value-type="float" office:value="-0.5867298888934">
            <text:p>-0.5867298889</text:p>
          </table:table-cell>
          <table:table-cell table:formula="of:=SIN(2 * PI() * [.B639])" office:value-type="float" office:value="0.809782710039637">
            <text:p>0.80978271</text:p>
          </table:table-cell>
          <table:table-cell table:formula="of:=[.D639]*[.E639]" office:value-type="float" office:value="-0.554140922733003">
            <text:p>-0.5541409227</text:p>
          </table:table-cell>
          <table:table-cell table:formula="of:=[.D639]*[.F639]" office:value-type="float" office:value="0.764804634379422">
            <text:p>0.7648046344</text:p>
          </table:table-cell>
          <table:table-cell table:formula="of:=[.C639]" office:value-type="float" office:value="0.328636134629738">
            <text:p>0.3286361346</text:p>
          </table:table-cell>
        </table:table-row>
        <table:table-row table:style-name="ro1">
          <table:table-cell table:formula="of:=RAND()" office:value-type="float" office:value="0.2347412109375">
            <text:p>0.2347412109</text:p>
          </table:table-cell>
          <table:table-cell table:formula="of:=RAND()" office:value-type="float" office:value="0.0040283203125">
            <text:p>0.0040283203</text:p>
          </table:table-cell>
          <table:table-cell table:formula="of:=SQRT(1 - [.A640])" office:value-type="float" office:value="0.874790711577632">
            <text:p>0.8747907116</text:p>
          </table:table-cell>
          <table:table-cell table:formula="of:=SQRT(1 - (1 - [.A640]))" office:value-type="float" office:value="0.484500991678552">
            <text:p>0.4845009917</text:p>
          </table:table-cell>
          <table:table-cell table:formula="of:=COS(2 * PI() * [.B640])" office:value-type="float" office:value="0.999679701762988">
            <text:p>0.9996797018</text:p>
          </table:table-cell>
          <table:table-cell table:formula="of:=SIN(2 * PI() * [.B640])" office:value-type="float" office:value="0.0253079806200246">
            <text:p>0.0253079806</text:p>
          </table:table-cell>
          <table:table-cell table:formula="of:=[.D640]*[.E640]" office:value-type="float" office:value="0.484345806865086">
            <text:p>0.4843458069</text:p>
          </table:table-cell>
          <table:table-cell table:formula="of:=[.D640]*[.F640]" office:value-type="float" office:value="0.0122617417077835">
            <text:p>0.0122617417</text:p>
          </table:table-cell>
          <table:table-cell table:formula="of:=[.C640]" office:value-type="float" office:value="0.874790711577632">
            <text:p>0.8747907116</text:p>
          </table:table-cell>
        </table:table-row>
        <table:table-row table:style-name="ro1">
          <table:table-cell table:formula="of:=RAND()" office:value-type="float" office:value="0.406829833984375">
            <text:p>0.406829834</text:p>
          </table:table-cell>
          <table:table-cell table:formula="of:=RAND()" office:value-type="float" office:value="0.993927001953125">
            <text:p>0.993927002</text:p>
          </table:table-cell>
          <table:table-cell table:formula="of:=SQRT(1 - [.A641])" office:value-type="float" office:value="0.770175412497455">
            <text:p>0.7701754125</text:p>
          </table:table-cell>
          <table:table-cell table:formula="of:=SQRT(1 - (1 - [.A641]))" office:value-type="float" office:value="0.637832136211696">
            <text:p>0.6378321362</text:p>
          </table:table-cell>
          <table:table-cell table:formula="of:=COS(2 * PI() * [.B641])" office:value-type="float" office:value="0.999272080542503">
            <text:p>0.9992720805</text:p>
          </table:table-cell>
          <table:table-cell table:formula="of:=SIN(2 * PI() * [.B641])" office:value-type="float" office:value="-0.038148513054355">
            <text:p>-0.0381485131</text:p>
          </table:table-cell>
          <table:table-cell table:formula="of:=[.D641]*[.E641]" office:value-type="float" office:value="0.63736784578913">
            <text:p>0.6373678458</text:p>
          </table:table-cell>
          <table:table-cell table:formula="of:=[.D641]*[.F641]" office:value-type="float" office:value="-0.024332347574759">
            <text:p>-0.0243323476</text:p>
          </table:table-cell>
          <table:table-cell table:formula="of:=[.C641]" office:value-type="float" office:value="0.770175412497455">
            <text:p>0.7701754125</text:p>
          </table:table-cell>
        </table:table-row>
        <table:table-row table:style-name="ro1">
          <table:table-cell table:formula="of:=RAND()" office:value-type="float" office:value="0.80670166015625">
            <text:p>0.8067016602</text:p>
          </table:table-cell>
          <table:table-cell table:formula="of:=RAND()" office:value-type="float" office:value="0.463592529296875">
            <text:p>0.4635925293</text:p>
          </table:table-cell>
          <table:table-cell table:formula="of:=SQRT(1 - [.A642])" office:value-type="float" office:value="0.439657070730985">
            <text:p>0.4396570707</text:p>
          </table:table-cell>
          <table:table-cell table:formula="of:=SQRT(1 - (1 - [.A642]))" office:value-type="float" office:value="0.898165719762367">
            <text:p>0.8981657198</text:p>
          </table:table-cell>
          <table:table-cell table:formula="of:=COS(2 * PI() * [.B642])" office:value-type="float" office:value="-0.973949498424792">
            <text:p>-0.9739494984</text:p>
          </table:table-cell>
          <table:table-cell table:formula="of:=SIN(2 * PI() * [.B642])" office:value-type="float" office:value="0.226765020490586">
            <text:p>0.2267650205</text:p>
          </table:table-cell>
          <table:table-cell table:formula="of:=[.D642]*[.E642]" office:value-type="float" office:value="-0.874768052264899">
            <text:p>-0.8747680523</text:p>
          </table:table-cell>
          <table:table-cell table:formula="of:=[.D642]*[.F642]" office:value-type="float" office:value="0.203672567845855">
            <text:p>0.2036725678</text:p>
          </table:table-cell>
          <table:table-cell table:formula="of:=[.C642]" office:value-type="float" office:value="0.439657070730985">
            <text:p>0.4396570707</text:p>
          </table:table-cell>
        </table:table-row>
        <table:table-row table:style-name="ro1">
          <table:table-cell table:formula="of:=RAND()" office:value-type="float" office:value="0.6639404296875">
            <text:p>0.6639404297</text:p>
          </table:table-cell>
          <table:table-cell table:formula="of:=RAND()" office:value-type="float" office:value="0.5374755859375">
            <text:p>0.5374755859</text:p>
          </table:table-cell>
          <table:table-cell table:formula="of:=SQRT(1 - [.A643])" office:value-type="float" office:value="0.579706451846536">
            <text:p>0.5797064518</text:p>
          </table:table-cell>
          <table:table-cell table:formula="of:=SQRT(1 - (1 - [.A643]))" office:value-type="float" office:value="0.814825398283276">
            <text:p>0.8148253983</text:p>
          </table:table-cell>
          <table:table-cell table:formula="of:=COS(2 * PI() * [.B643])" office:value-type="float" office:value="-0.97240571902745">
            <text:p>-0.972405719</text:p>
          </table:table-cell>
          <table:table-cell table:formula="of:=SIN(2 * PI() * [.B643])" office:value-type="float" office:value="-0.233296201432231">
            <text:p>-0.2332962014</text:p>
          </table:table-cell>
          <table:table-cell table:formula="of:=[.D643]*[.E643]" office:value-type="float" office:value="-0.792340877299478">
            <text:p>-0.7923408773</text:p>
          </table:table-cell>
          <table:table-cell table:formula="of:=[.D643]*[.F643]" office:value-type="float" office:value="-0.190095670249993">
            <text:p>-0.1900956702</text:p>
          </table:table-cell>
          <table:table-cell table:formula="of:=[.C643]" office:value-type="float" office:value="0.579706451846536">
            <text:p>0.5797064518</text:p>
          </table:table-cell>
        </table:table-row>
        <table:table-row table:style-name="ro1">
          <table:table-cell table:formula="of:=RAND()" office:value-type="float" office:value="0.083251953125">
            <text:p>0.0832519531</text:p>
          </table:table-cell>
          <table:table-cell table:formula="of:=RAND()" office:value-type="float" office:value="0.030853271484375">
            <text:p>0.0308532715</text:p>
          </table:table-cell>
          <table:table-cell table:formula="of:=SQRT(1 - [.A644])" office:value-type="float" office:value="0.957469606240846">
            <text:p>0.9574696062</text:p>
          </table:table-cell>
          <table:table-cell table:formula="of:=SQRT(1 - (1 - [.A644]))" office:value-type="float" office:value="0.288534145509678">
            <text:p>0.2885341455</text:p>
          </table:table-cell>
          <table:table-cell table:formula="of:=COS(2 * PI() * [.B644])" office:value-type="float" office:value="0.981268538084017">
            <text:p>0.9812685381</text:p>
          </table:table-cell>
          <table:table-cell table:formula="of:=SIN(2 * PI() * [.B644])" office:value-type="float" office:value="0.192644896549212">
            <text:p>0.1926448965</text:p>
          </table:table-cell>
          <table:table-cell table:formula="of:=[.D644]*[.E644]" office:value-type="float" office:value="0.283129479151603">
            <text:p>0.2831294792</text:p>
          </table:table-cell>
          <table:table-cell table:formula="of:=[.D644]*[.F644]" office:value-type="float" office:value="0.0555846306126272">
            <text:p>0.0555846306</text:p>
          </table:table-cell>
          <table:table-cell table:formula="of:=[.C644]" office:value-type="float" office:value="0.957469606240846">
            <text:p>0.9574696062</text:p>
          </table:table-cell>
        </table:table-row>
        <table:table-row table:style-name="ro1">
          <table:table-cell table:formula="of:=RAND()" office:value-type="float" office:value="0.605560302734375">
            <text:p>0.6055603027</text:p>
          </table:table-cell>
          <table:table-cell table:formula="of:=RAND()" office:value-type="float" office:value="0.790252685546875">
            <text:p>0.7902526855</text:p>
          </table:table-cell>
          <table:table-cell table:formula="of:=SQRT(1 - [.A645])" office:value-type="float" office:value="0.628044343391153">
            <text:p>0.6280443434</text:p>
          </table:table-cell>
          <table:table-cell table:formula="of:=SQRT(1 - (1 - [.A645]))" office:value-type="float" office:value="0.778177552191256">
            <text:p>0.7781775522</text:p>
          </table:table-cell>
          <table:table-cell table:formula="of:=COS(2 * PI() * [.B645])" office:value-type="float" office:value="0.250227363622282">
            <text:p>0.2502273636</text:p>
          </table:table-cell>
          <table:table-cell table:formula="of:=SIN(2 * PI() * [.B645])" office:value-type="float" office:value="-0.968187103040854">
            <text:p>-0.968187103</text:p>
          </table:table-cell>
          <table:table-cell table:formula="of:=[.D645]*[.E645]" office:value-type="float" office:value="0.194721317314859">
            <text:p>0.1947213173</text:p>
          </table:table-cell>
          <table:table-cell table:formula="of:=[.D645]*[.F645]" office:value-type="float" office:value="-0.753421469907476">
            <text:p>-0.7534214699</text:p>
          </table:table-cell>
          <table:table-cell table:formula="of:=[.C645]" office:value-type="float" office:value="0.628044343391153">
            <text:p>0.6280443434</text:p>
          </table:table-cell>
        </table:table-row>
        <table:table-row table:style-name="ro1">
          <table:table-cell table:formula="of:=RAND()" office:value-type="float" office:value="0.7332763671875">
            <text:p>0.7332763672</text:p>
          </table:table-cell>
          <table:table-cell table:formula="of:=RAND()" office:value-type="float" office:value="0.264312744140625">
            <text:p>0.2643127441</text:p>
          </table:table-cell>
          <table:table-cell table:formula="of:=SQRT(1 - [.A646])" office:value-type="float" office:value="0.51645293378245">
            <text:p>0.5164529338</text:p>
          </table:table-cell>
          <table:table-cell table:formula="of:=SQRT(1 - (1 - [.A646]))" office:value-type="float" office:value="0.856315576868423">
            <text:p>0.8563155769</text:p>
          </table:table-cell>
          <table:table-cell table:formula="of:=COS(2 * PI() * [.B646])" office:value-type="float" office:value="-0.0898084574970052">
            <text:p>-0.0898084575</text:p>
          </table:table-cell>
          <table:table-cell table:formula="of:=SIN(2 * PI() * [.B646])" office:value-type="float" office:value="0.995959055866258">
            <text:p>0.9959590559</text:p>
          </table:table-cell>
          <table:table-cell table:formula="of:=[.D646]*[.E646]" office:value-type="float" office:value="-0.0769043810892113">
            <text:p>-0.0769043811</text:p>
          </table:table-cell>
          <table:table-cell table:formula="of:=[.D646]*[.F646]" office:value-type="float" office:value="0.852855253461445">
            <text:p>0.8528552535</text:p>
          </table:table-cell>
          <table:table-cell table:formula="of:=[.C646]" office:value-type="float" office:value="0.51645293378245">
            <text:p>0.5164529338</text:p>
          </table:table-cell>
        </table:table-row>
        <table:table-row table:style-name="ro1">
          <table:table-cell table:formula="of:=RAND()" office:value-type="float" office:value="0.947601318359375">
            <text:p>0.9476013184</text:p>
          </table:table-cell>
          <table:table-cell table:formula="of:=RAND()" office:value-type="float" office:value="0.212982177734375">
            <text:p>0.2129821777</text:p>
          </table:table-cell>
          <table:table-cell table:formula="of:=SQRT(1 - [.A647])" office:value-type="float" office:value="0.228907583187244">
            <text:p>0.2289075832</text:p>
          </table:table-cell>
          <table:table-cell table:formula="of:=SQRT(1 - (1 - [.A647]))" office:value-type="float" office:value="0.973448159050792">
            <text:p>0.9734481591</text:p>
          </table:table-cell>
          <table:table-cell table:formula="of:=COS(2 * PI() * [.B647])" office:value-type="float" office:value="0.230498393384562">
            <text:p>0.2304983934</text:p>
          </table:table-cell>
          <table:table-cell table:formula="of:=SIN(2 * PI() * [.B647])" office:value-type="float" office:value="0.97307270573536">
            <text:p>0.9730727057</text:p>
          </table:table-cell>
          <table:table-cell table:formula="of:=[.D647]*[.E647]" office:value-type="float" office:value="0.224378236704367">
            <text:p>0.2243782367</text:p>
          </table:table-cell>
          <table:table-cell table:formula="of:=[.D647]*[.F647]" office:value-type="float" office:value="0.947235834020659">
            <text:p>0.947235834</text:p>
          </table:table-cell>
          <table:table-cell table:formula="of:=[.C647]" office:value-type="float" office:value="0.228907583187244">
            <text:p>0.2289075832</text:p>
          </table:table-cell>
        </table:table-row>
        <table:table-row table:style-name="ro1">
          <table:table-cell table:formula="of:=RAND()" office:value-type="float" office:value="0.466339111328125">
            <text:p>0.4663391113</text:p>
          </table:table-cell>
          <table:table-cell table:formula="of:=RAND()" office:value-type="float" office:value="0.221832275390625">
            <text:p>0.2218322754</text:p>
          </table:table-cell>
          <table:table-cell table:formula="of:=SQRT(1 - [.A648])" office:value-type="float" office:value="0.73052097072697">
            <text:p>0.7305209707</text:p>
          </table:table-cell>
          <table:table-cell table:formula="of:=SQRT(1 - (1 - [.A648]))" office:value-type="float" office:value="0.682890263020439">
            <text:p>0.682890263</text:p>
          </table:table-cell>
          <table:table-cell table:formula="of:=COS(2 * PI() * [.B648])" office:value-type="float" office:value="0.176060539599368">
            <text:p>0.1760605396</text:p>
          </table:table-cell>
          <table:table-cell table:formula="of:=SIN(2 * PI() * [.B648])" office:value-type="float" office:value="0.984379340699499">
            <text:p>0.9843793407</text:p>
          </table:table-cell>
          <table:table-cell table:formula="of:=[.D648]*[.E648]" office:value-type="float" office:value="0.120230028194533">
            <text:p>0.1202300282</text:p>
          </table:table-cell>
          <table:table-cell table:formula="of:=[.D648]*[.F648]" office:value-type="float" office:value="0.672223066882167">
            <text:p>0.6722230669</text:p>
          </table:table-cell>
          <table:table-cell table:formula="of:=[.C648]" office:value-type="float" office:value="0.73052097072697">
            <text:p>0.7305209707</text:p>
          </table:table-cell>
        </table:table-row>
        <table:table-row table:style-name="ro1">
          <table:table-cell table:formula="of:=RAND()" office:value-type="float" office:value="0.476104736328125">
            <text:p>0.4761047363</text:p>
          </table:table-cell>
          <table:table-cell table:formula="of:=RAND()" office:value-type="float" office:value="0.52691650390625">
            <text:p>0.5269165039</text:p>
          </table:table-cell>
          <table:table-cell table:formula="of:=SQRT(1 - [.A649])" office:value-type="float" office:value="0.723806095354187">
            <text:p>0.7238060954</text:p>
          </table:table-cell>
          <table:table-cell table:formula="of:=SQRT(1 - (1 - [.A649]))" office:value-type="float" office:value="0.690003432113294">
            <text:p>0.6900034321</text:p>
          </table:table-cell>
          <table:table-cell table:formula="of:=COS(2 * PI() * [.B649])" office:value-type="float" office:value="-0.985733033149723">
            <text:p>-0.9857330331</text:p>
          </table:table-cell>
          <table:table-cell table:formula="of:=SIN(2 * PI() * [.B649])" office:value-type="float" office:value="-0.168316331226195">
            <text:p>-0.1683163312</text:p>
          </table:table-cell>
          <table:table-cell table:formula="of:=[.D649]*[.E649]" office:value-type="float" office:value="-0.680159176020757">
            <text:p>-0.680159176</text:p>
          </table:table-cell>
          <table:table-cell table:formula="of:=[.D649]*[.F649]" office:value-type="float" office:value="-0.116138846226792">
            <text:p>-0.1161388462</text:p>
          </table:table-cell>
          <table:table-cell table:formula="of:=[.C649]" office:value-type="float" office:value="0.723806095354187">
            <text:p>0.7238060954</text:p>
          </table:table-cell>
        </table:table-row>
        <table:table-row table:style-name="ro1">
          <table:table-cell table:formula="of:=RAND()" office:value-type="float" office:value="0.95147705078125">
            <text:p>0.9514770508</text:p>
          </table:table-cell>
          <table:table-cell table:formula="of:=RAND()" office:value-type="float" office:value="0.19622802734375">
            <text:p>0.1962280273</text:p>
          </table:table-cell>
          <table:table-cell table:formula="of:=SQRT(1 - [.A650])" office:value-type="float" office:value="0.220279252810495">
            <text:p>0.2202792528</text:p>
          </table:table-cell>
          <table:table-cell table:formula="of:=SQRT(1 - (1 - [.A650]))" office:value-type="float" office:value="0.975436851252427">
            <text:p>0.9754368513</text:p>
          </table:table-cell>
          <table:table-cell table:formula="of:=COS(2 * PI() * [.B650])" office:value-type="float" office:value="0.331468144962441">
            <text:p>0.331468145</text:p>
          </table:table-cell>
          <table:table-cell table:formula="of:=SIN(2 * PI() * [.B650])" office:value-type="float" office:value="0.943466411100659">
            <text:p>0.9434664111</text:p>
          </table:table-cell>
          <table:table-cell table:formula="of:=[.D650]*[.E650]" office:value-type="float" office:value="0.323326243612646">
            <text:p>0.3233262436</text:p>
          </table:table-cell>
          <table:table-cell table:formula="of:=[.D650]*[.F650]" office:value-type="float" office:value="0.920291905306455">
            <text:p>0.9202919053</text:p>
          </table:table-cell>
          <table:table-cell table:formula="of:=[.C650]" office:value-type="float" office:value="0.220279252810495">
            <text:p>0.2202792528</text:p>
          </table:table-cell>
        </table:table-row>
        <table:table-row table:style-name="ro1">
          <table:table-cell table:formula="of:=RAND()" office:value-type="float" office:value="0.564422607421875">
            <text:p>0.5644226074</text:p>
          </table:table-cell>
          <table:table-cell table:formula="of:=RAND()" office:value-type="float" office:value="0.5830078125">
            <text:p>0.5830078125</text:p>
          </table:table-cell>
          <table:table-cell table:formula="of:=SQRT(1 - [.A651])" office:value-type="float" office:value="0.659982872943022">
            <text:p>0.6599828729</text:p>
          </table:table-cell>
          <table:table-cell table:formula="of:=SQRT(1 - (1 - [.A651]))" office:value-type="float" office:value="0.751280644913653">
            <text:p>0.7512806449</text:p>
          </table:table-cell>
          <table:table-cell table:formula="of:=COS(2 * PI() * [.B651])" office:value-type="float" office:value="-0.867046245515693">
            <text:p>-0.8670462455</text:p>
          </table:table-cell>
          <table:table-cell table:formula="of:=SIN(2 * PI() * [.B651])" office:value-type="float" office:value="-0.498227666972782">
            <text:p>-0.498227667</text:p>
          </table:table-cell>
          <table:table-cell table:formula="of:=[.D651]*[.E651]" office:value-type="float" office:value="-0.651395062500992">
            <text:p>-0.6513950625</text:p>
          </table:table-cell>
          <table:table-cell table:formula="of:=[.D651]*[.F651]" office:value-type="float" office:value="-0.374308802957136">
            <text:p>-0.374308803</text:p>
          </table:table-cell>
          <table:table-cell table:formula="of:=[.C651]" office:value-type="float" office:value="0.659982872943022">
            <text:p>0.6599828729</text:p>
          </table:table-cell>
        </table:table-row>
        <table:table-row table:style-name="ro1">
          <table:table-cell table:formula="of:=RAND()" office:value-type="float" office:value="0.721923828125">
            <text:p>0.7219238281</text:p>
          </table:table-cell>
          <table:table-cell table:formula="of:=RAND()" office:value-type="float" office:value="0.78851318359375">
            <text:p>0.7885131836</text:p>
          </table:table-cell>
          <table:table-cell table:formula="of:=SQRT(1 - [.A652])" office:value-type="float" office:value="0.527329282208944">
            <text:p>0.5273292822</text:p>
          </table:table-cell>
          <table:table-cell table:formula="of:=SQRT(1 - (1 - [.A652]))" office:value-type="float" office:value="0.849661007770158">
            <text:p>0.8496610078</text:p>
          </table:table-cell>
          <table:table-cell table:formula="of:=COS(2 * PI() * [.B652])" office:value-type="float" office:value="0.239630718356094">
            <text:p>0.2396307184</text:p>
          </table:table-cell>
          <table:table-cell table:formula="of:=SIN(2 * PI() * [.B652])" office:value-type="float" office:value="-0.970864109348029">
            <text:p>-0.9708641093</text:p>
          </table:table-cell>
          <table:table-cell table:formula="of:=[.D652]*[.E652]" office:value-type="float" office:value="0.203604877651125">
            <text:p>0.2036048777</text:p>
          </table:table-cell>
          <table:table-cell table:formula="of:=[.D652]*[.F652]" office:value-type="float" office:value="-0.824905377556523">
            <text:p>-0.8249053776</text:p>
          </table:table-cell>
          <table:table-cell table:formula="of:=[.C652]" office:value-type="float" office:value="0.527329282208944">
            <text:p>0.5273292822</text:p>
          </table:table-cell>
        </table:table-row>
        <table:table-row table:style-name="ro1">
          <table:table-cell table:formula="of:=RAND()" office:value-type="float" office:value="0.567474365234375">
            <text:p>0.5674743652</text:p>
          </table:table-cell>
          <table:table-cell table:formula="of:=RAND()" office:value-type="float" office:value="0.272216796875">
            <text:p>0.2722167969</text:p>
          </table:table-cell>
          <table:table-cell table:formula="of:=SQRT(1 - [.A653])" office:value-type="float" office:value="0.657666811360909">
            <text:p>0.6576668114</text:p>
          </table:table-cell>
          <table:table-cell table:formula="of:=SQRT(1 - (1 - [.A653]))" office:value-type="float" office:value="0.75330894408229">
            <text:p>0.7533089441</text:p>
          </table:table-cell>
          <table:table-cell table:formula="of:=COS(2 * PI() * [.B653])" office:value-type="float" office:value="-0.139139344163826">
            <text:p>-0.1391393442</text:p>
          </table:table-cell>
          <table:table-cell table:formula="of:=SIN(2 * PI() * [.B653])" office:value-type="float" office:value="0.990272812363169">
            <text:p>0.9902728124</text:p>
          </table:table-cell>
          <table:table-cell table:formula="of:=[.D653]*[.E653]" office:value-type="float" office:value="-0.104814912432354">
            <text:p>-0.1048149124</text:p>
          </table:table-cell>
          <table:table-cell table:formula="of:=[.D653]*[.F653]" office:value-type="float" office:value="0.745981366634699">
            <text:p>0.7459813666</text:p>
          </table:table-cell>
          <table:table-cell table:formula="of:=[.C653]" office:value-type="float" office:value="0.657666811360909">
            <text:p>0.6576668114</text:p>
          </table:table-cell>
        </table:table-row>
        <table:table-row table:style-name="ro1">
          <table:table-cell table:formula="of:=RAND()" office:value-type="float" office:value="0.97265625">
            <text:p>0.97265625</text:p>
          </table:table-cell>
          <table:table-cell table:formula="of:=RAND()" office:value-type="float" office:value="0.3505859375">
            <text:p>0.3505859375</text:p>
          </table:table-cell>
          <table:table-cell table:formula="of:=SQRT(1 - [.A654])" office:value-type="float" office:value="0.165359456941537">
            <text:p>0.1653594569</text:p>
          </table:table-cell>
          <table:table-cell table:formula="of:=SQRT(1 - (1 - [.A654]))" office:value-type="float" office:value="0.986233364878719">
            <text:p>0.9862333649</text:p>
          </table:table-cell>
          <table:table-cell table:formula="of:=COS(2 * PI() * [.B654])" office:value-type="float" office:value="-0.590759701858874">
            <text:p>-0.5907597019</text:p>
          </table:table-cell>
          <table:table-cell table:formula="of:=SIN(2 * PI() * [.B654])" office:value-type="float" office:value="0.806847553543799">
            <text:p>0.8068475535</text:p>
          </table:table-cell>
          <table:table-cell table:formula="of:=[.D654]*[.E654]" office:value-type="float" office:value="-0.582626928599026">
            <text:p>-0.5826269286</text:p>
          </table:table-cell>
          <table:table-cell table:formula="of:=[.D654]*[.F654]" office:value-type="float" office:value="0.795739977675664">
            <text:p>0.7957399777</text:p>
          </table:table-cell>
          <table:table-cell table:formula="of:=[.C654]" office:value-type="float" office:value="0.165359456941537">
            <text:p>0.1653594569</text:p>
          </table:table-cell>
        </table:table-row>
        <table:table-row table:style-name="ro1">
          <table:table-cell table:formula="of:=RAND()" office:value-type="float" office:value="0.248992919921875">
            <text:p>0.2489929199</text:p>
          </table:table-cell>
          <table:table-cell table:formula="of:=RAND()" office:value-type="float" office:value="0.75811767578125">
            <text:p>0.7581176758</text:p>
          </table:table-cell>
          <table:table-cell table:formula="of:=SQRT(1 - [.A655])" office:value-type="float" office:value="0.866606646684714">
            <text:p>0.8666066467</text:p>
          </table:table-cell>
          <table:table-cell table:formula="of:=SQRT(1 - (1 - [.A655]))" office:value-type="float" office:value="0.498991903663652">
            <text:p>0.4989919037</text:p>
          </table:table-cell>
          <table:table-cell table:formula="of:=COS(2 * PI() * [.B655])" office:value-type="float" office:value="0.0509827492510109">
            <text:p>0.0509827493</text:p>
          </table:table-cell>
          <table:table-cell table:formula="of:=SIN(2 * PI() * [.B655])" office:value-type="float" office:value="-0.998699534033539">
            <text:p>-0.998699534</text:p>
          </table:table-cell>
          <table:table-cell table:formula="of:=[.D655]*[.E655]" office:value-type="float" office:value="0.0254399791027685">
            <text:p>0.0254399791</text:p>
          </table:table-cell>
          <table:table-cell table:formula="of:=[.D655]*[.F655]" office:value-type="float" office:value="-0.498342981675398">
            <text:p>-0.4983429817</text:p>
          </table:table-cell>
          <table:table-cell table:formula="of:=[.C655]" office:value-type="float" office:value="0.866606646684714">
            <text:p>0.8666066467</text:p>
          </table:table-cell>
        </table:table-row>
        <table:table-row table:style-name="ro1">
          <table:table-cell table:formula="of:=RAND()" office:value-type="float" office:value="0.656768798828125">
            <text:p>0.6567687988</text:p>
          </table:table-cell>
          <table:table-cell table:formula="of:=RAND()" office:value-type="float" office:value="0.327880859375">
            <text:p>0.3278808594</text:p>
          </table:table-cell>
          <table:table-cell table:formula="of:=SQRT(1 - [.A656])" office:value-type="float" office:value="0.585859369790972">
            <text:p>0.5858593698</text:p>
          </table:table-cell>
          <table:table-cell table:formula="of:=SQRT(1 - (1 - [.A656]))" office:value-type="float" office:value="0.81041273362906">
            <text:p>0.8104127336</text:p>
          </table:table-cell>
          <table:table-cell table:formula="of:=COS(2 * PI() * [.B656])" office:value-type="float" office:value="-0.470043332459596">
            <text:p>-0.4700433325</text:p>
          </table:table-cell>
          <table:table-cell table:formula="of:=SIN(2 * PI() * [.B656])" office:value-type="float" office:value="0.882643339979563">
            <text:p>0.88264334</text:p>
          </table:table-cell>
          <table:table-cell table:formula="of:=[.D656]*[.E656]" office:value-type="float" office:value="-0.380929101982694">
            <text:p>-0.380929102</text:p>
          </table:table-cell>
          <table:table-cell table:formula="of:=[.D656]*[.F656]" office:value-type="float" office:value="0.715305401972321">
            <text:p>0.715305402</text:p>
          </table:table-cell>
          <table:table-cell table:formula="of:=[.C656]" office:value-type="float" office:value="0.585859369790972">
            <text:p>0.5858593698</text:p>
          </table:table-cell>
        </table:table-row>
        <table:table-row table:style-name="ro1">
          <table:table-cell table:formula="of:=RAND()" office:value-type="float" office:value="0.898468017578125">
            <text:p>0.8984680176</text:p>
          </table:table-cell>
          <table:table-cell table:formula="of:=RAND()" office:value-type="float" office:value="0.812835693359375">
            <text:p>0.8128356934</text:p>
          </table:table-cell>
          <table:table-cell table:formula="of:=SQRT(1 - [.A657])" office:value-type="float" office:value="0.318640836086455">
            <text:p>0.3186408361</text:p>
          </table:table-cell>
          <table:table-cell table:formula="of:=SQRT(1 - (1 - [.A657]))" office:value-type="float" office:value="0.947875528525832">
            <text:p>0.9478755285</text:p>
          </table:table-cell>
          <table:table-cell table:formula="of:=COS(2 * PI() * [.B657])" office:value-type="float" office:value="0.384631248173022">
            <text:p>0.3846312482</text:p>
          </table:table-cell>
          <table:table-cell table:formula="of:=SIN(2 * PI() * [.B657])" office:value-type="float" office:value="-0.923070313101263">
            <text:p>-0.9230703131</text:p>
          </table:table-cell>
          <table:table-cell table:formula="of:=[.D657]*[.E657]" office:value-type="float" office:value="0.364582547649554">
            <text:p>0.3645825476</text:p>
          </table:table-cell>
          <table:table-cell table:formula="of:=[.D657]*[.F657]" office:value-type="float" office:value="-0.874955760897364">
            <text:p>-0.8749557609</text:p>
          </table:table-cell>
          <table:table-cell table:formula="of:=[.C657]" office:value-type="float" office:value="0.318640836086455">
            <text:p>0.3186408361</text:p>
          </table:table-cell>
        </table:table-row>
        <table:table-row table:style-name="ro1">
          <table:table-cell table:formula="of:=RAND()" office:value-type="float" office:value="0.7867431640625">
            <text:p>0.7867431641</text:p>
          </table:table-cell>
          <table:table-cell table:formula="of:=RAND()" office:value-type="float" office:value="0.53411865234375">
            <text:p>0.5341186523</text:p>
          </table:table-cell>
          <table:table-cell table:formula="of:=SQRT(1 - [.A658])" office:value-type="float" office:value="0.461797397066614">
            <text:p>0.4617973971</text:p>
          </table:table-cell>
          <table:table-cell table:formula="of:=SQRT(1 - (1 - [.A658]))" office:value-type="float" office:value="0.886985436217811">
            <text:p>0.8869854362</text:p>
          </table:table-cell>
          <table:table-cell table:formula="of:=COS(2 * PI() * [.B658])" office:value-type="float" office:value="-0.977109797594801">
            <text:p>-0.9771097976</text:p>
          </table:table-cell>
          <table:table-cell table:formula="of:=SIN(2 * PI() * [.B658])" office:value-type="float" office:value="-0.212735618654346">
            <text:p>-0.2127356187</text:p>
          </table:table-cell>
          <table:table-cell table:formula="of:=[.D658]*[.E658]" office:value-type="float" office:value="-0.866682160052321">
            <text:p>-0.8666821601</text:p>
          </table:table-cell>
          <table:table-cell table:formula="of:=[.D658]*[.F658]" office:value-type="float" office:value="-0.188693395511191">
            <text:p>-0.1886933955</text:p>
          </table:table-cell>
          <table:table-cell table:formula="of:=[.C658]" office:value-type="float" office:value="0.461797397066614">
            <text:p>0.4617973971</text:p>
          </table:table-cell>
        </table:table-row>
        <table:table-row table:style-name="ro1">
          <table:table-cell table:formula="of:=RAND()" office:value-type="float" office:value="0.29364013671875">
            <text:p>0.2936401367</text:p>
          </table:table-cell>
          <table:table-cell table:formula="of:=RAND()" office:value-type="float" office:value="0.537994384765625">
            <text:p>0.5379943848</text:p>
          </table:table-cell>
          <table:table-cell table:formula="of:=SQRT(1 - [.A659])" office:value-type="float" office:value="0.840452177866921">
            <text:p>0.8404521779</text:p>
          </table:table-cell>
          <table:table-cell table:formula="of:=SQRT(1 - (1 - [.A659]))" office:value-type="float" office:value="0.54188572293312">
            <text:p>0.5418857229</text:p>
          </table:table-cell>
          <table:table-cell table:formula="of:=COS(2 * PI() * [.B659])" office:value-type="float" office:value="-0.971640076363043">
            <text:p>-0.9716400764</text:p>
          </table:table-cell>
          <table:table-cell table:formula="of:=SIN(2 * PI() * [.B659])" office:value-type="float" office:value="-0.236464716195079">
            <text:p>-0.2364647162</text:p>
          </table:table-cell>
          <table:table-cell table:formula="of:=[.D659]*[.E659]" office:value-type="float" office:value="-0.52651788521078">
            <text:p>-0.5265178852</text:p>
          </table:table-cell>
          <table:table-cell table:formula="of:=[.D659]*[.F659]" office:value-type="float" office:value="-0.128136853683545">
            <text:p>-0.1281368537</text:p>
          </table:table-cell>
          <table:table-cell table:formula="of:=[.C659]" office:value-type="float" office:value="0.840452177866921">
            <text:p>0.8404521779</text:p>
          </table:table-cell>
        </table:table-row>
        <table:table-row table:style-name="ro1">
          <table:table-cell table:formula="of:=RAND()" office:value-type="float" office:value="0.347320556640625">
            <text:p>0.3473205566</text:p>
          </table:table-cell>
          <table:table-cell table:formula="of:=RAND()" office:value-type="float" office:value="0.888671875">
            <text:p>0.888671875</text:p>
          </table:table-cell>
          <table:table-cell table:formula="of:=SQRT(1 - [.A660])" office:value-type="float" office:value="0.807885786085741">
            <text:p>0.8078857861</text:p>
          </table:table-cell>
          <table:table-cell table:formula="of:=SQRT(1 - (1 - [.A660]))" office:value-type="float" office:value="0.589339084602935">
            <text:p>0.5893390846</text:p>
          </table:table-cell>
          <table:table-cell table:formula="of:=COS(2 * PI() * [.B660])" office:value-type="float" office:value="0.765167265622459">
            <text:p>0.7651672656</text:p>
          </table:table-cell>
          <table:table-cell table:formula="of:=SIN(2 * PI() * [.B660])" office:value-type="float" office:value="-0.643831542889792">
            <text:p>-0.6438315429</text:p>
          </table:table-cell>
          <table:table-cell table:formula="of:=[.D660]*[.E660]" office:value-type="float" office:value="0.450942975890071">
            <text:p>0.4509429759</text:p>
          </table:table-cell>
          <table:table-cell table:formula="of:=[.D660]*[.F660]" office:value-type="float" office:value="-0.379435092125165">
            <text:p>-0.3794350921</text:p>
          </table:table-cell>
          <table:table-cell table:formula="of:=[.C660]" office:value-type="float" office:value="0.807885786085741">
            <text:p>0.8078857861</text:p>
          </table:table-cell>
        </table:table-row>
        <table:table-row table:style-name="ro1">
          <table:table-cell table:formula="of:=RAND()" office:value-type="float" office:value="0.164886474609375">
            <text:p>0.1648864746</text:p>
          </table:table-cell>
          <table:table-cell table:formula="of:=RAND()" office:value-type="float" office:value="0.251495361328125">
            <text:p>0.2514953613</text:p>
          </table:table-cell>
          <table:table-cell table:formula="of:=SQRT(1 - [.A661])" office:value-type="float" office:value="0.91384546034361">
            <text:p>0.9138454603</text:p>
          </table:table-cell>
          <table:table-cell table:formula="of:=SQRT(1 - (1 - [.A661]))" office:value-type="float" office:value="0.406062156091127">
            <text:p>0.4060621561</text:p>
          </table:table-cell>
          <table:table-cell table:formula="of:=COS(2 * PI() * [.B661])" office:value-type="float" office:value="-0.00939549408861718">
            <text:p>-0.0093954941</text:p>
          </table:table-cell>
          <table:table-cell table:formula="of:=SIN(2 * PI() * [.B661])" office:value-type="float" office:value="0.999955861371306">
            <text:p>0.9999558614</text:p>
          </table:table-cell>
          <table:table-cell table:formula="of:=[.D661]*[.E661]" office:value-type="float" office:value="-0.00381515458716533">
            <text:p>-0.0038151546</text:p>
          </table:table-cell>
          <table:table-cell table:formula="of:=[.D661]*[.F661]" office:value-type="float" office:value="0.406044233064393">
            <text:p>0.4060442331</text:p>
          </table:table-cell>
          <table:table-cell table:formula="of:=[.C661]" office:value-type="float" office:value="0.91384546034361">
            <text:p>0.9138454603</text:p>
          </table:table-cell>
        </table:table-row>
        <table:table-row table:style-name="ro1">
          <table:table-cell table:formula="of:=RAND()" office:value-type="float" office:value="0.725616455078125">
            <text:p>0.7256164551</text:p>
          </table:table-cell>
          <table:table-cell table:formula="of:=RAND()" office:value-type="float" office:value="0.647979736328125">
            <text:p>0.6479797363</text:p>
          </table:table-cell>
          <table:table-cell table:formula="of:=SQRT(1 - [.A662])" office:value-type="float" office:value="0.523816327467821">
            <text:p>0.5238163275</text:p>
          </table:table-cell>
          <table:table-cell table:formula="of:=SQRT(1 - (1 - [.A662]))" office:value-type="float" office:value="0.851831236265802">
            <text:p>0.8518312363</text:p>
          </table:table-cell>
          <table:table-cell table:formula="of:=COS(2 * PI() * [.B662])" office:value-type="float" office:value="-0.598007034044543">
            <text:p>-0.598007034</text:p>
          </table:table-cell>
          <table:table-cell table:formula="of:=SIN(2 * PI() * [.B662])" office:value-type="float" office:value="-0.801490852869357">
            <text:p>-0.8014908529</text:p>
          </table:table-cell>
          <table:table-cell table:formula="of:=[.D662]*[.E662]" office:value-type="float" office:value="-0.509401071105809">
            <text:p>-0.5094010711</text:p>
          </table:table-cell>
          <table:table-cell table:formula="of:=[.D662]*[.F662]" office:value-type="float" office:value="-0.682734944055436">
            <text:p>-0.6827349441</text:p>
          </table:table-cell>
          <table:table-cell table:formula="of:=[.C662]" office:value-type="float" office:value="0.523816327467821">
            <text:p>0.5238163275</text:p>
          </table:table-cell>
        </table:table-row>
        <table:table-row table:style-name="ro1">
          <table:table-cell table:formula="of:=RAND()" office:value-type="float" office:value="0.3179931640625">
            <text:p>0.3179931641</text:p>
          </table:table-cell>
          <table:table-cell table:formula="of:=RAND()" office:value-type="float" office:value="0.82159423828125">
            <text:p>0.8215942383</text:p>
          </table:table-cell>
          <table:table-cell table:formula="of:=SQRT(1 - [.A663])" office:value-type="float" office:value="0.825837051686045">
            <text:p>0.8258370517</text:p>
          </table:table-cell>
          <table:table-cell table:formula="of:=SQRT(1 - (1 - [.A663]))" office:value-type="float" office:value="0.563908826019331">
            <text:p>0.563908826</text:p>
          </table:table-cell>
          <table:table-cell table:formula="of:=COS(2 * PI() * [.B663])" office:value-type="float" office:value="0.434821336381412">
            <text:p>0.4348213364</text:p>
          </table:table-cell>
          <table:table-cell table:formula="of:=SIN(2 * PI() * [.B663])" office:value-type="float" office:value="-0.900516743557544">
            <text:p>-0.9005167436</text:p>
          </table:table-cell>
          <table:table-cell table:formula="of:=[.D663]*[.E663]" office:value-type="float" office:value="0.245199589326998">
            <text:p>0.2451995893</text:p>
          </table:table-cell>
          <table:table-cell table:formula="of:=[.D663]*[.F663]" office:value-type="float" office:value="-0.507809339670285">
            <text:p>-0.5078093397</text:p>
          </table:table-cell>
          <table:table-cell table:formula="of:=[.C663]" office:value-type="float" office:value="0.825837051686045">
            <text:p>0.8258370517</text:p>
          </table:table-cell>
        </table:table-row>
        <table:table-row table:style-name="ro1">
          <table:table-cell table:formula="of:=RAND()" office:value-type="float" office:value="0.0654296875">
            <text:p>0.0654296875</text:p>
          </table:table-cell>
          <table:table-cell table:formula="of:=RAND()" office:value-type="float" office:value="0.66278076171875">
            <text:p>0.6627807617</text:p>
          </table:table-cell>
          <table:table-cell table:formula="of:=SQRT(1 - [.A664])" office:value-type="float" office:value="0.966731768641126">
            <text:p>0.9667317686</text:p>
          </table:table-cell>
          <table:table-cell table:formula="of:=SQRT(1 - (1 - [.A664]))" office:value-type="float" office:value="0.255792274121014">
            <text:p>0.2557922741</text:p>
          </table:table-cell>
          <table:table-cell table:formula="of:=COS(2 * PI() * [.B664])" office:value-type="float" office:value="-0.520993628820374">
            <text:p>-0.5209936288</text:p>
          </table:table-cell>
          <table:table-cell table:formula="of:=SIN(2 * PI() * [.B664])" office:value-type="float" office:value="-0.853560565354667">
            <text:p>-0.8535605654</text:p>
          </table:table-cell>
          <table:table-cell table:formula="of:=[.D664]*[.E664]" office:value-type="float" office:value="-0.133266145118523">
            <text:p>-0.1332661451</text:p>
          </table:table-cell>
          <table:table-cell table:formula="of:=[.D664]*[.F664]" office:value-type="float" office:value="-0.218334198112089">
            <text:p>-0.2183341981</text:p>
          </table:table-cell>
          <table:table-cell table:formula="of:=[.C664]" office:value-type="float" office:value="0.966731768641126">
            <text:p>0.9667317686</text:p>
          </table:table-cell>
        </table:table-row>
        <table:table-row table:style-name="ro1">
          <table:table-cell table:formula="of:=RAND()" office:value-type="float" office:value="0.071319580078125">
            <text:p>0.0713195801</text:p>
          </table:table-cell>
          <table:table-cell table:formula="of:=RAND()" office:value-type="float" office:value="0.2296142578125">
            <text:p>0.2296142578</text:p>
          </table:table-cell>
          <table:table-cell table:formula="of:=SQRT(1 - [.A665])" office:value-type="float" office:value="0.963680662834881">
            <text:p>0.9636806628</text:p>
          </table:table-cell>
          <table:table-cell table:formula="of:=SQRT(1 - (1 - [.A665]))" office:value-type="float" office:value="0.267057259924019">
            <text:p>0.2670572599</text:p>
          </table:table-cell>
          <table:table-cell table:formula="of:=COS(2 * PI() * [.B665])" office:value-type="float" office:value="0.127737441217662">
            <text:p>0.1277374412</text:p>
          </table:table-cell>
          <table:table-cell table:formula="of:=SIN(2 * PI() * [.B665])" office:value-type="float" office:value="0.991808018777406">
            <text:p>0.9918080188</text:p>
          </table:table-cell>
          <table:table-cell table:formula="of:=[.D665]*[.E665]" office:value-type="float" office:value="0.0341132110412943">
            <text:p>0.034113211</text:p>
          </table:table-cell>
          <table:table-cell table:formula="of:=[.D665]*[.F665]" office:value-type="float" office:value="0.264869531865364">
            <text:p>0.2648695319</text:p>
          </table:table-cell>
          <table:table-cell table:formula="of:=[.C665]" office:value-type="float" office:value="0.963680662834881">
            <text:p>0.9636806628</text:p>
          </table:table-cell>
        </table:table-row>
        <table:table-row table:style-name="ro1">
          <table:table-cell table:formula="of:=RAND()" office:value-type="float" office:value="0.451324462890625">
            <text:p>0.4513244629</text:p>
          </table:table-cell>
          <table:table-cell table:formula="of:=RAND()" office:value-type="float" office:value="0.69146728515625">
            <text:p>0.6914672852</text:p>
          </table:table-cell>
          <table:table-cell table:formula="of:=SQRT(1 - [.A666])" office:value-type="float" office:value="0.740726357779562">
            <text:p>0.7407263578</text:p>
          </table:table-cell>
          <table:table-cell table:formula="of:=SQRT(1 - (1 - [.A666]))" office:value-type="float" office:value="0.671806864277692">
            <text:p>0.6718068643</text:p>
          </table:table-cell>
          <table:table-cell table:formula="of:=COS(2 * PI() * [.B666])" office:value-type="float" office:value="-0.359537211821974">
            <text:p>-0.3595372118</text:p>
          </table:table-cell>
          <table:table-cell table:formula="of:=SIN(2 * PI() * [.B666])" office:value-type="float" office:value="-0.933130748242325">
            <text:p>-0.9331307482</text:p>
          </table:table-cell>
          <table:table-cell table:formula="of:=[.D666]*[.E666]" office:value-type="float" office:value="-0.241539566865264">
            <text:p>-0.2415395669</text:p>
          </table:table-cell>
          <table:table-cell table:formula="of:=[.D666]*[.F666]" office:value-type="float" office:value="-0.626883641937773">
            <text:p>-0.6268836419</text:p>
          </table:table-cell>
          <table:table-cell table:formula="of:=[.C666]" office:value-type="float" office:value="0.740726357779562">
            <text:p>0.7407263578</text:p>
          </table:table-cell>
        </table:table-row>
        <table:table-row table:style-name="ro1">
          <table:table-cell table:formula="of:=RAND()" office:value-type="float" office:value="0.163482666015625">
            <text:p>0.163482666</text:p>
          </table:table-cell>
          <table:table-cell table:formula="of:=RAND()" office:value-type="float" office:value="0.642242431640625">
            <text:p>0.6422424316</text:p>
          </table:table-cell>
          <table:table-cell table:formula="of:=SQRT(1 - [.A667])" office:value-type="float" office:value="0.914613215509362">
            <text:p>0.9146132155</text:p>
          </table:table-cell>
          <table:table-cell table:formula="of:=SQRT(1 - (1 - [.A667]))" office:value-type="float" office:value="0.404329897504037">
            <text:p>0.4043298975</text:p>
          </table:table-cell>
          <table:table-cell table:formula="of:=COS(2 * PI() * [.B667])" office:value-type="float" office:value="-0.626504846351801">
            <text:p>-0.6265048464</text:p>
          </table:table-cell>
          <table:table-cell table:formula="of:=SIN(2 * PI() * [.B667])" office:value-type="float" office:value="-0.779417524499999">
            <text:p>-0.7794175245</text:p>
          </table:table-cell>
          <table:table-cell table:formula="of:=[.D667]*[.E667]" office:value-type="float" office:value="-0.253314640311206">
            <text:p>-0.2533146403</text:p>
          </table:table-cell>
          <table:table-cell table:formula="of:=[.D667]*[.F667]" office:value-type="float" office:value="-0.315141807793935">
            <text:p>-0.3151418078</text:p>
          </table:table-cell>
          <table:table-cell table:formula="of:=[.C667]" office:value-type="float" office:value="0.914613215509362">
            <text:p>0.9146132155</text:p>
          </table:table-cell>
        </table:table-row>
        <table:table-row table:style-name="ro1">
          <table:table-cell table:formula="of:=RAND()" office:value-type="float" office:value="0.3292236328125">
            <text:p>0.3292236328</text:p>
          </table:table-cell>
          <table:table-cell table:formula="of:=RAND()" office:value-type="float" office:value="0.3017578125">
            <text:p>0.3017578125</text:p>
          </table:table-cell>
          <table:table-cell table:formula="of:=SQRT(1 - [.A668])" office:value-type="float" office:value="0.819009381623617">
            <text:p>0.8190093816</text:p>
          </table:table-cell>
          <table:table-cell table:formula="of:=SQRT(1 - (1 - [.A668]))" office:value-type="float" office:value="0.573780125843079">
            <text:p>0.5737801258</text:p>
          </table:table-cell>
          <table:table-cell table:formula="of:=COS(2 * PI() * [.B668])" office:value-type="float" office:value="-0.319502030816016">
            <text:p>-0.3195020308</text:p>
          </table:table-cell>
          <table:table-cell table:formula="of:=SIN(2 * PI() * [.B668])" office:value-type="float" office:value="0.947585591017741">
            <text:p>0.947585591</text:p>
          </table:table-cell>
          <table:table-cell table:formula="of:=[.D668]*[.E668]" office:value-type="float" office:value="-0.183323915448733">
            <text:p>-0.1833239154</text:p>
          </table:table-cell>
          <table:table-cell table:formula="of:=[.D668]*[.F668]" office:value-type="float" office:value="0.543705779661248">
            <text:p>0.5437057797</text:p>
          </table:table-cell>
          <table:table-cell table:formula="of:=[.C668]" office:value-type="float" office:value="0.819009381623617">
            <text:p>0.8190093816</text:p>
          </table:table-cell>
        </table:table-row>
        <table:table-row table:style-name="ro1">
          <table:table-cell table:formula="of:=RAND()" office:value-type="float" office:value="0.788330078125">
            <text:p>0.7883300781</text:p>
          </table:table-cell>
          <table:table-cell table:formula="of:=RAND()" office:value-type="float" office:value="0.77496337890625">
            <text:p>0.7749633789</text:p>
          </table:table-cell>
          <table:table-cell table:formula="of:=SQRT(1 - [.A669])" office:value-type="float" office:value="0.460075995760483">
            <text:p>0.4600759958</text:p>
          </table:table-cell>
          <table:table-cell table:formula="of:=SQRT(1 - (1 - [.A669]))" office:value-type="float" office:value="0.887879540323461">
            <text:p>0.8878795403</text:p>
          </table:table-cell>
          <table:table-cell table:formula="of:=COS(2 * PI() * [.B669])" office:value-type="float" office:value="0.156207196660216">
            <text:p>0.1562071967</text:p>
          </table:table-cell>
          <table:table-cell table:formula="of:=SIN(2 * PI() * [.B669])" office:value-type="float" office:value="-0.987724309567987">
            <text:p>-0.9877243096</text:p>
          </table:table-cell>
          <table:table-cell table:formula="of:=[.D669]*[.E669]" office:value-type="float" office:value="0.138693173965889">
            <text:p>0.138693174</text:p>
          </table:table-cell>
          <table:table-cell table:formula="of:=[.D669]*[.F669]" office:value-type="float" office:value="-0.876980205945532">
            <text:p>-0.8769802059</text:p>
          </table:table-cell>
          <table:table-cell table:formula="of:=[.C669]" office:value-type="float" office:value="0.460075995760483">
            <text:p>0.4600759958</text:p>
          </table:table-cell>
        </table:table-row>
        <table:table-row table:style-name="ro1">
          <table:table-cell table:formula="of:=RAND()" office:value-type="float" office:value="0.069427490234375">
            <text:p>0.0694274902</text:p>
          </table:table-cell>
          <table:table-cell table:formula="of:=RAND()" office:value-type="float" office:value="0.391143798828125">
            <text:p>0.3911437988</text:p>
          </table:table-cell>
          <table:table-cell table:formula="of:=SQRT(1 - [.A670])" office:value-type="float" office:value="0.964661862916548">
            <text:p>0.9646618629</text:p>
          </table:table-cell>
          <table:table-cell table:formula="of:=SQRT(1 - (1 - [.A670]))" office:value-type="float" office:value="0.263490968031876">
            <text:p>0.263490968</text:p>
          </table:table-cell>
          <table:table-cell table:formula="of:=COS(2 * PI() * [.B670])" office:value-type="float" office:value="-0.77507428042254">
            <text:p>-0.7750742804</text:p>
          </table:table-cell>
          <table:table-cell table:formula="of:=SIN(2 * PI() * [.B670])" office:value-type="float" office:value="0.63187012892483">
            <text:p>0.6318701289</text:p>
          </table:table-cell>
          <table:table-cell table:formula="of:=[.D670]*[.E670]" office:value-type="float" office:value="-0.204225072445145">
            <text:p>-0.2042250724</text:p>
          </table:table-cell>
          <table:table-cell table:formula="of:=[.D670]*[.F670]" office:value-type="float" office:value="0.16649207194083">
            <text:p>0.1664920719</text:p>
          </table:table-cell>
          <table:table-cell table:formula="of:=[.C670]" office:value-type="float" office:value="0.964661862916548">
            <text:p>0.9646618629</text:p>
          </table:table-cell>
        </table:table-row>
        <table:table-row table:style-name="ro1">
          <table:table-cell table:formula="of:=RAND()" office:value-type="float" office:value="0.912841796875">
            <text:p>0.9128417969</text:p>
          </table:table-cell>
          <table:table-cell table:formula="of:=RAND()" office:value-type="float" office:value="0.827789306640625">
            <text:p>0.8277893066</text:p>
          </table:table-cell>
          <table:table-cell table:formula="of:=SQRT(1 - [.A671])" office:value-type="float" office:value="0.295225681682675">
            <text:p>0.2952256817</text:p>
          </table:table-cell>
          <table:table-cell table:formula="of:=SQRT(1 - (1 - [.A671]))" office:value-type="float" office:value="0.955427546638153">
            <text:p>0.9554275466</text:p>
          </table:table-cell>
          <table:table-cell table:formula="of:=COS(2 * PI() * [.B671])" office:value-type="float" office:value="0.469535520495644">
            <text:p>0.4695355205</text:p>
          </table:table-cell>
          <table:table-cell table:formula="of:=SIN(2 * PI() * [.B671])" office:value-type="float" office:value="-0.882913582969978">
            <text:p>-0.882913583</text:p>
          </table:table-cell>
          <table:table-cell table:formula="of:=[.D671]*[.E671]" office:value-type="float" office:value="0.448607170406622">
            <text:p>0.4486071704</text:p>
          </table:table-cell>
          <table:table-cell table:formula="of:=[.D671]*[.F671]" office:value-type="float" office:value="-0.843559958470508">
            <text:p>-0.8435599585</text:p>
          </table:table-cell>
          <table:table-cell table:formula="of:=[.C671]" office:value-type="float" office:value="0.295225681682675">
            <text:p>0.2952256817</text:p>
          </table:table-cell>
        </table:table-row>
        <table:table-row table:style-name="ro1">
          <table:table-cell table:formula="of:=RAND()" office:value-type="float" office:value="0.0787353515625">
            <text:p>0.0787353516</text:p>
          </table:table-cell>
          <table:table-cell table:formula="of:=RAND()" office:value-type="float" office:value="0.858123779296875">
            <text:p>0.8581237793</text:p>
          </table:table-cell>
          <table:table-cell table:formula="of:=SQRT(1 - [.A672])" office:value-type="float" office:value="0.959825321835958">
            <text:p>0.9598253218</text:p>
          </table:table-cell>
          <table:table-cell table:formula="of:=SQRT(1 - (1 - [.A672]))" office:value-type="float" office:value="0.280598203063562">
            <text:p>0.2805982031</text:p>
          </table:table-cell>
          <table:table-cell table:formula="of:=COS(2 * PI() * [.B672])" office:value-type="float" office:value="0.628296603527438">
            <text:p>0.6282966035</text:p>
          </table:table-cell>
          <table:table-cell table:formula="of:=SIN(2 * PI() * [.B672])" office:value-type="float" office:value="-0.777973892875516">
            <text:p>-0.7779738929</text:p>
          </table:table-cell>
          <table:table-cell table:formula="of:=[.D672]*[.E672]" office:value-type="float" office:value="0.176298897940738">
            <text:p>0.1762988979</text:p>
          </table:table-cell>
          <table:table-cell table:formula="of:=[.D672]*[.F672]" office:value-type="float" office:value="-0.218298076371234">
            <text:p>-0.2182980764</text:p>
          </table:table-cell>
          <table:table-cell table:formula="of:=[.C672]" office:value-type="float" office:value="0.959825321835958">
            <text:p>0.9598253218</text:p>
          </table:table-cell>
        </table:table-row>
        <table:table-row table:style-name="ro1">
          <table:table-cell table:formula="of:=RAND()" office:value-type="float" office:value="0.5345458984375">
            <text:p>0.5345458984</text:p>
          </table:table-cell>
          <table:table-cell table:formula="of:=RAND()" office:value-type="float" office:value="0.77435302734375">
            <text:p>0.7743530273</text:p>
          </table:table-cell>
          <table:table-cell table:formula="of:=SQRT(1 - [.A673])" office:value-type="float" office:value="0.6822419670194">
            <text:p>0.682241967</text:p>
          </table:table-cell>
          <table:table-cell table:formula="of:=SQRT(1 - (1 - [.A673]))" office:value-type="float" office:value="0.731126458581209">
            <text:p>0.7311264586</text:p>
          </table:table-cell>
          <table:table-cell table:formula="of:=COS(2 * PI() * [.B673])" office:value-type="float" office:value="0.152418182001306">
            <text:p>0.152418182</text:p>
          </table:table-cell>
          <table:table-cell table:formula="of:=SIN(2 * PI() * [.B673])" office:value-type="float" office:value="-0.98831609204516">
            <text:p>-0.988316092</text:p>
          </table:table-cell>
          <table:table-cell table:formula="of:=[.D673]*[.E673]" office:value-type="float" office:value="0.111436965630001">
            <text:p>0.1114369656</text:p>
          </table:table-cell>
          <table:table-cell table:formula="of:=[.D673]*[.F673]" office:value-type="float" office:value="-0.722584044335798">
            <text:p>-0.7225840443</text:p>
          </table:table-cell>
          <table:table-cell table:formula="of:=[.C673]" office:value-type="float" office:value="0.6822419670194">
            <text:p>0.682241967</text:p>
          </table:table-cell>
        </table:table-row>
        <table:table-row table:style-name="ro1">
          <table:table-cell table:formula="of:=RAND()" office:value-type="float" office:value="0.36724853515625">
            <text:p>0.3672485352</text:p>
          </table:table-cell>
          <table:table-cell table:formula="of:=RAND()" office:value-type="float" office:value="0.45465087890625">
            <text:p>0.4546508789</text:p>
          </table:table-cell>
          <table:table-cell table:formula="of:=SQRT(1 - [.A674])" office:value-type="float" office:value="0.795456764911676">
            <text:p>0.7954567649</text:p>
          </table:table-cell>
          <table:table-cell table:formula="of:=SQRT(1 - (1 - [.A674]))" office:value-type="float" office:value="0.606010342449904">
            <text:p>0.6060103424</text:p>
          </table:table-cell>
          <table:table-cell table:formula="of:=COS(2 * PI() * [.B674])" office:value-type="float" office:value="-0.959679382969747">
            <text:p>-0.959679383</text:p>
          </table:table-cell>
          <table:table-cell table:formula="of:=SIN(2 * PI() * [.B674])" office:value-type="float" office:value="0.281096926171038">
            <text:p>0.2810969262</text:p>
          </table:table-cell>
          <table:table-cell table:formula="of:=[.D674]*[.E674]" office:value-type="float" office:value="-0.581575631515609">
            <text:p>-0.5815756315</text:p>
          </table:table-cell>
          <table:table-cell table:formula="of:=[.D674]*[.F674]" office:value-type="float" office:value="0.170347644490526">
            <text:p>0.1703476445</text:p>
          </table:table-cell>
          <table:table-cell table:formula="of:=[.C674]" office:value-type="float" office:value="0.795456764911676">
            <text:p>0.7954567649</text:p>
          </table:table-cell>
        </table:table-row>
        <table:table-row table:style-name="ro1">
          <table:table-cell table:formula="of:=RAND()" office:value-type="float" office:value="0.034698486328125">
            <text:p>0.0346984863</text:p>
          </table:table-cell>
          <table:table-cell table:formula="of:=RAND()" office:value-type="float" office:value="0.285888671875">
            <text:p>0.2858886719</text:p>
          </table:table-cell>
          <table:table-cell table:formula="of:=SQRT(1 - [.A675])" office:value-type="float" office:value="0.982497589651942">
            <text:p>0.9824975897</text:p>
          </table:table-cell>
          <table:table-cell table:formula="of:=SQRT(1 - (1 - [.A675]))" office:value-type="float" office:value="0.186275297149474">
            <text:p>0.1862752971</text:p>
          </table:table-cell>
          <table:table-cell table:formula="of:=COS(2 * PI() * [.B675])" office:value-type="float" office:value="-0.22358902922979">
            <text:p>-0.2235890292</text:p>
          </table:table-cell>
          <table:table-cell table:formula="of:=SIN(2 * PI() * [.B675])" office:value-type="float" office:value="0.974683510688511">
            <text:p>0.9746835107</text:p>
          </table:table-cell>
          <table:table-cell table:formula="of:=[.D675]*[.E675]" office:value-type="float" office:value="-0.0416491128591416">
            <text:p>-0.0416491129</text:p>
          </table:table-cell>
          <table:table-cell table:formula="of:=[.D675]*[.F675]" office:value-type="float" office:value="0.181559460580195">
            <text:p>0.1815594606</text:p>
          </table:table-cell>
          <table:table-cell table:formula="of:=[.C675]" office:value-type="float" office:value="0.982497589651942">
            <text:p>0.9824975897</text:p>
          </table:table-cell>
        </table:table-row>
        <table:table-row table:style-name="ro1">
          <table:table-cell table:formula="of:=RAND()" office:value-type="float" office:value="0.97686767578125">
            <text:p>0.9768676758</text:p>
          </table:table-cell>
          <table:table-cell table:formula="of:=RAND()" office:value-type="float" office:value="0.351806640625">
            <text:p>0.3518066406</text:p>
          </table:table-cell>
          <table:table-cell table:formula="of:=SQRT(1 - [.A676])" office:value-type="float" office:value="0.152093143233842">
            <text:p>0.1520931432</text:p>
          </table:table-cell>
          <table:table-cell table:formula="of:=SQRT(1 - (1 - [.A676]))" office:value-type="float" office:value="0.988366164830246">
            <text:p>0.9883661648</text:p>
          </table:table-cell>
          <table:table-cell table:formula="of:=COS(2 * PI() * [.B676])" office:value-type="float" office:value="-0.596930708062197">
            <text:p>-0.5969307081</text:p>
          </table:table-cell>
          <table:table-cell table:formula="of:=SIN(2 * PI() * [.B676])" office:value-type="float" office:value="0.802292795538116">
            <text:p>0.8022927955</text:p>
          </table:table-cell>
          <table:table-cell table:formula="of:=[.D676]*[.E676]" office:value-type="float" office:value="-0.589986114596837">
            <text:p>-0.5899861146</text:p>
          </table:table-cell>
          <table:table-cell table:formula="of:=[.D676]*[.F676]" office:value-type="float" office:value="0.792959053396945">
            <text:p>0.7929590534</text:p>
          </table:table-cell>
          <table:table-cell table:formula="of:=[.C676]" office:value-type="float" office:value="0.152093143233842">
            <text:p>0.1520931432</text:p>
          </table:table-cell>
        </table:table-row>
        <table:table-row table:style-name="ro1">
          <table:table-cell table:formula="of:=RAND()" office:value-type="float" office:value="0.283447265625">
            <text:p>0.2834472656</text:p>
          </table:table-cell>
          <table:table-cell table:formula="of:=RAND()" office:value-type="float" office:value="0.07122802734375">
            <text:p>0.0712280273</text:p>
          </table:table-cell>
          <table:table-cell table:formula="of:=SQRT(1 - [.A677])" office:value-type="float" office:value="0.846494379411346">
            <text:p>0.8464943794</text:p>
          </table:table-cell>
          <table:table-cell table:formula="of:=SQRT(1 - (1 - [.A677]))" office:value-type="float" office:value="0.532397657418776">
            <text:p>0.5323976574</text:p>
          </table:table-cell>
          <table:table-cell table:formula="of:=COS(2 * PI() * [.B677])" office:value-type="float" office:value="0.901514870161279">
            <text:p>0.9015148702</text:p>
          </table:table-cell>
          <table:table-cell table:formula="of:=SIN(2 * PI() * [.B677])" office:value-type="float" office:value="0.432748124060744">
            <text:p>0.4327481241</text:p>
          </table:table-cell>
          <table:table-cell table:formula="of:=[.D677]*[.E677]" office:value-type="float" office:value="0.479964405002056">
            <text:p>0.479964405</text:p>
          </table:table-cell>
          <table:table-cell table:formula="of:=[.D677]*[.F677]" office:value-type="float" office:value="0.23039408750231">
            <text:p>0.2303940875</text:p>
          </table:table-cell>
          <table:table-cell table:formula="of:=[.C677]" office:value-type="float" office:value="0.846494379411346">
            <text:p>0.8464943794</text:p>
          </table:table-cell>
        </table:table-row>
        <table:table-row table:style-name="ro1">
          <table:table-cell table:formula="of:=RAND()" office:value-type="float" office:value="0.177154541015625">
            <text:p>0.177154541</text:p>
          </table:table-cell>
          <table:table-cell table:formula="of:=RAND()" office:value-type="float" office:value="0.44952392578125">
            <text:p>0.4495239258</text:p>
          </table:table-cell>
          <table:table-cell table:formula="of:=SQRT(1 - [.A678])" office:value-type="float" office:value="0.907108295069765">
            <text:p>0.9071082951</text:p>
          </table:table-cell>
          <table:table-cell table:formula="of:=SQRT(1 - (1 - [.A678]))" office:value-type="float" office:value="0.420897304595343">
            <text:p>0.4208973046</text:p>
          </table:table-cell>
          <table:table-cell table:formula="of:=COS(2 * PI() * [.B678])" office:value-type="float" office:value="-0.950127911857248">
            <text:p>-0.9501279119</text:p>
          </table:table-cell>
          <table:table-cell table:formula="of:=SIN(2 * PI() * [.B678])" office:value-type="float" office:value="0.311860467372486">
            <text:p>0.3118604674</text:p>
          </table:table-cell>
          <table:table-cell table:formula="of:=[.D678]*[.E678]" office:value-type="float" office:value="-0.399906277121517">
            <text:p>-0.3999062771</text:p>
          </table:table-cell>
          <table:table-cell table:formula="of:=[.D678]*[.F678]" office:value-type="float" office:value="0.131261230126923">
            <text:p>0.1312612301</text:p>
          </table:table-cell>
          <table:table-cell table:formula="of:=[.C678]" office:value-type="float" office:value="0.907108295069765">
            <text:p>0.9071082951</text:p>
          </table:table-cell>
        </table:table-row>
        <table:table-row table:style-name="ro1">
          <table:table-cell table:formula="of:=RAND()" office:value-type="float" office:value="0.653076171875">
            <text:p>0.6530761719</text:p>
          </table:table-cell>
          <table:table-cell table:formula="of:=RAND()" office:value-type="float" office:value="0.913970947265625">
            <text:p>0.9139709473</text:p>
          </table:table-cell>
          <table:table-cell table:formula="of:=SQRT(1 - [.A679])" office:value-type="float" office:value="0.589002400780336">
            <text:p>0.5890024008</text:p>
          </table:table-cell>
          <table:table-cell table:formula="of:=SQRT(1 - (1 - [.A679]))" office:value-type="float" office:value="0.808131283811609">
            <text:p>0.8081312838</text:p>
          </table:table-cell>
          <table:table-cell table:formula="of:=COS(2 * PI() * [.B679])" office:value-type="float" office:value="0.857432734203833">
            <text:p>0.8574327342</text:p>
          </table:table-cell>
          <table:table-cell table:formula="of:=SIN(2 * PI() * [.B679])" office:value-type="float" office:value="-0.514596061309975">
            <text:p>-0.5145960613</text:p>
          </table:table-cell>
          <table:table-cell table:formula="of:=[.D679]*[.E679]" office:value-type="float" office:value="0.692918216274242">
            <text:p>0.6929182163</text:p>
          </table:table-cell>
          <table:table-cell table:formula="of:=[.D679]*[.F679]" office:value-type="float" office:value="-0.415861175670828">
            <text:p>-0.4158611757</text:p>
          </table:table-cell>
          <table:table-cell table:formula="of:=[.C679]" office:value-type="float" office:value="0.589002400780336">
            <text:p>0.5890024008</text:p>
          </table:table-cell>
        </table:table-row>
        <table:table-row table:style-name="ro1">
          <table:table-cell table:formula="of:=RAND()" office:value-type="float" office:value="0.835052490234375">
            <text:p>0.8350524902</text:p>
          </table:table-cell>
          <table:table-cell table:formula="of:=RAND()" office:value-type="float" office:value="0.961578369140625">
            <text:p>0.9615783691</text:p>
          </table:table-cell>
          <table:table-cell table:formula="of:=SQRT(1 - [.A680])" office:value-type="float" office:value="0.406137304080313">
            <text:p>0.4061373041</text:p>
          </table:table-cell>
          <table:table-cell table:formula="of:=SQRT(1 - (1 - [.A680]))" office:value-type="float" office:value="0.913812065051877">
            <text:p>0.9138120651</text:p>
          </table:table-cell>
          <table:table-cell table:formula="of:=COS(2 * PI() * [.B680])" office:value-type="float" office:value="0.971001794553195">
            <text:p>0.9710017946</text:p>
          </table:table-cell>
          <table:table-cell table:formula="of:=SIN(2 * PI() * [.B680])" office:value-type="float" office:value="-0.239072196155211">
            <text:p>-0.2390721962</text:p>
          </table:table-cell>
          <table:table-cell table:formula="of:=[.D680]*[.E680]" office:value-type="float" office:value="0.887313155049733">
            <text:p>0.887313155</text:p>
          </table:table-cell>
          <table:table-cell table:formula="of:=[.D680]*[.F680]" office:value-type="float" office:value="-0.218467057265081">
            <text:p>-0.2184670573</text:p>
          </table:table-cell>
          <table:table-cell table:formula="of:=[.C680]" office:value-type="float" office:value="0.406137304080313">
            <text:p>0.4061373041</text:p>
          </table:table-cell>
        </table:table-row>
        <table:table-row table:style-name="ro1">
          <table:table-cell table:formula="of:=RAND()" office:value-type="float" office:value="0.595703125">
            <text:p>0.595703125</text:p>
          </table:table-cell>
          <table:table-cell table:formula="of:=RAND()" office:value-type="float" office:value="0.188323974609375">
            <text:p>0.1883239746</text:p>
          </table:table-cell>
          <table:table-cell table:formula="of:=SQRT(1 - [.A681])" office:value-type="float" office:value="0.635843435917994">
            <text:p>0.6358434359</text:p>
          </table:table-cell>
          <table:table-cell table:formula="of:=SQRT(1 - (1 - [.A681]))" office:value-type="float" office:value="0.771818064701779">
            <text:p>0.7718180647</text:p>
          </table:table-cell>
          <table:table-cell table:formula="of:=COS(2 * PI() * [.B681])" office:value-type="float" office:value="0.377895229759949">
            <text:p>0.3778952298</text:p>
          </table:table-cell>
          <table:table-cell table:formula="of:=SIN(2 * PI() * [.B681])" office:value-type="float" office:value="0.925848365189827">
            <text:p>0.9258483652</text:p>
          </table:table-cell>
          <table:table-cell table:formula="of:=[.D681]*[.E681]" office:value-type="float" office:value="0.291666364893358">
            <text:p>0.2916663649</text:p>
          </table:table-cell>
          <table:table-cell table:formula="of:=[.D681]*[.F681]" office:value-type="float" office:value="0.714586493428119">
            <text:p>0.7145864934</text:p>
          </table:table-cell>
          <table:table-cell table:formula="of:=[.C681]" office:value-type="float" office:value="0.635843435917994">
            <text:p>0.6358434359</text:p>
          </table:table-cell>
        </table:table-row>
        <table:table-row table:style-name="ro1">
          <table:table-cell table:formula="of:=RAND()" office:value-type="float" office:value="0.864776611328125">
            <text:p>0.8647766113</text:p>
          </table:table-cell>
          <table:table-cell table:formula="of:=RAND()" office:value-type="float" office:value="0.30731201171875">
            <text:p>0.3073120117</text:p>
          </table:table-cell>
          <table:table-cell table:formula="of:=SQRT(1 - [.A682])" office:value-type="float" office:value="0.367727329242572">
            <text:p>0.3677273292</text:p>
          </table:table-cell>
          <table:table-cell table:formula="of:=SQRT(1 - (1 - [.A682]))" office:value-type="float" office:value="0.929933659638216">
            <text:p>0.9299336596</text:p>
          </table:table-cell>
          <table:table-cell table:formula="of:=COS(2 * PI() * [.B682])" office:value-type="float" office:value="-0.352369683518766">
            <text:p>-0.3523696835</text:p>
          </table:table-cell>
          <table:table-cell table:formula="of:=SIN(2 * PI() * [.B682])" office:value-type="float" office:value="0.935860890376815">
            <text:p>0.9358608904</text:p>
          </table:table-cell>
          <table:table-cell table:formula="of:=[.D682]*[.E682]" office:value-type="float" office:value="-0.327680429340166">
            <text:p>-0.3276804293</text:p>
          </table:table-cell>
          <table:table-cell table:formula="of:=[.D682]*[.F682]" office:value-type="float" office:value="0.87028854270039">
            <text:p>0.8702885427</text:p>
          </table:table-cell>
          <table:table-cell table:formula="of:=[.C682]" office:value-type="float" office:value="0.367727329242572">
            <text:p>0.3677273292</text:p>
          </table:table-cell>
        </table:table-row>
        <table:table-row table:style-name="ro1">
          <table:table-cell table:formula="of:=RAND()" office:value-type="float" office:value="0.94189453125">
            <text:p>0.9418945313</text:p>
          </table:table-cell>
          <table:table-cell table:formula="of:=RAND()" office:value-type="float" office:value="0.134521484375">
            <text:p>0.1345214844</text:p>
          </table:table-cell>
          <table:table-cell table:formula="of:=SQRT(1 - [.A683])" office:value-type="float" office:value="0.241050759695961">
            <text:p>0.2410507597</text:p>
          </table:table-cell>
          <table:table-cell table:formula="of:=SQRT(1 - (1 - [.A683]))" office:value-type="float" office:value="0.970512509579346">
            <text:p>0.9705125096</text:p>
          </table:table-cell>
          <table:table-cell table:formula="of:=COS(2 * PI() * [.B683])" office:value-type="float" office:value="0.66356415861204">
            <text:p>0.6635641586</text:p>
          </table:table-cell>
          <table:table-cell table:formula="of:=SIN(2 * PI() * [.B683])" office:value-type="float" office:value="0.748119380450403">
            <text:p>0.7481193805</text:p>
          </table:table-cell>
          <table:table-cell table:formula="of:=[.D683]*[.E683]" office:value-type="float" office:value="0.643997316841478">
            <text:p>0.6439973168</text:p>
          </table:table-cell>
          <table:table-cell table:formula="of:=[.D683]*[.F683]" office:value-type="float" office:value="0.726059217385867">
            <text:p>0.7260592174</text:p>
          </table:table-cell>
          <table:table-cell table:formula="of:=[.C683]" office:value-type="float" office:value="0.241050759695961">
            <text:p>0.2410507597</text:p>
          </table:table-cell>
        </table:table-row>
        <table:table-row table:style-name="ro1">
          <table:table-cell table:formula="of:=RAND()" office:value-type="float" office:value="0.163970947265625">
            <text:p>0.1639709473</text:p>
          </table:table-cell>
          <table:table-cell table:formula="of:=RAND()" office:value-type="float" office:value="0.84136962890625">
            <text:p>0.8413696289</text:p>
          </table:table-cell>
          <table:table-cell table:formula="of:=SQRT(1 - [.A684])" office:value-type="float" office:value="0.914346243353345">
            <text:p>0.9143462434</text:p>
          </table:table-cell>
          <table:table-cell table:formula="of:=SQRT(1 - (1 - [.A684]))" office:value-type="float" office:value="0.40493326273057">
            <text:p>0.4049332627</text:p>
          </table:table-cell>
          <table:table-cell table:formula="of:=COS(2 * PI() * [.B684])" office:value-type="float" office:value="0.543072840181872">
            <text:p>0.5430728402</text:p>
          </table:table-cell>
          <table:table-cell table:formula="of:=SIN(2 * PI() * [.B684])" office:value-type="float" office:value="-0.839685590120966">
            <text:p>-0.8396855901</text:p>
          </table:table-cell>
          <table:table-cell table:formula="of:=[.D684]*[.E684]" office:value-type="float" office:value="0.219908257075203">
            <text:p>0.2199082571</text:p>
          </table:table-cell>
          <table:table-cell table:formula="of:=[.D684]*[.F684]" office:value-type="float" office:value="-0.340016625675527">
            <text:p>-0.3400166257</text:p>
          </table:table-cell>
          <table:table-cell table:formula="of:=[.C684]" office:value-type="float" office:value="0.914346243353345">
            <text:p>0.9143462434</text:p>
          </table:table-cell>
        </table:table-row>
        <table:table-row table:style-name="ro1">
          <table:table-cell table:formula="of:=RAND()" office:value-type="float" office:value="0.575927734375">
            <text:p>0.5759277344</text:p>
          </table:table-cell>
          <table:table-cell table:formula="of:=RAND()" office:value-type="float" office:value="0.6754150390625">
            <text:p>0.6754150391</text:p>
          </table:table-cell>
          <table:table-cell table:formula="of:=SQRT(1 - [.A685])" office:value-type="float" office:value="0.65120831200546">
            <text:p>0.651208312</text:p>
          </table:table-cell>
          <table:table-cell table:formula="of:=SQRT(1 - (1 - [.A685]))" office:value-type="float" office:value="0.758899027786306">
            <text:p>0.7588990278</text:p>
          </table:table-cell>
          <table:table-cell table:formula="of:=COS(2 * PI() * [.B685])" office:value-type="float" office:value="-0.451665420991003">
            <text:p>-0.451665421</text:p>
          </table:table-cell>
          <table:table-cell table:formula="of:=SIN(2 * PI() * [.B685])" office:value-type="float" office:value="-0.892187394822983">
            <text:p>-0.8921873948</text:p>
          </table:table-cell>
          <table:table-cell table:formula="of:=[.D685]*[.E685]" office:value-type="float" office:value="-0.342768448874764">
            <text:p>-0.3427684489</text:p>
          </table:table-cell>
          <table:table-cell table:formula="of:=[.D685]*[.F685]" office:value-type="float" office:value="-0.677080146534358">
            <text:p>-0.6770801465</text:p>
          </table:table-cell>
          <table:table-cell table:formula="of:=[.C685]" office:value-type="float" office:value="0.65120831200546">
            <text:p>0.651208312</text:p>
          </table:table-cell>
        </table:table-row>
        <table:table-row table:style-name="ro1">
          <table:table-cell table:formula="of:=RAND()" office:value-type="float" office:value="0.94244384765625">
            <text:p>0.9424438477</text:p>
          </table:table-cell>
          <table:table-cell table:formula="of:=RAND()" office:value-type="float" office:value="0.452301025390625">
            <text:p>0.4523010254</text:p>
          </table:table-cell>
          <table:table-cell table:formula="of:=SQRT(1 - [.A686])" office:value-type="float" office:value="0.239908633324751">
            <text:p>0.2399086333</text:p>
          </table:table-cell>
          <table:table-cell table:formula="of:=SQRT(1 - (1 - [.A686]))" office:value-type="float" office:value="0.970795471588249">
            <text:p>0.9707954716</text:p>
          </table:table-cell>
          <table:table-cell table:formula="of:=COS(2 * PI() * [.B686])" office:value-type="float" office:value="-0.955424660397726">
            <text:p>-0.9554246604</text:p>
          </table:table-cell>
          <table:table-cell table:formula="of:=SIN(2 * PI() * [.B686])" office:value-type="float" office:value="0.295235022149963">
            <text:p>0.2952350221</text:p>
          </table:table-cell>
          <table:table-cell table:formula="of:=[.D686]*[.E686]" office:value-type="float" office:value="-0.927521933757853">
            <text:p>-0.9275219338</text:p>
          </table:table-cell>
          <table:table-cell table:formula="of:=[.D686]*[.F686]" office:value-type="float" office:value="0.286612822557441">
            <text:p>0.2866128226</text:p>
          </table:table-cell>
          <table:table-cell table:formula="of:=[.C686]" office:value-type="float" office:value="0.239908633324751">
            <text:p>0.2399086333</text:p>
          </table:table-cell>
        </table:table-row>
        <table:table-row table:style-name="ro1">
          <table:table-cell table:formula="of:=RAND()" office:value-type="float" office:value="0.64453125">
            <text:p>0.64453125</text:p>
          </table:table-cell>
          <table:table-cell table:formula="of:=RAND()" office:value-type="float" office:value="0.055206298828125">
            <text:p>0.0552062988</text:p>
          </table:table-cell>
          <table:table-cell table:formula="of:=SQRT(1 - [.A687])" office:value-type="float" office:value="0.596212000885591">
            <text:p>0.5962120009</text:p>
          </table:table-cell>
          <table:table-cell table:formula="of:=SQRT(1 - (1 - [.A687]))" office:value-type="float" office:value="0.80282703616657">
            <text:p>0.8028270362</text:p>
          </table:table-cell>
          <table:table-cell table:formula="of:=COS(2 * PI() * [.B687])" office:value-type="float" office:value="0.940440901902202">
            <text:p>0.9404409019</text:p>
          </table:table-cell>
          <table:table-cell table:formula="of:=SIN(2 * PI() * [.B687])" office:value-type="float" office:value="0.339957217939807">
            <text:p>0.3399572179</text:p>
          </table:table-cell>
          <table:table-cell table:formula="of:=[.D687]*[.E687]" office:value-type="float" office:value="0.755011381963961">
            <text:p>0.755011382</text:p>
          </table:table-cell>
          <table:table-cell table:formula="of:=[.D687]*[.F687]" office:value-type="float" office:value="0.272926845702048">
            <text:p>0.2729268457</text:p>
          </table:table-cell>
          <table:table-cell table:formula="of:=[.C687]" office:value-type="float" office:value="0.596212000885591">
            <text:p>0.5962120009</text:p>
          </table:table-cell>
        </table:table-row>
        <table:table-row table:style-name="ro1">
          <table:table-cell table:formula="of:=RAND()" office:value-type="float" office:value="0.849609375">
            <text:p>0.849609375</text:p>
          </table:table-cell>
          <table:table-cell table:formula="of:=RAND()" office:value-type="float" office:value="0.561798095703125">
            <text:p>0.5617980957</text:p>
          </table:table-cell>
          <table:table-cell table:formula="of:=SQRT(1 - [.A688])" office:value-type="float" office:value="0.387802301437214">
            <text:p>0.3878023014</text:p>
          </table:table-cell>
          <table:table-cell table:formula="of:=SQRT(1 - (1 - [.A688]))" office:value-type="float" office:value="0.921742575234539">
            <text:p>0.9217425752</text:p>
          </table:table-cell>
          <table:table-cell table:formula="of:=COS(2 * PI() * [.B688])" office:value-type="float" office:value="-0.925558250880733">
            <text:p>-0.9255582509</text:p>
          </table:table-cell>
          <table:table-cell table:formula="of:=SIN(2 * PI() * [.B688])" office:value-type="float" office:value="-0.378605235339659">
            <text:p>-0.3786052353</text:p>
          </table:table-cell>
          <table:table-cell table:formula="of:=[.D688]*[.E688]" office:value-type="float" office:value="-0.853126445696382">
            <text:p>-0.8531264457</text:p>
          </table:table-cell>
          <table:table-cell table:formula="of:=[.D688]*[.F688]" office:value-type="float" office:value="-0.348976564619256">
            <text:p>-0.3489765646</text:p>
          </table:table-cell>
          <table:table-cell table:formula="of:=[.C688]" office:value-type="float" office:value="0.387802301437214">
            <text:p>0.3878023014</text:p>
          </table:table-cell>
        </table:table-row>
        <table:table-row table:style-name="ro1">
          <table:table-cell table:formula="of:=RAND()" office:value-type="float" office:value="0.95489501953125">
            <text:p>0.9548950195</text:p>
          </table:table-cell>
          <table:table-cell table:formula="of:=RAND()" office:value-type="float" office:value="0.081878662109375">
            <text:p>0.0818786621</text:p>
          </table:table-cell>
          <table:table-cell table:formula="of:=SQRT(1 - [.A689])" office:value-type="float" office:value="0.21237933154794">
            <text:p>0.2123793315</text:p>
          </table:table-cell>
          <table:table-cell table:formula="of:=SQRT(1 - (1 - [.A689]))" office:value-type="float" office:value="0.977187300127898">
            <text:p>0.9771873001</text:p>
          </table:table-cell>
          <table:table-cell table:formula="of:=COS(2 * PI() * [.B689])" office:value-type="float" office:value="0.870559151376993">
            <text:p>0.8705591514</text:p>
          </table:table-cell>
          <table:table-cell table:formula="of:=SIN(2 * PI() * [.B689])" office:value-type="float" office:value="0.492063780371782">
            <text:p>0.4920637804</text:p>
          </table:table-cell>
          <table:table-cell table:formula="of:=[.D689]*[.E689]" office:value-type="float" office:value="0.850699346735718">
            <text:p>0.8506993467</text:p>
          </table:table-cell>
          <table:table-cell table:formula="of:=[.D689]*[.F689]" office:value-type="float" office:value="0.480838477032228">
            <text:p>0.480838477</text:p>
          </table:table-cell>
          <table:table-cell table:formula="of:=[.C689]" office:value-type="float" office:value="0.21237933154794">
            <text:p>0.2123793315</text:p>
          </table:table-cell>
        </table:table-row>
        <table:table-row table:style-name="ro1">
          <table:table-cell table:formula="of:=RAND()" office:value-type="float" office:value="0.807281494140625">
            <text:p>0.8072814941</text:p>
          </table:table-cell>
          <table:table-cell table:formula="of:=RAND()" office:value-type="float" office:value="0.555450439453125">
            <text:p>0.5554504395</text:p>
          </table:table-cell>
          <table:table-cell table:formula="of:=SQRT(1 - [.A690])" office:value-type="float" office:value="0.438997159283947">
            <text:p>0.4389971593</text:p>
          </table:table-cell>
          <table:table-cell table:formula="of:=SQRT(1 - (1 - [.A690]))" office:value-type="float" office:value="0.898488449642301">
            <text:p>0.8984884496</text:p>
          </table:table-cell>
          <table:table-cell table:formula="of:=COS(2 * PI() * [.B690])" office:value-type="float" office:value="-0.939918307791555">
            <text:p>-0.9399183078</text:p>
          </table:table-cell>
          <table:table-cell table:formula="of:=SIN(2 * PI() * [.B690])" office:value-type="float" office:value="-0.34139943567361">
            <text:p>-0.3413994357</text:p>
          </table:table-cell>
          <table:table-cell table:formula="of:=[.D690]*[.E690]" office:value-type="float" office:value="-0.844505743158049">
            <text:p>-0.8445057432</text:p>
          </table:table-cell>
          <table:table-cell table:formula="of:=[.D690]*[.F690]" office:value-type="float" office:value="-0.306743449667138">
            <text:p>-0.3067434497</text:p>
          </table:table-cell>
          <table:table-cell table:formula="of:=[.C690]" office:value-type="float" office:value="0.438997159283947">
            <text:p>0.4389971593</text:p>
          </table:table-cell>
        </table:table-row>
        <table:table-row table:style-name="ro1">
          <table:table-cell table:formula="of:=RAND()" office:value-type="float" office:value="0.718414306640625">
            <text:p>0.7184143066</text:p>
          </table:table-cell>
          <table:table-cell table:formula="of:=RAND()" office:value-type="float" office:value="0.254058837890625">
            <text:p>0.2540588379</text:p>
          </table:table-cell>
          <table:table-cell table:formula="of:=SQRT(1 - [.A691])" office:value-type="float" office:value="0.530646486240487">
            <text:p>0.5306464862</text:p>
          </table:table-cell>
          <table:table-cell table:formula="of:=SQRT(1 - (1 - [.A691]))" office:value-type="float" office:value="0.847593243626107">
            <text:p>0.8475932436</text:p>
          </table:table-cell>
          <table:table-cell table:formula="of:=COS(2 * PI() * [.B691])" office:value-type="float" office:value="-0.0254996663356667">
            <text:p>-0.0254996663</text:p>
          </table:table-cell>
          <table:table-cell table:formula="of:=SIN(2 * PI() * [.B691])" office:value-type="float" office:value="0.999674830640829">
            <text:p>0.9996748306</text:p>
          </table:table-cell>
          <table:table-cell table:formula="of:=[.D691]*[.E691]" office:value-type="float" office:value="-0.0216133449008312">
            <text:p>-0.0216133449</text:p>
          </table:table-cell>
          <table:table-cell table:formula="of:=[.D691]*[.F691]" office:value-type="float" office:value="0.847317632274239">
            <text:p>0.8473176323</text:p>
          </table:table-cell>
          <table:table-cell table:formula="of:=[.C691]" office:value-type="float" office:value="0.530646486240487">
            <text:p>0.5306464862</text:p>
          </table:table-cell>
        </table:table-row>
        <table:table-row table:style-name="ro1">
          <table:table-cell table:formula="of:=RAND()" office:value-type="float" office:value="0.95367431640625">
            <text:p>0.9536743164</text:p>
          </table:table-cell>
          <table:table-cell table:formula="of:=RAND()" office:value-type="float" office:value="0.17645263671875">
            <text:p>0.1764526367</text:p>
          </table:table-cell>
          <table:table-cell table:formula="of:=SQRT(1 - [.A692])" office:value-type="float" office:value="0.215234020530561">
            <text:p>0.2152340205</text:p>
          </table:table-cell>
          <table:table-cell table:formula="of:=SQRT(1 - (1 - [.A692]))" office:value-type="float" office:value="0.9765625">
            <text:p>0.9765625</text:p>
          </table:table-cell>
          <table:table-cell table:formula="of:=COS(2 * PI() * [.B692])" office:value-type="float" office:value="0.44583932082998">
            <text:p>0.4458393208</text:p>
          </table:table-cell>
          <table:table-cell table:formula="of:=SIN(2 * PI() * [.B692])" office:value-type="float" office:value="0.895113009626082">
            <text:p>0.8951130096</text:p>
          </table:table-cell>
          <table:table-cell table:formula="of:=[.D692]*[.E692]" office:value-type="float" office:value="0.435389961748028">
            <text:p>0.4353899617</text:p>
          </table:table-cell>
          <table:table-cell table:formula="of:=[.D692]*[.F692]" office:value-type="float" office:value="0.87413379846297">
            <text:p>0.8741337985</text:p>
          </table:table-cell>
          <table:table-cell table:formula="of:=[.C692]" office:value-type="float" office:value="0.215234020530561">
            <text:p>0.2152340205</text:p>
          </table:table-cell>
        </table:table-row>
        <table:table-row table:style-name="ro1">
          <table:table-cell table:formula="of:=RAND()" office:value-type="float" office:value="0.2965087890625">
            <text:p>0.2965087891</text:p>
          </table:table-cell>
          <table:table-cell table:formula="of:=RAND()" office:value-type="float" office:value="0.55438232421875">
            <text:p>0.5543823242</text:p>
          </table:table-cell>
          <table:table-cell table:formula="of:=SQRT(1 - [.A693])" office:value-type="float" office:value="0.838743829150176">
            <text:p>0.8387438292</text:p>
          </table:table-cell>
          <table:table-cell table:formula="of:=SQRT(1 - (1 - [.A693]))" office:value-type="float" office:value="0.544526206038332">
            <text:p>0.544526206</text:p>
          </table:table-cell>
          <table:table-cell table:formula="of:=COS(2 * PI() * [.B693])" office:value-type="float" office:value="-0.942188312096932">
            <text:p>-0.9421883121</text:p>
          </table:table-cell>
          <table:table-cell table:formula="of:=SIN(2 * PI() * [.B693])" office:value-type="float" office:value="-0.335083847041207">
            <text:p>-0.335083847</text:p>
          </table:table-cell>
          <table:table-cell table:formula="of:=[.D693]*[.E693]" office:value-type="float" office:value="-0.513046226959802">
            <text:p>-0.513046227</text:p>
          </table:table-cell>
          <table:table-cell table:formula="of:=[.D693]*[.F693]" office:value-type="float" office:value="-0.182461935934077">
            <text:p>-0.1824619359</text:p>
          </table:table-cell>
          <table:table-cell table:formula="of:=[.C693]" office:value-type="float" office:value="0.838743829150176">
            <text:p>0.8387438292</text:p>
          </table:table-cell>
        </table:table-row>
        <table:table-row table:style-name="ro1">
          <table:table-cell table:formula="of:=RAND()" office:value-type="float" office:value="0.604705810546875">
            <text:p>0.6047058105</text:p>
          </table:table-cell>
          <table:table-cell table:formula="of:=RAND()" office:value-type="float" office:value="0.91339111328125">
            <text:p>0.9133911133</text:p>
          </table:table-cell>
          <table:table-cell table:formula="of:=SQRT(1 - [.A694])" office:value-type="float" office:value="0.628724255499281">
            <text:p>0.6287242555</text:p>
          </table:table-cell>
          <table:table-cell table:formula="of:=SQRT(1 - (1 - [.A694]))" office:value-type="float" office:value="0.777628324167063">
            <text:p>0.7776283242</text:p>
          </table:table-cell>
          <table:table-cell table:formula="of:=COS(2 * PI() * [.B694])" office:value-type="float" office:value="0.855552269411647">
            <text:p>0.8555522694</text:p>
          </table:table-cell>
          <table:table-cell table:formula="of:=SIN(2 * PI() * [.B694])" office:value-type="float" office:value="-0.517716441987871">
            <text:p>-0.517716442</text:p>
          </table:table-cell>
          <table:table-cell table:formula="of:=[.D694]*[.E694]" office:value-type="float" office:value="0.665301677499907">
            <text:p>0.6653016775</text:p>
          </table:table-cell>
          <table:table-cell table:formula="of:=[.D694]*[.F694]" office:value-type="float" office:value="-0.402590969176763">
            <text:p>-0.4025909692</text:p>
          </table:table-cell>
          <table:table-cell table:formula="of:=[.C694]" office:value-type="float" office:value="0.628724255499281">
            <text:p>0.6287242555</text:p>
          </table:table-cell>
        </table:table-row>
        <table:table-row table:style-name="ro1">
          <table:table-cell table:formula="of:=RAND()" office:value-type="float" office:value="0.104461669921875">
            <text:p>0.1044616699</text:p>
          </table:table-cell>
          <table:table-cell table:formula="of:=RAND()" office:value-type="float" office:value="0.1895751953125">
            <text:p>0.1895751953</text:p>
          </table:table-cell>
          <table:table-cell table:formula="of:=SQRT(1 - [.A695])" office:value-type="float" office:value="0.946328869937996">
            <text:p>0.9463288699</text:p>
          </table:table-cell>
          <table:table-cell table:formula="of:=SQRT(1 - (1 - [.A695]))" office:value-type="float" office:value="0.323205306147463">
            <text:p>0.3232053061</text:p>
          </table:table-cell>
          <table:table-cell table:formula="of:=COS(2 * PI() * [.B695])" office:value-type="float" office:value="0.370604929559052">
            <text:p>0.3706049296</text:p>
          </table:table-cell>
          <table:table-cell table:formula="of:=SIN(2 * PI() * [.B695])" office:value-type="float" office:value="0.928790604058057">
            <text:p>0.9287906041</text:p>
          </table:table-cell>
          <table:table-cell table:formula="of:=[.D695]*[.E695]" office:value-type="float" office:value="0.119781479717892">
            <text:p>0.1197814797</text:p>
          </table:table-cell>
          <table:table-cell table:formula="of:=[.D695]*[.F695]" office:value-type="float" office:value="0.300190051531471">
            <text:p>0.3001900515</text:p>
          </table:table-cell>
          <table:table-cell table:formula="of:=[.C695]" office:value-type="float" office:value="0.946328869937996">
            <text:p>0.9463288699</text:p>
          </table:table-cell>
        </table:table-row>
        <table:table-row table:style-name="ro1">
          <table:table-cell table:formula="of:=RAND()" office:value-type="float" office:value="0.639678955078125">
            <text:p>0.6396789551</text:p>
          </table:table-cell>
          <table:table-cell table:formula="of:=RAND()" office:value-type="float" office:value="0.913421630859375">
            <text:p>0.9134216309</text:p>
          </table:table-cell>
          <table:table-cell table:formula="of:=SQRT(1 - [.A696])" office:value-type="float" office:value="0.600267477814578">
            <text:p>0.6002674778</text:p>
          </table:table-cell>
          <table:table-cell table:formula="of:=SQRT(1 - (1 - [.A696]))" office:value-type="float" office:value="0.799799321753979">
            <text:p>0.7997993218</text:p>
          </table:table-cell>
          <table:table-cell table:formula="of:=COS(2 * PI() * [.B696])" office:value-type="float" office:value="0.855651524567381">
            <text:p>0.8556515246</text:p>
          </table:table-cell>
          <table:table-cell table:formula="of:=SIN(2 * PI() * [.B696])" office:value-type="float" office:value="-0.517552382378361">
            <text:p>-0.5175523824</text:p>
          </table:table-cell>
          <table:table-cell table:formula="of:=[.D696]*[.E696]" office:value-type="float" office:value="0.684349509006749">
            <text:p>0.684349509</text:p>
          </table:table-cell>
          <table:table-cell table:formula="of:=[.D696]*[.F696]" office:value-type="float" office:value="-0.413938044398369">
            <text:p>-0.4139380444</text:p>
          </table:table-cell>
          <table:table-cell table:formula="of:=[.C696]" office:value-type="float" office:value="0.600267477814578">
            <text:p>0.6002674778</text:p>
          </table:table-cell>
        </table:table-row>
        <table:table-row table:style-name="ro1">
          <table:table-cell table:formula="of:=RAND()" office:value-type="float" office:value="0.329803466796875">
            <text:p>0.3298034668</text:p>
          </table:table-cell>
          <table:table-cell table:formula="of:=RAND()" office:value-type="float" office:value="0.059539794921875">
            <text:p>0.0595397949</text:p>
          </table:table-cell>
          <table:table-cell table:formula="of:=SQRT(1 - [.A697])" office:value-type="float" office:value="0.818655320145863">
            <text:p>0.8186553201</text:p>
          </table:table-cell>
          <table:table-cell table:formula="of:=SQRT(1 - (1 - [.A697]))" office:value-type="float" office:value="0.574285178980683">
            <text:p>0.574285179</text:p>
          </table:table-cell>
          <table:table-cell table:formula="of:=COS(2 * PI() * [.B697])" office:value-type="float" office:value="0.930837049382038">
            <text:p>0.9308370494</text:p>
          </table:table-cell>
          <table:table-cell table:formula="of:=SIN(2 * PI() * [.B697])" office:value-type="float" office:value="0.365434518755058">
            <text:p>0.3654345188</text:p>
          </table:table-cell>
          <table:table-cell table:formula="of:=[.D697]*[.E697]" office:value-type="float" office:value="0.534565921506214">
            <text:p>0.5345659215</text:p>
          </table:table-cell>
          <table:table-cell table:formula="of:=[.D697]*[.F697]" office:value-type="float" office:value="0.209863628008968">
            <text:p>0.209863628</text:p>
          </table:table-cell>
          <table:table-cell table:formula="of:=[.C697]" office:value-type="float" office:value="0.818655320145863">
            <text:p>0.8186553201</text:p>
          </table:table-cell>
        </table:table-row>
        <table:table-row table:style-name="ro1">
          <table:table-cell table:formula="of:=RAND()" office:value-type="float" office:value="0.216461181640625">
            <text:p>0.2164611816</text:p>
          </table:table-cell>
          <table:table-cell table:formula="of:=RAND()" office:value-type="float" office:value="0.45220947265625">
            <text:p>0.4522094727</text:p>
          </table:table-cell>
          <table:table-cell table:formula="of:=SQRT(1 - [.A698])" office:value-type="float" office:value="0.885177280751927">
            <text:p>0.8851772808</text:p>
          </table:table-cell>
          <table:table-cell table:formula="of:=SQRT(1 - (1 - [.A698]))" office:value-type="float" office:value="0.465253889441695">
            <text:p>0.4652538894</text:p>
          </table:table-cell>
          <table:table-cell table:formula="of:=COS(2 * PI() * [.B698])" office:value-type="float" office:value="-0.955254670510587">
            <text:p>-0.9552546705</text:p>
          </table:table-cell>
          <table:table-cell table:formula="of:=SIN(2 * PI() * [.B698])" office:value-type="float" office:value="0.295784574424884">
            <text:p>0.2957845744</text:p>
          </table:table-cell>
          <table:table-cell table:formula="of:=[.D698]*[.E698]" office:value-type="float" office:value="-0.444435950862395">
            <text:p>-0.4444359509</text:p>
          </table:table-cell>
          <table:table-cell table:formula="of:=[.D698]*[.F698]" office:value-type="float" office:value="0.137614923688034">
            <text:p>0.1376149237</text:p>
          </table:table-cell>
          <table:table-cell table:formula="of:=[.C698]" office:value-type="float" office:value="0.885177280751927">
            <text:p>0.8851772808</text:p>
          </table:table-cell>
        </table:table-row>
        <table:table-row table:style-name="ro1">
          <table:table-cell table:formula="of:=RAND()" office:value-type="float" office:value="0.621551513671875">
            <text:p>0.6215515137</text:p>
          </table:table-cell>
          <table:table-cell table:formula="of:=RAND()" office:value-type="float" office:value="0.235870361328125">
            <text:p>0.2358703613</text:p>
          </table:table-cell>
          <table:table-cell table:formula="of:=SQRT(1 - [.A699])" office:value-type="float" office:value="0.615181669369403">
            <text:p>0.6151816694</text:p>
          </table:table-cell>
          <table:table-cell table:formula="of:=SQRT(1 - (1 - [.A699]))" office:value-type="float" office:value="0.788385383979101">
            <text:p>0.788385384</text:p>
          </table:table-cell>
          <table:table-cell table:formula="of:=COS(2 * PI() * [.B699])" office:value-type="float" office:value="0.0886625617708671">
            <text:p>0.0886625618</text:p>
          </table:table-cell>
          <table:table-cell table:formula="of:=SIN(2 * PI() * [.B699])" office:value-type="float" office:value="0.996061720045614">
            <text:p>0.99606172</text:p>
          </table:table-cell>
          <table:table-cell table:formula="of:=[.D699]*[.E699]" office:value-type="float" office:value="0.0699002678062959">
            <text:p>0.0699002678</text:p>
          </table:table-cell>
          <table:table-cell table:formula="of:=[.D699]*[.F699]" office:value-type="float" office:value="0.785280501625045">
            <text:p>0.7852805016</text:p>
          </table:table-cell>
          <table:table-cell table:formula="of:=[.C699]" office:value-type="float" office:value="0.615181669369403">
            <text:p>0.6151816694</text:p>
          </table:table-cell>
        </table:table-row>
        <table:table-row table:style-name="ro1">
          <table:table-cell table:formula="of:=RAND()" office:value-type="float" office:value="0.223541259765625">
            <text:p>0.2235412598</text:p>
          </table:table-cell>
          <table:table-cell table:formula="of:=RAND()" office:value-type="float" office:value="0.491607666015625">
            <text:p>0.491607666</text:p>
          </table:table-cell>
          <table:table-cell table:formula="of:=SQRT(1 - [.A700])" office:value-type="float" office:value="0.881168962364412">
            <text:p>0.8811689624</text:p>
          </table:table-cell>
          <table:table-cell table:formula="of:=SQRT(1 - (1 - [.A700]))" office:value-type="float" office:value="0.472801501441805">
            <text:p>0.4728015014</text:p>
          </table:table-cell>
          <table:table-cell table:formula="of:=COS(2 * PI() * [.B700])" office:value-type="float" office:value="-0.998610064567233">
            <text:p>-0.9986100646</text:p>
          </table:table-cell>
          <table:table-cell table:formula="of:=SIN(2 * PI() * [.B700])" office:value-type="float" office:value="0.0527061566140619">
            <text:p>0.0527061566</text:p>
          </table:table-cell>
          <table:table-cell table:formula="of:=[.D700]*[.E700]" office:value-type="float" office:value="-0.472144337882286">
            <text:p>-0.4721443379</text:p>
          </table:table-cell>
          <table:table-cell table:formula="of:=[.D700]*[.F700]" office:value-type="float" office:value="0.0249195499823554">
            <text:p>0.02491955</text:p>
          </table:table-cell>
          <table:table-cell table:formula="of:=[.C700]" office:value-type="float" office:value="0.881168962364412">
            <text:p>0.8811689624</text:p>
          </table:table-cell>
        </table:table-row>
        <table:table-row table:style-name="ro1">
          <table:table-cell table:formula="of:=RAND()" office:value-type="float" office:value="0.40606689453125">
            <text:p>0.4060668945</text:p>
          </table:table-cell>
          <table:table-cell table:formula="of:=RAND()" office:value-type="float" office:value="0.231597900390625">
            <text:p>0.2315979004</text:p>
          </table:table-cell>
          <table:table-cell table:formula="of:=SQRT(1 - [.A701])" office:value-type="float" office:value="0.770670555729716">
            <text:p>0.7706705557</text:p>
          </table:table-cell>
          <table:table-cell table:formula="of:=SQRT(1 - (1 - [.A701]))" office:value-type="float" office:value="0.637233783262666">
            <text:p>0.6372337833</text:p>
          </table:table-cell>
          <table:table-cell table:formula="of:=COS(2 * PI() * [.B701])" office:value-type="float" office:value="0.115366347568727">
            <text:p>0.1153663476</text:p>
          </table:table-cell>
          <table:table-cell table:formula="of:=SIN(2 * PI() * [.B701])" office:value-type="float" office:value="0.993323011838874">
            <text:p>0.9933230118</text:p>
          </table:table-cell>
          <table:table-cell table:formula="of:=[.D701]*[.E701]" office:value-type="float" office:value="0.0735153341224157">
            <text:p>0.0735153341</text:p>
          </table:table-cell>
          <table:table-cell table:formula="of:=[.D701]*[.F701]" office:value-type="float" office:value="0.632978980835951">
            <text:p>0.6329789808</text:p>
          </table:table-cell>
          <table:table-cell table:formula="of:=[.C701]" office:value-type="float" office:value="0.770670555729716">
            <text:p>0.7706705557</text:p>
          </table:table-cell>
        </table:table-row>
        <table:table-row table:style-name="ro1">
          <table:table-cell table:formula="of:=RAND()" office:value-type="float" office:value="0.37408447265625">
            <text:p>0.3740844727</text:p>
          </table:table-cell>
          <table:table-cell table:formula="of:=RAND()" office:value-type="float" office:value="0.35650634765625">
            <text:p>0.3565063477</text:p>
          </table:table-cell>
          <table:table-cell table:formula="of:=SQRT(1 - [.A702])" office:value-type="float" office:value="0.791148233483302">
            <text:p>0.7911482335</text:p>
          </table:table-cell>
          <table:table-cell table:formula="of:=SQRT(1 - (1 - [.A702]))" office:value-type="float" office:value="0.611624453939057">
            <text:p>0.6116244539</text:p>
          </table:table-cell>
          <table:table-cell table:formula="of:=COS(2 * PI() * [.B702])" office:value-type="float" office:value="-0.620358039847214">
            <text:p>-0.6203580398</text:p>
          </table:table-cell>
          <table:table-cell table:formula="of:=SIN(2 * PI() * [.B702])" office:value-type="float" office:value="0.784318750507039">
            <text:p>0.7843187505</text:p>
          </table:table-cell>
          <table:table-cell table:formula="of:=[.D702]*[.E702]" office:value-type="float" office:value="-0.379426147368256">
            <text:p>-0.3794261474</text:p>
          </table:table-cell>
          <table:table-cell table:formula="of:=[.D702]*[.F702]" office:value-type="float" office:value="0.479708527493031">
            <text:p>0.4797085275</text:p>
          </table:table-cell>
          <table:table-cell table:formula="of:=[.C702]" office:value-type="float" office:value="0.791148233483302">
            <text:p>0.7911482335</text:p>
          </table:table-cell>
        </table:table-row>
        <table:table-row table:style-name="ro1">
          <table:table-cell table:formula="of:=RAND()" office:value-type="float" office:value="0.986328125">
            <text:p>0.986328125</text:p>
          </table:table-cell>
          <table:table-cell table:formula="of:=RAND()" office:value-type="float" office:value="0.34295654296875">
            <text:p>0.342956543</text:p>
          </table:table-cell>
          <table:table-cell table:formula="of:=SQRT(1 - [.A703])" office:value-type="float" office:value="0.116926793336686">
            <text:p>0.1169267933</text:p>
          </table:table-cell>
          <table:table-cell table:formula="of:=SQRT(1 - (1 - [.A703]))" office:value-type="float" office:value="0.993140536379419">
            <text:p>0.9931405364</text:p>
          </table:table-cell>
          <table:table-cell table:formula="of:=COS(2 * PI() * [.B703])" office:value-type="float" office:value="-0.551418106135026">
            <text:p>-0.5514181061</text:p>
          </table:table-cell>
          <table:table-cell table:formula="of:=SIN(2 * PI() * [.B703])" office:value-type="float" office:value="0.834229028640494">
            <text:p>0.8342290286</text:p>
          </table:table-cell>
          <table:table-cell table:formula="of:=[.D703]*[.E703]" office:value-type="float" office:value="-0.547635673696263">
            <text:p>-0.5476356737</text:p>
          </table:table-cell>
          <table:table-cell table:formula="of:=[.D703]*[.F703]" office:value-type="float" office:value="0.828506664967301">
            <text:p>0.828506665</text:p>
          </table:table-cell>
          <table:table-cell table:formula="of:=[.C703]" office:value-type="float" office:value="0.116926793336686">
            <text:p>0.1169267933</text:p>
          </table:table-cell>
        </table:table-row>
        <table:table-row table:style-name="ro1">
          <table:table-cell table:formula="of:=RAND()" office:value-type="float" office:value="0.34942626953125">
            <text:p>0.3494262695</text:p>
          </table:table-cell>
          <table:table-cell table:formula="of:=RAND()" office:value-type="float" office:value="0.062164306640625">
            <text:p>0.0621643066</text:p>
          </table:table-cell>
          <table:table-cell table:formula="of:=SQRT(1 - [.A704])" office:value-type="float" office:value="0.806581508880999">
            <text:p>0.8065815089</text:p>
          </table:table-cell>
          <table:table-cell table:formula="of:=SQRT(1 - (1 - [.A704]))" office:value-type="float" office:value="0.591122888688342">
            <text:p>0.5911228887</text:p>
          </table:table-cell>
          <table:table-cell table:formula="of:=COS(2 * PI() * [.B704])" office:value-type="float" office:value="0.924684641745282">
            <text:p>0.9246846417</text:p>
          </table:table-cell>
          <table:table-cell table:formula="of:=SIN(2 * PI() * [.B704])" office:value-type="float" office:value="0.380733914066502">
            <text:p>0.3807339141</text:p>
          </table:table-cell>
          <table:table-cell table:formula="of:=[.D704]*[.E704]" office:value-type="float" office:value="0.546602256554216">
            <text:p>0.5466022566</text:p>
          </table:table-cell>
          <table:table-cell table:formula="of:=[.D704]*[.F704]" office:value-type="float" office:value="0.22506053110461">
            <text:p>0.2250605311</text:p>
          </table:table-cell>
          <table:table-cell table:formula="of:=[.C704]" office:value-type="float" office:value="0.806581508880999">
            <text:p>0.8065815089</text:p>
          </table:table-cell>
        </table:table-row>
        <table:table-row table:style-name="ro1">
          <table:table-cell table:formula="of:=RAND()" office:value-type="float" office:value="0.080718994140625">
            <text:p>0.0807189941</text:p>
          </table:table-cell>
          <table:table-cell table:formula="of:=RAND()" office:value-type="float" office:value="0.845001220703125">
            <text:p>0.8450012207</text:p>
          </table:table-cell>
          <table:table-cell table:formula="of:=SQRT(1 - [.A705])" office:value-type="float" office:value="0.958791429800754">
            <text:p>0.9587914298</text:p>
          </table:table-cell>
          <table:table-cell table:formula="of:=SQRT(1 - (1 - [.A705]))" office:value-type="float" office:value="0.284110883530753">
            <text:p>0.2841108835</text:p>
          </table:table-cell>
          <table:table-cell table:formula="of:=COS(2 * PI() * [.B705])" office:value-type="float" office:value="0.562089721464152">
            <text:p>0.5620897215</text:p>
          </table:table-cell>
          <table:table-cell table:formula="of:=SIN(2 * PI() * [.B705])" office:value-type="float" office:value="-0.82707626312472">
            <text:p>-0.8270762631</text:p>
          </table:table-cell>
          <table:table-cell table:formula="of:=[.D705]*[.E705]" office:value-type="float" office:value="0.159695807388735">
            <text:p>0.1596958074</text:p>
          </table:table-cell>
          <table:table-cell table:formula="of:=[.D705]*[.F705]" office:value-type="float" office:value="-0.234981367863678">
            <text:p>-0.2349813679</text:p>
          </table:table-cell>
          <table:table-cell table:formula="of:=[.C705]" office:value-type="float" office:value="0.958791429800754">
            <text:p>0.9587914298</text:p>
          </table:table-cell>
        </table:table-row>
        <table:table-row table:style-name="ro1">
          <table:table-cell table:formula="of:=RAND()" office:value-type="float" office:value="0.897125244140625">
            <text:p>0.8971252441</text:p>
          </table:table-cell>
          <table:table-cell table:formula="of:=RAND()" office:value-type="float" office:value="0.3231201171875">
            <text:p>0.3231201172</text:p>
          </table:table-cell>
          <table:table-cell table:formula="of:=SQRT(1 - [.A706])" office:value-type="float" office:value="0.32074094821113">
            <text:p>0.3207409482</text:p>
          </table:table-cell>
          <table:table-cell table:formula="of:=SQRT(1 - (1 - [.A706]))" office:value-type="float" office:value="0.947166956845848">
            <text:p>0.9471669568</text:p>
          </table:table-cell>
          <table:table-cell table:formula="of:=COS(2 * PI() * [.B706])" office:value-type="float" office:value="-0.443434816498138">
            <text:p>-0.4434348165</text:p>
          </table:table-cell>
          <table:table-cell table:formula="of:=SIN(2 * PI() * [.B706])" office:value-type="float" office:value="0.89630662360448">
            <text:p>0.8963066236</text:p>
          </table:table-cell>
          <table:table-cell table:formula="of:=[.D706]*[.E706]" office:value-type="float" office:value="-0.420006805702039">
            <text:p>-0.4200068057</text:p>
          </table:table-cell>
          <table:table-cell table:formula="of:=[.D706]*[.F706]" office:value-type="float" office:value="0.848952017080232">
            <text:p>0.8489520171</text:p>
          </table:table-cell>
          <table:table-cell table:formula="of:=[.C706]" office:value-type="float" office:value="0.32074094821113">
            <text:p>0.3207409482</text:p>
          </table:table-cell>
        </table:table-row>
        <table:table-row table:style-name="ro1">
          <table:table-cell table:formula="of:=RAND()" office:value-type="float" office:value="0.957366943359375">
            <text:p>0.9573669434</text:p>
          </table:table-cell>
          <table:table-cell table:formula="of:=RAND()" office:value-type="float" office:value="0.321685791015625">
            <text:p>0.321685791</text:p>
          </table:table-cell>
          <table:table-cell table:formula="of:=SQRT(1 - [.A707])" office:value-type="float" office:value="0.206477738850039">
            <text:p>0.2064777389</text:p>
          </table:table-cell>
          <table:table-cell table:formula="of:=SQRT(1 - (1 - [.A707]))" office:value-type="float" office:value="0.978451298409571">
            <text:p>0.9784512984</text:p>
          </table:table-cell>
          <table:table-cell table:formula="of:=COS(2 * PI() * [.B707])" office:value-type="float" office:value="-0.435339280179646">
            <text:p>-0.4353392802</text:p>
          </table:table-cell>
          <table:table-cell table:formula="of:=SIN(2 * PI() * [.B707])" office:value-type="float" office:value="0.900266466737858">
            <text:p>0.9002664667</text:p>
          </table:table-cell>
          <table:table-cell table:formula="of:=[.D707]*[.E707]" office:value-type="float" office:value="-0.425958283940463">
            <text:p>-0.4259582839</text:p>
          </table:table-cell>
          <table:table-cell table:formula="of:=[.D707]*[.F707]" office:value-type="float" office:value="0.880866893294254">
            <text:p>0.8808668933</text:p>
          </table:table-cell>
          <table:table-cell table:formula="of:=[.C707]" office:value-type="float" office:value="0.206477738850039">
            <text:p>0.2064777389</text:p>
          </table:table-cell>
        </table:table-row>
        <table:table-row table:style-name="ro1">
          <table:table-cell table:formula="of:=RAND()" office:value-type="float" office:value="0.290618896484375">
            <text:p>0.2906188965</text:p>
          </table:table-cell>
          <table:table-cell table:formula="of:=RAND()" office:value-type="float" office:value="0.774932861328125">
            <text:p>0.7749328613</text:p>
          </table:table-cell>
          <table:table-cell table:formula="of:=SQRT(1 - [.A708])" office:value-type="float" office:value="0.842247649753696">
            <text:p>0.8422476498</text:p>
          </table:table-cell>
          <table:table-cell table:formula="of:=SQRT(1 - (1 - [.A708]))" office:value-type="float" office:value="0.539090805416281">
            <text:p>0.5390908054</text:p>
          </table:table-cell>
          <table:table-cell table:formula="of:=COS(2 * PI() * [.B708])" office:value-type="float" office:value="0.156017800025405">
            <text:p>0.1560178</text:p>
          </table:table-cell>
          <table:table-cell table:formula="of:=SIN(2 * PI() * [.B708])" office:value-type="float" office:value="-0.987754243764729">
            <text:p>-0.9877542438</text:p>
          </table:table-cell>
          <table:table-cell table:formula="of:=[.D708]*[.E708]" office:value-type="float" office:value="0.0841077614749718">
            <text:p>0.0841077615</text:p>
          </table:table-cell>
          <table:table-cell table:formula="of:=[.D708]*[.F708]" office:value-type="float" office:value="-0.532489230824478">
            <text:p>-0.5324892308</text:p>
          </table:table-cell>
          <table:table-cell table:formula="of:=[.C708]" office:value-type="float" office:value="0.842247649753696">
            <text:p>0.8422476498</text:p>
          </table:table-cell>
        </table:table-row>
        <table:table-row table:style-name="ro1">
          <table:table-cell table:formula="of:=RAND()" office:value-type="float" office:value="0.82049560546875">
            <text:p>0.8204956055</text:p>
          </table:table-cell>
          <table:table-cell table:formula="of:=RAND()" office:value-type="float" office:value="0.912139892578125">
            <text:p>0.9121398926</text:p>
          </table:table-cell>
          <table:table-cell table:formula="of:=SQRT(1 - [.A709])" office:value-type="float" office:value="0.423679589467383">
            <text:p>0.4236795895</text:p>
          </table:table-cell>
          <table:table-cell table:formula="of:=SQRT(1 - (1 - [.A709]))" office:value-type="float" office:value="0.9058121248188">
            <text:p>0.9058121248</text:p>
          </table:table-cell>
          <table:table-cell table:formula="of:=COS(2 * PI() * [.B709])" office:value-type="float" office:value="0.851455766265544">
            <text:p>0.8514557663</text:p>
          </table:table-cell>
          <table:table-cell table:formula="of:=SIN(2 * PI() * [.B709])" office:value-type="float" office:value="-0.524426427721901">
            <text:p>-0.5244264277</text:p>
          </table:table-cell>
          <table:table-cell table:formula="of:=[.D709]*[.E709]" office:value-type="float" office:value="0.771258956830213">
            <text:p>0.7712589568</text:p>
          </table:table-cell>
          <table:table-cell table:formula="of:=[.D709]*[.F709]" office:value-type="float" office:value="-0.475031816805909">
            <text:p>-0.4750318168</text:p>
          </table:table-cell>
          <table:table-cell table:formula="of:=[.C709]" office:value-type="float" office:value="0.423679589467383">
            <text:p>0.4236795895</text:p>
          </table:table-cell>
        </table:table-row>
        <table:table-row table:style-name="ro1">
          <table:table-cell table:formula="of:=RAND()" office:value-type="float" office:value="0.056396484375">
            <text:p>0.0563964844</text:p>
          </table:table-cell>
          <table:table-cell table:formula="of:=RAND()" office:value-type="float" office:value="0.440155029296875">
            <text:p>0.4401550293</text:p>
          </table:table-cell>
          <table:table-cell table:formula="of:=SQRT(1 - [.A710])" office:value-type="float" office:value="0.971392565148097">
            <text:p>0.9713925651</text:p>
          </table:table-cell>
          <table:table-cell table:formula="of:=SQRT(1 - (1 - [.A710]))" office:value-type="float" office:value="0.237479439899542">
            <text:p>0.2374794399</text:p>
          </table:table-cell>
          <table:table-cell table:formula="of:=COS(2 * PI() * [.B710])" office:value-type="float" office:value="-0.930134626687321">
            <text:p>-0.9301346267</text:p>
          </table:table-cell>
          <table:table-cell table:formula="of:=SIN(2 * PI() * [.B710])" office:value-type="float" office:value="0.367218703550401">
            <text:p>0.3672187036</text:p>
          </table:table-cell>
          <table:table-cell table:formula="of:=[.D710]*[.E710]" office:value-type="float" office:value="-0.220887850176874">
            <text:p>-0.2208878502</text:p>
          </table:table-cell>
          <table:table-cell table:formula="of:=[.D710]*[.F710]" office:value-type="float" office:value="0.0872068920397851">
            <text:p>0.087206892</text:p>
          </table:table-cell>
          <table:table-cell table:formula="of:=[.C710]" office:value-type="float" office:value="0.971392565148097">
            <text:p>0.9713925651</text:p>
          </table:table-cell>
        </table:table-row>
        <table:table-row table:style-name="ro1">
          <table:table-cell table:formula="of:=RAND()" office:value-type="float" office:value="0.60498046875">
            <text:p>0.6049804688</text:p>
          </table:table-cell>
          <table:table-cell table:formula="of:=RAND()" office:value-type="float" office:value="0.754150390625">
            <text:p>0.7541503906</text:p>
          </table:table-cell>
          <table:table-cell table:formula="of:=SQRT(1 - [.A711])" office:value-type="float" office:value="0.628505792534961">
            <text:p>0.6285057925</text:p>
          </table:table-cell>
          <table:table-cell table:formula="of:=SQRT(1 - (1 - [.A711]))" office:value-type="float" office:value="0.777804904040853">
            <text:p>0.777804904</text:p>
          </table:table-cell>
          <table:table-cell table:formula="of:=COS(2 * PI() * [.B711])" office:value-type="float" office:value="0.0260747178291038">
            <text:p>0.0260747178</text:p>
          </table:table-cell>
          <table:table-cell table:formula="of:=SIN(2 * PI() * [.B711])" office:value-type="float" office:value="-0.999659996743959">
            <text:p>-0.9996599967</text:p>
          </table:table-cell>
          <table:table-cell table:formula="of:=[.D711]*[.E711]" office:value-type="float" office:value="0.0202810433989584">
            <text:p>0.0202810434</text:p>
          </table:table-cell>
          <table:table-cell table:formula="of:=[.D711]*[.F711]" office:value-type="float" office:value="-0.777540447840914">
            <text:p>-0.7775404478</text:p>
          </table:table-cell>
          <table:table-cell table:formula="of:=[.C711]" office:value-type="float" office:value="0.628505792534961">
            <text:p>0.6285057925</text:p>
          </table:table-cell>
        </table:table-row>
        <table:table-row table:style-name="ro1">
          <table:table-cell table:formula="of:=RAND()" office:value-type="float" office:value="0.37506103515625">
            <text:p>0.3750610352</text:p>
          </table:table-cell>
          <table:table-cell table:formula="of:=RAND()" office:value-type="float" office:value="0.9697265625">
            <text:p>0.9697265625</text:p>
          </table:table-cell>
          <table:table-cell table:formula="of:=SQRT(1 - [.A712])" office:value-type="float" office:value="0.790530812077398">
            <text:p>0.7905308121</text:p>
          </table:table-cell>
          <table:table-cell table:formula="of:=SQRT(1 - (1 - [.A712]))" office:value-type="float" office:value="0.612422268664563">
            <text:p>0.6124222687</text:p>
          </table:table-cell>
          <table:table-cell table:formula="of:=COS(2 * PI() * [.B712])" office:value-type="float" office:value="0.981963869109555">
            <text:p>0.9819638691</text:p>
          </table:table-cell>
          <table:table-cell table:formula="of:=SIN(2 * PI() * [.B712])" office:value-type="float" office:value="-0.189068664149806">
            <text:p>-0.1890686641</text:p>
          </table:table-cell>
          <table:table-cell table:formula="of:=[.D712]*[.E712]" office:value-type="float" office:value="0.601376540466706">
            <text:p>0.6013765405</text:p>
          </table:table-cell>
          <table:table-cell table:formula="of:=[.D712]*[.F712]" office:value-type="float" office:value="-0.115789860232003">
            <text:p>-0.1157898602</text:p>
          </table:table-cell>
          <table:table-cell table:formula="of:=[.C712]" office:value-type="float" office:value="0.790530812077398">
            <text:p>0.7905308121</text:p>
          </table:table-cell>
        </table:table-row>
        <table:table-row table:style-name="ro1">
          <table:table-cell table:formula="of:=RAND()" office:value-type="float" office:value="0.835418701171875">
            <text:p>0.8354187012</text:p>
          </table:table-cell>
          <table:table-cell table:formula="of:=RAND()" office:value-type="float" office:value="0.406036376953125">
            <text:p>0.406036377</text:p>
          </table:table-cell>
          <table:table-cell table:formula="of:=SQRT(1 - [.A713])" office:value-type="float" office:value="0.405686207342726">
            <text:p>0.4056862073</text:p>
          </table:table-cell>
          <table:table-cell table:formula="of:=SQRT(1 - (1 - [.A713]))" office:value-type="float" office:value="0.914012418499812">
            <text:p>0.9140124185</text:p>
          </table:table-cell>
          <table:table-cell table:formula="of:=COS(2 * PI() * [.B713])" office:value-type="float" office:value="-0.830723158737123">
            <text:p>-0.8307231587</text:p>
          </table:table-cell>
          <table:table-cell table:formula="of:=SIN(2 * PI() * [.B713])" office:value-type="float" office:value="0.556685758339314">
            <text:p>0.5566857583</text:p>
          </table:table-cell>
          <table:table-cell table:formula="of:=[.D713]*[.E713]" office:value-type="float" office:value="-0.759291283421121">
            <text:p>-0.7592912834</text:p>
          </table:table-cell>
          <table:table-cell table:formula="of:=[.D713]*[.F713]" office:value-type="float" office:value="0.508817696324118">
            <text:p>0.5088176963</text:p>
          </table:table-cell>
          <table:table-cell table:formula="of:=[.C713]" office:value-type="float" office:value="0.405686207342726">
            <text:p>0.4056862073</text:p>
          </table:table-cell>
        </table:table-row>
        <table:table-row table:style-name="ro1">
          <table:table-cell table:formula="of:=RAND()" office:value-type="float" office:value="0.06231689453125">
            <text:p>0.0623168945</text:p>
          </table:table-cell>
          <table:table-cell table:formula="of:=RAND()" office:value-type="float" office:value="0.69085693359375">
            <text:p>0.6908569336</text:p>
          </table:table-cell>
          <table:table-cell table:formula="of:=SQRT(1 - [.A714])" office:value-type="float" office:value="0.968340387192825">
            <text:p>0.9683403872</text:p>
          </table:table-cell>
          <table:table-cell table:formula="of:=SQRT(1 - (1 - [.A714]))" office:value-type="float" office:value="0.249633520447976">
            <text:p>0.2496335204</text:p>
          </table:table-cell>
          <table:table-cell table:formula="of:=COS(2 * PI() * [.B714])" office:value-type="float" office:value="-0.36311307082364">
            <text:p>-0.3631130708</text:p>
          </table:table-cell>
          <table:table-cell table:formula="of:=SIN(2 * PI() * [.B714])" office:value-type="float" office:value="-0.931745081981669">
            <text:p>-0.931745082</text:p>
          </table:table-cell>
          <table:table-cell table:formula="of:=[.D714]*[.E714]" office:value-type="float" office:value="-0.0906451941903804">
            <text:p>-0.0906451942</text:p>
          </table:table-cell>
          <table:table-cell table:formula="of:=[.D714]*[.F714]" office:value-type="float" office:value="-0.232594804975172">
            <text:p>-0.232594805</text:p>
          </table:table-cell>
          <table:table-cell table:formula="of:=[.C714]" office:value-type="float" office:value="0.968340387192825">
            <text:p>0.9683403872</text:p>
          </table:table-cell>
        </table:table-row>
        <table:table-row table:style-name="ro1">
          <table:table-cell table:formula="of:=RAND()" office:value-type="float" office:value="0.7056884765625">
            <text:p>0.7056884766</text:p>
          </table:table-cell>
          <table:table-cell table:formula="of:=RAND()" office:value-type="float" office:value="0.528594970703125">
            <text:p>0.5285949707</text:p>
          </table:table-cell>
          <table:table-cell table:formula="of:=SQRT(1 - [.A715])" office:value-type="float" office:value="0.542504860289288">
            <text:p>0.5425048603</text:p>
          </table:table-cell>
          <table:table-cell table:formula="of:=SQRT(1 - (1 - [.A715]))" office:value-type="float" office:value="0.840052662969709">
            <text:p>0.840052663</text:p>
          </table:table-cell>
          <table:table-cell table:formula="of:=COS(2 * PI() * [.B715])" office:value-type="float" office:value="-0.983903165774271">
            <text:p>-0.9839031658</text:p>
          </table:table-cell>
          <table:table-cell table:formula="of:=SIN(2 * PI() * [.B715])" office:value-type="float" office:value="-0.17870243529221">
            <text:p>-0.1787024353</text:p>
          </table:table-cell>
          <table:table-cell table:formula="of:=[.D715]*[.E715]" office:value-type="float" office:value="-0.826530474513004">
            <text:p>-0.8265304745</text:p>
          </table:table-cell>
          <table:table-cell table:formula="of:=[.D715]*[.F715]" office:value-type="float" office:value="-0.150119456646393">
            <text:p>-0.1501194566</text:p>
          </table:table-cell>
          <table:table-cell table:formula="of:=[.C715]" office:value-type="float" office:value="0.542504860289288">
            <text:p>0.5425048603</text:p>
          </table:table-cell>
        </table:table-row>
        <table:table-row table:style-name="ro1">
          <table:table-cell table:formula="of:=RAND()" office:value-type="float" office:value="0.536407470703125">
            <text:p>0.5364074707</text:p>
          </table:table-cell>
          <table:table-cell table:formula="of:=RAND()" office:value-type="float" office:value="0.992950439453125">
            <text:p>0.9929504395</text:p>
          </table:table-cell>
          <table:table-cell table:formula="of:=SQRT(1 - [.A716])" office:value-type="float" office:value="0.680876295149769">
            <text:p>0.6808762951</text:p>
          </table:table-cell>
          <table:table-cell table:formula="of:=SQRT(1 - (1 - [.A716]))" office:value-type="float" office:value="0.732398437124988">
            <text:p>0.7323984371</text:p>
          </table:table-cell>
          <table:table-cell table:formula="of:=COS(2 * PI() * [.B716])" office:value-type="float" office:value="0.999019194652343">
            <text:p>0.9990191947</text:p>
          </table:table-cell>
          <table:table-cell table:formula="of:=SIN(2 * PI() * [.B716])" office:value-type="float" office:value="-0.0442792131387068">
            <text:p>-0.0442792131</text:p>
          </table:table-cell>
          <table:table-cell table:formula="of:=[.D716]*[.E716]" office:value-type="float" office:value="0.73168009682124">
            <text:p>0.7316800968</text:p>
          </table:table-cell>
          <table:table-cell table:formula="of:=[.D716]*[.F716]" office:value-type="float" office:value="-0.0324300264999131">
            <text:p>-0.0324300265</text:p>
          </table:table-cell>
          <table:table-cell table:formula="of:=[.C716]" office:value-type="float" office:value="0.680876295149769">
            <text:p>0.6808762951</text:p>
          </table:table-cell>
        </table:table-row>
        <table:table-row table:style-name="ro1">
          <table:table-cell table:formula="of:=RAND()" office:value-type="float" office:value="0.03582763671875">
            <text:p>0.0358276367</text:p>
          </table:table-cell>
          <table:table-cell table:formula="of:=RAND()" office:value-type="float" office:value="0.607818603515625">
            <text:p>0.6078186035</text:p>
          </table:table-cell>
          <table:table-cell table:formula="of:=SQRT(1 - [.A717])" office:value-type="float" office:value="0.981922788859312">
            <text:p>0.9819227889</text:p>
          </table:table-cell>
          <table:table-cell table:formula="of:=SQRT(1 - (1 - [.A717]))" office:value-type="float" office:value="0.189281897493527">
            <text:p>0.1892818975</text:p>
          </table:table-cell>
          <table:table-cell table:formula="of:=COS(2 * PI() * [.B717])" office:value-type="float" office:value="-0.779177205592525">
            <text:p>-0.7791772056</text:p>
          </table:table-cell>
          <table:table-cell table:formula="of:=SIN(2 * PI() * [.B717])" office:value-type="float" office:value="-0.626803703151971">
            <text:p>-0.6268037032</text:p>
          </table:table-cell>
          <table:table-cell table:formula="of:=[.D717]*[.E717]" office:value-type="float" office:value="-0.147484139958257">
            <text:p>-0.14748414</text:p>
          </table:table-cell>
          <table:table-cell table:formula="of:=[.D717]*[.F717]" office:value-type="float" office:value="-0.118642594288574">
            <text:p>-0.1186425943</text:p>
          </table:table-cell>
          <table:table-cell table:formula="of:=[.C717]" office:value-type="float" office:value="0.981922788859312">
            <text:p>0.9819227889</text:p>
          </table:table-cell>
        </table:table-row>
        <table:table-row table:style-name="ro1">
          <table:table-cell table:formula="of:=RAND()" office:value-type="float" office:value="0.67816162109375">
            <text:p>0.6781616211</text:p>
          </table:table-cell>
          <table:table-cell table:formula="of:=RAND()" office:value-type="float" office:value="0.082550048828125">
            <text:p>0.0825500488</text:p>
          </table:table-cell>
          <table:table-cell table:formula="of:=SQRT(1 - [.A718])" office:value-type="float" office:value="0.567308010613503">
            <text:p>0.5673080106</text:p>
          </table:table-cell>
          <table:table-cell table:formula="of:=SQRT(1 - (1 - [.A718]))" office:value-type="float" office:value="0.823505689776185">
            <text:p>0.8235056898</text:p>
          </table:table-cell>
          <table:table-cell table:formula="of:=COS(2 * PI() * [.B718])" office:value-type="float" office:value="0.868475666555644">
            <text:p>0.8684756666</text:p>
          </table:table-cell>
          <table:table-cell table:formula="of:=SIN(2 * PI() * [.B718])" office:value-type="float" office:value="0.495731799061478">
            <text:p>0.4957317991</text:p>
          </table:table-cell>
          <table:table-cell table:formula="of:=[.D718]*[.E718]" office:value-type="float" office:value="0.715194652840738">
            <text:p>0.7151946528</text:p>
          </table:table-cell>
          <table:table-cell table:formula="of:=[.D718]*[.F718]" office:value-type="float" office:value="0.408237957130111">
            <text:p>0.4082379571</text:p>
          </table:table-cell>
          <table:table-cell table:formula="of:=[.C718]" office:value-type="float" office:value="0.567308010613503">
            <text:p>0.5673080106</text:p>
          </table:table-cell>
        </table:table-row>
        <table:table-row table:style-name="ro1">
          <table:table-cell table:formula="of:=RAND()" office:value-type="float" office:value="0.26165771484375">
            <text:p>0.2616577148</text:p>
          </table:table-cell>
          <table:table-cell table:formula="of:=RAND()" office:value-type="float" office:value="0.99981689453125">
            <text:p>0.9998168945</text:p>
          </table:table-cell>
          <table:table-cell table:formula="of:=SQRT(1 - [.A719])" office:value-type="float" office:value="0.859268459304919">
            <text:p>0.8592684593</text:p>
          </table:table-cell>
          <table:table-cell table:formula="of:=SQRT(1 - (1 - [.A719]))" office:value-type="float" office:value="0.511524891714714">
            <text:p>0.5115248917</text:p>
          </table:table-cell>
          <table:table-cell table:formula="of:=COS(2 * PI() * [.B719])" office:value-type="float" office:value="0.999999338191526">
            <text:p>0.9999993382</text:p>
          </table:table-cell>
          <table:table-cell table:formula="of:=SIN(2 * PI() * [.B719])" office:value-type="float" office:value="-0.00115048533711399">
            <text:p>-0.0011504853</text:p>
          </table:table-cell>
          <table:table-cell table:formula="of:=[.D719]*[.E719]" office:value-type="float" office:value="0.511524553183206">
            <text:p>0.5115245532</text:p>
          </table:table-cell>
          <table:table-cell table:formula="of:=[.D719]*[.F719]" office:value-type="float" office:value="-0.000588501887486601">
            <text:p>-0.0005885019</text:p>
          </table:table-cell>
          <table:table-cell table:formula="of:=[.C719]" office:value-type="float" office:value="0.859268459304919">
            <text:p>0.8592684593</text:p>
          </table:table-cell>
        </table:table-row>
        <table:table-row table:style-name="ro1">
          <table:table-cell table:formula="of:=RAND()" office:value-type="float" office:value="0.989654541015625">
            <text:p>0.989654541</text:p>
          </table:table-cell>
          <table:table-cell table:formula="of:=RAND()" office:value-type="float" office:value="0.638824462890625">
            <text:p>0.6388244629</text:p>
          </table:table-cell>
          <table:table-cell table:formula="of:=SQRT(1 - [.A720])" office:value-type="float" office:value="0.101712629424153">
            <text:p>0.1017126294</text:p>
          </table:table-cell>
          <table:table-cell table:formula="of:=SQRT(1 - (1 - [.A720]))" office:value-type="float" office:value="0.994813822288183">
            <text:p>0.9948138223</text:p>
          </table:table-cell>
          <table:table-cell table:formula="of:=COS(2 * PI() * [.B720])" office:value-type="float" office:value="-0.643097652176015">
            <text:p>-0.6430976522</text:p>
          </table:table-cell>
          <table:table-cell table:formula="of:=SIN(2 * PI() * [.B720])" office:value-type="float" office:value="-0.765784179626151">
            <text:p>-0.7657841796</text:p>
          </table:table-cell>
          <table:table-cell table:formula="of:=[.D720]*[.E720]" office:value-type="float" office:value="-0.639762433465778">
            <text:p>-0.6397624335</text:p>
          </table:table-cell>
          <table:table-cell table:formula="of:=[.D720]*[.F720]" office:value-type="float" office:value="-0.761812686781712">
            <text:p>-0.7618126868</text:p>
          </table:table-cell>
          <table:table-cell table:formula="of:=[.C720]" office:value-type="float" office:value="0.101712629424153">
            <text:p>0.1017126294</text:p>
          </table:table-cell>
        </table:table-row>
        <table:table-row table:style-name="ro1">
          <table:table-cell table:formula="of:=RAND()" office:value-type="float" office:value="0.114349365234375">
            <text:p>0.1143493652</text:p>
          </table:table-cell>
          <table:table-cell table:formula="of:=RAND()" office:value-type="float" office:value="0.07958984375">
            <text:p>0.0795898438</text:p>
          </table:table-cell>
          <table:table-cell table:formula="of:=SQRT(1 - [.A721])" office:value-type="float" office:value="0.941090131053145">
            <text:p>0.9410901311</text:p>
          </table:table-cell>
          <table:table-cell table:formula="of:=SQRT(1 - (1 - [.A721]))" office:value-type="float" office:value="0.33815582980983">
            <text:p>0.3381558298</text:p>
          </table:table-cell>
          <table:table-cell table:formula="of:=COS(2 * PI() * [.B721])" office:value-type="float" office:value="0.877545290207261">
            <text:p>0.8775452902</text:p>
          </table:table-cell>
          <table:table-cell table:formula="of:=SIN(2 * PI() * [.B721])" office:value-type="float" office:value="0.479493757660153">
            <text:p>0.4794937577</text:p>
          </table:table-cell>
          <table:table-cell table:formula="of:=[.D721]*[.E721]" office:value-type="float" office:value="0.296747055805745">
            <text:p>0.2967470558</text:p>
          </table:table-cell>
          <table:table-cell table:formula="of:=[.D721]*[.F721]" office:value-type="float" office:value="0.162143609510203">
            <text:p>0.1621436095</text:p>
          </table:table-cell>
          <table:table-cell table:formula="of:=[.C721]" office:value-type="float" office:value="0.941090131053145">
            <text:p>0.9410901311</text:p>
          </table:table-cell>
        </table:table-row>
        <table:table-row table:style-name="ro1">
          <table:table-cell table:formula="of:=RAND()" office:value-type="float" office:value="0.958282470703125">
            <text:p>0.9582824707</text:p>
          </table:table-cell>
          <table:table-cell table:formula="of:=RAND()" office:value-type="float" office:value="0.400482177734375">
            <text:p>0.4004821777</text:p>
          </table:table-cell>
          <table:table-cell table:formula="of:=SQRT(1 - [.A722])" office:value-type="float" office:value="0.204248694725021">
            <text:p>0.2042486947</text:p>
          </table:table-cell>
          <table:table-cell table:formula="of:=SQRT(1 - (1 - [.A722]))" office:value-type="float" office:value="0.978919031740177">
            <text:p>0.9789190317</text:p>
          </table:table-cell>
          <table:table-cell table:formula="of:=COS(2 * PI() * [.B722])" office:value-type="float" office:value="-0.810794040139235">
            <text:p>-0.8107940401</text:p>
          </table:table-cell>
          <table:table-cell table:formula="of:=SIN(2 * PI() * [.B722])" office:value-type="float" office:value="0.585331550896325">
            <text:p>0.5853315509</text:p>
          </table:table-cell>
          <table:table-cell table:formula="of:=[.D722]*[.E722]" office:value-type="float" office:value="-0.793701716713805">
            <text:p>-0.7937017167</text:p>
          </table:table-cell>
          <table:table-cell table:formula="of:=[.D722]*[.F722]" office:value-type="float" office:value="0.572992195050406">
            <text:p>0.5729921951</text:p>
          </table:table-cell>
          <table:table-cell table:formula="of:=[.C722]" office:value-type="float" office:value="0.204248694725021">
            <text:p>0.2042486947</text:p>
          </table:table-cell>
        </table:table-row>
        <table:table-row table:style-name="ro1">
          <table:table-cell table:formula="of:=RAND()" office:value-type="float" office:value="0.145294189453125">
            <text:p>0.1452941895</text:p>
          </table:table-cell>
          <table:table-cell table:formula="of:=RAND()" office:value-type="float" office:value="0.774139404296875">
            <text:p>0.7741394043</text:p>
          </table:table-cell>
          <table:table-cell table:formula="of:=SQRT(1 - [.A723])" office:value-type="float" office:value="0.924503007321704">
            <text:p>0.9245030073</text:p>
          </table:table-cell>
          <table:table-cell table:formula="of:=SQRT(1 - (1 - [.A723]))" office:value-type="float" office:value="0.381174749233373">
            <text:p>0.3811747492</text:p>
          </table:table-cell>
          <table:table-cell table:formula="of:=COS(2 * PI() * [.B723])" office:value-type="float" office:value="0.151091494441751">
            <text:p>0.1510914944</text:p>
          </table:table-cell>
          <table:table-cell table:formula="of:=SIN(2 * PI() * [.B723])" office:value-type="float" office:value="-0.988519782456253">
            <text:p>-0.9885197825</text:p>
          </table:table-cell>
          <table:table-cell table:formula="of:=[.D723]*[.E723]" office:value-type="float" office:value="0.0575922625051302">
            <text:p>0.0575922625</text:p>
          </table:table-cell>
          <table:table-cell table:formula="of:=[.D723]*[.F723]" office:value-type="float" office:value="-0.376798780189991">
            <text:p>-0.3767987802</text:p>
          </table:table-cell>
          <table:table-cell table:formula="of:=[.C723]" office:value-type="float" office:value="0.924503007321704">
            <text:p>0.9245030073</text:p>
          </table:table-cell>
        </table:table-row>
        <table:table-row table:style-name="ro1">
          <table:table-cell table:formula="of:=RAND()" office:value-type="float" office:value="0.031890869140625">
            <text:p>0.0318908691</text:p>
          </table:table-cell>
          <table:table-cell table:formula="of:=RAND()" office:value-type="float" office:value="0.2158203125">
            <text:p>0.2158203125</text:p>
          </table:table-cell>
          <table:table-cell table:formula="of:=SQRT(1 - [.A724])" office:value-type="float" office:value="0.983925368541423">
            <text:p>0.9839253685</text:p>
          </table:table-cell>
          <table:table-cell table:formula="of:=SQRT(1 - (1 - [.A724]))" office:value-type="float" office:value="0.178580147666601">
            <text:p>0.1785801477</text:p>
          </table:table-cell>
          <table:table-cell table:formula="of:=COS(2 * PI() * [.B724])" office:value-type="float" office:value="0.213110319916091">
            <text:p>0.2131103199</text:p>
          </table:table-cell>
          <table:table-cell table:formula="of:=SIN(2 * PI() * [.B724])" office:value-type="float" office:value="0.977028142657754">
            <text:p>0.9770281427</text:p>
          </table:table-cell>
          <table:table-cell table:formula="of:=[.D724]*[.E724]" office:value-type="float" office:value="0.0380572723998922">
            <text:p>0.0380572724</text:p>
          </table:table-cell>
          <table:table-cell table:formula="of:=[.D724]*[.F724]" office:value-type="float" office:value="0.174477829990247">
            <text:p>0.17447783</text:p>
          </table:table-cell>
          <table:table-cell table:formula="of:=[.C724]" office:value-type="float" office:value="0.983925368541423">
            <text:p>0.9839253685</text:p>
          </table:table-cell>
        </table:table-row>
        <table:table-row table:style-name="ro1">
          <table:table-cell table:formula="of:=RAND()" office:value-type="float" office:value="0.75311279296875">
            <text:p>0.753112793</text:p>
          </table:table-cell>
          <table:table-cell table:formula="of:=RAND()" office:value-type="float" office:value="0.261962890625">
            <text:p>0.2619628906</text:p>
          </table:table-cell>
          <table:table-cell table:formula="of:=SQRT(1 - [.A725])" office:value-type="float" office:value="0.496877456754933">
            <text:p>0.4968774568</text:p>
          </table:table-cell>
          <table:table-cell table:formula="of:=SQRT(1 - (1 - [.A725]))" office:value-type="float" office:value="0.867820714761263">
            <text:p>0.8678207148</text:p>
          </table:table-cell>
          <table:table-cell table:formula="of:=COS(2 * PI() * [.B725])" office:value-type="float" office:value="-0.0750943008479212">
            <text:p>-0.0750943008</text:p>
          </table:table-cell>
          <table:table-cell table:formula="of:=SIN(2 * PI() * [.B725])" office:value-type="float" office:value="0.997176436735326">
            <text:p>0.9971764367</text:p>
          </table:table-cell>
          <table:table-cell table:formula="of:=[.D725]*[.E725]" office:value-type="float" office:value="-0.0651683898363403">
            <text:p>-0.0651683898</text:p>
          </table:table-cell>
          <table:table-cell table:formula="of:=[.D725]*[.F725]" office:value-type="float" office:value="0.86537036807074">
            <text:p>0.8653703681</text:p>
          </table:table-cell>
          <table:table-cell table:formula="of:=[.C725]" office:value-type="float" office:value="0.496877456754933">
            <text:p>0.4968774568</text:p>
          </table:table-cell>
        </table:table-row>
        <table:table-row table:style-name="ro1">
          <table:table-cell table:formula="of:=RAND()" office:value-type="float" office:value="0.111572265625">
            <text:p>0.1115722656</text:p>
          </table:table-cell>
          <table:table-cell table:formula="of:=RAND()" office:value-type="float" office:value="0.58673095703125">
            <text:p>0.586730957</text:p>
          </table:table-cell>
          <table:table-cell table:formula="of:=SQRT(1 - [.A726])" office:value-type="float" office:value="0.94256444574098">
            <text:p>0.9425644457</text:p>
          </table:table-cell>
          <table:table-cell table:formula="of:=SQRT(1 - (1 - [.A726]))" office:value-type="float" office:value="0.334024348850499">
            <text:p>0.3340243489</text:p>
          </table:table-cell>
          <table:table-cell table:formula="of:=COS(2 * PI() * [.B726])" office:value-type="float" office:value="-0.85515493426311">
            <text:p>-0.8551549343</text:p>
          </table:table-cell>
          <table:table-cell table:formula="of:=SIN(2 * PI() * [.B726])" office:value-type="float" office:value="-0.518372490016066">
            <text:p>-0.51837249</text:p>
          </table:table-cell>
          <table:table-cell table:formula="of:=[.D726]*[.E726]" office:value-type="float" office:value="-0.285642570083527">
            <text:p>-0.2856425701</text:p>
          </table:table-cell>
          <table:table-cell table:formula="of:=[.D726]*[.F726]" office:value-type="float" office:value="-0.173149033439628">
            <text:p>-0.1731490334</text:p>
          </table:table-cell>
          <table:table-cell table:formula="of:=[.C726]" office:value-type="float" office:value="0.94256444574098">
            <text:p>0.9425644457</text:p>
          </table:table-cell>
        </table:table-row>
        <table:table-row table:style-name="ro1">
          <table:table-cell table:formula="of:=RAND()" office:value-type="float" office:value="0.868804931640625">
            <text:p>0.8688049316</text:p>
          </table:table-cell>
          <table:table-cell table:formula="of:=RAND()" office:value-type="float" office:value="0.119598388671875">
            <text:p>0.1195983887</text:p>
          </table:table-cell>
          <table:table-cell table:formula="of:=SQRT(1 - [.A727])" office:value-type="float" office:value="0.36220859785402">
            <text:p>0.3622085979</text:p>
          </table:table-cell>
          <table:table-cell table:formula="of:=SQRT(1 - (1 - [.A727]))" office:value-type="float" office:value="0.932097061276681">
            <text:p>0.9320970613</text:p>
          </table:table-cell>
          <table:table-cell table:formula="of:=COS(2 * PI() * [.B727])" office:value-type="float" office:value="0.730693689790329">
            <text:p>0.7306936898</text:p>
          </table:table-cell>
          <table:table-cell table:formula="of:=SIN(2 * PI() * [.B727])" office:value-type="float" office:value="0.682705450176425">
            <text:p>0.6827054502</text:p>
          </table:table-cell>
          <table:table-cell table:formula="of:=[.D727]*[.E727]" office:value-type="float" office:value="0.681077440946981">
            <text:p>0.6810774409</text:p>
          </table:table-cell>
          <table:table-cell table:formula="of:=[.D727]*[.F727]" office:value-type="float" office:value="0.636347743827019">
            <text:p>0.6363477438</text:p>
          </table:table-cell>
          <table:table-cell table:formula="of:=[.C727]" office:value-type="float" office:value="0.36220859785402">
            <text:p>0.3622085979</text:p>
          </table:table-cell>
        </table:table-row>
        <table:table-row table:style-name="ro1">
          <table:table-cell table:formula="of:=RAND()" office:value-type="float" office:value="0.968231201171875">
            <text:p>0.9682312012</text:p>
          </table:table-cell>
          <table:table-cell table:formula="of:=RAND()" office:value-type="float" office:value="0.2381591796875">
            <text:p>0.2381591797</text:p>
          </table:table-cell>
          <table:table-cell table:formula="of:=SQRT(1 - [.A728])" office:value-type="float" office:value="0.178238039789841">
            <text:p>0.1782380398</text:p>
          </table:table-cell>
          <table:table-cell table:formula="of:=SQRT(1 - (1 - [.A728]))" office:value-type="float" office:value="0.983987398888764">
            <text:p>0.9839873989</text:p>
          </table:table-cell>
          <table:table-cell table:formula="of:=COS(2 * PI() * [.B728])" office:value-type="float" office:value="0.0743294540868459">
            <text:p>0.0743294541</text:p>
          </table:table-cell>
          <table:table-cell table:formula="of:=SIN(2 * PI() * [.B728])" office:value-type="float" office:value="0.997233740030466">
            <text:p>0.99723374</text:p>
          </table:table-cell>
          <table:table-cell table:formula="of:=[.D728]*[.E728]" office:value-type="float" office:value="0.0731392461877373">
            <text:p>0.0731392462</text:p>
          </table:table-cell>
          <table:table-cell table:formula="of:=[.D728]*[.F728]" office:value-type="float" office:value="0.981265433936692">
            <text:p>0.9812654339</text:p>
          </table:table-cell>
          <table:table-cell table:formula="of:=[.C728]" office:value-type="float" office:value="0.178238039789841">
            <text:p>0.1782380398</text:p>
          </table:table-cell>
        </table:table-row>
        <table:table-row table:style-name="ro1">
          <table:table-cell table:formula="of:=RAND()" office:value-type="float" office:value="0.955535888671875">
            <text:p>0.9555358887</text:p>
          </table:table-cell>
          <table:table-cell table:formula="of:=RAND()" office:value-type="float" office:value="0.69677734375">
            <text:p>0.6967773438</text:p>
          </table:table-cell>
          <table:table-cell table:formula="of:=SQRT(1 - [.A729])" office:value-type="float" office:value="0.210865149629153">
            <text:p>0.2108651496</text:p>
          </table:table-cell>
          <table:table-cell table:formula="of:=SQRT(1 - (1 - [.A729]))" office:value-type="float" office:value="0.977515160328409">
            <text:p>0.9775151603</text:p>
          </table:table-cell>
          <table:table-cell table:formula="of:=COS(2 * PI() * [.B729])" office:value-type="float" office:value="-0.328209843579092">
            <text:p>-0.3282098436</text:p>
          </table:table-cell>
          <table:table-cell table:formula="of:=SIN(2 * PI() * [.B729])" office:value-type="float" office:value="-0.94460483726148">
            <text:p>-0.9446048373</text:p>
          </table:table-cell>
          <table:table-cell table:formula="of:=[.D729]*[.E729]" office:value-type="float" office:value="-0.320830097867578">
            <text:p>-0.3208300979</text:p>
          </table:table-cell>
          <table:table-cell table:formula="of:=[.D729]*[.F729]" office:value-type="float" office:value="-0.923365548942646">
            <text:p>-0.9233655489</text:p>
          </table:table-cell>
          <table:table-cell table:formula="of:=[.C729]" office:value-type="float" office:value="0.210865149629153">
            <text:p>0.2108651496</text:p>
          </table:table-cell>
        </table:table-row>
        <table:table-row table:style-name="ro1">
          <table:table-cell table:formula="of:=RAND()" office:value-type="float" office:value="0.489501953125">
            <text:p>0.4895019531</text:p>
          </table:table-cell>
          <table:table-cell table:formula="of:=RAND()" office:value-type="float" office:value="0.74420166015625">
            <text:p>0.7442016602</text:p>
          </table:table-cell>
          <table:table-cell table:formula="of:=SQRT(1 - [.A730])" office:value-type="float" office:value="0.714491460323355">
            <text:p>0.7144914603</text:p>
          </table:table-cell>
          <table:table-cell table:formula="of:=SQRT(1 - (1 - [.A730]))" office:value-type="float" office:value="0.699644161788691">
            <text:p>0.6996441618</text:p>
          </table:table-cell>
          <table:table-cell table:formula="of:=COS(2 * PI() * [.B730])" office:value-type="float" office:value="-0.0364239849094444">
            <text:p>-0.0364239849</text:p>
          </table:table-cell>
          <table:table-cell table:formula="of:=SIN(2 * PI() * [.B730])" office:value-type="float" office:value="-0.999336426496761">
            <text:p>-0.9993364265</text:p>
          </table:table-cell>
          <table:table-cell table:formula="of:=[.D730]*[.E730]" office:value-type="float" office:value="-0.0254838283909721">
            <text:p>-0.0254838284</text:p>
          </table:table-cell>
          <table:table-cell table:formula="of:=[.D730]*[.F730]" office:value-type="float" office:value="-0.699179896461232">
            <text:p>-0.6991798965</text:p>
          </table:table-cell>
          <table:table-cell table:formula="of:=[.C730]" office:value-type="float" office:value="0.714491460323355">
            <text:p>0.7144914603</text:p>
          </table:table-cell>
        </table:table-row>
        <table:table-row table:style-name="ro1">
          <table:table-cell table:formula="of:=RAND()" office:value-type="float" office:value="0.47869873046875">
            <text:p>0.4786987305</text:p>
          </table:table-cell>
          <table:table-cell table:formula="of:=RAND()" office:value-type="float" office:value="0.001220703125">
            <text:p>0.0012207031</text:p>
          </table:table-cell>
          <table:table-cell table:formula="of:=SQRT(1 - [.A731])" office:value-type="float" office:value="0.722011959410126">
            <text:p>0.7220119594</text:p>
          </table:table-cell>
          <table:table-cell table:formula="of:=SQRT(1 - (1 - [.A731]))" office:value-type="float" office:value="0.691880575293706">
            <text:p>0.6918805753</text:p>
          </table:table-cell>
          <table:table-cell table:formula="of:=COS(2 * PI() * [.B731])" office:value-type="float" office:value="0.999970586430974">
            <text:p>0.9999705864</text:p>
          </table:table-cell>
          <table:table-cell table:formula="of:=SIN(2 * PI() * [.B731])" office:value-type="float" office:value="0.0076698287395311">
            <text:p>0.0076698287</text:p>
          </table:table-cell>
          <table:table-cell table:formula="of:=[.D731]*[.E731]" office:value-type="float" office:value="0.691860224616647">
            <text:p>0.6918602246</text:p>
          </table:table-cell>
          <table:table-cell table:formula="of:=[.D731]*[.F731]" office:value-type="float" office:value="0.00530660552071098">
            <text:p>0.0053066055</text:p>
          </table:table-cell>
          <table:table-cell table:formula="of:=[.C731]" office:value-type="float" office:value="0.722011959410126">
            <text:p>0.7220119594</text:p>
          </table:table-cell>
        </table:table-row>
        <table:table-row table:style-name="ro1">
          <table:table-cell table:formula="of:=RAND()" office:value-type="float" office:value="0.1624755859375">
            <text:p>0.1624755859</text:p>
          </table:table-cell>
          <table:table-cell table:formula="of:=RAND()" office:value-type="float" office:value="0.74212646484375">
            <text:p>0.7421264648</text:p>
          </table:table-cell>
          <table:table-cell table:formula="of:=SQRT(1 - [.A732])" office:value-type="float" office:value="0.915163599616211">
            <text:p>0.9151635996</text:p>
          </table:table-cell>
          <table:table-cell table:formula="of:=SQRT(1 - (1 - [.A732]))" office:value-type="float" office:value="0.403082604359826">
            <text:p>0.4030826044</text:p>
          </table:table-cell>
          <table:table-cell table:formula="of:=COS(2 * PI() * [.B732])" office:value-type="float" office:value="-0.0494507039700849">
            <text:p>-0.049450704</text:p>
          </table:table-cell>
          <table:table-cell table:formula="of:=SIN(2 * PI() * [.B732])" office:value-type="float" office:value="-0.998776565542496">
            <text:p>-0.9987765655</text:p>
          </table:table-cell>
          <table:table-cell table:formula="of:=[.D732]*[.E732]" office:value-type="float" office:value="-0.0199327185436886">
            <text:p>-0.0199327185</text:p>
          </table:table-cell>
          <table:table-cell table:formula="of:=[.D732]*[.F732]" office:value-type="float" office:value="-0.402589459212432">
            <text:p>-0.4025894592</text:p>
          </table:table-cell>
          <table:table-cell table:formula="of:=[.C732]" office:value-type="float" office:value="0.915163599616211">
            <text:p>0.9151635996</text:p>
          </table:table-cell>
        </table:table-row>
        <table:table-row table:style-name="ro1">
          <table:table-cell table:formula="of:=RAND()" office:value-type="float" office:value="0.503509521484375">
            <text:p>0.5035095215</text:p>
          </table:table-cell>
          <table:table-cell table:formula="of:=RAND()" office:value-type="float" office:value="0.8746337890625">
            <text:p>0.8746337891</text:p>
          </table:table-cell>
          <table:table-cell table:formula="of:=SQRT(1 - [.A733])" office:value-type="float" office:value="0.70462080477064">
            <text:p>0.7046208048</text:p>
          </table:table-cell>
          <table:table-cell table:formula="of:=SQRT(1 - (1 - [.A733]))" office:value-type="float" office:value="0.709584048217246">
            <text:p>0.7095840482</text:p>
          </table:table-cell>
          <table:table-cell table:formula="of:=COS(2 * PI() * [.B733])" office:value-type="float" office:value="0.705477878419852">
            <text:p>0.7054778784</text:p>
          </table:table-cell>
          <table:table-cell table:formula="of:=SIN(2 * PI() * [.B733])" office:value-type="float" office:value="-0.708731940200401">
            <text:p>-0.7087319402</text:p>
          </table:table-cell>
          <table:table-cell table:formula="of:=[.D733]*[.E733]" office:value-type="float" office:value="0.500595848896873">
            <text:p>0.5005958489</text:p>
          </table:table-cell>
          <table:table-cell table:formula="of:=[.D733]*[.F733]" office:value-type="float" office:value="-0.502904879228263">
            <text:p>-0.5029048792</text:p>
          </table:table-cell>
          <table:table-cell table:formula="of:=[.C733]" office:value-type="float" office:value="0.70462080477064">
            <text:p>0.7046208048</text:p>
          </table:table-cell>
        </table:table-row>
        <table:table-row table:style-name="ro1">
          <table:table-cell table:formula="of:=RAND()" office:value-type="float" office:value="0.699554443359375">
            <text:p>0.6995544434</text:p>
          </table:table-cell>
          <table:table-cell table:formula="of:=RAND()" office:value-type="float" office:value="0.76544189453125">
            <text:p>0.7654418945</text:p>
          </table:table-cell>
          <table:table-cell table:formula="of:=SQRT(1 - [.A734])" office:value-type="float" office:value="0.548129142301908">
            <text:p>0.5481291423</text:p>
          </table:table-cell>
          <table:table-cell table:formula="of:=SQRT(1 - (1 - [.A734]))" office:value-type="float" office:value="0.836393713127601">
            <text:p>0.8363937131</text:p>
          </table:table-cell>
          <table:table-cell table:formula="of:=COS(2 * PI() * [.B734])" office:value-type="float" office:value="0.0968721300252301">
            <text:p>0.09687213</text:p>
          </table:table-cell>
          <table:table-cell table:formula="of:=SIN(2 * PI() * [.B734])" office:value-type="float" office:value="-0.995296835333246">
            <text:p>-0.9952968353</text:p>
          </table:table-cell>
          <table:table-cell table:formula="of:=[.D734]*[.E734]" office:value-type="float" office:value="0.0810232405303819">
            <text:p>0.0810232405</text:p>
          </table:table-cell>
          <table:table-cell table:formula="of:=[.D734]*[.F734]" office:value-type="float" office:value="-0.832460015768524">
            <text:p>-0.8324600158</text:p>
          </table:table-cell>
          <table:table-cell table:formula="of:=[.C734]" office:value-type="float" office:value="0.548129142301908">
            <text:p>0.5481291423</text:p>
          </table:table-cell>
        </table:table-row>
        <table:table-row table:style-name="ro1">
          <table:table-cell table:formula="of:=RAND()" office:value-type="float" office:value="0.575286865234375">
            <text:p>0.5752868652</text:p>
          </table:table-cell>
          <table:table-cell table:formula="of:=RAND()" office:value-type="float" office:value="0.740966796875">
            <text:p>0.7409667969</text:p>
          </table:table-cell>
          <table:table-cell table:formula="of:=SQRT(1 - [.A735])" office:value-type="float" office:value="0.65170018779008">
            <text:p>0.6517001878</text:p>
          </table:table-cell>
          <table:table-cell table:formula="of:=SQRT(1 - (1 - [.A735]))" office:value-type="float" office:value="0.758476674153118">
            <text:p>0.7584766742</text:p>
          </table:table-cell>
          <table:table-cell table:formula="of:=COS(2 * PI() * [.B735])" office:value-type="float" office:value="-0.0567268211669077">
            <text:p>-0.0567268212</text:p>
          </table:table-cell>
          <table:table-cell table:formula="of:=SIN(2 * PI() * [.B735])" office:value-type="float" office:value="-0.99838973740734">
            <text:p>-0.9983897374</text:p>
          </table:table-cell>
          <table:table-cell table:formula="of:=[.D735]*[.E735]" office:value-type="float" office:value="-0.0430259706539548">
            <text:p>-0.0430259707</text:p>
          </table:table-cell>
          <table:table-cell table:formula="of:=[.D735]*[.F735]" office:value-type="float" office:value="-0.757255327537324">
            <text:p>-0.7572553275</text:p>
          </table:table-cell>
          <table:table-cell table:formula="of:=[.C735]" office:value-type="float" office:value="0.65170018779008">
            <text:p>0.6517001878</text:p>
          </table:table-cell>
        </table:table-row>
        <table:table-row table:style-name="ro1">
          <table:table-cell table:formula="of:=RAND()" office:value-type="float" office:value="0.212860107421875">
            <text:p>0.2128601074</text:p>
          </table:table-cell>
          <table:table-cell table:formula="of:=RAND()" office:value-type="float" office:value="0.227508544921875">
            <text:p>0.2275085449</text:p>
          </table:table-cell>
          <table:table-cell table:formula="of:=SQRT(1 - [.A736])" office:value-type="float" office:value="0.887209046717923">
            <text:p>0.8872090467</text:p>
          </table:table-cell>
          <table:table-cell table:formula="of:=SQRT(1 - (1 - [.A736]))" office:value-type="float" office:value="0.46136764886788">
            <text:p>0.4613676489</text:p>
          </table:table-cell>
          <table:table-cell table:formula="of:=COS(2 * PI() * [.B736])" office:value-type="float" office:value="0.140848078030064">
            <text:p>0.140848078</text:p>
          </table:table-cell>
          <table:table-cell table:formula="of:=SIN(2 * PI() * [.B736])" office:value-type="float" office:value="0.990031221182058">
            <text:p>0.9900312212</text:p>
          </table:table-cell>
          <table:table-cell table:formula="of:=[.D736]*[.E736]" office:value-type="float" office:value="0.0649827466082904">
            <text:p>0.0649827466</text:p>
          </table:table-cell>
          <table:table-cell table:formula="of:=[.D736]*[.F736]" office:value-type="float" office:value="0.456768376822562">
            <text:p>0.4567683768</text:p>
          </table:table-cell>
          <table:table-cell table:formula="of:=[.C736]" office:value-type="float" office:value="0.887209046717923">
            <text:p>0.8872090467</text:p>
          </table:table-cell>
        </table:table-row>
        <table:table-row table:style-name="ro1">
          <table:table-cell table:formula="of:=RAND()" office:value-type="float" office:value="0.53948974609375">
            <text:p>0.5394897461</text:p>
          </table:table-cell>
          <table:table-cell table:formula="of:=RAND()" office:value-type="float" office:value="0.707794189453125">
            <text:p>0.7077941895</text:p>
          </table:table-cell>
          <table:table-cell table:formula="of:=SQRT(1 - [.A737])" office:value-type="float" office:value="0.678609058225905">
            <text:p>0.6786090582</text:p>
          </table:table-cell>
          <table:table-cell table:formula="of:=SQRT(1 - (1 - [.A737]))" office:value-type="float" office:value="0.734499656973201">
            <text:p>0.734499657</text:p>
          </table:table-cell>
          <table:table-cell table:formula="of:=COS(2 * PI() * [.B737])" office:value-type="float" office:value="-0.262089667064712">
            <text:p>-0.2620896671</text:p>
          </table:table-cell>
          <table:table-cell table:formula="of:=SIN(2 * PI() * [.B737])" office:value-type="float" office:value="-0.965043525659806">
            <text:p>-0.9650435257</text:p>
          </table:table-cell>
          <table:table-cell table:formula="of:=[.D737]*[.E737]" office:value-type="float" office:value="-0.192504770555251">
            <text:p>-0.1925047706</text:p>
          </table:table-cell>
          <table:table-cell table:formula="of:=[.D737]*[.F737]" office:value-type="float" office:value="-0.708824138561336">
            <text:p>-0.7088241386</text:p>
          </table:table-cell>
          <table:table-cell table:formula="of:=[.C737]" office:value-type="float" office:value="0.678609058225905">
            <text:p>0.6786090582</text:p>
          </table:table-cell>
        </table:table-row>
        <table:table-row table:style-name="ro1">
          <table:table-cell table:formula="of:=RAND()" office:value-type="float" office:value="0.84356689453125">
            <text:p>0.8435668945</text:p>
          </table:table-cell>
          <table:table-cell table:formula="of:=RAND()" office:value-type="float" office:value="0.586578369140625">
            <text:p>0.5865783691</text:p>
          </table:table-cell>
          <table:table-cell table:formula="of:=SQRT(1 - [.A738])" office:value-type="float" office:value="0.395516251838973">
            <text:p>0.3955162518</text:p>
          </table:table-cell>
          <table:table-cell table:formula="of:=SQRT(1 - (1 - [.A738]))" office:value-type="float" office:value="0.918458978142873">
            <text:p>0.9184589781</text:p>
          </table:table-cell>
          <table:table-cell table:formula="of:=COS(2 * PI() * [.B738])" office:value-type="float" office:value="-0.855651524567381">
            <text:p>-0.8556515246</text:p>
          </table:table-cell>
          <table:table-cell table:formula="of:=SIN(2 * PI() * [.B738])" office:value-type="float" office:value="-0.517552382378361">
            <text:p>-0.5175523824</text:p>
          </table:table-cell>
          <table:table-cell table:formula="of:=[.D738]*[.E738]" office:value-type="float" office:value="-0.785880824900548">
            <text:p>-0.7858808249</text:p>
          </table:table-cell>
          <table:table-cell table:formula="of:=[.D738]*[.F738]" office:value-type="float" office:value="-0.475350632254639">
            <text:p>-0.4753506323</text:p>
          </table:table-cell>
          <table:table-cell table:formula="of:=[.C738]" office:value-type="float" office:value="0.395516251838973">
            <text:p>0.3955162518</text:p>
          </table:table-cell>
        </table:table-row>
        <table:table-row table:style-name="ro1">
          <table:table-cell table:formula="of:=RAND()" office:value-type="float" office:value="0.457305908203125">
            <text:p>0.4573059082</text:p>
          </table:table-cell>
          <table:table-cell table:formula="of:=RAND()" office:value-type="float" office:value="0.303070068359375">
            <text:p>0.3030700684</text:p>
          </table:table-cell>
          <table:table-cell table:formula="of:=SQRT(1 - [.A739])" office:value-type="float" office:value="0.73667773944709">
            <text:p>0.7366777394</text:p>
          </table:table-cell>
          <table:table-cell table:formula="of:=SQRT(1 - (1 - [.A739]))" office:value-type="float" office:value="0.676243970918133">
            <text:p>0.6762439709</text:p>
          </table:table-cell>
          <table:table-cell table:formula="of:=COS(2 * PI() * [.B739])" office:value-type="float" office:value="-0.327304064330807">
            <text:p>-0.3273040643</text:p>
          </table:table-cell>
          <table:table-cell table:formula="of:=SIN(2 * PI() * [.B739])" office:value-type="float" office:value="0.944919070329589">
            <text:p>0.9449190703</text:p>
          </table:table-cell>
          <table:table-cell table:formula="of:=[.D739]*[.E739]" office:value-type="float" office:value="-0.221337400160709">
            <text:p>-0.2213374002</text:p>
          </table:table-cell>
          <table:table-cell table:formula="of:=[.D739]*[.F739]" office:value-type="float" office:value="0.638995824315952">
            <text:p>0.6389958243</text:p>
          </table:table-cell>
          <table:table-cell table:formula="of:=[.C739]" office:value-type="float" office:value="0.73667773944709">
            <text:p>0.7366777394</text:p>
          </table:table-cell>
        </table:table-row>
        <table:table-row table:style-name="ro1">
          <table:table-cell table:formula="of:=RAND()" office:value-type="float" office:value="0.252960205078125">
            <text:p>0.2529602051</text:p>
          </table:table-cell>
          <table:table-cell table:formula="of:=RAND()" office:value-type="float" office:value="0.2239990234375">
            <text:p>0.2239990234</text:p>
          </table:table-cell>
          <table:table-cell table:formula="of:=SQRT(1 - [.A740])" office:value-type="float" office:value="0.864314638845065">
            <text:p>0.8643146388</text:p>
          </table:table-cell>
          <table:table-cell table:formula="of:=SQRT(1 - (1 - [.A740]))" office:value-type="float" office:value="0.502951493762694">
            <text:p>0.5029514938</text:p>
          </table:table-cell>
          <table:table-cell table:formula="of:=COS(2 * PI() * [.B740])" office:value-type="float" office:value="0.16264321942095">
            <text:p>0.1626432194</text:p>
          </table:table-cell>
          <table:table-cell table:formula="of:=SIN(2 * PI() * [.B740])" office:value-type="float" office:value="0.986684946260147">
            <text:p>0.9866849463</text:p>
          </table:table-cell>
          <table:table-cell table:formula="of:=[.D740]*[.E740]" office:value-type="float" office:value="0.0818016501581406">
            <text:p>0.0818016502</text:p>
          </table:table-cell>
          <table:table-cell table:formula="of:=[.D740]*[.F740]" office:value-type="float" office:value="0.496254667594704">
            <text:p>0.4962546676</text:p>
          </table:table-cell>
          <table:table-cell table:formula="of:=[.C740]" office:value-type="float" office:value="0.864314638845065">
            <text:p>0.8643146388</text:p>
          </table:table-cell>
        </table:table-row>
        <table:table-row table:style-name="ro1">
          <table:table-cell table:formula="of:=RAND()" office:value-type="float" office:value="0.2733154296875">
            <text:p>0.2733154297</text:p>
          </table:table-cell>
          <table:table-cell table:formula="of:=RAND()" office:value-type="float" office:value="0.627532958984375">
            <text:p>0.627532959</text:p>
          </table:table-cell>
          <table:table-cell table:formula="of:=SQRT(1 - [.A741])" office:value-type="float" office:value="0.852457958090896">
            <text:p>0.8524579581</text:p>
          </table:table-cell>
          <table:table-cell table:formula="of:=SQRT(1 - (1 - [.A741]))" office:value-type="float" office:value="0.52279578201005">
            <text:p>0.522795782</text:p>
          </table:table-cell>
          <table:table-cell table:formula="of:=COS(2 * PI() * [.B741])" office:value-type="float" office:value="-0.695764066758754">
            <text:p>-0.6957640668</text:p>
          </table:table-cell>
          <table:table-cell table:formula="of:=SIN(2 * PI() * [.B741])" office:value-type="float" office:value="-0.718270397139768">
            <text:p>-0.7182703971</text:p>
          </table:table-cell>
          <table:table-cell table:formula="of:=[.D741]*[.E741]" office:value-type="float" office:value="-0.363742519375636">
            <text:p>-0.3637425194</text:p>
          </table:table-cell>
          <table:table-cell table:formula="of:=[.D741]*[.F741]" office:value-type="float" office:value="-0.375508733967354">
            <text:p>-0.375508734</text:p>
          </table:table-cell>
          <table:table-cell table:formula="of:=[.C741]" office:value-type="float" office:value="0.852457958090896">
            <text:p>0.8524579581</text:p>
          </table:table-cell>
        </table:table-row>
        <table:table-row table:style-name="ro1">
          <table:table-cell table:formula="of:=RAND()" office:value-type="float" office:value="0.88079833984375">
            <text:p>0.8807983398</text:p>
          </table:table-cell>
          <table:table-cell table:formula="of:=RAND()" office:value-type="float" office:value="0.066253662109375">
            <text:p>0.0662536621</text:p>
          </table:table-cell>
          <table:table-cell table:formula="of:=SQRT(1 - [.A742])" office:value-type="float" office:value="0.345255934281006">
            <text:p>0.3452559343</text:p>
          </table:table-cell>
          <table:table-cell table:formula="of:=SQRT(1 - (1 - [.A742]))" office:value-type="float" office:value="0.938508572067272">
            <text:p>0.9385085721</text:p>
          </table:table-cell>
          <table:table-cell table:formula="of:=COS(2 * PI() * [.B742])" office:value-type="float" office:value="0.914597855726888">
            <text:p>0.9145978557</text:p>
          </table:table-cell>
          <table:table-cell table:formula="of:=SIN(2 * PI() * [.B742])" office:value-type="float" office:value="0.404364640268878">
            <text:p>0.4043646403</text:p>
          </table:table-cell>
          <table:table-cell table:formula="of:=[.D742]*[.E742]" office:value-type="float" office:value="0.85835792759403">
            <text:p>0.8583579276</text:p>
          </table:table-cell>
          <table:table-cell table:formula="of:=[.D742]*[.F742]" office:value-type="float" office:value="0.379499681133241">
            <text:p>0.3794996811</text:p>
          </table:table-cell>
          <table:table-cell table:formula="of:=[.C742]" office:value-type="float" office:value="0.345255934281006">
            <text:p>0.3452559343</text:p>
          </table:table-cell>
        </table:table-row>
        <table:table-row table:style-name="ro1">
          <table:table-cell table:formula="of:=RAND()" office:value-type="float" office:value="0.391265869140625">
            <text:p>0.3912658691</text:p>
          </table:table-cell>
          <table:table-cell table:formula="of:=RAND()" office:value-type="float" office:value="0.2042236328125">
            <text:p>0.2042236328</text:p>
          </table:table-cell>
          <table:table-cell table:formula="of:=SQRT(1 - [.A743])" office:value-type="float" office:value="0.780214157048803">
            <text:p>0.780214157</text:p>
          </table:table-cell>
          <table:table-cell table:formula="of:=SQRT(1 - (1 - [.A743]))" office:value-type="float" office:value="0.625512485199636">
            <text:p>0.6255124852</text:p>
          </table:table-cell>
          <table:table-cell table:formula="of:=COS(2 * PI() * [.B743])" office:value-type="float" office:value="0.283672137272669">
            <text:p>0.2836721373</text:p>
          </table:table-cell>
          <table:table-cell table:formula="of:=SIN(2 * PI() * [.B743])" office:value-type="float" office:value="0.958921330733213">
            <text:p>0.9589213307</text:p>
          </table:table-cell>
          <table:table-cell table:formula="of:=[.D743]*[.E743]" office:value-type="float" office:value="0.177440463567319">
            <text:p>0.1774404636</text:p>
          </table:table-cell>
          <table:table-cell table:formula="of:=[.D743]*[.F743]" office:value-type="float" office:value="0.599817264697874">
            <text:p>0.5998172647</text:p>
          </table:table-cell>
          <table:table-cell table:formula="of:=[.C743]" office:value-type="float" office:value="0.780214157048803">
            <text:p>0.780214157</text:p>
          </table:table-cell>
        </table:table-row>
        <table:table-row table:style-name="ro1">
          <table:table-cell table:formula="of:=RAND()" office:value-type="float" office:value="0.37744140625">
            <text:p>0.3774414063</text:p>
          </table:table-cell>
          <table:table-cell table:formula="of:=RAND()" office:value-type="float" office:value="0.482635498046875">
            <text:p>0.482635498</text:p>
          </table:table-cell>
          <table:table-cell table:formula="of:=SQRT(1 - [.A744])" office:value-type="float" office:value="0.789023823309537">
            <text:p>0.7890238233</text:p>
          </table:table-cell>
          <table:table-cell table:formula="of:=SQRT(1 - (1 - [.A744]))" office:value-type="float" office:value="0.614362601604297">
            <text:p>0.6143626016</text:p>
          </table:table-cell>
          <table:table-cell table:formula="of:=COS(2 * PI() * [.B744])" office:value-type="float" office:value="-0.99405401855651">
            <text:p>-0.9940540186</text:p>
          </table:table-cell>
          <table:table-cell table:formula="of:=SIN(2 * PI() * [.B744])" office:value-type="float" office:value="0.108888053484545">
            <text:p>0.1088880535</text:p>
          </table:table-cell>
          <table:table-cell table:formula="of:=[.D744]*[.E744]" office:value-type="float" office:value="-0.610709612975584">
            <text:p>-0.610709613</text:p>
          </table:table-cell>
          <table:table-cell table:formula="of:=[.D744]*[.F744]" office:value-type="float" office:value="0.0668967478223931">
            <text:p>0.0668967478</text:p>
          </table:table-cell>
          <table:table-cell table:formula="of:=[.C744]" office:value-type="float" office:value="0.789023823309537">
            <text:p>0.7890238233</text:p>
          </table:table-cell>
        </table:table-row>
        <table:table-row table:style-name="ro1">
          <table:table-cell table:formula="of:=RAND()" office:value-type="float" office:value="0.81439208984375">
            <text:p>0.8143920898</text:p>
          </table:table-cell>
          <table:table-cell table:formula="of:=RAND()" office:value-type="float" office:value="0.3070068359375">
            <text:p>0.3070068359</text:p>
          </table:table-cell>
          <table:table-cell table:formula="of:=SQRT(1 - [.A745])" office:value-type="float" office:value="0.43082236496757">
            <text:p>0.430822365</text:p>
          </table:table-cell>
          <table:table-cell table:formula="of:=SQRT(1 - (1 - [.A745]))" office:value-type="float" office:value="0.902436751159742">
            <text:p>0.9024367512</text:p>
          </table:table-cell>
          <table:table-cell table:formula="of:=COS(2 * PI() * [.B745])" office:value-type="float" office:value="-0.350574546054837">
            <text:p>-0.3505745461</text:p>
          </table:table-cell>
          <table:table-cell table:formula="of:=SIN(2 * PI() * [.B745])" office:value-type="float" office:value="0.936534829922756">
            <text:p>0.9365348299</text:p>
          </table:table-cell>
          <table:table-cell table:formula="of:=[.D745]*[.E745]" office:value-type="float" office:value="-0.316371354381029">
            <text:p>-0.3163713544</text:p>
          </table:table-cell>
          <table:table-cell table:formula="of:=[.D745]*[.F745]" office:value-type="float" office:value="0.845163449263433">
            <text:p>0.8451634493</text:p>
          </table:table-cell>
          <table:table-cell table:formula="of:=[.C745]" office:value-type="float" office:value="0.43082236496757">
            <text:p>0.430822365</text:p>
          </table:table-cell>
        </table:table-row>
        <table:table-row table:style-name="ro1">
          <table:table-cell table:formula="of:=RAND()" office:value-type="float" office:value="0.11639404296875">
            <text:p>0.116394043</text:p>
          </table:table-cell>
          <table:table-cell table:formula="of:=RAND()" office:value-type="float" office:value="0.48944091796875">
            <text:p>0.489440918</text:p>
          </table:table-cell>
          <table:table-cell table:formula="of:=SQRT(1 - [.A746])" office:value-type="float" office:value="0.940003168628303">
            <text:p>0.9400031686</text:p>
          </table:table-cell>
          <table:table-cell table:formula="of:=SQRT(1 - (1 - [.A746]))" office:value-type="float" office:value="0.341165711889032">
            <text:p>0.3411657119</text:p>
          </table:table-cell>
          <table:table-cell table:formula="of:=COS(2 * PI() * [.B746])" office:value-type="float" office:value="-0.997799999583146">
            <text:p>-0.9977999996</text:p>
          </table:table-cell>
          <table:table-cell table:formula="of:=SIN(2 * PI() * [.B746])" office:value-type="float" office:value="0.0662960091700324">
            <text:p>0.0662960092</text:p>
          </table:table-cell>
          <table:table-cell table:formula="of:=[.D746]*[.E746]" office:value-type="float" office:value="-0.34041514718066">
            <text:p>-0.3404151472</text:p>
          </table:table-cell>
          <table:table-cell table:formula="of:=[.D746]*[.F746]" office:value-type="float" office:value="0.0226179251638959">
            <text:p>0.0226179252</text:p>
          </table:table-cell>
          <table:table-cell table:formula="of:=[.C746]" office:value-type="float" office:value="0.940003168628303">
            <text:p>0.9400031686</text:p>
          </table:table-cell>
        </table:table-row>
        <table:table-row table:style-name="ro1">
          <table:table-cell table:formula="of:=RAND()" office:value-type="float" office:value="0.006256103515625">
            <text:p>0.0062561035</text:p>
          </table:table-cell>
          <table:table-cell table:formula="of:=RAND()" office:value-type="float" office:value="0.0484619140625">
            <text:p>0.0484619141</text:p>
          </table:table-cell>
          <table:table-cell table:formula="of:=SQRT(1 - [.A747])" office:value-type="float" office:value="0.99686704052465">
            <text:p>0.9968670405</text:p>
          </table:table-cell>
          <table:table-cell table:formula="of:=SQRT(1 - (1 - [.A747]))" office:value-type="float" office:value="0.0790955341067054">
            <text:p>0.0790955341</text:p>
          </table:table-cell>
          <table:table-cell table:formula="of:=COS(2 * PI() * [.B747])" office:value-type="float" office:value="0.953998423103895">
            <text:p>0.9539984231</text:p>
          </table:table-cell>
          <table:table-cell table:formula="of:=SIN(2 * PI() * [.B747])" office:value-type="float" office:value="0.299811622048383">
            <text:p>0.299811622</text:p>
          </table:table-cell>
          <table:table-cell table:formula="of:=[.D747]*[.E747]" office:value-type="float" office:value="0.0754570148123573">
            <text:p>0.0754570148</text:p>
          </table:table-cell>
          <table:table-cell table:formula="of:=[.D747]*[.F747]" office:value-type="float" office:value="0.0237137603773146">
            <text:p>0.0237137604</text:p>
          </table:table-cell>
          <table:table-cell table:formula="of:=[.C747]" office:value-type="float" office:value="0.99686704052465">
            <text:p>0.9968670405</text:p>
          </table:table-cell>
        </table:table-row>
        <table:table-row table:style-name="ro1">
          <table:table-cell table:formula="of:=RAND()" office:value-type="float" office:value="0.1927490234375">
            <text:p>0.1927490234</text:p>
          </table:table-cell>
          <table:table-cell table:formula="of:=RAND()" office:value-type="float" office:value="0.792083740234375">
            <text:p>0.7920837402</text:p>
          </table:table-cell>
          <table:table-cell table:formula="of:=SQRT(1 - [.A748])" office:value-type="float" office:value="0.898471466749223">
            <text:p>0.8984714667</text:p>
          </table:table-cell>
          <table:table-cell table:formula="of:=SQRT(1 - (1 - [.A748]))" office:value-type="float" office:value="0.439031916194597">
            <text:p>0.4390319162</text:p>
          </table:table-cell>
          <table:table-cell table:formula="of:=COS(2 * PI() * [.B748])" office:value-type="float" office:value="0.261349410933066">
            <text:p>0.2613494109</text:p>
          </table:table-cell>
          <table:table-cell table:formula="of:=SIN(2 * PI() * [.B748])" office:value-type="float" office:value="-0.965244262041966">
            <text:p>-0.965244262</text:p>
          </table:table-cell>
          <table:table-cell table:formula="of:=[.D748]*[.E748]" office:value-type="float" office:value="0.114740732678273">
            <text:p>0.1147407327</text:p>
          </table:table-cell>
          <table:table-cell table:formula="of:=[.D748]*[.F748]" office:value-type="float" office:value="-0.423773037960124">
            <text:p>-0.423773038</text:p>
          </table:table-cell>
          <table:table-cell table:formula="of:=[.C748]" office:value-type="float" office:value="0.898471466749223">
            <text:p>0.8984714667</text:p>
          </table:table-cell>
        </table:table-row>
        <table:table-row table:style-name="ro1">
          <table:table-cell table:formula="of:=RAND()" office:value-type="float" office:value="0.128753662109375">
            <text:p>0.1287536621</text:p>
          </table:table-cell>
          <table:table-cell table:formula="of:=RAND()" office:value-type="float" office:value="0.008880615234375">
            <text:p>0.0088806152</text:p>
          </table:table-cell>
          <table:table-cell table:formula="of:=SQRT(1 - [.A749])" office:value-type="float" office:value="0.933405773439732">
            <text:p>0.9334057734</text:p>
          </table:table-cell>
          <table:table-cell table:formula="of:=SQRT(1 - (1 - [.A749]))" office:value-type="float" office:value="0.358822605348904">
            <text:p>0.3588226053</text:p>
          </table:table-cell>
          <table:table-cell table:formula="of:=COS(2 * PI() * [.B749])" office:value-type="float" office:value="0.998443664708476">
            <text:p>0.9984436647</text:p>
          </table:table-cell>
          <table:table-cell table:formula="of:=SIN(2 * PI() * [.B749])" office:value-type="float" office:value="0.055769601070007">
            <text:p>0.0557696011</text:p>
          </table:table-cell>
          <table:table-cell table:formula="of:=[.D749]*[.E749]" office:value-type="float" office:value="0.358264157064803">
            <text:p>0.3582641571</text:p>
          </table:table-cell>
          <table:table-cell table:formula="of:=[.D749]*[.F749]" office:value-type="float" office:value="0.0200113935552089">
            <text:p>0.0200113936</text:p>
          </table:table-cell>
          <table:table-cell table:formula="of:=[.C749]" office:value-type="float" office:value="0.933405773439732">
            <text:p>0.9334057734</text:p>
          </table:table-cell>
        </table:table-row>
        <table:table-row table:style-name="ro1">
          <table:table-cell table:formula="of:=RAND()" office:value-type="float" office:value="0.8145751953125">
            <text:p>0.8145751953</text:p>
          </table:table-cell>
          <table:table-cell table:formula="of:=RAND()" office:value-type="float" office:value="0.696441650390625">
            <text:p>0.6964416504</text:p>
          </table:table-cell>
          <table:table-cell table:formula="of:=SQRT(1 - [.A750])" office:value-type="float" office:value="0.430609805610021">
            <text:p>0.4306098056</text:p>
          </table:table-cell>
          <table:table-cell table:formula="of:=SQRT(1 - (1 - [.A750]))" office:value-type="float" office:value="0.902538196040755">
            <text:p>0.902538196</text:p>
          </table:table-cell>
          <table:table-cell table:formula="of:=COS(2 * PI() * [.B750])" office:value-type="float" office:value="-0.330201494827827">
            <text:p>-0.3302014948</text:p>
          </table:table-cell>
          <table:table-cell table:formula="of:=SIN(2 * PI() * [.B750])" office:value-type="float" office:value="-0.943910468642799">
            <text:p>-0.9439104686</text:p>
          </table:table-cell>
          <table:table-cell table:formula="of:=[.D750]*[.E750]" office:value-type="float" office:value="-0.298019461471867">
            <text:p>-0.2980194615</text:p>
          </table:table-cell>
          <table:table-cell table:formula="of:=[.D750]*[.F750]" office:value-type="float" office:value="-0.851915251592856">
            <text:p>-0.8519152516</text:p>
          </table:table-cell>
          <table:table-cell table:formula="of:=[.C750]" office:value-type="float" office:value="0.430609805610021">
            <text:p>0.4306098056</text:p>
          </table:table-cell>
        </table:table-row>
        <table:table-row table:style-name="ro1">
          <table:table-cell table:formula="of:=RAND()" office:value-type="float" office:value="0.813232421875">
            <text:p>0.8132324219</text:p>
          </table:table-cell>
          <table:table-cell table:formula="of:=RAND()" office:value-type="float" office:value="0.687652587890625">
            <text:p>0.6876525879</text:p>
          </table:table-cell>
          <table:table-cell table:formula="of:=SQRT(1 - [.A751])" office:value-type="float" office:value="0.432166146435604">
            <text:p>0.4321661464</text:p>
          </table:table-cell>
          <table:table-cell table:formula="of:=SQRT(1 - (1 - [.A751]))" office:value-type="float" office:value="0.901794001906755">
            <text:p>0.9017940019</text:p>
          </table:table-cell>
          <table:table-cell table:formula="of:=COS(2 * PI() * [.B751])" office:value-type="float" office:value="-0.381797498215354">
            <text:p>-0.3817974982</text:p>
          </table:table-cell>
          <table:table-cell table:formula="of:=SIN(2 * PI() * [.B751])" office:value-type="float" office:value="-0.924246000995675">
            <text:p>-0.924246001</text:p>
          </table:table-cell>
          <table:table-cell table:formula="of:=[.D751]*[.E751]" office:value-type="float" office:value="-0.344302693833611">
            <text:p>-0.3443026938</text:p>
          </table:table-cell>
          <table:table-cell table:formula="of:=[.D751]*[.F751]" office:value-type="float" office:value="-0.833479499984204">
            <text:p>-0.8334795</text:p>
          </table:table-cell>
          <table:table-cell table:formula="of:=[.C751]" office:value-type="float" office:value="0.432166146435604">
            <text:p>0.4321661464</text:p>
          </table:table-cell>
        </table:table-row>
        <table:table-row table:style-name="ro1">
          <table:table-cell table:formula="of:=RAND()" office:value-type="float" office:value="0.492919921875">
            <text:p>0.4929199219</text:p>
          </table:table-cell>
          <table:table-cell table:formula="of:=RAND()" office:value-type="float" office:value="0.4202880859375">
            <text:p>0.4202880859</text:p>
          </table:table-cell>
          <table:table-cell table:formula="of:=SQRT(1 - [.A752])" office:value-type="float" office:value="0.712095554069115">
            <text:p>0.7120955541</text:p>
          </table:table-cell>
          <table:table-cell table:formula="of:=SQRT(1 - (1 - [.A752]))" office:value-type="float" office:value="0.702082560583155">
            <text:p>0.7020825606</text:p>
          </table:table-cell>
          <table:table-cell table:formula="of:=COS(2 * PI() * [.B752])" office:value-type="float" office:value="-0.877177265018596">
            <text:p>-0.877177265</text:p>
          </table:table-cell>
          <table:table-cell table:formula="of:=SIN(2 * PI() * [.B752])" office:value-type="float" office:value="0.480166685365088">
            <text:p>0.4801666854</text:p>
          </table:table-cell>
          <table:table-cell table:formula="of:=[.D752]*[.E752]" office:value-type="float" office:value="-0.615850860309585">
            <text:p>-0.6158508603</text:p>
          </table:table-cell>
          <table:table-cell table:formula="of:=[.D752]*[.F752]" office:value-type="float" office:value="0.337116655967847">
            <text:p>0.337116656</text:p>
          </table:table-cell>
          <table:table-cell table:formula="of:=[.C752]" office:value-type="float" office:value="0.712095554069115">
            <text:p>0.7120955541</text:p>
          </table:table-cell>
        </table:table-row>
        <table:table-row table:style-name="ro1">
          <table:table-cell table:formula="of:=RAND()" office:value-type="float" office:value="0.121002197265625">
            <text:p>0.1210021973</text:p>
          </table:table-cell>
          <table:table-cell table:formula="of:=RAND()" office:value-type="float" office:value="0.557952880859375">
            <text:p>0.5579528809</text:p>
          </table:table-cell>
          <table:table-cell table:formula="of:=SQRT(1 - [.A753])" office:value-type="float" office:value="0.937548826853501">
            <text:p>0.9375488269</text:p>
          </table:table-cell>
          <table:table-cell table:formula="of:=SQRT(1 - (1 - [.A753]))" office:value-type="float" office:value="0.347853700951456">
            <text:p>0.347853701</text:p>
          </table:table-cell>
          <table:table-cell table:formula="of:=COS(2 * PI() * [.B753])" office:value-type="float" office:value="-0.934434420199948">
            <text:p>-0.9344344202</text:p>
          </table:table-cell>
          <table:table-cell table:formula="of:=SIN(2 * PI() * [.B753])" office:value-type="float" office:value="-0.356135247266522">
            <text:p>-0.3561352473</text:p>
          </table:table-cell>
          <table:table-cell table:formula="of:=[.D753]*[.E753]" office:value-type="float" office:value="-0.32504647136298">
            <text:p>-0.3250464714</text:p>
          </table:table-cell>
          <table:table-cell table:formula="of:=[.D753]*[.F753]" office:value-type="float" office:value="-0.123882963800922">
            <text:p>-0.1238829638</text:p>
          </table:table-cell>
          <table:table-cell table:formula="of:=[.C753]" office:value-type="float" office:value="0.937548826853501">
            <text:p>0.9375488269</text:p>
          </table:table-cell>
        </table:table-row>
        <table:table-row table:style-name="ro1">
          <table:table-cell table:formula="of:=RAND()" office:value-type="float" office:value="0.936981201171875">
            <text:p>0.9369812012</text:p>
          </table:table-cell>
          <table:table-cell table:formula="of:=RAND()" office:value-type="float" office:value="0.8367919921875">
            <text:p>0.8367919922</text:p>
          </table:table-cell>
          <table:table-cell table:formula="of:=SQRT(1 - [.A754])" office:value-type="float" office:value="0.251035453329057">
            <text:p>0.2510354533</text:p>
          </table:table-cell>
          <table:table-cell table:formula="of:=SQRT(1 - (1 - [.A754]))" office:value-type="float" office:value="0.967977892914851">
            <text:p>0.9679778929</text:p>
          </table:table-cell>
          <table:table-cell table:formula="of:=COS(2 * PI() * [.B754])" office:value-type="float" office:value="0.518700399699835">
            <text:p>0.5187003997</text:p>
          </table:table-cell>
          <table:table-cell table:formula="of:=SIN(2 * PI() * [.B754])" office:value-type="float" office:value="-0.854956078024615">
            <text:p>-0.854956078</text:p>
          </table:table-cell>
          <table:table-cell table:formula="of:=[.D754]*[.E754]" office:value-type="float" office:value="0.502090519955537">
            <text:p>0.50209052</text:p>
          </table:table-cell>
          <table:table-cell table:formula="of:=[.D754]*[.F754]" office:value-type="float" office:value="-0.827578582941012">
            <text:p>-0.8275785829</text:p>
          </table:table-cell>
          <table:table-cell table:formula="of:=[.C754]" office:value-type="float" office:value="0.251035453329057">
            <text:p>0.2510354533</text:p>
          </table:table-cell>
        </table:table-row>
        <table:table-row table:style-name="ro1">
          <table:table-cell table:formula="of:=RAND()" office:value-type="float" office:value="0.849639892578125">
            <text:p>0.8496398926</text:p>
          </table:table-cell>
          <table:table-cell table:formula="of:=RAND()" office:value-type="float" office:value="0.00640869140625">
            <text:p>0.0064086914</text:p>
          </table:table-cell>
          <table:table-cell table:formula="of:=SQRT(1 - [.A755])" office:value-type="float" office:value="0.387762952616512">
            <text:p>0.3877629526</text:p>
          </table:table-cell>
          <table:table-cell table:formula="of:=SQRT(1 - (1 - [.A755]))" office:value-type="float" office:value="0.921759129370643">
            <text:p>0.9217591294</text:p>
          </table:table-cell>
          <table:table-cell table:formula="of:=COS(2 * PI() * [.B755])" office:value-type="float" office:value="0.999189394066715">
            <text:p>0.9991893941</text:p>
          </table:table-cell>
          <table:table-cell table:formula="of:=SIN(2 * PI() * [.B755])" office:value-type="float" office:value="0.0402561148720413">
            <text:p>0.0402561149</text:p>
          </table:table-cell>
          <table:table-cell table:formula="of:=[.D755]*[.E755]" office:value-type="float" office:value="0.921011945951315">
            <text:p>0.921011946</text:p>
          </table:table-cell>
          <table:table-cell table:formula="of:=[.D755]*[.F755]" office:value-type="float" office:value="0.0371064413962973">
            <text:p>0.0371064414</text:p>
          </table:table-cell>
          <table:table-cell table:formula="of:=[.C755]" office:value-type="float" office:value="0.387762952616512">
            <text:p>0.3877629526</text:p>
          </table:table-cell>
        </table:table-row>
        <table:table-row table:style-name="ro1">
          <table:table-cell table:formula="of:=RAND()" office:value-type="float" office:value="0.060516357421875">
            <text:p>0.0605163574</text:p>
          </table:table-cell>
          <table:table-cell table:formula="of:=RAND()" office:value-type="float" office:value="0.180572509765625">
            <text:p>0.1805725098</text:p>
          </table:table-cell>
          <table:table-cell table:formula="of:=SQRT(1 - [.A756])" office:value-type="float" office:value="0.969269643895921">
            <text:p>0.9692696439</text:p>
          </table:table-cell>
          <table:table-cell table:formula="of:=SQRT(1 - (1 - [.A756]))" office:value-type="float" office:value="0.246000726466153">
            <text:p>0.2460007265</text:p>
          </table:table-cell>
          <table:table-cell table:formula="of:=COS(2 * PI() * [.B756])" office:value-type="float" office:value="0.422521713597608">
            <text:p>0.4225217136</text:p>
          </table:table-cell>
          <table:table-cell table:formula="of:=SIN(2 * PI() * [.B756])" office:value-type="float" office:value="0.906352801914652">
            <text:p>0.9063528019</text:p>
          </table:table-cell>
          <table:table-cell table:formula="of:=[.D756]*[.E756]" office:value-type="float" office:value="0.103940648492735">
            <text:p>0.1039406485</text:p>
          </table:table-cell>
          <table:table-cell table:formula="of:=[.D756]*[.F756]" office:value-type="float" office:value="0.222963447705638">
            <text:p>0.2229634477</text:p>
          </table:table-cell>
          <table:table-cell table:formula="of:=[.C756]" office:value-type="float" office:value="0.969269643895921">
            <text:p>0.9692696439</text:p>
          </table:table-cell>
        </table:table-row>
        <table:table-row table:style-name="ro1">
          <table:table-cell table:formula="of:=RAND()" office:value-type="float" office:value="0.84130859375">
            <text:p>0.8413085938</text:p>
          </table:table-cell>
          <table:table-cell table:formula="of:=RAND()" office:value-type="float" office:value="0.938720703125">
            <text:p>0.9387207031</text:p>
          </table:table-cell>
          <table:table-cell table:formula="of:=SQRT(1 - [.A757])" office:value-type="float" office:value="0.398360899499436">
            <text:p>0.3983608995</text:p>
          </table:table-cell>
          <table:table-cell table:formula="of:=SQRT(1 - (1 - [.A757]))" office:value-type="float" office:value="0.917228757589948">
            <text:p>0.9172287576</text:p>
          </table:table-cell>
          <table:table-cell table:formula="of:=COS(2 * PI() * [.B757])" office:value-type="float" office:value="0.926787474304582">
            <text:p>0.9267874743</text:p>
          </table:table-cell>
          <table:table-cell table:formula="of:=SIN(2 * PI() * [.B757])" office:value-type="float" office:value="-0.375586178489217">
            <text:p>-0.3755861785</text:p>
          </table:table-cell>
          <table:table-cell table:formula="of:=[.D757]*[.E757]" office:value-type="float" office:value="0.850076123606318">
            <text:p>0.8500761236</text:p>
          </table:table-cell>
          <table:table-cell table:formula="of:=[.D757]*[.F757]" office:value-type="float" office:value="-0.344498443863621">
            <text:p>-0.3444984439</text:p>
          </table:table-cell>
          <table:table-cell table:formula="of:=[.C757]" office:value-type="float" office:value="0.398360899499436">
            <text:p>0.3983608995</text:p>
          </table:table-cell>
        </table:table-row>
        <table:table-row table:style-name="ro1">
          <table:table-cell table:formula="of:=RAND()" office:value-type="float" office:value="0.00592041015625">
            <text:p>0.0059204102</text:p>
          </table:table-cell>
          <table:table-cell table:formula="of:=RAND()" office:value-type="float" office:value="0.748077392578125">
            <text:p>0.7480773926</text:p>
          </table:table-cell>
          <table:table-cell table:formula="of:=SQRT(1 - [.A758])" office:value-type="float" office:value="0.997035400496768">
            <text:p>0.9970354005</text:p>
          </table:table-cell>
          <table:table-cell table:formula="of:=SQRT(1 - (1 - [.A758]))" office:value-type="float" office:value="0.0769442015765321">
            <text:p>0.0769442016</text:p>
          </table:table-cell>
          <table:table-cell table:formula="of:=COS(2 * PI() * [.B758])" office:value-type="float" office:value="-0.012079804901056">
            <text:p>-0.0120798049</text:p>
          </table:table-cell>
          <table:table-cell table:formula="of:=SIN(2 * PI() * [.B758])" office:value-type="float" office:value="-0.99992703649494">
            <text:p>-0.9999270365</text:p>
          </table:table-cell>
          <table:table-cell table:formula="of:=[.D758]*[.E758]" office:value-type="float" office:value="-0.00092947094331203">
            <text:p>-0.0009294709</text:p>
          </table:table-cell>
          <table:table-cell table:formula="of:=[.D758]*[.F758]" office:value-type="float" office:value="-0.076938587457891">
            <text:p>-0.0769385875</text:p>
          </table:table-cell>
          <table:table-cell table:formula="of:=[.C758]" office:value-type="float" office:value="0.997035400496768">
            <text:p>0.9970354005</text:p>
          </table:table-cell>
        </table:table-row>
        <table:table-row table:style-name="ro1">
          <table:table-cell table:formula="of:=RAND()" office:value-type="float" office:value="0.448974609375">
            <text:p>0.4489746094</text:p>
          </table:table-cell>
          <table:table-cell table:formula="of:=RAND()" office:value-type="float" office:value="0.3323974609375">
            <text:p>0.3323974609</text:p>
          </table:table-cell>
          <table:table-cell table:formula="of:=SQRT(1 - [.A759])" office:value-type="float" office:value="0.742310845013731">
            <text:p>0.742310845</text:p>
          </table:table-cell>
          <table:table-cell table:formula="of:=SQRT(1 - (1 - [.A759]))" office:value-type="float" office:value="0.670055676324736">
            <text:p>0.6700556763</text:p>
          </table:table-cell>
          <table:table-cell table:formula="of:=COS(2 * PI() * [.B759])" office:value-type="float" office:value="-0.494898930739011">
            <text:p>-0.4948989307</text:p>
          </table:table-cell>
          <table:table-cell table:formula="of:=SIN(2 * PI() * [.B759])" office:value-type="float" office:value="0.868950544250582">
            <text:p>0.8689505443</text:p>
          </table:table-cell>
          <table:table-cell table:formula="of:=[.D759]*[.E759]" office:value-type="float" office:value="-0.331609837748717">
            <text:p>-0.3316098377</text:p>
          </table:table-cell>
          <table:table-cell table:formula="of:=[.D759]*[.F759]" office:value-type="float" office:value="0.582245244620572">
            <text:p>0.5822452446</text:p>
          </table:table-cell>
          <table:table-cell table:formula="of:=[.C759]" office:value-type="float" office:value="0.742310845013731">
            <text:p>0.742310845</text:p>
          </table:table-cell>
        </table:table-row>
        <table:table-row table:style-name="ro1">
          <table:table-cell table:formula="of:=RAND()" office:value-type="float" office:value="0.5921630859375">
            <text:p>0.5921630859</text:p>
          </table:table-cell>
          <table:table-cell table:formula="of:=RAND()" office:value-type="float" office:value="0.123291015625">
            <text:p>0.1232910156</text:p>
          </table:table-cell>
          <table:table-cell table:formula="of:=SQRT(1 - [.A760])" office:value-type="float" office:value="0.638621103677681">
            <text:p>0.6386211037</text:p>
          </table:table-cell>
          <table:table-cell table:formula="of:=SQRT(1 - (1 - [.A760]))" office:value-type="float" office:value="0.769521335596031">
            <text:p>0.7695213356</text:p>
          </table:table-cell>
          <table:table-cell table:formula="of:=COS(2 * PI() * [.B760])" office:value-type="float" office:value="0.714658687862769">
            <text:p>0.7146586879</text:p>
          </table:table-cell>
          <table:table-cell table:formula="of:=SIN(2 * PI() * [.B760])" office:value-type="float" office:value="0.699473344640284">
            <text:p>0.6994733446</text:p>
          </table:table-cell>
          <table:table-cell table:formula="of:=[.D760]*[.E760]" office:value-type="float" office:value="0.549945107979465">
            <text:p>0.549945108</text:p>
          </table:table-cell>
          <table:table-cell table:formula="of:=[.D760]*[.F760]" office:value-type="float" office:value="0.538259662381414">
            <text:p>0.5382596624</text:p>
          </table:table-cell>
          <table:table-cell table:formula="of:=[.C760]" office:value-type="float" office:value="0.638621103677681">
            <text:p>0.6386211037</text:p>
          </table:table-cell>
        </table:table-row>
        <table:table-row table:style-name="ro1">
          <table:table-cell table:formula="of:=RAND()" office:value-type="float" office:value="0.81756591796875">
            <text:p>0.817565918</text:p>
          </table:table-cell>
          <table:table-cell table:formula="of:=RAND()" office:value-type="float" office:value="0.51824951171875">
            <text:p>0.5182495117</text:p>
          </table:table-cell>
          <table:table-cell table:formula="of:=SQRT(1 - [.A761])" office:value-type="float" office:value="0.427123029151145">
            <text:p>0.4271230292</text:p>
          </table:table-cell>
          <table:table-cell table:formula="of:=SQRT(1 - (1 - [.A761]))" office:value-type="float" office:value="0.904193517986471">
            <text:p>0.904193518</text:p>
          </table:table-cell>
          <table:table-cell table:formula="of:=COS(2 * PI() * [.B761])" office:value-type="float" office:value="-0.993433161401829">
            <text:p>-0.9934331614</text:p>
          </table:table-cell>
          <table:table-cell table:formula="of:=SIN(2 * PI() * [.B761])" office:value-type="float" office:value="-0.114413958183287">
            <text:p>-0.1144139582</text:p>
          </table:table-cell>
          <table:table-cell table:formula="of:=[.D761]*[.E761]" office:value-type="float" office:value="-0.898255825092341">
            <text:p>-0.8982558251</text:p>
          </table:table-cell>
          <table:table-cell table:formula="of:=[.D761]*[.F761]" office:value-type="float" office:value="-0.103452359356503">
            <text:p>-0.1034523594</text:p>
          </table:table-cell>
          <table:table-cell table:formula="of:=[.C761]" office:value-type="float" office:value="0.427123029151145">
            <text:p>0.4271230292</text:p>
          </table:table-cell>
        </table:table-row>
        <table:table-row table:style-name="ro1">
          <table:table-cell table:formula="of:=RAND()" office:value-type="float" office:value="0.0926513671875">
            <text:p>0.0926513672</text:p>
          </table:table-cell>
          <table:table-cell table:formula="of:=RAND()" office:value-type="float" office:value="0.959991455078125">
            <text:p>0.9599914551</text:p>
          </table:table-cell>
          <table:table-cell table:formula="of:=SQRT(1 - [.A762])" office:value-type="float" office:value="0.952548493680243">
            <text:p>0.9525484937</text:p>
          </table:table-cell>
          <table:table-cell table:formula="of:=SQRT(1 - (1 - [.A762]))" office:value-type="float" office:value="0.304386870918409">
            <text:p>0.3043868709</text:p>
          </table:table-cell>
          <table:table-cell table:formula="of:=COS(2 * PI() * [.B762])" office:value-type="float" office:value="0.968569807739829">
            <text:p>0.9685698077</text:p>
          </table:table-cell>
          <table:table-cell table:formula="of:=SIN(2 * PI() * [.B762])" office:value-type="float" office:value="-0.248741889385023">
            <text:p>-0.2487418894</text:p>
          </table:table-cell>
          <table:table-cell table:formula="of:=[.D762]*[.E762]" office:value-type="float" office:value="0.294819933043971">
            <text:p>0.294819933</text:p>
          </table:table-cell>
          <table:table-cell table:formula="of:=[.D762]*[.F762]" office:value-type="float" office:value="-0.07571376537624">
            <text:p>-0.0757137654</text:p>
          </table:table-cell>
          <table:table-cell table:formula="of:=[.C762]" office:value-type="float" office:value="0.952548493680243">
            <text:p>0.9525484937</text:p>
          </table:table-cell>
        </table:table-row>
        <table:table-row table:style-name="ro1">
          <table:table-cell table:formula="of:=RAND()" office:value-type="float" office:value="0.135284423828125">
            <text:p>0.1352844238</text:p>
          </table:table-cell>
          <table:table-cell table:formula="of:=RAND()" office:value-type="float" office:value="0.471405029296875">
            <text:p>0.4714050293</text:p>
          </table:table-cell>
          <table:table-cell table:formula="of:=SQRT(1 - [.A763])" office:value-type="float" office:value="0.929900842118059">
            <text:p>0.9299008421</text:p>
          </table:table-cell>
          <table:table-cell table:formula="of:=SQRT(1 - (1 - [.A763]))" office:value-type="float" office:value="0.367810309572917">
            <text:p>0.3678103096</text:p>
          </table:table-cell>
          <table:table-cell table:formula="of:=COS(2 * PI() * [.B763])" office:value-type="float" office:value="-0.983903165774271">
            <text:p>-0.9839031658</text:p>
          </table:table-cell>
          <table:table-cell table:formula="of:=SIN(2 * PI() * [.B763])" office:value-type="float" office:value="0.17870243529221">
            <text:p>0.1787024353</text:p>
          </table:table-cell>
          <table:table-cell table:formula="of:=[.D763]*[.E763]" office:value-type="float" office:value="-0.361889727993208">
            <text:p>-0.361889728</text:p>
          </table:table-cell>
          <table:table-cell table:formula="of:=[.D763]*[.F763]" office:value-type="float" office:value="0.0657285980462619">
            <text:p>0.065728598</text:p>
          </table:table-cell>
          <table:table-cell table:formula="of:=[.C763]" office:value-type="float" office:value="0.929900842118059">
            <text:p>0.9299008421</text:p>
          </table:table-cell>
        </table:table-row>
        <table:table-row table:style-name="ro1">
          <table:table-cell table:formula="of:=RAND()" office:value-type="float" office:value="0.749542236328125">
            <text:p>0.7495422363</text:p>
          </table:table-cell>
          <table:table-cell table:formula="of:=RAND()" office:value-type="float" office:value="0.85211181640625">
            <text:p>0.8521118164</text:p>
          </table:table-cell>
          <table:table-cell table:formula="of:=SQRT(1 - [.A764])" office:value-type="float" office:value="0.500457554315923">
            <text:p>0.5004575543</text:p>
          </table:table-cell>
          <table:table-cell table:formula="of:=SQRT(1 - (1 - [.A764]))" office:value-type="float" office:value="0.865761073465494">
            <text:p>0.8657610735</text:p>
          </table:table-cell>
          <table:table-cell table:formula="of:=COS(2 * PI() * [.B764])" office:value-type="float" office:value="0.598467986916314">
            <text:p>0.5984679869</text:p>
          </table:table-cell>
          <table:table-cell table:formula="of:=SIN(2 * PI() * [.B764])" office:value-type="float" office:value="-0.801146721041991">
            <text:p>-0.801146721</text:p>
          </table:table-cell>
          <table:table-cell table:formula="of:=[.D764]*[.E764]" office:value-type="float" office:value="0.518130286787402">
            <text:p>0.5181302868</text:p>
          </table:table-cell>
          <table:table-cell table:formula="of:=[.D764]*[.F764]" office:value-type="float" office:value="-0.693601645212675">
            <text:p>-0.6936016452</text:p>
          </table:table-cell>
          <table:table-cell table:formula="of:=[.C764]" office:value-type="float" office:value="0.500457554315923">
            <text:p>0.5004575543</text:p>
          </table:table-cell>
        </table:table-row>
        <table:table-row table:style-name="ro1">
          <table:table-cell table:formula="of:=RAND()" office:value-type="float" office:value="0.512359619140625">
            <text:p>0.5123596191</text:p>
          </table:table-cell>
          <table:table-cell table:formula="of:=RAND()" office:value-type="float" office:value="0.89361572265625">
            <text:p>0.8936157227</text:p>
          </table:table-cell>
          <table:table-cell table:formula="of:=SQRT(1 - [.A765])" office:value-type="float" office:value="0.698312523773829">
            <text:p>0.6983125238</text:p>
          </table:table-cell>
          <table:table-cell table:formula="of:=SQRT(1 - (1 - [.A765]))" office:value-type="float" office:value="0.715793000203708">
            <text:p>0.7157930002</text:p>
          </table:table-cell>
          <table:table-cell table:formula="of:=COS(2 * PI() * [.B765])" office:value-type="float" office:value="0.784794328420499">
            <text:p>0.7847943284</text:p>
          </table:table-cell>
          <table:table-cell table:formula="of:=SIN(2 * PI() * [.B765])" office:value-type="float" office:value="-0.619756292488441">
            <text:p>-0.6197562925</text:p>
          </table:table-cell>
          <table:table-cell table:formula="of:=[.D765]*[.E765]" office:value-type="float" office:value="0.561750286882963">
            <text:p>0.5617502869</text:p>
          </table:table-cell>
          <table:table-cell table:formula="of:=[.D765]*[.F765]" office:value-type="float" office:value="-0.443617215995428">
            <text:p>-0.443617216</text:p>
          </table:table-cell>
          <table:table-cell table:formula="of:=[.C765]" office:value-type="float" office:value="0.698312523773829">
            <text:p>0.6983125238</text:p>
          </table:table-cell>
        </table:table-row>
        <table:table-row table:style-name="ro1">
          <table:table-cell table:formula="of:=RAND()" office:value-type="float" office:value="0.930633544921875">
            <text:p>0.9306335449</text:p>
          </table:table-cell>
          <table:table-cell table:formula="of:=RAND()" office:value-type="float" office:value="0.323028564453125">
            <text:p>0.3230285645</text:p>
          </table:table-cell>
          <table:table-cell table:formula="of:=SQRT(1 - [.A766])" office:value-type="float" office:value="0.263375122359962">
            <text:p>0.2633751224</text:p>
          </table:table-cell>
          <table:table-cell table:formula="of:=SQRT(1 - (1 - [.A766]))" office:value-type="float" office:value="0.964693497916242">
            <text:p>0.9646934979</text:p>
          </table:table-cell>
          <table:table-cell table:formula="of:=COS(2 * PI() * [.B766])" office:value-type="float" office:value="-0.442919149231589">
            <text:p>-0.4429191492</text:p>
          </table:table-cell>
          <table:table-cell table:formula="of:=SIN(2 * PI() * [.B766])" office:value-type="float" office:value="0.896561557978015">
            <text:p>0.896561558</text:p>
          </table:table-cell>
          <table:table-cell table:formula="of:=[.D766]*[.E766]" office:value-type="float" office:value="-0.427281223366308">
            <text:p>-0.4272812234</text:p>
          </table:table-cell>
          <table:table-cell table:formula="of:=[.D766]*[.F766]" office:value-type="float" office:value="0.864907105463047">
            <text:p>0.8649071055</text:p>
          </table:table-cell>
          <table:table-cell table:formula="of:=[.C766]" office:value-type="float" office:value="0.263375122359962">
            <text:p>0.2633751224</text:p>
          </table:table-cell>
        </table:table-row>
        <table:table-row table:style-name="ro1">
          <table:table-cell table:formula="of:=RAND()" office:value-type="float" office:value="0.6427001953125">
            <text:p>0.6427001953</text:p>
          </table:table-cell>
          <table:table-cell table:formula="of:=RAND()" office:value-type="float" office:value="0.36749267578125">
            <text:p>0.3674926758</text:p>
          </table:table-cell>
          <table:table-cell table:formula="of:=SQRT(1 - [.A767])" office:value-type="float" office:value="0.597745601980893">
            <text:p>0.597745602</text:p>
          </table:table-cell>
          <table:table-cell table:formula="of:=SQRT(1 - (1 - [.A767]))" office:value-type="float" office:value="0.801685845772831">
            <text:p>0.8016858458</text:p>
          </table:table-cell>
          <table:table-cell table:formula="of:=COS(2 * PI() * [.B767])" office:value-type="float" office:value="-0.672978475400442">
            <text:p>-0.6729784754</text:p>
          </table:table-cell>
          <table:table-cell table:formula="of:=SIN(2 * PI() * [.B767])" office:value-type="float" office:value="0.73966206584338">
            <text:p>0.7396620658</text:p>
          </table:table-cell>
          <table:table-cell table:formula="of:=[.D767]*[.E767]" office:value-type="float" office:value="-0.539517318238314">
            <text:p>-0.5395173182</text:p>
          </table:table-cell>
          <table:table-cell table:formula="of:=[.D767]*[.F767]" office:value-type="float" office:value="0.59297660884173">
            <text:p>0.5929766088</text:p>
          </table:table-cell>
          <table:table-cell table:formula="of:=[.C767]" office:value-type="float" office:value="0.597745601980893">
            <text:p>0.597745602</text:p>
          </table:table-cell>
        </table:table-row>
        <table:table-row table:style-name="ro1">
          <table:table-cell table:formula="of:=RAND()" office:value-type="float" office:value="0.334991455078125">
            <text:p>0.3349914551</text:p>
          </table:table-cell>
          <table:table-cell table:formula="of:=RAND()" office:value-type="float" office:value="0.4654541015625">
            <text:p>0.4654541016</text:p>
          </table:table-cell>
          <table:table-cell table:formula="of:=SQRT(1 - [.A768])" office:value-type="float" office:value="0.815480560725929">
            <text:p>0.8154805607</text:p>
          </table:table-cell>
          <table:table-cell table:formula="of:=SQRT(1 - (1 - [.A768]))" office:value-type="float" office:value="0.578784463404232">
            <text:p>0.5787844634</text:p>
          </table:table-cell>
          <table:table-cell table:formula="of:=COS(2 * PI() * [.B768])" office:value-type="float" office:value="-0.976535195964614">
            <text:p>-0.976535196</text:p>
          </table:table-cell>
          <table:table-cell table:formula="of:=SIN(2 * PI() * [.B768])" office:value-type="float" office:value="0.215357867379746">
            <text:p>0.2153578674</text:p>
          </table:table-cell>
          <table:table-cell table:formula="of:=[.D768]*[.E768]" office:value-type="float" office:value="-0.565203399391726">
            <text:p>-0.5652033994</text:p>
          </table:table-cell>
          <table:table-cell table:formula="of:=[.D768]*[.F768]" office:value-type="float" office:value="0.124645787711266">
            <text:p>0.1246457877</text:p>
          </table:table-cell>
          <table:table-cell table:formula="of:=[.C768]" office:value-type="float" office:value="0.815480560725929">
            <text:p>0.8154805607</text:p>
          </table:table-cell>
        </table:table-row>
        <table:table-row table:style-name="ro1">
          <table:table-cell table:formula="of:=RAND()" office:value-type="float" office:value="0.904998779296875">
            <text:p>0.9049987793</text:p>
          </table:table-cell>
          <table:table-cell table:formula="of:=RAND()" office:value-type="float" office:value="0.36468505859375">
            <text:p>0.3646850586</text:p>
          </table:table-cell>
          <table:table-cell table:formula="of:=SQRT(1 - [.A769])" office:value-type="float" office:value="0.308222680384045">
            <text:p>0.3082226804</text:p>
          </table:table-cell>
          <table:table-cell table:formula="of:=SQRT(1 - (1 - [.A769]))" office:value-type="float" office:value="0.951314237934488">
            <text:p>0.9513142379</text:p>
          </table:table-cell>
          <table:table-cell table:formula="of:=COS(2 * PI() * [.B769])" office:value-type="float" office:value="-0.659826225313227">
            <text:p>-0.6598262253</text:p>
          </table:table-cell>
          <table:table-cell table:formula="of:=SIN(2 * PI() * [.B769])" office:value-type="float" office:value="0.751418227346727">
            <text:p>0.7514182273</text:p>
          </table:table-cell>
          <table:table-cell table:formula="of:=[.D769]*[.E769]" office:value-type="float" office:value="-0.627702082703043">
            <text:p>-0.6277020827</text:p>
          </table:table-cell>
          <table:table-cell table:formula="of:=[.D769]*[.F769]" office:value-type="float" office:value="0.714834858318435">
            <text:p>0.7148348583</text:p>
          </table:table-cell>
          <table:table-cell table:formula="of:=[.C769]" office:value-type="float" office:value="0.308222680384045">
            <text:p>0.3082226804</text:p>
          </table:table-cell>
        </table:table-row>
        <table:table-row table:style-name="ro1">
          <table:table-cell table:formula="of:=RAND()" office:value-type="float" office:value="0.153839111328125">
            <text:p>0.1538391113</text:p>
          </table:table-cell>
          <table:table-cell table:formula="of:=RAND()" office:value-type="float" office:value="0.26263427734375">
            <text:p>0.2626342773</text:p>
          </table:table-cell>
          <table:table-cell table:formula="of:=SQRT(1 - [.A770])" office:value-type="float" office:value="0.919870039011965">
            <text:p>0.919870039</text:p>
          </table:table-cell>
          <table:table-cell table:formula="of:=SQRT(1 - (1 - [.A770]))" office:value-type="float" office:value="0.392223292689413">
            <text:p>0.3922232927</text:p>
          </table:table-cell>
          <table:table-cell table:formula="of:=COS(2 * PI() * [.B770])" office:value-type="float" office:value="-0.0793001563243875">
            <text:p>-0.0793001563</text:p>
          </table:table-cell>
          <table:table-cell table:formula="of:=SIN(2 * PI() * [.B770])" office:value-type="float" office:value="0.996850783822197">
            <text:p>0.9968507838</text:p>
          </table:table-cell>
          <table:table-cell table:formula="of:=[.D770]*[.E770]" office:value-type="float" office:value="-0.0311033684243364">
            <text:p>-0.0311033684</text:p>
          </table:table-cell>
          <table:table-cell table:formula="of:=[.D770]*[.F770]" office:value-type="float" office:value="0.390988096750764">
            <text:p>0.3909880968</text:p>
          </table:table-cell>
          <table:table-cell table:formula="of:=[.C770]" office:value-type="float" office:value="0.919870039011965">
            <text:p>0.919870039</text:p>
          </table:table-cell>
        </table:table-row>
        <table:table-row table:style-name="ro1">
          <table:table-cell table:formula="of:=RAND()" office:value-type="float" office:value="0.059906005859375">
            <text:p>0.0599060059</text:p>
          </table:table-cell>
          <table:table-cell table:formula="of:=RAND()" office:value-type="float" office:value="0.388275146484375">
            <text:p>0.3882751465</text:p>
          </table:table-cell>
          <table:table-cell table:formula="of:=SQRT(1 - [.A771])" office:value-type="float" office:value="0.96958444404839">
            <text:p>0.969584444</text:p>
          </table:table-cell>
          <table:table-cell table:formula="of:=SQRT(1 - (1 - [.A771]))" office:value-type="float" office:value="0.244757034340946">
            <text:p>0.2447570343</text:p>
          </table:table-cell>
          <table:table-cell table:formula="of:=COS(2 * PI() * [.B771])" office:value-type="float" office:value="-0.763559999067796">
            <text:p>-0.7635599991</text:p>
          </table:table-cell>
          <table:table-cell table:formula="of:=SIN(2 * PI() * [.B771])" office:value-type="float" office:value="0.645736887457722">
            <text:p>0.6457368875</text:p>
          </table:table-cell>
          <table:table-cell table:formula="of:=[.D771]*[.E771]" office:value-type="float" office:value="-0.186886680913209">
            <text:p>-0.1868866809</text:p>
          </table:table-cell>
          <table:table-cell table:formula="of:=[.D771]*[.F771]" office:value-type="float" office:value="0.158048645538705">
            <text:p>0.1580486455</text:p>
          </table:table-cell>
          <table:table-cell table:formula="of:=[.C771]" office:value-type="float" office:value="0.96958444404839">
            <text:p>0.969584444</text:p>
          </table:table-cell>
        </table:table-row>
        <table:table-row table:style-name="ro1">
          <table:table-cell table:formula="of:=RAND()" office:value-type="float" office:value="0.59246826171875">
            <text:p>0.5924682617</text:p>
          </table:table-cell>
          <table:table-cell table:formula="of:=RAND()" office:value-type="float" office:value="0.122894287109375">
            <text:p>0.1228942871</text:p>
          </table:table-cell>
          <table:table-cell table:formula="of:=SQRT(1 - [.A772])" office:value-type="float" office:value="0.638382125596613">
            <text:p>0.6383821256</text:p>
          </table:table-cell>
          <table:table-cell table:formula="of:=SQRT(1 - (1 - [.A772]))" office:value-type="float" office:value="0.769719599411857">
            <text:p>0.7697195994</text:p>
          </table:table-cell>
          <table:table-cell table:formula="of:=COS(2 * PI() * [.B772])" office:value-type="float" office:value="0.716400056082381">
            <text:p>0.7164000561</text:p>
          </table:table-cell>
          <table:table-cell table:formula="of:=SIN(2 * PI() * [.B772])" office:value-type="float" office:value="0.697689730213339">
            <text:p>0.6976897302</text:p>
          </table:table-cell>
          <table:table-cell table:formula="of:=[.D772]*[.E772]" office:value-type="float" office:value="0.551427164186362">
            <text:p>0.5514271642</text:p>
          </table:table-cell>
          <table:table-cell table:formula="of:=[.D772]*[.F772]" office:value-type="float" office:value="0.537025459653578">
            <text:p>0.5370254597</text:p>
          </table:table-cell>
          <table:table-cell table:formula="of:=[.C772]" office:value-type="float" office:value="0.638382125596613">
            <text:p>0.6383821256</text:p>
          </table:table-cell>
        </table:table-row>
        <table:table-row table:style-name="ro1">
          <table:table-cell table:formula="of:=RAND()" office:value-type="float" office:value="0.19854736328125">
            <text:p>0.1985473633</text:p>
          </table:table-cell>
          <table:table-cell table:formula="of:=RAND()" office:value-type="float" office:value="0.031768798828125">
            <text:p>0.0317687988</text:p>
          </table:table-cell>
          <table:table-cell table:formula="of:=SQRT(1 - [.A773])" office:value-type="float" office:value="0.895238871318013">
            <text:p>0.8952388713</text:p>
          </table:table-cell>
          <table:table-cell table:formula="of:=SQRT(1 - (1 - [.A773]))" office:value-type="float" office:value="0.445586538487475">
            <text:p>0.4455865385</text:p>
          </table:table-cell>
          <table:table-cell table:formula="of:=COS(2 * PI() * [.B773])" office:value-type="float" office:value="0.980144133054584">
            <text:p>0.9801441331</text:p>
          </table:table-cell>
          <table:table-cell table:formula="of:=SIN(2 * PI() * [.B773])" office:value-type="float" office:value="0.198286354645696">
            <text:p>0.1982863546</text:p>
          </table:table-cell>
          <table:table-cell table:formula="of:=[.D773]*[.E773]" office:value-type="float" office:value="0.436739031466599">
            <text:p>0.4367390315</text:p>
          </table:table-cell>
          <table:table-cell table:formula="of:=[.D773]*[.F773]" office:value-type="float" office:value="0.0883537303958756">
            <text:p>0.0883537304</text:p>
          </table:table-cell>
          <table:table-cell table:formula="of:=[.C773]" office:value-type="float" office:value="0.895238871318013">
            <text:p>0.8952388713</text:p>
          </table:table-cell>
        </table:table-row>
        <table:table-row table:style-name="ro1">
          <table:table-cell table:formula="of:=RAND()" office:value-type="float" office:value="0.66009521484375">
            <text:p>0.6600952148</text:p>
          </table:table-cell>
          <table:table-cell table:formula="of:=RAND()" office:value-type="float" office:value="0.65789794921875">
            <text:p>0.6578979492</text:p>
          </table:table-cell>
          <table:table-cell table:formula="of:=SQRT(1 - [.A774])" office:value-type="float" office:value="0.583013537712676">
            <text:p>0.5830135377</text:p>
          </table:table-cell>
          <table:table-cell table:formula="of:=SQRT(1 - (1 - [.A774]))" office:value-type="float" office:value="0.812462439035646">
            <text:p>0.812462439</text:p>
          </table:table-cell>
          <table:table-cell table:formula="of:=COS(2 * PI() * [.B774])" office:value-type="float" office:value="-0.546931260678202">
            <text:p>-0.5469312607</text:p>
          </table:table-cell>
          <table:table-cell table:formula="of:=SIN(2 * PI() * [.B774])" office:value-type="float" office:value="-0.837177517670507">
            <text:p>-0.8371775177</text:p>
          </table:table-cell>
          <table:table-cell table:formula="of:=[.D774]*[.E774]" office:value-type="float" office:value="-0.444361106035453">
            <text:p>-0.444361106</text:p>
          </table:table-cell>
          <table:table-cell table:formula="of:=[.D774]*[.F774]" office:value-type="float" office:value="-0.680175287912388">
            <text:p>-0.6801752879</text:p>
          </table:table-cell>
          <table:table-cell table:formula="of:=[.C774]" office:value-type="float" office:value="0.583013537712676">
            <text:p>0.5830135377</text:p>
          </table:table-cell>
        </table:table-row>
        <table:table-row table:style-name="ro1">
          <table:table-cell table:formula="of:=RAND()" office:value-type="float" office:value="0.09979248046875">
            <text:p>0.0997924805</text:p>
          </table:table-cell>
          <table:table-cell table:formula="of:=RAND()" office:value-type="float" office:value="0.234893798828125">
            <text:p>0.2348937988</text:p>
          </table:table-cell>
          <table:table-cell table:formula="of:=SQRT(1 - [.A775])" office:value-type="float" office:value="0.94879266414283">
            <text:p>0.9487926641</text:p>
          </table:table-cell>
          <table:table-cell table:formula="of:=SQRT(1 - (1 - [.A775]))" office:value-type="float" office:value="0.315899478424308">
            <text:p>0.3158994784</text:p>
          </table:table-cell>
          <table:table-cell table:formula="of:=COS(2 * PI() * [.B775])" office:value-type="float" office:value="0.0947726125408364">
            <text:p>0.0947726125</text:p>
          </table:table-cell>
          <table:table-cell table:formula="of:=SIN(2 * PI() * [.B775])" office:value-type="float" office:value="0.995498946213498">
            <text:p>0.9954989462</text:p>
          </table:table-cell>
          <table:table-cell table:formula="of:=[.D775]*[.E775]" office:value-type="float" office:value="0.0299386188705593">
            <text:p>0.0299386189</text:p>
          </table:table-cell>
          <table:table-cell table:formula="of:=[.D775]*[.F775]" office:value-type="float" office:value="0.314477597880792">
            <text:p>0.3144775979</text:p>
          </table:table-cell>
          <table:table-cell table:formula="of:=[.C775]" office:value-type="float" office:value="0.94879266414283">
            <text:p>0.9487926641</text:p>
          </table:table-cell>
        </table:table-row>
        <table:table-row table:style-name="ro1">
          <table:table-cell table:formula="of:=RAND()" office:value-type="float" office:value="0.6331787109375">
            <text:p>0.6331787109</text:p>
          </table:table-cell>
          <table:table-cell table:formula="of:=RAND()" office:value-type="float" office:value="0.236572265625">
            <text:p>0.2365722656</text:p>
          </table:table-cell>
          <table:table-cell table:formula="of:=SQRT(1 - [.A776])" office:value-type="float" office:value="0.605657732603572">
            <text:p>0.6056577326</text:p>
          </table:table-cell>
          <table:table-cell table:formula="of:=SQRT(1 - (1 - [.A776]))" office:value-type="float" office:value="0.795725273531952">
            <text:p>0.7957252735</text:p>
          </table:table-cell>
          <table:table-cell table:formula="of:=COS(2 * PI() * [.B776])" office:value-type="float" office:value="0.0842688875933241">
            <text:p>0.0842688876</text:p>
          </table:table-cell>
          <table:table-cell table:formula="of:=SIN(2 * PI() * [.B776])" office:value-type="float" office:value="0.996443051350043">
            <text:p>0.9964430514</text:p>
          </table:table-cell>
          <table:table-cell table:formula="of:=[.D776]*[.E776]" office:value-type="float" office:value="0.0670548836304312">
            <text:p>0.0670548836</text:p>
          </table:table-cell>
          <table:table-cell table:formula="of:=[.D776]*[.F776]" office:value-type="float" office:value="0.792894919594526">
            <text:p>0.7928949196</text:p>
          </table:table-cell>
          <table:table-cell table:formula="of:=[.C776]" office:value-type="float" office:value="0.605657732603572">
            <text:p>0.6056577326</text:p>
          </table:table-cell>
        </table:table-row>
        <table:table-row table:style-name="ro1">
          <table:table-cell table:formula="of:=RAND()" office:value-type="float" office:value="0.65179443359375">
            <text:p>0.6517944336</text:p>
          </table:table-cell>
          <table:table-cell table:formula="of:=RAND()" office:value-type="float" office:value="0.518218994140625">
            <text:p>0.5182189941</text:p>
          </table:table-cell>
          <table:table-cell table:formula="of:=SQRT(1 - [.A777])" office:value-type="float" office:value="0.590089456274428">
            <text:p>0.5900894563</text:p>
          </table:table-cell>
          <table:table-cell table:formula="of:=SQRT(1 - (1 - [.A777]))" office:value-type="float" office:value="0.807337868301587">
            <text:p>0.8073378683</text:p>
          </table:table-cell>
          <table:table-cell table:formula="of:=COS(2 * PI() * [.B777])" office:value-type="float" office:value="-0.993455081740561">
            <text:p>-0.9934550817</text:p>
          </table:table-cell>
          <table:table-cell table:formula="of:=SIN(2 * PI() * [.B777])" office:value-type="float" office:value="-0.114223467658162">
            <text:p>-0.1142234677</text:p>
          </table:table-cell>
          <table:table-cell table:formula="of:=[.D777]*[.E777]" office:value-type="float" office:value="-0.802053907945803">
            <text:p>-0.8020539079</text:p>
          </table:table-cell>
          <table:table-cell table:formula="of:=[.D777]*[.F777]" office:value-type="float" office:value="-0.092216930889156">
            <text:p>-0.0922169309</text:p>
          </table:table-cell>
          <table:table-cell table:formula="of:=[.C777]" office:value-type="float" office:value="0.590089456274428">
            <text:p>0.5900894563</text:p>
          </table:table-cell>
        </table:table-row>
        <table:table-row table:style-name="ro1">
          <table:table-cell table:formula="of:=RAND()" office:value-type="float" office:value="0.099212646484375">
            <text:p>0.0992126465</text:p>
          </table:table-cell>
          <table:table-cell table:formula="of:=RAND()" office:value-type="float" office:value="0.3455810546875">
            <text:p>0.3455810547</text:p>
          </table:table-cell>
          <table:table-cell table:formula="of:=SQRT(1 - [.A778])" office:value-type="float" office:value="0.949098179070862">
            <text:p>0.9490981791</text:p>
          </table:table-cell>
          <table:table-cell table:formula="of:=SQRT(1 - (1 - [.A778]))" office:value-type="float" office:value="0.314980390634679">
            <text:p>0.3149803906</text:p>
          </table:table-cell>
          <table:table-cell table:formula="of:=COS(2 * PI() * [.B778])" office:value-type="float" office:value="-0.565099192368714">
            <text:p>-0.5650991924</text:p>
          </table:table-cell>
          <table:table-cell table:formula="of:=SIN(2 * PI() * [.B778])" office:value-type="float" office:value="0.82502297106458">
            <text:p>0.8250229711</text:p>
          </table:table-cell>
          <table:table-cell table:formula="of:=[.D778]*[.E778]" office:value-type="float" office:value="-0.177995164359639">
            <text:p>-0.1779951644</text:p>
          </table:table-cell>
          <table:table-cell table:formula="of:=[.D778]*[.F778]" office:value-type="float" office:value="0.259866057708505">
            <text:p>0.2598660577</text:p>
          </table:table-cell>
          <table:table-cell table:formula="of:=[.C778]" office:value-type="float" office:value="0.949098179070862">
            <text:p>0.9490981791</text:p>
          </table:table-cell>
        </table:table-row>
        <table:table-row table:style-name="ro1">
          <table:table-cell table:formula="of:=RAND()" office:value-type="float" office:value="0.49395751953125">
            <text:p>0.4939575195</text:p>
          </table:table-cell>
          <table:table-cell table:formula="of:=RAND()" office:value-type="float" office:value="0.477294921875">
            <text:p>0.4772949219</text:p>
          </table:table-cell>
          <table:table-cell table:formula="of:=SQRT(1 - [.A779])" office:value-type="float" office:value="0.711366628728639">
            <text:p>0.7113666287</text:p>
          </table:table-cell>
          <table:table-cell table:formula="of:=SQRT(1 - (1 - [.A779]))" office:value-type="float" office:value="0.702821114887174">
            <text:p>0.7028211149</text:p>
          </table:table-cell>
          <table:table-cell table:formula="of:=COS(2 * PI() * [.B779])" office:value-type="float" office:value="-0.98984127845882">
            <text:p>-0.9898412785</text:p>
          </table:table-cell>
          <table:table-cell table:formula="of:=SIN(2 * PI() * [.B779])" office:value-type="float" office:value="0.142176803519448">
            <text:p>0.1421768035</text:p>
          </table:table-cell>
          <table:table-cell table:formula="of:=[.D779]*[.E779]" office:value-type="float" office:value="-0.695681350887774">
            <text:p>-0.6956813509</text:p>
          </table:table-cell>
          <table:table-cell table:formula="of:=[.D779]*[.F779]" office:value-type="float" office:value="0.0999248595606332">
            <text:p>0.0999248596</text:p>
          </table:table-cell>
          <table:table-cell table:formula="of:=[.C779]" office:value-type="float" office:value="0.711366628728639">
            <text:p>0.7113666287</text:p>
          </table:table-cell>
        </table:table-row>
        <table:table-row table:style-name="ro1">
          <table:table-cell table:formula="of:=RAND()" office:value-type="float" office:value="0.9864501953125">
            <text:p>0.9864501953</text:p>
          </table:table-cell>
          <table:table-cell table:formula="of:=RAND()" office:value-type="float" office:value="0.287628173828125">
            <text:p>0.2876281738</text:p>
          </table:table-cell>
          <table:table-cell table:formula="of:=SQRT(1 - [.A780])" office:value-type="float" office:value="0.116403628326182">
            <text:p>0.1164036283</text:p>
          </table:table-cell>
          <table:table-cell table:formula="of:=SQRT(1 - (1 - [.A780]))" office:value-type="float" office:value="0.993201991194389">
            <text:p>0.9932019912</text:p>
          </table:table-cell>
          <table:table-cell table:formula="of:=COS(2 * PI() * [.B780])" office:value-type="float" office:value="-0.234228376375873">
            <text:p>-0.2342283764</text:p>
          </table:table-cell>
          <table:table-cell table:formula="of:=SIN(2 * PI() * [.B780])" office:value-type="float" office:value="0.972181602222713">
            <text:p>0.9721816022</text:p>
          </table:table-cell>
          <table:table-cell table:formula="of:=[.D780]*[.E780]" office:value-type="float" office:value="-0.232636089810746">
            <text:p>-0.2326360898</text:p>
          </table:table-cell>
          <table:table-cell table:formula="of:=[.D780]*[.F780]" office:value-type="float" office:value="0.965572703130151">
            <text:p>0.9655727031</text:p>
          </table:table-cell>
          <table:table-cell table:formula="of:=[.C780]" office:value-type="float" office:value="0.116403628326182">
            <text:p>0.1164036283</text:p>
          </table:table-cell>
        </table:table-row>
        <table:table-row table:style-name="ro1">
          <table:table-cell table:formula="of:=RAND()" office:value-type="float" office:value="0.536407470703125">
            <text:p>0.5364074707</text:p>
          </table:table-cell>
          <table:table-cell table:formula="of:=RAND()" office:value-type="float" office:value="0.318084716796875">
            <text:p>0.3180847168</text:p>
          </table:table-cell>
          <table:table-cell table:formula="of:=SQRT(1 - [.A781])" office:value-type="float" office:value="0.680876295149769">
            <text:p>0.6808762951</text:p>
          </table:table-cell>
          <table:table-cell table:formula="of:=SQRT(1 - (1 - [.A781]))" office:value-type="float" office:value="0.732398437124988">
            <text:p>0.7323984371</text:p>
          </table:table-cell>
          <table:table-cell table:formula="of:=COS(2 * PI() * [.B781])" office:value-type="float" office:value="-0.414859963787718">
            <text:p>-0.4148599638</text:p>
          </table:table-cell>
          <table:table-cell table:formula="of:=SIN(2 * PI() * [.B781])" office:value-type="float" office:value="0.909885273232869">
            <text:p>0.9098852732</text:p>
          </table:table-cell>
          <table:table-cell table:formula="of:=[.D781]*[.E781]" office:value-type="float" office:value="-0.303842789103854">
            <text:p>-0.3038427891</text:p>
          </table:table-cell>
          <table:table-cell table:formula="of:=[.D781]*[.F781]" office:value-type="float" office:value="0.666398552078796">
            <text:p>0.6663985521</text:p>
          </table:table-cell>
          <table:table-cell table:formula="of:=[.C781]" office:value-type="float" office:value="0.680876295149769">
            <text:p>0.6808762951</text:p>
          </table:table-cell>
        </table:table-row>
        <table:table-row table:style-name="ro1">
          <table:table-cell table:formula="of:=RAND()" office:value-type="float" office:value="0.4864501953125">
            <text:p>0.4864501953</text:p>
          </table:table-cell>
          <table:table-cell table:formula="of:=RAND()" office:value-type="float" office:value="0.2490234375">
            <text:p>0.2490234375</text:p>
          </table:table-cell>
          <table:table-cell table:formula="of:=SQRT(1 - [.A782])" office:value-type="float" office:value="0.716623893466789">
            <text:p>0.7166238935</text:p>
          </table:table-cell>
          <table:table-cell table:formula="of:=SQRT(1 - (1 - [.A782]))" office:value-type="float" office:value="0.697459816270801">
            <text:p>0.6974598163</text:p>
          </table:table-cell>
          <table:table-cell table:formula="of:=COS(2 * PI() * [.B782])" office:value-type="float" office:value="0.00613588464915452">
            <text:p>0.0061358846</text:p>
          </table:table-cell>
          <table:table-cell table:formula="of:=SIN(2 * PI() * [.B782])" office:value-type="float" office:value="0.999981175282601">
            <text:p>0.9999811753</text:p>
          </table:table-cell>
          <table:table-cell table:formula="of:=[.D782]*[.E782]" office:value-type="float" office:value="0.00427953298005814">
            <text:p>0.004279533</text:p>
          </table:table-cell>
          <table:table-cell table:formula="of:=[.D782]*[.F782]" office:value-type="float" office:value="0.697446686786863">
            <text:p>0.6974466868</text:p>
          </table:table-cell>
          <table:table-cell table:formula="of:=[.C782]" office:value-type="float" office:value="0.716623893466789">
            <text:p>0.7166238935</text:p>
          </table:table-cell>
        </table:table-row>
        <table:table-row table:style-name="ro1">
          <table:table-cell table:formula="of:=RAND()" office:value-type="float" office:value="0.51214599609375">
            <text:p>0.5121459961</text:p>
          </table:table-cell>
          <table:table-cell table:formula="of:=RAND()" office:value-type="float" office:value="0.71435546875">
            <text:p>0.7143554688</text:p>
          </table:table-cell>
          <table:table-cell table:formula="of:=SQRT(1 - [.A783])" office:value-type="float" office:value="0.69846546364602">
            <text:p>0.6984654636</text:p>
          </table:table-cell>
          <table:table-cell table:formula="of:=SQRT(1 - (1 - [.A783]))" office:value-type="float" office:value="0.715643763400304">
            <text:p>0.7156437634</text:p>
          </table:table-cell>
          <table:table-cell table:formula="of:=COS(2 * PI() * [.B783])" office:value-type="float" office:value="-0.222093620973203">
            <text:p>-0.222093621</text:p>
          </table:table-cell>
          <table:table-cell table:formula="of:=SIN(2 * PI() * [.B783])" office:value-type="float" office:value="-0.975025345066994">
            <text:p>-0.9750253451</text:p>
          </table:table-cell>
          <table:table-cell table:formula="of:=[.D783]*[.E783]" office:value-type="float" office:value="-0.158939914740464">
            <text:p>-0.1589399147</text:p>
          </table:table-cell>
          <table:table-cell table:formula="of:=[.D783]*[.F783]" office:value-type="float" office:value="-0.697770807354424">
            <text:p>-0.6977708074</text:p>
          </table:table-cell>
          <table:table-cell table:formula="of:=[.C783]" office:value-type="float" office:value="0.69846546364602">
            <text:p>0.6984654636</text:p>
          </table:table-cell>
        </table:table-row>
        <table:table-row table:style-name="ro1">
          <table:table-cell table:formula="of:=RAND()" office:value-type="float" office:value="0.27545166015625">
            <text:p>0.2754516602</text:p>
          </table:table-cell>
          <table:table-cell table:formula="of:=RAND()" office:value-type="float" office:value="0.26751708984375">
            <text:p>0.2675170898</text:p>
          </table:table-cell>
          <table:table-cell table:formula="of:=SQRT(1 - [.A784])" office:value-type="float" office:value="0.851204053000072">
            <text:p>0.851204053</text:p>
          </table:table-cell>
          <table:table-cell table:formula="of:=SQRT(1 - (1 - [.A784]))" office:value-type="float" office:value="0.524834888470889">
            <text:p>0.5248348885</text:p>
          </table:table-cell>
          <table:table-cell table:formula="of:=COS(2 * PI() * [.B784])" office:value-type="float" office:value="-0.109841040648883">
            <text:p>-0.1098410406</text:p>
          </table:table-cell>
          <table:table-cell table:formula="of:=SIN(2 * PI() * [.B784])" office:value-type="float" office:value="0.993949166602181">
            <text:p>0.9939491666</text:p>
          </table:table-cell>
          <table:table-cell table:formula="of:=[.D784]*[.E784]" office:value-type="float" office:value="-0.0576484103184826">
            <text:p>-0.0576484103</text:p>
          </table:table-cell>
          <table:table-cell table:formula="of:=[.D784]*[.F784]" office:value-type="float" office:value="0.521659199999388">
            <text:p>0.5216592</text:p>
          </table:table-cell>
          <table:table-cell table:formula="of:=[.C784]" office:value-type="float" office:value="0.851204053000072">
            <text:p>0.851204053</text:p>
          </table:table-cell>
        </table:table-row>
        <table:table-row table:style-name="ro1">
          <table:table-cell table:formula="of:=RAND()" office:value-type="float" office:value="0.21893310546875">
            <text:p>0.2189331055</text:p>
          </table:table-cell>
          <table:table-cell table:formula="of:=RAND()" office:value-type="float" office:value="0.76885986328125">
            <text:p>0.7688598633</text:p>
          </table:table-cell>
          <table:table-cell table:formula="of:=SQRT(1 - [.A785])" office:value-type="float" office:value="0.883779890318426">
            <text:p>0.8837798903</text:p>
          </table:table-cell>
          <table:table-cell table:formula="of:=SQRT(1 - (1 - [.A785]))" office:value-type="float" office:value="0.467902880380908">
            <text:p>0.4679028804</text:p>
          </table:table-cell>
          <table:table-cell table:formula="of:=COS(2 * PI() * [.B785])" office:value-type="float" office:value="0.118222875970297">
            <text:p>0.118222876</text:p>
          </table:table-cell>
          <table:table-cell table:formula="of:=SIN(2 * PI() * [.B785])" office:value-type="float" office:value="-0.992987085312448">
            <text:p>-0.9929870853</text:p>
          </table:table-cell>
          <table:table-cell table:formula="of:=[.D785]*[.E785]" office:value-type="float" office:value="0.0553168241934169">
            <text:p>0.0553168242</text:p>
          </table:table-cell>
          <table:table-cell table:formula="of:=[.D785]*[.F785]" office:value-type="float" office:value="-0.464621517398737">
            <text:p>-0.4646215174</text:p>
          </table:table-cell>
          <table:table-cell table:formula="of:=[.C785]" office:value-type="float" office:value="0.883779890318426">
            <text:p>0.8837798903</text:p>
          </table:table-cell>
        </table:table-row>
        <table:table-row table:style-name="ro1">
          <table:table-cell table:formula="of:=RAND()" office:value-type="float" office:value="0.940643310546875">
            <text:p>0.9406433105</text:p>
          </table:table-cell>
          <table:table-cell table:formula="of:=RAND()" office:value-type="float" office:value="0.1319580078125">
            <text:p>0.1319580078</text:p>
          </table:table-cell>
          <table:table-cell table:formula="of:=SQRT(1 - [.A786])" office:value-type="float" office:value="0.243632283273636">
            <text:p>0.2436322833</text:p>
          </table:table-cell>
          <table:table-cell table:formula="of:=SQRT(1 - (1 - [.A786]))" office:value-type="float" office:value="0.969867676823429">
            <text:p>0.9698676768</text:p>
          </table:table-cell>
          <table:table-cell table:formula="of:=COS(2 * PI() * [.B786])" office:value-type="float" office:value="0.675527373536339">
            <text:p>0.6755273735</text:p>
          </table:table-cell>
          <table:table-cell table:formula="of:=SIN(2 * PI() * [.B786])" office:value-type="float" office:value="0.737334908710483">
            <text:p>0.7373349087</text:p>
          </table:table-cell>
          <table:table-cell table:formula="of:=[.D786]*[.E786]" office:value-type="float" office:value="0.655172164402321">
            <text:p>0.6551721644</text:p>
          </table:table-cell>
          <table:table-cell table:formula="of:=[.D786]*[.F786]" office:value-type="float" office:value="0.715117294951851">
            <text:p>0.715117295</text:p>
          </table:table-cell>
          <table:table-cell table:formula="of:=[.C786]" office:value-type="float" office:value="0.243632283273636">
            <text:p>0.2436322833</text:p>
          </table:table-cell>
        </table:table-row>
        <table:table-row table:style-name="ro1">
          <table:table-cell table:formula="of:=RAND()" office:value-type="float" office:value="0.606842041015625">
            <text:p>0.606842041</text:p>
          </table:table-cell>
          <table:table-cell table:formula="of:=RAND()" office:value-type="float" office:value="0.35906982421875">
            <text:p>0.3590698242</text:p>
          </table:table-cell>
          <table:table-cell table:formula="of:=SQRT(1 - [.A787])" office:value-type="float" office:value="0.627023092863712">
            <text:p>0.6270230929</text:p>
          </table:table-cell>
          <table:table-cell table:formula="of:=SQRT(1 - (1 - [.A787]))" office:value-type="float" office:value="0.779000668174056">
            <text:p>0.7790006682</text:p>
          </table:table-cell>
          <table:table-cell table:formula="of:=COS(2 * PI() * [.B787])" office:value-type="float" office:value="-0.632909889850542">
            <text:p>-0.6329098899</text:p>
          </table:table-cell>
          <table:table-cell table:formula="of:=SIN(2 * PI() * [.B787])" office:value-type="float" office:value="0.774225465435861">
            <text:p>0.7742254654</text:p>
          </table:table-cell>
          <table:table-cell table:formula="of:=[.D787]*[.E787]" office:value-type="float" office:value="-0.49303722708754">
            <text:p>-0.4930372271</text:p>
          </table:table-cell>
          <table:table-cell table:formula="of:=[.D787]*[.F787]" office:value-type="float" office:value="0.603122154891905">
            <text:p>0.6031221549</text:p>
          </table:table-cell>
          <table:table-cell table:formula="of:=[.C787]" office:value-type="float" office:value="0.627023092863712">
            <text:p>0.6270230929</text:p>
          </table:table-cell>
        </table:table-row>
        <table:table-row table:style-name="ro1">
          <table:table-cell table:formula="of:=RAND()" office:value-type="float" office:value="0.018035888671875">
            <text:p>0.0180358887</text:p>
          </table:table-cell>
          <table:table-cell table:formula="of:=RAND()" office:value-type="float" office:value="0.744537353515625">
            <text:p>0.7445373535</text:p>
          </table:table-cell>
          <table:table-cell table:formula="of:=SQRT(1 - [.A788])" office:value-type="float" office:value="0.990941023133125">
            <text:p>0.9909410231</text:p>
          </table:table-cell>
          <table:table-cell table:formula="of:=SQRT(1 - (1 - [.A788]))" office:value-type="float" office:value="0.134297761231805">
            <text:p>0.1342977612</text:p>
          </table:table-cell>
          <table:table-cell table:formula="of:=COS(2 * PI() * [.B788])" office:value-type="float" office:value="-0.0343160814919518">
            <text:p>-0.0343160815</text:p>
          </table:table-cell>
          <table:table-cell table:formula="of:=SIN(2 * PI() * [.B788])" office:value-type="float" office:value="-0.99941102983259">
            <text:p>-0.9994110298</text:p>
          </table:table-cell>
          <table:table-cell table:formula="of:=[.D788]*[.E788]" office:value-type="float" office:value="-0.00460857291861731">
            <text:p>-0.0046085729</text:p>
          </table:table-cell>
          <table:table-cell table:formula="of:=[.D788]*[.F788]" office:value-type="float" office:value="-0.13421866385689">
            <text:p>-0.1342186639</text:p>
          </table:table-cell>
          <table:table-cell table:formula="of:=[.C788]" office:value-type="float" office:value="0.990941023133125">
            <text:p>0.9909410231</text:p>
          </table:table-cell>
        </table:table-row>
        <table:table-row table:style-name="ro1">
          <table:table-cell table:formula="of:=RAND()" office:value-type="float" office:value="0.36773681640625">
            <text:p>0.3677368164</text:p>
          </table:table-cell>
          <table:table-cell table:formula="of:=RAND()" office:value-type="float" office:value="0.649078369140625">
            <text:p>0.6490783691</text:p>
          </table:table-cell>
          <table:table-cell table:formula="of:=SQRT(1 - [.A789])" office:value-type="float" office:value="0.795149786891596">
            <text:p>0.7951497869</text:p>
          </table:table-cell>
          <table:table-cell table:formula="of:=SQRT(1 - (1 - [.A789]))" office:value-type="float" office:value="0.606413074072657">
            <text:p>0.6064130741</text:p>
          </table:table-cell>
          <table:table-cell table:formula="of:=COS(2 * PI() * [.B789])" office:value-type="float" office:value="-0.592460208392601">
            <text:p>-0.5924602084</text:p>
          </table:table-cell>
          <table:table-cell table:formula="of:=SIN(2 * PI() * [.B789])" office:value-type="float" office:value="-0.80559971541169">
            <text:p>-0.8055997154</text:p>
          </table:table-cell>
          <table:table-cell table:formula="of:=[.D789]*[.E789]" office:value-type="float" office:value="-0.359275616237084">
            <text:p>-0.3592756162</text:p>
          </table:table-cell>
          <table:table-cell table:formula="of:=[.D789]*[.F789]" office:value-type="float" office:value="-0.488526199894861">
            <text:p>-0.4885261999</text:p>
          </table:table-cell>
          <table:table-cell table:formula="of:=[.C789]" office:value-type="float" office:value="0.795149786891596">
            <text:p>0.7951497869</text:p>
          </table:table-cell>
        </table:table-row>
        <table:table-row table:style-name="ro1">
          <table:table-cell table:formula="of:=RAND()" office:value-type="float" office:value="0.547576904296875">
            <text:p>0.5475769043</text:p>
          </table:table-cell>
          <table:table-cell table:formula="of:=RAND()" office:value-type="float" office:value="0.9775390625">
            <text:p>0.9775390625</text:p>
          </table:table-cell>
          <table:table-cell table:formula="of:=SQRT(1 - [.A790])" office:value-type="float" office:value="0.672624037411038">
            <text:p>0.6726240374</text:p>
          </table:table-cell>
          <table:table-cell table:formula="of:=SQRT(1 - (1 - [.A790]))" office:value-type="float" office:value="0.73998439463064">
            <text:p>0.7399843946</text:p>
          </table:table-cell>
          <table:table-cell table:formula="of:=COS(2 * PI() * [.B790])" office:value-type="float" office:value="0.990058210262297">
            <text:p>0.9900582103</text:p>
          </table:table-cell>
          <table:table-cell table:formula="of:=SIN(2 * PI() * [.B790])" office:value-type="float" office:value="-0.140658239332849">
            <text:p>-0.1406582393</text:p>
          </table:table-cell>
          <table:table-cell table:formula="of:=[.D790]*[.E790]" office:value-type="float" office:value="0.732627625370041">
            <text:p>0.7326276254</text:p>
          </table:table-cell>
          <table:table-cell table:formula="of:=[.D790]*[.F790]" office:value-type="float" office:value="-0.10408490208253">
            <text:p>-0.1040849021</text:p>
          </table:table-cell>
          <table:table-cell table:formula="of:=[.C790]" office:value-type="float" office:value="0.672624037411038">
            <text:p>0.6726240374</text:p>
          </table:table-cell>
        </table:table-row>
        <table:table-row table:style-name="ro1">
          <table:table-cell table:formula="of:=RAND()" office:value-type="float" office:value="0.182861328125">
            <text:p>0.1828613281</text:p>
          </table:table-cell>
          <table:table-cell table:formula="of:=RAND()" office:value-type="float" office:value="0.04864501953125">
            <text:p>0.0486450195</text:p>
          </table:table-cell>
          <table:table-cell table:formula="of:=SQRT(1 - [.A791])" office:value-type="float" office:value="0.903957229007546">
            <text:p>0.903957229</text:p>
          </table:table-cell>
          <table:table-cell table:formula="of:=SQRT(1 - (1 - [.A791]))" office:value-type="float" office:value="0.427622880731375">
            <text:p>0.4276228807</text:p>
          </table:table-cell>
          <table:table-cell table:formula="of:=COS(2 * PI() * [.B791])" office:value-type="float" office:value="0.95365286286459">
            <text:p>0.9536528629</text:p>
          </table:table-cell>
          <table:table-cell table:formula="of:=SIN(2 * PI() * [.B791])" office:value-type="float" office:value="0.300908984827922">
            <text:p>0.3009089848</text:p>
          </table:table-cell>
          <table:table-cell table:formula="of:=[.D791]*[.E791]" office:value-type="float" office:value="0.407803784435879">
            <text:p>0.4078037844</text:p>
          </table:table-cell>
          <table:table-cell table:formula="of:=[.D791]*[.F791]" office:value-type="float" office:value="0.12867556693007">
            <text:p>0.1286755669</text:p>
          </table:table-cell>
          <table:table-cell table:formula="of:=[.C791]" office:value-type="float" office:value="0.903957229007546">
            <text:p>0.903957229</text:p>
          </table:table-cell>
        </table:table-row>
        <table:table-row table:style-name="ro1">
          <table:table-cell table:formula="of:=RAND()" office:value-type="float" office:value="0.552490234375">
            <text:p>0.5524902344</text:p>
          </table:table-cell>
          <table:table-cell table:formula="of:=RAND()" office:value-type="float" office:value="0.555145263671875">
            <text:p>0.5551452637</text:p>
          </table:table-cell>
          <table:table-cell table:formula="of:=SQRT(1 - [.A792])" office:value-type="float" office:value="0.668961707143989">
            <text:p>0.6689617071</text:p>
          </table:table-cell>
          <table:table-cell table:formula="of:=SQRT(1 - (1 - [.A792]))" office:value-type="float" office:value="0.743296868266644">
            <text:p>0.7432968683</text:p>
          </table:table-cell>
          <table:table-cell table:formula="of:=COS(2 * PI() * [.B792])" office:value-type="float" office:value="-0.940571204704615">
            <text:p>-0.9405712047</text:p>
          </table:table-cell>
          <table:table-cell table:formula="of:=SIN(2 * PI() * [.B792])" office:value-type="float" office:value="-0.339596538381222">
            <text:p>-0.3395965384</text:p>
          </table:table-cell>
          <table:table-cell table:formula="of:=[.D792]*[.E792]" office:value-type="float" office:value="-0.699123630838725">
            <text:p>-0.6991236308</text:p>
          </table:table-cell>
          <table:table-cell table:formula="of:=[.D792]*[.F792]" office:value-type="float" office:value="-0.252421043452955">
            <text:p>-0.2524210435</text:p>
          </table:table-cell>
          <table:table-cell table:formula="of:=[.C792]" office:value-type="float" office:value="0.668961707143989">
            <text:p>0.6689617071</text:p>
          </table:table-cell>
        </table:table-row>
        <table:table-row table:style-name="ro1">
          <table:table-cell table:formula="of:=RAND()" office:value-type="float" office:value="0.28509521484375">
            <text:p>0.2850952148</text:p>
          </table:table-cell>
          <table:table-cell table:formula="of:=RAND()" office:value-type="float" office:value="0.400909423828125">
            <text:p>0.4009094238</text:p>
          </table:table-cell>
          <table:table-cell table:formula="of:=SQRT(1 - [.A793])" office:value-type="float" office:value="0.84552042267248">
            <text:p>0.8455204227</text:p>
          </table:table-cell>
          <table:table-cell table:formula="of:=SQRT(1 - (1 - [.A793]))" office:value-type="float" office:value="0.533943082026305">
            <text:p>0.533943082</text:p>
          </table:table-cell>
          <table:table-cell table:formula="of:=COS(2 * PI() * [.B793])" office:value-type="float" office:value="-0.812362419685829">
            <text:p>-0.8123624197</text:p>
          </table:table-cell>
          <table:table-cell table:formula="of:=SIN(2 * PI() * [.B793])" office:value-type="float" office:value="0.583152895116011">
            <text:p>0.5831528951</text:p>
          </table:table-cell>
          <table:table-cell table:formula="of:=[.D793]*[.E793]" office:value-type="float" office:value="-0.433755294089399">
            <text:p>-0.4337552941</text:p>
          </table:table-cell>
          <table:table-cell table:formula="of:=[.D793]*[.F793]" office:value-type="float" office:value="0.311370454110806">
            <text:p>0.3113704541</text:p>
          </table:table-cell>
          <table:table-cell table:formula="of:=[.C793]" office:value-type="float" office:value="0.84552042267248">
            <text:p>0.8455204227</text:p>
          </table:table-cell>
        </table:table-row>
        <table:table-row table:style-name="ro1">
          <table:table-cell table:formula="of:=RAND()" office:value-type="float" office:value="0.348236083984375">
            <text:p>0.348236084</text:p>
          </table:table-cell>
          <table:table-cell table:formula="of:=RAND()" office:value-type="float" office:value="0.992156982421875">
            <text:p>0.9921569824</text:p>
          </table:table-cell>
          <table:table-cell table:formula="of:=SQRT(1 - [.A794])" office:value-type="float" office:value="0.807318967952336">
            <text:p>0.807318968</text:p>
          </table:table-cell>
          <table:table-cell table:formula="of:=SQRT(1 - (1 - [.A794]))" office:value-type="float" office:value="0.590115314141546">
            <text:p>0.5901153141</text:p>
          </table:table-cell>
          <table:table-cell table:formula="of:=COS(2 * PI() * [.B794])" office:value-type="float" office:value="0.998786029235088">
            <text:p>0.9987860292</text:p>
          </table:table-cell>
          <table:table-cell table:formula="of:=SIN(2 * PI() * [.B794])" office:value-type="float" office:value="-0.0492591900543118">
            <text:p>-0.0492591901</text:p>
          </table:table-cell>
          <table:table-cell table:formula="of:=[.D794]*[.E794]" office:value-type="float" office:value="0.589398931402251">
            <text:p>0.5893989314</text:p>
          </table:table-cell>
          <table:table-cell table:formula="of:=[.D794]*[.F794]" office:value-type="float" office:value="-0.0290686024132583">
            <text:p>-0.0290686024</text:p>
          </table:table-cell>
          <table:table-cell table:formula="of:=[.C794]" office:value-type="float" office:value="0.807318967952336">
            <text:p>0.807318968</text:p>
          </table:table-cell>
        </table:table-row>
        <table:table-row table:style-name="ro1">
          <table:table-cell table:formula="of:=RAND()" office:value-type="float" office:value="0.491729736328125">
            <text:p>0.4917297363</text:p>
          </table:table-cell>
          <table:table-cell table:formula="of:=RAND()" office:value-type="float" office:value="0.679656982421875">
            <text:p>0.6796569824</text:p>
          </table:table-cell>
          <table:table-cell table:formula="of:=SQRT(1 - [.A795])" office:value-type="float" office:value="0.712930756575893">
            <text:p>0.7129307566</text:p>
          </table:table-cell>
          <table:table-cell table:formula="of:=SQRT(1 - (1 - [.A795]))" office:value-type="float" office:value="0.701234437494427">
            <text:p>0.7012344375</text:p>
          </table:table-cell>
          <table:table-cell table:formula="of:=COS(2 * PI() * [.B795])" office:value-type="float" office:value="-0.427728423345244">
            <text:p>-0.4277284233</text:p>
          </table:table-cell>
          <table:table-cell table:formula="of:=SIN(2 * PI() * [.B795])" office:value-type="float" office:value="-0.903907293843009">
            <text:p>-0.9039072938</text:p>
          </table:table-cell>
          <table:table-cell table:formula="of:=[.D795]*[.E795]" office:value-type="float" office:value="-0.29993790034488">
            <text:p>-0.2999379003</text:p>
          </table:table-cell>
          <table:table-cell table:formula="of:=[.D795]*[.F795]" office:value-type="float" office:value="-0.633850922745112">
            <text:p>-0.6338509227</text:p>
          </table:table-cell>
          <table:table-cell table:formula="of:=[.C795]" office:value-type="float" office:value="0.712930756575893">
            <text:p>0.7129307566</text:p>
          </table:table-cell>
        </table:table-row>
        <table:table-row table:style-name="ro1">
          <table:table-cell table:formula="of:=RAND()" office:value-type="float" office:value="0.088287353515625">
            <text:p>0.0882873535</text:p>
          </table:table-cell>
          <table:table-cell table:formula="of:=RAND()" office:value-type="float" office:value="0.120391845703125">
            <text:p>0.1203918457</text:p>
          </table:table-cell>
          <table:table-cell table:formula="of:=SQRT(1 - [.A796])" office:value-type="float" office:value="0.954836450123462">
            <text:p>0.9548364501</text:p>
          </table:table-cell>
          <table:table-cell table:formula="of:=SQRT(1 - (1 - [.A796]))" office:value-type="float" office:value="0.297131878995885">
            <text:p>0.297131879</text:p>
          </table:table-cell>
          <table:table-cell table:formula="of:=COS(2 * PI() * [.B796])" office:value-type="float" office:value="0.727281037968896">
            <text:p>0.727281038</text:p>
          </table:table-cell>
          <table:table-cell table:formula="of:=SIN(2 * PI() * [.B796])" office:value-type="float" office:value="0.686339778689015">
            <text:p>0.6863397787</text:p>
          </table:table-cell>
          <table:table-cell table:formula="of:=[.D796]*[.E796]" office:value-type="float" office:value="0.216098381369775">
            <text:p>0.2160983814</text:p>
          </table:table-cell>
          <table:table-cell table:formula="of:=[.D796]*[.F796]" office:value-type="float" office:value="0.203933428071486">
            <text:p>0.2039334281</text:p>
          </table:table-cell>
          <table:table-cell table:formula="of:=[.C796]" office:value-type="float" office:value="0.954836450123462">
            <text:p>0.9548364501</text:p>
          </table:table-cell>
        </table:table-row>
        <table:table-row table:style-name="ro1">
          <table:table-cell table:formula="of:=RAND()" office:value-type="float" office:value="0.3642578125">
            <text:p>0.3642578125</text:p>
          </table:table-cell>
          <table:table-cell table:formula="of:=RAND()" office:value-type="float" office:value="0.9779052734375">
            <text:p>0.9779052734</text:p>
          </table:table-cell>
          <table:table-cell table:formula="of:=SQRT(1 - [.A797])" office:value-type="float" office:value="0.797334426385817">
            <text:p>0.7973344264</text:p>
          </table:table-cell>
          <table:table-cell table:formula="of:=SQRT(1 - (1 - [.A797]))" office:value-type="float" office:value="0.603537747369624">
            <text:p>0.6035377474</text:p>
          </table:table-cell>
          <table:table-cell table:formula="of:=COS(2 * PI() * [.B797])" office:value-type="float" office:value="0.990379239617108">
            <text:p>0.9903792396</text:p>
          </table:table-cell>
          <table:table-cell table:formula="of:=SIN(2 * PI() * [.B797])" office:value-type="float" office:value="-0.138379773577784">
            <text:p>-0.1383797736</text:p>
          </table:table-cell>
          <table:table-cell table:formula="of:=[.D797]*[.E797]" office:value-type="float" office:value="0.59773125532015">
            <text:p>0.5977312553</text:p>
          </table:table-cell>
          <table:table-cell table:formula="of:=[.D797]*[.F797]" office:value-type="float" office:value="-0.0835174168266544">
            <text:p>-0.0835174168</text:p>
          </table:table-cell>
          <table:table-cell table:formula="of:=[.C797]" office:value-type="float" office:value="0.797334426385817">
            <text:p>0.7973344264</text:p>
          </table:table-cell>
        </table:table-row>
        <table:table-row table:style-name="ro1">
          <table:table-cell table:formula="of:=RAND()" office:value-type="float" office:value="0.4520263671875">
            <text:p>0.4520263672</text:p>
          </table:table-cell>
          <table:table-cell table:formula="of:=RAND()" office:value-type="float" office:value="0.234375">
            <text:p>0.234375</text:p>
          </table:table-cell>
          <table:table-cell table:formula="of:=SQRT(1 - [.A798])" office:value-type="float" office:value="0.740252411554667">
            <text:p>0.7402524116</text:p>
          </table:table-cell>
          <table:table-cell table:formula="of:=SQRT(1 - (1 - [.A798]))" office:value-type="float" office:value="0.672329061685943">
            <text:p>0.6723290617</text:p>
          </table:table-cell>
          <table:table-cell table:formula="of:=COS(2 * PI() * [.B798])" office:value-type="float" office:value="0.0980171403295608">
            <text:p>0.0980171403</text:p>
          </table:table-cell>
          <table:table-cell table:formula="of:=SIN(2 * PI() * [.B798])" office:value-type="float" office:value="0.995184726672197">
            <text:p>0.9951847267</text:p>
          </table:table-cell>
          <table:table-cell table:formula="of:=[.D798]*[.E798]" office:value-type="float" office:value="0.065899771986913">
            <text:p>0.065899772</text:p>
          </table:table-cell>
          <table:table-cell table:formula="of:=[.D798]*[.F798]" office:value-type="float" office:value="0.669091613487699">
            <text:p>0.6690916135</text:p>
          </table:table-cell>
          <table:table-cell table:formula="of:=[.C798]" office:value-type="float" office:value="0.740252411554667">
            <text:p>0.7402524116</text:p>
          </table:table-cell>
        </table:table-row>
        <table:table-row table:style-name="ro1">
          <table:table-cell table:formula="of:=RAND()" office:value-type="float" office:value="0.6513671875">
            <text:p>0.6513671875</text:p>
          </table:table-cell>
          <table:table-cell table:formula="of:=RAND()" office:value-type="float" office:value="0.068328857421875">
            <text:p>0.0683288574</text:p>
          </table:table-cell>
          <table:table-cell table:formula="of:=SQRT(1 - [.A799])" office:value-type="float" office:value="0.59045136336535">
            <text:p>0.5904513634</text:p>
          </table:table-cell>
          <table:table-cell table:formula="of:=SQRT(1 - (1 - [.A799]))" office:value-type="float" office:value="0.80707322313406">
            <text:p>0.8070732231</text:p>
          </table:table-cell>
          <table:table-cell table:formula="of:=COS(2 * PI() * [.B799])" office:value-type="float" office:value="0.909247815744366">
            <text:p>0.9092478157</text:p>
          </table:table-cell>
          <table:table-cell table:formula="of:=SIN(2 * PI() * [.B799])" office:value-type="float" office:value="0.416255221665865">
            <text:p>0.4162552217</text:p>
          </table:table-cell>
          <table:table-cell table:formula="of:=[.D799]*[.E799]" office:value-type="float" office:value="0.733829565280409">
            <text:p>0.7338295653</text:p>
          </table:table-cell>
          <table:table-cell table:formula="of:=[.D799]*[.F799]" office:value-type="float" office:value="0.335948443396253">
            <text:p>0.3359484434</text:p>
          </table:table-cell>
          <table:table-cell table:formula="of:=[.C799]" office:value-type="float" office:value="0.59045136336535">
            <text:p>0.5904513634</text:p>
          </table:table-cell>
        </table:table-row>
        <table:table-row table:style-name="ro1">
          <table:table-cell table:formula="of:=RAND()" office:value-type="float" office:value="0.88189697265625">
            <text:p>0.8818969727</text:p>
          </table:table-cell>
          <table:table-cell table:formula="of:=RAND()" office:value-type="float" office:value="0.3873291015625">
            <text:p>0.3873291016</text:p>
          </table:table-cell>
          <table:table-cell table:formula="of:=SQRT(1 - [.A800])" office:value-type="float" office:value="0.343661210123793">
            <text:p>0.3436612101</text:p>
          </table:table-cell>
          <table:table-cell table:formula="of:=SQRT(1 - (1 - [.A800]))" office:value-type="float" office:value="0.939093697485107">
            <text:p>0.9390936975</text:p>
          </table:table-cell>
          <table:table-cell table:formula="of:=COS(2 * PI() * [.B800])" office:value-type="float" office:value="-0.759708158773163">
            <text:p>-0.7597081588</text:p>
          </table:table-cell>
          <table:table-cell table:formula="of:=SIN(2 * PI() * [.B800])" office:value-type="float" office:value="0.650264187460366">
            <text:p>0.6502641875</text:p>
          </table:table-cell>
          <table:table-cell table:formula="of:=[.D800]*[.E800]" office:value-type="float" office:value="-0.713437143831893">
            <text:p>-0.7134371438</text:p>
          </table:table-cell>
          <table:table-cell table:formula="of:=[.D800]*[.F800]" office:value-type="float" office:value="0.610659000144304">
            <text:p>0.6106590001</text:p>
          </table:table-cell>
          <table:table-cell table:formula="of:=[.C800]" office:value-type="float" office:value="0.343661210123793">
            <text:p>0.3436612101</text:p>
          </table:table-cell>
        </table:table-row>
        <table:table-row table:style-name="ro1">
          <table:table-cell table:formula="of:=RAND()" office:value-type="float" office:value="0.671417236328125">
            <text:p>0.6714172363</text:p>
          </table:table-cell>
          <table:table-cell table:formula="of:=RAND()" office:value-type="float" office:value="0.317626953125">
            <text:p>0.3176269531</text:p>
          </table:table-cell>
          <table:table-cell table:formula="of:=SQRT(1 - [.A801])" office:value-type="float" office:value="0.573221391498848">
            <text:p>0.5732213915</text:p>
          </table:table-cell>
          <table:table-cell table:formula="of:=SQRT(1 - (1 - [.A801]))" office:value-type="float" office:value="0.819400534737515">
            <text:p>0.8194005347</text:p>
          </table:table-cell>
          <table:table-cell table:formula="of:=COS(2 * PI() * [.B801])" office:value-type="float" office:value="-0.412241226669883">
            <text:p>-0.4122412267</text:p>
          </table:table-cell>
          <table:table-cell table:formula="of:=SIN(2 * PI() * [.B801])" office:value-type="float" office:value="0.911074734055176">
            <text:p>0.9110747341</text:p>
          </table:table-cell>
          <table:table-cell table:formula="of:=[.D801]*[.E801]" office:value-type="float" office:value="-0.337790681574151">
            <text:p>-0.3377906816</text:p>
          </table:table-cell>
          <table:table-cell table:formula="of:=[.D801]*[.F801]" office:value-type="float" office:value="0.746535124270651">
            <text:p>0.7465351243</text:p>
          </table:table-cell>
          <table:table-cell table:formula="of:=[.C801]" office:value-type="float" office:value="0.573221391498848">
            <text:p>0.5732213915</text:p>
          </table:table-cell>
        </table:table-row>
        <table:table-row table:style-name="ro1">
          <table:table-cell table:formula="of:=RAND()" office:value-type="float" office:value="0.27520751953125">
            <text:p>0.2752075195</text:p>
          </table:table-cell>
          <table:table-cell table:formula="of:=RAND()" office:value-type="float" office:value="0.86883544921875">
            <text:p>0.8688354492</text:p>
          </table:table-cell>
          <table:table-cell table:formula="of:=SQRT(1 - [.A802])" office:value-type="float" office:value="0.851347449910288">
            <text:p>0.8513474499</text:p>
          </table:table-cell>
          <table:table-cell table:formula="of:=SQRT(1 - (1 - [.A802]))" office:value-type="float" office:value="0.524602248881236">
            <text:p>0.5246022489</text:p>
          </table:table-cell>
          <table:table-cell table:formula="of:=COS(2 * PI() * [.B802])" office:value-type="float" office:value="0.679194900497911">
            <text:p>0.6791949005</text:p>
          </table:table-cell>
          <table:table-cell table:formula="of:=SIN(2 * PI() * [.B802])" office:value-type="float" office:value="-0.733957960061496">
            <text:p>-0.7339579601</text:p>
          </table:table-cell>
          <table:table-cell table:formula="of:=[.D802]*[.E802]" office:value-type="float" office:value="0.356307172229871">
            <text:p>0.3563071722</text:p>
          </table:table-cell>
          <table:table-cell table:formula="of:=[.D802]*[.F802]" office:value-type="float" office:value="-0.385035996432545">
            <text:p>-0.3850359964</text:p>
          </table:table-cell>
          <table:table-cell table:formula="of:=[.C802]" office:value-type="float" office:value="0.851347449910288">
            <text:p>0.8513474499</text:p>
          </table:table-cell>
        </table:table-row>
        <table:table-row table:style-name="ro1">
          <table:table-cell table:formula="of:=RAND()" office:value-type="float" office:value="0.790557861328125">
            <text:p>0.7905578613</text:p>
          </table:table-cell>
          <table:table-cell table:formula="of:=RAND()" office:value-type="float" office:value="0.2354736328125">
            <text:p>0.2354736328</text:p>
          </table:table-cell>
          <table:table-cell table:formula="of:=SQRT(1 - [.A803])" office:value-type="float" office:value="0.457648488112738">
            <text:p>0.4576484881</text:p>
          </table:table-cell>
          <table:table-cell table:formula="of:=SQRT(1 - (1 - [.A803]))" office:value-type="float" office:value="0.889133207864898">
            <text:p>0.8891332079</text:p>
          </table:table-cell>
          <table:table-cell table:formula="of:=COS(2 * PI() * [.B803])" office:value-type="float" office:value="0.0911451854966811">
            <text:p>0.0911451855</text:p>
          </table:table-cell>
          <table:table-cell table:formula="of:=SIN(2 * PI() * [.B803])" office:value-type="float" office:value="0.995837614855342">
            <text:p>0.9958376149</text:p>
          </table:table-cell>
          <table:table-cell table:formula="of:=[.D803]*[.E803]" office:value-type="float" office:value="0.0810402111621053">
            <text:p>0.0810402112</text:p>
          </table:table-cell>
          <table:table-cell table:formula="of:=[.D803]*[.F803]" office:value-type="float" office:value="0.885432293008859">
            <text:p>0.885432293</text:p>
          </table:table-cell>
          <table:table-cell table:formula="of:=[.C803]" office:value-type="float" office:value="0.457648488112738">
            <text:p>0.4576484881</text:p>
          </table:table-cell>
        </table:table-row>
        <table:table-row table:style-name="ro1">
          <table:table-cell table:formula="of:=RAND()" office:value-type="float" office:value="0.537628173828125">
            <text:p>0.5376281738</text:p>
          </table:table-cell>
          <table:table-cell table:formula="of:=RAND()" office:value-type="float" office:value="0.395416259765625">
            <text:p>0.3954162598</text:p>
          </table:table-cell>
          <table:table-cell table:formula="of:=SQRT(1 - [.A804])" office:value-type="float" office:value="0.679979283634344">
            <text:p>0.6799792836</text:p>
          </table:table-cell>
          <table:table-cell table:formula="of:=SQRT(1 - (1 - [.A804]))" office:value-type="float" office:value="0.73323132354539">
            <text:p>0.7332313235</text:p>
          </table:table-cell>
          <table:table-cell table:formula="of:=COS(2 * PI() * [.B804])" office:value-type="float" office:value="-0.791755327952073">
            <text:p>-0.791755328</text:p>
          </table:table-cell>
          <table:table-cell table:formula="of:=SIN(2 * PI() * [.B804])" office:value-type="float" office:value="0.610838358863869">
            <text:p>0.6108383589</text:p>
          </table:table-cell>
          <table:table-cell table:formula="of:=[.D804]*[.E804]" office:value-type="float" office:value="-0.580539807038413">
            <text:p>-0.580539807</text:p>
          </table:table-cell>
          <table:table-cell table:formula="of:=[.D804]*[.F804]" office:value-type="float" office:value="0.447885818342049">
            <text:p>0.4478858183</text:p>
          </table:table-cell>
          <table:table-cell table:formula="of:=[.C804]" office:value-type="float" office:value="0.679979283634344">
            <text:p>0.6799792836</text:p>
          </table:table-cell>
        </table:table-row>
        <table:table-row table:style-name="ro1">
          <table:table-cell table:formula="of:=RAND()" office:value-type="float" office:value="0.65283203125">
            <text:p>0.6528320313</text:p>
          </table:table-cell>
          <table:table-cell table:formula="of:=RAND()" office:value-type="float" office:value="0.4393310546875">
            <text:p>0.4393310547</text:p>
          </table:table-cell>
          <table:table-cell table:formula="of:=SQRT(1 - [.A805])" office:value-type="float" office:value="0.58920961359265">
            <text:p>0.5892096136</text:p>
          </table:table-cell>
          <table:table-cell table:formula="of:=SQRT(1 - (1 - [.A805]))" office:value-type="float" office:value="0.807980217115493">
            <text:p>0.8079802171</text:p>
          </table:table-cell>
          <table:table-cell table:formula="of:=COS(2 * PI() * [.B805])" office:value-type="float" office:value="-0.928221010672169">
            <text:p>-0.9282210107</text:p>
          </table:table-cell>
          <table:table-cell table:formula="of:=SIN(2 * PI() * [.B805])" office:value-type="float" office:value="0.372029239908285">
            <text:p>0.3720292399</text:p>
          </table:table-cell>
          <table:table-cell table:formula="of:=[.D805]*[.E805]" office:value-type="float" office:value="-0.749984213734062">
            <text:p>-0.7499842137</text:p>
          </table:table-cell>
          <table:table-cell table:formula="of:=[.D805]*[.F805]" office:value-type="float" office:value="0.300592266034408">
            <text:p>0.300592266</text:p>
          </table:table-cell>
          <table:table-cell table:formula="of:=[.C805]" office:value-type="float" office:value="0.58920961359265">
            <text:p>0.5892096136</text:p>
          </table:table-cell>
        </table:table-row>
        <table:table-row table:style-name="ro1">
          <table:table-cell table:formula="of:=RAND()" office:value-type="float" office:value="0.904052734375">
            <text:p>0.9040527344</text:p>
          </table:table-cell>
          <table:table-cell table:formula="of:=RAND()" office:value-type="float" office:value="0.045166015625">
            <text:p>0.0451660156</text:p>
          </table:table-cell>
          <table:table-cell table:formula="of:=SQRT(1 - [.A806])" office:value-type="float" office:value="0.309753556274984">
            <text:p>0.3097535563</text:p>
          </table:table-cell>
          <table:table-cell table:formula="of:=SQRT(1 - (1 - [.A806]))" office:value-type="float" office:value="0.950816877413837">
            <text:p>0.9508168774</text:p>
          </table:table-cell>
          <table:table-cell table:formula="of:=COS(2 * PI() * [.B806])" office:value-type="float" office:value="0.960002145737666">
            <text:p>0.9600021457</text:p>
          </table:table-cell>
          <table:table-cell table:formula="of:=SIN(2 * PI() * [.B806])" office:value-type="float" office:value="0.279992643080273">
            <text:p>0.2799926431</text:p>
          </table:table-cell>
          <table:table-cell table:formula="of:=[.D806]*[.E806]" office:value-type="float" office:value="0.912786242520871">
            <text:p>0.9127862425</text:p>
          </table:table-cell>
          <table:table-cell table:formula="of:=[.D806]*[.F806]" office:value-type="float" office:value="0.266221730592432">
            <text:p>0.2662217306</text:p>
          </table:table-cell>
          <table:table-cell table:formula="of:=[.C806]" office:value-type="float" office:value="0.309753556274984">
            <text:p>0.3097535563</text:p>
          </table:table-cell>
        </table:table-row>
        <table:table-row table:style-name="ro1">
          <table:table-cell table:formula="of:=RAND()" office:value-type="float" office:value="0.3184814453125">
            <text:p>0.3184814453</text:p>
          </table:table-cell>
          <table:table-cell table:formula="of:=RAND()" office:value-type="float" office:value="0.316864013671875">
            <text:p>0.3168640137</text:p>
          </table:table-cell>
          <table:table-cell table:formula="of:=SQRT(1 - [.A807])" office:value-type="float" office:value="0.825541370669877">
            <text:p>0.8255413707</text:p>
          </table:table-cell>
          <table:table-cell table:formula="of:=SQRT(1 - (1 - [.A807]))" office:value-type="float" office:value="0.564341603386194">
            <text:p>0.5643416034</text:p>
          </table:table-cell>
          <table:table-cell table:formula="of:=COS(2 * PI() * [.B807])" office:value-type="float" office:value="-0.40786909705722">
            <text:p>-0.4078690971</text:p>
          </table:table-cell>
          <table:table-cell table:formula="of:=SIN(2 * PI() * [.B807])" office:value-type="float" office:value="0.913040415132719">
            <text:p>0.9130404151</text:p>
          </table:table-cell>
          <table:table-cell table:formula="of:=[.D807]*[.E807]" office:value-type="float" office:value="-0.230177500204951">
            <text:p>-0.2301775002</text:p>
          </table:table-cell>
          <table:table-cell table:formula="of:=[.D807]*[.F807]" office:value-type="float" office:value="0.515266691832395">
            <text:p>0.5152666918</text:p>
          </table:table-cell>
          <table:table-cell table:formula="of:=[.C807]" office:value-type="float" office:value="0.825541370669877">
            <text:p>0.8255413707</text:p>
          </table:table-cell>
        </table:table-row>
        <table:table-row table:style-name="ro1">
          <table:table-cell table:formula="of:=RAND()" office:value-type="float" office:value="0.433319091796875">
            <text:p>0.4333190918</text:p>
          </table:table-cell>
          <table:table-cell table:formula="of:=RAND()" office:value-type="float" office:value="0.467926025390625">
            <text:p>0.4679260254</text:p>
          </table:table-cell>
          <table:table-cell table:formula="of:=SQRT(1 - [.A808])" office:value-type="float" office:value="0.752782112037159">
            <text:p>0.752782112</text:p>
          </table:table-cell>
          <table:table-cell table:formula="of:=SQRT(1 - (1 - [.A808]))" office:value-type="float" office:value="0.65826977129204">
            <text:p>0.6582697713</text:p>
          </table:table-cell>
          <table:table-cell table:formula="of:=COS(2 * PI() * [.B808])" office:value-type="float" office:value="-0.979762122110062">
            <text:p>-0.9797621221</text:p>
          </table:table-cell>
          <table:table-cell table:formula="of:=SIN(2 * PI() * [.B808])" office:value-type="float" office:value="0.200165391809845">
            <text:p>0.2001653918</text:p>
          </table:table-cell>
          <table:table-cell table:formula="of:=[.D808]*[.E808]" office:value-type="float" office:value="-0.644947788041994">
            <text:p>-0.644947788</text:p>
          </table:table-cell>
          <table:table-cell table:formula="of:=[.D808]*[.F808]" office:value-type="float" office:value="0.131762826687248">
            <text:p>0.1317628267</text:p>
          </table:table-cell>
          <table:table-cell table:formula="of:=[.C808]" office:value-type="float" office:value="0.752782112037159">
            <text:p>0.752782112</text:p>
          </table:table-cell>
        </table:table-row>
        <table:table-row table:style-name="ro1">
          <table:table-cell table:formula="of:=RAND()" office:value-type="float" office:value="0.96673583984375">
            <text:p>0.9667358398</text:p>
          </table:table-cell>
          <table:table-cell table:formula="of:=RAND()" office:value-type="float" office:value="0.16656494140625">
            <text:p>0.1665649414</text:p>
          </table:table-cell>
          <table:table-cell table:formula="of:=SQRT(1 - [.A809])" office:value-type="float" office:value="0.182384648905137">
            <text:p>0.1823846489</text:p>
          </table:table-cell>
          <table:table-cell table:formula="of:=SQRT(1 - (1 - [.A809]))" office:value-type="float" office:value="0.983227257475987">
            <text:p>0.9832272575</text:p>
          </table:table-cell>
          <table:table-cell table:formula="of:=COS(2 * PI() * [.B809])" office:value-type="float" office:value="0.500553425469378">
            <text:p>0.5005534255</text:p>
          </table:table-cell>
          <table:table-cell table:formula="of:=SIN(2 * PI() * [.B809])" office:value-type="float" office:value="0.865705647579402">
            <text:p>0.8657056476</text:p>
          </table:table-cell>
          <table:table-cell table:formula="of:=[.D809]*[.E809]" office:value-type="float" office:value="0.492157771744467">
            <text:p>0.4921577717</text:p>
          </table:table-cell>
          <table:table-cell table:formula="of:=[.D809]*[.F809]" office:value-type="float" office:value="0.851185389650969">
            <text:p>0.8511853897</text:p>
          </table:table-cell>
          <table:table-cell table:formula="of:=[.C809]" office:value-type="float" office:value="0.182384648905137">
            <text:p>0.1823846489</text:p>
          </table:table-cell>
        </table:table-row>
        <table:table-row table:style-name="ro1">
          <table:table-cell table:formula="of:=RAND()" office:value-type="float" office:value="0.583099365234375">
            <text:p>0.5830993652</text:p>
          </table:table-cell>
          <table:table-cell table:formula="of:=RAND()" office:value-type="float" office:value="0.40191650390625">
            <text:p>0.4019165039</text:p>
          </table:table-cell>
          <table:table-cell table:formula="of:=SQRT(1 - [.A810])" office:value-type="float" office:value="0.645678429843854">
            <text:p>0.6456784298</text:p>
          </table:table-cell>
          <table:table-cell table:formula="of:=SQRT(1 - (1 - [.A810]))" office:value-type="float" office:value="0.763609432389605">
            <text:p>0.7636094324</text:p>
          </table:table-cell>
          <table:table-cell table:formula="of:=COS(2 * PI() * [.B810])" office:value-type="float" office:value="-0.816036131374237">
            <text:p>-0.8160361314</text:p>
          </table:table-cell>
          <table:table-cell table:formula="of:=SIN(2 * PI() * [.B810])" office:value-type="float" office:value="0.57800089298527">
            <text:p>0.578000893</text:p>
          </table:table-cell>
          <table:table-cell table:formula="of:=[.D810]*[.E810]" office:value-type="float" office:value="-0.62313288708809">
            <text:p>-0.6231328871</text:p>
          </table:table-cell>
          <table:table-cell table:formula="of:=[.D810]*[.F810]" office:value-type="float" office:value="0.441366933813167">
            <text:p>0.4413669338</text:p>
          </table:table-cell>
          <table:table-cell table:formula="of:=[.C810]" office:value-type="float" office:value="0.645678429843854">
            <text:p>0.6456784298</text:p>
          </table:table-cell>
        </table:table-row>
        <table:table-row table:style-name="ro1">
          <table:table-cell table:formula="of:=RAND()" office:value-type="float" office:value="0.3192138671875">
            <text:p>0.3192138672</text:p>
          </table:table-cell>
          <table:table-cell table:formula="of:=RAND()" office:value-type="float" office:value="0.098297119140625">
            <text:p>0.0982971191</text:p>
          </table:table-cell>
          <table:table-cell table:formula="of:=SQRT(1 - [.A811])" office:value-type="float" office:value="0.82509765047084">
            <text:p>0.8250976505</text:p>
          </table:table-cell>
          <table:table-cell table:formula="of:=SQRT(1 - (1 - [.A811]))" office:value-type="float" office:value="0.564990147867642">
            <text:p>0.5649901479</text:p>
          </table:table-cell>
          <table:table-cell table:formula="of:=COS(2 * PI() * [.B811])" office:value-type="float" office:value="0.815259584543988">
            <text:p>0.8152595845</text:p>
          </table:table-cell>
          <table:table-cell table:formula="of:=SIN(2 * PI() * [.B811])" office:value-type="float" office:value="0.579095682775449">
            <text:p>0.5790956828</text:p>
          </table:table-cell>
          <table:table-cell table:formula="of:=[.D811]*[.E811]" office:value-type="float" office:value="0.46061363322202">
            <text:p>0.4606136332</text:p>
          </table:table-cell>
          <table:table-cell table:formula="of:=[.D811]*[.F811]" office:value-type="float" office:value="0.327183355440814">
            <text:p>0.3271833554</text:p>
          </table:table-cell>
          <table:table-cell table:formula="of:=[.C811]" office:value-type="float" office:value="0.82509765047084">
            <text:p>0.8250976505</text:p>
          </table:table-cell>
        </table:table-row>
        <table:table-row table:style-name="ro1">
          <table:table-cell table:formula="of:=RAND()" office:value-type="float" office:value="0.271087646484375">
            <text:p>0.2710876465</text:p>
          </table:table-cell>
          <table:table-cell table:formula="of:=RAND()" office:value-type="float" office:value="0.02838134765625">
            <text:p>0.0283813477</text:p>
          </table:table-cell>
          <table:table-cell table:formula="of:=SQRT(1 - [.A812])" office:value-type="float" office:value="0.853763640310142">
            <text:p>0.8537636403</text:p>
          </table:table-cell>
          <table:table-cell table:formula="of:=SQRT(1 - (1 - [.A812]))" office:value-type="float" office:value="0.520660778707572">
            <text:p>0.5206607787</text:p>
          </table:table-cell>
          <table:table-cell table:formula="of:=COS(2 * PI() * [.B812])" office:value-type="float" office:value="0.984142139747039">
            <text:p>0.9841421397</text:p>
          </table:table-cell>
          <table:table-cell table:formula="of:=SIN(2 * PI() * [.B812])" office:value-type="float" office:value="0.17738164723026">
            <text:p>0.1773816472</text:p>
          </table:table-cell>
          <table:table-cell table:formula="of:=[.D812]*[.E812]" office:value-type="float" office:value="0.512404212839629">
            <text:p>0.5124042128</text:p>
          </table:table-cell>
          <table:table-cell table:formula="of:=[.D812]*[.F812]" office:value-type="float" office:value="0.092355666575339">
            <text:p>0.0923556666</text:p>
          </table:table-cell>
          <table:table-cell table:formula="of:=[.C812]" office:value-type="float" office:value="0.853763640310142">
            <text:p>0.8537636403</text:p>
          </table:table-cell>
        </table:table-row>
        <table:table-row table:style-name="ro1">
          <table:table-cell table:formula="of:=RAND()" office:value-type="float" office:value="0.4404296875">
            <text:p>0.4404296875</text:p>
          </table:table-cell>
          <table:table-cell table:formula="of:=RAND()" office:value-type="float" office:value="0.474853515625">
            <text:p>0.4748535156</text:p>
          </table:table-cell>
          <table:table-cell table:formula="of:=SQRT(1 - [.A813])" office:value-type="float" office:value="0.748044325224114">
            <text:p>0.7480443252</text:p>
          </table:table-cell>
          <table:table-cell table:formula="of:=SQRT(1 - (1 - [.A813]))" office:value-type="float" office:value="0.663648768174853">
            <text:p>0.6636487682</text:p>
          </table:table-cell>
          <table:table-cell table:formula="of:=COS(2 * PI() * [.B813])" office:value-type="float" office:value="-0.987543941794359">
            <text:p>-0.9875439418</text:p>
          </table:table-cell>
          <table:table-cell table:formula="of:=SIN(2 * PI() * [.B813])" office:value-type="float" office:value="0.157343455616239">
            <text:p>0.1573434556</text:p>
          </table:table-cell>
          <table:table-cell table:formula="of:=[.D813]*[.E813]" office:value-type="float" office:value="-0.655382320490365">
            <text:p>-0.6553823205</text:p>
          </table:table-cell>
          <table:table-cell table:formula="of:=[.D813]*[.F813]" office:value-type="float" office:value="0.104420790500091">
            <text:p>0.1044207905</text:p>
          </table:table-cell>
          <table:table-cell table:formula="of:=[.C813]" office:value-type="float" office:value="0.748044325224114">
            <text:p>0.7480443252</text:p>
          </table:table-cell>
        </table:table-row>
        <table:table-row table:style-name="ro1">
          <table:table-cell table:formula="of:=RAND()" office:value-type="float" office:value="0.328582763671875">
            <text:p>0.3285827637</text:p>
          </table:table-cell>
          <table:table-cell table:formula="of:=RAND()" office:value-type="float" office:value="0.19537353515625">
            <text:p>0.1953735352</text:p>
          </table:table-cell>
          <table:table-cell table:formula="of:=SQRT(1 - [.A814])" office:value-type="float" office:value="0.819400534737515">
            <text:p>0.8194005347</text:p>
          </table:table-cell>
          <table:table-cell table:formula="of:=SQRT(1 - (1 - [.A814]))" office:value-type="float" office:value="0.573221391498848">
            <text:p>0.5732213915</text:p>
          </table:table-cell>
          <table:table-cell table:formula="of:=COS(2 * PI() * [.B814])" office:value-type="float" office:value="0.336528751001382">
            <text:p>0.336528751</text:p>
          </table:table-cell>
          <table:table-cell table:formula="of:=SIN(2 * PI() * [.B814])" office:value-type="float" office:value="0.941673191584771">
            <text:p>0.9416731916</text:p>
          </table:table-cell>
          <table:table-cell table:formula="of:=[.D814]*[.E814]" office:value-type="float" office:value="0.192905478928382">
            <text:p>0.1929054789</text:p>
          </table:table-cell>
          <table:table-cell table:formula="of:=[.D814]*[.F814]" office:value-type="float" office:value="0.539787217217384">
            <text:p>0.5397872172</text:p>
          </table:table-cell>
          <table:table-cell table:formula="of:=[.C814]" office:value-type="float" office:value="0.819400534737515">
            <text:p>0.8194005347</text:p>
          </table:table-cell>
        </table:table-row>
        <table:table-row table:style-name="ro1">
          <table:table-cell table:formula="of:=RAND()" office:value-type="float" office:value="0.071319580078125">
            <text:p>0.0713195801</text:p>
          </table:table-cell>
          <table:table-cell table:formula="of:=RAND()" office:value-type="float" office:value="0.175689697265625">
            <text:p>0.1756896973</text:p>
          </table:table-cell>
          <table:table-cell table:formula="of:=SQRT(1 - [.A815])" office:value-type="float" office:value="0.963680662834881">
            <text:p>0.9636806628</text:p>
          </table:table-cell>
          <table:table-cell table:formula="of:=SQRT(1 - (1 - [.A815]))" office:value-type="float" office:value="0.267057259924019">
            <text:p>0.2670572599</text:p>
          </table:table-cell>
          <table:table-cell table:formula="of:=COS(2 * PI() * [.B815])" office:value-type="float" office:value="0.450125076081106">
            <text:p>0.4501250761</text:p>
          </table:table-cell>
          <table:table-cell table:formula="of:=SIN(2 * PI() * [.B815])" office:value-type="float" office:value="0.892965517745774">
            <text:p>0.8929655177</text:p>
          </table:table-cell>
          <table:table-cell table:formula="of:=[.D815]*[.E815]" office:value-type="float" office:value="0.120209169441311">
            <text:p>0.1202091694</text:p>
          </table:table-cell>
          <table:table-cell table:formula="of:=[.D815]*[.F815]" office:value-type="float" office:value="0.238472924375819">
            <text:p>0.2384729244</text:p>
          </table:table-cell>
          <table:table-cell table:formula="of:=[.C815]" office:value-type="float" office:value="0.963680662834881">
            <text:p>0.9636806628</text:p>
          </table:table-cell>
        </table:table-row>
        <table:table-row table:style-name="ro1">
          <table:table-cell table:formula="of:=RAND()" office:value-type="float" office:value="0.75323486328125">
            <text:p>0.7532348633</text:p>
          </table:table-cell>
          <table:table-cell table:formula="of:=RAND()" office:value-type="float" office:value="0.0418701171875">
            <text:p>0.0418701172</text:p>
          </table:table-cell>
          <table:table-cell table:formula="of:=SQRT(1 - [.A816])" office:value-type="float" office:value="0.49675460412436">
            <text:p>0.4967546041</text:p>
          </table:table-cell>
          <table:table-cell table:formula="of:=SQRT(1 - (1 - [.A816]))" office:value-type="float" office:value="0.867891043438778">
            <text:p>0.8678910434</text:p>
          </table:table-cell>
          <table:table-cell table:formula="of:=COS(2 * PI() * [.B816])" office:value-type="float" office:value="0.965594184302977">
            <text:p>0.9655941843</text:p>
          </table:table-cell>
          <table:table-cell table:formula="of:=SIN(2 * PI() * [.B816])" office:value-type="float" office:value="0.260053593015495">
            <text:p>0.260053593</text:p>
          </table:table-cell>
          <table:table-cell table:formula="of:=[.D816]*[.E816]" office:value-type="float" office:value="0.838030544153126">
            <text:p>0.8380305442</text:p>
          </table:table-cell>
          <table:table-cell table:formula="of:=[.D816]*[.F816]" office:value-type="float" office:value="0.225698184192221">
            <text:p>0.2256981842</text:p>
          </table:table-cell>
          <table:table-cell table:formula="of:=[.C816]" office:value-type="float" office:value="0.49675460412436">
            <text:p>0.4967546041</text:p>
          </table:table-cell>
        </table:table-row>
        <table:table-row table:style-name="ro1">
          <table:table-cell table:formula="of:=RAND()" office:value-type="float" office:value="0.15234375">
            <text:p>0.15234375</text:p>
          </table:table-cell>
          <table:table-cell table:formula="of:=RAND()" office:value-type="float" office:value="0.46435546875">
            <text:p>0.4643554688</text:p>
          </table:table-cell>
          <table:table-cell table:formula="of:=SQRT(1 - [.A817])" office:value-type="float" office:value="0.920682491416015">
            <text:p>0.9206824914</text:p>
          </table:table-cell>
          <table:table-cell table:formula="of:=SQRT(1 - (1 - [.A817]))" office:value-type="float" office:value="0.3903123748999">
            <text:p>0.3903123749</text:p>
          </table:table-cell>
          <table:table-cell table:formula="of:=COS(2 * PI() * [.B817])" office:value-type="float" office:value="-0.975025345066994">
            <text:p>-0.9750253451</text:p>
          </table:table-cell>
          <table:table-cell table:formula="of:=SIN(2 * PI() * [.B817])" office:value-type="float" office:value="0.222093620973204">
            <text:p>0.222093621</text:p>
          </table:table-cell>
          <table:table-cell table:formula="of:=[.D817]*[.E817]" office:value-type="float" office:value="-0.380564458020693">
            <text:p>-0.380564458</text:p>
          </table:table-cell>
          <table:table-cell table:formula="of:=[.D817]*[.F817]" office:value-type="float" office:value="0.0866858886521693">
            <text:p>0.0866858887</text:p>
          </table:table-cell>
          <table:table-cell table:formula="of:=[.C817]" office:value-type="float" office:value="0.920682491416015">
            <text:p>0.9206824914</text:p>
          </table:table-cell>
        </table:table-row>
        <table:table-row table:style-name="ro1">
          <table:table-cell table:formula="of:=RAND()" office:value-type="float" office:value="0.66656494140625">
            <text:p>0.6665649414</text:p>
          </table:table-cell>
          <table:table-cell table:formula="of:=RAND()" office:value-type="float" office:value="0.053558349609375">
            <text:p>0.0535583496</text:p>
          </table:table-cell>
          <table:table-cell table:formula="of:=SQRT(1 - [.A818])" office:value-type="float" office:value="0.577438359129137">
            <text:p>0.5774383591</text:p>
          </table:table-cell>
          <table:table-cell table:formula="of:=SQRT(1 - (1 - [.A818]))" office:value-type="float" office:value="0.816434284805734">
            <text:p>0.8164342848</text:p>
          </table:table-cell>
          <table:table-cell table:formula="of:=COS(2 * PI() * [.B818])" office:value-type="float" office:value="0.943910468642799">
            <text:p>0.9439104686</text:p>
          </table:table-cell>
          <table:table-cell table:formula="of:=SIN(2 * PI() * [.B818])" office:value-type="float" office:value="0.330201494827827">
            <text:p>0.3302014948</text:p>
          </table:table-cell>
          <table:table-cell table:formula="of:=[.D818]*[.E818]" office:value-type="float" office:value="0.770640868387029">
            <text:p>0.7706408684</text:p>
          </table:table-cell>
          <table:table-cell table:formula="of:=[.D818]*[.F818]" office:value-type="float" office:value="0.269587821271541">
            <text:p>0.2695878213</text:p>
          </table:table-cell>
          <table:table-cell table:formula="of:=[.C818]" office:value-type="float" office:value="0.577438359129137">
            <text:p>0.5774383591</text:p>
          </table:table-cell>
        </table:table-row>
        <table:table-row table:style-name="ro1">
          <table:table-cell table:formula="of:=RAND()" office:value-type="float" office:value="0.69232177734375">
            <text:p>0.6923217773</text:p>
          </table:table-cell>
          <table:table-cell table:formula="of:=RAND()" office:value-type="float" office:value="0.7403564453125">
            <text:p>0.7403564453</text:p>
          </table:table-cell>
          <table:table-cell table:formula="of:=SQRT(1 - [.A819])" office:value-type="float" office:value="0.5546875">
            <text:p>0.5546875</text:p>
          </table:table-cell>
          <table:table-cell table:formula="of:=SQRT(1 - (1 - [.A819]))" office:value-type="float" office:value="0.832058758348081">
            <text:p>0.8320587583</text:p>
          </table:table-cell>
          <table:table-cell table:formula="of:=COS(2 * PI() * [.B819])" office:value-type="float" office:value="-0.0605551713359477">
            <text:p>-0.0605551713</text:p>
          </table:table-cell>
          <table:table-cell table:formula="of:=SIN(2 * PI() * [.B819])" office:value-type="float" office:value="-0.998164851727646">
            <text:p>-0.9981648517</text:p>
          </table:table-cell>
          <table:table-cell table:formula="of:=[.D819]*[.E819]" office:value-type="float" office:value="-0.0503854606733439">
            <text:p>-0.0503854607</text:p>
          </table:table-cell>
          <table:table-cell table:formula="of:=[.D819]*[.F819]" office:value-type="float" office:value="-0.830531807155202">
            <text:p>-0.8305318072</text:p>
          </table:table-cell>
          <table:table-cell table:formula="of:=[.C819]" office:value-type="float" office:value="0.5546875">
            <text:p>0.5546875</text:p>
          </table:table-cell>
        </table:table-row>
        <table:table-row table:style-name="ro1">
          <table:table-cell table:formula="of:=RAND()" office:value-type="float" office:value="0.382965087890625">
            <text:p>0.3829650879</text:p>
          </table:table-cell>
          <table:table-cell table:formula="of:=RAND()" office:value-type="float" office:value="0.081573486328125">
            <text:p>0.0815734863</text:p>
          </table:table-cell>
          <table:table-cell table:formula="of:=SQRT(1 - [.A820])" office:value-type="float" office:value="0.785515698194107">
            <text:p>0.7855156982</text:p>
          </table:table-cell>
          <table:table-cell table:formula="of:=SQRT(1 - (1 - [.A820]))" office:value-type="float" office:value="0.618841730889753">
            <text:p>0.6188417309</text:p>
          </table:table-cell>
          <table:table-cell table:formula="of:=COS(2 * PI() * [.B820])" office:value-type="float" office:value="0.871501070882612">
            <text:p>0.8715010709</text:p>
          </table:table-cell>
          <table:table-cell table:formula="of:=SIN(2 * PI() * [.B820])" office:value-type="float" office:value="0.490393600539872">
            <text:p>0.4903936005</text:p>
          </table:table-cell>
          <table:table-cell table:formula="of:=[.D820]*[.E820]" office:value-type="float" office:value="0.539321231177269">
            <text:p>0.5393212312</text:p>
          </table:table-cell>
          <table:table-cell table:formula="of:=[.D820]*[.F820]" office:value-type="float" office:value="0.303476024575352">
            <text:p>0.3034760246</text:p>
          </table:table-cell>
          <table:table-cell table:formula="of:=[.C820]" office:value-type="float" office:value="0.785515698194107">
            <text:p>0.7855156982</text:p>
          </table:table-cell>
        </table:table-row>
        <table:table-row table:style-name="ro1">
          <table:table-cell table:formula="of:=RAND()" office:value-type="float" office:value="0.6390380859375">
            <text:p>0.6390380859</text:p>
          </table:table-cell>
          <table:table-cell table:formula="of:=RAND()" office:value-type="float" office:value="0.957489013671875">
            <text:p>0.9574890137</text:p>
          </table:table-cell>
          <table:table-cell table:formula="of:=SQRT(1 - [.A821])" office:value-type="float" office:value="0.600801060304074">
            <text:p>0.6008010603</text:p>
          </table:table-cell>
          <table:table-cell table:formula="of:=SQRT(1 - (1 - [.A821]))" office:value-type="float" office:value="0.799398577642905">
            <text:p>0.7993985776</text:p>
          </table:table-cell>
          <table:table-cell table:formula="of:=COS(2 * PI() * [.B821])" office:value-type="float" office:value="0.964539201231235">
            <text:p>0.9645392012</text:p>
          </table:table-cell>
          <table:table-cell table:formula="of:=SIN(2 * PI() * [.B821])" office:value-type="float" office:value="-0.263939631901333">
            <text:p>-0.2639396319</text:p>
          </table:table-cell>
          <table:table-cell table:formula="of:=[.D821]*[.E821]" office:value-type="float" office:value="0.771051265545073">
            <text:p>0.7710512655</text:p>
          </table:table-cell>
          <table:table-cell table:formula="of:=[.D821]*[.F821]" office:value-type="float" office:value="-0.210992966325517">
            <text:p>-0.2109929663</text:p>
          </table:table-cell>
          <table:table-cell table:formula="of:=[.C821]" office:value-type="float" office:value="0.600801060304074">
            <text:p>0.6008010603</text:p>
          </table:table-cell>
        </table:table-row>
        <table:table-row table:style-name="ro1">
          <table:table-cell table:formula="of:=RAND()" office:value-type="float" office:value="0.496307373046875">
            <text:p>0.496307373</text:p>
          </table:table-cell>
          <table:table-cell table:formula="of:=RAND()" office:value-type="float" office:value="0.35516357421875">
            <text:p>0.3551635742</text:p>
          </table:table-cell>
          <table:table-cell table:formula="of:=SQRT(1 - [.A822])" office:value-type="float" office:value="0.709713059590371">
            <text:p>0.7097130596</text:p>
          </table:table-cell>
          <table:table-cell table:formula="of:=SQRT(1 - (1 - [.A822]))" office:value-type="float" office:value="0.704490860868241">
            <text:p>0.7044908609</text:p>
          </table:table-cell>
          <table:table-cell table:formula="of:=COS(2 * PI() * [.B822])" office:value-type="float" office:value="-0.613718825149212">
            <text:p>-0.6137188251</text:p>
          </table:table-cell>
          <table:table-cell table:formula="of:=SIN(2 * PI() * [.B822])" office:value-type="float" office:value="0.789524669441982">
            <text:p>0.7895246694</text:p>
          </table:table-cell>
          <table:table-cell table:formula="of:=[.D822]*[.E822]" office:value-type="float" office:value="-0.432359303460413">
            <text:p>-0.4323593035</text:p>
          </table:table-cell>
          <table:table-cell table:formula="of:=[.D822]*[.F822]" office:value-type="float" office:value="0.556212914051895">
            <text:p>0.5562129141</text:p>
          </table:table-cell>
          <table:table-cell table:formula="of:=[.C822]" office:value-type="float" office:value="0.709713059590371">
            <text:p>0.7097130596</text:p>
          </table:table-cell>
        </table:table-row>
        <table:table-row table:style-name="ro1">
          <table:table-cell table:formula="of:=RAND()" office:value-type="float" office:value="0.908294677734375">
            <text:p>0.9082946777</text:p>
          </table:table-cell>
          <table:table-cell table:formula="of:=RAND()" office:value-type="float" office:value="0.989044189453125">
            <text:p>0.9890441895</text:p>
          </table:table-cell>
          <table:table-cell table:formula="of:=SQRT(1 - [.A823])" office:value-type="float" office:value="0.302828866301786">
            <text:p>0.3028288663</text:p>
          </table:table-cell>
          <table:table-cell table:formula="of:=SQRT(1 - (1 - [.A823]))" office:value-type="float" office:value="0.953044950531912">
            <text:p>0.9530449505</text:p>
          </table:table-cell>
          <table:table-cell table:formula="of:=COS(2 * PI() * [.B823])" office:value-type="float" office:value="0.997631642460329">
            <text:p>0.9976316425</text:p>
          </table:table-cell>
          <table:table-cell table:formula="of:=SIN(2 * PI() * [.B823])" office:value-type="float" office:value="-0.0687830354223015">
            <text:p>-0.0687830354</text:p>
          </table:table-cell>
          <table:table-cell table:formula="of:=[.D823]*[.E823]" office:value-type="float" office:value="0.950787799337675">
            <text:p>0.9507877993</text:p>
          </table:table-cell>
          <table:table-cell table:formula="of:=[.D823]*[.F823]" office:value-type="float" office:value="-0.0655533245914821">
            <text:p>-0.0655533246</text:p>
          </table:table-cell>
          <table:table-cell table:formula="of:=[.C823]" office:value-type="float" office:value="0.302828866301786">
            <text:p>0.3028288663</text:p>
          </table:table-cell>
        </table:table-row>
        <table:table-row table:style-name="ro1">
          <table:table-cell table:formula="of:=RAND()" office:value-type="float" office:value="0.390167236328125">
            <text:p>0.3901672363</text:p>
          </table:table-cell>
          <table:table-cell table:formula="of:=RAND()" office:value-type="float" office:value="0.02008056640625">
            <text:p>0.0200805664</text:p>
          </table:table-cell>
          <table:table-cell table:formula="of:=SQRT(1 - [.A824])" office:value-type="float" office:value="0.780917898163357">
            <text:p>0.7809178982</text:p>
          </table:table-cell>
          <table:table-cell table:formula="of:=SQRT(1 - (1 - [.A824]))" office:value-type="float" office:value="0.624633681711229">
            <text:p>0.6246336817</text:p>
          </table:table-cell>
          <table:table-cell table:formula="of:=COS(2 * PI() * [.B824])" office:value-type="float" office:value="0.992051128806486">
            <text:p>0.9920511288</text:p>
          </table:table-cell>
          <table:table-cell table:formula="of:=SIN(2 * PI() * [.B824])" office:value-type="float" office:value="0.125835439498487">
            <text:p>0.1258354395</text:p>
          </table:table-cell>
          <table:table-cell table:formula="of:=[.D824]*[.E824]" office:value-type="float" office:value="0.619668549032176">
            <text:p>0.619668549</text:p>
          </table:table-cell>
          <table:table-cell table:formula="of:=[.D824]*[.F824]" office:value-type="float" office:value="0.0786010538636905">
            <text:p>0.0786010539</text:p>
          </table:table-cell>
          <table:table-cell table:formula="of:=[.C824]" office:value-type="float" office:value="0.780917898163357">
            <text:p>0.7809178982</text:p>
          </table:table-cell>
        </table:table-row>
        <table:table-row table:style-name="ro1">
          <table:table-cell table:formula="of:=RAND()" office:value-type="float" office:value="0.22723388671875">
            <text:p>0.2272338867</text:p>
          </table:table-cell>
          <table:table-cell table:formula="of:=RAND()" office:value-type="float" office:value="0.721710205078125">
            <text:p>0.7217102051</text:p>
          </table:table-cell>
          <table:table-cell table:formula="of:=SQRT(1 - [.A825])" office:value-type="float" office:value="0.879071165083493">
            <text:p>0.8790711651</text:p>
          </table:table-cell>
          <table:table-cell table:formula="of:=SQRT(1 - (1 - [.A825]))" office:value-type="float" office:value="0.476690556565525">
            <text:p>0.4766905566</text:p>
          </table:table-cell>
          <table:table-cell table:formula="of:=COS(2 * PI() * [.B825])" office:value-type="float" office:value="-0.176815497237716">
            <text:p>-0.1768154972</text:p>
          </table:table-cell>
          <table:table-cell table:formula="of:=SIN(2 * PI() * [.B825])" office:value-type="float" office:value="-0.984244014427611">
            <text:p>-0.9842440144</text:p>
          </table:table-cell>
          <table:table-cell table:formula="of:=[.D825]*[.E825]" office:value-type="float" office:value="-0.0842862777876567">
            <text:p>-0.0842862778</text:p>
          </table:table-cell>
          <table:table-cell table:formula="of:=[.D825]*[.F825]" office:value-type="float" office:value="-0.469179827033785">
            <text:p>-0.469179827</text:p>
          </table:table-cell>
          <table:table-cell table:formula="of:=[.C825]" office:value-type="float" office:value="0.879071165083493">
            <text:p>0.8790711651</text:p>
          </table:table-cell>
        </table:table-row>
        <table:table-row table:style-name="ro1">
          <table:table-cell table:formula="of:=RAND()" office:value-type="float" office:value="0.0784912109375">
            <text:p>0.0784912109</text:p>
          </table:table-cell>
          <table:table-cell table:formula="of:=RAND()" office:value-type="float" office:value="0.2332763671875">
            <text:p>0.2332763672</text:p>
          </table:table-cell>
          <table:table-cell table:formula="of:=SQRT(1 - [.A826])" office:value-type="float" office:value="0.959952493127915">
            <text:p>0.9599524931</text:p>
          </table:table-cell>
          <table:table-cell table:formula="of:=SQRT(1 - (1 - [.A826]))" office:value-type="float" office:value="0.280162829328767">
            <text:p>0.2801628293</text:p>
          </table:table-cell>
          <table:table-cell table:formula="of:=COS(2 * PI() * [.B826])" office:value-type="float" office:value="0.104884424643135">
            <text:p>0.1048844246</text:p>
          </table:table-cell>
          <table:table-cell table:formula="of:=SIN(2 * PI() * [.B826])" office:value-type="float" office:value="0.994484417910748">
            <text:p>0.9944844179</text:p>
          </table:table-cell>
          <table:table-cell table:formula="of:=[.D826]*[.E826]" office:value-type="float" office:value="0.0293847171605406">
            <text:p>0.0293847172</text:p>
          </table:table-cell>
          <table:table-cell table:formula="of:=[.D826]*[.F826]" office:value-type="float" office:value="0.278617568245247">
            <text:p>0.2786175682</text:p>
          </table:table-cell>
          <table:table-cell table:formula="of:=[.C826]" office:value-type="float" office:value="0.959952493127915">
            <text:p>0.9599524931</text:p>
          </table:table-cell>
        </table:table-row>
        <table:table-row table:style-name="ro1">
          <table:table-cell table:formula="of:=RAND()" office:value-type="float" office:value="0.9483642578125">
            <text:p>0.9483642578</text:p>
          </table:table-cell>
          <table:table-cell table:formula="of:=RAND()" office:value-type="float" office:value="0.159210205078125">
            <text:p>0.1592102051</text:p>
          </table:table-cell>
          <table:table-cell table:formula="of:=SQRT(1 - [.A827])" office:value-type="float" office:value="0.22723499331639">
            <text:p>0.2272349933</text:p>
          </table:table-cell>
          <table:table-cell table:formula="of:=SQRT(1 - (1 - [.A827]))" office:value-type="float" office:value="0.973839954927143">
            <text:p>0.9738399549</text:p>
          </table:table-cell>
          <table:table-cell table:formula="of:=COS(2 * PI() * [.B827])" office:value-type="float" office:value="0.540010096654684">
            <text:p>0.5400100967</text:p>
          </table:table-cell>
          <table:table-cell table:formula="of:=SIN(2 * PI() * [.B827])" office:value-type="float" office:value="0.841658538548145">
            <text:p>0.8416585385</text:p>
          </table:table-cell>
          <table:table-cell table:formula="of:=[.D827]*[.E827]" office:value-type="float" office:value="0.5258834081864">
            <text:p>0.5258834082</text:p>
          </table:table-cell>
          <table:table-cell table:formula="of:=[.D827]*[.F827]" office:value-type="float" office:value="0.81964071324377">
            <text:p>0.8196407132</text:p>
          </table:table-cell>
          <table:table-cell table:formula="of:=[.C827]" office:value-type="float" office:value="0.22723499331639">
            <text:p>0.2272349933</text:p>
          </table:table-cell>
        </table:table-row>
        <table:table-row table:style-name="ro1">
          <table:table-cell table:formula="of:=RAND()" office:value-type="float" office:value="0.78216552734375">
            <text:p>0.7821655273</text:p>
          </table:table-cell>
          <table:table-cell table:formula="of:=RAND()" office:value-type="float" office:value="0.345794677734375">
            <text:p>0.3457946777</text:p>
          </table:table-cell>
          <table:table-cell table:formula="of:=SQRT(1 - [.A828])" office:value-type="float" office:value="0.46672740722637">
            <text:p>0.4667274072</text:p>
          </table:table-cell>
          <table:table-cell table:formula="of:=SQRT(1 - (1 - [.A828]))" office:value-type="float" office:value="0.88440122531787">
            <text:p>0.8844012253</text:p>
          </table:table-cell>
          <table:table-cell table:formula="of:=COS(2 * PI() * [.B828])" office:value-type="float" office:value="-0.566206056211557">
            <text:p>-0.5662060562</text:p>
          </table:table-cell>
          <table:table-cell table:formula="of:=SIN(2 * PI() * [.B828])" office:value-type="float" office:value="0.824263733224601">
            <text:p>0.8242637332</text:p>
          </table:table-cell>
          <table:table-cell table:formula="of:=[.D828]*[.E828]" office:value-type="float" office:value="-0.5007533298959">
            <text:p>-0.5007533299</text:p>
          </table:table-cell>
          <table:table-cell table:formula="of:=[.D828]*[.F828]" office:value-type="float" office:value="0.728979855648919">
            <text:p>0.7289798556</text:p>
          </table:table-cell>
          <table:table-cell table:formula="of:=[.C828]" office:value-type="float" office:value="0.46672740722637">
            <text:p>0.4667274072</text:p>
          </table:table-cell>
        </table:table-row>
        <table:table-row table:style-name="ro1">
          <table:table-cell table:formula="of:=RAND()" office:value-type="float" office:value="0.49078369140625">
            <text:p>0.4907836914</text:p>
          </table:table-cell>
          <table:table-cell table:formula="of:=RAND()" office:value-type="float" office:value="0.316986083984375">
            <text:p>0.316986084</text:p>
          </table:table-cell>
          <table:table-cell table:formula="of:=SQRT(1 - [.A829])" office:value-type="float" office:value="0.713593938170547">
            <text:p>0.7135939382</text:p>
          </table:table-cell>
          <table:table-cell table:formula="of:=SQRT(1 - (1 - [.A829]))" office:value-type="float" office:value="0.700559555931007">
            <text:p>0.7005595559</text:p>
          </table:table-cell>
          <table:table-cell table:formula="of:=COS(2 * PI() * [.B829])" office:value-type="float" office:value="-0.408569270246807">
            <text:p>-0.4085692702</text:p>
          </table:table-cell>
          <table:table-cell table:formula="of:=SIN(2 * PI() * [.B829])" office:value-type="float" office:value="0.912727314924886">
            <text:p>0.9127273149</text:p>
          </table:table-cell>
          <table:table-cell table:formula="of:=[.D829]*[.E829]" office:value-type="float" office:value="-0.286227106531158">
            <text:p>-0.2862271065</text:p>
          </table:table-cell>
          <table:table-cell table:formula="of:=[.D829]*[.F829]" office:value-type="float" office:value="0.639419842429879">
            <text:p>0.6394198424</text:p>
          </table:table-cell>
          <table:table-cell table:formula="of:=[.C829]" office:value-type="float" office:value="0.713593938170547">
            <text:p>0.7135939382</text:p>
          </table:table-cell>
        </table:table-row>
        <table:table-row table:style-name="ro1">
          <table:table-cell table:formula="of:=RAND()" office:value-type="float" office:value="0.1485595703125">
            <text:p>0.1485595703</text:p>
          </table:table-cell>
          <table:table-cell table:formula="of:=RAND()" office:value-type="float" office:value="0.20452880859375">
            <text:p>0.2045288086</text:p>
          </table:table-cell>
          <table:table-cell table:formula="of:=SQRT(1 - [.A830])" office:value-type="float" office:value="0.922735297735759">
            <text:p>0.9227352977</text:p>
          </table:table-cell>
          <table:table-cell table:formula="of:=SQRT(1 - (1 - [.A830]))" office:value-type="float" office:value="0.38543426198575">
            <text:p>0.385434262</text:p>
          </table:table-cell>
          <table:table-cell table:formula="of:=COS(2 * PI() * [.B830])" office:value-type="float" office:value="0.281832908285833">
            <text:p>0.2818329083</text:p>
          </table:table-cell>
          <table:table-cell table:formula="of:=SIN(2 * PI() * [.B830])" office:value-type="float" office:value="0.959463502071417">
            <text:p>0.9594635021</text:p>
          </table:table-cell>
          <table:table-cell table:formula="of:=[.D830]*[.E830]" office:value-type="float" office:value="0.108628059008448">
            <text:p>0.108628059</text:p>
          </table:table-cell>
          <table:table-cell table:formula="of:=[.D830]*[.F830]" office:value-type="float" office:value="0.36981010682316">
            <text:p>0.3698101068</text:p>
          </table:table-cell>
          <table:table-cell table:formula="of:=[.C830]" office:value-type="float" office:value="0.922735297735759">
            <text:p>0.9227352977</text:p>
          </table:table-cell>
        </table:table-row>
        <table:table-row table:style-name="ro1">
          <table:table-cell table:formula="of:=RAND()" office:value-type="float" office:value="0.564208984375">
            <text:p>0.5642089844</text:p>
          </table:table-cell>
          <table:table-cell table:formula="of:=RAND()" office:value-type="float" office:value="0.1890869140625">
            <text:p>0.1890869141</text:p>
          </table:table-cell>
          <table:table-cell table:formula="of:=SQRT(1 - [.A831])" office:value-type="float" office:value="0.660144692946175">
            <text:p>0.6601446929</text:p>
          </table:table-cell>
          <table:table-cell table:formula="of:=SQRT(1 - (1 - [.A831]))" office:value-type="float" office:value="0.75113845885762">
            <text:p>0.7511384589</text:p>
          </table:table-cell>
          <table:table-cell table:formula="of:=COS(2 * PI() * [.B831])" office:value-type="float" office:value="0.37345267483678">
            <text:p>0.3734526748</text:p>
          </table:table-cell>
          <table:table-cell table:formula="of:=SIN(2 * PI() * [.B831])" office:value-type="float" office:value="0.927649233092581">
            <text:p>0.9276492331</text:p>
          </table:table-cell>
          <table:table-cell table:formula="of:=[.D831]*[.E831]" office:value-type="float" office:value="0.280514666633155">
            <text:p>0.2805146666</text:p>
          </table:table-cell>
          <table:table-cell table:formula="of:=[.D831]*[.F831]" office:value-type="float" office:value="0.696793015305614">
            <text:p>0.6967930153</text:p>
          </table:table-cell>
          <table:table-cell table:formula="of:=[.C831]" office:value-type="float" office:value="0.660144692946175">
            <text:p>0.6601446929</text:p>
          </table:table-cell>
        </table:table-row>
        <table:table-row table:style-name="ro1">
          <table:table-cell table:formula="of:=RAND()" office:value-type="float" office:value="0.519561767578125">
            <text:p>0.5195617676</text:p>
          </table:table-cell>
          <table:table-cell table:formula="of:=RAND()" office:value-type="float" office:value="0.104461669921875">
            <text:p>0.1044616699</text:p>
          </table:table-cell>
          <table:table-cell table:formula="of:=SQRT(1 - [.A832])" office:value-type="float" office:value="0.69313651788221">
            <text:p>0.6931365179</text:p>
          </table:table-cell>
          <table:table-cell table:formula="of:=SQRT(1 - (1 - [.A832]))" office:value-type="float" office:value="0.720806331533044">
            <text:p>0.7208063315</text:p>
          </table:table-cell>
          <table:table-cell table:formula="of:=COS(2 * PI() * [.B832])" office:value-type="float" office:value="0.792223602175008">
            <text:p>0.7922236022</text:p>
          </table:table-cell>
          <table:table-cell table:formula="of:=SIN(2 * PI() * [.B832])" office:value-type="float" office:value="0.610230910522283">
            <text:p>0.6102309105</text:p>
          </table:table-cell>
          <table:table-cell table:formula="of:=[.D832]*[.E832]" office:value-type="float" office:value="0.571039788437662">
            <text:p>0.5710397884</text:p>
          </table:table-cell>
          <table:table-cell table:formula="of:=[.D832]*[.F832]" office:value-type="float" office:value="0.439858304001636">
            <text:p>0.439858304</text:p>
          </table:table-cell>
          <table:table-cell table:formula="of:=[.C832]" office:value-type="float" office:value="0.69313651788221">
            <text:p>0.6931365179</text:p>
          </table:table-cell>
        </table:table-row>
        <table:table-row table:style-name="ro1">
          <table:table-cell table:formula="of:=RAND()" office:value-type="float" office:value="0.832855224609375">
            <text:p>0.8328552246</text:p>
          </table:table-cell>
          <table:table-cell table:formula="of:=RAND()" office:value-type="float" office:value="0.568603515625">
            <text:p>0.5686035156</text:p>
          </table:table-cell>
          <table:table-cell table:formula="of:=SQRT(1 - [.A833])" office:value-type="float" office:value="0.408833432329873">
            <text:p>0.4088334323</text:p>
          </table:table-cell>
          <table:table-cell table:formula="of:=SQRT(1 - (1 - [.A833]))" office:value-type="float" office:value="0.912609020670613">
            <text:p>0.9126090207</text:p>
          </table:table-cell>
          <table:table-cell table:formula="of:=COS(2 * PI() * [.B833])" office:value-type="float" office:value="-0.908528118716306">
            <text:p>-0.9085281187</text:p>
          </table:table-cell>
          <table:table-cell table:formula="of:=SIN(2 * PI() * [.B833])" office:value-type="float" office:value="-0.417823715820212">
            <text:p>-0.4178237158</text:p>
          </table:table-cell>
          <table:table-cell table:formula="of:=[.D833]*[.E833]" office:value-type="float" office:value="-0.829130956673402">
            <text:p>-0.8291309567</text:p>
          </table:table-cell>
          <table:table-cell table:formula="of:=[.D833]*[.F833]" office:value-type="float" office:value="-0.38130969210764">
            <text:p>-0.3813096921</text:p>
          </table:table-cell>
          <table:table-cell table:formula="of:=[.C833]" office:value-type="float" office:value="0.408833432329873">
            <text:p>0.4088334323</text:p>
          </table:table-cell>
        </table:table-row>
        <table:table-row table:style-name="ro1">
          <table:table-cell table:formula="of:=RAND()" office:value-type="float" office:value="0.15496826171875">
            <text:p>0.1549682617</text:p>
          </table:table-cell>
          <table:table-cell table:formula="of:=RAND()" office:value-type="float" office:value="0.422760009765625">
            <text:p>0.4227600098</text:p>
          </table:table-cell>
          <table:table-cell table:formula="of:=SQRT(1 - [.A834])" office:value-type="float" office:value="0.919256078729562">
            <text:p>0.9192560787</text:p>
          </table:table-cell>
          <table:table-cell table:formula="of:=SQRT(1 - (1 - [.A834]))" office:value-type="float" office:value="0.393660083979504">
            <text:p>0.393660084</text:p>
          </table:table-cell>
          <table:table-cell table:formula="of:=COS(2 * PI() * [.B834])" office:value-type="float" office:value="-0.884528902432111">
            <text:p>-0.8845289024</text:p>
          </table:table-cell>
          <table:table-cell table:formula="of:=SIN(2 * PI() * [.B834])" office:value-type="float" office:value="0.466485391799405">
            <text:p>0.4664853918</text:p>
          </table:table-cell>
          <table:table-cell table:formula="of:=[.D834]*[.E834]" office:value-type="float" office:value="-0.348203722013723">
            <text:p>-0.348203722</text:p>
          </table:table-cell>
          <table:table-cell table:formula="of:=[.D834]*[.F834]" office:value-type="float" office:value="0.183636678510965">
            <text:p>0.1836366785</text:p>
          </table:table-cell>
          <table:table-cell table:formula="of:=[.C834]" office:value-type="float" office:value="0.919256078729562">
            <text:p>0.9192560787</text:p>
          </table:table-cell>
        </table:table-row>
        <table:table-row table:style-name="ro1">
          <table:table-cell table:formula="of:=RAND()" office:value-type="float" office:value="0.1746826171875">
            <text:p>0.1746826172</text:p>
          </table:table-cell>
          <table:table-cell table:formula="of:=RAND()" office:value-type="float" office:value="0.00286865234375">
            <text:p>0.0028686523</text:p>
          </table:table-cell>
          <table:table-cell table:formula="of:=SQRT(1 - [.A835])" office:value-type="float" office:value="0.908469802917246">
            <text:p>0.9084698029</text:p>
          </table:table-cell>
          <table:table-cell table:formula="of:=SQRT(1 - (1 - [.A835]))" office:value-type="float" office:value="0.417950496096727">
            <text:p>0.4179504961</text:p>
          </table:table-cell>
          <table:table-cell table:formula="of:=COS(2 * PI() * [.B835])" office:value-type="float" office:value="0.999837567166337">
            <text:p>0.9998375672</text:p>
          </table:table-cell>
          <table:table-cell table:formula="of:=SIN(2 * PI() * [.B835])" office:value-type="float" office:value="0.0180232983357737">
            <text:p>0.0180232983</text:p>
          </table:table-cell>
          <table:table-cell table:formula="of:=[.D835]*[.E835]" office:value-type="float" office:value="0.417882607213315">
            <text:p>0.4178826072</text:p>
          </table:table-cell>
          <table:table-cell table:formula="of:=[.D835]*[.F835]" office:value-type="float" office:value="0.00753284648073595">
            <text:p>0.0075328465</text:p>
          </table:table-cell>
          <table:table-cell table:formula="of:=[.C835]" office:value-type="float" office:value="0.908469802917246">
            <text:p>0.9084698029</text:p>
          </table:table-cell>
        </table:table-row>
        <table:table-row table:style-name="ro1">
          <table:table-cell table:formula="of:=RAND()" office:value-type="float" office:value="0.816986083984375">
            <text:p>0.816986084</text:p>
          </table:table-cell>
          <table:table-cell table:formula="of:=RAND()" office:value-type="float" office:value="0.46539306640625">
            <text:p>0.4653930664</text:p>
          </table:table-cell>
          <table:table-cell table:formula="of:=SQRT(1 - [.A836])" office:value-type="float" office:value="0.427801257613421">
            <text:p>0.4278012576</text:p>
          </table:table-cell>
          <table:table-cell table:formula="of:=SQRT(1 - (1 - [.A836]))" office:value-type="float" office:value="0.903872825116662">
            <text:p>0.9038728251</text:p>
          </table:table-cell>
          <table:table-cell table:formula="of:=COS(2 * PI() * [.B836])" office:value-type="float" office:value="-0.976452535450054">
            <text:p>-0.9764525355</text:p>
          </table:table-cell>
          <table:table-cell table:formula="of:=SIN(2 * PI() * [.B836])" office:value-type="float" office:value="0.215732348091706">
            <text:p>0.2157323481</text:p>
          </table:table-cell>
          <table:table-cell table:formula="of:=[.D836]*[.E836]" office:value-type="float" office:value="-0.882588911809567">
            <text:p>-0.8825889118</text:p>
          </table:table-cell>
          <table:table-cell table:formula="of:=[.D836]*[.F836]" office:value-type="float" office:value="0.194994606938701">
            <text:p>0.1949946069</text:p>
          </table:table-cell>
          <table:table-cell table:formula="of:=[.C836]" office:value-type="float" office:value="0.427801257613421">
            <text:p>0.4278012576</text:p>
          </table:table-cell>
        </table:table-row>
        <table:table-row table:style-name="ro1">
          <table:table-cell table:formula="of:=RAND()" office:value-type="float" office:value="0.19281005859375">
            <text:p>0.1928100586</text:p>
          </table:table-cell>
          <table:table-cell table:formula="of:=RAND()" office:value-type="float" office:value="0.664703369140625">
            <text:p>0.6647033691</text:p>
          </table:table-cell>
          <table:table-cell table:formula="of:=SQRT(1 - [.A837])" office:value-type="float" office:value="0.8984375">
            <text:p>0.8984375</text:p>
          </table:table-cell>
          <table:table-cell table:formula="of:=SQRT(1 - (1 - [.A837]))" office:value-type="float" office:value="0.439101421762387">
            <text:p>0.4391014218</text:p>
          </table:table-cell>
          <table:table-cell table:formula="of:=COS(2 * PI() * [.B837])" office:value-type="float" office:value="-0.510644770198382">
            <text:p>-0.5106447702</text:p>
          </table:table-cell>
          <table:table-cell table:formula="of:=SIN(2 * PI() * [.B837])" office:value-type="float" office:value="-0.85979178797488">
            <text:p>-0.859791788</text:p>
          </table:table-cell>
          <table:table-cell table:formula="of:=[.D837]*[.E837]" office:value-type="float" office:value="-0.224224844609637">
            <text:p>-0.2242248446</text:p>
          </table:table-cell>
          <table:table-cell table:formula="of:=[.D837]*[.F837]" office:value-type="float" office:value="-0.377535796519395">
            <text:p>-0.3775357965</text:p>
          </table:table-cell>
          <table:table-cell table:formula="of:=[.C837]" office:value-type="float" office:value="0.8984375">
            <text:p>0.8984375</text:p>
          </table:table-cell>
        </table:table-row>
        <table:table-row table:style-name="ro1">
          <table:table-cell table:formula="of:=RAND()" office:value-type="float" office:value="0.6224365234375">
            <text:p>0.6224365234</text:p>
          </table:table-cell>
          <table:table-cell table:formula="of:=RAND()" office:value-type="float" office:value="0.55816650390625">
            <text:p>0.5581665039</text:p>
          </table:table-cell>
          <table:table-cell table:formula="of:=SQRT(1 - [.A838])" office:value-type="float" office:value="0.614461940694865">
            <text:p>0.6144619407</text:p>
          </table:table-cell>
          <table:table-cell table:formula="of:=SQRT(1 - (1 - [.A838]))" office:value-type="float" office:value="0.788946464240445">
            <text:p>0.7889464642</text:p>
          </table:table-cell>
          <table:table-cell table:formula="of:=COS(2 * PI() * [.B838])" office:value-type="float" office:value="-0.933955562060987">
            <text:p>-0.9339555621</text:p>
          </table:table-cell>
          <table:table-cell table:formula="of:=SIN(2 * PI() * [.B838])" office:value-type="float" office:value="-0.357389154977241">
            <text:p>-0.357389155</text:p>
          </table:table-cell>
          <table:table-cell table:formula="of:=[.D838]*[.E838]" office:value-type="float" office:value="-0.736840938445713">
            <text:p>-0.7368409384</text:p>
          </table:table-cell>
          <table:table-cell table:formula="of:=[.D838]*[.F838]" office:value-type="float" office:value="-0.281960910177175">
            <text:p>-0.2819609102</text:p>
          </table:table-cell>
          <table:table-cell table:formula="of:=[.C838]" office:value-type="float" office:value="0.614461940694865">
            <text:p>0.6144619407</text:p>
          </table:table-cell>
        </table:table-row>
        <table:table-row table:style-name="ro1">
          <table:table-cell table:formula="of:=RAND()" office:value-type="float" office:value="0.135162353515625">
            <text:p>0.1351623535</text:p>
          </table:table-cell>
          <table:table-cell table:formula="of:=RAND()" office:value-type="float" office:value="0.420867919921875">
            <text:p>0.4208679199</text:p>
          </table:table-cell>
          <table:table-cell table:formula="of:=SQRT(1 - [.A839])" office:value-type="float" office:value="0.929966476000278">
            <text:p>0.929966476</text:p>
          </table:table-cell>
          <table:table-cell table:formula="of:=SQRT(1 - (1 - [.A839]))" office:value-type="float" office:value="0.367644330182889">
            <text:p>0.3676443302</text:p>
          </table:table-cell>
          <table:table-cell table:formula="of:=COS(2 * PI() * [.B839])" office:value-type="float" office:value="-0.878920785162486">
            <text:p>-0.8789207852</text:p>
          </table:table-cell>
          <table:table-cell table:formula="of:=SIN(2 * PI() * [.B839])" office:value-type="float" office:value="0.476967769780474">
            <text:p>0.4769677698</text:p>
          </table:table-cell>
          <table:table-cell table:formula="of:=[.D839]*[.E839]" office:value-type="float" office:value="-0.323130243344881">
            <text:p>-0.3231302433</text:p>
          </table:table-cell>
          <table:table-cell table:formula="of:=[.D839]*[.F839]" office:value-type="float" office:value="0.175354496239769">
            <text:p>0.1753544962</text:p>
          </table:table-cell>
          <table:table-cell table:formula="of:=[.C839]" office:value-type="float" office:value="0.929966476000278">
            <text:p>0.929966476</text:p>
          </table:table-cell>
        </table:table-row>
        <table:table-row table:style-name="ro1">
          <table:table-cell table:formula="of:=RAND()" office:value-type="float" office:value="0.568817138671875">
            <text:p>0.5688171387</text:p>
          </table:table-cell>
          <table:table-cell table:formula="of:=RAND()" office:value-type="float" office:value="0.912994384765625">
            <text:p>0.9129943848</text:p>
          </table:table-cell>
          <table:table-cell table:formula="of:=SQRT(1 - [.A840])" office:value-type="float" office:value="0.656645156327316">
            <text:p>0.6566451563</text:p>
          </table:table-cell>
          <table:table-cell table:formula="of:=SQRT(1 - (1 - [.A840]))" office:value-type="float" office:value="0.754199667642379">
            <text:p>0.7541996676</text:p>
          </table:table-cell>
          <table:table-cell table:formula="of:=COS(2 * PI() * [.B840])" office:value-type="float" office:value="0.854259091201815">
            <text:p>0.8542590912</text:p>
          </table:table-cell>
          <table:table-cell table:formula="of:=SIN(2 * PI() * [.B840])" office:value-type="float" office:value="-0.51984748253603">
            <text:p>-0.5198474825</text:p>
          </table:table-cell>
          <table:table-cell table:formula="of:=[.D840]*[.E840]" office:value-type="float" office:value="0.64428192266489">
            <text:p>0.6442819227</text:p>
          </table:table-cell>
          <table:table-cell table:formula="of:=[.D840]*[.F840]" office:value-type="float" office:value="-0.392068798553401">
            <text:p>-0.3920687986</text:p>
          </table:table-cell>
          <table:table-cell table:formula="of:=[.C840]" office:value-type="float" office:value="0.656645156327316">
            <text:p>0.6566451563</text:p>
          </table:table-cell>
        </table:table-row>
        <table:table-row table:style-name="ro1">
          <table:table-cell table:formula="of:=RAND()" office:value-type="float" office:value="0.87835693359375">
            <text:p>0.8783569336</text:p>
          </table:table-cell>
          <table:table-cell table:formula="of:=RAND()" office:value-type="float" office:value="0.879058837890625">
            <text:p>0.8790588379</text:p>
          </table:table-cell>
          <table:table-cell table:formula="of:=SQRT(1 - [.A841])" office:value-type="float" office:value="0.348773660711714">
            <text:p>0.3487736607</text:p>
          </table:table-cell>
          <table:table-cell table:formula="of:=SQRT(1 - (1 - [.A841]))" office:value-type="float" office:value="0.937206985459322">
            <text:p>0.9372069855</text:p>
          </table:table-cell>
          <table:table-cell table:formula="of:=COS(2 * PI() * [.B841])" office:value-type="float" office:value="0.724907838711588">
            <text:p>0.7249078387</text:p>
          </table:table-cell>
          <table:table-cell table:formula="of:=SIN(2 * PI() * [.B841])" office:value-type="float" office:value="-0.688845864743699">
            <text:p>-0.6888458647</text:p>
          </table:table-cell>
          <table:table-cell table:formula="of:=[.D841]*[.E841]" office:value-type="float" office:value="0.67938869025472">
            <text:p>0.6793886903</text:p>
          </table:table-cell>
          <table:table-cell table:formula="of:=[.D841]*[.F841]" office:value-type="float" office:value="-0.645591156342562">
            <text:p>-0.6455911563</text:p>
          </table:table-cell>
          <table:table-cell table:formula="of:=[.C841]" office:value-type="float" office:value="0.348773660711714">
            <text:p>0.3487736607</text:p>
          </table:table-cell>
        </table:table-row>
        <table:table-row table:style-name="ro1">
          <table:table-cell table:formula="of:=RAND()" office:value-type="float" office:value="0.640289306640625">
            <text:p>0.6402893066</text:p>
          </table:table-cell>
          <table:table-cell table:formula="of:=RAND()" office:value-type="float" office:value="0.300994873046875">
            <text:p>0.300994873</text:p>
          </table:table-cell>
          <table:table-cell table:formula="of:=SQRT(1 - [.A842])" office:value-type="float" office:value="0.599758862676805">
            <text:p>0.5997588627</text:p>
          </table:table-cell>
          <table:table-cell table:formula="of:=SQRT(1 - (1 - [.A842]))" office:value-type="float" office:value="0.800180796220845">
            <text:p>0.8001807962</text:p>
          </table:table-cell>
          <table:table-cell table:formula="of:=COS(2 * PI() * [.B842])" office:value-type="float" office:value="-0.314955945691579">
            <text:p>-0.3149559457</text:p>
          </table:table-cell>
          <table:table-cell table:formula="of:=SIN(2 * PI() * [.B842])" office:value-type="float" office:value="0.949106291346508">
            <text:p>0.9491062913</text:p>
          </table:table-cell>
          <table:table-cell table:formula="of:=[.D842]*[.E842]" office:value-type="float" office:value="-0.252021699397977">
            <text:p>-0.2520216994</text:p>
          </table:table-cell>
          <table:table-cell table:formula="of:=[.D842]*[.F842]" office:value-type="float" office:value="0.759456627907862">
            <text:p>0.7594566279</text:p>
          </table:table-cell>
          <table:table-cell table:formula="of:=[.C842]" office:value-type="float" office:value="0.599758862676805">
            <text:p>0.5997588627</text:p>
          </table:table-cell>
        </table:table-row>
        <table:table-row table:style-name="ro1">
          <table:table-cell table:formula="of:=RAND()" office:value-type="float" office:value="0.132354736328125">
            <text:p>0.1323547363</text:p>
          </table:table-cell>
          <table:table-cell table:formula="of:=RAND()" office:value-type="float" office:value="0.6947021484375">
            <text:p>0.6947021484</text:p>
          </table:table-cell>
          <table:table-cell table:formula="of:=SQRT(1 - [.A843])" office:value-type="float" office:value="0.931474778870515">
            <text:p>0.9314747789</text:p>
          </table:table-cell>
          <table:table-cell table:formula="of:=SQRT(1 - (1 - [.A843]))" office:value-type="float" office:value="0.363805904746095">
            <text:p>0.3638059047</text:p>
          </table:table-cell>
          <table:table-cell table:formula="of:=COS(2 * PI() * [.B843])" office:value-type="float" office:value="-0.340498143516697">
            <text:p>-0.3404981435</text:p>
          </table:table-cell>
          <table:table-cell table:formula="of:=SIN(2 * PI() * [.B843])" office:value-type="float" office:value="-0.940245188374651">
            <text:p>-0.9402451884</text:p>
          </table:table-cell>
          <table:table-cell table:formula="of:=[.D843]*[.E843]" office:value-type="float" office:value="-0.123875235166458">
            <text:p>-0.1238752352</text:p>
          </table:table-cell>
          <table:table-cell table:formula="of:=[.D843]*[.F843]" office:value-type="float" office:value="-0.342066751439803">
            <text:p>-0.3420667514</text:p>
          </table:table-cell>
          <table:table-cell table:formula="of:=[.C843]" office:value-type="float" office:value="0.931474778870515">
            <text:p>0.9314747789</text:p>
          </table:table-cell>
        </table:table-row>
        <table:table-row table:style-name="ro1">
          <table:table-cell table:formula="of:=RAND()" office:value-type="float" office:value="0.900146484375">
            <text:p>0.9001464844</text:p>
          </table:table-cell>
          <table:table-cell table:formula="of:=RAND()" office:value-type="float" office:value="0.06317138671875">
            <text:p>0.0631713867</text:p>
          </table:table-cell>
          <table:table-cell table:formula="of:=SQRT(1 - [.A844])" office:value-type="float" office:value="0.315996069002448">
            <text:p>0.315996069</text:p>
          </table:table-cell>
          <table:table-cell table:formula="of:=SQRT(1 - (1 - [.A844]))" office:value-type="float" office:value="0.948760498953767">
            <text:p>0.948760499</text:p>
          </table:table-cell>
          <table:table-cell table:formula="of:=COS(2 * PI() * [.B844])" office:value-type="float" office:value="0.922256987115283">
            <text:p>0.9222569871</text:p>
          </table:table-cell>
          <table:table-cell table:formula="of:=SIN(2 * PI() * [.B844])" office:value-type="float" office:value="0.386577352824814">
            <text:p>0.3865773528</text:p>
          </table:table-cell>
          <table:table-cell table:formula="of:=[.D844]*[.E844]" office:value-type="float" office:value="0.875000999259093">
            <text:p>0.8750009993</text:p>
          </table:table-cell>
          <table:table-cell table:formula="of:=[.D844]*[.F844]" office:value-type="float" office:value="0.366769322150297">
            <text:p>0.3667693222</text:p>
          </table:table-cell>
          <table:table-cell table:formula="of:=[.C844]" office:value-type="float" office:value="0.315996069002448">
            <text:p>0.315996069</text:p>
          </table:table-cell>
        </table:table-row>
        <table:table-row table:style-name="ro1">
          <table:table-cell table:formula="of:=RAND()" office:value-type="float" office:value="0.52239990234375">
            <text:p>0.5223999023</text:p>
          </table:table-cell>
          <table:table-cell table:formula="of:=RAND()" office:value-type="float" office:value="0.91864013671875">
            <text:p>0.9186401367</text:p>
          </table:table-cell>
          <table:table-cell table:formula="of:=SQRT(1 - [.A845])" office:value-type="float" office:value="0.691086172381021">
            <text:p>0.6910861724</text:p>
          </table:table-cell>
          <table:table-cell table:formula="of:=SQRT(1 - (1 - [.A845]))" office:value-type="float" office:value="0.722772372426997">
            <text:p>0.7227723724</text:p>
          </table:table-cell>
          <table:table-cell table:formula="of:=COS(2 * PI() * [.B845])" office:value-type="float" office:value="0.872158508207824">
            <text:p>0.8721585082</text:p>
          </table:table-cell>
          <table:table-cell table:formula="of:=SIN(2 * PI() * [.B845])" office:value-type="float" office:value="-0.489223401485152">
            <text:p>-0.4892234015</text:p>
          </table:table-cell>
          <table:table-cell table:formula="of:=[.D845]*[.E845]" office:value-type="float" office:value="0.63037207410976">
            <text:p>0.6303720741</text:p>
          </table:table-cell>
          <table:table-cell table:formula="of:=[.D845]*[.F845]" office:value-type="float" office:value="-0.353597158538229">
            <text:p>-0.3535971585</text:p>
          </table:table-cell>
          <table:table-cell table:formula="of:=[.C845]" office:value-type="float" office:value="0.691086172381021">
            <text:p>0.6910861724</text:p>
          </table:table-cell>
        </table:table-row>
        <table:table-row table:style-name="ro1">
          <table:table-cell table:formula="of:=RAND()" office:value-type="float" office:value="0.4757080078125">
            <text:p>0.4757080078</text:p>
          </table:table-cell>
          <table:table-cell table:formula="of:=RAND()" office:value-type="float" office:value="0.490570068359375">
            <text:p>0.4905700684</text:p>
          </table:table-cell>
          <table:table-cell table:formula="of:=SQRT(1 - [.A846])" office:value-type="float" office:value="0.724080100670844">
            <text:p>0.7240801007</text:p>
          </table:table-cell>
          <table:table-cell table:formula="of:=SQRT(1 - (1 - [.A846]))" office:value-type="float" office:value="0.689715889198226">
            <text:p>0.6897158892</text:p>
          </table:table-cell>
          <table:table-cell table:formula="of:=COS(2 * PI() * [.B846])" office:value-type="float" office:value="-0.998245231722258">
            <text:p>-0.9982452317</text:p>
          </table:table-cell>
          <table:table-cell table:formula="of:=SIN(2 * PI() * [.B846])" office:value-type="float" office:value="0.0592153471979673">
            <text:p>0.0592153472</text:p>
          </table:table-cell>
          <table:table-cell table:formula="of:=[.D846]*[.E846]" office:value-type="float" office:value="-0.688505597635207">
            <text:p>-0.6885055976</text:p>
          </table:table-cell>
          <table:table-cell table:formula="of:=[.D846]*[.F846]" office:value-type="float" office:value="0.0408417658468277">
            <text:p>0.0408417658</text:p>
          </table:table-cell>
          <table:table-cell table:formula="of:=[.C846]" office:value-type="float" office:value="0.724080100670844">
            <text:p>0.7240801007</text:p>
          </table:table-cell>
        </table:table-row>
        <table:table-row table:style-name="ro1">
          <table:table-cell table:formula="of:=RAND()" office:value-type="float" office:value="0.703582763671875">
            <text:p>0.7035827637</text:p>
          </table:table-cell>
          <table:table-cell table:formula="of:=RAND()" office:value-type="float" office:value="0.667327880859375">
            <text:p>0.6673278809</text:p>
          </table:table-cell>
          <table:table-cell table:formula="of:=SQRT(1 - [.A847])" office:value-type="float" office:value="0.5444421331309">
            <text:p>0.5444421331</text:p>
          </table:table-cell>
          <table:table-cell table:formula="of:=SQRT(1 - (1 - [.A847]))" office:value-type="float" office:value="0.838798404666983">
            <text:p>0.8387984047</text:p>
          </table:table-cell>
          <table:table-cell table:formula="of:=COS(2 * PI() * [.B847])" office:value-type="float" office:value="-0.496397765676667">
            <text:p>-0.4963977657</text:p>
          </table:table-cell>
          <table:table-cell table:formula="of:=SIN(2 * PI() * [.B847])" office:value-type="float" office:value="-0.868095189614142">
            <text:p>-0.8680951896</text:p>
          </table:table-cell>
          <table:table-cell table:formula="of:=[.D847]*[.E847]" office:value-type="float" office:value="-0.416377653929843">
            <text:p>-0.4163776539</text:p>
          </table:table-cell>
          <table:table-cell table:formula="of:=[.D847]*[.F847]" office:value-type="float" office:value="-0.728156860147424">
            <text:p>-0.7281568601</text:p>
          </table:table-cell>
          <table:table-cell table:formula="of:=[.C847]" office:value-type="float" office:value="0.5444421331309">
            <text:p>0.5444421331</text:p>
          </table:table-cell>
        </table:table-row>
        <table:table-row table:style-name="ro1">
          <table:table-cell table:formula="of:=RAND()" office:value-type="float" office:value="0.84228515625">
            <text:p>0.8422851563</text:p>
          </table:table-cell>
          <table:table-cell table:formula="of:=RAND()" office:value-type="float" office:value="0.104644775390625">
            <text:p>0.1046447754</text:p>
          </table:table-cell>
          <table:table-cell table:formula="of:=SQRT(1 - [.A848])" office:value-type="float" office:value="0.397133282098089">
            <text:p>0.3971332821</text:p>
          </table:table-cell>
          <table:table-cell table:formula="of:=SQRT(1 - (1 - [.A848]))" office:value-type="float" office:value="0.917760947224276">
            <text:p>0.9177609472</text:p>
          </table:table-cell>
          <table:table-cell table:formula="of:=COS(2 * PI() * [.B848])" office:value-type="float" office:value="0.791521016159905">
            <text:p>0.7915210162</text:p>
          </table:table-cell>
          <table:table-cell table:formula="of:=SIN(2 * PI() * [.B848])" office:value-type="float" office:value="0.611141948304313">
            <text:p>0.6111419483</text:p>
          </table:table-cell>
          <table:table-cell table:formula="of:=[.D848]*[.E848]" office:value-type="float" office:value="0.726427077538836">
            <text:p>0.7264270775</text:p>
          </table:table-cell>
          <table:table-cell table:formula="of:=[.D848]*[.F848]" office:value-type="float" office:value="0.560882213364255">
            <text:p>0.5608822134</text:p>
          </table:table-cell>
          <table:table-cell table:formula="of:=[.C848]" office:value-type="float" office:value="0.397133282098089">
            <text:p>0.3971332821</text:p>
          </table:table-cell>
        </table:table-row>
        <table:table-row table:style-name="ro1">
          <table:table-cell table:formula="of:=RAND()" office:value-type="float" office:value="0.16534423828125">
            <text:p>0.1653442383</text:p>
          </table:table-cell>
          <table:table-cell table:formula="of:=RAND()" office:value-type="float" office:value="0.89630126953125">
            <text:p>0.8963012695</text:p>
          </table:table-cell>
          <table:table-cell table:formula="of:=SQRT(1 - [.A849])" office:value-type="float" office:value="0.913594965900508">
            <text:p>0.9135949659</text:p>
          </table:table-cell>
          <table:table-cell table:formula="of:=SQRT(1 - (1 - [.A849]))" office:value-type="float" office:value="0.406625427489785">
            <text:p>0.4066254275</text:p>
          </table:table-cell>
          <table:table-cell table:formula="of:=COS(2 * PI() * [.B849])" office:value-type="float" office:value="0.79513974634268">
            <text:p>0.7951397463</text:p>
          </table:table-cell>
          <table:table-cell table:formula="of:=SIN(2 * PI() * [.B849])" office:value-type="float" office:value="-0.606426239361474">
            <text:p>-0.6064262394</text:p>
          </table:table-cell>
          <table:table-cell table:formula="of:=[.D849]*[.E849]" office:value-type="float" office:value="0.323324039270711">
            <text:p>0.3233240393</text:p>
          </table:table-cell>
          <table:table-cell table:formula="of:=[.D849]*[.F849]" office:value-type="float" office:value="-0.246588328821382">
            <text:p>-0.2465883288</text:p>
          </table:table-cell>
          <table:table-cell table:formula="of:=[.C849]" office:value-type="float" office:value="0.913594965900508">
            <text:p>0.9135949659</text:p>
          </table:table-cell>
        </table:table-row>
        <table:table-row table:style-name="ro1">
          <table:table-cell table:formula="of:=RAND()" office:value-type="float" office:value="0.311981201171875">
            <text:p>0.3119812012</text:p>
          </table:table-cell>
          <table:table-cell table:formula="of:=RAND()" office:value-type="float" office:value="0.86920166015625">
            <text:p>0.8692016602</text:p>
          </table:table-cell>
          <table:table-cell table:formula="of:=SQRT(1 - [.A850])" office:value-type="float" office:value="0.829468986055612">
            <text:p>0.8294689861</text:p>
          </table:table-cell>
          <table:table-cell table:formula="of:=SQRT(1 - (1 - [.A850]))" office:value-type="float" office:value="0.558552773846729">
            <text:p>0.5585527738</text:p>
          </table:table-cell>
          <table:table-cell table:formula="of:=COS(2 * PI() * [.B850])" office:value-type="float" office:value="0.680881917135287">
            <text:p>0.6808819171</text:p>
          </table:table-cell>
          <table:table-cell table:formula="of:=SIN(2 * PI() * [.B850])" office:value-type="float" office:value="-0.732393210589896">
            <text:p>-0.7323932106</text:p>
          </table:table-cell>
          <table:table-cell table:formula="of:=[.D850]*[.E850]" office:value-type="float" office:value="0.380308483477993">
            <text:p>0.3803084835</text:p>
          </table:table-cell>
          <table:table-cell table:formula="of:=[.D850]*[.F850]" office:value-type="float" office:value="-0.409080259321498">
            <text:p>-0.4090802593</text:p>
          </table:table-cell>
          <table:table-cell table:formula="of:=[.C850]" office:value-type="float" office:value="0.829468986055612">
            <text:p>0.8294689861</text:p>
          </table:table-cell>
        </table:table-row>
        <table:table-row table:style-name="ro1">
          <table:table-cell table:formula="of:=RAND()" office:value-type="float" office:value="0.881439208984375">
            <text:p>0.881439209</text:p>
          </table:table-cell>
          <table:table-cell table:formula="of:=RAND()" office:value-type="float" office:value="0.558441162109375">
            <text:p>0.5584411621</text:p>
          </table:table-cell>
          <table:table-cell table:formula="of:=SQRT(1 - [.A851])" office:value-type="float" office:value="0.344326576109985">
            <text:p>0.3443265761</text:p>
          </table:table-cell>
          <table:table-cell table:formula="of:=SQRT(1 - (1 - [.A851]))" office:value-type="float" office:value="0.938849939545386">
            <text:p>0.9388499395</text:p>
          </table:table-cell>
          <table:table-cell table:formula="of:=COS(2 * PI() * [.B851])" office:value-type="float" office:value="-0.933337415033246">
            <text:p>-0.933337415</text:p>
          </table:table-cell>
          <table:table-cell table:formula="of:=SIN(2 * PI() * [.B851])" office:value-type="float" office:value="-0.359000375625232">
            <text:p>-0.3590003756</text:p>
          </table:table-cell>
          <table:table-cell table:formula="of:=[.D851]*[.E851]" office:value-type="float" office:value="-0.87626377567941">
            <text:p>-0.8762637757</text:p>
          </table:table-cell>
          <table:table-cell table:formula="of:=[.D851]*[.F851]" office:value-type="float" office:value="-0.33704748095252">
            <text:p>-0.337047481</text:p>
          </table:table-cell>
          <table:table-cell table:formula="of:=[.C851]" office:value-type="float" office:value="0.344326576109985">
            <text:p>0.3443265761</text:p>
          </table:table-cell>
        </table:table-row>
        <table:table-row table:style-name="ro1">
          <table:table-cell table:formula="of:=RAND()" office:value-type="float" office:value="0.13385009765625">
            <text:p>0.1338500977</text:p>
          </table:table-cell>
          <table:table-cell table:formula="of:=RAND()" office:value-type="float" office:value="0.865478515625">
            <text:p>0.8654785156</text:p>
          </table:table-cell>
          <table:table-cell table:formula="of:=SQRT(1 - [.A852])" office:value-type="float" office:value="0.930671747902422">
            <text:p>0.9306717479</text:p>
          </table:table-cell>
          <table:table-cell table:formula="of:=SQRT(1 - (1 - [.A852]))" office:value-type="float" office:value="0.365855296061503">
            <text:p>0.3658552961</text:p>
          </table:table-cell>
          <table:table-cell table:formula="of:=COS(2 * PI() * [.B852])" office:value-type="float" office:value="0.66356415861204">
            <text:p>0.6635641586</text:p>
          </table:table-cell>
          <table:table-cell table:formula="of:=SIN(2 * PI() * [.B852])" office:value-type="float" office:value="-0.748119380450404">
            <text:p>-0.7481193805</text:p>
          </table:table-cell>
          <table:table-cell table:formula="of:=[.D852]*[.E852]" office:value-type="float" office:value="0.24276846170481">
            <text:p>0.2427684617</text:p>
          </table:table-cell>
          <table:table-cell table:formula="of:=[.D852]*[.F852]" office:value-type="float" office:value="-0.273703437424031">
            <text:p>-0.2737034374</text:p>
          </table:table-cell>
          <table:table-cell table:formula="of:=[.C852]" office:value-type="float" office:value="0.930671747902422">
            <text:p>0.9306717479</text:p>
          </table:table-cell>
        </table:table-row>
        <table:table-row table:style-name="ro1">
          <table:table-cell table:formula="of:=RAND()" office:value-type="float" office:value="0.461883544921875">
            <text:p>0.4618835449</text:p>
          </table:table-cell>
          <table:table-cell table:formula="of:=RAND()" office:value-type="float" office:value="0.928436279296875">
            <text:p>0.9284362793</text:p>
          </table:table-cell>
          <table:table-cell table:formula="of:=SQRT(1 - [.A853])" office:value-type="float" office:value="0.73356421332977">
            <text:p>0.7335642133</text:p>
          </table:table-cell>
          <table:table-cell table:formula="of:=SQRT(1 - (1 - [.A853]))" office:value-type="float" office:value="0.67962014752498">
            <text:p>0.6796201475</text:p>
          </table:table-cell>
          <table:table-cell table:formula="of:=COS(2 * PI() * [.B853])" office:value-type="float" office:value="0.900600102949341">
            <text:p>0.9006001029</text:p>
          </table:table-cell>
          <table:table-cell table:formula="of:=SIN(2 * PI() * [.B853])" office:value-type="float" office:value="-0.434648656465928">
            <text:p>-0.4346486565</text:p>
          </table:table-cell>
          <table:table-cell table:formula="of:=[.D853]*[.E853]" office:value-type="float" office:value="0.612065974827443">
            <text:p>0.6120659748</text:p>
          </table:table-cell>
          <table:table-cell table:formula="of:=[.D853]*[.F853]" office:value-type="float" office:value="-0.295395984028908">
            <text:p>-0.295395984</text:p>
          </table:table-cell>
          <table:table-cell table:formula="of:=[.C853]" office:value-type="float" office:value="0.73356421332977">
            <text:p>0.7335642133</text:p>
          </table:table-cell>
        </table:table-row>
        <table:table-row table:style-name="ro1">
          <table:table-cell table:formula="of:=RAND()" office:value-type="float" office:value="0.11181640625">
            <text:p>0.1118164063</text:p>
          </table:table-cell>
          <table:table-cell table:formula="of:=RAND()" office:value-type="float" office:value="0.461029052734375">
            <text:p>0.4610290527</text:p>
          </table:table-cell>
          <table:table-cell table:formula="of:=SQRT(1 - [.A854])" office:value-type="float" office:value="0.942434928125014">
            <text:p>0.9424349281</text:p>
          </table:table-cell>
          <table:table-cell table:formula="of:=SQRT(1 - (1 - [.A854]))" office:value-type="float" office:value="0.334389602484886">
            <text:p>0.3343896025</text:p>
          </table:table-cell>
          <table:table-cell table:formula="of:=COS(2 * PI() * [.B854])" office:value-type="float" office:value="-0.970170865291024">
            <text:p>-0.9701708653</text:p>
          </table:table-cell>
          <table:table-cell table:formula="of:=SIN(2 * PI() * [.B854])" office:value-type="float" office:value="0.242422136242681">
            <text:p>0.2424221362</text:p>
          </table:table-cell>
          <table:table-cell table:formula="of:=[.D854]*[.E854]" office:value-type="float" office:value="-0.324415049987083">
            <text:p>-0.32441505</text:p>
          </table:table-cell>
          <table:table-cell table:formula="of:=[.D854]*[.F854]" office:value-type="float" office:value="0.081063441771727">
            <text:p>0.0810634418</text:p>
          </table:table-cell>
          <table:table-cell table:formula="of:=[.C854]" office:value-type="float" office:value="0.942434928125014">
            <text:p>0.9424349281</text:p>
          </table:table-cell>
        </table:table-row>
        <table:table-row table:style-name="ro1">
          <table:table-cell table:formula="of:=RAND()" office:value-type="float" office:value="0.963226318359375">
            <text:p>0.9632263184</text:p>
          </table:table-cell>
          <table:table-cell table:formula="of:=RAND()" office:value-type="float" office:value="0.37432861328125">
            <text:p>0.3743286133</text:p>
          </table:table-cell>
          <table:table-cell table:formula="of:=SQRT(1 - [.A855])" office:value-type="float" office:value="0.1917646516974">
            <text:p>0.1917646517</text:p>
          </table:table-cell>
          <table:table-cell table:formula="of:=SQRT(1 - (1 - [.A855]))" office:value-type="float" office:value="0.981440939822349">
            <text:p>0.9814409398</text:p>
          </table:table-cell>
          <table:table-cell table:formula="of:=COS(2 * PI() * [.B855])" office:value-type="float" office:value="-0.704117605857725">
            <text:p>-0.7041176059</text:p>
          </table:table-cell>
          <table:table-cell table:formula="of:=SIN(2 * PI() * [.B855])" office:value-type="float" office:value="0.710083373359203">
            <text:p>0.7100833734</text:p>
          </table:table-cell>
          <table:table-cell table:formula="of:=[.D855]*[.E855]" office:value-type="float" office:value="-0.691049844838468">
            <text:p>-0.6910498448</text:p>
          </table:table-cell>
          <table:table-cell table:formula="of:=[.D855]*[.F855]" office:value-type="float" office:value="0.69690489330188">
            <text:p>0.6969048933</text:p>
          </table:table-cell>
          <table:table-cell table:formula="of:=[.C855]" office:value-type="float" office:value="0.1917646516974">
            <text:p>0.1917646517</text:p>
          </table:table-cell>
        </table:table-row>
        <table:table-row table:style-name="ro1">
          <table:table-cell table:formula="of:=RAND()" office:value-type="float" office:value="0.146270751953125">
            <text:p>0.146270752</text:p>
          </table:table-cell>
          <table:table-cell table:formula="of:=RAND()" office:value-type="float" office:value="0.504364013671875">
            <text:p>0.5043640137</text:p>
          </table:table-cell>
          <table:table-cell table:formula="of:=SQRT(1 - [.A856])" office:value-type="float" office:value="0.923974700977724">
            <text:p>0.923974701</text:p>
          </table:table-cell>
          <table:table-cell table:formula="of:=SQRT(1 - (1 - [.A856]))" office:value-type="float" office:value="0.382453594509353">
            <text:p>0.3824535945</text:p>
          </table:table-cell>
          <table:table-cell table:formula="of:=COS(2 * PI() * [.B856])" office:value-type="float" office:value="-0.999624097914234">
            <text:p>-0.9996240979</text:p>
          </table:table-cell>
          <table:table-cell table:formula="of:=SIN(2 * PI() * [.B856])" office:value-type="float" office:value="-0.0274164707639894">
            <text:p>-0.0274164708</text:p>
          </table:table-cell>
          <table:table-cell table:formula="of:=[.D856]*[.E856]" office:value-type="float" office:value="-0.382309829405469">
            <text:p>-0.3823098294</text:p>
          </table:table-cell>
          <table:table-cell table:formula="of:=[.D856]*[.F856]" office:value-type="float" office:value="-0.0104855277924484">
            <text:p>-0.0104855278</text:p>
          </table:table-cell>
          <table:table-cell table:formula="of:=[.C856]" office:value-type="float" office:value="0.923974700977724">
            <text:p>0.923974701</text:p>
          </table:table-cell>
        </table:table-row>
        <table:table-row table:style-name="ro1">
          <table:table-cell table:formula="of:=RAND()" office:value-type="float" office:value="0.01312255859375">
            <text:p>0.0131225586</text:p>
          </table:table-cell>
          <table:table-cell table:formula="of:=RAND()" office:value-type="float" office:value="0.357635498046875">
            <text:p>0.357635498</text:p>
          </table:table-cell>
          <table:table-cell table:formula="of:=SQRT(1 - [.A857])" office:value-type="float" office:value="0.993417053108235">
            <text:p>0.9934170531</text:p>
          </table:table-cell>
          <table:table-cell table:formula="of:=SQRT(1 - (1 - [.A857]))" office:value-type="float" office:value="0.114553736707931">
            <text:p>0.1145537367</text:p>
          </table:table-cell>
          <table:table-cell table:formula="of:=COS(2 * PI() * [.B857])" office:value-type="float" office:value="-0.625906856377921">
            <text:p>-0.6259068564</text:p>
          </table:table-cell>
          <table:table-cell table:formula="of:=SIN(2 * PI() * [.B857])" office:value-type="float" office:value="0.779897818396172">
            <text:p>0.7798978184</text:p>
          </table:table-cell>
          <table:table-cell table:formula="of:=[.D857]*[.E857]" office:value-type="float" office:value="-0.0716999692292052">
            <text:p>-0.0716999692</text:p>
          </table:table-cell>
          <table:table-cell table:formula="of:=[.D857]*[.F857]" office:value-type="float" office:value="0.0893402093476449">
            <text:p>0.0893402093</text:p>
          </table:table-cell>
          <table:table-cell table:formula="of:=[.C857]" office:value-type="float" office:value="0.993417053108235">
            <text:p>0.9934170531</text:p>
          </table:table-cell>
        </table:table-row>
        <table:table-row table:style-name="ro1">
          <table:table-cell table:formula="of:=RAND()" office:value-type="float" office:value="0.605682373046875">
            <text:p>0.605682373</text:p>
          </table:table-cell>
          <table:table-cell table:formula="of:=RAND()" office:value-type="float" office:value="0.575958251953125">
            <text:p>0.575958252</text:p>
          </table:table-cell>
          <table:table-cell table:formula="of:=SQRT(1 - [.A858])" office:value-type="float" office:value="0.627947152993885">
            <text:p>0.627947153</text:p>
          </table:table-cell>
          <table:table-cell table:formula="of:=SQRT(1 - (1 - [.A858]))" office:value-type="float" office:value="0.778255981696816">
            <text:p>0.7782559817</text:p>
          </table:table-cell>
          <table:table-cell table:formula="of:=COS(2 * PI() * [.B858])" office:value-type="float" office:value="-0.888256970978914">
            <text:p>-0.888256971</text:p>
          </table:table-cell>
          <table:table-cell table:formula="of:=SIN(2 * PI() * [.B858])" office:value-type="float" office:value="-0.45934687710636">
            <text:p>-0.4593468771</text:p>
          </table:table-cell>
          <table:table-cell table:formula="of:=[.D858]*[.E858]" office:value-type="float" office:value="-0.691291300948235">
            <text:p>-0.6912913009</text:p>
          </table:table-cell>
          <table:table-cell table:formula="of:=[.D858]*[.F858]" office:value-type="float" office:value="-0.357489454781777">
            <text:p>-0.3574894548</text:p>
          </table:table-cell>
          <table:table-cell table:formula="of:=[.C858]" office:value-type="float" office:value="0.627947152993885">
            <text:p>0.627947153</text:p>
          </table:table-cell>
        </table:table-row>
        <table:table-row table:style-name="ro1">
          <table:table-cell table:formula="of:=RAND()" office:value-type="float" office:value="0.4056396484375">
            <text:p>0.4056396484</text:p>
          </table:table-cell>
          <table:table-cell table:formula="of:=RAND()" office:value-type="float" office:value="0.9432373046875">
            <text:p>0.9432373047</text:p>
          </table:table-cell>
          <table:table-cell table:formula="of:=SQRT(1 - [.A859])" office:value-type="float" office:value="0.770947697034306">
            <text:p>0.770947697</text:p>
          </table:table-cell>
          <table:table-cell table:formula="of:=SQRT(1 - (1 - [.A859]))" office:value-type="float" office:value="0.636898460068401">
            <text:p>0.6368984601</text:p>
          </table:table-cell>
          <table:table-cell table:formula="of:=COS(2 * PI() * [.B859])" office:value-type="float" office:value="0.937071502451759">
            <text:p>0.9370715025</text:p>
          </table:table-cell>
          <table:table-cell table:formula="of:=SIN(2 * PI() * [.B859])" office:value-type="float" office:value="-0.349137507714085">
            <text:p>-0.3491375077</text:p>
          </table:table-cell>
          <table:table-cell table:formula="of:=[.D859]*[.E859]" office:value-type="float" office:value="0.596819396885508">
            <text:p>0.5968193969</text:p>
          </table:table-cell>
          <table:table-cell table:formula="of:=[.D859]*[.F859]" office:value-type="float" office:value="-0.22236514101522">
            <text:p>-0.222365141</text:p>
          </table:table-cell>
          <table:table-cell table:formula="of:=[.C859]" office:value-type="float" office:value="0.770947697034306">
            <text:p>0.770947697</text:p>
          </table:table-cell>
        </table:table-row>
        <table:table-row table:style-name="ro1">
          <table:table-cell table:formula="of:=RAND()" office:value-type="float" office:value="0.93475341796875">
            <text:p>0.934753418</text:p>
          </table:table-cell>
          <table:table-cell table:formula="of:=RAND()" office:value-type="float" office:value="0.827178955078125">
            <text:p>0.8271789551</text:p>
          </table:table-cell>
          <table:table-cell table:formula="of:=SQRT(1 - [.A860])" office:value-type="float" office:value="0.255434105066747">
            <text:p>0.2554341051</text:p>
          </table:table-cell>
          <table:table-cell table:formula="of:=SQRT(1 - (1 - [.A860]))" office:value-type="float" office:value="0.966826467350139">
            <text:p>0.9668264674</text:p>
          </table:table-cell>
          <table:table-cell table:formula="of:=COS(2 * PI() * [.B860])" office:value-type="float" office:value="0.466146144919386">
            <text:p>0.4661461449</text:p>
          </table:table-cell>
          <table:table-cell table:formula="of:=SIN(2 * PI() * [.B860])" office:value-type="float" office:value="-0.884707732291741">
            <text:p>-0.8847077323</text:p>
          </table:table-cell>
          <table:table-cell table:formula="of:=[.D860]*[.E860]" office:value-type="float" office:value="0.450682430561296">
            <text:p>0.4506824306</text:p>
          </table:table-cell>
          <table:table-cell table:formula="of:=[.D860]*[.F860]" office:value-type="float" office:value="-0.855358851448977">
            <text:p>-0.8553588514</text:p>
          </table:table-cell>
          <table:table-cell table:formula="of:=[.C860]" office:value-type="float" office:value="0.255434105066747">
            <text:p>0.2554341051</text:p>
          </table:table-cell>
        </table:table-row>
        <table:table-row table:style-name="ro1">
          <table:table-cell table:formula="of:=RAND()" office:value-type="float" office:value="0.823638916015625">
            <text:p>0.823638916</text:p>
          </table:table-cell>
          <table:table-cell table:formula="of:=RAND()" office:value-type="float" office:value="0.600341796875">
            <text:p>0.6003417969</text:p>
          </table:table-cell>
          <table:table-cell table:formula="of:=SQRT(1 - [.A861])" office:value-type="float" office:value="0.419953668854524">
            <text:p>0.4199536689</text:p>
          </table:table-cell>
          <table:table-cell table:formula="of:=SQRT(1 - (1 - [.A861]))" office:value-type="float" office:value="0.907545544871234">
            <text:p>0.9075455449</text:p>
          </table:table-cell>
          <table:table-cell table:formula="of:=COS(2 * PI() * [.B861])" office:value-type="float" office:value="-0.80775281792619">
            <text:p>-0.8077528179</text:p>
          </table:table-cell>
          <table:table-cell table:formula="of:=SIN(2 * PI() * [.B861])" office:value-type="float" office:value="-0.589521318641064">
            <text:p>-0.5895213186</text:p>
          </table:table-cell>
          <table:table-cell table:formula="of:=[.D861]*[.E861]" office:value-type="float" office:value="-0.733072471266099">
            <text:p>-0.7330724713</text:p>
          </table:table-cell>
          <table:table-cell table:formula="of:=[.D861]*[.F861]" office:value-type="float" office:value="-0.535017446339313">
            <text:p>-0.5350174463</text:p>
          </table:table-cell>
          <table:table-cell table:formula="of:=[.C861]" office:value-type="float" office:value="0.419953668854524">
            <text:p>0.4199536689</text:p>
          </table:table-cell>
        </table:table-row>
        <table:table-row table:style-name="ro1">
          <table:table-cell table:formula="of:=RAND()" office:value-type="float" office:value="0.40496826171875">
            <text:p>0.4049682617</text:p>
          </table:table-cell>
          <table:table-cell table:formula="of:=RAND()" office:value-type="float" office:value="0.438568115234375">
            <text:p>0.4385681152</text:p>
          </table:table-cell>
          <table:table-cell table:formula="of:=SQRT(1 - [.A862])" office:value-type="float" office:value="0.771383003624821">
            <text:p>0.7713830036</text:p>
          </table:table-cell>
          <table:table-cell table:formula="of:=SQRT(1 - (1 - [.A862]))" office:value-type="float" office:value="0.636371166630568">
            <text:p>0.6363711666</text:p>
          </table:table-cell>
          <table:table-cell table:formula="of:=COS(2 * PI() * [.B862])" office:value-type="float" office:value="-0.926426959679452">
            <text:p>-0.9264269597</text:p>
          </table:table-cell>
          <table:table-cell table:formula="of:=SIN(2 * PI() * [.B862])" office:value-type="float" office:value="0.376474552100254">
            <text:p>0.3764745521</text:p>
          </table:table-cell>
          <table:table-cell table:formula="of:=[.D862]*[.E862]" office:value-type="float" office:value="-0.589551405129223">
            <text:p>-0.5895514051</text:p>
          </table:table-cell>
          <table:table-cell table:formula="of:=[.D862]*[.F862]" office:value-type="float" office:value="0.239577549926759">
            <text:p>0.2395775499</text:p>
          </table:table-cell>
          <table:table-cell table:formula="of:=[.C862]" office:value-type="float" office:value="0.771383003624821">
            <text:p>0.7713830036</text:p>
          </table:table-cell>
        </table:table-row>
        <table:table-row table:style-name="ro1">
          <table:table-cell table:formula="of:=RAND()" office:value-type="float" office:value="0.844146728515625">
            <text:p>0.8441467285</text:p>
          </table:table-cell>
          <table:table-cell table:formula="of:=RAND()" office:value-type="float" office:value="0.575531005859375">
            <text:p>0.5755310059</text:p>
          </table:table-cell>
          <table:table-cell table:formula="of:=SQRT(1 - [.A863])" office:value-type="float" office:value="0.394782562285082">
            <text:p>0.3947825623</text:p>
          </table:table-cell>
          <table:table-cell table:formula="of:=SQRT(1 - (1 - [.A863]))" office:value-type="float" office:value="0.918774579815759">
            <text:p>0.9187745798</text:p>
          </table:table-cell>
          <table:table-cell table:formula="of:=COS(2 * PI() * [.B863])" office:value-type="float" office:value="-0.88948687019797">
            <text:p>-0.8894868702</text:p>
          </table:table-cell>
          <table:table-cell table:formula="of:=SIN(2 * PI() * [.B863])" office:value-type="float" office:value="-0.456960728887527">
            <text:p>-0.4569607289</text:p>
          </table:table-cell>
          <table:table-cell table:formula="of:=[.D863]*[.E863]" office:value-type="float" office:value="-0.817237925417775">
            <text:p>-0.8172379254</text:p>
          </table:table-cell>
          <table:table-cell table:formula="of:=[.D863]*[.F863]" office:value-type="float" office:value="-0.419843901675941">
            <text:p>-0.4198439017</text:p>
          </table:table-cell>
          <table:table-cell table:formula="of:=[.C863]" office:value-type="float" office:value="0.394782562285082">
            <text:p>0.3947825623</text:p>
          </table:table-cell>
        </table:table-row>
        <table:table-row table:style-name="ro1">
          <table:table-cell table:formula="of:=RAND()" office:value-type="float" office:value="0.414031982421875">
            <text:p>0.4140319824</text:p>
          </table:table-cell>
          <table:table-cell table:formula="of:=RAND()" office:value-type="float" office:value="0.22821044921875">
            <text:p>0.2282104492</text:p>
          </table:table-cell>
          <table:table-cell table:formula="of:=SQRT(1 - [.A864])" office:value-type="float" office:value="0.76548547835875">
            <text:p>0.7654854784</text:p>
          </table:table-cell>
          <table:table-cell table:formula="of:=SQRT(1 - (1 - [.A864]))" office:value-type="float" office:value="0.643453170340993">
            <text:p>0.6434531703</text:p>
          </table:table-cell>
          <table:table-cell table:formula="of:=COS(2 * PI() * [.B864])" office:value-type="float" office:value="0.136480491942256">
            <text:p>0.1364804919</text:p>
          </table:table-cell>
          <table:table-cell table:formula="of:=SIN(2 * PI() * [.B864])" office:value-type="float" office:value="0.990642758677012">
            <text:p>0.9906427587</text:p>
          </table:table-cell>
          <table:table-cell table:formula="of:=[.D864]*[.E864]" office:value-type="float" office:value="0.0878188052299432">
            <text:p>0.0878188052</text:p>
          </table:table-cell>
          <table:table-cell table:formula="of:=[.D864]*[.F864]" office:value-type="float" office:value="0.63743222374607">
            <text:p>0.6374322237</text:p>
          </table:table-cell>
          <table:table-cell table:formula="of:=[.C864]" office:value-type="float" office:value="0.76548547835875">
            <text:p>0.7654854784</text:p>
          </table:table-cell>
        </table:table-row>
        <table:table-row table:style-name="ro1">
          <table:table-cell table:formula="of:=RAND()" office:value-type="float" office:value="0.883453369140625">
            <text:p>0.8834533691</text:p>
          </table:table-cell>
          <table:table-cell table:formula="of:=RAND()" office:value-type="float" office:value="0.619537353515625">
            <text:p>0.6195373535</text:p>
          </table:table-cell>
          <table:table-cell table:formula="of:=SQRT(1 - [.A865])" office:value-type="float" office:value="0.341389265881889">
            <text:p>0.3413892659</text:p>
          </table:table-cell>
          <table:table-cell table:formula="of:=SQRT(1 - (1 - [.A865]))" office:value-type="float" office:value="0.939922001625999">
            <text:p>0.9399220016</text:p>
          </table:table-cell>
          <table:table-cell table:formula="of:=COS(2 * PI() * [.B865])" office:value-type="float" office:value="-0.730955450313964">
            <text:p>-0.7309554503</text:p>
          </table:table-cell>
          <table:table-cell table:formula="of:=SIN(2 * PI() * [.B865])" office:value-type="float" office:value="-0.682425182460546">
            <text:p>-0.6824251825</text:p>
          </table:table-cell>
          <table:table-cell table:formula="of:=[.D865]*[.E865]" office:value-type="float" office:value="-0.687041109958535">
            <text:p>-0.68704111</text:p>
          </table:table-cell>
          <table:table-cell table:formula="of:=[.D865]*[.F865]" office:value-type="float" office:value="-0.641426443458304">
            <text:p>-0.6414264435</text:p>
          </table:table-cell>
          <table:table-cell table:formula="of:=[.C865]" office:value-type="float" office:value="0.341389265881889">
            <text:p>0.3413892659</text:p>
          </table:table-cell>
        </table:table-row>
        <table:table-row table:style-name="ro1">
          <table:table-cell table:formula="of:=RAND()" office:value-type="float" office:value="0.2403564453125">
            <text:p>0.2403564453</text:p>
          </table:table-cell>
          <table:table-cell table:formula="of:=RAND()" office:value-type="float" office:value="0.441986083984375">
            <text:p>0.441986084</text:p>
          </table:table-cell>
          <table:table-cell table:formula="of:=SQRT(1 - [.A866])" office:value-type="float" office:value="0.871575329324723">
            <text:p>0.8715753293</text:p>
          </table:table-cell>
          <table:table-cell table:formula="of:=SQRT(1 - (1 - [.A866]))" office:value-type="float" office:value="0.490261609054288">
            <text:p>0.4902616091</text:p>
          </table:table-cell>
          <table:table-cell table:formula="of:=COS(2 * PI() * [.B866])" office:value-type="float" office:value="-0.934297775333532">
            <text:p>-0.9342977753</text:p>
          </table:table-cell>
          <table:table-cell table:formula="of:=SIN(2 * PI() * [.B866])" office:value-type="float" office:value="0.35649357218162">
            <text:p>0.3564935722</text:p>
          </table:table-cell>
          <table:table-cell table:formula="of:=[.D866]*[.E866]" office:value-type="float" office:value="-0.45805033067086">
            <text:p>-0.4580503307</text:p>
          </table:table-cell>
          <table:table-cell table:formula="of:=[.D866]*[.F866]" office:value-type="float" office:value="0.174775112315272">
            <text:p>0.1747751123</text:p>
          </table:table-cell>
          <table:table-cell table:formula="of:=[.C866]" office:value-type="float" office:value="0.871575329324723">
            <text:p>0.8715753293</text:p>
          </table:table-cell>
        </table:table-row>
        <table:table-row table:style-name="ro1">
          <table:table-cell table:formula="of:=RAND()" office:value-type="float" office:value="0.237640380859375">
            <text:p>0.2376403809</text:p>
          </table:table-cell>
          <table:table-cell table:formula="of:=RAND()" office:value-type="float" office:value="0.34869384765625">
            <text:p>0.3486938477</text:p>
          </table:table-cell>
          <table:table-cell table:formula="of:=SQRT(1 - [.A867])" office:value-type="float" office:value="0.873132074282365">
            <text:p>0.8731320743</text:p>
          </table:table-cell>
          <table:table-cell table:formula="of:=SQRT(1 - (1 - [.A867]))" office:value-type="float" office:value="0.487483723686622">
            <text:p>0.4874837237</text:p>
          </table:table-cell>
          <table:table-cell table:formula="of:=COS(2 * PI() * [.B867])" office:value-type="float" office:value="-0.581126094400978">
            <text:p>-0.5811260944</text:p>
          </table:table-cell>
          <table:table-cell table:formula="of:=SIN(2 * PI() * [.B867])" office:value-type="float" office:value="0.813813530488567">
            <text:p>0.8138135305</text:p>
          </table:table-cell>
          <table:table-cell table:formula="of:=[.D867]*[.E867]" office:value-type="float" office:value="-0.283289512430052">
            <text:p>-0.2832895124</text:p>
          </table:table-cell>
          <table:table-cell table:formula="of:=[.D867]*[.F867]" office:value-type="float" office:value="0.396720850229123">
            <text:p>0.3967208502</text:p>
          </table:table-cell>
          <table:table-cell table:formula="of:=[.C867]" office:value-type="float" office:value="0.873132074282365">
            <text:p>0.8731320743</text:p>
          </table:table-cell>
        </table:table-row>
        <table:table-row table:style-name="ro1">
          <table:table-cell table:formula="of:=RAND()" office:value-type="float" office:value="0.65899658203125">
            <text:p>0.658996582</text:p>
          </table:table-cell>
          <table:table-cell table:formula="of:=RAND()" office:value-type="float" office:value="0.25665283203125">
            <text:p>0.256652832</text:p>
          </table:table-cell>
          <table:table-cell table:formula="of:=SQRT(1 - [.A868])" office:value-type="float" office:value="0.583954979402308">
            <text:p>0.5839549794</text:p>
          </table:table-cell>
          <table:table-cell table:formula="of:=SQRT(1 - (1 - [.A868]))" office:value-type="float" office:value="0.811786044491558">
            <text:p>0.8117860445</text:p>
          </table:table-cell>
          <table:table-cell table:formula="of:=COS(2 * PI() * [.B868])" office:value-type="float" office:value="-0.041788804241622">
            <text:p>-0.0417888042</text:p>
          </table:table-cell>
          <table:table-cell table:formula="of:=SIN(2 * PI() * [.B868])" office:value-type="float" office:value="0.999126466389543">
            <text:p>0.9991264664</text:p>
          </table:table-cell>
          <table:table-cell table:formula="of:=[.D868]*[.E868]" office:value-type="float" office:value="-0.0339235680993383">
            <text:p>-0.0339235681</text:p>
          </table:table-cell>
          <table:table-cell table:formula="of:=[.D868]*[.F868]" office:value-type="float" office:value="0.811076922097195">
            <text:p>0.8110769221</text:p>
          </table:table-cell>
          <table:table-cell table:formula="of:=[.C868]" office:value-type="float" office:value="0.583954979402308">
            <text:p>0.5839549794</text:p>
          </table:table-cell>
        </table:table-row>
        <table:table-row table:style-name="ro1">
          <table:table-cell table:formula="of:=RAND()" office:value-type="float" office:value="0.875152587890625">
            <text:p>0.8751525879</text:p>
          </table:table-cell>
          <table:table-cell table:formula="of:=RAND()" office:value-type="float" office:value="0.022308349609375">
            <text:p>0.0223083496</text:p>
          </table:table-cell>
          <table:table-cell table:formula="of:=SQRT(1 - [.A869])" office:value-type="float" office:value="0.353337532834222">
            <text:p>0.3533375328</text:p>
          </table:table-cell>
          <table:table-cell table:formula="of:=SQRT(1 - (1 - [.A869]))" office:value-type="float" office:value="0.935495904796288">
            <text:p>0.9354959048</text:p>
          </table:table-cell>
          <table:table-cell table:formula="of:=COS(2 * PI() * [.B869])" office:value-type="float" office:value="0.99019260961954">
            <text:p>0.9901926096</text:p>
          </table:table-cell>
          <table:table-cell table:formula="of:=SIN(2 * PI() * [.B869])" office:value-type="float" office:value="0.139708968412358">
            <text:p>0.1397089684</text:p>
          </table:table-cell>
          <table:table-cell table:formula="of:=[.D869]*[.E869]" office:value-type="float" office:value="0.926321131258629">
            <text:p>0.9263211313</text:p>
          </table:table-cell>
          <table:table-cell table:formula="of:=[.D869]*[.F869]" office:value-type="float" office:value="0.130697167813074">
            <text:p>0.1306971678</text:p>
          </table:table-cell>
          <table:table-cell table:formula="of:=[.C869]" office:value-type="float" office:value="0.353337532834222">
            <text:p>0.3533375328</text:p>
          </table:table-cell>
        </table:table-row>
        <table:table-row table:style-name="ro1">
          <table:table-cell table:formula="of:=RAND()" office:value-type="float" office:value="0.325042724609375">
            <text:p>0.3250427246</text:p>
          </table:table-cell>
          <table:table-cell table:formula="of:=RAND()" office:value-type="float" office:value="0.02691650390625">
            <text:p>0.0269165039</text:p>
          </table:table-cell>
          <table:table-cell table:formula="of:=SQRT(1 - [.A870])" office:value-type="float" office:value="0.821557834477053">
            <text:p>0.8215578345</text:p>
          </table:table-cell>
          <table:table-cell table:formula="of:=SQRT(1 - (1 - [.A870]))" office:value-type="float" office:value="0.570125183279405">
            <text:p>0.5701251833</text:p>
          </table:table-cell>
          <table:table-cell table:formula="of:=COS(2 * PI() * [.B870])" office:value-type="float" office:value="0.985733033149723">
            <text:p>0.9857330331</text:p>
          </table:table-cell>
          <table:table-cell table:formula="of:=SIN(2 * PI() * [.B870])" office:value-type="float" office:value="0.168316331226195">
            <text:p>0.1683163312</text:p>
          </table:table-cell>
          <table:table-cell table:formula="of:=[.D870]*[.E870]" office:value-type="float" office:value="0.56199122618905">
            <text:p>0.5619912262</text:p>
          </table:table-cell>
          <table:table-cell table:formula="of:=[.D870]*[.F870]" office:value-type="float" office:value="0.0959613791892513">
            <text:p>0.0959613792</text:p>
          </table:table-cell>
          <table:table-cell table:formula="of:=[.C870]" office:value-type="float" office:value="0.821557834477053">
            <text:p>0.8215578345</text:p>
          </table:table-cell>
        </table:table-row>
        <table:table-row table:style-name="ro1">
          <table:table-cell table:formula="of:=RAND()" office:value-type="float" office:value="0.137786865234375">
            <text:p>0.1377868652</text:p>
          </table:table-cell>
          <table:table-cell table:formula="of:=RAND()" office:value-type="float" office:value="0.017578125">
            <text:p>0.017578125</text:p>
          </table:table-cell>
          <table:table-cell table:formula="of:=SQRT(1 - [.A871])" office:value-type="float" office:value="0.928554325155844">
            <text:p>0.9285543252</text:p>
          </table:table-cell>
          <table:table-cell table:formula="of:=SQRT(1 - (1 - [.A871]))" office:value-type="float" office:value="0.371196531818894">
            <text:p>0.3711965318</text:p>
          </table:table-cell>
          <table:table-cell table:formula="of:=COS(2 * PI() * [.B871])" office:value-type="float" office:value="0.993906970002356">
            <text:p>0.99390697</text:p>
          </table:table-cell>
          <table:table-cell table:formula="of:=SIN(2 * PI() * [.B871])" office:value-type="float" office:value="0.110222207293883">
            <text:p>0.1102222073</text:p>
          </table:table-cell>
          <table:table-cell table:formula="of:=[.D871]*[.E871]" office:value-type="float" office:value="0.3689348202155">
            <text:p>0.3689348202</text:p>
          </table:table-cell>
          <table:table-cell table:formula="of:=[.D871]*[.F871]" office:value-type="float" office:value="0.0409141010769126">
            <text:p>0.0409141011</text:p>
          </table:table-cell>
          <table:table-cell table:formula="of:=[.C871]" office:value-type="float" office:value="0.928554325155844">
            <text:p>0.9285543252</text:p>
          </table:table-cell>
        </table:table-row>
        <table:table-row table:style-name="ro1">
          <table:table-cell table:formula="of:=RAND()" office:value-type="float" office:value="0.33074951171875">
            <text:p>0.3307495117</text:p>
          </table:table-cell>
          <table:table-cell table:formula="of:=RAND()" office:value-type="float" office:value="0.80810546875">
            <text:p>0.8081054688</text:p>
          </table:table-cell>
          <table:table-cell table:formula="of:=SQRT(1 - [.A872])" office:value-type="float" office:value="0.818077311921832">
            <text:p>0.8180773119</text:p>
          </table:table-cell>
          <table:table-cell table:formula="of:=SQRT(1 - (1 - [.A872]))" office:value-type="float" office:value="0.575108260868117">
            <text:p>0.5751082609</text:p>
          </table:table-cell>
          <table:table-cell table:formula="of:=COS(2 * PI() * [.B872])" office:value-type="float" office:value="0.35703096123343">
            <text:p>0.3570309612</text:p>
          </table:table-cell>
          <table:table-cell table:formula="of:=SIN(2 * PI() * [.B872])" office:value-type="float" office:value="-0.934092550404259">
            <text:p>-0.9340925504</text:p>
          </table:table-cell>
          <table:table-cell table:formula="of:=[.D872]*[.E872]" office:value-type="float" office:value="0.20533145519103">
            <text:p>0.2053314552</text:p>
          </table:table-cell>
          <table:table-cell table:formula="of:=[.D872]*[.F872]" office:value-type="float" office:value="-0.537204342152857">
            <text:p>-0.5372043422</text:p>
          </table:table-cell>
          <table:table-cell table:formula="of:=[.C872]" office:value-type="float" office:value="0.818077311921832">
            <text:p>0.8180773119</text:p>
          </table:table-cell>
        </table:table-row>
        <table:table-row table:style-name="ro1">
          <table:table-cell table:formula="of:=RAND()" office:value-type="float" office:value="0.00579833984375">
            <text:p>0.0057983398</text:p>
          </table:table-cell>
          <table:table-cell table:formula="of:=RAND()" office:value-type="float" office:value="0.782623291015625">
            <text:p>0.782623291</text:p>
          </table:table-cell>
          <table:table-cell table:formula="of:=SQRT(1 - [.A873])" office:value-type="float" office:value="0.997096615256641">
            <text:p>0.9970966153</text:p>
          </table:table-cell>
          <table:table-cell table:formula="of:=SQRT(1 - (1 - [.A873]))" office:value-type="float" office:value="0.07614683081882">
            <text:p>0.0761468308</text:p>
          </table:table-cell>
          <table:table-cell table:formula="of:=COS(2 * PI() * [.B873])" office:value-type="float" office:value="0.203545799468632">
            <text:p>0.2035457995</text:p>
          </table:table-cell>
          <table:table-cell table:formula="of:=SIN(2 * PI() * [.B873])" office:value-type="float" office:value="-0.979065425555757">
            <text:p>-0.9790654256</text:p>
          </table:table-cell>
          <table:table-cell table:formula="of:=[.D873]*[.E873]" office:value-type="float" office:value="0.0154993675560194">
            <text:p>0.0154993676</text:p>
          </table:table-cell>
          <table:table-cell table:formula="of:=[.D873]*[.F873]" office:value-type="float" office:value="-0.0745527293203502">
            <text:p>-0.0745527293</text:p>
          </table:table-cell>
          <table:table-cell table:formula="of:=[.C873]" office:value-type="float" office:value="0.997096615256641">
            <text:p>0.9970966153</text:p>
          </table:table-cell>
        </table:table-row>
        <table:table-row table:style-name="ro1">
          <table:table-cell table:formula="of:=RAND()" office:value-type="float" office:value="0.84307861328125">
            <text:p>0.8430786133</text:p>
          </table:table-cell>
          <table:table-cell table:formula="of:=RAND()" office:value-type="float" office:value="0.185394287109375">
            <text:p>0.1853942871</text:p>
          </table:table-cell>
          <table:table-cell table:formula="of:=SQRT(1 - [.A874])" office:value-type="float" office:value="0.396133041690226">
            <text:p>0.3961330417</text:p>
          </table:table-cell>
          <table:table-cell table:formula="of:=SQRT(1 - (1 - [.A874]))" office:value-type="float" office:value="0.918193124174457">
            <text:p>0.9181931242</text:p>
          </table:table-cell>
          <table:table-cell table:formula="of:=COS(2 * PI() * [.B874])" office:value-type="float" office:value="0.394873048220536">
            <text:p>0.3948730482</text:p>
          </table:table-cell>
          <table:table-cell table:formula="of:=SIN(2 * PI() * [.B874])" office:value-type="float" office:value="0.918735694195573">
            <text:p>0.9187356942</text:p>
          </table:table-cell>
          <table:table-cell table:formula="of:=[.D874]*[.E874]" office:value-type="float" office:value="0.362569717797905">
            <text:p>0.3625697178</text:p>
          </table:table-cell>
          <table:table-cell table:formula="of:=[.D874]*[.F874]" office:value-type="float" office:value="0.843576797344022">
            <text:p>0.8435767973</text:p>
          </table:table-cell>
          <table:table-cell table:formula="of:=[.C874]" office:value-type="float" office:value="0.396133041690226">
            <text:p>0.3961330417</text:p>
          </table:table-cell>
        </table:table-row>
        <table:table-row table:style-name="ro1">
          <table:table-cell table:formula="of:=RAND()" office:value-type="float" office:value="0.083831787109375">
            <text:p>0.0838317871</text:p>
          </table:table-cell>
          <table:table-cell table:formula="of:=RAND()" office:value-type="float" office:value="0.549652099609375">
            <text:p>0.5496520996</text:p>
          </table:table-cell>
          <table:table-cell table:formula="of:=SQRT(1 - [.A875])" office:value-type="float" office:value="0.957166763364997">
            <text:p>0.9571667634</text:p>
          </table:table-cell>
          <table:table-cell table:formula="of:=SQRT(1 - (1 - [.A875]))" office:value-type="float" office:value="0.289537194690725">
            <text:p>0.2895371947</text:p>
          </table:table-cell>
          <table:table-cell table:formula="of:=COS(2 * PI() * [.B875])" office:value-type="float" office:value="-0.951729730800364">
            <text:p>-0.9517297308</text:p>
          </table:table-cell>
          <table:table-cell table:formula="of:=SIN(2 * PI() * [.B875])" office:value-type="float" office:value="-0.306937321794967">
            <text:p>-0.3069373218</text:p>
          </table:table-cell>
          <table:table-cell table:formula="of:=[.D875]*[.E875]" office:value-type="float" office:value="-0.275561156359697">
            <text:p>-0.2755611564</text:p>
          </table:table-cell>
          <table:table-cell table:formula="of:=[.D875]*[.F875]" office:value-type="float" office:value="-0.0888697710983991">
            <text:p>-0.0888697711</text:p>
          </table:table-cell>
          <table:table-cell table:formula="of:=[.C875]" office:value-type="float" office:value="0.957166763364997">
            <text:p>0.9571667634</text:p>
          </table:table-cell>
        </table:table-row>
        <table:table-row table:style-name="ro1">
          <table:table-cell table:formula="of:=RAND()" office:value-type="float" office:value="0.227142333984375">
            <text:p>0.227142334</text:p>
          </table:table-cell>
          <table:table-cell table:formula="of:=RAND()" office:value-type="float" office:value="0.940826416015625">
            <text:p>0.940826416</text:p>
          </table:table-cell>
          <table:table-cell table:formula="of:=SQRT(1 - [.A876])" office:value-type="float" office:value="0.879123237103664">
            <text:p>0.8791232371</text:p>
          </table:table-cell>
          <table:table-cell table:formula="of:=SQRT(1 - (1 - [.A876]))" office:value-type="float" office:value="0.476594517367096">
            <text:p>0.4765945174</text:p>
          </table:table-cell>
          <table:table-cell table:formula="of:=COS(2 * PI() * [.B876])" office:value-type="float" office:value="0.931675438793985">
            <text:p>0.9316754388</text:p>
          </table:table-cell>
          <table:table-cell table:formula="of:=SIN(2 * PI() * [.B876])" office:value-type="float" office:value="-0.363291724029101">
            <text:p>-0.363291724</text:p>
          </table:table-cell>
          <table:table-cell table:formula="of:=[.D876]*[.E876]" office:value-type="float" office:value="0.444031406094796">
            <text:p>0.4440314061</text:p>
          </table:table-cell>
          <table:table-cell table:formula="of:=[.D876]*[.F876]" office:value-type="float" office:value="-0.173142843877109">
            <text:p>-0.1731428439</text:p>
          </table:table-cell>
          <table:table-cell table:formula="of:=[.C876]" office:value-type="float" office:value="0.879123237103664">
            <text:p>0.8791232371</text:p>
          </table:table-cell>
        </table:table-row>
        <table:table-row table:style-name="ro1">
          <table:table-cell table:formula="of:=RAND()" office:value-type="float" office:value="0.964019775390625">
            <text:p>0.9640197754</text:p>
          </table:table-cell>
          <table:table-cell table:formula="of:=RAND()" office:value-type="float" office:value="0.588897705078125">
            <text:p>0.5888977051</text:p>
          </table:table-cell>
          <table:table-cell table:formula="of:=SQRT(1 - [.A877])" office:value-type="float" office:value="0.189684539721547">
            <text:p>0.1896845397</text:p>
          </table:table-cell>
          <table:table-cell table:formula="of:=SQRT(1 - (1 - [.A877]))" office:value-type="float" office:value="0.981845087267144">
            <text:p>0.9818450873</text:p>
          </table:table-cell>
          <table:table-cell table:formula="of:=COS(2 * PI() * [.B877])" office:value-type="float" office:value="-0.848018740639737">
            <text:p>-0.8480187406</text:p>
          </table:table-cell>
          <table:table-cell table:formula="of:=SIN(2 * PI() * [.B877])" office:value-type="float" office:value="-0.529966239984958">
            <text:p>-0.52996624</text:p>
          </table:table-cell>
          <table:table-cell table:formula="of:=[.D877]*[.E877]" office:value-type="float" office:value="-0.832623034407596">
            <text:p>-0.8326230344</text:p>
          </table:table-cell>
          <table:table-cell table:formula="of:=[.D877]*[.F877]" office:value-type="float" office:value="-0.520344749146671">
            <text:p>-0.5203447491</text:p>
          </table:table-cell>
          <table:table-cell table:formula="of:=[.C877]" office:value-type="float" office:value="0.189684539721547">
            <text:p>0.1896845397</text:p>
          </table:table-cell>
        </table:table-row>
        <table:table-row table:style-name="ro1">
          <table:table-cell table:formula="of:=RAND()" office:value-type="float" office:value="0.562591552734375">
            <text:p>0.5625915527</text:p>
          </table:table-cell>
          <table:table-cell table:formula="of:=RAND()" office:value-type="float" office:value="0.5897216796875">
            <text:p>0.5897216797</text:p>
          </table:table-cell>
          <table:table-cell table:formula="of:=SQRT(1 - [.A878])" office:value-type="float" office:value="0.661368616783126">
            <text:p>0.6613686168</text:p>
          </table:table-cell>
          <table:table-cell table:formula="of:=SQRT(1 - (1 - [.A878]))" office:value-type="float" office:value="0.750061032672925">
            <text:p>0.7500610327</text:p>
          </table:table-cell>
          <table:table-cell table:formula="of:=COS(2 * PI() * [.B878])" office:value-type="float" office:value="-0.845263654741918">
            <text:p>-0.8452636547</text:p>
          </table:table-cell>
          <table:table-cell table:formula="of:=SIN(2 * PI() * [.B878])" office:value-type="float" office:value="-0.534349468019137">
            <text:p>-0.534349468</text:p>
          </table:table-cell>
          <table:table-cell table:formula="of:=[.D878]*[.E878]" office:value-type="float" office:value="-0.633999329756614">
            <text:p>-0.6339993298</text:p>
          </table:table-cell>
          <table:table-cell table:formula="of:=[.D878]*[.F878]" office:value-type="float" office:value="-0.400794713790662">
            <text:p>-0.4007947138</text:p>
          </table:table-cell>
          <table:table-cell table:formula="of:=[.C878]" office:value-type="float" office:value="0.661368616783126">
            <text:p>0.6613686168</text:p>
          </table:table-cell>
        </table:table-row>
        <table:table-row table:style-name="ro1">
          <table:table-cell table:formula="of:=RAND()" office:value-type="float" office:value="0.12188720703125">
            <text:p>0.121887207</text:p>
          </table:table-cell>
          <table:table-cell table:formula="of:=RAND()" office:value-type="float" office:value="0.285003662109375">
            <text:p>0.2850036621</text:p>
          </table:table-cell>
          <table:table-cell table:formula="of:=SQRT(1 - [.A879])" office:value-type="float" office:value="0.937076727364814">
            <text:p>0.9370767274</text:p>
          </table:table-cell>
          <table:table-cell table:formula="of:=SQRT(1 - (1 - [.A879]))" office:value-type="float" office:value="0.349123483929755">
            <text:p>0.3491234839</text:p>
          </table:table-cell>
          <table:table-cell table:formula="of:=COS(2 * PI() * [.B879])" office:value-type="float" office:value="-0.218165696902244">
            <text:p>-0.2181656969</text:p>
          </table:table-cell>
          <table:table-cell table:formula="of:=SIN(2 * PI() * [.B879])" office:value-type="float" office:value="0.97591174226728">
            <text:p>0.9759117423</text:p>
          </table:table-cell>
          <table:table-cell table:formula="of:=[.D879]*[.E879]" office:value-type="float" office:value="-0.0761667681764743">
            <text:p>-0.0761667682</text:p>
          </table:table-cell>
          <table:table-cell table:formula="of:=[.D879]*[.F879]" office:value-type="float" office:value="0.34071370746831">
            <text:p>0.3407137075</text:p>
          </table:table-cell>
          <table:table-cell table:formula="of:=[.C879]" office:value-type="float" office:value="0.937076727364814">
            <text:p>0.9370767274</text:p>
          </table:table-cell>
        </table:table-row>
        <table:table-row table:style-name="ro1">
          <table:table-cell table:formula="of:=RAND()" office:value-type="float" office:value="0.958648681640625">
            <text:p>0.9586486816</text:p>
          </table:table-cell>
          <table:table-cell table:formula="of:=RAND()" office:value-type="float" office:value="0.317169189453125">
            <text:p>0.3171691895</text:p>
          </table:table-cell>
          <table:table-cell table:formula="of:=SQRT(1 - [.A880])" office:value-type="float" office:value="0.203350235700318">
            <text:p>0.2033502357</text:p>
          </table:table-cell>
          <table:table-cell table:formula="of:=SQRT(1 - (1 - [.A880]))" office:value-type="float" office:value="0.97910606250836">
            <text:p>0.9791060625</text:p>
          </table:table-cell>
          <table:table-cell table:formula="of:=COS(2 * PI() * [.B880])" office:value-type="float" office:value="-0.409619079244806">
            <text:p>-0.4096190792</text:p>
          </table:table-cell>
          <table:table-cell table:formula="of:=SIN(2 * PI() * [.B880])" office:value-type="float" office:value="0.9122566579196">
            <text:p>0.9122566579</text:p>
          </table:table-cell>
          <table:table-cell table:formula="of:=[.D880]*[.E880]" office:value-type="float" office:value="-0.401060523807682">
            <text:p>-0.4010605238</text:p>
          </table:table-cell>
          <table:table-cell table:formula="of:=[.D880]*[.F880]" office:value-type="float" office:value="0.893196024332695">
            <text:p>0.8931960243</text:p>
          </table:table-cell>
          <table:table-cell table:formula="of:=[.C880]" office:value-type="float" office:value="0.203350235700318">
            <text:p>0.2033502357</text:p>
          </table:table-cell>
        </table:table-row>
        <table:table-row table:style-name="ro1">
          <table:table-cell table:formula="of:=RAND()" office:value-type="float" office:value="0.0020751953125">
            <text:p>0.0020751953</text:p>
          </table:table-cell>
          <table:table-cell table:formula="of:=RAND()" office:value-type="float" office:value="0.816680908203125">
            <text:p>0.8166809082</text:p>
          </table:table-cell>
          <table:table-cell table:formula="of:=SQRT(1 - [.A881])" office:value-type="float" office:value="0.998961863480033">
            <text:p>0.9989618635</text:p>
          </table:table-cell>
          <table:table-cell table:formula="of:=SQRT(1 - (1 - [.A881]))" office:value-type="float" office:value="0.0455543116784789">
            <text:p>0.0455543117</text:p>
          </table:table-cell>
          <table:table-cell table:formula="of:=COS(2 * PI() * [.B881])" office:value-type="float" office:value="0.406818387516192">
            <text:p>0.4068183875</text:p>
          </table:table-cell>
          <table:table-cell table:formula="of:=SIN(2 * PI() * [.B881])" office:value-type="float" office:value="-0.913509058290461">
            <text:p>-0.9135090583</text:p>
          </table:table-cell>
          <table:table-cell table:formula="of:=[.D881]*[.E881]" office:value-type="float" office:value="0.0185323316214488">
            <text:p>0.0185323316</text:p>
          </table:table-cell>
          <table:table-cell table:formula="of:=[.D881]*[.F881]" office:value-type="float" office:value="-0.0416142763624774">
            <text:p>-0.0416142764</text:p>
          </table:table-cell>
          <table:table-cell table:formula="of:=[.C881]" office:value-type="float" office:value="0.998961863480033">
            <text:p>0.9989618635</text:p>
          </table:table-cell>
        </table:table-row>
        <table:table-row table:style-name="ro1">
          <table:table-cell table:formula="of:=RAND()" office:value-type="float" office:value="0.57415771484375">
            <text:p>0.5741577148</text:p>
          </table:table-cell>
          <table:table-cell table:formula="of:=RAND()" office:value-type="float" office:value="0.346435546875">
            <text:p>0.3464355469</text:p>
          </table:table-cell>
          <table:table-cell table:formula="of:=SQRT(1 - [.A882])" office:value-type="float" office:value="0.65256592399255">
            <text:p>0.652565924</text:p>
          </table:table-cell>
          <table:table-cell table:formula="of:=SQRT(1 - (1 - [.A882]))" office:value-type="float" office:value="0.757731954482421">
            <text:p>0.7577319545</text:p>
          </table:table-cell>
          <table:table-cell table:formula="of:=COS(2 * PI() * [.B882])" office:value-type="float" office:value="-0.569520519346947">
            <text:p>-0.5695205193</text:p>
          </table:table-cell>
          <table:table-cell table:formula="of:=SIN(2 * PI() * [.B882])" office:value-type="float" office:value="0.821977115279241">
            <text:p>0.8219771153</text:p>
          </table:table-cell>
          <table:table-cell table:formula="of:=[.D882]*[.E882]" office:value-type="float" office:value="-0.431543896242606">
            <text:p>-0.4315438962</text:p>
          </table:table-cell>
          <table:table-cell table:formula="of:=[.D882]*[.F882]" office:value-type="float" office:value="0.622838326100362">
            <text:p>0.6228383261</text:p>
          </table:table-cell>
          <table:table-cell table:formula="of:=[.C882]" office:value-type="float" office:value="0.65256592399255">
            <text:p>0.652565924</text:p>
          </table:table-cell>
        </table:table-row>
        <table:table-row table:style-name="ro1">
          <table:table-cell table:formula="of:=RAND()" office:value-type="float" office:value="0.4495849609375">
            <text:p>0.4495849609</text:p>
          </table:table-cell>
          <table:table-cell table:formula="of:=RAND()" office:value-type="float" office:value="0.721527099609375">
            <text:p>0.7215270996</text:p>
          </table:table-cell>
          <table:table-cell table:formula="of:=SQRT(1 - [.A883])" office:value-type="float" office:value="0.741899615219269">
            <text:p>0.7418996152</text:p>
          </table:table-cell>
          <table:table-cell table:formula="of:=SQRT(1 - (1 - [.A883]))" office:value-type="float" office:value="0.670510970035167">
            <text:p>0.67051097</text:p>
          </table:table-cell>
          <table:table-cell table:formula="of:=COS(2 * PI() * [.B883])" office:value-type="float" office:value="-0.177947738526462">
            <text:p>-0.1779477385</text:p>
          </table:table-cell>
          <table:table-cell table:formula="of:=SIN(2 * PI() * [.B883])" office:value-type="float" office:value="-0.984039939409635">
            <text:p>-0.9840399394</text:p>
          </table:table-cell>
          <table:table-cell table:formula="of:=[.D883]*[.E883]" office:value-type="float" office:value="-0.119315910774942">
            <text:p>-0.1193159108</text:p>
          </table:table-cell>
          <table:table-cell table:formula="of:=[.D883]*[.F883]" office:value-type="float" office:value="-0.659809574326901">
            <text:p>-0.6598095743</text:p>
          </table:table-cell>
          <table:table-cell table:formula="of:=[.C883]" office:value-type="float" office:value="0.741899615219269">
            <text:p>0.7418996152</text:p>
          </table:table-cell>
        </table:table-row>
        <table:table-row table:style-name="ro1">
          <table:table-cell table:formula="of:=RAND()" office:value-type="float" office:value="0.749176025390625">
            <text:p>0.7491760254</text:p>
          </table:table-cell>
          <table:table-cell table:formula="of:=RAND()" office:value-type="float" office:value="0.27008056640625">
            <text:p>0.2700805664</text:p>
          </table:table-cell>
          <table:table-cell table:formula="of:=SQRT(1 - [.A884])" office:value-type="float" office:value="0.500823296791768">
            <text:p>0.5008232968</text:p>
          </table:table-cell>
          <table:table-cell table:formula="of:=SQRT(1 - (1 - [.A884]))" office:value-type="float" office:value="0.865549551089148">
            <text:p>0.8655495511</text:p>
          </table:table-cell>
          <table:table-cell table:formula="of:=COS(2 * PI() * [.B884])" office:value-type="float" office:value="-0.125835439498487">
            <text:p>-0.1258354395</text:p>
          </table:table-cell>
          <table:table-cell table:formula="of:=SIN(2 * PI() * [.B884])" office:value-type="float" office:value="0.992051128806486">
            <text:p>0.9920511288</text:p>
          </table:table-cell>
          <table:table-cell table:formula="of:=[.D884]*[.E884]" office:value-type="float" office:value="-0.108916808169021">
            <text:p>-0.1089168082</text:p>
          </table:table-cell>
          <table:table-cell table:formula="of:=[.D884]*[.F884]" office:value-type="float" office:value="0.858669409195936">
            <text:p>0.8586694092</text:p>
          </table:table-cell>
          <table:table-cell table:formula="of:=[.C884]" office:value-type="float" office:value="0.500823296791768">
            <text:p>0.5008232968</text:p>
          </table:table-cell>
        </table:table-row>
        <table:table-row table:style-name="ro1">
          <table:table-cell table:formula="of:=RAND()" office:value-type="float" office:value="0.14288330078125">
            <text:p>0.1428833008</text:p>
          </table:table-cell>
          <table:table-cell table:formula="of:=RAND()" office:value-type="float" office:value="0.126312255859375">
            <text:p>0.1263122559</text:p>
          </table:table-cell>
          <table:table-cell table:formula="of:=SQRT(1 - [.A885])" office:value-type="float" office:value="0.925805972771158">
            <text:p>0.9258059728</text:p>
          </table:table-cell>
          <table:table-cell table:formula="of:=SQRT(1 - (1 - [.A885]))" office:value-type="float" office:value="0.377999075106342">
            <text:p>0.3779990751</text:p>
          </table:table-cell>
          <table:table-cell table:formula="of:=COS(2 * PI() * [.B885])" office:value-type="float" office:value="0.701252612789087">
            <text:p>0.7012526128</text:p>
          </table:table-cell>
          <table:table-cell table:formula="of:=SIN(2 * PI() * [.B885])" office:value-type="float" office:value="0.712912879008703">
            <text:p>0.712912879</text:p>
          </table:table-cell>
          <table:table-cell table:formula="of:=[.D885]*[.E885]" office:value-type="float" office:value="0.265072839050181">
            <text:p>0.2650728391</text:p>
          </table:table-cell>
          <table:table-cell table:formula="of:=[.D885]*[.F885]" office:value-type="float" office:value="0.269480408896689">
            <text:p>0.2694804089</text:p>
          </table:table-cell>
          <table:table-cell table:formula="of:=[.C885]" office:value-type="float" office:value="0.925805972771158">
            <text:p>0.9258059728</text:p>
          </table:table-cell>
        </table:table-row>
        <table:table-row table:style-name="ro1">
          <table:table-cell table:formula="of:=RAND()" office:value-type="float" office:value="0.1539306640625">
            <text:p>0.1539306641</text:p>
          </table:table-cell>
          <table:table-cell table:formula="of:=RAND()" office:value-type="float" office:value="0.375244140625">
            <text:p>0.3752441406</text:p>
          </table:table-cell>
          <table:table-cell table:formula="of:=SQRT(1 - [.A886])" office:value-type="float" office:value="0.919820273715197">
            <text:p>0.9198202737</text:p>
          </table:table-cell>
          <table:table-cell table:formula="of:=SQRT(1 - (1 - [.A886]))" office:value-type="float" office:value="0.392339985296554">
            <text:p>0.3923399853</text:p>
          </table:table-cell>
          <table:table-cell table:formula="of:=COS(2 * PI() * [.B886])" office:value-type="float" office:value="-0.708190637033195">
            <text:p>-0.708190637</text:p>
          </table:table-cell>
          <table:table-cell table:formula="of:=SIN(2 * PI() * [.B886])" office:value-type="float" office:value="0.70602126144934">
            <text:p>0.7060212614</text:p>
          </table:table-cell>
          <table:table-cell table:formula="of:=[.D886]*[.E886]" office:value-type="float" office:value="-0.277851504120761">
            <text:p>-0.2778515041</text:p>
          </table:table-cell>
          <table:table-cell table:formula="of:=[.D886]*[.F886]" office:value-type="float" office:value="0.277000371336088">
            <text:p>0.2770003713</text:p>
          </table:table-cell>
          <table:table-cell table:formula="of:=[.C886]" office:value-type="float" office:value="0.919820273715197">
            <text:p>0.9198202737</text:p>
          </table:table-cell>
        </table:table-row>
        <table:table-row table:style-name="ro1">
          <table:table-cell table:formula="of:=RAND()" office:value-type="float" office:value="0.185516357421875">
            <text:p>0.1855163574</text:p>
          </table:table-cell>
          <table:table-cell table:formula="of:=RAND()" office:value-type="float" office:value="0.925140380859375">
            <text:p>0.9251403809</text:p>
          </table:table-cell>
          <table:table-cell table:formula="of:=SQRT(1 - [.A887])" office:value-type="float" office:value="0.902487475025623">
            <text:p>0.902487475</text:p>
          </table:table-cell>
          <table:table-cell table:formula="of:=SQRT(1 - (1 - [.A887]))" office:value-type="float" office:value="0.43071609840111">
            <text:p>0.4307160984</text:p>
          </table:table-cell>
          <table:table-cell table:formula="of:=COS(2 * PI() * [.B887])" office:value-type="float" office:value="0.891406614843253">
            <text:p>0.8914066148</text:p>
          </table:table-cell>
          <table:table-cell table:formula="of:=SIN(2 * PI() * [.B887])" office:value-type="float" office:value="-0.45320442077907">
            <text:p>-0.4532044208</text:p>
          </table:table-cell>
          <table:table-cell table:formula="of:=[.D887]*[.E887]" office:value-type="float" office:value="0.383943179234227">
            <text:p>0.3839431792</text:p>
          </table:table-cell>
          <table:table-cell table:formula="of:=[.D887]*[.F887]" office:value-type="float" office:value="-0.195202439896096">
            <text:p>-0.1952024399</text:p>
          </table:table-cell>
          <table:table-cell table:formula="of:=[.C887]" office:value-type="float" office:value="0.902487475025623">
            <text:p>0.902487475</text:p>
          </table:table-cell>
        </table:table-row>
        <table:table-row table:style-name="ro1">
          <table:table-cell table:formula="of:=RAND()" office:value-type="float" office:value="0.361785888671875">
            <text:p>0.3617858887</text:p>
          </table:table-cell>
          <table:table-cell table:formula="of:=RAND()" office:value-type="float" office:value="0.494384765625">
            <text:p>0.4943847656</text:p>
          </table:table-cell>
          <table:table-cell table:formula="of:=SQRT(1 - [.A888])" office:value-type="float" office:value="0.798883039830065">
            <text:p>0.7988830398</text:p>
          </table:table-cell>
          <table:table-cell table:formula="of:=SQRT(1 - (1 - [.A888]))" office:value-type="float" office:value="0.601486399407231">
            <text:p>0.6014863994</text:p>
          </table:table-cell>
          <table:table-cell table:formula="of:=COS(2 * PI() * [.B888])" office:value-type="float" office:value="-0.999377670388003">
            <text:p>-0.9993776704</text:p>
          </table:table-cell>
          <table:table-cell table:formula="of:=SIN(2 * PI() * [.B888])" office:value-type="float" office:value="0.0352742388982142">
            <text:p>0.0352742389</text:p>
          </table:table-cell>
          <table:table-cell table:formula="of:=[.D888]*[.E888]" office:value-type="float" office:value="-0.601112076609666">
            <text:p>-0.6011120766</text:p>
          </table:table-cell>
          <table:table-cell table:formula="of:=[.D888]*[.F888]" office:value-type="float" office:value="0.0212169749467174">
            <text:p>0.0212169749</text:p>
          </table:table-cell>
          <table:table-cell table:formula="of:=[.C888]" office:value-type="float" office:value="0.798883039830065">
            <text:p>0.7988830398</text:p>
          </table:table-cell>
        </table:table-row>
        <table:table-row table:style-name="ro1">
          <table:table-cell table:formula="of:=RAND()" office:value-type="float" office:value="0.51190185546875">
            <text:p>0.5119018555</text:p>
          </table:table-cell>
          <table:table-cell table:formula="of:=RAND()" office:value-type="float" office:value="0.68560791015625">
            <text:p>0.6856079102</text:p>
          </table:table-cell>
          <table:table-cell table:formula="of:=SQRT(1 - [.A889])" office:value-type="float" office:value="0.698640211075236">
            <text:p>0.6986402111</text:p>
          </table:table-cell>
          <table:table-cell table:formula="of:=SQRT(1 - (1 - [.A889]))" office:value-type="float" office:value="0.715473168936998">
            <text:p>0.7154731689</text:p>
          </table:table-cell>
          <table:table-cell table:formula="of:=COS(2 * PI() * [.B889])" office:value-type="float" office:value="-0.393639535350173">
            <text:p>-0.3936395354</text:p>
          </table:table-cell>
          <table:table-cell table:formula="of:=SIN(2 * PI() * [.B889])" office:value-type="float" office:value="-0.919264878154985">
            <text:p>-0.9192648782</text:p>
          </table:table-cell>
          <table:table-cell table:formula="of:=[.D889]*[.E889]" office:value-type="float" office:value="-0.281638525775876">
            <text:p>-0.2816385258</text:p>
          </table:table-cell>
          <table:table-cell table:formula="of:=[.D889]*[.F889]" office:value-type="float" office:value="-0.657709355466031">
            <text:p>-0.6577093555</text:p>
          </table:table-cell>
          <table:table-cell table:formula="of:=[.C889]" office:value-type="float" office:value="0.698640211075236">
            <text:p>0.6986402111</text:p>
          </table:table-cell>
        </table:table-row>
        <table:table-row table:style-name="ro1">
          <table:table-cell table:formula="of:=RAND()" office:value-type="float" office:value="0.752105712890625">
            <text:p>0.7521057129</text:p>
          </table:table-cell>
          <table:table-cell table:formula="of:=RAND()" office:value-type="float" office:value="0.412750244140625">
            <text:p>0.4127502441</text:p>
          </table:table-cell>
          <table:table-cell table:formula="of:=SQRT(1 - [.A890])" office:value-type="float" office:value="0.497889834310136">
            <text:p>0.4978898343</text:p>
          </table:table-cell>
          <table:table-cell table:formula="of:=SQRT(1 - (1 - [.A890]))" office:value-type="float" office:value="0.867240285555638">
            <text:p>0.8672402856</text:p>
          </table:table-cell>
          <table:table-cell table:formula="of:=COS(2 * PI() * [.B890])" office:value-type="float" office:value="-0.853460650386635">
            <text:p>-0.8534606504</text:p>
          </table:table-cell>
          <table:table-cell table:formula="of:=SIN(2 * PI() * [.B890])" office:value-type="float" office:value="0.521157287430216">
            <text:p>0.5211572874</text:p>
          </table:table-cell>
          <table:table-cell table:formula="of:=[.D890]*[.E890]" office:value-type="float" office:value="-0.740155458151807">
            <text:p>-0.7401554582</text:p>
          </table:table-cell>
          <table:table-cell table:formula="of:=[.D890]*[.F890]" office:value-type="float" office:value="0.451968594770383">
            <text:p>0.4519685948</text:p>
          </table:table-cell>
          <table:table-cell table:formula="of:=[.C890]" office:value-type="float" office:value="0.497889834310136">
            <text:p>0.4978898343</text:p>
          </table:table-cell>
        </table:table-row>
        <table:table-row table:style-name="ro1">
          <table:table-cell table:formula="of:=RAND()" office:value-type="float" office:value="0.263916015625">
            <text:p>0.2639160156</text:p>
          </table:table-cell>
          <table:table-cell table:formula="of:=RAND()" office:value-type="float" office:value="0.564971923828125">
            <text:p>0.5649719238</text:p>
          </table:table-cell>
          <table:table-cell table:formula="of:=SQRT(1 - [.A891])" office:value-type="float" office:value="0.857953369580772">
            <text:p>0.8579533696</text:p>
          </table:table-cell>
          <table:table-cell table:formula="of:=SQRT(1 - (1 - [.A891]))" office:value-type="float" office:value="0.513727569461675">
            <text:p>0.5137275695</text:p>
          </table:table-cell>
          <table:table-cell table:formula="of:=COS(2 * PI() * [.B891])" office:value-type="float" office:value="-0.917824671385421">
            <text:p>-0.9178246714</text:p>
          </table:table-cell>
          <table:table-cell table:formula="of:=SIN(2 * PI() * [.B891])" office:value-type="float" office:value="-0.396985985390221">
            <text:p>-0.3969859854</text:p>
          </table:table-cell>
          <table:table-cell table:formula="of:=[.D891]*[.E891]" office:value-type="float" office:value="-0.471511837622793">
            <text:p>-0.4715118376</text:p>
          </table:table-cell>
          <table:table-cell table:formula="of:=[.D891]*[.F891]" office:value-type="float" office:value="-0.203942645384866">
            <text:p>-0.2039426454</text:p>
          </table:table-cell>
          <table:table-cell table:formula="of:=[.C891]" office:value-type="float" office:value="0.857953369580772">
            <text:p>0.8579533696</text:p>
          </table:table-cell>
        </table:table-row>
        <table:table-row table:style-name="ro1">
          <table:table-cell table:formula="of:=RAND()" office:value-type="float" office:value="0.149566650390625">
            <text:p>0.1495666504</text:p>
          </table:table-cell>
          <table:table-cell table:formula="of:=RAND()" office:value-type="float" office:value="0.36334228515625">
            <text:p>0.3633422852</text:p>
          </table:table-cell>
          <table:table-cell table:formula="of:=SQRT(1 - [.A892])" office:value-type="float" office:value="0.922189432605566">
            <text:p>0.9221894326</text:p>
          </table:table-cell>
          <table:table-cell table:formula="of:=SQRT(1 - (1 - [.A892]))" office:value-type="float" office:value="0.386738478032152">
            <text:p>0.386738478</text:p>
          </table:table-cell>
          <table:table-cell table:formula="of:=COS(2 * PI() * [.B892])" office:value-type="float" office:value="-0.653463180871802">
            <text:p>-0.6534631809</text:p>
          </table:table-cell>
          <table:table-cell table:formula="of:=SIN(2 * PI() * [.B892])" office:value-type="float" office:value="0.756958302183751">
            <text:p>0.7569583022</text:p>
          </table:table-cell>
          <table:table-cell table:formula="of:=[.D892]*[.E892]" office:value-type="float" office:value="-0.252719356020409">
            <text:p>-0.252719356</text:p>
          </table:table-cell>
          <table:table-cell table:formula="of:=[.D892]*[.F892]" office:value-type="float" office:value="0.292744901720345">
            <text:p>0.2927449017</text:p>
          </table:table-cell>
          <table:table-cell table:formula="of:=[.C892]" office:value-type="float" office:value="0.922189432605566">
            <text:p>0.9221894326</text:p>
          </table:table-cell>
        </table:table-row>
        <table:table-row table:style-name="ro1">
          <table:table-cell table:formula="of:=RAND()" office:value-type="float" office:value="0.79443359375">
            <text:p>0.7944335938</text:p>
          </table:table-cell>
          <table:table-cell table:formula="of:=RAND()" office:value-type="float" office:value="0.01739501953125">
            <text:p>0.0173950195</text:p>
          </table:table-cell>
          <table:table-cell table:formula="of:=SQRT(1 - [.A893])" office:value-type="float" office:value="0.453394316517091">
            <text:p>0.4533943165</text:p>
          </table:table-cell>
          <table:table-cell table:formula="of:=SQRT(1 - (1 - [.A893]))" office:value-type="float" office:value="0.891310043559479">
            <text:p>0.8913100436</text:p>
          </table:table-cell>
          <table:table-cell table:formula="of:=COS(2 * PI() * [.B893])" office:value-type="float" office:value="0.994033121259616">
            <text:p>0.9940331213</text:p>
          </table:table-cell>
          <table:table-cell table:formula="of:=SIN(2 * PI() * [.B893])" office:value-type="float" office:value="0.109078658952449">
            <text:p>0.109078659</text:p>
          </table:table-cell>
          <table:table-cell table:formula="of:=[.D893]*[.E893]" office:value-type="float" office:value="0.885991704609473">
            <text:p>0.8859917046</text:p>
          </table:table-cell>
          <table:table-cell table:formula="of:=[.D893]*[.F893]" office:value-type="float" office:value="0.0972229042623171">
            <text:p>0.0972229043</text:p>
          </table:table-cell>
          <table:table-cell table:formula="of:=[.C893]" office:value-type="float" office:value="0.453394316517091">
            <text:p>0.4533943165</text:p>
          </table:table-cell>
        </table:table-row>
        <table:table-row table:style-name="ro1">
          <table:table-cell table:formula="of:=RAND()" office:value-type="float" office:value="0.106048583984375">
            <text:p>0.106048584</text:p>
          </table:table-cell>
          <table:table-cell table:formula="of:=RAND()" office:value-type="float" office:value="0.641571044921875">
            <text:p>0.6415710449</text:p>
          </table:table-cell>
          <table:table-cell table:formula="of:=SQRT(1 - [.A894])" office:value-type="float" office:value="0.94549004014618">
            <text:p>0.9454900401</text:p>
          </table:table-cell>
          <table:table-cell table:formula="of:=SQRT(1 - (1 - [.A894]))" office:value-type="float" office:value="0.325651015635411">
            <text:p>0.3256510156</text:p>
          </table:table-cell>
          <table:table-cell table:formula="of:=COS(2 * PI() * [.B894])" office:value-type="float" office:value="-0.6297871938366">
            <text:p>-0.6297871938</text:p>
          </table:table-cell>
          <table:table-cell table:formula="of:=SIN(2 * PI() * [.B894])" office:value-type="float" office:value="-0.776767719771761">
            <text:p>-0.7767677198</text:p>
          </table:table-cell>
          <table:table-cell table:formula="of:=[.D894]*[.E894]" office:value-type="float" office:value="-0.205090839307064">
            <text:p>-0.2050908393</text:p>
          </table:table-cell>
          <table:table-cell table:formula="of:=[.D894]*[.F894]" office:value-type="float" office:value="-0.252955196856477">
            <text:p>-0.2529551969</text:p>
          </table:table-cell>
          <table:table-cell table:formula="of:=[.C894]" office:value-type="float" office:value="0.94549004014618">
            <text:p>0.9454900401</text:p>
          </table:table-cell>
        </table:table-row>
        <table:table-row table:style-name="ro1">
          <table:table-cell table:formula="of:=RAND()" office:value-type="float" office:value="0.45404052734375">
            <text:p>0.4540405273</text:p>
          </table:table-cell>
          <table:table-cell table:formula="of:=RAND()" office:value-type="float" office:value="0.573333740234375">
            <text:p>0.5733337402</text:p>
          </table:table-cell>
          <table:table-cell table:formula="of:=SQRT(1 - [.A895])" office:value-type="float" office:value="0.738890704134414">
            <text:p>0.7388907041</text:p>
          </table:table-cell>
          <table:table-cell table:formula="of:=SQRT(1 - (1 - [.A895]))" office:value-type="float" office:value="0.673825294378113">
            <text:p>0.6738252944</text:p>
          </table:table-cell>
          <table:table-cell table:formula="of:=COS(2 * PI() * [.B895])" office:value-type="float" office:value="-0.895710623466781">
            <text:p>-0.8957106235</text:p>
          </table:table-cell>
          <table:table-cell table:formula="of:=SIN(2 * PI() * [.B895])" office:value-type="float" office:value="-0.444637469191194">
            <text:p>-0.4446374692</text:p>
          </table:table-cell>
          <table:table-cell table:formula="of:=[.D895]*[.E895]" office:value-type="float" office:value="-0.603552474535107">
            <text:p>-0.6035524745</text:p>
          </table:table-cell>
          <table:table-cell table:formula="of:=[.D895]*[.F895]" office:value-type="float" office:value="-0.299607973569295">
            <text:p>-0.2996079736</text:p>
          </table:table-cell>
          <table:table-cell table:formula="of:=[.C895]" office:value-type="float" office:value="0.738890704134414">
            <text:p>0.7388907041</text:p>
          </table:table-cell>
        </table:table-row>
        <table:table-row table:style-name="ro1">
          <table:table-cell table:formula="of:=RAND()" office:value-type="float" office:value="0.23126220703125">
            <text:p>0.231262207</text:p>
          </table:table-cell>
          <table:table-cell table:formula="of:=RAND()" office:value-type="float" office:value="0.869842529296875">
            <text:p>0.8698425293</text:p>
          </table:table-cell>
          <table:table-cell table:formula="of:=SQRT(1 - [.A896])" office:value-type="float" office:value="0.87677693455562">
            <text:p>0.8767769346</text:p>
          </table:table-cell>
          <table:table-cell table:formula="of:=SQRT(1 - (1 - [.A896]))" office:value-type="float" office:value="0.480897293641012">
            <text:p>0.4808972936</text:p>
          </table:table-cell>
          <table:table-cell table:formula="of:=COS(2 * PI() * [.B896])" office:value-type="float" office:value="0.68382551658287">
            <text:p>0.6838255166</text:p>
          </table:table-cell>
          <table:table-cell table:formula="of:=SIN(2 * PI() * [.B896])" office:value-type="float" office:value="-0.729645573460273">
            <text:p>-0.7296455735</text:p>
          </table:table-cell>
          <table:table-cell table:formula="of:=[.D896]*[.E896]" office:value-type="float" office:value="0.328849840247369">
            <text:p>0.3288498402</text:p>
          </table:table-cell>
          <table:table-cell table:formula="of:=[.D896]*[.F896]" office:value-type="float" office:value="-0.35088458159419">
            <text:p>-0.3508845816</text:p>
          </table:table-cell>
          <table:table-cell table:formula="of:=[.C896]" office:value-type="float" office:value="0.87677693455562">
            <text:p>0.8767769346</text:p>
          </table:table-cell>
        </table:table-row>
        <table:table-row table:style-name="ro1">
          <table:table-cell table:formula="of:=RAND()" office:value-type="float" office:value="0.8173828125">
            <text:p>0.8173828125</text:p>
          </table:table-cell>
          <table:table-cell table:formula="of:=RAND()" office:value-type="float" office:value="0.472381591796875">
            <text:p>0.4723815918</text:p>
          </table:table-cell>
          <table:table-cell table:formula="of:=SQRT(1 - [.A897])" office:value-type="float" office:value="0.427337322849292">
            <text:p>0.4273373228</text:p>
          </table:table-cell>
          <table:table-cell table:formula="of:=SQRT(1 - (1 - [.A897]))" office:value-type="float" office:value="0.90409225884309">
            <text:p>0.9040922588</text:p>
          </table:table-cell>
          <table:table-cell table:formula="of:=COS(2 * PI() * [.B897])" office:value-type="float" office:value="-0.984981141604704">
            <text:p>-0.9849811416</text:p>
          </table:table-cell>
          <table:table-cell table:formula="of:=SIN(2 * PI() * [.B897])" office:value-type="float" office:value="0.172661954938239">
            <text:p>0.1726619549</text:p>
          </table:table-cell>
          <table:table-cell table:formula="of:=[.D897]*[.E897]" office:value-type="float" office:value="-0.890513825231242">
            <text:p>-0.8905138252</text:p>
          </table:table-cell>
          <table:table-cell table:formula="of:=[.D897]*[.F897]" office:value-type="float" office:value="0.156102336856376">
            <text:p>0.1561023369</text:p>
          </table:table-cell>
          <table:table-cell table:formula="of:=[.C897]" office:value-type="float" office:value="0.427337322849292">
            <text:p>0.4273373228</text:p>
          </table:table-cell>
        </table:table-row>
        <table:table-row table:style-name="ro1">
          <table:table-cell table:formula="of:=RAND()" office:value-type="float" office:value="0.4786376953125">
            <text:p>0.4786376953</text:p>
          </table:table-cell>
          <table:table-cell table:formula="of:=RAND()" office:value-type="float" office:value="0.944122314453125">
            <text:p>0.9441223145</text:p>
          </table:table-cell>
          <table:table-cell table:formula="of:=SQRT(1 - [.A898])" office:value-type="float" office:value="0.722054225586624">
            <text:p>0.7220542256</text:p>
          </table:table-cell>
          <table:table-cell table:formula="of:=SQRT(1 - (1 - [.A898]))" office:value-type="float" office:value="0.691836465729077">
            <text:p>0.6918364657</text:p>
          </table:table-cell>
          <table:table-cell table:formula="of:=COS(2 * PI() * [.B898])" office:value-type="float" office:value="0.938998446892798">
            <text:p>0.9389984469</text:p>
          </table:table-cell>
          <table:table-cell table:formula="of:=SIN(2 * PI() * [.B898])" office:value-type="float" office:value="-0.343921381616372">
            <text:p>-0.3439213816</text:p>
          </table:table-cell>
          <table:table-cell table:formula="of:=[.D898]*[.E898]" office:value-type="float" office:value="0.649633366823405">
            <text:p>0.6496333668</text:p>
          </table:table-cell>
          <table:table-cell table:formula="of:=[.D898]*[.F898]" office:value-type="float" office:value="-0.237937353146132">
            <text:p>-0.2379373531</text:p>
          </table:table-cell>
          <table:table-cell table:formula="of:=[.C898]" office:value-type="float" office:value="0.722054225586624">
            <text:p>0.7220542256</text:p>
          </table:table-cell>
        </table:table-row>
        <table:table-row table:style-name="ro1">
          <table:table-cell table:formula="of:=RAND()" office:value-type="float" office:value="0.50482177734375">
            <text:p>0.5048217773</text:p>
          </table:table-cell>
          <table:table-cell table:formula="of:=RAND()" office:value-type="float" office:value="0.43109130859375">
            <text:p>0.4310913086</text:p>
          </table:table-cell>
          <table:table-cell table:formula="of:=SQRT(1 - [.A899])" office:value-type="float" office:value="0.703689009901569">
            <text:p>0.7036890099</text:p>
          </table:table-cell>
          <table:table-cell table:formula="of:=SQRT(1 - (1 - [.A899]))" office:value-type="float" office:value="0.710508112088631">
            <text:p>0.7105081121</text:p>
          </table:table-cell>
          <table:table-cell table:formula="of:=COS(2 * PI() * [.B899])" office:value-type="float" office:value="-0.907725282067676">
            <text:p>-0.9077252821</text:p>
          </table:table-cell>
          <table:table-cell table:formula="of:=SIN(2 * PI() * [.B899])" office:value-type="float" office:value="0.419565027492947">
            <text:p>0.4195650275</text:p>
          </table:table-cell>
          <table:table-cell table:formula="of:=[.D899]*[.E899]" office:value-type="float" office:value="-0.644946176457024">
            <text:p>-0.6449461765</text:p>
          </table:table-cell>
          <table:table-cell table:formula="of:=[.D899]*[.F899]" office:value-type="float" office:value="0.298104355582428">
            <text:p>0.2981043556</text:p>
          </table:table-cell>
          <table:table-cell table:formula="of:=[.C899]" office:value-type="float" office:value="0.703689009901569">
            <text:p>0.7036890099</text:p>
          </table:table-cell>
        </table:table-row>
        <table:table-row table:style-name="ro1">
          <table:table-cell table:formula="of:=RAND()" office:value-type="float" office:value="0.792236328125">
            <text:p>0.7922363281</text:p>
          </table:table-cell>
          <table:table-cell table:formula="of:=RAND()" office:value-type="float" office:value="0.19305419921875">
            <text:p>0.1930541992</text:p>
          </table:table-cell>
          <table:table-cell table:formula="of:=SQRT(1 - [.A900])" office:value-type="float" office:value="0.455811004556713">
            <text:p>0.4558110046</text:p>
          </table:table-cell>
          <table:table-cell table:formula="of:=SQRT(1 - (1 - [.A900]))" office:value-type="float" office:value="0.890076585539132">
            <text:p>0.8900765855</text:p>
          </table:table-cell>
          <table:table-cell table:formula="of:=COS(2 * PI() * [.B900])" office:value-type="float" office:value="0.350215363675322">
            <text:p>0.3502153637</text:p>
          </table:table-cell>
          <table:table-cell table:formula="of:=SIN(2 * PI() * [.B900])" office:value-type="float" office:value="0.936669204706636">
            <text:p>0.9366692047</text:p>
          </table:table-cell>
          <table:table-cell table:formula="of:=[.D900]*[.E900]" office:value-type="float" office:value="0.311718495103476">
            <text:p>0.3117184951</text:p>
          </table:table-cell>
          <table:table-cell table:formula="of:=[.D900]*[.F900]" office:value-type="float" office:value="0.833707327504937">
            <text:p>0.8337073275</text:p>
          </table:table-cell>
          <table:table-cell table:formula="of:=[.C900]" office:value-type="float" office:value="0.455811004556713">
            <text:p>0.4558110046</text:p>
          </table:table-cell>
        </table:table-row>
        <table:table-row table:style-name="ro1">
          <table:table-cell table:formula="of:=RAND()" office:value-type="float" office:value="0.2564697265625">
            <text:p>0.2564697266</text:p>
          </table:table-cell>
          <table:table-cell table:formula="of:=RAND()" office:value-type="float" office:value="0.326629638671875">
            <text:p>0.3266296387</text:p>
          </table:table-cell>
          <table:table-cell table:formula="of:=SQRT(1 - [.A901])" office:value-type="float" office:value="0.862282015026116">
            <text:p>0.862282015</text:p>
          </table:table-cell>
          <table:table-cell table:formula="of:=SQRT(1 - (1 - [.A901]))" office:value-type="float" office:value="0.506428402207558">
            <text:p>0.5064284022</text:p>
          </table:table-cell>
          <table:table-cell table:formula="of:=COS(2 * PI() * [.B901])" office:value-type="float" office:value="-0.463089843994652">
            <text:p>-0.463089844</text:p>
          </table:table-cell>
          <table:table-cell table:formula="of:=SIN(2 * PI() * [.B901])" office:value-type="float" office:value="0.886311342807373">
            <text:p>0.8863113428</text:p>
          </table:table-cell>
          <table:table-cell table:formula="of:=[.D901]*[.E901]" office:value-type="float" office:value="-0.234521849772759">
            <text:p>-0.2345218498</text:p>
          </table:table-cell>
          <table:table-cell table:formula="of:=[.D901]*[.F901]" office:value-type="float" office:value="0.448853237196373">
            <text:p>0.4488532372</text:p>
          </table:table-cell>
          <table:table-cell table:formula="of:=[.C901]" office:value-type="float" office:value="0.862282015026116">
            <text:p>0.862282015</text:p>
          </table:table-cell>
        </table:table-row>
        <table:table-row table:style-name="ro1">
          <table:table-cell table:formula="of:=RAND()" office:value-type="float" office:value="0.0216064453125">
            <text:p>0.0216064453</text:p>
          </table:table-cell>
          <table:table-cell table:formula="of:=RAND()" office:value-type="float" office:value="0.78155517578125">
            <text:p>0.7815551758</text:p>
          </table:table-cell>
          <table:table-cell table:formula="of:=SQRT(1 - [.A902])" office:value-type="float" office:value="0.989137783469775">
            <text:p>0.9891377835</text:p>
          </table:table-cell>
          <table:table-cell table:formula="of:=SQRT(1 - (1 - [.A902]))" office:value-type="float" office:value="0.146991310329897">
            <text:p>0.1469913103</text:p>
          </table:table-cell>
          <table:table-cell table:formula="of:=COS(2 * PI() * [.B902])" office:value-type="float" office:value="0.196970594439614">
            <text:p>0.1969705944</text:p>
          </table:table-cell>
          <table:table-cell table:formula="of:=SIN(2 * PI() * [.B902])" office:value-type="float" office:value="-0.98040939659211">
            <text:p>-0.9804093966</text:p>
          </table:table-cell>
          <table:table-cell table:formula="of:=[.D902]*[.E902]" office:value-type="float" office:value="0.0289529657731375">
            <text:p>0.0289529658</text:p>
          </table:table-cell>
          <table:table-cell table:formula="of:=[.D902]*[.F902]" office:value-type="float" office:value="-0.144111661864818">
            <text:p>-0.1441116619</text:p>
          </table:table-cell>
          <table:table-cell table:formula="of:=[.C902]" office:value-type="float" office:value="0.989137783469775">
            <text:p>0.9891377835</text:p>
          </table:table-cell>
        </table:table-row>
        <table:table-row table:style-name="ro1">
          <table:table-cell table:formula="of:=RAND()" office:value-type="float" office:value="0.414215087890625">
            <text:p>0.4142150879</text:p>
          </table:table-cell>
          <table:table-cell table:formula="of:=RAND()" office:value-type="float" office:value="0.077728271484375">
            <text:p>0.0777282715</text:p>
          </table:table-cell>
          <table:table-cell table:formula="of:=SQRT(1 - [.A903])" office:value-type="float" office:value="0.765365868137177">
            <text:p>0.7653658681</text:p>
          </table:table-cell>
          <table:table-cell table:formula="of:=SQRT(1 - (1 - [.A903]))" office:value-type="float" office:value="0.643595438059209">
            <text:p>0.6435954381</text:p>
          </table:table-cell>
          <table:table-cell table:formula="of:=COS(2 * PI() * [.B903])" office:value-type="float" office:value="0.883093582658065">
            <text:p>0.8830935827</text:p>
          </table:table-cell>
          <table:table-cell table:formula="of:=SIN(2 * PI() * [.B903])" office:value-type="float" office:value="0.469196892858577">
            <text:p>0.4691968929</text:p>
          </table:table-cell>
          <table:table-cell table:formula="of:=[.D903]*[.E903]" office:value-type="float" office:value="0.568355001178094">
            <text:p>0.5683550012</text:p>
          </table:table-cell>
          <table:table-cell table:formula="of:=[.D903]*[.F903]" office:value-type="float" office:value="0.301972979795335">
            <text:p>0.3019729798</text:p>
          </table:table-cell>
          <table:table-cell table:formula="of:=[.C903]" office:value-type="float" office:value="0.765365868137177">
            <text:p>0.7653658681</text:p>
          </table:table-cell>
        </table:table-row>
        <table:table-row table:style-name="ro1">
          <table:table-cell table:formula="of:=RAND()" office:value-type="float" office:value="0.510101318359375">
            <text:p>0.5101013184</text:p>
          </table:table-cell>
          <table:table-cell table:formula="of:=RAND()" office:value-type="float" office:value="0.889617919921875">
            <text:p>0.8896179199</text:p>
          </table:table-cell>
          <table:table-cell table:formula="of:=SQRT(1 - [.A904])" office:value-type="float" office:value="0.699927626001878">
            <text:p>0.699927626</text:p>
          </table:table-cell>
          <table:table-cell table:formula="of:=SQRT(1 - (1 - [.A904]))" office:value-type="float" office:value="0.714213776371875">
            <text:p>0.7142137764</text:p>
          </table:table-cell>
          <table:table-cell table:formula="of:=COS(2 * PI() * [.B904])" office:value-type="float" office:value="0.768980772930029">
            <text:p>0.7689807729</text:p>
          </table:table-cell>
          <table:table-cell table:formula="of:=SIN(2 * PI() * [.B904])" office:value-type="float" office:value="-0.639271906831463">
            <text:p>-0.6392719068</text:p>
          </table:table-cell>
          <table:table-cell table:formula="of:=[.D904]*[.E904]" office:value-type="float" office:value="0.549216661791719">
            <text:p>0.5492166618</text:p>
          </table:table-cell>
          <table:table-cell table:formula="of:=[.D904]*[.F904]" office:value-type="float" office:value="-0.456576802706549">
            <text:p>-0.4565768027</text:p>
          </table:table-cell>
          <table:table-cell table:formula="of:=[.C904]" office:value-type="float" office:value="0.699927626001878">
            <text:p>0.699927626</text:p>
          </table:table-cell>
        </table:table-row>
        <table:table-row table:style-name="ro1">
          <table:table-cell table:formula="of:=RAND()" office:value-type="float" office:value="0.46820068359375">
            <text:p>0.4682006836</text:p>
          </table:table-cell>
          <table:table-cell table:formula="of:=RAND()" office:value-type="float" office:value="0.504241943359375">
            <text:p>0.5042419434</text:p>
          </table:table-cell>
          <table:table-cell table:formula="of:=SQRT(1 - [.A905])" office:value-type="float" office:value="0.729245717441145">
            <text:p>0.7292457174</text:p>
          </table:table-cell>
          <table:table-cell table:formula="of:=SQRT(1 - (1 - [.A905]))" office:value-type="float" office:value="0.684251915301485">
            <text:p>0.6842519153</text:p>
          </table:table-cell>
          <table:table-cell table:formula="of:=COS(2 * PI() * [.B905])" office:value-type="float" office:value="-0.999644832055334">
            <text:p>-0.9996448321</text:p>
          </table:table-cell>
          <table:table-cell table:formula="of:=SIN(2 * PI() * [.B905])" office:value-type="float" office:value="-0.0266497606943055">
            <text:p>-0.0266497607</text:p>
          </table:table-cell>
          <table:table-cell table:formula="of:=[.D905]*[.E905]" office:value-type="float" office:value="-0.684008890955093">
            <text:p>-0.684008891</text:p>
          </table:table-cell>
          <table:table-cell table:formula="of:=[.D905]*[.F905]" office:value-type="float" office:value="-0.0182351497974048">
            <text:p>-0.0182351498</text:p>
          </table:table-cell>
          <table:table-cell table:formula="of:=[.C905]" office:value-type="float" office:value="0.729245717441145">
            <text:p>0.7292457174</text:p>
          </table:table-cell>
        </table:table-row>
        <table:table-row table:style-name="ro1">
          <table:table-cell table:formula="of:=RAND()" office:value-type="float" office:value="0.263671875">
            <text:p>0.263671875</text:p>
          </table:table-cell>
          <table:table-cell table:formula="of:=RAND()" office:value-type="float" office:value="0.69769287109375">
            <text:p>0.6976928711</text:p>
          </table:table-cell>
          <table:table-cell table:formula="of:=SQRT(1 - [.A906])" office:value-type="float" office:value="0.858095638609124">
            <text:p>0.8580956386</text:p>
          </table:table-cell>
          <table:table-cell table:formula="of:=SQRT(1 - (1 - [.A906]))" office:value-type="float" office:value="0.513489897661093">
            <text:p>0.5134898977</text:p>
          </table:table-cell>
          <table:table-cell table:formula="of:=COS(2 * PI() * [.B906])" office:value-type="float" office:value="-0.322770671987771">
            <text:p>-0.322770672</text:p>
          </table:table-cell>
          <table:table-cell table:formula="of:=SIN(2 * PI() * [.B906])" office:value-type="float" office:value="-0.946477201682409">
            <text:p>-0.9464772017</text:p>
          </table:table-cell>
          <table:table-cell table:formula="of:=[.D906]*[.E906]" office:value-type="float" office:value="-0.165739479327003">
            <text:p>-0.1657394793</text:p>
          </table:table-cell>
          <table:table-cell table:formula="of:=[.D906]*[.F906]" office:value-type="float" office:value="-0.486006481430458">
            <text:p>-0.4860064814</text:p>
          </table:table-cell>
          <table:table-cell table:formula="of:=[.C906]" office:value-type="float" office:value="0.858095638609124">
            <text:p>0.8580956386</text:p>
          </table:table-cell>
        </table:table-row>
        <table:table-row table:style-name="ro1">
          <table:table-cell table:formula="of:=RAND()" office:value-type="float" office:value="0.82403564453125">
            <text:p>0.8240356445</text:p>
          </table:table-cell>
          <table:table-cell table:formula="of:=RAND()" office:value-type="float" office:value="0.4464111328125">
            <text:p>0.4464111328</text:p>
          </table:table-cell>
          <table:table-cell table:formula="of:=SQRT(1 - [.A907])" office:value-type="float" office:value="0.419481054958087">
            <text:p>0.419481055</text:p>
          </table:table-cell>
          <table:table-cell table:formula="of:=SQRT(1 - (1 - [.A907]))" office:value-type="float" office:value="0.907764090791903">
            <text:p>0.9077640908</text:p>
          </table:table-cell>
          <table:table-cell table:formula="of:=COS(2 * PI() * [.B907])" office:value-type="float" office:value="-0.943847135947093">
            <text:p>-0.9438471359</text:p>
          </table:table-cell>
          <table:table-cell table:formula="of:=SIN(2 * PI() * [.B907])" office:value-type="float" office:value="0.330382481321983">
            <text:p>0.3303824813</text:p>
          </table:table-cell>
          <table:table-cell table:formula="of:=[.D907]*[.E907]" office:value-type="float" office:value="-0.856790537209554">
            <text:p>-0.8567905372</text:p>
          </table:table-cell>
          <table:table-cell table:formula="of:=[.D907]*[.F907]" office:value-type="float" office:value="0.299909352770822">
            <text:p>0.2999093528</text:p>
          </table:table-cell>
          <table:table-cell table:formula="of:=[.C907]" office:value-type="float" office:value="0.419481054958087">
            <text:p>0.419481055</text:p>
          </table:table-cell>
        </table:table-row>
        <table:table-row table:style-name="ro1">
          <table:table-cell table:formula="of:=RAND()" office:value-type="float" office:value="0.1055908203125">
            <text:p>0.1055908203</text:p>
          </table:table-cell>
          <table:table-cell table:formula="of:=RAND()" office:value-type="float" office:value="0.710174560546875">
            <text:p>0.7101745605</text:p>
          </table:table-cell>
          <table:table-cell table:formula="of:=SQRT(1 - [.A908])" office:value-type="float" office:value="0.945732086633154">
            <text:p>0.9457320866</text:p>
          </table:table-cell>
          <table:table-cell table:formula="of:=SQRT(1 - (1 - [.A908]))" office:value-type="float" office:value="0.32494741161071">
            <text:p>0.3249474116</text:p>
          </table:table-cell>
          <table:table-cell table:formula="of:=COS(2 * PI() * [.B908])" office:value-type="float" office:value="-0.247627399403757">
            <text:p>-0.2476273994</text:p>
          </table:table-cell>
          <table:table-cell table:formula="of:=SIN(2 * PI() * [.B908])" office:value-type="float" office:value="-0.968855340628585">
            <text:p>-0.9688553406</text:p>
          </table:table-cell>
          <table:table-cell table:formula="of:=[.D908]*[.E908]" office:value-type="float" office:value="-0.0804658824801421">
            <text:p>-0.0804658825</text:p>
          </table:table-cell>
          <table:table-cell table:formula="of:=[.D908]*[.F908]" office:value-type="float" office:value="-0.314827035162471">
            <text:p>-0.3148270352</text:p>
          </table:table-cell>
          <table:table-cell table:formula="of:=[.C908]" office:value-type="float" office:value="0.945732086633154">
            <text:p>0.9457320866</text:p>
          </table:table-cell>
        </table:table-row>
        <table:table-row table:style-name="ro1">
          <table:table-cell table:formula="of:=RAND()" office:value-type="float" office:value="0.4468994140625">
            <text:p>0.4468994141</text:p>
          </table:table-cell>
          <table:table-cell table:formula="of:=RAND()" office:value-type="float" office:value="0.92510986328125">
            <text:p>0.9251098633</text:p>
          </table:table-cell>
          <table:table-cell table:formula="of:=SQRT(1 - [.A909])" office:value-type="float" office:value="0.743707325456392">
            <text:p>0.7437073255</text:p>
          </table:table-cell>
          <table:table-cell table:formula="of:=SQRT(1 - (1 - [.A909]))" office:value-type="float" office:value="0.668505358290044">
            <text:p>0.6685053583</text:p>
          </table:table-cell>
          <table:table-cell table:formula="of:=COS(2 * PI() * [.B909])" office:value-type="float" office:value="0.891319697597241">
            <text:p>0.8913196976</text:p>
          </table:table-cell>
          <table:table-cell table:formula="of:=SIN(2 * PI() * [.B909])" office:value-type="float" office:value="-0.453375337524178">
            <text:p>-0.4533753375</text:p>
          </table:table-cell>
          <table:table-cell table:formula="of:=[.D909]*[.E909]" office:value-type="float" office:value="0.595851993793217">
            <text:p>0.5958519938</text:p>
          </table:table-cell>
          <table:table-cell table:formula="of:=[.D909]*[.F909]" office:value-type="float" office:value="-0.30308384245147">
            <text:p>-0.3030838425</text:p>
          </table:table-cell>
          <table:table-cell table:formula="of:=[.C909]" office:value-type="float" office:value="0.743707325456392">
            <text:p>0.7437073255</text:p>
          </table:table-cell>
        </table:table-row>
        <table:table-row table:style-name="ro1">
          <table:table-cell table:formula="of:=RAND()" office:value-type="float" office:value="0.724029541015625">
            <text:p>0.724029541</text:p>
          </table:table-cell>
          <table:table-cell table:formula="of:=RAND()" office:value-type="float" office:value="0.4478759765625">
            <text:p>0.4478759766</text:p>
          </table:table-cell>
          <table:table-cell table:formula="of:=SQRT(1 - [.A910])" office:value-type="float" office:value="0.525328905529074">
            <text:p>0.5253289055</text:p>
          </table:table-cell>
          <table:table-cell table:formula="of:=SQRT(1 - (1 - [.A910]))" office:value-type="float" office:value="0.850899254327811">
            <text:p>0.8508992543</text:p>
          </table:table-cell>
          <table:table-cell table:formula="of:=COS(2 * PI() * [.B910])" office:value-type="float" office:value="-0.946847918221148">
            <text:p>-0.9468479182</text:p>
          </table:table-cell>
          <table:table-cell table:formula="of:=SIN(2 * PI() * [.B910])" office:value-type="float" office:value="0.321681550232956">
            <text:p>0.3216815502</text:p>
          </table:table-cell>
          <table:table-cell table:formula="of:=[.D910]*[.E910]" office:value-type="float" office:value="-0.805672187576215">
            <text:p>-0.8056721876</text:p>
          </table:table-cell>
          <table:table-cell table:formula="of:=[.D910]*[.F910]" office:value-type="float" office:value="0.273718591224237">
            <text:p>0.2737185912</text:p>
          </table:table-cell>
          <table:table-cell table:formula="of:=[.C910]" office:value-type="float" office:value="0.525328905529074">
            <text:p>0.5253289055</text:p>
          </table:table-cell>
        </table:table-row>
        <table:table-row table:style-name="ro1">
          <table:table-cell table:formula="of:=RAND()" office:value-type="float" office:value="0.539093017578125">
            <text:p>0.5390930176</text:p>
          </table:table-cell>
          <table:table-cell table:formula="of:=RAND()" office:value-type="float" office:value="0.624359130859375">
            <text:p>0.6243591309</text:p>
          </table:table-cell>
          <table:table-cell table:formula="of:=SQRT(1 - [.A911])" office:value-type="float" office:value="0.67890130536174">
            <text:p>0.6789013054</text:p>
          </table:table-cell>
          <table:table-cell table:formula="of:=SQRT(1 - (1 - [.A911]))" office:value-type="float" office:value="0.734229540115436">
            <text:p>0.7342295401</text:p>
          </table:table-cell>
          <table:table-cell table:formula="of:=COS(2 * PI() * [.B911])" office:value-type="float" office:value="-0.709948347446188">
            <text:p>-0.7099483474</text:p>
          </table:table-cell>
          <table:table-cell table:formula="of:=SIN(2 * PI() * [.B911])" office:value-type="float" office:value="-0.704253749694261">
            <text:p>-0.7042537497</text:p>
          </table:table-cell>
          <table:table-cell table:formula="of:=[.D911]*[.E911]" office:value-type="float" office:value="-0.521265048651128">
            <text:p>-0.5212650487</text:p>
          </table:table-cell>
          <table:table-cell table:formula="of:=[.D911]*[.F911]" office:value-type="float" office:value="-0.517083906762589">
            <text:p>-0.5170839068</text:p>
          </table:table-cell>
          <table:table-cell table:formula="of:=[.C911]" office:value-type="float" office:value="0.67890130536174">
            <text:p>0.6789013054</text:p>
          </table:table-cell>
        </table:table-row>
        <table:table-row table:style-name="ro1">
          <table:table-cell table:formula="of:=RAND()" office:value-type="float" office:value="0.018280029296875">
            <text:p>0.0182800293</text:p>
          </table:table-cell>
          <table:table-cell table:formula="of:=RAND()" office:value-type="float" office:value="0.040771484375">
            <text:p>0.0407714844</text:p>
          </table:table-cell>
          <table:table-cell table:formula="of:=SQRT(1 - [.A912])" office:value-type="float" office:value="0.990817829221459">
            <text:p>0.9908178292</text:p>
          </table:table-cell>
          <table:table-cell table:formula="of:=SQRT(1 - (1 - [.A912]))" office:value-type="float" office:value="0.135203658592787">
            <text:p>0.1352036586</text:p>
          </table:table-cell>
          <table:table-cell table:formula="of:=COS(2 * PI() * [.B912])" office:value-type="float" office:value="0.967366292222328">
            <text:p>0.9673662922</text:p>
          </table:table-cell>
          <table:table-cell table:formula="of:=SIN(2 * PI() * [.B912])" office:value-type="float" office:value="0.25338203699557">
            <text:p>0.253382037</text:p>
          </table:table-cell>
          <table:table-cell table:formula="of:=[.D912]*[.E912]" office:value-type="float" office:value="0.130791461907798">
            <text:p>0.1307914619</text:p>
          </table:table-cell>
          <table:table-cell table:formula="of:=[.D912]*[.F912]" office:value-type="float" office:value="0.0342581784234941">
            <text:p>0.0342581784</text:p>
          </table:table-cell>
          <table:table-cell table:formula="of:=[.C912]" office:value-type="float" office:value="0.990817829221459">
            <text:p>0.9908178292</text:p>
          </table:table-cell>
        </table:table-row>
        <table:table-row table:style-name="ro1">
          <table:table-cell table:formula="of:=RAND()" office:value-type="float" office:value="0.906707763671875">
            <text:p>0.9067077637</text:p>
          </table:table-cell>
          <table:table-cell table:formula="of:=RAND()" office:value-type="float" office:value="0.47747802734375">
            <text:p>0.4774780273</text:p>
          </table:table-cell>
          <table:table-cell table:formula="of:=SQRT(1 - [.A913])" office:value-type="float" office:value="0.305437778161322">
            <text:p>0.3054377782</text:p>
          </table:table-cell>
          <table:table-cell table:formula="of:=SQRT(1 - (1 - [.A913]))" office:value-type="float" office:value="0.952212037138722">
            <text:p>0.9522120371</text:p>
          </table:table-cell>
          <table:table-cell table:formula="of:=COS(2 * PI() * [.B913])" office:value-type="float" office:value="-0.990004195701201">
            <text:p>-0.9900041957</text:p>
          </table:table-cell>
          <table:table-cell table:formula="of:=SIN(2 * PI() * [.B913])" office:value-type="float" office:value="0.141037911548698">
            <text:p>0.1410379115</text:p>
          </table:table-cell>
          <table:table-cell table:formula="of:=[.D913]*[.E913]" office:value-type="float" office:value="-0.942693911964522">
            <text:p>-0.942693912</text:p>
          </table:table-cell>
          <table:table-cell table:formula="of:=[.D913]*[.F913]" office:value-type="float" office:value="0.134297997069576">
            <text:p>0.1342979971</text:p>
          </table:table-cell>
          <table:table-cell table:formula="of:=[.C913]" office:value-type="float" office:value="0.305437778161322">
            <text:p>0.3054377782</text:p>
          </table:table-cell>
        </table:table-row>
        <table:table-row table:style-name="ro1">
          <table:table-cell table:formula="of:=RAND()" office:value-type="float" office:value="0.650360107421875">
            <text:p>0.6503601074</text:p>
          </table:table-cell>
          <table:table-cell table:formula="of:=RAND()" office:value-type="float" office:value="0.752838134765625">
            <text:p>0.7528381348</text:p>
          </table:table-cell>
          <table:table-cell table:formula="of:=SQRT(1 - [.A914])" office:value-type="float" office:value="0.591303553666072">
            <text:p>0.5913035537</text:p>
          </table:table-cell>
          <table:table-cell table:formula="of:=SQRT(1 - (1 - [.A914]))" office:value-type="float" office:value="0.806449073049176">
            <text:p>0.806449073</text:p>
          </table:table-cell>
          <table:table-cell table:formula="of:=COS(2 * PI() * [.B914])" office:value-type="float" office:value="0.0178315815532361">
            <text:p>0.0178315816</text:p>
          </table:table-cell>
          <table:table-cell table:formula="of:=SIN(2 * PI() * [.B914])" office:value-type="float" office:value="-0.999841004709904">
            <text:p>-0.9998410047</text:p>
          </table:table-cell>
          <table:table-cell table:formula="of:=[.D914]*[.E914]" office:value-type="float" office:value="0.014380262414608">
            <text:p>0.0143802624</text:p>
          </table:table-cell>
          <table:table-cell table:formula="of:=[.D914]*[.F914]" office:value-type="float" office:value="-0.806320851444859">
            <text:p>-0.8063208514</text:p>
          </table:table-cell>
          <table:table-cell table:formula="of:=[.C914]" office:value-type="float" office:value="0.591303553666072">
            <text:p>0.5913035537</text:p>
          </table:table-cell>
        </table:table-row>
        <table:table-row table:style-name="ro1">
          <table:table-cell table:formula="of:=RAND()" office:value-type="float" office:value="0.172149658203125">
            <text:p>0.1721496582</text:p>
          </table:table-cell>
          <table:table-cell table:formula="of:=RAND()" office:value-type="float" office:value="0.6378173828125">
            <text:p>0.6378173828</text:p>
          </table:table-cell>
          <table:table-cell table:formula="of:=SQRT(1 - [.A915])" office:value-type="float" office:value="0.909862814822584">
            <text:p>0.9098628148</text:p>
          </table:table-cell>
          <table:table-cell table:formula="of:=SQRT(1 - (1 - [.A915]))" office:value-type="float" office:value="0.414909216821132">
            <text:p>0.4149092168</text:p>
          </table:table-cell>
          <table:table-cell table:formula="of:=COS(2 * PI() * [.B915])" office:value-type="float" office:value="-0.647930375409685">
            <text:p>-0.6479303754</text:p>
          </table:table-cell>
          <table:table-cell table:formula="of:=SIN(2 * PI() * [.B915])" office:value-type="float" office:value="-0.761699565853535">
            <text:p>-0.7616995659</text:p>
          </table:table-cell>
          <table:table-cell table:formula="of:=[.D915]*[.E915]" office:value-type="float" office:value="-0.268832284615855">
            <text:p>-0.2688322846</text:p>
          </table:table-cell>
          <table:table-cell table:formula="of:=[.D915]*[.F915]" office:value-type="float" office:value="-0.316036170321286">
            <text:p>-0.3160361703</text:p>
          </table:table-cell>
          <table:table-cell table:formula="of:=[.C915]" office:value-type="float" office:value="0.909862814822584">
            <text:p>0.9098628148</text:p>
          </table:table-cell>
        </table:table-row>
        <table:table-row table:style-name="ro1">
          <table:table-cell table:formula="of:=RAND()" office:value-type="float" office:value="0.20745849609375">
            <text:p>0.2074584961</text:p>
          </table:table-cell>
          <table:table-cell table:formula="of:=RAND()" office:value-type="float" office:value="0.969207763671875">
            <text:p>0.9692077637</text:p>
          </table:table-cell>
          <table:table-cell table:formula="of:=SQRT(1 - [.A916])" office:value-type="float" office:value="0.890248001349203">
            <text:p>0.8902480013</text:p>
          </table:table-cell>
          <table:table-cell table:formula="of:=SQRT(1 - (1 - [.A916]))" office:value-type="float" office:value="0.455476120223388">
            <text:p>0.4554761202</text:p>
          </table:table-cell>
          <table:table-cell table:formula="of:=COS(2 * PI() * [.B916])" office:value-type="float" office:value="0.981342344317876">
            <text:p>0.9813423443</text:p>
          </table:table-cell>
          <table:table-cell table:formula="of:=SIN(2 * PI() * [.B916])" office:value-type="float" office:value="-0.192268570621137">
            <text:p>-0.1922685706</text:p>
          </table:table-cell>
          <table:table-cell table:formula="of:=[.D916]*[.E916]" office:value-type="float" office:value="0.44697800360083">
            <text:p>0.4469780036</text:p>
          </table:table-cell>
          <table:table-cell table:formula="of:=[.D916]*[.F916]" office:value-type="float" office:value="-0.0875737425874121">
            <text:p>-0.0875737426</text:p>
          </table:table-cell>
          <table:table-cell table:formula="of:=[.C916]" office:value-type="float" office:value="0.890248001349203">
            <text:p>0.8902480013</text:p>
          </table:table-cell>
        </table:table-row>
        <table:table-row table:style-name="ro1">
          <table:table-cell table:formula="of:=RAND()" office:value-type="float" office:value="0.488677978515625">
            <text:p>0.4886779785</text:p>
          </table:table-cell>
          <table:table-cell table:formula="of:=RAND()" office:value-type="float" office:value="0.615631103515625">
            <text:p>0.6156311035</text:p>
          </table:table-cell>
          <table:table-cell table:formula="of:=SQRT(1 - [.A917])" office:value-type="float" office:value="0.715067843973126">
            <text:p>0.715067844</text:p>
          </table:table-cell>
          <table:table-cell table:formula="of:=SQRT(1 - (1 - [.A917]))" office:value-type="float" office:value="0.699055061147278">
            <text:p>0.6990550611</text:p>
          </table:table-cell>
          <table:table-cell table:formula="of:=COS(2 * PI() * [.B917])" office:value-type="float" office:value="-0.747482852550977">
            <text:p>-0.7474828526</text:p>
          </table:table-cell>
          <table:table-cell table:formula="of:=SIN(2 * PI() * [.B917])" office:value-type="float" office:value="-0.664281104008126">
            <text:p>-0.664281104</text:p>
          </table:table-cell>
          <table:table-cell table:formula="of:=[.D917]*[.E917]" office:value-type="float" office:value="-0.522531671196565">
            <text:p>-0.5225316712</text:p>
          </table:table-cell>
          <table:table-cell table:formula="of:=[.D917]*[.F917]" office:value-type="float" office:value="-0.464369067781382">
            <text:p>-0.4643690678</text:p>
          </table:table-cell>
          <table:table-cell table:formula="of:=[.C917]" office:value-type="float" office:value="0.715067843973126">
            <text:p>0.715067844</text:p>
          </table:table-cell>
        </table:table-row>
        <table:table-row table:style-name="ro1">
          <table:table-cell table:formula="of:=RAND()" office:value-type="float" office:value="0.88238525390625">
            <text:p>0.8823852539</text:p>
          </table:table-cell>
          <table:table-cell table:formula="of:=RAND()" office:value-type="float" office:value="0.677825927734375">
            <text:p>0.6778259277</text:p>
          </table:table-cell>
          <table:table-cell table:formula="of:=SQRT(1 - [.A918])" office:value-type="float" office:value="0.342950063557">
            <text:p>0.3429500636</text:p>
          </table:table-cell>
          <table:table-cell table:formula="of:=SQRT(1 - (1 - [.A918]))" office:value-type="float" office:value="0.939353636234113">
            <text:p>0.9393536362</text:p>
          </table:table-cell>
          <table:table-cell table:formula="of:=COS(2 * PI() * [.B918])" office:value-type="float" office:value="-0.438099209985194">
            <text:p>-0.43809921</text:p>
          </table:table-cell>
          <table:table-cell table:formula="of:=SIN(2 * PI() * [.B918])" office:value-type="float" office:value="-0.898926627823622">
            <text:p>-0.8989266278</text:p>
          </table:table-cell>
          <table:table-cell table:formula="of:=[.D918]*[.E918]" office:value-type="float" office:value="-0.411530085930885">
            <text:p>-0.4115300859</text:p>
          </table:table-cell>
          <table:table-cell table:formula="of:=[.D918]*[.F918]" office:value-type="float" office:value="-0.844409996553788">
            <text:p>-0.8444099966</text:p>
          </table:table-cell>
          <table:table-cell table:formula="of:=[.C918]" office:value-type="float" office:value="0.342950063557">
            <text:p>0.3429500636</text:p>
          </table:table-cell>
        </table:table-row>
        <table:table-row table:style-name="ro1">
          <table:table-cell table:formula="of:=RAND()" office:value-type="float" office:value="0.913055419921875">
            <text:p>0.9130554199</text:p>
          </table:table-cell>
          <table:table-cell table:formula="of:=RAND()" office:value-type="float" office:value="0.86224365234375">
            <text:p>0.8622436523</text:p>
          </table:table-cell>
          <table:table-cell table:formula="of:=SQRT(1 - [.A919])" office:value-type="float" office:value="0.294863663543213">
            <text:p>0.2948636635</text:p>
          </table:table-cell>
          <table:table-cell table:formula="of:=SQRT(1 - (1 - [.A919]))" office:value-type="float" office:value="0.955539334575963">
            <text:p>0.9555393346</text:p>
          </table:table-cell>
          <table:table-cell table:formula="of:=COS(2 * PI() * [.B919])" office:value-type="float" office:value="0.64822243588247">
            <text:p>0.6482224359</text:p>
          </table:table-cell>
          <table:table-cell table:formula="of:=SIN(2 * PI() * [.B919])" office:value-type="float" office:value="-0.761451031661654">
            <text:p>-0.7614510317</text:p>
          </table:table-cell>
          <table:table-cell table:formula="of:=[.D919]*[.E919]" office:value-type="float" office:value="0.619402035040346">
            <text:p>0.619402035</text:p>
          </table:table-cell>
          <table:table-cell table:formula="of:=[.D919]*[.F919]" office:value-type="float" office:value="-0.727596412106157">
            <text:p>-0.7275964121</text:p>
          </table:table-cell>
          <table:table-cell table:formula="of:=[.C919]" office:value-type="float" office:value="0.294863663543213">
            <text:p>0.2948636635</text:p>
          </table:table-cell>
        </table:table-row>
        <table:table-row table:style-name="ro1">
          <table:table-cell table:formula="of:=RAND()" office:value-type="float" office:value="0.077728271484375">
            <text:p>0.0777282715</text:p>
          </table:table-cell>
          <table:table-cell table:formula="of:=RAND()" office:value-type="float" office:value="0.976470947265625">
            <text:p>0.9764709473</text:p>
          </table:table-cell>
          <table:table-cell table:formula="of:=SQRT(1 - [.A920])" office:value-type="float" office:value="0.960349794874568">
            <text:p>0.9603497949</text:p>
          </table:table-cell>
          <table:table-cell table:formula="of:=SQRT(1 - (1 - [.A920]))" office:value-type="float" office:value="0.278797904375867">
            <text:p>0.2787979044</text:p>
          </table:table-cell>
          <table:table-cell table:formula="of:=COS(2 * PI() * [.B920])" office:value-type="float" office:value="0.989091940659769">
            <text:p>0.9890919407</text:p>
          </table:table-cell>
          <table:table-cell table:formula="of:=SIN(2 * PI() * [.B920])" office:value-type="float" office:value="-0.147299466807903">
            <text:p>-0.1472994668</text:p>
          </table:table-cell>
          <table:table-cell table:formula="of:=[.D920]*[.E920]" office:value-type="float" office:value="0.275756760291003">
            <text:p>0.2757567603</text:p>
          </table:table-cell>
          <table:table-cell table:formula="of:=[.D920]*[.F920]" office:value-type="float" office:value="-0.041066782661726">
            <text:p>-0.0410667827</text:p>
          </table:table-cell>
          <table:table-cell table:formula="of:=[.C920]" office:value-type="float" office:value="0.960349794874568">
            <text:p>0.9603497949</text:p>
          </table:table-cell>
        </table:table-row>
        <table:table-row table:style-name="ro1">
          <table:table-cell table:formula="of:=RAND()" office:value-type="float" office:value="0.092742919921875">
            <text:p>0.0927429199</text:p>
          </table:table-cell>
          <table:table-cell table:formula="of:=RAND()" office:value-type="float" office:value="0.58258056640625">
            <text:p>0.5825805664</text:p>
          </table:table-cell>
          <table:table-cell table:formula="of:=SQRT(1 - [.A921])" office:value-type="float" office:value="0.952500435736449">
            <text:p>0.9525004357</text:p>
          </table:table-cell>
          <table:table-cell table:formula="of:=SQRT(1 - (1 - [.A921]))" office:value-type="float" office:value="0.304537222555593">
            <text:p>0.3045372226</text:p>
          </table:table-cell>
          <table:table-cell table:formula="of:=COS(2 * PI() * [.B921])" office:value-type="float" office:value="-0.86838059520858">
            <text:p>-0.8683805952</text:p>
          </table:table-cell>
          <table:table-cell table:formula="of:=SIN(2 * PI() * [.B921])" office:value-type="float" office:value="-0.495898318070542">
            <text:p>-0.4958983181</text:p>
          </table:table-cell>
          <table:table-cell table:formula="of:=[.D921]*[.E921]" office:value-type="float" office:value="-0.264454214585994">
            <text:p>-0.2644542146</text:p>
          </table:table-cell>
          <table:table-cell table:formula="of:=[.D921]*[.F921]" office:value-type="float" office:value="-0.151019496455193">
            <text:p>-0.1510194965</text:p>
          </table:table-cell>
          <table:table-cell table:formula="of:=[.C921]" office:value-type="float" office:value="0.952500435736449">
            <text:p>0.9525004357</text:p>
          </table:table-cell>
        </table:table-row>
        <table:table-row table:style-name="ro1">
          <table:table-cell table:formula="of:=RAND()" office:value-type="float" office:value="0.839996337890625">
            <text:p>0.8399963379</text:p>
          </table:table-cell>
          <table:table-cell table:formula="of:=RAND()" office:value-type="float" office:value="0.63623046875">
            <text:p>0.6362304688</text:p>
          </table:table-cell>
          <table:table-cell table:formula="of:=SQRT(1 - [.A922])" office:value-type="float" office:value="0.400004577610526">
            <text:p>0.4000045776</text:p>
          </table:table-cell>
          <table:table-cell table:formula="of:=SQRT(1 - (1 - [.A922]))" office:value-type="float" office:value="0.916513141144536">
            <text:p>0.9165131411</text:p>
          </table:table-cell>
          <table:table-cell table:formula="of:=COS(2 * PI() * [.B922])" office:value-type="float" office:value="-0.655492852999616">
            <text:p>-0.655492853</text:p>
          </table:table-cell>
          <table:table-cell table:formula="of:=SIN(2 * PI() * [.B922])" office:value-type="float" office:value="-0.755201376896536">
            <text:p>-0.7552013769</text:p>
          </table:table-cell>
          <table:table-cell table:formula="of:=[.D922]*[.E922]" office:value-type="float" office:value="-0.600767813700471">
            <text:p>-0.6007678137</text:p>
          </table:table-cell>
          <table:table-cell table:formula="of:=[.D922]*[.F922]" office:value-type="float" office:value="-0.692151986136123">
            <text:p>-0.6921519861</text:p>
          </table:table-cell>
          <table:table-cell table:formula="of:=[.C922]" office:value-type="float" office:value="0.400004577610526">
            <text:p>0.4000045776</text:p>
          </table:table-cell>
        </table:table-row>
        <table:table-row table:style-name="ro1">
          <table:table-cell table:formula="of:=RAND()" office:value-type="float" office:value="0.423583984375">
            <text:p>0.4235839844</text:p>
          </table:table-cell>
          <table:table-cell table:formula="of:=RAND()" office:value-type="float" office:value="0.05755615234375">
            <text:p>0.0575561523</text:p>
          </table:table-cell>
          <table:table-cell table:formula="of:=SQRT(1 - [.A923])" office:value-type="float" office:value="0.759220663328521">
            <text:p>0.7592206633</text:p>
          </table:table-cell>
          <table:table-cell table:formula="of:=SQRT(1 - (1 - [.A923]))" office:value-type="float" office:value="0.650833299989329">
            <text:p>0.6508333</text:p>
          </table:table-cell>
          <table:table-cell table:formula="of:=COS(2 * PI() * [.B923])" office:value-type="float" office:value="0.935319261178512">
            <text:p>0.9353192612</text:p>
          </table:table-cell>
          <table:table-cell table:formula="of:=SIN(2 * PI() * [.B923])" office:value-type="float" office:value="0.353804861001772">
            <text:p>0.353804861</text:p>
          </table:table-cell>
          <table:table-cell table:formula="of:=[.D923]*[.E923]" office:value-type="float" office:value="0.608736921296392">
            <text:p>0.6087369213</text:p>
          </table:table-cell>
          <table:table-cell table:formula="of:=[.D923]*[.F923]" office:value-type="float" office:value="0.230267985238049">
            <text:p>0.2302679852</text:p>
          </table:table-cell>
          <table:table-cell table:formula="of:=[.C923]" office:value-type="float" office:value="0.759220663328521">
            <text:p>0.7592206633</text:p>
          </table:table-cell>
        </table:table-row>
        <table:table-row table:style-name="ro1">
          <table:table-cell table:formula="of:=RAND()" office:value-type="float" office:value="0.530059814453125">
            <text:p>0.5300598145</text:p>
          </table:table-cell>
          <table:table-cell table:formula="of:=RAND()" office:value-type="float" office:value="0.25311279296875">
            <text:p>0.253112793</text:p>
          </table:table-cell>
          <table:table-cell table:formula="of:=SQRT(1 - [.A924])" office:value-type="float" office:value="0.685521834478578">
            <text:p>0.6855218345</text:p>
          </table:table-cell>
          <table:table-cell table:formula="of:=SQRT(1 - (1 - [.A924]))" office:value-type="float" office:value="0.728052068504118">
            <text:p>0.7280520685</text:p>
          </table:table-cell>
          <table:table-cell table:formula="of:=COS(2 * PI() * [.B924])" office:value-type="float" office:value="-0.0195570081480291">
            <text:p>-0.0195570081</text:p>
          </table:table-cell>
          <table:table-cell table:formula="of:=SIN(2 * PI() * [.B924])" office:value-type="float" office:value="0.99980874342661">
            <text:p>0.9998087434</text:p>
          </table:table-cell>
          <table:table-cell table:formula="of:=[.D924]*[.E924]" office:value-type="float" office:value="-0.0142385202359245">
            <text:p>-0.0142385202</text:p>
          </table:table-cell>
          <table:table-cell table:formula="of:=[.D924]*[.F924]" office:value-type="float" office:value="0.727912823760247">
            <text:p>0.7279128238</text:p>
          </table:table-cell>
          <table:table-cell table:formula="of:=[.C924]" office:value-type="float" office:value="0.685521834478578">
            <text:p>0.6855218345</text:p>
          </table:table-cell>
        </table:table-row>
        <table:table-row table:style-name="ro1">
          <table:table-cell table:formula="of:=RAND()" office:value-type="float" office:value="0.334808349609375">
            <text:p>0.3348083496</text:p>
          </table:table-cell>
          <table:table-cell table:formula="of:=RAND()" office:value-type="float" office:value="0.257598876953125">
            <text:p>0.257598877</text:p>
          </table:table-cell>
          <table:table-cell table:formula="of:=SQRT(1 - [.A925])" office:value-type="float" office:value="0.81559282144378">
            <text:p>0.8155928214</text:p>
          </table:table-cell>
          <table:table-cell table:formula="of:=SQRT(1 - (1 - [.A925]))" office:value-type="float" office:value="0.578626260732586">
            <text:p>0.5786262607</text:p>
          </table:table-cell>
          <table:table-cell table:formula="of:=COS(2 * PI() * [.B925])" office:value-type="float" office:value="-0.0477270141193102">
            <text:p>-0.0477270141</text:p>
          </table:table-cell>
          <table:table-cell table:formula="of:=SIN(2 * PI() * [.B925])" office:value-type="float" office:value="0.998860416736621">
            <text:p>0.9988604167</text:p>
          </table:table-cell>
          <table:table-cell table:formula="of:=[.D925]*[.E925]" office:value-type="float" office:value="-0.0276161037157878">
            <text:p>-0.0276161037</text:p>
          </table:table-cell>
          <table:table-cell table:formula="of:=[.D925]*[.F925]" office:value-type="float" office:value="0.577966867930104">
            <text:p>0.5779668679</text:p>
          </table:table-cell>
          <table:table-cell table:formula="of:=[.C925]" office:value-type="float" office:value="0.81559282144378">
            <text:p>0.8155928214</text:p>
          </table:table-cell>
        </table:table-row>
        <table:table-row table:style-name="ro1">
          <table:table-cell table:formula="of:=RAND()" office:value-type="float" office:value="0.636505126953125">
            <text:p>0.636505127</text:p>
          </table:table-cell>
          <table:table-cell table:formula="of:=RAND()" office:value-type="float" office:value="0.01861572265625">
            <text:p>0.0186157227</text:p>
          </table:table-cell>
          <table:table-cell table:formula="of:=SQRT(1 - [.A926])" office:value-type="float" office:value="0.602905359942068">
            <text:p>0.6029053599</text:p>
          </table:table-cell>
          <table:table-cell table:formula="of:=SQRT(1 - (1 - [.A926]))" office:value-type="float" office:value="0.797812714208745">
            <text:p>0.7978127142</text:p>
          </table:table-cell>
          <table:table-cell table:formula="of:=COS(2 * PI() * [.B926])" office:value-type="float" office:value="0.993167268564487">
            <text:p>0.9931672686</text:p>
          </table:table-cell>
          <table:table-cell table:formula="of:=SIN(2 * PI() * [.B926])" office:value-type="float" office:value="0.116699514361268">
            <text:p>0.1166995144</text:p>
          </table:table-cell>
          <table:table-cell table:formula="of:=[.D926]*[.E926]" office:value-type="float" office:value="0.792361474196719">
            <text:p>0.7923614742</text:p>
          </table:table-cell>
          <table:table-cell table:formula="of:=[.D926]*[.F926]" office:value-type="float" office:value="0.0931043562994054">
            <text:p>0.0931043563</text:p>
          </table:table-cell>
          <table:table-cell table:formula="of:=[.C926]" office:value-type="float" office:value="0.602905359942068">
            <text:p>0.6029053599</text:p>
          </table:table-cell>
        </table:table-row>
        <table:table-row table:style-name="ro1">
          <table:table-cell table:formula="of:=RAND()" office:value-type="float" office:value="0.8568115234375">
            <text:p>0.8568115234</text:p>
          </table:table-cell>
          <table:table-cell table:formula="of:=RAND()" office:value-type="float" office:value="0.0281982421875">
            <text:p>0.0281982422</text:p>
          </table:table-cell>
          <table:table-cell table:formula="of:=SQRT(1 - [.A927])" office:value-type="float" office:value="0.37840253244726">
            <text:p>0.3784025324</text:p>
          </table:table-cell>
          <table:table-cell table:formula="of:=SQRT(1 - (1 - [.A927]))" office:value-type="float" office:value="0.925641141824141">
            <text:p>0.9256411418</text:p>
          </table:table-cell>
          <table:table-cell table:formula="of:=COS(2 * PI() * [.B927])" office:value-type="float" office:value="0.984345563417642">
            <text:p>0.9843455634</text:p>
          </table:table-cell>
          <table:table-cell table:formula="of:=SIN(2 * PI() * [.B927])" office:value-type="float" office:value="0.176249288736168">
            <text:p>0.1762492887</text:p>
          </table:table-cell>
          <table:table-cell table:formula="of:=[.D927]*[.E927]" office:value-type="float" office:value="0.911150751271434">
            <text:p>0.9111507513</text:p>
          </table:table-cell>
          <table:table-cell table:formula="of:=[.D927]*[.F927]" office:value-type="float" office:value="0.163143592871439">
            <text:p>0.1631435929</text:p>
          </table:table-cell>
          <table:table-cell table:formula="of:=[.C927]" office:value-type="float" office:value="0.37840253244726">
            <text:p>0.3784025324</text:p>
          </table:table-cell>
        </table:table-row>
        <table:table-row table:style-name="ro1">
          <table:table-cell table:formula="of:=RAND()" office:value-type="float" office:value="0.1373291015625">
            <text:p>0.1373291016</text:p>
          </table:table-cell>
          <table:table-cell table:formula="of:=RAND()" office:value-type="float" office:value="0.6407470703125">
            <text:p>0.6407470703</text:p>
          </table:table-cell>
          <table:table-cell table:formula="of:=SQRT(1 - [.A928])" office:value-type="float" office:value="0.928800785118908">
            <text:p>0.9288007851</text:p>
          </table:table-cell>
          <table:table-cell table:formula="of:=SQRT(1 - (1 - [.A928]))" office:value-type="float" office:value="0.370579413300982">
            <text:p>0.3705794133</text:p>
          </table:table-cell>
          <table:table-cell table:formula="of:=COS(2 * PI() * [.B928])" office:value-type="float" office:value="-0.633800206031017">
            <text:p>-0.633800206</text:p>
          </table:table-cell>
          <table:table-cell table:formula="of:=SIN(2 * PI() * [.B928])" office:value-type="float" office:value="-0.773496799498899">
            <text:p>-0.7734967995</text:p>
          </table:table-cell>
          <table:table-cell table:formula="of:=[.D928]*[.E928]" office:value-type="float" office:value="-0.234873308501016">
            <text:p>-0.2348733085</text:p>
          </table:table-cell>
          <table:table-cell table:formula="of:=[.D928]*[.F928]" office:value-type="float" office:value="-0.286641990148489">
            <text:p>-0.2866419901</text:p>
          </table:table-cell>
          <table:table-cell table:formula="of:=[.C928]" office:value-type="float" office:value="0.928800785118908">
            <text:p>0.9288007851</text:p>
          </table:table-cell>
        </table:table-row>
        <table:table-row table:style-name="ro1">
          <table:table-cell table:formula="of:=RAND()" office:value-type="float" office:value="0.12872314453125">
            <text:p>0.1287231445</text:p>
          </table:table-cell>
          <table:table-cell table:formula="of:=RAND()" office:value-type="float" office:value="0.629119873046875">
            <text:p>0.629119873</text:p>
          </table:table-cell>
          <table:table-cell table:formula="of:=SQRT(1 - [.A929])" office:value-type="float" office:value="0.933422120730353">
            <text:p>0.9334221207</text:p>
          </table:table-cell>
          <table:table-cell table:formula="of:=SQRT(1 - (1 - [.A929]))" office:value-type="float" office:value="0.358780078225157">
            <text:p>0.3587800782</text:p>
          </table:table-cell>
          <table:table-cell table:formula="of:=COS(2 * PI() * [.B929])" office:value-type="float" office:value="-0.688567815422334">
            <text:p>-0.6885678154</text:p>
          </table:table-cell>
          <table:table-cell table:formula="of:=SIN(2 * PI() * [.B929])" office:value-type="float" office:value="-0.725171954480118">
            <text:p>-0.7251719545</text:p>
          </table:table-cell>
          <table:table-cell table:formula="of:=[.D929]*[.E929]" office:value-type="float" office:value="-0.247044414680551">
            <text:p>-0.2470444147</text:p>
          </table:table-cell>
          <table:table-cell table:formula="of:=[.D929]*[.F929]" office:value-type="float" office:value="-0.260177250555067">
            <text:p>-0.2601772506</text:p>
          </table:table-cell>
          <table:table-cell table:formula="of:=[.C929]" office:value-type="float" office:value="0.933422120730353">
            <text:p>0.9334221207</text:p>
          </table:table-cell>
        </table:table-row>
        <table:table-row table:style-name="ro1">
          <table:table-cell table:formula="of:=RAND()" office:value-type="float" office:value="0.31707763671875">
            <text:p>0.3170776367</text:p>
          </table:table-cell>
          <table:table-cell table:formula="of:=RAND()" office:value-type="float" office:value="0.44671630859375">
            <text:p>0.4467163086</text:p>
          </table:table-cell>
          <table:table-cell table:formula="of:=SQRT(1 - [.A930])" office:value-type="float" office:value="0.826391168443401">
            <text:p>0.8263911684</text:p>
          </table:table-cell>
          <table:table-cell table:formula="of:=SQRT(1 - (1 - [.A930]))" office:value-type="float" office:value="0.563096471946637">
            <text:p>0.5630964719</text:p>
          </table:table-cell>
          <table:table-cell table:formula="of:=COS(2 * PI() * [.B930])" office:value-type="float" office:value="-0.944478900905115">
            <text:p>-0.9444789009</text:p>
          </table:table-cell>
          <table:table-cell table:formula="of:=SIN(2 * PI() * [.B930])" office:value-type="float" office:value="0.328572070853664">
            <text:p>0.3285720709</text:p>
          </table:table-cell>
          <table:table-cell table:formula="of:=[.D930]*[.E930]" office:value-type="float" office:value="-0.531832736927708">
            <text:p>-0.5318327369</text:p>
          </table:table-cell>
          <table:table-cell table:formula="of:=[.D930]*[.F930]" office:value-type="float" office:value="0.185017773877899">
            <text:p>0.1850177739</text:p>
          </table:table-cell>
          <table:table-cell table:formula="of:=[.C930]" office:value-type="float" office:value="0.826391168443401">
            <text:p>0.8263911684</text:p>
          </table:table-cell>
        </table:table-row>
        <table:table-row table:style-name="ro1">
          <table:table-cell table:formula="of:=RAND()" office:value-type="float" office:value="0.001617431640625">
            <text:p>0.0016174316</text:p>
          </table:table-cell>
          <table:table-cell table:formula="of:=RAND()" office:value-type="float" office:value="0.9083251953125">
            <text:p>0.9083251953</text:p>
          </table:table-cell>
          <table:table-cell table:formula="of:=SQRT(1 - [.A931])" office:value-type="float" office:value="0.999190956904322">
            <text:p>0.9991909569</text:p>
          </table:table-cell>
          <table:table-cell table:formula="of:=SQRT(1 - (1 - [.A931]))" office:value-type="float" office:value="0.0402173052382305">
            <text:p>0.0402173052</text:p>
          </table:table-cell>
          <table:table-cell table:formula="of:=COS(2 * PI() * [.B931])" office:value-type="float" office:value="0.838642717988527">
            <text:p>0.838642718</text:p>
          </table:table-cell>
          <table:table-cell table:formula="of:=SIN(2 * PI() * [.B931])" office:value-type="float" office:value="-0.544681917787635">
            <text:p>-0.5446819178</text:p>
          </table:table-cell>
          <table:table-cell table:formula="of:=[.D931]*[.E931]" office:value-type="float" office:value="0.0337279501751638">
            <text:p>0.0337279502</text:p>
          </table:table-cell>
          <table:table-cell table:formula="of:=[.D931]*[.F931]" office:value-type="float" office:value="-0.0219056389454101">
            <text:p>-0.0219056389</text:p>
          </table:table-cell>
          <table:table-cell table:formula="of:=[.C931]" office:value-type="float" office:value="0.999190956904322">
            <text:p>0.9991909569</text:p>
          </table:table-cell>
        </table:table-row>
        <table:table-row table:style-name="ro1">
          <table:table-cell table:formula="of:=RAND()" office:value-type="float" office:value="0.4451904296875">
            <text:p>0.4451904297</text:p>
          </table:table-cell>
          <table:table-cell table:formula="of:=RAND()" office:value-type="float" office:value="0.198394775390625">
            <text:p>0.1983947754</text:p>
          </table:table-cell>
          <table:table-cell table:formula="of:=SQRT(1 - [.A932])" office:value-type="float" office:value="0.744855402284564">
            <text:p>0.7448554023</text:p>
          </table:table-cell>
          <table:table-cell table:formula="of:=SQRT(1 - (1 - [.A932]))" office:value-type="float" office:value="0.66722592102488">
            <text:p>0.667225921</text:p>
          </table:table-cell>
          <table:table-cell table:formula="of:=COS(2 * PI() * [.B932])" office:value-type="float" office:value="0.318593397808312">
            <text:p>0.3185933978</text:p>
          </table:table-cell>
          <table:table-cell table:formula="of:=SIN(2 * PI() * [.B932])" office:value-type="float" office:value="0.94789147420628">
            <text:p>0.9478914742</text:p>
          </table:table-cell>
          <table:table-cell table:formula="of:=[.D932]*[.E932]" office:value-type="float" office:value="0.212573773285097">
            <text:p>0.2125737733</text:p>
          </table:table-cell>
          <table:table-cell table:formula="of:=[.D932]*[.F932]" office:value-type="float" office:value="0.632457761908917">
            <text:p>0.6324577619</text:p>
          </table:table-cell>
          <table:table-cell table:formula="of:=[.C932]" office:value-type="float" office:value="0.744855402284564">
            <text:p>0.7448554023</text:p>
          </table:table-cell>
        </table:table-row>
        <table:table-row table:style-name="ro1">
          <table:table-cell table:formula="of:=RAND()" office:value-type="float" office:value="0.393402099609375">
            <text:p>0.3934020996</text:p>
          </table:table-cell>
          <table:table-cell table:formula="of:=RAND()" office:value-type="float" office:value="0.892059326171875">
            <text:p>0.8920593262</text:p>
          </table:table-cell>
          <table:table-cell table:formula="of:=SQRT(1 - [.A933])" office:value-type="float" office:value="0.778843951244808">
            <text:p>0.7788439512</text:p>
          </table:table-cell>
          <table:table-cell table:formula="of:=SQRT(1 - (1 - [.A933]))" office:value-type="float" office:value="0.627217744973287">
            <text:p>0.627217745</text:p>
          </table:table-cell>
          <table:table-cell table:formula="of:=COS(2 * PI() * [.B933])" office:value-type="float" office:value="0.778696224035517">
            <text:p>0.778696224</text:p>
          </table:table-cell>
          <table:table-cell table:formula="of:=SIN(2 * PI() * [.B933])" office:value-type="float" office:value="-0.627401140159011">
            <text:p>-0.6274011402</text:p>
          </table:table-cell>
          <table:table-cell table:formula="of:=[.D933]*[.E933]" office:value-type="float" office:value="0.488412089658771">
            <text:p>0.4884120897</text:p>
          </table:table-cell>
          <table:table-cell table:formula="of:=[.D933]*[.F933]" office:value-type="float" office:value="-0.393517128324204">
            <text:p>-0.3935171283</text:p>
          </table:table-cell>
          <table:table-cell table:formula="of:=[.C933]" office:value-type="float" office:value="0.778843951244808">
            <text:p>0.7788439512</text:p>
          </table:table-cell>
        </table:table-row>
        <table:table-row table:style-name="ro1">
          <table:table-cell table:formula="of:=RAND()" office:value-type="float" office:value="0.221893310546875">
            <text:p>0.2218933105</text:p>
          </table:table-cell>
          <table:table-cell table:formula="of:=RAND()" office:value-type="float" office:value="0.65216064453125">
            <text:p>0.6521606445</text:p>
          </table:table-cell>
          <table:table-cell table:formula="of:=SQRT(1 - [.A934])" office:value-type="float" office:value="0.882103559369944">
            <text:p>0.8821035594</text:p>
          </table:table-cell>
          <table:table-cell table:formula="of:=SQRT(1 - (1 - [.A934]))" office:value-type="float" office:value="0.471055528092894">
            <text:p>0.4710555281</text:p>
          </table:table-cell>
          <table:table-cell table:formula="of:=COS(2 * PI() * [.B934])" office:value-type="float" office:value="-0.576748429682482">
            <text:p>-0.5767484297</text:p>
          </table:table-cell>
          <table:table-cell table:formula="of:=SIN(2 * PI() * [.B934])" office:value-type="float" office:value="-0.81692181318581">
            <text:p>-0.8169218132</text:p>
          </table:table-cell>
          <table:table-cell table:formula="of:=[.D934]*[.E934]" office:value-type="float" office:value="-0.271680536120829">
            <text:p>-0.2716805361</text:p>
          </table:table-cell>
          <table:table-cell table:formula="of:=[.D934]*[.F934]" office:value-type="float" office:value="-0.384815536120846">
            <text:p>-0.3848155361</text:p>
          </table:table-cell>
          <table:table-cell table:formula="of:=[.C934]" office:value-type="float" office:value="0.882103559369944">
            <text:p>0.8821035594</text:p>
          </table:table-cell>
        </table:table-row>
        <table:table-row table:style-name="ro1">
          <table:table-cell table:formula="of:=RAND()" office:value-type="float" office:value="0.5523681640625">
            <text:p>0.5523681641</text:p>
          </table:table-cell>
          <table:table-cell table:formula="of:=RAND()" office:value-type="float" office:value="0.07196044921875">
            <text:p>0.0719604492</text:p>
          </table:table-cell>
          <table:table-cell table:formula="of:=SQRT(1 - [.A935])" office:value-type="float" office:value="0.669052939562708">
            <text:p>0.6690529396</text:p>
          </table:table-cell>
          <table:table-cell table:formula="of:=SQRT(1 - (1 - [.A935]))" office:value-type="float" office:value="0.74321474962658">
            <text:p>0.7432147496</text:p>
          </table:table-cell>
          <table:table-cell table:formula="of:=COS(2 * PI() * [.B935])" office:value-type="float" office:value="0.899513849198488">
            <text:p>0.8995138492</text:p>
          </table:table-cell>
          <table:table-cell table:formula="of:=SIN(2 * PI() * [.B935])" office:value-type="float" office:value="0.43689224655528">
            <text:p>0.4368922466</text:p>
          </table:table-cell>
          <table:table-cell table:formula="of:=[.D935]*[.E935]" office:value-type="float" office:value="0.668531960217695">
            <text:p>0.6685319602</text:p>
          </table:table-cell>
          <table:table-cell table:formula="of:=[.D935]*[.F935]" office:value-type="float" office:value="0.324704761637377">
            <text:p>0.3247047616</text:p>
          </table:table-cell>
          <table:table-cell table:formula="of:=[.C935]" office:value-type="float" office:value="0.669052939562708">
            <text:p>0.6690529396</text:p>
          </table:table-cell>
        </table:table-row>
        <table:table-row table:style-name="ro1">
          <table:table-cell table:formula="of:=RAND()" office:value-type="float" office:value="0.397918701171875">
            <text:p>0.3979187012</text:p>
          </table:table-cell>
          <table:table-cell table:formula="of:=RAND()" office:value-type="float" office:value="0.393829345703125">
            <text:p>0.3938293457</text:p>
          </table:table-cell>
          <table:table-cell table:formula="of:=SQRT(1 - [.A936])" office:value-type="float" office:value="0.775938978804471">
            <text:p>0.7759389788</text:p>
          </table:table-cell>
          <table:table-cell table:formula="of:=SQRT(1 - (1 - [.A936]))" office:value-type="float" office:value="0.630807974879737">
            <text:p>0.6308079749</text:p>
          </table:table-cell>
          <table:table-cell table:formula="of:=COS(2 * PI() * [.B936])" office:value-type="float" office:value="-0.785625478697164">
            <text:p>-0.7856254787</text:p>
          </table:table-cell>
          <table:table-cell table:formula="of:=SIN(2 * PI() * [.B936])" office:value-type="float" office:value="0.618702357537009">
            <text:p>0.6187023575</text:p>
          </table:table-cell>
          <table:table-cell table:formula="of:=[.D936]*[.E936]" office:value-type="float" office:value="-0.495578817230882">
            <text:p>-0.4955788172</text:p>
          </table:table-cell>
          <table:table-cell table:formula="of:=[.D936]*[.F936]" office:value-type="float" office:value="0.390282381211239">
            <text:p>0.3902823812</text:p>
          </table:table-cell>
          <table:table-cell table:formula="of:=[.C936]" office:value-type="float" office:value="0.775938978804471">
            <text:p>0.7759389788</text:p>
          </table:table-cell>
        </table:table-row>
        <table:table-row table:style-name="ro1">
          <table:table-cell table:formula="of:=RAND()" office:value-type="float" office:value="0.884735107421875">
            <text:p>0.8847351074</text:p>
          </table:table-cell>
          <table:table-cell table:formula="of:=RAND()" office:value-type="float" office:value="0.17083740234375">
            <text:p>0.1708374023</text:p>
          </table:table-cell>
          <table:table-cell table:formula="of:=SQRT(1 - [.A937])" office:value-type="float" office:value="0.339506837306887">
            <text:p>0.3395068373</text:p>
          </table:table-cell>
          <table:table-cell table:formula="of:=SQRT(1 - (1 - [.A937]))" office:value-type="float" office:value="0.940603586757926">
            <text:p>0.9406035868</text:p>
          </table:table-cell>
          <table:table-cell table:formula="of:=COS(2 * PI() * [.B937])" office:value-type="float" office:value="0.477136291960885">
            <text:p>0.477136292</text:p>
          </table:table-cell>
          <table:table-cell table:formula="of:=SIN(2 * PI() * [.B937])" office:value-type="float" office:value="0.878829311580933">
            <text:p>0.8788293116</text:p>
          </table:table-cell>
          <table:table-cell table:formula="of:=[.D937]*[.E937]" office:value-type="float" office:value="0.448796107590785">
            <text:p>0.4487961076</text:p>
          </table:table-cell>
          <table:table-cell table:formula="of:=[.D937]*[.F937]" office:value-type="float" office:value="0.826630002621025">
            <text:p>0.8266300026</text:p>
          </table:table-cell>
          <table:table-cell table:formula="of:=[.C937]" office:value-type="float" office:value="0.339506837306887">
            <text:p>0.3395068373</text:p>
          </table:table-cell>
        </table:table-row>
        <table:table-row table:style-name="ro1">
          <table:table-cell table:formula="of:=RAND()" office:value-type="float" office:value="0.474395751953125">
            <text:p>0.474395752</text:p>
          </table:table-cell>
          <table:table-cell table:formula="of:=RAND()" office:value-type="float" office:value="0.980499267578125">
            <text:p>0.9804992676</text:p>
          </table:table-cell>
          <table:table-cell table:formula="of:=SQRT(1 - [.A938])" office:value-type="float" office:value="0.724985688166929">
            <text:p>0.7249856882</text:p>
          </table:table-cell>
          <table:table-cell table:formula="of:=SQRT(1 - (1 - [.A938]))" office:value-type="float" office:value="0.6887639304966">
            <text:p>0.6887639305</text:p>
          </table:table-cell>
          <table:table-cell table:formula="of:=COS(2 * PI() * [.B938])" office:value-type="float" office:value="0.992502988306247">
            <text:p>0.9925029883</text:p>
          </table:table-cell>
          <table:table-cell table:formula="of:=SIN(2 * PI() * [.B938])" office:value-type="float" office:value="-0.122220367382732">
            <text:p>-0.1222203674</text:p>
          </table:table-cell>
          <table:table-cell table:formula="of:=[.D938]*[.E938]" office:value-type="float" office:value="0.683600259255431">
            <text:p>0.6836002593</text:p>
          </table:table-cell>
          <table:table-cell table:formula="of:=[.D938]*[.F938]" office:value-type="float" office:value="-0.0841809806252687">
            <text:p>-0.0841809806</text:p>
          </table:table-cell>
          <table:table-cell table:formula="of:=[.C938]" office:value-type="float" office:value="0.724985688166929">
            <text:p>0.7249856882</text:p>
          </table:table-cell>
        </table:table-row>
        <table:table-row table:style-name="ro1">
          <table:table-cell table:formula="of:=RAND()" office:value-type="float" office:value="0.5032958984375">
            <text:p>0.5032958984</text:p>
          </table:table-cell>
          <table:table-cell table:formula="of:=RAND()" office:value-type="float" office:value="0.66815185546875">
            <text:p>0.6681518555</text:p>
          </table:table-cell>
          <table:table-cell table:formula="of:=SQRT(1 - [.A939])" office:value-type="float" office:value="0.704772375708994">
            <text:p>0.7047723757</text:p>
          </table:table-cell>
          <table:table-cell table:formula="of:=SQRT(1 - (1 - [.A939]))" office:value-type="float" office:value="0.709433505296656">
            <text:p>0.7094335053</text:p>
          </table:table-cell>
          <table:table-cell table:formula="of:=COS(2 * PI() * [.B939])" office:value-type="float" office:value="-0.4918968437003">
            <text:p>-0.4918968437</text:p>
          </table:table-cell>
          <table:table-cell table:formula="of:=SIN(2 * PI() * [.B939])" office:value-type="float" office:value="-0.870653487420617">
            <text:p>-0.8706534874</text:p>
          </table:table-cell>
          <table:table-cell table:formula="of:=[.D939]*[.E939]" office:value-type="float" office:value="-0.348968102070665">
            <text:p>-0.3489681021</text:p>
          </table:table-cell>
          <table:table-cell table:formula="of:=[.D939]*[.F939]" office:value-type="float" office:value="-0.617670755479566">
            <text:p>-0.6176707555</text:p>
          </table:table-cell>
          <table:table-cell table:formula="of:=[.C939]" office:value-type="float" office:value="0.704772375708994">
            <text:p>0.7047723757</text:p>
          </table:table-cell>
        </table:table-row>
        <table:table-row table:style-name="ro1">
          <table:table-cell table:formula="of:=RAND()" office:value-type="float" office:value="0.8890380859375">
            <text:p>0.8890380859</text:p>
          </table:table-cell>
          <table:table-cell table:formula="of:=RAND()" office:value-type="float" office:value="0.920074462890625">
            <text:p>0.9200744629</text:p>
          </table:table-cell>
          <table:table-cell table:formula="of:=SQRT(1 - [.A940])" office:value-type="float" office:value="0.333109462583247">
            <text:p>0.3331094626</text:p>
          </table:table-cell>
          <table:table-cell table:formula="of:=SQRT(1 - (1 - [.A940]))" office:value-type="float" office:value="0.942888161945784">
            <text:p>0.9428881619</text:p>
          </table:table-cell>
          <table:table-cell table:formula="of:=COS(2 * PI() * [.B940])" office:value-type="float" office:value="0.876531979393827">
            <text:p>0.8765319794</text:p>
          </table:table-cell>
          <table:table-cell table:formula="of:=SIN(2 * PI() * [.B940])" office:value-type="float" office:value="-0.48134362891799">
            <text:p>-0.4813436289</text:p>
          </table:table-cell>
          <table:table-cell table:formula="of:=[.D940]*[.E940]" office:value-type="float" office:value="0.826471626937346">
            <text:p>0.8264716269</text:p>
          </table:table-cell>
          <table:table-cell table:formula="of:=[.D940]*[.F940]" office:value-type="float" office:value="-0.453853209534798">
            <text:p>-0.4538532095</text:p>
          </table:table-cell>
          <table:table-cell table:formula="of:=[.C940]" office:value-type="float" office:value="0.333109462583247">
            <text:p>0.3331094626</text:p>
          </table:table-cell>
        </table:table-row>
        <table:table-row table:style-name="ro1">
          <table:table-cell table:formula="of:=RAND()" office:value-type="float" office:value="0.152679443359375">
            <text:p>0.1526794434</text:p>
          </table:table-cell>
          <table:table-cell table:formula="of:=RAND()" office:value-type="float" office:value="0.86669921875">
            <text:p>0.8666992188</text:p>
          </table:table-cell>
          <table:table-cell table:formula="of:=SQRT(1 - [.A941])" office:value-type="float" office:value="0.920500166561976">
            <text:p>0.9205001666</text:p>
          </table:table-cell>
          <table:table-cell table:formula="of:=SQRT(1 - (1 - [.A941]))" office:value-type="float" office:value="0.390742169927146">
            <text:p>0.3907421699</text:p>
          </table:table-cell>
          <table:table-cell table:formula="of:=COS(2 * PI() * [.B941])" office:value-type="float" office:value="0.669282588346636">
            <text:p>0.6692825883</text:p>
          </table:table-cell>
          <table:table-cell table:formula="of:=SIN(2 * PI() * [.B941])" office:value-type="float" office:value="-0.743007952135122">
            <text:p>-0.7430079521</text:p>
          </table:table-cell>
          <table:table-cell table:formula="of:=[.D941]*[.E941]" office:value-type="float" office:value="0.261516930865021">
            <text:p>0.2615169309</text:p>
          </table:table-cell>
          <table:table-cell table:formula="of:=[.D941]*[.F941]" office:value-type="float" office:value="-0.290324539490403">
            <text:p>-0.2903245395</text:p>
          </table:table-cell>
          <table:table-cell table:formula="of:=[.C941]" office:value-type="float" office:value="0.920500166561976">
            <text:p>0.9205001666</text:p>
          </table:table-cell>
        </table:table-row>
        <table:table-row table:style-name="ro1">
          <table:table-cell table:formula="of:=RAND()" office:value-type="float" office:value="0.5947265625">
            <text:p>0.5947265625</text:p>
          </table:table-cell>
          <table:table-cell table:formula="of:=RAND()" office:value-type="float" office:value="0.520111083984375">
            <text:p>0.520111084</text:p>
          </table:table-cell>
          <table:table-cell table:formula="of:=SQRT(1 - [.A942])" office:value-type="float" office:value="0.63661089960823">
            <text:p>0.6366108996</text:p>
          </table:table-cell>
          <table:table-cell table:formula="of:=SQRT(1 - (1 - [.A942]))" office:value-type="float" office:value="0.771185167453317">
            <text:p>0.7711851675</text:p>
          </table:table-cell>
          <table:table-cell table:formula="of:=COS(2 * PI() * [.B942])" office:value-type="float" office:value="-0.992026981925863">
            <text:p>-0.9920269819</text:p>
          </table:table-cell>
          <table:table-cell table:formula="of:=SIN(2 * PI() * [.B942])" office:value-type="float" office:value="-0.12602566060554">
            <text:p>-0.1260256606</text:p>
          </table:table-cell>
          <table:table-cell table:formula="of:=[.D942]*[.E942]" office:value-type="float" office:value="-0.765036494174705">
            <text:p>-0.7650364942</text:p>
          </table:table-cell>
          <table:table-cell table:formula="of:=[.D942]*[.F942]" office:value-type="float" office:value="-0.0971891201774983">
            <text:p>-0.0971891202</text:p>
          </table:table-cell>
          <table:table-cell table:formula="of:=[.C942]" office:value-type="float" office:value="0.63661089960823">
            <text:p>0.6366108996</text:p>
          </table:table-cell>
        </table:table-row>
        <table:table-row table:style-name="ro1">
          <table:table-cell table:formula="of:=RAND()" office:value-type="float" office:value="0.668121337890625">
            <text:p>0.6681213379</text:p>
          </table:table-cell>
          <table:table-cell table:formula="of:=RAND()" office:value-type="float" office:value="0.781158447265625">
            <text:p>0.7811584473</text:p>
          </table:table-cell>
          <table:table-cell table:formula="of:=SQRT(1 - [.A943])" office:value-type="float" office:value="0.576089109521587">
            <text:p>0.5760891095</text:p>
          </table:table-cell>
          <table:table-cell table:formula="of:=SQRT(1 - (1 - [.A943]))" office:value-type="float" office:value="0.817386896084483">
            <text:p>0.8173868961</text:p>
          </table:table-cell>
          <table:table-cell table:formula="of:=COS(2 * PI() * [.B943])" office:value-type="float" office:value="0.194526100102692">
            <text:p>0.1945261001</text:p>
          </table:table-cell>
          <table:table-cell table:formula="of:=SIN(2 * PI() * [.B943])" office:value-type="float" office:value="-0.980897342426228">
            <text:p>-0.9808973424</text:p>
          </table:table-cell>
          <table:table-cell table:formula="of:=[.D943]*[.E943]" office:value-type="float" office:value="0.159003085170359">
            <text:p>0.1590030852</text:p>
          </table:table-cell>
          <table:table-cell table:formula="of:=[.D943]*[.F943]" office:value-type="float" office:value="-0.801772634103293">
            <text:p>-0.8017726341</text:p>
          </table:table-cell>
          <table:table-cell table:formula="of:=[.C943]" office:value-type="float" office:value="0.576089109521587">
            <text:p>0.5760891095</text:p>
          </table:table-cell>
        </table:table-row>
        <table:table-row table:style-name="ro1">
          <table:table-cell table:formula="of:=RAND()" office:value-type="float" office:value="0.437255859375">
            <text:p>0.4372558594</text:p>
          </table:table-cell>
          <table:table-cell table:formula="of:=RAND()" office:value-type="float" office:value="0.136810302734375">
            <text:p>0.1368103027</text:p>
          </table:table-cell>
          <table:table-cell table:formula="of:=SQRT(1 - [.A944])" office:value-type="float" office:value="0.750162742759863">
            <text:p>0.7501627428</text:p>
          </table:table-cell>
          <table:table-cell table:formula="of:=SQRT(1 - (1 - [.A944]))" office:value-type="float" office:value="0.661253249046838">
            <text:p>0.661253249</text:p>
          </table:table-cell>
          <table:table-cell table:formula="of:=COS(2 * PI() * [.B944])" office:value-type="float" office:value="0.65273715597535">
            <text:p>0.652737156</text:p>
          </table:table-cell>
          <table:table-cell table:formula="of:=SIN(2 * PI() * [.B944])" office:value-type="float" office:value="0.757584454176042">
            <text:p>0.7575844542</text:p>
          </table:table-cell>
          <table:table-cell table:formula="of:=[.D944]*[.E944]" office:value-type="float" office:value="0.431624565162293">
            <text:p>0.4316245652</text:p>
          </table:table-cell>
          <table:table-cell table:formula="of:=[.D944]*[.F944]" office:value-type="float" office:value="0.500955181751283">
            <text:p>0.5009551818</text:p>
          </table:table-cell>
          <table:table-cell table:formula="of:=[.C944]" office:value-type="float" office:value="0.750162742759863">
            <text:p>0.7501627428</text:p>
          </table:table-cell>
        </table:table-row>
        <table:table-row table:style-name="ro1">
          <table:table-cell table:formula="of:=RAND()" office:value-type="float" office:value="0.62335205078125">
            <text:p>0.6233520508</text:p>
          </table:table-cell>
          <table:table-cell table:formula="of:=RAND()" office:value-type="float" office:value="0.630615234375">
            <text:p>0.6306152344</text:p>
          </table:table-cell>
          <table:table-cell table:formula="of:=SQRT(1 - [.A945])" office:value-type="float" office:value="0.613716505577901">
            <text:p>0.6137165056</text:p>
          </table:table-cell>
          <table:table-cell table:formula="of:=SQRT(1 - (1 - [.A945]))" office:value-type="float" office:value="0.789526472501872">
            <text:p>0.7895264725</text:p>
          </table:table-cell>
          <table:table-cell table:formula="of:=COS(2 * PI() * [.B945])" office:value-type="float" office:value="-0.68172407417165">
            <text:p>-0.6817240742</text:p>
          </table:table-cell>
          <table:table-cell table:formula="of:=SIN(2 * PI() * [.B945])" office:value-type="float" office:value="-0.731609381223892">
            <text:p>-0.7316093812</text:p>
          </table:table-cell>
          <table:table-cell table:formula="of:=[.D945]*[.E945]" office:value-type="float" office:value="-0.538239203500348">
            <text:p>-0.5382392035</text:p>
          </table:table-cell>
          <table:table-cell table:formula="of:=[.D945]*[.F945]" office:value-type="float" office:value="-0.577624974006978">
            <text:p>-0.577624974</text:p>
          </table:table-cell>
          <table:table-cell table:formula="of:=[.C945]" office:value-type="float" office:value="0.613716505577901">
            <text:p>0.6137165056</text:p>
          </table:table-cell>
        </table:table-row>
        <table:table-row table:style-name="ro1">
          <table:table-cell table:formula="of:=RAND()" office:value-type="float" office:value="0.23785400390625">
            <text:p>0.2378540039</text:p>
          </table:table-cell>
          <table:table-cell table:formula="of:=RAND()" office:value-type="float" office:value="0.85601806640625">
            <text:p>0.8560180664</text:p>
          </table:table-cell>
          <table:table-cell table:formula="of:=SQRT(1 - [.A946])" office:value-type="float" office:value="0.873009734249138">
            <text:p>0.8730097342</text:p>
          </table:table-cell>
          <table:table-cell table:formula="of:=SQRT(1 - (1 - [.A946]))" office:value-type="float" office:value="0.487702782344175">
            <text:p>0.4877027823</text:p>
          </table:table-cell>
          <table:table-cell table:formula="of:=COS(2 * PI() * [.B946])" office:value-type="float" office:value="0.617948864309208">
            <text:p>0.6179488643</text:p>
          </table:table-cell>
          <table:table-cell table:formula="of:=SIN(2 * PI() * [.B946])" office:value-type="float" office:value="-0.786218290997456">
            <text:p>-0.786218291</text:p>
          </table:table-cell>
          <table:table-cell table:formula="of:=[.D946]*[.E946]" office:value-type="float" office:value="0.301375380470024">
            <text:p>0.3013753805</text:p>
          </table:table-cell>
          <table:table-cell table:formula="of:=[.D946]*[.F946]" office:value-type="float" office:value="-0.383440848049341">
            <text:p>-0.383440848</text:p>
          </table:table-cell>
          <table:table-cell table:formula="of:=[.C946]" office:value-type="float" office:value="0.873009734249138">
            <text:p>0.8730097342</text:p>
          </table:table-cell>
        </table:table-row>
        <table:table-row table:style-name="ro1">
          <table:table-cell table:formula="of:=RAND()" office:value-type="float" office:value="0.32452392578125">
            <text:p>0.3245239258</text:p>
          </table:table-cell>
          <table:table-cell table:formula="of:=RAND()" office:value-type="float" office:value="0.21551513671875">
            <text:p>0.2155151367</text:p>
          </table:table-cell>
          <table:table-cell table:formula="of:=SQRT(1 - [.A947])" office:value-type="float" office:value="0.821873514732498">
            <text:p>0.8218735147</text:p>
          </table:table-cell>
          <table:table-cell table:formula="of:=SQRT(1 - (1 - [.A947]))" office:value-type="float" office:value="0.569670014816692">
            <text:p>0.5696700148</text:p>
          </table:table-cell>
          <table:table-cell table:formula="of:=COS(2 * PI() * [.B947])" office:value-type="float" office:value="0.214983354995413">
            <text:p>0.214983355</text:p>
          </table:table-cell>
          <table:table-cell table:formula="of:=SIN(2 * PI() * [.B947])" office:value-type="float" office:value="0.976617712861546">
            <text:p>0.9766177129</text:p>
          </table:table-cell>
          <table:table-cell table:formula="of:=[.D947]*[.E947]" office:value-type="float" office:value="0.122469571025579">
            <text:p>0.122469571</text:p>
          </table:table-cell>
          <table:table-cell table:formula="of:=[.D947]*[.F947]" office:value-type="float" office:value="0.556349826956081">
            <text:p>0.556349827</text:p>
          </table:table-cell>
          <table:table-cell table:formula="of:=[.C947]" office:value-type="float" office:value="0.821873514732498">
            <text:p>0.8218735147</text:p>
          </table:table-cell>
        </table:table-row>
        <table:table-row table:style-name="ro1">
          <table:table-cell table:formula="of:=RAND()" office:value-type="float" office:value="0.987213134765625">
            <text:p>0.9872131348</text:p>
          </table:table-cell>
          <table:table-cell table:formula="of:=RAND()" office:value-type="float" office:value="0.13671875">
            <text:p>0.13671875</text:p>
          </table:table-cell>
          <table:table-cell table:formula="of:=SQRT(1 - [.A948])" office:value-type="float" office:value="0.113079022079142">
            <text:p>0.1130790221</text:p>
          </table:table-cell>
          <table:table-cell table:formula="of:=SQRT(1 - (1 - [.A948]))" office:value-type="float" office:value="0.993585997669867">
            <text:p>0.9935859977</text:p>
          </table:table-cell>
          <table:table-cell table:formula="of:=COS(2 * PI() * [.B948])" office:value-type="float" office:value="0.653172842953777">
            <text:p>0.653172843</text:p>
          </table:table-cell>
          <table:table-cell table:formula="of:=SIN(2 * PI() * [.B948])" office:value-type="float" office:value="0.757208846506484">
            <text:p>0.7572088465</text:p>
          </table:table-cell>
          <table:table-cell table:formula="of:=[.D948]*[.E948]" office:value-type="float" office:value="0.648983390817092">
            <text:p>0.6489833908</text:p>
          </table:table-cell>
          <table:table-cell table:formula="of:=[.D948]*[.F948]" office:value-type="float" office:value="0.752352107200595">
            <text:p>0.7523521072</text:p>
          </table:table-cell>
          <table:table-cell table:formula="of:=[.C948]" office:value-type="float" office:value="0.113079022079142">
            <text:p>0.1130790221</text:p>
          </table:table-cell>
        </table:table-row>
        <table:table-row table:style-name="ro1">
          <table:table-cell table:formula="of:=RAND()" office:value-type="float" office:value="0.805908203125">
            <text:p>0.8059082031</text:p>
          </table:table-cell>
          <table:table-cell table:formula="of:=RAND()" office:value-type="float" office:value="0.960845947265625">
            <text:p>0.9608459473</text:p>
          </table:table-cell>
          <table:table-cell table:formula="of:=SQRT(1 - [.A949])" office:value-type="float" office:value="0.44055850562099">
            <text:p>0.4405585056</text:p>
          </table:table-cell>
          <table:table-cell table:formula="of:=SQRT(1 - (1 - [.A949]))" office:value-type="float" office:value="0.897723901388951">
            <text:p>0.8977239014</text:p>
          </table:table-cell>
          <table:table-cell table:formula="of:=COS(2 * PI() * [.B949])" office:value-type="float" office:value="0.969891320110585">
            <text:p>0.9698913201</text:p>
          </table:table-cell>
          <table:table-cell table:formula="of:=SIN(2 * PI() * [.B949])" office:value-type="float" office:value="-0.243538143160669">
            <text:p>-0.2435381432</text:p>
          </table:table-cell>
          <table:table-cell table:formula="of:=[.D949]*[.E949]" office:value-type="float" office:value="0.870694619812955">
            <text:p>0.8706946198</text:p>
          </table:table-cell>
          <table:table-cell table:formula="of:=[.D949]*[.F949]" office:value-type="float" office:value="-0.218630012015217">
            <text:p>-0.218630012</text:p>
          </table:table-cell>
          <table:table-cell table:formula="of:=[.C949]" office:value-type="float" office:value="0.44055850562099">
            <text:p>0.4405585056</text:p>
          </table:table-cell>
        </table:table-row>
        <table:table-row table:style-name="ro1">
          <table:table-cell table:formula="of:=RAND()" office:value-type="float" office:value="0.05694580078125">
            <text:p>0.0569458008</text:p>
          </table:table-cell>
          <table:table-cell table:formula="of:=RAND()" office:value-type="float" office:value="0.44891357421875">
            <text:p>0.4489135742</text:p>
          </table:table-cell>
          <table:table-cell table:formula="of:=SQRT(1 - [.A950])" office:value-type="float" office:value="0.971109777120357">
            <text:p>0.9711097771</text:p>
          </table:table-cell>
          <table:table-cell table:formula="of:=SQRT(1 - (1 - [.A950]))" office:value-type="float" office:value="0.238633192957832">
            <text:p>0.238633193</text:p>
          </table:table-cell>
          <table:table-cell table:formula="of:=COS(2 * PI() * [.B950])" office:value-type="float" office:value="-0.948924958186195">
            <text:p>-0.9489249582</text:p>
          </table:table-cell>
          <table:table-cell table:formula="of:=SIN(2 * PI() * [.B950])" office:value-type="float" office:value="0.315501860107556">
            <text:p>0.3155018601</text:p>
          </table:table-cell>
          <table:table-cell table:formula="of:=[.D950]*[.E950]" office:value-type="float" office:value="-0.226444992649349">
            <text:p>-0.2264449926</text:p>
          </table:table-cell>
          <table:table-cell table:formula="of:=[.D950]*[.F950]" office:value-type="float" office:value="0.0752892162616014">
            <text:p>0.0752892163</text:p>
          </table:table-cell>
          <table:table-cell table:formula="of:=[.C950]" office:value-type="float" office:value="0.971109777120357">
            <text:p>0.9711097771</text:p>
          </table:table-cell>
        </table:table-row>
        <table:table-row table:style-name="ro1">
          <table:table-cell table:formula="of:=RAND()" office:value-type="float" office:value="0.9837646484375">
            <text:p>0.9837646484</text:p>
          </table:table-cell>
          <table:table-cell table:formula="of:=RAND()" office:value-type="float" office:value="0.90631103515625">
            <text:p>0.9063110352</text:p>
          </table:table-cell>
          <table:table-cell table:formula="of:=SQRT(1 - [.A951])" office:value-type="float" office:value="0.127418018986719">
            <text:p>0.127418019</text:p>
          </table:table-cell>
          <table:table-cell table:formula="of:=SQRT(1 - (1 - [.A951]))" office:value-type="float" office:value="0.991849105679639">
            <text:p>0.9918491057</text:p>
          </table:table-cell>
          <table:table-cell table:formula="of:=COS(2 * PI() * [.B951])" office:value-type="float" office:value="0.831682609671745">
            <text:p>0.8316826097</text:p>
          </table:table-cell>
          <table:table-cell table:formula="of:=SIN(2 * PI() * [.B951])" office:value-type="float" office:value="-0.555251327571215">
            <text:p>-0.5552513276</text:p>
          </table:table-cell>
          <table:table-cell table:formula="of:=[.D951]*[.E951]" office:value-type="float" office:value="0.824903652612228">
            <text:p>0.8249036526</text:p>
          </table:table-cell>
          <table:table-cell table:formula="of:=[.D951]*[.F951]" office:value-type="float" office:value="-0.550725532678942">
            <text:p>-0.5507255327</text:p>
          </table:table-cell>
          <table:table-cell table:formula="of:=[.C951]" office:value-type="float" office:value="0.127418018986719">
            <text:p>0.127418019</text:p>
          </table:table-cell>
        </table:table-row>
        <table:table-row table:style-name="ro1">
          <table:table-cell table:formula="of:=RAND()" office:value-type="float" office:value="0.83514404296875">
            <text:p>0.835144043</text:p>
          </table:table-cell>
          <table:table-cell table:formula="of:=RAND()" office:value-type="float" office:value="0.4368896484375">
            <text:p>0.4368896484</text:p>
          </table:table-cell>
          <table:table-cell table:formula="of:=SQRT(1 - [.A952])" office:value-type="float" office:value="0.406024576880821">
            <text:p>0.4060245769</text:p>
          </table:table-cell>
          <table:table-cell table:formula="of:=SQRT(1 - (1 - [.A952]))" office:value-type="float" office:value="0.91386215753184">
            <text:p>0.9138621575</text:p>
          </table:table-cell>
          <table:table-cell table:formula="of:=COS(2 * PI() * [.B952])" office:value-type="float" office:value="-0.92240516985221">
            <text:p>-0.9224051699</text:p>
          </table:table-cell>
          <table:table-cell table:formula="of:=SIN(2 * PI() * [.B952])" office:value-type="float" office:value="0.386223643281863">
            <text:p>0.3862236433</text:p>
          </table:table-cell>
          <table:table-cell table:formula="of:=[.D952]*[.E952]" office:value-type="float" office:value="-0.842951178639664">
            <text:p>-0.8429511786</text:p>
          </table:table-cell>
          <table:table-cell table:formula="of:=[.D952]*[.F952]" office:value-type="float" office:value="0.352955171939371">
            <text:p>0.3529551719</text:p>
          </table:table-cell>
          <table:table-cell table:formula="of:=[.C952]" office:value-type="float" office:value="0.406024576880821">
            <text:p>0.4060245769</text:p>
          </table:table-cell>
        </table:table-row>
        <table:table-row table:style-name="ro1">
          <table:table-cell table:formula="of:=RAND()" office:value-type="float" office:value="0.624755859375">
            <text:p>0.6247558594</text:p>
          </table:table-cell>
          <table:table-cell table:formula="of:=RAND()" office:value-type="float" office:value="0.425506591796875">
            <text:p>0.4255065918</text:p>
          </table:table-cell>
          <table:table-cell table:formula="of:=SQRT(1 - [.A953])" office:value-type="float" office:value="0.612571743247271">
            <text:p>0.6125717432</text:p>
          </table:table-cell>
          <table:table-cell table:formula="of:=SQRT(1 - (1 - [.A953]))" office:value-type="float" office:value="0.790414991871359">
            <text:p>0.7904149919</text:p>
          </table:table-cell>
          <table:table-cell table:formula="of:=COS(2 * PI() * [.B953])" office:value-type="float" office:value="-0.892447064473729">
            <text:p>-0.8924470645</text:p>
          </table:table-cell>
          <table:table-cell table:formula="of:=SIN(2 * PI() * [.B953])" office:value-type="float" office:value="0.451152121919231">
            <text:p>0.4511521219</text:p>
          </table:table-cell>
          <table:table-cell table:formula="of:=[.D953]*[.E953]" office:value-type="float" office:value="-0.70540353921162">
            <text:p>-0.7054035392</text:p>
          </table:table-cell>
          <table:table-cell table:formula="of:=[.D953]*[.F953]" office:value-type="float" office:value="0.356597400779535">
            <text:p>0.3565974008</text:p>
          </table:table-cell>
          <table:table-cell table:formula="of:=[.C953]" office:value-type="float" office:value="0.612571743247271">
            <text:p>0.6125717432</text:p>
          </table:table-cell>
        </table:table-row>
        <table:table-row table:style-name="ro1">
          <table:table-cell table:formula="of:=RAND()" office:value-type="float" office:value="0.691619873046875">
            <text:p>0.691619873</text:p>
          </table:table-cell>
          <table:table-cell table:formula="of:=RAND()" office:value-type="float" office:value="0.63897705078125">
            <text:p>0.6389770508</text:p>
          </table:table-cell>
          <table:table-cell table:formula="of:=SQRT(1 - [.A954])" office:value-type="float" office:value="0.555319842030811">
            <text:p>0.555319842</text:p>
          </table:table-cell>
          <table:table-cell table:formula="of:=SQRT(1 - (1 - [.A954]))" office:value-type="float" office:value="0.83163686368924">
            <text:p>0.8316368637</text:p>
          </table:table-cell>
          <table:table-cell table:formula="of:=COS(2 * PI() * [.B954])" office:value-type="float" office:value="-0.642363170340725">
            <text:p>-0.6423631703</text:p>
          </table:table-cell>
          <table:table-cell table:formula="of:=SIN(2 * PI() * [.B954])" office:value-type="float" office:value="-0.766400389737514">
            <text:p>-0.7664003897</text:p>
          </table:table-cell>
          <table:table-cell table:formula="of:=[.D954]*[.E954]" office:value-type="float" office:value="-0.534212892331637">
            <text:p>-0.5342128923</text:p>
          </table:table-cell>
          <table:table-cell table:formula="of:=[.D954]*[.F954]" office:value-type="float" office:value="-0.637366816451517">
            <text:p>-0.6373668165</text:p>
          </table:table-cell>
          <table:table-cell table:formula="of:=[.C954]" office:value-type="float" office:value="0.555319842030811">
            <text:p>0.555319842</text:p>
          </table:table-cell>
        </table:table-row>
        <table:table-row table:style-name="ro1">
          <table:table-cell table:formula="of:=RAND()" office:value-type="float" office:value="0.285064697265625">
            <text:p>0.2850646973</text:p>
          </table:table-cell>
          <table:table-cell table:formula="of:=RAND()" office:value-type="float" office:value="0.954254150390625">
            <text:p>0.9542541504</text:p>
          </table:table-cell>
          <table:table-cell table:formula="of:=SQRT(1 - [.A955])" office:value-type="float" office:value="0.845538469103786">
            <text:p>0.8455384691</text:p>
          </table:table-cell>
          <table:table-cell table:formula="of:=SQRT(1 - (1 - [.A955]))" office:value-type="float" office:value="0.533914503704128">
            <text:p>0.5339145037</text:p>
          </table:table-cell>
          <table:table-cell table:formula="of:=COS(2 * PI() * [.B955])" office:value-type="float" office:value="0.958975706555561">
            <text:p>0.9589757066</text:p>
          </table:table-cell>
          <table:table-cell table:formula="of:=SIN(2 * PI() * [.B955])" office:value-type="float" office:value="-0.283488261196584">
            <text:p>-0.2834882612</text:p>
          </table:table-cell>
          <table:table-cell table:formula="of:=[.D955]*[.E955]" office:value-type="float" office:value="0.512011038429928">
            <text:p>0.5120110384</text:p>
          </table:table-cell>
          <table:table-cell table:formula="of:=[.D955]*[.F955]" office:value-type="float" office:value="-0.15135849428272">
            <text:p>-0.1513584943</text:p>
          </table:table-cell>
          <table:table-cell table:formula="of:=[.C955]" office:value-type="float" office:value="0.845538469103786">
            <text:p>0.8455384691</text:p>
          </table:table-cell>
        </table:table-row>
        <table:table-row table:style-name="ro1">
          <table:table-cell table:formula="of:=RAND()" office:value-type="float" office:value="0.6798095703125">
            <text:p>0.6798095703</text:p>
          </table:table-cell>
          <table:table-cell table:formula="of:=RAND()" office:value-type="float" office:value="0.295318603515625">
            <text:p>0.2953186035</text:p>
          </table:table-cell>
          <table:table-cell table:formula="of:=SQRT(1 - [.A956])" office:value-type="float" office:value="0.565853717569744">
            <text:p>0.5658537176</text:p>
          </table:table-cell>
          <table:table-cell table:formula="of:=SQRT(1 - (1 - [.A956]))" office:value-type="float" office:value="0.824505652080384">
            <text:p>0.8245056521</text:p>
          </table:table-cell>
          <table:table-cell table:formula="of:=COS(2 * PI() * [.B956])" office:value-type="float" office:value="-0.2809129047876">
            <text:p>-0.2809129048</text:p>
          </table:table-cell>
          <table:table-cell table:formula="of:=SIN(2 * PI() * [.B956])" office:value-type="float" office:value="0.959733264987618">
            <text:p>0.959733265</text:p>
          </table:table-cell>
          <table:table-cell table:formula="of:=[.D956]*[.E956]" office:value-type="float" office:value="-0.231614277739695">
            <text:p>-0.2316142777</text:p>
          </table:table-cell>
          <table:table-cell table:formula="of:=[.D956]*[.F956]" office:value-type="float" office:value="0.791305501471852">
            <text:p>0.7913055015</text:p>
          </table:table-cell>
          <table:table-cell table:formula="of:=[.C956]" office:value-type="float" office:value="0.565853717569744">
            <text:p>0.5658537176</text:p>
          </table:table-cell>
        </table:table-row>
        <table:table-row table:style-name="ro1">
          <table:table-cell table:formula="of:=RAND()" office:value-type="float" office:value="0.87640380859375">
            <text:p>0.8764038086</text:p>
          </table:table-cell>
          <table:table-cell table:formula="of:=RAND()" office:value-type="float" office:value="0.51043701171875">
            <text:p>0.5104370117</text:p>
          </table:table-cell>
          <table:table-cell table:formula="of:=SQRT(1 - [.A957])" office:value-type="float" office:value="0.3515625">
            <text:p>0.3515625</text:p>
          </table:table-cell>
          <table:table-cell table:formula="of:=SQRT(1 - (1 - [.A957]))" office:value-type="float" office:value="0.936164413227586">
            <text:p>0.9361644132</text:p>
          </table:table-cell>
          <table:table-cell table:formula="of:=COS(2 * PI() * [.B957])" office:value-type="float" office:value="-0.997850554490335">
            <text:p>-0.9978505545</text:p>
          </table:table-cell>
          <table:table-cell table:formula="of:=SIN(2 * PI() * [.B957])" office:value-type="float" office:value="-0.0655306867301932">
            <text:p>-0.0655306867</text:p>
          </table:table-cell>
          <table:table-cell table:formula="of:=[.D957]*[.E957]" office:value-type="float" office:value="-0.934152178833266">
            <text:p>-0.9341521788</text:p>
          </table:table-cell>
          <table:table-cell table:formula="of:=[.D957]*[.F957]" office:value-type="float" office:value="-0.0613474968911721">
            <text:p>-0.0613474969</text:p>
          </table:table-cell>
          <table:table-cell table:formula="of:=[.C957]" office:value-type="float" office:value="0.3515625">
            <text:p>0.3515625</text:p>
          </table:table-cell>
        </table:table-row>
        <table:table-row table:style-name="ro1">
          <table:table-cell table:formula="of:=RAND()" office:value-type="float" office:value="0.88116455078125">
            <text:p>0.8811645508</text:p>
          </table:table-cell>
          <table:table-cell table:formula="of:=RAND()" office:value-type="float" office:value="0.274810791015625">
            <text:p>0.274810791</text:p>
          </table:table-cell>
          <table:table-cell table:formula="of:=SQRT(1 - [.A958])" office:value-type="float" office:value="0.344725179264222">
            <text:p>0.3447251793</text:p>
          </table:table-cell>
          <table:table-cell table:formula="of:=SQRT(1 - (1 - [.A958]))" office:value-type="float" office:value="0.938703654398581">
            <text:p>0.9387036544</text:p>
          </table:table-cell>
          <table:table-cell table:formula="of:=COS(2 * PI() * [.B958])" office:value-type="float" office:value="-0.155260156192514">
            <text:p>-0.1552601562</text:p>
          </table:table-cell>
          <table:table-cell table:formula="of:=SIN(2 * PI() * [.B958])" office:value-type="float" office:value="0.987873617371714">
            <text:p>0.9878736174</text:p>
          </table:table-cell>
          <table:table-cell table:formula="of:=[.D958]*[.E958]" office:value-type="float" office:value="-0.145743276000408">
            <text:p>-0.145743276</text:p>
          </table:table-cell>
          <table:table-cell table:formula="of:=[.D958]*[.F958]" office:value-type="float" office:value="0.927320574710773">
            <text:p>0.9273205747</text:p>
          </table:table-cell>
          <table:table-cell table:formula="of:=[.C958]" office:value-type="float" office:value="0.344725179264222">
            <text:p>0.3447251793</text:p>
          </table:table-cell>
        </table:table-row>
        <table:table-row table:style-name="ro1">
          <table:table-cell table:formula="of:=RAND()" office:value-type="float" office:value="0.015289306640625">
            <text:p>0.0152893066</text:p>
          </table:table-cell>
          <table:table-cell table:formula="of:=RAND()" office:value-type="float" office:value="0.285858154296875">
            <text:p>0.2858581543</text:p>
          </table:table-cell>
          <table:table-cell table:formula="of:=SQRT(1 - [.A959])" office:value-type="float" office:value="0.99232590078027">
            <text:p>0.9923259008</text:p>
          </table:table-cell>
          <table:table-cell table:formula="of:=SQRT(1 - (1 - [.A959]))" office:value-type="float" office:value="0.123649935869878">
            <text:p>0.1236499359</text:p>
          </table:table-cell>
          <table:table-cell table:formula="of:=COS(2 * PI() * [.B959])" office:value-type="float" office:value="-0.223402131898112">
            <text:p>-0.2234021319</text:p>
          </table:table-cell>
          <table:table-cell table:formula="of:=SIN(2 * PI() * [.B959])" office:value-type="float" office:value="0.974726365429487">
            <text:p>0.9747263654</text:p>
          </table:table-cell>
          <table:table-cell table:formula="of:=[.D959]*[.E959]" office:value-type="float" office:value="-0.0276236592823957">
            <text:p>-0.0276236593</text:p>
          </table:table-cell>
          <table:table-cell table:formula="of:=[.D959]*[.F959]" office:value-type="float" office:value="0.120524852576036">
            <text:p>0.1205248526</text:p>
          </table:table-cell>
          <table:table-cell table:formula="of:=[.C959]" office:value-type="float" office:value="0.99232590078027">
            <text:p>0.9923259008</text:p>
          </table:table-cell>
        </table:table-row>
        <table:table-row table:style-name="ro1">
          <table:table-cell table:formula="of:=RAND()" office:value-type="float" office:value="0.7982177734375">
            <text:p>0.7982177734</text:p>
          </table:table-cell>
          <table:table-cell table:formula="of:=RAND()" office:value-type="float" office:value="0.652252197265625">
            <text:p>0.6522521973</text:p>
          </table:table-cell>
          <table:table-cell table:formula="of:=SQRT(1 - [.A960])" office:value-type="float" office:value="0.449201765983283">
            <text:p>0.449201766</text:p>
          </table:table-cell>
          <table:table-cell table:formula="of:=SQRT(1 - (1 - [.A960]))" office:value-type="float" office:value="0.89343034056243">
            <text:p>0.8934303406</text:p>
          </table:table-cell>
          <table:table-cell table:formula="of:=COS(2 * PI() * [.B960])" office:value-type="float" office:value="-0.576278405896655">
            <text:p>-0.5762784059</text:p>
          </table:table-cell>
          <table:table-cell table:formula="of:=SIN(2 * PI() * [.B960])" office:value-type="float" office:value="-0.817253448385022">
            <text:p>-0.8172534484</text:p>
          </table:table-cell>
          <table:table-cell table:formula="of:=[.D960]*[.E960]" office:value-type="float" office:value="-0.514864612439023">
            <text:p>-0.5148646124</text:p>
          </table:table-cell>
          <table:table-cell table:formula="of:=[.D960]*[.F960]" office:value-type="float" office:value="-0.730159026716451">
            <text:p>-0.7301590267</text:p>
          </table:table-cell>
          <table:table-cell table:formula="of:=[.C960]" office:value-type="float" office:value="0.449201765983283">
            <text:p>0.449201766</text:p>
          </table:table-cell>
        </table:table-row>
        <table:table-row table:style-name="ro1">
          <table:table-cell table:formula="of:=RAND()" office:value-type="float" office:value="0.811676025390625">
            <text:p>0.8116760254</text:p>
          </table:table-cell>
          <table:table-cell table:formula="of:=RAND()" office:value-type="float" office:value="0.091644287109375">
            <text:p>0.0916442871</text:p>
          </table:table-cell>
          <table:table-cell table:formula="of:=SQRT(1 - [.A961])" office:value-type="float" office:value="0.433963102820246">
            <text:p>0.4339631028</text:p>
          </table:table-cell>
          <table:table-cell table:formula="of:=SQRT(1 - (1 - [.A961]))" office:value-type="float" office:value="0.900930644051264">
            <text:p>0.9009306441</text:p>
          </table:table-cell>
          <table:table-cell table:formula="of:=COS(2 * PI() * [.B961])" office:value-type="float" office:value="0.838747144020314">
            <text:p>0.838747144</text:p>
          </table:table-cell>
          <table:table-cell table:formula="of:=SIN(2 * PI() * [.B961])" office:value-type="float" office:value="0.54452110004826">
            <text:p>0.5445211</text:p>
          </table:table-cell>
          <table:table-cell table:formula="of:=[.D961]*[.E961]" office:value-type="float" office:value="0.755653004658379">
            <text:p>0.7556530047</text:p>
          </table:table-cell>
          <table:table-cell table:formula="of:=[.D961]*[.F961]" office:value-type="float" office:value="0.490575745365981">
            <text:p>0.4905757454</text:p>
          </table:table-cell>
          <table:table-cell table:formula="of:=[.C961]" office:value-type="float" office:value="0.433963102820246">
            <text:p>0.4339631028</text:p>
          </table:table-cell>
        </table:table-row>
        <table:table-row table:style-name="ro1">
          <table:table-cell table:formula="of:=RAND()" office:value-type="float" office:value="0.702972412109375">
            <text:p>0.7029724121</text:p>
          </table:table-cell>
          <table:table-cell table:formula="of:=RAND()" office:value-type="float" office:value="0.96734619140625">
            <text:p>0.9673461914</text:p>
          </table:table-cell>
          <table:table-cell table:formula="of:=SQRT(1 - [.A962])" office:value-type="float" office:value="0.545002374206411">
            <text:p>0.5450023742</text:p>
          </table:table-cell>
          <table:table-cell table:formula="of:=SQRT(1 - (1 - [.A962]))" office:value-type="float" office:value="0.838434500786659">
            <text:p>0.8384345008</text:p>
          </table:table-cell>
          <table:table-cell table:formula="of:=COS(2 * PI() * [.B962])" office:value-type="float" office:value="0.979026378139048">
            <text:p>0.9790263781</text:p>
          </table:table-cell>
          <table:table-cell table:formula="of:=SIN(2 * PI() * [.B962])" office:value-type="float" office:value="-0.203733529169694">
            <text:p>-0.2037335292</text:p>
          </table:table-cell>
          <table:table-cell table:formula="of:=[.D962]*[.E962]" office:value-type="float" office:value="0.820849492611984">
            <text:p>0.8208494926</text:p>
          </table:table-cell>
          <table:table-cell table:formula="of:=[.D962]*[.F962]" office:value-type="float" office:value="-0.170817219822897">
            <text:p>-0.1708172198</text:p>
          </table:table-cell>
          <table:table-cell table:formula="of:=[.C962]" office:value-type="float" office:value="0.545002374206411">
            <text:p>0.5450023742</text:p>
          </table:table-cell>
        </table:table-row>
        <table:table-row table:style-name="ro1">
          <table:table-cell table:formula="of:=RAND()" office:value-type="float" office:value="0.253448486328125">
            <text:p>0.2534484863</text:p>
          </table:table-cell>
          <table:table-cell table:formula="of:=RAND()" office:value-type="float" office:value="0.938568115234375">
            <text:p>0.9385681152</text:p>
          </table:table-cell>
          <table:table-cell table:formula="of:=SQRT(1 - [.A963])" office:value-type="float" office:value="0.864032125370275">
            <text:p>0.8640321254</text:p>
          </table:table-cell>
          <table:table-cell table:formula="of:=SQRT(1 - (1 - [.A963]))" office:value-type="float" office:value="0.503436675589021">
            <text:p>0.5034366756</text:p>
          </table:table-cell>
          <table:table-cell table:formula="of:=COS(2 * PI() * [.B963])" office:value-type="float" office:value="0.926426959679452">
            <text:p>0.9264269597</text:p>
          </table:table-cell>
          <table:table-cell table:formula="of:=SIN(2 * PI() * [.B963])" office:value-type="float" office:value="-0.376474552100254">
            <text:p>-0.3764745521</text:p>
          </table:table-cell>
          <table:table-cell table:formula="of:=[.D963]*[.E963]" office:value-type="float" office:value="0.466397308757067">
            <text:p>0.4663973088</text:p>
          </table:table-cell>
          <table:table-cell table:formula="of:=[.D963]*[.F963]" office:value-type="float" office:value="-0.189531096953217">
            <text:p>-0.189531097</text:p>
          </table:table-cell>
          <table:table-cell table:formula="of:=[.C963]" office:value-type="float" office:value="0.864032125370275">
            <text:p>0.8640321254</text:p>
          </table:table-cell>
        </table:table-row>
        <table:table-row table:style-name="ro1">
          <table:table-cell table:formula="of:=RAND()" office:value-type="float" office:value="0.346405029296875">
            <text:p>0.3464050293</text:p>
          </table:table-cell>
          <table:table-cell table:formula="of:=RAND()" office:value-type="float" office:value="0.696502685546875">
            <text:p>0.6965026855</text:p>
          </table:table-cell>
          <table:table-cell table:formula="of:=SQRT(1 - [.A964])" office:value-type="float" office:value="0.808452206814432">
            <text:p>0.8084522068</text:p>
          </table:table-cell>
          <table:table-cell table:formula="of:=SQRT(1 - (1 - [.A964]))" office:value-type="float" office:value="0.5885618313286">
            <text:p>0.5885618313</text:p>
          </table:table-cell>
          <table:table-cell table:formula="of:=COS(2 * PI() * [.B964])" office:value-type="float" office:value="-0.329839485424474">
            <text:p>-0.3298394854</text:p>
          </table:table-cell>
          <table:table-cell table:formula="of:=SIN(2 * PI() * [.B964])" office:value-type="float" office:value="-0.944037029917216">
            <text:p>-0.9440370299</text:p>
          </table:table-cell>
          <table:table-cell table:formula="of:=[.D964]*[.E964]" office:value-type="float" office:value="-0.194130931585912">
            <text:p>-0.1941309316</text:p>
          </table:table-cell>
          <table:table-cell table:formula="of:=[.D964]*[.F964]" office:value-type="float" office:value="-0.555624163170088">
            <text:p>-0.5556241632</text:p>
          </table:table-cell>
          <table:table-cell table:formula="of:=[.C964]" office:value-type="float" office:value="0.808452206814432">
            <text:p>0.8084522068</text:p>
          </table:table-cell>
        </table:table-row>
        <table:table-row table:style-name="ro1">
          <table:table-cell table:formula="of:=RAND()" office:value-type="float" office:value="0.842620849609375">
            <text:p>0.8426208496</text:p>
          </table:table-cell>
          <table:table-cell table:formula="of:=RAND()" office:value-type="float" office:value="0.533111572265625">
            <text:p>0.5331115723</text:p>
          </table:table-cell>
          <table:table-cell table:formula="of:=SQRT(1 - [.A965])" office:value-type="float" office:value="0.396710411245565">
            <text:p>0.3967104112</text:p>
          </table:table-cell>
          <table:table-cell table:formula="of:=SQRT(1 - (1 - [.A965]))" office:value-type="float" office:value="0.917943816150735">
            <text:p>0.9179438162</text:p>
          </table:table-cell>
          <table:table-cell table:formula="of:=COS(2 * PI() * [.B965])" office:value-type="float" office:value="-0.978436348175374">
            <text:p>-0.9784363482</text:p>
          </table:table-cell>
          <table:table-cell table:formula="of:=SIN(2 * PI() * [.B965])" office:value-type="float" office:value="-0.20654857193706">
            <text:p>-0.2065485719</text:p>
          </table:table-cell>
          <table:table-cell table:formula="of:=[.D965]*[.E965]" office:value-type="float" office:value="-0.898149595304692">
            <text:p>-0.8981495953</text:p>
          </table:table-cell>
          <table:table-cell table:formula="of:=[.D965]*[.F965]" office:value-type="float" office:value="-0.189599984344389">
            <text:p>-0.1895999843</text:p>
          </table:table-cell>
          <table:table-cell table:formula="of:=[.C965]" office:value-type="float" office:value="0.396710411245565">
            <text:p>0.3967104112</text:p>
          </table:table-cell>
        </table:table-row>
        <table:table-row table:style-name="ro1">
          <table:table-cell table:formula="of:=RAND()" office:value-type="float" office:value="0.9356689453125">
            <text:p>0.9356689453</text:p>
          </table:table-cell>
          <table:table-cell table:formula="of:=RAND()" office:value-type="float" office:value="0.96875">
            <text:p>0.96875</text:p>
          </table:table-cell>
          <table:table-cell table:formula="of:=SQRT(1 - [.A966])" office:value-type="float" office:value="0.253635673136686">
            <text:p>0.2536356731</text:p>
          </table:table-cell>
          <table:table-cell table:formula="of:=SQRT(1 - (1 - [.A966]))" office:value-type="float" office:value="0.967299821830078">
            <text:p>0.9672998218</text:p>
          </table:table-cell>
          <table:table-cell table:formula="of:=COS(2 * PI() * [.B966])" office:value-type="float" office:value="0.98078528040323">
            <text:p>0.9807852804</text:p>
          </table:table-cell>
          <table:table-cell table:formula="of:=SIN(2 * PI() * [.B966])" office:value-type="float" office:value="-0.195090322016129">
            <text:p>-0.195090322</text:p>
          </table:table-cell>
          <table:table-cell table:formula="of:=[.D966]*[.E966]" office:value-type="float" office:value="0.948713426987607">
            <text:p>0.948713427</text:p>
          </table:table-cell>
          <table:table-cell table:formula="of:=[.D966]*[.F966]" office:value-type="float" office:value="-0.188710833726974">
            <text:p>-0.1887108337</text:p>
          </table:table-cell>
          <table:table-cell table:formula="of:=[.C966]" office:value-type="float" office:value="0.253635673136686">
            <text:p>0.2536356731</text:p>
          </table:table-cell>
        </table:table-row>
        <table:table-row table:style-name="ro1">
          <table:table-cell table:formula="of:=RAND()" office:value-type="float" office:value="0.640106201171875">
            <text:p>0.6401062012</text:p>
          </table:table-cell>
          <table:table-cell table:formula="of:=RAND()" office:value-type="float" office:value="0.971038818359375">
            <text:p>0.9710388184</text:p>
          </table:table-cell>
          <table:table-cell table:formula="of:=SQRT(1 - [.A967])" office:value-type="float" office:value="0.599911492495455">
            <text:p>0.5999114925</text:p>
          </table:table-cell>
          <table:table-cell table:formula="of:=SQRT(1 - (1 - [.A967]))" office:value-type="float" office:value="0.800066372979064">
            <text:p>0.800066373</text:p>
          </table:table-cell>
          <table:table-cell table:formula="of:=COS(2 * PI() * [.B967])" office:value-type="float" office:value="0.983489372362429">
            <text:p>0.9834893724</text:p>
          </table:table-cell>
          <table:table-cell table:formula="of:=SIN(2 * PI() * [.B967])" office:value-type="float" office:value="-0.180965893057659">
            <text:p>-0.1809658931</text:p>
          </table:table-cell>
          <table:table-cell table:formula="of:=[.D967]*[.E967]" office:value-type="float" office:value="0.786856775009465">
            <text:p>0.786856775</text:p>
          </table:table-cell>
          <table:table-cell table:formula="of:=[.D967]*[.F967]" office:value-type="float" office:value="-0.144784725691558">
            <text:p>-0.1447847257</text:p>
          </table:table-cell>
          <table:table-cell table:formula="of:=[.C967]" office:value-type="float" office:value="0.599911492495455">
            <text:p>0.5999114925</text:p>
          </table:table-cell>
        </table:table-row>
        <table:table-row table:style-name="ro1">
          <table:table-cell table:formula="of:=RAND()" office:value-type="float" office:value="0.785186767578125">
            <text:p>0.7851867676</text:p>
          </table:table-cell>
          <table:table-cell table:formula="of:=RAND()" office:value-type="float" office:value="0.05706787109375">
            <text:p>0.0570678711</text:p>
          </table:table-cell>
          <table:table-cell table:formula="of:=SQRT(1 - [.A968])" office:value-type="float" office:value="0.463479484359205">
            <text:p>0.4634794844</text:p>
          </table:table-cell>
          <table:table-cell table:formula="of:=SQRT(1 - (1 - [.A968]))" office:value-type="float" office:value="0.886107650106986">
            <text:p>0.8861076501</text:p>
          </table:table-cell>
          <table:table-cell table:formula="of:=COS(2 * PI() * [.B968])" office:value-type="float" office:value="0.936400317404042">
            <text:p>0.9364003174</text:p>
          </table:table-cell>
          <table:table-cell table:formula="of:=SIN(2 * PI() * [.B968])" office:value-type="float" office:value="0.350933676875858">
            <text:p>0.3509336769</text:p>
          </table:table-cell>
          <table:table-cell table:formula="of:=[.D968]*[.E968]" office:value-type="float" office:value="0.829751484814332">
            <text:p>0.8297514848</text:p>
          </table:table-cell>
          <table:table-cell table:formula="of:=[.D968]*[.F968]" office:value-type="float" office:value="0.310965015759871">
            <text:p>0.3109650158</text:p>
          </table:table-cell>
          <table:table-cell table:formula="of:=[.C968]" office:value-type="float" office:value="0.463479484359205">
            <text:p>0.4634794844</text:p>
          </table:table-cell>
        </table:table-row>
        <table:table-row table:style-name="ro1">
          <table:table-cell table:formula="of:=RAND()" office:value-type="float" office:value="0.37451171875">
            <text:p>0.3745117188</text:p>
          </table:table-cell>
          <table:table-cell table:formula="of:=RAND()" office:value-type="float" office:value="0.40936279296875">
            <text:p>0.409362793</text:p>
          </table:table-cell>
          <table:table-cell table:formula="of:=SQRT(1 - [.A969])" office:value-type="float" office:value="0.790878170927735">
            <text:p>0.7908781709</text:p>
          </table:table-cell>
          <table:table-cell table:formula="of:=SQRT(1 - (1 - [.A969]))" office:value-type="float" office:value="0.611973625861442">
            <text:p>0.6119736259</text:p>
          </table:table-cell>
          <table:table-cell table:formula="of:=COS(2 * PI() * [.B969])" office:value-type="float" office:value="-0.842175879847586">
            <text:p>-0.8421758798</text:p>
          </table:table-cell>
          <table:table-cell table:formula="of:=SIN(2 * PI() * [.B969])" office:value-type="float" office:value="0.539202918577918">
            <text:p>0.5392029186</text:p>
          </table:table-cell>
          <table:table-cell table:formula="of:=[.D969]*[.E969]" office:value-type="float" office:value="-0.515389426803377">
            <text:p>-0.5153894268</text:p>
          </table:table-cell>
          <table:table-cell table:formula="of:=[.D969]*[.F969]" office:value-type="float" office:value="0.329977965157201">
            <text:p>0.3299779652</text:p>
          </table:table-cell>
          <table:table-cell table:formula="of:=[.C969]" office:value-type="float" office:value="0.790878170927735">
            <text:p>0.7908781709</text:p>
          </table:table-cell>
        </table:table-row>
        <table:table-row table:style-name="ro1">
          <table:table-cell table:formula="of:=RAND()" office:value-type="float" office:value="0.547515869140625">
            <text:p>0.5475158691</text:p>
          </table:table-cell>
          <table:table-cell table:formula="of:=RAND()" office:value-type="float" office:value="0.676361083984375">
            <text:p>0.676361084</text:p>
          </table:table-cell>
          <table:table-cell table:formula="of:=SQRT(1 - [.A970])" office:value-type="float" office:value="0.672669406810935">
            <text:p>0.6726694068</text:p>
          </table:table-cell>
          <table:table-cell table:formula="of:=SQRT(1 - (1 - [.A970]))" office:value-type="float" office:value="0.739943152641218">
            <text:p>0.7399431526</text:p>
          </table:table-cell>
          <table:table-cell table:formula="of:=COS(2 * PI() * [.B970])" office:value-type="float" office:value="-0.446354154346424">
            <text:p>-0.4463541543</text:p>
          </table:table-cell>
          <table:table-cell table:formula="of:=SIN(2 * PI() * [.B970])" office:value-type="float" office:value="-0.894856395684631">
            <text:p>-0.8948563957</text:p>
          </table:table-cell>
          <table:table-cell table:formula="of:=[.D970]*[.E970]" office:value-type="float" office:value="-0.330276700161598">
            <text:p>-0.3302767002</text:p>
          </table:table-cell>
          <table:table-cell table:formula="of:=[.D970]*[.F970]" office:value-type="float" office:value="-0.662142862584043">
            <text:p>-0.6621428626</text:p>
          </table:table-cell>
          <table:table-cell table:formula="of:=[.C970]" office:value-type="float" office:value="0.672669406810935">
            <text:p>0.6726694068</text:p>
          </table:table-cell>
        </table:table-row>
        <table:table-row table:style-name="ro1">
          <table:table-cell table:formula="of:=RAND()" office:value-type="float" office:value="0.772064208984375">
            <text:p>0.772064209</text:p>
          </table:table-cell>
          <table:table-cell table:formula="of:=RAND()" office:value-type="float" office:value="0.99810791015625">
            <text:p>0.9981079102</text:p>
          </table:table-cell>
          <table:table-cell table:formula="of:=SQRT(1 - [.A971])" office:value-type="float" office:value="0.477426215258049">
            <text:p>0.4774262153</text:p>
          </table:table-cell>
          <table:table-cell table:formula="of:=SQRT(1 - (1 - [.A971]))" office:value-type="float" office:value="0.878671843741664">
            <text:p>0.8786718437</text:p>
          </table:table-cell>
          <table:table-cell table:formula="of:=COS(2 * PI() * [.B971])" office:value-type="float" office:value="0.999929334386276">
            <text:p>0.9999293344</text:p>
          </table:table-cell>
          <table:table-cell table:formula="of:=SIN(2 * PI() * [.B971])" office:value-type="float" office:value="-0.0118880710722525">
            <text:p>-0.0118880711</text:p>
          </table:table-cell>
          <table:table-cell table:formula="of:=[.D971]*[.E971]" office:value-type="float" office:value="0.878609751856564">
            <text:p>0.8786097519</text:p>
          </table:table-cell>
          <table:table-cell table:formula="of:=[.D971]*[.F971]" office:value-type="float" office:value="-0.010445713327588">
            <text:p>-0.0104457133</text:p>
          </table:table-cell>
          <table:table-cell table:formula="of:=[.C971]" office:value-type="float" office:value="0.477426215258049">
            <text:p>0.4774262153</text:p>
          </table:table-cell>
        </table:table-row>
        <table:table-row table:style-name="ro1">
          <table:table-cell table:formula="of:=RAND()" office:value-type="float" office:value="0.43096923828125">
            <text:p>0.4309692383</text:p>
          </table:table-cell>
          <table:table-cell table:formula="of:=RAND()" office:value-type="float" office:value="0.61932373046875">
            <text:p>0.6193237305</text:p>
          </table:table-cell>
          <table:table-cell table:formula="of:=SQRT(1 - [.A972])" office:value-type="float" office:value="0.754341276690299">
            <text:p>0.7543412767</text:p>
          </table:table-cell>
          <table:table-cell table:formula="of:=SQRT(1 - (1 - [.A972]))" office:value-type="float" office:value="0.656482473704554">
            <text:p>0.6564824737</text:p>
          </table:table-cell>
          <table:table-cell table:formula="of:=COS(2 * PI() * [.B972])" office:value-type="float" office:value="-0.731870765327218">
            <text:p>-0.7318707653</text:p>
          </table:table-cell>
          <table:table-cell table:formula="of:=SIN(2 * PI() * [.B972])" office:value-type="float" office:value="-0.681443455364678">
            <text:p>-0.6814434554</text:p>
          </table:table-cell>
          <table:table-cell table:formula="of:=[.D972]*[.E972]" office:value-type="float" office:value="-0.480460330454057">
            <text:p>-0.4804603305</text:p>
          </table:table-cell>
          <table:table-cell table:formula="of:=[.D972]*[.F972]" office:value-type="float" office:value="-0.447355685267582">
            <text:p>-0.4473556853</text:p>
          </table:table-cell>
          <table:table-cell table:formula="of:=[.C972]" office:value-type="float" office:value="0.754341276690299">
            <text:p>0.7543412767</text:p>
          </table:table-cell>
        </table:table-row>
        <table:table-row table:style-name="ro1">
          <table:table-cell table:formula="of:=RAND()" office:value-type="float" office:value="0.763031005859375">
            <text:p>0.7630310059</text:p>
          </table:table-cell>
          <table:table-cell table:formula="of:=RAND()" office:value-type="float" office:value="0.853118896484375">
            <text:p>0.8531188965</text:p>
          </table:table-cell>
          <table:table-cell table:formula="of:=SQRT(1 - [.A973])" office:value-type="float" office:value="0.486794611864824">
            <text:p>0.4867946119</text:p>
          </table:table-cell>
          <table:table-cell table:formula="of:=SQRT(1 - (1 - [.A973]))" office:value-type="float" office:value="0.873516459981937">
            <text:p>0.87351646</text:p>
          </table:table-cell>
          <table:table-cell table:formula="of:=COS(2 * PI() * [.B973])" office:value-type="float" office:value="0.603525364645641">
            <text:p>0.6035253646</text:p>
          </table:table-cell>
          <table:table-cell table:formula="of:=SIN(2 * PI() * [.B973])" office:value-type="float" office:value="-0.797343799266882">
            <text:p>-0.7973437993</text:p>
          </table:table-cell>
          <table:table-cell table:formula="of:=[.D973]*[.E973]" office:value-type="float" office:value="0.527189340034568">
            <text:p>0.52718934</text:p>
          </table:table-cell>
          <table:table-cell table:formula="of:=[.D973]*[.F973]" office:value-type="float" office:value="-0.696492932924155">
            <text:p>-0.6964929329</text:p>
          </table:table-cell>
          <table:table-cell table:formula="of:=[.C973]" office:value-type="float" office:value="0.486794611864824">
            <text:p>0.4867946119</text:p>
          </table:table-cell>
        </table:table-row>
        <table:table-row table:style-name="ro1">
          <table:table-cell table:formula="of:=RAND()" office:value-type="float" office:value="0.30950927734375">
            <text:p>0.3095092773</text:p>
          </table:table-cell>
          <table:table-cell table:formula="of:=RAND()" office:value-type="float" office:value="0.761505126953125">
            <text:p>0.761505127</text:p>
          </table:table-cell>
          <table:table-cell table:formula="of:=SQRT(1 - [.A974])" office:value-type="float" office:value="0.83095771412043">
            <text:p>0.8309577141</text:p>
          </table:table-cell>
          <table:table-cell table:formula="of:=SQRT(1 - (1 - [.A974]))" office:value-type="float" office:value="0.556335579793123">
            <text:p>0.5563355798</text:p>
          </table:table-cell>
          <table:table-cell table:formula="of:=COS(2 * PI() * [.B974])" office:value-type="float" office:value="0.0722259013845963">
            <text:p>0.0722259014</text:p>
          </table:table-cell>
          <table:table-cell table:formula="of:=SIN(2 * PI() * [.B974])" office:value-type="float" office:value="-0.997388299093779">
            <text:p>-0.9973882991</text:p>
          </table:table-cell>
          <table:table-cell table:formula="of:=[.D974]*[.E974]" office:value-type="float" office:value="0.0401818387228803">
            <text:p>0.0401818387</text:p>
          </table:table-cell>
          <table:table-cell table:formula="of:=[.D974]*[.F974]" office:value-type="float" office:value="-0.554882597655214">
            <text:p>-0.5548825977</text:p>
          </table:table-cell>
          <table:table-cell table:formula="of:=[.C974]" office:value-type="float" office:value="0.83095771412043">
            <text:p>0.8309577141</text:p>
          </table:table-cell>
        </table:table-row>
        <table:table-row table:style-name="ro1">
          <table:table-cell table:formula="of:=RAND()" office:value-type="float" office:value="0.721832275390625">
            <text:p>0.7218322754</text:p>
          </table:table-cell>
          <table:table-cell table:formula="of:=RAND()" office:value-type="float" office:value="0.35107421875">
            <text:p>0.3510742188</text:p>
          </table:table-cell>
          <table:table-cell table:formula="of:=SQRT(1 - [.A975])" office:value-type="float" office:value="0.527416083002192">
            <text:p>0.527416083</text:p>
          </table:table-cell>
          <table:table-cell table:formula="of:=SQRT(1 - (1 - [.A975]))" office:value-type="float" office:value="0.84960713002577">
            <text:p>0.84960713</text:p>
          </table:table-cell>
          <table:table-cell table:formula="of:=COS(2 * PI() * [.B975])" office:value-type="float" office:value="-0.5932322950398">
            <text:p>-0.593232295</text:p>
          </table:table-cell>
          <table:table-cell table:formula="of:=SIN(2 * PI() * [.B975])" office:value-type="float" office:value="0.805031331142964">
            <text:p>0.8050313311</text:p>
          </table:table-cell>
          <table:table-cell table:formula="of:=[.D975]*[.E975]" office:value-type="float" office:value="-0.504014387627365">
            <text:p>-0.5040143876</text:p>
          </table:table-cell>
          <table:table-cell table:formula="of:=[.D975]*[.F975]" office:value-type="float" office:value="0.683960358833198">
            <text:p>0.6839603588</text:p>
          </table:table-cell>
          <table:table-cell table:formula="of:=[.C975]" office:value-type="float" office:value="0.527416083002192">
            <text:p>0.527416083</text:p>
          </table:table-cell>
        </table:table-row>
        <table:table-row table:style-name="ro1">
          <table:table-cell table:formula="of:=RAND()" office:value-type="float" office:value="0.131591796875">
            <text:p>0.1315917969</text:p>
          </table:table-cell>
          <table:table-cell table:formula="of:=RAND()" office:value-type="float" office:value="0.966583251953125">
            <text:p>0.966583252</text:p>
          </table:table-cell>
          <table:table-cell table:formula="of:=SQRT(1 - [.A976])" office:value-type="float" office:value="0.931884221953028">
            <text:p>0.931884222</text:p>
          </table:table-cell>
          <table:table-cell table:formula="of:=SQRT(1 - (1 - [.A976]))" office:value-type="float" office:value="0.362755836445122">
            <text:p>0.3627558364</text:p>
          </table:table-cell>
          <table:table-cell table:formula="of:=COS(2 * PI() * [.B976])" office:value-type="float" office:value="0.978038497776839">
            <text:p>0.9780384978</text:p>
          </table:table-cell>
          <table:table-cell table:formula="of:=SIN(2 * PI() * [.B976])" office:value-type="float" office:value="-0.208424319277821">
            <text:p>-0.2084243193</text:p>
          </table:table-cell>
          <table:table-cell table:formula="of:=[.D976]*[.E976]" office:value-type="float" office:value="0.354789173336568">
            <text:p>0.3547891733</text:p>
          </table:table-cell>
          <table:table-cell table:formula="of:=[.D976]*[.F976]" office:value-type="float" office:value="-0.0756071382751311">
            <text:p>-0.0756071383</text:p>
          </table:table-cell>
          <table:table-cell table:formula="of:=[.C976]" office:value-type="float" office:value="0.931884221953028">
            <text:p>0.931884222</text:p>
          </table:table-cell>
        </table:table-row>
        <table:table-row table:style-name="ro1">
          <table:table-cell table:formula="of:=RAND()" office:value-type="float" office:value="0.396148681640625">
            <text:p>0.3961486816</text:p>
          </table:table-cell>
          <table:table-cell table:formula="of:=RAND()" office:value-type="float" office:value="0.528076171875">
            <text:p>0.5280761719</text:p>
          </table:table-cell>
          <table:table-cell table:formula="of:=SQRT(1 - [.A977])" office:value-type="float" office:value="0.77707870795652">
            <text:p>0.777078708</text:p>
          </table:table-cell>
          <table:table-cell table:formula="of:=SQRT(1 - (1 - [.A977]))" office:value-type="float" office:value="0.629403433133809">
            <text:p>0.6294034331</text:p>
          </table:table-cell>
          <table:table-cell table:formula="of:=COS(2 * PI() * [.B977])" office:value-type="float" office:value="-0.984480455383221">
            <text:p>-0.9844804554</text:p>
          </table:table-cell>
          <table:table-cell table:formula="of:=SIN(2 * PI() * [.B977])" office:value-type="float" office:value="-0.175494253377271">
            <text:p>-0.1754942534</text:p>
          </table:table-cell>
          <table:table-cell table:formula="of:=[.D977]*[.E977]" office:value-type="float" office:value="-0.619635378471335">
            <text:p>-0.6196353785</text:p>
          </table:table-cell>
          <table:table-cell table:formula="of:=[.D977]*[.F977]" office:value-type="float" office:value="-0.110456685570909">
            <text:p>-0.1104566856</text:p>
          </table:table-cell>
          <table:table-cell table:formula="of:=[.C977]" office:value-type="float" office:value="0.77707870795652">
            <text:p>0.777078708</text:p>
          </table:table-cell>
        </table:table-row>
        <table:table-row table:style-name="ro1">
          <table:table-cell table:formula="of:=RAND()" office:value-type="float" office:value="0.533935546875">
            <text:p>0.5339355469</text:p>
          </table:table-cell>
          <table:table-cell table:formula="of:=RAND()" office:value-type="float" office:value="0.92352294921875">
            <text:p>0.9235229492</text:p>
          </table:table-cell>
          <table:table-cell table:formula="of:=SQRT(1 - [.A978])" office:value-type="float" office:value="0.682689133592296">
            <text:p>0.6826891336</text:p>
          </table:table-cell>
          <table:table-cell table:formula="of:=SQRT(1 - (1 - [.A978]))" office:value-type="float" office:value="0.73070893444312">
            <text:p>0.7307089344</text:p>
          </table:table-cell>
          <table:table-cell table:formula="of:=COS(2 * PI() * [.B978])" office:value-type="float" office:value="0.886754917227551">
            <text:p>0.8867549172</text:p>
          </table:table-cell>
          <table:table-cell table:formula="of:=SIN(2 * PI() * [.B978])" office:value-type="float" office:value="-0.462239890936254">
            <text:p>-0.4622398909</text:p>
          </table:table-cell>
          <table:table-cell table:formula="of:=[.D978]*[.E978]" office:value-type="float" office:value="0.647959740679541">
            <text:p>0.6479597407</text:p>
          </table:table-cell>
          <table:table-cell table:formula="of:=[.D978]*[.F978]" office:value-type="float" office:value="-0.337762818163134">
            <text:p>-0.3377628182</text:p>
          </table:table-cell>
          <table:table-cell table:formula="of:=[.C978]" office:value-type="float" office:value="0.682689133592296">
            <text:p>0.6826891336</text:p>
          </table:table-cell>
        </table:table-row>
        <table:table-row table:style-name="ro1">
          <table:table-cell table:formula="of:=RAND()" office:value-type="float" office:value="0.68212890625">
            <text:p>0.6821289063</text:p>
          </table:table-cell>
          <table:table-cell table:formula="of:=RAND()" office:value-type="float" office:value="0.86285400390625">
            <text:p>0.8628540039</text:p>
          </table:table-cell>
          <table:table-cell table:formula="of:=SQRT(1 - [.A979])" office:value-type="float" office:value="0.563800579770897">
            <text:p>0.5638005798</text:p>
          </table:table-cell>
          <table:table-cell table:formula="of:=SQRT(1 - (1 - [.A979]))" office:value-type="float" office:value="0.825910955400157">
            <text:p>0.8259109554</text:p>
          </table:table-cell>
          <table:table-cell table:formula="of:=COS(2 * PI() * [.B979])" office:value-type="float" office:value="0.65113779020717">
            <text:p>0.6511377902</text:p>
          </table:table-cell>
          <table:table-cell table:formula="of:=SIN(2 * PI() * [.B979])" office:value-type="float" office:value="-0.758959536578942">
            <text:p>-0.7589595366</text:p>
          </table:table-cell>
          <table:table-cell table:formula="of:=[.D979]*[.E979]" office:value-type="float" office:value="0.537781834407151">
            <text:p>0.5377818344</text:p>
          </table:table-cell>
          <table:table-cell table:formula="of:=[.D979]*[.F979]" office:value-type="float" office:value="-0.626832995965975">
            <text:p>-0.626832996</text:p>
          </table:table-cell>
          <table:table-cell table:formula="of:=[.C979]" office:value-type="float" office:value="0.563800579770897">
            <text:p>0.5638005798</text:p>
          </table:table-cell>
        </table:table-row>
        <table:table-row table:style-name="ro1">
          <table:table-cell table:formula="of:=RAND()" office:value-type="float" office:value="0.06695556640625">
            <text:p>0.0669555664</text:p>
          </table:table-cell>
          <table:table-cell table:formula="of:=RAND()" office:value-type="float" office:value="0.4464111328125">
            <text:p>0.4464111328</text:p>
          </table:table-cell>
          <table:table-cell table:formula="of:=SQRT(1 - [.A980])" office:value-type="float" office:value="0.965942251686792">
            <text:p>0.9659422517</text:p>
          </table:table-cell>
          <table:table-cell table:formula="of:=SQRT(1 - (1 - [.A980]))" office:value-type="float" office:value="0.258757736901237">
            <text:p>0.2587577369</text:p>
          </table:table-cell>
          <table:table-cell table:formula="of:=COS(2 * PI() * [.B980])" office:value-type="float" office:value="-0.943847135947093">
            <text:p>-0.9438471359</text:p>
          </table:table-cell>
          <table:table-cell table:formula="of:=SIN(2 * PI() * [.B980])" office:value-type="float" office:value="0.330382481321983">
            <text:p>0.3303824813</text:p>
          </table:table-cell>
          <table:table-cell table:formula="of:=[.D980]*[.E980]" office:value-type="float" office:value="-0.244227748878384">
            <text:p>-0.2442277489</text:p>
          </table:table-cell>
          <table:table-cell table:formula="of:=[.D980]*[.F980]" office:value-type="float" office:value="0.0854890231786916">
            <text:p>0.0854890232</text:p>
          </table:table-cell>
          <table:table-cell table:formula="of:=[.C980]" office:value-type="float" office:value="0.965942251686792">
            <text:p>0.9659422517</text:p>
          </table:table-cell>
        </table:table-row>
        <table:table-row table:style-name="ro1">
          <table:table-cell table:formula="of:=RAND()" office:value-type="float" office:value="0.9012451171875">
            <text:p>0.9012451172</text:p>
          </table:table-cell>
          <table:table-cell table:formula="of:=RAND()" office:value-type="float" office:value="0.226348876953125">
            <text:p>0.226348877</text:p>
          </table:table-cell>
          <table:table-cell table:formula="of:=SQRT(1 - [.A981])" office:value-type="float" office:value="0.314252896267481">
            <text:p>0.3142528963</text:p>
          </table:table-cell>
          <table:table-cell table:formula="of:=SQRT(1 - (1 - [.A981]))" office:value-type="float" office:value="0.949339305616016">
            <text:p>0.9493393056</text:p>
          </table:table-cell>
          <table:table-cell table:formula="of:=COS(2 * PI() * [.B981])" office:value-type="float" office:value="0.148058047424495">
            <text:p>0.1480580474</text:p>
          </table:table-cell>
          <table:table-cell table:formula="of:=SIN(2 * PI() * [.B981])" office:value-type="float" office:value="0.988978672466118">
            <text:p>0.9889786725</text:p>
          </table:table-cell>
          <table:table-cell table:formula="of:=[.D981]*[.E981]" office:value-type="float" office:value="0.140557323932833">
            <text:p>0.1405573239</text:p>
          </table:table-cell>
          <table:table-cell table:formula="of:=[.D981]*[.F981]" office:value-type="float" office:value="0.938876326188034">
            <text:p>0.9388763262</text:p>
          </table:table-cell>
          <table:table-cell table:formula="of:=[.C981]" office:value-type="float" office:value="0.314252896267481">
            <text:p>0.3142528963</text:p>
          </table:table-cell>
        </table:table-row>
        <table:table-row table:style-name="ro1">
          <table:table-cell table:formula="of:=RAND()" office:value-type="float" office:value="0.937408447265625">
            <text:p>0.9374084473</text:p>
          </table:table-cell>
          <table:table-cell table:formula="of:=RAND()" office:value-type="float" office:value="0.2685546875">
            <text:p>0.2685546875</text:p>
          </table:table-cell>
          <table:table-cell table:formula="of:=SQRT(1 - [.A982])" office:value-type="float" office:value="0.250183038462592">
            <text:p>0.2501830385</text:p>
          </table:table-cell>
          <table:table-cell table:formula="of:=SQRT(1 - (1 - [.A982]))" office:value-type="float" office:value="0.968198557768821">
            <text:p>0.9681985578</text:p>
          </table:table-cell>
          <table:table-cell table:formula="of:=COS(2 * PI() * [.B982])" office:value-type="float" office:value="-0.116318630911905">
            <text:p>-0.1163186309</text:p>
          </table:table-cell>
          <table:table-cell table:formula="of:=SIN(2 * PI() * [.B982])" office:value-type="float" office:value="0.993211949234794">
            <text:p>0.9932119492</text:p>
          </table:table-cell>
          <table:table-cell table:formula="of:=[.D982]*[.E982]" office:value-type="float" office:value="-0.11261953069055">
            <text:p>-0.1126195307</text:p>
          </table:table-cell>
          <table:table-cell table:formula="of:=[.D982]*[.F982]" office:value-type="float" office:value="0.961626376807888">
            <text:p>0.9616263768</text:p>
          </table:table-cell>
          <table:table-cell table:formula="of:=[.C982]" office:value-type="float" office:value="0.250183038462592">
            <text:p>0.2501830385</text:p>
          </table:table-cell>
        </table:table-row>
        <table:table-row table:style-name="ro1">
          <table:table-cell table:formula="of:=RAND()" office:value-type="float" office:value="0.7354736328125">
            <text:p>0.7354736328</text:p>
          </table:table-cell>
          <table:table-cell table:formula="of:=RAND()" office:value-type="float" office:value="0.278076171875">
            <text:p>0.2780761719</text:p>
          </table:table-cell>
          <table:table-cell table:formula="of:=SQRT(1 - [.A983])" office:value-type="float" office:value="0.514321268457275">
            <text:p>0.5143212685</text:p>
          </table:table-cell>
          <table:table-cell table:formula="of:=SQRT(1 - (1 - [.A983]))" office:value-type="float" office:value="0.857597593753912">
            <text:p>0.8575975938</text:p>
          </table:table-cell>
          <table:table-cell table:formula="of:=COS(2 * PI() * [.B983])" office:value-type="float" office:value="-0.175494253377271">
            <text:p>-0.1754942534</text:p>
          </table:table-cell>
          <table:table-cell table:formula="of:=SIN(2 * PI() * [.B983])" office:value-type="float" office:value="0.984480455383221">
            <text:p>0.9844804554</text:p>
          </table:table-cell>
          <table:table-cell table:formula="of:=[.D983]*[.E983]" office:value-type="float" office:value="-0.150503449413987">
            <text:p>-0.1505034494</text:p>
          </table:table-cell>
          <table:table-cell table:formula="of:=[.D983]*[.F983]" office:value-type="float" office:value="0.844288069634406">
            <text:p>0.8442880696</text:p>
          </table:table-cell>
          <table:table-cell table:formula="of:=[.C983]" office:value-type="float" office:value="0.514321268457275">
            <text:p>0.5143212685</text:p>
          </table:table-cell>
        </table:table-row>
        <table:table-row table:style-name="ro1">
          <table:table-cell table:formula="of:=RAND()" office:value-type="float" office:value="0.675018310546875">
            <text:p>0.6750183105</text:p>
          </table:table-cell>
          <table:table-cell table:formula="of:=RAND()" office:value-type="float" office:value="0.862030029296875">
            <text:p>0.8620300293</text:p>
          </table:table-cell>
          <table:table-cell table:formula="of:=SQRT(1 - [.A984])" office:value-type="float" office:value="0.570071652911391">
            <text:p>0.5700716529</text:p>
          </table:table-cell>
          <table:table-cell table:formula="of:=SQRT(1 - (1 - [.A984]))" office:value-type="float" office:value="0.821594979626139">
            <text:p>0.8215949796</text:p>
          </table:table-cell>
          <table:table-cell table:formula="of:=COS(2 * PI() * [.B984])" office:value-type="float" office:value="0.647199807427135">
            <text:p>0.6471998074</text:p>
          </table:table-cell>
          <table:table-cell table:formula="of:=SIN(2 * PI() * [.B984])" office:value-type="float" office:value="-0.762320411156805">
            <text:p>-0.7623204112</text:p>
          </table:table-cell>
          <table:table-cell table:formula="of:=[.D984]*[.E984]" office:value-type="float" office:value="0.531736112597138">
            <text:p>0.5317361126</text:p>
          </table:table-cell>
          <table:table-cell table:formula="of:=[.D984]*[.F984]" office:value-type="float" office:value="-0.626318622672964">
            <text:p>-0.6263186227</text:p>
          </table:table-cell>
          <table:table-cell table:formula="of:=[.C984]" office:value-type="float" office:value="0.570071652911391">
            <text:p>0.5700716529</text:p>
          </table:table-cell>
        </table:table-row>
        <table:table-row table:style-name="ro1">
          <table:table-cell table:formula="of:=RAND()" office:value-type="float" office:value="0.477081298828125">
            <text:p>0.4770812988</text:p>
          </table:table-cell>
          <table:table-cell table:formula="of:=RAND()" office:value-type="float" office:value="0.09136962890625">
            <text:p>0.0913696289</text:p>
          </table:table-cell>
          <table:table-cell table:formula="of:=SQRT(1 - [.A985])" office:value-type="float" office:value="0.723131178398411">
            <text:p>0.7231311784</text:p>
          </table:table-cell>
          <table:table-cell table:formula="of:=SQRT(1 - (1 - [.A985]))" office:value-type="float" office:value="0.690710720076158">
            <text:p>0.6907107201</text:p>
          </table:table-cell>
          <table:table-cell table:formula="of:=COS(2 * PI() * [.B985])" office:value-type="float" office:value="0.839685590120966">
            <text:p>0.8396855901</text:p>
          </table:table-cell>
          <table:table-cell table:formula="of:=SIN(2 * PI() * [.B985])" office:value-type="float" office:value="0.543072840181872">
            <text:p>0.5430728402</text:p>
          </table:table-cell>
          <table:table-cell table:formula="of:=[.D985]*[.E985]" office:value-type="float" office:value="0.579979838590026">
            <text:p>0.5799798386</text:p>
          </table:table-cell>
          <table:table-cell table:formula="of:=[.D985]*[.F985]" office:value-type="float" office:value="0.375106232495825">
            <text:p>0.3751062325</text:p>
          </table:table-cell>
          <table:table-cell table:formula="of:=[.C985]" office:value-type="float" office:value="0.723131178398411">
            <text:p>0.7231311784</text:p>
          </table:table-cell>
        </table:table-row>
        <table:table-row table:style-name="ro1">
          <table:table-cell table:formula="of:=RAND()" office:value-type="float" office:value="0.629241943359375">
            <text:p>0.6292419434</text:p>
          </table:table-cell>
          <table:table-cell table:formula="of:=RAND()" office:value-type="float" office:value="0.3135986328125">
            <text:p>0.3135986328</text:p>
          </table:table-cell>
          <table:table-cell table:formula="of:=SQRT(1 - [.A986])" office:value-type="float" office:value="0.608899052914869">
            <text:p>0.6088990529</text:p>
          </table:table-cell>
          <table:table-cell table:formula="of:=SQRT(1 - (1 - [.A986]))" office:value-type="float" office:value="0.793247718786115">
            <text:p>0.7932477188</text:p>
          </table:table-cell>
          <table:table-cell table:formula="of:=COS(2 * PI() * [.B986])" office:value-type="float" office:value="-0.389051724818894">
            <text:p>-0.3890517248</text:p>
          </table:table-cell>
          <table:table-cell table:formula="of:=SIN(2 * PI() * [.B986])" office:value-type="float" office:value="0.921215911399409">
            <text:p>0.9212159114</text:p>
          </table:table-cell>
          <table:table-cell table:formula="of:=[.D986]*[.E986]" office:value-type="float" office:value="-0.308614393202391">
            <text:p>-0.3086143932</text:p>
          </table:table-cell>
          <table:table-cell table:formula="of:=[.D986]*[.F986]" office:value-type="float" office:value="0.730752420227053">
            <text:p>0.7307524202</text:p>
          </table:table-cell>
          <table:table-cell table:formula="of:=[.C986]" office:value-type="float" office:value="0.608899052914869">
            <text:p>0.6088990529</text:p>
          </table:table-cell>
        </table:table-row>
        <table:table-row table:style-name="ro1">
          <table:table-cell table:formula="of:=RAND()" office:value-type="float" office:value="0.74871826171875">
            <text:p>0.7487182617</text:p>
          </table:table-cell>
          <table:table-cell table:formula="of:=RAND()" office:value-type="float" office:value="0.288238525390625">
            <text:p>0.2882385254</text:p>
          </table:table-cell>
          <table:table-cell table:formula="of:=SQRT(1 - [.A987])" office:value-type="float" office:value="0.501280099626197">
            <text:p>0.5012800996</text:p>
          </table:table-cell>
          <table:table-cell table:formula="of:=SQRT(1 - (1 - [.A987]))" office:value-type="float" office:value="0.865285075405066">
            <text:p>0.8652850754</text:p>
          </table:table-cell>
          <table:table-cell table:formula="of:=COS(2 * PI() * [.B987])" office:value-type="float" office:value="-0.23795491460826">
            <text:p>-0.2379549146</text:p>
          </table:table-cell>
          <table:table-cell table:formula="of:=SIN(2 * PI() * [.B987])" office:value-type="float" office:value="0.971276200992167">
            <text:p>0.971276201</text:p>
          </table:table-cell>
          <table:table-cell table:formula="of:=[.D987]*[.E987]" office:value-type="float" office:value="-0.205898836229815">
            <text:p>-0.2058988362</text:p>
          </table:table-cell>
          <table:table-cell table:formula="of:=[.D987]*[.F987]" office:value-type="float" office:value="0.840430800814652">
            <text:p>0.8404308008</text:p>
          </table:table-cell>
          <table:table-cell table:formula="of:=[.C987]" office:value-type="float" office:value="0.501280099626197">
            <text:p>0.5012800996</text:p>
          </table:table-cell>
        </table:table-row>
        <table:table-row table:style-name="ro1">
          <table:table-cell table:formula="of:=RAND()" office:value-type="float" office:value="0.702301025390625">
            <text:p>0.7023010254</text:p>
          </table:table-cell>
          <table:table-cell table:formula="of:=RAND()" office:value-type="float" office:value="0.788818359375">
            <text:p>0.7888183594</text:p>
          </table:table-cell>
          <table:table-cell table:formula="of:=SQRT(1 - [.A988])" office:value-type="float" office:value="0.545617974969094">
            <text:p>0.545617975</text:p>
          </table:table-cell>
          <table:table-cell table:formula="of:=SQRT(1 - (1 - [.A988]))" office:value-type="float" office:value="0.838034024005365">
            <text:p>0.838034024</text:p>
          </table:table-cell>
          <table:table-cell table:formula="of:=COS(2 * PI() * [.B988])" office:value-type="float" office:value="0.241491885302869">
            <text:p>0.2414918853</text:p>
          </table:table-cell>
          <table:table-cell table:formula="of:=SIN(2 * PI() * [.B988])" office:value-type="float" office:value="-0.970402838687556">
            <text:p>-0.9704028387</text:p>
          </table:table-cell>
          <table:table-cell table:formula="of:=[.D988]*[.E988]" office:value-type="float" office:value="0.202378416405005">
            <text:p>0.2023784164</text:p>
          </table:table-cell>
          <table:table-cell table:formula="of:=[.D988]*[.F988]" office:value-type="float" office:value="-0.813230595811561">
            <text:p>-0.8132305958</text:p>
          </table:table-cell>
          <table:table-cell table:formula="of:=[.C988]" office:value-type="float" office:value="0.545617974969094">
            <text:p>0.545617975</text:p>
          </table:table-cell>
        </table:table-row>
        <table:table-row table:style-name="ro1">
          <table:table-cell table:formula="of:=RAND()" office:value-type="float" office:value="0.35089111328125">
            <text:p>0.3508911133</text:p>
          </table:table-cell>
          <table:table-cell table:formula="of:=RAND()" office:value-type="float" office:value="0.46533203125">
            <text:p>0.4653320313</text:p>
          </table:table-cell>
          <table:table-cell table:formula="of:=SQRT(1 - [.A989])" office:value-type="float" office:value="0.805672940291996">
            <text:p>0.8056729403</text:p>
          </table:table-cell>
          <table:table-cell table:formula="of:=SQRT(1 - (1 - [.A989]))" office:value-type="float" office:value="0.592360627727105">
            <text:p>0.5923606277</text:p>
          </table:table-cell>
          <table:table-cell table:formula="of:=COS(2 * PI() * [.B989])" office:value-type="float" office:value="-0.976369731330021">
            <text:p>-0.9763697313</text:p>
          </table:table-cell>
          <table:table-cell table:formula="of:=SIN(2 * PI() * [.B989])" office:value-type="float" office:value="0.216106797076219">
            <text:p>0.2161067971</text:p>
          </table:table-cell>
          <table:table-cell table:formula="of:=[.D989]*[.E989]" office:value-type="float" office:value="-0.578362986944396">
            <text:p>-0.5783629869</text:p>
          </table:table-cell>
          <table:table-cell table:formula="of:=[.D989]*[.F989]" office:value-type="float" office:value="0.128013157972163">
            <text:p>0.128013158</text:p>
          </table:table-cell>
          <table:table-cell table:formula="of:=[.C989]" office:value-type="float" office:value="0.805672940291996">
            <text:p>0.8056729403</text:p>
          </table:table-cell>
        </table:table-row>
        <table:table-row table:style-name="ro1">
          <table:table-cell table:formula="of:=RAND()" office:value-type="float" office:value="0.224761962890625">
            <text:p>0.2247619629</text:p>
          </table:table-cell>
          <table:table-cell table:formula="of:=RAND()" office:value-type="float" office:value="0.615203857421875">
            <text:p>0.6152038574</text:p>
          </table:table-cell>
          <table:table-cell table:formula="of:=SQRT(1 - [.A990])" office:value-type="float" office:value="0.880476028696622">
            <text:p>0.8804760287</text:p>
          </table:table-cell>
          <table:table-cell table:formula="of:=SQRT(1 - (1 - [.A990]))" office:value-type="float" office:value="0.474090669482774">
            <text:p>0.4740906695</text:p>
          </table:table-cell>
          <table:table-cell table:formula="of:=COS(2 * PI() * [.B990])" office:value-type="float" office:value="-0.749263397385431">
            <text:p>-0.7492633974</text:p>
          </table:table-cell>
          <table:table-cell table:formula="of:=SIN(2 * PI() * [.B990])" office:value-type="float" office:value="-0.662272120308897">
            <text:p>-0.6622721203</text:p>
          </table:table-cell>
          <table:table-cell table:formula="of:=[.D990]*[.E990]" office:value-type="float" office:value="-0.355218785685397">
            <text:p>-0.3552187857</text:p>
          </table:table-cell>
          <table:table-cell table:formula="of:=[.D990]*[.F990]" office:value-type="float" office:value="-0.313977032897021">
            <text:p>-0.3139770329</text:p>
          </table:table-cell>
          <table:table-cell table:formula="of:=[.C990]" office:value-type="float" office:value="0.880476028696622">
            <text:p>0.8804760287</text:p>
          </table:table-cell>
        </table:table-row>
        <table:table-row table:style-name="ro1">
          <table:table-cell table:formula="of:=RAND()" office:value-type="float" office:value="0.392425537109375">
            <text:p>0.3924255371</text:p>
          </table:table-cell>
          <table:table-cell table:formula="of:=RAND()" office:value-type="float" office:value="0.19195556640625">
            <text:p>0.1919555664</text:p>
          </table:table-cell>
          <table:table-cell table:formula="of:=SQRT(1 - [.A991])" office:value-type="float" office:value="0.779470629908931">
            <text:p>0.7794706299</text:p>
          </table:table-cell>
          <table:table-cell table:formula="of:=SQRT(1 - (1 - [.A991]))" office:value-type="float" office:value="0.626438773631849">
            <text:p>0.6264387736</text:p>
          </table:table-cell>
          <table:table-cell table:formula="of:=COS(2 * PI() * [.B991])" office:value-type="float" office:value="0.356672714981588">
            <text:p>0.356672715</text:p>
          </table:table-cell>
          <table:table-cell table:formula="of:=SIN(2 * PI() * [.B991])" office:value-type="float" office:value="0.934229401371881">
            <text:p>0.9342294014</text:p>
          </table:table-cell>
          <table:table-cell table:formula="of:=[.D991]*[.E991]" office:value-type="float" office:value="0.223433618161008">
            <text:p>0.2234336182</text:p>
          </table:table-cell>
          <table:table-cell table:formula="of:=[.D991]*[.F991]" office:value-type="float" office:value="0.585237520486218">
            <text:p>0.5852375205</text:p>
          </table:table-cell>
          <table:table-cell table:formula="of:=[.C991]" office:value-type="float" office:value="0.779470629908931">
            <text:p>0.7794706299</text:p>
          </table:table-cell>
        </table:table-row>
        <table:table-row table:style-name="ro1">
          <table:table-cell table:formula="of:=RAND()" office:value-type="float" office:value="0.379974365234375">
            <text:p>0.3799743652</text:p>
          </table:table-cell>
          <table:table-cell table:formula="of:=RAND()" office:value-type="float" office:value="0.515625">
            <text:p>0.515625</text:p>
          </table:table-cell>
          <table:table-cell table:formula="of:=SQRT(1 - [.A992])" office:value-type="float" office:value="0.787417065325375">
            <text:p>0.7874170653</text:p>
          </table:table-cell>
          <table:table-cell table:formula="of:=SQRT(1 - (1 - [.A992]))" office:value-type="float" office:value="0.61642060740567">
            <text:p>0.6164206074</text:p>
          </table:table-cell>
          <table:table-cell table:formula="of:=COS(2 * PI() * [.B992])" office:value-type="float" office:value="-0.995184726672197">
            <text:p>-0.9951847267</text:p>
          </table:table-cell>
          <table:table-cell table:formula="of:=SIN(2 * PI() * [.B992])" office:value-type="float" office:value="-0.0980171403295606">
            <text:p>-0.0980171403</text:p>
          </table:table-cell>
          <table:table-cell table:formula="of:=[.D992]*[.E992]" office:value-type="float" office:value="-0.613452373696121">
            <text:p>-0.6134523737</text:p>
          </table:table-cell>
          <table:table-cell table:formula="of:=[.D992]*[.F992]" office:value-type="float" office:value="-0.0604197851781145">
            <text:p>-0.0604197852</text:p>
          </table:table-cell>
          <table:table-cell table:formula="of:=[.C992]" office:value-type="float" office:value="0.787417065325375">
            <text:p>0.7874170653</text:p>
          </table:table-cell>
        </table:table-row>
        <table:table-row table:style-name="ro1">
          <table:table-cell table:formula="of:=RAND()" office:value-type="float" office:value="0.360382080078125">
            <text:p>0.3603820801</text:p>
          </table:table-cell>
          <table:table-cell table:formula="of:=RAND()" office:value-type="float" office:value="0.361968994140625">
            <text:p>0.3619689941</text:p>
          </table:table-cell>
          <table:table-cell table:formula="of:=SQRT(1 - [.A993])" office:value-type="float" office:value="0.799761164299615">
            <text:p>0.7997611643</text:p>
          </table:table-cell>
          <table:table-cell table:formula="of:=SQRT(1 - (1 - [.A993]))" office:value-type="float" office:value="0.600318315627738">
            <text:p>0.6003183156</text:p>
          </table:table-cell>
          <table:table-cell table:formula="of:=COS(2 * PI() * [.B993])" office:value-type="float" office:value="-0.646907413626696">
            <text:p>-0.6469074136</text:p>
          </table:table-cell>
          <table:table-cell table:formula="of:=SIN(2 * PI() * [.B993])" office:value-type="float" office:value="0.762568553111665">
            <text:p>0.7625685531</text:p>
          </table:table-cell>
          <table:table-cell table:formula="of:=[.D993]*[.E993]" office:value-type="float" office:value="-0.388350368915475">
            <text:p>-0.3883503689</text:p>
          </table:table-cell>
          <table:table-cell table:formula="of:=[.D993]*[.F993]" office:value-type="float" office:value="0.457783869354677">
            <text:p>0.4577838694</text:p>
          </table:table-cell>
          <table:table-cell table:formula="of:=[.C993]" office:value-type="float" office:value="0.799761164299615">
            <text:p>0.7997611643</text:p>
          </table:table-cell>
        </table:table-row>
        <table:table-row table:style-name="ro1">
          <table:table-cell table:formula="of:=RAND()" office:value-type="float" office:value="0.08355712890625">
            <text:p>0.0835571289</text:p>
          </table:table-cell>
          <table:table-cell table:formula="of:=RAND()" office:value-type="float" office:value="0.023590087890625">
            <text:p>0.0235900879</text:p>
          </table:table-cell>
          <table:table-cell table:formula="of:=SQRT(1 - [.A994])" office:value-type="float" office:value="0.95731022719584">
            <text:p>0.9573102272</text:p>
          </table:table-cell>
          <table:table-cell table:formula="of:=SQRT(1 - (1 - [.A994]))" office:value-type="float" office:value="0.2890625">
            <text:p>0.2890625</text:p>
          </table:table-cell>
          <table:table-cell table:formula="of:=COS(2 * PI() * [.B994])" office:value-type="float" office:value="0.98903537929095">
            <text:p>0.9890353793</text:p>
          </table:table-cell>
          <table:table-cell table:formula="of:=SIN(2 * PI() * [.B994])" office:value-type="float" office:value="0.147678767975651">
            <text:p>0.147678768</text:p>
          </table:table-cell>
          <table:table-cell table:formula="of:=[.D994]*[.E994]" office:value-type="float" office:value="0.28589303932629">
            <text:p>0.2858930393</text:p>
          </table:table-cell>
          <table:table-cell table:formula="of:=[.D994]*[.F994]" office:value-type="float" office:value="0.0426883938679616">
            <text:p>0.0426883939</text:p>
          </table:table-cell>
          <table:table-cell table:formula="of:=[.C994]" office:value-type="float" office:value="0.95731022719584">
            <text:p>0.9573102272</text:p>
          </table:table-cell>
        </table:table-row>
        <table:table-row table:style-name="ro1">
          <table:table-cell table:formula="of:=RAND()" office:value-type="float" office:value="0.28564453125">
            <text:p>0.2856445313</text:p>
          </table:table-cell>
          <table:table-cell table:formula="of:=RAND()" office:value-type="float" office:value="0.1800537109375">
            <text:p>0.1800537109</text:p>
          </table:table-cell>
          <table:table-cell table:formula="of:=SQRT(1 - [.A995])" office:value-type="float" office:value="0.845195521018658">
            <text:p>0.845195521</text:p>
          </table:table-cell>
          <table:table-cell table:formula="of:=SQRT(1 - (1 - [.A995]))" office:value-type="float" office:value="0.534457230515221">
            <text:p>0.5344572305</text:p>
          </table:table-cell>
          <table:table-cell table:formula="of:=COS(2 * PI() * [.B995])" office:value-type="float" office:value="0.425473910115624">
            <text:p>0.4254739101</text:p>
          </table:table-cell>
          <table:table-cell table:formula="of:=SIN(2 * PI() * [.B995])" office:value-type="float" office:value="0.904970691133653">
            <text:p>0.9049706911</text:p>
          </table:table-cell>
          <table:table-cell table:formula="of:=[.D995]*[.E995]" office:value-type="float" office:value="0.227397607656878">
            <text:p>0.2273976077</text:p>
          </table:table-cell>
          <table:table-cell table:formula="of:=[.D995]*[.F995]" office:value-type="float" office:value="0.483668129280738">
            <text:p>0.4836681293</text:p>
          </table:table-cell>
          <table:table-cell table:formula="of:=[.C995]" office:value-type="float" office:value="0.845195521018658">
            <text:p>0.845195521</text:p>
          </table:table-cell>
        </table:table-row>
        <table:table-row table:style-name="ro1">
          <table:table-cell table:formula="of:=RAND()" office:value-type="float" office:value="0.724334716796875">
            <text:p>0.7243347168</text:p>
          </table:table-cell>
          <table:table-cell table:formula="of:=RAND()" office:value-type="float" office:value="0.611236572265625">
            <text:p>0.6112365723</text:p>
          </table:table-cell>
          <table:table-cell table:formula="of:=SQRT(1 - [.A996])" office:value-type="float" office:value="0.525038363553679">
            <text:p>0.5250383636</text:p>
          </table:table-cell>
          <table:table-cell table:formula="of:=SQRT(1 - (1 - [.A996]))" office:value-type="float" office:value="0.851078560884291">
            <text:p>0.8510785609</text:p>
          </table:table-cell>
          <table:table-cell table:formula="of:=COS(2 * PI() * [.B996])" office:value-type="float" office:value="-0.765537498460013">
            <text:p>-0.7655374985</text:p>
          </table:table-cell>
          <table:table-cell table:formula="of:=SIN(2 * PI() * [.B996])" office:value-type="float" office:value="-0.643391279433896">
            <text:p>-0.6433912794</text:p>
          </table:table-cell>
          <table:table-cell table:formula="of:=[.D996]*[.E996]" office:value-type="float" office:value="-0.651532552492308">
            <text:p>-0.6515325525</text:p>
          </table:table-cell>
          <table:table-cell table:formula="of:=[.D996]*[.F996]" office:value-type="float" office:value="-0.547576524186102">
            <text:p>-0.5475765242</text:p>
          </table:table-cell>
          <table:table-cell table:formula="of:=[.C996]" office:value-type="float" office:value="0.525038363553679">
            <text:p>0.5250383636</text:p>
          </table:table-cell>
        </table:table-row>
        <table:table-row table:style-name="ro1">
          <table:table-cell table:formula="of:=RAND()" office:value-type="float" office:value="0.660736083984375">
            <text:p>0.660736084</text:p>
          </table:table-cell>
          <table:table-cell table:formula="of:=RAND()" office:value-type="float" office:value="0.564208984375">
            <text:p>0.5642089844</text:p>
          </table:table-cell>
          <table:table-cell table:formula="of:=SQRT(1 - [.A997])" office:value-type="float" office:value="0.582463660682471">
            <text:p>0.5824636607</text:p>
          </table:table-cell>
          <table:table-cell table:formula="of:=SQRT(1 - (1 - [.A997]))" office:value-type="float" office:value="0.812856742596366">
            <text:p>0.8128567426</text:p>
          </table:table-cell>
          <table:table-cell table:formula="of:=COS(2 * PI() * [.B997])" office:value-type="float" office:value="-0.919717146291228">
            <text:p>-0.9197171463</text:p>
          </table:table-cell>
          <table:table-cell table:formula="of:=SIN(2 * PI() * [.B997])" office:value-type="float" office:value="-0.392581674072951">
            <text:p>-0.3925816741</text:p>
          </table:table-cell>
          <table:table-cell table:formula="of:=[.D997]*[.E997]" office:value-type="float" office:value="-0.747598283644313">
            <text:p>-0.7475982836</text:p>
          </table:table-cell>
          <table:table-cell table:formula="of:=[.D997]*[.F997]" office:value-type="float" office:value="-0.319112660789967">
            <text:p>-0.3191126608</text:p>
          </table:table-cell>
          <table:table-cell table:formula="of:=[.C997]" office:value-type="float" office:value="0.582463660682471">
            <text:p>0.5824636607</text:p>
          </table:table-cell>
        </table:table-row>
        <table:table-row table:style-name="ro1">
          <table:table-cell table:formula="of:=RAND()" office:value-type="float" office:value="0.6727294921875">
            <text:p>0.6727294922</text:p>
          </table:table-cell>
          <table:table-cell table:formula="of:=RAND()" office:value-type="float" office:value="0.56146240234375">
            <text:p>0.5614624023</text:p>
          </table:table-cell>
          <table:table-cell table:formula="of:=SQRT(1 - [.A998])" office:value-type="float" office:value="0.572075613719463">
            <text:p>0.5720756137</text:p>
          </table:table-cell>
          <table:table-cell table:formula="of:=SQRT(1 - (1 - [.A998]))" office:value-type="float" office:value="0.820200885263787">
            <text:p>0.8202008853</text:p>
          </table:table-cell>
          <table:table-cell table:formula="of:=COS(2 * PI() * [.B998])" office:value-type="float" office:value="-0.926354754557603">
            <text:p>-0.9263547546</text:p>
          </table:table-cell>
          <table:table-cell table:formula="of:=SIN(2 * PI() * [.B998])" office:value-type="float" office:value="-0.376652185322909">
            <text:p>-0.3766521853</text:p>
          </table:table-cell>
          <table:table-cell table:formula="of:=[.D998]*[.E998]" office:value-type="float" office:value="-0.759796989756464">
            <text:p>-0.7597969898</text:p>
          </table:table-cell>
          <table:table-cell table:formula="of:=[.D998]*[.F998]" office:value-type="float" office:value="-0.30893045583839">
            <text:p>-0.3089304558</text:p>
          </table:table-cell>
          <table:table-cell table:formula="of:=[.C998]" office:value-type="float" office:value="0.572075613719463">
            <text:p>0.5720756137</text:p>
          </table:table-cell>
        </table:table-row>
        <table:table-row table:style-name="ro1">
          <table:table-cell table:formula="of:=RAND()" office:value-type="float" office:value="0.265289306640625">
            <text:p>0.2652893066</text:p>
          </table:table-cell>
          <table:table-cell table:formula="of:=RAND()" office:value-type="float" office:value="0.245635986328125">
            <text:p>0.2456359863</text:p>
          </table:table-cell>
          <table:table-cell table:formula="of:=SQRT(1 - [.A999])" office:value-type="float" office:value="0.857152666308269">
            <text:p>0.8571526663</text:p>
          </table:table-cell>
          <table:table-cell table:formula="of:=SQRT(1 - (1 - [.A999]))" office:value-type="float" office:value="0.515062429847708">
            <text:p>0.5150624298</text:p>
          </table:table-cell>
          <table:table-cell table:formula="of:=COS(2 * PI() * [.B999])" office:value-type="float" office:value="0.0274164707639896">
            <text:p>0.0274164708</text:p>
          </table:table-cell>
          <table:table-cell table:formula="of:=SIN(2 * PI() * [.B999])" office:value-type="float" office:value="0.999624097914234">
            <text:p>0.9996240979</text:p>
          </table:table-cell>
          <table:table-cell table:formula="of:=[.D999]*[.E999]" office:value-type="float" office:value="0.0141211940495491">
            <text:p>0.014121194</text:p>
          </table:table-cell>
          <table:table-cell table:formula="of:=[.D999]*[.F999]" office:value-type="float" office:value="0.514868816806029">
            <text:p>0.5148688168</text:p>
          </table:table-cell>
          <table:table-cell table:formula="of:=[.C999]" office:value-type="float" office:value="0.857152666308269">
            <text:p>0.8571526663</text:p>
          </table:table-cell>
        </table:table-row>
        <table:table-row table:style-name="ro1">
          <table:table-cell table:formula="of:=RAND()" office:value-type="float" office:value="0.962890625">
            <text:p>0.962890625</text:p>
          </table:table-cell>
          <table:table-cell table:formula="of:=RAND()" office:value-type="float" office:value="0.11566162109375">
            <text:p>0.1156616211</text:p>
          </table:table-cell>
          <table:table-cell table:formula="of:=SQRT(1 - [.A1000])" office:value-type="float" office:value="0.192637937592781">
            <text:p>0.1926379376</text:p>
          </table:table-cell>
          <table:table-cell table:formula="of:=SQRT(1 - (1 - [.A1000]))" office:value-type="float" office:value="0.981269904256724">
            <text:p>0.9812699043</text:p>
          </table:table-cell>
          <table:table-cell table:formula="of:=COS(2 * PI() * [.B1000])" office:value-type="float" office:value="0.74735546450394">
            <text:p>0.7473554645</text:p>
          </table:table-cell>
          <table:table-cell table:formula="of:=SIN(2 * PI() * [.B1000])" office:value-type="float" office:value="0.664424419837275">
            <text:p>0.6644244198</text:p>
          </table:table-cell>
          <table:table-cell table:formula="of:=[.D1000]*[.E1000]" office:value-type="float" office:value="0.733357425099521">
            <text:p>0.7333574251</text:p>
          </table:table-cell>
          <table:table-cell table:formula="of:=[.D1000]*[.F1000]" office:value-type="float" office:value="0.651979686839552">
            <text:p>0.6519796868</text:p>
          </table:table-cell>
          <table:table-cell table:formula="of:=[.C1000]" office:value-type="float" office:value="0.192637937592781">
            <text:p>0.1926379376</text:p>
          </table:table-cell>
        </table:table-row>
      </table:table>
      <table:table table:name="Triangle" table:style-name="ta1" table:print="false">
        <table:table-column table:style-name="co3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0.96">
            <text:p>0.96</text:p>
          </table:table-cell>
          <table:table-cell office:value-type="float" office:value="1.99">
            <text:p>1.99</text:p>
          </table:table-cell>
          <table:table-cell table:number-columns-repeated="4"/>
          <table:table-cell>
            <draw:frame table:end-cell-address="Triangle.M24" table:end-x="0.474cm" table:end-y="0.327cm" draw:z-index="0" draw:style-name="gr1" svg:width="10.677cm" svg:height="8.98cm" svg:x="1.088cm" svg:y="0.399cm">
              <draw:object draw:notify-on-update-of-ranges="Triangle.E6:Triangle.E6 Triangle.E7:Triangle.E600 Triangle.F6:Triangle.F6 Triangle.F7:Triangle.F6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sqrt(t)</text:p>
          </table:table-cell>
          <table:table-cell office:value-type="string">
            <text:p>→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1">
          <table:table-cell table:formula="of:=RAND()" office:value-type="float" office:value="0.078765869140625">
            <text:p>0.0787658691</text:p>
          </table:table-cell>
          <table:table-cell table:formula="of:=RAND()" office:value-type="float" office:value="0.234954833984375">
            <text:p>0.234954834</text:p>
          </table:table-cell>
          <table:table-cell table:formula="of:=SQRT([.B7])" office:value-type="float" office:value="0.484721398314924">
            <text:p>0.4847213983</text:p>
          </table:table-cell>
          <table:table-cell/>
          <table:table-cell table:formula="of:=(1-[.$C7])*[.B$2] + [.$C7]*(1-[.$A7])*[.B$3] + [.$A7]*[.$C7]*[.B$4]" office:value-type="float" office:value="0.349231649400073">
            <text:p>0.3492316494</text:p>
          </table:table-cell>
          <table:table-cell table:formula="of:=(1-[.$C7])*[.C$2] + [.$C7]*(1-[.$A7])*[.C$3] + [.$A7]*[.$C7]*[.C$4]" office:value-type="float" office:value="0.333616510278913">
            <text:p>0.3336165103</text:p>
          </table:table-cell>
          <table:table-cell table:number-columns-repeated="2"/>
        </table:table-row>
        <table:table-row table:style-name="ro1">
          <table:table-cell table:formula="of:=RAND()" office:value-type="float" office:value="0.866943359375">
            <text:p>0.8669433594</text:p>
          </table:table-cell>
          <table:table-cell table:formula="of:=RAND()" office:value-type="float" office:value="0.5262451171875">
            <text:p>0.5262451172</text:p>
          </table:table-cell>
          <table:table-cell table:formula="of:=SQRT([.B8])" office:value-type="float" office:value="0.725427540962914">
            <text:p>0.725427541</text:p>
          </table:table-cell>
          <table:table-cell/>
          <table:table-cell table:formula="of:=(1-[.$C8])*[.B$2] + [.$C8]*(1-[.$A8])*[.B$3] + [.$A8]*[.$C8]*[.B$4]" office:value-type="float" office:value="0.671314471903878">
            <text:p>0.6713144719</text:p>
          </table:table-cell>
          <table:table-cell table:formula="of:=(1-[.$C8])*[.C$2] + [.$C8]*(1-[.$A8])*[.C$3] + [.$A8]*[.$C8]*[.C$4]" office:value-type="float" office:value="1.38880636231616">
            <text:p>1.3888063623</text:p>
          </table:table-cell>
          <table:table-cell table:number-columns-repeated="2"/>
        </table:table-row>
        <table:table-row table:style-name="ro1">
          <table:table-cell table:formula="of:=RAND()" office:value-type="float" office:value="0.8118896484375">
            <text:p>0.8118896484</text:p>
          </table:table-cell>
          <table:table-cell table:formula="of:=RAND()" office:value-type="float" office:value="0.876617431640625">
            <text:p>0.8766174316</text:p>
          </table:table-cell>
          <table:table-cell table:formula="of:=SQRT([.B9])" office:value-type="float" office:value="0.936278501109913">
            <text:p>0.9362785011</text:p>
          </table:table-cell>
          <table:table-cell/>
          <table:table-cell table:formula="of:=(1-[.$C9])*[.B$2] + [.$C9]*(1-[.$A9])*[.B$3] + [.$A9]*[.$C9]*[.B$4]" office:value-type="float" office:value="0.853035204784425">
            <text:p>0.8530352048</text:p>
          </table:table-cell>
          <table:table-cell table:formula="of:=(1-[.$C9])*[.C$2] + [.$C9]*(1-[.$A9])*[.C$3] + [.$A9]*[.$C9]*[.C$4]" office:value-type="float" office:value="1.54456884742542">
            <text:p>1.5445688474</text:p>
          </table:table-cell>
          <table:table-cell table:number-columns-repeated="2"/>
        </table:table-row>
        <table:table-row table:style-name="ro1">
          <table:table-cell table:formula="of:=RAND()" office:value-type="float" office:value="0.2802734375">
            <text:p>0.2802734375</text:p>
          </table:table-cell>
          <table:table-cell table:formula="of:=RAND()" office:value-type="float" office:value="0.68743896484375">
            <text:p>0.6874389648</text:p>
          </table:table-cell>
          <table:table-cell table:formula="of:=SQRT([.B10])" office:value-type="float" office:value="0.829119391187873">
            <text:p>0.8291193912</text:p>
          </table:table-cell>
          <table:table-cell/>
          <table:table-cell table:formula="of:=(1-[.$C10])*[.B$2] + [.$C10]*(1-[.$A10])*[.B$3] + [.$A10]*[.$C10]*[.B$4]" office:value-type="float" office:value="0.640802410716706">
            <text:p>0.6408024107</text:p>
          </table:table-cell>
          <table:table-cell table:formula="of:=(1-[.$C10])*[.C$2] + [.$C10]*(1-[.$A10])*[.C$3] + [.$A10]*[.$C10]*[.C$4]" office:value-type="float" office:value="0.547876786719667">
            <text:p>0.5478767867</text:p>
          </table:table-cell>
          <table:table-cell table:number-columns-repeated="2"/>
        </table:table-row>
        <table:table-row table:style-name="ro1">
          <table:table-cell table:formula="of:=RAND()" office:value-type="float" office:value="0.87664794921875">
            <text:p>0.8766479492</text:p>
          </table:table-cell>
          <table:table-cell table:formula="of:=RAND()" office:value-type="float" office:value="0.78155517578125">
            <text:p>0.7815551758</text:p>
          </table:table-cell>
          <table:table-cell table:formula="of:=SQRT([.B11])" office:value-type="float" office:value="0.884056093119238">
            <text:p>0.8840560931</text:p>
          </table:table-cell>
          <table:table-cell/>
          <table:table-cell table:formula="of:=(1-[.$C11])*[.B$2] + [.$C11]*(1-[.$A11])*[.B$3] + [.$A11]*[.$C11]*[.B$4]" office:value-type="float" office:value="0.820340815050569">
            <text:p>0.8203408151</text:p>
          </table:table-cell>
          <table:table-cell table:formula="of:=(1-[.$C11])*[.C$2] + [.$C11]*(1-[.$A11])*[.C$3] + [.$A11]*[.$C11]*[.C$4]" office:value-type="float" office:value="1.60023381588475">
            <text:p>1.6002338159</text:p>
          </table:table-cell>
          <table:table-cell table:number-columns-repeated="2"/>
        </table:table-row>
        <table:table-row table:style-name="ro1">
          <table:table-cell table:formula="of:=RAND()" office:value-type="float" office:value="0.0352783203125">
            <text:p>0.0352783203</text:p>
          </table:table-cell>
          <table:table-cell table:formula="of:=RAND()" office:value-type="float" office:value="0.709991455078125">
            <text:p>0.7099914551</text:p>
          </table:table-cell>
          <table:table-cell table:formula="of:=SQRT([.B12])" office:value-type="float" office:value="0.842609906824104">
            <text:p>0.8426099068</text:p>
          </table:table-cell>
          <table:table-cell/>
          <table:table-cell table:formula="of:=(1-[.$C12])*[.B$2] + [.$C12]*(1-[.$A12])*[.B$3] + [.$A12]*[.$C12]*[.B$4]" office:value-type="float" office:value="0.597555658946644">
            <text:p>0.5975556589</text:p>
          </table:table-cell>
          <table:table-cell table:formula="of:=(1-[.$C12])*[.C$2] + [.$C12]*(1-[.$A12])*[.C$3] + [.$A12]*[.$C12]*[.C$4]" office:value-type="float" office:value="0.137849512348887">
            <text:p>0.1378495123</text:p>
          </table:table-cell>
          <table:table-cell table:number-columns-repeated="2"/>
        </table:table-row>
        <table:table-row table:style-name="ro1">
          <table:table-cell table:formula="of:=RAND()" office:value-type="float" office:value="0.854400634765625">
            <text:p>0.8544006348</text:p>
          </table:table-cell>
          <table:table-cell table:formula="of:=RAND()" office:value-type="float" office:value="0.987518310546875">
            <text:p>0.9875183105</text:p>
          </table:table-cell>
          <table:table-cell table:formula="of:=SQRT([.B13])" office:value-type="float" office:value="0.99373955871087">
            <text:p>0.9937395587</text:p>
          </table:table-cell>
          <table:table-cell/>
          <table:table-cell table:formula="of:=(1-[.$C13])*[.B$2] + [.$C13]*(1-[.$A13])*[.B$3] + [.$A13]*[.$C13]*[.B$4]" office:value-type="float" office:value="0.916371135633722">
            <text:p>0.9163711356</text:p>
          </table:table-cell>
          <table:table-cell table:formula="of:=(1-[.$C13])*[.C$2] + [.$C13]*(1-[.$A13])*[.C$3] + [.$A13]*[.$C13]*[.C$4]" office:value-type="float" office:value="1.69274312305558">
            <text:p>1.6927431231</text:p>
          </table:table-cell>
          <table:table-cell table:number-columns-repeated="2"/>
        </table:table-row>
        <table:table-row table:style-name="ro1">
          <table:table-cell table:formula="of:=RAND()" office:value-type="float" office:value="0.1737060546875">
            <text:p>0.1737060547</text:p>
          </table:table-cell>
          <table:table-cell table:formula="of:=RAND()" office:value-type="float" office:value="0.504302978515625">
            <text:p>0.5043029785</text:p>
          </table:table-cell>
          <table:table-cell table:formula="of:=SQRT([.B14])" office:value-type="float" office:value="0.710142928230385">
            <text:p>0.7101429282</text:p>
          </table:table-cell>
          <table:table-cell/>
          <table:table-cell table:formula="of:=(1-[.$C14])*[.B$2] + [.$C14]*(1-[.$A14])*[.B$3] + [.$A14]*[.$C14]*[.B$4]" office:value-type="float" office:value="0.529172642606323">
            <text:p>0.5291726426</text:p>
          </table:table-cell>
          <table:table-cell table:formula="of:=(1-[.$C14])*[.C$2] + [.$C14]*(1-[.$A14])*[.C$3] + [.$A14]*[.$C14]*[.C$4]" office:value-type="float" office:value="0.390407227275794">
            <text:p>0.3904072273</text:p>
          </table:table-cell>
          <table:table-cell table:number-columns-repeated="2"/>
        </table:table-row>
        <table:table-row table:style-name="ro1">
          <table:table-cell table:formula="of:=RAND()" office:value-type="float" office:value="0.406951904296875">
            <text:p>0.4069519043</text:p>
          </table:table-cell>
          <table:table-cell table:formula="of:=RAND()" office:value-type="float" office:value="0.82977294921875">
            <text:p>0.8297729492</text:p>
          </table:table-cell>
          <table:table-cell table:formula="of:=SQRT([.B15])" office:value-type="float" office:value="0.910918739086396">
            <text:p>0.9109187391</text:p>
          </table:table-cell>
          <table:table-cell/>
          <table:table-cell table:formula="of:=(1-[.$C15])*[.B$2] + [.$C15]*(1-[.$A15])*[.B$3] + [.$A15]*[.$C15]*[.B$4]" office:value-type="float" office:value="0.734025147398516">
            <text:p>0.7340251474</text:p>
          </table:table-cell>
          <table:table-cell table:formula="of:=(1-[.$C15])*[.C$2] + [.$C15]*(1-[.$A15])*[.C$3] + [.$A15]*[.$C15]*[.C$4]" office:value-type="float" office:value="0.782233860363327">
            <text:p>0.7822338604</text:p>
          </table:table-cell>
          <table:table-cell table:number-columns-repeated="2"/>
        </table:table-row>
        <table:table-row table:style-name="ro1">
          <table:table-cell table:formula="of:=RAND()" office:value-type="float" office:value="0.227264404296875">
            <text:p>0.2272644043</text:p>
          </table:table-cell>
          <table:table-cell table:formula="of:=RAND()" office:value-type="float" office:value="0.362518310546875">
            <text:p>0.3625183105</text:p>
          </table:table-cell>
          <table:table-cell table:formula="of:=SQRT([.B16])" office:value-type="float" office:value="0.602094934829114">
            <text:p>0.6020949348</text:p>
          </table:table-cell>
          <table:table-cell/>
          <table:table-cell table:formula="of:=(1-[.$C16])*[.B$2] + [.$C16]*(1-[.$A16])*[.B$3] + [.$A16]*[.$C16]*[.B$4]" office:value-type="float" office:value="0.457043488520847">
            <text:p>0.4570434885</text:p>
          </table:table-cell>
          <table:table-cell table:formula="of:=(1-[.$C16])*[.C$2] + [.$C16]*(1-[.$A16])*[.C$3] + [.$A16]*[.$C16]*[.C$4]" office:value-type="float" office:value="0.471253678506711">
            <text:p>0.4712536785</text:p>
          </table:table-cell>
          <table:table-cell table:number-columns-repeated="2"/>
        </table:table-row>
        <table:table-row table:style-name="ro1">
          <table:table-cell table:formula="of:=RAND()" office:value-type="float" office:value="0.496490478515625">
            <text:p>0.4964904785</text:p>
          </table:table-cell>
          <table:table-cell table:formula="of:=RAND()" office:value-type="float" office:value="0.40667724609375">
            <text:p>0.4066772461</text:p>
          </table:table-cell>
          <table:table-cell table:formula="of:=SQRT([.B17])" office:value-type="float" office:value="0.637712510535704">
            <text:p>0.6377125105</text:p>
          </table:table-cell>
          <table:table-cell/>
          <table:table-cell table:formula="of:=(1-[.$C17])*[.B$2] + [.$C17]*(1-[.$A17])*[.B$3] + [.$A17]*[.$C17]*[.B$4]" office:value-type="float" office:value="0.528719486647923">
            <text:p>0.5287194866</text:p>
          </table:table-cell>
          <table:table-cell table:formula="of:=(1-[.$C17])*[.C$2] + [.$C17]*(1-[.$A17])*[.C$3] + [.$A17]*[.$C17]*[.C$4]" office:value-type="float" office:value="0.81121394185958">
            <text:p>0.8112139419</text:p>
          </table:table-cell>
          <table:table-cell table:number-columns-repeated="2"/>
        </table:table-row>
        <table:table-row table:style-name="ro1">
          <table:table-cell table:formula="of:=RAND()" office:value-type="float" office:value="0.4462890625">
            <text:p>0.4462890625</text:p>
          </table:table-cell>
          <table:table-cell table:formula="of:=RAND()" office:value-type="float" office:value="0.397369384765625">
            <text:p>0.3973693848</text:p>
          </table:table-cell>
          <table:table-cell table:formula="of:=SQRT([.B18])" office:value-type="float" office:value="0.630372417516522">
            <text:p>0.6303724175</text:p>
          </table:table-cell>
          <table:table-cell/>
          <table:table-cell table:formula="of:=(1-[.$C18])*[.B$2] + [.$C18]*(1-[.$A18])*[.B$3] + [.$A18]*[.$C18]*[.B$4]" office:value-type="float" office:value="0.514406054223786">
            <text:p>0.5144060542</text:p>
          </table:table-cell>
          <table:table-cell table:formula="of:=(1-[.$C18])*[.C$2] + [.$C18]*(1-[.$A18])*[.C$3] + [.$A18]*[.$C18]*[.C$4]" office:value-type="float" office:value="0.744657138567961">
            <text:p>0.7446571386</text:p>
          </table:table-cell>
          <table:table-cell table:number-columns-repeated="2"/>
        </table:table-row>
        <table:table-row table:style-name="ro1">
          <table:table-cell table:formula="of:=RAND()" office:value-type="float" office:value="0.693267822265625">
            <text:p>0.6932678223</text:p>
          </table:table-cell>
          <table:table-cell table:formula="of:=RAND()" office:value-type="float" office:value="0.781463623046875">
            <text:p>0.781463623</text:p>
          </table:table-cell>
          <table:table-cell table:formula="of:=SQRT([.B19])" office:value-type="float" office:value="0.884004311667582">
            <text:p>0.8840043117</text:p>
          </table:table-cell>
          <table:table-cell/>
          <table:table-cell table:formula="of:=(1-[.$C19])*[.B$2] + [.$C19]*(1-[.$A19])*[.B$3] + [.$A19]*[.$C19]*[.B$4]" office:value-type="float" office:value="0.778144471613341">
            <text:p>0.7781444716</text:p>
          </table:table-cell>
          <table:table-cell table:formula="of:=(1-[.$C19])*[.C$2] + [.$C19]*(1-[.$A19])*[.C$3] + [.$A19]*[.$C19]*[.C$4]" office:value-type="float" office:value="1.27757281477239">
            <text:p>1.2775728148</text:p>
          </table:table-cell>
          <table:table-cell table:number-columns-repeated="2"/>
        </table:table-row>
        <table:table-row table:style-name="ro1">
          <table:table-cell table:formula="of:=RAND()" office:value-type="float" office:value="0.819305419921875">
            <text:p>0.8193054199</text:p>
          </table:table-cell>
          <table:table-cell table:formula="of:=RAND()" office:value-type="float" office:value="0.6085205078125">
            <text:p>0.6085205078</text:p>
          </table:table-cell>
          <table:table-cell table:formula="of:=SQRT([.B20])" office:value-type="float" office:value="0.780077244772914">
            <text:p>0.7800772448</text:p>
          </table:table-cell>
          <table:table-cell/>
          <table:table-cell table:formula="of:=(1-[.$C20])*[.B$2] + [.$C20]*(1-[.$A20])*[.B$3] + [.$A20]*[.$C20]*[.B$4]" office:value-type="float" office:value="0.712225665137084">
            <text:p>0.7122256651</text:p>
          </table:table-cell>
          <table:table-cell table:formula="of:=(1-[.$C20])*[.C$2] + [.$C20]*(1-[.$A20])*[.C$3] + [.$A20]*[.$C20]*[.C$4]" office:value-type="float" office:value="1.38181319166788">
            <text:p>1.3818131917</text:p>
          </table:table-cell>
          <table:table-cell table:number-columns-repeated="2"/>
        </table:table-row>
        <table:table-row table:style-name="ro1">
          <table:table-cell table:formula="of:=RAND()" office:value-type="float" office:value="0.6024169921875">
            <text:p>0.6024169922</text:p>
          </table:table-cell>
          <table:table-cell table:formula="of:=RAND()" office:value-type="float" office:value="0.8265380859375">
            <text:p>0.8265380859</text:p>
          </table:table-cell>
          <table:table-cell table:formula="of:=SQRT([.B21])" office:value-type="float" office:value="0.909141400408924">
            <text:p>0.9091414004</text:p>
          </table:table-cell>
          <table:table-cell/>
          <table:table-cell table:formula="of:=(1-[.$C21])*[.B$2] + [.$C21]*(1-[.$A21])*[.B$3] + [.$A21]*[.$C21]*[.B$4]" office:value-type="float" office:value="0.778796359542191">
            <text:p>0.7787963595</text:p>
          </table:table-cell>
          <table:table-cell table:formula="of:=(1-[.$C21])*[.C$2] + [.$C21]*(1-[.$A21])*[.C$3] + [.$A21]*[.$C21]*[.C$4]" office:value-type="float" office:value="1.13531693333141">
            <text:p>1.1353169333</text:p>
          </table:table-cell>
          <table:table-cell table:number-columns-repeated="2"/>
        </table:table-row>
        <table:table-row table:style-name="ro1">
          <table:table-cell table:formula="of:=RAND()" office:value-type="float" office:value="0.16510009765625">
            <text:p>0.1651000977</text:p>
          </table:table-cell>
          <table:table-cell table:formula="of:=RAND()" office:value-type="float" office:value="0.7315673828125">
            <text:p>0.7315673828</text:p>
          </table:table-cell>
          <table:table-cell table:formula="of:=SQRT([.B22])" office:value-type="float" office:value="0.855317124119762">
            <text:p>0.8553171241</text:p>
          </table:table-cell>
          <table:table-cell/>
          <table:table-cell table:formula="of:=(1-[.$C22])*[.B$2] + [.$C22]*(1-[.$A22])*[.B$3] + [.$A22]*[.$C22]*[.B$4]" office:value-type="float" office:value="0.635437351470834">
            <text:p>0.6354373515</text:p>
          </table:table-cell>
          <table:table-cell table:formula="of:=(1-[.$C22])*[.C$2] + [.$C22]*(1-[.$A22])*[.C$3] + [.$A22]*[.$C22]*[.C$4]" office:value-type="float" office:value="0.353355189971398">
            <text:p>0.35335519</text:p>
          </table:table-cell>
          <table:table-cell table:number-columns-repeated="2"/>
        </table:table-row>
        <table:table-row table:style-name="ro1">
          <table:table-cell table:formula="of:=RAND()" office:value-type="float" office:value="0.94140625">
            <text:p>0.94140625</text:p>
          </table:table-cell>
          <table:table-cell table:formula="of:=RAND()" office:value-type="float" office:value="0.116729736328125">
            <text:p>0.1167297363</text:p>
          </table:table-cell>
          <table:table-cell table:formula="of:=SQRT([.B23])" office:value-type="float" office:value="0.341657337588592">
            <text:p>0.3416573376</text:p>
          </table:table-cell>
          <table:table-cell/>
          <table:table-cell table:formula="of:=(1-[.$C23])*[.B$2] + [.$C23]*(1-[.$A23])*[.B$3] + [.$A23]*[.$C23]*[.B$4]" office:value-type="float" office:value="0.322786108082722">
            <text:p>0.3227861081</text:p>
          </table:table-cell>
          <table:table-cell table:formula="of:=(1-[.$C23])*[.C$2] + [.$C23]*(1-[.$A23])*[.C$3] + [.$A23]*[.$C23]*[.C$4]" office:value-type="float" office:value="0.969231653604582">
            <text:p>0.9692316536</text:p>
          </table:table-cell>
          <table:table-cell table:number-columns-repeated="2"/>
        </table:table-row>
        <table:table-row table:style-name="ro1">
          <table:table-cell table:formula="of:=RAND()" office:value-type="float" office:value="0.078033447265625">
            <text:p>0.0780334473</text:p>
          </table:table-cell>
          <table:table-cell table:formula="of:=RAND()" office:value-type="float" office:value="0.526885986328125">
            <text:p>0.5268859863</text:p>
          </table:table-cell>
          <table:table-cell table:formula="of:=SQRT([.B24])" office:value-type="float" office:value="0.725869124793254">
            <text:p>0.7258691248</text:p>
          </table:table-cell>
          <table:table-cell/>
          <table:table-cell table:formula="of:=(1-[.$C24])*[.B$2] + [.$C24]*(1-[.$A24])*[.B$3] + [.$A24]*[.$C24]*[.B$4]" office:value-type="float" office:value="0.522835325573816">
            <text:p>0.5228353256</text:p>
          </table:table-cell>
          <table:table-cell table:formula="of:=(1-[.$C24])*[.C$2] + [.$C24]*(1-[.$A24])*[.C$3] + [.$A24]*[.$C24]*[.C$4]" office:value-type="float" office:value="0.249783157045259">
            <text:p>0.249783157</text:p>
          </table:table-cell>
          <table:table-cell table:number-columns-repeated="2"/>
        </table:table-row>
        <table:table-row table:style-name="ro1">
          <table:table-cell table:formula="of:=RAND()" office:value-type="float" office:value="0.29876708984375">
            <text:p>0.2987670898</text:p>
          </table:table-cell>
          <table:table-cell table:formula="of:=RAND()" office:value-type="float" office:value="0.777557373046875">
            <text:p>0.777557373</text:p>
          </table:table-cell>
          <table:table-cell table:formula="of:=SQRT([.B25])" office:value-type="float" office:value="0.881792137097443">
            <text:p>0.8817921371</text:p>
          </table:table-cell>
          <table:table-cell/>
          <table:table-cell table:formula="of:=(1-[.$C25])*[.B$2] + [.$C25]*(1-[.$A25])*[.B$3] + [.$A25]*[.$C25]*[.B$4]" office:value-type="float" office:value="0.685751618336613">
            <text:p>0.6857516183</text:p>
          </table:table-cell>
          <table:table-cell table:formula="of:=(1-[.$C25])*[.C$2] + [.$C25]*(1-[.$A25])*[.C$3] + [.$A25]*[.$C25]*[.C$4]" office:value-type="float" office:value="0.583370368040209">
            <text:p>0.583370368</text:p>
          </table:table-cell>
          <table:table-cell table:number-columns-repeated="2"/>
        </table:table-row>
        <table:table-row table:style-name="ro1">
          <table:table-cell table:formula="of:=RAND()" office:value-type="float" office:value="0.008270263671875">
            <text:p>0.0082702637</text:p>
          </table:table-cell>
          <table:table-cell table:formula="of:=RAND()" office:value-type="float" office:value="0.66400146484375">
            <text:p>0.6640014648</text:p>
          </table:table-cell>
          <table:table-cell table:formula="of:=SQRT([.B26])" office:value-type="float" office:value="0.814862850327434">
            <text:p>0.8148628503</text:p>
          </table:table-cell>
          <table:table-cell/>
          <table:table-cell table:formula="of:=(1-[.$C26])*[.B$2] + [.$C26]*(1-[.$A26])*[.B$3] + [.$A26]*[.$C26]*[.B$4]" office:value-type="float" office:value="0.572156169192646">
            <text:p>0.5721561692</text:p>
          </table:table-cell>
          <table:table-cell table:formula="of:=(1-[.$C26])*[.C$2] + [.$C26]*(1-[.$A26])*[.C$3] + [.$A26]*[.$C26]*[.C$4]" office:value-type="float" office:value="0.105979444787244">
            <text:p>0.1059794448</text:p>
          </table:table-cell>
          <table:table-cell table:number-columns-repeated="2"/>
        </table:table-row>
        <table:table-row table:style-name="ro1">
          <table:table-cell table:formula="of:=RAND()" office:value-type="float" office:value="0.105926513671875">
            <text:p>0.1059265137</text:p>
          </table:table-cell>
          <table:table-cell table:formula="of:=RAND()" office:value-type="float" office:value="0.69476318359375">
            <text:p>0.6947631836</text:p>
          </table:table-cell>
          <table:table-cell table:formula="of:=SQRT([.B27])" office:value-type="float" office:value="0.833524554883508">
            <text:p>0.8335245549</text:p>
          </table:table-cell>
          <table:table-cell/>
          <table:table-cell table:formula="of:=(1-[.$C27])*[.B$2] + [.$C27]*(1-[.$A27])*[.B$3] + [.$A27]*[.$C27]*[.B$4]" office:value-type="float" office:value="0.606423199459721">
            <text:p>0.6064231995</text:p>
          </table:table-cell>
          <table:table-cell table:formula="of:=(1-[.$C27])*[.C$2] + [.$C27]*(1-[.$A27])*[.C$3] + [.$A27]*[.$C27]*[.C$4]" office:value-type="float" office:value="0.258939499374082">
            <text:p>0.2589394994</text:p>
          </table:table-cell>
          <table:table-cell table:number-columns-repeated="2"/>
        </table:table-row>
        <table:table-row table:style-name="ro1">
          <table:table-cell table:formula="of:=RAND()" office:value-type="float" office:value="0.258026123046875">
            <text:p>0.258026123</text:p>
          </table:table-cell>
          <table:table-cell table:formula="of:=RAND()" office:value-type="float" office:value="0.857818603515625">
            <text:p>0.8578186035</text:p>
          </table:table-cell>
          <table:table-cell table:formula="of:=SQRT([.B28])" office:value-type="float" office:value="0.926184972624597">
            <text:p>0.9261849726</text:p>
          </table:table-cell>
          <table:table-cell/>
          <table:table-cell table:formula="of:=(1-[.$C28])*[.B$2] + [.$C28]*(1-[.$A28])*[.B$3] + [.$A28]*[.$C28]*[.B$4]" office:value-type="float" office:value="0.710464259441974">
            <text:p>0.7104642594</text:p>
          </table:table-cell>
          <table:table-cell table:formula="of:=(1-[.$C28])*[.C$2] + [.$C28]*(1-[.$A28])*[.C$3] + [.$A28]*[.$C28]*[.C$4]" office:value-type="float" office:value="0.512477549931797">
            <text:p>0.5124775499</text:p>
          </table:table-cell>
          <table:table-cell table:number-columns-repeated="2"/>
        </table:table-row>
        <table:table-row table:style-name="ro1">
          <table:table-cell table:formula="of:=RAND()" office:value-type="float" office:value="0.853302001953125">
            <text:p>0.853302002</text:p>
          </table:table-cell>
          <table:table-cell table:formula="of:=RAND()" office:value-type="float" office:value="0.991546630859375">
            <text:p>0.9915466309</text:p>
          </table:table-cell>
          <table:table-cell table:formula="of:=SQRT([.B29])" office:value-type="float" office:value="0.995764345043231">
            <text:p>0.995764345</text:p>
          </table:table-cell>
          <table:table-cell/>
          <table:table-cell table:formula="of:=(1-[.$C29])*[.B$2] + [.$C29]*(1-[.$A29])*[.B$3] + [.$A29]*[.$C29]*[.B$4]" office:value-type="float" office:value="0.917953845895984">
            <text:p>0.9179538459</text:p>
          </table:table-cell>
          <table:table-cell table:formula="of:=(1-[.$C29])*[.C$2] + [.$C29]*(1-[.$A29])*[.C$3] + [.$A29]*[.$C29]*[.C$4]" office:value-type="float" office:value="1.69299636858526">
            <text:p>1.6929963686</text:p>
          </table:table-cell>
          <table:table-cell table:number-columns-repeated="2"/>
        </table:table-row>
        <table:table-row table:style-name="ro1">
          <table:table-cell table:formula="of:=RAND()" office:value-type="float" office:value="0.175018310546875">
            <text:p>0.1750183105</text:p>
          </table:table-cell>
          <table:table-cell table:formula="of:=RAND()" office:value-type="float" office:value="0.41339111328125">
            <text:p>0.4133911133</text:p>
          </table:table-cell>
          <table:table-cell table:formula="of:=SQRT([.B30])" office:value-type="float" office:value="0.642954985423746">
            <text:p>0.6429549854</text:p>
          </table:table-cell>
          <table:table-cell/>
          <table:table-cell table:formula="of:=(1-[.$C30])*[.B$2] + [.$C30]*(1-[.$A30])*[.B$3] + [.$A30]*[.$C30]*[.B$4]" office:value-type="float" office:value="0.479326002576327">
            <text:p>0.4793260026</text:p>
          </table:table-cell>
          <table:table-cell table:formula="of:=(1-[.$C30])*[.C$2] + [.$C30]*(1-[.$A30])*[.C$3] + [.$A30]*[.$C30]*[.C$4]" office:value-type="float" office:value="0.402455008948171">
            <text:p>0.4024550089</text:p>
          </table:table-cell>
          <table:table-cell table:number-columns-repeated="2"/>
        </table:table-row>
        <table:table-row table:style-name="ro1">
          <table:table-cell table:formula="of:=RAND()" office:value-type="float" office:value="0.081390380859375">
            <text:p>0.0813903809</text:p>
          </table:table-cell>
          <table:table-cell table:formula="of:=RAND()" office:value-type="float" office:value="0.17950439453125">
            <text:p>0.1795043945</text:p>
          </table:table-cell>
          <table:table-cell table:formula="of:=SQRT([.B31])" office:value-type="float" office:value="0.423679589467383">
            <text:p>0.4236795895</text:p>
          </table:table-cell>
          <table:table-cell/>
          <table:table-cell table:formula="of:=(1-[.$C31])*[.B$2] + [.$C31]*(1-[.$A31])*[.B$3] + [.$A31]*[.$C31]*[.B$4]" office:value-type="float" office:value="0.305541407845932">
            <text:p>0.3055414078</text:p>
          </table:table-cell>
          <table:table-cell table:formula="of:=(1-[.$C31])*[.C$2] + [.$C31]*(1-[.$A31])*[.C$3] + [.$A31]*[.$C31]*[.C$4]" office:value-type="float" office:value="0.356782257133005">
            <text:p>0.3567822571</text:p>
          </table:table-cell>
          <table:table-cell table:number-columns-repeated="2"/>
        </table:table-row>
        <table:table-row table:style-name="ro1">
          <table:table-cell table:formula="of:=RAND()" office:value-type="float" office:value="0.834747314453125">
            <text:p>0.8347473145</text:p>
          </table:table-cell>
          <table:table-cell table:formula="of:=RAND()" office:value-type="float" office:value="0.324462890625">
            <text:p>0.3244628906</text:p>
          </table:table-cell>
          <table:table-cell table:formula="of:=SQRT([.B32])" office:value-type="float" office:value="0.569616441673693">
            <text:p>0.5696164417</text:p>
          </table:table-cell>
          <table:table-cell/>
          <table:table-cell table:formula="of:=(1-[.$C32])*[.B$2] + [.$C32]*(1-[.$A32])*[.B$3] + [.$A32]*[.$C32]*[.B$4]" office:value-type="float" office:value="0.522357815860005">
            <text:p>0.5223578159</text:p>
          </table:table-cell>
          <table:table-cell table:formula="of:=(1-[.$C32])*[.C$2] + [.$C32]*(1-[.$A32])*[.C$3] + [.$A32]*[.$C32]*[.C$4]" office:value-type="float" office:value="1.16140851112452">
            <text:p>1.1614085111</text:p>
          </table:table-cell>
          <table:table-cell table:number-columns-repeated="2"/>
        </table:table-row>
        <table:table-row table:style-name="ro1">
          <table:table-cell table:formula="of:=RAND()" office:value-type="float" office:value="0.88983154296875">
            <text:p>0.889831543</text:p>
          </table:table-cell>
          <table:table-cell table:formula="of:=RAND()" office:value-type="float" office:value="0.178955078125">
            <text:p>0.1789550781</text:p>
          </table:table-cell>
          <table:table-cell table:formula="of:=SQRT([.B33])" office:value-type="float" office:value="0.423030824083778">
            <text:p>0.4230308241</text:p>
          </table:table-cell>
          <table:table-cell/>
          <table:table-cell table:formula="of:=(1-[.$C33])*[.B$2] + [.$C33]*(1-[.$A33])*[.B$3] + [.$A33]*[.$C33]*[.B$4]" office:value-type="float" office:value="0.393992381297275">
            <text:p>0.3939923813</text:p>
          </table:table-cell>
          <table:table-cell table:formula="of:=(1-[.$C33])*[.C$2] + [.$C33]*(1-[.$A33])*[.C$3] + [.$A33]*[.$C33]*[.C$4]" office:value-type="float" office:value="1.03757266808455">
            <text:p>1.0375726681</text:p>
          </table:table-cell>
          <table:table-cell table:number-columns-repeated="2"/>
        </table:table-row>
        <table:table-row table:style-name="ro1">
          <table:table-cell table:formula="of:=RAND()" office:value-type="float" office:value="0.654693603515625">
            <text:p>0.6546936035</text:p>
          </table:table-cell>
          <table:table-cell table:formula="of:=RAND()" office:value-type="float" office:value="0.92083740234375">
            <text:p>0.9208374023</text:p>
          </table:table-cell>
          <table:table-cell table:formula="of:=SQRT([.B34])" office:value-type="float" office:value="0.959602731521618">
            <text:p>0.9596027315</text:p>
          </table:table-cell>
          <table:table-cell/>
          <table:table-cell table:formula="of:=(1-[.$C34])*[.B$2] + [.$C34]*(1-[.$A34])*[.B$3] + [.$A34]*[.$C34]*[.B$4]" office:value-type="float" office:value="0.835065812328397">
            <text:p>0.8350658123</text:p>
          </table:table-cell>
          <table:table-cell table:formula="of:=(1-[.$C34])*[.C$2] + [.$C34]*(1-[.$A34])*[.C$3] + [.$A34]*[.$C34]*[.C$4]" office:value-type="float" office:value="1.27040771702341">
            <text:p>1.270407717</text:p>
          </table:table-cell>
          <table:table-cell table:number-columns-repeated="2"/>
        </table:table-row>
        <table:table-row table:style-name="ro1">
          <table:table-cell table:formula="of:=RAND()" office:value-type="float" office:value="0.59051513671875">
            <text:p>0.5905151367</text:p>
          </table:table-cell>
          <table:table-cell table:formula="of:=RAND()" office:value-type="float" office:value="0.518768310546875">
            <text:p>0.5187683105</text:p>
          </table:table-cell>
          <table:table-cell table:formula="of:=SQRT([.B35])" office:value-type="float" office:value="0.720255725799438">
            <text:p>0.7202557258</text:p>
          </table:table-cell>
          <table:table-cell/>
          <table:table-cell table:formula="of:=(1-[.$C35])*[.B$2] + [.$C35]*(1-[.$A35])*[.B$3] + [.$A35]*[.$C35]*[.B$4]" office:value-type="float" office:value="0.614762704241765">
            <text:p>0.6147627042</text:p>
          </table:table-cell>
          <table:table-cell table:formula="of:=(1-[.$C35])*[.C$2] + [.$C35]*(1-[.$A35])*[.C$3] + [.$A35]*[.$C35]*[.C$4]" office:value-type="float" office:value="0.986262734802187">
            <text:p>0.9862627348</text:p>
          </table:table-cell>
          <table:table-cell table:number-columns-repeated="2"/>
        </table:table-row>
        <table:table-row table:style-name="ro1">
          <table:table-cell table:formula="of:=RAND()" office:value-type="float" office:value="0.141448974609375">
            <text:p>0.1414489746</text:p>
          </table:table-cell>
          <table:table-cell table:formula="of:=RAND()" office:value-type="float" office:value="0.30072021484375">
            <text:p>0.3007202148</text:p>
          </table:table-cell>
          <table:table-cell table:formula="of:=SQRT([.B36])" office:value-type="float" office:value="0.548379626576106">
            <text:p>0.5483796266</text:p>
          </table:table-cell>
          <table:table-cell/>
          <table:table-cell table:formula="of:=(1-[.$C36])*[.B$2] + [.$C36]*(1-[.$A36])*[.B$3] + [.$A36]*[.$C36]*[.B$4]" office:value-type="float" office:value="0.404033349930999">
            <text:p>0.4040333499</text:p>
          </table:table-cell>
          <table:table-cell table:formula="of:=(1-[.$C36])*[.C$2] + [.$C36]*(1-[.$A36])*[.C$3] + [.$A36]*[.$C36]*[.C$4]" office:value-type="float" office:value="0.380169981104913">
            <text:p>0.3801699811</text:p>
          </table:table-cell>
          <table:table-cell table:number-columns-repeated="2"/>
        </table:table-row>
        <table:table-row table:style-name="ro1">
          <table:table-cell table:formula="of:=RAND()" office:value-type="float" office:value="0.19659423828125">
            <text:p>0.1965942383</text:p>
          </table:table-cell>
          <table:table-cell table:formula="of:=RAND()" office:value-type="float" office:value="0.96270751953125">
            <text:p>0.9627075195</text:p>
          </table:table-cell>
          <table:table-cell table:formula="of:=SQRT([.B37])" office:value-type="float" office:value="0.981176599563631">
            <text:p>0.9811765996</text:p>
          </table:table-cell>
          <table:table-cell/>
          <table:table-cell table:formula="of:=(1-[.$C37])*[.B$2] + [.$C37]*(1-[.$A37])*[.B$3] + [.$A37]*[.$C37]*[.B$4]" office:value-type="float" office:value="0.736975972909297">
            <text:p>0.7369759729</text:p>
          </table:table-cell>
          <table:table-cell table:formula="of:=(1-[.$C37])*[.C$2] + [.$C37]*(1-[.$A37])*[.C$3] + [.$A37]*[.$C37]*[.C$4]" office:value-type="float" office:value="0.393270095977277">
            <text:p>0.393270096</text:p>
          </table:table-cell>
          <table:table-cell table:number-columns-repeated="2"/>
        </table:table-row>
        <table:table-row table:style-name="ro1">
          <table:table-cell table:formula="of:=RAND()" office:value-type="float" office:value="0.038482666015625">
            <text:p>0.038482666</text:p>
          </table:table-cell>
          <table:table-cell table:formula="of:=RAND()" office:value-type="float" office:value="0.717681884765625">
            <text:p>0.7176818848</text:p>
          </table:table-cell>
          <table:table-cell table:formula="of:=SQRT([.B38])" office:value-type="float" office:value="0.847161073684116">
            <text:p>0.8471610737</text:p>
          </table:table-cell>
          <table:table-cell/>
          <table:table-cell table:formula="of:=(1-[.$C38])*[.B$2] + [.$C38]*(1-[.$A38])*[.B$3] + [.$A38]*[.$C38]*[.B$4]" office:value-type="float" office:value="0.601489015910488">
            <text:p>0.6014890159</text:p>
          </table:table-cell>
          <table:table-cell table:formula="of:=(1-[.$C38])*[.C$2] + [.$C38]*(1-[.$A38])*[.C$3] + [.$A38]*[.$C38]*[.C$4]" office:value-type="float" office:value="0.14129548631139">
            <text:p>0.1412954863</text:p>
          </table:table-cell>
          <table:table-cell table:number-columns-repeated="2"/>
        </table:table-row>
        <table:table-row table:style-name="ro1">
          <table:table-cell table:formula="of:=RAND()" office:value-type="float" office:value="0.978729248046875">
            <text:p>0.978729248</text:p>
          </table:table-cell>
          <table:table-cell table:formula="of:=RAND()" office:value-type="float" office:value="0.267059326171875">
            <text:p>0.2670593262</text:p>
          </table:table-cell>
          <table:table-cell table:formula="of:=SQRT([.B39])" office:value-type="float" office:value="0.516777830573134">
            <text:p>0.5167778306</text:p>
          </table:table-cell>
          <table:table-cell/>
          <table:table-cell table:formula="of:=(1-[.$C39])*[.B$2] + [.$C39]*(1-[.$A39])*[.B$3] + [.$A39]*[.$C39]*[.B$4]" office:value-type="float" office:value="0.49324873155747">
            <text:p>0.4932487316</text:p>
          </table:table-cell>
          <table:table-cell table:formula="of:=(1-[.$C39])*[.C$2] + [.$C39]*(1-[.$A39])*[.C$3] + [.$A39]*[.$C39]*[.C$4]" office:value-type="float" office:value="1.24812438398647">
            <text:p>1.248124384</text:p>
          </table:table-cell>
          <table:table-cell table:number-columns-repeated="2"/>
        </table:table-row>
        <table:table-row table:style-name="ro1">
          <table:table-cell table:formula="of:=RAND()" office:value-type="float" office:value="0.993988037109375">
            <text:p>0.9939880371</text:p>
          </table:table-cell>
          <table:table-cell table:formula="of:=RAND()" office:value-type="float" office:value="0.241058349609375">
            <text:p>0.2410583496</text:p>
          </table:table-cell>
          <table:table-cell table:formula="of:=SQRT([.B40])" office:value-type="float" office:value="0.490976933887301">
            <text:p>0.4909769339</text:p>
          </table:table-cell>
          <table:table-cell/>
          <table:table-cell table:formula="of:=(1-[.$C40])*[.B$2] + [.$C40]*(1-[.$A40])*[.B$3] + [.$A40]*[.$C40]*[.B$4]" office:value-type="float" office:value="0.470570405404071">
            <text:p>0.4705704054</text:p>
          </table:table-cell>
          <table:table-cell table:formula="of:=(1-[.$C40])*[.C$2] + [.$C40]*(1-[.$A40])*[.C$3] + [.$A40]*[.$C40]*[.C$4]" office:value-type="float" office:value="1.22568167862978">
            <text:p>1.2256816786</text:p>
          </table:table-cell>
          <table:table-cell table:number-columns-repeated="2"/>
        </table:table-row>
        <table:table-row table:style-name="ro1">
          <table:table-cell table:formula="of:=RAND()" office:value-type="float" office:value="0.67718505859375">
            <text:p>0.6771850586</text:p>
          </table:table-cell>
          <table:table-cell table:formula="of:=RAND()" office:value-type="float" office:value="0.4195556640625">
            <text:p>0.4195556641</text:p>
          </table:table-cell>
          <table:table-cell table:formula="of:=SQRT([.B41])" office:value-type="float" office:value="0.647731166505441">
            <text:p>0.6477311665</text:p>
          </table:table-cell>
          <table:table-cell/>
          <table:table-cell table:formula="of:=(1-[.$C41])*[.B$2] + [.$C41]*(1-[.$A41])*[.B$3] + [.$A41]*[.$C41]*[.B$4]" office:value-type="float" office:value="0.567456622218985">
            <text:p>0.5674566222</text:p>
          </table:table-cell>
          <table:table-cell table:formula="of:=(1-[.$C41])*[.C$2] + [.$C41]*(1-[.$A41])*[.C$3] + [.$A41]*[.$C41]*[.C$4]" office:value-type="float" office:value="1.04901581395382">
            <text:p>1.049015814</text:p>
          </table:table-cell>
          <table:table-cell table:number-columns-repeated="2"/>
        </table:table-row>
        <table:table-row table:style-name="ro1">
          <table:table-cell table:formula="of:=RAND()" office:value-type="float" office:value="0.835662841796875">
            <text:p>0.8356628418</text:p>
          </table:table-cell>
          <table:table-cell table:formula="of:=RAND()" office:value-type="float" office:value="0.0390625">
            <text:p>0.0390625</text:p>
          </table:table-cell>
          <table:table-cell table:formula="of:=SQRT([.B42])" office:value-type="float" office:value="0.197642353760524">
            <text:p>0.1976423538</text:p>
          </table:table-cell>
          <table:table-cell/>
          <table:table-cell table:formula="of:=(1-[.$C42])*[.B$2] + [.$C42]*(1-[.$A42])*[.B$3] + [.$A42]*[.$C42]*[.B$4]" office:value-type="float" office:value="0.181291864093132">
            <text:p>0.1812918641</text:p>
          </table:table-cell>
          <table:table-cell table:formula="of:=(1-[.$C42])*[.C$2] + [.$C42]*(1-[.$A42])*[.C$3] + [.$A42]*[.$C42]*[.C$4]" office:value-type="float" office:value="0.729851941415594">
            <text:p>0.7298519414</text:p>
          </table:table-cell>
          <table:table-cell table:number-columns-repeated="2"/>
        </table:table-row>
        <table:table-row table:style-name="ro1">
          <table:table-cell table:formula="of:=RAND()" office:value-type="float" office:value="0.2271728515625">
            <text:p>0.2271728516</text:p>
          </table:table-cell>
          <table:table-cell table:formula="of:=RAND()" office:value-type="float" office:value="0.43939208984375">
            <text:p>0.4393920898</text:p>
          </table:table-cell>
          <table:table-cell table:formula="of:=SQRT([.B43])" office:value-type="float" office:value="0.662866570166085">
            <text:p>0.6628665702</text:p>
          </table:table-cell>
          <table:table-cell/>
          <table:table-cell table:formula="of:=(1-[.$C43])*[.B$2] + [.$C43]*(1-[.$A43])*[.B$3] + [.$A43]*[.$C43]*[.B$4]" office:value-type="float" office:value="0.503158774243282">
            <text:p>0.5031587742</text:p>
          </table:table-cell>
          <table:table-cell table:formula="of:=(1-[.$C43])*[.C$2] + [.$C43]*(1-[.$A43])*[.C$3] + [.$A43]*[.$C43]*[.C$4]" office:value-type="float" office:value="0.468231439927624">
            <text:p>0.4682314399</text:p>
          </table:table-cell>
          <table:table-cell table:number-columns-repeated="2"/>
        </table:table-row>
        <table:table-row table:style-name="ro1">
          <table:table-cell table:formula="of:=RAND()" office:value-type="float" office:value="0.347900390625">
            <text:p>0.3479003906</text:p>
          </table:table-cell>
          <table:table-cell table:formula="of:=RAND()" office:value-type="float" office:value="0.828277587890625">
            <text:p>0.8282775879</text:p>
          </table:table-cell>
          <table:table-cell table:formula="of:=SQRT([.B44])" office:value-type="float" office:value="0.910097570533305">
            <text:p>0.9100975705</text:p>
          </table:table-cell>
          <table:table-cell/>
          <table:table-cell table:formula="of:=(1-[.$C44])*[.B$2] + [.$C44]*(1-[.$A44])*[.B$3] + [.$A44]*[.$C44]*[.B$4]" office:value-type="float" office:value="0.719390357450118">
            <text:p>0.7193903575</text:p>
          </table:table-cell>
          <table:table-cell table:formula="of:=(1-[.$C44])*[.C$2] + [.$C44]*(1-[.$A44])*[.C$3] + [.$A44]*[.$C44]*[.C$4]" office:value-type="float" office:value="0.675031582321194">
            <text:p>0.6750315823</text:p>
          </table:table-cell>
          <table:table-cell table:number-columns-repeated="2"/>
        </table:table-row>
        <table:table-row table:style-name="ro1">
          <table:table-cell table:formula="of:=RAND()" office:value-type="float" office:value="0.00140380859375">
            <text:p>0.0014038086</text:p>
          </table:table-cell>
          <table:table-cell table:formula="of:=RAND()" office:value-type="float" office:value="0.671234130859375">
            <text:p>0.6712341309</text:p>
          </table:table-cell>
          <table:table-cell table:formula="of:=SQRT([.B45])" office:value-type="float" office:value="0.819288795760918">
            <text:p>0.8192887958</text:p>
          </table:table-cell>
          <table:table-cell/>
          <table:table-cell table:formula="of:=(1-[.$C45])*[.B$2] + [.$C45]*(1-[.$A45])*[.B$3] + [.$A45]*[.$C45]*[.B$4]" office:value-type="float" office:value="0.573801189442228">
            <text:p>0.5738011894</text:p>
          </table:table-cell>
          <table:table-cell table:formula="of:=(1-[.$C45])*[.C$2] + [.$C45]*(1-[.$A45])*[.C$3] + [.$A45]*[.$C45]*[.C$4]" office:value-type="float" office:value="0.0926443501775231">
            <text:p>0.0926443502</text:p>
          </table:table-cell>
          <table:table-cell table:number-columns-repeated="2"/>
        </table:table-row>
        <table:table-row table:style-name="ro1">
          <table:table-cell table:formula="of:=RAND()" office:value-type="float" office:value="0.70684814453125">
            <text:p>0.7068481445</text:p>
          </table:table-cell>
          <table:table-cell table:formula="of:=RAND()" office:value-type="float" office:value="0.77020263671875">
            <text:p>0.7702026367</text:p>
          </table:table-cell>
          <table:table-cell table:formula="of:=SQRT([.B46])" office:value-type="float" office:value="0.877611894130173">
            <text:p>0.8776118941</text:p>
          </table:table-cell>
          <table:table-cell/>
          <table:table-cell table:formula="of:=(1-[.$C46])*[.B$2] + [.$C46]*(1-[.$A46])*[.B$3] + [.$A46]*[.$C46]*[.B$4]" office:value-type="float" office:value="0.775616294027083">
            <text:p>0.775616294</text:p>
          </table:table-cell>
          <table:table-cell table:formula="of:=(1-[.$C46])*[.C$2] + [.$C46]*(1-[.$A46])*[.C$3] + [.$A46]*[.$C46]*[.C$4]" office:value-type="float" office:value="1.29566734751401">
            <text:p>1.2956673475</text:p>
          </table:table-cell>
          <table:table-cell table:number-columns-repeated="2"/>
        </table:table-row>
        <table:table-row table:style-name="ro1">
          <table:table-cell table:formula="of:=RAND()" office:value-type="float" office:value="0.976898193359375">
            <text:p>0.9768981934</text:p>
          </table:table-cell>
          <table:table-cell table:formula="of:=RAND()" office:value-type="float" office:value="0.10467529296875">
            <text:p>0.104675293</text:p>
          </table:table-cell>
          <table:table-cell table:formula="of:=SQRT([.B47])" office:value-type="float" office:value="0.32353561313826">
            <text:p>0.3235356131</text:p>
          </table:table-cell>
          <table:table-cell/>
          <table:table-cell table:formula="of:=(1-[.$C47])*[.B$2] + [.$C47]*(1-[.$A47])*[.B$3] + [.$A47]*[.$C47]*[.B$4]" office:value-type="float" office:value="0.30865088174695">
            <text:p>0.3086508817</text:p>
          </table:table-cell>
          <table:table-cell table:formula="of:=(1-[.$C47])*[.C$2] + [.$C47]*(1-[.$A47])*[.C$3] + [.$A47]*[.$C47]*[.C$4]" office:value-type="float" office:value="0.967194291795616">
            <text:p>0.9671942918</text:p>
          </table:table-cell>
          <table:table-cell table:number-columns-repeated="2"/>
        </table:table-row>
        <table:table-row table:style-name="ro1">
          <table:table-cell table:formula="of:=RAND()" office:value-type="float" office:value="0.2301025390625">
            <text:p>0.2301025391</text:p>
          </table:table-cell>
          <table:table-cell table:formula="of:=RAND()" office:value-type="float" office:value="0.59637451171875">
            <text:p>0.5963745117</text:p>
          </table:table-cell>
          <table:table-cell table:formula="of:=SQRT([.B48])" office:value-type="float" office:value="0.772252880680124">
            <text:p>0.7722528807</text:p>
          </table:table-cell>
          <table:table-cell/>
          <table:table-cell table:formula="of:=(1-[.$C48])*[.B$2] + [.$C48]*(1-[.$A48])*[.B$3] + [.$A48]*[.$C48]*[.B$4]" office:value-type="float" office:value="0.586778327123222">
            <text:p>0.5867783271</text:p>
          </table:table-cell>
          <table:table-cell table:formula="of:=(1-[.$C48])*[.C$2] + [.$C48]*(1-[.$A48])*[.C$3] + [.$A48]*[.$C48]*[.C$4]" office:value-type="float" office:value="0.467491283459163">
            <text:p>0.4674912835</text:p>
          </table:table-cell>
          <table:table-cell table:number-columns-repeated="2"/>
        </table:table-row>
        <table:table-row table:style-name="ro1">
          <table:table-cell table:formula="of:=RAND()" office:value-type="float" office:value="0.73162841796875">
            <text:p>0.731628418</text:p>
          </table:table-cell>
          <table:table-cell table:formula="of:=RAND()" office:value-type="float" office:value="0.750335693359375">
            <text:p>0.7503356934</text:p>
          </table:table-cell>
          <table:table-cell table:formula="of:=SQRT([.B49])" office:value-type="float" office:value="0.866219194753484">
            <text:p>0.8662191948</text:p>
          </table:table-cell>
          <table:table-cell/>
          <table:table-cell table:formula="of:=(1-[.$C49])*[.B$2] + [.$C49]*(1-[.$A49])*[.B$3] + [.$A49]*[.$C49]*[.B$4]" office:value-type="float" office:value="0.77112858688607">
            <text:p>0.7711285869</text:p>
          </table:table-cell>
          <table:table-cell table:formula="of:=(1-[.$C49])*[.C$2] + [.$C49]*(1-[.$A49])*[.C$3] + [.$A49]*[.$C49]*[.C$4]" office:value-type="float" office:value="1.32805405497585">
            <text:p>1.328054055</text:p>
          </table:table-cell>
          <table:table-cell table:number-columns-repeated="2"/>
        </table:table-row>
        <table:table-row table:style-name="ro1">
          <table:table-cell table:formula="of:=RAND()" office:value-type="float" office:value="0.59698486328125">
            <text:p>0.5969848633</text:p>
          </table:table-cell>
          <table:table-cell table:formula="of:=RAND()" office:value-type="float" office:value="0.2432861328125">
            <text:p>0.2432861328</text:p>
          </table:table-cell>
          <table:table-cell table:formula="of:=SQRT([.B50])" office:value-type="float" office:value="0.493240441177019">
            <text:p>0.4932404412</text:p>
          </table:table-cell>
          <table:table-cell/>
          <table:table-cell table:formula="of:=(1-[.$C50])*[.B$2] + [.$C50]*(1-[.$A50])*[.B$3] + [.$A50]*[.$C50]*[.B$4]" office:value-type="float" office:value="0.421827148932533">
            <text:p>0.4218271489</text:p>
          </table:table-cell>
          <table:table-cell table:formula="of:=(1-[.$C50])*[.C$2] + [.$C50]*(1-[.$A50])*[.C$3] + [.$A50]*[.$C50]*[.C$4]" office:value-type="float" office:value="0.839349363319774">
            <text:p>0.8393493633</text:p>
          </table:table-cell>
          <table:table-cell table:number-columns-repeated="2"/>
        </table:table-row>
        <table:table-row table:style-name="ro1">
          <table:table-cell table:formula="of:=RAND()" office:value-type="float" office:value="0.6776123046875">
            <text:p>0.6776123047</text:p>
          </table:table-cell>
          <table:table-cell table:formula="of:=RAND()" office:value-type="float" office:value="0.603851318359375">
            <text:p>0.6038513184</text:p>
          </table:table-cell>
          <table:table-cell table:formula="of:=SQRT([.B51])" office:value-type="float" office:value="0.77707870795652">
            <text:p>0.777078708</text:p>
          </table:table-cell>
          <table:table-cell/>
          <table:table-cell table:formula="of:=(1-[.$C51])*[.B$2] + [.$C51]*(1-[.$A51])*[.B$3] + [.$A51]*[.$C51]*[.B$4]" office:value-type="float" office:value="0.680860200067285">
            <text:p>0.6808602001</text:p>
          </table:table-cell>
          <table:table-cell table:formula="of:=(1-[.$C51])*[.C$2] + [.$C51]*(1-[.$A51])*[.C$3] + [.$A51]*[.$C51]*[.C$4]" office:value-type="float" office:value="1.15931125352352">
            <text:p>1.1593112535</text:p>
          </table:table-cell>
          <table:table-cell table:number-columns-repeated="2"/>
        </table:table-row>
        <table:table-row table:style-name="ro1">
          <table:table-cell table:formula="of:=RAND()" office:value-type="float" office:value="0.195892333984375">
            <text:p>0.195892334</text:p>
          </table:table-cell>
          <table:table-cell table:formula="of:=RAND()" office:value-type="float" office:value="0.778228759765625">
            <text:p>0.7782287598</text:p>
          </table:table-cell>
          <table:table-cell table:formula="of:=SQRT([.B52])" office:value-type="float" office:value="0.882172749389611">
            <text:p>0.8821727494</text:p>
          </table:table-cell>
          <table:table-cell/>
          <table:table-cell table:formula="of:=(1-[.$C52])*[.B$2] + [.$C52]*(1-[.$A52])*[.B$3] + [.$A52]*[.$C52]*[.B$4]" office:value-type="float" office:value="0.662451753075117">
            <text:p>0.6624517531</text:p>
          </table:table-cell>
          <table:table-cell table:formula="of:=(1-[.$C52])*[.C$2] + [.$C52]*(1-[.$A52])*[.C$3] + [.$A52]*[.$C52]*[.C$4]" office:value-type="float" office:value="0.402807274227329">
            <text:p>0.4028072742</text:p>
          </table:table-cell>
          <table:table-cell table:number-columns-repeated="2"/>
        </table:table-row>
        <table:table-row table:style-name="ro1">
          <table:table-cell table:formula="of:=RAND()" office:value-type="float" office:value="0.436370849609375">
            <text:p>0.4363708496</text:p>
          </table:table-cell>
          <table:table-cell table:formula="of:=RAND()" office:value-type="float" office:value="0.22906494140625">
            <text:p>0.2290649414</text:p>
          </table:table-cell>
          <table:table-cell table:formula="of:=SQRT([.B53])" office:value-type="float" office:value="0.478607293515519">
            <text:p>0.4786072935</text:p>
          </table:table-cell>
          <table:table-cell/>
          <table:table-cell table:formula="of:=(1-[.$C53])*[.B$2] + [.$C53]*(1-[.$A53])*[.B$3] + [.$A53]*[.$C53]*[.B$4]" office:value-type="float" office:value="0.389326175999022">
            <text:p>0.389326176</text:p>
          </table:table-cell>
          <table:table-cell table:formula="of:=(1-[.$C53])*[.C$2] + [.$C53]*(1-[.$A53])*[.C$3] + [.$A53]*[.$C53]*[.C$4]" office:value-type="float" office:value="0.676308393130455">
            <text:p>0.6763083931</text:p>
          </table:table-cell>
          <table:table-cell table:number-columns-repeated="2"/>
        </table:table-row>
        <table:table-row table:style-name="ro1">
          <table:table-cell table:formula="of:=RAND()" office:value-type="float" office:value="0.75482177734375">
            <text:p>0.7548217773</text:p>
          </table:table-cell>
          <table:table-cell table:formula="of:=RAND()" office:value-type="float" office:value="0.897491455078125">
            <text:p>0.8974914551</text:p>
          </table:table-cell>
          <table:table-cell table:formula="of:=SQRT([.B54])" office:value-type="float" office:value="0.947360256226809">
            <text:p>0.9473602562</text:p>
          </table:table-cell>
          <table:table-cell/>
          <table:table-cell table:formula="of:=(1-[.$C54])*[.B$2] + [.$C54]*(1-[.$A54])*[.B$3] + [.$A54]*[.$C54]*[.B$4]" office:value-type="float" office:value="0.849075098980153">
            <text:p>0.849075099</text:p>
          </table:table-cell>
          <table:table-cell table:formula="of:=(1-[.$C54])*[.C$2] + [.$C54]*(1-[.$A54])*[.C$3] + [.$A54]*[.$C54]*[.C$4]" office:value-type="float" office:value="1.4493452951426">
            <text:p>1.4493452951</text:p>
          </table:table-cell>
          <table:table-cell table:number-columns-repeated="2"/>
        </table:table-row>
        <table:table-row table:style-name="ro1">
          <table:table-cell table:formula="of:=RAND()" office:value-type="float" office:value="0.7635498046875">
            <text:p>0.7635498047</text:p>
          </table:table-cell>
          <table:table-cell table:formula="of:=RAND()" office:value-type="float" office:value="0.491455078125">
            <text:p>0.4914550781</text:p>
          </table:table-cell>
          <table:table-cell table:formula="of:=SQRT([.B55])" office:value-type="float" office:value="0.701038571067955">
            <text:p>0.7010385711</text:p>
          </table:table-cell>
          <table:table-cell/>
          <table:table-cell table:formula="of:=(1-[.$C55])*[.B$2] + [.$C55]*(1-[.$A55])*[.B$3] + [.$A55]*[.$C55]*[.B$4]" office:value-type="float" office:value="0.629899244392077">
            <text:p>0.6298992444</text:p>
          </table:table-cell>
          <table:table-cell table:formula="of:=(1-[.$C55])*[.C$2] + [.$C55]*(1-[.$A55])*[.C$3] + [.$A55]*[.$C55]*[.C$4]" office:value-type="float" office:value="1.21468366386053">
            <text:p>1.2146836639</text:p>
          </table:table-cell>
          <table:table-cell table:number-columns-repeated="2"/>
        </table:table-row>
        <table:table-row table:style-name="ro1">
          <table:table-cell table:formula="of:=RAND()" office:value-type="float" office:value="0.911163330078125">
            <text:p>0.9111633301</text:p>
          </table:table-cell>
          <table:table-cell table:formula="of:=RAND()" office:value-type="float" office:value="0.77813720703125">
            <text:p>0.778137207</text:p>
          </table:table-cell>
          <table:table-cell table:formula="of:=SQRT([.B56])" office:value-type="float" office:value="0.882120857383641">
            <text:p>0.8821208574</text:p>
          </table:table-cell>
          <table:table-cell/>
          <table:table-cell table:formula="of:=(1-[.$C56])*[.B$2] + [.$C56]*(1-[.$A56])*[.B$3] + [.$A56]*[.$C56]*[.B$4]" office:value-type="float" office:value="0.826461206434261">
            <text:p>0.8264612064</text:p>
          </table:table-cell>
          <table:table-cell table:formula="of:=(1-[.$C56])*[.C$2] + [.$C56]*(1-[.$A56])*[.C$3] + [.$A56]*[.$C56]*[.C$4]" office:value-type="float" office:value="1.65841436541883">
            <text:p>1.6584143654</text:p>
          </table:table-cell>
          <table:table-cell table:number-columns-repeated="2"/>
        </table:table-row>
        <table:table-row table:style-name="ro1">
          <table:table-cell table:formula="of:=RAND()" office:value-type="float" office:value="0.92828369140625">
            <text:p>0.9282836914</text:p>
          </table:table-cell>
          <table:table-cell table:formula="of:=RAND()" office:value-type="float" office:value="0.473297119140625">
            <text:p>0.4732971191</text:p>
          </table:table-cell>
          <table:table-cell table:formula="of:=SQRT([.B57])" office:value-type="float" office:value="0.687965928764372">
            <text:p>0.6879659288</text:p>
          </table:table-cell>
          <table:table-cell/>
          <table:table-cell table:formula="of:=(1-[.$C57])*[.B$2] + [.$C57]*(1-[.$A57])*[.B$3] + [.$A57]*[.$C57]*[.B$4]" office:value-type="float" office:value="0.647619313632992">
            <text:p>0.6476193136</text:p>
          </table:table-cell>
          <table:table-cell table:formula="of:=(1-[.$C57])*[.C$2] + [.$C57]*(1-[.$A57])*[.C$3] + [.$A57]*[.$C57]*[.C$4]" office:value-type="float" office:value="1.4268858639289">
            <text:p>1.4268858639</text:p>
          </table:table-cell>
          <table:table-cell table:number-columns-repeated="2"/>
        </table:table-row>
        <table:table-row table:style-name="ro1">
          <table:table-cell table:formula="of:=RAND()" office:value-type="float" office:value="0.87750244140625">
            <text:p>0.8775024414</text:p>
          </table:table-cell>
          <table:table-cell table:formula="of:=RAND()" office:value-type="float" office:value="0.564300537109375">
            <text:p>0.5643005371</text:p>
          </table:table-cell>
          <table:table-cell table:formula="of:=SQRT([.B58])" office:value-type="float" office:value="0.751199399034221">
            <text:p>0.751199399</text:p>
          </table:table-cell>
          <table:table-cell/>
          <table:table-cell table:formula="of:=(1-[.$C58])*[.B$2] + [.$C58]*(1-[.$A58])*[.B$3] + [.$A58]*[.$C58]*[.B$4]" office:value-type="float" office:value="0.697226199049168">
            <text:p>0.697226199</text:p>
          </table:table-cell>
          <table:table-cell table:formula="of:=(1-[.$C58])*[.C$2] + [.$C58]*(1-[.$A58])*[.C$3] + [.$A58]*[.$C58]*[.C$4]" office:value-type="float" office:value="1.43616712068741">
            <text:p>1.4361671207</text:p>
          </table:table-cell>
          <table:table-cell table:number-columns-repeated="2"/>
        </table:table-row>
        <table:table-row table:style-name="ro1">
          <table:table-cell table:formula="of:=RAND()" office:value-type="float" office:value="0.954193115234375">
            <text:p>0.9541931152</text:p>
          </table:table-cell>
          <table:table-cell table:formula="of:=RAND()" office:value-type="float" office:value="0.101837158203125">
            <text:p>0.1018371582</text:p>
          </table:table-cell>
          <table:table-cell table:formula="of:=SQRT([.B59])" office:value-type="float" office:value="0.319119347898439">
            <text:p>0.3191193479</text:p>
          </table:table-cell>
          <table:table-cell/>
          <table:table-cell table:formula="of:=(1-[.$C59])*[.B$2] + [.$C59]*(1-[.$A59])*[.B$3] + [.$A59]*[.$C59]*[.B$4]" office:value-type="float" office:value="0.302553929551629">
            <text:p>0.3025539296</text:p>
          </table:table-cell>
          <table:table-cell table:formula="of:=(1-[.$C59])*[.C$2] + [.$C59]*(1-[.$A59])*[.C$3] + [.$A59]*[.$C59]*[.C$4]" office:value-type="float" office:value="0.9463982806093">
            <text:p>0.9463982806</text:p>
          </table:table-cell>
          <table:table-cell table:number-columns-repeated="2"/>
        </table:table-row>
        <table:table-row table:style-name="ro1">
          <table:table-cell table:formula="of:=RAND()" office:value-type="float" office:value="0.859161376953125">
            <text:p>0.859161377</text:p>
          </table:table-cell>
          <table:table-cell table:formula="of:=RAND()" office:value-type="float" office:value="0.26971435546875">
            <text:p>0.2697143555</text:p>
          </table:table-cell>
          <table:table-cell table:formula="of:=SQRT([.B60])" office:value-type="float" office:value="0.519340307956883">
            <text:p>0.519340308</text:p>
          </table:table-cell>
          <table:table-cell/>
          <table:table-cell table:formula="of:=(1-[.$C60])*[.B$2] + [.$C60]*(1-[.$A60])*[.B$3] + [.$A60]*[.$C60]*[.B$4]" office:value-type="float" office:value="0.479549470433607">
            <text:p>0.4795494704</text:p>
          </table:table-cell>
          <table:table-cell table:formula="of:=(1-[.$C60])*[.C$2] + [.$C60]*(1-[.$A60])*[.C$3] + [.$A60]*[.$C60]*[.C$4]" office:value-type="float" office:value="1.12826214286363">
            <text:p>1.1282621429</text:p>
          </table:table-cell>
          <table:table-cell table:number-columns-repeated="2"/>
        </table:table-row>
        <table:table-row table:style-name="ro1">
          <table:table-cell table:formula="of:=RAND()" office:value-type="float" office:value="0.627655029296875">
            <text:p>0.6276550293</text:p>
          </table:table-cell>
          <table:table-cell table:formula="of:=RAND()" office:value-type="float" office:value="0.52130126953125">
            <text:p>0.5213012695</text:p>
          </table:table-cell>
          <table:table-cell table:formula="of:=SQRT([.B61])" office:value-type="float" office:value="0.722011959410126">
            <text:p>0.7220119594</text:p>
          </table:table-cell>
          <table:table-cell/>
          <table:table-cell table:formula="of:=(1-[.$C61])*[.B$2] + [.$C61]*(1-[.$A61])*[.B$3] + [.$A61]*[.$C61]*[.B$4]" office:value-type="float" office:value="0.623233725346515">
            <text:p>0.6232337253</text:p>
          </table:table-cell>
          <table:table-cell table:formula="of:=(1-[.$C61])*[.C$2] + [.$C61]*(1-[.$A61])*[.C$3] + [.$A61]*[.$C61]*[.C$4]" office:value-type="float" office:value="1.04081115099209">
            <text:p>1.040811151</text:p>
          </table:table-cell>
          <table:table-cell table:number-columns-repeated="2"/>
        </table:table-row>
        <table:table-row table:style-name="ro1">
          <table:table-cell table:formula="of:=RAND()" office:value-type="float" office:value="0.380035400390625">
            <text:p>0.3800354004</text:p>
          </table:table-cell>
          <table:table-cell table:formula="of:=RAND()" office:value-type="float" office:value="0.377471923828125">
            <text:p>0.3774719238</text:p>
          </table:table-cell>
          <table:table-cell table:formula="of:=SQRT([.B62])" office:value-type="float" office:value="0.614387437882746">
            <text:p>0.6143874379</text:p>
          </table:table-cell>
          <table:table-cell/>
          <table:table-cell table:formula="of:=(1-[.$C62])*[.B$2] + [.$C62]*(1-[.$A62])*[.B$3] + [.$A62]*[.$C62]*[.B$4]" office:value-type="float" office:value="0.490778340265114">
            <text:p>0.4907783403</text:p>
          </table:table-cell>
          <table:table-cell table:formula="of:=(1-[.$C62])*[.C$2] + [.$C62]*(1-[.$A62])*[.C$3] + [.$A62]*[.$C62]*[.C$4]" office:value-type="float" office:value="0.657449343200599">
            <text:p>0.6574493432</text:p>
          </table:table-cell>
          <table:table-cell table:number-columns-repeated="2"/>
        </table:table-row>
        <table:table-row table:style-name="ro1">
          <table:table-cell table:formula="of:=RAND()" office:value-type="float" office:value="0.68011474609375">
            <text:p>0.6801147461</text:p>
          </table:table-cell>
          <table:table-cell table:formula="of:=RAND()" office:value-type="float" office:value="0.740692138671875">
            <text:p>0.7406921387</text:p>
          </table:table-cell>
          <table:table-cell table:formula="of:=SQRT([.B63])" office:value-type="float" office:value="0.86063473011021">
            <text:p>0.8606347301</text:p>
          </table:table-cell>
          <table:table-cell/>
          <table:table-cell table:formula="of:=(1-[.$C63])*[.B$2] + [.$C63]*(1-[.$A63])*[.B$3] + [.$A63]*[.$C63]*[.B$4]" office:value-type="float" office:value="0.754630207523723">
            <text:p>0.7546302075</text:p>
          </table:table-cell>
          <table:table-cell table:formula="of:=(1-[.$C63])*[.C$2] + [.$C63]*(1-[.$A63])*[.C$3] + [.$A63]*[.$C63]*[.C$4]" office:value-type="float" office:value="1.23449007313215">
            <text:p>1.2344900731</text:p>
          </table:table-cell>
          <table:table-cell table:number-columns-repeated="2"/>
        </table:table-row>
        <table:table-row table:style-name="ro1">
          <table:table-cell table:formula="of:=RAND()" office:value-type="float" office:value="0.17279052734375">
            <text:p>0.1727905273</text:p>
          </table:table-cell>
          <table:table-cell table:formula="of:=RAND()" office:value-type="float" office:value="0.918243408203125">
            <text:p>0.9182434082</text:p>
          </table:table-cell>
          <table:table-cell table:formula="of:=SQRT([.B64])" office:value-type="float" office:value="0.958250180382516">
            <text:p>0.9582501804</text:p>
          </table:table-cell>
          <table:table-cell/>
          <table:table-cell table:formula="of:=(1-[.$C64])*[.B$2] + [.$C64]*(1-[.$A64])*[.B$3] + [.$A64]*[.$C64]*[.B$4]" office:value-type="float" office:value="0.713825030306602">
            <text:p>0.7138250303</text:p>
          </table:table-cell>
          <table:table-cell table:formula="of:=(1-[.$C64])*[.C$2] + [.$C64]*(1-[.$A64])*[.C$3] + [.$A64]*[.$C64]*[.C$4]" office:value-type="float" office:value="0.350372252259864">
            <text:p>0.3503722523</text:p>
          </table:table-cell>
          <table:table-cell table:number-columns-repeated="2"/>
        </table:table-row>
        <table:table-row table:style-name="ro1">
          <table:table-cell table:formula="of:=RAND()" office:value-type="float" office:value="0.050506591796875">
            <text:p>0.0505065918</text:p>
          </table:table-cell>
          <table:table-cell table:formula="of:=RAND()" office:value-type="float" office:value="0.587799072265625">
            <text:p>0.5877990723</text:p>
          </table:table-cell>
          <table:table-cell table:formula="of:=SQRT([.B65])" office:value-type="float" office:value="0.766680554250351">
            <text:p>0.7666805543</text:p>
          </table:table-cell>
          <table:table-cell/>
          <table:table-cell table:formula="of:=(1-[.$C65])*[.B$2] + [.$C65]*(1-[.$A65])*[.B$3] + [.$A65]*[.$C65]*[.B$4]" office:value-type="float" office:value="0.546744217641198">
            <text:p>0.5467442176</text:p>
          </table:table-cell>
          <table:table-cell table:formula="of:=(1-[.$C65])*[.C$2] + [.$C65]*(1-[.$A65])*[.C$3] + [.$A65]*[.$C65]*[.C$4]" office:value-type="float" office:value="0.193717342241152">
            <text:p>0.1937173422</text:p>
          </table:table-cell>
          <table:table-cell table:number-columns-repeated="2"/>
        </table:table-row>
        <table:table-row table:style-name="ro1">
          <table:table-cell table:formula="of:=RAND()" office:value-type="float" office:value="0.7899169921875">
            <text:p>0.7899169922</text:p>
          </table:table-cell>
          <table:table-cell table:formula="of:=RAND()" office:value-type="float" office:value="0.308319091796875">
            <text:p>0.3083190918</text:p>
          </table:table-cell>
          <table:table-cell table:formula="of:=SQRT([.B66])" office:value-type="float" office:value="0.555264884354193">
            <text:p>0.5552648844</text:p>
          </table:table-cell>
          <table:table-cell/>
          <table:table-cell table:formula="of:=(1-[.$C66])*[.B$2] + [.$C66]*(1-[.$A66])*[.B$3] + [.$A66]*[.$C66]*[.B$4]" office:value-type="float" office:value="0.5027248425502">
            <text:p>0.5027248426</text:p>
          </table:table-cell>
          <table:table-cell table:formula="of:=(1-[.$C66])*[.C$2] + [.$C66]*(1-[.$A66])*[.C$3] + [.$A66]*[.$C66]*[.C$4]" office:value-type="float" office:value="1.09520776078255">
            <text:p>1.0952077608</text:p>
          </table:table-cell>
          <table:table-cell table:number-columns-repeated="2"/>
        </table:table-row>
        <table:table-row table:style-name="ro1">
          <table:table-cell table:formula="of:=RAND()" office:value-type="float" office:value="0.633758544921875">
            <text:p>0.6337585449</text:p>
          </table:table-cell>
          <table:table-cell table:formula="of:=RAND()" office:value-type="float" office:value="0.50146484375">
            <text:p>0.5014648438</text:p>
          </table:table-cell>
          <table:table-cell table:formula="of:=SQRT([.B67])" office:value-type="float" office:value="0.708141824601541">
            <text:p>0.7081418246</text:p>
          </table:table-cell>
          <table:table-cell/>
          <table:table-cell table:formula="of:=(1-[.$C67])*[.B$2] + [.$C67]*(1-[.$A67])*[.B$3] + [.$A67]*[.$C67]*[.B$4]" office:value-type="float" office:value="0.612384919634105">
            <text:p>0.6123849196</text:p>
          </table:table-cell>
          <table:table-cell table:formula="of:=(1-[.$C67])*[.C$2] + [.$C67]*(1-[.$A67])*[.C$3] + [.$A67]*[.$C67]*[.C$4]" office:value-type="float" office:value="1.03902304309124">
            <text:p>1.0390230431</text:p>
          </table:table-cell>
          <table:table-cell table:number-columns-repeated="2"/>
        </table:table-row>
        <table:table-row table:style-name="ro1">
          <table:table-cell table:formula="of:=RAND()" office:value-type="float" office:value="0.59149169921875">
            <text:p>0.5914916992</text:p>
          </table:table-cell>
          <table:table-cell table:formula="of:=RAND()" office:value-type="float" office:value="0.72857666015625">
            <text:p>0.7285766602</text:p>
          </table:table-cell>
          <table:table-cell table:formula="of:=SQRT([.B68])" office:value-type="float" office:value="0.853567021478835">
            <text:p>0.8535670215</text:p>
          </table:table-cell>
          <table:table-cell/>
          <table:table-cell table:formula="of:=(1-[.$C68])*[.B$2] + [.$C68]*(1-[.$A68])*[.B$3] + [.$A68]*[.$C68]*[.B$4]" office:value-type="float" office:value="0.728765145097401">
            <text:p>0.7287651451</text:p>
          </table:table-cell>
          <table:table-cell table:formula="of:=(1-[.$C68])*[.C$2] + [.$C68]*(1-[.$A68])*[.C$3] + [.$A68]*[.$C68]*[.C$4]" office:value-type="float" office:value="1.07792332704447">
            <text:p>1.077923327</text:p>
          </table:table-cell>
          <table:table-cell table:number-columns-repeated="2"/>
        </table:table-row>
        <table:table-row table:style-name="ro1">
          <table:table-cell table:formula="of:=RAND()" office:value-type="float" office:value="0.42205810546875">
            <text:p>0.4220581055</text:p>
          </table:table-cell>
          <table:table-cell table:formula="of:=RAND()" office:value-type="float" office:value="0.1927490234375">
            <text:p>0.1927490234</text:p>
          </table:table-cell>
          <table:table-cell table:formula="of:=SQRT([.B69])" office:value-type="float" office:value="0.439031916194597">
            <text:p>0.4390319162</text:p>
          </table:table-cell>
          <table:table-cell/>
          <table:table-cell table:formula="of:=(1-[.$C69])*[.B$2] + [.$C69]*(1-[.$A69])*[.B$3] + [.$A69]*[.$C69]*[.B$4]" office:value-type="float" office:value="0.355499555821464">
            <text:p>0.3554995558</text:p>
          </table:table-cell>
          <table:table-cell table:formula="of:=(1-[.$C69])*[.C$2] + [.$C69]*(1-[.$A69])*[.C$3] + [.$A69]*[.$C69]*[.C$4]" office:value-type="float" office:value="0.649225029693621">
            <text:p>0.6492250297</text:p>
          </table:table-cell>
          <table:table-cell table:number-columns-repeated="2"/>
        </table:table-row>
        <table:table-row table:style-name="ro1">
          <table:table-cell table:formula="of:=RAND()" office:value-type="float" office:value="0.266510009765625">
            <text:p>0.2665100098</text:p>
          </table:table-cell>
          <table:table-cell table:formula="of:=RAND()" office:value-type="float" office:value="0.32586669921875">
            <text:p>0.3258666992</text:p>
          </table:table-cell>
          <table:table-cell table:formula="of:=SQRT([.B70])" office:value-type="float" office:value="0.570847351941611">
            <text:p>0.5708473519</text:p>
          </table:table-cell>
          <table:table-cell/>
          <table:table-cell table:formula="of:=(1-[.$C70])*[.B$2] + [.$C70]*(1-[.$A70])*[.B$3] + [.$A70]*[.$C70]*[.B$4]" office:value-type="float" office:value="0.439148645027694">
            <text:p>0.439148645</text:p>
          </table:table-cell>
          <table:table-cell table:formula="of:=(1-[.$C70])*[.C$2] + [.$C70]*(1-[.$A70])*[.C$3] + [.$A70]*[.$C70]*[.C$4]" office:value-type="float" office:value="0.517328025377068">
            <text:p>0.5173280254</text:p>
          </table:table-cell>
          <table:table-cell table:number-columns-repeated="2"/>
        </table:table-row>
        <table:table-row table:style-name="ro1">
          <table:table-cell table:formula="of:=RAND()" office:value-type="float" office:value="0.445068359375">
            <text:p>0.4450683594</text:p>
          </table:table-cell>
          <table:table-cell table:formula="of:=RAND()" office:value-type="float" office:value="0.7066650390625">
            <text:p>0.7066650391</text:p>
          </table:table-cell>
          <table:table-cell table:formula="of:=SQRT([.B71])" office:value-type="float" office:value="0.840633712780126">
            <text:p>0.8406337128</text:p>
          </table:table-cell>
          <table:table-cell/>
          <table:table-cell table:formula="of:=(1-[.$C71])*[.B$2] + [.$C71]*(1-[.$A71])*[.B$3] + [.$A71]*[.$C71]*[.B$4]" office:value-type="float" office:value="0.685719860465504">
            <text:p>0.6857198605</text:p>
          </table:table-cell>
          <table:table-cell table:formula="of:=(1-[.$C71])*[.C$2] + [.$C71]*(1-[.$A71])*[.C$3] + [.$A71]*[.$C71]*[.C$4]" office:value-type="float" office:value="0.824220683700845">
            <text:p>0.8242206837</text:p>
          </table:table-cell>
          <table:table-cell table:number-columns-repeated="2"/>
        </table:table-row>
        <table:table-row table:style-name="ro1">
          <table:table-cell table:formula="of:=RAND()" office:value-type="float" office:value="0.54327392578125">
            <text:p>0.5432739258</text:p>
          </table:table-cell>
          <table:table-cell table:formula="of:=RAND()" office:value-type="float" office:value="0.017669677734375">
            <text:p>0.0176696777</text:p>
          </table:table-cell>
          <table:table-cell table:formula="of:=SQRT([.B72])" office:value-type="float" office:value="0.132927340056043">
            <text:p>0.1329273401</text:p>
          </table:table-cell>
          <table:table-cell/>
          <table:table-cell table:formula="of:=(1-[.$C72])*[.B$2] + [.$C72]*(1-[.$A72])*[.B$3] + [.$A72]*[.$C72]*[.B$4]" office:value-type="float" office:value="0.111825287086966">
            <text:p>0.1118252871</text:p>
          </table:table-cell>
          <table:table-cell table:formula="of:=(1-[.$C72])*[.C$2] + [.$C72]*(1-[.$A72])*[.C$3] + [.$A72]*[.$C72]*[.C$4]" office:value-type="float" office:value="0.577246086145031">
            <text:p>0.5772460861</text:p>
          </table:table-cell>
          <table:table-cell table:number-columns-repeated="2"/>
        </table:table-row>
        <table:table-row table:style-name="ro1">
          <table:table-cell table:formula="of:=RAND()" office:value-type="float" office:value="0.41485595703125">
            <text:p>0.414855957</text:p>
          </table:table-cell>
          <table:table-cell table:formula="of:=RAND()" office:value-type="float" office:value="0.915374755859375">
            <text:p>0.9153747559</text:p>
          </table:table-cell>
          <table:table-cell table:formula="of:=SQRT([.B73])" office:value-type="float" office:value="0.956752191457838">
            <text:p>0.9567521915</text:p>
          </table:table-cell>
          <table:table-cell/>
          <table:table-cell table:formula="of:=(1-[.$C73])*[.B$2] + [.$C73]*(1-[.$A73])*[.B$3] + [.$A73]*[.$C73]*[.B$4]" office:value-type="float" office:value="0.772924263988023">
            <text:p>0.772924264</text:p>
          </table:table-cell>
          <table:table-cell table:formula="of:=(1-[.$C73])*[.C$2] + [.$C73]*(1-[.$A73])*[.C$3] + [.$A73]*[.$C73]*[.C$4]" office:value-type="float" office:value="0.811483452868765">
            <text:p>0.8114834529</text:p>
          </table:table-cell>
          <table:table-cell table:number-columns-repeated="2"/>
        </table:table-row>
        <table:table-row table:style-name="ro1">
          <table:table-cell table:formula="of:=RAND()" office:value-type="float" office:value="0.245758056640625">
            <text:p>0.2457580566</text:p>
          </table:table-cell>
          <table:table-cell table:formula="of:=RAND()" office:value-type="float" office:value="0.181915283203125">
            <text:p>0.1819152832</text:p>
          </table:table-cell>
          <table:table-cell table:formula="of:=SQRT([.B74])" office:value-type="float" office:value="0.426515278979693">
            <text:p>0.426515279</text:p>
          </table:table-cell>
          <table:table-cell/>
          <table:table-cell table:formula="of:=(1-[.$C74])*[.B$2] + [.$C74]*(1-[.$A74])*[.B$3] + [.$A74]*[.$C74]*[.B$4]" office:value-type="float" office:value="0.325813782469076">
            <text:p>0.3258137825</text:p>
          </table:table-cell>
          <table:table-cell table:formula="of:=(1-[.$C74])*[.C$2] + [.$C74]*(1-[.$A74])*[.C$3] + [.$A74]*[.$C74]*[.C$4]" office:value-type="float" office:value="0.495333297028424">
            <text:p>0.495333297</text:p>
          </table:table-cell>
          <table:table-cell table:number-columns-repeated="2"/>
        </table:table-row>
        <table:table-row table:style-name="ro1">
          <table:table-cell table:formula="of:=RAND()" office:value-type="float" office:value="0.4825439453125">
            <text:p>0.4825439453</text:p>
          </table:table-cell>
          <table:table-cell table:formula="of:=RAND()" office:value-type="float" office:value="0.974395751953125">
            <text:p>0.974395752</text:p>
          </table:table-cell>
          <table:table-cell table:formula="of:=SQRT([.B75])" office:value-type="float" office:value="0.987114862593571">
            <text:p>0.9871148626</text:p>
          </table:table-cell>
          <table:table-cell/>
          <table:table-cell table:formula="of:=(1-[.$C75])*[.B$2] + [.$C75]*(1-[.$A75])*[.B$3] + [.$A75]*[.$C75]*[.B$4]" office:value-type="float" office:value="0.814825241886352">
            <text:p>0.8148252419</text:p>
          </table:table-cell>
          <table:table-cell table:formula="of:=(1-[.$C75])*[.C$2] + [.$C75]*(1-[.$A75])*[.C$3] + [.$A75]*[.$C75]*[.C$4]" office:value-type="float" office:value="0.954331906245506">
            <text:p>0.9543319062</text:p>
          </table:table-cell>
          <table:table-cell table:number-columns-repeated="2"/>
        </table:table-row>
        <table:table-row table:style-name="ro1">
          <table:table-cell table:formula="of:=RAND()" office:value-type="float" office:value="0.351806640625">
            <text:p>0.3518066406</text:p>
          </table:table-cell>
          <table:table-cell table:formula="of:=RAND()" office:value-type="float" office:value="0.012298583984375">
            <text:p>0.012298584</text:p>
          </table:table-cell>
          <table:table-cell table:formula="of:=SQRT([.B76])" office:value-type="float" office:value="0.110898980988894">
            <text:p>0.110898981</text:p>
          </table:table-cell>
          <table:table-cell/>
          <table:table-cell table:formula="of:=(1-[.$C76])*[.B$2] + [.$C76]*(1-[.$A76])*[.B$3] + [.$A76]*[.$C76]*[.B$4]" office:value-type="float" office:value="0.0877731861593396">
            <text:p>0.0877731862</text:p>
          </table:table-cell>
          <table:table-cell table:formula="of:=(1-[.$C76])*[.C$2] + [.$C76]*(1-[.$A76])*[.C$3] + [.$A76]*[.$C76]*[.C$4]" office:value-type="float" office:value="0.522190355426926">
            <text:p>0.5221903554</text:p>
          </table:table-cell>
          <table:table-cell table:number-columns-repeated="2"/>
        </table:table-row>
        <table:table-row table:style-name="ro1">
          <table:table-cell table:formula="of:=RAND()" office:value-type="float" office:value="0.01214599609375">
            <text:p>0.0121459961</text:p>
          </table:table-cell>
          <table:table-cell table:formula="of:=RAND()" office:value-type="float" office:value="0.77294921875">
            <text:p>0.7729492188</text:p>
          </table:table-cell>
          <table:table-cell table:formula="of:=SQRT([.B77])" office:value-type="float" office:value="0.8791753060397">
            <text:p>0.879175306</text:p>
          </table:table-cell>
          <table:table-cell/>
          <table:table-cell table:formula="of:=(1-[.$C77])*[.B$2] + [.$C77]*(1-[.$A77])*[.B$3] + [.$A77]*[.$C77]*[.B$4]" office:value-type="float" office:value="0.618199113784339">
            <text:p>0.6181991138</text:p>
          </table:table-cell>
          <table:table-cell table:formula="of:=(1-[.$C77])*[.C$2] + [.$C77]*(1-[.$A77])*[.C$3] + [.$A77]*[.$C77]*[.C$4]" office:value-type="float" office:value="0.0816624820475805">
            <text:p>0.081662482</text:p>
          </table:table-cell>
          <table:table-cell table:number-columns-repeated="2"/>
        </table:table-row>
        <table:table-row table:style-name="ro1">
          <table:table-cell table:formula="of:=RAND()" office:value-type="float" office:value="0.209564208984375">
            <text:p>0.209564209</text:p>
          </table:table-cell>
          <table:table-cell table:formula="of:=RAND()" office:value-type="float" office:value="0.821319580078125">
            <text:p>0.8213195801</text:p>
          </table:table-cell>
          <table:table-cell table:formula="of:=SQRT([.B78])" office:value-type="float" office:value="0.906266837128075">
            <text:p>0.9062668371</text:p>
          </table:table-cell>
          <table:table-cell/>
          <table:table-cell table:formula="of:=(1-[.$C78])*[.B$2] + [.$C78]*(1-[.$A78])*[.B$3] + [.$A78]*[.$C78]*[.B$4]" office:value-type="float" office:value="0.683766270131047">
            <text:p>0.6837662701</text:p>
          </table:table-cell>
          <table:table-cell table:formula="of:=(1-[.$C78])*[.C$2] + [.$C78]*(1-[.$A78])*[.C$3] + [.$A78]*[.$C78]*[.C$4]" office:value-type="float" office:value="0.42480955621048">
            <text:p>0.4248095562</text:p>
          </table:table-cell>
          <table:table-cell table:number-columns-repeated="2"/>
        </table:table-row>
        <table:table-row table:style-name="ro1">
          <table:table-cell table:formula="of:=RAND()" office:value-type="float" office:value="0.77874755859375">
            <text:p>0.7787475586</text:p>
          </table:table-cell>
          <table:table-cell table:formula="of:=RAND()" office:value-type="float" office:value="0.90966796875">
            <text:p>0.9096679688</text:p>
          </table:table-cell>
          <table:table-cell table:formula="of:=SQRT([.B79])" office:value-type="float" office:value="0.953765153876991">
            <text:p>0.9537651539</text:p>
          </table:table-cell>
          <table:table-cell/>
          <table:table-cell table:formula="of:=(1-[.$C79])*[.B$2] + [.$C79]*(1-[.$A79])*[.B$3] + [.$A79]*[.$C79]*[.B$4]" office:value-type="float" office:value="0.860748601827803">
            <text:p>0.8607486018</text:p>
          </table:table-cell>
          <table:table-cell table:formula="of:=(1-[.$C79])*[.C$2] + [.$C79]*(1-[.$A79])*[.C$3] + [.$A79]*[.$C79]*[.C$4]" office:value-type="float" office:value="1.50117457031797">
            <text:p>1.5011745703</text:p>
          </table:table-cell>
          <table:table-cell table:number-columns-repeated="2"/>
        </table:table-row>
        <table:table-row table:style-name="ro1">
          <table:table-cell table:formula="of:=RAND()" office:value-type="float" office:value="0.568389892578125">
            <text:p>0.5683898926</text:p>
          </table:table-cell>
          <table:table-cell table:formula="of:=RAND()" office:value-type="float" office:value="0.07159423828125">
            <text:p>0.0715942383</text:p>
          </table:table-cell>
          <table:table-cell table:formula="of:=SQRT([.B80])" office:value-type="float" office:value="0.26757099671162">
            <text:p>0.2675709967</text:p>
          </table:table-cell>
          <table:table-cell/>
          <table:table-cell table:formula="of:=(1-[.$C80])*[.B$2] + [.$C80]*(1-[.$A80])*[.B$3] + [.$A80]*[.$C80]*[.B$4]" office:value-type="float" office:value="0.226841706718399">
            <text:p>0.2268417067</text:p>
          </table:table-cell>
          <table:table-cell table:formula="of:=(1-[.$C80])*[.C$2] + [.$C80]*(1-[.$A80])*[.C$3] + [.$A80]*[.$C80]*[.C$4]" office:value-type="float" office:value="0.66886295529929">
            <text:p>0.6688629553</text:p>
          </table:table-cell>
          <table:table-cell table:number-columns-repeated="2"/>
        </table:table-row>
        <table:table-row table:style-name="ro1">
          <table:table-cell table:formula="of:=RAND()" office:value-type="float" office:value="0.496124267578125">
            <text:p>0.4961242676</text:p>
          </table:table-cell>
          <table:table-cell table:formula="of:=RAND()" office:value-type="float" office:value="0.224822998046875">
            <text:p>0.224822998</text:p>
          </table:table-cell>
          <table:table-cell table:formula="of:=SQRT([.B81])" office:value-type="float" office:value="0.474155035876321">
            <text:p>0.4741550359</text:p>
          </table:table-cell>
          <table:table-cell/>
          <table:table-cell table:formula="of:=(1-[.$C81])*[.B$2] + [.$C81]*(1-[.$A81])*[.B$3] + [.$A81]*[.$C81]*[.B$4]" office:value-type="float" office:value="0.393070878285505">
            <text:p>0.3930708783</text:p>
          </table:table-cell>
          <table:table-cell table:formula="of:=(1-[.$C81])*[.C$2] + [.$C81]*(1-[.$A81])*[.C$3] + [.$A81]*[.$C81]*[.C$4]" office:value-type="float" office:value="0.731049723648152">
            <text:p>0.7310497236</text:p>
          </table:table-cell>
          <table:table-cell table:number-columns-repeated="2"/>
        </table:table-row>
        <table:table-row table:style-name="ro1">
          <table:table-cell table:formula="of:=RAND()" office:value-type="float" office:value="0.580413818359375">
            <text:p>0.5804138184</text:p>
          </table:table-cell>
          <table:table-cell table:formula="of:=RAND()" office:value-type="float" office:value="0.417022705078125">
            <text:p>0.4170227051</text:p>
          </table:table-cell>
          <table:table-cell table:formula="of:=SQRT([.B82])" office:value-type="float" office:value="0.645772951646416">
            <text:p>0.6457729516</text:p>
          </table:table-cell>
          <table:table-cell/>
          <table:table-cell table:formula="of:=(1-[.$C82])*[.B$2] + [.$C82]*(1-[.$A82])*[.B$3] + [.$A82]*[.$C82]*[.B$4]" office:value-type="float" office:value="0.54949310776365">
            <text:p>0.5494931078</text:p>
          </table:table-cell>
          <table:table-cell table:formula="of:=(1-[.$C82])*[.C$2] + [.$C82]*(1-[.$A82])*[.C$3] + [.$A82]*[.$C82]*[.C$4]" office:value-type="float" office:value="0.92299645804681">
            <text:p>0.922996458</text:p>
          </table:table-cell>
          <table:table-cell table:number-columns-repeated="2"/>
        </table:table-row>
        <table:table-row table:style-name="ro1">
          <table:table-cell table:formula="of:=RAND()" office:value-type="float" office:value="0.081268310546875">
            <text:p>0.0812683105</text:p>
          </table:table-cell>
          <table:table-cell table:formula="of:=RAND()" office:value-type="float" office:value="0.420806884765625">
            <text:p>0.4208068848</text:p>
          </table:table-cell>
          <table:table-cell table:formula="of:=SQRT([.B83])" office:value-type="float" office:value="0.648696296247809">
            <text:p>0.6486962962</text:p>
          </table:table-cell>
          <table:table-cell/>
          <table:table-cell table:formula="of:=(1-[.$C83])*[.B$2] + [.$C83]*(1-[.$A83])*[.B$3] + [.$A83]*[.$C83]*[.B$4]" office:value-type="float" office:value="0.467794204907526">
            <text:p>0.4677942049</text:p>
          </table:table-cell>
          <table:table-cell table:formula="of:=(1-[.$C83])*[.C$2] + [.$C83]*(1-[.$A83])*[.C$3] + [.$A83]*[.$C83]*[.C$4]" office:value-type="float" office:value="0.280561571463704">
            <text:p>0.2805615715</text:p>
          </table:table-cell>
          <table:table-cell table:number-columns-repeated="2"/>
        </table:table-row>
        <table:table-row table:style-name="ro1">
          <table:table-cell table:formula="of:=RAND()" office:value-type="float" office:value="0.429046630859375">
            <text:p>0.4290466309</text:p>
          </table:table-cell>
          <table:table-cell table:formula="of:=RAND()" office:value-type="float" office:value="0.534912109375">
            <text:p>0.5349121094</text:p>
          </table:table-cell>
          <table:table-cell table:formula="of:=SQRT([.B84])" office:value-type="float" office:value="0.731376858654278">
            <text:p>0.7313768587</text:p>
          </table:table-cell>
          <table:table-cell/>
          <table:table-cell table:formula="of:=(1-[.$C84])*[.B$2] + [.$C84]*(1-[.$A84])*[.B$3] + [.$A84]*[.$C84]*[.B$4]" office:value-type="float" office:value="0.593550443102469">
            <text:p>0.5935504431</text:p>
          </table:table-cell>
          <table:table-cell table:formula="of:=(1-[.$C84])*[.C$2] + [.$C84]*(1-[.$A84])*[.C$3] + [.$A84]*[.$C84]*[.C$4]" office:value-type="float" office:value="0.758763177090182">
            <text:p>0.7587631771</text:p>
          </table:table-cell>
          <table:table-cell table:number-columns-repeated="2"/>
        </table:table-row>
        <table:table-row table:style-name="ro1">
          <table:table-cell table:formula="of:=RAND()" office:value-type="float" office:value="0.5611572265625">
            <text:p>0.5611572266</text:p>
          </table:table-cell>
          <table:table-cell table:formula="of:=RAND()" office:value-type="float" office:value="0.80126953125">
            <text:p>0.8012695313</text:p>
          </table:table-cell>
          <table:table-cell table:formula="of:=SQRT([.B85])" office:value-type="float" office:value="0.895136599212657">
            <text:p>0.8951365992</text:p>
          </table:table-cell>
          <table:table-cell/>
          <table:table-cell table:formula="of:=(1-[.$C85])*[.B$2] + [.$C85]*(1-[.$A85])*[.B$3] + [.$A85]*[.$C85]*[.B$4]" office:value-type="float" office:value="0.757196836015138">
            <text:p>0.757196836</text:p>
          </table:table-cell>
          <table:table-cell table:formula="of:=(1-[.$C85])*[.C$2] + [.$C85]*(1-[.$A85])*[.C$3] + [.$A85]*[.$C85]*[.C$4]" office:value-type="float" office:value="1.05203331949711">
            <text:p>1.0520333195</text:p>
          </table:table-cell>
          <table:table-cell table:number-columns-repeated="2"/>
        </table:table-row>
        <table:table-row table:style-name="ro1">
          <table:table-cell table:formula="of:=RAND()" office:value-type="float" office:value="0.7408447265625">
            <text:p>0.7408447266</text:p>
          </table:table-cell>
          <table:table-cell table:formula="of:=RAND()" office:value-type="float" office:value="0.03033447265625">
            <text:p>0.0303344727</text:p>
          </table:table-cell>
          <table:table-cell table:formula="of:=SQRT([.B86])" office:value-type="float" office:value="0.174167943825062">
            <text:p>0.1741679438</text:p>
          </table:table-cell>
          <table:table-cell/>
          <table:table-cell table:formula="of:=(1-[.$C86])*[.B$2] + [.$C86]*(1-[.$A86])*[.B$3] + [.$A86]*[.$C86]*[.B$4]" office:value-type="float" office:value="0.155465725384492">
            <text:p>0.1554657254</text:p>
          </table:table-cell>
          <table:table-cell table:formula="of:=(1-[.$C86])*[.C$2] + [.$C86]*(1-[.$A86])*[.C$3] + [.$A86]*[.$C86]*[.C$4]" office:value-type="float" office:value="0.669688519498341">
            <text:p>0.6696885195</text:p>
          </table:table-cell>
          <table:table-cell table:number-columns-repeated="2"/>
        </table:table-row>
        <table:table-row table:style-name="ro1">
          <table:table-cell table:formula="of:=RAND()" office:value-type="float" office:value="0.0284423828125">
            <text:p>0.0284423828</text:p>
          </table:table-cell>
          <table:table-cell table:formula="of:=RAND()" office:value-type="float" office:value="0.660980224609375">
            <text:p>0.6609802246</text:p>
          </table:table-cell>
          <table:table-cell table:formula="of:=SQRT([.B87])" office:value-type="float" office:value="0.81300690317449">
            <text:p>0.8130069032</text:p>
          </table:table-cell>
          <table:table-cell/>
          <table:table-cell table:formula="of:=(1-[.$C87])*[.B$2] + [.$C87]*(1-[.$A87])*[.B$3] + [.$A87]*[.$C87]*[.B$4]" office:value-type="float" office:value="0.57511703415016">
            <text:p>0.5751170342</text:p>
          </table:table-cell>
          <table:table-cell table:formula="of:=(1-[.$C87])*[.C$2] + [.$C87]*(1-[.$A87])*[.C$3] + [.$A87]*[.$C87]*[.C$4]" office:value-type="float" office:value="0.13951301701565">
            <text:p>0.139513017</text:p>
          </table:table-cell>
          <table:table-cell table:number-columns-repeated="2"/>
        </table:table-row>
        <table:table-row table:style-name="ro1">
          <table:table-cell table:formula="of:=RAND()" office:value-type="float" office:value="0.4365234375">
            <text:p>0.4365234375</text:p>
          </table:table-cell>
          <table:table-cell table:formula="of:=RAND()" office:value-type="float" office:value="0.19427490234375">
            <text:p>0.1942749023</text:p>
          </table:table-cell>
          <table:table-cell table:formula="of:=SQRT([.B88])" office:value-type="float" office:value="0.440766267248017">
            <text:p>0.4407662672</text:p>
          </table:table-cell>
          <table:table-cell/>
          <table:table-cell table:formula="of:=(1-[.$C88])*[.B$2] + [.$C88]*(1-[.$A88])*[.B$3] + [.$A88]*[.$C88]*[.B$4]" office:value-type="float" office:value="0.35856163666303">
            <text:p>0.3585616367</text:p>
          </table:table-cell>
          <table:table-cell table:formula="of:=(1-[.$C88])*[.C$2] + [.$C88]*(1-[.$A88])*[.C$3] + [.$A88]*[.$C88]*[.C$4]" office:value-type="float" office:value="0.662502430541156">
            <text:p>0.6625024305</text:p>
          </table:table-cell>
          <table:table-cell table:number-columns-repeated="2"/>
        </table:table-row>
        <table:table-row table:style-name="ro1">
          <table:table-cell table:formula="of:=RAND()" office:value-type="float" office:value="0.552215576171875">
            <text:p>0.5522155762</text:p>
          </table:table-cell>
          <table:table-cell table:formula="of:=RAND()" office:value-type="float" office:value="0.3572998046875">
            <text:p>0.3572998047</text:p>
          </table:table-cell>
          <table:table-cell table:formula="of:=SQRT([.B89])" office:value-type="float" office:value="0.597745601980893">
            <text:p>0.597745602</text:p>
          </table:table-cell>
          <table:table-cell/>
          <table:table-cell table:formula="of:=(1-[.$C89])*[.B$2] + [.$C89]*(1-[.$A89])*[.B$3] + [.$A89]*[.$C89]*[.B$4]" office:value-type="float" office:value="0.504243873707167">
            <text:p>0.5042438737</text:p>
          </table:table-cell>
          <table:table-cell table:formula="of:=(1-[.$C89])*[.C$2] + [.$C89]*(1-[.$A89])*[.C$3] + [.$A89]*[.$C89]*[.C$4]" office:value-type="float" office:value="0.857995218693699">
            <text:p>0.8579952187</text:p>
          </table:table-cell>
          <table:table-cell table:number-columns-repeated="2"/>
        </table:table-row>
        <table:table-row table:style-name="ro1">
          <table:table-cell table:formula="of:=RAND()" office:value-type="float" office:value="0.17803955078125">
            <text:p>0.1780395508</text:p>
          </table:table-cell>
          <table:table-cell table:formula="of:=RAND()" office:value-type="float" office:value="0.896026611328125">
            <text:p>0.8960266113</text:p>
          </table:table-cell>
          <table:table-cell table:formula="of:=SQRT([.B90])" office:value-type="float" office:value="0.946586821864812">
            <text:p>0.9465868219</text:p>
          </table:table-cell>
          <table:table-cell/>
          <table:table-cell table:formula="of:=(1-[.$C90])*[.B$2] + [.$C90]*(1-[.$A90])*[.B$3] + [.$A90]*[.$C90]*[.B$4]" office:value-type="float" office:value="0.706428547365837">
            <text:p>0.7064285474</text:p>
          </table:table-cell>
          <table:table-cell table:formula="of:=(1-[.$C90])*[.C$2] + [.$C90]*(1-[.$A90])*[.C$3] + [.$A90]*[.$C90]*[.C$4]" office:value-type="float" office:value="0.362081075222716">
            <text:p>0.3620810752</text:p>
          </table:table-cell>
          <table:table-cell table:number-columns-repeated="2"/>
        </table:table-row>
        <table:table-row table:style-name="ro1">
          <table:table-cell table:formula="of:=RAND()" office:value-type="float" office:value="0.45013427734375">
            <text:p>0.4501342773</text:p>
          </table:table-cell>
          <table:table-cell table:formula="of:=RAND()" office:value-type="float" office:value="0.59442138671875">
            <text:p>0.5944213867</text:p>
          </table:table-cell>
          <table:table-cell table:formula="of:=SQRT([.B91])" office:value-type="float" office:value="0.770987280516838">
            <text:p>0.7709872805</text:p>
          </table:table-cell>
          <table:table-cell/>
          <table:table-cell table:formula="of:=(1-[.$C91])*[.B$2] + [.$C91]*(1-[.$A91])*[.B$3] + [.$A91]*[.$C91]*[.B$4]" office:value-type="float" office:value="0.629923524974521">
            <text:p>0.629923525</text:p>
          </table:table-cell>
          <table:table-cell table:formula="of:=(1-[.$C91])*[.C$2] + [.$C91]*(1-[.$A91])*[.C$3] + [.$A91]*[.$C91]*[.C$4]" office:value-type="float" office:value="0.805131486431354">
            <text:p>0.8051314864</text:p>
          </table:table-cell>
          <table:table-cell table:number-columns-repeated="2"/>
        </table:table-row>
        <table:table-row table:style-name="ro1">
          <table:table-cell table:formula="of:=RAND()" office:value-type="float" office:value="0.067291259765625">
            <text:p>0.0672912598</text:p>
          </table:table-cell>
          <table:table-cell table:formula="of:=RAND()" office:value-type="float" office:value="0.39215087890625">
            <text:p>0.3921508789</text:p>
          </table:table-cell>
          <table:table-cell table:formula="of:=SQRT([.B92])" office:value-type="float" office:value="0.626219513354742">
            <text:p>0.6262195134</text:p>
          </table:table-cell>
          <table:table-cell/>
          <table:table-cell table:formula="of:=(1-[.$C92])*[.B$2] + [.$C92]*(1-[.$A92])*[.B$3] + [.$A92]*[.$C92]*[.B$4]" office:value-type="float" office:value="0.449309825333618">
            <text:p>0.4493098253</text:p>
          </table:table-cell>
          <table:table-cell table:formula="of:=(1-[.$C92])*[.C$2] + [.$C92]*(1-[.$A92])*[.C$3] + [.$A92]*[.$C92]*[.C$4]" office:value-type="float" office:value="0.270747052210109">
            <text:p>0.2707470522</text:p>
          </table:table-cell>
          <table:table-cell table:number-columns-repeated="2"/>
        </table:table-row>
        <table:table-row table:style-name="ro1">
          <table:table-cell table:formula="of:=RAND()" office:value-type="float" office:value="0.828033447265625">
            <text:p>0.8280334473</text:p>
          </table:table-cell>
          <table:table-cell table:formula="of:=RAND()" office:value-type="float" office:value="0.9517822265625">
            <text:p>0.9517822266</text:p>
          </table:table-cell>
          <table:table-cell table:formula="of:=SQRT([.B93])" office:value-type="float" office:value="0.975593269022752">
            <text:p>0.975593269</text:p>
          </table:table-cell>
          <table:table-cell/>
          <table:table-cell table:formula="of:=(1-[.$C93])*[.B$2] + [.$C93]*(1-[.$A93])*[.B$3] + [.$A93]*[.$C93]*[.B$4]" office:value-type="float" office:value="0.89294949131222">
            <text:p>0.8929494913</text:p>
          </table:table-cell>
          <table:table-cell table:formula="of:=(1-[.$C93])*[.C$2] + [.$C93]*(1-[.$A93])*[.C$3] + [.$A93]*[.$C93]*[.C$4]" office:value-type="float" office:value="1.61977284226794">
            <text:p>1.6197728423</text:p>
          </table:table-cell>
          <table:table-cell table:number-columns-repeated="2"/>
        </table:table-row>
        <table:table-row table:style-name="ro1">
          <table:table-cell table:formula="of:=RAND()" office:value-type="float" office:value="0.7532958984375">
            <text:p>0.7532958984</text:p>
          </table:table-cell>
          <table:table-cell table:formula="of:=RAND()" office:value-type="float" office:value="0.3323974609375">
            <text:p>0.3323974609</text:p>
          </table:table-cell>
          <table:table-cell table:formula="of:=SQRT([.B94])" office:value-type="float" office:value="0.576539210234222">
            <text:p>0.5765392102</text:p>
          </table:table-cell>
          <table:table-cell/>
          <table:table-cell table:formula="of:=(1-[.$C94])*[.B$2] + [.$C94]*(1-[.$A94])*[.B$3] + [.$A94]*[.$C94]*[.B$4]" office:value-type="float" office:value="0.516496648976992">
            <text:p>0.516496649</text:p>
          </table:table-cell>
          <table:table-cell table:formula="of:=(1-[.$C94])*[.C$2] + [.$C94]*(1-[.$A94])*[.C$3] + [.$A94]*[.$C94]*[.C$4]" office:value-type="float" office:value="1.07599659337498">
            <text:p>1.0759965934</text:p>
          </table:table-cell>
          <table:table-cell table:number-columns-repeated="2"/>
        </table:table-row>
        <table:table-row table:style-name="ro1">
          <table:table-cell table:formula="of:=RAND()" office:value-type="float" office:value="0.793487548828125">
            <text:p>0.7934875488</text:p>
          </table:table-cell>
          <table:table-cell table:formula="of:=RAND()" office:value-type="float" office:value="0.187957763671875">
            <text:p>0.1879577637</text:p>
          </table:table-cell>
          <table:table-cell table:formula="of:=SQRT([.B95])" office:value-type="float" office:value="0.433540959624203">
            <text:p>0.4335409596</text:p>
          </table:table-cell>
          <table:table-cell/>
          <table:table-cell table:formula="of:=(1-[.$C95])*[.B$2] + [.$C95]*(1-[.$A95])*[.B$3] + [.$A95]*[.$C95]*[.B$4]" office:value-type="float" office:value="0.392921103612831">
            <text:p>0.3929211036</text:p>
          </table:table-cell>
          <table:table-cell table:formula="of:=(1-[.$C95])*[.C$2] + [.$C95]*(1-[.$A95])*[.C$3] + [.$A95]*[.$C95]*[.C$4]" office:value-type="float" office:value="0.967808133391815">
            <text:p>0.9678081334</text:p>
          </table:table-cell>
          <table:table-cell table:number-columns-repeated="2"/>
        </table:table-row>
        <table:table-row table:style-name="ro1">
          <table:table-cell table:formula="of:=RAND()" office:value-type="float" office:value="0.6036376953125">
            <text:p>0.6036376953</text:p>
          </table:table-cell>
          <table:table-cell table:formula="of:=RAND()" office:value-type="float" office:value="0.744140625">
            <text:p>0.744140625</text:p>
          </table:table-cell>
          <table:table-cell table:formula="of:=SQRT([.B96])" office:value-type="float" office:value="0.862635858865141">
            <text:p>0.8626358589</text:p>
          </table:table-cell>
          <table:table-cell/>
          <table:table-cell table:formula="of:=(1-[.$C96])*[.B$2] + [.$C96]*(1-[.$A96])*[.B$3] + [.$A96]*[.$C96]*[.B$4]" office:value-type="float" office:value="0.73923217685781">
            <text:p>0.7392321769</text:p>
          </table:table-cell>
          <table:table-cell table:formula="of:=(1-[.$C96])*[.C$2] + [.$C96]*(1-[.$A96])*[.C$3] + [.$A96]*[.$C96]*[.C$4]" office:value-type="float" office:value="1.10491391882858">
            <text:p>1.1049139188</text:p>
          </table:table-cell>
          <table:table-cell table:number-columns-repeated="2"/>
        </table:table-row>
        <table:table-row table:style-name="ro1">
          <table:table-cell table:formula="of:=RAND()" office:value-type="float" office:value="0.249359130859375">
            <text:p>0.2493591309</text:p>
          </table:table-cell>
          <table:table-cell table:formula="of:=RAND()" office:value-type="float" office:value="0.351104736328125">
            <text:p>0.3511047363</text:p>
          </table:table-cell>
          <table:table-cell table:formula="of:=SQRT([.B97])" office:value-type="float" office:value="0.592540915319883">
            <text:p>0.5925409153</text:p>
          </table:table-cell>
          <table:table-cell/>
          <table:table-cell table:formula="of:=(1-[.$C97])*[.B$2] + [.$C97]*(1-[.$A97])*[.B$3] + [.$A97]*[.$C97]*[.B$4]" office:value-type="float" office:value="0.453195067511042">
            <text:p>0.4531950675</text:p>
          </table:table-cell>
          <table:table-cell table:formula="of:=(1-[.$C97])*[.C$2] + [.$C97]*(1-[.$A97])*[.C$3] + [.$A97]*[.$C97]*[.C$4]" office:value-type="float" office:value="0.4977629627492">
            <text:p>0.4977629627</text:p>
          </table:table-cell>
          <table:table-cell table:number-columns-repeated="2"/>
        </table:table-row>
        <table:table-row table:style-name="ro1">
          <table:table-cell table:formula="of:=RAND()" office:value-type="float" office:value="0.096649169921875">
            <text:p>0.0966491699</text:p>
          </table:table-cell>
          <table:table-cell table:formula="of:=RAND()" office:value-type="float" office:value="0.276641845703125">
            <text:p>0.2766418457</text:p>
          </table:table-cell>
          <table:table-cell table:formula="of:=SQRT([.B98])" office:value-type="float" office:value="0.525967532936326">
            <text:p>0.5259675329</text:p>
          </table:table-cell>
          <table:table-cell/>
          <table:table-cell table:formula="of:=(1-[.$C98])*[.B$2] + [.$C98]*(1-[.$A98])*[.B$3] + [.$A98]*[.$C98]*[.B$4]" office:value-type="float" office:value="0.381394197676108">
            <text:p>0.3813941977</text:p>
          </table:table-cell>
          <table:table-cell table:formula="of:=(1-[.$C98])*[.C$2] + [.$C98]*(1-[.$A98])*[.C$3] + [.$A98]*[.$C98]*[.C$4]" office:value-type="float" office:value="0.3381765412055">
            <text:p>0.3381765412</text:p>
          </table:table-cell>
          <table:table-cell table:number-columns-repeated="2"/>
        </table:table-row>
        <table:table-row table:style-name="ro1">
          <table:table-cell table:formula="of:=RAND()" office:value-type="float" office:value="0.673736572265625">
            <text:p>0.6737365723</text:p>
          </table:table-cell>
          <table:table-cell table:formula="of:=RAND()" office:value-type="float" office:value="0.227386474609375">
            <text:p>0.2273864746</text:p>
          </table:table-cell>
          <table:table-cell table:formula="of:=SQRT([.B99])" office:value-type="float" office:value="0.476850578912698">
            <text:p>0.4768505789</text:p>
          </table:table-cell>
          <table:table-cell/>
          <table:table-cell table:formula="of:=(1-[.$C99])*[.B$2] + [.$C99]*(1-[.$A99])*[.B$3] + [.$A99]*[.$C99]*[.B$4]" office:value-type="float" office:value="0.417326040613964">
            <text:p>0.4173260406</text:p>
          </table:table-cell>
          <table:table-cell table:formula="of:=(1-[.$C99])*[.C$2] + [.$C99]*(1-[.$A99])*[.C$3] + [.$A99]*[.$C99]*[.C$4]" office:value-type="float" office:value="0.900905342837496">
            <text:p>0.9009053428</text:p>
          </table:table-cell>
          <table:table-cell table:number-columns-repeated="2"/>
        </table:table-row>
        <table:table-row table:style-name="ro1">
          <table:table-cell table:formula="of:=RAND()" office:value-type="float" office:value="0.09063720703125">
            <text:p>0.090637207</text:p>
          </table:table-cell>
          <table:table-cell table:formula="of:=RAND()" office:value-type="float" office:value="0.4864501953125">
            <text:p>0.4864501953</text:p>
          </table:table-cell>
          <table:table-cell table:formula="of:=SQRT([.B100])" office:value-type="float" office:value="0.697459816270801">
            <text:p>0.6974598163</text:p>
          </table:table-cell>
          <table:table-cell/>
          <table:table-cell table:formula="of:=(1-[.$C100])*[.B$2] + [.$C100]*(1-[.$A100])*[.B$3] + [.$A100]*[.$C100]*[.B$4]" office:value-type="float" office:value="0.504657981928023">
            <text:p>0.5046579819</text:p>
          </table:table-cell>
          <table:table-cell table:formula="of:=(1-[.$C100])*[.C$2] + [.$C100]*(1-[.$A100])*[.C$3] + [.$A100]*[.$C100]*[.C$4]" office:value-type="float" office:value="0.277069553293595">
            <text:p>0.2770695533</text:p>
          </table:table-cell>
          <table:table-cell table:number-columns-repeated="2"/>
        </table:table-row>
        <table:table-row table:style-name="ro1">
          <table:table-cell table:formula="of:=RAND()" office:value-type="float" office:value="0.792388916015625">
            <text:p>0.792388916</text:p>
          </table:table-cell>
          <table:table-cell table:formula="of:=RAND()" office:value-type="float" office:value="0.158355712890625">
            <text:p>0.1583557129</text:p>
          </table:table-cell>
          <table:table-cell table:formula="of:=SQRT([.B101])" office:value-type="float" office:value="0.397939333178595">
            <text:p>0.3979393332</text:p>
          </table:table-cell>
          <table:table-cell/>
          <table:table-cell table:formula="of:=(1-[.$C101])*[.B$2] + [.$C101]*(1-[.$A101])*[.B$3] + [.$A101]*[.$C101]*[.B$4]" office:value-type="float" office:value="0.360541439607932">
            <text:p>0.3605414396</text:p>
          </table:table-cell>
          <table:table-cell table:formula="of:=(1-[.$C101])*[.C$2] + [.$C101]*(1-[.$A101])*[.C$3] + [.$A101]*[.$C101]*[.C$4]" office:value-type="float" office:value="0.928522539956864">
            <text:p>0.92852254</text:p>
          </table:table-cell>
          <table:table-cell table:number-columns-repeated="2"/>
        </table:table-row>
        <table:table-row table:style-name="ro1">
          <table:table-cell table:formula="of:=RAND()" office:value-type="float" office:value="0.126251220703125">
            <text:p>0.1262512207</text:p>
          </table:table-cell>
          <table:table-cell table:formula="of:=RAND()" office:value-type="float" office:value="0.444793701171875">
            <text:p>0.4447937012</text:p>
          </table:table-cell>
          <table:table-cell table:formula="of:=SQRT([.B102])" office:value-type="float" office:value="0.666928557772026">
            <text:p>0.6669285578</text:p>
          </table:table-cell>
          <table:table-cell/>
          <table:table-cell table:formula="of:=(1-[.$C102])*[.B$2] + [.$C102]*(1-[.$A102])*[.B$3] + [.$A102]*[.$C102]*[.B$4]" office:value-type="float" office:value="0.488742132020947">
            <text:p>0.488742132</text:p>
          </table:table-cell>
          <table:table-cell table:formula="of:=(1-[.$C102])*[.C$2] + [.$C102]*(1-[.$A102])*[.C$3] + [.$A102]*[.$C102]*[.C$4]" office:value-type="float" office:value="0.334094804749568">
            <text:p>0.3340948047</text:p>
          </table:table-cell>
          <table:table-cell table:number-columns-repeated="2"/>
        </table:table-row>
        <table:table-row table:style-name="ro1">
          <table:table-cell table:formula="of:=RAND()" office:value-type="float" office:value="0.550048828125">
            <text:p>0.5500488281</text:p>
          </table:table-cell>
          <table:table-cell table:formula="of:=RAND()" office:value-type="float" office:value="0.7589111328125">
            <text:p>0.7589111328</text:p>
          </table:table-cell>
          <table:table-cell table:formula="of:=SQRT([.B103])" office:value-type="float" office:value="0.87115505669915">
            <text:p>0.8711550567</text:p>
          </table:table-cell>
          <table:table-cell/>
          <table:table-cell table:formula="of:=(1-[.$C103])*[.B$2] + [.$C103]*(1-[.$A103])*[.B$3] + [.$A103]*[.$C103]*[.B$4]" office:value-type="float" office:value="0.734394772383065">
            <text:p>0.7343947724</text:p>
          </table:table-cell>
          <table:table-cell table:formula="of:=(1-[.$C103])*[.C$2] + [.$C103]*(1-[.$A103])*[.C$3] + [.$A103]*[.$C103]*[.C$4]" office:value-type="float" office:value="1.01798632957497">
            <text:p>1.0179863296</text:p>
          </table:table-cell>
          <table:table-cell table:number-columns-repeated="2"/>
        </table:table-row>
        <table:table-row table:style-name="ro1">
          <table:table-cell table:formula="of:=RAND()" office:value-type="float" office:value="0.41827392578125">
            <text:p>0.4182739258</text:p>
          </table:table-cell>
          <table:table-cell table:formula="of:=RAND()" office:value-type="float" office:value="0.448760986328125">
            <text:p>0.4487609863</text:p>
          </table:table-cell>
          <table:table-cell table:formula="of:=SQRT([.B104])" office:value-type="float" office:value="0.669896250421007">
            <text:p>0.6698962504</text:p>
          </table:table-cell>
          <table:table-cell/>
          <table:table-cell table:formula="of:=(1-[.$C104])*[.B$2] + [.$C104]*(1-[.$A104])*[.B$3] + [.$A104]*[.$C104]*[.B$4]" office:value-type="float" office:value="0.541779410272436">
            <text:p>0.5417794103</text:p>
          </table:table-cell>
          <table:table-cell table:formula="of:=(1-[.$C104])*[.C$2] + [.$C104]*(1-[.$A104])*[.C$3] + [.$A104]*[.$C104]*[.C$4]" office:value-type="float" office:value="0.722650142503667">
            <text:p>0.7226501425</text:p>
          </table:table-cell>
          <table:table-cell table:number-columns-repeated="2"/>
        </table:table-row>
        <table:table-row table:style-name="ro1">
          <table:table-cell table:formula="of:=RAND()" office:value-type="float" office:value="0.286895751953125">
            <text:p>0.286895752</text:p>
          </table:table-cell>
          <table:table-cell table:formula="of:=RAND()" office:value-type="float" office:value="0.566925048828125">
            <text:p>0.5669250488</text:p>
          </table:table-cell>
          <table:table-cell table:formula="of:=SQRT([.B105])" office:value-type="float" office:value="0.752944253466434">
            <text:p>0.7529442535</text:p>
          </table:table-cell>
          <table:table-cell/>
          <table:table-cell table:formula="of:=(1-[.$C105])*[.B$2] + [.$C105]*(1-[.$A105])*[.B$3] + [.$A105]*[.$C105]*[.B$4]" office:value-type="float" office:value="0.583225269448533">
            <text:p>0.5832252694</text:p>
          </table:table-cell>
          <table:table-cell table:formula="of:=(1-[.$C105])*[.C$2] + [.$C105]*(1-[.$A105])*[.C$3] + [.$A105]*[.$C105]*[.C$4]" office:value-type="float" office:value="0.553400723743086">
            <text:p>0.5534007237</text:p>
          </table:table-cell>
          <table:table-cell table:number-columns-repeated="2"/>
        </table:table-row>
        <table:table-row table:style-name="ro1">
          <table:table-cell table:formula="of:=RAND()" office:value-type="float" office:value="0.693084716796875">
            <text:p>0.6930847168</text:p>
          </table:table-cell>
          <table:table-cell table:formula="of:=RAND()" office:value-type="float" office:value="0.117034912109375">
            <text:p>0.1170349121</text:p>
          </table:table-cell>
          <table:table-cell table:formula="of:=SQRT([.B106])" office:value-type="float" office:value="0.342103656965802">
            <text:p>0.342103657</text:p>
          </table:table-cell>
          <table:table-cell/>
          <table:table-cell table:formula="of:=(1-[.$C106])*[.B$2] + [.$C106]*(1-[.$A106])*[.B$3] + [.$A106]*[.$C106]*[.B$4]" office:value-type="float" office:value="0.301120332088924">
            <text:p>0.3011203321</text:p>
          </table:table-cell>
          <table:table-cell table:formula="of:=(1-[.$C106])*[.C$2] + [.$C106]*(1-[.$A106])*[.C$3] + [.$A106]*[.$C106]*[.C$4]" office:value-type="float" office:value="0.800790735761702">
            <text:p>0.8007907358</text:p>
          </table:table-cell>
          <table:table-cell table:number-columns-repeated="2"/>
        </table:table-row>
        <table:table-row table:style-name="ro1">
          <table:table-cell table:formula="of:=RAND()" office:value-type="float" office:value="0.52618408203125">
            <text:p>0.526184082</text:p>
          </table:table-cell>
          <table:table-cell table:formula="of:=RAND()" office:value-type="float" office:value="0.155487060546875">
            <text:p>0.1554870605</text:p>
          </table:table-cell>
          <table:table-cell table:formula="of:=SQRT([.B107])" office:value-type="float" office:value="0.394318476040465">
            <text:p>0.394318476</text:p>
          </table:table-cell>
          <table:table-cell/>
          <table:table-cell table:formula="of:=(1-[.$C107])*[.B$2] + [.$C107]*(1-[.$A107])*[.B$3] + [.$A107]*[.$C107]*[.B$4]" office:value-type="float" office:value="0.329968800617587">
            <text:p>0.3299688006</text:p>
          </table:table-cell>
          <table:table-cell table:formula="of:=(1-[.$C107])*[.C$2] + [.$C107]*(1-[.$A107])*[.C$3] + [.$A107]*[.$C107]*[.C$4]" office:value-type="float" office:value="0.715734131612961">
            <text:p>0.7157341316</text:p>
          </table:table-cell>
          <table:table-cell table:number-columns-repeated="2"/>
        </table:table-row>
        <table:table-row table:style-name="ro1">
          <table:table-cell table:formula="of:=RAND()" office:value-type="float" office:value="0.5283203125">
            <text:p>0.5283203125</text:p>
          </table:table-cell>
          <table:table-cell table:formula="of:=RAND()" office:value-type="float" office:value="0.65179443359375">
            <text:p>0.6517944336</text:p>
          </table:table-cell>
          <table:table-cell table:formula="of:=SQRT([.B108])" office:value-type="float" office:value="0.807337868301587">
            <text:p>0.8073378683</text:p>
          </table:table-cell>
          <table:table-cell/>
          <table:table-cell table:formula="of:=(1-[.$C108])*[.B$2] + [.$C108]*(1-[.$A108])*[.B$3] + [.$A108]*[.$C108]*[.B$4]" office:value-type="float" office:value="0.676035086478397">
            <text:p>0.6760350865</text:p>
          </table:table-cell>
          <table:table-cell table:formula="of:=(1-[.$C108])*[.C$2] + [.$C108]*(1-[.$A108])*[.C$3] + [.$A108]*[.$C108]*[.C$4]" office:value-type="float" office:value="0.945131725648821">
            <text:p>0.9451317256</text:p>
          </table:table-cell>
          <table:table-cell table:number-columns-repeated="2"/>
        </table:table-row>
        <table:table-row table:style-name="ro1">
          <table:table-cell table:formula="of:=RAND()" office:value-type="float" office:value="0.279571533203125">
            <text:p>0.2795715332</text:p>
          </table:table-cell>
          <table:table-cell table:formula="of:=RAND()" office:value-type="float" office:value="0.739654541015625">
            <text:p>0.739654541</text:p>
          </table:table-cell>
          <table:table-cell table:formula="of:=SQRT([.B109])" office:value-type="float" office:value="0.860031709308224">
            <text:p>0.8600317093</text:p>
          </table:table-cell>
          <table:table-cell/>
          <table:table-cell table:formula="of:=(1-[.$C109])*[.B$2] + [.$C109]*(1-[.$A109])*[.B$3] + [.$A109]*[.$C109]*[.B$4]" office:value-type="float" office:value="0.664536696245154">
            <text:p>0.6645366962</text:p>
          </table:table-cell>
          <table:table-cell table:formula="of:=(1-[.$C109])*[.C$2] + [.$C109]*(1-[.$A109])*[.C$3] + [.$A109]*[.$C109]*[.C$4]" office:value-type="float" office:value="0.548460508659351">
            <text:p>0.5484605087</text:p>
          </table:table-cell>
          <table:table-cell table:number-columns-repeated="2"/>
        </table:table-row>
        <table:table-row table:style-name="ro1">
          <table:table-cell table:formula="of:=RAND()" office:value-type="float" office:value="0.350341796875">
            <text:p>0.3503417969</text:p>
          </table:table-cell>
          <table:table-cell table:formula="of:=RAND()" office:value-type="float" office:value="0.5477294921875">
            <text:p>0.5477294922</text:p>
          </table:table-cell>
          <table:table-cell table:formula="of:=SQRT([.B110])" office:value-type="float" office:value="0.740087489549378">
            <text:p>0.7400874895</text:p>
          </table:table-cell>
          <table:table-cell/>
          <table:table-cell table:formula="of:=(1-[.$C110])*[.B$2] + [.$C110]*(1-[.$A110])*[.B$3] + [.$A110]*[.$C110]*[.B$4]" office:value-type="float" office:value="0.585474973727258">
            <text:p>0.5854749737</text:p>
          </table:table-cell>
          <table:table-cell table:formula="of:=(1-[.$C110])*[.C$2] + [.$C110]*(1-[.$A110])*[.C$3] + [.$A110]*[.$C110]*[.C$4]" office:value-type="float" office:value="0.64593058128285">
            <text:p>0.6459305813</text:p>
          </table:table-cell>
          <table:table-cell table:number-columns-repeated="2"/>
        </table:table-row>
        <table:table-row table:style-name="ro1">
          <table:table-cell table:formula="of:=RAND()" office:value-type="float" office:value="0.276336669921875">
            <text:p>0.2763366699</text:p>
          </table:table-cell>
          <table:table-cell table:formula="of:=RAND()" office:value-type="float" office:value="0.808258056640625">
            <text:p>0.8082580566</text:p>
          </table:table-cell>
          <table:table-cell table:formula="of:=SQRT([.B111])" office:value-type="float" office:value="0.899031732832955">
            <text:p>0.8990317328</text:p>
          </table:table-cell>
          <table:table-cell/>
          <table:table-cell table:formula="of:=(1-[.$C111])*[.B$2] + [.$C111]*(1-[.$A111])*[.B$3] + [.$A111]*[.$C111]*[.B$4]" office:value-type="float" office:value="0.693915426136408">
            <text:p>0.6939154261</text:p>
          </table:table-cell>
          <table:table-cell table:formula="of:=(1-[.$C111])*[.C$2] + [.$C111]*(1-[.$A111])*[.C$3] + [.$A111]*[.$C111]*[.C$4]" office:value-type="float" office:value="0.544870649641774">
            <text:p>0.5448706496</text:p>
          </table:table-cell>
          <table:table-cell table:number-columns-repeated="2"/>
        </table:table-row>
        <table:table-row table:style-name="ro1">
          <table:table-cell table:formula="of:=RAND()" office:value-type="float" office:value="0.746551513671875">
            <text:p>0.7465515137</text:p>
          </table:table-cell>
          <table:table-cell table:formula="of:=RAND()" office:value-type="float" office:value="0.529876708984375">
            <text:p>0.529876709</text:p>
          </table:table-cell>
          <table:table-cell table:formula="of:=SQRT([.B112])" office:value-type="float" office:value="0.727926307385834">
            <text:p>0.7279263074</text:p>
          </table:table-cell>
          <table:table-cell/>
          <table:table-cell table:formula="of:=(1-[.$C112])*[.B$2] + [.$C112]*(1-[.$A112])*[.B$3] + [.$A112]*[.$C112]*[.B$4]" office:value-type="float" office:value="0.650841381691406">
            <text:p>0.6508413817</text:p>
          </table:table-cell>
          <table:table-cell table:formula="of:=(1-[.$C112])*[.C$2] + [.$C112]*(1-[.$A112])*[.C$3] + [.$A112]*[.$C112]*[.C$4]" office:value-type="float" office:value="1.21747147468182">
            <text:p>1.2174714747</text:p>
          </table:table-cell>
          <table:table-cell table:number-columns-repeated="2"/>
        </table:table-row>
        <table:table-row table:style-name="ro1">
          <table:table-cell table:formula="of:=RAND()" office:value-type="float" office:value="0.02239990234375">
            <text:p>0.0223999023</text:p>
          </table:table-cell>
          <table:table-cell table:formula="of:=RAND()" office:value-type="float" office:value="0.812591552734375">
            <text:p>0.8125915527</text:p>
          </table:table-cell>
          <table:table-cell table:formula="of:=SQRT([.B113])" office:value-type="float" office:value="0.901438601755203">
            <text:p>0.9014386018</text:p>
          </table:table-cell>
          <table:table-cell/>
          <table:table-cell table:formula="of:=(1-[.$C113])*[.B$2] + [.$C113]*(1-[.$A113])*[.B$3] + [.$A113]*[.$C113]*[.B$4]" office:value-type="float" office:value="0.636256976757175">
            <text:p>0.6362569768</text:p>
          </table:table-cell>
          <table:table-cell table:formula="of:=(1-[.$C113])*[.C$2] + [.$C113]*(1-[.$A113])*[.C$3] + [.$A113]*[.$C113]*[.C$4]" office:value-type="float" office:value="0.0894630510523228">
            <text:p>0.0894630511</text:p>
          </table:table-cell>
          <table:table-cell table:number-columns-repeated="2"/>
        </table:table-row>
        <table:table-row table:style-name="ro1">
          <table:table-cell table:formula="of:=RAND()" office:value-type="float" office:value="0.248046875">
            <text:p>0.248046875</text:p>
          </table:table-cell>
          <table:table-cell table:formula="of:=RAND()" office:value-type="float" office:value="0.000732421875">
            <text:p>0.0007324219</text:p>
          </table:table-cell>
          <table:table-cell table:formula="of:=SQRT([.B114])" office:value-type="float" office:value="0.0270632938682637">
            <text:p>0.0270632939</text:p>
          </table:table-cell>
          <table:table-cell/>
          <table:table-cell table:formula="of:=(1-[.$C114])*[.B$2] + [.$C114]*(1-[.$A114])*[.B$3] + [.$A114]*[.$C114]*[.B$4]" office:value-type="float" office:value="0.0206896767303043">
            <text:p>0.0206896767</text:p>
          </table:table-cell>
          <table:table-cell table:formula="of:=(1-[.$C114])*[.C$2] + [.$C114]*(1-[.$A114])*[.C$3] + [.$A114]*[.$C114]*[.C$4]" office:value-type="float" office:value="0.499827154353615">
            <text:p>0.4998271544</text:p>
          </table:table-cell>
          <table:table-cell table:number-columns-repeated="2"/>
        </table:table-row>
        <table:table-row table:style-name="ro1">
          <table:table-cell table:formula="of:=RAND()" office:value-type="float" office:value="0.095977783203125">
            <text:p>0.0959777832</text:p>
          </table:table-cell>
          <table:table-cell table:formula="of:=RAND()" office:value-type="float" office:value="0.44293212890625">
            <text:p>0.4429321289</text:p>
          </table:table-cell>
          <table:table-cell table:formula="of:=SQRT([.B115])" office:value-type="float" office:value="0.665531463498346">
            <text:p>0.6655314635</text:p>
          </table:table-cell>
          <table:table-cell/>
          <table:table-cell table:formula="of:=(1-[.$C115])*[.B$2] + [.$C115]*(1-[.$A115])*[.B$3] + [.$A115]*[.$C115]*[.B$4]" office:value-type="float" office:value="0.482479845423653">
            <text:p>0.4824798454</text:p>
          </table:table-cell>
          <table:table-cell table:formula="of:=(1-[.$C115])*[.C$2] + [.$C115]*(1-[.$A115])*[.C$3] + [.$A115]*[.$C115]*[.C$4]" office:value-type="float" office:value="0.294347974942647">
            <text:p>0.2943479749</text:p>
          </table:table-cell>
          <table:table-cell table:number-columns-repeated="2"/>
        </table:table-row>
        <table:table-row table:style-name="ro1">
          <table:table-cell table:formula="of:=RAND()" office:value-type="float" office:value="0.239593505859375">
            <text:p>0.2395935059</text:p>
          </table:table-cell>
          <table:table-cell table:formula="of:=RAND()" office:value-type="float" office:value="0.77880859375">
            <text:p>0.7788085938</text:p>
          </table:table-cell>
          <table:table-cell table:formula="of:=SQRT([.B116])" office:value-type="float" office:value="0.882501327902684">
            <text:p>0.8825013279</text:p>
          </table:table-cell>
          <table:table-cell/>
          <table:table-cell table:formula="of:=(1-[.$C116])*[.B$2] + [.$C116]*(1-[.$A116])*[.B$3] + [.$A116]*[.$C116]*[.B$4]" office:value-type="float" office:value="0.672725742172096">
            <text:p>0.6727257422</text:p>
          </table:table-cell>
          <table:table-cell table:formula="of:=(1-[.$C116])*[.C$2] + [.$C116]*(1-[.$A116])*[.C$3] + [.$A116]*[.$C116]*[.C$4]" office:value-type="float" office:value="0.479518094333396">
            <text:p>0.4795180943</text:p>
          </table:table-cell>
          <table:table-cell table:number-columns-repeated="2"/>
        </table:table-row>
        <table:table-row table:style-name="ro1">
          <table:table-cell table:formula="of:=RAND()" office:value-type="float" office:value="0.585693359375">
            <text:p>0.5856933594</text:p>
          </table:table-cell>
          <table:table-cell table:formula="of:=RAND()" office:value-type="float" office:value="0.5240478515625">
            <text:p>0.5240478516</text:p>
          </table:table-cell>
          <table:table-cell table:formula="of:=SQRT([.B117])" office:value-type="float" office:value="0.723911494288149">
            <text:p>0.7239114943</text:p>
          </table:table-cell>
          <table:table-cell/>
          <table:table-cell table:formula="of:=(1-[.$C117])*[.B$2] + [.$C117]*(1-[.$A117])*[.B$3] + [.$A117]*[.$C117]*[.B$4]" office:value-type="float" office:value="0.616975486296453">
            <text:p>0.6169754863</text:p>
          </table:table-cell>
          <table:table-cell table:formula="of:=(1-[.$C117])*[.C$2] + [.$C117]*(1-[.$A117])*[.C$3] + [.$A117]*[.$C117]*[.C$4]" office:value-type="float" office:value="0.981784661265731">
            <text:p>0.9817846613</text:p>
          </table:table-cell>
          <table:table-cell table:number-columns-repeated="2"/>
        </table:table-row>
        <table:table-row table:style-name="ro1">
          <table:table-cell table:formula="of:=RAND()" office:value-type="float" office:value="0.15252685546875">
            <text:p>0.1525268555</text:p>
          </table:table-cell>
          <table:table-cell table:formula="of:=RAND()" office:value-type="float" office:value="0.409332275390625">
            <text:p>0.4093322754</text:p>
          </table:table-cell>
          <table:table-cell table:formula="of:=SQRT([.B118])" office:value-type="float" office:value="0.639790805959749">
            <text:p>0.639790806</text:p>
          </table:table-cell>
          <table:table-cell/>
          <table:table-cell table:formula="of:=(1-[.$C118])*[.B$2] + [.$C118]*(1-[.$A118])*[.B$3] + [.$A118]*[.$C118]*[.B$4]" office:value-type="float" office:value="0.473225736917447">
            <text:p>0.4732257369</text:p>
          </table:table-cell>
          <table:table-cell table:formula="of:=(1-[.$C118])*[.C$2] + [.$C118]*(1-[.$A118])*[.C$3] + [.$A118]*[.$C118]*[.C$4]" office:value-type="float" office:value="0.374299303803932">
            <text:p>0.3742993038</text:p>
          </table:table-cell>
          <table:table-cell table:number-columns-repeated="2"/>
        </table:table-row>
        <table:table-row table:style-name="ro1">
          <table:table-cell table:formula="of:=RAND()" office:value-type="float" office:value="0.077484130859375">
            <text:p>0.0774841309</text:p>
          </table:table-cell>
          <table:table-cell table:formula="of:=RAND()" office:value-type="float" office:value="0.061309814453125">
            <text:p>0.0613098145</text:p>
          </table:table-cell>
          <table:table-cell table:formula="of:=SQRT([.B119])" office:value-type="float" office:value="0.247608187370945">
            <text:p>0.2476081874</text:p>
          </table:table-cell>
          <table:table-cell/>
          <table:table-cell table:formula="of:=(1-[.$C119])*[.B$2] + [.$C119]*(1-[.$A119])*[.B$3] + [.$A119]*[.$C119]*[.B$4]" office:value-type="float" office:value="0.178314014509608">
            <text:p>0.1783140145</text:p>
          </table:table-cell>
          <table:table-cell table:formula="of:=(1-[.$C119])*[.C$2] + [.$C119]*(1-[.$A119])*[.C$3] + [.$A119]*[.$C119]*[.C$4]" office:value-type="float" office:value="0.414375459646812">
            <text:p>0.4143754596</text:p>
          </table:table-cell>
          <table:table-cell table:number-columns-repeated="2"/>
        </table:table-row>
        <table:table-row table:style-name="ro1">
          <table:table-cell table:formula="of:=RAND()" office:value-type="float" office:value="0.59716796875">
            <text:p>0.5971679688</text:p>
          </table:table-cell>
          <table:table-cell table:formula="of:=RAND()" office:value-type="float" office:value="0.82830810546875">
            <text:p>0.8283081055</text:p>
          </table:table-cell>
          <table:table-cell table:formula="of:=SQRT([.B120])" office:value-type="float" office:value="0.910114336481274">
            <text:p>0.9101143365</text:p>
          </table:table-cell>
          <table:table-cell/>
          <table:table-cell table:formula="of:=(1-[.$C120])*[.B$2] + [.$C120]*(1-[.$A120])*[.B$3] + [.$A120]*[.$C120]*[.B$4]" office:value-type="float" office:value="0.778387729245054">
            <text:p>0.7783877292</text:p>
          </table:table-cell>
          <table:table-cell table:formula="of:=(1-[.$C120])*[.C$2] + [.$C120]*(1-[.$A120])*[.C$3] + [.$A120]*[.$C120]*[.C$4]" office:value-type="float" office:value="1.12649017975645">
            <text:p>1.1264901798</text:p>
          </table:table-cell>
          <table:table-cell table:number-columns-repeated="2"/>
        </table:table-row>
        <table:table-row table:style-name="ro1">
          <table:table-cell table:formula="of:=RAND()" office:value-type="float" office:value="0.096649169921875">
            <text:p>0.0966491699</text:p>
          </table:table-cell>
          <table:table-cell table:formula="of:=RAND()" office:value-type="float" office:value="0.46832275390625">
            <text:p>0.4683227539</text:p>
          </table:table-cell>
          <table:table-cell table:formula="of:=SQRT([.B121])" office:value-type="float" office:value="0.684341109320673">
            <text:p>0.6843411093</text:p>
          </table:table-cell>
          <table:table-cell/>
          <table:table-cell table:formula="of:=(1-[.$C121])*[.B$2] + [.$C121]*(1-[.$A121])*[.B$3] + [.$A121]*[.$C121]*[.B$4]" office:value-type="float" office:value="0.496235436565879">
            <text:p>0.4962354366</text:p>
          </table:table-cell>
          <table:table-cell table:formula="of:=(1-[.$C121])*[.C$2] + [.$C121]*(1-[.$A121])*[.C$3] + [.$A121]*[.$C121]*[.C$4]" office:value-type="float" office:value="0.289450035656587">
            <text:p>0.2894500357</text:p>
          </table:table-cell>
          <table:table-cell table:number-columns-repeated="2"/>
        </table:table-row>
        <table:table-row table:style-name="ro1">
          <table:table-cell table:formula="of:=RAND()" office:value-type="float" office:value="0.59100341796875">
            <text:p>0.591003418</text:p>
          </table:table-cell>
          <table:table-cell table:formula="of:=RAND()" office:value-type="float" office:value="0.66162109375">
            <text:p>0.6616210938</text:p>
          </table:table-cell>
          <table:table-cell table:formula="of:=SQRT([.B122])" office:value-type="float" office:value="0.813400942801273">
            <text:p>0.8134009428</text:p>
          </table:table-cell>
          <table:table-cell/>
          <table:table-cell table:formula="of:=(1-[.$C122])*[.B$2] + [.$C122]*(1-[.$A122])*[.B$3] + [.$A122]*[.$C122]*[.B$4]" office:value-type="float" office:value="0.694368571678276">
            <text:p>0.6943685717</text:p>
          </table:table-cell>
          <table:table-cell table:formula="of:=(1-[.$C122])*[.C$2] + [.$C122]*(1-[.$A122])*[.C$3] + [.$A122]*[.$C122]*[.C$4]" office:value-type="float" office:value="1.04993777597473">
            <text:p>1.049937776</text:p>
          </table:table-cell>
          <table:table-cell table:number-columns-repeated="2"/>
        </table:table-row>
        <table:table-row table:style-name="ro1">
          <table:table-cell table:formula="of:=RAND()" office:value-type="float" office:value="0.411102294921875">
            <text:p>0.4111022949</text:p>
          </table:table-cell>
          <table:table-cell table:formula="of:=RAND()" office:value-type="float" office:value="0.50750732421875">
            <text:p>0.5075073242</text:p>
          </table:table-cell>
          <table:table-cell table:formula="of:=SQRT([.B123])" office:value-type="float" office:value="0.712395483014">
            <text:p>0.712395483</text:p>
          </table:table-cell>
          <table:table-cell/>
          <table:table-cell table:formula="of:=(1-[.$C123])*[.B$2] + [.$C123]*(1-[.$A123])*[.B$3] + [.$A123]*[.$C123]*[.B$4]" office:value-type="float" office:value="0.574822366779148">
            <text:p>0.5748223668</text:p>
          </table:table-cell>
          <table:table-cell table:formula="of:=(1-[.$C123])*[.C$2] + [.$C123]*(1-[.$A123])*[.C$3] + [.$A123]*[.$C123]*[.C$4]" office:value-type="float" office:value="0.726608420231476">
            <text:p>0.7266084202</text:p>
          </table:table-cell>
          <table:table-cell table:number-columns-repeated="2"/>
        </table:table-row>
        <table:table-row table:style-name="ro1">
          <table:table-cell table:formula="of:=RAND()" office:value-type="float" office:value="0.538848876953125">
            <text:p>0.538848877</text:p>
          </table:table-cell>
          <table:table-cell table:formula="of:=RAND()" office:value-type="float" office:value="0.9398193359375">
            <text:p>0.9398193359</text:p>
          </table:table-cell>
          <table:table-cell table:formula="of:=SQRT([.B124])" office:value-type="float" office:value="0.969442796629848">
            <text:p>0.9694427966</text:p>
          </table:table-cell>
          <table:table-cell/>
          <table:table-cell table:formula="of:=(1-[.$C124])*[.B$2] + [.$C124]*(1-[.$A124])*[.B$3] + [.$A124]*[.$C124]*[.B$4]" office:value-type="float" office:value="0.814429579821809">
            <text:p>0.8144295798</text:p>
          </table:table-cell>
          <table:table-cell table:formula="of:=(1-[.$C124])*[.C$2] + [.$C124]*(1-[.$A124])*[.C$3] + [.$A124]*[.$C124]*[.C$4]" office:value-type="float" office:value="1.05482109453131">
            <text:p>1.0548210945</text:p>
          </table:table-cell>
          <table:table-cell table:number-columns-repeated="2"/>
        </table:table-row>
        <table:table-row table:style-name="ro1">
          <table:table-cell table:formula="of:=RAND()" office:value-type="float" office:value="0.102447509765625">
            <text:p>0.1024475098</text:p>
          </table:table-cell>
          <table:table-cell table:formula="of:=RAND()" office:value-type="float" office:value="0.9747314453125">
            <text:p>0.9747314453</text:p>
          </table:table-cell>
          <table:table-cell table:formula="of:=SQRT([.B125])" office:value-type="float" office:value="0.987284885589008">
            <text:p>0.9872848856</text:p>
          </table:table-cell>
          <table:table-cell/>
          <table:table-cell table:formula="of:=(1-[.$C125])*[.B$2] + [.$C125]*(1-[.$A125])*[.B$3] + [.$A125]*[.$C125]*[.B$4]" office:value-type="float" office:value="0.717397088181342">
            <text:p>0.7173970882</text:p>
          </table:table-cell>
          <table:table-cell table:formula="of:=(1-[.$C125])*[.C$2] + [.$C125]*(1-[.$A125])*[.C$3] + [.$A125]*[.$C125]*[.C$4]" office:value-type="float" office:value="0.207635864341585">
            <text:p>0.2076358643</text:p>
          </table:table-cell>
          <table:table-cell table:number-columns-repeated="2"/>
        </table:table-row>
        <table:table-row table:style-name="ro1">
          <table:table-cell table:formula="of:=RAND()" office:value-type="float" office:value="0.12109375">
            <text:p>0.12109375</text:p>
          </table:table-cell>
          <table:table-cell table:formula="of:=RAND()" office:value-type="float" office:value="0.510528564453125">
            <text:p>0.5105285645</text:p>
          </table:table-cell>
          <table:table-cell table:formula="of:=SQRT([.B126])" office:value-type="float" office:value="0.714512816157363">
            <text:p>0.7145128162</text:p>
          </table:table-cell>
          <table:table-cell/>
          <table:table-cell table:formula="of:=(1-[.$C126])*[.B$2] + [.$C126]*(1-[.$A126])*[.B$3] + [.$A126]*[.$C126]*[.B$4]" office:value-type="float" office:value="0.522654960756358">
            <text:p>0.5226549608</text:p>
          </table:table-cell>
          <table:table-cell table:formula="of:=(1-[.$C126])*[.C$2] + [.$C126]*(1-[.$A126])*[.C$3] + [.$A126]*[.$C126]*[.C$4]" office:value-type="float" office:value="0.314924434221114">
            <text:p>0.3149244342</text:p>
          </table:table-cell>
          <table:table-cell table:number-columns-repeated="2"/>
        </table:table-row>
        <table:table-row table:style-name="ro1">
          <table:table-cell table:formula="of:=RAND()" office:value-type="float" office:value="0.810577392578125">
            <text:p>0.8105773926</text:p>
          </table:table-cell>
          <table:table-cell table:formula="of:=RAND()" office:value-type="float" office:value="0.65948486328125">
            <text:p>0.6594848633</text:p>
          </table:table-cell>
          <table:table-cell table:formula="of:=SQRT([.B127])" office:value-type="float" office:value="0.812086733841435">
            <text:p>0.8120867338</text:p>
          </table:table-cell>
          <table:table-cell/>
          <table:table-cell table:formula="of:=(1-[.$C127])*[.B$2] + [.$C127]*(1-[.$A127])*[.B$3] + [.$A127]*[.$C127]*[.B$4]" office:value-type="float" office:value="0.739608091977769">
            <text:p>0.739608092</text:p>
          </table:table-cell>
          <table:table-cell table:formula="of:=(1-[.$C127])*[.C$2] + [.$C127]*(1-[.$A127])*[.C$3] + [.$A127]*[.$C127]*[.C$4]" office:value-type="float" office:value="1.40389233613559">
            <text:p>1.4038923361</text:p>
          </table:table-cell>
          <table:table-cell table:number-columns-repeated="2"/>
        </table:table-row>
        <table:table-row table:style-name="ro1">
          <table:table-cell table:formula="of:=RAND()" office:value-type="float" office:value="0.74639892578125">
            <text:p>0.7463989258</text:p>
          </table:table-cell>
          <table:table-cell table:formula="of:=RAND()" office:value-type="float" office:value="0.9290771484375">
            <text:p>0.9290771484</text:p>
          </table:table-cell>
          <table:table-cell table:formula="of:=SQRT([.B128])" office:value-type="float" office:value="0.963886481094895">
            <text:p>0.9638864811</text:p>
          </table:table-cell>
          <table:table-cell/>
          <table:table-cell table:formula="of:=(1-[.$C128])*[.B$2] + [.$C128]*(1-[.$A128])*[.B$3] + [.$A128]*[.$C128]*[.B$4]" office:value-type="float" office:value="0.861775933623144">
            <text:p>0.8617759336</text:p>
          </table:table-cell>
          <table:table-cell table:formula="of:=(1-[.$C128])*[.C$2] + [.$C128]*(1-[.$A128])*[.C$3] + [.$A128]*[.$C128]*[.C$4]" office:value-type="float" office:value="1.44974998924051">
            <text:p>1.4497499892</text:p>
          </table:table-cell>
          <table:table-cell table:number-columns-repeated="2"/>
        </table:table-row>
        <table:table-row table:style-name="ro1">
          <table:table-cell table:formula="of:=RAND()" office:value-type="float" office:value="0.058624267578125">
            <text:p>0.0586242676</text:p>
          </table:table-cell>
          <table:table-cell table:formula="of:=RAND()" office:value-type="float" office:value="0.611480712890625">
            <text:p>0.6114807129</text:p>
          </table:table-cell>
          <table:table-cell table:formula="of:=SQRT([.B129])" office:value-type="float" office:value="0.781972322330289">
            <text:p>0.7819723223</text:p>
          </table:table-cell>
          <table:table-cell/>
          <table:table-cell table:formula="of:=(1-[.$C129])*[.B$2] + [.$C129]*(1-[.$A129])*[.B$3] + [.$A129]*[.$C129]*[.B$4]" office:value-type="float" office:value="0.559299689843577">
            <text:p>0.5592996898</text:p>
          </table:table-cell>
          <table:table-cell table:formula="of:=(1-[.$C129])*[.C$2] + [.$C129]*(1-[.$A129])*[.C$3] + [.$A129]*[.$C129]*[.C$4]" office:value-type="float" office:value="0.200240522614183">
            <text:p>0.2002405226</text:p>
          </table:table-cell>
          <table:table-cell table:number-columns-repeated="2"/>
        </table:table-row>
        <table:table-row table:style-name="ro1">
          <table:table-cell table:formula="of:=RAND()" office:value-type="float" office:value="0.72528076171875">
            <text:p>0.7252807617</text:p>
          </table:table-cell>
          <table:table-cell table:formula="of:=RAND()" office:value-type="float" office:value="0.1090087890625">
            <text:p>0.1090087891</text:p>
          </table:table-cell>
          <table:table-cell table:formula="of:=SQRT([.B130])" office:value-type="float" office:value="0.330164790767429">
            <text:p>0.3301647908</text:p>
          </table:table-cell>
          <table:table-cell/>
          <table:table-cell table:formula="of:=(1-[.$C130])*[.B$2] + [.$C130]*(1-[.$A130])*[.B$3] + [.$A130]*[.$C130]*[.B$4]" office:value-type="float" office:value="0.293375517981733">
            <text:p>0.293375518</text:p>
          </table:table-cell>
          <table:table-cell table:formula="of:=(1-[.$C130])*[.C$2] + [.$C130]*(1-[.$A130])*[.C$3] + [.$A130]*[.$C130]*[.C$4]" office:value-type="float" office:value="0.811447324787905">
            <text:p>0.8114473248</text:p>
          </table:table-cell>
          <table:table-cell table:number-columns-repeated="2"/>
        </table:table-row>
        <table:table-row table:style-name="ro1">
          <table:table-cell table:formula="of:=RAND()" office:value-type="float" office:value="0.06402587890625">
            <text:p>0.0640258789</text:p>
          </table:table-cell>
          <table:table-cell table:formula="of:=RAND()" office:value-type="float" office:value="0.24542236328125">
            <text:p>0.2454223633</text:p>
          </table:table-cell>
          <table:table-cell table:formula="of:=SQRT([.B131])" office:value-type="float" office:value="0.49540121445274">
            <text:p>0.4954012145</text:p>
          </table:table-cell>
          <table:table-cell/>
          <table:table-cell table:formula="of:=(1-[.$C131])*[.B$2] + [.$C131]*(1-[.$A131])*[.B$3] + [.$A131]*[.$C131]*[.B$4]" office:value-type="float" office:value="0.355027659640224">
            <text:p>0.3550276596</text:p>
          </table:table-cell>
          <table:table-cell table:formula="of:=(1-[.$C131])*[.C$2] + [.$C131]*(1-[.$A131])*[.C$3] + [.$A131]*[.$C131]*[.C$4]" office:value-type="float" office:value="0.315419204125085">
            <text:p>0.3154192041</text:p>
          </table:table-cell>
          <table:table-cell table:number-columns-repeated="2"/>
        </table:table-row>
        <table:table-row table:style-name="ro1">
          <table:table-cell table:formula="of:=RAND()" office:value-type="float" office:value="0.820526123046875">
            <text:p>0.820526123</text:p>
          </table:table-cell>
          <table:table-cell table:formula="of:=RAND()" office:value-type="float" office:value="0.513763427734375">
            <text:p>0.5137634277</text:p>
          </table:table-cell>
          <table:table-cell table:formula="of:=SQRT([.B132])" office:value-type="float" office:value="0.716772926200743">
            <text:p>0.7167729262</text:p>
          </table:table-cell>
          <table:table-cell/>
          <table:table-cell table:formula="of:=(1-[.$C132])*[.B$2] + [.$C132]*(1-[.$A132])*[.B$3] + [.$A132]*[.$C132]*[.B$4]" office:value-type="float" office:value="0.654655085003039">
            <text:p>0.654655085</text:p>
          </table:table-cell>
          <table:table-cell table:formula="of:=(1-[.$C132])*[.C$2] + [.$C132]*(1-[.$A132])*[.C$3] + [.$A132]*[.$C132]*[.C$4]" office:value-type="float" office:value="1.31199404827814">
            <text:p>1.3119940483</text:p>
          </table:table-cell>
          <table:table-cell table:number-columns-repeated="2"/>
        </table:table-row>
        <table:table-row table:style-name="ro1">
          <table:table-cell table:formula="of:=RAND()" office:value-type="float" office:value="0.942291259765625">
            <text:p>0.9422912598</text:p>
          </table:table-cell>
          <table:table-cell table:formula="of:=RAND()" office:value-type="float" office:value="0.314605712890625">
            <text:p>0.3146057129</text:p>
          </table:table-cell>
          <table:table-cell table:formula="of:=SQRT([.B133])" office:value-type="float" office:value="0.560897239154041">
            <text:p>0.5608972392</text:p>
          </table:table-cell>
          <table:table-cell/>
          <table:table-cell table:formula="of:=(1-[.$C133])*[.B$2] + [.$C133]*(1-[.$A133])*[.B$3] + [.$A133]*[.$C133]*[.B$4]" office:value-type="float" office:value="0.530045494589024">
            <text:p>0.5300454946</text:p>
          </table:table-cell>
          <table:table-cell table:formula="of:=(1-[.$C133])*[.C$2] + [.$C133]*(1-[.$A133])*[.C$3] + [.$A133]*[.$C133]*[.C$4]" office:value-type="float" office:value="1.27132322692521">
            <text:p>1.2713232269</text:p>
          </table:table-cell>
          <table:table-cell table:number-columns-repeated="2"/>
        </table:table-row>
        <table:table-row table:style-name="ro1">
          <table:table-cell table:formula="of:=RAND()" office:value-type="float" office:value="0.33062744140625">
            <text:p>0.3306274414</text:p>
          </table:table-cell>
          <table:table-cell table:formula="of:=RAND()" office:value-type="float" office:value="0.17022705078125">
            <text:p>0.1702270508</text:p>
          </table:table-cell>
          <table:table-cell table:formula="of:=SQRT([.B134])" office:value-type="float" office:value="0.412585810203465">
            <text:p>0.4125858102</text:p>
          </table:table-cell>
          <table:table-cell/>
          <table:table-cell table:formula="of:=(1-[.$C134])*[.B$2] + [.$C134]*(1-[.$A134])*[.B$3] + [.$A134]*[.$C134]*[.B$4]" office:value-type="float" office:value="0.324277236747331">
            <text:p>0.3242772367</text:p>
          </table:table-cell>
          <table:table-cell table:formula="of:=(1-[.$C134])*[.C$2] + [.$C134]*(1-[.$A134])*[.C$3] + [.$A134]*[.$C134]*[.C$4]" office:value-type="float" office:value="0.565167354566579">
            <text:p>0.5651673546</text:p>
          </table:table-cell>
          <table:table-cell table:number-columns-repeated="2"/>
        </table:table-row>
        <table:table-row table:style-name="ro1">
          <table:table-cell table:formula="of:=RAND()" office:value-type="float" office:value="0.70965576171875">
            <text:p>0.7096557617</text:p>
          </table:table-cell>
          <table:table-cell table:formula="of:=RAND()" office:value-type="float" office:value="0.28515625">
            <text:p>0.28515625</text:p>
          </table:table-cell>
          <table:table-cell table:formula="of:=SQRT([.B135])" office:value-type="float" office:value="0.534000234082346">
            <text:p>0.5340002341</text:p>
          </table:table-cell>
          <table:table-cell/>
          <table:table-cell table:formula="of:=(1-[.$C135])*[.B$2] + [.$C135]*(1-[.$A135])*[.B$3] + [.$A135]*[.$C135]*[.B$4]" office:value-type="float" office:value="0.472328813005323">
            <text:p>0.472328813</text:p>
          </table:table-cell>
          <table:table-cell table:formula="of:=(1-[.$C135])*[.C$2] + [.$C135]*(1-[.$A135])*[.C$3] + [.$A135]*[.$C135]*[.C$4]" office:value-type="float" office:value="0.987123005281466">
            <text:p>0.9871230053</text:p>
          </table:table-cell>
          <table:table-cell table:number-columns-repeated="2"/>
        </table:table-row>
        <table:table-row table:style-name="ro1">
          <table:table-cell table:formula="of:=RAND()" office:value-type="float" office:value="0.36309814453125">
            <text:p>0.3630981445</text:p>
          </table:table-cell>
          <table:table-cell table:formula="of:=RAND()" office:value-type="float" office:value="0.2862548828125">
            <text:p>0.2862548828</text:p>
          </table:table-cell>
          <table:table-cell table:formula="of:=SQRT([.B136])" office:value-type="float" office:value="0.535027927133248">
            <text:p>0.5350279271</text:p>
          </table:table-cell>
          <table:table-cell/>
          <table:table-cell table:formula="of:=(1-[.$C136])*[.B$2] + [.$C136]*(1-[.$A136])*[.B$3] + [.$A136]*[.$C136]*[.B$4]" office:value-type="float" office:value="0.425029137373039">
            <text:p>0.4250291374</text:p>
          </table:table-cell>
          <table:table-cell table:formula="of:=(1-[.$C136])*[.C$2] + [.$C136]*(1-[.$A136])*[.C$3] + [.$A136]*[.$C136]*[.C$4]" office:value-type="float" office:value="0.619078655186198">
            <text:p>0.6190786552</text:p>
          </table:table-cell>
          <table:table-cell table:number-columns-repeated="2"/>
        </table:table-row>
        <table:table-row table:style-name="ro1">
          <table:table-cell table:formula="of:=RAND()" office:value-type="float" office:value="0.990509033203125">
            <text:p>0.9905090332</text:p>
          </table:table-cell>
          <table:table-cell table:formula="of:=RAND()" office:value-type="float" office:value="0.14178466796875">
            <text:p>0.141784668</text:p>
          </table:table-cell>
          <table:table-cell table:formula="of:=SQRT([.B137])" office:value-type="float" office:value="0.376543049290184">
            <text:p>0.3765430493</text:p>
          </table:table-cell>
          <table:table-cell/>
          <table:table-cell table:formula="of:=(1-[.$C137])*[.B$2] + [.$C137]*(1-[.$A137])*[.B$3] + [.$A137]*[.$C137]*[.B$4]" office:value-type="float" office:value="0.360552150348191">
            <text:p>0.3605521503</text:p>
          </table:table-cell>
          <table:table-cell table:formula="of:=(1-[.$C137])*[.C$2] + [.$C137]*(1-[.$A137])*[.C$3] + [.$A137]*[.$C137]*[.C$4]" office:value-type="float" office:value="1.05393736586134">
            <text:p>1.0539373659</text:p>
          </table:table-cell>
          <table:table-cell table:number-columns-repeated="2"/>
        </table:table-row>
        <table:table-row table:style-name="ro1">
          <table:table-cell table:formula="of:=RAND()" office:value-type="float" office:value="0.45306396484375">
            <text:p>0.4530639648</text:p>
          </table:table-cell>
          <table:table-cell table:formula="of:=RAND()" office:value-type="float" office:value="0.752655029296875">
            <text:p>0.7526550293</text:p>
          </table:table-cell>
          <table:table-cell table:formula="of:=SQRT([.B138])" office:value-type="float" office:value="0.867556931444199">
            <text:p>0.8675569314</text:p>
          </table:table-cell>
          <table:table-cell/>
          <table:table-cell table:formula="of:=(1-[.$C138])*[.B$2] + [.$C138]*(1-[.$A138])*[.B$3] + [.$A138]*[.$C138]*[.B$4]" office:value-type="float" office:value="0.709485135613764">
            <text:p>0.7094851356</text:p>
          </table:table-cell>
          <table:table-cell table:formula="of:=(1-[.$C138])*[.C$2] + [.$C138]*(1-[.$A138])*[.C$3] + [.$A138]*[.$C138]*[.C$4]" office:value-type="float" office:value="0.848408512622595">
            <text:p>0.8484085126</text:p>
          </table:table-cell>
          <table:table-cell table:number-columns-repeated="2"/>
        </table:table-row>
        <table:table-row table:style-name="ro1">
          <table:table-cell table:formula="of:=RAND()" office:value-type="float" office:value="0.83660888671875">
            <text:p>0.8366088867</text:p>
          </table:table-cell>
          <table:table-cell table:formula="of:=RAND()" office:value-type="float" office:value="0.156524658203125">
            <text:p>0.1565246582</text:p>
          </table:table-cell>
          <table:table-cell table:formula="of:=SQRT([.B139])" office:value-type="float" office:value="0.395631973181042">
            <text:p>0.3956319732</text:p>
          </table:table-cell>
          <table:table-cell/>
          <table:table-cell table:formula="of:=(1-[.$C139])*[.B$2] + [.$C139]*(1-[.$A139])*[.B$3] + [.$A139]*[.$C139]*[.B$4]" office:value-type="float" office:value="0.362999579631396">
            <text:p>0.3629995796</text:p>
          </table:table-cell>
          <table:table-cell table:formula="of:=(1-[.$C139])*[.C$2] + [.$C139]*(1-[.$A139])*[.C$3] + [.$A139]*[.$C139]*[.C$4]" office:value-type="float" office:value="0.960852570429814">
            <text:p>0.9608525704</text:p>
          </table:table-cell>
          <table:table-cell table:number-columns-repeated="2"/>
        </table:table-row>
        <table:table-row table:style-name="ro1">
          <table:table-cell table:formula="of:=RAND()" office:value-type="float" office:value="0.184112548828125">
            <text:p>0.1841125488</text:p>
          </table:table-cell>
          <table:table-cell table:formula="of:=RAND()" office:value-type="float" office:value="0.31121826171875">
            <text:p>0.3112182617</text:p>
          </table:table-cell>
          <table:table-cell table:formula="of:=SQRT([.B140])" office:value-type="float" office:value="0.557869394857569">
            <text:p>0.5578693949</text:p>
          </table:table-cell>
          <table:table-cell/>
          <table:table-cell table:formula="of:=(1-[.$C140])*[.B$2] + [.$C140]*(1-[.$A140])*[.B$3] + [.$A140]*[.$C140]*[.B$4]" office:value-type="float" office:value="0.41721337301241">
            <text:p>0.417213373</text:p>
          </table:table-cell>
          <table:table-cell table:formula="of:=(1-[.$C140])*[.C$2] + [.$C140]*(1-[.$A140])*[.C$3] + [.$A140]*[.$C140]*[.C$4]" office:value-type="float" office:value="0.425459707410073">
            <text:p>0.4254597074</text:p>
          </table:table-cell>
          <table:table-cell table:number-columns-repeated="2"/>
        </table:table-row>
        <table:table-row table:style-name="ro1">
          <table:table-cell table:formula="of:=RAND()" office:value-type="float" office:value="0.563446044921875">
            <text:p>0.5634460449</text:p>
          </table:table-cell>
          <table:table-cell table:formula="of:=RAND()" office:value-type="float" office:value="0.651397705078125">
            <text:p>0.6513977051</text:p>
          </table:table-cell>
          <table:table-cell table:formula="of:=SQRT([.B141])" office:value-type="float" office:value="0.807092129238122">
            <text:p>0.8070921292</text:p>
          </table:table-cell>
          <table:table-cell/>
          <table:table-cell table:formula="of:=(1-[.$C141])*[.B$2] + [.$C141]*(1-[.$A141])*[.B$3] + [.$A141]*[.$C141]*[.B$4]" office:value-type="float" office:value="0.683200236174452">
            <text:p>0.6832002362</text:p>
          </table:table-cell>
          <table:table-cell table:formula="of:=(1-[.$C141])*[.C$2] + [.$C141]*(1-[.$A141])*[.C$3] + [.$A141]*[.$C141]*[.C$4]" office:value-type="float" office:value="1.00141214291346">
            <text:p>1.0014121429</text:p>
          </table:table-cell>
          <table:table-cell table:number-columns-repeated="2"/>
        </table:table-row>
        <table:table-row table:style-name="ro1">
          <table:table-cell table:formula="of:=RAND()" office:value-type="float" office:value="0.96710205078125">
            <text:p>0.9671020508</text:p>
          </table:table-cell>
          <table:table-cell table:formula="of:=RAND()" office:value-type="float" office:value="0.67022705078125">
            <text:p>0.6702270508</text:p>
          </table:table-cell>
          <table:table-cell table:formula="of:=SQRT([.B142])" office:value-type="float" office:value="0.818673958778005">
            <text:p>0.8186739588</text:p>
          </table:table-cell>
          <table:table-cell/>
          <table:table-cell table:formula="of:=(1-[.$C142])*[.B$2] + [.$C142]*(1-[.$A142])*[.B$3] + [.$A142]*[.$C142]*[.B$4]" office:value-type="float" office:value="0.778924499903011">
            <text:p>0.7789244999</text:p>
          </table:table-cell>
          <table:table-cell table:formula="of:=(1-[.$C142])*[.C$2] + [.$C142]*(1-[.$A142])*[.C$3] + [.$A142]*[.$C142]*[.C$4]" office:value-type="float" office:value="1.66622813687727">
            <text:p>1.6662281369</text:p>
          </table:table-cell>
          <table:table-cell table:number-columns-repeated="2"/>
        </table:table-row>
        <table:table-row table:style-name="ro1">
          <table:table-cell table:formula="of:=RAND()" office:value-type="float" office:value="0.01068115234375">
            <text:p>0.0106811523</text:p>
          </table:table-cell>
          <table:table-cell table:formula="of:=RAND()" office:value-type="float" office:value="0.286773681640625">
            <text:p>0.2867736816</text:p>
          </table:table-cell>
          <table:table-cell table:formula="of:=SQRT([.B143])" office:value-type="float" office:value="0.535512541067551">
            <text:p>0.5355125411</text:p>
          </table:table-cell>
          <table:table-cell/>
          <table:table-cell table:formula="of:=(1-[.$C143])*[.B$2] + [.$C143]*(1-[.$A143])*[.B$3] + [.$A143]*[.$C143]*[.B$4]" office:value-type="float" office:value="0.376345950415899">
            <text:p>0.3763459504</text:p>
          </table:table-cell>
          <table:table-cell table:formula="of:=(1-[.$C143])*[.C$2] + [.$C143]*(1-[.$A143])*[.C$3] + [.$A143]*[.$C143]*[.C$4]" office:value-type="float" office:value="0.243626312622156">
            <text:p>0.2436263126</text:p>
          </table:table-cell>
          <table:table-cell table:number-columns-repeated="2"/>
        </table:table-row>
        <table:table-row table:style-name="ro1">
          <table:table-cell table:formula="of:=RAND()" office:value-type="float" office:value="0.633697509765625">
            <text:p>0.6336975098</text:p>
          </table:table-cell>
          <table:table-cell table:formula="of:=RAND()" office:value-type="float" office:value="0.348175048828125">
            <text:p>0.3481750488</text:p>
          </table:table-cell>
          <table:table-cell table:formula="of:=SQRT([.B144])" office:value-type="float" office:value="0.590063597274162">
            <text:p>0.5900635973</text:p>
          </table:table-cell>
          <table:table-cell/>
          <table:table-cell table:formula="of:=(1-[.$C144])*[.B$2] + [.$C144]*(1-[.$A144])*[.B$3] + [.$A144]*[.$C144]*[.B$4]" office:value-type="float" office:value="0.510264194462869">
            <text:p>0.5102641945</text:p>
          </table:table-cell>
          <table:table-cell table:formula="of:=(1-[.$C144])*[.C$2] + [.$C144]*(1-[.$A144])*[.C$3] + [.$A144]*[.$C144]*[.C$4]" office:value-type="float" office:value="0.949072647432926">
            <text:p>0.9490726474</text:p>
          </table:table-cell>
          <table:table-cell table:number-columns-repeated="2"/>
        </table:table-row>
        <table:table-row table:style-name="ro1">
          <table:table-cell table:formula="of:=RAND()" office:value-type="float" office:value="0.132720947265625">
            <text:p>0.1327209473</text:p>
          </table:table-cell>
          <table:table-cell table:formula="of:=RAND()" office:value-type="float" office:value="0.906219482421875">
            <text:p>0.9062194824</text:p>
          </table:table-cell>
          <table:table-cell table:formula="of:=SQRT([.B145])" office:value-type="float" office:value="0.951955609480755">
            <text:p>0.9519556095</text:p>
          </table:table-cell>
          <table:table-cell/>
          <table:table-cell table:formula="of:=(1-[.$C145])*[.B$2] + [.$C145]*(1-[.$A145])*[.B$3] + [.$A145]*[.$C145]*[.B$4]" office:value-type="float" office:value="0.699218483700257">
            <text:p>0.6992184837</text:p>
          </table:table-cell>
          <table:table-cell table:formula="of:=(1-[.$C145])*[.C$2] + [.$C145]*(1-[.$A145])*[.C$3] + [.$A145]*[.$C145]*[.C$4]" office:value-type="float" office:value="0.275447651247394">
            <text:p>0.2754476512</text:p>
          </table:table-cell>
          <table:table-cell table:number-columns-repeated="2"/>
        </table:table-row>
        <table:table-row table:style-name="ro1">
          <table:table-cell table:formula="of:=RAND()" office:value-type="float" office:value="0.00030517578125">
            <text:p>0.0003051758</text:p>
          </table:table-cell>
          <table:table-cell table:formula="of:=RAND()" office:value-type="float" office:value="0.527557373046875">
            <text:p>0.527557373</text:p>
          </table:table-cell>
          <table:table-cell table:formula="of:=SQRT([.B146])" office:value-type="float" office:value="0.726331448477123">
            <text:p>0.7263314485</text:p>
          </table:table-cell>
          <table:table-cell/>
          <table:table-cell table:formula="of:=(1-[.$C146])*[.B$2] + [.$C146]*(1-[.$A146])*[.B$3] + [.$A146]*[.$C146]*[.B$4]" office:value-type="float" office:value="0.508489645213467">
            <text:p>0.5084896452</text:p>
          </table:table-cell>
          <table:table-cell table:formula="of:=(1-[.$C146])*[.C$2] + [.$C146]*(1-[.$A146])*[.C$3] + [.$A146]*[.$C146]*[.C$4]" office:value-type="float" office:value="0.137275376708237">
            <text:p>0.1372753767</text:p>
          </table:table-cell>
          <table:table-cell table:number-columns-repeated="2"/>
        </table:table-row>
        <table:table-row table:style-name="ro1">
          <table:table-cell table:formula="of:=RAND()" office:value-type="float" office:value="0.3251953125">
            <text:p>0.3251953125</text:p>
          </table:table-cell>
          <table:table-cell table:formula="of:=RAND()" office:value-type="float" office:value="0.469085693359375">
            <text:p>0.4690856934</text:p>
          </table:table-cell>
          <table:table-cell table:formula="of:=SQRT([.B147])" office:value-type="float" office:value="0.684898308772459">
            <text:p>0.6848983088</text:p>
          </table:table-cell>
          <table:table-cell/>
          <table:table-cell table:formula="of:=(1-[.$C147])*[.B$2] + [.$C147]*(1-[.$A147])*[.B$3] + [.$A147]*[.$C147]*[.B$4]" office:value-type="float" office:value="0.537337503224237">
            <text:p>0.5373375032</text:p>
          </table:table-cell>
          <table:table-cell table:formula="of:=(1-[.$C147])*[.C$2] + [.$C147]*(1-[.$A147])*[.C$3] + [.$A147]*[.$C147]*[.C$4]" office:value-type="float" office:value="0.600775027522213">
            <text:p>0.6007750275</text:p>
          </table:table-cell>
          <table:table-cell table:number-columns-repeated="2"/>
        </table:table-row>
        <table:table-row table:style-name="ro1">
          <table:table-cell table:formula="of:=RAND()" office:value-type="float" office:value="0.0592041015625">
            <text:p>0.0592041016</text:p>
          </table:table-cell>
          <table:table-cell table:formula="of:=RAND()" office:value-type="float" office:value="0.699371337890625">
            <text:p>0.6993713379</text:p>
          </table:table-cell>
          <table:table-cell table:formula="of:=SQRT([.B148])" office:value-type="float" office:value="0.836284244674396">
            <text:p>0.8362842447</text:p>
          </table:table-cell>
          <table:table-cell/>
          <table:table-cell table:formula="of:=(1-[.$C148])*[.B$2] + [.$C148]*(1-[.$A148])*[.B$3] + [.$A148]*[.$C148]*[.B$4]" office:value-type="float" office:value="0.598271950184851">
            <text:p>0.5982719502</text:p>
          </table:table-cell>
          <table:table-cell table:formula="of:=(1-[.$C148])*[.C$2] + [.$C148]*(1-[.$A148])*[.C$3] + [.$A148]*[.$C148]*[.C$4]" office:value-type="float" office:value="0.180385677802877">
            <text:p>0.1803856778</text:p>
          </table:table-cell>
          <table:table-cell table:number-columns-repeated="2"/>
        </table:table-row>
        <table:table-row table:style-name="ro1">
          <table:table-cell table:formula="of:=RAND()" office:value-type="float" office:value="0.39471435546875">
            <text:p>0.3947143555</text:p>
          </table:table-cell>
          <table:table-cell table:formula="of:=RAND()" office:value-type="float" office:value="0.1025390625">
            <text:p>0.1025390625</text:p>
          </table:table-cell>
          <table:table-cell table:formula="of:=SQRT([.B149])" office:value-type="float" office:value="0.320217211436237">
            <text:p>0.3202172114</text:p>
          </table:table-cell>
          <table:table-cell/>
          <table:table-cell table:formula="of:=(1-[.$C149])*[.B$2] + [.$C149]*(1-[.$A149])*[.B$3] + [.$A149]*[.$C149]*[.B$4]" office:value-type="float" office:value="0.2570145738631">
            <text:p>0.2570145739</text:p>
          </table:table-cell>
          <table:table-cell table:formula="of:=(1-[.$C149])*[.C$2] + [.$C149]*(1-[.$A149])*[.C$3] + [.$A149]*[.$C149]*[.C$4]" office:value-type="float" office:value="0.591416111423771">
            <text:p>0.5914161114</text:p>
          </table:table-cell>
          <table:table-cell table:number-columns-repeated="2"/>
        </table:table-row>
        <table:table-row table:style-name="ro1">
          <table:table-cell table:formula="of:=RAND()" office:value-type="float" office:value="0.952789306640625">
            <text:p>0.9527893066</text:p>
          </table:table-cell>
          <table:table-cell table:formula="of:=RAND()" office:value-type="float" office:value="0.380126953125">
            <text:p>0.3801269531</text:p>
          </table:table-cell>
          <table:table-cell table:formula="of:=SQRT([.B150])" office:value-type="float" office:value="0.616544364279652">
            <text:p>0.6165443643</text:p>
          </table:table-cell>
          <table:table-cell/>
          <table:table-cell table:formula="of:=(1-[.$C150])*[.B$2] + [.$C150]*(1-[.$A150])*[.B$3] + [.$A150]*[.$C150]*[.B$4]" office:value-type="float" office:value="0.584314643108107">
            <text:p>0.5843146431</text:p>
          </table:table-cell>
          <table:table-cell table:formula="of:=(1-[.$C150])*[.C$2] + [.$C150]*(1-[.$A150])*[.C$3] + [.$A150]*[.$C150]*[.C$4]" office:value-type="float" office:value="1.36072720379701">
            <text:p>1.3607272038</text:p>
          </table:table-cell>
          <table:table-cell table:number-columns-repeated="2"/>
        </table:table-row>
        <table:table-row table:style-name="ro1">
          <table:table-cell table:formula="of:=RAND()" office:value-type="float" office:value="0.57666015625">
            <text:p>0.5766601563</text:p>
          </table:table-cell>
          <table:table-cell table:formula="of:=RAND()" office:value-type="float" office:value="0.80377197265625">
            <text:p>0.8037719727</text:p>
          </table:table-cell>
          <table:table-cell table:formula="of:=SQRT([.B151])" office:value-type="float" office:value="0.896533308168888">
            <text:p>0.8965333082</text:p>
          </table:table-cell>
          <table:table-cell/>
          <table:table-cell table:formula="of:=(1-[.$C151])*[.B$2] + [.$C151]*(1-[.$A151])*[.B$3] + [.$A151]*[.$C151]*[.B$4]" office:value-type="float" office:value="0.761992025486942">
            <text:p>0.7619920255</text:p>
          </table:table-cell>
          <table:table-cell table:formula="of:=(1-[.$C151])*[.C$2] + [.$C151]*(1-[.$A151])*[.C$3] + [.$A151]*[.$C151]*[.C$4]" office:value-type="float" office:value="1.08055347068384">
            <text:p>1.0805534707</text:p>
          </table:table-cell>
          <table:table-cell table:number-columns-repeated="2"/>
        </table:table-row>
        <table:table-row table:style-name="ro1">
          <table:table-cell table:formula="of:=RAND()" office:value-type="float" office:value="0.38720703125">
            <text:p>0.3872070313</text:p>
          </table:table-cell>
          <table:table-cell table:formula="of:=RAND()" office:value-type="float" office:value="0.6822509765625">
            <text:p>0.6822509766</text:p>
          </table:table-cell>
          <table:table-cell table:formula="of:=SQRT([.B152])" office:value-type="float" office:value="0.825984852501848">
            <text:p>0.8259848525</text:p>
          </table:table-cell>
          <table:table-cell/>
          <table:table-cell table:formula="of:=(1-[.$C152])*[.B$2] + [.$C152]*(1-[.$A152])*[.B$3] + [.$A152]*[.$C152]*[.B$4]" office:value-type="float" office:value="0.661344453825918">
            <text:p>0.6613444538</text:p>
          </table:table-cell>
          <table:table-cell table:formula="of:=(1-[.$C152])*[.C$2] + [.$C152]*(1-[.$A152])*[.C$3] + [.$A152]*[.$C152]*[.C$4]" office:value-type="float" office:value="0.723463587512548">
            <text:p>0.7234635875</text:p>
          </table:table-cell>
          <table:table-cell table:number-columns-repeated="2"/>
        </table:table-row>
        <table:table-row table:style-name="ro1">
          <table:table-cell table:formula="of:=RAND()" office:value-type="float" office:value="0.5087890625">
            <text:p>0.5087890625</text:p>
          </table:table-cell>
          <table:table-cell table:formula="of:=RAND()" office:value-type="float" office:value="0.823944091796875">
            <text:p>0.8239440918</text:p>
          </table:table-cell>
          <table:table-cell table:formula="of:=SQRT([.B153])" office:value-type="float" office:value="0.907713661788163">
            <text:p>0.9077136618</text:p>
          </table:table-cell>
          <table:table-cell/>
          <table:table-cell table:formula="of:=(1-[.$C153])*[.B$2] + [.$C153]*(1-[.$A153])*[.B$3] + [.$A153]*[.$C153]*[.B$4]" office:value-type="float" office:value="0.755476606831621">
            <text:p>0.7554766068</text:p>
          </table:table-cell>
          <table:table-cell table:formula="of:=(1-[.$C153])*[.C$2] + [.$C153]*(1-[.$A153])*[.C$3] + [.$A153]*[.$C153]*[.C$4]" office:value-type="float" office:value="0.965194387275205">
            <text:p>0.9651943873</text:p>
          </table:table-cell>
          <table:table-cell table:number-columns-repeated="2"/>
        </table:table-row>
        <table:table-row table:style-name="ro1">
          <table:table-cell table:formula="of:=RAND()" office:value-type="float" office:value="0.641815185546875">
            <text:p>0.6418151855</text:p>
          </table:table-cell>
          <table:table-cell table:formula="of:=RAND()" office:value-type="float" office:value="0.019287109375">
            <text:p>0.0192871094</text:p>
          </table:table-cell>
          <table:table-cell table:formula="of:=SQRT([.B154])" office:value-type="float" office:value="0.138878037770556">
            <text:p>0.1388780378</text:p>
          </table:table-cell>
          <table:table-cell/>
          <table:table-cell table:formula="of:=(1-[.$C154])*[.B$2] + [.$C154]*(1-[.$A154])*[.B$3] + [.$A154]*[.$C154]*[.B$4]" office:value-type="float" office:value="0.120389475170214">
            <text:p>0.1203894752</text:p>
          </table:table-cell>
          <table:table-cell table:formula="of:=(1-[.$C154])*[.C$2] + [.$C154]*(1-[.$A154])*[.C$3] + [.$A154]*[.$C154]*[.C$4]" office:value-type="float" office:value="0.607937707939112">
            <text:p>0.6079377079</text:p>
          </table:table-cell>
          <table:table-cell table:number-columns-repeated="2"/>
        </table:table-row>
        <table:table-row table:style-name="ro1">
          <table:table-cell table:formula="of:=RAND()" office:value-type="float" office:value="0.56561279296875">
            <text:p>0.565612793</text:p>
          </table:table-cell>
          <table:table-cell table:formula="of:=RAND()" office:value-type="float" office:value="0.264923095703125">
            <text:p>0.2649230957</text:p>
          </table:table-cell>
          <table:table-cell table:formula="of:=SQRT([.B155])" office:value-type="float" office:value="0.514706805572964">
            <text:p>0.5147068056</text:p>
          </table:table-cell>
          <table:table-cell/>
          <table:table-cell table:formula="of:=(1-[.$C155])*[.B$2] + [.$C155]*(1-[.$A155])*[.B$3] + [.$A155]*[.$C155]*[.B$4]" office:value-type="float" office:value="0.435987199904713">
            <text:p>0.4359871999</text:p>
          </table:table-cell>
          <table:table-cell table:formula="of:=(1-[.$C155])*[.C$2] + [.$C155]*(1-[.$A155])*[.C$3] + [.$A155]*[.$C155]*[.C$4]" office:value-type="float" office:value="0.821984857395212">
            <text:p>0.8219848574</text:p>
          </table:table-cell>
          <table:table-cell table:number-columns-repeated="2"/>
        </table:table-row>
        <table:table-row table:style-name="ro1">
          <table:table-cell table:formula="of:=RAND()" office:value-type="float" office:value="0.83050537109375">
            <text:p>0.8305053711</text:p>
          </table:table-cell>
          <table:table-cell table:formula="of:=RAND()" office:value-type="float" office:value="0.727142333984375">
            <text:p>0.727142334</text:p>
          </table:table-cell>
          <table:table-cell table:formula="of:=SQRT([.B156])" office:value-type="float" office:value="0.852726412153614">
            <text:p>0.8527264122</text:p>
          </table:table-cell>
          <table:table-cell/>
          <table:table-cell table:formula="of:=(1-[.$C156])*[.B$2] + [.$C156]*(1-[.$A156])*[.B$3] + [.$A156]*[.$C156]*[.B$4]" office:value-type="float" office:value="0.78103889350297">
            <text:p>0.7810388935</text:p>
          </table:table-cell>
          <table:table-cell table:formula="of:=(1-[.$C156])*[.C$2] + [.$C156]*(1-[.$A156])*[.C$3] + [.$A156]*[.$C156]*[.C$4]" office:value-type="float" office:value="1.48294258600368">
            <text:p>1.482942586</text:p>
          </table:table-cell>
          <table:table-cell table:number-columns-repeated="2"/>
        </table:table-row>
        <table:table-row table:style-name="ro1">
          <table:table-cell table:formula="of:=RAND()" office:value-type="float" office:value="0.460662841796875">
            <text:p>0.4606628418</text:p>
          </table:table-cell>
          <table:table-cell table:formula="of:=RAND()" office:value-type="float" office:value="0.920257568359375">
            <text:p>0.9202575684</text:p>
          </table:table-cell>
          <table:table-cell table:formula="of:=SQRT([.B157])" office:value-type="float" office:value="0.959300562055175">
            <text:p>0.9593005621</text:p>
          </table:table-cell>
          <table:table-cell/>
          <table:table-cell table:formula="of:=(1-[.$C157])*[.B$2] + [.$C157]*(1-[.$A157])*[.B$3] + [.$A157]*[.$C157]*[.B$4]" office:value-type="float" office:value="0.786408065432578">
            <text:p>0.7864080654</text:p>
          </table:table-cell>
          <table:table-cell table:formula="of:=(1-[.$C157])*[.C$2] + [.$C157]*(1-[.$A157])*[.C$3] + [.$A157]*[.$C157]*[.C$4]" office:value-type="float" office:value="0.899758823849228">
            <text:p>0.8997588238</text:p>
          </table:table-cell>
          <table:table-cell table:number-columns-repeated="2"/>
        </table:table-row>
        <table:table-row table:style-name="ro1">
          <table:table-cell table:formula="of:=RAND()" office:value-type="float" office:value="0.571258544921875">
            <text:p>0.5712585449</text:p>
          </table:table-cell>
          <table:table-cell table:formula="of:=RAND()" office:value-type="float" office:value="0.882537841796875">
            <text:p>0.8825378418</text:p>
          </table:table-cell>
          <table:table-cell table:formula="of:=SQRT([.B158])" office:value-type="float" office:value="0.939434852343086">
            <text:p>0.9394348523</text:p>
          </table:table-cell>
          <table:table-cell/>
          <table:table-cell table:formula="of:=(1-[.$C158])*[.B$2] + [.$C158]*(1-[.$A158])*[.B$3] + [.$A158]*[.$C158]*[.B$4]" office:value-type="float" office:value="0.797136045207746">
            <text:p>0.7971360452</text:p>
          </table:table-cell>
          <table:table-cell table:formula="of:=(1-[.$C158])*[.C$2] + [.$C158]*(1-[.$A158])*[.C$3] + [.$A158]*[.$C158]*[.C$4]" office:value-type="float" office:value="1.09823634555729">
            <text:p>1.0982363456</text:p>
          </table:table-cell>
          <table:table-cell table:number-columns-repeated="2"/>
        </table:table-row>
        <table:table-row table:style-name="ro1">
          <table:table-cell table:formula="of:=RAND()" office:value-type="float" office:value="0.5224609375">
            <text:p>0.5224609375</text:p>
          </table:table-cell>
          <table:table-cell table:formula="of:=RAND()" office:value-type="float" office:value="0.8916015625">
            <text:p>0.8916015625</text:p>
          </table:table-cell>
          <table:table-cell table:formula="of:=SQRT([.B159])" office:value-type="float" office:value="0.944246558108633">
            <text:p>0.9442465581</text:p>
          </table:table-cell>
          <table:table-cell/>
          <table:table-cell table:formula="of:=(1-[.$C159])*[.B$2] + [.$C159]*(1-[.$A159])*[.B$3] + [.$A159]*[.$C159]*[.B$4]" office:value-type="float" office:value="0.789238895590995">
            <text:p>0.7892388956</text:p>
          </table:table-cell>
          <table:table-cell table:formula="of:=(1-[.$C159])*[.C$2] + [.$C159]*(1-[.$A159])*[.C$3] + [.$A159]*[.$C159]*[.C$4]" office:value-type="float" office:value="1.00960728548705">
            <text:p>1.0096072855</text:p>
          </table:table-cell>
          <table:table-cell table:number-columns-repeated="2"/>
        </table:table-row>
        <table:table-row table:style-name="ro1">
          <table:table-cell table:formula="of:=RAND()" office:value-type="float" office:value="0.72021484375">
            <text:p>0.7202148438</text:p>
          </table:table-cell>
          <table:table-cell table:formula="of:=RAND()" office:value-type="float" office:value="0.100006103515625">
            <text:p>0.1000061035</text:p>
          </table:table-cell>
          <table:table-cell table:formula="of:=SQRT([.B160])" office:value-type="float" office:value="0.316237416375142">
            <text:p>0.3162374164</text:p>
          </table:table-cell>
          <table:table-cell/>
          <table:table-cell table:formula="of:=(1-[.$C160])*[.B$2] + [.$C160]*(1-[.$A160])*[.B$3] + [.$A160]*[.$C160]*[.B$4]" office:value-type="float" office:value="0.280583500632456">
            <text:p>0.2805835006</text:p>
          </table:table-cell>
          <table:table-cell table:formula="of:=(1-[.$C160])*[.C$2] + [.$C160]*(1-[.$A160])*[.C$3] + [.$A160]*[.$C160]*[.C$4]" office:value-type="float" office:value="0.795121465843257">
            <text:p>0.7951214658</text:p>
          </table:table-cell>
          <table:table-cell table:number-columns-repeated="2"/>
        </table:table-row>
        <table:table-row table:style-name="ro1">
          <table:table-cell table:formula="of:=RAND()" office:value-type="float" office:value="0.550567626953125">
            <text:p>0.550567627</text:p>
          </table:table-cell>
          <table:table-cell table:formula="of:=RAND()" office:value-type="float" office:value="0.011474609375">
            <text:p>0.0114746094</text:p>
          </table:table-cell>
          <table:table-cell table:formula="of:=SQRT([.B161])" office:value-type="float" office:value="0.107119603131266">
            <text:p>0.1071196031</text:p>
          </table:table-cell>
          <table:table-cell/>
          <table:table-cell table:formula="of:=(1-[.$C161])*[.B$2] + [.$C161]*(1-[.$A161])*[.B$3] + [.$A161]*[.$C161]*[.B$4]" office:value-type="float" office:value="0.0903176344728833">
            <text:p>0.0903176345</text:p>
          </table:table-cell>
          <table:table-cell table:formula="of:=(1-[.$C161])*[.C$2] + [.$C161]*(1-[.$A161])*[.C$3] + [.$A161]*[.$C161]*[.C$4]" office:value-type="float" office:value="0.563803603969689">
            <text:p>0.563803604</text:p>
          </table:table-cell>
          <table:table-cell table:number-columns-repeated="2"/>
        </table:table-row>
        <table:table-row table:style-name="ro1">
          <table:table-cell table:formula="of:=RAND()" office:value-type="float" office:value="0.32623291015625">
            <text:p>0.3262329102</text:p>
          </table:table-cell>
          <table:table-cell table:formula="of:=RAND()" office:value-type="float" office:value="0.588653564453125">
            <text:p>0.5886535645</text:p>
          </table:table-cell>
          <table:table-cell table:formula="of:=SQRT([.B162])" office:value-type="float" office:value="0.767237619289569">
            <text:p>0.7672376193</text:p>
          </table:table-cell>
          <table:table-cell/>
          <table:table-cell table:formula="of:=(1-[.$C162])*[.B$2] + [.$C162]*(1-[.$A162])*[.B$3] + [.$A162]*[.$C162]*[.B$4]" office:value-type="float" office:value="0.602143855446467">
            <text:p>0.6021438554</text:p>
          </table:table-cell>
          <table:table-cell table:formula="of:=(1-[.$C162])*[.C$2] + [.$C162]*(1-[.$A162])*[.C$3] + [.$A162]*[.$C162]*[.C$4]" office:value-type="float" office:value="0.614474531386372">
            <text:p>0.6144745314</text:p>
          </table:table-cell>
          <table:table-cell table:number-columns-repeated="2"/>
        </table:table-row>
        <table:table-row table:style-name="ro1">
          <table:table-cell table:formula="of:=RAND()" office:value-type="float" office:value="0.658111572265625">
            <text:p>0.6581115723</text:p>
          </table:table-cell>
          <table:table-cell table:formula="of:=RAND()" office:value-type="float" office:value="0.6043701171875">
            <text:p>0.6043701172</text:p>
          </table:table-cell>
          <table:table-cell table:formula="of:=SQRT([.B163])" office:value-type="float" office:value="0.77741244985368">
            <text:p>0.7774124499</text:p>
          </table:table-cell>
          <table:table-cell/>
          <table:table-cell table:formula="of:=(1-[.$C163])*[.B$2] + [.$C163]*(1-[.$A163])*[.B$3] + [.$A163]*[.$C163]*[.B$4]" office:value-type="float" office:value="0.677210988612316">
            <text:p>0.6772109886</text:p>
          </table:table-cell>
          <table:table-cell table:formula="of:=(1-[.$C163])*[.C$2] + [.$C163]*(1-[.$A163])*[.C$3] + [.$A163]*[.$C163]*[.C$4]" office:value-type="float" office:value="1.12942579312059">
            <text:p>1.1294257931</text:p>
          </table:table-cell>
          <table:table-cell table:number-columns-repeated="2"/>
        </table:table-row>
        <table:table-row table:style-name="ro1">
          <table:table-cell table:formula="of:=RAND()" office:value-type="float" office:value="0.462738037109375">
            <text:p>0.4627380371</text:p>
          </table:table-cell>
          <table:table-cell table:formula="of:=RAND()" office:value-type="float" office:value="0.249969482421875">
            <text:p>0.2499694824</text:p>
          </table:table-cell>
          <table:table-cell table:formula="of:=SQRT([.B164])" office:value-type="float" office:value="0.499969481490496">
            <text:p>0.4999694815</text:p>
          </table:table-cell>
          <table:table-cell/>
          <table:table-cell table:formula="of:=(1-[.$C164])*[.B$2] + [.$C164]*(1-[.$A164])*[.B$3] + [.$A164]*[.$C164]*[.B$4]" office:value-type="float" office:value="0.410130910128018">
            <text:p>0.4101309101</text:p>
          </table:table-cell>
          <table:table-cell table:formula="of:=(1-[.$C164])*[.C$2] + [.$C164]*(1-[.$A164])*[.C$3] + [.$A164]*[.$C164]*[.C$4]" office:value-type="float" office:value="0.710411503248965">
            <text:p>0.7104115032</text:p>
          </table:table-cell>
          <table:table-cell table:number-columns-repeated="2"/>
        </table:table-row>
        <table:table-row table:style-name="ro1">
          <table:table-cell table:formula="of:=RAND()" office:value-type="float" office:value="0.006591796875">
            <text:p>0.0065917969</text:p>
          </table:table-cell>
          <table:table-cell table:formula="of:=RAND()" office:value-type="float" office:value="0.6165771484375">
            <text:p>0.6165771484</text:p>
          </table:table-cell>
          <table:table-cell table:formula="of:=SQRT([.B165])" office:value-type="float" office:value="0.785224266332556">
            <text:p>0.7852242663</text:p>
          </table:table-cell>
          <table:table-cell/>
          <table:table-cell table:formula="of:=(1-[.$C165])*[.B$2] + [.$C165]*(1-[.$A165])*[.B$3] + [.$A165]*[.$C165]*[.B$4]" office:value-type="float" office:value="0.551002756537685">
            <text:p>0.5510027565</text:p>
          </table:table-cell>
          <table:table-cell table:formula="of:=(1-[.$C165])*[.C$2] + [.$C165]*(1-[.$A165])*[.C$3] + [.$A165]*[.$C165]*[.C$4]" office:value-type="float" office:value="0.117688184175043">
            <text:p>0.1176881842</text:p>
          </table:table-cell>
          <table:table-cell table:number-columns-repeated="2"/>
        </table:table-row>
        <table:table-row table:style-name="ro1">
          <table:table-cell table:formula="of:=RAND()" office:value-type="float" office:value="0.092498779296875">
            <text:p>0.0924987793</text:p>
          </table:table-cell>
          <table:table-cell table:formula="of:=RAND()" office:value-type="float" office:value="0.09783935546875">
            <text:p>0.0978393555</text:p>
          </table:table-cell>
          <table:table-cell table:formula="of:=SQRT([.B166])" office:value-type="float" office:value="0.312792831549494">
            <text:p>0.3127928315</text:p>
          </table:table-cell>
          <table:table-cell/>
          <table:table-cell table:formula="of:=(1-[.$C166])*[.B$2] + [.$C166]*(1-[.$A166])*[.B$3] + [.$A166]*[.$C166]*[.B$4]" office:value-type="float" office:value="0.226477550408342">
            <text:p>0.2264775504</text:p>
          </table:table-cell>
          <table:table-cell table:formula="of:=(1-[.$C166])*[.C$2] + [.$C166]*(1-[.$A166])*[.C$3] + [.$A166]*[.$C166]*[.C$4]" office:value-type="float" office:value="0.401180164856624">
            <text:p>0.4011801649</text:p>
          </table:table-cell>
          <table:table-cell table:number-columns-repeated="2"/>
        </table:table-row>
        <table:table-row table:style-name="ro1">
          <table:table-cell table:formula="of:=RAND()" office:value-type="float" office:value="0.83990478515625">
            <text:p>0.8399047852</text:p>
          </table:table-cell>
          <table:table-cell table:formula="of:=RAND()" office:value-type="float" office:value="0.646697998046875">
            <text:p>0.646697998</text:p>
          </table:table-cell>
          <table:table-cell table:formula="of:=SQRT([.B167])" office:value-type="float" office:value="0.804175352797432">
            <text:p>0.8041753528</text:p>
          </table:table-cell>
          <table:table-cell/>
          <table:table-cell table:formula="of:=(1-[.$C167])*[.B$2] + [.$C167]*(1-[.$A167])*[.B$3] + [.$A167]*[.$C167]*[.B$4]" office:value-type="float" office:value="0.738534735957215">
            <text:p>0.738534736</text:p>
          </table:table-cell>
          <table:table-cell table:formula="of:=(1-[.$C167])*[.C$2] + [.$C167]*(1-[.$A167])*[.C$3] + [.$A167]*[.$C167]*[.C$4]" office:value-type="float" office:value="1.44201947017065">
            <text:p>1.4420194702</text:p>
          </table:table-cell>
          <table:table-cell table:number-columns-repeated="2"/>
        </table:table-row>
        <table:table-row table:style-name="ro1">
          <table:table-cell table:formula="of:=RAND()" office:value-type="float" office:value="0.62188720703125">
            <text:p>0.621887207</text:p>
          </table:table-cell>
          <table:table-cell table:formula="of:=RAND()" office:value-type="float" office:value="0.782135009765625">
            <text:p>0.7821350098</text:p>
          </table:table-cell>
          <table:table-cell table:formula="of:=SQRT([.B168])" office:value-type="float" office:value="0.884383971906787">
            <text:p>0.8843839719</text:p>
          </table:table-cell>
          <table:table-cell/>
          <table:table-cell table:formula="of:=(1-[.$C168])*[.B$2] + [.$C168]*(1-[.$A168])*[.B$3] + [.$A168]*[.$C168]*[.B$4]" office:value-type="float" office:value="0.762065420675153">
            <text:p>0.7620654207</text:p>
          </table:table-cell>
          <table:table-cell table:formula="of:=(1-[.$C168])*[.C$2] + [.$C168]*(1-[.$A168])*[.C$3] + [.$A168]*[.$C168]*[.C$4]" office:value-type="float" office:value="1.15228229972891">
            <text:p>1.1522822997</text:p>
          </table:table-cell>
          <table:table-cell table:number-columns-repeated="2"/>
        </table:table-row>
        <table:table-row table:style-name="ro1">
          <table:table-cell table:formula="of:=RAND()" office:value-type="float" office:value="0.7230224609375">
            <text:p>0.7230224609</text:p>
          </table:table-cell>
          <table:table-cell table:formula="of:=RAND()" office:value-type="float" office:value="0.907562255859375">
            <text:p>0.9075622559</text:p>
          </table:table-cell>
          <table:table-cell table:formula="of:=SQRT([.B169])" office:value-type="float" office:value="0.95266061945447">
            <text:p>0.9526606195</text:p>
          </table:table-cell>
          <table:table-cell/>
          <table:table-cell table:formula="of:=(1-[.$C169])*[.B$2] + [.$C169]*(1-[.$A169])*[.B$3] + [.$A169]*[.$C169]*[.B$4]" office:value-type="float" office:value="0.845949140252345">
            <text:p>0.8459491403</text:p>
          </table:table-cell>
          <table:table-cell table:formula="of:=(1-[.$C169])*[.C$2] + [.$C169]*(1-[.$A169])*[.C$3] + [.$A169]*[.$C169]*[.C$4]" office:value-type="float" office:value="1.39437179105003">
            <text:p>1.3943717911</text:p>
          </table:table-cell>
          <table:table-cell table:number-columns-repeated="2"/>
        </table:table-row>
        <table:table-row table:style-name="ro1">
          <table:table-cell table:formula="of:=RAND()" office:value-type="float" office:value="0.301055908203125">
            <text:p>0.3010559082</text:p>
          </table:table-cell>
          <table:table-cell table:formula="of:=RAND()" office:value-type="float" office:value="0.496917724609375">
            <text:p>0.4969177246</text:p>
          </table:table-cell>
          <table:table-cell table:formula="of:=SQRT([.B170])" office:value-type="float" office:value="0.704923914056953">
            <text:p>0.7049239141</text:p>
          </table:table-cell>
          <table:table-cell/>
          <table:table-cell table:formula="of:=(1-[.$C170])*[.B$2] + [.$C170]*(1-[.$A170])*[.B$3] + [.$A170]*[.$C170]*[.B$4]" office:value-type="float" office:value="0.548624332221602">
            <text:p>0.5486243322</text:p>
          </table:table-cell>
          <table:table-cell table:formula="of:=(1-[.$C170])*[.C$2] + [.$C170]*(1-[.$A170])*[.C$3] + [.$A170]*[.$C170]*[.C$4]" office:value-type="float" office:value="0.569858846200953">
            <text:p>0.5698588462</text:p>
          </table:table-cell>
          <table:table-cell table:number-columns-repeated="2"/>
        </table:table-row>
        <table:table-row table:style-name="ro1">
          <table:table-cell table:formula="of:=RAND()" office:value-type="float" office:value="0.392333984375">
            <text:p>0.3923339844</text:p>
          </table:table-cell>
          <table:table-cell table:formula="of:=RAND()" office:value-type="float" office:value="0.65130615234375">
            <text:p>0.6513061523</text:p>
          </table:table-cell>
          <table:table-cell table:formula="of:=SQRT([.B171])" office:value-type="float" office:value="0.807035409597218">
            <text:p>0.8070354096</text:p>
          </table:table-cell>
          <table:table-cell/>
          <table:table-cell table:formula="of:=(1-[.$C171])*[.B$2] + [.$C171]*(1-[.$A171])*[.B$3] + [.$A171]*[.$C171]*[.B$4]" office:value-type="float" office:value="0.647247915340589">
            <text:p>0.6472479153</text:p>
          </table:table-cell>
          <table:table-cell table:formula="of:=(1-[.$C171])*[.C$2] + [.$C171]*(1-[.$A171])*[.C$3] + [.$A171]*[.$C171]*[.C$4]" office:value-type="float" office:value="0.726570856581574">
            <text:p>0.7265708566</text:p>
          </table:table-cell>
          <table:table-cell table:number-columns-repeated="2"/>
        </table:table-row>
        <table:table-row table:style-name="ro1">
          <table:table-cell table:formula="of:=RAND()" office:value-type="float" office:value="0.125762939453125">
            <text:p>0.1257629395</text:p>
          </table:table-cell>
          <table:table-cell table:formula="of:=RAND()" office:value-type="float" office:value="0.055023193359375">
            <text:p>0.0550231934</text:p>
          </table:table-cell>
          <table:table-cell table:formula="of:=SQRT([.B172])" office:value-type="float" office:value="0.234570231187538">
            <text:p>0.2345702312</text:p>
          </table:table-cell>
          <table:table-cell/>
          <table:table-cell table:formula="of:=(1-[.$C172])*[.B$2] + [.$C172]*(1-[.$A172])*[.B$3] + [.$A172]*[.$C172]*[.B$4]" office:value-type="float" office:value="0.171869224694686">
            <text:p>0.1718692247</text:p>
          </table:table-cell>
          <table:table-cell table:formula="of:=(1-[.$C172])*[.C$2] + [.$C172]*(1-[.$A172])*[.C$3] + [.$A172]*[.$C172]*[.C$4]" office:value-type="float" office:value="0.441420365553095">
            <text:p>0.4414203656</text:p>
          </table:table-cell>
          <table:table-cell table:number-columns-repeated="2"/>
        </table:table-row>
        <table:table-row table:style-name="ro1">
          <table:table-cell table:formula="of:=RAND()" office:value-type="float" office:value="0.12347412109375">
            <text:p>0.1234741211</text:p>
          </table:table-cell>
          <table:table-cell table:formula="of:=RAND()" office:value-type="float" office:value="0.0882568359375">
            <text:p>0.0882568359</text:p>
          </table:table-cell>
          <table:table-cell table:formula="of:=SQRT([.B173])" office:value-type="float" office:value="0.297080520966118">
            <text:p>0.297080521</text:p>
          </table:table-cell>
          <table:table-cell/>
          <table:table-cell table:formula="of:=(1-[.$C173])*[.B$2] + [.$C173]*(1-[.$A173])*[.B$3] + [.$A173]*[.$C173]*[.B$4]" office:value-type="float" office:value="0.217493621293577">
            <text:p>0.2174936213</text:p>
          </table:table-cell>
          <table:table-cell table:formula="of:=(1-[.$C173])*[.C$2] + [.$C173]*(1-[.$A173])*[.C$3] + [.$A173]*[.$C173]*[.C$4]" office:value-type="float" office:value="0.424456434395467">
            <text:p>0.4244564344</text:p>
          </table:table-cell>
          <table:table-cell table:number-columns-repeated="2"/>
        </table:table-row>
        <table:table-row table:style-name="ro1">
          <table:table-cell table:formula="of:=RAND()" office:value-type="float" office:value="0.397705078125">
            <text:p>0.3977050781</text:p>
          </table:table-cell>
          <table:table-cell table:formula="of:=RAND()" office:value-type="float" office:value="0.409423828125">
            <text:p>0.4094238281</text:p>
          </table:table-cell>
          <table:table-cell table:formula="of:=SQRT([.B174])" office:value-type="float" office:value="0.639862350920102">
            <text:p>0.6398623509</text:p>
          </table:table-cell>
          <table:table-cell/>
          <table:table-cell table:formula="of:=(1-[.$C174])*[.B$2] + [.$C174]*(1-[.$A174])*[.B$3] + [.$A174]*[.$C174]*[.B$4]" office:value-type="float" office:value="0.514067537272172">
            <text:p>0.5140675373</text:p>
          </table:table-cell>
          <table:table-cell table:formula="of:=(1-[.$C174])*[.C$2] + [.$C174]*(1-[.$A174])*[.C$3] + [.$A174]*[.$C174]*[.C$4]" office:value-type="float" office:value="0.68647707200118">
            <text:p>0.686477072</text:p>
          </table:table-cell>
          <table:table-cell table:number-columns-repeated="2"/>
        </table:table-row>
        <table:table-row table:style-name="ro1">
          <table:table-cell table:formula="of:=RAND()" office:value-type="float" office:value="0.0228271484375">
            <text:p>0.0228271484</text:p>
          </table:table-cell>
          <table:table-cell table:formula="of:=RAND()" office:value-type="float" office:value="0.331573486328125">
            <text:p>0.3315734863</text:p>
          </table:table-cell>
          <table:table-cell table:formula="of:=SQRT([.B175])" office:value-type="float" office:value="0.575824180048151">
            <text:p>0.57582418</text:p>
          </table:table-cell>
          <table:table-cell/>
          <table:table-cell table:formula="of:=(1-[.$C175])*[.B$2] + [.$C175]*(1-[.$A175])*[.B$3] + [.$A175]*[.$C175]*[.B$4]" office:value-type="float" office:value="0.406494476281989">
            <text:p>0.4064944763</text:p>
          </table:table-cell>
          <table:table-cell table:formula="of:=(1-[.$C175])*[.C$2] + [.$C175]*(1-[.$A175])*[.C$3] + [.$A175]*[.$C175]*[.C$4]" office:value-type="float" office:value="0.238245313799328">
            <text:p>0.2382453138</text:p>
          </table:table-cell>
          <table:table-cell table:number-columns-repeated="2"/>
        </table:table-row>
        <table:table-row table:style-name="ro1">
          <table:table-cell table:formula="of:=RAND()" office:value-type="float" office:value="0.598968505859375">
            <text:p>0.5989685059</text:p>
          </table:table-cell>
          <table:table-cell table:formula="of:=RAND()" office:value-type="float" office:value="0.403472900390625">
            <text:p>0.4034729004</text:p>
          </table:table-cell>
          <table:table-cell table:formula="of:=SQRT([.B176])" office:value-type="float" office:value="0.635195167165671">
            <text:p>0.6351951672</text:p>
          </table:table-cell>
          <table:table-cell/>
          <table:table-cell table:formula="of:=(1-[.$C176])*[.B$2] + [.$C176]*(1-[.$A176])*[.B$3] + [.$A176]*[.$C176]*[.B$4]" office:value-type="float" office:value="0.543556711069613">
            <text:p>0.5435567111</text:p>
          </table:table-cell>
          <table:table-cell table:formula="of:=(1-[.$C176])*[.C$2] + [.$C176]*(1-[.$A176])*[.C$3] + [.$A176]*[.$C176]*[.C$4]" office:value-type="float" office:value="0.939521597827737">
            <text:p>0.9395215978</text:p>
          </table:table-cell>
          <table:table-cell table:number-columns-repeated="2"/>
        </table:table-row>
        <table:table-row table:style-name="ro1">
          <table:table-cell table:formula="of:=RAND()" office:value-type="float" office:value="0.14935302734375">
            <text:p>0.1493530273</text:p>
          </table:table-cell>
          <table:table-cell table:formula="of:=RAND()" office:value-type="float" office:value="0.398223876953125">
            <text:p>0.398223877</text:p>
          </table:table-cell>
          <table:table-cell table:formula="of:=SQRT([.B177])" office:value-type="float" office:value="0.631049821292364">
            <text:p>0.6310498213</text:p>
          </table:table-cell>
          <table:table-cell/>
          <table:table-cell table:formula="of:=(1-[.$C177])*[.B$2] + [.$C177]*(1-[.$A177])*[.B$3] + [.$A177]*[.$C177]*[.B$4]" office:value-type="float" office:value="0.466239667220489">
            <text:p>0.4662396672</text:p>
          </table:table-cell>
          <table:table-cell table:formula="of:=(1-[.$C177])*[.C$2] + [.$C177]*(1-[.$A177])*[.C$3] + [.$A177]*[.$C177]*[.C$4]" office:value-type="float" office:value="0.372030999771164">
            <text:p>0.3720309998</text:p>
          </table:table-cell>
          <table:table-cell table:number-columns-repeated="2"/>
        </table:table-row>
        <table:table-row table:style-name="ro1">
          <table:table-cell table:formula="of:=RAND()" office:value-type="float" office:value="0.737518310546875">
            <text:p>0.7375183105</text:p>
          </table:table-cell>
          <table:table-cell table:formula="of:=RAND()" office:value-type="float" office:value="0.03076171875">
            <text:p>0.0307617188</text:p>
          </table:table-cell>
          <table:table-cell table:formula="of:=SQRT([.B178])" office:value-type="float" office:value="0.175390190005029">
            <text:p>0.17539019</text:p>
          </table:table-cell>
          <table:table-cell/>
          <table:table-cell table:formula="of:=(1-[.$C178])*[.B$2] + [.$C178]*(1-[.$A178])*[.B$3] + [.$A178]*[.$C178]*[.B$4]" office:value-type="float" office:value="0.156405036924461">
            <text:p>0.1564050369</text:p>
          </table:table-cell>
          <table:table-cell table:formula="of:=(1-[.$C178])*[.C$2] + [.$C178]*(1-[.$A178])*[.C$3] + [.$A178]*[.$C178]*[.C$4]" office:value-type="float" office:value="0.669718323469304">
            <text:p>0.6697183235</text:p>
          </table:table-cell>
          <table:table-cell table:number-columns-repeated="2"/>
        </table:table-row>
        <table:table-row table:style-name="ro1">
          <table:table-cell table:formula="of:=RAND()" office:value-type="float" office:value="0.87249755859375">
            <text:p>0.8724975586</text:p>
          </table:table-cell>
          <table:table-cell table:formula="of:=RAND()" office:value-type="float" office:value="0.79803466796875">
            <text:p>0.798034668</text:p>
          </table:table-cell>
          <table:table-cell table:formula="of:=SQRT([.B179])" office:value-type="float" office:value="0.893327861408537">
            <text:p>0.8933278614</text:p>
          </table:table-cell>
          <table:table-cell/>
          <table:table-cell table:formula="of:=(1-[.$C179])*[.B$2] + [.$C179]*(1-[.$A179])*[.B$3] + [.$A179]*[.$C179]*[.B$4]" office:value-type="float" office:value="0.827980361292684">
            <text:p>0.8279803613</text:p>
          </table:table-cell>
          <table:table-cell table:formula="of:=(1-[.$C179])*[.C$2] + [.$C179]*(1-[.$A179])*[.C$3] + [.$A179]*[.$C179]*[.C$4]" office:value-type="float" office:value="1.60439456172015">
            <text:p>1.6043945617</text:p>
          </table:table-cell>
          <table:table-cell table:number-columns-repeated="2"/>
        </table:table-row>
        <table:table-row table:style-name="ro1">
          <table:table-cell table:formula="of:=RAND()" office:value-type="float" office:value="0.819488525390625">
            <text:p>0.8194885254</text:p>
          </table:table-cell>
          <table:table-cell table:formula="of:=RAND()" office:value-type="float" office:value="0.986083984375">
            <text:p>0.9860839844</text:p>
          </table:table-cell>
          <table:table-cell table:formula="of:=SQRT([.B180])" office:value-type="float" office:value="0.993017615339728">
            <text:p>0.9930176153</text:p>
          </table:table-cell>
          <table:table-cell/>
          <table:table-cell table:formula="of:=(1-[.$C180])*[.B$2] + [.$C180]*(1-[.$A180])*[.B$3] + [.$A180]*[.$C180]*[.B$4]" office:value-type="float" office:value="0.906691631471043">
            <text:p>0.9066916315</text:p>
          </table:table-cell>
          <table:table-cell table:formula="of:=(1-[.$C180])*[.C$2] + [.$C180]*(1-[.$A180])*[.C$3] + [.$A180]*[.$C180]*[.C$4]" office:value-type="float" office:value="1.62288660948066">
            <text:p>1.6228866095</text:p>
          </table:table-cell>
          <table:table-cell table:number-columns-repeated="2"/>
        </table:table-row>
        <table:table-row table:style-name="ro1">
          <table:table-cell table:formula="of:=RAND()" office:value-type="float" office:value="0.37298583984375">
            <text:p>0.3729858398</text:p>
          </table:table-cell>
          <table:table-cell table:formula="of:=RAND()" office:value-type="float" office:value="0.741790771484375">
            <text:p>0.7417907715</text:p>
          </table:table-cell>
          <table:table-cell table:formula="of:=SQRT([.B181])" office:value-type="float" office:value="0.861272762534828">
            <text:p>0.8612727625</text:p>
          </table:table-cell>
          <table:table-cell/>
          <table:table-cell table:formula="of:=(1-[.$C181])*[.B$2] + [.$C181]*(1-[.$A181])*[.B$3] + [.$A181]*[.$C181]*[.B$4]" office:value-type="float" office:value="0.686413995388216">
            <text:p>0.6864139954</text:p>
          </table:table-cell>
          <table:table-cell table:formula="of:=(1-[.$C181])*[.C$2] + [.$C181]*(1-[.$A181])*[.C$3] + [.$A181]*[.$C181]*[.C$4]" office:value-type="float" office:value="0.708636282623099">
            <text:p>0.7086362826</text:p>
          </table:table-cell>
          <table:table-cell table:number-columns-repeated="2"/>
        </table:table-row>
        <table:table-row table:style-name="ro1">
          <table:table-cell table:formula="of:=RAND()" office:value-type="float" office:value="0.6044921875">
            <text:p>0.6044921875</text:p>
          </table:table-cell>
          <table:table-cell table:formula="of:=RAND()" office:value-type="float" office:value="0.788482666015625">
            <text:p>0.788482666</text:p>
          </table:table-cell>
          <table:table-cell table:formula="of:=SQRT([.B182])" office:value-type="float" office:value="0.887965464427319">
            <text:p>0.8879654644</text:p>
          </table:table-cell>
          <table:table-cell/>
          <table:table-cell table:formula="of:=(1-[.$C182])*[.B$2] + [.$C182]*(1-[.$A182])*[.B$3] + [.$A182]*[.$C182]*[.B$4]" office:value-type="float" office:value="0.761135553463316">
            <text:p>0.7611355535</text:p>
          </table:table-cell>
          <table:table-cell table:formula="of:=(1-[.$C182])*[.C$2] + [.$C182]*(1-[.$A182])*[.C$3] + [.$A182]*[.$C182]*[.C$4]" office:value-type="float" office:value="1.12418595795843">
            <text:p>1.124185958</text:p>
          </table:table-cell>
          <table:table-cell table:number-columns-repeated="2"/>
        </table:table-row>
        <table:table-row table:style-name="ro1">
          <table:table-cell table:formula="of:=RAND()" office:value-type="float" office:value="0.691986083984375">
            <text:p>0.691986084</text:p>
          </table:table-cell>
          <table:table-cell table:formula="of:=RAND()" office:value-type="float" office:value="0.499725341796875">
            <text:p>0.4997253418</text:p>
          </table:table-cell>
          <table:table-cell table:formula="of:=SQRT([.B183])" office:value-type="float" office:value="0.706912541830229">
            <text:p>0.7069125418</text:p>
          </table:table-cell>
          <table:table-cell/>
          <table:table-cell table:formula="of:=(1-[.$C183])*[.B$2] + [.$C183]*(1-[.$A183])*[.B$3] + [.$A183]*[.$C183]*[.B$4]" office:value-type="float" office:value="0.622023926081701">
            <text:p>0.6220239261</text:p>
          </table:table-cell>
          <table:table-cell table:formula="of:=(1-[.$C183])*[.C$2] + [.$C183]*(1-[.$A183])*[.C$3] + [.$A183]*[.$C183]*[.C$4]" office:value-type="float" office:value="1.11999927575056">
            <text:p>1.1199992758</text:p>
          </table:table-cell>
          <table:table-cell table:number-columns-repeated="2"/>
        </table:table-row>
        <table:table-row table:style-name="ro1">
          <table:table-cell table:formula="of:=RAND()" office:value-type="float" office:value="0.30078125">
            <text:p>0.30078125</text:p>
          </table:table-cell>
          <table:table-cell table:formula="of:=RAND()" office:value-type="float" office:value="0.258026123046875">
            <text:p>0.258026123</text:p>
          </table:table-cell>
          <table:table-cell table:formula="of:=SQRT([.B184])" office:value-type="float" office:value="0.507962718166279">
            <text:p>0.5079627182</text:p>
          </table:table-cell>
          <table:table-cell/>
          <table:table-cell table:formula="of:=(1-[.$C184])*[.B$2] + [.$C184]*(1-[.$A184])*[.B$3] + [.$A184]*[.$C184]*[.B$4]" office:value-type="float" office:value="0.395298174660493">
            <text:p>0.3952981747</text:p>
          </table:table-cell>
          <table:table-cell table:formula="of:=(1-[.$C184])*[.C$2] + [.$C184]*(1-[.$A184])*[.C$3] + [.$A184]*[.$C184]*[.C$4]" office:value-type="float" office:value="0.550062106950528">
            <text:p>0.550062107</text:p>
          </table:table-cell>
          <table:table-cell table:number-columns-repeated="2"/>
        </table:table-row>
        <table:table-row table:style-name="ro1">
          <table:table-cell table:formula="of:=RAND()" office:value-type="float" office:value="0.2359619140625">
            <text:p>0.2359619141</text:p>
          </table:table-cell>
          <table:table-cell table:formula="of:=RAND()" office:value-type="float" office:value="0.941741943359375">
            <text:p>0.9417419434</text:p>
          </table:table-cell>
          <table:table-cell table:formula="of:=SQRT([.B185])" office:value-type="float" office:value="0.970433894378888">
            <text:p>0.9704338944</text:p>
          </table:table-cell>
          <table:table-cell/>
          <table:table-cell table:formula="of:=(1-[.$C185])*[.B$2] + [.$C185]*(1-[.$A185])*[.B$3] + [.$A185]*[.$C185]*[.B$4]" office:value-type="float" office:value="0.738839940254302">
            <text:p>0.7388399403</text:p>
          </table:table-cell>
          <table:table-cell table:formula="of:=(1-[.$C185])*[.C$2] + [.$C185]*(1-[.$A185])*[.C$3] + [.$A185]*[.$C185]*[.C$4]" office:value-type="float" office:value="0.470464076796205">
            <text:p>0.4704640768</text:p>
          </table:table-cell>
          <table:table-cell table:number-columns-repeated="2"/>
        </table:table-row>
        <table:table-row table:style-name="ro1">
          <table:table-cell table:formula="of:=RAND()" office:value-type="float" office:value="0.3558349609375">
            <text:p>0.3558349609</text:p>
          </table:table-cell>
          <table:table-cell table:formula="of:=RAND()" office:value-type="float" office:value="0.627227783203125">
            <text:p>0.6272277832</text:p>
          </table:table-cell>
          <table:table-cell table:formula="of:=SQRT([.B186])" office:value-type="float" office:value="0.791977135530518">
            <text:p>0.7919771355</text:p>
          </table:table-cell>
          <table:table-cell/>
          <table:table-cell table:formula="of:=(1-[.$C186])*[.B$2] + [.$C186]*(1-[.$A186])*[.B$3] + [.$A186]*[.$C186]*[.B$4]" office:value-type="float" office:value="0.627655414673436">
            <text:p>0.6276554147</text:p>
          </table:table-cell>
          <table:table-cell table:formula="of:=(1-[.$C186])*[.C$2] + [.$C186]*(1-[.$A186])*[.C$3] + [.$A186]*[.$C186]*[.C$4]" office:value-type="float" office:value="0.664819606873682">
            <text:p>0.6648196069</text:p>
          </table:table-cell>
          <table:table-cell table:number-columns-repeated="2"/>
        </table:table-row>
        <table:table-row table:style-name="ro1">
          <table:table-cell table:formula="of:=RAND()" office:value-type="float" office:value="0.1422119140625">
            <text:p>0.1422119141</text:p>
          </table:table-cell>
          <table:table-cell table:formula="of:=RAND()" office:value-type="float" office:value="0.790496826171875">
            <text:p>0.7904968262</text:p>
          </table:table-cell>
          <table:table-cell table:formula="of:=SQRT([.B187])" office:value-type="float" office:value="0.889098884360944">
            <text:p>0.8890988844</text:p>
          </table:table-cell>
          <table:table-cell/>
          <table:table-cell table:formula="of:=(1-[.$C187])*[.B$2] + [.$C187]*(1-[.$A187])*[.B$3] + [.$A187]*[.$C187]*[.B$4]" office:value-type="float" office:value="0.65524373712797">
            <text:p>0.6552437371</text:p>
          </table:table-cell>
          <table:table-cell table:formula="of:=(1-[.$C187])*[.C$2] + [.$C187]*(1-[.$A187])*[.C$3] + [.$A187]*[.$C187]*[.C$4]" office:value-type="float" office:value="0.307067061549776">
            <text:p>0.3070670615</text:p>
          </table:table-cell>
          <table:table-cell table:number-columns-repeated="2"/>
        </table:table-row>
        <table:table-row table:style-name="ro1">
          <table:table-cell table:formula="of:=RAND()" office:value-type="float" office:value="0.998870849609375">
            <text:p>0.9988708496</text:p>
          </table:table-cell>
          <table:table-cell table:formula="of:=RAND()" office:value-type="float" office:value="0.068572998046875">
            <text:p>0.068572998</text:p>
          </table:table-cell>
          <table:table-cell table:formula="of:=SQRT([.B188])" office:value-type="float" office:value="0.261864465032725">
            <text:p>0.261864465</text:p>
          </table:table-cell>
          <table:table-cell/>
          <table:table-cell table:formula="of:=(1-[.$C188])*[.B$2] + [.$C188]*(1-[.$A188])*[.B$3] + [.$A188]*[.$C188]*[.B$4]" office:value-type="float" office:value="0.25131300849704">
            <text:p>0.2513130085</text:p>
          </table:table-cell>
          <table:table-cell table:formula="of:=(1-[.$C188])*[.C$2] + [.$C188]*(1-[.$A188])*[.C$3] + [.$A188]*[.$C188]*[.C$4]" office:value-type="float" office:value="0.889589641016424">
            <text:p>0.889589641</text:p>
          </table:table-cell>
          <table:table-cell table:number-columns-repeated="2"/>
        </table:table-row>
        <table:table-row table:style-name="ro1">
          <table:table-cell table:formula="of:=RAND()" office:value-type="float" office:value="0.4124755859375">
            <text:p>0.4124755859</text:p>
          </table:table-cell>
          <table:table-cell table:formula="of:=RAND()" office:value-type="float" office:value="0.61846923828125">
            <text:p>0.6184692383</text:p>
          </table:table-cell>
          <table:table-cell table:formula="of:=SQRT([.B189])" office:value-type="float" office:value="0.786428152014696">
            <text:p>0.786428152</text:p>
          </table:table-cell>
          <table:table-cell/>
          <table:table-cell table:formula="of:=(1-[.$C189])*[.B$2] + [.$C189]*(1-[.$A189])*[.B$3] + [.$A189]*[.$C189]*[.B$4]" office:value-type="float" office:value="0.634839133738289">
            <text:p>0.6348391337</text:p>
          </table:table-cell>
          <table:table-cell table:formula="of:=(1-[.$C189])*[.C$2] + [.$C189]*(1-[.$A189])*[.C$3] + [.$A189]*[.$C189]*[.C$4]" office:value-type="float" office:value="0.752306925464666">
            <text:p>0.7523069255</text:p>
          </table:table-cell>
          <table:table-cell table:number-columns-repeated="2"/>
        </table:table-row>
        <table:table-row table:style-name="ro1">
          <table:table-cell table:formula="of:=RAND()" office:value-type="float" office:value="0.691741943359375">
            <text:p>0.6917419434</text:p>
          </table:table-cell>
          <table:table-cell table:formula="of:=RAND()" office:value-type="float" office:value="0.91912841796875">
            <text:p>0.919128418</text:p>
          </table:table-cell>
          <table:table-cell table:formula="of:=SQRT([.B190])" office:value-type="float" office:value="0.958711853462108">
            <text:p>0.9587118535</text:p>
          </table:table-cell>
          <table:table-cell/>
          <table:table-cell table:formula="of:=(1-[.$C190])*[.B$2] + [.$C190]*(1-[.$A190])*[.B$3] + [.$A190]*[.$C190]*[.B$4]" office:value-type="float" office:value="0.843525409588717">
            <text:p>0.8435254096</text:p>
          </table:table-cell>
          <table:table-cell table:formula="of:=(1-[.$C190])*[.C$2] + [.$C190]*(1-[.$A190])*[.C$3] + [.$A190]*[.$C190]*[.C$4]" office:value-type="float" office:value="1.34037466253368">
            <text:p>1.3403746625</text:p>
          </table:table-cell>
          <table:table-cell table:number-columns-repeated="2"/>
        </table:table-row>
        <table:table-row table:style-name="ro1">
          <table:table-cell table:formula="of:=RAND()" office:value-type="float" office:value="0.220123291015625">
            <text:p>0.220123291</text:p>
          </table:table-cell>
          <table:table-cell table:formula="of:=RAND()" office:value-type="float" office:value="0.120635986328125">
            <text:p>0.1206359863</text:p>
          </table:table-cell>
          <table:table-cell table:formula="of:=SQRT([.B191])" office:value-type="float" office:value="0.347326915640186">
            <text:p>0.3473269156</text:p>
          </table:table-cell>
          <table:table-cell/>
          <table:table-cell table:formula="of:=(1-[.$C191])*[.B$2] + [.$C191]*(1-[.$A191])*[.B$3] + [.$A191]*[.$C191]*[.B$4]" office:value-type="float" office:value="0.263007074317677">
            <text:p>0.2630070743</text:p>
          </table:table-cell>
          <table:table-cell table:formula="of:=(1-[.$C191])*[.C$2] + [.$C191]*(1-[.$A191])*[.C$3] + [.$A191]*[.$C191]*[.C$4]" office:value-type="float" office:value="0.478481482200665">
            <text:p>0.4784814822</text:p>
          </table:table-cell>
          <table:table-cell table:number-columns-repeated="2"/>
        </table:table-row>
        <table:table-row table:style-name="ro1">
          <table:table-cell table:formula="of:=RAND()" office:value-type="float" office:value="0.14422607421875">
            <text:p>0.1442260742</text:p>
          </table:table-cell>
          <table:table-cell table:formula="of:=RAND()" office:value-type="float" office:value="0.383880615234375">
            <text:p>0.3838806152</text:p>
          </table:table-cell>
          <table:table-cell table:formula="of:=SQRT([.B192])" office:value-type="float" office:value="0.619580999736415">
            <text:p>0.6195809997</text:p>
          </table:table-cell>
          <table:table-cell/>
          <table:table-cell table:formula="of:=(1-[.$C192])*[.B$2] + [.$C192]*(1-[.$A192])*[.B$3] + [.$A192]*[.$C192]*[.B$4]" office:value-type="float" office:value="0.456940230981143">
            <text:p>0.456940231</text:p>
          </table:table-cell>
          <table:table-cell table:formula="of:=(1-[.$C192])*[.C$2] + [.$C192]*(1-[.$A192])*[.C$3] + [.$A192]*[.$C192]*[.C$4]" office:value-type="float" office:value="0.36803537328429">
            <text:p>0.3680353733</text:p>
          </table:table-cell>
          <table:table-cell table:number-columns-repeated="2"/>
        </table:table-row>
        <table:table-row table:style-name="ro1">
          <table:table-cell table:formula="of:=RAND()" office:value-type="float" office:value="0.297454833984375">
            <text:p>0.297454834</text:p>
          </table:table-cell>
          <table:table-cell table:formula="of:=RAND()" office:value-type="float" office:value="0.69366455078125">
            <text:p>0.6936645508</text:p>
          </table:table-cell>
          <table:table-cell table:formula="of:=SQRT([.B193])" office:value-type="float" office:value="0.832865265683022">
            <text:p>0.8328652657</text:p>
          </table:table-cell>
          <table:table-cell/>
          <table:table-cell table:formula="of:=(1-[.$C193])*[.B$2] + [.$C193]*(1-[.$A193])*[.B$3] + [.$A193]*[.$C193]*[.B$4]" office:value-type="float" office:value="0.64741803380524">
            <text:p>0.6474180338</text:p>
          </table:table-cell>
          <table:table-cell table:formula="of:=(1-[.$C193])*[.C$2] + [.$C193]*(1-[.$A193])*[.C$3] + [.$A193]*[.$C193]*[.C$4]" office:value-type="float" office:value="0.576569567835329">
            <text:p>0.5765695678</text:p>
          </table:table-cell>
          <table:table-cell table:number-columns-repeated="2"/>
        </table:table-row>
        <table:table-row table:style-name="ro1">
          <table:table-cell table:formula="of:=RAND()" office:value-type="float" office:value="0.04986572265625">
            <text:p>0.0498657227</text:p>
          </table:table-cell>
          <table:table-cell table:formula="of:=RAND()" office:value-type="float" office:value="0.99871826171875">
            <text:p>0.9987182617</text:p>
          </table:table-cell>
          <table:table-cell table:formula="of:=SQRT([.B194])" office:value-type="float" office:value="0.999358925371035">
            <text:p>0.9993589254</text:p>
          </table:table-cell>
          <table:table-cell/>
          <table:table-cell table:formula="of:=(1-[.$C194])*[.B$2] + [.$C194]*(1-[.$A194])*[.B$3] + [.$A194]*[.$C194]*[.B$4]" office:value-type="float" office:value="0.712508024061441">
            <text:p>0.7125080241</text:p>
          </table:table-cell>
          <table:table-cell table:formula="of:=(1-[.$C194])*[.C$2] + [.$C194]*(1-[.$A194])*[.C$3] + [.$A194]*[.$C194]*[.C$4]" office:value-type="float" office:value="0.0994897097776166">
            <text:p>0.0994897098</text:p>
          </table:table-cell>
          <table:table-cell table:number-columns-repeated="2"/>
        </table:table-row>
        <table:table-row table:style-name="ro1">
          <table:table-cell table:formula="of:=RAND()" office:value-type="float" office:value="0.80950927734375">
            <text:p>0.8095092773</text:p>
          </table:table-cell>
          <table:table-cell table:formula="of:=RAND()" office:value-type="float" office:value="0.853057861328125">
            <text:p>0.8530578613</text:p>
          </table:table-cell>
          <table:table-cell table:formula="of:=SQRT([.B195])" office:value-type="float" office:value="0.92361131507151">
            <text:p>0.9236113151</text:p>
          </table:table-cell>
          <table:table-cell/>
          <table:table-cell table:formula="of:=(1-[.$C195])*[.B$2] + [.$C195]*(1-[.$A195])*[.B$3] + [.$A195]*[.$C195]*[.B$4]" office:value-type="float" office:value="0.84092262188467">
            <text:p>0.8409226219</text:p>
          </table:table-cell>
          <table:table-cell table:formula="of:=(1-[.$C195])*[.C$2] + [.$C195]*(1-[.$A195])*[.C$3] + [.$A195]*[.$C195]*[.C$4]" office:value-type="float" office:value="1.52606147960224">
            <text:p>1.5260614796</text:p>
          </table:table-cell>
          <table:table-cell table:number-columns-repeated="2"/>
        </table:table-row>
        <table:table-row table:style-name="ro1">
          <table:table-cell table:formula="of:=RAND()" office:value-type="float" office:value="0.198974609375">
            <text:p>0.1989746094</text:p>
          </table:table-cell>
          <table:table-cell table:formula="of:=RAND()" office:value-type="float" office:value="0.634521484375">
            <text:p>0.6345214844</text:p>
          </table:table-cell>
          <table:table-cell table:formula="of:=SQRT([.B196])" office:value-type="float" office:value="0.79656856853318">
            <text:p>0.7965685685</text:p>
          </table:table-cell>
          <table:table-cell/>
          <table:table-cell table:formula="of:=(1-[.$C196])*[.B$2] + [.$C196]*(1-[.$A196])*[.B$3] + [.$A196]*[.$C196]*[.B$4]" office:value-type="float" office:value="0.598807197111942">
            <text:p>0.5988071971</text:p>
          </table:table-cell>
          <table:table-cell table:formula="of:=(1-[.$C196])*[.C$2] + [.$C196]*(1-[.$A196])*[.C$3] + [.$A196]*[.$C196]*[.C$4]" office:value-type="float" office:value="0.417124586064352">
            <text:p>0.4171245861</text:p>
          </table:table-cell>
          <table:table-cell table:number-columns-repeated="2"/>
        </table:table-row>
        <table:table-row table:style-name="ro1">
          <table:table-cell table:formula="of:=RAND()" office:value-type="float" office:value="0.62005615234375">
            <text:p>0.6200561523</text:p>
          </table:table-cell>
          <table:table-cell table:formula="of:=RAND()" office:value-type="float" office:value="0.519378662109375">
            <text:p>0.5193786621</text:p>
          </table:table-cell>
          <table:table-cell table:formula="of:=SQRT([.B197])" office:value-type="float" office:value="0.720679306008834">
            <text:p>0.720679306</text:p>
          </table:table-cell>
          <table:table-cell/>
          <table:table-cell table:formula="of:=(1-[.$C197])*[.B$2] + [.$C197]*(1-[.$A197])*[.B$3] + [.$A197]*[.$C197]*[.B$4]" office:value-type="float" office:value="0.62065953997116">
            <text:p>0.62065954</text:p>
          </table:table-cell>
          <table:table-cell table:formula="of:=(1-[.$C197])*[.C$2] + [.$C197]*(1-[.$A197])*[.C$3] + [.$A197]*[.$C197]*[.C$4]" office:value-type="float" office:value="1.02891500573521">
            <text:p>1.0289150057</text:p>
          </table:table-cell>
          <table:table-cell table:number-columns-repeated="2"/>
        </table:table-row>
        <table:table-row table:style-name="ro1">
          <table:table-cell table:formula="of:=RAND()" office:value-type="float" office:value="0.124755859375">
            <text:p>0.1247558594</text:p>
          </table:table-cell>
          <table:table-cell table:formula="of:=RAND()" office:value-type="float" office:value="0.3233642578125">
            <text:p>0.3233642578</text:p>
          </table:table-cell>
          <table:table-cell table:formula="of:=SQRT([.B198])" office:value-type="float" office:value="0.568651262033683">
            <text:p>0.568651262</text:p>
          </table:table-cell>
          <table:table-cell/>
          <table:table-cell table:formula="of:=(1-[.$C198])*[.B$2] + [.$C198]*(1-[.$A198])*[.B$3] + [.$A198]*[.$C198]*[.B$4]" office:value-type="float" office:value="0.416500953412297">
            <text:p>0.4165009534</text:p>
          </table:table-cell>
          <table:table-cell table:formula="of:=(1-[.$C198])*[.C$2] + [.$C198]*(1-[.$A198])*[.C$3] + [.$A198]*[.$C198]*[.C$4]" office:value-type="float" office:value="0.356850096973743">
            <text:p>0.356850097</text:p>
          </table:table-cell>
          <table:table-cell table:number-columns-repeated="2"/>
        </table:table-row>
        <table:table-row table:style-name="ro1">
          <table:table-cell table:formula="of:=RAND()" office:value-type="float" office:value="0.3568115234375">
            <text:p>0.3568115234</text:p>
          </table:table-cell>
          <table:table-cell table:formula="of:=RAND()" office:value-type="float" office:value="0.704864501953125">
            <text:p>0.704864502</text:p>
          </table:table-cell>
          <table:table-cell table:formula="of:=SQRT([.B199])" office:value-type="float" office:value="0.839562089397279">
            <text:p>0.8395620894</text:p>
          </table:table-cell>
          <table:table-cell/>
          <table:table-cell table:formula="of:=(1-[.$C199])*[.B$2] + [.$C199]*(1-[.$A199])*[.B$3] + [.$A199]*[.$C199]*[.B$4]" office:value-type="float" office:value="0.665580473894031">
            <text:p>0.6655804739</text:p>
          </table:table-cell>
          <table:table-cell table:formula="of:=(1-[.$C199])*[.C$2] + [.$C199]*(1-[.$A199])*[.C$3] + [.$A199]*[.$C199]*[.C$4]" office:value-type="float" office:value="0.676354157296406">
            <text:p>0.6763541573</text:p>
          </table:table-cell>
          <table:table-cell table:number-columns-repeated="2"/>
        </table:table-row>
        <table:table-row table:style-name="ro1">
          <table:table-cell table:formula="of:=RAND()" office:value-type="float" office:value="0.93878173828125">
            <text:p>0.9387817383</text:p>
          </table:table-cell>
          <table:table-cell table:formula="of:=RAND()" office:value-type="float" office:value="0.68829345703125">
            <text:p>0.688293457</text:p>
          </table:table-cell>
          <table:table-cell table:formula="of:=SQRT([.B200])" office:value-type="float" office:value="0.829634532207556">
            <text:p>0.8296345322</text:p>
          </table:table-cell>
          <table:table-cell/>
          <table:table-cell table:formula="of:=(1-[.$C200])*[.B$2] + [.$C200]*(1-[.$A200])*[.B$3] + [.$A200]*[.$C200]*[.B$4]" office:value-type="float" office:value="0.783244067099119">
            <text:p>0.7832440671</text:p>
          </table:table-cell>
          <table:table-cell table:formula="of:=(1-[.$C200])*[.C$2] + [.$C200]*(1-[.$A200])*[.C$3] + [.$A200]*[.$C200]*[.C$4]" office:value-type="float" office:value="1.6350857729813">
            <text:p>1.635085773</text:p>
          </table:table-cell>
          <table:table-cell table:number-columns-repeated="2"/>
        </table:table-row>
        <table:table-row table:style-name="ro1">
          <table:table-cell table:formula="of:=RAND()" office:value-type="float" office:value="0.181671142578125">
            <text:p>0.1816711426</text:p>
          </table:table-cell>
          <table:table-cell table:formula="of:=RAND()" office:value-type="float" office:value="0.631805419921875">
            <text:p>0.6318054199</text:p>
          </table:table-cell>
          <table:table-cell table:formula="of:=SQRT([.B201])" office:value-type="float" office:value="0.794861887325009">
            <text:p>0.7948618873</text:p>
          </table:table-cell>
          <table:table-cell/>
          <table:table-cell table:formula="of:=(1-[.$C201])*[.B$2] + [.$C201]*(1-[.$A201])*[.B$3] + [.$A201]*[.$C201]*[.B$4]" office:value-type="float" office:value="0.593948222615662">
            <text:p>0.5939482226</text:p>
          </table:table-cell>
          <table:table-cell table:formula="of:=(1-[.$C201])*[.C$2] + [.$C201]*(1-[.$A201])*[.C$3] + [.$A201]*[.$C201]*[.C$4]" office:value-type="float" office:value="0.389931956189153">
            <text:p>0.3899319562</text:p>
          </table:table-cell>
          <table:table-cell table:number-columns-repeated="2"/>
        </table:table-row>
        <table:table-row table:style-name="ro1">
          <table:table-cell table:formula="of:=RAND()" office:value-type="float" office:value="0.512451171875">
            <text:p>0.5124511719</text:p>
          </table:table-cell>
          <table:table-cell table:formula="of:=RAND()" office:value-type="float" office:value="0.258087158203125">
            <text:p>0.2580871582</text:p>
          </table:table-cell>
          <table:table-cell table:formula="of:=SQRT([.B202])" office:value-type="float" office:value="0.508022792995674">
            <text:p>0.508022793</text:p>
          </table:table-cell>
          <table:table-cell/>
          <table:table-cell table:formula="of:=(1-[.$C202])*[.B$2] + [.$C202]*(1-[.$A202])*[.B$3] + [.$A202]*[.$C202]*[.B$4]" office:value-type="float" office:value="0.423303542755531">
            <text:p>0.4233035428</text:p>
          </table:table-cell>
          <table:table-cell table:formula="of:=(1-[.$C202])*[.C$2] + [.$C202]*(1-[.$A202])*[.C$3] + [.$A202]*[.$C202]*[.C$4]" office:value-type="float" office:value="0.764058985965752">
            <text:p>0.764058986</text:p>
          </table:table-cell>
          <table:table-cell table:number-columns-repeated="2"/>
        </table:table-row>
        <table:table-row table:style-name="ro1">
          <table:table-cell table:formula="of:=RAND()" office:value-type="float" office:value="0.671905517578125">
            <text:p>0.6719055176</text:p>
          </table:table-cell>
          <table:table-cell table:formula="of:=RAND()" office:value-type="float" office:value="0.81365966796875">
            <text:p>0.813659668</text:p>
          </table:table-cell>
          <table:table-cell table:formula="of:=SQRT([.B203])" office:value-type="float" office:value="0.902030857547983">
            <text:p>0.9020308575</text:p>
          </table:table-cell>
          <table:table-cell/>
          <table:table-cell table:formula="of:=(1-[.$C203])*[.B$2] + [.$C203]*(1-[.$A203])*[.B$3] + [.$A203]*[.$C203]*[.B$4]" office:value-type="float" office:value="0.789002272938765">
            <text:p>0.7890022729</text:p>
          </table:table-cell>
          <table:table-cell table:formula="of:=(1-[.$C203])*[.C$2] + [.$C203]*(1-[.$A203])*[.C$3] + [.$A203]*[.$C203]*[.C$4]" office:value-type="float" office:value="1.25508279654832">
            <text:p>1.2550827965</text:p>
          </table:table-cell>
          <table:table-cell table:number-columns-repeated="2"/>
        </table:table-row>
        <table:table-row table:style-name="ro1">
          <table:table-cell table:formula="of:=RAND()" office:value-type="float" office:value="0.65997314453125">
            <text:p>0.6599731445</text:p>
          </table:table-cell>
          <table:table-cell table:formula="of:=RAND()" office:value-type="float" office:value="0.44769287109375">
            <text:p>0.4476928711</text:p>
          </table:table-cell>
          <table:table-cell table:formula="of:=SQRT([.B204])" office:value-type="float" office:value="0.669098551107197">
            <text:p>0.6690985511</text:p>
          </table:table-cell>
          <table:table-cell/>
          <table:table-cell table:formula="of:=(1-[.$C204])*[.B$2] + [.$C204]*(1-[.$A204])*[.B$3] + [.$A204]*[.$C204]*[.B$4]" office:value-type="float" office:value="0.583181625216673">
            <text:p>0.5831816252</text:p>
          </table:table-cell>
          <table:table-cell table:formula="of:=(1-[.$C204])*[.C$2] + [.$C204]*(1-[.$A204])*[.C$3] + [.$A204]*[.$C204]*[.C$4]" office:value-type="float" office:value="1.04420900324969">
            <text:p>1.0442090032</text:p>
          </table:table-cell>
          <table:table-cell table:number-columns-repeated="2"/>
        </table:table-row>
        <table:table-row table:style-name="ro1">
          <table:table-cell table:formula="of:=RAND()" office:value-type="float" office:value="0.719482421875">
            <text:p>0.7194824219</text:p>
          </table:table-cell>
          <table:table-cell table:formula="of:=RAND()" office:value-type="float" office:value="0.13031005859375">
            <text:p>0.1303100586</text:p>
          </table:table-cell>
          <table:table-cell table:formula="of:=SQRT([.B205])" office:value-type="float" office:value="0.360984845379623">
            <text:p>0.3609848454</text:p>
          </table:table-cell>
          <table:table-cell/>
          <table:table-cell table:formula="of:=(1-[.$C205])*[.B$2] + [.$C205]*(1-[.$A205])*[.B$3] + [.$A205]*[.$C205]*[.B$4]" office:value-type="float" office:value="0.320217176977351">
            <text:p>0.320217177</text:p>
          </table:table-cell>
          <table:table-cell table:formula="of:=(1-[.$C205])*[.C$2] + [.$C205]*(1-[.$A205])*[.C$3] + [.$A205]*[.$C205]*[.C$4]" office:value-type="float" office:value="0.836354856429856">
            <text:p>0.8363548564</text:p>
          </table:table-cell>
          <table:table-cell table:number-columns-repeated="2"/>
        </table:table-row>
        <table:table-row table:style-name="ro1">
          <table:table-cell table:formula="of:=RAND()" office:value-type="float" office:value="0.48004150390625">
            <text:p>0.4800415039</text:p>
          </table:table-cell>
          <table:table-cell table:formula="of:=RAND()" office:value-type="float" office:value="0.486083984375">
            <text:p>0.4860839844</text:p>
          </table:table-cell>
          <table:table-cell table:formula="of:=SQRT([.B206])" office:value-type="float" office:value="0.697197234916347">
            <text:p>0.6971972349</text:p>
          </table:table-cell>
          <table:table-cell/>
          <table:table-cell table:formula="of:=(1-[.$C206])*[.B$2] + [.$C206]*(1-[.$A206])*[.B$3] + [.$A206]*[.$C206]*[.B$4]" office:value-type="float" office:value="0.575055802825259">
            <text:p>0.5750558028</text:p>
          </table:table-cell>
          <table:table-cell table:formula="of:=(1-[.$C206])*[.C$2] + [.$C206]*(1-[.$A206])*[.C$3] + [.$A206]*[.$C206]*[.C$4]" office:value-type="float" office:value="0.817421764787186">
            <text:p>0.8174217648</text:p>
          </table:table-cell>
          <table:table-cell table:number-columns-repeated="2"/>
        </table:table-row>
        <table:table-row table:style-name="ro1">
          <table:table-cell table:formula="of:=RAND()" office:value-type="float" office:value="0.853759765625">
            <text:p>0.8537597656</text:p>
          </table:table-cell>
          <table:table-cell table:formula="of:=RAND()" office:value-type="float" office:value="0.428955078125">
            <text:p>0.4289550781</text:p>
          </table:table-cell>
          <table:table-cell table:formula="of:=SQRT([.B207])" office:value-type="float" office:value="0.654946622347959">
            <text:p>0.6549466223</text:p>
          </table:table-cell>
          <table:table-cell/>
          <table:table-cell table:formula="of:=(1-[.$C207])*[.B$2] + [.$C207]*(1-[.$A207])*[.B$3] + [.$A207]*[.$C207]*[.B$4]" office:value-type="float" office:value="0.603846075089668">
            <text:p>0.6038460751</text:p>
          </table:table-cell>
          <table:table-cell table:formula="of:=(1-[.$C207])*[.C$2] + [.$C207]*(1-[.$A207])*[.C$3] + [.$A207]*[.$C207]*[.C$4]" office:value-type="float" office:value="1.28526916766345">
            <text:p>1.2852691677</text:p>
          </table:table-cell>
          <table:table-cell table:number-columns-repeated="2"/>
        </table:table-row>
        <table:table-row table:style-name="ro1">
          <table:table-cell table:formula="of:=RAND()" office:value-type="float" office:value="0.511505126953125">
            <text:p>0.511505127</text:p>
          </table:table-cell>
          <table:table-cell table:formula="of:=RAND()" office:value-type="float" office:value="0.07269287109375">
            <text:p>0.0726928711</text:p>
          </table:table-cell>
          <table:table-cell table:formula="of:=SQRT([.B208])" office:value-type="float" office:value="0.269616155105272">
            <text:p>0.2696161551</text:p>
          </table:table-cell>
          <table:table-cell/>
          <table:table-cell table:formula="of:=(1-[.$C208])*[.B$2] + [.$C208]*(1-[.$A208])*[.B$3] + [.$A208]*[.$C208]*[.B$4]" office:value-type="float" office:value="0.224587920441581">
            <text:p>0.2245879204</text:p>
          </table:table-cell>
          <table:table-cell table:formula="of:=(1-[.$C208])*[.C$2] + [.$C208]*(1-[.$A208])*[.C$3] + [.$A208]*[.$C208]*[.C$4]" office:value-type="float" office:value="0.639632913282378">
            <text:p>0.6396329133</text:p>
          </table:table-cell>
          <table:table-cell table:number-columns-repeated="2"/>
        </table:table-row>
        <table:table-row table:style-name="ro1">
          <table:table-cell table:formula="of:=RAND()" office:value-type="float" office:value="0.894561767578125">
            <text:p>0.8945617676</text:p>
          </table:table-cell>
          <table:table-cell table:formula="of:=RAND()" office:value-type="float" office:value="0.681243896484375">
            <text:p>0.6812438965</text:p>
          </table:table-cell>
          <table:table-cell table:formula="of:=SQRT([.B209])" office:value-type="float" office:value="0.825375003549523">
            <text:p>0.8253750035</text:p>
          </table:table-cell>
          <table:table-cell/>
          <table:table-cell table:formula="of:=(1-[.$C209])*[.B$2] + [.$C209]*(1-[.$A209])*[.B$3] + [.$A209]*[.$C209]*[.B$4]" office:value-type="float" office:value="0.769733222228082">
            <text:p>0.7697332222</text:p>
          </table:table-cell>
          <table:table-cell table:formula="of:=(1-[.$C209])*[.C$2] + [.$C209]*(1-[.$A209])*[.C$3] + [.$A209]*[.$C209]*[.C$4]" office:value-type="float" office:value="1.55662685318446">
            <text:p>1.5566268532</text:p>
          </table:table-cell>
          <table:table-cell table:number-columns-repeated="2"/>
        </table:table-row>
        <table:table-row table:style-name="ro1">
          <table:table-cell table:formula="of:=RAND()" office:value-type="float" office:value="0.860137939453125">
            <text:p>0.8601379395</text:p>
          </table:table-cell>
          <table:table-cell table:formula="of:=RAND()" office:value-type="float" office:value="0.043548583984375">
            <text:p>0.043548584</text:p>
          </table:table-cell>
          <table:table-cell table:formula="of:=SQRT([.B210])" office:value-type="float" office:value="0.208682974831142">
            <text:p>0.2086829748</text:p>
          </table:table-cell>
          <table:table-cell/>
          <table:table-cell table:formula="of:=(1-[.$C210])*[.B$2] + [.$C210]*(1-[.$A210])*[.B$3] + [.$A210]*[.$C210]*[.B$4]" office:value-type="float" office:value="0.192747079814053">
            <text:p>0.1927470798</text:p>
          </table:table-cell>
          <table:table-cell table:formula="of:=(1-[.$C210])*[.C$2] + [.$C210]*(1-[.$A210])*[.C$3] + [.$A210]*[.$C210]*[.C$4]" office:value-type="float" office:value="0.752855839085141">
            <text:p>0.7528558391</text:p>
          </table:table-cell>
          <table:table-cell table:number-columns-repeated="2"/>
        </table:table-row>
        <table:table-row table:style-name="ro1">
          <table:table-cell table:formula="of:=RAND()" office:value-type="float" office:value="0.341400146484375">
            <text:p>0.3414001465</text:p>
          </table:table-cell>
          <table:table-cell table:formula="of:=RAND()" office:value-type="float" office:value="0.228668212890625">
            <text:p>0.2286682129</text:p>
          </table:table-cell>
          <table:table-cell table:formula="of:=SQRT([.B211])" office:value-type="float" office:value="0.478192652484984">
            <text:p>0.4781926525</text:p>
          </table:table-cell>
          <table:table-cell/>
          <table:table-cell table:formula="of:=(1-[.$C211])*[.B$2] + [.$C211]*(1-[.$A211])*[.B$3] + [.$A211]*[.$C211]*[.B$4]" office:value-type="float" office:value="0.377181167557082">
            <text:p>0.3771811676</text:p>
          </table:table-cell>
          <table:table-cell table:formula="of:=(1-[.$C211])*[.C$2] + [.$C211]*(1-[.$A211])*[.C$3] + [.$A211]*[.$C211]*[.C$4]" office:value-type="float" office:value="0.585781206553698">
            <text:p>0.5857812066</text:p>
          </table:table-cell>
          <table:table-cell table:number-columns-repeated="2"/>
        </table:table-row>
        <table:table-row table:style-name="ro1">
          <table:table-cell table:formula="of:=RAND()" office:value-type="float" office:value="0.95208740234375">
            <text:p>0.9520874023</text:p>
          </table:table-cell>
          <table:table-cell table:formula="of:=RAND()" office:value-type="float" office:value="0.828369140625">
            <text:p>0.8283691406</text:p>
          </table:table-cell>
          <table:table-cell table:formula="of:=SQRT([.B212])" office:value-type="float" office:value="0.910147867450669">
            <text:p>0.9101478675</text:p>
          </table:table-cell>
          <table:table-cell/>
          <table:table-cell table:formula="of:=(1-[.$C212])*[.B$2] + [.$C212]*(1-[.$A212])*[.B$3] + [.$A212]*[.$C212]*[.B$4]" office:value-type="float" office:value="0.862403990121619">
            <text:p>0.8624039901</text:p>
          </table:table-cell>
          <table:table-cell table:formula="of:=(1-[.$C212])*[.C$2] + [.$C212]*(1-[.$A212])*[.C$3] + [.$A212]*[.$C212]*[.C$4]" office:value-type="float" office:value="1.76934130082559">
            <text:p>1.7693413008</text:p>
          </table:table-cell>
          <table:table-cell table:number-columns-repeated="2"/>
        </table:table-row>
        <table:table-row table:style-name="ro1">
          <table:table-cell table:formula="of:=RAND()" office:value-type="float" office:value="0.4052734375">
            <text:p>0.4052734375</text:p>
          </table:table-cell>
          <table:table-cell table:formula="of:=RAND()" office:value-type="float" office:value="0.146881103515625">
            <text:p>0.1468811035</text:p>
          </table:table-cell>
          <table:table-cell table:formula="of:=SQRT([.B213])" office:value-type="float" office:value="0.383250705825345">
            <text:p>0.3832507058</text:p>
          </table:table-cell>
          <table:table-cell/>
          <table:table-cell table:formula="of:=(1-[.$C213])*[.B$2] + [.$C213]*(1-[.$A213])*[.B$3] + [.$A213]*[.$C213]*[.B$4]" office:value-type="float" office:value="0.308659040131017">
            <text:p>0.3086590401</text:p>
          </table:table-cell>
          <table:table-cell table:formula="of:=(1-[.$C213])*[.C$2] + [.$C213]*(1-[.$A213])*[.C$3] + [.$A213]*[.$C213]*[.C$4]" office:value-type="float" office:value="0.617464095725864">
            <text:p>0.6174640957</text:p>
          </table:table-cell>
          <table:table-cell table:number-columns-repeated="2"/>
        </table:table-row>
        <table:table-row table:style-name="ro1">
          <table:table-cell table:formula="of:=RAND()" office:value-type="float" office:value="0.070526123046875">
            <text:p>0.070526123</text:p>
          </table:table-cell>
          <table:table-cell table:formula="of:=RAND()" office:value-type="float" office:value="0.980072021484375">
            <text:p>0.9800720215</text:p>
          </table:table-cell>
          <table:table-cell table:formula="of:=SQRT([.B214])" office:value-type="float" office:value="0.989985869335707">
            <text:p>0.9899858693</text:p>
          </table:table-cell>
          <table:table-cell/>
          <table:table-cell table:formula="of:=(1-[.$C214])*[.B$2] + [.$C214]*(1-[.$A214])*[.B$3] + [.$A214]*[.$C214]*[.B$4]" office:value-type="float" office:value="0.711143273496209">
            <text:p>0.7111432735</text:p>
          </table:table-cell>
          <table:table-cell table:formula="of:=(1-[.$C214])*[.C$2] + [.$C214]*(1-[.$A214])*[.C$3] + [.$A214]*[.$C214]*[.C$4]" office:value-type="float" office:value="0.143948597150667">
            <text:p>0.1439485972</text:p>
          </table:table-cell>
          <table:table-cell table:number-columns-repeated="2"/>
        </table:table-row>
        <table:table-row table:style-name="ro1">
          <table:table-cell table:formula="of:=RAND()" office:value-type="float" office:value="0.089508056640625">
            <text:p>0.0895080566</text:p>
          </table:table-cell>
          <table:table-cell table:formula="of:=RAND()" office:value-type="float" office:value="0.26043701171875">
            <text:p>0.2604370117</text:p>
          </table:table-cell>
          <table:table-cell table:formula="of:=SQRT([.B215])" office:value-type="float" office:value="0.510330296689066">
            <text:p>0.5103302967</text:p>
          </table:table-cell>
          <table:table-cell/>
          <table:table-cell table:formula="of:=(1-[.$C215])*[.B$2] + [.$C215]*(1-[.$A215])*[.B$3] + [.$A215]*[.$C215]*[.B$4]" office:value-type="float" office:value="0.369107662688729">
            <text:p>0.3691076627</text:p>
          </table:table-cell>
          <table:table-cell table:formula="of:=(1-[.$C215])*[.C$2] + [.$C215]*(1-[.$A215])*[.C$3] + [.$A215]*[.$C215]*[.C$4]" office:value-type="float" office:value="0.335735411127396">
            <text:p>0.3357354111</text:p>
          </table:table-cell>
          <table:table-cell table:number-columns-repeated="2"/>
        </table:table-row>
        <table:table-row table:style-name="ro1">
          <table:table-cell table:formula="of:=RAND()" office:value-type="float" office:value="0.33203125">
            <text:p>0.33203125</text:p>
          </table:table-cell>
          <table:table-cell table:formula="of:=RAND()" office:value-type="float" office:value="0.557586669921875">
            <text:p>0.5575866699</text:p>
          </table:table-cell>
          <table:table-cell table:formula="of:=SQRT([.B216])" office:value-type="float" office:value="0.746717262370353">
            <text:p>0.7467172624</text:p>
          </table:table-cell>
          <table:table-cell/>
          <table:table-cell table:formula="of:=(1-[.$C216])*[.B$2] + [.$C216]*(1-[.$A216])*[.B$3] + [.$A216]*[.$C216]*[.B$4]" office:value-type="float" office:value="0.587164784824813">
            <text:p>0.5871647848</text:p>
          </table:table-cell>
          <table:table-cell table:formula="of:=(1-[.$C216])*[.C$2] + [.$C216]*(1-[.$A216])*[.C$3] + [.$A216]*[.$C216]*[.C$4]" office:value-type="float" office:value="0.620028966197422">
            <text:p>0.6200289662</text:p>
          </table:table-cell>
          <table:table-cell table:number-columns-repeated="2"/>
        </table:table-row>
        <table:table-row table:style-name="ro1">
          <table:table-cell table:formula="of:=RAND()" office:value-type="float" office:value="0.22540283203125">
            <text:p>0.225402832</text:p>
          </table:table-cell>
          <table:table-cell table:formula="of:=RAND()" office:value-type="float" office:value="0.839324951171875">
            <text:p>0.8393249512</text:p>
          </table:table-cell>
          <table:table-cell table:formula="of:=SQRT([.B217])" office:value-type="float" office:value="0.916146795645695">
            <text:p>0.9161467956</text:p>
          </table:table-cell>
          <table:table-cell/>
          <table:table-cell table:formula="of:=(1-[.$C217])*[.B$2] + [.$C217]*(1-[.$A217])*[.B$3] + [.$A217]*[.$C217]*[.B$4]" office:value-type="float" office:value="0.694993298348659">
            <text:p>0.6949932983</text:p>
          </table:table-cell>
          <table:table-cell table:formula="of:=(1-[.$C217])*[.C$2] + [.$C217]*(1-[.$A217])*[.C$3] + [.$A217]*[.$C217]*[.C$4]" office:value-type="float" office:value="0.452865745943993">
            <text:p>0.4528657459</text:p>
          </table:table-cell>
          <table:table-cell table:number-columns-repeated="2"/>
        </table:table-row>
        <table:table-row table:style-name="ro1">
          <table:table-cell table:formula="of:=RAND()" office:value-type="float" office:value="0.258453369140625">
            <text:p>0.2584533691</text:p>
          </table:table-cell>
          <table:table-cell table:formula="of:=RAND()" office:value-type="float" office:value="0.6436767578125">
            <text:p>0.6436767578</text:p>
          </table:table-cell>
          <table:table-cell table:formula="of:=SQRT([.B218])" office:value-type="float" office:value="0.802294682652515">
            <text:p>0.8022946827</text:p>
          </table:table-cell>
          <table:table-cell/>
          <table:table-cell table:formula="of:=(1-[.$C218])*[.B$2] + [.$C218]*(1-[.$A218])*[.B$3] + [.$A218]*[.$C218]*[.B$4]" office:value-type="float" office:value="0.6155187764383">
            <text:p>0.6155187764</text:p>
          </table:table-cell>
          <table:table-cell table:formula="of:=(1-[.$C218])*[.C$2] + [.$C218]*(1-[.$A218])*[.C$3] + [.$A218]*[.$C218]*[.C$4]" office:value-type="float" office:value="0.511490628586293">
            <text:p>0.5114906286</text:p>
          </table:table-cell>
          <table:table-cell table:number-columns-repeated="2"/>
        </table:table-row>
        <table:table-row table:style-name="ro1">
          <table:table-cell table:formula="of:=RAND()" office:value-type="float" office:value="0.869384765625">
            <text:p>0.8693847656</text:p>
          </table:table-cell>
          <table:table-cell table:formula="of:=RAND()" office:value-type="float" office:value="0.508087158203125">
            <text:p>0.5080871582</text:p>
          </table:table-cell>
          <table:table-cell table:formula="of:=SQRT([.B219])" office:value-type="float" office:value="0.712802327579761">
            <text:p>0.7128023276</text:p>
          </table:table-cell>
          <table:table-cell/>
          <table:table-cell table:formula="of:=(1-[.$C219])*[.B$2] + [.$C219]*(1-[.$A219])*[.B$3] + [.$A219]*[.$C219]*[.B$4]" office:value-type="float" office:value="0.660083495275803">
            <text:p>0.6600834953</text:p>
          </table:table-cell>
          <table:table-cell table:formula="of:=(1-[.$C219])*[.C$2] + [.$C219]*(1-[.$A219])*[.C$3] + [.$A219]*[.$C219]*[.C$4]" office:value-type="float" office:value="1.37680081036489">
            <text:p>1.3768008104</text:p>
          </table:table-cell>
          <table:table-cell table:number-columns-repeated="2"/>
        </table:table-row>
        <table:table-row table:style-name="ro1">
          <table:table-cell table:formula="of:=RAND()" office:value-type="float" office:value="0.6005859375">
            <text:p>0.6005859375</text:p>
          </table:table-cell>
          <table:table-cell table:formula="of:=RAND()" office:value-type="float" office:value="0.778564453125">
            <text:p>0.7785644531</text:p>
          </table:table-cell>
          <table:table-cell table:formula="of:=SQRT([.B220])" office:value-type="float" office:value="0.882362993968469">
            <text:p>0.882362994</text:p>
          </table:table-cell>
          <table:table-cell/>
          <table:table-cell table:formula="of:=(1-[.$C220])*[.B$2] + [.$C220]*(1-[.$A220])*[.B$3] + [.$A220]*[.$C220]*[.B$4]" office:value-type="float" office:value="0.755437145324372">
            <text:p>0.7554371453</text:p>
          </table:table-cell>
          <table:table-cell table:formula="of:=(1-[.$C220])*[.C$2] + [.$C220]*(1-[.$A220])*[.C$3] + [.$A220]*[.$C220]*[.C$4]" office:value-type="float" office:value="1.11338876685201">
            <text:p>1.1133887669</text:p>
          </table:table-cell>
          <table:table-cell table:number-columns-repeated="2"/>
        </table:table-row>
        <table:table-row table:style-name="ro1">
          <table:table-cell table:formula="of:=RAND()" office:value-type="float" office:value="0.967620849609375">
            <text:p>0.9676208496</text:p>
          </table:table-cell>
          <table:table-cell table:formula="of:=RAND()" office:value-type="float" office:value="0.3994140625">
            <text:p>0.3994140625</text:p>
          </table:table-cell>
          <table:table-cell table:formula="of:=SQRT([.B221])" office:value-type="float" office:value="0.631992138004896">
            <text:p>0.631992138</text:p>
          </table:table-cell>
          <table:table-cell/>
          <table:table-cell table:formula="of:=(1-[.$C221])*[.B$2] + [.$C221]*(1-[.$A221])*[.B$3] + [.$A221]*[.$C221]*[.B$4]" office:value-type="float" office:value="0.601391976679341">
            <text:p>0.6013919767</text:p>
          </table:table-cell>
          <table:table-cell table:formula="of:=(1-[.$C221])*[.C$2] + [.$C221]*(1-[.$A221])*[.C$3] + [.$A221]*[.$C221]*[.C$4]" office:value-type="float" office:value="1.40094618234781">
            <text:p>1.4009461823</text:p>
          </table:table-cell>
          <table:table-cell table:number-columns-repeated="2"/>
        </table:table-row>
        <table:table-row table:style-name="ro1">
          <table:table-cell table:formula="of:=RAND()" office:value-type="float" office:value="0.570404052734375">
            <text:p>0.5704040527</text:p>
          </table:table-cell>
          <table:table-cell table:formula="of:=RAND()" office:value-type="float" office:value="0.59100341796875">
            <text:p>0.591003418</text:p>
          </table:table-cell>
          <table:table-cell table:formula="of:=SQRT([.B222])" office:value-type="float" office:value="0.768767466773113">
            <text:p>0.7687674668</text:p>
          </table:table-cell>
          <table:table-cell/>
          <table:table-cell table:formula="of:=(1-[.$C222])*[.B$2] + [.$C222]*(1-[.$A222])*[.B$3] + [.$A222]*[.$C222]*[.B$4]" office:value-type="float" office:value="0.652149327192187">
            <text:p>0.6521493272</text:p>
          </table:table-cell>
          <table:table-cell table:formula="of:=(1-[.$C222])*[.C$2] + [.$C222]*(1-[.$A222])*[.C$3] + [.$A222]*[.$C222]*[.C$4]" office:value-type="float" office:value="0.988247343142312">
            <text:p>0.9882473431</text:p>
          </table:table-cell>
          <table:table-cell table:number-columns-repeated="2"/>
        </table:table-row>
        <table:table-row table:style-name="ro1">
          <table:table-cell table:formula="of:=RAND()" office:value-type="float" office:value="0.694580078125">
            <text:p>0.6945800781</text:p>
          </table:table-cell>
          <table:table-cell table:formula="of:=RAND()" office:value-type="float" office:value="0.08294677734375">
            <text:p>0.0829467773</text:p>
          </table:table-cell>
          <table:table-cell table:formula="of:=SQRT([.B223])" office:value-type="float" office:value="0.288004821736981">
            <text:p>0.2880048217</text:p>
          </table:table-cell>
          <table:table-cell/>
          <table:table-cell table:formula="of:=(1-[.$C223])*[.B$2] + [.$C223]*(1-[.$A223])*[.B$3] + [.$A223]*[.$C223]*[.B$4]" office:value-type="float" office:value="0.253614402227323">
            <text:p>0.2536144022</text:p>
          </table:table-cell>
          <table:table-cell table:formula="of:=(1-[.$C223])*[.C$2] + [.$C223]*(1-[.$A223])*[.C$3] + [.$A223]*[.$C223]*[.C$4]" office:value-type="float" office:value="0.754081988180583">
            <text:p>0.7540819882</text:p>
          </table:table-cell>
          <table:table-cell table:number-columns-repeated="2"/>
        </table:table-row>
        <table:table-row table:style-name="ro1">
          <table:table-cell table:formula="of:=RAND()" office:value-type="float" office:value="0.137603759765625">
            <text:p>0.1376037598</text:p>
          </table:table-cell>
          <table:table-cell table:formula="of:=RAND()" office:value-type="float" office:value="0.40765380859375">
            <text:p>0.4076538086</text:p>
          </table:table-cell>
          <table:table-cell table:formula="of:=SQRT([.B224])" office:value-type="float" office:value="0.638477727562794">
            <text:p>0.6384777276</text:p>
          </table:table-cell>
          <table:table-cell/>
          <table:table-cell table:formula="of:=(1-[.$C224])*[.B$2] + [.$C224]*(1-[.$A224])*[.B$3] + [.$A224]*[.$C224]*[.B$4]" office:value-type="float" office:value="0.469777212612162">
            <text:p>0.4697772126</text:p>
          </table:table-cell>
          <table:table-cell table:formula="of:=(1-[.$C224])*[.C$2] + [.$C224]*(1-[.$A224])*[.C$3] + [.$A224]*[.$C224]*[.C$4]" office:value-type="float" office:value="0.355596438538716">
            <text:p>0.3555964385</text:p>
          </table:table-cell>
          <table:table-cell table:number-columns-repeated="2"/>
        </table:table-row>
        <table:table-row table:style-name="ro1">
          <table:table-cell table:formula="of:=RAND()" office:value-type="float" office:value="0.37158203125">
            <text:p>0.3715820313</text:p>
          </table:table-cell>
          <table:table-cell table:formula="of:=RAND()" office:value-type="float" office:value="0.3006591796875">
            <text:p>0.3006591797</text:p>
          </table:table-cell>
          <table:table-cell table:formula="of:=SQRT([.B225])" office:value-type="float" office:value="0.548323973292706">
            <text:p>0.5483239733</text:p>
          </table:table-cell>
          <table:table-cell/>
          <table:table-cell table:formula="of:=(1-[.$C225])*[.B$2] + [.$C225]*(1-[.$A225])*[.B$3] + [.$A225]*[.$C225]*[.B$4]" office:value-type="float" office:value="0.436801088607479">
            <text:p>0.4368010886</text:p>
          </table:table-cell>
          <table:table-cell table:formula="of:=(1-[.$C225])*[.C$2] + [.$C225]*(1-[.$A225])*[.C$3] + [.$A225]*[.$C225]*[.C$4]" office:value-type="float" office:value="0.631295211554204">
            <text:p>0.6312952116</text:p>
          </table:table-cell>
          <table:table-cell table:number-columns-repeated="2"/>
        </table:table-row>
        <table:table-row table:style-name="ro1">
          <table:table-cell table:formula="of:=RAND()" office:value-type="float" office:value="0.54656982421875">
            <text:p>0.5465698242</text:p>
          </table:table-cell>
          <table:table-cell table:formula="of:=RAND()" office:value-type="float" office:value="0.122467041015625">
            <text:p>0.122467041</text:p>
          </table:table-cell>
          <table:table-cell table:formula="of:=SQRT([.B226])" office:value-type="float" office:value="0.349952912569141">
            <text:p>0.3499529126</text:p>
          </table:table-cell>
          <table:table-cell/>
          <table:table-cell table:formula="of:=(1-[.$C226])*[.B$2] + [.$C226]*(1-[.$A226])*[.B$3] + [.$A226]*[.$C226]*[.B$4]" office:value-type="float" office:value="0.294698201294415">
            <text:p>0.2946982013</text:p>
          </table:table-cell>
          <table:table-cell table:formula="of:=(1-[.$C226])*[.C$2] + [.$C226]*(1-[.$A226])*[.C$3] + [.$A226]*[.$C226]*[.C$4]" office:value-type="float" office:value="0.705658210511862">
            <text:p>0.7056582105</text:p>
          </table:table-cell>
          <table:table-cell table:number-columns-repeated="2"/>
        </table:table-row>
        <table:table-row table:style-name="ro1">
          <table:table-cell table:formula="of:=RAND()" office:value-type="float" office:value="0.371734619140625">
            <text:p>0.3717346191</text:p>
          </table:table-cell>
          <table:table-cell table:formula="of:=RAND()" office:value-type="float" office:value="0.04034423828125">
            <text:p>0.0403442383</text:p>
          </table:table-cell>
          <table:table-cell table:formula="of:=SQRT([.B227])" office:value-type="float" office:value="0.200858752065351">
            <text:p>0.2008587521</text:p>
          </table:table-cell>
          <table:table-cell/>
          <table:table-cell table:formula="of:=(1-[.$C227])*[.B$2] + [.$C227]*(1-[.$A227])*[.B$3] + [.$A227]*[.$C227]*[.B$4]" office:value-type="float" office:value="0.160014325887765">
            <text:p>0.1600143259</text:p>
          </table:table-cell>
          <table:table-cell table:formula="of:=(1-[.$C227])*[.C$2] + [.$C227]*(1-[.$A227])*[.C$3] + [.$A227]*[.$C227]*[.C$4]" office:value-type="float" office:value="0.548156265850473">
            <text:p>0.5481562659</text:p>
          </table:table-cell>
          <table:table-cell table:number-columns-repeated="2"/>
        </table:table-row>
        <table:table-row table:style-name="ro1">
          <table:table-cell table:formula="of:=RAND()" office:value-type="float" office:value="0.710845947265625">
            <text:p>0.7108459473</text:p>
          </table:table-cell>
          <table:table-cell table:formula="of:=RAND()" office:value-type="float" office:value="0.106903076171875">
            <text:p>0.1069030762</text:p>
          </table:table-cell>
          <table:table-cell table:formula="of:=SQRT([.B228])" office:value-type="float" office:value="0.326960358716275">
            <text:p>0.3269603587</text:p>
          </table:table-cell>
          <table:table-cell/>
          <table:table-cell table:formula="of:=(1-[.$C228])*[.B$2] + [.$C228]*(1-[.$A228])*[.B$3] + [.$A228]*[.$C228]*[.B$4]" office:value-type="float" office:value="0.289301047037987">
            <text:p>0.289301047</text:p>
          </table:table-cell>
          <table:table-cell table:formula="of:=(1-[.$C228])*[.C$2] + [.$C228]*(1-[.$A228])*[.C$3] + [.$A228]*[.$C228]*[.C$4]" office:value-type="float" office:value="0.799032528002721">
            <text:p>0.799032528</text:p>
          </table:table-cell>
          <table:table-cell table:number-columns-repeated="2"/>
        </table:table-row>
        <table:table-row table:style-name="ro1">
          <table:table-cell table:formula="of:=RAND()" office:value-type="float" office:value="0.917388916015625">
            <text:p>0.917388916</text:p>
          </table:table-cell>
          <table:table-cell table:formula="of:=RAND()" office:value-type="float" office:value="0.978057861328125">
            <text:p>0.9780578613</text:p>
          </table:table-cell>
          <table:table-cell table:formula="of:=SQRT([.B229])" office:value-type="float" office:value="0.98896807902385">
            <text:p>0.988968079</text:p>
          </table:table-cell>
          <table:table-cell/>
          <table:table-cell table:formula="of:=(1-[.$C229])*[.B$2] + [.$C229]*(1-[.$A229])*[.B$3] + [.$A229]*[.$C229]*[.B$4]" office:value-type="float" office:value="0.928167427354029">
            <text:p>0.9281674274</text:p>
          </table:table-cell>
          <table:table-cell table:formula="of:=(1-[.$C229])*[.C$2] + [.$C229]*(1-[.$A229])*[.C$3] + [.$A229]*[.$C229]*[.C$4]" office:value-type="float" office:value="1.81097998492767">
            <text:p>1.8109799849</text:p>
          </table:table-cell>
          <table:table-cell table:number-columns-repeated="2"/>
        </table:table-row>
        <table:table-row table:style-name="ro1">
          <table:table-cell table:formula="of:=RAND()" office:value-type="float" office:value="0.640289306640625">
            <text:p>0.6402893066</text:p>
          </table:table-cell>
          <table:table-cell table:formula="of:=RAND()" office:value-type="float" office:value="0.44244384765625">
            <text:p>0.4424438477</text:p>
          </table:table-cell>
          <table:table-cell table:formula="of:=SQRT([.B230])" office:value-type="float" office:value="0.66516452675729">
            <text:p>0.6651645268</text:p>
          </table:table-cell>
          <table:table-cell/>
          <table:table-cell table:formula="of:=(1-[.$C230])*[.B$2] + [.$C230]*(1-[.$A230])*[.B$3] + [.$A230]*[.$C230]*[.B$4]" office:value-type="float" office:value="0.576348579476338">
            <text:p>0.5763485795</text:p>
          </table:table-cell>
          <table:table-cell table:formula="of:=(1-[.$C230])*[.C$2] + [.$C230]*(1-[.$A230])*[.C$3] + [.$A230]*[.$C230]*[.C$4]" office:value-type="float" office:value="1.01495422656369">
            <text:p>1.0149542266</text:p>
          </table:table-cell>
          <table:table-cell table:number-columns-repeated="2"/>
        </table:table-row>
        <table:table-row table:style-name="ro1">
          <table:table-cell table:formula="of:=RAND()" office:value-type="float" office:value="0.176422119140625">
            <text:p>0.1764221191</text:p>
          </table:table-cell>
          <table:table-cell table:formula="of:=RAND()" office:value-type="float" office:value="0.821014404296875">
            <text:p>0.8210144043</text:p>
          </table:table-cell>
          <table:table-cell table:formula="of:=SQRT([.B231])" office:value-type="float" office:value="0.90609845176828">
            <text:p>0.9060984518</text:p>
          </table:table-cell>
          <table:table-cell/>
          <table:table-cell table:formula="of:=(1-[.$C231])*[.B$2] + [.$C231]*(1-[.$A231])*[.B$3] + [.$A231]*[.$C231]*[.B$4]" office:value-type="float" office:value="0.675831426580656">
            <text:p>0.6758314266</text:p>
          </table:table-cell>
          <table:table-cell table:formula="of:=(1-[.$C231])*[.C$2] + [.$C231]*(1-[.$A231])*[.C$3] + [.$A231]*[.$C231]*[.C$4]" office:value-type="float" office:value="0.365063834047749">
            <text:p>0.365063834</text:p>
          </table:table-cell>
          <table:table-cell table:number-columns-repeated="2"/>
        </table:table-row>
        <table:table-row table:style-name="ro1">
          <table:table-cell table:formula="of:=RAND()" office:value-type="float" office:value="0.557952880859375">
            <text:p>0.5579528809</text:p>
          </table:table-cell>
          <table:table-cell table:formula="of:=RAND()" office:value-type="float" office:value="0.256744384765625">
            <text:p>0.2567443848</text:p>
          </table:table-cell>
          <table:table-cell table:formula="of:=SQRT([.B232])" office:value-type="float" office:value="0.506699501446">
            <text:p>0.5066995014</text:p>
          </table:table-cell>
          <table:table-cell/>
          <table:table-cell table:formula="of:=(1-[.$C232])*[.B$2] + [.$C232]*(1-[.$A232])*[.B$3] + [.$A232]*[.$C232]*[.B$4]" office:value-type="float" office:value="0.428195407118269">
            <text:p>0.4281954071</text:p>
          </table:table-cell>
          <table:table-cell table:formula="of:=(1-[.$C232])*[.C$2] + [.$C232]*(1-[.$A232])*[.C$3] + [.$A232]*[.$C232]*[.C$4]" office:value-type="float" office:value="0.809251997934991">
            <text:p>0.8092519979</text:p>
          </table:table-cell>
          <table:table-cell table:number-columns-repeated="2"/>
        </table:table-row>
        <table:table-row table:style-name="ro1">
          <table:table-cell table:formula="of:=RAND()" office:value-type="float" office:value="0.563720703125">
            <text:p>0.5637207031</text:p>
          </table:table-cell>
          <table:table-cell table:formula="of:=RAND()" office:value-type="float" office:value="0.58209228515625">
            <text:p>0.5820922852</text:p>
          </table:table-cell>
          <table:table-cell table:formula="of:=SQRT([.B233])" office:value-type="float" office:value="0.762949726493332">
            <text:p>0.7629497265</text:p>
          </table:table-cell>
          <table:table-cell/>
          <table:table-cell table:formula="of:=(1-[.$C233])*[.B$2] + [.$C233]*(1-[.$A233])*[.B$3] + [.$A233]*[.$C233]*[.B$4]" office:value-type="float" office:value="0.645888353174973">
            <text:p>0.6458883532</text:p>
          </table:table-cell>
          <table:table-cell table:formula="of:=(1-[.$C233])*[.C$2] + [.$C233]*(1-[.$A233])*[.C$3] + [.$A233]*[.$C233]*[.C$4]" office:value-type="float" office:value="0.974405343726351">
            <text:p>0.9744053437</text:p>
          </table:table-cell>
          <table:table-cell table:number-columns-repeated="2"/>
        </table:table-row>
        <table:table-row table:style-name="ro1">
          <table:table-cell table:formula="of:=RAND()" office:value-type="float" office:value="0.862640380859375">
            <text:p>0.8626403809</text:p>
          </table:table-cell>
          <table:table-cell table:formula="of:=RAND()" office:value-type="float" office:value="0.444366455078125">
            <text:p>0.4443664551</text:p>
          </table:table-cell>
          <table:table-cell table:formula="of:=SQRT([.B234])" office:value-type="float" office:value="0.666608172075714">
            <text:p>0.6666081721</text:p>
          </table:table-cell>
          <table:table-cell/>
          <table:table-cell table:formula="of:=(1-[.$C234])*[.B$2] + [.$C234]*(1-[.$A234])*[.B$3] + [.$A234]*[.$C234]*[.B$4]" office:value-type="float" office:value="0.616136933588275">
            <text:p>0.6161369336</text:p>
          </table:table-cell>
          <table:table-cell table:formula="of:=(1-[.$C234])*[.C$2] + [.$C234]*(1-[.$A234])*[.C$3] + [.$A234]*[.$C234]*[.C$4]" office:value-type="float" office:value="1.31103173757444">
            <text:p>1.3110317376</text:p>
          </table:table-cell>
          <table:table-cell table:number-columns-repeated="2"/>
        </table:table-row>
        <table:table-row table:style-name="ro1">
          <table:table-cell table:formula="of:=RAND()" office:value-type="float" office:value="0.65380859375">
            <text:p>0.6538085938</text:p>
          </table:table-cell>
          <table:table-cell table:formula="of:=RAND()" office:value-type="float" office:value="0.317413330078125">
            <text:p>0.3174133301</text:p>
          </table:table-cell>
          <table:table-cell table:formula="of:=SQRT([.B235])" office:value-type="float" office:value="0.563394471110717">
            <text:p>0.5633944711</text:p>
          </table:table-cell>
          <table:table-cell/>
          <table:table-cell table:formula="of:=(1-[.$C235])*[.B$2] + [.$C235]*(1-[.$A235])*[.B$3] + [.$A235]*[.$C235]*[.B$4]" office:value-type="float" office:value="0.490147687967192">
            <text:p>0.490147688</text:p>
          </table:table-cell>
          <table:table-cell table:formula="of:=(1-[.$C235])*[.C$2] + [.$C235]*(1-[.$A235])*[.C$3] + [.$A235]*[.$C235]*[.C$4]" office:value-type="float" office:value="0.951323536742653">
            <text:p>0.9513235367</text:p>
          </table:table-cell>
          <table:table-cell table:number-columns-repeated="2"/>
        </table:table-row>
        <table:table-row table:style-name="ro1">
          <table:table-cell table:formula="of:=RAND()" office:value-type="float" office:value="0.593353271484375">
            <text:p>0.5933532715</text:p>
          </table:table-cell>
          <table:table-cell table:formula="of:=RAND()" office:value-type="float" office:value="0.55364990234375">
            <text:p>0.5536499023</text:p>
          </table:table-cell>
          <table:table-cell table:formula="of:=SQRT([.B236])" office:value-type="float" office:value="0.744076543336605">
            <text:p>0.7440765433</text:p>
          </table:table-cell>
          <table:table-cell/>
          <table:table-cell table:formula="of:=(1-[.$C236])*[.B$2] + [.$C236]*(1-[.$A236])*[.B$3] + [.$A236]*[.$C236]*[.B$4]" office:value-type="float" office:value="0.635643645653749">
            <text:p>0.6356436457</text:p>
          </table:table-cell>
          <table:table-cell table:formula="of:=(1-[.$C236])*[.C$2] + [.$C236]*(1-[.$A236])*[.C$3] + [.$A236]*[.$C236]*[.C$4]" office:value-type="float" office:value="1.00654722826658">
            <text:p>1.0065472283</text:p>
          </table:table-cell>
          <table:table-cell table:number-columns-repeated="2"/>
        </table:table-row>
        <table:table-row table:style-name="ro1">
          <table:table-cell table:formula="of:=RAND()" office:value-type="float" office:value="0.6112060546875">
            <text:p>0.6112060547</text:p>
          </table:table-cell>
          <table:table-cell table:formula="of:=RAND()" office:value-type="float" office:value="0.357666015625">
            <text:p>0.3576660156</text:p>
          </table:table-cell>
          <table:table-cell table:formula="of:=SQRT([.B237])" office:value-type="float" office:value="0.598051850281395">
            <text:p>0.5980518503</text:p>
          </table:table-cell>
          <table:table-cell/>
          <table:table-cell table:formula="of:=(1-[.$C237])*[.B$2] + [.$C237]*(1-[.$A237])*[.B$3] + [.$A237]*[.$C237]*[.B$4]" office:value-type="float" office:value="0.51367485229333">
            <text:p>0.5136748523</text:p>
          </table:table-cell>
          <table:table-cell table:formula="of:=(1-[.$C237])*[.C$2] + [.$C237]*(1-[.$A237])*[.C$3] + [.$A237]*[.$C237]*[.C$4]" office:value-type="float" office:value="0.928384569558314">
            <text:p>0.9283845696</text:p>
          </table:table-cell>
          <table:table-cell table:number-columns-repeated="2"/>
        </table:table-row>
        <table:table-row table:style-name="ro1">
          <table:table-cell table:formula="of:=RAND()" office:value-type="float" office:value="0.552001953125">
            <text:p>0.5520019531</text:p>
          </table:table-cell>
          <table:table-cell table:formula="of:=RAND()" office:value-type="float" office:value="0.120880126953125">
            <text:p>0.120880127</text:p>
          </table:table-cell>
          <table:table-cell table:formula="of:=SQRT([.B238])" office:value-type="float" office:value="0.347678194532135">
            <text:p>0.3476781945</text:p>
          </table:table-cell>
          <table:table-cell/>
          <table:table-cell table:formula="of:=(1-[.$C238])*[.B$2] + [.$C238]*(1-[.$A238])*[.B$3] + [.$A238]*[.$C238]*[.B$4]" office:value-type="float" office:value="0.293273687207079">
            <text:p>0.2932736872</text:p>
          </table:table-cell>
          <table:table-cell table:formula="of:=(1-[.$C238])*[.C$2] + [.$C238]*(1-[.$A238])*[.C$3] + [.$A238]*[.$C238]*[.C$4]" office:value-type="float" office:value="0.70807979719095">
            <text:p>0.7080797972</text:p>
          </table:table-cell>
          <table:table-cell table:number-columns-repeated="2"/>
        </table:table-row>
        <table:table-row table:style-name="ro1">
          <table:table-cell table:formula="of:=RAND()" office:value-type="float" office:value="0.544525146484375">
            <text:p>0.5445251465</text:p>
          </table:table-cell>
          <table:table-cell table:formula="of:=RAND()" office:value-type="float" office:value="0.56524658203125">
            <text:p>0.565246582</text:p>
          </table:table-cell>
          <table:table-cell table:formula="of:=SQRT([.B239])" office:value-type="float" office:value="0.751828824953692">
            <text:p>0.751828825</text:p>
          </table:table-cell>
          <table:table-cell/>
          <table:table-cell table:formula="of:=(1-[.$C239])*[.B$2] + [.$C239]*(1-[.$A239])*[.B$3] + [.$A239]*[.$C239]*[.B$4]" office:value-type="float" office:value="0.632721499737747">
            <text:p>0.6327214997</text:p>
          </table:table-cell>
          <table:table-cell table:formula="of:=(1-[.$C239])*[.C$2] + [.$C239]*(1-[.$A239])*[.C$3] + [.$A239]*[.$C239]*[.C$4]" office:value-type="float" office:value="0.938771092590933">
            <text:p>0.9387710926</text:p>
          </table:table-cell>
          <table:table-cell table:number-columns-repeated="2"/>
        </table:table-row>
        <table:table-row table:style-name="ro1">
          <table:table-cell table:formula="of:=RAND()" office:value-type="float" office:value="0.740478515625">
            <text:p>0.7404785156</text:p>
          </table:table-cell>
          <table:table-cell table:formula="of:=RAND()" office:value-type="float" office:value="0.2327880859375">
            <text:p>0.2327880859</text:p>
          </table:table-cell>
          <table:table-cell table:formula="of:=SQRT([.B240])" office:value-type="float" office:value="0.482481176770141">
            <text:p>0.4824811768</text:p>
          </table:table-cell>
          <table:table-cell/>
          <table:table-cell table:formula="of:=(1-[.$C240])*[.B$2] + [.$C240]*(1-[.$A240])*[.B$3] + [.$A240]*[.$C240]*[.B$4]" office:value-type="float" office:value="0.430626229592956">
            <text:p>0.4306262296</text:p>
          </table:table-cell>
          <table:table-cell table:formula="of:=(1-[.$C240])*[.C$2] + [.$C240]*(1-[.$A240])*[.C$3] + [.$A240]*[.$C240]*[.C$4]" office:value-type="float" office:value="0.969720633342526">
            <text:p>0.9697206333</text:p>
          </table:table-cell>
          <table:table-cell table:number-columns-repeated="2"/>
        </table:table-row>
        <table:table-row table:style-name="ro1">
          <table:table-cell table:formula="of:=RAND()" office:value-type="float" office:value="0.690643310546875">
            <text:p>0.6906433105</text:p>
          </table:table-cell>
          <table:table-cell table:formula="of:=RAND()" office:value-type="float" office:value="0.6478271484375">
            <text:p>0.6478271484</text:p>
          </table:table-cell>
          <table:table-cell table:formula="of:=SQRT([.B241])" office:value-type="float" office:value="0.804877101449346">
            <text:p>0.8048771014</text:p>
          </table:table-cell>
          <table:table-cell/>
          <table:table-cell table:formula="of:=(1-[.$C241])*[.B$2] + [.$C241]*(1-[.$A241])*[.B$3] + [.$A241]*[.$C241]*[.B$4]" office:value-type="float" office:value="0.707943547355913">
            <text:p>0.7079435474</text:p>
          </table:table-cell>
          <table:table-cell table:formula="of:=(1-[.$C241])*[.C$2] + [.$C241]*(1-[.$A241])*[.C$3] + [.$A241]*[.$C241]*[.C$4]" office:value-type="float" office:value="1.20376859127274">
            <text:p>1.2037685913</text:p>
          </table:table-cell>
          <table:table-cell table:number-columns-repeated="2"/>
        </table:table-row>
        <table:table-row table:style-name="ro1">
          <table:table-cell table:formula="of:=RAND()" office:value-type="float" office:value="0.2685546875">
            <text:p>0.2685546875</text:p>
          </table:table-cell>
          <table:table-cell table:formula="of:=RAND()" office:value-type="float" office:value="0.59906005859375">
            <text:p>0.5990600586</text:p>
          </table:table-cell>
          <table:table-cell table:formula="of:=SQRT([.B242])" office:value-type="float" office:value="0.773989701865438">
            <text:p>0.7739897019</text:p>
          </table:table-cell>
          <table:table-cell/>
          <table:table-cell table:formula="of:=(1-[.$C242])*[.B$2] + [.$C242]*(1-[.$A242])*[.B$3] + [.$A242]*[.$C242]*[.B$4]" office:value-type="float" office:value="0.595836017559106">
            <text:p>0.5958360176</text:p>
          </table:table-cell>
          <table:table-cell table:formula="of:=(1-[.$C242])*[.C$2] + [.$C242]*(1-[.$A242])*[.C$3] + [.$A242]*[.$C242]*[.C$4]" office:value-type="float" office:value="0.526643688467536">
            <text:p>0.5266436885</text:p>
          </table:table-cell>
          <table:table-cell table:number-columns-repeated="2"/>
        </table:table-row>
        <table:table-row table:style-name="ro1">
          <table:table-cell table:formula="of:=RAND()" office:value-type="float" office:value="0.835357666015625">
            <text:p>0.835357666</text:p>
          </table:table-cell>
          <table:table-cell table:formula="of:=RAND()" office:value-type="float" office:value="0.059783935546875">
            <text:p>0.0597839355</text:p>
          </table:table-cell>
          <table:table-cell table:formula="of:=SQRT([.B243])" office:value-type="float" office:value="0.244507536789513">
            <text:p>0.2445075368</text:p>
          </table:table-cell>
          <table:table-cell/>
          <table:table-cell table:formula="of:=(1-[.$C243])*[.B$2] + [.$C243]*(1-[.$A243])*[.B$3] + [.$A243]*[.$C243]*[.B$4]" office:value-type="float" office:value="0.224260599519145">
            <text:p>0.2242605995</text:p>
          </table:table-cell>
          <table:table-cell table:formula="of:=(1-[.$C243])*[.C$2] + [.$C243]*(1-[.$A243])*[.C$3] + [.$A243]*[.$C243]*[.C$4]" office:value-type="float" office:value="0.784206209664121">
            <text:p>0.7842062097</text:p>
          </table:table-cell>
          <table:table-cell table:number-columns-repeated="2"/>
        </table:table-row>
        <table:table-row table:style-name="ro1">
          <table:table-cell table:formula="of:=RAND()" office:value-type="float" office:value="0.388641357421875">
            <text:p>0.3886413574</text:p>
          </table:table-cell>
          <table:table-cell table:formula="of:=RAND()" office:value-type="float" office:value="0.915679931640625">
            <text:p>0.9156799316</text:p>
          </table:table-cell>
          <table:table-cell table:formula="of:=SQRT([.B244])" office:value-type="float" office:value="0.956911663446854">
            <text:p>0.9569116634</text:p>
          </table:table-cell>
          <table:table-cell/>
          <table:table-cell table:formula="of:=(1-[.$C244])*[.B$2] + [.$C244]*(1-[.$A244])*[.B$3] + [.$A244]*[.$C244]*[.B$4]" office:value-type="float" office:value="0.766530980844648">
            <text:p>0.7665309808</text:p>
          </table:table-cell>
          <table:table-cell table:formula="of:=(1-[.$C244])*[.C$2] + [.$C244]*(1-[.$A244])*[.C$3] + [.$A244]*[.$C244]*[.C$4]" office:value-type="float" office:value="0.761616109428045">
            <text:p>0.7616161094</text:p>
          </table:table-cell>
          <table:table-cell table:number-columns-repeated="2"/>
        </table:table-row>
        <table:table-row table:style-name="ro1">
          <table:table-cell table:formula="of:=RAND()" office:value-type="float" office:value="0.876373291015625">
            <text:p>0.876373291</text:p>
          </table:table-cell>
          <table:table-cell table:formula="of:=RAND()" office:value-type="float" office:value="0.52288818359375">
            <text:p>0.5228881836</text:p>
          </table:table-cell>
          <table:table-cell table:formula="of:=SQRT([.B245])" office:value-type="float" office:value="0.723110077093211">
            <text:p>0.7231100771</text:p>
          </table:table-cell>
          <table:table-cell/>
          <table:table-cell table:formula="of:=(1-[.$C245])*[.B$2] + [.$C245]*(1-[.$A245])*[.B$3] + [.$A245]*[.$C245]*[.B$4]" office:value-type="float" office:value="0.67094278705272">
            <text:p>0.6709427871</text:p>
          </table:table-cell>
          <table:table-cell table:formula="of:=(1-[.$C245])*[.C$2] + [.$C245]*(1-[.$A245])*[.C$3] + [.$A245]*[.$C245]*[.C$4]" office:value-type="float" office:value="1.39953653393059">
            <text:p>1.3995365339</text:p>
          </table:table-cell>
          <table:table-cell table:number-columns-repeated="2"/>
        </table:table-row>
        <table:table-row table:style-name="ro1">
          <table:table-cell table:formula="of:=RAND()" office:value-type="float" office:value="0.81378173828125">
            <text:p>0.8137817383</text:p>
          </table:table-cell>
          <table:table-cell table:formula="of:=RAND()" office:value-type="float" office:value="0.80059814453125">
            <text:p>0.8005981445</text:p>
          </table:table-cell>
          <table:table-cell table:formula="of:=SQRT([.B246])" office:value-type="float" office:value="0.894761501480283">
            <text:p>0.8947615015</text:p>
          </table:table-cell>
          <table:table-cell/>
          <table:table-cell table:formula="of:=(1-[.$C246])*[.B$2] + [.$C246]*(1-[.$A246])*[.B$3] + [.$A246]*[.$C246]*[.B$4]" office:value-type="float" office:value="0.815649599241857">
            <text:p>0.8156495992</text:p>
          </table:table-cell>
          <table:table-cell table:formula="of:=(1-[.$C246])*[.C$2] + [.$C246]*(1-[.$A246])*[.C$3] + [.$A246]*[.$C246]*[.C$4]" office:value-type="float" office:value="1.50161898360317">
            <text:p>1.5016189836</text:p>
          </table:table-cell>
          <table:table-cell table:number-columns-repeated="2"/>
        </table:table-row>
        <table:table-row table:style-name="ro1">
          <table:table-cell table:formula="of:=RAND()" office:value-type="float" office:value="0.935211181640625">
            <text:p>0.9352111816</text:p>
          </table:table-cell>
          <table:table-cell table:formula="of:=RAND()" office:value-type="float" office:value="0.697296142578125">
            <text:p>0.6972961426</text:p>
          </table:table-cell>
          <table:table-cell table:formula="of:=SQRT([.B247])" office:value-type="float" office:value="0.835042599259538">
            <text:p>0.8350425993</text:p>
          </table:table-cell>
          <table:table-cell/>
          <table:table-cell table:formula="of:=(1-[.$C247])*[.B$2] + [.$C247]*(1-[.$A247])*[.B$3] + [.$A247]*[.$C247]*[.B$4]" office:value-type="float" office:value="0.787574525234857">
            <text:p>0.7875745252</text:p>
          </table:table-cell>
          <table:table-cell table:formula="of:=(1-[.$C247])*[.C$2] + [.$C247]*(1-[.$A247])*[.C$3] + [.$A247]*[.$C247]*[.C$4]" office:value-type="float" office:value="1.63655164055804">
            <text:p>1.6365516406</text:p>
          </table:table-cell>
          <table:table-cell table:number-columns-repeated="2"/>
        </table:table-row>
        <table:table-row table:style-name="ro1">
          <table:table-cell table:formula="of:=RAND()" office:value-type="float" office:value="0.975128173828125">
            <text:p>0.9751281738</text:p>
          </table:table-cell>
          <table:table-cell table:formula="of:=RAND()" office:value-type="float" office:value="0.0828857421875">
            <text:p>0.0828857422</text:p>
          </table:table-cell>
          <table:table-cell table:formula="of:=SQRT([.B248])" office:value-type="float" office:value="0.287898840198254">
            <text:p>0.2878988402</text:p>
          </table:table-cell>
          <table:table-cell/>
          <table:table-cell table:formula="of:=(1-[.$C248])*[.B$2] + [.$C248]*(1-[.$A248])*[.B$3] + [.$A248]*[.$C248]*[.B$4]" office:value-type="float" office:value="0.274521138414115">
            <text:p>0.2745211384</text:p>
          </table:table-cell>
          <table:table-cell table:formula="of:=(1-[.$C248])*[.C$2] + [.$C248]*(1-[.$A248])*[.C$3] + [.$A248]*[.$C248]*[.C$4]" office:value-type="float" office:value="0.914719737777493">
            <text:p>0.9147197378</text:p>
          </table:table-cell>
          <table:table-cell table:number-columns-repeated="2"/>
        </table:table-row>
        <table:table-row table:style-name="ro1">
          <table:table-cell table:formula="of:=RAND()" office:value-type="float" office:value="0.924407958984375">
            <text:p>0.924407959</text:p>
          </table:table-cell>
          <table:table-cell table:formula="of:=RAND()" office:value-type="float" office:value="0.03424072265625">
            <text:p>0.0342407227</text:p>
          </table:table-cell>
          <table:table-cell table:formula="of:=SQRT([.B249])" office:value-type="float" office:value="0.18504248878636">
            <text:p>0.1850424888</text:p>
          </table:table-cell>
          <table:table-cell/>
          <table:table-cell table:formula="of:=(1-[.$C249])*[.B$2] + [.$C249]*(1-[.$A249])*[.B$3] + [.$A249]*[.$C249]*[.B$4]" office:value-type="float" office:value="0.174003976990393">
            <text:p>0.174003977</text:p>
          </table:table-cell>
          <table:table-cell table:formula="of:=(1-[.$C249])*[.C$2] + [.$C249]*(1-[.$A249])*[.C$3] + [.$A249]*[.$C249]*[.C$4]" office:value-type="float" office:value="0.747877706881752">
            <text:p>0.7478777069</text:p>
          </table:table-cell>
          <table:table-cell table:number-columns-repeated="2"/>
        </table:table-row>
        <table:table-row table:style-name="ro1">
          <table:table-cell table:formula="of:=RAND()" office:value-type="float" office:value="0.37506103515625">
            <text:p>0.3750610352</text:p>
          </table:table-cell>
          <table:table-cell table:formula="of:=RAND()" office:value-type="float" office:value="0.726806640625">
            <text:p>0.7268066406</text:p>
          </table:table-cell>
          <table:table-cell table:formula="of:=SQRT([.B250])" office:value-type="float" office:value="0.852529554106484">
            <text:p>0.8525295541</text:p>
          </table:table-cell>
          <table:table-cell/>
          <table:table-cell table:formula="of:=(1-[.$C250])*[.B$2] + [.$C250]*(1-[.$A250])*[.B$3] + [.$A250]*[.$C250]*[.B$4]" office:value-type="float" office:value="0.679905848311302">
            <text:p>0.6799058483</text:p>
          </table:table-cell>
          <table:table-cell table:formula="of:=(1-[.$C250])*[.C$2] + [.$C250]*(1-[.$A250])*[.C$3] + [.$A250]*[.$C250]*[.C$4]" office:value-type="float" office:value="0.710038950905062">
            <text:p>0.7100389509</text:p>
          </table:table-cell>
          <table:table-cell table:number-columns-repeated="2"/>
        </table:table-row>
        <table:table-row table:style-name="ro1">
          <table:table-cell table:formula="of:=RAND()" office:value-type="float" office:value="0.97564697265625">
            <text:p>0.9756469727</text:p>
          </table:table-cell>
          <table:table-cell table:formula="of:=RAND()" office:value-type="float" office:value="0.34149169921875">
            <text:p>0.3414916992</text:p>
          </table:table-cell>
          <table:table-cell table:formula="of:=SQRT([.B251])" office:value-type="float" office:value="0.584372911092523">
            <text:p>0.5843729111</text:p>
          </table:table-cell>
          <table:table-cell/>
          <table:table-cell table:formula="of:=(1-[.$C251])*[.B$2] + [.$C251]*(1-[.$A251])*[.B$3] + [.$A251]*[.$C251]*[.B$4]" office:value-type="float" office:value="0.557297869783299">
            <text:p>0.5572978698</text:p>
          </table:table-cell>
          <table:table-cell table:formula="of:=(1-[.$C251])*[.C$2] + [.$C251]*(1-[.$A251])*[.C$3] + [.$A251]*[.$C251]*[.C$4]" office:value-type="float" office:value="1.34239545105712">
            <text:p>1.3423954511</text:p>
          </table:table-cell>
          <table:table-cell table:number-columns-repeated="2"/>
        </table:table-row>
        <table:table-row table:style-name="ro1">
          <table:table-cell table:formula="of:=RAND()" office:value-type="float" office:value="0.692291259765625">
            <text:p>0.6922912598</text:p>
          </table:table-cell>
          <table:table-cell table:formula="of:=RAND()" office:value-type="float" office:value="0.171600341796875">
            <text:p>0.1716003418</text:p>
          </table:table-cell>
          <table:table-cell table:formula="of:=SQRT([.B252])" office:value-type="float" office:value="0.41424671609667">
            <text:p>0.4142467161</text:p>
          </table:table-cell>
          <table:table-cell/>
          <table:table-cell table:formula="of:=(1-[.$C252])*[.B$2] + [.$C252]*(1-[.$A252])*[.B$3] + [.$A252]*[.$C252]*[.B$4]" office:value-type="float" office:value="0.364535340312156">
            <text:p>0.3645353403</text:p>
          </table:table-cell>
          <table:table-cell table:formula="of:=(1-[.$C252])*[.C$2] + [.$C252]*(1-[.$A252])*[.C$3] + [.$A252]*[.$C252]*[.C$4]" office:value-type="float" office:value="0.863567610022935">
            <text:p>0.86356761</text:p>
          </table:table-cell>
          <table:table-cell table:number-columns-repeated="2"/>
        </table:table-row>
        <table:table-row table:style-name="ro1">
          <table:table-cell table:formula="of:=RAND()" office:value-type="float" office:value="0.6358642578125">
            <text:p>0.6358642578</text:p>
          </table:table-cell>
          <table:table-cell table:formula="of:=RAND()" office:value-type="float" office:value="0.093170166015625">
            <text:p>0.093170166</text:p>
          </table:table-cell>
          <table:table-cell table:formula="of:=SQRT([.B253])" office:value-type="float" office:value="0.305237884306036">
            <text:p>0.3052378843</text:p>
          </table:table-cell>
          <table:table-cell/>
          <table:table-cell table:formula="of:=(1-[.$C253])*[.B$2] + [.$C253]*(1-[.$A253])*[.B$3] + [.$A253]*[.$C253]*[.B$4]" office:value-type="float" office:value="0.264129882811959">
            <text:p>0.2641298828</text:p>
          </table:table-cell>
          <table:table-cell table:formula="of:=(1-[.$C253])*[.C$2] + [.$C253]*(1-[.$A253])*[.C$3] + [.$A253]*[.$C253]*[.C$4]" office:value-type="float" office:value="0.733619880760408">
            <text:p>0.7336198808</text:p>
          </table:table-cell>
          <table:table-cell table:number-columns-repeated="2"/>
        </table:table-row>
        <table:table-row table:style-name="ro1">
          <table:table-cell table:formula="of:=RAND()" office:value-type="float" office:value="0.795166015625">
            <text:p>0.7951660156</text:p>
          </table:table-cell>
          <table:table-cell table:formula="of:=RAND()" office:value-type="float" office:value="0.368896484375">
            <text:p>0.3688964844</text:p>
          </table:table-cell>
          <table:table-cell table:formula="of:=SQRT([.B254])" office:value-type="float" office:value="0.607368491424275">
            <text:p>0.6073684914</text:p>
          </table:table-cell>
          <table:table-cell/>
          <table:table-cell table:formula="of:=(1-[.$C254])*[.B$2] + [.$C254]*(1-[.$A254])*[.B$3] + [.$A254]*[.$C254]*[.B$4]" office:value-type="float" office:value="0.550727227665915">
            <text:p>0.5507272277</text:p>
          </table:table-cell>
          <table:table-cell table:formula="of:=(1-[.$C254])*[.C$2] + [.$C254]*(1-[.$A254])*[.C$3] + [.$A254]*[.$C254]*[.C$4]" office:value-type="float" office:value="1.15740373313846">
            <text:p>1.1574037331</text:p>
          </table:table-cell>
          <table:table-cell table:number-columns-repeated="2"/>
        </table:table-row>
        <table:table-row table:style-name="ro1">
          <table:table-cell table:formula="of:=RAND()" office:value-type="float" office:value="0.236846923828125">
            <text:p>0.2368469238</text:p>
          </table:table-cell>
          <table:table-cell table:formula="of:=RAND()" office:value-type="float" office:value="0.01483154296875">
            <text:p>0.014831543</text:p>
          </table:table-cell>
          <table:table-cell table:formula="of:=SQRT([.B255])" office:value-type="float" office:value="0.121784822407187">
            <text:p>0.1217848224</text:p>
          </table:table-cell>
          <table:table-cell/>
          <table:table-cell table:formula="of:=(1-[.$C255])*[.B$2] + [.$C255]*(1-[.$A255])*[.B$3] + [.$A255]*[.$C255]*[.B$4]" office:value-type="float" office:value="0.0927489094296158">
            <text:p>0.0927489094</text:p>
          </table:table-cell>
          <table:table-cell table:formula="of:=(1-[.$C255])*[.C$2] + [.$C255]*(1-[.$A255])*[.C$3] + [.$A255]*[.$C255]*[.C$4]" office:value-type="float" office:value="0.496507866303039">
            <text:p>0.4965078663</text:p>
          </table:table-cell>
          <table:table-cell table:number-columns-repeated="2"/>
        </table:table-row>
        <table:table-row table:style-name="ro1">
          <table:table-cell table:formula="of:=RAND()" office:value-type="float" office:value="0.319427490234375">
            <text:p>0.3194274902</text:p>
          </table:table-cell>
          <table:table-cell table:formula="of:=RAND()" office:value-type="float" office:value="0.298309326171875">
            <text:p>0.2983093262</text:p>
          </table:table-cell>
          <table:table-cell table:formula="of:=SQRT([.B256])" office:value-type="float" office:value="0.546177009926155">
            <text:p>0.5461770099</text:p>
          </table:table-cell>
          <table:table-cell/>
          <table:table-cell table:formula="of:=(1-[.$C256])*[.B$2] + [.$C256]*(1-[.$A256])*[.B$3] + [.$A256]*[.$C256]*[.B$4]" office:value-type="float" office:value="0.427684534339459">
            <text:p>0.4276845343</text:p>
          </table:table-cell>
          <table:table-cell table:formula="of:=(1-[.$C256])*[.C$2] + [.$C256]*(1-[.$A256])*[.C$3] + [.$A256]*[.$C256]*[.C$4]" office:value-type="float" office:value="0.574094758530732">
            <text:p>0.5740947585</text:p>
          </table:table-cell>
          <table:table-cell table:number-columns-repeated="2"/>
        </table:table-row>
        <table:table-row table:style-name="ro1">
          <table:table-cell table:formula="of:=RAND()" office:value-type="float" office:value="0.345184326171875">
            <text:p>0.3451843262</text:p>
          </table:table-cell>
          <table:table-cell table:formula="of:=RAND()" office:value-type="float" office:value="0.9749755859375">
            <text:p>0.9749755859</text:p>
          </table:table-cell>
          <table:table-cell table:formula="of:=SQRT([.B257])" office:value-type="float" office:value="0.987408520288082">
            <text:p>0.9874085203</text:p>
          </table:table-cell>
          <table:table-cell/>
          <table:table-cell table:formula="of:=(1-[.$C257])*[.B$2] + [.$C257]*(1-[.$A257])*[.B$3] + [.$A257]*[.$C257]*[.B$4]" office:value-type="float" office:value="0.77980382983198">
            <text:p>0.7798038298</text:p>
          </table:table-cell>
          <table:table-cell table:formula="of:=(1-[.$C257])*[.C$2] + [.$C257]*(1-[.$A257])*[.C$3] + [.$A257]*[.$C257]*[.C$4]" office:value-type="float" office:value="0.684563249872658">
            <text:p>0.6845632499</text:p>
          </table:table-cell>
          <table:table-cell table:number-columns-repeated="2"/>
        </table:table-row>
        <table:table-row table:style-name="ro1">
          <table:table-cell table:formula="of:=RAND()" office:value-type="float" office:value="0.966766357421875">
            <text:p>0.9667663574</text:p>
          </table:table-cell>
          <table:table-cell table:formula="of:=RAND()" office:value-type="float" office:value="0.24310302734375">
            <text:p>0.2431030273</text:p>
          </table:table-cell>
          <table:table-cell table:formula="of:=SQRT([.B258])" office:value-type="float" office:value="0.493054791421552">
            <text:p>0.4930547914</text:p>
          </table:table-cell>
          <table:table-cell/>
          <table:table-cell table:formula="of:=(1-[.$C258])*[.B$2] + [.$C258]*(1-[.$A258])*[.B$3] + [.$A258]*[.$C258]*[.B$4]" office:value-type="float" office:value="0.46907223802021">
            <text:p>0.469072238</text:p>
          </table:table-cell>
          <table:table-cell table:formula="of:=(1-[.$C258])*[.C$2] + [.$C258]*(1-[.$A258])*[.C$3] + [.$A258]*[.$C258]*[.C$4]" office:value-type="float" office:value="1.20204348586614">
            <text:p>1.2020434859</text:p>
          </table:table-cell>
          <table:table-cell table:number-columns-repeated="2"/>
        </table:table-row>
        <table:table-row table:style-name="ro1">
          <table:table-cell table:formula="of:=RAND()" office:value-type="float" office:value="0.698333740234375">
            <text:p>0.6983337402</text:p>
          </table:table-cell>
          <table:table-cell table:formula="of:=RAND()" office:value-type="float" office:value="0.71502685546875">
            <text:p>0.7150268555</text:p>
          </table:table-cell>
          <table:table-cell table:formula="of:=SQRT([.B259])" office:value-type="float" office:value="0.84559260608685">
            <text:p>0.8455926061</text:p>
          </table:table-cell>
          <table:table-cell/>
          <table:table-cell table:formula="of:=(1-[.$C259])*[.B$2] + [.$C259]*(1-[.$A259])*[.B$3] + [.$A259]*[.$C259]*[.B$4]" office:value-type="float" office:value="0.745446344564817">
            <text:p>0.7454463446</text:p>
          </table:table-cell>
          <table:table-cell table:formula="of:=(1-[.$C259])*[.C$2] + [.$C259]*(1-[.$A259])*[.C$3] + [.$A259]*[.$C259]*[.C$4]" office:value-type="float" office:value="1.25231033312967">
            <text:p>1.2523103331</text:p>
          </table:table-cell>
          <table:table-cell table:number-columns-repeated="2"/>
        </table:table-row>
        <table:table-row table:style-name="ro1">
          <table:table-cell table:formula="of:=RAND()" office:value-type="float" office:value="0.17999267578125">
            <text:p>0.1799926758</text:p>
          </table:table-cell>
          <table:table-cell table:formula="of:=RAND()" office:value-type="float" office:value="0.606536865234375">
            <text:p>0.6065368652</text:p>
          </table:table-cell>
          <table:table-cell table:formula="of:=SQRT([.B260])" office:value-type="float" office:value="0.778804767085035">
            <text:p>0.7788047671</text:p>
          </table:table-cell>
          <table:table-cell/>
          <table:table-cell table:formula="of:=(1-[.$C260])*[.B$2] + [.$C260]*(1-[.$A260])*[.B$3] + [.$A260]*[.$C260]*[.B$4]" office:value-type="float" office:value="0.58160991698362">
            <text:p>0.581609917</text:p>
          </table:table-cell>
          <table:table-cell table:formula="of:=(1-[.$C260])*[.C$2] + [.$C260]*(1-[.$A260])*[.C$3] + [.$A260]*[.$C260]*[.C$4]" office:value-type="float" office:value="0.389554132795752">
            <text:p>0.3895541328</text:p>
          </table:table-cell>
          <table:table-cell table:number-columns-repeated="2"/>
        </table:table-row>
        <table:table-row table:style-name="ro1">
          <table:table-cell table:formula="of:=RAND()" office:value-type="float" office:value="0.533416748046875">
            <text:p>0.533416748</text:p>
          </table:table-cell>
          <table:table-cell table:formula="of:=RAND()" office:value-type="float" office:value="0.44769287109375">
            <text:p>0.4476928711</text:p>
          </table:table-cell>
          <table:table-cell table:formula="of:=SQRT([.B261])" office:value-type="float" office:value="0.669098551107197">
            <text:p>0.6690985511</text:p>
          </table:table-cell>
          <table:table-cell/>
          <table:table-cell table:formula="of:=(1-[.$C261])*[.B$2] + [.$C261]*(1-[.$A261])*[.B$3] + [.$A261]*[.$C261]*[.B$4]" office:value-type="float" office:value="0.561165162821202">
            <text:p>0.5611651628</text:p>
          </table:table-cell>
          <table:table-cell table:formula="of:=(1-[.$C261])*[.C$2] + [.$C261]*(1-[.$A261])*[.C$3] + [.$A261]*[.$C261]*[.C$4]" office:value-type="float" office:value="0.87569838722281">
            <text:p>0.8756983872</text:p>
          </table:table-cell>
          <table:table-cell table:number-columns-repeated="2"/>
        </table:table-row>
        <table:table-row table:style-name="ro1">
          <table:table-cell table:formula="of:=RAND()" office:value-type="float" office:value="0.35198974609375">
            <text:p>0.3519897461</text:p>
          </table:table-cell>
          <table:table-cell table:formula="of:=RAND()" office:value-type="float" office:value="0.55084228515625">
            <text:p>0.5508422852</text:p>
          </table:table-cell>
          <table:table-cell table:formula="of:=SQRT([.B262])" office:value-type="float" office:value="0.7421875">
            <text:p>0.7421875</text:p>
          </table:table-cell>
          <table:table-cell/>
          <table:table-cell table:formula="of:=(1-[.$C262])*[.B$2] + [.$C262]*(1-[.$A262])*[.B$3] + [.$A262]*[.$C262]*[.B$4]" office:value-type="float" office:value="0.587454271316528">
            <text:p>0.5874542713</text:p>
          </table:table-cell>
          <table:table-cell table:formula="of:=(1-[.$C262])*[.C$2] + [.$C262]*(1-[.$A262])*[.C$3] + [.$A262]*[.$C262]*[.C$4]" office:value-type="float" office:value="0.648778605461121">
            <text:p>0.6487786055</text:p>
          </table:table-cell>
          <table:table-cell table:number-columns-repeated="2"/>
        </table:table-row>
        <table:table-row table:style-name="ro1">
          <table:table-cell table:formula="of:=RAND()" office:value-type="float" office:value="0.7147216796875">
            <text:p>0.7147216797</text:p>
          </table:table-cell>
          <table:table-cell table:formula="of:=RAND()" office:value-type="float" office:value="0.856414794921875">
            <text:p>0.8564147949</text:p>
          </table:table-cell>
          <table:table-cell table:formula="of:=SQRT([.B263])" office:value-type="float" office:value="0.925426817701905">
            <text:p>0.9254268177</text:p>
          </table:table-cell>
          <table:table-cell/>
          <table:table-cell table:formula="of:=(1-[.$C263])*[.B$2] + [.$C263]*(1-[.$A263])*[.B$3] + [.$A263]*[.$C263]*[.B$4]" office:value-type="float" office:value="0.819768650881032">
            <text:p>0.8197686509</text:p>
          </table:table-cell>
          <table:table-cell table:formula="of:=(1-[.$C263])*[.C$2] + [.$C263]*(1-[.$A263])*[.C$3] + [.$A263]*[.$C263]*[.C$4]" office:value-type="float" office:value="1.35351758420482">
            <text:p>1.3535175842</text:p>
          </table:table-cell>
          <table:table-cell table:number-columns-repeated="2"/>
        </table:table-row>
        <table:table-row table:style-name="ro1">
          <table:table-cell table:formula="of:=RAND()" office:value-type="float" office:value="0.2235107421875">
            <text:p>0.2235107422</text:p>
          </table:table-cell>
          <table:table-cell table:formula="of:=RAND()" office:value-type="float" office:value="0.239410400390625">
            <text:p>0.2394104004</text:p>
          </table:table-cell>
          <table:table-cell table:formula="of:=SQRT([.B264])" office:value-type="float" office:value="0.489295820941304">
            <text:p>0.4892958209</text:p>
          </table:table-cell>
          <table:table-cell/>
          <table:table-cell table:formula="of:=(1-[.$C264])*[.B$2] + [.$C264]*(1-[.$A264])*[.B$3] + [.$A264]*[.$C264]*[.B$4]" office:value-type="float" office:value="0.37094142140175">
            <text:p>0.3709414214</text:p>
          </table:table-cell>
          <table:table-cell table:formula="of:=(1-[.$C264])*[.C$2] + [.$C264]*(1-[.$A264])*[.C$3] + [.$A264]*[.$C264]*[.C$4]" office:value-type="float" office:value="0.472984204984136">
            <text:p>0.472984205</text:p>
          </table:table-cell>
          <table:table-cell table:number-columns-repeated="2"/>
        </table:table-row>
        <table:table-row table:style-name="ro1">
          <table:table-cell table:formula="of:=RAND()" office:value-type="float" office:value="0.56646728515625">
            <text:p>0.5664672852</text:p>
          </table:table-cell>
          <table:table-cell table:formula="of:=RAND()" office:value-type="float" office:value="0.526031494140625">
            <text:p>0.5260314941</text:p>
          </table:table-cell>
          <table:table-cell table:formula="of:=SQRT([.B265])" office:value-type="float" office:value="0.725280286606926">
            <text:p>0.7252802866</text:p>
          </table:table-cell>
          <table:table-cell/>
          <table:table-cell table:formula="of:=(1-[.$C265])*[.B$2] + [.$C265]*(1-[.$A265])*[.B$3] + [.$A265]*[.$C265]*[.B$4]" office:value-type="float" office:value="0.614516564907057">
            <text:p>0.6145165649</text:p>
          </table:table-cell>
          <table:table-cell table:formula="of:=(1-[.$C265])*[.C$2] + [.$C265]*(1-[.$A265])*[.C$3] + [.$A265]*[.$C265]*[.C$4]" office:value-type="float" office:value="0.954946491010366">
            <text:p>0.954946491</text:p>
          </table:table-cell>
          <table:table-cell table:number-columns-repeated="2"/>
        </table:table-row>
        <table:table-row table:style-name="ro1">
          <table:table-cell table:formula="of:=RAND()" office:value-type="float" office:value="0.62701416015625">
            <text:p>0.6270141602</text:p>
          </table:table-cell>
          <table:table-cell table:formula="of:=RAND()" office:value-type="float" office:value="0.963897705078125">
            <text:p>0.9638977051</text:p>
          </table:table-cell>
          <table:table-cell table:formula="of:=SQRT([.B266])" office:value-type="float" office:value="0.981782921565722">
            <text:p>0.9817829216</text:p>
          </table:table-cell>
          <table:table-cell/>
          <table:table-cell table:formula="of:=(1-[.$C266])*[.B$2] + [.$C266]*(1-[.$A266])*[.B$3] + [.$A266]*[.$C266]*[.B$4]" office:value-type="float" office:value="0.847301911541539">
            <text:p>0.8473019115</text:p>
          </table:table-cell>
          <table:table-cell table:formula="of:=(1-[.$C266])*[.C$2] + [.$C266]*(1-[.$A266])*[.C$3] + [.$A266]*[.$C266]*[.C$4]" office:value-type="float" office:value="1.23413620931949">
            <text:p>1.2341362093</text:p>
          </table:table-cell>
          <table:table-cell table:number-columns-repeated="2"/>
        </table:table-row>
        <table:table-row table:style-name="ro1">
          <table:table-cell table:formula="of:=RAND()" office:value-type="float" office:value="0.816558837890625">
            <text:p>0.8165588379</text:p>
          </table:table-cell>
          <table:table-cell table:formula="of:=RAND()" office:value-type="float" office:value="0.33642578125">
            <text:p>0.3364257813</text:p>
          </table:table-cell>
          <table:table-cell table:formula="of:=SQRT([.B267])" office:value-type="float" office:value="0.580022224789706">
            <text:p>0.5800222248</text:p>
          </table:table-cell>
          <table:table-cell/>
          <table:table-cell table:formula="of:=(1-[.$C267])*[.B$2] + [.$C267]*(1-[.$A267])*[.B$3] + [.$A267]*[.$C267]*[.B$4]" office:value-type="float" office:value="0.529157348547298">
            <text:p>0.5291573485</text:p>
          </table:table-cell>
          <table:table-cell table:formula="of:=(1-[.$C267])*[.C$2] + [.$C267]*(1-[.$A267])*[.C$3] + [.$A267]*[.$C267]*[.C$4]" office:value-type="float" office:value="1.15249721251693">
            <text:p>1.1524972125</text:p>
          </table:table-cell>
          <table:table-cell table:number-columns-repeated="2"/>
        </table:table-row>
        <table:table-row table:style-name="ro1">
          <table:table-cell table:formula="of:=RAND()" office:value-type="float" office:value="0.2325439453125">
            <text:p>0.2325439453</text:p>
          </table:table-cell>
          <table:table-cell table:formula="of:=RAND()" office:value-type="float" office:value="0.937347412109375">
            <text:p>0.9373474121</text:p>
          </table:table-cell>
          <table:table-cell table:formula="of:=SQRT([.B268])" office:value-type="float" office:value="0.968167037297477">
            <text:p>0.9681670373</text:p>
          </table:table-cell>
          <table:table-cell/>
          <table:table-cell table:formula="of:=(1-[.$C268])*[.B$2] + [.$C268]*(1-[.$A268])*[.B$3] + [.$A268]*[.$C268]*[.B$4]" office:value-type="float" office:value="0.736253685577648">
            <text:p>0.7362536856</text:p>
          </table:table-cell>
          <table:table-cell table:formula="of:=(1-[.$C268])*[.C$2] + [.$C268]*(1-[.$A268])*[.C$3] + [.$A268]*[.$C268]*[.C$4]" office:value-type="float" office:value="0.463947832674854">
            <text:p>0.4639478327</text:p>
          </table:table-cell>
          <table:table-cell table:number-columns-repeated="2"/>
        </table:table-row>
        <table:table-row table:style-name="ro1">
          <table:table-cell table:formula="of:=RAND()" office:value-type="float" office:value="0.55841064453125">
            <text:p>0.5584106445</text:p>
          </table:table-cell>
          <table:table-cell table:formula="of:=RAND()" office:value-type="float" office:value="0.850372314453125">
            <text:p>0.8503723145</text:p>
          </table:table-cell>
          <table:table-cell table:formula="of:=SQRT([.B269])" office:value-type="float" office:value="0.922156339485407">
            <text:p>0.9221563395</text:p>
          </table:table-cell>
          <table:table-cell/>
          <table:table-cell table:formula="of:=(1-[.$C269])*[.B$2] + [.$C269]*(1-[.$A269])*[.B$3] + [.$A269]*[.$C269]*[.B$4]" office:value-type="float" office:value="0.779394335771347">
            <text:p>0.7793943358</text:p>
          </table:table-cell>
          <table:table-cell table:formula="of:=(1-[.$C269])*[.C$2] + [.$C269]*(1-[.$A269])*[.C$3] + [.$A269]*[.$C269]*[.C$4]" office:value-type="float" office:value="1.06365624287964">
            <text:p>1.0636562429</text:p>
          </table:table-cell>
          <table:table-cell table:number-columns-repeated="2"/>
        </table:table-row>
        <table:table-row table:style-name="ro1">
          <table:table-cell table:formula="of:=RAND()" office:value-type="float" office:value="0.45147705078125">
            <text:p>0.4514770508</text:p>
          </table:table-cell>
          <table:table-cell table:formula="of:=RAND()" office:value-type="float" office:value="0.034515380859375">
            <text:p>0.0345153809</text:p>
          </table:table-cell>
          <table:table-cell table:formula="of:=SQRT([.B270])" office:value-type="float" office:value="0.185783155478033">
            <text:p>0.1857831555</text:p>
          </table:table-cell>
          <table:table-cell/>
          <table:table-cell table:formula="of:=(1-[.$C270])*[.B$2] + [.$C270]*(1-[.$A270])*[.B$3] + [.$A270]*[.$C270]*[.B$4]" office:value-type="float" office:value="0.151856184925838">
            <text:p>0.1518561849</text:p>
          </table:table-cell>
          <table:table-cell table:formula="of:=(1-[.$C270])*[.C$2] + [.$C270]*(1-[.$A270])*[.C$3] + [.$A270]*[.$C270]*[.C$4]" office:value-type="float" office:value="0.574023316189896">
            <text:p>0.5740233162</text:p>
          </table:table-cell>
          <table:table-cell table:number-columns-repeated="2"/>
        </table:table-row>
        <table:table-row table:style-name="ro1">
          <table:table-cell table:formula="of:=RAND()" office:value-type="float" office:value="0.636077880859375">
            <text:p>0.6360778809</text:p>
          </table:table-cell>
          <table:table-cell table:formula="of:=RAND()" office:value-type="float" office:value="0.226806640625">
            <text:p>0.2268066406</text:p>
          </table:table-cell>
          <table:table-cell table:formula="of:=SQRT([.B271])" office:value-type="float" office:value="0.476242207941505">
            <text:p>0.4762422079</text:p>
          </table:table-cell>
          <table:table-cell/>
          <table:table-cell table:formula="of:=(1-[.$C271])*[.B$2] + [.$C271]*(1-[.$A271])*[.B$3] + [.$A271]*[.$C271]*[.B$4]" office:value-type="float" office:value="0.412130600503892">
            <text:p>0.4121306005</text:p>
          </table:table-cell>
          <table:table-cell table:formula="of:=(1-[.$C271])*[.C$2] + [.$C271]*(1-[.$A271])*[.C$3] + [.$A271]*[.$C271]*[.C$4]" office:value-type="float" office:value="0.86470389349166">
            <text:p>0.8647038935</text:p>
          </table:table-cell>
          <table:table-cell table:number-columns-repeated="2"/>
        </table:table-row>
        <table:table-row table:style-name="ro1">
          <table:table-cell table:formula="of:=RAND()" office:value-type="float" office:value="0.154998779296875">
            <text:p>0.1549987793</text:p>
          </table:table-cell>
          <table:table-cell table:formula="of:=RAND()" office:value-type="float" office:value="0.260711669921875">
            <text:p>0.2607116699</text:p>
          </table:table-cell>
          <table:table-cell table:formula="of:=SQRT([.B272])" office:value-type="float" office:value="0.510599324247374">
            <text:p>0.5105993242</text:p>
          </table:table-cell>
          <table:table-cell/>
          <table:table-cell table:formula="of:=(1-[.$C272])*[.B$2] + [.$C272]*(1-[.$A272])*[.B$3] + [.$A272]*[.$C272]*[.B$4]" office:value-type="float" office:value="0.377996517684881">
            <text:p>0.3779965177</text:p>
          </table:table-cell>
          <table:table-cell table:formula="of:=(1-[.$C272])*[.C$2] + [.$C272]*(1-[.$A272])*[.C$3] + [.$A272]*[.$C272]*[.C$4]" office:value-type="float" office:value="0.402193459092936">
            <text:p>0.4021934591</text:p>
          </table:table-cell>
          <table:table-cell table:number-columns-repeated="2"/>
        </table:table-row>
        <table:table-row table:style-name="ro1">
          <table:table-cell table:formula="of:=RAND()" office:value-type="float" office:value="0.359832763671875">
            <text:p>0.3598327637</text:p>
          </table:table-cell>
          <table:table-cell table:formula="of:=RAND()" office:value-type="float" office:value="0.6905517578125">
            <text:p>0.6905517578</text:p>
          </table:table-cell>
          <table:table-cell table:formula="of:=SQRT([.B273])" office:value-type="float" office:value="0.830994439098421">
            <text:p>0.8309944391</text:p>
          </table:table-cell>
          <table:table-cell/>
          <table:table-cell table:formula="of:=(1-[.$C273])*[.B$2] + [.$C273]*(1-[.$A273])*[.B$3] + [.$A273]*[.$C273]*[.B$4]" office:value-type="float" office:value="0.659441054029249">
            <text:p>0.659441054</text:p>
          </table:table-cell>
          <table:table-cell table:formula="of:=(1-[.$C273])*[.C$2] + [.$C273]*(1-[.$A273])*[.C$3] + [.$A273]*[.$C273]*[.C$4]" office:value-type="float" office:value="0.679550641428111">
            <text:p>0.6795506414</text:p>
          </table:table-cell>
          <table:table-cell table:number-columns-repeated="2"/>
        </table:table-row>
        <table:table-row table:style-name="ro1">
          <table:table-cell table:formula="of:=RAND()" office:value-type="float" office:value="0.36309814453125">
            <text:p>0.3630981445</text:p>
          </table:table-cell>
          <table:table-cell table:formula="of:=RAND()" office:value-type="float" office:value="0.230560302734375">
            <text:p>0.2305603027</text:p>
          </table:table-cell>
          <table:table-cell table:formula="of:=SQRT([.B274])" office:value-type="float" office:value="0.480166952980289">
            <text:p>0.480166953</text:p>
          </table:table-cell>
          <table:table-cell/>
          <table:table-cell table:formula="of:=(1-[.$C274])*[.B$2] + [.$C274]*(1-[.$A274])*[.B$3] + [.$A274]*[.$C274]*[.B$4]" office:value-type="float" office:value="0.381447276806218">
            <text:p>0.3814472768</text:p>
          </table:table-cell>
          <table:table-cell table:formula="of:=(1-[.$C274])*[.C$2] + [.$C274]*(1-[.$A274])*[.C$3] + [.$A274]*[.$C274]*[.C$4]" office:value-type="float" office:value="0.606868505597666">
            <text:p>0.6068685056</text:p>
          </table:table-cell>
          <table:table-cell table:number-columns-repeated="2"/>
        </table:table-row>
        <table:table-row table:style-name="ro1">
          <table:table-cell table:formula="of:=RAND()" office:value-type="float" office:value="0.95794677734375">
            <text:p>0.9579467773</text:p>
          </table:table-cell>
          <table:table-cell table:formula="of:=RAND()" office:value-type="float" office:value="0.090240478515625">
            <text:p>0.0902404785</text:p>
          </table:table-cell>
          <table:table-cell table:formula="of:=SQRT([.B275])" office:value-type="float" office:value="0.300400530152037">
            <text:p>0.3004005302</text:p>
          </table:table-cell>
          <table:table-cell/>
          <table:table-cell table:formula="of:=(1-[.$C275])*[.B$2] + [.$C275]*(1-[.$A275])*[.B$3] + [.$A275]*[.$C275]*[.B$4]" office:value-type="float" office:value="0.285099978247015">
            <text:p>0.2850999782</text:p>
          </table:table-cell>
          <table:table-cell table:formula="of:=(1-[.$C275])*[.C$2] + [.$C275]*(1-[.$A275])*[.C$3] + [.$A275]*[.$C275]*[.C$4]" office:value-type="float" office:value="0.922457497269262">
            <text:p>0.9224574973</text:p>
          </table:table-cell>
          <table:table-cell table:number-columns-repeated="2"/>
        </table:table-row>
        <table:table-row table:style-name="ro1">
          <table:table-cell table:formula="of:=RAND()" office:value-type="float" office:value="0.560791015625">
            <text:p>0.5607910156</text:p>
          </table:table-cell>
          <table:table-cell table:formula="of:=RAND()" office:value-type="float" office:value="0.4375">
            <text:p>0.4375</text:p>
          </table:table-cell>
          <table:table-cell table:formula="of:=SQRT([.B276])" office:value-type="float" office:value="0.661437827766148">
            <text:p>0.6614378278</text:p>
          </table:table-cell>
          <table:table-cell/>
          <table:table-cell table:formula="of:=(1-[.$C276])*[.B$2] + [.$C276]*(1-[.$A276])*[.B$3] + [.$A276]*[.$C276]*[.B$4]" office:value-type="float" office:value="0.559447861149804">
            <text:p>0.5594478611</text:p>
          </table:table-cell>
          <table:table-cell table:formula="of:=(1-[.$C276])*[.C$2] + [.$C276]*(1-[.$A276])*[.C$3] + [.$A276]*[.$C276]*[.C$4]" office:value-type="float" office:value="0.907428584616412">
            <text:p>0.9074285846</text:p>
          </table:table-cell>
          <table:table-cell table:number-columns-repeated="2"/>
        </table:table-row>
        <table:table-row table:style-name="ro1">
          <table:table-cell table:formula="of:=RAND()" office:value-type="float" office:value="0.670989990234375">
            <text:p>0.6709899902</text:p>
          </table:table-cell>
          <table:table-cell table:formula="of:=RAND()" office:value-type="float" office:value="0.574920654296875">
            <text:p>0.5749206543</text:p>
          </table:table-cell>
          <table:table-cell table:formula="of:=SQRT([.B277])" office:value-type="float" office:value="0.758235223592834">
            <text:p>0.7582352236</text:p>
          </table:table-cell>
          <table:table-cell/>
          <table:table-cell table:formula="of:=(1-[.$C277])*[.B$2] + [.$C277]*(1-[.$A277])*[.B$3] + [.$A277]*[.$C277]*[.B$4]" office:value-type="float" office:value="0.663044400286202">
            <text:p>0.6630444003</text:p>
          </table:table-cell>
          <table:table-cell table:formula="of:=(1-[.$C277])*[.C$2] + [.$C277]*(1-[.$A277])*[.C$3] + [.$A277]*[.$C277]*[.C$4]" office:value-type="float" office:value="1.13333119629867">
            <text:p>1.1333311963</text:p>
          </table:table-cell>
          <table:table-cell table:number-columns-repeated="2"/>
        </table:table-row>
        <table:table-row table:style-name="ro1">
          <table:table-cell table:formula="of:=RAND()" office:value-type="float" office:value="0.797149658203125">
            <text:p>0.7971496582</text:p>
          </table:table-cell>
          <table:table-cell table:formula="of:=RAND()" office:value-type="float" office:value="0.59576416015625">
            <text:p>0.5957641602</text:p>
          </table:table-cell>
          <table:table-cell table:formula="of:=SQRT([.B278])" office:value-type="float" office:value="0.771857603548899">
            <text:p>0.7718576035</text:p>
          </table:table-cell>
          <table:table-cell/>
          <table:table-cell table:formula="of:=(1-[.$C278])*[.B$2] + [.$C278]*(1-[.$A278])*[.B$3] + [.$A278]*[.$C278]*[.B$4]" office:value-type="float" office:value="0.700274688945356">
            <text:p>0.7002746889</text:p>
          </table:table-cell>
          <table:table-cell table:formula="of:=(1-[.$C278])*[.C$2] + [.$C278]*(1-[.$A278])*[.C$3] + [.$A278]*[.$C278]*[.C$4]" office:value-type="float" office:value="1.33849038767802">
            <text:p>1.3384903877</text:p>
          </table:table-cell>
          <table:table-cell table:number-columns-repeated="2"/>
        </table:table-row>
        <table:table-row table:style-name="ro1">
          <table:table-cell table:formula="of:=RAND()" office:value-type="float" office:value="0.895111083984375">
            <text:p>0.895111084</text:p>
          </table:table-cell>
          <table:table-cell table:formula="of:=RAND()" office:value-type="float" office:value="0.921630859375">
            <text:p>0.9216308594</text:p>
          </table:table-cell>
          <table:table-cell table:formula="of:=SQRT([.B279])" office:value-type="float" office:value="0.960016072456602">
            <text:p>0.9600160725</text:p>
          </table:table-cell>
          <table:table-cell/>
          <table:table-cell table:formula="of:=(1-[.$C279])*[.B$2] + [.$C279]*(1-[.$A279])*[.B$3] + [.$A279]*[.$C279]*[.B$4]" office:value-type="float" office:value="0.895434717806975">
            <text:p>0.8954347178</text:p>
          </table:table-cell>
          <table:table-cell table:formula="of:=(1-[.$C279])*[.C$2] + [.$C279]*(1-[.$A279])*[.C$3] + [.$A279]*[.$C279]*[.C$4]" office:value-type="float" office:value="1.73004080801721">
            <text:p>1.730040808</text:p>
          </table:table-cell>
          <table:table-cell table:number-columns-repeated="2"/>
        </table:table-row>
        <table:table-row table:style-name="ro1">
          <table:table-cell table:formula="of:=RAND()" office:value-type="float" office:value="0.22418212890625">
            <text:p>0.2241821289</text:p>
          </table:table-cell>
          <table:table-cell table:formula="of:=RAND()" office:value-type="float" office:value="0.835906982421875">
            <text:p>0.8359069824</text:p>
          </table:table-cell>
          <table:table-cell table:formula="of:=SQRT([.B280])" office:value-type="float" office:value="0.91427948813362">
            <text:p>0.9142794881</text:p>
          </table:table-cell>
          <table:table-cell/>
          <table:table-cell table:formula="of:=(1-[.$C280])*[.B$2] + [.$C280]*(1-[.$A280])*[.B$3] + [.$A280]*[.$C280]*[.B$4]" office:value-type="float" office:value="0.693286573430463">
            <text:p>0.6932865734</text:p>
          </table:table-cell>
          <table:table-cell table:formula="of:=(1-[.$C280])*[.C$2] + [.$C280]*(1-[.$A280])*[.C$3] + [.$A280]*[.$C280]*[.C$4]" office:value-type="float" office:value="0.450740848842762">
            <text:p>0.4507408488</text:p>
          </table:table-cell>
          <table:table-cell table:number-columns-repeated="2"/>
        </table:table-row>
        <table:table-row table:style-name="ro1">
          <table:table-cell table:formula="of:=RAND()" office:value-type="float" office:value="0.280181884765625">
            <text:p>0.2801818848</text:p>
          </table:table-cell>
          <table:table-cell table:formula="of:=RAND()" office:value-type="float" office:value="0.5440673828125">
            <text:p>0.5440673828</text:p>
          </table:table-cell>
          <table:table-cell table:formula="of:=SQRT([.B281])" office:value-type="float" office:value="0.737609234495136">
            <text:p>0.7376092345</text:p>
          </table:table-cell>
          <table:table-cell/>
          <table:table-cell table:formula="of:=(1-[.$C281])*[.B$2] + [.$C281]*(1-[.$A281])*[.B$3] + [.$A281]*[.$C281]*[.B$4]" office:value-type="float" office:value="0.570059297987353">
            <text:p>0.570059298</text:p>
          </table:table-cell>
          <table:table-cell table:formula="of:=(1-[.$C281])*[.C$2] + [.$C281]*(1-[.$A281])*[.C$3] + [.$A281]*[.$C281]*[.C$4]" office:value-type="float" office:value="0.542458226379772">
            <text:p>0.5424582264</text:p>
          </table:table-cell>
          <table:table-cell table:number-columns-repeated="2"/>
        </table:table-row>
        <table:table-row table:style-name="ro1">
          <table:table-cell table:formula="of:=RAND()" office:value-type="float" office:value="0.2310791015625">
            <text:p>0.2310791016</text:p>
          </table:table-cell>
          <table:table-cell table:formula="of:=RAND()" office:value-type="float" office:value="0.034820556640625">
            <text:p>0.0348205566</text:p>
          </table:table-cell>
          <table:table-cell table:formula="of:=SQRT([.B282])" office:value-type="float" office:value="0.186602670507753">
            <text:p>0.1866026705</text:p>
          </table:table-cell>
          <table:table-cell/>
          <table:table-cell table:formula="of:=(1-[.$C282])*[.B$2] + [.$C282]*(1-[.$A282])*[.B$3] + [.$A282]*[.$C282]*[.B$4]" office:value-type="float" office:value="0.141833063492452">
            <text:p>0.1418330635</text:p>
          </table:table-cell>
          <table:table-cell table:formula="of:=(1-[.$C282])*[.C$2] + [.$C282]*(1-[.$A282])*[.C$3] + [.$A282]*[.$C282]*[.C$4]" office:value-type="float" office:value="0.492507419871812">
            <text:p>0.4925074199</text:p>
          </table:table-cell>
          <table:table-cell table:number-columns-repeated="2"/>
        </table:table-row>
        <table:table-row table:style-name="ro1">
          <table:table-cell table:formula="of:=RAND()" office:value-type="float" office:value="0.18951416015625">
            <text:p>0.1895141602</text:p>
          </table:table-cell>
          <table:table-cell table:formula="of:=RAND()" office:value-type="float" office:value="0.71453857421875">
            <text:p>0.7145385742</text:p>
          </table:table-cell>
          <table:table-cell table:formula="of:=SQRT([.B283])" office:value-type="float" office:value="0.845303835445427">
            <text:p>0.8453038354</text:p>
          </table:table-cell>
          <table:table-cell/>
          <table:table-cell table:formula="of:=(1-[.$C283])*[.B$2] + [.$C283]*(1-[.$A283])*[.B$3] + [.$A283]*[.$C283]*[.B$4]" office:value-type="float" office:value="0.633363916889136">
            <text:p>0.6333639169</text:p>
          </table:table-cell>
          <table:table-cell table:formula="of:=(1-[.$C283])*[.C$2] + [.$C283]*(1-[.$A283])*[.C$3] + [.$A283]*[.$C283]*[.C$4]" office:value-type="float" office:value="0.396140204715368">
            <text:p>0.3961402047</text:p>
          </table:table-cell>
          <table:table-cell table:number-columns-repeated="2"/>
        </table:table-row>
        <table:table-row table:style-name="ro1">
          <table:table-cell table:formula="of:=RAND()" office:value-type="float" office:value="0.83062744140625">
            <text:p>0.8306274414</text:p>
          </table:table-cell>
          <table:table-cell table:formula="of:=RAND()" office:value-type="float" office:value="0.062103271484375">
            <text:p>0.0621032715</text:p>
          </table:table-cell>
          <table:table-cell table:formula="of:=SQRT([.B284])" office:value-type="float" office:value="0.249205279808384">
            <text:p>0.2492052798</text:p>
          </table:table-cell>
          <table:table-cell/>
          <table:table-cell table:formula="of:=(1-[.$C284])*[.B$2] + [.$C284]*(1-[.$A284])*[.B$3] + [.$A284]*[.$C284]*[.B$4]" office:value-type="float" office:value="0.228262849293432">
            <text:p>0.2282628493</text:p>
          </table:table-cell>
          <table:table-cell table:formula="of:=(1-[.$C284])*[.C$2] + [.$C284]*(1-[.$A284])*[.C$3] + [.$A284]*[.$C284]*[.C$4]" office:value-type="float" office:value="0.78732088056062">
            <text:p>0.7873208806</text:p>
          </table:table-cell>
          <table:table-cell table:number-columns-repeated="2"/>
        </table:table-row>
        <table:table-row table:style-name="ro1">
          <table:table-cell table:formula="of:=RAND()" office:value-type="float" office:value="0.426971435546875">
            <text:p>0.4269714355</text:p>
          </table:table-cell>
          <table:table-cell table:formula="of:=RAND()" office:value-type="float" office:value="0.02984619140625">
            <text:p>0.0298461914</text:p>
          </table:table-cell>
          <table:table-cell table:formula="of:=SQRT([.B285])" office:value-type="float" office:value="0.172760503027312">
            <text:p>0.172760503</text:p>
          </table:table-cell>
          <table:table-cell/>
          <table:table-cell table:formula="of:=(1-[.$C285])*[.B$2] + [.$C285]*(1-[.$A285])*[.B$3] + [.$A285]*[.$C285]*[.B$4]" office:value-type="float" office:value="0.140110940114795">
            <text:p>0.1401109401</text:p>
          </table:table-cell>
          <table:table-cell table:formula="of:=(1-[.$C285])*[.C$2] + [.$C285]*(1-[.$A285])*[.C$3] + [.$A285]*[.$C285]*[.C$4]" office:value-type="float" office:value="0.560409710453254">
            <text:p>0.5604097105</text:p>
          </table:table-cell>
          <table:table-cell table:number-columns-repeated="2"/>
        </table:table-row>
        <table:table-row table:style-name="ro1">
          <table:table-cell table:formula="of:=RAND()" office:value-type="float" office:value="0.453857421875">
            <text:p>0.4538574219</text:p>
          </table:table-cell>
          <table:table-cell table:formula="of:=RAND()" office:value-type="float" office:value="0.22344970703125">
            <text:p>0.223449707</text:p>
          </table:table-cell>
          <table:table-cell table:formula="of:=SQRT([.B286])" office:value-type="float" office:value="0.472704672106433">
            <text:p>0.4727046721</text:p>
          </table:table-cell>
          <table:table-cell/>
          <table:table-cell table:formula="of:=(1-[.$C286])*[.B$2] + [.$C286]*(1-[.$A286])*[.B$3] + [.$A286]*[.$C286]*[.B$4]" office:value-type="float" office:value="0.386673806660031">
            <text:p>0.3866738067</text:p>
          </table:table-cell>
          <table:table-cell table:formula="of:=(1-[.$C286])*[.C$2] + [.$C286]*(1-[.$A286])*[.C$3] + [.$A286]*[.$C286]*[.C$4]" office:value-type="float" office:value="0.690583306289864">
            <text:p>0.6905833063</text:p>
          </table:table-cell>
          <table:table-cell table:number-columns-repeated="2"/>
        </table:table-row>
        <table:table-row table:style-name="ro1">
          <table:table-cell table:formula="of:=RAND()" office:value-type="float" office:value="0.637969970703125">
            <text:p>0.6379699707</text:p>
          </table:table-cell>
          <table:table-cell table:formula="of:=RAND()" office:value-type="float" office:value="0.652618408203125">
            <text:p>0.6526184082</text:p>
          </table:table-cell>
          <table:table-cell table:formula="of:=SQRT([.B287])" office:value-type="float" office:value="0.807848010583133">
            <text:p>0.8078480106</text:p>
          </table:table-cell>
          <table:table-cell/>
          <table:table-cell table:formula="of:=(1-[.$C287])*[.B$2] + [.$C287]*(1-[.$A287])*[.B$3] + [.$A287]*[.$C287]*[.B$4]" office:value-type="float" office:value="0.69949312803571">
            <text:p>0.699493128</text:p>
          </table:table-cell>
          <table:table-cell table:formula="of:=(1-[.$C287])*[.C$2] + [.$C287]*(1-[.$A287])*[.C$3] + [.$A287]*[.$C287]*[.C$4]" office:value-type="float" office:value="1.12168771028059">
            <text:p>1.1216877103</text:p>
          </table:table-cell>
          <table:table-cell table:number-columns-repeated="2"/>
        </table:table-row>
        <table:table-row table:style-name="ro1">
          <table:table-cell table:formula="of:=RAND()" office:value-type="float" office:value="0.80889892578125">
            <text:p>0.8088989258</text:p>
          </table:table-cell>
          <table:table-cell table:formula="of:=RAND()" office:value-type="float" office:value="0.682769775390625">
            <text:p>0.6827697754</text:p>
          </table:table-cell>
          <table:table-cell table:formula="of:=SQRT([.B288])" office:value-type="float" office:value="0.826298841455454">
            <text:p>0.8262988415</text:p>
          </table:table-cell>
          <table:table-cell/>
          <table:table-cell table:formula="of:=(1-[.$C288])*[.B$2] + [.$C288]*(1-[.$A288])*[.B$3] + [.$A288]*[.$C288]*[.B$4]" office:value-type="float" office:value="0.752191172777996">
            <text:p>0.7521911728</text:p>
          </table:table-cell>
          <table:table-cell table:formula="of:=(1-[.$C288])*[.C$2] + [.$C288]*(1-[.$A288])*[.C$3] + [.$A288]*[.$C288]*[.C$4]" office:value-type="float" office:value="1.41695114727521">
            <text:p>1.4169511473</text:p>
          </table:table-cell>
          <table:table-cell table:number-columns-repeated="2"/>
        </table:table-row>
        <table:table-row table:style-name="ro1">
          <table:table-cell table:formula="of:=RAND()" office:value-type="float" office:value="0.29052734375">
            <text:p>0.2905273438</text:p>
          </table:table-cell>
          <table:table-cell table:formula="of:=RAND()" office:value-type="float" office:value="0.3592529296875">
            <text:p>0.3592529297</text:p>
          </table:table-cell>
          <table:table-cell table:formula="of:=SQRT([.B289])" office:value-type="float" office:value="0.59937711808802">
            <text:p>0.5993771181</text:p>
          </table:table-cell>
          <table:table-cell/>
          <table:table-cell table:formula="of:=(1-[.$C289])*[.B$2] + [.$C289]*(1-[.$A289])*[.B$3] + [.$A289]*[.$C289]*[.B$4]" office:value-type="float" office:value="0.464839197587501">
            <text:p>0.4648391976</text:p>
          </table:table-cell>
          <table:table-cell table:formula="of:=(1-[.$C289])*[.C$2] + [.$C289]*(1-[.$A289])*[.C$3] + [.$A289]*[.$C289]*[.C$4]" office:value-type="float" office:value="0.546840970581049">
            <text:p>0.5468409706</text:p>
          </table:table-cell>
          <table:table-cell table:number-columns-repeated="2"/>
        </table:table-row>
        <table:table-row table:style-name="ro1">
          <table:table-cell table:formula="of:=RAND()" office:value-type="float" office:value="0.960784912109375">
            <text:p>0.9607849121</text:p>
          </table:table-cell>
          <table:table-cell table:formula="of:=RAND()" office:value-type="float" office:value="0.143768310546875">
            <text:p>0.1437683105</text:p>
          </table:table-cell>
          <table:table-cell table:formula="of:=SQRT([.B290])" office:value-type="float" office:value="0.379167918667805">
            <text:p>0.3791679187</text:p>
          </table:table-cell>
          <table:table-cell/>
          <table:table-cell table:formula="of:=(1-[.$C290])*[.B$2] + [.$C290]*(1-[.$A290])*[.B$3] + [.$A290]*[.$C290]*[.B$4]" office:value-type="float" office:value="0.360135235074568">
            <text:p>0.3601352351</text:p>
          </table:table-cell>
          <table:table-cell table:formula="of:=(1-[.$C290])*[.C$2] + [.$C290]*(1-[.$A290])*[.C$3] + [.$A290]*[.$C290]*[.C$4]" office:value-type="float" office:value="1.03537068333586">
            <text:p>1.0353706833</text:p>
          </table:table-cell>
          <table:table-cell table:number-columns-repeated="2"/>
        </table:table-row>
        <table:table-row table:style-name="ro1">
          <table:table-cell table:formula="of:=RAND()" office:value-type="float" office:value="0.642791748046875">
            <text:p>0.642791748</text:p>
          </table:table-cell>
          <table:table-cell table:formula="of:=RAND()" office:value-type="float" office:value="0.925933837890625">
            <text:p>0.9259338379</text:p>
          </table:table-cell>
          <table:table-cell table:formula="of:=SQRT([.B291])" office:value-type="float" office:value="0.962254559818048">
            <text:p>0.9622545598</text:p>
          </table:table-cell>
          <table:table-cell/>
          <table:table-cell table:formula="of:=(1-[.$C291])*[.B$2] + [.$C291]*(1-[.$A291])*[.B$3] + [.$A291]*[.$C291]*[.B$4]" office:value-type="float" office:value="0.834395807421228">
            <text:p>0.8343958074</text:p>
          </table:table-cell>
          <table:table-cell table:formula="of:=(1-[.$C291])*[.C$2] + [.$C291]*(1-[.$A291])*[.C$3] + [.$A291]*[.$C291]*[.C$4]" office:value-type="float" office:value="1.2497460083283">
            <text:p>1.2497460083</text:p>
          </table:table-cell>
          <table:table-cell table:number-columns-repeated="2"/>
        </table:table-row>
        <table:table-row table:style-name="ro1">
          <table:table-cell table:formula="of:=RAND()" office:value-type="float" office:value="0.2880859375">
            <text:p>0.2880859375</text:p>
          </table:table-cell>
          <table:table-cell table:formula="of:=RAND()" office:value-type="float" office:value="0.5728759765625">
            <text:p>0.5728759766</text:p>
          </table:table-cell>
          <table:table-cell table:formula="of:=SQRT([.B292])" office:value-type="float" office:value="0.756885709048929">
            <text:p>0.756885709</text:p>
          </table:table-cell>
          <table:table-cell/>
          <table:table-cell table:formula="of:=(1-[.$C292])*[.B$2] + [.$C292]*(1-[.$A292])*[.B$3] + [.$A292]*[.$C292]*[.B$4]" office:value-type="float" office:value="0.586512509892896">
            <text:p>0.5865125099</text:p>
          </table:table-cell>
          <table:table-cell table:formula="of:=(1-[.$C292])*[.C$2] + [.$C292]*(1-[.$A292])*[.C$3] + [.$A292]*[.$C292]*[.C$4]" office:value-type="float" office:value="0.555472922328244">
            <text:p>0.5554729223</text:p>
          </table:table-cell>
          <table:table-cell table:number-columns-repeated="2"/>
        </table:table-row>
        <table:table-row table:style-name="ro1">
          <table:table-cell table:formula="of:=RAND()" office:value-type="float" office:value="0.602874755859375">
            <text:p>0.6028747559</text:p>
          </table:table-cell>
          <table:table-cell table:formula="of:=RAND()" office:value-type="float" office:value="0.88336181640625">
            <text:p>0.8833618164</text:p>
          </table:table-cell>
          <table:table-cell table:formula="of:=SQRT([.B293])" office:value-type="float" office:value="0.939873298060036">
            <text:p>0.9398732981</text:p>
          </table:table-cell>
          <table:table-cell/>
          <table:table-cell table:formula="of:=(1-[.$C293])*[.B$2] + [.$C293]*(1-[.$A293])*[.B$3] + [.$A293]*[.$C293]*[.B$4]" office:value-type="float" office:value="0.805234038769765">
            <text:p>0.8052340388</text:p>
          </table:table-cell>
          <table:table-cell table:formula="of:=(1-[.$C293])*[.C$2] + [.$C293]*(1-[.$A293])*[.C$3] + [.$A293]*[.$C293]*[.C$4]" office:value-type="float" office:value="1.1576488623323">
            <text:p>1.1576488623</text:p>
          </table:table-cell>
          <table:table-cell table:number-columns-repeated="2"/>
        </table:table-row>
        <table:table-row table:style-name="ro1">
          <table:table-cell table:formula="of:=RAND()" office:value-type="float" office:value="0.4727783203125">
            <text:p>0.4727783203</text:p>
          </table:table-cell>
          <table:table-cell table:formula="of:=RAND()" office:value-type="float" office:value="0.244232177734375">
            <text:p>0.2442321777</text:p>
          </table:table-cell>
          <table:table-cell table:formula="of:=SQRT([.B294])" office:value-type="float" office:value="0.494198520570808">
            <text:p>0.4941985206</text:p>
          </table:table-cell>
          <table:table-cell/>
          <table:table-cell table:formula="of:=(1-[.$C294])*[.B$2] + [.$C294]*(1-[.$A294])*[.B$3] + [.$A294]*[.$C294]*[.B$4]" office:value-type="float" office:value="0.406687014478227">
            <text:p>0.4066870145</text:p>
          </table:table-cell>
          <table:table-cell table:formula="of:=(1-[.$C294])*[.C$2] + [.$C294]*(1-[.$A294])*[.C$3] + [.$A294]*[.$C294]*[.C$4]" office:value-type="float" office:value="0.71785696916281">
            <text:p>0.7178569692</text:p>
          </table:table-cell>
          <table:table-cell table:number-columns-repeated="2"/>
        </table:table-row>
        <table:table-row table:style-name="ro1">
          <table:table-cell table:formula="of:=RAND()" office:value-type="float" office:value="0.887725830078125">
            <text:p>0.8877258301</text:p>
          </table:table-cell>
          <table:table-cell table:formula="of:=RAND()" office:value-type="float" office:value="0.172454833984375">
            <text:p>0.172454834</text:p>
          </table:table-cell>
          <table:table-cell table:formula="of:=SQRT([.B295])" office:value-type="float" office:value="0.415276816093043">
            <text:p>0.4152768161</text:p>
          </table:table-cell>
          <table:table-cell/>
          <table:table-cell table:formula="of:=(1-[.$C295])*[.B$2] + [.$C295]*(1-[.$A295])*[.B$3] + [.$A295]*[.$C295]*[.B$4]" office:value-type="float" office:value="0.386543279897513">
            <text:p>0.3865432799</text:p>
          </table:table-cell>
          <table:table-cell table:formula="of:=(1-[.$C295])*[.C$2] + [.$C295]*(1-[.$A295])*[.C$3] + [.$A295]*[.$C295]*[.C$4]" office:value-type="float" office:value="1.02597898494749">
            <text:p>1.0259789849</text:p>
          </table:table-cell>
          <table:table-cell table:number-columns-repeated="2"/>
        </table:table-row>
        <table:table-row table:style-name="ro1">
          <table:table-cell table:formula="of:=RAND()" office:value-type="float" office:value="0.179595947265625">
            <text:p>0.1795959473</text:p>
          </table:table-cell>
          <table:table-cell table:formula="of:=RAND()" office:value-type="float" office:value="0.88824462890625">
            <text:p>0.8882446289</text:p>
          </table:table-cell>
          <table:table-cell table:formula="of:=SQRT([.B296])" office:value-type="float" office:value="0.942467309197645">
            <text:p>0.9424673092</text:p>
          </table:table-cell>
          <table:table-cell/>
          <table:table-cell table:formula="of:=(1-[.$C296])*[.B$2] + [.$C296]*(1-[.$A296])*[.B$3] + [.$A296]*[.$C296]*[.B$4]" office:value-type="float" office:value="0.703735576820533">
            <text:p>0.7037355768</text:p>
          </table:table-cell>
          <table:table-cell table:formula="of:=(1-[.$C296])*[.C$2] + [.$C296]*(1-[.$A296])*[.C$3] + [.$A296]*[.$C296]*[.C$4]" office:value-type="float" office:value="0.365600330634027">
            <text:p>0.3656003306</text:p>
          </table:table-cell>
          <table:table-cell table:number-columns-repeated="2"/>
        </table:table-row>
        <table:table-row table:style-name="ro1">
          <table:table-cell table:formula="of:=RAND()" office:value-type="float" office:value="0.387115478515625">
            <text:p>0.3871154785</text:p>
          </table:table-cell>
          <table:table-cell table:formula="of:=RAND()" office:value-type="float" office:value="0.731170654296875">
            <text:p>0.7311706543</text:p>
          </table:table-cell>
          <table:table-cell table:formula="of:=SQRT([.B297])" office:value-type="float" office:value="0.855085173708956">
            <text:p>0.8550851737</text:p>
          </table:table-cell>
          <table:table-cell/>
          <table:table-cell table:formula="of:=(1-[.$C297])*[.B$2] + [.$C297]*(1-[.$A297])*[.B$3] + [.$A297]*[.$C297]*[.B$4]" office:value-type="float" office:value="0.684623965206178">
            <text:p>0.6846239652</text:p>
          </table:table-cell>
          <table:table-cell table:formula="of:=(1-[.$C297])*[.C$2] + [.$C297]*(1-[.$A297])*[.C$3] + [.$A297]*[.$C297]*[.C$4]" office:value-type="float" office:value="0.73118065846752">
            <text:p>0.7311806585</text:p>
          </table:table-cell>
          <table:table-cell table:number-columns-repeated="2"/>
        </table:table-row>
        <table:table-row table:style-name="ro1">
          <table:table-cell table:formula="of:=RAND()" office:value-type="float" office:value="0.58099365234375">
            <text:p>0.5809936523</text:p>
          </table:table-cell>
          <table:table-cell table:formula="of:=RAND()" office:value-type="float" office:value="0.224945068359375">
            <text:p>0.2249450684</text:p>
          </table:table-cell>
          <table:table-cell table:formula="of:=SQRT([.B298])" office:value-type="float" office:value="0.474283742457376">
            <text:p>0.4742837425</text:p>
          </table:table-cell>
          <table:table-cell/>
          <table:table-cell table:formula="of:=(1-[.$C298])*[.B$2] + [.$C298]*(1-[.$A298])*[.B$3] + [.$A298]*[.$C298]*[.B$4]" office:value-type="float" office:value="0.403643139102333">
            <text:p>0.4036431391</text:p>
          </table:table-cell>
          <table:table-cell table:formula="of:=(1-[.$C298])*[.C$2] + [.$C298]*(1-[.$A298])*[.C$3] + [.$A298]*[.$C298]*[.C$4]" office:value-type="float" office:value="0.811214257888683">
            <text:p>0.8112142579</text:p>
          </table:table-cell>
          <table:table-cell table:number-columns-repeated="2"/>
        </table:table-row>
        <table:table-row table:style-name="ro1">
          <table:table-cell table:formula="of:=RAND()" office:value-type="float" office:value="0.138702392578125">
            <text:p>0.1387023926</text:p>
          </table:table-cell>
          <table:table-cell table:formula="of:=RAND()" office:value-type="float" office:value="0.544464111328125">
            <text:p>0.5444641113</text:p>
          </table:table-cell>
          <table:table-cell table:formula="of:=SQRT([.B299])" office:value-type="float" office:value="0.737878114140896">
            <text:p>0.7378781141</text:p>
          </table:table-cell>
          <table:table-cell/>
          <table:table-cell table:formula="of:=(1-[.$C299])*[.B$2] + [.$C299]*(1-[.$A299])*[.B$3] + [.$A299]*[.$C299]*[.B$4]" office:value-type="float" office:value="0.543124499462845">
            <text:p>0.5431244995</text:p>
          </table:table-cell>
          <table:table-cell table:formula="of:=(1-[.$C299])*[.C$2] + [.$C299]*(1-[.$A299])*[.C$3] + [.$A299]*[.$C299]*[.C$4]" office:value-type="float" office:value="0.334728408055682">
            <text:p>0.3347284081</text:p>
          </table:table-cell>
          <table:table-cell table:number-columns-repeated="2"/>
        </table:table-row>
        <table:table-row table:style-name="ro1">
          <table:table-cell table:formula="of:=RAND()" office:value-type="float" office:value="0.38421630859375">
            <text:p>0.3842163086</text:p>
          </table:table-cell>
          <table:table-cell table:formula="of:=RAND()" office:value-type="float" office:value="0.66326904296875">
            <text:p>0.663269043</text:p>
          </table:table-cell>
          <table:table-cell table:formula="of:=SQRT([.B300])" office:value-type="float" office:value="0.814413312126435">
            <text:p>0.8144133121</text:p>
          </table:table-cell>
          <table:table-cell/>
          <table:table-cell table:formula="of:=(1-[.$C300])*[.B$2] + [.$C300]*(1-[.$A300])*[.B$3] + [.$A300]*[.$C300]*[.B$4]" office:value-type="float" office:value="0.65144614636676">
            <text:p>0.6514461464</text:p>
          </table:table-cell>
          <table:table-cell table:formula="of:=(1-[.$C300])*[.C$2] + [.$C300]*(1-[.$A300])*[.C$3] + [.$A300]*[.$C300]*[.C$4]" office:value-type="float" office:value="0.715485988081891">
            <text:p>0.7154859881</text:p>
          </table:table-cell>
          <table:table-cell table:number-columns-repeated="2"/>
        </table:table-row>
        <table:table-row table:style-name="ro1">
          <table:table-cell table:formula="of:=RAND()" office:value-type="float" office:value="0.820892333984375">
            <text:p>0.820892334</text:p>
          </table:table-cell>
          <table:table-cell table:formula="of:=RAND()" office:value-type="float" office:value="0.188507080078125">
            <text:p>0.1885070801</text:p>
          </table:table-cell>
          <table:table-cell table:formula="of:=SQRT([.B301])" office:value-type="float" office:value="0.434174020501141">
            <text:p>0.4341740205</text:p>
          </table:table-cell>
          <table:table-cell/>
          <table:table-cell table:formula="of:=(1-[.$C301])*[.B$2] + [.$C301]*(1-[.$A301])*[.B$3] + [.$A301]*[.$C301]*[.B$4]" office:value-type="float" office:value="0.396588446862384">
            <text:p>0.3965884469</text:p>
          </table:table-cell>
          <table:table-cell table:formula="of:=(1-[.$C301])*[.C$2] + [.$C301]*(1-[.$A301])*[.C$3] + [.$A301]*[.$C301]*[.C$4]" office:value-type="float" office:value="0.992169138588107">
            <text:p>0.9921691386</text:p>
          </table:table-cell>
          <table:table-cell table:number-columns-repeated="2"/>
        </table:table-row>
        <table:table-row table:style-name="ro1">
          <table:table-cell table:formula="of:=RAND()" office:value-type="float" office:value="0.516387939453125">
            <text:p>0.5163879395</text:p>
          </table:table-cell>
          <table:table-cell table:formula="of:=RAND()" office:value-type="float" office:value="0.44769287109375">
            <text:p>0.4476928711</text:p>
          </table:table-cell>
          <table:table-cell table:formula="of:=SQRT([.B302])" office:value-type="float" office:value="0.669098551107197">
            <text:p>0.6690985511</text:p>
          </table:table-cell>
          <table:table-cell/>
          <table:table-cell table:formula="of:=(1-[.$C302])*[.B$2] + [.$C302]*(1-[.$A302])*[.B$3] + [.$A302]*[.$C302]*[.B$4]" office:value-type="float" office:value="0.55820273552034">
            <text:p>0.5582027355</text:p>
          </table:table-cell>
          <table:table-cell table:formula="of:=(1-[.$C302])*[.C$2] + [.$C302]*(1-[.$A302])*[.C$3] + [.$A302]*[.$C302]*[.C$4]" office:value-type="float" office:value="0.853024424420062">
            <text:p>0.8530244244</text:p>
          </table:table-cell>
          <table:table-cell table:number-columns-repeated="2"/>
        </table:table-row>
        <table:table-row table:style-name="ro1">
          <table:table-cell table:formula="of:=RAND()" office:value-type="float" office:value="0.16949462890625">
            <text:p>0.1694946289</text:p>
          </table:table-cell>
          <table:table-cell table:formula="of:=RAND()" office:value-type="float" office:value="0.39990234375">
            <text:p>0.3999023438</text:p>
          </table:table-cell>
          <table:table-cell table:formula="of:=SQRT([.B303])" office:value-type="float" office:value="0.632378323276502">
            <text:p>0.6323783233</text:p>
          </table:table-cell>
          <table:table-cell/>
          <table:table-cell table:formula="of:=(1-[.$C303])*[.B$2] + [.$C303]*(1-[.$A303])*[.B$3] + [.$A303]*[.$C303]*[.B$4]" office:value-type="float" office:value="0.470532855893899">
            <text:p>0.4705328559</text:p>
          </table:table-cell>
          <table:table-cell table:formula="of:=(1-[.$C303])*[.C$2] + [.$C303]*(1-[.$A303])*[.C$3] + [.$A303]*[.$C303]*[.C$4]" office:value-type="float" office:value="0.397108449533643">
            <text:p>0.3971084495</text:p>
          </table:table-cell>
          <table:table-cell table:number-columns-repeated="2"/>
        </table:table-row>
        <table:table-row table:style-name="ro1">
          <table:table-cell table:formula="of:=RAND()" office:value-type="float" office:value="0.12420654296875">
            <text:p>0.124206543</text:p>
          </table:table-cell>
          <table:table-cell table:formula="of:=RAND()" office:value-type="float" office:value="0.033447265625">
            <text:p>0.0334472656</text:p>
          </table:table-cell>
          <table:table-cell table:formula="of:=SQRT([.B304])" office:value-type="float" office:value="0.182885936104994">
            <text:p>0.1828859361</text:p>
          </table:table-cell>
          <table:table-cell/>
          <table:table-cell table:formula="of:=(1-[.$C304])*[.B$2] + [.$C304]*(1-[.$A304])*[.B$3] + [.$A304]*[.$C304]*[.B$4]" office:value-type="float" office:value="0.133926219042609">
            <text:p>0.133926219</text:p>
          </table:table-cell>
          <table:table-cell table:formula="of:=(1-[.$C304])*[.C$2] + [.$C304]*(1-[.$A304])*[.C$3] + [.$A304]*[.$C304]*[.C$4]" office:value-type="float" office:value="0.453761135411101">
            <text:p>0.4537611354</text:p>
          </table:table-cell>
          <table:table-cell table:number-columns-repeated="2"/>
        </table:table-row>
        <table:table-row table:style-name="ro1">
          <table:table-cell table:formula="of:=RAND()" office:value-type="float" office:value="0.22442626953125">
            <text:p>0.2244262695</text:p>
          </table:table-cell>
          <table:table-cell table:formula="of:=RAND()" office:value-type="float" office:value="0.7020263671875">
            <text:p>0.7020263672</text:p>
          </table:table-cell>
          <table:table-cell table:formula="of:=SQRT([.B305])" office:value-type="float" office:value="0.83787013742435">
            <text:p>0.8378701374</text:p>
          </table:table-cell>
          <table:table-cell/>
          <table:table-cell table:formula="of:=(1-[.$C305])*[.B$2] + [.$C305]*(1-[.$A305])*[.B$3] + [.$A305]*[.$C305]*[.B$4]" office:value-type="float" office:value="0.635399514213429">
            <text:p>0.6353995142</text:p>
          </table:table-cell>
          <table:table-cell table:formula="of:=(1-[.$C305])*[.C$2] + [.$C305]*(1-[.$A305])*[.C$3] + [.$A305]*[.$C305]*[.C$4]" office:value-type="float" office:value="0.455264669182452">
            <text:p>0.4552646692</text:p>
          </table:table-cell>
          <table:table-cell table:number-columns-repeated="2"/>
        </table:table-row>
        <table:table-row table:style-name="ro1">
          <table:table-cell table:formula="of:=RAND()" office:value-type="float" office:value="0.044219970703125">
            <text:p>0.0442199707</text:p>
          </table:table-cell>
          <table:table-cell table:formula="of:=RAND()" office:value-type="float" office:value="0.971221923828125">
            <text:p>0.9712219238</text:p>
          </table:table-cell>
          <table:table-cell table:formula="of:=SQRT([.B306])" office:value-type="float" office:value="0.985505922776786">
            <text:p>0.9855059228</text:p>
          </table:table-cell>
          <table:table-cell/>
          <table:table-cell table:formula="of:=(1-[.$C306])*[.B$2] + [.$C306]*(1-[.$A306])*[.B$3] + [.$A306]*[.$C306]*[.B$4]" office:value-type="float" office:value="0.701184697132316">
            <text:p>0.7011846971</text:p>
          </table:table-cell>
          <table:table-cell table:formula="of:=(1-[.$C306])*[.C$2] + [.$C306]*(1-[.$A306])*[.C$3] + [.$A306]*[.$C306]*[.C$4]" office:value-type="float" office:value="0.0939693342471687">
            <text:p>0.0939693342</text:p>
          </table:table-cell>
          <table:table-cell table:number-columns-repeated="2"/>
        </table:table-row>
        <table:table-row table:style-name="ro1">
          <table:table-cell table:formula="of:=RAND()" office:value-type="float" office:value="0.812652587890625">
            <text:p>0.8126525879</text:p>
          </table:table-cell>
          <table:table-cell table:formula="of:=RAND()" office:value-type="float" office:value="0.618804931640625">
            <text:p>0.6188049316</text:p>
          </table:table-cell>
          <table:table-cell table:formula="of:=SQRT([.B307])" office:value-type="float" office:value="0.786641552195551">
            <text:p>0.7866415522</text:p>
          </table:table-cell>
          <table:table-cell/>
          <table:table-cell table:formula="of:=(1-[.$C307])*[.B$2] + [.$C307]*(1-[.$A307])*[.B$3] + [.$A307]*[.$C307]*[.B$4]" office:value-type="float" office:value="0.716858322751728">
            <text:p>0.7168583228</text:p>
          </table:table-cell>
          <table:table-cell table:formula="of:=(1-[.$C307])*[.C$2] + [.$C307]*(1-[.$A307])*[.C$3] + [.$A307]*[.$C307]*[.C$4]" office:value-type="float" office:value="1.37881914723891">
            <text:p>1.3788191472</text:p>
          </table:table-cell>
          <table:table-cell table:number-columns-repeated="2"/>
        </table:table-row>
        <table:table-row table:style-name="ro1">
          <table:table-cell table:formula="of:=RAND()" office:value-type="float" office:value="0.40020751953125">
            <text:p>0.4002075195</text:p>
          </table:table-cell>
          <table:table-cell table:formula="of:=RAND()" office:value-type="float" office:value="0.083251953125">
            <text:p>0.0832519531</text:p>
          </table:table-cell>
          <table:table-cell table:formula="of:=SQRT([.B308])" office:value-type="float" office:value="0.288534145509678">
            <text:p>0.2885341455</text:p>
          </table:table-cell>
          <table:table-cell/>
          <table:table-cell table:formula="of:=(1-[.$C308])*[.B$2] + [.$C308]*(1-[.$A308])*[.B$3] + [.$A308]*[.$C308]*[.B$4]" office:value-type="float" office:value="0.231997020872144">
            <text:p>0.2319970209</text:p>
          </table:table-cell>
          <table:table-cell table:formula="of:=(1-[.$C308])*[.C$2] + [.$C308]*(1-[.$A308])*[.C$3] + [.$A308]*[.$C308]*[.C$4]" office:value-type="float" office:value="0.58552526124741">
            <text:p>0.5855252612</text:p>
          </table:table-cell>
          <table:table-cell table:number-columns-repeated="2"/>
        </table:table-row>
        <table:table-row table:style-name="ro1">
          <table:table-cell table:formula="of:=RAND()" office:value-type="float" office:value="0.173980712890625">
            <text:p>0.1739807129</text:p>
          </table:table-cell>
          <table:table-cell table:formula="of:=RAND()" office:value-type="float" office:value="0.508026123046875">
            <text:p>0.508026123</text:p>
          </table:table-cell>
          <table:table-cell table:formula="of:=SQRT([.B309])" office:value-type="float" office:value="0.712759512771927">
            <text:p>0.7127595128</text:p>
          </table:table-cell>
          <table:table-cell/>
          <table:table-cell table:formula="of:=(1-[.$C309])*[.B$2] + [.$C309]*(1-[.$A309])*[.B$3] + [.$A309]*[.$C309]*[.B$4]" office:value-type="float" office:value="0.531173325059774">
            <text:p>0.5311733251</text:p>
          </table:table-cell>
          <table:table-cell table:formula="of:=(1-[.$C309])*[.C$2] + [.$C309]*(1-[.$A309])*[.C$3] + [.$A309]*[.$C309]*[.C$4]" office:value-type="float" office:value="0.390392995835789">
            <text:p>0.3903929958</text:p>
          </table:table-cell>
          <table:table-cell table:number-columns-repeated="2"/>
        </table:table-row>
        <table:table-row table:style-name="ro1">
          <table:table-cell table:formula="of:=RAND()" office:value-type="float" office:value="0.483551025390625">
            <text:p>0.4835510254</text:p>
          </table:table-cell>
          <table:table-cell table:formula="of:=RAND()" office:value-type="float" office:value="0.2113037109375">
            <text:p>0.2113037109</text:p>
          </table:table-cell>
          <table:table-cell table:formula="of:=SQRT([.B310])" office:value-type="float" office:value="0.459677833854864">
            <text:p>0.4596778339</text:p>
          </table:table-cell>
          <table:table-cell/>
          <table:table-cell table:formula="of:=(1-[.$C310])*[.B$2] + [.$C310]*(1-[.$A310])*[.B$3] + [.$A310]*[.$C310]*[.B$4]" office:value-type="float" office:value="0.379566682554969">
            <text:p>0.3795666826</text:p>
          </table:table-cell>
          <table:table-cell table:formula="of:=(1-[.$C310])*[.C$2] + [.$C310]*(1-[.$A310])*[.C$3] + [.$A310]*[.$C310]*[.C$4]" office:value-type="float" office:value="0.712493682013191">
            <text:p>0.712493682</text:p>
          </table:table-cell>
          <table:table-cell table:number-columns-repeated="2"/>
        </table:table-row>
        <table:table-row table:style-name="ro1">
          <table:table-cell table:formula="of:=RAND()" office:value-type="float" office:value="0.135223388671875">
            <text:p>0.1352233887</text:p>
          </table:table-cell>
          <table:table-cell table:formula="of:=RAND()" office:value-type="float" office:value="0.544708251953125">
            <text:p>0.544708252</text:p>
          </table:table-cell>
          <table:table-cell table:formula="of:=SQRT([.B311])" office:value-type="float" office:value="0.738043529849781">
            <text:p>0.7380435298</text:p>
          </table:table-cell>
          <table:table-cell/>
          <table:table-cell table:formula="of:=(1-[.$C311])*[.B$2] + [.$C311]*(1-[.$A311])*[.B$3] + [.$A311]*[.$C311]*[.B$4]" office:value-type="float" office:value="0.542578665139193">
            <text:p>0.5425786651</text:p>
          </table:table-cell>
          <table:table-cell table:formula="of:=(1-[.$C311])*[.C$2] + [.$C311]*(1-[.$A311])*[.C$3] + [.$A311]*[.$C311]*[.C$4]" office:value-type="float" office:value="0.329581721791452">
            <text:p>0.3295817218</text:p>
          </table:table-cell>
          <table:table-cell table:number-columns-repeated="2"/>
        </table:table-row>
        <table:table-row table:style-name="ro1">
          <table:table-cell table:formula="of:=RAND()" office:value-type="float" office:value="0.573333740234375">
            <text:p>0.5733337402</text:p>
          </table:table-cell>
          <table:table-cell table:formula="of:=RAND()" office:value-type="float" office:value="0.318572998046875">
            <text:p>0.318572998</text:p>
          </table:table-cell>
          <table:table-cell table:formula="of:=SQRT([.B312])" office:value-type="float" office:value="0.564422712199709">
            <text:p>0.5644227122</text:p>
          </table:table-cell>
          <table:table-cell/>
          <table:table-cell table:formula="of:=(1-[.$C312])*[.B$2] + [.$C312]*(1-[.$A312])*[.B$3] + [.$A312]*[.$C312]*[.B$4]" office:value-type="float" office:value="0.479232570551055">
            <text:p>0.4792325706</text:p>
          </table:table-cell>
          <table:table-cell table:formula="of:=(1-[.$C312])*[.C$2] + [.$C312]*(1-[.$A312])*[.C$3] + [.$A312]*[.$C312]*[.C$4]" office:value-type="float" office:value="0.861757787370937">
            <text:p>0.8617577874</text:p>
          </table:table-cell>
          <table:table-cell table:number-columns-repeated="2"/>
        </table:table-row>
        <table:table-row table:style-name="ro1">
          <table:table-cell table:formula="of:=RAND()" office:value-type="float" office:value="0.74005126953125">
            <text:p>0.7400512695</text:p>
          </table:table-cell>
          <table:table-cell table:formula="of:=RAND()" office:value-type="float" office:value="0.886383056640625">
            <text:p>0.8863830566</text:p>
          </table:table-cell>
          <table:table-cell table:formula="of:=SQRT([.B313])" office:value-type="float" office:value="0.941479185452671">
            <text:p>0.9414791855</text:p>
          </table:table-cell>
          <table:table-cell/>
          <table:table-cell table:formula="of:=(1-[.$C313])*[.B$2] + [.$C313]*(1-[.$A313])*[.B$3] + [.$A313]*[.$C313]*[.B$4]" office:value-type="float" office:value="0.840188575089059">
            <text:p>0.8401885751</text:p>
          </table:table-cell>
          <table:table-cell table:formula="of:=(1-[.$C313])*[.C$2] + [.$C313]*(1-[.$A313])*[.C$3] + [.$A313]*[.$C313]*[.C$4]" office:value-type="float" office:value="1.41577871147234">
            <text:p>1.4157787115</text:p>
          </table:table-cell>
          <table:table-cell table:number-columns-repeated="2"/>
        </table:table-row>
        <table:table-row table:style-name="ro1">
          <table:table-cell table:formula="of:=RAND()" office:value-type="float" office:value="0.851837158203125">
            <text:p>0.8518371582</text:p>
          </table:table-cell>
          <table:table-cell table:formula="of:=RAND()" office:value-type="float" office:value="0.225921630859375">
            <text:p>0.2259216309</text:p>
          </table:table-cell>
          <table:table-cell table:formula="of:=SQRT([.B314])" office:value-type="float" office:value="0.475312140450226">
            <text:p>0.4753121405</text:p>
          </table:table-cell>
          <table:table-cell/>
          <table:table-cell table:formula="of:=(1-[.$C314])*[.B$2] + [.$C314]*(1-[.$A314])*[.B$3] + [.$A314]*[.$C314]*[.B$4]" office:value-type="float" office:value="0.437989519490105">
            <text:p>0.4379895195</text:p>
          </table:table-cell>
          <table:table-cell table:formula="of:=(1-[.$C314])*[.C$2] + [.$C314]*(1-[.$A314])*[.C$3] + [.$A314]*[.$C314]*[.C$4]" office:value-type="float" office:value="1.06807213030621">
            <text:p>1.0680721303</text:p>
          </table:table-cell>
          <table:table-cell table:number-columns-repeated="2"/>
        </table:table-row>
        <table:table-row table:style-name="ro1">
          <table:table-cell table:formula="of:=RAND()" office:value-type="float" office:value="0.739532470703125">
            <text:p>0.7395324707</text:p>
          </table:table-cell>
          <table:table-cell table:formula="of:=RAND()" office:value-type="float" office:value="0.55108642578125">
            <text:p>0.5510864258</text:p>
          </table:table-cell>
          <table:table-cell table:formula="of:=SQRT([.B315])" office:value-type="float" office:value="0.742351955464017">
            <text:p>0.7423519555</text:p>
          </table:table-cell>
          <table:table-cell/>
          <table:table-cell table:formula="of:=(1-[.$C315])*[.B$2] + [.$C315]*(1-[.$A315])*[.B$3] + [.$A315]*[.$C315]*[.B$4]" office:value-type="float" office:value="0.662384646521268">
            <text:p>0.6623846465</text:p>
          </table:table-cell>
          <table:table-cell table:formula="of:=(1-[.$C315])*[.C$2] + [.$C315]*(1-[.$A315])*[.C$3] + [.$A315]*[.$C315]*[.C$4]" office:value-type="float" office:value="1.22132084002164">
            <text:p>1.22132084</text:p>
          </table:table-cell>
          <table:table-cell table:number-columns-repeated="2"/>
        </table:table-row>
        <table:table-row table:style-name="ro1">
          <table:table-cell table:formula="of:=RAND()" office:value-type="float" office:value="0.072265625">
            <text:p>0.072265625</text:p>
          </table:table-cell>
          <table:table-cell table:formula="of:=RAND()" office:value-type="float" office:value="0.7645263671875">
            <text:p>0.7645263672</text:p>
          </table:table-cell>
          <table:table-cell table:formula="of:=SQRT([.B316])" office:value-type="float" office:value="0.874371984447981">
            <text:p>0.8743719844</text:p>
          </table:table-cell>
          <table:table-cell/>
          <table:table-cell table:formula="of:=(1-[.$C316])*[.B$2] + [.$C316]*(1-[.$A316])*[.B$3] + [.$A316]*[.$C316]*[.B$4]" office:value-type="float" office:value="0.628489018977629">
            <text:p>0.628489019</text:p>
          </table:table-cell>
          <table:table-cell table:formula="of:=(1-[.$C316])*[.C$2] + [.$C316]*(1-[.$A316])*[.C$3] + [.$A316]*[.$C316]*[.C$4]" office:value-type="float" office:value="0.188556213273871">
            <text:p>0.1885562133</text:p>
          </table:table-cell>
          <table:table-cell table:number-columns-repeated="2"/>
        </table:table-row>
        <table:table-row table:style-name="ro1">
          <table:table-cell table:formula="of:=RAND()" office:value-type="float" office:value="0.850738525390625">
            <text:p>0.8507385254</text:p>
          </table:table-cell>
          <table:table-cell table:formula="of:=RAND()" office:value-type="float" office:value="0.03948974609375">
            <text:p>0.0394897461</text:p>
          </table:table-cell>
          <table:table-cell table:formula="of:=SQRT([.B317])" office:value-type="float" office:value="0.198720270968389">
            <text:p>0.198720271</text:p>
          </table:table-cell>
          <table:table-cell/>
          <table:table-cell table:formula="of:=(1-[.$C317])*[.B$2] + [.$C317]*(1-[.$A317])*[.B$3] + [.$A317]*[.$C317]*[.B$4]" office:value-type="float" office:value="0.183059527152979">
            <text:p>0.1830595272</text:p>
          </table:table-cell>
          <table:table-cell table:formula="of:=(1-[.$C317])*[.C$2] + [.$C317]*(1-[.$A317])*[.C$3] + [.$A317]*[.$C317]*[.C$4]" office:value-type="float" office:value="0.737067255190662">
            <text:p>0.7370672552</text:p>
          </table:table-cell>
          <table:table-cell table:number-columns-repeated="2"/>
        </table:table-row>
        <table:table-row table:style-name="ro1">
          <table:table-cell table:formula="of:=RAND()" office:value-type="float" office:value="0.134429931640625">
            <text:p>0.1344299316</text:p>
          </table:table-cell>
          <table:table-cell table:formula="of:=RAND()" office:value-type="float" office:value="0.62542724609375">
            <text:p>0.6254272461</text:p>
          </table:table-cell>
          <table:table-cell table:formula="of:=SQRT([.B318])" office:value-type="float" office:value="0.790839583034227">
            <text:p>0.790839583</text:p>
          </table:table-cell>
          <table:table-cell/>
          <table:table-cell table:formula="of:=(1-[.$C318])*[.B$2] + [.$C318]*(1-[.$A318])*[.B$3] + [.$A318]*[.$C318]*[.B$4]" office:value-type="float" office:value="0.581228961006317">
            <text:p>0.581228961</text:p>
          </table:table-cell>
          <table:table-cell table:formula="of:=(1-[.$C318])*[.C$2] + [.$C318]*(1-[.$A318])*[.C$3] + [.$A318]*[.$C318]*[.C$4]" office:value-type="float" office:value="0.31614210554401">
            <text:p>0.3161421055</text:p>
          </table:table-cell>
          <table:table-cell table:number-columns-repeated="2"/>
        </table:table-row>
        <table:table-row table:style-name="ro1">
          <table:table-cell table:formula="of:=RAND()" office:value-type="float" office:value="0.188934326171875">
            <text:p>0.1889343262</text:p>
          </table:table-cell>
          <table:table-cell table:formula="of:=RAND()" office:value-type="float" office:value="0.232635498046875">
            <text:p>0.232635498</text:p>
          </table:table-cell>
          <table:table-cell table:formula="of:=SQRT([.B319])" office:value-type="float" office:value="0.482323022513828">
            <text:p>0.4823230225</text:p>
          </table:table-cell>
          <table:table-cell/>
          <table:table-cell table:formula="of:=(1-[.$C319])*[.B$2] + [.$C319]*(1-[.$A319])*[.B$3] + [.$A319]*[.$C319]*[.B$4]" office:value-type="float" office:value="0.361319233326196">
            <text:p>0.3613192333</text:p>
          </table:table-cell>
          <table:table-cell table:formula="of:=(1-[.$C319])*[.C$2] + [.$C319]*(1-[.$A319])*[.C$3] + [.$A319]*[.$C319]*[.C$4]" office:value-type="float" office:value="0.440181965502192">
            <text:p>0.4401819655</text:p>
          </table:table-cell>
          <table:table-cell table:number-columns-repeated="2"/>
        </table:table-row>
        <table:table-row table:style-name="ro1">
          <table:table-cell table:formula="of:=RAND()" office:value-type="float" office:value="0.22515869140625">
            <text:p>0.2251586914</text:p>
          </table:table-cell>
          <table:table-cell table:formula="of:=RAND()" office:value-type="float" office:value="0.68798828125">
            <text:p>0.6879882813</text:p>
          </table:table-cell>
          <table:table-cell table:formula="of:=SQRT([.B320])" office:value-type="float" office:value="0.829450589999187">
            <text:p>0.82945059</text:p>
          </table:table-cell>
          <table:table-cell/>
          <table:table-cell table:formula="of:=(1-[.$C320])*[.B$2] + [.$C320]*(1-[.$A320])*[.B$3] + [.$A320]*[.$C320]*[.B$4]" office:value-type="float" office:value="0.629172495451325">
            <text:p>0.6291724955</text:p>
          </table:table-cell>
          <table:table-cell table:formula="of:=(1-[.$C320])*[.C$2] + [.$C320]*(1-[.$A320])*[.C$3] + [.$A320]*[.$C320]*[.C$4]" office:value-type="float" office:value="0.456923143766821">
            <text:p>0.4569231438</text:p>
          </table:table-cell>
          <table:table-cell table:number-columns-repeated="2"/>
        </table:table-row>
        <table:table-row table:style-name="ro1">
          <table:table-cell table:formula="of:=RAND()" office:value-type="float" office:value="0.7799072265625">
            <text:p>0.7799072266</text:p>
          </table:table-cell>
          <table:table-cell table:formula="of:=RAND()" office:value-type="float" office:value="0.5960693359375">
            <text:p>0.5960693359</text:p>
          </table:table-cell>
          <table:table-cell table:formula="of:=SQRT([.B321])" office:value-type="float" office:value="0.772055267411278">
            <text:p>0.7720552674</text:p>
          </table:table-cell>
          <table:table-cell/>
          <table:table-cell table:formula="of:=(1-[.$C321])*[.B$2] + [.$C321]*(1-[.$A321])*[.B$3] + [.$A321]*[.$C321]*[.B$4]" office:value-type="float" office:value="0.696992872601416">
            <text:p>0.6969928726</text:p>
          </table:table-cell>
          <table:table-cell table:formula="of:=(1-[.$C321])*[.C$2] + [.$C321]*(1-[.$A321])*[.C$3] + [.$A321]*[.$C321]*[.C$4]" office:value-type="float" office:value="1.31221401619016">
            <text:p>1.3122140162</text:p>
          </table:table-cell>
          <table:table-cell table:number-columns-repeated="2"/>
        </table:table-row>
        <table:table-row table:style-name="ro1">
          <table:table-cell table:formula="of:=RAND()" office:value-type="float" office:value="0.6790771484375">
            <text:p>0.6790771484</text:p>
          </table:table-cell>
          <table:table-cell table:formula="of:=RAND()" office:value-type="float" office:value="0.10772705078125">
            <text:p>0.1077270508</text:p>
          </table:table-cell>
          <table:table-cell table:formula="of:=SQRT([.B322])" office:value-type="float" office:value="0.328217992775">
            <text:p>0.3282179928</text:p>
          </table:table-cell>
          <table:table-cell/>
          <table:table-cell table:formula="of:=(1-[.$C322])*[.B$2] + [.$C322]*(1-[.$A322])*[.B$3] + [.$A322]*[.$C322]*[.B$4]" office:value-type="float" office:value="0.287702782978377">
            <text:p>0.287702783</text:p>
          </table:table-cell>
          <table:table-cell table:formula="of:=(1-[.$C322])*[.C$2] + [.$C322]*(1-[.$A322])*[.C$3] + [.$A322]*[.$C322]*[.C$4]" office:value-type="float" office:value="0.779432827425559">
            <text:p>0.7794328274</text:p>
          </table:table-cell>
          <table:table-cell table:number-columns-repeated="2"/>
        </table:table-row>
        <table:table-row table:style-name="ro1">
          <table:table-cell table:formula="of:=RAND()" office:value-type="float" office:value="0.558624267578125">
            <text:p>0.5586242676</text:p>
          </table:table-cell>
          <table:table-cell table:formula="of:=RAND()" office:value-type="float" office:value="0.221893310546875">
            <text:p>0.2218933105</text:p>
          </table:table-cell>
          <table:table-cell table:formula="of:=SQRT([.B323])" office:value-type="float" office:value="0.471055528092894">
            <text:p>0.4710555281</text:p>
          </table:table-cell>
          <table:table-cell/>
          <table:table-cell table:formula="of:=(1-[.$C323])*[.B$2] + [.$C323]*(1-[.$A323])*[.B$3] + [.$A323]*[.$C323]*[.B$4]" office:value-type="float" office:value="0.398156062501101">
            <text:p>0.3981560625</text:p>
          </table:table-cell>
          <table:table-cell table:formula="of:=(1-[.$C323])*[.C$2] + [.$C323]*(1-[.$A323])*[.C$3] + [.$A323]*[.$C323]*[.C$4]" office:value-type="float" office:value="0.788126904198897">
            <text:p>0.7881269042</text:p>
          </table:table-cell>
          <table:table-cell table:number-columns-repeated="2"/>
        </table:table-row>
        <table:table-row table:style-name="ro1">
          <table:table-cell table:formula="of:=RAND()" office:value-type="float" office:value="0.21673583984375">
            <text:p>0.2167358398</text:p>
          </table:table-cell>
          <table:table-cell table:formula="of:=RAND()" office:value-type="float" office:value="0.945404052734375">
            <text:p>0.9454040527</text:p>
          </table:table-cell>
          <table:table-cell table:formula="of:=SQRT([.B324])" office:value-type="float" office:value="0.972318904852917">
            <text:p>0.9723189049</text:p>
          </table:table-cell>
          <table:table-cell/>
          <table:table-cell table:formula="of:=(1-[.$C324])*[.B$2] + [.$C324]*(1-[.$A324])*[.B$3] + [.$A324]*[.$C324]*[.B$4]" office:value-type="float" office:value="0.735414685551247">
            <text:p>0.7354146856</text:p>
          </table:table-cell>
          <table:table-cell table:formula="of:=(1-[.$C324])*[.C$2] + [.$C324]*(1-[.$A324])*[.C$3] + [.$A324]*[.$C324]*[.C$4]" office:value-type="float" office:value="0.433205892907653">
            <text:p>0.4332058929</text:p>
          </table:table-cell>
          <table:table-cell table:number-columns-repeated="2"/>
        </table:table-row>
        <table:table-row table:style-name="ro1">
          <table:table-cell table:formula="of:=RAND()" office:value-type="float" office:value="0.760528564453125">
            <text:p>0.7605285645</text:p>
          </table:table-cell>
          <table:table-cell table:formula="of:=RAND()" office:value-type="float" office:value="0.74017333984375">
            <text:p>0.7401733398</text:p>
          </table:table-cell>
          <table:table-cell table:formula="of:=SQRT([.B325])" office:value-type="float" office:value="0.860333272542536">
            <text:p>0.8603332725</text:p>
          </table:table-cell>
          <table:table-cell/>
          <table:table-cell table:formula="of:=(1-[.$C325])*[.B$2] + [.$C325]*(1-[.$A325])*[.B$3] + [.$A325]*[.$C325]*[.B$4]" office:value-type="float" office:value="0.772353378246464">
            <text:p>0.7723533782</text:p>
          </table:table-cell>
          <table:table-cell table:formula="of:=(1-[.$C325])*[.C$2] + [.$C325]*(1-[.$A325])*[.C$3] + [.$A325]*[.$C325]*[.C$4]" office:value-type="float" office:value="1.37190634087762">
            <text:p>1.3719063409</text:p>
          </table:table-cell>
          <table:table-cell table:number-columns-repeated="2"/>
        </table:table-row>
        <table:table-row table:style-name="ro1">
          <table:table-cell table:formula="of:=RAND()" office:value-type="float" office:value="0.71551513671875">
            <text:p>0.7155151367</text:p>
          </table:table-cell>
          <table:table-cell table:formula="of:=RAND()" office:value-type="float" office:value="0.61834716796875">
            <text:p>0.618347168</text:p>
          </table:table-cell>
          <table:table-cell table:formula="of:=SQRT([.B326])" office:value-type="float" office:value="0.786350537590425">
            <text:p>0.7863505376</text:p>
          </table:table-cell>
          <table:table-cell/>
          <table:table-cell table:formula="of:=(1-[.$C326])*[.B$2] + [.$C326]*(1-[.$A326])*[.B$3] + [.$A326]*[.$C326]*[.B$4]" office:value-type="float" office:value="0.696733261540645">
            <text:p>0.6967332615</text:p>
          </table:table-cell>
          <table:table-cell table:formula="of:=(1-[.$C326])*[.C$2] + [.$C326]*(1-[.$A326])*[.C$3] + [.$A326]*[.$C326]*[.C$4]" office:value-type="float" office:value="1.22648969890641">
            <text:p>1.2264896989</text:p>
          </table:table-cell>
          <table:table-cell table:number-columns-repeated="2"/>
        </table:table-row>
        <table:table-row table:style-name="ro1">
          <table:table-cell table:formula="of:=RAND()" office:value-type="float" office:value="0.111480712890625">
            <text:p>0.1114807129</text:p>
          </table:table-cell>
          <table:table-cell table:formula="of:=RAND()" office:value-type="float" office:value="0.63043212890625">
            <text:p>0.6304321289</text:p>
          </table:table-cell>
          <table:table-cell table:formula="of:=SQRT([.B327])" office:value-type="float" office:value="0.793997562279791">
            <text:p>0.7939975623</text:p>
          </table:table-cell>
          <table:table-cell/>
          <table:table-cell table:formula="of:=(1-[.$C327])*[.B$2] + [.$C327]*(1-[.$A327])*[.B$3] + [.$A327]*[.$C327]*[.B$4]" office:value-type="float" office:value="0.57881230130771">
            <text:p>0.5788123013</text:p>
          </table:table-cell>
          <table:table-cell table:formula="of:=(1-[.$C327])*[.C$2] + [.$C327]*(1-[.$A327])*[.C$3] + [.$A327]*[.$C327]*[.C$4]" office:value-type="float" office:value="0.27914689327008">
            <text:p>0.2791468933</text:p>
          </table:table-cell>
          <table:table-cell table:number-columns-repeated="2"/>
        </table:table-row>
        <table:table-row table:style-name="ro1">
          <table:table-cell table:formula="of:=RAND()" office:value-type="float" office:value="0.17034912109375">
            <text:p>0.1703491211</text:p>
          </table:table-cell>
          <table:table-cell table:formula="of:=RAND()" office:value-type="float" office:value="0.955230712890625">
            <text:p>0.9552307129</text:p>
          </table:table-cell>
          <table:table-cell table:formula="of:=SQRT([.B328])" office:value-type="float" office:value="0.977359050140032">
            <text:p>0.9773590501</text:p>
          </table:table-cell>
          <table:table-cell/>
          <table:table-cell table:formula="of:=(1-[.$C328])*[.B$2] + [.$C328]*(1-[.$A328])*[.B$3] + [.$A328]*[.$C328]*[.B$4]" office:value-type="float" office:value="0.72743932144596">
            <text:p>0.7274393214</text:p>
          </table:table-cell>
          <table:table-cell table:formula="of:=(1-[.$C328])*[.C$2] + [.$C328]*(1-[.$A328])*[.C$3] + [.$A328]*[.$C328]*[.C$4]" office:value-type="float" office:value="0.342640062746894">
            <text:p>0.3426400627</text:p>
          </table:table-cell>
          <table:table-cell table:number-columns-repeated="2"/>
        </table:table-row>
        <table:table-row table:style-name="ro1">
          <table:table-cell table:formula="of:=RAND()" office:value-type="float" office:value="0.722991943359375">
            <text:p>0.7229919434</text:p>
          </table:table-cell>
          <table:table-cell table:formula="of:=RAND()" office:value-type="float" office:value="0.965087890625">
            <text:p>0.9650878906</text:p>
          </table:table-cell>
          <table:table-cell table:formula="of:=SQRT([.B329])" office:value-type="float" office:value="0.982388869351134">
            <text:p>0.9823888694</text:p>
          </table:table-cell>
          <table:table-cell/>
          <table:table-cell table:formula="of:=(1-[.$C329])*[.B$2] + [.$C329]*(1-[.$A329])*[.B$3] + [.$A329]*[.$C329]*[.B$4]" office:value-type="float" office:value="0.872339610370361">
            <text:p>0.8723396104</text:p>
          </table:table-cell>
          <table:table-cell table:formula="of:=(1-[.$C329])*[.C$2] + [.$C329]*(1-[.$A329])*[.C$3] + [.$A329]*[.$C329]*[.C$4]" office:value-type="float" office:value="1.42222144852016">
            <text:p>1.4222214485</text:p>
          </table:table-cell>
          <table:table-cell table:number-columns-repeated="2"/>
        </table:table-row>
        <table:table-row table:style-name="ro1">
          <table:table-cell table:formula="of:=RAND()" office:value-type="float" office:value="0.99993896484375">
            <text:p>0.9999389648</text:p>
          </table:table-cell>
          <table:table-cell table:formula="of:=RAND()" office:value-type="float" office:value="0.13568115234375">
            <text:p>0.1356811523</text:p>
          </table:table-cell>
          <table:table-cell table:formula="of:=SQRT([.B330])" office:value-type="float" office:value="0.368349226066446">
            <text:p>0.3683492261</text:p>
          </table:table-cell>
          <table:table-cell/>
          <table:table-cell table:formula="of:=(1-[.$C330])*[.B$2] + [.$C330]*(1-[.$A330])*[.B$3] + [.$A330]*[.$C330]*[.B$4]" office:value-type="float" office:value="0.353609411638121">
            <text:p>0.3536094116</text:p>
          </table:table-cell>
          <table:table-cell table:formula="of:=(1-[.$C330])*[.C$2] + [.$C330]*(1-[.$A330])*[.C$3] + [.$A330]*[.$C330]*[.C$4]" office:value-type="float" office:value="1.0487956071564">
            <text:p>1.0487956072</text:p>
          </table:table-cell>
          <table:table-cell table:number-columns-repeated="2"/>
        </table:table-row>
        <table:table-row table:style-name="ro1">
          <table:table-cell table:formula="of:=RAND()" office:value-type="float" office:value="0.098724365234375">
            <text:p>0.0987243652</text:p>
          </table:table-cell>
          <table:table-cell table:formula="of:=RAND()" office:value-type="float" office:value="0.11541748046875">
            <text:p>0.1154174805</text:p>
          </table:table-cell>
          <table:table-cell table:formula="of:=SQRT([.B331])" office:value-type="float" office:value="0.339731482893108">
            <text:p>0.3397314829</text:p>
          </table:table-cell>
          <table:table-cell/>
          <table:table-cell table:formula="of:=(1-[.$C331])*[.B$2] + [.$C331]*(1-[.$A331])*[.B$3] + [.$A331]*[.$C331]*[.B$4]" office:value-type="float" office:value="0.246532379524852">
            <text:p>0.2465323795</text:p>
          </table:table-cell>
          <table:table-cell table:formula="of:=(1-[.$C331])*[.C$2] + [.$C331]*(1-[.$A331])*[.C$3] + [.$A331]*[.$C331]*[.C$4]" office:value-type="float" office:value="0.396878410800969">
            <text:p>0.3968784108</text:p>
          </table:table-cell>
          <table:table-cell table:number-columns-repeated="2"/>
        </table:table-row>
        <table:table-row table:style-name="ro1">
          <table:table-cell table:formula="of:=RAND()" office:value-type="float" office:value="0.35498046875">
            <text:p>0.3549804688</text:p>
          </table:table-cell>
          <table:table-cell table:formula="of:=RAND()" office:value-type="float" office:value="0.295806884765625">
            <text:p>0.2958068848</text:p>
          </table:table-cell>
          <table:table-cell table:formula="of:=SQRT([.B332])" office:value-type="float" office:value="0.543881314962764">
            <text:p>0.543881315</text:p>
          </table:table-cell>
          <table:table-cell/>
          <table:table-cell table:formula="of:=(1-[.$C332])*[.B$2] + [.$C332]*(1-[.$A332])*[.B$3] + [.$A332]*[.$C332]*[.B$4]" office:value-type="float" office:value="0.430914403947695">
            <text:p>0.4309144039</text:p>
          </table:table-cell>
          <table:table-cell table:formula="of:=(1-[.$C332])*[.C$2] + [.$C332]*(1-[.$A332])*[.C$3] + [.$A332]*[.$C332]*[.C$4]" office:value-type="float" office:value="0.612263158337016">
            <text:p>0.6122631583</text:p>
          </table:table-cell>
          <table:table-cell table:number-columns-repeated="2"/>
        </table:table-row>
        <table:table-row table:style-name="ro1">
          <table:table-cell table:formula="of:=RAND()" office:value-type="float" office:value="0.15838623046875">
            <text:p>0.1583862305</text:p>
          </table:table-cell>
          <table:table-cell table:formula="of:=RAND()" office:value-type="float" office:value="0.4521484375">
            <text:p>0.4521484375</text:p>
          </table:table-cell>
          <table:table-cell table:formula="of:=SQRT([.B333])" office:value-type="float" office:value="0.672419837229688">
            <text:p>0.6724198372</text:p>
          </table:table-cell>
          <table:table-cell/>
          <table:table-cell table:formula="of:=(1-[.$C333])*[.B$2] + [.$C333]*(1-[.$A333])*[.B$3] + [.$A333]*[.$C333]*[.B$4]" office:value-type="float" office:value="0.498384417321699">
            <text:p>0.4983844173</text:p>
          </table:table-cell>
          <table:table-cell table:formula="of:=(1-[.$C333])*[.C$2] + [.$C333]*(1-[.$A333])*[.C$3] + [.$A333]*[.$C333]*[.C$4]" office:value-type="float" office:value="0.375729147574485">
            <text:p>0.3757291476</text:p>
          </table:table-cell>
          <table:table-cell table:number-columns-repeated="2"/>
        </table:table-row>
        <table:table-row table:style-name="ro1">
          <table:table-cell table:formula="of:=RAND()" office:value-type="float" office:value="0.5845947265625">
            <text:p>0.5845947266</text:p>
          </table:table-cell>
          <table:table-cell table:formula="of:=RAND()" office:value-type="float" office:value="0.081146240234375">
            <text:p>0.0811462402</text:p>
          </table:table-cell>
          <table:table-cell table:formula="of:=SQRT([.B334])" office:value-type="float" office:value="0.284861791461008">
            <text:p>0.2848617915</text:p>
          </table:table-cell>
          <table:table-cell/>
          <table:table-cell table:formula="of:=(1-[.$C334])*[.B$2] + [.$C334]*(1-[.$A334])*[.B$3] + [.$A334]*[.$C334]*[.B$4]" office:value-type="float" office:value="0.242700716305391">
            <text:p>0.2427007163</text:p>
          </table:table-cell>
          <table:table-cell table:formula="of:=(1-[.$C334])*[.C$2] + [.$C334]*(1-[.$A334])*[.C$3] + [.$A334]*[.$C334]*[.C$4]" office:value-type="float" office:value="0.688961219433127">
            <text:p>0.6889612194</text:p>
          </table:table-cell>
          <table:table-cell table:number-columns-repeated="2"/>
        </table:table-row>
        <table:table-row table:style-name="ro1">
          <table:table-cell table:formula="of:=RAND()" office:value-type="float" office:value="0.685760498046875">
            <text:p>0.685760498</text:p>
          </table:table-cell>
          <table:table-cell table:formula="of:=RAND()" office:value-type="float" office:value="0.5709228515625">
            <text:p>0.5709228516</text:p>
          </table:table-cell>
          <table:table-cell table:formula="of:=SQRT([.B335])" office:value-type="float" office:value="0.755594369726575">
            <text:p>0.7555943697</text:p>
          </table:table-cell>
          <table:table-cell/>
          <table:table-cell table:formula="of:=(1-[.$C335])*[.B$2] + [.$C335]*(1-[.$A335])*[.B$3] + [.$A335]*[.$C335]*[.B$4]" office:value-type="float" office:value="0.663636819347931">
            <text:p>0.6636368193</text:p>
          </table:table-cell>
          <table:table-cell table:formula="of:=(1-[.$C335])*[.C$2] + [.$C335]*(1-[.$A335])*[.C$3] + [.$A335]*[.$C335]*[.C$4]" office:value-type="float" office:value="1.15333479003388">
            <text:p>1.15333479</text:p>
          </table:table-cell>
          <table:table-cell table:number-columns-repeated="2"/>
        </table:table-row>
        <table:table-row table:style-name="ro1">
          <table:table-cell table:formula="of:=RAND()" office:value-type="float" office:value="0.517242431640625">
            <text:p>0.5172424316</text:p>
          </table:table-cell>
          <table:table-cell table:formula="of:=RAND()" office:value-type="float" office:value="0.92791748046875">
            <text:p>0.9279174805</text:p>
          </table:table-cell>
          <table:table-cell table:formula="of:=SQRT([.B336])" office:value-type="float" office:value="0.963284734888262">
            <text:p>0.9632847349</text:p>
          </table:table-cell>
          <table:table-cell/>
          <table:table-cell table:formula="of:=(1-[.$C336])*[.B$2] + [.$C336]*(1-[.$A336])*[.B$3] + [.$A336]*[.$C336]*[.B$4]" office:value-type="float" office:value="0.803844766467117">
            <text:p>0.8038447665</text:p>
          </table:table-cell>
          <table:table-cell table:formula="of:=(1-[.$C336])*[.C$2] + [.$C336]*(1-[.$A336])*[.C$3] + [.$A336]*[.$C336]*[.C$4]" office:value-type="float" office:value="1.00987859244131">
            <text:p>1.0098785924</text:p>
          </table:table-cell>
          <table:table-cell table:number-columns-repeated="2"/>
        </table:table-row>
        <table:table-row table:style-name="ro1">
          <table:table-cell table:formula="of:=RAND()" office:value-type="float" office:value="0.10662841796875">
            <text:p>0.106628418</text:p>
          </table:table-cell>
          <table:table-cell table:formula="of:=RAND()" office:value-type="float" office:value="0.074798583984375">
            <text:p>0.074798584</text:p>
          </table:table-cell>
          <table:table-cell table:formula="of:=SQRT([.B337])" office:value-type="float" office:value="0.273493297878348">
            <text:p>0.2734932979</text:p>
          </table:table-cell>
          <table:table-cell/>
          <table:table-cell table:formula="of:=(1-[.$C337])*[.B$2] + [.$C337]*(1-[.$A337])*[.B$3] + [.$A337]*[.$C337]*[.B$4]" office:value-type="float" office:value="0.199027469511078">
            <text:p>0.1990274695</text:p>
          </table:table-cell>
          <table:table-cell table:formula="of:=(1-[.$C337])*[.C$2] + [.$C337]*(1-[.$A337])*[.C$3] + [.$A337]*[.$C337]*[.C$4]" office:value-type="float" office:value="0.421286044839696">
            <text:p>0.4212860448</text:p>
          </table:table-cell>
          <table:table-cell table:number-columns-repeated="2"/>
        </table:table-row>
        <table:table-row table:style-name="ro1">
          <table:table-cell table:formula="of:=RAND()" office:value-type="float" office:value="0.7122802734375">
            <text:p>0.7122802734</text:p>
          </table:table-cell>
          <table:table-cell table:formula="of:=RAND()" office:value-type="float" office:value="0.354278564453125">
            <text:p>0.3542785645</text:p>
          </table:table-cell>
          <table:table-cell table:formula="of:=SQRT([.B338])" office:value-type="float" office:value="0.595213041232402">
            <text:p>0.5952130412</text:p>
          </table:table-cell>
          <table:table-cell/>
          <table:table-cell table:formula="of:=(1-[.$C338])*[.B$2] + [.$C338]*(1-[.$A338])*[.B$3] + [.$A338]*[.$C338]*[.B$4]" office:value-type="float" office:value="0.526878340880953">
            <text:p>0.5268783409</text:p>
          </table:table-cell>
          <table:table-cell table:formula="of:=(1-[.$C338])*[.C$2] + [.$C338]*(1-[.$A338])*[.C$3] + [.$A338]*[.$C338]*[.C$4]" office:value-type="float" office:value="1.04607090983134">
            <text:p>1.0460709098</text:p>
          </table:table-cell>
          <table:table-cell table:number-columns-repeated="2"/>
        </table:table-row>
        <table:table-row table:style-name="ro1">
          <table:table-cell table:formula="of:=RAND()" office:value-type="float" office:value="0.003021240234375">
            <text:p>0.0030212402</text:p>
          </table:table-cell>
          <table:table-cell table:formula="of:=RAND()" office:value-type="float" office:value="0.444366455078125">
            <text:p>0.4443664551</text:p>
          </table:table-cell>
          <table:table-cell table:formula="of:=SQRT([.B339])" office:value-type="float" office:value="0.666608172075714">
            <text:p>0.6666081721</text:p>
          </table:table-cell>
          <table:table-cell/>
          <table:table-cell table:formula="of:=(1-[.$C339])*[.B$2] + [.$C339]*(1-[.$A339])*[.B$3] + [.$A339]*[.$C339]*[.B$4]" office:value-type="float" office:value="0.46714935614481">
            <text:p>0.4671493561</text:p>
          </table:table-cell>
          <table:table-cell table:formula="of:=(1-[.$C339])*[.C$2] + [.$C339]*(1-[.$A339])*[.C$3] + [.$A339]*[.$C339]*[.C$4]" office:value-type="float" office:value="0.170703740987919">
            <text:p>0.170703741</text:p>
          </table:table-cell>
          <table:table-cell table:number-columns-repeated="2"/>
        </table:table-row>
        <table:table-row table:style-name="ro1">
          <table:table-cell table:formula="of:=RAND()" office:value-type="float" office:value="0.3385009765625">
            <text:p>0.3385009766</text:p>
          </table:table-cell>
          <table:table-cell table:formula="of:=RAND()" office:value-type="float" office:value="0.042388916015625">
            <text:p>0.042388916</text:p>
          </table:table-cell>
          <table:table-cell table:formula="of:=SQRT([.B340])" office:value-type="float" office:value="0.205885686767257">
            <text:p>0.2058856868</text:p>
          </table:table-cell>
          <table:table-cell/>
          <table:table-cell table:formula="of:=(1-[.$C340])*[.B$2] + [.$C340]*(1-[.$A340])*[.B$3] + [.$A340]*[.$C340]*[.B$4]" office:value-type="float" office:value="0.162240032305129">
            <text:p>0.1622400323</text:p>
          </table:table-cell>
          <table:table-cell table:formula="of:=(1-[.$C340])*[.C$2] + [.$C340]*(1-[.$A340])*[.C$3] + [.$A340]*[.$C340]*[.C$4]" office:value-type="float" office:value="0.535745243617977">
            <text:p>0.5357452436</text:p>
          </table:table-cell>
          <table:table-cell table:number-columns-repeated="2"/>
        </table:table-row>
        <table:table-row table:style-name="ro1">
          <table:table-cell table:formula="of:=RAND()" office:value-type="float" office:value="0.27001953125">
            <text:p>0.2700195313</text:p>
          </table:table-cell>
          <table:table-cell table:formula="of:=RAND()" office:value-type="float" office:value="0.02728271484375">
            <text:p>0.0272827148</text:p>
          </table:table-cell>
          <table:table-cell table:formula="of:=SQRT([.B341])" office:value-type="float" office:value="0.165174800873953">
            <text:p>0.1651748009</text:p>
          </table:table-cell>
          <table:table-cell/>
          <table:table-cell table:formula="of:=(1-[.$C341])*[.B$2] + [.$C341]*(1-[.$A341])*[.B$3] + [.$A341]*[.$C341]*[.B$4]" office:value-type="float" office:value="0.127218470411404">
            <text:p>0.1272184704</text:p>
          </table:table-cell>
          <table:table-cell table:formula="of:=(1-[.$C341])*[.C$2] + [.$C341]*(1-[.$A341])*[.C$3] + [.$A341]*[.$C341]*[.C$4]" office:value-type="float" office:value="0.506167439952554">
            <text:p>0.50616744</text:p>
          </table:table-cell>
          <table:table-cell table:number-columns-repeated="2"/>
        </table:table-row>
        <table:table-row table:style-name="ro1">
          <table:table-cell table:formula="of:=RAND()" office:value-type="float" office:value="0.835845947265625">
            <text:p>0.8358459473</text:p>
          </table:table-cell>
          <table:table-cell table:formula="of:=RAND()" office:value-type="float" office:value="0.992889404296875">
            <text:p>0.9928894043</text:p>
          </table:table-cell>
          <table:table-cell table:formula="of:=SQRT([.B342])" office:value-type="float" office:value="0.996438359506937">
            <text:p>0.9964383595</text:p>
          </table:table-cell>
          <table:table-cell/>
          <table:table-cell table:formula="of:=(1-[.$C342])*[.B$2] + [.$C342]*(1-[.$A342])*[.B$3] + [.$A342]*[.$C342]*[.B$4]" office:value-type="float" office:value="0.914052782423265">
            <text:p>0.9140527824</text:p>
          </table:table-cell>
          <table:table-cell table:formula="of:=(1-[.$C342])*[.C$2] + [.$C342]*(1-[.$A342])*[.C$3] + [.$A342]*[.$C342]*[.C$4]" office:value-type="float" office:value="1.65919005958935">
            <text:p>1.6591900596</text:p>
          </table:table-cell>
          <table:table-cell table:number-columns-repeated="2"/>
        </table:table-row>
        <table:table-row table:style-name="ro1">
          <table:table-cell table:formula="of:=RAND()" office:value-type="float" office:value="0.32159423828125">
            <text:p>0.3215942383</text:p>
          </table:table-cell>
          <table:table-cell table:formula="of:=RAND()" office:value-type="float" office:value="0.67791748046875">
            <text:p>0.6779174805</text:p>
          </table:table-cell>
          <table:table-cell table:formula="of:=SQRT([.B343])" office:value-type="float" office:value="0.823357443926239">
            <text:p>0.8233574439</text:p>
          </table:table-cell>
          <table:table-cell/>
          <table:table-cell table:formula="of:=(1-[.$C343])*[.B$2] + [.$C343]*(1-[.$A343])*[.B$3] + [.$A343]*[.$C343]*[.B$4]" office:value-type="float" office:value="0.645194833351658">
            <text:p>0.6451948334</text:p>
          </table:table-cell>
          <table:table-cell table:formula="of:=(1-[.$C343])*[.C$2] + [.$C343]*(1-[.$A343])*[.C$3] + [.$A343]*[.$C343]*[.C$4]" office:value-type="float" office:value="0.615247427962066">
            <text:p>0.615247428</text:p>
          </table:table-cell>
          <table:table-cell table:number-columns-repeated="2"/>
        </table:table-row>
        <table:table-row table:style-name="ro1">
          <table:table-cell table:formula="of:=RAND()" office:value-type="float" office:value="0.016754150390625">
            <text:p>0.0167541504</text:p>
          </table:table-cell>
          <table:table-cell table:formula="of:=RAND()" office:value-type="float" office:value="0.5328369140625">
            <text:p>0.5328369141</text:p>
          </table:table-cell>
          <table:table-cell table:formula="of:=SQRT([.B344])" office:value-type="float" office:value="0.72995678917488">
            <text:p>0.7299567892</text:p>
          </table:table-cell>
          <table:table-cell/>
          <table:table-cell table:formula="of:=(1-[.$C344])*[.B$2] + [.$C344]*(1-[.$A344])*[.B$3] + [.$A344]*[.$C344]*[.B$4]" office:value-type="float" office:value="0.514149501936784">
            <text:p>0.5141495019</text:p>
          </table:table-cell>
          <table:table-cell table:formula="of:=(1-[.$C344])*[.C$2] + [.$C344]*(1-[.$A344])*[.C$3] + [.$A344]*[.$C344]*[.C$4]" office:value-type="float" office:value="0.159358919003303">
            <text:p>0.159358919</text:p>
          </table:table-cell>
          <table:table-cell table:number-columns-repeated="2"/>
        </table:table-row>
        <table:table-row table:style-name="ro1">
          <table:table-cell table:formula="of:=RAND()" office:value-type="float" office:value="0.251251220703125">
            <text:p>0.2512512207</text:p>
          </table:table-cell>
          <table:table-cell table:formula="of:=RAND()" office:value-type="float" office:value="0.07879638671875">
            <text:p>0.0787963867</text:p>
          </table:table-cell>
          <table:table-cell table:formula="of:=SQRT([.B345])" office:value-type="float" office:value="0.280706940987839">
            <text:p>0.280706941</text:p>
          </table:table-cell>
          <table:table-cell/>
          <table:table-cell table:formula="of:=(1-[.$C345])*[.B$2] + [.$C345]*(1-[.$A345])*[.B$3] + [.$A345]*[.$C345]*[.B$4]" office:value-type="float" office:value="0.214832128703076">
            <text:p>0.2148321287</text:p>
          </table:table-cell>
          <table:table-cell table:formula="of:=(1-[.$C345])*[.C$2] + [.$C345]*(1-[.$A345])*[.C$3] + [.$A345]*[.$C345]*[.C$4]" office:value-type="float" office:value="0.499997173056319">
            <text:p>0.4999971731</text:p>
          </table:table-cell>
          <table:table-cell table:number-columns-repeated="2"/>
        </table:table-row>
        <table:table-row table:style-name="ro1">
          <table:table-cell table:formula="of:=RAND()" office:value-type="float" office:value="0.7628173828125">
            <text:p>0.7628173828</text:p>
          </table:table-cell>
          <table:table-cell table:formula="of:=RAND()" office:value-type="float" office:value="0.458343505859375">
            <text:p>0.4583435059</text:p>
          </table:table-cell>
          <table:table-cell table:formula="of:=SQRT([.B346])" office:value-type="float" office:value="0.677010713253029">
            <text:p>0.6770107133</text:p>
          </table:table-cell>
          <table:table-cell/>
          <table:table-cell table:formula="of:=(1-[.$C346])*[.B$2] + [.$C346]*(1-[.$A346])*[.B$3] + [.$A346]*[.$C346]*[.B$4]" office:value-type="float" office:value="0.608180739786242">
            <text:p>0.6081807398</text:p>
          </table:table-cell>
          <table:table-cell table:formula="of:=(1-[.$C346])*[.C$2] + [.$C346]*(1-[.$A346])*[.C$3] + [.$A346]*[.$C346]*[.C$4]" office:value-type="float" office:value="1.18920136880869">
            <text:p>1.1892013688</text:p>
          </table:table-cell>
          <table:table-cell table:number-columns-repeated="2"/>
        </table:table-row>
        <table:table-row table:style-name="ro1">
          <table:table-cell table:formula="of:=RAND()" office:value-type="float" office:value="0.35418701171875">
            <text:p>0.3541870117</text:p>
          </table:table-cell>
          <table:table-cell table:formula="of:=RAND()" office:value-type="float" office:value="0.27490234375">
            <text:p>0.2749023438</text:p>
          </table:table-cell>
          <table:table-cell table:formula="of:=SQRT([.B347])" office:value-type="float" office:value="0.524311304236329">
            <text:p>0.5243113042</text:p>
          </table:table-cell>
          <table:table-cell/>
          <table:table-cell table:formula="of:=(1-[.$C347])*[.B$2] + [.$C347]*(1-[.$A347])*[.B$3] + [.$A347]*[.$C347]*[.B$4]" office:value-type="float" office:value="0.415301019020465">
            <text:p>0.415301019</text:p>
          </table:table-cell>
          <table:table-cell table:formula="of:=(1-[.$C347])*[.C$2] + [.$C347]*(1-[.$A347])*[.C$3] + [.$A347]*[.$C347]*[.C$4]" office:value-type="float" office:value="0.607395813456909">
            <text:p>0.6073958135</text:p>
          </table:table-cell>
          <table:table-cell table:number-columns-repeated="2"/>
        </table:table-row>
        <table:table-row table:style-name="ro1">
          <table:table-cell table:formula="of:=RAND()" office:value-type="float" office:value="0.97381591796875">
            <text:p>0.973815918</text:p>
          </table:table-cell>
          <table:table-cell table:formula="of:=RAND()" office:value-type="float" office:value="0.09332275390625">
            <text:p>0.0933227539</text:p>
          </table:table-cell>
          <table:table-cell table:formula="of:=SQRT([.B348])" office:value-type="float" office:value="0.305487731187768">
            <text:p>0.3054877312</text:p>
          </table:table-cell>
          <table:table-cell/>
          <table:table-cell table:formula="of:=(1-[.$C348])*[.B$2] + [.$C348]*(1-[.$A348])*[.B$3] + [.$A348]*[.$C348]*[.B$4]" office:value-type="float" office:value="0.291188503828887">
            <text:p>0.2911885038</text:p>
          </table:table-cell>
          <table:table-cell table:formula="of:=(1-[.$C348])*[.C$2] + [.$C348]*(1-[.$A348])*[.C$3] + [.$A348]*[.$C348]*[.C$4]" office:value-type="float" office:value="0.939258877001982">
            <text:p>0.939258877</text:p>
          </table:table-cell>
          <table:table-cell table:number-columns-repeated="2"/>
        </table:table-row>
        <table:table-row table:style-name="ro1">
          <table:table-cell table:formula="of:=RAND()" office:value-type="float" office:value="0.916900634765625">
            <text:p>0.9169006348</text:p>
          </table:table-cell>
          <table:table-cell table:formula="of:=RAND()" office:value-type="float" office:value="0.452178955078125">
            <text:p>0.4521789551</text:p>
          </table:table-cell>
          <table:table-cell table:formula="of:=SQRT([.B349])" office:value-type="float" office:value="0.672442529200916">
            <text:p>0.6724425292</text:p>
          </table:table-cell>
          <table:table-cell/>
          <table:table-cell table:formula="of:=(1-[.$C349])*[.B$2] + [.$C349]*(1-[.$A349])*[.B$3] + [.$A349]*[.$C349]*[.B$4]" office:value-type="float" office:value="0.631016145726249">
            <text:p>0.6310161457</text:p>
          </table:table-cell>
          <table:table-cell table:formula="of:=(1-[.$C349])*[.C$2] + [.$C349]*(1-[.$A349])*[.C$3] + [.$A349]*[.$C349]*[.C$4]" office:value-type="float" office:value="1.39073906931631">
            <text:p>1.3907390693</text:p>
          </table:table-cell>
          <table:table-cell table:number-columns-repeated="2"/>
        </table:table-row>
        <table:table-row table:style-name="ro1">
          <table:table-cell table:formula="of:=RAND()" office:value-type="float" office:value="0.92474365234375">
            <text:p>0.9247436523</text:p>
          </table:table-cell>
          <table:table-cell table:formula="of:=RAND()" office:value-type="float" office:value="0.5455322265625">
            <text:p>0.5455322266</text:p>
          </table:table-cell>
          <table:table-cell table:formula="of:=SQRT([.B350])" office:value-type="float" office:value="0.738601534362406">
            <text:p>0.7386015344</text:p>
          </table:table-cell>
          <table:table-cell/>
          <table:table-cell table:formula="of:=(1-[.$C350])*[.B$2] + [.$C350]*(1-[.$A350])*[.B$3] + [.$A350]*[.$C350]*[.B$4]" office:value-type="float" office:value="0.694605514987061">
            <text:p>0.694605515</text:p>
          </table:table-cell>
          <table:table-cell table:formula="of:=(1-[.$C350])*[.C$2] + [.$C350]*(1-[.$A350])*[.C$3] + [.$A350]*[.$C350]*[.C$4]" office:value-type="float" office:value="1.48990322303965">
            <text:p>1.489903223</text:p>
          </table:table-cell>
          <table:table-cell table:number-columns-repeated="2"/>
        </table:table-row>
        <table:table-row table:style-name="ro1">
          <table:table-cell table:formula="of:=RAND()" office:value-type="float" office:value="0.680755615234375">
            <text:p>0.6807556152</text:p>
          </table:table-cell>
          <table:table-cell table:formula="of:=RAND()" office:value-type="float" office:value="0.491241455078125">
            <text:p>0.4912414551</text:p>
          </table:table-cell>
          <table:table-cell table:formula="of:=SQRT([.B351])" office:value-type="float" office:value="0.700886192671909">
            <text:p>0.7008861927</text:p>
          </table:table-cell>
          <table:table-cell/>
          <table:table-cell table:formula="of:=(1-[.$C351])*[.B$2] + [.$C351]*(1-[.$A351])*[.B$3] + [.$A351]*[.$C351]*[.B$4]" office:value-type="float" office:value="0.614674709808764">
            <text:p>0.6146747098</text:p>
          </table:table-cell>
          <table:table-cell table:formula="of:=(1-[.$C351])*[.C$2] + [.$C351]*(1-[.$A351])*[.C$3] + [.$A351]*[.$C351]*[.C$4]" office:value-type="float" office:value="1.09905000415432">
            <text:p>1.0990500042</text:p>
          </table:table-cell>
          <table:table-cell table:number-columns-repeated="2"/>
        </table:table-row>
        <table:table-row table:style-name="ro1">
          <table:table-cell table:formula="of:=RAND()" office:value-type="float" office:value="0.687286376953125">
            <text:p>0.687286377</text:p>
          </table:table-cell>
          <table:table-cell table:formula="of:=RAND()" office:value-type="float" office:value="0.940948486328125">
            <text:p>0.9409484863</text:p>
          </table:table-cell>
          <table:table-cell table:formula="of:=SQRT([.B352])" office:value-type="float" office:value="0.970024992630667">
            <text:p>0.9700249926</text:p>
          </table:table-cell>
          <table:table-cell/>
          <table:table-cell table:formula="of:=(1-[.$C352])*[.B$2] + [.$C352]*(1-[.$A352])*[.B$3] + [.$A352]*[.$C352]*[.B$4]" office:value-type="float" office:value="0.852355585153636">
            <text:p>0.8523555852</text:p>
          </table:table-cell>
          <table:table-cell table:formula="of:=(1-[.$C352])*[.C$2] + [.$C352]*(1-[.$A352])*[.C$3] + [.$A352]*[.$C352]*[.C$4]" office:value-type="float" office:value="1.3416905795355">
            <text:p>1.3416905795</text:p>
          </table:table-cell>
          <table:table-cell table:number-columns-repeated="2"/>
        </table:table-row>
        <table:table-row table:style-name="ro1">
          <table:table-cell table:formula="of:=RAND()" office:value-type="float" office:value="0.885528564453125">
            <text:p>0.8855285645</text:p>
          </table:table-cell>
          <table:table-cell table:formula="of:=RAND()" office:value-type="float" office:value="0.32794189453125">
            <text:p>0.3279418945</text:p>
          </table:table-cell>
          <table:table-cell table:formula="of:=SQRT([.B353])" office:value-type="float" office:value="0.57266211200956">
            <text:p>0.572662112</text:p>
          </table:table-cell>
          <table:table-cell/>
          <table:table-cell table:formula="of:=(1-[.$C353])*[.B$2] + [.$C353]*(1-[.$A353])*[.B$3] + [.$A353]*[.$C353]*[.B$4]" office:value-type="float" office:value="0.532711729477467">
            <text:p>0.5327117295</text:p>
          </table:table-cell>
          <table:table-cell table:formula="of:=(1-[.$C353])*[.C$2] + [.$C353]*(1-[.$A353])*[.C$3] + [.$A353]*[.$C353]*[.C$4]" office:value-type="float" office:value="1.22281517334462">
            <text:p>1.2228151733</text:p>
          </table:table-cell>
          <table:table-cell table:number-columns-repeated="2"/>
        </table:table-row>
        <table:table-row table:style-name="ro1">
          <table:table-cell table:formula="of:=RAND()" office:value-type="float" office:value="0.772003173828125">
            <text:p>0.7720031738</text:p>
          </table:table-cell>
          <table:table-cell table:formula="of:=RAND()" office:value-type="float" office:value="0.91815185546875">
            <text:p>0.9181518555</text:p>
          </table:table-cell>
          <table:table-cell table:formula="of:=SQRT([.B354])" office:value-type="float" office:value="0.958202408402708">
            <text:p>0.9582024084</text:p>
          </table:table-cell>
          <table:table-cell/>
          <table:table-cell table:formula="of:=(1-[.$C354])*[.B$2] + [.$C354]*(1-[.$A354])*[.B$3] + [.$A354]*[.$C354]*[.B$4]" office:value-type="float" office:value="0.863072864000623">
            <text:p>0.863072864</text:p>
          </table:table-cell>
          <table:table-cell table:formula="of:=(1-[.$C354])*[.C$2] + [.$C354]*(1-[.$A354])*[.C$3] + [.$A354]*[.$C354]*[.C$4]" office:value-type="float" office:value="1.49297204370737">
            <text:p>1.4929720437</text:p>
          </table:table-cell>
          <table:table-cell table:number-columns-repeated="2"/>
        </table:table-row>
        <table:table-row table:style-name="ro1">
          <table:table-cell table:formula="of:=RAND()" office:value-type="float" office:value="0.29937744140625">
            <text:p>0.2993774414</text:p>
          </table:table-cell>
          <table:table-cell table:formula="of:=RAND()" office:value-type="float" office:value="0.6517333984375">
            <text:p>0.6517333984</text:p>
          </table:table-cell>
          <table:table-cell table:formula="of:=SQRT([.B355])" office:value-type="float" office:value="0.807300067160594">
            <text:p>0.8073000672</text:p>
          </table:table-cell>
          <table:table-cell/>
          <table:table-cell table:formula="of:=(1-[.$C355])*[.B$2] + [.$C355]*(1-[.$A355])*[.B$3] + [.$A355]*[.$C355]*[.B$4]" office:value-type="float" office:value="0.62794877843636">
            <text:p>0.6279487784</text:p>
          </table:table-cell>
          <table:table-cell table:formula="of:=(1-[.$C355])*[.C$2] + [.$C355]*(1-[.$A355])*[.C$3] + [.$A355]*[.$C355]*[.C$4]" office:value-type="float" office:value="0.577307949241432">
            <text:p>0.5773079492</text:p>
          </table:table-cell>
          <table:table-cell table:number-columns-repeated="2"/>
        </table:table-row>
        <table:table-row table:style-name="ro1">
          <table:table-cell table:formula="of:=RAND()" office:value-type="float" office:value="0.6475830078125">
            <text:p>0.6475830078</text:p>
          </table:table-cell>
          <table:table-cell table:formula="of:=RAND()" office:value-type="float" office:value="0.16351318359375">
            <text:p>0.1635131836</text:p>
          </table:table-cell>
          <table:table-cell table:formula="of:=SQRT([.B356])" office:value-type="float" office:value="0.404367634206485">
            <text:p>0.4043676342</text:p>
          </table:table-cell>
          <table:table-cell/>
          <table:table-cell table:formula="of:=(1-[.$C356])*[.B$2] + [.$C356]*(1-[.$A356])*[.B$3] + [.$A356]*[.$C356]*[.B$4]" office:value-type="float" office:value="0.35114136223812">
            <text:p>0.3511413622</text:p>
          </table:table-cell>
          <table:table-cell table:formula="of:=(1-[.$C356])*[.C$2] + [.$C356]*(1-[.$A356])*[.C$3] + [.$A356]*[.$C356]*[.C$4]" office:value-type="float" office:value="0.818920784451464">
            <text:p>0.8189207845</text:p>
          </table:table-cell>
          <table:table-cell table:number-columns-repeated="2"/>
        </table:table-row>
        <table:table-row table:style-name="ro1">
          <table:table-cell table:formula="of:=RAND()" office:value-type="float" office:value="0.141143798828125">
            <text:p>0.1411437988</text:p>
          </table:table-cell>
          <table:table-cell table:formula="of:=RAND()" office:value-type="float" office:value="0.973175048828125">
            <text:p>0.9731750488</text:p>
          </table:table-cell>
          <table:table-cell table:formula="of:=SQRT([.B357])" office:value-type="float" office:value="0.986496350134214">
            <text:p>0.9864963501</text:p>
          </table:table-cell>
          <table:table-cell/>
          <table:table-cell table:formula="of:=(1-[.$C357])*[.B$2] + [.$C357]*(1-[.$A357])*[.B$3] + [.$A357]*[.$C357]*[.B$4]" office:value-type="float" office:value="0.726749284114836">
            <text:p>0.7267492841</text:p>
          </table:table-cell>
          <table:table-cell table:formula="of:=(1-[.$C357])*[.C$2] + [.$C357]*(1-[.$A357])*[.C$3] + [.$A357]*[.$C357]*[.C$4]" office:value-type="float" office:value="0.283835131285059">
            <text:p>0.2838351313</text:p>
          </table:table-cell>
          <table:table-cell table:number-columns-repeated="2"/>
        </table:table-row>
        <table:table-row table:style-name="ro1">
          <table:table-cell table:formula="of:=RAND()" office:value-type="float" office:value="0.2930908203125">
            <text:p>0.2930908203</text:p>
          </table:table-cell>
          <table:table-cell table:formula="of:=RAND()" office:value-type="float" office:value="0.268829345703125">
            <text:p>0.2688293457</text:p>
          </table:table-cell>
          <table:table-cell table:formula="of:=SQRT([.B358])" office:value-type="float" office:value="0.518487555977118">
            <text:p>0.518487556</text:p>
          </table:table-cell>
          <table:table-cell/>
          <table:table-cell table:formula="of:=(1-[.$C358])*[.B$2] + [.$C358]*(1-[.$A358])*[.B$3] + [.$A358]*[.$C358]*[.B$4]" office:value-type="float" office:value="0.402451914390803">
            <text:p>0.4024519144</text:p>
          </table:table-cell>
          <table:table-cell table:formula="of:=(1-[.$C358])*[.C$2] + [.$C358]*(1-[.$A358])*[.C$3] + [.$A358]*[.$C358]*[.C$4]" office:value-type="float" office:value="0.543164468786723">
            <text:p>0.5431644688</text:p>
          </table:table-cell>
          <table:table-cell table:number-columns-repeated="2"/>
        </table:table-row>
        <table:table-row table:style-name="ro1">
          <table:table-cell table:formula="of:=RAND()" office:value-type="float" office:value="0.301971435546875">
            <text:p>0.3019714355</text:p>
          </table:table-cell>
          <table:table-cell table:formula="of:=RAND()" office:value-type="float" office:value="0.591705322265625">
            <text:p>0.5917053223</text:p>
          </table:table-cell>
          <table:table-cell table:formula="of:=SQRT([.B359])" office:value-type="float" office:value="0.769223844056868">
            <text:p>0.7692238441</text:p>
          </table:table-cell>
          <table:table-cell/>
          <table:table-cell table:formula="of:=(1-[.$C359])*[.B$2] + [.$C359]*(1-[.$A359])*[.B$3] + [.$A359]*[.$C359]*[.B$4]" office:value-type="float" office:value="0.59885043423596">
            <text:p>0.5988504342</text:p>
          </table:table-cell>
          <table:table-cell table:formula="of:=(1-[.$C359])*[.C$2] + [.$C359]*(1-[.$A359])*[.C$3] + [.$A359]*[.$C359]*[.C$4]" office:value-type="float" office:value="0.577632498580575">
            <text:p>0.5776324986</text:p>
          </table:table-cell>
          <table:table-cell table:number-columns-repeated="2"/>
        </table:table-row>
        <table:table-row table:style-name="ro1">
          <table:table-cell table:formula="of:=RAND()" office:value-type="float" office:value="0.43994140625">
            <text:p>0.4399414063</text:p>
          </table:table-cell>
          <table:table-cell table:formula="of:=RAND()" office:value-type="float" office:value="0.692291259765625">
            <text:p>0.6922912598</text:p>
          </table:table-cell>
          <table:table-cell table:formula="of:=SQRT([.B360])" office:value-type="float" office:value="0.832040419550412">
            <text:p>0.8320404196</text:p>
          </table:table-cell>
          <table:table-cell/>
          <table:table-cell table:formula="of:=(1-[.$C360])*[.B$2] + [.$C360]*(1-[.$A360])*[.B$3] + [.$A360]*[.$C360]*[.B$4]" office:value-type="float" office:value="0.677601042066089">
            <text:p>0.6776010421</text:p>
          </table:table-cell>
          <table:table-cell table:formula="of:=(1-[.$C360])*[.C$2] + [.$C360]*(1-[.$A360])*[.C$3] + [.$A360]*[.$C360]*[.C$4]" office:value-type="float" office:value="0.812417364370152">
            <text:p>0.8124173644</text:p>
          </table:table-cell>
          <table:table-cell table:number-columns-repeated="2"/>
        </table:table-row>
        <table:table-row table:style-name="ro1">
          <table:table-cell table:formula="of:=RAND()" office:value-type="float" office:value="0.7713623046875">
            <text:p>0.7713623047</text:p>
          </table:table-cell>
          <table:table-cell table:formula="of:=RAND()" office:value-type="float" office:value="0.495361328125">
            <text:p>0.4953613281</text:p>
          </table:table-cell>
          <table:table-cell table:formula="of:=SQRT([.B361])" office:value-type="float" office:value="0.703819101847201">
            <text:p>0.7038191018</text:p>
          </table:table-cell>
          <table:table-cell/>
          <table:table-cell table:formula="of:=(1-[.$C361])*[.B$2] + [.$C361]*(1-[.$A361])*[.B$3] + [.$A361]*[.$C361]*[.B$4]" office:value-type="float" office:value="0.633827247658865">
            <text:p>0.6338272477</text:p>
          </table:table-cell>
          <table:table-cell table:formula="of:=(1-[.$C361])*[.C$2] + [.$C361]*(1-[.$A361])*[.C$3] + [.$A361]*[.$C361]*[.C$4]" office:value-type="float" office:value="1.22846050279945">
            <text:p>1.2284605028</text:p>
          </table:table-cell>
          <table:table-cell table:number-columns-repeated="2"/>
        </table:table-row>
        <table:table-row table:style-name="ro1">
          <table:table-cell table:formula="of:=RAND()" office:value-type="float" office:value="0.65924072265625">
            <text:p>0.6592407227</text:p>
          </table:table-cell>
          <table:table-cell table:formula="of:=RAND()" office:value-type="float" office:value="0.10430908203125">
            <text:p>0.104309082</text:p>
          </table:table-cell>
          <table:table-cell table:formula="of:=SQRT([.B362])" office:value-type="float" office:value="0.322969165759287">
            <text:p>0.3229691658</text:p>
          </table:table-cell>
          <table:table-cell/>
          <table:table-cell table:formula="of:=(1-[.$C362])*[.B$2] + [.$C362]*(1-[.$A362])*[.B$3] + [.$A362]*[.$C362]*[.B$4]" office:value-type="float" office:value="0.281436166851519">
            <text:p>0.2814361669</text:p>
          </table:table-cell>
          <table:table-cell table:formula="of:=(1-[.$C362])*[.C$2] + [.$C362]*(1-[.$A362])*[.C$3] + [.$A362]*[.$C362]*[.C$4]" office:value-type="float" office:value="0.762215125319726">
            <text:p>0.7622151253</text:p>
          </table:table-cell>
          <table:table-cell table:number-columns-repeated="2"/>
        </table:table-row>
        <table:table-row table:style-name="ro1">
          <table:table-cell table:formula="of:=RAND()" office:value-type="float" office:value="0.675140380859375">
            <text:p>0.6751403809</text:p>
          </table:table-cell>
          <table:table-cell table:formula="of:=RAND()" office:value-type="float" office:value="0.723114013671875">
            <text:p>0.7231140137</text:p>
          </table:table-cell>
          <table:table-cell table:formula="of:=SQRT([.B363])" office:value-type="float" office:value="0.850361107807662">
            <text:p>0.8503611078</text:p>
          </table:table-cell>
          <table:table-cell/>
          <table:table-cell table:formula="of:=(1-[.$C363])*[.B$2] + [.$C363]*(1-[.$A363])*[.B$3] + [.$A363]*[.$C363]*[.B$4]" office:value-type="float" office:value="0.744522187235613">
            <text:p>0.7445221872</text:p>
          </table:table-cell>
          <table:table-cell table:formula="of:=(1-[.$C363])*[.C$2] + [.$C363]*(1-[.$A363])*[.C$3] + [.$A363]*[.$C363]*[.C$4]" office:value-type="float" office:value="1.21730455926077">
            <text:p>1.2173045593</text:p>
          </table:table-cell>
          <table:table-cell table:number-columns-repeated="2"/>
        </table:table-row>
        <table:table-row table:style-name="ro1">
          <table:table-cell table:formula="of:=RAND()" office:value-type="float" office:value="0.95147705078125">
            <text:p>0.9514770508</text:p>
          </table:table-cell>
          <table:table-cell table:formula="of:=RAND()" office:value-type="float" office:value="0.89947509765625">
            <text:p>0.8994750977</text:p>
          </table:table-cell>
          <table:table-cell table:formula="of:=SQRT([.B364])" office:value-type="float" office:value="0.948406609875875">
            <text:p>0.9484066099</text:p>
          </table:table-cell>
          <table:table-cell/>
          <table:table-cell table:formula="of:=(1-[.$C364])*[.B$2] + [.$C364]*(1-[.$A364])*[.B$3] + [.$A364]*[.$C364]*[.B$4]" office:value-type="float" office:value="0.898505279180709">
            <text:p>0.8985052792</text:p>
          </table:table-cell>
          <table:table-cell table:formula="of:=(1-[.$C364])*[.C$2] + [.$C364]*(1-[.$A364])*[.C$3] + [.$A364]*[.$C364]*[.C$4]" office:value-type="float" office:value="1.82154707203328">
            <text:p>1.821547072</text:p>
          </table:table-cell>
          <table:table-cell table:number-columns-repeated="2"/>
        </table:table-row>
        <table:table-row table:style-name="ro1">
          <table:table-cell table:formula="of:=RAND()" office:value-type="float" office:value="0.830657958984375">
            <text:p>0.830657959</text:p>
          </table:table-cell>
          <table:table-cell table:formula="of:=RAND()" office:value-type="float" office:value="0.221405029296875">
            <text:p>0.2214050293</text:p>
          </table:table-cell>
          <table:table-cell table:formula="of:=SQRT([.B365])" office:value-type="float" office:value="0.470536958481345">
            <text:p>0.4705369585</text:p>
          </table:table-cell>
          <table:table-cell/>
          <table:table-cell table:formula="of:=(1-[.$C365])*[.B$2] + [.$C365]*(1-[.$A365])*[.B$3] + [.$A365]*[.$C365]*[.B$4]" office:value-type="float" office:value="0.430998241022237">
            <text:p>0.430998241</text:p>
          </table:table-cell>
          <table:table-cell table:formula="of:=(1-[.$C365])*[.C$2] + [.$C365]*(1-[.$A365])*[.C$3] + [.$A365]*[.$C365]*[.C$4]" office:value-type="float" office:value="1.0425335071814">
            <text:p>1.0425335072</text:p>
          </table:table-cell>
          <table:table-cell table:number-columns-repeated="2"/>
        </table:table-row>
        <table:table-row table:style-name="ro1">
          <table:table-cell table:formula="of:=RAND()" office:value-type="float" office:value="0.993988037109375">
            <text:p>0.9939880371</text:p>
          </table:table-cell>
          <table:table-cell table:formula="of:=RAND()" office:value-type="float" office:value="0.155548095703125">
            <text:p>0.1555480957</text:p>
          </table:table-cell>
          <table:table-cell table:formula="of:=SQRT([.B366])" office:value-type="float" office:value="0.394395861670891">
            <text:p>0.3943958617</text:p>
          </table:table-cell>
          <table:table-cell/>
          <table:table-cell table:formula="of:=(1-[.$C366])*[.B$2] + [.$C366]*(1-[.$A366])*[.B$3] + [.$A366]*[.$C366]*[.B$4]" office:value-type="float" office:value="0.378003542950065">
            <text:p>0.378003543</text:p>
          </table:table-cell>
          <table:table-cell table:formula="of:=(1-[.$C366])*[.C$2] + [.$C366]*(1-[.$A366])*[.C$3] + [.$A366]*[.$C366]*[.C$4]" office:value-type="float" office:value="1.08293135825331">
            <text:p>1.0829313583</text:p>
          </table:table-cell>
          <table:table-cell table:number-columns-repeated="2"/>
        </table:table-row>
        <table:table-row table:style-name="ro1">
          <table:table-cell table:formula="of:=RAND()" office:value-type="float" office:value="0.22589111328125">
            <text:p>0.2258911133</text:p>
          </table:table-cell>
          <table:table-cell table:formula="of:=RAND()" office:value-type="float" office:value="0.7261962890625">
            <text:p>0.7261962891</text:p>
          </table:table-cell>
          <table:table-cell table:formula="of:=SQRT([.B367])" office:value-type="float" office:value="0.852171513876461">
            <text:p>0.8521715139</text:p>
          </table:table-cell>
          <table:table-cell/>
          <table:table-cell table:formula="of:=(1-[.$C367])*[.B$2] + [.$C367]*(1-[.$A367])*[.B$3] + [.$A367]*[.$C367]*[.B$4]" office:value-type="float" office:value="0.646569532427315">
            <text:p>0.6465695324</text:p>
          </table:table-cell>
          <table:table-cell table:formula="of:=(1-[.$C367])*[.C$2] + [.$C367]*(1-[.$A367])*[.C$3] + [.$A367]*[.$C367]*[.C$4]" office:value-type="float" office:value="0.456985207294252">
            <text:p>0.4569852073</text:p>
          </table:table-cell>
          <table:table-cell table:number-columns-repeated="2"/>
        </table:table-row>
        <table:table-row table:style-name="ro1">
          <table:table-cell table:formula="of:=RAND()" office:value-type="float" office:value="0.703277587890625">
            <text:p>0.7032775879</text:p>
          </table:table-cell>
          <table:table-cell table:formula="of:=RAND()" office:value-type="float" office:value="0.821075439453125">
            <text:p>0.8210754395</text:p>
          </table:table-cell>
          <table:table-cell table:formula="of:=SQRT([.B368])" office:value-type="float" office:value="0.906132131343506">
            <text:p>0.9061321313</text:p>
          </table:table-cell>
          <table:table-cell/>
          <table:table-cell table:formula="of:=(1-[.$C368])*[.B$2] + [.$C368]*(1-[.$A368])*[.B$3] + [.$A368]*[.$C368]*[.B$4]" office:value-type="float" office:value="0.799980721047232">
            <text:p>0.799980721</text:p>
          </table:table-cell>
          <table:table-cell table:formula="of:=(1-[.$C368])*[.C$2] + [.$C368]*(1-[.$A368])*[.C$3] + [.$A368]*[.$C368]*[.C$4]" office:value-type="float" office:value="1.31508614941474">
            <text:p>1.3150861494</text:p>
          </table:table-cell>
          <table:table-cell table:number-columns-repeated="2"/>
        </table:table-row>
        <table:table-row table:style-name="ro1">
          <table:table-cell table:formula="of:=RAND()" office:value-type="float" office:value="0.328765869140625">
            <text:p>0.3287658691</text:p>
          </table:table-cell>
          <table:table-cell table:formula="of:=RAND()" office:value-type="float" office:value="0.701446533203125">
            <text:p>0.7014465332</text:p>
          </table:table-cell>
          <table:table-cell table:formula="of:=SQRT([.B369])" office:value-type="float" office:value="0.837524049328212">
            <text:p>0.8375240493</text:p>
          </table:table-cell>
          <table:table-cell/>
          <table:table-cell table:formula="of:=(1-[.$C369])*[.B$2] + [.$C369]*(1-[.$A369])*[.B$3] + [.$A369]*[.$C369]*[.B$4]" office:value-type="float" office:value="0.657857658250675">
            <text:p>0.6578576583</text:p>
          </table:table-cell>
          <table:table-cell table:formula="of:=(1-[.$C369])*[.C$2] + [.$C369]*(1-[.$A369])*[.C$3] + [.$A369]*[.$C369]*[.C$4]" office:value-type="float" office:value="0.629183126122989">
            <text:p>0.6291831261</text:p>
          </table:table-cell>
          <table:table-cell table:number-columns-repeated="2"/>
        </table:table-row>
        <table:table-row table:style-name="ro1">
          <table:table-cell table:formula="of:=RAND()" office:value-type="float" office:value="0.267669677734375">
            <text:p>0.2676696777</text:p>
          </table:table-cell>
          <table:table-cell table:formula="of:=RAND()" office:value-type="float" office:value="0.412872314453125">
            <text:p>0.4128723145</text:p>
          </table:table-cell>
          <table:table-cell table:formula="of:=SQRT([.B370])" office:value-type="float" office:value="0.642551409968981">
            <text:p>0.64255141</text:p>
          </table:table-cell>
          <table:table-cell/>
          <table:table-cell table:formula="of:=(1-[.$C370])*[.B$2] + [.$C370]*(1-[.$A370])*[.B$3] + [.$A370]*[.$C370]*[.B$4]" office:value-type="float" office:value="0.494503784475169">
            <text:p>0.4945037845</text:p>
          </table:table-cell>
          <table:table-cell table:formula="of:=(1-[.$C370])*[.C$2] + [.$C370]*(1-[.$A370])*[.C$3] + [.$A370]*[.$C370]*[.C$4]" office:value-type="float" office:value="0.520987437395499">
            <text:p>0.5209874374</text:p>
          </table:table-cell>
          <table:table-cell table:number-columns-repeated="2"/>
        </table:table-row>
        <table:table-row table:style-name="ro1">
          <table:table-cell table:formula="of:=RAND()" office:value-type="float" office:value="0.63250732421875">
            <text:p>0.6325073242</text:p>
          </table:table-cell>
          <table:table-cell table:formula="of:=RAND()" office:value-type="float" office:value="0.86572265625">
            <text:p>0.8657226563</text:p>
          </table:table-cell>
          <table:table-cell table:formula="of:=SQRT([.B371])" office:value-type="float" office:value="0.930442183184963">
            <text:p>0.9304421832</text:p>
          </table:table-cell>
          <table:table-cell/>
          <table:table-cell table:formula="of:=(1-[.$C371])*[.B$2] + [.$C371]*(1-[.$A371])*[.B$3] + [.$A371]*[.$C371]*[.B$4]" office:value-type="float" office:value="0.804322517092383">
            <text:p>0.8043225171</text:p>
          </table:table-cell>
          <table:table-cell table:formula="of:=(1-[.$C371])*[.C$2] + [.$C371]*(1-[.$A371])*[.C$3] + [.$A371]*[.$C371]*[.C$4]" office:value-type="float" office:value="1.2059167847044">
            <text:p>1.2059167847</text:p>
          </table:table-cell>
          <table:table-cell table:number-columns-repeated="2"/>
        </table:table-row>
        <table:table-row table:style-name="ro1">
          <table:table-cell table:formula="of:=RAND()" office:value-type="float" office:value="0.30731201171875">
            <text:p>0.3073120117</text:p>
          </table:table-cell>
          <table:table-cell table:formula="of:=RAND()" office:value-type="float" office:value="0.004364013671875">
            <text:p>0.0043640137</text:p>
          </table:table-cell>
          <table:table-cell table:formula="of:=SQRT([.B372])" office:value-type="float" office:value="0.0660606817394053">
            <text:p>0.0660606817</text:p>
          </table:table-cell>
          <table:table-cell/>
          <table:table-cell table:formula="of:=(1-[.$C372])*[.B$2] + [.$C372]*(1-[.$A372])*[.B$3] + [.$A372]*[.$C372]*[.B$4]" office:value-type="float" office:value="0.0515207998778044">
            <text:p>0.0515207999</text:p>
          </table:table-cell>
          <table:table-cell table:formula="of:=(1-[.$C372])*[.C$2] + [.$C372]*(1-[.$A372])*[.C$3] + [.$A372]*[.$C372]*[.C$4]" office:value-type="float" office:value="0.507369128721986">
            <text:p>0.5073691287</text:p>
          </table:table-cell>
          <table:table-cell table:number-columns-repeated="2"/>
        </table:table-row>
        <table:table-row table:style-name="ro1">
          <table:table-cell table:formula="of:=RAND()" office:value-type="float" office:value="0.343902587890625">
            <text:p>0.3439025879</text:p>
          </table:table-cell>
          <table:table-cell table:formula="of:=RAND()" office:value-type="float" office:value="0.337799072265625">
            <text:p>0.3377990723</text:p>
          </table:table-cell>
          <table:table-cell table:formula="of:=SQRT([.B373])" office:value-type="float" office:value="0.581204845356287">
            <text:p>0.5812048454</text:p>
          </table:table-cell>
          <table:table-cell/>
          <table:table-cell table:formula="of:=(1-[.$C373])*[.B$2] + [.$C373]*(1-[.$A373])*[.B$3] + [.$A373]*[.$C373]*[.B$4]" office:value-type="float" office:value="0.458811632856676">
            <text:p>0.4588116329</text:p>
          </table:table-cell>
          <table:table-cell table:formula="of:=(1-[.$C373])*[.C$2] + [.$C373]*(1-[.$A373])*[.C$3] + [.$A373]*[.$C373]*[.C$4]" office:value-type="float" office:value="0.607154499642926">
            <text:p>0.6071544996</text:p>
          </table:table-cell>
          <table:table-cell table:number-columns-repeated="2"/>
        </table:table-row>
        <table:table-row table:style-name="ro1">
          <table:table-cell table:formula="of:=RAND()" office:value-type="float" office:value="0.31695556640625">
            <text:p>0.3169555664</text:p>
          </table:table-cell>
          <table:table-cell table:formula="of:=RAND()" office:value-type="float" office:value="0.786224365234375">
            <text:p>0.7862243652</text:p>
          </table:table-cell>
          <table:table-cell table:formula="of:=SQRT([.B374])" office:value-type="float" office:value="0.886692937399625">
            <text:p>0.8866929374</text:p>
          </table:table-cell>
          <table:table-cell/>
          <table:table-cell table:formula="of:=(1-[.$C374])*[.B$2] + [.$C374]*(1-[.$A374])*[.B$3] + [.$A374]*[.$C374]*[.B$4]" office:value-type="float" office:value="0.693756044352237">
            <text:p>0.6937560444</text:p>
          </table:table-cell>
          <table:table-cell table:formula="of:=(1-[.$C374])*[.C$2] + [.$C374]*(1-[.$A374])*[.C$3] + [.$A374]*[.$C374]*[.C$4]" office:value-type="float" office:value="0.615927633082008">
            <text:p>0.6159276331</text:p>
          </table:table-cell>
          <table:table-cell table:number-columns-repeated="2"/>
        </table:table-row>
        <table:table-row table:style-name="ro1">
          <table:table-cell table:formula="of:=RAND()" office:value-type="float" office:value="0.620208740234375">
            <text:p>0.6202087402</text:p>
          </table:table-cell>
          <table:table-cell table:formula="of:=RAND()" office:value-type="float" office:value="0.93255615234375">
            <text:p>0.9325561523</text:p>
          </table:table-cell>
          <table:table-cell table:formula="of:=SQRT([.B375])" office:value-type="float" office:value="0.965689469935212">
            <text:p>0.9656894699</text:p>
          </table:table-cell>
          <table:table-cell/>
          <table:table-cell table:formula="of:=(1-[.$C375])*[.B$2] + [.$C375]*(1-[.$A375])*[.B$3] + [.$A375]*[.$C375]*[.B$4]" office:value-type="float" office:value="0.831704181852239">
            <text:p>0.8317041819</text:p>
          </table:table-cell>
          <table:table-cell table:formula="of:=(1-[.$C375])*[.C$2] + [.$C375]*(1-[.$A375])*[.C$3] + [.$A375]*[.$C375]*[.C$4]" office:value-type="float" office:value="1.20902407374857">
            <text:p>1.2090240737</text:p>
          </table:table-cell>
          <table:table-cell table:number-columns-repeated="2"/>
        </table:table-row>
        <table:table-row table:style-name="ro1">
          <table:table-cell table:formula="of:=RAND()" office:value-type="float" office:value="0.04852294921875">
            <text:p>0.0485229492</text:p>
          </table:table-cell>
          <table:table-cell table:formula="of:=RAND()" office:value-type="float" office:value="0.980682373046875">
            <text:p>0.980682373</text:p>
          </table:table-cell>
          <table:table-cell table:formula="of:=SQRT([.B376])" office:value-type="float" office:value="0.990294084121921">
            <text:p>0.9902940841</text:p>
          </table:table-cell>
          <table:table-cell/>
          <table:table-cell table:formula="of:=(1-[.$C376])*[.B$2] + [.$C376]*(1-[.$A376])*[.B$3] + [.$A376]*[.$C376]*[.B$4]" office:value-type="float" office:value="0.705699376169769">
            <text:p>0.7056993762</text:p>
          </table:table-cell>
          <table:table-cell table:formula="of:=(1-[.$C376])*[.C$2] + [.$C376]*(1-[.$A376])*[.C$3] + [.$A376]*[.$C376]*[.C$4]" office:value-type="float" office:value="0.100476417154438">
            <text:p>0.1004764172</text:p>
          </table:table-cell>
          <table:table-cell table:number-columns-repeated="2"/>
        </table:table-row>
        <table:table-row table:style-name="ro1">
          <table:table-cell table:formula="of:=RAND()" office:value-type="float" office:value="0.261077880859375">
            <text:p>0.2610778809</text:p>
          </table:table-cell>
          <table:table-cell table:formula="of:=RAND()" office:value-type="float" office:value="0.63885498046875">
            <text:p>0.6388549805</text:p>
          </table:table-cell>
          <table:table-cell table:formula="of:=SQRT([.B377])" office:value-type="float" office:value="0.799284042420934">
            <text:p>0.7992840424</text:p>
          </table:table-cell>
          <table:table-cell/>
          <table:table-cell table:formula="of:=(1-[.$C377])*[.B$2] + [.$C377]*(1-[.$A377])*[.B$3] + [.$A377]*[.$C377]*[.B$4]" office:value-type="float" office:value="0.613754429534647">
            <text:p>0.6137544295</text:p>
          </table:table-cell>
          <table:table-cell table:formula="of:=(1-[.$C377])*[.C$2] + [.$C377]*(1-[.$A377])*[.C$3] + [.$A377]*[.$C377]*[.C$4]" office:value-type="float" office:value="0.515621992949478">
            <text:p>0.5156219929</text:p>
          </table:table-cell>
          <table:table-cell table:number-columns-repeated="2"/>
        </table:table-row>
        <table:table-row table:style-name="ro1">
          <table:table-cell table:formula="of:=RAND()" office:value-type="float" office:value="0.98931884765625">
            <text:p>0.9893188477</text:p>
          </table:table-cell>
          <table:table-cell table:formula="of:=RAND()" office:value-type="float" office:value="0.3902587890625">
            <text:p>0.3902587891</text:p>
          </table:table-cell>
          <table:table-cell table:formula="of:=SQRT([.B378])" office:value-type="float" office:value="0.624706962553244">
            <text:p>0.6247069626</text:p>
          </table:table-cell>
          <table:table-cell/>
          <table:table-cell table:formula="of:=(1-[.$C378])*[.B$2] + [.$C378]*(1-[.$A378])*[.B$3] + [.$A378]*[.$C378]*[.B$4]" office:value-type="float" office:value="0.597983810589434">
            <text:p>0.5979838106</text:p>
          </table:table-cell>
          <table:table-cell table:formula="of:=(1-[.$C378])*[.C$2] + [.$C378]*(1-[.$A378])*[.C$3] + [.$A378]*[.$C378]*[.C$4]" office:value-type="float" office:value="1.41753491963224">
            <text:p>1.4175349196</text:p>
          </table:table-cell>
          <table:table-cell table:number-columns-repeated="2"/>
        </table:table-row>
        <table:table-row table:style-name="ro1">
          <table:table-cell table:formula="of:=RAND()" office:value-type="float" office:value="0.261993408203125">
            <text:p>0.2619934082</text:p>
          </table:table-cell>
          <table:table-cell table:formula="of:=RAND()" office:value-type="float" office:value="0.80987548828125">
            <text:p>0.8098754883</text:p>
          </table:table-cell>
          <table:table-cell table:formula="of:=SQRT([.B379])" office:value-type="float" office:value="0.899930824164419">
            <text:p>0.8999308242</text:p>
          </table:table-cell>
          <table:table-cell/>
          <table:table-cell table:formula="of:=(1-[.$C379])*[.B$2] + [.$C379]*(1-[.$A379])*[.B$3] + [.$A379]*[.$C379]*[.B$4]" office:value-type="float" office:value="0.691253322295263">
            <text:p>0.6912533223</text:p>
          </table:table-cell>
          <table:table-cell table:formula="of:=(1-[.$C379])*[.C$2] + [.$C379]*(1-[.$A379])*[.C$3] + [.$A379]*[.$C379]*[.C$4]" office:value-type="float" office:value="0.519228716019858">
            <text:p>0.519228716</text:p>
          </table:table-cell>
          <table:table-cell table:number-columns-repeated="2"/>
        </table:table-row>
        <table:table-row table:style-name="ro1">
          <table:table-cell table:formula="of:=RAND()" office:value-type="float" office:value="0.5919189453125">
            <text:p>0.5919189453</text:p>
          </table:table-cell>
          <table:table-cell table:formula="of:=RAND()" office:value-type="float" office:value="0.36297607421875">
            <text:p>0.3629760742</text:p>
          </table:table-cell>
          <table:table-cell table:formula="of:=SQRT([.B380])" office:value-type="float" office:value="0.60247495733744">
            <text:p>0.6024749573</text:p>
          </table:table-cell>
          <table:table-cell/>
          <table:table-cell table:formula="of:=(1-[.$C380])*[.B$2] + [.$C380]*(1-[.$A380])*[.B$3] + [.$A380]*[.$C380]*[.B$4]" office:value-type="float" office:value="0.514452718880544">
            <text:p>0.5144527189</text:p>
          </table:table-cell>
          <table:table-cell table:formula="of:=(1-[.$C380])*[.C$2] + [.$C380]*(1-[.$A380])*[.C$3] + [.$A380]*[.$C380]*[.C$4]" office:value-type="float" office:value="0.908429040566778">
            <text:p>0.9084290406</text:p>
          </table:table-cell>
          <table:table-cell table:number-columns-repeated="2"/>
        </table:table-row>
        <table:table-row table:style-name="ro1">
          <table:table-cell table:formula="of:=RAND()" office:value-type="float" office:value="0.135223388671875">
            <text:p>0.1352233887</text:p>
          </table:table-cell>
          <table:table-cell table:formula="of:=RAND()" office:value-type="float" office:value="0.097991943359375">
            <text:p>0.0979919434</text:p>
          </table:table-cell>
          <table:table-cell table:formula="of:=SQRT([.B381])" office:value-type="float" office:value="0.313036648588268">
            <text:p>0.3130366486</text:p>
          </table:table-cell>
          <table:table-cell/>
          <table:table-cell table:formula="of:=(1-[.$C381])*[.B$2] + [.$C381]*(1-[.$A381])*[.B$3] + [.$A381]*[.$C381]*[.B$4]" office:value-type="float" office:value="0.230131421875942">
            <text:p>0.2301314219</text:p>
          </table:table-cell>
          <table:table-cell table:formula="of:=(1-[.$C381])*[.C$2] + [.$C381]*(1-[.$A381])*[.C$3] + [.$A381]*[.$C381]*[.C$4]" office:value-type="float" office:value="0.427718129743045">
            <text:p>0.4277181297</text:p>
          </table:table-cell>
          <table:table-cell table:number-columns-repeated="2"/>
        </table:table-row>
        <table:table-row table:style-name="ro1">
          <table:table-cell table:formula="of:=RAND()" office:value-type="float" office:value="0.4127197265625">
            <text:p>0.4127197266</text:p>
          </table:table-cell>
          <table:table-cell table:formula="of:=RAND()" office:value-type="float" office:value="0.45440673828125">
            <text:p>0.4544067383</text:p>
          </table:table-cell>
          <table:table-cell table:formula="of:=SQRT([.B382])" office:value-type="float" office:value="0.674096979878452">
            <text:p>0.6740969799</text:p>
          </table:table-cell>
          <table:table-cell/>
          <table:table-cell table:formula="of:=(1-[.$C382])*[.B$2] + [.$C382]*(1-[.$A382])*[.B$3] + [.$A382]*[.$C382]*[.B$4]" office:value-type="float" office:value="0.544203297430047">
            <text:p>0.5442032974</text:p>
          </table:table-cell>
          <table:table-cell table:formula="of:=(1-[.$C382])*[.C$2] + [.$C382]*(1-[.$A382])*[.C$3] + [.$A382]*[.$C382]*[.C$4]" office:value-type="float" office:value="0.716595621272737">
            <text:p>0.7165956213</text:p>
          </table:table-cell>
          <table:table-cell table:number-columns-repeated="2"/>
        </table:table-row>
        <table:table-row table:style-name="ro1">
          <table:table-cell table:formula="of:=RAND()" office:value-type="float" office:value="0.404449462890625">
            <text:p>0.4044494629</text:p>
          </table:table-cell>
          <table:table-cell table:formula="of:=RAND()" office:value-type="float" office:value="0.664703369140625">
            <text:p>0.6647033691</text:p>
          </table:table-cell>
          <table:table-cell table:formula="of:=SQRT([.B383])" office:value-type="float" office:value="0.815293425179318">
            <text:p>0.8152934252</text:p>
          </table:table-cell>
          <table:table-cell/>
          <table:table-cell table:formula="of:=(1-[.$C383])*[.B$2] + [.$C383]*(1-[.$A383])*[.B$3] + [.$A383]*[.$C383]*[.B$4]" office:value-type="float" office:value="0.656439094482652">
            <text:p>0.6564390945</text:p>
          </table:table-cell>
          <table:table-cell table:formula="of:=(1-[.$C383])*[.C$2] + [.$C383]*(1-[.$A383])*[.C$3] + [.$A383]*[.$C383]*[.C$4]" office:value-type="float" office:value="0.748545813355287">
            <text:p>0.7485458134</text:p>
          </table:table-cell>
          <table:table-cell table:number-columns-repeated="2"/>
        </table:table-row>
        <table:table-row table:style-name="ro1">
          <table:table-cell table:formula="of:=RAND()" office:value-type="float" office:value="0.814483642578125">
            <text:p>0.8144836426</text:p>
          </table:table-cell>
          <table:table-cell table:formula="of:=RAND()" office:value-type="float" office:value="0.56854248046875">
            <text:p>0.5685424805</text:p>
          </table:table-cell>
          <table:table-cell table:formula="of:=SQRT([.B384])" office:value-type="float" office:value="0.754017559788066">
            <text:p>0.7540175598</text:p>
          </table:table-cell>
          <table:table-cell/>
          <table:table-cell table:formula="of:=(1-[.$C384])*[.B$2] + [.$C384]*(1-[.$A384])*[.B$3] + [.$A384]*[.$C384]*[.B$4]" office:value-type="float" office:value="0.6874873837043">
            <text:p>0.6874873837</text:p>
          </table:table-cell>
          <table:table-cell table:formula="of:=(1-[.$C384])*[.C$2] + [.$C384]*(1-[.$A384])*[.C$3] + [.$A384]*[.$C384]*[.C$4]" office:value-type="float" office:value="1.34511980774743">
            <text:p>1.3451198077</text:p>
          </table:table-cell>
          <table:table-cell table:number-columns-repeated="2"/>
        </table:table-row>
        <table:table-row table:style-name="ro1">
          <table:table-cell table:formula="of:=RAND()" office:value-type="float" office:value="0.179718017578125">
            <text:p>0.1797180176</text:p>
          </table:table-cell>
          <table:table-cell table:formula="of:=RAND()" office:value-type="float" office:value="0.697509765625">
            <text:p>0.6975097656</text:p>
          </table:table-cell>
          <table:table-cell table:formula="of:=SQRT([.B385])" office:value-type="float" office:value="0.835170500930798">
            <text:p>0.8351705009</text:p>
          </table:table-cell>
          <table:table-cell/>
          <table:table-cell table:formula="of:=(1-[.$C385])*[.B$2] + [.$C385]*(1-[.$A385])*[.B$3] + [.$A385]*[.$C385]*[.B$4]" office:value-type="float" office:value="0.623644099210982">
            <text:p>0.6236440992</text:p>
          </table:table-cell>
          <table:table-cell table:formula="of:=(1-[.$C385])*[.C$2] + [.$C385]*(1-[.$A385])*[.C$3] + [.$A385]*[.$C385]*[.C$4]" office:value-type="float" office:value="0.381104171200956">
            <text:p>0.3811041712</text:p>
          </table:table-cell>
          <table:table-cell table:number-columns-repeated="2"/>
        </table:table-row>
        <table:table-row table:style-name="ro1">
          <table:table-cell table:formula="of:=RAND()" office:value-type="float" office:value="0.389984130859375">
            <text:p>0.3899841309</text:p>
          </table:table-cell>
          <table:table-cell table:formula="of:=RAND()" office:value-type="float" office:value="0.858245849609375">
            <text:p>0.8582458496</text:p>
          </table:table-cell>
          <table:table-cell table:formula="of:=SQRT([.B386])" office:value-type="float" office:value="0.926415592274534">
            <text:p>0.9264155923</text:p>
          </table:table-cell>
          <table:table-cell/>
          <table:table-cell table:formula="of:=(1-[.$C386])*[.B$2] + [.$C386]*(1-[.$A386])*[.B$3] + [.$A386]*[.$C386]*[.B$4]" office:value-type="float" office:value="0.74242563327979">
            <text:p>0.7424256333</text:p>
          </table:table-cell>
          <table:table-cell table:formula="of:=(1-[.$C386])*[.C$2] + [.$C386]*(1-[.$A386])*[.C$3] + [.$A386]*[.$C386]*[.C$4]" office:value-type="float" office:value="0.75575408920257">
            <text:p>0.7557540892</text:p>
          </table:table-cell>
          <table:table-cell table:number-columns-repeated="2"/>
        </table:table-row>
        <table:table-row table:style-name="ro1">
          <table:table-cell table:formula="of:=RAND()" office:value-type="float" office:value="0.218505859375">
            <text:p>0.2185058594</text:p>
          </table:table-cell>
          <table:table-cell table:formula="of:=RAND()" office:value-type="float" office:value="0.764312744140625">
            <text:p>0.7643127441</text:p>
          </table:table-cell>
          <table:table-cell table:formula="of:=SQRT([.B387])" office:value-type="float" office:value="0.874249817924273">
            <text:p>0.8742498179</text:p>
          </table:table-cell>
          <table:table-cell/>
          <table:table-cell table:formula="of:=(1-[.$C387])*[.B$2] + [.$C387]*(1-[.$A387])*[.B$3] + [.$A387]*[.$C387]*[.B$4]" office:value-type="float" office:value="0.661642336568226">
            <text:p>0.6616423366</text:p>
          </table:table-cell>
          <table:table-cell table:formula="of:=(1-[.$C387])*[.C$2] + [.$C387]*(1-[.$A387])*[.C$3] + [.$A387]*[.$C387]*[.C$4]" office:value-type="float" office:value="0.443022219508085">
            <text:p>0.4430222195</text:p>
          </table:table-cell>
          <table:table-cell table:number-columns-repeated="2"/>
        </table:table-row>
        <table:table-row table:style-name="ro1">
          <table:table-cell table:formula="of:=RAND()" office:value-type="float" office:value="0.76226806640625">
            <text:p>0.7622680664</text:p>
          </table:table-cell>
          <table:table-cell table:formula="of:=RAND()" office:value-type="float" office:value="0.166717529296875">
            <text:p>0.1667175293</text:p>
          </table:table-cell>
          <table:table-cell table:formula="of:=SQRT([.B388])" office:value-type="float" office:value="0.408310579457446">
            <text:p>0.4083105795</text:p>
          </table:table-cell>
          <table:table-cell/>
          <table:table-cell table:formula="of:=(1-[.$C388])*[.B$2] + [.$C388]*(1-[.$A388])*[.B$3] + [.$A388]*[.$C388]*[.B$4]" office:value-type="float" office:value="0.366740355753235">
            <text:p>0.3667403558</text:p>
          </table:table-cell>
          <table:table-cell table:formula="of:=(1-[.$C388])*[.C$2] + [.$C388]*(1-[.$A388])*[.C$3] + [.$A388]*[.$C388]*[.C$4]" office:value-type="float" office:value="0.9152165209048">
            <text:p>0.9152165209</text:p>
          </table:table-cell>
          <table:table-cell table:number-columns-repeated="2"/>
        </table:table-row>
        <table:table-row table:style-name="ro1">
          <table:table-cell table:formula="of:=RAND()" office:value-type="float" office:value="0.3795166015625">
            <text:p>0.3795166016</text:p>
          </table:table-cell>
          <table:table-cell table:formula="of:=RAND()" office:value-type="float" office:value="0.037445068359375">
            <text:p>0.0374450684</text:p>
          </table:table-cell>
          <table:table-cell table:formula="of:=SQRT([.B389])" office:value-type="float" office:value="0.193507282445326">
            <text:p>0.1935072824</text:p>
          </table:table-cell>
          <table:table-cell/>
          <table:table-cell table:formula="of:=(1-[.$C389])*[.B$2] + [.$C389]*(1-[.$A389])*[.B$3] + [.$A389]*[.$C389]*[.B$4]" office:value-type="float" office:value="0.154549296526652">
            <text:p>0.1545492965</text:p>
          </table:table-cell>
          <table:table-cell table:formula="of:=(1-[.$C389])*[.C$2] + [.$C389]*(1-[.$A389])*[.C$3] + [.$A389]*[.$C389]*[.C$4]" office:value-type="float" office:value="0.549390418937714">
            <text:p>0.5493904189</text:p>
          </table:table-cell>
          <table:table-cell table:number-columns-repeated="2"/>
        </table:table-row>
        <table:table-row table:style-name="ro1">
          <table:table-cell table:formula="of:=RAND()" office:value-type="float" office:value="0.91839599609375">
            <text:p>0.9183959961</text:p>
          </table:table-cell>
          <table:table-cell table:formula="of:=RAND()" office:value-type="float" office:value="0.29144287109375">
            <text:p>0.2914428711</text:p>
          </table:table-cell>
          <table:table-cell table:formula="of:=SQRT([.B390])" office:value-type="float" office:value="0.539854490667393">
            <text:p>0.5398544907</text:p>
          </table:table-cell>
          <table:table-cell/>
          <table:table-cell table:formula="of:=(1-[.$C390])*[.B$2] + [.$C390]*(1-[.$A390])*[.B$3] + [.$A390]*[.$C390]*[.B$4]" office:value-type="float" office:value="0.506806196169737">
            <text:p>0.5068061962</text:p>
          </table:table-cell>
          <table:table-cell table:formula="of:=(1-[.$C390])*[.C$2] + [.$C390]*(1-[.$A390])*[.C$3] + [.$A390]*[.$C390]*[.C$4]" office:value-type="float" office:value="1.21671515804361">
            <text:p>1.216715158</text:p>
          </table:table-cell>
          <table:table-cell table:number-columns-repeated="2"/>
        </table:table-row>
        <table:table-row table:style-name="ro1">
          <table:table-cell table:formula="of:=RAND()" office:value-type="float" office:value="0.875213623046875">
            <text:p>0.875213623</text:p>
          </table:table-cell>
          <table:table-cell table:formula="of:=RAND()" office:value-type="float" office:value="0.91754150390625">
            <text:p>0.9175415039</text:p>
          </table:table-cell>
          <table:table-cell table:formula="of:=SQRT([.B391])" office:value-type="float" office:value="0.95788386765111">
            <text:p>0.9578838677</text:p>
          </table:table-cell>
          <table:table-cell/>
          <table:table-cell table:formula="of:=(1-[.$C391])*[.B$2] + [.$C391]*(1-[.$A391])*[.B$3] + [.$A391]*[.$C391]*[.B$4]" office:value-type="float" office:value="0.888490490024699">
            <text:p>0.88849049</text:p>
          </table:table-cell>
          <table:table-cell table:formula="of:=(1-[.$C391])*[.C$2] + [.$C391]*(1-[.$A391])*[.C$3] + [.$A391]*[.$C391]*[.C$4]" office:value-type="float" office:value="1.68938055660196">
            <text:p>1.6893805566</text:p>
          </table:table-cell>
          <table:table-cell table:number-columns-repeated="2"/>
        </table:table-row>
        <table:table-row table:style-name="ro1">
          <table:table-cell table:formula="of:=RAND()" office:value-type="float" office:value="0.732452392578125">
            <text:p>0.7324523926</text:p>
          </table:table-cell>
          <table:table-cell table:formula="of:=RAND()" office:value-type="float" office:value="0.85137939453125">
            <text:p>0.8513793945</text:p>
          </table:table-cell>
          <table:table-cell table:formula="of:=SQRT([.B392])" office:value-type="float" office:value="0.922702224193293">
            <text:p>0.9227022242</text:p>
          </table:table-cell>
          <table:table-cell/>
          <table:table-cell table:formula="of:=(1-[.$C392])*[.B$2] + [.$C392]*(1-[.$A392])*[.B$3] + [.$A392]*[.$C392]*[.B$4]" office:value-type="float" office:value="0.821608774389664">
            <text:p>0.8216087744</text:p>
          </table:table-cell>
          <table:table-cell table:formula="of:=(1-[.$C392])*[.C$2] + [.$C392]*(1-[.$A392])*[.C$3] + [.$A392]*[.$C392]*[.C$4]" office:value-type="float" office:value="1.38356143688095">
            <text:p>1.3835614369</text:p>
          </table:table-cell>
          <table:table-cell table:number-columns-repeated="2"/>
        </table:table-row>
        <table:table-row table:style-name="ro1">
          <table:table-cell table:formula="of:=RAND()" office:value-type="float" office:value="0.22943115234375">
            <text:p>0.2294311523</text:p>
          </table:table-cell>
          <table:table-cell table:formula="of:=RAND()" office:value-type="float" office:value="0.089569091796875">
            <text:p>0.0895690918</text:p>
          </table:table-cell>
          <table:table-cell table:formula="of:=SQRT([.B393])" office:value-type="float" office:value="0.299280957959031">
            <text:p>0.299280958</text:p>
          </table:table-cell>
          <table:table-cell/>
          <table:table-cell table:formula="of:=(1-[.$C393])*[.B$2] + [.$C393]*(1-[.$A393])*[.B$3] + [.$A393]*[.$C393]*[.B$4]" office:value-type="float" office:value="0.227349408086683">
            <text:p>0.2273494081</text:p>
          </table:table-cell>
          <table:table-cell table:formula="of:=(1-[.$C393])*[.C$2] + [.$C393]*(1-[.$A393])*[.C$3] + [.$A393]*[.$C393]*[.C$4]" office:value-type="float" office:value="0.487001627388058">
            <text:p>0.4870016274</text:p>
          </table:table-cell>
          <table:table-cell table:number-columns-repeated="2"/>
        </table:table-row>
        <table:table-row table:style-name="ro1">
          <table:table-cell table:formula="of:=RAND()" office:value-type="float" office:value="0.834320068359375">
            <text:p>0.8343200684</text:p>
          </table:table-cell>
          <table:table-cell table:formula="of:=RAND()" office:value-type="float" office:value="0.0390625">
            <text:p>0.0390625</text:p>
          </table:table-cell>
          <table:table-cell table:formula="of:=SQRT([.B394])" office:value-type="float" office:value="0.197642353760524">
            <text:p>0.1976423538</text:p>
          </table:table-cell>
          <table:table-cell/>
          <table:table-cell table:formula="of:=(1-[.$C394])*[.B$2] + [.$C394]*(1-[.$A394])*[.B$3] + [.$A394]*[.$C394]*[.B$4]" office:value-type="float" office:value="0.181222862978416">
            <text:p>0.181222863</text:p>
          </table:table-cell>
          <table:table-cell table:formula="of:=(1-[.$C394])*[.C$2] + [.$C394]*(1-[.$A394])*[.C$3] + [.$A394]*[.$C394]*[.C$4]" office:value-type="float" office:value="0.729323817499112">
            <text:p>0.7293238175</text:p>
          </table:table-cell>
          <table:table-cell table:number-columns-repeated="2"/>
        </table:table-row>
        <table:table-row table:style-name="ro1">
          <table:table-cell table:formula="of:=RAND()" office:value-type="float" office:value="0.346466064453125">
            <text:p>0.3464660645</text:p>
          </table:table-cell>
          <table:table-cell table:formula="of:=RAND()" office:value-type="float" office:value="0.54132080078125">
            <text:p>0.5413208008</text:p>
          </table:table-cell>
          <table:table-cell table:formula="of:=SQRT([.B395])" office:value-type="float" office:value="0.735745065074344">
            <text:p>0.7357450651</text:p>
          </table:table-cell>
          <table:table-cell/>
          <table:table-cell table:formula="of:=(1-[.$C395])*[.B$2] + [.$C395]*(1-[.$A395])*[.B$3] + [.$A395]*[.$C395]*[.B$4]" office:value-type="float" office:value="0.581298326807691">
            <text:p>0.5812983268</text:p>
          </table:table-cell>
          <table:table-cell table:formula="of:=(1-[.$C395])*[.C$2] + [.$C395]*(1-[.$A395])*[.C$3] + [.$A395]*[.$C395]*[.C$4]" office:value-type="float" office:value="0.639399754765689">
            <text:p>0.6393997548</text:p>
          </table:table-cell>
          <table:table-cell table:number-columns-repeated="2"/>
        </table:table-row>
        <table:table-row table:style-name="ro1">
          <table:table-cell table:formula="of:=RAND()" office:value-type="float" office:value="0.4803466796875">
            <text:p>0.4803466797</text:p>
          </table:table-cell>
          <table:table-cell table:formula="of:=RAND()" office:value-type="float" office:value="0.0386962890625">
            <text:p>0.0386962891</text:p>
          </table:table-cell>
          <table:table-cell table:formula="of:=SQRT([.B396])" office:value-type="float" office:value="0.196713723625221">
            <text:p>0.1967137236</text:p>
          </table:table-cell>
          <table:table-cell/>
          <table:table-cell table:formula="of:=(1-[.$C396])*[.B$2] + [.$C396]*(1-[.$A396])*[.B$3] + [.$A396]*[.$C396]*[.B$4]" office:value-type="float" office:value="0.162267210375663">
            <text:p>0.1622672104</text:p>
          </table:table-cell>
          <table:table-cell table:formula="of:=(1-[.$C396])*[.C$2] + [.$C396]*(1-[.$A396])*[.C$3] + [.$A396]*[.$C396]*[.C$4]" office:value-type="float" office:value="0.589679798332145">
            <text:p>0.5896797983</text:p>
          </table:table-cell>
          <table:table-cell table:number-columns-repeated="2"/>
        </table:table-row>
        <table:table-row table:style-name="ro1">
          <table:table-cell table:formula="of:=RAND()" office:value-type="float" office:value="0.59747314453125">
            <text:p>0.5974731445</text:p>
          </table:table-cell>
          <table:table-cell table:formula="of:=RAND()" office:value-type="float" office:value="0.576324462890625">
            <text:p>0.5763244629</text:p>
          </table:table-cell>
          <table:table-cell table:formula="of:=SQRT([.B397])" office:value-type="float" office:value="0.759160367044161">
            <text:p>0.759160367</text:p>
          </table:table-cell>
          <table:table-cell/>
          <table:table-cell table:formula="of:=(1-[.$C397])*[.B$2] + [.$C397]*(1-[.$A397])*[.B$3] + [.$A397]*[.$C397]*[.B$4]" office:value-type="float" office:value="0.649342519173269">
            <text:p>0.6493425192</text:p>
          </table:table-cell>
          <table:table-cell table:formula="of:=(1-[.$C397])*[.C$2] + [.$C397]*(1-[.$A397])*[.C$3] + [.$A397]*[.$C397]*[.C$4]" office:value-type="float" office:value="1.02303990056365">
            <text:p>1.0230399006</text:p>
          </table:table-cell>
          <table:table-cell table:number-columns-repeated="2"/>
        </table:table-row>
        <table:table-row table:style-name="ro1">
          <table:table-cell table:formula="of:=RAND()" office:value-type="float" office:value="0.582489013671875">
            <text:p>0.5824890137</text:p>
          </table:table-cell>
          <table:table-cell table:formula="of:=RAND()" office:value-type="float" office:value="0.3916015625">
            <text:p>0.3916015625</text:p>
          </table:table-cell>
          <table:table-cell table:formula="of:=SQRT([.B398])" office:value-type="float" office:value="0.62578076232815">
            <text:p>0.6257807623</text:p>
          </table:table-cell>
          <table:table-cell/>
          <table:table-cell table:formula="of:=(1-[.$C398])*[.B$2] + [.$C398]*(1-[.$A398])*[.B$3] + [.$A398]*[.$C398]*[.B$4]" office:value-type="float" office:value="0.532819242575778">
            <text:p>0.5328192426</text:p>
          </table:table-cell>
          <table:table-cell table:formula="of:=(1-[.$C398])*[.C$2] + [.$C398]*(1-[.$A398])*[.C$3] + [.$A398]*[.$C398]*[.C$4]" office:value-type="float" office:value="0.912485352692407">
            <text:p>0.9124853527</text:p>
          </table:table-cell>
          <table:table-cell table:number-columns-repeated="2"/>
        </table:table-row>
        <table:table-row table:style-name="ro1">
          <table:table-cell table:formula="of:=RAND()" office:value-type="float" office:value="0.3309326171875">
            <text:p>0.3309326172</text:p>
          </table:table-cell>
          <table:table-cell table:formula="of:=RAND()" office:value-type="float" office:value="0.35198974609375">
            <text:p>0.3519897461</text:p>
          </table:table-cell>
          <table:table-cell table:formula="of:=SQRT([.B399])" office:value-type="float" office:value="0.59328723742699">
            <text:p>0.5932872374</text:p>
          </table:table-cell>
          <table:table-cell/>
          <table:table-cell table:formula="of:=(1-[.$C399])*[.B$2] + [.$C399]*(1-[.$A399])*[.B$3] + [.$A399]*[.$C399]*[.B$4]" office:value-type="float" office:value="0.466348971737564">
            <text:p>0.4663489717</text:p>
          </table:table-cell>
          <table:table-cell table:formula="of:=(1-[.$C399])*[.C$2] + [.$C399]*(1-[.$A399])*[.C$3] + [.$A399]*[.$C399]*[.C$4]" office:value-type="float" office:value="0.594069196755559">
            <text:p>0.5940691968</text:p>
          </table:table-cell>
          <table:table-cell table:number-columns-repeated="2"/>
        </table:table-row>
        <table:table-row table:style-name="ro1">
          <table:table-cell table:formula="of:=RAND()" office:value-type="float" office:value="0.551422119140625">
            <text:p>0.5514221191</text:p>
          </table:table-cell>
          <table:table-cell table:formula="of:=RAND()" office:value-type="float" office:value="0.089874267578125">
            <text:p>0.0898742676</text:p>
          </table:table-cell>
          <table:table-cell table:formula="of:=SQRT([.B400])" office:value-type="float" office:value="0.299790372724217">
            <text:p>0.2997903727</text:p>
          </table:table-cell>
          <table:table-cell/>
          <table:table-cell table:formula="of:=(1-[.$C400])*[.B$2] + [.$C400]*(1-[.$A400])*[.B$3] + [.$A400]*[.$C400]*[.B$4]" office:value-type="float" office:value="0.252834131989594">
            <text:p>0.252834132</text:p>
          </table:table-cell>
          <table:table-cell table:formula="of:=(1-[.$C400])*[.C$2] + [.$C400]*(1-[.$A400])*[.C$3] + [.$A400]*[.$C400]*[.C$4]" office:value-type="float" office:value="0.679073788462727">
            <text:p>0.6790737885</text:p>
          </table:table-cell>
          <table:table-cell table:number-columns-repeated="2"/>
        </table:table-row>
        <table:table-row table:style-name="ro1">
          <table:table-cell table:formula="of:=RAND()" office:value-type="float" office:value="0.71307373046875">
            <text:p>0.7130737305</text:p>
          </table:table-cell>
          <table:table-cell table:formula="of:=RAND()" office:value-type="float" office:value="0.97454833984375">
            <text:p>0.9745483398</text:p>
          </table:table-cell>
          <table:table-cell table:formula="of:=SQRT([.B401])" office:value-type="float" office:value="0.987192149403423">
            <text:p>0.9871921494</text:p>
          </table:table-cell>
          <table:table-cell/>
          <table:table-cell table:formula="of:=(1-[.$C401])*[.B$2] + [.$C401]*(1-[.$A401])*[.B$3] + [.$A401]*[.$C401]*[.B$4]" office:value-type="float" office:value="0.874059109635182">
            <text:p>0.8740591096</text:p>
          </table:table-cell>
          <table:table-cell table:formula="of:=(1-[.$C401])*[.C$2] + [.$C401]*(1-[.$A401])*[.C$3] + [.$A401]*[.$C401]*[.C$4]" office:value-type="float" office:value="1.40724609474077">
            <text:p>1.4072460947</text:p>
          </table:table-cell>
          <table:table-cell table:number-columns-repeated="2"/>
        </table:table-row>
        <table:table-row table:style-name="ro1">
          <table:table-cell table:formula="of:=RAND()" office:value-type="float" office:value="0.110809326171875">
            <text:p>0.1108093262</text:p>
          </table:table-cell>
          <table:table-cell table:formula="of:=RAND()" office:value-type="float" office:value="0.680267333984375">
            <text:p>0.680267334</text:p>
          </table:table-cell>
          <table:table-cell table:formula="of:=SQRT([.B402])" office:value-type="float" office:value="0.824783204232709">
            <text:p>0.8247832042</text:p>
          </table:table-cell>
          <table:table-cell/>
          <table:table-cell table:formula="of:=(1-[.$C402])*[.B$2] + [.$C402]*(1-[.$A402])*[.B$3] + [.$A402]*[.$C402]*[.B$4]" office:value-type="float" office:value="0.601110597448612">
            <text:p>0.6011105974</text:p>
          </table:table-cell>
          <table:table-cell table:formula="of:=(1-[.$C402])*[.C$2] + [.$C402]*(1-[.$A402])*[.C$3] + [.$A402]*[.$C402]*[.C$4]" office:value-type="float" office:value="0.269481803370469">
            <text:p>0.2694818034</text:p>
          </table:table-cell>
          <table:table-cell table:number-columns-repeated="2"/>
        </table:table-row>
        <table:table-row table:style-name="ro1">
          <table:table-cell table:formula="of:=RAND()" office:value-type="float" office:value="0.3046875">
            <text:p>0.3046875</text:p>
          </table:table-cell>
          <table:table-cell table:formula="of:=RAND()" office:value-type="float" office:value="0.681732177734375">
            <text:p>0.6817321777</text:p>
          </table:table-cell>
          <table:table-cell table:formula="of:=SQRT([.B403])" office:value-type="float" office:value="0.825670744143436">
            <text:p>0.8256707441</text:p>
          </table:table-cell>
          <table:table-cell/>
          <table:table-cell table:formula="of:=(1-[.$C403])*[.B$2] + [.$C403]*(1-[.$A403])*[.B$3] + [.$A403]*[.$C403]*[.B$4]" office:value-type="float" office:value="0.643378125163018">
            <text:p>0.6433781252</text:p>
          </table:table-cell>
          <table:table-cell table:formula="of:=(1-[.$C403])*[.C$2] + [.$C403]*(1-[.$A403])*[.C$3] + [.$A403]*[.$C403]*[.C$4]" office:value-type="float" office:value="0.587792022092126">
            <text:p>0.5877920221</text:p>
          </table:table-cell>
          <table:table-cell table:number-columns-repeated="2"/>
        </table:table-row>
        <table:table-row table:style-name="ro1">
          <table:table-cell table:formula="of:=RAND()" office:value-type="float" office:value="0.73828125">
            <text:p>0.73828125</text:p>
          </table:table-cell>
          <table:table-cell table:formula="of:=RAND()" office:value-type="float" office:value="0.158660888671875">
            <text:p>0.1586608887</text:p>
          </table:table-cell>
          <table:table-cell table:formula="of:=SQRT([.B404])" office:value-type="float" office:value="0.39832259372508">
            <text:p>0.3983225937</text:p>
          </table:table-cell>
          <table:table-cell/>
          <table:table-cell table:formula="of:=(1-[.$C404])*[.B$2] + [.$C404]*(1-[.$A404])*[.B$3] + [.$A404]*[.$C404]*[.B$4]" office:value-type="float" office:value="0.35528508223119">
            <text:p>0.3552850822</text:p>
          </table:table-cell>
          <table:table-cell table:formula="of:=(1-[.$C404])*[.C$2] + [.$C404]*(1-[.$A404])*[.C$3] + [.$A404]*[.$C404]*[.C$4]" office:value-type="float" office:value="0.886046166910662">
            <text:p>0.8860461669</text:p>
          </table:table-cell>
          <table:table-cell table:number-columns-repeated="2"/>
        </table:table-row>
        <table:table-row table:style-name="ro1">
          <table:table-cell table:formula="of:=RAND()" office:value-type="float" office:value="0.280426025390625">
            <text:p>0.2804260254</text:p>
          </table:table-cell>
          <table:table-cell table:formula="of:=RAND()" office:value-type="float" office:value="0.144622802734375">
            <text:p>0.1446228027</text:p>
          </table:table-cell>
          <table:table-cell table:formula="of:=SQRT([.B405])" office:value-type="float" office:value="0.380293048495992">
            <text:p>0.3802930485</text:p>
          </table:table-cell>
          <table:table-cell/>
          <table:table-cell table:formula="of:=(1-[.$C405])*[.B$2] + [.$C405]*(1-[.$A405])*[.B$3] + [.$A405]*[.$C405]*[.B$4]" office:value-type="float" office:value="0.293932591646282">
            <text:p>0.2939325916</text:p>
          </table:table-cell>
          <table:table-cell table:formula="of:=(1-[.$C405])*[.C$2] + [.$C405]*(1-[.$A405])*[.C$3] + [.$A405]*[.$C405]*[.C$4]" office:value-type="float" office:value="0.5220751712181">
            <text:p>0.5220751712</text:p>
          </table:table-cell>
          <table:table-cell table:number-columns-repeated="2"/>
        </table:table-row>
        <table:table-row table:style-name="ro1">
          <table:table-cell table:formula="of:=RAND()" office:value-type="float" office:value="0.88970947265625">
            <text:p>0.8897094727</text:p>
          </table:table-cell>
          <table:table-cell table:formula="of:=RAND()" office:value-type="float" office:value="0.937042236328125">
            <text:p>0.9370422363</text:p>
          </table:table-cell>
          <table:table-cell table:formula="of:=SQRT([.B406])" office:value-type="float" office:value="0.968009419545143">
            <text:p>0.9680094195</text:p>
          </table:table-cell>
          <table:table-cell/>
          <table:table-cell table:formula="of:=(1-[.$C406])*[.B$2] + [.$C406]*(1-[.$A406])*[.B$3] + [.$A406]*[.$C406]*[.B$4]" office:value-type="float" office:value="0.901530852730946">
            <text:p>0.9015308527</text:p>
          </table:table-cell>
          <table:table-cell table:formula="of:=(1-[.$C406])*[.C$2] + [.$C406]*(1-[.$A406])*[.C$3] + [.$A406]*[.$C406]*[.C$4]" office:value-type="float" office:value="1.72987711910511">
            <text:p>1.7298771191</text:p>
          </table:table-cell>
          <table:table-cell table:number-columns-repeated="2"/>
        </table:table-row>
        <table:table-row table:style-name="ro1">
          <table:table-cell table:formula="of:=RAND()" office:value-type="float" office:value="0.69708251953125">
            <text:p>0.6970825195</text:p>
          </table:table-cell>
          <table:table-cell table:formula="of:=RAND()" office:value-type="float" office:value="0.419952392578125">
            <text:p>0.4199523926</text:p>
          </table:table-cell>
          <table:table-cell table:formula="of:=SQRT([.B407])" office:value-type="float" office:value="0.648037338876492">
            <text:p>0.6480373389</text:p>
          </table:table-cell>
          <table:table-cell/>
          <table:table-cell table:formula="of:=(1-[.$C407])*[.B$2] + [.$C407]*(1-[.$A407])*[.B$3] + [.$A407]*[.$C407]*[.B$4]" office:value-type="float" office:value="0.571077367456476">
            <text:p>0.5710773675</text:p>
          </table:table-cell>
          <table:table-cell table:formula="of:=(1-[.$C407])*[.C$2] + [.$C407]*(1-[.$A407])*[.C$3] + [.$A407]*[.$C407]*[.C$4]" office:value-type="float" office:value="1.07493497742111">
            <text:p>1.0749349774</text:p>
          </table:table-cell>
          <table:table-cell table:number-columns-repeated="2"/>
        </table:table-row>
        <table:table-row table:style-name="ro1">
          <table:table-cell table:formula="of:=RAND()" office:value-type="float" office:value="0.662841796875">
            <text:p>0.6628417969</text:p>
          </table:table-cell>
          <table:table-cell table:formula="of:=RAND()" office:value-type="float" office:value="0.66400146484375">
            <text:p>0.6640014648</text:p>
          </table:table-cell>
          <table:table-cell table:formula="of:=SQRT([.B408])" office:value-type="float" office:value="0.814862850327434">
            <text:p>0.8148628503</text:p>
          </table:table-cell>
          <table:table-cell/>
          <table:table-cell table:formula="of:=(1-[.$C408])*[.B$2] + [.$C408]*(1-[.$A408])*[.B$3] + [.$A408]*[.$C408]*[.B$4]" office:value-type="float" office:value="0.710836535767811">
            <text:p>0.7108365358</text:p>
          </table:table-cell>
          <table:table-cell table:formula="of:=(1-[.$C408])*[.C$2] + [.$C408]*(1-[.$A408])*[.C$3] + [.$A408]*[.$C408]*[.C$4]" office:value-type="float" office:value="1.16741763511255">
            <text:p>1.1674176351</text:p>
          </table:table-cell>
          <table:table-cell table:number-columns-repeated="2"/>
        </table:table-row>
        <table:table-row table:style-name="ro1">
          <table:table-cell table:formula="of:=RAND()" office:value-type="float" office:value="0.71673583984375">
            <text:p>0.7167358398</text:p>
          </table:table-cell>
          <table:table-cell table:formula="of:=RAND()" office:value-type="float" office:value="0.584136962890625">
            <text:p>0.5841369629</text:p>
          </table:table-cell>
          <table:table-cell table:formula="of:=SQRT([.B409])" office:value-type="float" office:value="0.764288533795075">
            <text:p>0.7642885338</text:p>
          </table:table-cell>
          <table:table-cell/>
          <table:table-cell table:formula="of:=(1-[.$C409])*[.B$2] + [.$C409]*(1-[.$A409])*[.B$3] + [.$A409]*[.$C409]*[.B$4]" office:value-type="float" office:value="0.677428149536218">
            <text:p>0.6774281495</text:p>
          </table:table-cell>
          <table:table-cell table:formula="of:=(1-[.$C409])*[.C$2] + [.$C409]*(1-[.$A409])*[.C$3] + [.$A409]*[.$C409]*[.C$4]" office:value-type="float" office:value="1.20796377156606">
            <text:p>1.2079637716</text:p>
          </table:table-cell>
          <table:table-cell table:number-columns-repeated="2"/>
        </table:table-row>
        <table:table-row table:style-name="ro1">
          <table:table-cell table:formula="of:=RAND()" office:value-type="float" office:value="0.056793212890625">
            <text:p>0.0567932129</text:p>
          </table:table-cell>
          <table:table-cell table:formula="of:=RAND()" office:value-type="float" office:value="0.17987060546875">
            <text:p>0.1798706055</text:p>
          </table:table-cell>
          <table:table-cell table:formula="of:=SQRT([.B410])" office:value-type="float" office:value="0.424111548379374">
            <text:p>0.4241115484</text:p>
          </table:table-cell>
          <table:table-cell/>
          <table:table-cell table:formula="of:=(1-[.$C410])*[.B$2] + [.$C410]*(1-[.$A410])*[.B$3] + [.$A410]*[.$C410]*[.B$4]" office:value-type="float" office:value="0.303140614804247">
            <text:p>0.3031406148</text:p>
          </table:table-cell>
          <table:table-cell table:formula="of:=(1-[.$C410])*[.C$2] + [.$C410]*(1-[.$A410])*[.C$3] + [.$A410]*[.$C410]*[.C$4]" office:value-type="float" office:value="0.335876674148713">
            <text:p>0.3358766741</text:p>
          </table:table-cell>
          <table:table-cell table:number-columns-repeated="2"/>
        </table:table-row>
        <table:table-row table:style-name="ro1">
          <table:table-cell table:formula="of:=RAND()" office:value-type="float" office:value="0.19146728515625">
            <text:p>0.1914672852</text:p>
          </table:table-cell>
          <table:table-cell table:formula="of:=RAND()" office:value-type="float" office:value="0.579803466796875">
            <text:p>0.5798034668</text:p>
          </table:table-cell>
          <table:table-cell table:formula="of:=SQRT([.B411])" office:value-type="float" office:value="0.761448269284838">
            <text:p>0.7614482693</text:p>
          </table:table-cell>
          <table:table-cell/>
          <table:table-cell table:formula="of:=(1-[.$C411])*[.B$2] + [.$C411]*(1-[.$A411])*[.B$3] + [.$A411]*[.$C411]*[.B$4]" office:value-type="float" office:value="0.570919821055179">
            <text:p>0.5709198211</text:p>
          </table:table-cell>
          <table:table-cell table:formula="of:=(1-[.$C411])*[.C$2] + [.$C411]*(1-[.$A411])*[.C$3] + [.$A411]*[.$C411]*[.C$4]" office:value-type="float" office:value="0.409402806842298">
            <text:p>0.4094028068</text:p>
          </table:table-cell>
          <table:table-cell table:number-columns-repeated="2"/>
        </table:table-row>
        <table:table-row table:style-name="ro1">
          <table:table-cell table:formula="of:=RAND()" office:value-type="float" office:value="0.483245849609375">
            <text:p>0.4832458496</text:p>
          </table:table-cell>
          <table:table-cell table:formula="of:=RAND()" office:value-type="float" office:value="0.38787841796875">
            <text:p>0.387878418</text:p>
          </table:table-cell>
          <table:table-cell table:formula="of:=SQRT([.B412])" office:value-type="float" office:value="0.622798858355368">
            <text:p>0.6227988584</text:p>
          </table:table-cell>
          <table:table-cell/>
          <table:table-cell table:formula="of:=(1-[.$C412])*[.B$2] + [.$C412]*(1-[.$A412])*[.B$3] + [.$A412]*[.$C412]*[.B$4]" office:value-type="float" office:value="0.514210091343597">
            <text:p>0.5142100913</text:p>
          </table:table-cell>
          <table:table-cell table:formula="of:=(1-[.$C412])*[.C$2] + [.$C412]*(1-[.$A412])*[.C$3] + [.$A412]*[.$C412]*[.C$4]" office:value-type="float" office:value="0.787520848071277">
            <text:p>0.7875208481</text:p>
          </table:table-cell>
          <table:table-cell table:number-columns-repeated="2"/>
        </table:table-row>
        <table:table-row table:style-name="ro1">
          <table:table-cell table:formula="of:=RAND()" office:value-type="float" office:value="0.515472412109375">
            <text:p>0.5154724121</text:p>
          </table:table-cell>
          <table:table-cell table:formula="of:=RAND()" office:value-type="float" office:value="0.307037353515625">
            <text:p>0.3070373535</text:p>
          </table:table-cell>
          <table:table-cell table:formula="of:=SQRT([.B413])" office:value-type="float" office:value="0.554109514009302">
            <text:p>0.554109514</text:p>
          </table:table-cell>
          <table:table-cell/>
          <table:table-cell table:formula="of:=(1-[.$C413])*[.B$2] + [.$C413]*(1-[.$A413])*[.B$3] + [.$A413]*[.$C413]*[.B$4]" office:value-type="float" office:value="0.462139983423885">
            <text:p>0.4621399834</text:p>
          </table:table-cell>
          <table:table-cell table:formula="of:=(1-[.$C413])*[.C$2] + [.$C413]*(1-[.$A413])*[.C$3] + [.$A413]*[.$C413]*[.C$4]" office:value-type="float" office:value="0.791345296836015">
            <text:p>0.7913452968</text:p>
          </table:table-cell>
          <table:table-cell table:number-columns-repeated="2"/>
        </table:table-row>
        <table:table-row table:style-name="ro1">
          <table:table-cell table:formula="of:=RAND()" office:value-type="float" office:value="0.686187744140625">
            <text:p>0.6861877441</text:p>
          </table:table-cell>
          <table:table-cell table:formula="of:=RAND()" office:value-type="float" office:value="0.32281494140625">
            <text:p>0.3228149414</text:p>
          </table:table-cell>
          <table:table-cell table:formula="of:=SQRT([.B414])" office:value-type="float" office:value="0.568168057361772">
            <text:p>0.5681680574</text:p>
          </table:table-cell>
          <table:table-cell/>
          <table:table-cell table:formula="of:=(1-[.$C414])*[.B$2] + [.$C414]*(1-[.$A414])*[.B$3] + [.$A414]*[.$C414]*[.B$4]" office:value-type="float" office:value="0.499083829122438">
            <text:p>0.4990838291</text:p>
          </table:table-cell>
          <table:table-cell table:formula="of:=(1-[.$C414])*[.C$2] + [.$C414]*(1-[.$A414])*[.C$3] + [.$A414]*[.$C414]*[.C$4]" office:value-type="float" office:value="0.991757186891047">
            <text:p>0.9917571869</text:p>
          </table:table-cell>
          <table:table-cell table:number-columns-repeated="2"/>
        </table:table-row>
        <table:table-row table:style-name="ro1">
          <table:table-cell table:formula="of:=RAND()" office:value-type="float" office:value="0.15106201171875">
            <text:p>0.1510620117</text:p>
          </table:table-cell>
          <table:table-cell table:formula="of:=RAND()" office:value-type="float" office:value="0.48944091796875">
            <text:p>0.489440918</text:p>
          </table:table-cell>
          <table:table-cell table:formula="of:=SQRT([.B415])" office:value-type="float" office:value="0.699600541715592">
            <text:p>0.6996005417</text:p>
          </table:table-cell>
          <table:table-cell/>
          <table:table-cell table:formula="of:=(1-[.$C415])*[.B$2] + [.$C415]*(1-[.$A415])*[.B$3] + [.$A415]*[.$C415]*[.B$4]" office:value-type="float" office:value="0.517197976160997">
            <text:p>0.5171979762</text:p>
          </table:table-cell>
          <table:table-cell table:formula="of:=(1-[.$C415])*[.C$2] + [.$C415]*(1-[.$A415])*[.C$3] + [.$A415]*[.$C415]*[.C$4]" office:value-type="float" office:value="0.360509028952062">
            <text:p>0.360509029</text:p>
          </table:table-cell>
          <table:table-cell table:number-columns-repeated="2"/>
        </table:table-row>
        <table:table-row table:style-name="ro1">
          <table:table-cell table:formula="of:=RAND()" office:value-type="float" office:value="0.725860595703125">
            <text:p>0.7258605957</text:p>
          </table:table-cell>
          <table:table-cell table:formula="of:=RAND()" office:value-type="float" office:value="0.197784423828125">
            <text:p>0.1977844238</text:p>
          </table:table-cell>
          <table:table-cell table:formula="of:=SQRT([.B416])" office:value-type="float" office:value="0.444729607546119">
            <text:p>0.4447296075</text:p>
          </table:table-cell>
          <table:table-cell/>
          <table:table-cell table:formula="of:=(1-[.$C416])*[.B$2] + [.$C416]*(1-[.$A416])*[.B$3] + [.$A416]*[.$C416]*[.B$4]" office:value-type="float" office:value="0.395241766725946">
            <text:p>0.3952417667</text:p>
          </table:table-cell>
          <table:table-cell table:formula="of:=(1-[.$C416])*[.C$2] + [.$C416]*(1-[.$A416])*[.C$3] + [.$A416]*[.$C416]*[.C$4]" office:value-type="float" office:value="0.920030474968824">
            <text:p>0.920030475</text:p>
          </table:table-cell>
          <table:table-cell table:number-columns-repeated="2"/>
        </table:table-row>
        <table:table-row table:style-name="ro1">
          <table:table-cell table:formula="of:=RAND()" office:value-type="float" office:value="0.734710693359375">
            <text:p>0.7347106934</text:p>
          </table:table-cell>
          <table:table-cell table:formula="of:=RAND()" office:value-type="float" office:value="0.347320556640625">
            <text:p>0.3473205566</text:p>
          </table:table-cell>
          <table:table-cell table:formula="of:=SQRT([.B417])" office:value-type="float" office:value="0.589339084602935">
            <text:p>0.5893390846</text:p>
          </table:table-cell>
          <table:table-cell/>
          <table:table-cell table:formula="of:=(1-[.$C417])*[.B$2] + [.$C417]*(1-[.$A417])*[.B$3] + [.$A417]*[.$C417]*[.B$4]" office:value-type="float" office:value="0.525115728364879">
            <text:p>0.5251157284</text:p>
          </table:table-cell>
          <table:table-cell table:formula="of:=(1-[.$C417])*[.C$2] + [.$C417]*(1-[.$A417])*[.C$3] + [.$A417]*[.$C417]*[.C$4]" office:value-type="float" office:value="1.06698797536861">
            <text:p>1.0669879754</text:p>
          </table:table-cell>
          <table:table-cell table:number-columns-repeated="2"/>
        </table:table-row>
        <table:table-row table:style-name="ro1">
          <table:table-cell table:formula="of:=RAND()" office:value-type="float" office:value="0.183349609375">
            <text:p>0.1833496094</text:p>
          </table:table-cell>
          <table:table-cell table:formula="of:=RAND()" office:value-type="float" office:value="0.711212158203125">
            <text:p>0.7112121582</text:p>
          </table:table-cell>
          <table:table-cell table:formula="of:=SQRT([.B418])" office:value-type="float" office:value="0.843333954138647">
            <text:p>0.8433339541</text:p>
          </table:table-cell>
          <table:table-cell/>
          <table:table-cell table:formula="of:=(1-[.$C418])*[.B$2] + [.$C418]*(1-[.$A418])*[.B$3] + [.$A418]*[.$C418]*[.B$4]" office:value-type="float" office:value="0.630536255173691">
            <text:p>0.6305362552</text:p>
          </table:table-cell>
          <table:table-cell table:formula="of:=(1-[.$C418])*[.C$2] + [.$C418]*(1-[.$A418])*[.C$3] + [.$A418]*[.$C418]*[.C$4]" office:value-type="float" office:value="0.386036675548027">
            <text:p>0.3860366755</text:p>
          </table:table-cell>
          <table:table-cell table:number-columns-repeated="2"/>
        </table:table-row>
        <table:table-row table:style-name="ro1">
          <table:table-cell table:formula="of:=RAND()" office:value-type="float" office:value="0.169586181640625">
            <text:p>0.1695861816</text:p>
          </table:table-cell>
          <table:table-cell table:formula="of:=RAND()" office:value-type="float" office:value="0.608428955078125">
            <text:p>0.6084289551</text:p>
          </table:table-cell>
          <table:table-cell table:formula="of:=SQRT([.B419])" office:value-type="float" office:value="0.780018560726682">
            <text:p>0.7800185607</text:p>
          </table:table-cell>
          <table:table-cell/>
          <table:table-cell table:formula="of:=(1-[.$C419])*[.B$2] + [.$C419]*(1-[.$A419])*[.B$3] + [.$A419]*[.$C419]*[.B$4]" office:value-type="float" office:value="0.580405888532516">
            <text:p>0.5804058885</text:p>
          </table:table-cell>
          <table:table-cell table:formula="of:=(1-[.$C419])*[.C$2] + [.$C419]*(1-[.$A419])*[.C$3] + [.$A419]*[.$C419]*[.C$4]" office:value-type="float" office:value="0.373228654588342">
            <text:p>0.3732286546</text:p>
          </table:table-cell>
          <table:table-cell table:number-columns-repeated="2"/>
        </table:table-row>
        <table:table-row table:style-name="ro1">
          <table:table-cell table:formula="of:=RAND()" office:value-type="float" office:value="0.242462158203125">
            <text:p>0.2424621582</text:p>
          </table:table-cell>
          <table:table-cell table:formula="of:=RAND()" office:value-type="float" office:value="0.394439697265625">
            <text:p>0.3944396973</text:p>
          </table:table-cell>
          <table:table-cell table:formula="of:=SQRT([.B420])" office:value-type="float" office:value="0.628044343391153">
            <text:p>0.6280443434</text:p>
          </table:table-cell>
          <table:table-cell/>
          <table:table-cell table:formula="of:=(1-[.$C420])*[.B$2] + [.$C420]*(1-[.$A420])*[.B$3] + [.$A420]*[.$C420]*[.B$4]" office:value-type="float" office:value="0.479223056979737">
            <text:p>0.479223057</text:p>
          </table:table-cell>
          <table:table-cell table:formula="of:=(1-[.$C420])*[.C$2] + [.$C420]*(1-[.$A420])*[.C$3] + [.$A420]*[.$C420]*[.C$4]" office:value-type="float" office:value="0.489009032326732">
            <text:p>0.4890090323</text:p>
          </table:table-cell>
          <table:table-cell table:number-columns-repeated="2"/>
        </table:table-row>
        <table:table-row table:style-name="ro1">
          <table:table-cell table:formula="of:=RAND()" office:value-type="float" office:value="0.610382080078125">
            <text:p>0.6103820801</text:p>
          </table:table-cell>
          <table:table-cell table:formula="of:=RAND()" office:value-type="float" office:value="0.8880615234375">
            <text:p>0.8880615234</text:p>
          </table:table-cell>
          <table:table-cell table:formula="of:=SQRT([.B421])" office:value-type="float" office:value="0.942370162641783">
            <text:p>0.9423701626</text:p>
          </table:table-cell>
          <table:table-cell/>
          <table:table-cell table:formula="of:=(1-[.$C421])*[.B$2] + [.$C421]*(1-[.$A421])*[.B$3] + [.$A421]*[.$C421]*[.B$4]" office:value-type="float" office:value="0.80921263746923">
            <text:p>0.8092126375</text:p>
          </table:table-cell>
          <table:table-cell table:formula="of:=(1-[.$C421])*[.C$2] + [.$C421]*(1-[.$A421])*[.C$3] + [.$A421]*[.$C421]*[.C$4]" office:value-type="float" office:value="1.17347458023205">
            <text:p>1.1734745802</text:p>
          </table:table-cell>
          <table:table-cell table:number-columns-repeated="2"/>
        </table:table-row>
        <table:table-row table:style-name="ro1">
          <table:table-cell table:formula="of:=RAND()" office:value-type="float" office:value="0.804351806640625">
            <text:p>0.8043518066</text:p>
          </table:table-cell>
          <table:table-cell table:formula="of:=RAND()" office:value-type="float" office:value="0.2818603515625">
            <text:p>0.2818603516</text:p>
          </table:table-cell>
          <table:table-cell table:formula="of:=SQRT([.B422])" office:value-type="float" office:value="0.530905219001">
            <text:p>0.530905219</text:p>
          </table:table-cell>
          <table:table-cell/>
          <table:table-cell table:formula="of:=(1-[.$C422])*[.B$2] + [.$C422]*(1-[.$A422])*[.B$3] + [.$A422]*[.$C422]*[.B$4]" office:value-type="float" office:value="0.482662642035882">
            <text:p>0.482662642</text:p>
          </table:table-cell>
          <table:table-cell table:formula="of:=(1-[.$C422])*[.C$2] + [.$C422]*(1-[.$A422])*[.C$3] + [.$A422]*[.$C422]*[.C$4]" office:value-type="float" office:value="1.0843461888957">
            <text:p>1.0843461889</text:p>
          </table:table-cell>
          <table:table-cell table:number-columns-repeated="2"/>
        </table:table-row>
        <table:table-row table:style-name="ro1">
          <table:table-cell table:formula="of:=RAND()" office:value-type="float" office:value="0.747222900390625">
            <text:p>0.7472229004</text:p>
          </table:table-cell>
          <table:table-cell table:formula="of:=RAND()" office:value-type="float" office:value="0.969329833984375">
            <text:p>0.969329834</text:p>
          </table:table-cell>
          <table:table-cell table:formula="of:=SQRT([.B423])" office:value-type="float" office:value="0.984545496147524">
            <text:p>0.9845454961</text:p>
          </table:table-cell>
          <table:table-cell/>
          <table:table-cell table:formula="of:=(1-[.$C423])*[.B$2] + [.$C423]*(1-[.$A423])*[.B$3] + [.$A423]*[.$C423]*[.B$4]" office:value-type="float" office:value="0.880457332014716">
            <text:p>0.880457332</text:p>
          </table:table-cell>
          <table:table-cell table:formula="of:=(1-[.$C423])*[.C$2] + [.$C423]*(1-[.$A423])*[.C$3] + [.$A423]*[.$C423]*[.C$4]" office:value-type="float" office:value="1.47172038491002">
            <text:p>1.4717203849</text:p>
          </table:table-cell>
          <table:table-cell table:number-columns-repeated="2"/>
        </table:table-row>
        <table:table-row table:style-name="ro1">
          <table:table-cell table:formula="of:=RAND()" office:value-type="float" office:value="0.292083740234375">
            <text:p>0.2920837402</text:p>
          </table:table-cell>
          <table:table-cell table:formula="of:=RAND()" office:value-type="float" office:value="0.6844482421875">
            <text:p>0.6844482422</text:p>
          </table:table-cell>
          <table:table-cell table:formula="of:=SQRT([.B424])" office:value-type="float" office:value="0.827313871627631">
            <text:p>0.8273138716</text:p>
          </table:table-cell>
          <table:table-cell/>
          <table:table-cell table:formula="of:=(1-[.$C424])*[.B$2] + [.$C424]*(1-[.$A424])*[.B$3] + [.$A424]*[.$C424]*[.B$4]" office:value-type="float" office:value="0.641947391932264">
            <text:p>0.6419473919</text:p>
          </table:table-cell>
          <table:table-cell table:formula="of:=(1-[.$C424])*[.C$2] + [.$C424]*(1-[.$A424])*[.C$3] + [.$A424]*[.$C424]*[.C$4]" office:value-type="float" office:value="0.567216474832017">
            <text:p>0.5672164748</text:p>
          </table:table-cell>
          <table:table-cell table:number-columns-repeated="2"/>
        </table:table-row>
        <table:table-row table:style-name="ro1">
          <table:table-cell table:formula="of:=RAND()" office:value-type="float" office:value="0.294525146484375">
            <text:p>0.2945251465</text:p>
          </table:table-cell>
          <table:table-cell table:formula="of:=RAND()" office:value-type="float" office:value="0.01531982421875">
            <text:p>0.0153198242</text:p>
          </table:table-cell>
          <table:table-cell table:formula="of:=SQRT([.B425])" office:value-type="float" office:value="0.12377327748246">
            <text:p>0.1237732775</text:p>
          </table:table-cell>
          <table:table-cell/>
          <table:table-cell table:formula="of:=(1-[.$C425])*[.B$2] + [.$C425]*(1-[.$A425])*[.B$3] + [.$A425]*[.$C425]*[.B$4]" office:value-type="float" office:value="0.0961194233348788">
            <text:p>0.0961194233</text:p>
          </table:table-cell>
          <table:table-cell table:formula="of:=(1-[.$C425])*[.C$2] + [.$C425]*(1-[.$A425])*[.C$3] + [.$A425]*[.$C425]*[.C$4]" office:value-type="float" office:value="0.510657503194702">
            <text:p>0.5106575032</text:p>
          </table:table-cell>
          <table:table-cell table:number-columns-repeated="2"/>
        </table:table-row>
        <table:table-row table:style-name="ro1">
          <table:table-cell table:formula="of:=RAND()" office:value-type="float" office:value="0.300506591796875">
            <text:p>0.3005065918</text:p>
          </table:table-cell>
          <table:table-cell table:formula="of:=RAND()" office:value-type="float" office:value="0.34808349609375">
            <text:p>0.3480834961</text:p>
          </table:table-cell>
          <table:table-cell table:formula="of:=SQRT([.B426])" office:value-type="float" office:value="0.589986013472989">
            <text:p>0.5899860135</text:p>
          </table:table-cell>
          <table:table-cell/>
          <table:table-cell table:formula="of:=(1-[.$C426])*[.B$2] + [.$C426]*(1-[.$A426])*[.B$3] + [.$A426]*[.$C426]*[.B$4]" office:value-type="float" office:value="0.459086827821407">
            <text:p>0.4590868278</text:p>
          </table:table-cell>
          <table:table-cell table:formula="of:=(1-[.$C426])*[.C$2] + [.$C426]*(1-[.$A426])*[.C$3] + [.$A426]*[.$C426]*[.C$4]" office:value-type="float" office:value="0.557823418635526">
            <text:p>0.5578234186</text:p>
          </table:table-cell>
          <table:table-cell table:number-columns-repeated="2"/>
        </table:table-row>
        <table:table-row table:style-name="ro1">
          <table:table-cell table:formula="of:=RAND()" office:value-type="float" office:value="0.091217041015625">
            <text:p>0.091217041</text:p>
          </table:table-cell>
          <table:table-cell table:formula="of:=RAND()" office:value-type="float" office:value="0.243927001953125">
            <text:p>0.243927002</text:p>
          </table:table-cell>
          <table:table-cell table:formula="of:=SQRT([.B427])" office:value-type="float" office:value="0.493889665768707">
            <text:p>0.4938896658</text:p>
          </table:table-cell>
          <table:table-cell/>
          <table:table-cell table:formula="of:=(1-[.$C427])*[.B$2] + [.$C427]*(1-[.$A427])*[.B$3] + [.$A427]*[.$C427]*[.B$4]" office:value-type="float" office:value="0.357436066051995">
            <text:p>0.3574360661</text:p>
          </table:table-cell>
          <table:table-cell table:formula="of:=(1-[.$C427])*[.C$2] + [.$C427]*(1-[.$A427])*[.C$3] + [.$A427]*[.$C427]*[.C$4]" office:value-type="float" office:value="0.342706963375885">
            <text:p>0.3427069634</text:p>
          </table:table-cell>
          <table:table-cell table:number-columns-repeated="2"/>
        </table:table-row>
        <table:table-row table:style-name="ro1">
          <table:table-cell table:formula="of:=RAND()" office:value-type="float" office:value="0.748260498046875">
            <text:p>0.748260498</text:p>
          </table:table-cell>
          <table:table-cell table:formula="of:=RAND()" office:value-type="float" office:value="0.7779541015625">
            <text:p>0.7779541016</text:p>
          </table:table-cell>
          <table:table-cell table:formula="of:=SQRT([.B428])" office:value-type="float" office:value="0.882017064212762">
            <text:p>0.8820170642</text:p>
          </table:table-cell>
          <table:table-cell/>
          <table:table-cell table:formula="of:=(1-[.$C428])*[.B$2] + [.$C428]*(1-[.$A428])*[.B$3] + [.$A428]*[.$C428]*[.B$4]" office:value-type="float" office:value="0.789006362164891">
            <text:p>0.7890063622</text:p>
          </table:table-cell>
          <table:table-cell table:formula="of:=(1-[.$C428])*[.C$2] + [.$C428]*(1-[.$A428])*[.C$3] + [.$A428]*[.$C428]*[.C$4]" office:value-type="float" office:value="1.37234873812345">
            <text:p>1.3723487381</text:p>
          </table:table-cell>
          <table:table-cell table:number-columns-repeated="2"/>
        </table:table-row>
        <table:table-row table:style-name="ro1">
          <table:table-cell table:formula="of:=RAND()" office:value-type="float" office:value="0.718597412109375">
            <text:p>0.7185974121</text:p>
          </table:table-cell>
          <table:table-cell table:formula="of:=RAND()" office:value-type="float" office:value="0.09698486328125">
            <text:p>0.0969848633</text:p>
          </table:table-cell>
          <table:table-cell table:formula="of:=SQRT([.B429])" office:value-type="float" office:value="0.311423928562418">
            <text:p>0.3114239286</text:p>
          </table:table-cell>
          <table:table-cell/>
          <table:table-cell table:formula="of:=(1-[.$C429])*[.B$2] + [.$C429]*(1-[.$A429])*[.B$3] + [.$A429]*[.$C429]*[.B$4]" office:value-type="float" office:value="0.276181741568504">
            <text:p>0.2761817416</text:p>
          </table:table-cell>
          <table:table-cell table:formula="of:=(1-[.$C429])*[.C$2] + [.$C429]*(1-[.$A429])*[.C$3] + [.$A429]*[.$C429]*[.C$4]" office:value-type="float" office:value="0.789627009695229">
            <text:p>0.7896270097</text:p>
          </table:table-cell>
          <table:table-cell table:number-columns-repeated="2"/>
        </table:table-row>
        <table:table-row table:style-name="ro1">
          <table:table-cell table:formula="of:=RAND()" office:value-type="float" office:value="0.687957763671875">
            <text:p>0.6879577637</text:p>
          </table:table-cell>
          <table:table-cell table:formula="of:=RAND()" office:value-type="float" office:value="0.010009765625">
            <text:p>0.0100097656</text:p>
          </table:table-cell>
          <table:table-cell table:formula="of:=SQRT([.B430])" office:value-type="float" office:value="0.100048816209888">
            <text:p>0.1000488162</text:p>
          </table:table-cell>
          <table:table-cell/>
          <table:table-cell table:formula="of:=(1-[.$C430])*[.B$2] + [.$C430]*(1-[.$A430])*[.B$3] + [.$A430]*[.$C430]*[.B$4]" office:value-type="float" office:value="0.0879298049099428">
            <text:p>0.0879298049</text:p>
          </table:table-cell>
          <table:table-cell table:formula="of:=(1-[.$C430])*[.C$2] + [.$C430]*(1-[.$A430])*[.C$3] + [.$A430]*[.$C430]*[.C$4]" office:value-type="float" office:value="0.586946018012025">
            <text:p>0.586946018</text:p>
          </table:table-cell>
          <table:table-cell table:number-columns-repeated="2"/>
        </table:table-row>
        <table:table-row table:style-name="ro1">
          <table:table-cell table:formula="of:=RAND()" office:value-type="float" office:value="0.0418701171875">
            <text:p>0.0418701172</text:p>
          </table:table-cell>
          <table:table-cell table:formula="of:=RAND()" office:value-type="float" office:value="0.4346923828125">
            <text:p>0.4346923828</text:p>
          </table:table-cell>
          <table:table-cell table:formula="of:=SQRT([.B431])" office:value-type="float" office:value="0.659312052682567">
            <text:p>0.6593120527</text:p>
          </table:table-cell>
          <table:table-cell/>
          <table:table-cell table:formula="of:=(1-[.$C431])*[.B$2] + [.$C431]*(1-[.$A431])*[.B$3] + [.$A431]*[.$C431]*[.B$4]" office:value-type="float" office:value="0.468695859834124">
            <text:p>0.4686958598</text:p>
          </table:table-cell>
          <table:table-cell table:formula="of:=(1-[.$C431])*[.C$2] + [.$C431]*(1-[.$A431])*[.C$3] + [.$A431]*[.$C431]*[.C$4]" office:value-type="float" office:value="0.225278864747527">
            <text:p>0.2252788647</text:p>
          </table:table-cell>
          <table:table-cell table:number-columns-repeated="2"/>
        </table:table-row>
        <table:table-row table:style-name="ro1">
          <table:table-cell table:formula="of:=RAND()" office:value-type="float" office:value="0.430816650390625">
            <text:p>0.4308166504</text:p>
          </table:table-cell>
          <table:table-cell table:formula="of:=RAND()" office:value-type="float" office:value="0.611297607421875">
            <text:p>0.6112976074</text:p>
          </table:table-cell>
          <table:table-cell table:formula="of:=SQRT([.B432])" office:value-type="float" office:value="0.781855234312513">
            <text:p>0.7818552343</text:p>
          </table:table-cell>
          <table:table-cell/>
          <table:table-cell table:formula="of:=(1-[.$C432])*[.B$2] + [.$C432]*(1-[.$A432])*[.B$3] + [.$A432]*[.$C432]*[.B$4]" office:value-type="float" office:value="0.634876089834352">
            <text:p>0.6348760898</text:p>
          </table:table-cell>
          <table:table-cell table:formula="of:=(1-[.$C432])*[.C$2] + [.$C432]*(1-[.$A432])*[.C$3] + [.$A432]*[.$C432]*[.C$4]" office:value-type="float" office:value="0.779376526586163">
            <text:p>0.7793765266</text:p>
          </table:table-cell>
          <table:table-cell table:number-columns-repeated="2"/>
        </table:table-row>
        <table:table-row table:style-name="ro1">
          <table:table-cell table:formula="of:=RAND()" office:value-type="float" office:value="0.581817626953125">
            <text:p>0.581817627</text:p>
          </table:table-cell>
          <table:table-cell table:formula="of:=RAND()" office:value-type="float" office:value="0.786712646484375">
            <text:p>0.7867126465</text:p>
          </table:table-cell>
          <table:table-cell table:formula="of:=SQRT([.B433])" office:value-type="float" office:value="0.886968233075106">
            <text:p>0.8869682331</text:p>
          </table:table-cell>
          <table:table-cell/>
          <table:table-cell table:formula="of:=(1-[.$C433])*[.B$2] + [.$C433]*(1-[.$A433])*[.B$3] + [.$A433]*[.$C433]*[.B$4]" office:value-type="float" office:value="0.755051738815721">
            <text:p>0.7550517388</text:p>
          </table:table-cell>
          <table:table-cell table:formula="of:=(1-[.$C433])*[.C$2] + [.$C433]*(1-[.$A433])*[.C$3] + [.$A433]*[.$C433]*[.C$4]" office:value-type="float" office:value="1.08346285103807">
            <text:p>1.083462851</text:p>
          </table:table-cell>
          <table:table-cell table:number-columns-repeated="2"/>
        </table:table-row>
        <table:table-row table:style-name="ro1">
          <table:table-cell table:formula="of:=RAND()" office:value-type="float" office:value="0.142059326171875">
            <text:p>0.1420593262</text:p>
          </table:table-cell>
          <table:table-cell table:formula="of:=RAND()" office:value-type="float" office:value="0.18963623046875">
            <text:p>0.1896362305</text:p>
          </table:table-cell>
          <table:table-cell table:formula="of:=SQRT([.B434])" office:value-type="float" office:value="0.435472422167868">
            <text:p>0.4354724222</text:p>
          </table:table-cell>
          <table:table-cell/>
          <table:table-cell table:formula="of:=(1-[.$C434])*[.B$2] + [.$C434]*(1-[.$A434])*[.B$3] + [.$A434]*[.$C434]*[.B$4]" office:value-type="float" office:value="0.320915054421004">
            <text:p>0.3209150544</text:p>
          </table:table-cell>
          <table:table-cell table:formula="of:=(1-[.$C434])*[.C$2] + [.$C434]*(1-[.$A434])*[.C$3] + [.$A434]*[.$C434]*[.C$4]" office:value-type="float" office:value="0.405370997446673">
            <text:p>0.4053709974</text:p>
          </table:table-cell>
          <table:table-cell table:number-columns-repeated="2"/>
        </table:table-row>
        <table:table-row table:style-name="ro1">
          <table:table-cell table:formula="of:=RAND()" office:value-type="float" office:value="0.123046875">
            <text:p>0.123046875</text:p>
          </table:table-cell>
          <table:table-cell table:formula="of:=RAND()" office:value-type="float" office:value="0.191162109375">
            <text:p>0.1911621094</text:p>
          </table:table-cell>
          <table:table-cell table:formula="of:=SQRT([.B435])" office:value-type="float" office:value="0.437220893113538">
            <text:p>0.4372208931</text:p>
          </table:table-cell>
          <table:table-cell/>
          <table:table-cell table:formula="of:=(1-[.$C435])*[.B$2] + [.$C435]*(1-[.$A435])*[.B$3] + [.$A435]*[.$C435]*[.B$4]" office:value-type="float" office:value="0.320042277970883">
            <text:p>0.320042278</text:p>
          </table:table-cell>
          <table:table-cell table:formula="of:=(1-[.$C435])*[.C$2] + [.$C435]*(1-[.$A435])*[.C$3] + [.$A435]*[.$C435]*[.C$4]" office:value-type="float" office:value="0.388448895962067">
            <text:p>0.388448896</text:p>
          </table:table-cell>
          <table:table-cell table:number-columns-repeated="2"/>
        </table:table-row>
        <table:table-row table:style-name="ro1">
          <table:table-cell table:formula="of:=RAND()" office:value-type="float" office:value="0.563079833984375">
            <text:p>0.563079834</text:p>
          </table:table-cell>
          <table:table-cell table:formula="of:=RAND()" office:value-type="float" office:value="0.194671630859375">
            <text:p>0.1946716309</text:p>
          </table:table-cell>
          <table:table-cell table:formula="of:=SQRT([.B436])" office:value-type="float" office:value="0.441216081823153">
            <text:p>0.4412160818</text:p>
          </table:table-cell>
          <table:table-cell/>
          <table:table-cell table:formula="of:=(1-[.$C436])*[.B$2] + [.$C436]*(1-[.$A436])*[.B$3] + [.$A436]*[.$C436]*[.B$4]" office:value-type="float" office:value="0.373445625583303">
            <text:p>0.3734456256</text:p>
          </table:table-cell>
          <table:table-cell table:formula="of:=(1-[.$C436])*[.C$2] + [.$C436]*(1-[.$A436])*[.C$3] + [.$A436]*[.$C436]*[.C$4]" office:value-type="float" office:value="0.773787316515816">
            <text:p>0.7737873165</text:p>
          </table:table-cell>
          <table:table-cell table:number-columns-repeated="2"/>
        </table:table-row>
        <table:table-row table:style-name="ro1">
          <table:table-cell table:formula="of:=RAND()" office:value-type="float" office:value="0.464324951171875">
            <text:p>0.4643249512</text:p>
          </table:table-cell>
          <table:table-cell table:formula="of:=RAND()" office:value-type="float" office:value="0.652801513671875">
            <text:p>0.6528015137</text:p>
          </table:table-cell>
          <table:table-cell table:formula="of:=SQRT([.B437])" office:value-type="float" office:value="0.807961331792478">
            <text:p>0.8079613318</text:p>
          </table:table-cell>
          <table:table-cell/>
          <table:table-cell table:formula="of:=(1-[.$C437])*[.B$2] + [.$C437]*(1-[.$A437])*[.B$3] + [.$A437]*[.$C437]*[.B$4]" office:value-type="float" office:value="0.663113649797394">
            <text:p>0.6631136498</text:p>
          </table:table-cell>
          <table:table-cell table:formula="of:=(1-[.$C437])*[.C$2] + [.$C437]*(1-[.$A437])*[.C$3] + [.$A437]*[.$C437]*[.C$4]" office:value-type="float" office:value="0.842580979911039">
            <text:p>0.8425809799</text:p>
          </table:table-cell>
          <table:table-cell table:number-columns-repeated="2"/>
        </table:table-row>
        <table:table-row table:style-name="ro1">
          <table:table-cell table:formula="of:=RAND()" office:value-type="float" office:value="0.017059326171875">
            <text:p>0.0170593262</text:p>
          </table:table-cell>
          <table:table-cell table:formula="of:=RAND()" office:value-type="float" office:value="0.291015625">
            <text:p>0.291015625</text:p>
          </table:table-cell>
          <table:table-cell table:formula="of:=SQRT([.B438])" office:value-type="float" office:value="0.539458640676002">
            <text:p>0.5394586407</text:p>
          </table:table-cell>
          <table:table-cell/>
          <table:table-cell table:formula="of:=(1-[.$C438])*[.B$2] + [.$C438]*(1-[.$A438])*[.B$3] + [.$A438]*[.$C438]*[.B$4]" office:value-type="float" office:value="0.380013776709159">
            <text:p>0.3800137767</text:p>
          </table:table-cell>
          <table:table-cell table:formula="of:=(1-[.$C438])*[.C$2] + [.$C438]*(1-[.$A438])*[.C$3] + [.$A438]*[.$C438]*[.C$4]" office:value-type="float" office:value="0.24858425346798">
            <text:p>0.2485842535</text:p>
          </table:table-cell>
          <table:table-cell table:number-columns-repeated="2"/>
        </table:table-row>
        <table:table-row table:style-name="ro1">
          <table:table-cell table:formula="of:=RAND()" office:value-type="float" office:value="0.718231201171875">
            <text:p>0.7182312012</text:p>
          </table:table-cell>
          <table:table-cell table:formula="of:=RAND()" office:value-type="float" office:value="0.75146484375">
            <text:p>0.7514648438</text:p>
          </table:table-cell>
          <table:table-cell table:formula="of:=SQRT([.B439])" office:value-type="float" office:value="0.866870719167512">
            <text:p>0.8668707192</text:p>
          </table:table-cell>
          <table:table-cell/>
          <table:table-cell table:formula="of:=(1-[.$C439])*[.B$2] + [.$C439]*(1-[.$A439])*[.B$3] + [.$A439]*[.$C439]*[.B$4]" office:value-type="float" office:value="0.768689038868245">
            <text:p>0.7686890389</text:p>
          </table:table-cell>
          <table:table-cell table:formula="of:=(1-[.$C439])*[.C$2] + [.$C439]*(1-[.$A439])*[.C$3] + [.$A439]*[.$C439]*[.C$4]" office:value-type="float" office:value="1.30556570021418">
            <text:p>1.3055657002</text:p>
          </table:table-cell>
          <table:table-cell table:number-columns-repeated="2"/>
        </table:table-row>
        <table:table-row table:style-name="ro1">
          <table:table-cell table:formula="of:=RAND()" office:value-type="float" office:value="0.353851318359375">
            <text:p>0.3538513184</text:p>
          </table:table-cell>
          <table:table-cell table:formula="of:=RAND()" office:value-type="float" office:value="0.084808349609375">
            <text:p>0.0848083496</text:p>
          </table:table-cell>
          <table:table-cell table:formula="of:=SQRT([.B440])" office:value-type="float" office:value="0.291218731556497">
            <text:p>0.2912187316</text:p>
          </table:table-cell>
          <table:table-cell/>
          <table:table-cell table:formula="of:=(1-[.$C440])*[.B$2] + [.$C440]*(1-[.$A440])*[.B$3] + [.$A440]*[.$C440]*[.B$4]" office:value-type="float" office:value="0.230645626433523">
            <text:p>0.2306456264</text:p>
          </table:table-cell>
          <table:table-cell table:formula="of:=(1-[.$C440])*[.C$2] + [.$C440]*(1-[.$A440])*[.C$3] + [.$A440]*[.$C440]*[.C$4]" office:value-type="float" office:value="0.559456417085252">
            <text:p>0.5594564171</text:p>
          </table:table-cell>
          <table:table-cell table:number-columns-repeated="2"/>
        </table:table-row>
        <table:table-row table:style-name="ro1">
          <table:table-cell table:formula="of:=RAND()" office:value-type="float" office:value="0.0655517578125">
            <text:p>0.0655517578</text:p>
          </table:table-cell>
          <table:table-cell table:formula="of:=RAND()" office:value-type="float" office:value="0.432220458984375">
            <text:p>0.432220459</text:p>
          </table:table-cell>
          <table:table-cell table:formula="of:=SQRT([.B441])" office:value-type="float" office:value="0.657434756446885">
            <text:p>0.6574347564</text:p>
          </table:table-cell>
          <table:table-cell/>
          <table:table-cell table:formula="of:=(1-[.$C441])*[.B$2] + [.$C441]*(1-[.$A441])*[.B$3] + [.$A441]*[.$C441]*[.B$4]" office:value-type="float" office:value="0.471409290535172">
            <text:p>0.4714092905</text:p>
          </table:table-cell>
          <table:table-cell table:formula="of:=(1-[.$C441])*[.C$2] + [.$C441]*(1-[.$A441])*[.C$3] + [.$A441]*[.$C441]*[.C$4]" office:value-type="float" office:value="0.257043669601488">
            <text:p>0.2570436696</text:p>
          </table:table-cell>
          <table:table-cell table:number-columns-repeated="2"/>
        </table:table-row>
        <table:table-row table:style-name="ro1">
          <table:table-cell table:formula="of:=RAND()" office:value-type="float" office:value="0.990570068359375">
            <text:p>0.9905700684</text:p>
          </table:table-cell>
          <table:table-cell table:formula="of:=RAND()" office:value-type="float" office:value="0.485382080078125">
            <text:p>0.4853820801</text:p>
          </table:table-cell>
          <table:table-cell table:formula="of:=SQRT([.B442])" office:value-type="float" office:value="0.696693677363391">
            <text:p>0.6966936774</text:p>
          </table:table-cell>
          <table:table-cell/>
          <table:table-cell table:formula="of:=(1-[.$C442])*[.B$2] + [.$C442]*(1-[.$A442])*[.B$3] + [.$A442]*[.$C442]*[.B$4]" office:value-type="float" office:value="0.667117789093337">
            <text:p>0.6671177891</text:p>
          </table:table-cell>
          <table:table-cell table:formula="of:=(1-[.$C442])*[.C$2] + [.$C442]*(1-[.$A442])*[.C$3] + [.$A442]*[.$C442]*[.C$4]" office:value-type="float" office:value="1.52499972950499">
            <text:p>1.5249997295</text:p>
          </table:table-cell>
          <table:table-cell table:number-columns-repeated="2"/>
        </table:table-row>
        <table:table-row table:style-name="ro1">
          <table:table-cell table:formula="of:=RAND()" office:value-type="float" office:value="0.37115478515625">
            <text:p>0.3711547852</text:p>
          </table:table-cell>
          <table:table-cell table:formula="of:=RAND()" office:value-type="float" office:value="0.508544921875">
            <text:p>0.5085449219</text:p>
          </table:table-cell>
          <table:table-cell table:formula="of:=SQRT([.B443])" office:value-type="float" office:value="0.713123356702752">
            <text:p>0.7131233567</text:p>
          </table:table-cell>
          <table:table-cell/>
          <table:table-cell table:formula="of:=(1-[.$C443])*[.B$2] + [.$C443]*(1-[.$A443])*[.B$3] + [.$A443]*[.$C443]*[.B$4]" office:value-type="float" office:value="0.568002927716124">
            <text:p>0.5680029277</text:p>
          </table:table-cell>
          <table:table-cell table:formula="of:=(1-[.$C443])*[.C$2] + [.$C443]*(1-[.$A443])*[.C$3] + [.$A443]*[.$C443]*[.C$4]" office:value-type="float" office:value="0.670149822679982">
            <text:p>0.6701498227</text:p>
          </table:table-cell>
          <table:table-cell table:number-columns-repeated="2"/>
        </table:table-row>
        <table:table-row table:style-name="ro1">
          <table:table-cell table:formula="of:=RAND()" office:value-type="float" office:value="0.704376220703125">
            <text:p>0.7043762207</text:p>
          </table:table-cell>
          <table:table-cell table:formula="of:=RAND()" office:value-type="float" office:value="0.482574462890625">
            <text:p>0.4825744629</text:p>
          </table:table-cell>
          <table:table-cell table:formula="of:=SQRT([.B444])" office:value-type="float" office:value="0.6946757969662">
            <text:p>0.694675797</text:p>
          </table:table-cell>
          <table:table-cell/>
          <table:table-cell table:formula="of:=(1-[.$C444])*[.B$2] + [.$C444]*(1-[.$A444])*[.B$3] + [.$A444]*[.$C444]*[.B$4]" office:value-type="float" office:value="0.613494467121396">
            <text:p>0.6134944671</text:p>
          </table:table-cell>
          <table:table-cell table:formula="of:=(1-[.$C444])*[.C$2] + [.$C444]*(1-[.$A444])*[.C$3] + [.$A444]*[.$C444]*[.C$4]" office:value-type="float" office:value="1.12639519535406">
            <text:p>1.1263951954</text:p>
          </table:table-cell>
          <table:table-cell table:number-columns-repeated="2"/>
        </table:table-row>
        <table:table-row table:style-name="ro1">
          <table:table-cell table:formula="of:=RAND()" office:value-type="float" office:value="0.56744384765625">
            <text:p>0.5674438477</text:p>
          </table:table-cell>
          <table:table-cell table:formula="of:=RAND()" office:value-type="float" office:value="0.909332275390625">
            <text:p>0.9093322754</text:p>
          </table:table-cell>
          <table:table-cell table:formula="of:=SQRT([.B445])" office:value-type="float" office:value="0.953589154400691">
            <text:p>0.9535891544</text:p>
          </table:table-cell>
          <table:table-cell/>
          <table:table-cell table:formula="of:=(1-[.$C445])*[.B$2] + [.$C445]*(1-[.$A445])*[.B$3] + [.$A445]*[.$C445]*[.B$4]" office:value-type="float" office:value="0.808200565783147">
            <text:p>0.8082005658</text:p>
          </table:table-cell>
          <table:table-cell table:formula="of:=(1-[.$C445])*[.C$2] + [.$C445]*(1-[.$A445])*[.C$3] + [.$A445]*[.$C445]*[.C$4]" office:value-type="float" office:value="1.10001093752389">
            <text:p>1.1000109375</text:p>
          </table:table-cell>
          <table:table-cell table:number-columns-repeated="2"/>
        </table:table-row>
        <table:table-row table:style-name="ro1">
          <table:table-cell table:formula="of:=RAND()" office:value-type="float" office:value="0.333099365234375">
            <text:p>0.3330993652</text:p>
          </table:table-cell>
          <table:table-cell table:formula="of:=RAND()" office:value-type="float" office:value="0.621429443359375">
            <text:p>0.6214294434</text:p>
          </table:table-cell>
          <table:table-cell table:formula="of:=SQRT([.B446])" office:value-type="float" office:value="0.788307962258009">
            <text:p>0.7883079623</text:p>
          </table:table-cell>
          <table:table-cell/>
          <table:table-cell table:formula="of:=(1-[.$C446])*[.B$2] + [.$C446]*(1-[.$A446])*[.B$3] + [.$A446]*[.$C446]*[.B$4]" office:value-type="float" office:value="0.620087642858317">
            <text:p>0.6200876429</text:p>
          </table:table-cell>
          <table:table-cell table:formula="of:=(1-[.$C446])*[.C$2] + [.$C446]*(1-[.$A446])*[.C$3] + [.$A446]*[.$C446]*[.C$4]" office:value-type="float" office:value="0.628389933727315">
            <text:p>0.6283899337</text:p>
          </table:table-cell>
          <table:table-cell table:number-columns-repeated="2"/>
        </table:table-row>
        <table:table-row table:style-name="ro1">
          <table:table-cell table:formula="of:=RAND()" office:value-type="float" office:value="0.211578369140625">
            <text:p>0.2115783691</text:p>
          </table:table-cell>
          <table:table-cell table:formula="of:=RAND()" office:value-type="float" office:value="0.201690673828125">
            <text:p>0.2016906738</text:p>
          </table:table-cell>
          <table:table-cell table:formula="of:=SQRT([.B447])" office:value-type="float" office:value="0.449099848394681">
            <text:p>0.4490998484</text:p>
          </table:table-cell>
          <table:table-cell/>
          <table:table-cell table:formula="of:=(1-[.$C447])*[.B$2] + [.$C447]*(1-[.$A447])*[.B$3] + [.$A447]*[.$C447]*[.B$4]" office:value-type="float" office:value="0.339075045387485">
            <text:p>0.3390750454</text:p>
          </table:table-cell>
          <table:table-cell table:formula="of:=(1-[.$C447])*[.C$2] + [.$C447]*(1-[.$A447])*[.C$3] + [.$A447]*[.$C447]*[.C$4]" office:value-type="float" office:value="0.46453950467691">
            <text:p>0.4645395047</text:p>
          </table:table-cell>
          <table:table-cell table:number-columns-repeated="2"/>
        </table:table-row>
        <table:table-row table:style-name="ro1">
          <table:table-cell table:formula="of:=RAND()" office:value-type="float" office:value="0.040557861328125">
            <text:p>0.0405578613</text:p>
          </table:table-cell>
          <table:table-cell table:formula="of:=RAND()" office:value-type="float" office:value="0.95562744140625">
            <text:p>0.9556274414</text:p>
          </table:table-cell>
          <table:table-cell table:formula="of:=SQRT([.B448])" office:value-type="float" office:value="0.977561988523618">
            <text:p>0.9775619885</text:p>
          </table:table-cell>
          <table:table-cell/>
          <table:table-cell table:formula="of:=(1-[.$C448])*[.B$2] + [.$C448]*(1-[.$A448])*[.B$3] + [.$A448]*[.$C448]*[.B$4]" office:value-type="float" office:value="0.694601826094781">
            <text:p>0.6946018261</text:p>
          </table:table-cell>
          <table:table-cell table:formula="of:=(1-[.$C448])*[.C$2] + [.$C448]*(1-[.$A448])*[.C$3] + [.$A448]*[.$C448]*[.C$4]" office:value-type="float" office:value="0.0901181746428632">
            <text:p>0.0901181746</text:p>
          </table:table-cell>
          <table:table-cell table:number-columns-repeated="2"/>
        </table:table-row>
        <table:table-row table:style-name="ro1">
          <table:table-cell table:formula="of:=RAND()" office:value-type="float" office:value="0.122802734375">
            <text:p>0.1228027344</text:p>
          </table:table-cell>
          <table:table-cell table:formula="of:=RAND()" office:value-type="float" office:value="0.419952392578125">
            <text:p>0.4199523926</text:p>
          </table:table-cell>
          <table:table-cell table:formula="of:=SQRT([.B449])" office:value-type="float" office:value="0.648037338876492">
            <text:p>0.6480373389</text:p>
          </table:table-cell>
          <table:table-cell/>
          <table:table-cell table:formula="of:=(1-[.$C449])*[.B$2] + [.$C449]*(1-[.$A449])*[.B$3] + [.$A449]*[.$C449]*[.B$4]" office:value-type="float" office:value="0.474317134083238">
            <text:p>0.4743171341</text:p>
          </table:table-cell>
          <table:table-cell table:formula="of:=(1-[.$C449])*[.C$2] + [.$C449]*(1-[.$A449])*[.C$3] + [.$A449]*[.$C449]*[.C$4]" office:value-type="float" office:value="0.334347037372106">
            <text:p>0.3343470374</text:p>
          </table:table-cell>
          <table:table-cell table:number-columns-repeated="2"/>
        </table:table-row>
        <table:table-row table:style-name="ro1">
          <table:table-cell table:formula="of:=RAND()" office:value-type="float" office:value="0.30255126953125">
            <text:p>0.3025512695</text:p>
          </table:table-cell>
          <table:table-cell table:formula="of:=RAND()" office:value-type="float" office:value="0.760284423828125">
            <text:p>0.7602844238</text:p>
          </table:table-cell>
          <table:table-cell table:formula="of:=SQRT([.B450])" office:value-type="float" office:value="0.871942901701783">
            <text:p>0.8719429017</text:p>
          </table:table-cell>
          <table:table-cell/>
          <table:table-cell table:formula="of:=(1-[.$C450])*[.B$2] + [.$C450]*(1-[.$A450])*[.B$3] + [.$A450]*[.$C450]*[.B$4]" office:value-type="float" office:value="0.678949963477094">
            <text:p>0.6789499635</text:p>
          </table:table-cell>
          <table:table-cell table:formula="of:=(1-[.$C450])*[.C$2] + [.$C450]*(1-[.$A450])*[.C$3] + [.$A450]*[.$C450]*[.C$4]" office:value-type="float" office:value="0.589005338567695">
            <text:p>0.5890053386</text:p>
          </table:table-cell>
          <table:table-cell table:number-columns-repeated="2"/>
        </table:table-row>
        <table:table-row table:style-name="ro1">
          <table:table-cell table:formula="of:=RAND()" office:value-type="float" office:value="0.506103515625">
            <text:p>0.5061035156</text:p>
          </table:table-cell>
          <table:table-cell table:formula="of:=RAND()" office:value-type="float" office:value="0.73291015625">
            <text:p>0.7329101563</text:p>
          </table:table-cell>
          <table:table-cell table:formula="of:=SQRT([.B451])" office:value-type="float" office:value="0.85610172073767">
            <text:p>0.8561017207</text:p>
          </table:table-cell>
          <table:table-cell/>
          <table:table-cell table:formula="of:=(1-[.$C451])*[.B$2] + [.$C451]*(1-[.$A451])*[.B$3] + [.$A451]*[.$C451]*[.B$4]" office:value-type="float" office:value="0.711922988071835">
            <text:p>0.7119229881</text:p>
          </table:table-cell>
          <table:table-cell table:formula="of:=(1-[.$C451])*[.C$2] + [.$C451]*(1-[.$A451])*[.C$3] + [.$A451]*[.$C451]*[.C$4]" office:value-type="float" office:value="0.934168559921079">
            <text:p>0.9341685599</text:p>
          </table:table-cell>
          <table:table-cell table:number-columns-repeated="2"/>
        </table:table-row>
        <table:table-row table:style-name="ro1">
          <table:table-cell table:formula="of:=RAND()" office:value-type="float" office:value="0.269744873046875">
            <text:p>0.269744873</text:p>
          </table:table-cell>
          <table:table-cell table:formula="of:=RAND()" office:value-type="float" office:value="0.786163330078125">
            <text:p>0.7861633301</text:p>
          </table:table-cell>
          <table:table-cell table:formula="of:=SQRT([.B452])" office:value-type="float" office:value="0.886658519430183">
            <text:p>0.8866585194</text:p>
          </table:table-cell>
          <table:table-cell/>
          <table:table-cell table:formula="of:=(1-[.$C452])*[.B$2] + [.$C452]*(1-[.$A452])*[.B$3] + [.$A452]*[.$C452]*[.B$4]" office:value-type="float" office:value="0.682845576938631">
            <text:p>0.6828455769</text:p>
          </table:table-cell>
          <table:table-cell table:formula="of:=(1-[.$C452])*[.C$2] + [.$C452]*(1-[.$A452])*[.C$3] + [.$A452]*[.$C452]*[.C$4]" office:value-type="float" office:value="0.532622203906562">
            <text:p>0.5326222039</text:p>
          </table:table-cell>
          <table:table-cell table:number-columns-repeated="2"/>
        </table:table-row>
        <table:table-row table:style-name="ro1">
          <table:table-cell table:formula="of:=RAND()" office:value-type="float" office:value="0.468505859375">
            <text:p>0.4685058594</text:p>
          </table:table-cell>
          <table:table-cell table:formula="of:=RAND()" office:value-type="float" office:value="0.980133056640625">
            <text:p>0.9801330566</text:p>
          </table:table-cell>
          <table:table-cell table:formula="of:=SQRT([.B453])" office:value-type="float" office:value="0.990016695132272">
            <text:p>0.9900166951</text:p>
          </table:table-cell>
          <table:table-cell/>
          <table:table-cell table:formula="of:=(1-[.$C453])*[.B$2] + [.$C453]*(1-[.$A453])*[.B$3] + [.$A453]*[.$C453]*[.B$4]" office:value-type="float" office:value="0.813607128455211">
            <text:p>0.8136071285</text:p>
          </table:table-cell>
          <table:table-cell table:formula="of:=(1-[.$C453])*[.C$2] + [.$C453]*(1-[.$A453])*[.C$3] + [.$A453]*[.$C453]*[.C$4]" office:value-type="float" office:value="0.928010611305463">
            <text:p>0.9280106113</text:p>
          </table:table-cell>
          <table:table-cell table:number-columns-repeated="2"/>
        </table:table-row>
        <table:table-row table:style-name="ro1">
          <table:table-cell table:formula="of:=RAND()" office:value-type="float" office:value="0.663818359375">
            <text:p>0.6638183594</text:p>
          </table:table-cell>
          <table:table-cell table:formula="of:=RAND()" office:value-type="float" office:value="0.335784912109375">
            <text:p>0.3357849121</text:p>
          </table:table-cell>
          <table:table-cell table:formula="of:=SQRT([.B454])" office:value-type="float" office:value="0.57946950921457">
            <text:p>0.5794695092</text:p>
          </table:table-cell>
          <table:table-cell/>
          <table:table-cell table:formula="of:=(1-[.$C454])*[.B$2] + [.$C454]*(1-[.$A454])*[.B$3] + [.$A454]*[.$C454]*[.B$4]" office:value-type="float" office:value="0.505640906168009">
            <text:p>0.5056409062</text:p>
          </table:table-cell>
          <table:table-cell table:formula="of:=(1-[.$C454])*[.C$2] + [.$C454]*(1-[.$A454])*[.C$3] + [.$A454]*[.$C454]*[.C$4]" office:value-type="float" office:value="0.975743618232873">
            <text:p>0.9757436182</text:p>
          </table:table-cell>
          <table:table-cell table:number-columns-repeated="2"/>
        </table:table-row>
        <table:table-row table:style-name="ro1">
          <table:table-cell table:formula="of:=RAND()" office:value-type="float" office:value="0.334014892578125">
            <text:p>0.3340148926</text:p>
          </table:table-cell>
          <table:table-cell table:formula="of:=RAND()" office:value-type="float" office:value="0.6083984375">
            <text:p>0.6083984375</text:p>
          </table:table-cell>
          <table:table-cell table:formula="of:=SQRT([.B455])" office:value-type="float" office:value="0.779998998396793">
            <text:p>0.7799989984</text:p>
          </table:table-cell>
          <table:table-cell/>
          <table:table-cell table:formula="of:=(1-[.$C455])*[.B$2] + [.$C455]*(1-[.$A455])*[.B$3] + [.$A455]*[.$C455]*[.B$4]" office:value-type="float" office:value="0.613737432109498">
            <text:p>0.6137374321</text:p>
          </table:table-cell>
          <table:table-cell table:formula="of:=(1-[.$C455])*[.C$2] + [.$C455]*(1-[.$A455])*[.C$3] + [.$A455]*[.$C455]*[.C$4]" office:value-type="float" office:value="0.628457751306098">
            <text:p>0.6284577513</text:p>
          </table:table-cell>
          <table:table-cell table:number-columns-repeated="2"/>
        </table:table-row>
        <table:table-row table:style-name="ro1">
          <table:table-cell table:formula="of:=RAND()" office:value-type="float" office:value="0.86297607421875">
            <text:p>0.8629760742</text:p>
          </table:table-cell>
          <table:table-cell table:formula="of:=RAND()" office:value-type="float" office:value="0.9434814453125">
            <text:p>0.9434814453</text:p>
          </table:table-cell>
          <table:table-cell table:formula="of:=SQRT([.B456])" office:value-type="float" office:value="0.971329730479048">
            <text:p>0.9713297305</text:p>
          </table:table-cell>
          <table:table-cell/>
          <table:table-cell table:formula="of:=(1-[.$C456])*[.B$2] + [.$C456]*(1-[.$A456])*[.B$3] + [.$A456]*[.$C456]*[.B$4]" office:value-type="float" office:value="0.897871733906332">
            <text:p>0.8978717339</text:p>
          </table:table-cell>
          <table:table-cell table:formula="of:=(1-[.$C456])*[.C$2] + [.$C456]*(1-[.$A456])*[.C$3] + [.$A456]*[.$C456]*[.C$4]" office:value-type="float" office:value="1.6824214267462">
            <text:p>1.6824214267</text:p>
          </table:table-cell>
          <table:table-cell table:number-columns-repeated="2"/>
        </table:table-row>
        <table:table-row table:style-name="ro1">
          <table:table-cell table:formula="of:=RAND()" office:value-type="float" office:value="0.66387939453125">
            <text:p>0.6638793945</text:p>
          </table:table-cell>
          <table:table-cell table:formula="of:=RAND()" office:value-type="float" office:value="0.0401611328125">
            <text:p>0.0401611328</text:p>
          </table:table-cell>
          <table:table-cell table:formula="of:=SQRT([.B457])" office:value-type="float" office:value="0.200402427162198">
            <text:p>0.2004024272</text:p>
          </table:table-cell>
          <table:table-cell/>
          <table:table-cell table:formula="of:=(1-[.$C457])*[.B$2] + [.$C457]*(1-[.$A457])*[.B$3] + [.$A457]*[.$C457]*[.B$4]" office:value-type="float" office:value="0.174872889935367">
            <text:p>0.1748728899</text:p>
          </table:table-cell>
          <table:table-cell table:formula="of:=(1-[.$C457])*[.C$2] + [.$C457]*(1-[.$A457])*[.C$3] + [.$A457]*[.$C457]*[.C$4]" office:value-type="float" office:value="0.664554440012896">
            <text:p>0.66455444</text:p>
          </table:table-cell>
          <table:table-cell table:number-columns-repeated="2"/>
        </table:table-row>
        <table:table-row table:style-name="ro1">
          <table:table-cell table:formula="of:=RAND()" office:value-type="float" office:value="0.333251953125">
            <text:p>0.3332519531</text:p>
          </table:table-cell>
          <table:table-cell table:formula="of:=RAND()" office:value-type="float" office:value="0.93963623046875">
            <text:p>0.9396362305</text:p>
          </table:table-cell>
          <table:table-cell table:formula="of:=SQRT([.B458])" office:value-type="float" office:value="0.969348353518357">
            <text:p>0.9693483535</text:p>
          </table:table-cell>
          <table:table-cell/>
          <table:table-cell table:formula="of:=(1-[.$C458])*[.B$2] + [.$C458]*(1-[.$A458])*[.B$3] + [.$A458]*[.$C458]*[.B$4]" office:value-type="float" office:value="0.762533527800659">
            <text:p>0.7625335278</text:p>
          </table:table-cell>
          <table:table-cell table:formula="of:=(1-[.$C458])*[.C$2] + [.$C458]*(1-[.$A458])*[.C$3] + [.$A458]*[.$C458]*[.C$4]" office:value-type="float" office:value="0.658169915057127">
            <text:p>0.6581699151</text:p>
          </table:table-cell>
          <table:table-cell table:number-columns-repeated="2"/>
        </table:table-row>
        <table:table-row table:style-name="ro1">
          <table:table-cell table:formula="of:=RAND()" office:value-type="float" office:value="0.387939453125">
            <text:p>0.3879394531</text:p>
          </table:table-cell>
          <table:table-cell table:formula="of:=RAND()" office:value-type="float" office:value="0.004730224609375">
            <text:p>0.0047302246</text:p>
          </table:table-cell>
          <table:table-cell table:formula="of:=SQRT([.B459])" office:value-type="float" office:value="0.0687766283658555">
            <text:p>0.0687766284</text:p>
          </table:table-cell>
          <table:table-cell/>
          <table:table-cell table:formula="of:=(1-[.$C459])*[.B$2] + [.$C459]*(1-[.$A459])*[.B$3] + [.$A459]*[.$C459]*[.B$4]" office:value-type="float" office:value="0.055080743431067">
            <text:p>0.0550807434</text:p>
          </table:table-cell>
          <table:table-cell table:formula="of:=(1-[.$C459])*[.C$2] + [.$C459]*(1-[.$A459])*[.C$3] + [.$A459]*[.$C459]*[.C$4]" office:value-type="float" office:value="0.518707209333175">
            <text:p>0.5187072093</text:p>
          </table:table-cell>
          <table:table-cell table:number-columns-repeated="2"/>
        </table:table-row>
        <table:table-row table:style-name="ro1">
          <table:table-cell table:formula="of:=RAND()" office:value-type="float" office:value="0.06182861328125">
            <text:p>0.0618286133</text:p>
          </table:table-cell>
          <table:table-cell table:formula="of:=RAND()" office:value-type="float" office:value="0.681671142578125">
            <text:p>0.6816711426</text:p>
          </table:table-cell>
          <table:table-cell table:formula="of:=SQRT([.B460])" office:value-type="float" office:value="0.82563378236245">
            <text:p>0.8256337824</text:p>
          </table:table-cell>
          <table:table-cell/>
          <table:table-cell table:formula="of:=(1-[.$C460])*[.B$2] + [.$C460]*(1-[.$A460])*[.B$3] + [.$A460]*[.$C460]*[.B$4]" office:value-type="float" office:value="0.591216073532537">
            <text:p>0.5912160735</text:p>
          </table:table-cell>
          <table:table-cell table:formula="of:=(1-[.$C460])*[.C$2] + [.$C460]*(1-[.$A460])*[.C$3] + [.$A460]*[.$C460]*[.C$4]" office:value-type="float" office:value="0.188768214583606">
            <text:p>0.1887682146</text:p>
          </table:table-cell>
          <table:table-cell table:number-columns-repeated="2"/>
        </table:table-row>
        <table:table-row table:style-name="ro1">
          <table:table-cell table:formula="of:=RAND()" office:value-type="float" office:value="0.953826904296875">
            <text:p>0.9538269043</text:p>
          </table:table-cell>
          <table:table-cell table:formula="of:=RAND()" office:value-type="float" office:value="0.86346435546875">
            <text:p>0.8634643555</text:p>
          </table:table-cell>
          <table:table-cell table:formula="of:=SQRT([.B461])" office:value-type="float" office:value="0.929227827536794">
            <text:p>0.9292278275</text:p>
          </table:table-cell>
          <table:table-cell/>
          <table:table-cell table:formula="of:=(1-[.$C461])*[.B$2] + [.$C461]*(1-[.$A461])*[.B$3] + [.$A461]*[.$C461]*[.B$4]" office:value-type="float" office:value="0.880903329828498">
            <text:p>0.8809033298</text:p>
          </table:table-cell>
          <table:table-cell table:formula="of:=(1-[.$C461])*[.C$2] + [.$C461]*(1-[.$A461])*[.C$3] + [.$A461]*[.$C461]*[.C$4]" office:value-type="float" office:value="1.79916786546221">
            <text:p>1.7991678655</text:p>
          </table:table-cell>
          <table:table-cell table:number-columns-repeated="2"/>
        </table:table-row>
        <table:table-row table:style-name="ro1">
          <table:table-cell table:formula="of:=RAND()" office:value-type="float" office:value="0.148284912109375">
            <text:p>0.1482849121</text:p>
          </table:table-cell>
          <table:table-cell table:formula="of:=RAND()" office:value-type="float" office:value="0.73150634765625">
            <text:p>0.7315063477</text:p>
          </table:table-cell>
          <table:table-cell table:formula="of:=SQRT([.B462])" office:value-type="float" office:value="0.855281443535548">
            <text:p>0.8552814435</text:p>
          </table:table-cell>
          <table:table-cell/>
          <table:table-cell table:formula="of:=(1-[.$C462])*[.B$2] + [.$C462]*(1-[.$A462])*[.B$3] + [.$A462]*[.$C462]*[.B$4]" office:value-type="float" office:value="0.63167159723258">
            <text:p>0.6316715972</text:p>
          </table:table-cell>
          <table:table-cell table:formula="of:=(1-[.$C462])*[.C$2] + [.$C462]*(1-[.$A462])*[.C$3] + [.$A462]*[.$C462]*[.C$4]" office:value-type="float" office:value="0.324741692262288">
            <text:p>0.3247416923</text:p>
          </table:table-cell>
          <table:table-cell table:number-columns-repeated="2"/>
        </table:table-row>
        <table:table-row table:style-name="ro1">
          <table:table-cell table:formula="of:=RAND()" office:value-type="float" office:value="0.89971923828125">
            <text:p>0.8997192383</text:p>
          </table:table-cell>
          <table:table-cell table:formula="of:=RAND()" office:value-type="float" office:value="0.460601806640625">
            <text:p>0.4606018066</text:p>
          </table:table-cell>
          <table:table-cell table:formula="of:=SQRT([.B463])" office:value-type="float" office:value="0.678676511042356">
            <text:p>0.678676511</text:p>
          </table:table-cell>
          <table:table-cell/>
          <table:table-cell table:formula="of:=(1-[.$C463])*[.B$2] + [.$C463]*(1-[.$A463])*[.B$3] + [.$A463]*[.$C463]*[.B$4]" office:value-type="float" office:value="0.633834319253794">
            <text:p>0.6338343193</text:p>
          </table:table-cell>
          <table:table-cell table:formula="of:=(1-[.$C463])*[.C$2] + [.$C463]*(1-[.$A463])*[.C$3] + [.$A463]*[.$C463]*[.C$4]" office:value-type="float" office:value="1.37579218845209">
            <text:p>1.3757921885</text:p>
          </table:table-cell>
          <table:table-cell table:number-columns-repeated="2"/>
        </table:table-row>
        <table:table-row table:style-name="ro1">
          <table:table-cell table:formula="of:=RAND()" office:value-type="float" office:value="0.210601806640625">
            <text:p>0.2106018066</text:p>
          </table:table-cell>
          <table:table-cell table:formula="of:=RAND()" office:value-type="float" office:value="0.76226806640625">
            <text:p>0.7622680664</text:p>
          </table:table-cell>
          <table:table-cell table:formula="of:=SQRT([.B464])" office:value-type="float" office:value="0.873079644938679">
            <text:p>0.8730796449</text:p>
          </table:table-cell>
          <table:table-cell/>
          <table:table-cell table:formula="of:=(1-[.$C464])*[.B$2] + [.$C464]*(1-[.$A464])*[.B$3] + [.$A464]*[.$C464]*[.B$4]" office:value-type="float" office:value="0.658962510604038">
            <text:p>0.6589625106</text:p>
          </table:table-cell>
          <table:table-cell table:formula="of:=(1-[.$C464])*[.C$2] + [.$C464]*(1-[.$A464])*[.C$3] + [.$A464]*[.$C464]*[.C$4]" office:value-type="float" office:value="0.429365757155491">
            <text:p>0.4293657572</text:p>
          </table:table-cell>
          <table:table-cell table:number-columns-repeated="2"/>
        </table:table-row>
        <table:table-row table:style-name="ro1">
          <table:table-cell table:formula="of:=RAND()" office:value-type="float" office:value="0.757293701171875">
            <text:p>0.7572937012</text:p>
          </table:table-cell>
          <table:table-cell table:formula="of:=RAND()" office:value-type="float" office:value="0.530487060546875">
            <text:p>0.5304870605</text:p>
          </table:table-cell>
          <table:table-cell table:formula="of:=SQRT([.B465])" office:value-type="float" office:value="0.728345426667097">
            <text:p>0.7283454267</text:p>
          </table:table-cell>
          <table:table-cell/>
          <table:table-cell table:formula="of:=(1-[.$C465])*[.B$2] + [.$C465]*(1-[.$A465])*[.B$3] + [.$A465]*[.$C465]*[.B$4]" office:value-type="float" office:value="0.653250363678974">
            <text:p>0.6532503637</text:p>
          </table:table-cell>
          <table:table-cell table:formula="of:=(1-[.$C465])*[.C$2] + [.$C465]*(1-[.$A465])*[.C$3] + [.$A465]*[.$C465]*[.C$4]" office:value-type="float" office:value="1.2334543804122">
            <text:p>1.2334543804</text:p>
          </table:table-cell>
          <table:table-cell table:number-columns-repeated="2"/>
        </table:table-row>
        <table:table-row table:style-name="ro1">
          <table:table-cell table:formula="of:=RAND()" office:value-type="float" office:value="0.761810302734375">
            <text:p>0.7618103027</text:p>
          </table:table-cell>
          <table:table-cell table:formula="of:=RAND()" office:value-type="float" office:value="0.47418212890625">
            <text:p>0.4741821289</text:p>
          </table:table-cell>
          <table:table-cell table:formula="of:=SQRT([.B466])" office:value-type="float" office:value="0.688608835919385">
            <text:p>0.6886088359</text:p>
          </table:table-cell>
          <table:table-cell/>
          <table:table-cell table:formula="of:=(1-[.$C466])*[.B$2] + [.$C466]*(1-[.$A466])*[.B$3] + [.$A466]*[.$C466]*[.B$4]" office:value-type="float" office:value="0.61841940464047">
            <text:p>0.6184194046</text:p>
          </table:table-cell>
          <table:table-cell table:formula="of:=(1-[.$C466])*[.C$2] + [.$C466]*(1-[.$A466])*[.C$3] + [.$A466]*[.$C466]*[.C$4]" office:value-type="float" office:value="1.19962830049736">
            <text:p>1.1996283005</text:p>
          </table:table-cell>
          <table:table-cell table:number-columns-repeated="2"/>
        </table:table-row>
        <table:table-row table:style-name="ro1">
          <table:table-cell table:formula="of:=RAND()" office:value-type="float" office:value="0.69110107421875">
            <text:p>0.6911010742</text:p>
          </table:table-cell>
          <table:table-cell table:formula="of:=RAND()" office:value-type="float" office:value="0.192901611328125">
            <text:p>0.1929016113</text:p>
          </table:table-cell>
          <table:table-cell table:formula="of:=SQRT([.B467])" office:value-type="float" office:value="0.43920565949009">
            <text:p>0.4392056595</text:p>
          </table:table-cell>
          <table:table-cell/>
          <table:table-cell table:formula="of:=(1-[.$C467])*[.B$2] + [.$C467]*(1-[.$A467])*[.B$3] + [.$A467]*[.$C467]*[.B$4]" office:value-type="float" office:value="0.386363192442968">
            <text:p>0.3863631924</text:p>
          </table:table-cell>
          <table:table-cell table:formula="of:=(1-[.$C467])*[.C$2] + [.$C467]*(1-[.$A467])*[.C$3] + [.$A467]*[.$C467]*[.C$4]" office:value-type="float" office:value="0.884432821377301">
            <text:p>0.8844328214</text:p>
          </table:table-cell>
          <table:table-cell table:number-columns-repeated="2"/>
        </table:table-row>
        <table:table-row table:style-name="ro1">
          <table:table-cell table:formula="of:=RAND()" office:value-type="float" office:value="0.21331787109375">
            <text:p>0.2133178711</text:p>
          </table:table-cell>
          <table:table-cell table:formula="of:=RAND()" office:value-type="float" office:value="0.301910400390625">
            <text:p>0.3019104004</text:p>
          </table:table-cell>
          <table:table-cell table:formula="of:=SQRT([.B468])" office:value-type="float" office:value="0.549463738922438">
            <text:p>0.5494637389</text:p>
          </table:table-cell>
          <table:table-cell/>
          <table:table-cell table:formula="of:=(1-[.$C468])*[.B$2] + [.$C468]*(1-[.$A468])*[.B$3] + [.$A468]*[.$C468]*[.B$4]" office:value-type="float" office:value="0.415099330353545">
            <text:p>0.4150993304</text:p>
          </table:table-cell>
          <table:table-cell table:formula="of:=(1-[.$C468])*[.C$2] + [.$C468]*(1-[.$A468])*[.C$3] + [.$A468]*[.$C468]*[.C$4]" office:value-type="float" office:value="0.458516896248773">
            <text:p>0.4585168962</text:p>
          </table:table-cell>
          <table:table-cell table:number-columns-repeated="2"/>
        </table:table-row>
        <table:table-row table:style-name="ro1">
          <table:table-cell table:formula="of:=RAND()" office:value-type="float" office:value="0.7803955078125">
            <text:p>0.7803955078</text:p>
          </table:table-cell>
          <table:table-cell table:formula="of:=RAND()" office:value-type="float" office:value="0.5675048828125">
            <text:p>0.5675048828</text:p>
          </table:table-cell>
          <table:table-cell table:formula="of:=SQRT([.B469])" office:value-type="float" office:value="0.753329199495479">
            <text:p>0.7533291995</text:p>
          </table:table-cell>
          <table:table-cell/>
          <table:table-cell table:formula="of:=(1-[.$C469])*[.B$2] + [.$C469]*(1-[.$A469])*[.B$3] + [.$A469]*[.$C469]*[.B$4]" office:value-type="float" office:value="0.680183067676303">
            <text:p>0.6801830677</text:p>
          </table:table-cell>
          <table:table-cell table:formula="of:=(1-[.$C469])*[.C$2] + [.$C469]*(1-[.$A469])*[.C$3] + [.$A469]*[.$C469]*[.C$4]" office:value-type="float" office:value="1.29324589940088">
            <text:p>1.2932458994</text:p>
          </table:table-cell>
          <table:table-cell table:number-columns-repeated="2"/>
        </table:table-row>
        <table:table-row table:style-name="ro1">
          <table:table-cell table:formula="of:=RAND()" office:value-type="float" office:value="0.661865234375">
            <text:p>0.6618652344</text:p>
          </table:table-cell>
          <table:table-cell table:formula="of:=RAND()" office:value-type="float" office:value="0.19384765625">
            <text:p>0.1938476563</text:p>
          </table:table-cell>
          <table:table-cell table:formula="of:=SQRT([.B470])" office:value-type="float" office:value="0.440281337612668">
            <text:p>0.4402813376</text:p>
          </table:table-cell>
          <table:table-cell/>
          <table:table-cell table:formula="of:=(1-[.$C470])*[.B$2] + [.$C470]*(1-[.$A470])*[.B$3] + [.$A470]*[.$C470]*[.B$4]" office:value-type="float" office:value="0.383962733113454">
            <text:p>0.3839627331</text:p>
          </table:table-cell>
          <table:table-cell table:formula="of:=(1-[.$C470])*[.C$2] + [.$C470]*(1-[.$A470])*[.C$3] + [.$A470]*[.$C470]*[.C$4]" office:value-type="float" office:value="0.85975908350646">
            <text:p>0.8597590835</text:p>
          </table:table-cell>
          <table:table-cell table:number-columns-repeated="2"/>
        </table:table-row>
        <table:table-row table:style-name="ro1">
          <table:table-cell table:formula="of:=RAND()" office:value-type="float" office:value="0.349700927734375">
            <text:p>0.3497009277</text:p>
          </table:table-cell>
          <table:table-cell table:formula="of:=RAND()" office:value-type="float" office:value="0.03839111328125">
            <text:p>0.0383911133</text:p>
          </table:table-cell>
          <table:table-cell table:formula="of:=SQRT([.B471])" office:value-type="float" office:value="0.195936503187257">
            <text:p>0.1959365032</text:p>
          </table:table-cell>
          <table:table-cell/>
          <table:table-cell table:formula="of:=(1-[.$C471])*[.B$2] + [.$C471]*(1-[.$A471])*[.B$3] + [.$A471]*[.$C471]*[.B$4]" office:value-type="float" office:value="0.154970538235899">
            <text:p>0.1549705382</text:p>
          </table:table-cell>
          <table:table-cell table:formula="of:=(1-[.$C471])*[.C$2] + [.$C471]*(1-[.$A471])*[.C$3] + [.$A471]*[.$C471]*[.C$4]" office:value-type="float" office:value="0.538384910520182">
            <text:p>0.5383849105</text:p>
          </table:table-cell>
          <table:table-cell table:number-columns-repeated="2"/>
        </table:table-row>
        <table:table-row table:style-name="ro1">
          <table:table-cell table:formula="of:=RAND()" office:value-type="float" office:value="0.115631103515625">
            <text:p>0.1156311035</text:p>
          </table:table-cell>
          <table:table-cell table:formula="of:=RAND()" office:value-type="float" office:value="0.245025634765625">
            <text:p>0.2450256348</text:p>
          </table:table-cell>
          <table:table-cell table:formula="of:=SQRT([.B472])" office:value-type="float" office:value="0.495000641176984">
            <text:p>0.4950006412</text:p>
          </table:table-cell>
          <table:table-cell/>
          <table:table-cell table:formula="of:=(1-[.$C472])*[.B$2] + [.$C472]*(1-[.$A472])*[.B$3] + [.$A472]*[.$C472]*[.B$4]" office:value-type="float" office:value="0.36138219112275">
            <text:p>0.3613821911</text:p>
          </table:table-cell>
          <table:table-cell table:formula="of:=(1-[.$C472])*[.C$2] + [.$C472]*(1-[.$A472])*[.C$3] + [.$A472]*[.$C472]*[.C$4]" office:value-type="float" office:value="0.366402245468179">
            <text:p>0.3664022455</text:p>
          </table:table-cell>
          <table:table-cell table:number-columns-repeated="2"/>
        </table:table-row>
        <table:table-row table:style-name="ro1">
          <table:table-cell table:formula="of:=RAND()" office:value-type="float" office:value="0.2547607421875">
            <text:p>0.2547607422</text:p>
          </table:table-cell>
          <table:table-cell table:formula="of:=RAND()" office:value-type="float" office:value="0.200714111328125">
            <text:p>0.2007141113</text:p>
          </table:table-cell>
          <table:table-cell table:formula="of:=SQRT([.B473])" office:value-type="float" office:value="0.448011284822297">
            <text:p>0.4480112848</text:p>
          </table:table-cell>
          <table:table-cell/>
          <table:table-cell table:formula="of:=(1-[.$C473])*[.B$2] + [.$C473]*(1-[.$A473])*[.B$3] + [.$A473]*[.$C473]*[.B$4]" office:value-type="float" office:value="0.343283178107331">
            <text:p>0.3432831781</text:p>
          </table:table-cell>
          <table:table-cell table:formula="of:=(1-[.$C473])*[.C$2] + [.$C473]*(1-[.$A473])*[.C$3] + [.$A473]*[.$C473]*[.C$4]" office:value-type="float" office:value="0.503124375573962">
            <text:p>0.5031243756</text:p>
          </table:table-cell>
          <table:table-cell table:number-columns-repeated="2"/>
        </table:table-row>
        <table:table-row table:style-name="ro1">
          <table:table-cell table:formula="of:=RAND()" office:value-type="float" office:value="0.31610107421875">
            <text:p>0.3161010742</text:p>
          </table:table-cell>
          <table:table-cell table:formula="of:=RAND()" office:value-type="float" office:value="0.46502685546875">
            <text:p>0.4650268555</text:p>
          </table:table-cell>
          <table:table-cell table:formula="of:=SQRT([.B474])" office:value-type="float" office:value="0.681928775950062">
            <text:p>0.681928776</text:p>
          </table:table-cell>
          <table:table-cell/>
          <table:table-cell table:formula="of:=(1-[.$C474])*[.B$2] + [.$C474]*(1-[.$A474])*[.B$3] + [.$A474]*[.$C474]*[.B$4]" office:value-type="float" office:value="0.533395332005851">
            <text:p>0.533395332</text:p>
          </table:table-cell>
          <table:table-cell table:formula="of:=(1-[.$C474])*[.C$2] + [.$C474]*(1-[.$A474])*[.C$3] + [.$A474]*[.$C474]*[.C$4]" office:value-type="float" office:value="0.587996865075768">
            <text:p>0.5879968651</text:p>
          </table:table-cell>
          <table:table-cell table:number-columns-repeated="2"/>
        </table:table-row>
        <table:table-row table:style-name="ro1">
          <table:table-cell table:formula="of:=RAND()" office:value-type="float" office:value="0.529541015625">
            <text:p>0.5295410156</text:p>
          </table:table-cell>
          <table:table-cell table:formula="of:=RAND()" office:value-type="float" office:value="0.0198974609375">
            <text:p>0.0198974609</text:p>
          </table:table-cell>
          <table:table-cell table:formula="of:=SQRT([.B475])" office:value-type="float" office:value="0.141058360041155">
            <text:p>0.14105836</text:p>
          </table:table-cell>
          <table:table-cell/>
          <table:table-cell table:formula="of:=(1-[.$C475])*[.B$2] + [.$C475]*(1-[.$A475])*[.B$3] + [.$A475]*[.$C475]*[.B$4]" office:value-type="float" office:value="0.118161860710842">
            <text:p>0.1181618607</text:p>
          </table:table-cell>
          <table:table-cell table:formula="of:=(1-[.$C475])*[.C$2] + [.$C475]*(1-[.$A475])*[.C$3] + [.$A475]*[.$C475]*[.C$4]" office:value-type="float" office:value="0.578116232584217">
            <text:p>0.5781162326</text:p>
          </table:table-cell>
          <table:table-cell table:number-columns-repeated="2"/>
        </table:table-row>
        <table:table-row table:style-name="ro1">
          <table:table-cell table:formula="of:=RAND()" office:value-type="float" office:value="0.81201171875">
            <text:p>0.8120117188</text:p>
          </table:table-cell>
          <table:table-cell table:formula="of:=RAND()" office:value-type="float" office:value="0.46142578125">
            <text:p>0.4614257813</text:p>
          </table:table-cell>
          <table:table-cell table:formula="of:=SQRT([.B476])" office:value-type="float" office:value="0.67928328497763">
            <text:p>0.679283285</text:p>
          </table:table-cell>
          <table:table-cell/>
          <table:table-cell table:formula="of:=(1-[.$C476])*[.B$2] + [.$C476]*(1-[.$A476])*[.B$3] + [.$A476]*[.$C476]*[.B$4]" office:value-type="float" office:value="0.618910656300077">
            <text:p>0.6189106563</text:p>
          </table:table-cell>
          <table:table-cell table:formula="of:=(1-[.$C476])*[.C$2] + [.$C476]*(1-[.$A476])*[.C$3] + [.$A476]*[.$C476]*[.C$4]" office:value-type="float" office:value="1.25801447313932">
            <text:p>1.2580144731</text:p>
          </table:table-cell>
          <table:table-cell table:number-columns-repeated="2"/>
        </table:table-row>
        <table:table-row table:style-name="ro1">
          <table:table-cell table:formula="of:=RAND()" office:value-type="float" office:value="0.300872802734375">
            <text:p>0.3008728027</text:p>
          </table:table-cell>
          <table:table-cell table:formula="of:=RAND()" office:value-type="float" office:value="0.235015869140625">
            <text:p>0.2350158691</text:p>
          </table:table-cell>
          <table:table-cell table:formula="of:=SQRT([.B477])" office:value-type="float" office:value="0.484784353234121">
            <text:p>0.4847843532</text:p>
          </table:table-cell>
          <table:table-cell/>
          <table:table-cell table:formula="of:=(1-[.$C477])*[.B$2] + [.$C477]*(1-[.$A477])*[.B$3] + [.$A477]*[.$C477]*[.B$4]" office:value-type="float" office:value="0.377272238304508">
            <text:p>0.3772722383</text:p>
          </table:table-cell>
          <table:table-cell table:formula="of:=(1-[.$C477])*[.C$2] + [.$C477]*(1-[.$A477])*[.C$3] + [.$A477]*[.$C477]*[.C$4]" office:value-type="float" office:value="0.547866093270789">
            <text:p>0.5478660933</text:p>
          </table:table-cell>
          <table:table-cell table:number-columns-repeated="2"/>
        </table:table-row>
        <table:table-row table:style-name="ro1">
          <table:table-cell table:formula="of:=RAND()" office:value-type="float" office:value="0.441314697265625">
            <text:p>0.4413146973</text:p>
          </table:table-cell>
          <table:table-cell table:formula="of:=RAND()" office:value-type="float" office:value="0.320953369140625">
            <text:p>0.3209533691</text:p>
          </table:table-cell>
          <table:table-cell table:formula="of:=SQRT([.B478])" office:value-type="float" office:value="0.566527465477734">
            <text:p>0.5665274655</text:p>
          </table:table-cell>
          <table:table-cell/>
          <table:table-cell table:formula="of:=(1-[.$C478])*[.B$2] + [.$C478]*(1-[.$A478])*[.B$3] + [.$A478]*[.$C478]*[.B$4]" office:value-type="float" office:value="0.461573619033605">
            <text:p>0.461573619</text:p>
          </table:table-cell>
          <table:table-cell table:formula="of:=(1-[.$C478])*[.C$2] + [.$C478]*(1-[.$A478])*[.C$3] + [.$A478]*[.$C478]*[.C$4]" office:value-type="float" office:value="0.714269892131869">
            <text:p>0.7142698921</text:p>
          </table:table-cell>
          <table:table-cell table:number-columns-repeated="2"/>
        </table:table-row>
        <table:table-row table:style-name="ro1">
          <table:table-cell table:formula="of:=RAND()" office:value-type="float" office:value="0.37701416015625">
            <text:p>0.3770141602</text:p>
          </table:table-cell>
          <table:table-cell table:formula="of:=RAND()" office:value-type="float" office:value="0.537841796875">
            <text:p>0.5378417969</text:p>
          </table:table-cell>
          <table:table-cell table:formula="of:=SQRT([.B479])" office:value-type="float" office:value="0.733376981418833">
            <text:p>0.7333769814</text:p>
          </table:table-cell>
          <table:table-cell/>
          <table:table-cell table:formula="of:=(1-[.$C479])*[.B$2] + [.$C479]*(1-[.$A479])*[.B$3] + [.$A479]*[.$C479]*[.B$4]" office:value-type="float" office:value="0.585252198742346">
            <text:p>0.5852521987</text:p>
          </table:table-cell>
          <table:table-cell table:formula="of:=(1-[.$C479])*[.C$2] + [.$C479]*(1-[.$A479])*[.C$3] + [.$A479]*[.$C479]*[.C$4]" office:value-type="float" office:value="0.683533587678402">
            <text:p>0.6835335877</text:p>
          </table:table-cell>
          <table:table-cell table:number-columns-repeated="2"/>
        </table:table-row>
        <table:table-row table:style-name="ro1">
          <table:table-cell table:formula="of:=RAND()" office:value-type="float" office:value="0.87774658203125">
            <text:p>0.877746582</text:p>
          </table:table-cell>
          <table:table-cell table:formula="of:=RAND()" office:value-type="float" office:value="0.468963623046875">
            <text:p>0.468963623</text:p>
          </table:table-cell>
          <table:table-cell table:formula="of:=SQRT([.B480])" office:value-type="float" office:value="0.684809187326568">
            <text:p>0.6848091873</text:p>
          </table:table-cell>
          <table:table-cell/>
          <table:table-cell table:formula="of:=(1-[.$C480])*[.B$2] + [.$C480]*(1-[.$A480])*[.B$3] + [.$A480]*[.$C480]*[.B$4]" office:value-type="float" office:value="0.635649551243666">
            <text:p>0.6356495512</text:p>
          </table:table-cell>
          <table:table-cell table:formula="of:=(1-[.$C480])*[.C$2] + [.$C480]*(1-[.$A480])*[.C$3] + [.$A480]*[.$C480]*[.C$4]" office:value-type="float" office:value="1.35376236414051">
            <text:p>1.3537623641</text:p>
          </table:table-cell>
          <table:table-cell table:number-columns-repeated="2"/>
        </table:table-row>
        <table:table-row table:style-name="ro1">
          <table:table-cell table:formula="of:=RAND()" office:value-type="float" office:value="0.416229248046875">
            <text:p>0.416229248</text:p>
          </table:table-cell>
          <table:table-cell table:formula="of:=RAND()" office:value-type="float" office:value="0.5579833984375">
            <text:p>0.5579833984</text:p>
          </table:table-cell>
          <table:table-cell table:formula="of:=SQRT([.B481])" office:value-type="float" office:value="0.746982863550095">
            <text:p>0.7469828636</text:p>
          </table:table-cell>
          <table:table-cell/>
          <table:table-cell table:formula="of:=(1-[.$C481])*[.B$2] + [.$C481]*(1-[.$A481])*[.B$3] + [.$A481]*[.$C481]*[.B$4]" office:value-type="float" office:value="0.6037261945409">
            <text:p>0.6037261945</text:p>
          </table:table-cell>
          <table:table-cell table:formula="of:=(1-[.$C481])*[.C$2] + [.$C481]*(1-[.$A481])*[.C$3] + [.$A481]*[.$C481]*[.C$4]" office:value-type="float" office:value="0.745231638267674">
            <text:p>0.7452316383</text:p>
          </table:table-cell>
          <table:table-cell table:number-columns-repeated="2"/>
        </table:table-row>
        <table:table-row table:style-name="ro1">
          <table:table-cell table:formula="of:=RAND()" office:value-type="float" office:value="0.39794921875">
            <text:p>0.3979492188</text:p>
          </table:table-cell>
          <table:table-cell table:formula="of:=RAND()" office:value-type="float" office:value="0.78863525390625">
            <text:p>0.7886352539</text:p>
          </table:table-cell>
          <table:table-cell table:formula="of:=SQRT([.B482])" office:value-type="float" office:value="0.888051380217524">
            <text:p>0.8880513802</text:p>
          </table:table-cell>
          <table:table-cell/>
          <table:table-cell table:formula="of:=(1-[.$C482])*[.B$2] + [.$C482]*(1-[.$A482])*[.B$3] + [.$A482]*[.$C482]*[.B$4]" office:value-type="float" office:value="0.713519797923797">
            <text:p>0.7135197979</text:p>
          </table:table-cell>
          <table:table-cell table:formula="of:=(1-[.$C482])*[.C$2] + [.$C482]*(1-[.$A482])*[.C$3] + [.$A482]*[.$C482]*[.C$4]" office:value-type="float" office:value="0.75923902229641">
            <text:p>0.7592390223</text:p>
          </table:table-cell>
          <table:table-cell table:number-columns-repeated="2"/>
        </table:table-row>
        <table:table-row table:style-name="ro1">
          <table:table-cell table:formula="of:=RAND()" office:value-type="float" office:value="0.08160400390625">
            <text:p>0.0816040039</text:p>
          </table:table-cell>
          <table:table-cell table:formula="of:=RAND()" office:value-type="float" office:value="0.186614990234375">
            <text:p>0.1866149902</text:p>
          </table:table-cell>
          <table:table-cell table:formula="of:=SQRT([.B483])" office:value-type="float" office:value="0.431989571904664">
            <text:p>0.4319895719</text:p>
          </table:table-cell>
          <table:table-cell/>
          <table:table-cell table:formula="of:=(1-[.$C483])*[.B$2] + [.$C483]*(1-[.$A483])*[.B$3] + [.$A483]*[.$C483]*[.B$4]" office:value-type="float" office:value="0.311558240798688">
            <text:p>0.3115582408</text:p>
          </table:table-cell>
          <table:table-cell table:formula="of:=(1-[.$C483])*[.C$2] + [.$C483]*(1-[.$A483])*[.C$3] + [.$A483]*[.$C483]*[.C$4]" office:value-type="float" office:value="0.354156850686871">
            <text:p>0.3541568507</text:p>
          </table:table-cell>
          <table:table-cell table:number-columns-repeated="2"/>
        </table:table-row>
        <table:table-row table:style-name="ro1">
          <table:table-cell table:formula="of:=RAND()" office:value-type="float" office:value="0.52581787109375">
            <text:p>0.5258178711</text:p>
          </table:table-cell>
          <table:table-cell table:formula="of:=RAND()" office:value-type="float" office:value="0.781280517578125">
            <text:p>0.7812805176</text:p>
          </table:table-cell>
          <table:table-cell table:formula="of:=SQRT([.B484])" office:value-type="float" office:value="0.88390073966375">
            <text:p>0.8839007397</text:p>
          </table:table-cell>
          <table:table-cell/>
          <table:table-cell table:formula="of:=(1-[.$C484])*[.B$2] + [.$C484]*(1-[.$A484])*[.B$3] + [.$A484]*[.$C484]*[.B$4]" office:value-type="float" office:value="0.739570927113553">
            <text:p>0.7395709271</text:p>
          </table:table-cell>
          <table:table-cell table:formula="of:=(1-[.$C484])*[.C$2] + [.$C484]*(1-[.$A484])*[.C$3] + [.$A484]*[.$C484]*[.C$4]" office:value-type="float" office:value="0.982943532492611">
            <text:p>0.9829435325</text:p>
          </table:table-cell>
          <table:table-cell table:number-columns-repeated="2"/>
        </table:table-row>
        <table:table-row table:style-name="ro1">
          <table:table-cell table:formula="of:=RAND()" office:value-type="float" office:value="0.08868408203125">
            <text:p>0.088684082</text:p>
          </table:table-cell>
          <table:table-cell table:formula="of:=RAND()" office:value-type="float" office:value="0.268707275390625">
            <text:p>0.2687072754</text:p>
          </table:table-cell>
          <table:table-cell table:formula="of:=SQRT([.B485])" office:value-type="float" office:value="0.518369824922926">
            <text:p>0.5183698249</text:p>
          </table:table-cell>
          <table:table-cell/>
          <table:table-cell table:formula="of:=(1-[.$C485])*[.B$2] + [.$C485]*(1-[.$A485])*[.B$3] + [.$A485]*[.$C485]*[.B$4]" office:value-type="float" office:value="0.374811376985805">
            <text:p>0.374811377</text:p>
          </table:table-cell>
          <table:table-cell table:formula="of:=(1-[.$C485])*[.C$2] + [.$C485]*(1-[.$A485])*[.C$3] + [.$A485]*[.$C485]*[.C$4]" office:value-type="float" office:value="0.332297680169756">
            <text:p>0.3322976802</text:p>
          </table:table-cell>
          <table:table-cell table:number-columns-repeated="2"/>
        </table:table-row>
        <table:table-row table:style-name="ro1">
          <table:table-cell table:formula="of:=RAND()" office:value-type="float" office:value="0.709686279296875">
            <text:p>0.7096862793</text:p>
          </table:table-cell>
          <table:table-cell table:formula="of:=RAND()" office:value-type="float" office:value="0.0489501953125">
            <text:p>0.0489501953</text:p>
          </table:table-cell>
          <table:table-cell table:formula="of:=SQRT([.B486])" office:value-type="float" office:value="0.221246910289161">
            <text:p>0.2212469103</text:p>
          </table:table-cell>
          <table:table-cell/>
          <table:table-cell table:formula="of:=(1-[.$C486])*[.B$2] + [.$C486]*(1-[.$A486])*[.B$3] + [.$A486]*[.$C486]*[.B$4]" office:value-type="float" office:value="0.195696970310364">
            <text:p>0.1956969703</text:p>
          </table:table-cell>
          <table:table-cell table:formula="of:=(1-[.$C486])*[.C$2] + [.$C486]*(1-[.$A486])*[.C$3] + [.$A486]*[.$C486]*[.C$4]" office:value-type="float" office:value="0.701838179027817">
            <text:p>0.701838179</text:p>
          </table:table-cell>
          <table:table-cell table:number-columns-repeated="2"/>
        </table:table-row>
        <table:table-row table:style-name="ro1">
          <table:table-cell table:formula="of:=RAND()" office:value-type="float" office:value="0.5516357421875">
            <text:p>0.5516357422</text:p>
          </table:table-cell>
          <table:table-cell table:formula="of:=RAND()" office:value-type="float" office:value="0.196014404296875">
            <text:p>0.1960144043</text:p>
          </table:table-cell>
          <table:table-cell table:formula="of:=SQRT([.B487])" office:value-type="float" office:value="0.442735140119773">
            <text:p>0.4427351401</text:p>
          </table:table-cell>
          <table:table-cell/>
          <table:table-cell table:formula="of:=(1-[.$C487])*[.B$2] + [.$C487]*(1-[.$A487])*[.B$3] + [.$A487]*[.$C487]*[.B$4]" office:value-type="float" office:value="0.37341401526308">
            <text:p>0.3734140153</text:p>
          </table:table-cell>
          <table:table-cell table:formula="of:=(1-[.$C487])*[.C$2] + [.$C487]*(1-[.$A487])*[.C$3] + [.$A487]*[.$C487]*[.C$4]" office:value-type="float" office:value="0.764647199888904">
            <text:p>0.7646471999</text:p>
          </table:table-cell>
          <table:table-cell table:number-columns-repeated="2"/>
        </table:table-row>
        <table:table-row table:style-name="ro1">
          <table:table-cell table:formula="of:=RAND()" office:value-type="float" office:value="0.689208984375">
            <text:p>0.6892089844</text:p>
          </table:table-cell>
          <table:table-cell table:formula="of:=RAND()" office:value-type="float" office:value="0.88037109375">
            <text:p>0.8803710938</text:p>
          </table:table-cell>
          <table:table-cell table:formula="of:=SQRT([.B488])" office:value-type="float" office:value="0.938280924750152">
            <text:p>0.9382809248</text:p>
          </table:table-cell>
          <table:table-cell/>
          <table:table-cell table:formula="of:=(1-[.$C488])*[.B$2] + [.$C488]*(1-[.$A488])*[.B$3] + [.$A488]*[.$C488]*[.B$4]" office:value-type="float" office:value="0.824931274558533">
            <text:p>0.8249312746</text:p>
          </table:table-cell>
          <table:table-cell table:formula="of:=(1-[.$C488])*[.C$2] + [.$C488]*(1-[.$A488])*[.C$3] + [.$A488]*[.$C488]*[.C$4]" office:value-type="float" office:value="1.31773610760385">
            <text:p>1.3177361076</text:p>
          </table:table-cell>
          <table:table-cell table:number-columns-repeated="2"/>
        </table:table-row>
        <table:table-row table:style-name="ro1">
          <table:table-cell table:formula="of:=RAND()" office:value-type="float" office:value="0.534759521484375">
            <text:p>0.5347595215</text:p>
          </table:table-cell>
          <table:table-cell table:formula="of:=RAND()" office:value-type="float" office:value="0.431671142578125">
            <text:p>0.4316711426</text:p>
          </table:table-cell>
          <table:table-cell table:formula="of:=SQRT([.B489])" office:value-type="float" office:value="0.65701685106101">
            <text:p>0.6570168511</text:p>
          </table:table-cell>
          <table:table-cell/>
          <table:table-cell table:formula="of:=(1-[.$C489])*[.B$2] + [.$C489]*(1-[.$A489])*[.B$3] + [.$A489]*[.$C489]*[.B$4]" office:value-type="float" office:value="0.551261760131651">
            <text:p>0.5512617601</text:p>
          </table:table-cell>
          <table:table-cell table:formula="of:=(1-[.$C489])*[.C$2] + [.$C489]*(1-[.$A489])*[.C$3] + [.$A489]*[.$C489]*[.C$4]" office:value-type="float" office:value="0.870670148061802">
            <text:p>0.8706701481</text:p>
          </table:table-cell>
          <table:table-cell table:number-columns-repeated="2"/>
        </table:table-row>
        <table:table-row table:style-name="ro1">
          <table:table-cell table:formula="of:=RAND()" office:value-type="float" office:value="0.70794677734375">
            <text:p>0.7079467773</text:p>
          </table:table-cell>
          <table:table-cell table:formula="of:=RAND()" office:value-type="float" office:value="0.221923828125">
            <text:p>0.2219238281</text:p>
          </table:table-cell>
          <table:table-cell table:formula="of:=SQRT([.B490])" office:value-type="float" office:value="0.471087919740042">
            <text:p>0.4710879197</text:p>
          </table:table-cell>
          <table:table-cell/>
          <table:table-cell table:formula="of:=(1-[.$C490])*[.B$2] + [.$C490]*(1-[.$A490])*[.B$3] + [.$A490]*[.$C490]*[.B$4]" office:value-type="float" office:value="0.416472889220668">
            <text:p>0.4164728892</text:p>
          </table:table-cell>
          <table:table-cell table:formula="of:=(1-[.$C490])*[.C$2] + [.$C490]*(1-[.$A490])*[.C$3] + [.$A490]*[.$C490]*[.C$4]" office:value-type="float" office:value="0.928131337634791">
            <text:p>0.9281313376</text:p>
          </table:table-cell>
          <table:table-cell table:number-columns-repeated="2"/>
        </table:table-row>
        <table:table-row table:style-name="ro1">
          <table:table-cell table:formula="of:=RAND()" office:value-type="float" office:value="0.215118408203125">
            <text:p>0.2151184082</text:p>
          </table:table-cell>
          <table:table-cell table:formula="of:=RAND()" office:value-type="float" office:value="0.497589111328125">
            <text:p>0.4975891113</text:p>
          </table:table-cell>
          <table:table-cell table:formula="of:=SQRT([.B491])" office:value-type="float" office:value="0.705399965500513">
            <text:p>0.7053999655</text:p>
          </table:table-cell>
          <table:table-cell/>
          <table:table-cell table:formula="of:=(1-[.$C491])*[.B$2] + [.$C491]*(1-[.$A491])*[.B$3] + [.$A491]*[.$C491]*[.B$4]" office:value-type="float" office:value="0.533233550458862">
            <text:p>0.5332335505</text:p>
          </table:table-cell>
          <table:table-cell table:formula="of:=(1-[.$C491])*[.C$2] + [.$C491]*(1-[.$A491])*[.C$3] + [.$A491]*[.$C491]*[.C$4]" office:value-type="float" office:value="0.449271607522513">
            <text:p>0.4492716075</text:p>
          </table:table-cell>
          <table:table-cell table:number-columns-repeated="2"/>
        </table:table-row>
        <table:table-row table:style-name="ro1">
          <table:table-cell table:formula="of:=RAND()" office:value-type="float" office:value="0.227691650390625">
            <text:p>0.2276916504</text:p>
          </table:table-cell>
          <table:table-cell table:formula="of:=RAND()" office:value-type="float" office:value="0.814300537109375">
            <text:p>0.8143005371</text:p>
          </table:table-cell>
          <table:table-cell table:formula="of:=SQRT([.B492])" office:value-type="float" office:value="0.90238602444263">
            <text:p>0.9023860244</text:p>
          </table:table-cell>
          <table:table-cell/>
          <table:table-cell table:formula="of:=(1-[.$C492])*[.B$2] + [.$C492]*(1-[.$A492])*[.B$3] + [.$A492]*[.$C492]*[.B$4]" office:value-type="float" office:value="0.685091315540483">
            <text:p>0.6850913155</text:p>
          </table:table-cell>
          <table:table-cell table:formula="of:=(1-[.$C492])*[.C$2] + [.$C492]*(1-[.$A492])*[.C$3] + [.$A492]*[.$C492]*[.C$4]" office:value-type="float" office:value="0.457683856536292">
            <text:p>0.4576838565</text:p>
          </table:table-cell>
          <table:table-cell table:number-columns-repeated="2"/>
        </table:table-row>
        <table:table-row table:style-name="ro1">
          <table:table-cell table:formula="of:=RAND()" office:value-type="float" office:value="0.562896728515625">
            <text:p>0.5628967285</text:p>
          </table:table-cell>
          <table:table-cell table:formula="of:=RAND()" office:value-type="float" office:value="0.45587158203125">
            <text:p>0.455871582</text:p>
          </table:table-cell>
          <table:table-cell table:formula="of:=SQRT([.B493])" office:value-type="float" office:value="0.67518262865039">
            <text:p>0.6751826287</text:p>
          </table:table-cell>
          <table:table-cell/>
          <table:table-cell table:formula="of:=(1-[.$C493])*[.B$2] + [.$C493]*(1-[.$A493])*[.B$3] + [.$A493]*[.$C493]*[.B$4]" office:value-type="float" office:value="0.571442944187923">
            <text:p>0.5714429442</text:p>
          </table:table-cell>
          <table:table-cell table:formula="of:=(1-[.$C493])*[.C$2] + [.$C493]*(1-[.$A493])*[.C$3] + [.$A493]*[.$C493]*[.C$4]" office:value-type="float" office:value="0.918724290382395">
            <text:p>0.9187242904</text:p>
          </table:table-cell>
          <table:table-cell table:number-columns-repeated="2"/>
        </table:table-row>
        <table:table-row table:style-name="ro1">
          <table:table-cell table:formula="of:=RAND()" office:value-type="float" office:value="0.301361083984375">
            <text:p>0.301361084</text:p>
          </table:table-cell>
          <table:table-cell table:formula="of:=RAND()" office:value-type="float" office:value="0.776763916015625">
            <text:p>0.776763916</text:p>
          </table:table-cell>
          <table:table-cell table:formula="of:=SQRT([.B494])" office:value-type="float" office:value="0.88134211065603">
            <text:p>0.8813421107</text:p>
          </table:table-cell>
          <table:table-cell/>
          <table:table-cell table:formula="of:=(1-[.$C494])*[.B$2] + [.$C494]*(1-[.$A494])*[.B$3] + [.$A494]*[.$C494]*[.B$4]" office:value-type="float" office:value="0.685996053054599">
            <text:p>0.6859960531</text:p>
          </table:table-cell>
          <table:table-cell table:formula="of:=(1-[.$C494])*[.C$2] + [.$C494]*(1-[.$A494])*[.C$3] + [.$A494]*[.$C494]*[.C$4]" office:value-type="float" office:value="0.587877350190458">
            <text:p>0.5878773502</text:p>
          </table:table-cell>
          <table:table-cell table:number-columns-repeated="2"/>
        </table:table-row>
        <table:table-row table:style-name="ro1">
          <table:table-cell table:formula="of:=RAND()" office:value-type="float" office:value="0.94549560546875">
            <text:p>0.9454956055</text:p>
          </table:table-cell>
          <table:table-cell table:formula="of:=RAND()" office:value-type="float" office:value="0.416046142578125">
            <text:p>0.4160461426</text:p>
          </table:table-cell>
          <table:table-cell table:formula="of:=SQRT([.B495])" office:value-type="float" office:value="0.645016389387219">
            <text:p>0.6450163894</text:p>
          </table:table-cell>
          <table:table-cell/>
          <table:table-cell table:formula="of:=(1-[.$C495])*[.B$2] + [.$C495]*(1-[.$A495])*[.B$3] + [.$A495]*[.$C495]*[.B$4]" office:value-type="float" office:value="0.610075114592497">
            <text:p>0.6100751146</text:p>
          </table:table-cell>
          <table:table-cell table:formula="of:=(1-[.$C495])*[.C$2] + [.$C495]*(1-[.$A495])*[.C$3] + [.$A495]*[.$C495]*[.C$4]" office:value-type="float" office:value="1.39111352693205">
            <text:p>1.3911135269</text:p>
          </table:table-cell>
          <table:table-cell table:number-columns-repeated="2"/>
        </table:table-row>
        <table:table-row table:style-name="ro1">
          <table:table-cell table:formula="of:=RAND()" office:value-type="float" office:value="0.25994873046875">
            <text:p>0.2599487305</text:p>
          </table:table-cell>
          <table:table-cell table:formula="of:=RAND()" office:value-type="float" office:value="0.41973876953125">
            <text:p>0.4197387695</text:p>
          </table:table-cell>
          <table:table-cell table:formula="of:=SQRT([.B496])" office:value-type="float" office:value="0.647872494809936">
            <text:p>0.6478724948</text:p>
          </table:table-cell>
          <table:table-cell/>
          <table:table-cell table:formula="of:=(1-[.$C496])*[.B$2] + [.$C496]*(1-[.$A496])*[.B$3] + [.$A496]*[.$C496]*[.B$4]" office:value-type="float" office:value="0.497298290825136">
            <text:p>0.4972982908</text:p>
          </table:table-cell>
          <table:table-cell table:formula="of:=(1-[.$C496])*[.C$2] + [.$C496]*(1-[.$A496])*[.C$3] + [.$A496]*[.$C496]*[.C$4]" office:value-type="float" office:value="0.511206881332647">
            <text:p>0.5112068813</text:p>
          </table:table-cell>
          <table:table-cell table:number-columns-repeated="2"/>
        </table:table-row>
        <table:table-row table:style-name="ro1">
          <table:table-cell table:formula="of:=RAND()" office:value-type="float" office:value="0.561737060546875">
            <text:p>0.5617370605</text:p>
          </table:table-cell>
          <table:table-cell table:formula="of:=RAND()" office:value-type="float" office:value="0.09844970703125">
            <text:p>0.098449707</text:p>
          </table:table-cell>
          <table:table-cell table:formula="of:=SQRT([.B497])" office:value-type="float" office:value="0.313766962937863">
            <text:p>0.3137669629</text:p>
          </table:table-cell>
          <table:table-cell/>
          <table:table-cell table:formula="of:=(1-[.$C497])*[.B$2] + [.$C497]*(1-[.$A497])*[.B$3] + [.$A497]*[.$C497]*[.B$4]" office:value-type="float" office:value="0.265463052235437">
            <text:p>0.2654630522</text:p>
          </table:table-cell>
          <table:table-cell table:formula="of:=(1-[.$C497])*[.C$2] + [.$C497]*(1-[.$A497])*[.C$3] + [.$A497]*[.$C497]*[.C$4]" office:value-type="float" office:value="0.693863036131365">
            <text:p>0.6938630361</text:p>
          </table:table-cell>
          <table:table-cell table:number-columns-repeated="2"/>
        </table:table-row>
        <table:table-row table:style-name="ro1">
          <table:table-cell table:formula="of:=RAND()" office:value-type="float" office:value="0.870452880859375">
            <text:p>0.8704528809</text:p>
          </table:table-cell>
          <table:table-cell table:formula="of:=RAND()" office:value-type="float" office:value="0.567138671875">
            <text:p>0.5671386719</text:p>
          </table:table-cell>
          <table:table-cell table:formula="of:=SQRT([.B498])" office:value-type="float" office:value="0.753086098580368">
            <text:p>0.7530860986</text:p>
          </table:table-cell>
          <table:table-cell/>
          <table:table-cell table:formula="of:=(1-[.$C498])*[.B$2] + [.$C498]*(1-[.$A498])*[.B$3] + [.$A498]*[.$C498]*[.B$4]" office:value-type="float" office:value="0.697597019657809">
            <text:p>0.6975970197</text:p>
          </table:table-cell>
          <table:table-cell table:formula="of:=(1-[.$C498])*[.C$2] + [.$C498]*(1-[.$A498])*[.C$3] + [.$A498]*[.$C498]*[.C$4]" office:value-type="float" office:value="1.42795361915823">
            <text:p>1.4279536192</text:p>
          </table:table-cell>
          <table:table-cell table:number-columns-repeated="2"/>
        </table:table-row>
        <table:table-row table:style-name="ro1">
          <table:table-cell table:formula="of:=RAND()" office:value-type="float" office:value="0.112396240234375">
            <text:p>0.1123962402</text:p>
          </table:table-cell>
          <table:table-cell table:formula="of:=RAND()" office:value-type="float" office:value="0.985748291015625">
            <text:p>0.985748291</text:p>
          </table:table-cell>
          <table:table-cell table:formula="of:=SQRT([.B499])" office:value-type="float" office:value="0.992848574061334">
            <text:p>0.9928485741</text:p>
          </table:table-cell>
          <table:table-cell/>
          <table:table-cell table:formula="of:=(1-[.$C499])*[.B$2] + [.$C499]*(1-[.$A499])*[.B$3] + [.$A499]*[.$C499]*[.B$4]" office:value-type="float" office:value="0.724008038023038">
            <text:p>0.724008038</text:p>
          </table:table-cell>
          <table:table-cell table:formula="of:=(1-[.$C499])*[.C$2] + [.$C499]*(1-[.$A499])*[.C$3] + [.$A499]*[.$C499]*[.C$4]" office:value-type="float" office:value="0.225644682193976">
            <text:p>0.2256446822</text:p>
          </table:table-cell>
          <table:table-cell table:number-columns-repeated="2"/>
        </table:table-row>
        <table:table-row table:style-name="ro1">
          <table:table-cell table:formula="of:=RAND()" office:value-type="float" office:value="0.620635986328125">
            <text:p>0.6206359863</text:p>
          </table:table-cell>
          <table:table-cell table:formula="of:=RAND()" office:value-type="float" office:value="0.169830322265625">
            <text:p>0.1698303223</text:p>
          </table:table-cell>
          <table:table-cell table:formula="of:=SQRT([.B500])" office:value-type="float" office:value="0.412104746715717">
            <text:p>0.4121047467</text:p>
          </table:table-cell>
          <table:table-cell/>
          <table:table-cell table:formula="of:=(1-[.$C500])*[.B$2] + [.$C500]*(1-[.$A500])*[.B$3] + [.$A500]*[.$C500]*[.B$4]" office:value-type="float" office:value="0.354972752047588">
            <text:p>0.354972752</text:p>
          </table:table-cell>
          <table:table-cell table:formula="of:=(1-[.$C500])*[.C$2] + [.$C500]*(1-[.$A500])*[.C$3] + [.$A500]*[.$C500]*[.C$4]" office:value-type="float" office:value="0.80292402817948">
            <text:p>0.8029240282</text:p>
          </table:table-cell>
          <table:table-cell table:number-columns-repeated="2"/>
        </table:table-row>
        <table:table-row table:style-name="ro1">
          <table:table-cell table:formula="of:=RAND()" office:value-type="float" office:value="0.61334228515625">
            <text:p>0.6133422852</text:p>
          </table:table-cell>
          <table:table-cell table:formula="of:=RAND()" office:value-type="float" office:value="0.093719482421875">
            <text:p>0.0937194824</text:p>
          </table:table-cell>
          <table:table-cell table:formula="of:=SQRT([.B501])" office:value-type="float" office:value="0.30613637879526">
            <text:p>0.3061363788</text:p>
          </table:table-cell>
          <table:table-cell/>
          <table:table-cell table:formula="of:=(1-[.$C501])*[.B$2] + [.$C501]*(1-[.$A501])*[.B$3] + [.$A501]*[.$C501]*[.B$4]" office:value-type="float" office:value="0.263114725553016">
            <text:p>0.2631147256</text:p>
          </table:table-cell>
          <table:table-cell table:formula="of:=(1-[.$C501])*[.C$2] + [.$C501]*(1-[.$A501])*[.C$3] + [.$A501]*[.$C501]*[.C$4]" office:value-type="float" office:value="0.720586919020461">
            <text:p>0.720586919</text:p>
          </table:table-cell>
          <table:table-cell table:number-columns-repeated="2"/>
        </table:table-row>
        <table:table-row table:style-name="ro1">
          <table:table-cell table:formula="of:=RAND()" office:value-type="float" office:value="0.287017822265625">
            <text:p>0.2870178223</text:p>
          </table:table-cell>
          <table:table-cell table:formula="of:=RAND()" office:value-type="float" office:value="0.491241455078125">
            <text:p>0.4912414551</text:p>
          </table:table-cell>
          <table:table-cell table:formula="of:=SQRT([.B502])" office:value-type="float" office:value="0.700886192671909">
            <text:p>0.7008861927</text:p>
          </table:table-cell>
          <table:table-cell/>
          <table:table-cell table:formula="of:=(1-[.$C502])*[.B$2] + [.$C502]*(1-[.$A502])*[.B$3] + [.$A502]*[.$C502]*[.B$4]" office:value-type="float" office:value="0.542923710326288">
            <text:p>0.5429237103</text:p>
          </table:table-cell>
          <table:table-cell table:formula="of:=(1-[.$C502])*[.C$2] + [.$C502]*(1-[.$A502])*[.C$3] + [.$A502]*[.$C502]*[.C$4]" office:value-type="float" office:value="0.549878892730751">
            <text:p>0.5498788927</text:p>
          </table:table-cell>
          <table:table-cell table:number-columns-repeated="2"/>
        </table:table-row>
        <table:table-row table:style-name="ro1">
          <table:table-cell table:formula="of:=RAND()" office:value-type="float" office:value="0.757476806640625">
            <text:p>0.7574768066</text:p>
          </table:table-cell>
          <table:table-cell table:formula="of:=RAND()" office:value-type="float" office:value="0.892059326171875">
            <text:p>0.8920593262</text:p>
          </table:table-cell>
          <table:table-cell table:formula="of:=SQRT([.B503])" office:value-type="float" office:value="0.944488923265845">
            <text:p>0.9444889233</text:p>
          </table:table-cell>
          <table:table-cell/>
          <table:table-cell table:formula="of:=(1-[.$C503])*[.B$2] + [.$C503]*(1-[.$A503])*[.B$3] + [.$A503]*[.$C503]*[.B$4]" office:value-type="float" office:value="0.847153644196833">
            <text:p>0.8471536442</text:p>
          </table:table-cell>
          <table:table-cell table:formula="of:=(1-[.$C503])*[.C$2] + [.$C503]*(1-[.$A503])*[.C$3] + [.$A503]*[.$C503]*[.C$4]" office:value-type="float" office:value="1.45145816083776">
            <text:p>1.4514581608</text:p>
          </table:table-cell>
          <table:table-cell table:number-columns-repeated="2"/>
        </table:table-row>
        <table:table-row table:style-name="ro1">
          <table:table-cell table:formula="of:=RAND()" office:value-type="float" office:value="0.4423828125">
            <text:p>0.4423828125</text:p>
          </table:table-cell>
          <table:table-cell table:formula="of:=RAND()" office:value-type="float" office:value="0.646636962890625">
            <text:p>0.6466369629</text:p>
          </table:table-cell>
          <table:table-cell table:formula="of:=SQRT([.B504])" office:value-type="float" office:value="0.804137402991942">
            <text:p>0.804137403</text:p>
          </table:table-cell>
          <table:table-cell/>
          <table:table-cell table:formula="of:=(1-[.$C504])*[.B$2] + [.$C504]*(1-[.$A504])*[.B$3] + [.$A504]*[.$C504]*[.B$4]" office:value-type="float" office:value="0.655387689247085">
            <text:p>0.6553876892</text:p>
          </table:table-cell>
          <table:table-cell table:formula="of:=(1-[.$C504])*[.C$2] + [.$C504]*(1-[.$A504])*[.C$3] + [.$A504]*[.$C504]*[.C$4]" office:value-type="float" office:value="0.805847064788351">
            <text:p>0.8058470648</text:p>
          </table:table-cell>
          <table:table-cell table:number-columns-repeated="2"/>
        </table:table-row>
        <table:table-row table:style-name="ro1">
          <table:table-cell table:formula="of:=RAND()" office:value-type="float" office:value="0.731658935546875">
            <text:p>0.7316589355</text:p>
          </table:table-cell>
          <table:table-cell table:formula="of:=RAND()" office:value-type="float" office:value="0.40716552734375">
            <text:p>0.4071655273</text:p>
          </table:table-cell>
          <table:table-cell table:formula="of:=SQRT([.B505])" office:value-type="float" office:value="0.638095233757274">
            <text:p>0.6380952338</text:p>
          </table:table-cell>
          <table:table-cell/>
          <table:table-cell table:formula="of:=(1-[.$C505])*[.B$2] + [.$C505]*(1-[.$A505])*[.B$3] + [.$A505]*[.$C505]*[.B$4]" office:value-type="float" office:value="0.568052364302271">
            <text:p>0.5680523643</text:p>
          </table:table-cell>
          <table:table-cell table:formula="of:=(1-[.$C505])*[.C$2] + [.$C505]*(1-[.$A505])*[.C$3] + [.$A505]*[.$C505]*[.C$4]" office:value-type="float" office:value="1.11001986134304">
            <text:p>1.1100198613</text:p>
          </table:table-cell>
          <table:table-cell table:number-columns-repeated="2"/>
        </table:table-row>
        <table:table-row table:style-name="ro1">
          <table:table-cell table:formula="of:=RAND()" office:value-type="float" office:value="0.05877685546875">
            <text:p>0.0587768555</text:p>
          </table:table-cell>
          <table:table-cell table:formula="of:=RAND()" office:value-type="float" office:value="0.7769775390625">
            <text:p>0.7769775391</text:p>
          </table:table-cell>
          <table:table-cell table:formula="of:=SQRT([.B506])" office:value-type="float" office:value="0.881463294223021">
            <text:p>0.8814632942</text:p>
          </table:table-cell>
          <table:table-cell/>
          <table:table-cell table:formula="of:=(1-[.$C506])*[.B$2] + [.$C506]*(1-[.$A506])*[.B$3] + [.$A506]*[.$C506]*[.B$4]" office:value-type="float" office:value="0.630494812523959">
            <text:p>0.6304948125</text:p>
          </table:table-cell>
          <table:table-cell table:formula="of:=(1-[.$C506])*[.C$2] + [.$C506]*(1-[.$A506])*[.C$3] + [.$A506]*[.$C506]*[.C$4]" office:value-type="float" office:value="0.162369537773144">
            <text:p>0.1623695378</text:p>
          </table:table-cell>
          <table:table-cell table:number-columns-repeated="2"/>
        </table:table-row>
        <table:table-row table:style-name="ro1">
          <table:table-cell table:formula="of:=RAND()" office:value-type="float" office:value="0.8951416015625">
            <text:p>0.8951416016</text:p>
          </table:table-cell>
          <table:table-cell table:formula="of:=RAND()" office:value-type="float" office:value="0.03765869140625">
            <text:p>0.0376586914</text:p>
          </table:table-cell>
          <table:table-cell table:formula="of:=SQRT([.B507])" office:value-type="float" office:value="0.194058474193347">
            <text:p>0.1940584742</text:p>
          </table:table-cell>
          <table:table-cell/>
          <table:table-cell table:formula="of:=(1-[.$C507])*[.B$2] + [.$C507]*(1-[.$A507])*[.B$3] + [.$A507]*[.$C507]*[.B$4]" office:value-type="float" office:value="0.181005483415757">
            <text:p>0.1810054834</text:p>
          </table:table-cell>
          <table:table-cell table:formula="of:=(1-[.$C507])*[.C$2] + [.$C507]*(1-[.$A507])*[.C$3] + [.$A507]*[.$C507]*[.C$4]" office:value-type="float" office:value="0.74865329154188">
            <text:p>0.7486532915</text:p>
          </table:table-cell>
          <table:table-cell table:number-columns-repeated="2"/>
        </table:table-row>
        <table:table-row table:style-name="ro1">
          <table:table-cell table:formula="of:=RAND()" office:value-type="float" office:value="0.86279296875">
            <text:p>0.8627929688</text:p>
          </table:table-cell>
          <table:table-cell table:formula="of:=RAND()" office:value-type="float" office:value="0.638916015625">
            <text:p>0.6389160156</text:p>
          </table:table-cell>
          <table:table-cell table:formula="of:=SQRT([.B508])" office:value-type="float" office:value="0.799322222651791">
            <text:p>0.7993222227</text:p>
          </table:table-cell>
          <table:table-cell/>
          <table:table-cell table:formula="of:=(1-[.$C508])*[.B$2] + [.$C508]*(1-[.$A508])*[.B$3] + [.$A508]*[.$C508]*[.B$4]" office:value-type="float" office:value="0.738834450158347">
            <text:p>0.7388344502</text:p>
          </table:table-cell>
          <table:table-cell table:formula="of:=(1-[.$C508])*[.C$2] + [.$C508]*(1-[.$A508])*[.C$3] + [.$A508]*[.$C508]*[.C$4]" office:value-type="float" office:value="1.47274157967858">
            <text:p>1.4727415797</text:p>
          </table:table-cell>
          <table:table-cell table:number-columns-repeated="2"/>
        </table:table-row>
        <table:table-row table:style-name="ro1">
          <table:table-cell table:formula="of:=RAND()" office:value-type="float" office:value="0.22552490234375">
            <text:p>0.2255249023</text:p>
          </table:table-cell>
          <table:table-cell table:formula="of:=RAND()" office:value-type="float" office:value="0.114166259765625">
            <text:p>0.1141662598</text:p>
          </table:table-cell>
          <table:table-cell table:formula="of:=SQRT([.B509])" office:value-type="float" office:value="0.337884980082905">
            <text:p>0.3378849801</text:p>
          </table:table-cell>
          <table:table-cell/>
          <table:table-cell table:formula="of:=(1-[.$C509])*[.B$2] + [.$C509]*(1-[.$A509])*[.B$3] + [.$A509]*[.$C509]*[.B$4]" office:value-type="float" office:value="0.256331870113554">
            <text:p>0.2563318701</text:p>
          </table:table-cell>
          <table:table-cell table:formula="of:=(1-[.$C509])*[.C$2] + [.$C509]*(1-[.$A509])*[.C$3] + [.$A509]*[.$C509]*[.C$4]" office:value-type="float" office:value="0.482698449460415">
            <text:p>0.4826984495</text:p>
          </table:table-cell>
          <table:table-cell table:number-columns-repeated="2"/>
        </table:table-row>
        <table:table-row table:style-name="ro1">
          <table:table-cell table:formula="of:=RAND()" office:value-type="float" office:value="0.5987548828125">
            <text:p>0.5987548828</text:p>
          </table:table-cell>
          <table:table-cell table:formula="of:=RAND()" office:value-type="float" office:value="0.892120361328125">
            <text:p>0.8921203613</text:p>
          </table:table-cell>
          <table:table-cell table:formula="of:=SQRT([.B510])" office:value-type="float" office:value="0.944521233921252">
            <text:p>0.9445212339</text:p>
          </table:table-cell>
          <table:table-cell/>
          <table:table-cell table:formula="of:=(1-[.$C510])*[.B$2] + [.$C510]*(1-[.$A510])*[.B$3] + [.$A510]*[.$C510]*[.B$4]" office:value-type="float" office:value="0.80820440593479">
            <text:p>0.8082044059</text:p>
          </table:table-cell>
          <table:table-cell table:formula="of:=(1-[.$C510])*[.C$2] + [.$C510]*(1-[.$A510])*[.C$3] + [.$A510]*[.$C510]*[.C$4]" office:value-type="float" office:value="1.15315741749294">
            <text:p>1.1531574175</text:p>
          </table:table-cell>
          <table:table-cell table:number-columns-repeated="2"/>
        </table:table-row>
        <table:table-row table:style-name="ro1">
          <table:table-cell table:formula="of:=RAND()" office:value-type="float" office:value="0.938385009765625">
            <text:p>0.9383850098</text:p>
          </table:table-cell>
          <table:table-cell table:formula="of:=RAND()" office:value-type="float" office:value="0.734161376953125">
            <text:p>0.734161377</text:p>
          </table:table-cell>
          <table:table-cell table:formula="of:=SQRT([.B511])" office:value-type="float" office:value="0.856832175488949">
            <text:p>0.8568321755</text:p>
          </table:table-cell>
          <table:table-cell/>
          <table:table-cell table:formula="of:=(1-[.$C511])*[.B$2] + [.$C511]*(1-[.$A511])*[.B$3] + [.$A511]*[.$C511]*[.B$4]" office:value-type="float" office:value="0.808832524876826">
            <text:p>0.8088325249</text:p>
          </table:table-cell>
          <table:table-cell table:formula="of:=(1-[.$C511])*[.C$2] + [.$C511]*(1-[.$A511])*[.C$3] + [.$A511]*[.$C511]*[.C$4]" office:value-type="float" office:value="1.67162046628929">
            <text:p>1.6716204663</text:p>
          </table:table-cell>
          <table:table-cell table:number-columns-repeated="2"/>
        </table:table-row>
        <table:table-row table:style-name="ro1">
          <table:table-cell table:formula="of:=RAND()" office:value-type="float" office:value="0.85650634765625">
            <text:p>0.8565063477</text:p>
          </table:table-cell>
          <table:table-cell table:formula="of:=RAND()" office:value-type="float" office:value="0.86480712890625">
            <text:p>0.8648071289</text:p>
          </table:table-cell>
          <table:table-cell table:formula="of:=SQRT([.B512])" office:value-type="float" office:value="0.929950067964001">
            <text:p>0.929950068</text:p>
          </table:table-cell>
          <table:table-cell/>
          <table:table-cell table:formula="of:=(1-[.$C512])*[.B$2] + [.$C512]*(1-[.$A512])*[.B$3] + [.$A512]*[.$C512]*[.B$4]" office:value-type="float" office:value="0.858057162990578">
            <text:p>0.858057163</text:p>
          </table:table-cell>
          <table:table-cell table:formula="of:=(1-[.$C512])*[.C$2] + [.$C512]*(1-[.$A512])*[.C$3] + [.$A512]*[.$C512]*[.C$4]" office:value-type="float" office:value="1.62007615708491">
            <text:p>1.6200761571</text:p>
          </table:table-cell>
          <table:table-cell table:number-columns-repeated="2"/>
        </table:table-row>
        <table:table-row table:style-name="ro1">
          <table:table-cell table:formula="of:=RAND()" office:value-type="float" office:value="0.187225341796875">
            <text:p>0.1872253418</text:p>
          </table:table-cell>
          <table:table-cell table:formula="of:=RAND()" office:value-type="float" office:value="0.904022216796875">
            <text:p>0.9040222168</text:p>
          </table:table-cell>
          <table:table-cell table:formula="of:=SQRT([.B513])" office:value-type="float" office:value="0.950800829194461">
            <text:p>0.9508008292</text:p>
          </table:table-cell>
          <table:table-cell/>
          <table:table-cell table:formula="of:=(1-[.$C513])*[.B$2] + [.$C513]*(1-[.$A513])*[.B$3] + [.$A513]*[.$C513]*[.B$4]" office:value-type="float" office:value="0.711844223095061">
            <text:p>0.7118442231</text:p>
          </table:table-cell>
          <table:table-cell table:formula="of:=(1-[.$C513])*[.C$2] + [.$C513]*(1-[.$A513])*[.C$3] + [.$A513]*[.$C513]*[.C$4]" office:value-type="float" office:value="0.378847465753873">
            <text:p>0.3788474658</text:p>
          </table:table-cell>
          <table:table-cell table:number-columns-repeated="2"/>
        </table:table-row>
        <table:table-row table:style-name="ro1">
          <table:table-cell table:formula="of:=RAND()" office:value-type="float" office:value="0.619964599609375">
            <text:p>0.6199645996</text:p>
          </table:table-cell>
          <table:table-cell table:formula="of:=RAND()" office:value-type="float" office:value="0.0794677734375">
            <text:p>0.0794677734</text:p>
          </table:table-cell>
          <table:table-cell table:formula="of:=SQRT([.B514])" office:value-type="float" office:value="0.281900289885449">
            <text:p>0.2819002899</text:p>
          </table:table-cell>
          <table:table-cell/>
          <table:table-cell table:formula="of:=(1-[.$C514])*[.B$2] + [.$C514]*(1-[.$A514])*[.B$3] + [.$A514]*[.$C514]*[.B$4]" office:value-type="float" office:value="0.24276993501045">
            <text:p>0.242769935</text:p>
          </table:table-cell>
          <table:table-cell table:formula="of:=(1-[.$C514])*[.C$2] + [.$C514]*(1-[.$A514])*[.C$3] + [.$A514]*[.$C514]*[.C$4]" office:value-type="float" office:value="0.706838573750987">
            <text:p>0.7068385738</text:p>
          </table:table-cell>
          <table:table-cell table:number-columns-repeated="2"/>
        </table:table-row>
        <table:table-row table:style-name="ro1">
          <table:table-cell table:formula="of:=RAND()" office:value-type="float" office:value="0.24957275390625">
            <text:p>0.2495727539</text:p>
          </table:table-cell>
          <table:table-cell table:formula="of:=RAND()" office:value-type="float" office:value="0.518341064453125">
            <text:p>0.5183410645</text:p>
          </table:table-cell>
          <table:table-cell table:formula="of:=SQRT([.B515])" office:value-type="float" office:value="0.719959071373592">
            <text:p>0.7199590714</text:p>
          </table:table-cell>
          <table:table-cell/>
          <table:table-cell table:formula="of:=(1-[.$C515])*[.B$2] + [.$C515]*(1-[.$A515])*[.B$3] + [.$A515]*[.$C515]*[.B$4]" office:value-type="float" office:value="0.550688713678563">
            <text:p>0.5506887137</text:p>
          </table:table-cell>
          <table:table-cell table:formula="of:=(1-[.$C515])*[.C$2] + [.$C515]*(1-[.$A515])*[.C$3] + [.$A515]*[.$C515]*[.C$4]" office:value-type="float" office:value="0.497587978916767">
            <text:p>0.4975879789</text:p>
          </table:table-cell>
          <table:table-cell table:number-columns-repeated="2"/>
        </table:table-row>
        <table:table-row table:style-name="ro1">
          <table:table-cell table:formula="of:=RAND()" office:value-type="float" office:value="0.19232177734375">
            <text:p>0.1923217773</text:p>
          </table:table-cell>
          <table:table-cell table:formula="of:=RAND()" office:value-type="float" office:value="0.319305419921875">
            <text:p>0.3193054199</text:p>
          </table:table-cell>
          <table:table-cell table:formula="of:=SQRT([.B516])" office:value-type="float" office:value="0.565071163590813">
            <text:p>0.5650711636</text:p>
          </table:table-cell>
          <table:table-cell/>
          <table:table-cell table:formula="of:=(1-[.$C516])*[.B$2] + [.$C516]*(1-[.$A516])*[.B$3] + [.$A516]*[.$C516]*[.B$4]" office:value-type="float" office:value="0.423805442045515">
            <text:p>0.423805442</text:p>
          </table:table-cell>
          <table:table-cell table:formula="of:=(1-[.$C516])*[.C$2] + [.$C516]*(1-[.$A516])*[.C$3] + [.$A516]*[.$C516]*[.C$4]" office:value-type="float" office:value="0.433728644314491">
            <text:p>0.4337286443</text:p>
          </table:table-cell>
          <table:table-cell table:number-columns-repeated="2"/>
        </table:table-row>
        <table:table-row table:style-name="ro1">
          <table:table-cell table:formula="of:=RAND()" office:value-type="float" office:value="0.105621337890625">
            <text:p>0.1056213379</text:p>
          </table:table-cell>
          <table:table-cell table:formula="of:=RAND()" office:value-type="float" office:value="0.2088623046875">
            <text:p>0.2088623047</text:p>
          </table:table-cell>
          <table:table-cell table:formula="of:=SQRT([.B517])" office:value-type="float" office:value="0.457014556319052">
            <text:p>0.4570145563</text:p>
          </table:table-cell>
          <table:table-cell/>
          <table:table-cell table:formula="of:=(1-[.$C517])*[.B$2] + [.$C517]*(1-[.$A517])*[.B$3] + [.$A517]*[.$C517]*[.B$4]" office:value-type="float" office:value="0.332460516530553">
            <text:p>0.3324605165</text:p>
          </table:table-cell>
          <table:table-cell table:formula="of:=(1-[.$C517])*[.C$2] + [.$C517]*(1-[.$A517])*[.C$3] + [.$A517]*[.$C517]*[.C$4]" office:value-type="float" office:value="0.367550994699552">
            <text:p>0.3675509947</text:p>
          </table:table-cell>
          <table:table-cell table:number-columns-repeated="2"/>
        </table:table-row>
        <table:table-row table:style-name="ro1">
          <table:table-cell table:formula="of:=RAND()" office:value-type="float" office:value="0.654876708984375">
            <text:p>0.654876709</text:p>
          </table:table-cell>
          <table:table-cell table:formula="of:=RAND()" office:value-type="float" office:value="0.51702880859375">
            <text:p>0.5170288086</text:p>
          </table:table-cell>
          <table:table-cell table:formula="of:=SQRT([.B518])" office:value-type="float" office:value="0.719047153247789">
            <text:p>0.7190471532</text:p>
          </table:table-cell>
          <table:table-cell/>
          <table:table-cell table:formula="of:=(1-[.$C518])*[.B$2] + [.$C518]*(1-[.$A518])*[.B$3] + [.$A518]*[.$C518]*[.B$4]" office:value-type="float" office:value="0.625763687937562">
            <text:p>0.6257636879</text:p>
          </table:table-cell>
          <table:table-cell table:formula="of:=(1-[.$C518])*[.C$2] + [.$C518]*(1-[.$A518])*[.C$3] + [.$A518]*[.$C518]*[.C$4]" office:value-type="float" office:value="1.07754201768986">
            <text:p>1.0775420177</text:p>
          </table:table-cell>
          <table:table-cell table:number-columns-repeated="2"/>
        </table:table-row>
        <table:table-row table:style-name="ro1">
          <table:table-cell table:formula="of:=RAND()" office:value-type="float" office:value="0.816070556640625">
            <text:p>0.8160705566</text:p>
          </table:table-cell>
          <table:table-cell table:formula="of:=RAND()" office:value-type="float" office:value="0.59356689453125">
            <text:p>0.5935668945</text:p>
          </table:table-cell>
          <table:table-cell table:formula="of:=SQRT([.B519])" office:value-type="float" office:value="0.770432926692032">
            <text:p>0.7704329267</text:p>
          </table:table-cell>
          <table:table-cell/>
          <table:table-cell table:formula="of:=(1-[.$C519])*[.B$2] + [.$C519]*(1-[.$A519])*[.B$3] + [.$A519]*[.$C519]*[.B$4]" office:value-type="float" office:value="0.702772231792779">
            <text:p>0.7027722318</text:p>
          </table:table-cell>
          <table:table-cell table:formula="of:=(1-[.$C519])*[.C$2] + [.$C519]*(1-[.$A519])*[.C$3] + [.$A519]*[.$C519]*[.C$4]" office:value-type="float" office:value="1.36595151506025">
            <text:p>1.3659515151</text:p>
          </table:table-cell>
          <table:table-cell table:number-columns-repeated="2"/>
        </table:table-row>
        <table:table-row table:style-name="ro1">
          <table:table-cell table:formula="of:=RAND()" office:value-type="float" office:value="0.514984130859375">
            <text:p>0.5149841309</text:p>
          </table:table-cell>
          <table:table-cell table:formula="of:=RAND()" office:value-type="float" office:value="0.24713134765625">
            <text:p>0.2471313477</text:p>
          </table:table-cell>
          <table:table-cell table:formula="of:=SQRT([.B520])" office:value-type="float" office:value="0.497123070935407">
            <text:p>0.4971230709</text:p>
          </table:table-cell>
          <table:table-cell/>
          <table:table-cell table:formula="of:=(1-[.$C520])*[.B$2] + [.$C520]*(1-[.$A520])*[.B$3] + [.$A520]*[.$C520]*[.B$4]" office:value-type="float" office:value="0.414548877734897">
            <text:p>0.4145488777</text:p>
          </table:table-cell>
          <table:table-cell table:formula="of:=(1-[.$C520])*[.C$2] + [.$C520]*(1-[.$A520])*[.C$3] + [.$A520]*[.$C520]*[.C$4]" office:value-type="float" office:value="0.760899344837767">
            <text:p>0.7608993448</text:p>
          </table:table-cell>
          <table:table-cell table:number-columns-repeated="2"/>
        </table:table-row>
        <table:table-row table:style-name="ro1">
          <table:table-cell table:formula="of:=RAND()" office:value-type="float" office:value="0.604461669921875">
            <text:p>0.6044616699</text:p>
          </table:table-cell>
          <table:table-cell table:formula="of:=RAND()" office:value-type="float" office:value="0.95745849609375">
            <text:p>0.9574584961</text:p>
          </table:table-cell>
          <table:table-cell table:formula="of:=SQRT([.B521])" office:value-type="float" office:value="0.978498081803817">
            <text:p>0.9784980818</text:p>
          </table:table-cell>
          <table:table-cell/>
          <table:table-cell table:formula="of:=(1-[.$C521])*[.B$2] + [.$C521]*(1-[.$A521])*[.B$3] + [.$A521]*[.$C521]*[.B$4]" office:value-type="float" office:value="0.838729449243719">
            <text:p>0.8387294492</text:p>
          </table:table-cell>
          <table:table-cell table:formula="of:=(1-[.$C521])*[.C$2] + [.$C521]*(1-[.$A521])*[.C$3] + [.$A521]*[.$C521]*[.C$4]" office:value-type="float" office:value="1.18776548233764">
            <text:p>1.1877654823</text:p>
          </table:table-cell>
          <table:table-cell table:number-columns-repeated="2"/>
        </table:table-row>
        <table:table-row table:style-name="ro1">
          <table:table-cell table:formula="of:=RAND()" office:value-type="float" office:value="0.699920654296875">
            <text:p>0.6999206543</text:p>
          </table:table-cell>
          <table:table-cell table:formula="of:=RAND()" office:value-type="float" office:value="0.10308837890625">
            <text:p>0.1030883789</text:p>
          </table:table-cell>
          <table:table-cell table:formula="of:=SQRT([.B522])" office:value-type="float" office:value="0.321073790438039">
            <text:p>0.3210737904</text:p>
          </table:table-cell>
          <table:table-cell/>
          <table:table-cell table:formula="of:=(1-[.$C522])*[.B$2] + [.$C522]*(1-[.$A522])*[.B$3] + [.$A522]*[.$C522]*[.B$4]" office:value-type="float" office:value="0.28318045945168">
            <text:p>0.2831804595</text:p>
          </table:table-cell>
          <table:table-cell table:formula="of:=(1-[.$C522])*[.C$2] + [.$C522]*(1-[.$A522])*[.C$3] + [.$A522]*[.$C522]*[.C$4]" office:value-type="float" office:value="0.786668197968111">
            <text:p>0.786668198</text:p>
          </table:table-cell>
          <table:table-cell table:number-columns-repeated="2"/>
        </table:table-row>
        <table:table-row table:style-name="ro1">
          <table:table-cell table:formula="of:=RAND()" office:value-type="float" office:value="0.05126953125">
            <text:p>0.0512695313</text:p>
          </table:table-cell>
          <table:table-cell table:formula="of:=RAND()" office:value-type="float" office:value="0.896270751953125">
            <text:p>0.896270752</text:p>
          </table:table-cell>
          <table:table-cell table:formula="of:=SQRT([.B523])" office:value-type="float" office:value="0.946715771471631">
            <text:p>0.9467157715</text:p>
          </table:table-cell>
          <table:table-cell/>
          <table:table-cell table:formula="of:=(1-[.$C523])*[.B$2] + [.$C523]*(1-[.$A523])*[.B$3] + [.$A523]*[.$C523]*[.B$4]" office:value-type="float" office:value="0.675320835226028">
            <text:p>0.6753208352</text:p>
          </table:table-cell>
          <table:table-cell table:formula="of:=(1-[.$C523])*[.C$2] + [.$C523]*(1-[.$A523])*[.C$3] + [.$A523]*[.$C523]*[.C$4]" office:value-type="float" office:value="0.123232085186547">
            <text:p>0.1232320852</text:p>
          </table:table-cell>
          <table:table-cell table:number-columns-repeated="2"/>
        </table:table-row>
        <table:table-row table:style-name="ro1">
          <table:table-cell table:formula="of:=RAND()" office:value-type="float" office:value="0.552490234375">
            <text:p>0.5524902344</text:p>
          </table:table-cell>
          <table:table-cell table:formula="of:=RAND()" office:value-type="float" office:value="0.74029541015625">
            <text:p>0.7402954102</text:p>
          </table:table-cell>
          <table:table-cell table:formula="of:=SQRT([.B524])" office:value-type="float" office:value="0.860404213237156">
            <text:p>0.8604042132</text:p>
          </table:table-cell>
          <table:table-cell/>
          <table:table-cell table:formula="of:=(1-[.$C524])*[.B$2] + [.$C524]*(1-[.$A524])*[.B$3] + [.$A524]*[.$C524]*[.B$4]" office:value-type="float" office:value="0.725877829877454">
            <text:p>0.7258778299</text:p>
          </table:table-cell>
          <table:table-cell table:formula="of:=(1-[.$C524])*[.C$2] + [.$C524]*(1-[.$A524])*[.C$3] + [.$A524]*[.$C524]*[.C$4]" office:value-type="float" office:value="1.0157740949844">
            <text:p>1.015774095</text:p>
          </table:table-cell>
          <table:table-cell table:number-columns-repeated="2"/>
        </table:table-row>
        <table:table-row table:style-name="ro1">
          <table:table-cell table:formula="of:=RAND()" office:value-type="float" office:value="0.305572509765625">
            <text:p>0.3055725098</text:p>
          </table:table-cell>
          <table:table-cell table:formula="of:=RAND()" office:value-type="float" office:value="0.954254150390625">
            <text:p>0.9542541504</text:p>
          </table:table-cell>
          <table:table-cell table:formula="of:=SQRT([.B525])" office:value-type="float" office:value="0.976859329888713">
            <text:p>0.9768593299</text:p>
          </table:table-cell>
          <table:table-cell/>
          <table:table-cell table:formula="of:=(1-[.$C525])*[.B$2] + [.$C525]*(1-[.$A525])*[.B$3] + [.$A525]*[.$C525]*[.B$4]" office:value-type="float" office:value="0.761411883773835">
            <text:p>0.7614118838</text:p>
          </table:table-cell>
          <table:table-cell table:formula="of:=(1-[.$C525])*[.C$2] + [.$C525]*(1-[.$A525])*[.C$3] + [.$A525]*[.$C525]*[.C$4]" office:value-type="float" office:value="0.605588035728544">
            <text:p>0.6055880357</text:p>
          </table:table-cell>
          <table:table-cell table:number-columns-repeated="2"/>
        </table:table-row>
        <table:table-row table:style-name="ro1">
          <table:table-cell table:formula="of:=RAND()" office:value-type="float" office:value="0.985076904296875">
            <text:p>0.9850769043</text:p>
          </table:table-cell>
          <table:table-cell table:formula="of:=RAND()" office:value-type="float" office:value="0.866485595703125">
            <text:p>0.8664855957</text:p>
          </table:table-cell>
          <table:table-cell table:formula="of:=SQRT([.B526])" office:value-type="float" office:value="0.930852080463446">
            <text:p>0.9308520805</text:p>
          </table:table-cell>
          <table:table-cell/>
          <table:table-cell table:formula="of:=(1-[.$C526])*[.B$2] + [.$C526]*(1-[.$A526])*[.B$3] + [.$A526]*[.$C526]*[.B$4]" office:value-type="float" office:value="0.890006286627533">
            <text:p>0.8900062866</text:p>
          </table:table-cell>
          <table:table-cell table:formula="of:=(1-[.$C526])*[.C$2] + [.$C526]*(1-[.$A526])*[.C$3] + [.$A526]*[.$C526]*[.C$4]" office:value-type="float" office:value="1.85932612247294">
            <text:p>1.8593261225</text:p>
          </table:table-cell>
          <table:table-cell table:number-columns-repeated="2"/>
        </table:table-row>
        <table:table-row table:style-name="ro1">
          <table:table-cell table:formula="of:=RAND()" office:value-type="float" office:value="0.720245361328125">
            <text:p>0.7202453613</text:p>
          </table:table-cell>
          <table:table-cell table:formula="of:=RAND()" office:value-type="float" office:value="0.787384033203125">
            <text:p>0.7873840332</text:p>
          </table:table-cell>
          <table:table-cell table:formula="of:=SQRT([.B527])" office:value-type="float" office:value="0.887346625171429">
            <text:p>0.8873466252</text:p>
          </table:table-cell>
          <table:table-cell/>
          <table:table-cell table:formula="of:=(1-[.$C527])*[.B$2] + [.$C527]*(1-[.$A527])*[.B$3] + [.$A527]*[.$C527]*[.B$4]" office:value-type="float" office:value="0.787310533194171">
            <text:p>0.7873105332</text:p>
          </table:table-cell>
          <table:table-cell table:formula="of:=(1-[.$C527])*[.C$2] + [.$C527]*(1-[.$A527])*[.C$3] + [.$A527]*[.$C527]*[.C$4]" office:value-type="float" office:value="1.32815019584736">
            <text:p>1.3281501958</text:p>
          </table:table-cell>
          <table:table-cell table:number-columns-repeated="2"/>
        </table:table-row>
        <table:table-row table:style-name="ro1">
          <table:table-cell table:formula="of:=RAND()" office:value-type="float" office:value="0.447967529296875">
            <text:p>0.4479675293</text:p>
          </table:table-cell>
          <table:table-cell table:formula="of:=RAND()" office:value-type="float" office:value="0.960662841796875">
            <text:p>0.9606628418</text:p>
          </table:table-cell>
          <table:table-cell table:formula="of:=SQRT([.B528])" office:value-type="float" office:value="0.980134093783537">
            <text:p>0.9801340938</text:p>
          </table:table-cell>
          <table:table-cell/>
          <table:table-cell table:formula="of:=(1-[.$C528])*[.B$2] + [.$C528]*(1-[.$A528])*[.B$3] + [.$A528]*[.$C528]*[.B$4]" office:value-type="float" office:value="0.800251610225155">
            <text:p>0.8002516102</text:p>
          </table:table-cell>
          <table:table-cell table:formula="of:=(1-[.$C528])*[.C$2] + [.$C528]*(1-[.$A528])*[.C$3] + [.$A528]*[.$C528]*[.C$4]" office:value-type="float" office:value="0.883678767368198">
            <text:p>0.8836787674</text:p>
          </table:table-cell>
          <table:table-cell table:number-columns-repeated="2"/>
        </table:table-row>
        <table:table-row table:style-name="ro1">
          <table:table-cell table:formula="of:=RAND()" office:value-type="float" office:value="0.817413330078125">
            <text:p>0.8174133301</text:p>
          </table:table-cell>
          <table:table-cell table:formula="of:=RAND()" office:value-type="float" office:value="0.8831787109375">
            <text:p>0.8831787109</text:p>
          </table:table-cell>
          <table:table-cell table:formula="of:=SQRT([.B529])" office:value-type="float" office:value="0.939775883355973">
            <text:p>0.9397758834</text:p>
          </table:table-cell>
          <table:table-cell/>
          <table:table-cell table:formula="of:=(1-[.$C529])*[.B$2] + [.$C529]*(1-[.$A529])*[.B$3] + [.$A529]*[.$C529]*[.B$4]" office:value-type="float" office:value="0.857571305277872">
            <text:p>0.8575713053</text:p>
          </table:table-cell>
          <table:table-cell table:formula="of:=(1-[.$C529])*[.C$2] + [.$C529]*(1-[.$A529])*[.C$3] + [.$A529]*[.$C529]*[.C$4]" office:value-type="float" office:value="1.55880087366084">
            <text:p>1.5588008737</text:p>
          </table:table-cell>
          <table:table-cell table:number-columns-repeated="2"/>
        </table:table-row>
        <table:table-row table:style-name="ro1">
          <table:table-cell table:formula="of:=RAND()" office:value-type="float" office:value="0.868408203125">
            <text:p>0.8684082031</text:p>
          </table:table-cell>
          <table:table-cell table:formula="of:=RAND()" office:value-type="float" office:value="0.001678466796875">
            <text:p>0.0016784668</text:p>
          </table:table-cell>
          <table:table-cell table:formula="of:=SQRT([.B530])" office:value-type="float" office:value="0.0409690956316465">
            <text:p>0.0409690956</text:p>
          </table:table-cell>
          <table:table-cell/>
          <table:table-cell table:formula="of:=(1-[.$C530])*[.B$2] + [.$C530]*(1-[.$A530])*[.B$3] + [.$A530]*[.$C530]*[.B$4]" office:value-type="float" office:value="0.0379286206096475">
            <text:p>0.0379286206</text:p>
          </table:table-cell>
          <table:table-cell table:formula="of:=(1-[.$C530])*[.C$2] + [.$C530]*(1-[.$A530])*[.C$3] + [.$A530]*[.$C530]*[.C$4]" office:value-type="float" office:value="0.550315470639234">
            <text:p>0.5503154706</text:p>
          </table:table-cell>
          <table:table-cell table:number-columns-repeated="2"/>
        </table:table-row>
        <table:table-row table:style-name="ro1">
          <table:table-cell table:formula="of:=RAND()" office:value-type="float" office:value="0.99041748046875">
            <text:p>0.9904174805</text:p>
          </table:table-cell>
          <table:table-cell table:formula="of:=RAND()" office:value-type="float" office:value="0.368560791015625">
            <text:p>0.368560791</text:p>
          </table:table-cell>
          <table:table-cell table:formula="of:=SQRT([.B531])" office:value-type="float" office:value="0.607092077872562">
            <text:p>0.6070920779</text:p>
          </table:table-cell>
          <table:table-cell/>
          <table:table-cell table:formula="of:=(1-[.$C531])*[.B$2] + [.$C531]*(1-[.$A531])*[.B$3] + [.$A531]*[.$C531]*[.B$4]" office:value-type="float" office:value="0.581295852117355">
            <text:p>0.5812958521</text:p>
          </table:table-cell>
          <table:table-cell table:formula="of:=(1-[.$C531])*[.C$2] + [.$C531]*(1-[.$A531])*[.C$3] + [.$A531]*[.$C531]*[.C$4]" office:value-type="float" office:value="1.39299042736009">
            <text:p>1.3929904274</text:p>
          </table:table-cell>
          <table:table-cell table:number-columns-repeated="2"/>
        </table:table-row>
        <table:table-row table:style-name="ro1">
          <table:table-cell table:formula="of:=RAND()" office:value-type="float" office:value="0.216705322265625">
            <text:p>0.2167053223</text:p>
          </table:table-cell>
          <table:table-cell table:formula="of:=RAND()" office:value-type="float" office:value="0.987823486328125">
            <text:p>0.9878234863</text:p>
          </table:table-cell>
          <table:table-cell table:formula="of:=SQRT([.B532])" office:value-type="float" office:value="0.993893096025989">
            <text:p>0.993893096</text:p>
          </table:table-cell>
          <table:table-cell/>
          <table:table-cell table:formula="of:=(1-[.$C532])*[.B$2] + [.$C532]*(1-[.$A532])*[.B$3] + [.$A532]*[.$C532]*[.B$4]" office:value-type="float" office:value="0.751724467372884">
            <text:p>0.7517244674</text:p>
          </table:table-cell>
          <table:table-cell table:formula="of:=(1-[.$C532])*[.C$2] + [.$C532]*(1-[.$A532])*[.C$3] + [.$A532]*[.$C532]*[.C$4]" office:value-type="float" office:value="0.43166348009407">
            <text:p>0.4316634801</text:p>
          </table:table-cell>
          <table:table-cell table:number-columns-repeated="2"/>
        </table:table-row>
        <table:table-row table:style-name="ro1">
          <table:table-cell table:formula="of:=RAND()" office:value-type="float" office:value="0.847991943359375">
            <text:p>0.8479919434</text:p>
          </table:table-cell>
          <table:table-cell table:formula="of:=RAND()" office:value-type="float" office:value="0.93658447265625">
            <text:p>0.9365844727</text:p>
          </table:table-cell>
          <table:table-cell table:formula="of:=SQRT([.B533])" office:value-type="float" office:value="0.967772944784183">
            <text:p>0.9677729448</text:p>
          </table:table-cell>
          <table:table-cell/>
          <table:table-cell table:formula="of:=(1-[.$C533])*[.B$2] + [.$C533]*(1-[.$A533])*[.B$3] + [.$A533]*[.$C533]*[.B$4]" office:value-type="float" office:value="0.890813612995251">
            <text:p>0.890813613</text:p>
          </table:table-cell>
          <table:table-cell table:formula="of:=(1-[.$C533])*[.C$2] + [.$C533]*(1-[.$A533])*[.C$3] + [.$A533]*[.$C533]*[.C$4]" office:value-type="float" office:value="1.64923421136246">
            <text:p>1.6492342114</text:p>
          </table:table-cell>
          <table:table-cell table:number-columns-repeated="2"/>
        </table:table-row>
        <table:table-row table:style-name="ro1">
          <table:table-cell table:formula="of:=RAND()" office:value-type="float" office:value="0.855438232421875">
            <text:p>0.8554382324</text:p>
          </table:table-cell>
          <table:table-cell table:formula="of:=RAND()" office:value-type="float" office:value="0.528900146484375">
            <text:p>0.5289001465</text:p>
          </table:table-cell>
          <table:table-cell table:formula="of:=SQRT([.B534])" office:value-type="float" office:value="0.727255214133508">
            <text:p>0.7272552141</text:p>
          </table:table-cell>
          <table:table-cell/>
          <table:table-cell table:formula="of:=(1-[.$C534])*[.B$2] + [.$C534]*(1-[.$A534])*[.B$3] + [.$A534]*[.$C534]*[.B$4]" office:value-type="float" office:value="0.670830347766926">
            <text:p>0.6708303478</text:p>
          </table:table-cell>
          <table:table-cell table:formula="of:=(1-[.$C534])*[.C$2] + [.$C534]*(1-[.$A534])*[.C$3] + [.$A534]*[.$C534]*[.C$4]" office:value-type="float" office:value="1.37439500358019">
            <text:p>1.3743950036</text:p>
          </table:table-cell>
          <table:table-cell table:number-columns-repeated="2"/>
        </table:table-row>
        <table:table-row table:style-name="ro1">
          <table:table-cell table:formula="of:=RAND()" office:value-type="float" office:value="0.607574462890625">
            <text:p>0.6075744629</text:p>
          </table:table-cell>
          <table:table-cell table:formula="of:=RAND()" office:value-type="float" office:value="0.423797607421875">
            <text:p>0.4237976074</text:p>
          </table:table-cell>
          <table:table-cell table:formula="of:=SQRT([.B535])" office:value-type="float" office:value="0.650997394328023">
            <text:p>0.6509973943</text:p>
          </table:table-cell>
          <table:table-cell/>
          <table:table-cell table:formula="of:=(1-[.$C535])*[.B$2] + [.$C535]*(1-[.$A535])*[.B$3] + [.$A535]*[.$C535]*[.B$4]" office:value-type="float" office:value="0.558535818002147">
            <text:p>0.558535818</text:p>
          </table:table-cell>
          <table:table-cell table:formula="of:=(1-[.$C535])*[.C$2] + [.$C535]*(1-[.$A535])*[.C$3] + [.$A535]*[.$C535]*[.C$4]" office:value-type="float" office:value="0.961604793318058">
            <text:p>0.9616047933</text:p>
          </table:table-cell>
          <table:table-cell table:number-columns-repeated="2"/>
        </table:table-row>
        <table:table-row table:style-name="ro1">
          <table:table-cell table:formula="of:=RAND()" office:value-type="float" office:value="0.328216552734375">
            <text:p>0.3282165527</text:p>
          </table:table-cell>
          <table:table-cell table:formula="of:=RAND()" office:value-type="float" office:value="0.291534423828125">
            <text:p>0.2915344238</text:p>
          </table:table-cell>
          <table:table-cell table:formula="of:=SQRT([.B536])" office:value-type="float" office:value="0.539939277908289">
            <text:p>0.5399392779</text:p>
          </table:table-cell>
          <table:table-cell/>
          <table:table-cell table:formula="of:=(1-[.$C536])*[.B$2] + [.$C536]*(1-[.$A536])*[.B$3] + [.$A536]*[.$C536]*[.B$4]" office:value-type="float" office:value="0.424033916740849">
            <text:p>0.4240339167</text:p>
          </table:table-cell>
          <table:table-cell table:formula="of:=(1-[.$C536])*[.C$2] + [.$C536]*(1-[.$A536])*[.C$3] + [.$A536]*[.$C536]*[.C$4]" office:value-type="float" office:value="0.582692207922939">
            <text:p>0.5826922079</text:p>
          </table:table-cell>
          <table:table-cell table:number-columns-repeated="2"/>
        </table:table-row>
        <table:table-row table:style-name="ro1">
          <table:table-cell table:formula="of:=RAND()" office:value-type="float" office:value="0.443450927734375">
            <text:p>0.4434509277</text:p>
          </table:table-cell>
          <table:table-cell table:formula="of:=RAND()" office:value-type="float" office:value="0.06915283203125">
            <text:p>0.069152832</text:p>
          </table:table-cell>
          <table:table-cell table:formula="of:=SQRT([.B537])" office:value-type="float" office:value="0.262969260620419">
            <text:p>0.2629692606</text:p>
          </table:table-cell>
          <table:table-cell/>
          <table:table-cell table:formula="of:=(1-[.$C537])*[.B$2] + [.$C537]*(1-[.$A537])*[.B$3] + [.$A537]*[.$C537]*[.B$4]" office:value-type="float" office:value="0.214398112707108">
            <text:p>0.2143981127</text:p>
          </table:table-cell>
          <table:table-cell table:formula="of:=(1-[.$C537])*[.C$2] + [.$C537]*(1-[.$A537])*[.C$3] + [.$A537]*[.$C537]*[.C$4]" office:value-type="float" office:value="0.600577155239408">
            <text:p>0.6005771552</text:p>
          </table:table-cell>
          <table:table-cell table:number-columns-repeated="2"/>
        </table:table-row>
        <table:table-row table:style-name="ro1">
          <table:table-cell table:formula="of:=RAND()" office:value-type="float" office:value="0.743927001953125">
            <text:p>0.743927002</text:p>
          </table:table-cell>
          <table:table-cell table:formula="of:=RAND()" office:value-type="float" office:value="0.579437255859375">
            <text:p>0.5794372559</text:p>
          </table:table-cell>
          <table:table-cell table:formula="of:=SQRT([.B538])" office:value-type="float" office:value="0.761207761297384">
            <text:p>0.7612077613</text:p>
          </table:table-cell>
          <table:table-cell/>
          <table:table-cell table:formula="of:=(1-[.$C538])*[.B$2] + [.$C538]*(1-[.$A538])*[.B$3] + [.$A538]*[.$C538]*[.B$4]" office:value-type="float" office:value="0.680079014916776">
            <text:p>0.6800790149</text:p>
          </table:table-cell>
          <table:table-cell table:formula="of:=(1-[.$C538])*[.C$2] + [.$C538]*(1-[.$A538])*[.C$3] + [.$A538]*[.$C538]*[.C$4]" office:value-type="float" office:value="1.24629930472488">
            <text:p>1.2462993047</text:p>
          </table:table-cell>
          <table:table-cell table:number-columns-repeated="2"/>
        </table:table-row>
        <table:table-row table:style-name="ro1">
          <table:table-cell table:formula="of:=RAND()" office:value-type="float" office:value="0.19647216796875">
            <text:p>0.196472168</text:p>
          </table:table-cell>
          <table:table-cell table:formula="of:=RAND()" office:value-type="float" office:value="0.985748291015625">
            <text:p>0.985748291</text:p>
          </table:table-cell>
          <table:table-cell table:formula="of:=SQRT([.B539])" office:value-type="float" office:value="0.992848574061334">
            <text:p>0.9928485741</text:p>
          </table:table-cell>
          <table:table-cell/>
          <table:table-cell table:formula="of:=(1-[.$C539])*[.B$2] + [.$C539]*(1-[.$A539])*[.B$3] + [.$A539]*[.$C539]*[.B$4]" office:value-type="float" office:value="0.745711450913667">
            <text:p>0.7457114509</text:p>
          </table:table-cell>
          <table:table-cell table:formula="of:=(1-[.$C539])*[.C$2] + [.$C539]*(1-[.$A539])*[.C$3] + [.$A539]*[.$C539]*[.C$4]" office:value-type="float" office:value="0.391759265472252">
            <text:p>0.3917592655</text:p>
          </table:table-cell>
          <table:table-cell table:number-columns-repeated="2"/>
        </table:table-row>
        <table:table-row table:style-name="ro1">
          <table:table-cell table:formula="of:=RAND()" office:value-type="float" office:value="0.413299560546875">
            <text:p>0.4132995605</text:p>
          </table:table-cell>
          <table:table-cell table:formula="of:=RAND()" office:value-type="float" office:value="0.82952880859375">
            <text:p>0.8295288086</text:p>
          </table:table-cell>
          <table:table-cell table:formula="of:=SQRT([.B540])" office:value-type="float" office:value="0.910784721322086">
            <text:p>0.9107847213</text:p>
          </table:table-cell>
          <table:table-cell/>
          <table:table-cell table:formula="of:=(1-[.$C540])*[.B$2] + [.$C540]*(1-[.$A540])*[.B$3] + [.$A540]*[.$C540]*[.B$4]" office:value-type="float" office:value="0.735420305445019">
            <text:p>0.7354203054</text:p>
          </table:table-cell>
          <table:table-cell table:formula="of:=(1-[.$C540])*[.C$2] + [.$C540]*(1-[.$A540])*[.C$3] + [.$A540]*[.$C540]*[.C$4]" office:value-type="float" office:value="0.793697220238657">
            <text:p>0.7936972202</text:p>
          </table:table-cell>
          <table:table-cell table:number-columns-repeated="2"/>
        </table:table-row>
        <table:table-row table:style-name="ro1">
          <table:table-cell table:formula="of:=RAND()" office:value-type="float" office:value="0.351165771484375">
            <text:p>0.3511657715</text:p>
          </table:table-cell>
          <table:table-cell table:formula="of:=RAND()" office:value-type="float" office:value="0.876800537109375">
            <text:p>0.8768005371</text:p>
          </table:table-cell>
          <table:table-cell table:formula="of:=SQRT([.B541])" office:value-type="float" office:value="0.936376279659718">
            <text:p>0.9363762797</text:p>
          </table:table-cell>
          <table:table-cell/>
          <table:table-cell table:formula="of:=(1-[.$C541])*[.B$2] + [.$C541]*(1-[.$A541])*[.B$3] + [.$A541]*[.$C541]*[.B$4]" office:value-type="float" office:value="0.74095745340986">
            <text:p>0.7409574534</text:p>
          </table:table-cell>
          <table:table-cell table:formula="of:=(1-[.$C541])*[.C$2] + [.$C541]*(1-[.$A541])*[.C$3] + [.$A541]*[.$C541]*[.C$4]" office:value-type="float" office:value="0.686170224476425">
            <text:p>0.6861702245</text:p>
          </table:table-cell>
          <table:table-cell table:number-columns-repeated="2"/>
        </table:table-row>
        <table:table-row table:style-name="ro1">
          <table:table-cell table:formula="of:=RAND()" office:value-type="float" office:value="0.89324951171875">
            <text:p>0.8932495117</text:p>
          </table:table-cell>
          <table:table-cell table:formula="of:=RAND()" office:value-type="float" office:value="0.30560302734375">
            <text:p>0.3056030273</text:p>
          </table:table-cell>
          <table:table-cell table:formula="of:=SQRT([.B542])" office:value-type="float" office:value="0.552813736572953">
            <text:p>0.5528137366</text:p>
          </table:table-cell>
          <table:table-cell/>
          <table:table-cell table:formula="of:=(1-[.$C542])*[.B$2] + [.$C542]*(1-[.$A542])*[.B$3] + [.$A542]*[.$C542]*[.B$4]" office:value-type="float" office:value="0.515357771670021">
            <text:p>0.5153577717</text:p>
          </table:table-cell>
          <table:table-cell table:formula="of:=(1-[.$C542])*[.C$2] + [.$C542]*(1-[.$A542])*[.C$3] + [.$A542]*[.$C542]*[.C$4]" office:value-type="float" office:value="1.20625632624129">
            <text:p>1.2062563262</text:p>
          </table:table-cell>
          <table:table-cell table:number-columns-repeated="2"/>
        </table:table-row>
        <table:table-row table:style-name="ro1">
          <table:table-cell table:formula="of:=RAND()" office:value-type="float" office:value="0.686737060546875">
            <text:p>0.6867370605</text:p>
          </table:table-cell>
          <table:table-cell table:formula="of:=RAND()" office:value-type="float" office:value="0.527069091796875">
            <text:p>0.5270690918</text:p>
          </table:table-cell>
          <table:table-cell table:formula="of:=SQRT([.B543])" office:value-type="float" office:value="0.72599524226876">
            <text:p>0.7259952423</text:p>
          </table:table-cell>
          <table:table-cell/>
          <table:table-cell table:formula="of:=(1-[.$C543])*[.B$2] + [.$C543]*(1-[.$A543])*[.B$3] + [.$A543]*[.$C543]*[.B$4]" office:value-type="float" office:value="0.637824307636264">
            <text:p>0.6378243076</text:p>
          </table:table-cell>
          <table:table-cell table:formula="of:=(1-[.$C543])*[.C$2] + [.$C543]*(1-[.$A543])*[.C$3] + [.$A543]*[.$C543]*[.C$4]" office:value-type="float" office:value="1.12915237777248">
            <text:p>1.1291523778</text:p>
          </table:table-cell>
          <table:table-cell table:number-columns-repeated="2"/>
        </table:table-row>
        <table:table-row table:style-name="ro1">
          <table:table-cell table:formula="of:=RAND()" office:value-type="float" office:value="0.0960693359375">
            <text:p>0.0960693359</text:p>
          </table:table-cell>
          <table:table-cell table:formula="of:=RAND()" office:value-type="float" office:value="0.77008056640625">
            <text:p>0.7700805664</text:p>
          </table:table-cell>
          <table:table-cell table:formula="of:=SQRT([.B544])" office:value-type="float" office:value="0.877542344508942">
            <text:p>0.8775423445</text:p>
          </table:table-cell>
          <table:table-cell/>
          <table:table-cell table:formula="of:=(1-[.$C544])*[.B$2] + [.$C544]*(1-[.$A544])*[.B$3] + [.$A544]*[.$C544]*[.B$4]" office:value-type="float" office:value="0.636198917832702">
            <text:p>0.6361989178</text:p>
          </table:table-cell>
          <table:table-cell table:formula="of:=(1-[.$C544])*[.C$2] + [.$C544]*(1-[.$A544])*[.C$3] + [.$A544]*[.$C544]*[.C$4]" office:value-type="float" office:value="0.228995599230611">
            <text:p>0.2289955992</text:p>
          </table:table-cell>
          <table:table-cell table:number-columns-repeated="2"/>
        </table:table-row>
        <table:table-row table:style-name="ro1">
          <table:table-cell table:formula="of:=RAND()" office:value-type="float" office:value="0.508148193359375">
            <text:p>0.5081481934</text:p>
          </table:table-cell>
          <table:table-cell table:formula="of:=RAND()" office:value-type="float" office:value="0.100616455078125">
            <text:p>0.1006164551</text:p>
          </table:table-cell>
          <table:table-cell table:formula="of:=SQRT([.B545])" office:value-type="float" office:value="0.31720096954159">
            <text:p>0.3172009695</text:p>
          </table:table-cell>
          <table:table-cell/>
          <table:table-cell table:formula="of:=(1-[.$C545])*[.B$2] + [.$C545]*(1-[.$A545])*[.B$3] + [.$A545]*[.$C545]*[.B$4]" office:value-type="float" office:value="0.263948804576258">
            <text:p>0.2639488046</text:p>
          </table:table-cell>
          <table:table-cell table:formula="of:=(1-[.$C545])*[.C$2] + [.$C545]*(1-[.$A545])*[.C$3] + [.$A545]*[.$C545]*[.C$4]" office:value-type="float" office:value="0.662157863441963">
            <text:p>0.6621578634</text:p>
          </table:table-cell>
          <table:table-cell table:number-columns-repeated="2"/>
        </table:table-row>
        <table:table-row table:style-name="ro1">
          <table:table-cell table:formula="of:=RAND()" office:value-type="float" office:value="0.618927001953125">
            <text:p>0.618927002</text:p>
          </table:table-cell>
          <table:table-cell table:formula="of:=RAND()" office:value-type="float" office:value="0.416015625">
            <text:p>0.416015625</text:p>
          </table:table-cell>
          <table:table-cell table:formula="of:=SQRT([.B546])" office:value-type="float" office:value="0.644992732517197">
            <text:p>0.6449927325</text:p>
          </table:table-cell>
          <table:table-cell/>
          <table:table-cell table:formula="of:=(1-[.$C546])*[.B$2] + [.$C546]*(1-[.$A546])*[.B$3] + [.$A546]*[.$C546]*[.B$4]" office:value-type="float" office:value="0.555287801498827">
            <text:p>0.5552878015</text:p>
          </table:table-cell>
          <table:table-cell table:formula="of:=(1-[.$C546])*[.C$2] + [.$C546]*(1-[.$A546])*[.C$3] + [.$A546]*[.$C546]*[.C$4]" office:value-type="float" office:value="0.971918435996062">
            <text:p>0.971918436</text:p>
          </table:table-cell>
          <table:table-cell table:number-columns-repeated="2"/>
        </table:table-row>
        <table:table-row table:style-name="ro1">
          <table:table-cell table:formula="of:=RAND()" office:value-type="float" office:value="0.863525390625">
            <text:p>0.8635253906</text:p>
          </table:table-cell>
          <table:table-cell table:formula="of:=RAND()" office:value-type="float" office:value="0.77691650390625">
            <text:p>0.7769165039</text:p>
          </table:table-cell>
          <table:table-cell table:formula="of:=SQRT([.B547])" office:value-type="float" office:value="0.881428672046837">
            <text:p>0.881428672</text:p>
          </table:table-cell>
          <table:table-cell/>
          <table:table-cell table:formula="of:=(1-[.$C547])*[.B$2] + [.$C547]*(1-[.$A547])*[.B$3] + [.$A547]*[.$C547]*[.B$4]" office:value-type="float" office:value="0.814895440400489">
            <text:p>0.8148954404</text:p>
          </table:table-cell>
          <table:table-cell table:formula="of:=(1-[.$C547])*[.C$2] + [.$C547]*(1-[.$A547])*[.C$3] + [.$A547]*[.$C547]*[.C$4]" office:value-type="float" office:value="1.57394638026785">
            <text:p>1.5739463803</text:p>
          </table:table-cell>
          <table:table-cell table:number-columns-repeated="2"/>
        </table:table-row>
        <table:table-row table:style-name="ro1">
          <table:table-cell table:formula="of:=RAND()" office:value-type="float" office:value="0.950836181640625">
            <text:p>0.9508361816</text:p>
          </table:table-cell>
          <table:table-cell table:formula="of:=RAND()" office:value-type="float" office:value="0.83966064453125">
            <text:p>0.8396606445</text:p>
          </table:table-cell>
          <table:table-cell table:formula="of:=SQRT([.B548])" office:value-type="float" office:value="0.916329986703071">
            <text:p>0.9163299867</text:p>
          </table:table-cell>
          <table:table-cell/>
          <table:table-cell table:formula="of:=(1-[.$C548])*[.B$2] + [.$C548]*(1-[.$A548])*[.B$3] + [.$A548]*[.$C548]*[.B$4]" office:value-type="float" office:value="0.867963714168833">
            <text:p>0.8679637142</text:p>
          </table:table-cell>
          <table:table-cell table:formula="of:=(1-[.$C548])*[.C$2] + [.$C548]*(1-[.$A548])*[.C$3] + [.$A548]*[.$C548]*[.C$4]" office:value-type="float" office:value="1.77568162095077">
            <text:p>1.775681621</text:p>
          </table:table-cell>
          <table:table-cell table:number-columns-repeated="2"/>
        </table:table-row>
        <table:table-row table:style-name="ro1">
          <table:table-cell table:formula="of:=RAND()" office:value-type="float" office:value="0.654144287109375">
            <text:p>0.6541442871</text:p>
          </table:table-cell>
          <table:table-cell table:formula="of:=RAND()" office:value-type="float" office:value="0.75567626953125">
            <text:p>0.7556762695</text:p>
          </table:table-cell>
          <table:table-cell table:formula="of:=SQRT([.B549])" office:value-type="float" office:value="0.869296422131858">
            <text:p>0.8692964221</text:p>
          </table:table-cell>
          <table:table-cell/>
          <table:table-cell table:formula="of:=(1-[.$C549])*[.B$2] + [.$C549]*(1-[.$A549])*[.B$3] + [.$A549]*[.$C549]*[.B$4]" office:value-type="float" office:value="0.756355270461266">
            <text:p>0.7563552705</text:p>
          </table:table-cell>
          <table:table-cell table:formula="of:=(1-[.$C549])*[.C$2] + [.$C549]*(1-[.$A549])*[.C$3] + [.$A549]*[.$C549]*[.C$4]" office:value-type="float" office:value="1.196955912735">
            <text:p>1.1969559127</text:p>
          </table:table-cell>
          <table:table-cell table:number-columns-repeated="2"/>
        </table:table-row>
        <table:table-row table:style-name="ro1">
          <table:table-cell table:formula="of:=RAND()" office:value-type="float" office:value="0.71221923828125">
            <text:p>0.7122192383</text:p>
          </table:table-cell>
          <table:table-cell table:formula="of:=RAND()" office:value-type="float" office:value="0.335723876953125">
            <text:p>0.335723877</text:p>
          </table:table-cell>
          <table:table-cell table:formula="of:=SQRT([.B550])" office:value-type="float" office:value="0.579416842137959">
            <text:p>0.5794168421</text:p>
          </table:table-cell>
          <table:table-cell/>
          <table:table-cell table:formula="of:=(1-[.$C550])*[.B$2] + [.$C550]*(1-[.$A550])*[.B$3] + [.$A550]*[.$C550]*[.B$4]" office:value-type="float" office:value="0.512886463204826">
            <text:p>0.5128864632</text:p>
          </table:table-cell>
          <table:table-cell table:formula="of:=(1-[.$C550])*[.C$2] + [.$C550]*(1-[.$A550])*[.C$3] + [.$A550]*[.$C550]*[.C$4]" office:value-type="float" office:value="1.03150850462112">
            <text:p>1.0315085046</text:p>
          </table:table-cell>
          <table:table-cell table:number-columns-repeated="2"/>
        </table:table-row>
        <table:table-row table:style-name="ro1">
          <table:table-cell table:formula="of:=RAND()" office:value-type="float" office:value="0.0433349609375">
            <text:p>0.0433349609</text:p>
          </table:table-cell>
          <table:table-cell table:formula="of:=RAND()" office:value-type="float" office:value="0.162353515625">
            <text:p>0.1623535156</text:p>
          </table:table-cell>
          <table:table-cell table:formula="of:=SQRT([.B551])" office:value-type="float" office:value="0.402931154944613">
            <text:p>0.4029311549</text:p>
          </table:table-cell>
          <table:table-cell/>
          <table:table-cell table:formula="of:=(1-[.$C551])*[.B$2] + [.$C551]*(1-[.$A551])*[.B$3] + [.$A551]*[.$C551]*[.B$4]" office:value-type="float" office:value="0.286591669984836">
            <text:p>0.28659167</text:p>
          </table:table-cell>
          <table:table-cell table:formula="of:=(1-[.$C551])*[.C$2] + [.$C551]*(1-[.$A551])*[.C$3] + [.$A551]*[.$C551]*[.C$4]" office:value-type="float" office:value="0.333281824189146">
            <text:p>0.3332818242</text:p>
          </table:table-cell>
          <table:table-cell table:number-columns-repeated="2"/>
        </table:table-row>
        <table:table-row table:style-name="ro1">
          <table:table-cell table:formula="of:=RAND()" office:value-type="float" office:value="0.58441162109375">
            <text:p>0.5844116211</text:p>
          </table:table-cell>
          <table:table-cell table:formula="of:=RAND()" office:value-type="float" office:value="0.29571533203125">
            <text:p>0.295715332</text:p>
          </table:table-cell>
          <table:table-cell table:formula="of:=SQRT([.B552])" office:value-type="float" office:value="0.543797142352964">
            <text:p>0.5437971424</text:p>
          </table:table-cell>
          <table:table-cell/>
          <table:table-cell table:formula="of:=(1-[.$C552])*[.B$2] + [.$C552]*(1-[.$A552])*[.B$3] + [.$A552]*[.$C552]*[.B$4]" office:value-type="float" office:value="0.463286355719322">
            <text:p>0.4632863557</text:p>
          </table:table-cell>
          <table:table-cell table:formula="of:=(1-[.$C552])*[.C$2] + [.$C552]*(1-[.$A552])*[.C$3] + [.$A552]*[.$C552]*[.C$4]" office:value-type="float" office:value="0.860526154145721">
            <text:p>0.8605261541</text:p>
          </table:table-cell>
          <table:table-cell table:number-columns-repeated="2"/>
        </table:table-row>
        <table:table-row table:style-name="ro1">
          <table:table-cell table:formula="of:=RAND()" office:value-type="float" office:value="0.0701904296875">
            <text:p>0.0701904297</text:p>
          </table:table-cell>
          <table:table-cell table:formula="of:=RAND()" office:value-type="float" office:value="0.88507080078125">
            <text:p>0.8850708008</text:p>
          </table:table-cell>
          <table:table-cell table:formula="of:=SQRT([.B553])" office:value-type="float" office:value="0.940782015549431">
            <text:p>0.9407820155</text:p>
          </table:table-cell>
          <table:table-cell/>
          <table:table-cell table:formula="of:=(1-[.$C553])*[.B$2] + [.$C553]*(1-[.$A553])*[.B$3] + [.$A553]*[.$C553]*[.B$4]" office:value-type="float" office:value="0.67571622330216">
            <text:p>0.6757162233</text:p>
          </table:table-cell>
          <table:table-cell table:formula="of:=(1-[.$C553])*[.C$2] + [.$C553]*(1-[.$A553])*[.C$3] + [.$A553]*[.$C553]*[.C$4]" office:value-type="float" office:value="0.161016441113521">
            <text:p>0.1610164411</text:p>
          </table:table-cell>
          <table:table-cell table:number-columns-repeated="2"/>
        </table:table-row>
        <table:table-row table:style-name="ro1">
          <table:table-cell table:formula="of:=RAND()" office:value-type="float" office:value="0.084625244140625">
            <text:p>0.0846252441</text:p>
          </table:table-cell>
          <table:table-cell table:formula="of:=RAND()" office:value-type="float" office:value="0.99139404296875">
            <text:p>0.991394043</text:p>
          </table:table-cell>
          <table:table-cell table:formula="of:=SQRT([.B554])" office:value-type="float" office:value="0.995687723620589">
            <text:p>0.9956877236</text:p>
          </table:table-cell>
          <table:table-cell/>
          <table:table-cell table:formula="of:=(1-[.$C554])*[.B$2] + [.$C554]*(1-[.$A554])*[.B$3] + [.$A554]*[.$C554]*[.B$4]" office:value-type="float" office:value="0.718889088876208">
            <text:p>0.7188890889</text:p>
          </table:table-cell>
          <table:table-cell table:formula="of:=(1-[.$C554])*[.C$2] + [.$C554]*(1-[.$A554])*[.C$3] + [.$A554]*[.$C554]*[.C$4]" office:value-type="float" office:value="0.169834168421144">
            <text:p>0.1698341684</text:p>
          </table:table-cell>
          <table:table-cell table:number-columns-repeated="2"/>
        </table:table-row>
        <table:table-row table:style-name="ro1">
          <table:table-cell table:formula="of:=RAND()" office:value-type="float" office:value="0.87493896484375">
            <text:p>0.8749389648</text:p>
          </table:table-cell>
          <table:table-cell table:formula="of:=RAND()" office:value-type="float" office:value="0.874664306640625">
            <text:p>0.8746643066</text:p>
          </table:table-cell>
          <table:table-cell table:formula="of:=SQRT([.B555])" office:value-type="float" office:value="0.935234893831825">
            <text:p>0.9352348938</text:p>
          </table:table-cell>
          <table:table-cell/>
          <table:table-cell table:formula="of:=(1-[.$C555])*[.B$2] + [.$C555]*(1-[.$A555])*[.B$3] + [.$A555]*[.$C555]*[.B$4]" office:value-type="float" office:value="0.86741552265497">
            <text:p>0.8674155227</text:p>
          </table:table-cell>
          <table:table-cell table:formula="of:=(1-[.$C555])*[.C$2] + [.$C555]*(1-[.$A555])*[.C$3] + [.$A555]*[.$C555]*[.C$4]" office:value-type="float" office:value="1.66074671837508">
            <text:p>1.6607467184</text:p>
          </table:table-cell>
          <table:table-cell table:number-columns-repeated="2"/>
        </table:table-row>
        <table:table-row table:style-name="ro1">
          <table:table-cell table:formula="of:=RAND()" office:value-type="float" office:value="0.8428955078125">
            <text:p>0.8428955078</text:p>
          </table:table-cell>
          <table:table-cell table:formula="of:=RAND()" office:value-type="float" office:value="0.52410888671875">
            <text:p>0.5241088867</text:p>
          </table:table-cell>
          <table:table-cell table:formula="of:=SQRT([.B556])" office:value-type="float" office:value="0.723953649565184">
            <text:p>0.7239536496</text:p>
          </table:table-cell>
          <table:table-cell/>
          <table:table-cell table:formula="of:=(1-[.$C556])*[.B$2] + [.$C556]*(1-[.$A556])*[.B$3] + [.$A556]*[.$C556]*[.B$4]" office:value-type="float" office:value="0.665424047257199">
            <text:p>0.6654240473</text:p>
          </table:table-cell>
          <table:table-cell table:formula="of:=(1-[.$C556])*[.C$2] + [.$C556]*(1-[.$A556])*[.C$3] + [.$A556]*[.$C556]*[.C$4]" office:value-type="float" office:value="1.3523555605925">
            <text:p>1.3523555606</text:p>
          </table:table-cell>
          <table:table-cell table:number-columns-repeated="2"/>
        </table:table-row>
        <table:table-row table:style-name="ro1">
          <table:table-cell table:formula="of:=RAND()" office:value-type="float" office:value="0.441650390625">
            <text:p>0.4416503906</text:p>
          </table:table-cell>
          <table:table-cell table:formula="of:=RAND()" office:value-type="float" office:value="0.938690185546875">
            <text:p>0.9386901855</text:p>
          </table:table-cell>
          <table:table-cell table:formula="of:=SQRT([.B557])" office:value-type="float" office:value="0.968860250782782">
            <text:p>0.9688602508</text:p>
          </table:table-cell>
          <table:table-cell/>
          <table:table-cell table:formula="of:=(1-[.$C557])*[.B$2] + [.$C557]*(1-[.$A557])*[.B$3] + [.$A557]*[.$C557]*[.B$4]" office:value-type="float" office:value="0.789455527684953">
            <text:p>0.7894555277</text:p>
          </table:table-cell>
          <table:table-cell table:formula="of:=(1-[.$C557])*[.C$2] + [.$C557]*(1-[.$A557])*[.C$3] + [.$A557]*[.$C557]*[.C$4]" office:value-type="float" office:value="0.867085915964919">
            <text:p>0.867085916</text:p>
          </table:table-cell>
          <table:table-cell table:number-columns-repeated="2"/>
        </table:table-row>
        <table:table-row table:style-name="ro1">
          <table:table-cell table:formula="of:=RAND()" office:value-type="float" office:value="0.537353515625">
            <text:p>0.5373535156</text:p>
          </table:table-cell>
          <table:table-cell table:formula="of:=RAND()" office:value-type="float" office:value="0.22137451171875">
            <text:p>0.2213745117</text:p>
          </table:table-cell>
          <table:table-cell table:formula="of:=SQRT([.B558])" office:value-type="float" office:value="0.470504528903548">
            <text:p>0.4705045289</text:p>
          </table:table-cell>
          <table:table-cell/>
          <table:table-cell table:formula="of:=(1-[.$C558])*[.B$2] + [.$C558]*(1-[.$A558])*[.B$3] + [.$A558]*[.$C558]*[.B$4]" office:value-type="float" office:value="0.395088258540673">
            <text:p>0.3950882585</text:p>
          </table:table-cell>
          <table:table-cell table:formula="of:=(1-[.$C558])*[.C$2] + [.$C558]*(1-[.$A558])*[.C$3] + [.$A558]*[.$C558]*[.C$4]" office:value-type="float" office:value="0.7678739883686">
            <text:p>0.7678739884</text:p>
          </table:table-cell>
          <table:table-cell table:number-columns-repeated="2"/>
        </table:table-row>
        <table:table-row table:style-name="ro1">
          <table:table-cell table:formula="of:=RAND()" office:value-type="float" office:value="0.264923095703125">
            <text:p>0.2649230957</text:p>
          </table:table-cell>
          <table:table-cell table:formula="of:=RAND()" office:value-type="float" office:value="0.560882568359375">
            <text:p>0.5608825684</text:p>
          </table:table-cell>
          <table:table-cell table:formula="of:=SQRT([.B559])" office:value-type="float" office:value="0.74892093598682">
            <text:p>0.748920936</text:p>
          </table:table-cell>
          <table:table-cell/>
          <table:table-cell table:formula="of:=(1-[.$C559])*[.B$2] + [.$C559]*(1-[.$A559])*[.B$3] + [.$A559]*[.$C559]*[.B$4]" office:value-type="float" office:value="0.575830332918387">
            <text:p>0.5758303329</text:p>
          </table:table-cell>
          <table:table-cell table:formula="of:=(1-[.$C559])*[.C$2] + [.$C559]*(1-[.$A559])*[.C$3] + [.$A559]*[.$C559]*[.C$4]" office:value-type="float" office:value="0.520368373075625">
            <text:p>0.5203683731</text:p>
          </table:table-cell>
          <table:table-cell table:number-columns-repeated="2"/>
        </table:table-row>
        <table:table-row table:style-name="ro1">
          <table:table-cell table:formula="of:=RAND()" office:value-type="float" office:value="0.143798828125">
            <text:p>0.1437988281</text:p>
          </table:table-cell>
          <table:table-cell table:formula="of:=RAND()" office:value-type="float" office:value="0.26202392578125">
            <text:p>0.2620239258</text:p>
          </table:table-cell>
          <table:table-cell table:formula="of:=SQRT([.B560])" office:value-type="float" office:value="0.511882726590036">
            <text:p>0.5118827266</text:p>
          </table:table-cell>
          <table:table-cell/>
          <table:table-cell table:formula="of:=(1-[.$C560])*[.B$2] + [.$C560]*(1-[.$A560])*[.B$3] + [.$A560]*[.$C560]*[.B$4]" office:value-type="float" office:value="0.377456024030505">
            <text:p>0.377456024</text:p>
          </table:table-cell>
          <table:table-cell table:formula="of:=(1-[.$C560])*[.C$2] + [.$C560]*(1-[.$A560])*[.C$3] + [.$A560]*[.$C560]*[.C$4]" office:value-type="float" office:value="0.390538827784925">
            <text:p>0.3905388278</text:p>
          </table:table-cell>
          <table:table-cell table:number-columns-repeated="2"/>
        </table:table-row>
        <table:table-row table:style-name="ro1">
          <table:table-cell table:formula="of:=RAND()" office:value-type="float" office:value="0.846588134765625">
            <text:p>0.8465881348</text:p>
          </table:table-cell>
          <table:table-cell table:formula="of:=RAND()" office:value-type="float" office:value="0.77728271484375">
            <text:p>0.7772827148</text:p>
          </table:table-cell>
          <table:table-cell table:formula="of:=SQRT([.B561])" office:value-type="float" office:value="0.881636384709564">
            <text:p>0.8816363847</text:p>
          </table:table-cell>
          <table:table-cell/>
          <table:table-cell table:formula="of:=(1-[.$C561])*[.B$2] + [.$C561]*(1-[.$A561])*[.B$3] + [.$A561]*[.$C561]*[.B$4]" office:value-type="float" office:value="0.811205023939617">
            <text:p>0.8112050239</text:p>
          </table:table-cell>
          <table:table-cell table:formula="of:=(1-[.$C561])*[.C$2] + [.$C561]*(1-[.$A561])*[.C$3] + [.$A561]*[.$C561]*[.C$4]" office:value-type="float" office:value="1.54448378356605">
            <text:p>1.5444837836</text:p>
          </table:table-cell>
          <table:table-cell table:number-columns-repeated="2"/>
        </table:table-row>
        <table:table-row table:style-name="ro1">
          <table:table-cell table:formula="of:=RAND()" office:value-type="float" office:value="0.656005859375">
            <text:p>0.6560058594</text:p>
          </table:table-cell>
          <table:table-cell table:formula="of:=RAND()" office:value-type="float" office:value="0.811004638671875">
            <text:p>0.8110046387</text:p>
          </table:table-cell>
          <table:table-cell table:formula="of:=SQRT([.B562])" office:value-type="float" office:value="0.900557959640508">
            <text:p>0.9005579596</text:p>
          </table:table-cell>
          <table:table-cell/>
          <table:table-cell table:formula="of:=(1-[.$C562])*[.B$2] + [.$C562]*(1-[.$A562])*[.B$3] + [.$A562]*[.$C562]*[.B$4]" office:value-type="float" office:value="0.783991109288407">
            <text:p>0.7839911093</text:p>
          </table:table-cell>
          <table:table-cell table:formula="of:=(1-[.$C562])*[.C$2] + [.$C562]*(1-[.$A562])*[.C$3] + [.$A562]*[.$C562]*[.C$4]" office:value-type="float" office:value="1.22535590365937">
            <text:p>1.2253559037</text:p>
          </table:table-cell>
          <table:table-cell table:number-columns-repeated="2"/>
        </table:table-row>
        <table:table-row table:style-name="ro1">
          <table:table-cell table:formula="of:=RAND()" office:value-type="float" office:value="0.428680419921875">
            <text:p>0.4286804199</text:p>
          </table:table-cell>
          <table:table-cell table:formula="of:=RAND()" office:value-type="float" office:value="0.640106201171875">
            <text:p>0.6401062012</text:p>
          </table:table-cell>
          <table:table-cell table:formula="of:=SQRT([.B563])" office:value-type="float" office:value="0.800066372979064">
            <text:p>0.800066373</text:p>
          </table:table-cell>
          <table:table-cell/>
          <table:table-cell table:formula="of:=(1-[.$C563])*[.B$2] + [.$C563]*(1-[.$A563])*[.B$3] + [.$A563]*[.$C563]*[.B$4]" office:value-type="float" office:value="0.649219386156194">
            <text:p>0.6492193862</text:p>
          </table:table-cell>
          <table:table-cell table:formula="of:=(1-[.$C563])*[.C$2] + [.$C563]*(1-[.$A563])*[.C$3] + [.$A563]*[.$C563]*[.C$4]" office:value-type="float" office:value="0.782482663091201">
            <text:p>0.7824826631</text:p>
          </table:table-cell>
          <table:table-cell table:number-columns-repeated="2"/>
        </table:table-row>
        <table:table-row table:style-name="ro1">
          <table:table-cell table:formula="of:=RAND()" office:value-type="float" office:value="0.93310546875">
            <text:p>0.9331054688</text:p>
          </table:table-cell>
          <table:table-cell table:formula="of:=RAND()" office:value-type="float" office:value="0.445404052734375">
            <text:p>0.4454040527</text:p>
          </table:table-cell>
          <table:table-cell table:formula="of:=SQRT([.B564])" office:value-type="float" office:value="0.66738598482016">
            <text:p>0.6673859848</text:p>
          </table:table-cell>
          <table:table-cell/>
          <table:table-cell table:formula="of:=(1-[.$C564])*[.B$2] + [.$C564]*(1-[.$A564])*[.B$3] + [.$A564]*[.$C564]*[.B$4]" office:value-type="float" office:value="0.629082982546839">
            <text:p>0.6290829825</text:p>
          </table:table-cell>
          <table:table-cell table:formula="of:=(1-[.$C564])*[.C$2] + [.$C564]*(1-[.$A564])*[.C$3] + [.$A564]*[.$C564]*[.C$4]" office:value-type="float" office:value="1.40556261687348">
            <text:p>1.4055626169</text:p>
          </table:table-cell>
          <table:table-cell table:number-columns-repeated="2"/>
        </table:table-row>
        <table:table-row table:style-name="ro1">
          <table:table-cell table:formula="of:=RAND()" office:value-type="float" office:value="0.86907958984375">
            <text:p>0.8690795898</text:p>
          </table:table-cell>
          <table:table-cell table:formula="of:=RAND()" office:value-type="float" office:value="0.3011474609375">
            <text:p>0.3011474609</text:p>
          </table:table-cell>
          <table:table-cell table:formula="of:=SQRT([.B565])" office:value-type="float" office:value="0.548769041526123">
            <text:p>0.5487690415</text:p>
          </table:table-cell>
          <table:table-cell/>
          <table:table-cell table:formula="of:=(1-[.$C565])*[.B$2] + [.$C565]*(1-[.$A565])*[.B$3] + [.$A565]*[.$C565]*[.B$4]" office:value-type="float" office:value="0.508138562185689">
            <text:p>0.5081385622</text:p>
          </table:table-cell>
          <table:table-cell table:formula="of:=(1-[.$C565])*[.C$2] + [.$C565]*(1-[.$A565])*[.C$3] + [.$A565]*[.$C565]*[.C$4]" office:value-type="float" office:value="1.1746941865586">
            <text:p>1.1746941866</text:p>
          </table:table-cell>
          <table:table-cell table:number-columns-repeated="2"/>
        </table:table-row>
        <table:table-row table:style-name="ro1">
          <table:table-cell table:formula="of:=RAND()" office:value-type="float" office:value="0.829986572265625">
            <text:p>0.8299865723</text:p>
          </table:table-cell>
          <table:table-cell table:formula="of:=RAND()" office:value-type="float" office:value="0.152557373046875">
            <text:p>0.152557373</text:p>
          </table:table-cell>
          <table:table-cell table:formula="of:=SQRT([.B566])" office:value-type="float" office:value="0.39058593554668">
            <text:p>0.3905859355</text:p>
          </table:table-cell>
          <table:table-cell/>
          <table:table-cell table:formula="of:=(1-[.$C566])*[.B$2] + [.$C566]*(1-[.$A566])*[.B$3] + [.$A566]*[.$C566]*[.B$4]" office:value-type="float" office:value="0.357697236155759">
            <text:p>0.3576972362</text:p>
          </table:table-cell>
          <table:table-cell table:formula="of:=(1-[.$C566])*[.C$2] + [.$C566]*(1-[.$A566])*[.C$3] + [.$A566]*[.$C566]*[.C$4]" office:value-type="float" office:value="0.949827385047567">
            <text:p>0.949827385</text:p>
          </table:table-cell>
          <table:table-cell table:number-columns-repeated="2"/>
        </table:table-row>
        <table:table-row table:style-name="ro1">
          <table:table-cell table:formula="of:=RAND()" office:value-type="float" office:value="0.066009521484375">
            <text:p>0.0660095215</text:p>
          </table:table-cell>
          <table:table-cell table:formula="of:=RAND()" office:value-type="float" office:value="0.244964599609375">
            <text:p>0.2449645996</text:p>
          </table:table-cell>
          <table:table-cell table:formula="of:=SQRT([.B567])" office:value-type="float" office:value="0.494938985744076">
            <text:p>0.4949389857</text:p>
          </table:table-cell>
          <table:table-cell/>
          <table:table-cell table:formula="of:=(1-[.$C567])*[.B$2] + [.$C567]*(1-[.$A567])*[.B$3] + [.$A567]*[.$C567]*[.B$4]" office:value-type="float" office:value="0.354951668280215">
            <text:p>0.3549516683</text:p>
          </table:table-cell>
          <table:table-cell table:formula="of:=(1-[.$C567])*[.C$2] + [.$C567]*(1-[.$A567])*[.C$3] + [.$A567]*[.$C567]*[.C$4]" office:value-type="float" office:value="0.317545171497689">
            <text:p>0.3175451715</text:p>
          </table:table-cell>
          <table:table-cell table:number-columns-repeated="2"/>
        </table:table-row>
        <table:table-row table:style-name="ro1">
          <table:table-cell table:formula="of:=RAND()" office:value-type="float" office:value="0.26727294921875">
            <text:p>0.2672729492</text:p>
          </table:table-cell>
          <table:table-cell table:formula="of:=RAND()" office:value-type="float" office:value="0.681732177734375">
            <text:p>0.6817321777</text:p>
          </table:table-cell>
          <table:table-cell table:formula="of:=SQRT([.B568])" office:value-type="float" office:value="0.825670744143436">
            <text:p>0.8256707441</text:p>
          </table:table-cell>
          <table:table-cell/>
          <table:table-cell table:formula="of:=(1-[.$C568])*[.B$2] + [.$C568]*(1-[.$A568])*[.B$3] + [.$A568]*[.$C568]*[.B$4]" office:value-type="float" office:value="0.635346179166828">
            <text:p>0.6353461792</text:p>
          </table:table-cell>
          <table:table-cell table:formula="of:=(1-[.$C568])*[.C$2] + [.$C568]*(1-[.$A568])*[.C$3] + [.$A568]*[.$C568]*[.C$4]" office:value-type="float" office:value="0.526316743121286">
            <text:p>0.5263167431</text:p>
          </table:table-cell>
          <table:table-cell table:number-columns-repeated="2"/>
        </table:table-row>
        <table:table-row table:style-name="ro1">
          <table:table-cell table:formula="of:=RAND()" office:value-type="float" office:value="0.83746337890625">
            <text:p>0.8374633789</text:p>
          </table:table-cell>
          <table:table-cell table:formula="of:=RAND()" office:value-type="float" office:value="0.704254150390625">
            <text:p>0.7042541504</text:p>
          </table:table-cell>
          <table:table-cell table:formula="of:=SQRT([.B569])" office:value-type="float" office:value="0.839198516675658">
            <text:p>0.8391985167</text:p>
          </table:table-cell>
          <table:table-cell/>
          <table:table-cell table:formula="of:=(1-[.$C569])*[.B$2] + [.$C569]*(1-[.$A569])*[.B$3] + [.$A569]*[.$C569]*[.B$4]" office:value-type="float" office:value="0.770166448263521">
            <text:p>0.7701664483</text:p>
          </table:table-cell>
          <table:table-cell table:formula="of:=(1-[.$C569])*[.C$2] + [.$C569]*(1-[.$A569])*[.C$3] + [.$A569]*[.$C569]*[.C$4]" office:value-type="float" office:value="1.47896881210531">
            <text:p>1.4789688121</text:p>
          </table:table-cell>
          <table:table-cell table:number-columns-repeated="2"/>
        </table:table-row>
        <table:table-row table:style-name="ro1">
          <table:table-cell table:formula="of:=RAND()" office:value-type="float" office:value="0.397003173828125">
            <text:p>0.3970031738</text:p>
          </table:table-cell>
          <table:table-cell table:formula="of:=RAND()" office:value-type="float" office:value="0.530609130859375">
            <text:p>0.5306091309</text:p>
          </table:table-cell>
          <table:table-cell table:formula="of:=SQRT([.B570])" office:value-type="float" office:value="0.728429221585306">
            <text:p>0.7284292216</text:p>
          </table:table-cell>
          <table:table-cell/>
          <table:table-cell table:formula="of:=(1-[.$C570])*[.B$2] + [.$C570]*(1-[.$A570])*[.B$3] + [.$A570]*[.$C570]*[.B$4]" office:value-type="float" office:value="0.585089520458129">
            <text:p>0.5850895205</text:p>
          </table:table-cell>
          <table:table-cell table:formula="of:=(1-[.$C570])*[.C$2] + [.$C570]*(1-[.$A570])*[.C$3] + [.$A570]*[.$C570]*[.C$4]" office:value-type="float" office:value="0.711270927835596">
            <text:p>0.7112709278</text:p>
          </table:table-cell>
          <table:table-cell table:number-columns-repeated="2"/>
        </table:table-row>
        <table:table-row table:style-name="ro1">
          <table:table-cell table:formula="of:=RAND()" office:value-type="float" office:value="0.662078857421875">
            <text:p>0.6620788574</text:p>
          </table:table-cell>
          <table:table-cell table:formula="of:=RAND()" office:value-type="float" office:value="0.78790283203125">
            <text:p>0.787902832</text:p>
          </table:table-cell>
          <table:table-cell table:formula="of:=SQRT([.B571])" office:value-type="float" office:value="0.887638908583468">
            <text:p>0.8876389086</text:p>
          </table:table-cell>
          <table:table-cell/>
          <table:table-cell table:formula="of:=(1-[.$C571])*[.B$2] + [.$C571]*(1-[.$A571])*[.B$3] + [.$A571]*[.$C571]*[.B$4]" office:value-type="float" office:value="0.774145844151945">
            <text:p>0.7741458442</text:p>
          </table:table-cell>
          <table:table-cell table:formula="of:=(1-[.$C571])*[.C$2] + [.$C571]*(1-[.$A571])*[.C$3] + [.$A571]*[.$C571]*[.C$4]" office:value-type="float" office:value="1.22567758496057">
            <text:p>1.225677585</text:p>
          </table:table-cell>
          <table:table-cell table:number-columns-repeated="2"/>
        </table:table-row>
        <table:table-row table:style-name="ro1">
          <table:table-cell table:formula="of:=RAND()" office:value-type="float" office:value="0.520233154296875">
            <text:p>0.5202331543</text:p>
          </table:table-cell>
          <table:table-cell table:formula="of:=RAND()" office:value-type="float" office:value="0.347686767578125">
            <text:p>0.3476867676</text:p>
          </table:table-cell>
          <table:table-cell table:formula="of:=SQRT([.B572])" office:value-type="float" office:value="0.589649699040138">
            <text:p>0.589649699</text:p>
          </table:table-cell>
          <table:table-cell/>
          <table:table-cell table:formula="of:=(1-[.$C572])*[.B$2] + [.$C572]*(1-[.$A572])*[.B$3] + [.$A572]*[.$C572]*[.B$4]" office:value-type="float" office:value="0.492511173272178">
            <text:p>0.4925111733</text:p>
          </table:table-cell>
          <table:table-cell table:formula="of:=(1-[.$C572])*[.C$2] + [.$C572]*(1-[.$A572])*[.C$3] + [.$A572]*[.$C572]*[.C$4]" office:value-type="float" office:value="0.81561824297502">
            <text:p>0.815618243</text:p>
          </table:table-cell>
          <table:table-cell table:number-columns-repeated="2"/>
        </table:table-row>
        <table:table-row table:style-name="ro1">
          <table:table-cell table:formula="of:=RAND()" office:value-type="float" office:value="0.187591552734375">
            <text:p>0.1875915527</text:p>
          </table:table-cell>
          <table:table-cell table:formula="of:=RAND()" office:value-type="float" office:value="0.353057861328125">
            <text:p>0.3530578613</text:p>
          </table:table-cell>
          <table:table-cell table:formula="of:=SQRT([.B573])" office:value-type="float" office:value="0.594186722611777">
            <text:p>0.5941867226</text:p>
          </table:table-cell>
          <table:table-cell/>
          <table:table-cell table:formula="of:=(1-[.$C573])*[.B$2] + [.$C573]*(1-[.$A573])*[.B$3] + [.$A573]*[.$C573]*[.B$4]" office:value-type="float" office:value="0.444911452404556">
            <text:p>0.4449114524</text:p>
          </table:table-cell>
          <table:table-cell table:formula="of:=(1-[.$C573])*[.C$2] + [.$C573]*(1-[.$A573])*[.C$3] + [.$A573]*[.$C573]*[.C$4]" office:value-type="float" office:value="0.424720814412808">
            <text:p>0.4247208144</text:p>
          </table:table-cell>
          <table:table-cell table:number-columns-repeated="2"/>
        </table:table-row>
        <table:table-row table:style-name="ro1">
          <table:table-cell table:formula="of:=RAND()" office:value-type="float" office:value="0.912750244140625">
            <text:p>0.9127502441</text:p>
          </table:table-cell>
          <table:table-cell table:formula="of:=RAND()" office:value-type="float" office:value="0.0321044921875">
            <text:p>0.0321044922</text:p>
          </table:table-cell>
          <table:table-cell table:formula="of:=SQRT([.B574])" office:value-type="float" office:value="0.179177264705933">
            <text:p>0.1791772647</text:p>
          </table:table-cell>
          <table:table-cell/>
          <table:table-cell table:formula="of:=(1-[.$C574])*[.B$2] + [.$C574]*(1-[.$A574])*[.B$3] + [.$A574]*[.$C574]*[.B$4]" office:value-type="float" office:value="0.167945549241398">
            <text:p>0.1679455492</text:p>
          </table:table-cell>
          <table:table-cell table:formula="of:=(1-[.$C574])*[.C$2] + [.$C574]*(1-[.$A574])*[.C$3] + [.$A574]*[.$C574]*[.C$4]" office:value-type="float" office:value="0.735864110935565">
            <text:p>0.7358641109</text:p>
          </table:table-cell>
          <table:table-cell table:number-columns-repeated="2"/>
        </table:table-row>
        <table:table-row table:style-name="ro1">
          <table:table-cell table:formula="of:=RAND()" office:value-type="float" office:value="0.913055419921875">
            <text:p>0.9130554199</text:p>
          </table:table-cell>
          <table:table-cell table:formula="of:=RAND()" office:value-type="float" office:value="0.152801513671875">
            <text:p>0.1528015137</text:p>
          </table:table-cell>
          <table:table-cell table:formula="of:=SQRT([.B575])" office:value-type="float" office:value="0.390898341863809">
            <text:p>0.3908983419</text:p>
          </table:table-cell>
          <table:table-cell/>
          <table:table-cell table:formula="of:=(1-[.$C575])*[.B$2] + [.$C575]*(1-[.$A575])*[.B$3] + [.$A575]*[.$C575]*[.B$4]" office:value-type="float" office:value="0.366425920220744">
            <text:p>0.3664259202</text:p>
          </table:table-cell>
          <table:table-cell table:formula="of:=(1-[.$C575])*[.C$2] + [.$C575]*(1-[.$A575])*[.C$3] + [.$A575]*[.$C575]*[.C$4]" office:value-type="float" office:value="1.01480540992577">
            <text:p>1.0148054099</text:p>
          </table:table-cell>
          <table:table-cell table:number-columns-repeated="2"/>
        </table:table-row>
        <table:table-row table:style-name="ro1">
          <table:table-cell table:formula="of:=RAND()" office:value-type="float" office:value="0.215484619140625">
            <text:p>0.2154846191</text:p>
          </table:table-cell>
          <table:table-cell table:formula="of:=RAND()" office:value-type="float" office:value="0.311737060546875">
            <text:p>0.3117370605</text:p>
          </table:table-cell>
          <table:table-cell table:formula="of:=SQRT([.B576])" office:value-type="float" office:value="0.558334183573668">
            <text:p>0.5583341836</text:p>
          </table:table-cell>
          <table:table-cell/>
          <table:table-cell table:formula="of:=(1-[.$C576])*[.B$2] + [.$C576]*(1-[.$A576])*[.B$3] + [.$A576]*[.$C576]*[.B$4]" office:value-type="float" office:value="0.422115160015715">
            <text:p>0.42211516</text:p>
          </table:table-cell>
          <table:table-cell table:formula="of:=(1-[.$C576])*[.C$2] + [.$C576]*(1-[.$A576])*[.C$3] + [.$A576]*[.$C576]*[.C$4]" office:value-type="float" office:value="0.460254641725288">
            <text:p>0.4602546417</text:p>
          </table:table-cell>
          <table:table-cell table:number-columns-repeated="2"/>
        </table:table-row>
        <table:table-row table:style-name="ro1">
          <table:table-cell table:formula="of:=RAND()" office:value-type="float" office:value="0.951171875">
            <text:p>0.951171875</text:p>
          </table:table-cell>
          <table:table-cell table:formula="of:=RAND()" office:value-type="float" office:value="0.29034423828125">
            <text:p>0.2903442383</text:p>
          </table:table-cell>
          <table:table-cell table:formula="of:=SQRT([.B577])" office:value-type="float" office:value="0.538836003141262">
            <text:p>0.5388360031</text:p>
          </table:table-cell>
          <table:table-cell/>
          <table:table-cell table:formula="of:=(1-[.$C577])*[.B$2] + [.$C577]*(1-[.$A577])*[.B$3] + [.$A577]*[.$C577]*[.B$4]" office:value-type="float" office:value="0.510441871569482">
            <text:p>0.5104418716</text:p>
          </table:table-cell>
          <table:table-cell table:formula="of:=(1-[.$C577])*[.C$2] + [.$C577]*(1-[.$A577])*[.C$3] + [.$A577]*[.$C577]*[.C$4]" office:value-type="float" office:value="1.25050804476588">
            <text:p>1.2505080448</text:p>
          </table:table-cell>
          <table:table-cell table:number-columns-repeated="2"/>
        </table:table-row>
        <table:table-row table:style-name="ro1">
          <table:table-cell table:formula="of:=RAND()" office:value-type="float" office:value="0.5452880859375">
            <text:p>0.5452880859</text:p>
          </table:table-cell>
          <table:table-cell table:formula="of:=RAND()" office:value-type="float" office:value="0.0814208984375">
            <text:p>0.0814208984</text:p>
          </table:table-cell>
          <table:table-cell table:formula="of:=SQRT([.B578])" office:value-type="float" office:value="0.285343474496089">
            <text:p>0.2853434745</text:p>
          </table:table-cell>
          <table:table-cell/>
          <table:table-cell table:formula="of:=(1-[.$C578])*[.B$2] + [.$C578]*(1-[.$A578])*[.B$3] + [.$A578]*[.$C578]*[.B$4]" office:value-type="float" office:value="0.240194975378371">
            <text:p>0.2401949754</text:p>
          </table:table-cell>
          <table:table-cell table:formula="of:=(1-[.$C578])*[.C$2] + [.$C578]*(1-[.$A578])*[.C$3] + [.$A578]*[.$C578]*[.C$4]" office:value-type="float" office:value="0.666961112866984">
            <text:p>0.6669611129</text:p>
          </table:table-cell>
          <table:table-cell table:number-columns-repeated="2"/>
        </table:table-row>
        <table:table-row table:style-name="ro1">
          <table:table-cell table:formula="of:=RAND()" office:value-type="float" office:value="0.2769775390625">
            <text:p>0.2769775391</text:p>
          </table:table-cell>
          <table:table-cell table:formula="of:=RAND()" office:value-type="float" office:value="0.51116943359375">
            <text:p>0.5111694336</text:p>
          </table:table-cell>
          <table:table-cell table:formula="of:=SQRT([.B579])" office:value-type="float" office:value="0.71496114131731">
            <text:p>0.7149611413</text:p>
          </table:table-cell>
          <table:table-cell/>
          <table:table-cell table:formula="of:=(1-[.$C579])*[.B$2] + [.$C579]*(1-[.$A579])*[.B$3] + [.$A579]*[.$C579]*[.B$4]" office:value-type="float" office:value="0.551960125058437">
            <text:p>0.5519601251</text:p>
          </table:table-cell>
          <table:table-cell table:formula="of:=(1-[.$C579])*[.C$2] + [.$C579]*(1-[.$A579])*[.C$3] + [.$A579]*[.$C579]*[.C$4]" office:value-type="float" office:value="0.536595502461641">
            <text:p>0.5365955025</text:p>
          </table:table-cell>
          <table:table-cell table:number-columns-repeated="2"/>
        </table:table-row>
        <table:table-row table:style-name="ro1">
          <table:table-cell table:formula="of:=RAND()" office:value-type="float" office:value="0.983062744140625">
            <text:p>0.9830627441</text:p>
          </table:table-cell>
          <table:table-cell table:formula="of:=RAND()" office:value-type="float" office:value="0.281829833984375">
            <text:p>0.281829834</text:p>
          </table:table-cell>
          <table:table-cell table:formula="of:=SQRT([.B580])" office:value-type="float" office:value="0.530876477143577">
            <text:p>0.5308764771</text:p>
          </table:table-cell>
          <table:table-cell/>
          <table:table-cell table:formula="of:=(1-[.$C580])*[.B$2] + [.$C580]*(1-[.$A580])*[.B$3] + [.$A580]*[.$C580]*[.B$4]" office:value-type="float" office:value="0.507303604469827">
            <text:p>0.5073036045</text:p>
          </table:table-cell>
          <table:table-cell table:formula="of:=(1-[.$C580])*[.C$2] + [.$C580]*(1-[.$A580])*[.C$3] + [.$A580]*[.$C580]*[.C$4]" office:value-type="float" office:value="1.27311268540495">
            <text:p>1.2731126854</text:p>
          </table:table-cell>
          <table:table-cell table:number-columns-repeated="2"/>
        </table:table-row>
        <table:table-row table:style-name="ro1">
          <table:table-cell table:formula="of:=RAND()" office:value-type="float" office:value="0.3690185546875">
            <text:p>0.3690185547</text:p>
          </table:table-cell>
          <table:table-cell table:formula="of:=RAND()" office:value-type="float" office:value="0.3642578125">
            <text:p>0.3642578125</text:p>
          </table:table-cell>
          <table:table-cell table:formula="of:=SQRT([.B581])" office:value-type="float" office:value="0.603537747369624">
            <text:p>0.6035377474</text:p>
          </table:table-cell>
          <table:table-cell/>
          <table:table-cell table:formula="of:=(1-[.$C581])*[.B$2] + [.$C581]*(1-[.$A581])*[.B$3] + [.$A581]*[.$C581]*[.B$4]" office:value-type="float" office:value="0.480382746239496">
            <text:p>0.4803827462</text:p>
          </table:table-cell>
          <table:table-cell table:formula="of:=(1-[.$C581])*[.C$2] + [.$C581]*(1-[.$A581])*[.C$3] + [.$A581]*[.$C581]*[.C$4]" office:value-type="float" office:value="0.641437214510227">
            <text:p>0.6414372145</text:p>
          </table:table-cell>
          <table:table-cell table:number-columns-repeated="2"/>
        </table:table-row>
        <table:table-row table:style-name="ro1">
          <table:table-cell table:formula="of:=RAND()" office:value-type="float" office:value="0.59466552734375">
            <text:p>0.5946655273</text:p>
          </table:table-cell>
          <table:table-cell table:formula="of:=RAND()" office:value-type="float" office:value="0.600738525390625">
            <text:p>0.6007385254</text:p>
          </table:table-cell>
          <table:table-cell table:formula="of:=SQRT([.B582])" office:value-type="float" office:value="0.775073238726912">
            <text:p>0.7750732387</text:p>
          </table:table-cell>
          <table:table-cell/>
          <table:table-cell table:formula="of:=(1-[.$C582])*[.B$2] + [.$C582]*(1-[.$A582])*[.B$3] + [.$A582]*[.$C582]*[.B$4]" office:value-type="float" office:value="0.662387694530606">
            <text:p>0.6623876945</text:p>
          </table:table-cell>
          <table:table-cell table:formula="of:=(1-[.$C582])*[.C$2] + [.$C582]*(1-[.$A582])*[.C$3] + [.$A582]*[.$C582]*[.C$4]" office:value-type="float" office:value="1.0296729597493">
            <text:p>1.0296729597</text:p>
          </table:table-cell>
          <table:table-cell table:number-columns-repeated="2"/>
        </table:table-row>
        <table:table-row table:style-name="ro1">
          <table:table-cell table:formula="of:=RAND()" office:value-type="float" office:value="0.64947509765625">
            <text:p>0.6494750977</text:p>
          </table:table-cell>
          <table:table-cell table:formula="of:=RAND()" office:value-type="float" office:value="0.763702392578125">
            <text:p>0.7637023926</text:p>
          </table:table-cell>
          <table:table-cell table:formula="of:=SQRT([.B583])" office:value-type="float" office:value="0.873900676609262">
            <text:p>0.8739006766</text:p>
          </table:table-cell>
          <table:table-cell/>
          <table:table-cell table:formula="of:=(1-[.$C583])*[.B$2] + [.$C583]*(1-[.$A583])*[.B$3] + [.$A583]*[.$C583]*[.B$4]" office:value-type="float" office:value="0.759300422719975">
            <text:p>0.7593004227</text:p>
          </table:table-cell>
          <table:table-cell table:formula="of:=(1-[.$C583])*[.C$2] + [.$C583]*(1-[.$A583])*[.C$3] + [.$A583]*[.$C583]*[.C$4]" office:value-type="float" office:value="1.19252734898787">
            <text:p>1.192527349</text:p>
          </table:table-cell>
          <table:table-cell table:number-columns-repeated="2"/>
        </table:table-row>
        <table:table-row table:style-name="ro1">
          <table:table-cell table:formula="of:=RAND()" office:value-type="float" office:value="0.64166259765625">
            <text:p>0.6416625977</text:p>
          </table:table-cell>
          <table:table-cell table:formula="of:=RAND()" office:value-type="float" office:value="0.77801513671875">
            <text:p>0.7780151367</text:p>
          </table:table-cell>
          <table:table-cell table:formula="of:=SQRT([.B584])" office:value-type="float" office:value="0.882051663293455">
            <text:p>0.8820516633</text:p>
          </table:table-cell>
          <table:table-cell/>
          <table:table-cell table:formula="of:=(1-[.$C584])*[.B$2] + [.$C584]*(1-[.$A584])*[.B$3] + [.$A584]*[.$C584]*[.B$4]" office:value-type="float" office:value="0.764590850304751">
            <text:p>0.7645908503</text:p>
          </table:table-cell>
          <table:table-cell table:formula="of:=(1-[.$C584])*[.C$2] + [.$C584]*(1-[.$A584])*[.C$3] + [.$A584]*[.$C584]*[.C$4]" office:value-type="float" office:value="1.1852734958097">
            <text:p>1.1852734958</text:p>
          </table:table-cell>
          <table:table-cell table:number-columns-repeated="2"/>
        </table:table-row>
        <table:table-row table:style-name="ro1">
          <table:table-cell table:formula="of:=RAND()" office:value-type="float" office:value="0.6292724609375">
            <text:p>0.6292724609</text:p>
          </table:table-cell>
          <table:table-cell table:formula="of:=RAND()" office:value-type="float" office:value="0.982086181640625">
            <text:p>0.9820861816</text:p>
          </table:table-cell>
          <table:table-cell table:formula="of:=SQRT([.B585])" office:value-type="float" office:value="0.991002614346009">
            <text:p>0.9910026143</text:p>
          </table:table-cell>
          <table:table-cell/>
          <table:table-cell table:formula="of:=(1-[.$C585])*[.B$2] + [.$C585]*(1-[.$A585])*[.B$3] + [.$A585]*[.$C585]*[.B$4]" office:value-type="float" office:value="0.855840600062709">
            <text:p>0.8558406001</text:p>
          </table:table-cell>
          <table:table-cell table:formula="of:=(1-[.$C585])*[.C$2] + [.$C585]*(1-[.$A585])*[.C$3] + [.$A585]*[.$C585]*[.C$4]" office:value-type="float" office:value="1.24548389413776">
            <text:p>1.2454838941</text:p>
          </table:table-cell>
          <table:table-cell table:number-columns-repeated="2"/>
        </table:table-row>
        <table:table-row table:style-name="ro1">
          <table:table-cell table:formula="of:=RAND()" office:value-type="float" office:value="0.137420654296875">
            <text:p>0.1374206543</text:p>
          </table:table-cell>
          <table:table-cell table:formula="of:=RAND()" office:value-type="float" office:value="0.795013427734375">
            <text:p>0.7950134277</text:p>
          </table:table-cell>
          <table:table-cell table:formula="of:=SQRT([.B586])" office:value-type="float" office:value="0.891635254874085">
            <text:p>0.8916352549</text:p>
          </table:table-cell>
          <table:table-cell/>
          <table:table-cell table:formula="of:=(1-[.$C586])*[.B$2] + [.$C586]*(1-[.$A586])*[.B$3] + [.$A586]*[.$C586]*[.B$4]" office:value-type="float" office:value="0.656002244442789">
            <text:p>0.6560022444</text:p>
          </table:table-cell>
          <table:table-cell table:formula="of:=(1-[.$C586])*[.C$2] + [.$C586]*(1-[.$A586])*[.C$3] + [.$A586]*[.$C586]*[.C$4]" office:value-type="float" office:value="0.298015281799683">
            <text:p>0.2980152818</text:p>
          </table:table-cell>
          <table:table-cell table:number-columns-repeated="2"/>
        </table:table-row>
        <table:table-row table:style-name="ro1">
          <table:table-cell table:formula="of:=RAND()" office:value-type="float" office:value="0.16461181640625">
            <text:p>0.1646118164</text:p>
          </table:table-cell>
          <table:table-cell table:formula="of:=RAND()" office:value-type="float" office:value="0.6065673828125">
            <text:p>0.6065673828</text:p>
          </table:table-cell>
          <table:table-cell table:formula="of:=SQRT([.B587])" office:value-type="float" office:value="0.77882435941135">
            <text:p>0.7788243594</text:p>
          </table:table-cell>
          <table:table-cell/>
          <table:table-cell table:formula="of:=(1-[.$C587])*[.B$2] + [.$C587]*(1-[.$A587])*[.B$3] + [.$A587]*[.$C587]*[.B$4]" office:value-type="float" office:value="0.578510011628621">
            <text:p>0.5785100116</text:p>
          </table:table-cell>
          <table:table-cell table:formula="of:=(1-[.$C587])*[.C$2] + [.$C587]*(1-[.$A587])*[.C$3] + [.$A587]*[.$C587]*[.C$4]" office:value-type="float" office:value="0.365713168297956">
            <text:p>0.3657131683</text:p>
          </table:table-cell>
          <table:table-cell table:number-columns-repeated="2"/>
        </table:table-row>
        <table:table-row table:style-name="ro1">
          <table:table-cell table:formula="of:=RAND()" office:value-type="float" office:value="0.405517578125">
            <text:p>0.4055175781</text:p>
          </table:table-cell>
          <table:table-cell table:formula="of:=RAND()" office:value-type="float" office:value="0.730224609375">
            <text:p>0.7302246094</text:p>
          </table:table-cell>
          <table:table-cell table:formula="of:=SQRT([.B588])" office:value-type="float" office:value="0.854531807117207">
            <text:p>0.8545318071</text:p>
          </table:table-cell>
          <table:table-cell/>
          <table:table-cell table:formula="of:=(1-[.$C588])*[.B$2] + [.$C588]*(1-[.$A588])*[.B$3] + [.$A588]*[.$C588]*[.B$4]" office:value-type="float" office:value="0.688269458883812">
            <text:p>0.6882694589</text:p>
          </table:table-cell>
          <table:table-cell table:formula="of:=(1-[.$C588])*[.C$2] + [.$C588]*(1-[.$A588])*[.C$3] + [.$A588]*[.$C588]*[.C$4]" office:value-type="float" office:value="0.762324157458766">
            <text:p>0.7623241575</text:p>
          </table:table-cell>
          <table:table-cell table:number-columns-repeated="2"/>
        </table:table-row>
        <table:table-row table:style-name="ro1">
          <table:table-cell table:formula="of:=RAND()" office:value-type="float" office:value="0.730865478515625">
            <text:p>0.7308654785</text:p>
          </table:table-cell>
          <table:table-cell table:formula="of:=RAND()" office:value-type="float" office:value="0.489288330078125">
            <text:p>0.4892883301</text:p>
          </table:table-cell>
          <table:table-cell table:formula="of:=SQRT([.B589])" office:value-type="float" office:value="0.699491479632258">
            <text:p>0.6994914796</text:p>
          </table:table-cell>
          <table:table-cell/>
          <table:table-cell table:formula="of:=(1-[.$C589])*[.B$2] + [.$C589]*(1-[.$A589])*[.B$3] + [.$A589]*[.$C589]*[.B$4]" office:value-type="float" office:value="0.622564921237129">
            <text:p>0.6225649212</text:p>
          </table:table-cell>
          <table:table-cell table:formula="of:=(1-[.$C589])*[.C$2] + [.$C589]*(1-[.$A589])*[.C$3] + [.$A589]*[.$C589]*[.C$4]" office:value-type="float" office:value="1.16761026839215">
            <text:p>1.1676102684</text:p>
          </table:table-cell>
          <table:table-cell table:number-columns-repeated="2"/>
        </table:table-row>
        <table:table-row table:style-name="ro1">
          <table:table-cell table:formula="of:=RAND()" office:value-type="float" office:value="0.796051025390625">
            <text:p>0.7960510254</text:p>
          </table:table-cell>
          <table:table-cell table:formula="of:=RAND()" office:value-type="float" office:value="0.562164306640625">
            <text:p>0.5621643066</text:p>
          </table:table-cell>
          <table:table-cell table:formula="of:=SQRT([.B590])" office:value-type="float" office:value="0.749776171027477">
            <text:p>0.749776171</text:p>
          </table:table-cell>
          <table:table-cell/>
          <table:table-cell table:formula="of:=(1-[.$C590])*[.B$2] + [.$C590]*(1-[.$A590])*[.B$3] + [.$A590]*[.$C590]*[.B$4]" office:value-type="float" office:value="0.680026943056803">
            <text:p>0.6800269431</text:p>
          </table:table-cell>
          <table:table-cell table:formula="of:=(1-[.$C590])*[.C$2] + [.$C590]*(1-[.$A590])*[.C$3] + [.$A590]*[.$C590]*[.C$4]" office:value-type="float" office:value="1.31286349310842">
            <text:p>1.3128634931</text:p>
          </table:table-cell>
          <table:table-cell table:number-columns-repeated="2"/>
        </table:table-row>
        <table:table-row table:style-name="ro1">
          <table:table-cell table:formula="of:=RAND()" office:value-type="float" office:value="0.12060546875">
            <text:p>0.1206054688</text:p>
          </table:table-cell>
          <table:table-cell table:formula="of:=RAND()" office:value-type="float" office:value="0.222930908203125">
            <text:p>0.2229309082</text:p>
          </table:table-cell>
          <table:table-cell table:formula="of:=SQRT([.B591])" office:value-type="float" office:value="0.472155597449744">
            <text:p>0.4721555974</text:p>
          </table:table-cell>
          <table:table-cell/>
          <table:table-cell table:formula="of:=(1-[.$C591])*[.B$2] + [.$C591]*(1-[.$A591])*[.B$3] + [.$A591]*[.$C591]*[.B$4]" office:value-type="float" office:value="0.345314500474695">
            <text:p>0.3453145005</text:p>
          </table:table-cell>
          <table:table-cell table:formula="of:=(1-[.$C591])*[.C$2] + [.$C591]*(1-[.$A591])*[.C$3] + [.$A591]*[.$C591]*[.C$4]" office:value-type="float" office:value="0.37724185011032">
            <text:p>0.3772418501</text:p>
          </table:table-cell>
          <table:table-cell table:number-columns-repeated="2"/>
        </table:table-row>
        <table:table-row table:style-name="ro1">
          <table:table-cell table:formula="of:=RAND()" office:value-type="float" office:value="0.21661376953125">
            <text:p>0.2166137695</text:p>
          </table:table-cell>
          <table:table-cell table:formula="of:=RAND()" office:value-type="float" office:value="0.70074462890625">
            <text:p>0.7007446289</text:p>
          </table:table-cell>
          <table:table-cell table:formula="of:=SQRT([.B592])" office:value-type="float" office:value="0.837104909139977">
            <text:p>0.8371049091</text:p>
          </table:table-cell>
          <table:table-cell/>
          <table:table-cell table:formula="of:=(1-[.$C592])*[.B$2] + [.$C592]*(1-[.$A592])*[.B$3] + [.$A592]*[.$C592]*[.B$4]" office:value-type="float" office:value="0.633118833362085">
            <text:p>0.6331188334</text:p>
          </table:table-cell>
          <table:table-cell table:formula="of:=(1-[.$C592])*[.C$2] + [.$C592]*(1-[.$A592])*[.C$3] + [.$A592]*[.$C592]*[.C$4]" office:value-type="float" office:value="0.442291160655242">
            <text:p>0.4422911607</text:p>
          </table:table-cell>
          <table:table-cell table:number-columns-repeated="2"/>
        </table:table-row>
        <table:table-row table:style-name="ro1">
          <table:table-cell table:formula="of:=RAND()" office:value-type="float" office:value="0.4715576171875">
            <text:p>0.4715576172</text:p>
          </table:table-cell>
          <table:table-cell table:formula="of:=RAND()" office:value-type="float" office:value="0.17327880859375">
            <text:p>0.1732788086</text:p>
          </table:table-cell>
          <table:table-cell table:formula="of:=SQRT([.B593])" office:value-type="float" office:value="0.416267712648663">
            <text:p>0.4162677126</text:p>
          </table:table-cell>
          <table:table-cell/>
          <table:table-cell table:formula="of:=(1-[.$C593])*[.B$2] + [.$C593]*(1-[.$A593])*[.B$3] + [.$A593]*[.$C593]*[.B$4]" office:value-type="float" office:value="0.342423893633125">
            <text:p>0.3424238936</text:p>
          </table:table-cell>
          <table:table-cell table:formula="of:=(1-[.$C593])*[.C$2] + [.$C593]*(1-[.$A593])*[.C$3] + [.$A593]*[.$C593]*[.C$4]" office:value-type="float" office:value="0.682491622946171">
            <text:p>0.6824916229</text:p>
          </table:table-cell>
          <table:table-cell table:number-columns-repeated="2"/>
        </table:table-row>
        <table:table-row table:style-name="ro1">
          <table:table-cell table:formula="of:=RAND()" office:value-type="float" office:value="0.633697509765625">
            <text:p>0.6336975098</text:p>
          </table:table-cell>
          <table:table-cell table:formula="of:=RAND()" office:value-type="float" office:value="0.5283203125">
            <text:p>0.5283203125</text:p>
          </table:table-cell>
          <table:table-cell table:formula="of:=SQRT([.B594])" office:value-type="float" office:value="0.726856459350813">
            <text:p>0.7268564594</text:p>
          </table:table-cell>
          <table:table-cell/>
          <table:table-cell table:formula="of:=(1-[.$C594])*[.B$2] + [.$C594]*(1-[.$A594])*[.B$3] + [.$A594]*[.$C594]*[.B$4]" office:value-type="float" office:value="0.628557374889963">
            <text:p>0.6285573749</text:p>
          </table:table-cell>
          <table:table-cell table:formula="of:=(1-[.$C594])*[.C$2] + [.$C594]*(1-[.$A594])*[.C$3] + [.$A594]*[.$C594]*[.C$4]" office:value-type="float" office:value="1.05317995553746">
            <text:p>1.0531799555</text:p>
          </table:table-cell>
          <table:table-cell table:number-columns-repeated="2"/>
        </table:table-row>
        <table:table-row table:style-name="ro1">
          <table:table-cell table:formula="of:=RAND()" office:value-type="float" office:value="0.03070068359375">
            <text:p>0.0307006836</text:p>
          </table:table-cell>
          <table:table-cell table:formula="of:=RAND()" office:value-type="float" office:value="0.599273681640625">
            <text:p>0.5992736816</text:p>
          </table:table-cell>
          <table:table-cell table:formula="of:=SQRT([.B595])" office:value-type="float" office:value="0.774127690785328">
            <text:p>0.7741276908</text:p>
          </table:table-cell>
          <table:table-cell/>
          <table:table-cell table:formula="of:=(1-[.$C595])*[.B$2] + [.$C595]*(1-[.$A595])*[.B$3] + [.$A595]*[.$C595]*[.B$4]" office:value-type="float" office:value="0.54806860836668">
            <text:p>0.5480686084</text:p>
          </table:table-cell>
          <table:table-cell table:formula="of:=(1-[.$C595])*[.C$2] + [.$C595]*(1-[.$A595])*[.C$3] + [.$A595]*[.$C595]*[.C$4]" office:value-type="float" office:value="0.160230990706298">
            <text:p>0.1602309907</text:p>
          </table:table-cell>
          <table:table-cell table:number-columns-repeated="2"/>
        </table:table-row>
        <table:table-row table:style-name="ro1">
          <table:table-cell table:formula="of:=RAND()" office:value-type="float" office:value="0.2015380859375">
            <text:p>0.2015380859</text:p>
          </table:table-cell>
          <table:table-cell table:formula="of:=RAND()" office:value-type="float" office:value="0.73199462890625">
            <text:p>0.7319946289</text:p>
          </table:table-cell>
          <table:table-cell table:formula="of:=SQRT([.B596])" office:value-type="float" office:value="0.855566846544588">
            <text:p>0.8555668465</text:p>
          </table:table-cell>
          <table:table-cell/>
          <table:table-cell table:formula="of:=(1-[.$C596])*[.B$2] + [.$C596]*(1-[.$A596])*[.B$3] + [.$A596]*[.$C596]*[.B$4]" office:value-type="float" office:value="0.643728411788698">
            <text:p>0.6437284118</text:p>
          </table:table-cell>
          <table:table-cell table:formula="of:=(1-[.$C596])*[.C$2] + [.$C596]*(1-[.$A596])*[.C$3] + [.$A596]*[.$C596]*[.C$4]" office:value-type="float" office:value="0.415350892969622">
            <text:p>0.415350893</text:p>
          </table:table-cell>
          <table:table-cell table:number-columns-repeated="2"/>
        </table:table-row>
        <table:table-row table:style-name="ro1">
          <table:table-cell table:formula="of:=RAND()" office:value-type="float" office:value="0.5614013671875">
            <text:p>0.5614013672</text:p>
          </table:table-cell>
          <table:table-cell table:formula="of:=RAND()" office:value-type="float" office:value="0.892486572265625">
            <text:p>0.8924865723</text:p>
          </table:table-cell>
          <table:table-cell table:formula="of:=SQRT([.B597])" office:value-type="float" office:value="0.944715074647179">
            <text:p>0.9447150746</text:p>
          </table:table-cell>
          <table:table-cell/>
          <table:table-cell table:formula="of:=(1-[.$C597])*[.B$2] + [.$C597]*(1-[.$A597])*[.B$3] + [.$A597]*[.$C597]*[.B$4]" office:value-type="float" office:value="0.799195279225513">
            <text:p>0.7991952792</text:p>
          </table:table-cell>
          <table:table-cell table:formula="of:=(1-[.$C597])*[.C$2] + [.$C597]*(1-[.$A597])*[.C$3] + [.$A597]*[.$C597]*[.C$4]" office:value-type="float" office:value="1.08306748835045">
            <text:p>1.0830674884</text:p>
          </table:table-cell>
          <table:table-cell table:number-columns-repeated="2"/>
        </table:table-row>
        <table:table-row table:style-name="ro1">
          <table:table-cell table:formula="of:=RAND()" office:value-type="float" office:value="0.173553466796875">
            <text:p>0.1735534668</text:p>
          </table:table-cell>
          <table:table-cell table:formula="of:=RAND()" office:value-type="float" office:value="0.7078857421875">
            <text:p>0.7078857422</text:p>
          </table:table-cell>
          <table:table-cell table:formula="of:=SQRT([.B598])" office:value-type="float" office:value="0.841359460746416">
            <text:p>0.8413594607</text:p>
          </table:table-cell>
          <table:table-cell/>
          <table:table-cell table:formula="of:=(1-[.$C598])*[.B$2] + [.$C598]*(1-[.$A598])*[.B$3] + [.$A598]*[.$C598]*[.B$4]" office:value-type="float" office:value="0.626917043843563">
            <text:p>0.6269170438</text:p>
          </table:table-cell>
          <table:table-cell table:formula="of:=(1-[.$C598])*[.C$2] + [.$C598]*(1-[.$A598])*[.C$3] + [.$A598]*[.$C598]*[.C$4]" office:value-type="float" office:value="0.369901763584223">
            <text:p>0.3699017636</text:p>
          </table:table-cell>
          <table:table-cell table:number-columns-repeated="2"/>
        </table:table-row>
        <table:table-row table:style-name="ro1">
          <table:table-cell table:formula="of:=RAND()" office:value-type="float" office:value="0.798828125">
            <text:p>0.798828125</text:p>
          </table:table-cell>
          <table:table-cell table:formula="of:=RAND()" office:value-type="float" office:value="0.46685791015625">
            <text:p>0.4668579102</text:p>
          </table:table-cell>
          <table:table-cell table:formula="of:=SQRT([.B599])" office:value-type="float" office:value="0.683270012627695">
            <text:p>0.6832700126</text:p>
          </table:table-cell>
          <table:table-cell/>
          <table:table-cell table:formula="of:=(1-[.$C599])*[.B$2] + [.$C599]*(1-[.$A599])*[.B$3] + [.$A599]*[.$C599]*[.B$4]" office:value-type="float" office:value="0.620200987633974">
            <text:p>0.6202009876</text:p>
          </table:table-cell>
          <table:table-cell table:formula="of:=(1-[.$C599])*[.C$2] + [.$C599]*(1-[.$A599])*[.C$3] + [.$A599]*[.$C599]*[.C$4]" office:value-type="float" office:value="1.24453744676781">
            <text:p>1.2445374468</text:p>
          </table:table-cell>
          <table:table-cell table:number-columns-repeated="2"/>
        </table:table-row>
        <table:table-row table:style-name="ro1">
          <table:table-cell table:formula="of:=RAND()" office:value-type="float" office:value="0.253692626953125">
            <text:p>0.253692627</text:p>
          </table:table-cell>
          <table:table-cell table:formula="of:=RAND()" office:value-type="float" office:value="0.819183349609375">
            <text:p>0.8191833496</text:p>
          </table:table-cell>
          <table:table-cell table:formula="of:=SQRT([.B600])" office:value-type="float" office:value="0.905087481743823">
            <text:p>0.9050874817</text:p>
          </table:table-cell>
          <table:table-cell/>
          <table:table-cell table:formula="of:=(1-[.$C600])*[.B$2] + [.$C600]*(1-[.$A600])*[.B$3] + [.$A600]*[.$C600]*[.B$4]" office:value-type="float" office:value="0.693260882645831">
            <text:p>0.6932608826</text:p>
          </table:table-cell>
          <table:table-cell table:formula="of:=(1-[.$C600])*[.C$2] + [.$C600]*(1-[.$A600])*[.C$3] + [.$A600]*[.$C600]*[.C$4]" office:value-type="float" office:value="0.504388160651387">
            <text:p>0.504388160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Hemisphere.E1:Hemisphere.F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2011/07/11</text:date>, <text:time>01:11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6:09:48.51</meta:creation-date>
    <dc:date>2011-07-11T01:11:53.82</dc:date>
    <meta:editing-duration>PT2H29M41S</meta:editing-duration>
    <meta:editing-cycles>3</meta:editing-cycles>
    <meta:generator>OpenOffice.org/3.3$Win32 OpenOffice.org_project/330m20$Build-9567</meta:generator>
    <meta:document-statistic meta:table-count="3" meta:cell-count="119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4.914cm" svg:height="14.407cm" xlink:href=".." xlink:type="simple" chart:class="chart:scatter" chart:style-name="ch1">
        <chart:plot-area chart:style-name="ch2" table:cell-range-address="Sheet1.G2:Sheet1.H1000 Sheet1.H1:Sheet1.H1" chart:data-source-has-labels="row" svg:x="0.748cm" svg:y="1.287cm" svg:width="13.57cm" svg:height="12.412cm">
          <chartooo:coordinate-region svg:x="0.894cm" svg:y="1.499cm" svg:width="13.33cm" svg:height="11.988cm"/>
          <chart:axis chart:dimension="x" chart:name="primary-x" chart:style-name="ch3"/>
          <chart:axis chart:dimension="y" chart:name="primary-y" chart:style-name="ch3"/>
          <chart:series chart:style-name="ch4" chart:values-cell-range-address="Sheet1.H2:Sheet1.H1000" chart:label-cell-address="Sheet1.H1:Sheet1.H1" chart:class="chart:scatter">
            <chart:domain table:cell-range-address="Sheet1.G2:Sheet1.G1000"/>
            <chart:data-point chart:repeated="99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G</text:p>
              </table:table-cell>
              <table:table-cell office:value-type="string">
                <text:p>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6597342100022">
                <text:p>0.326597342100022</text:p>
                <draw:g>
                  <svg:desc>Sheet1.G2:Sheet1.G1000</svg:desc>
                </draw:g>
              </table:table-cell>
              <table:table-cell office:value-type="float" office:value="0.189424875755736">
                <text:p>0.189424875755736</text:p>
                <draw:g>
                  <svg:desc>Sheet1.H2:Sheet1.H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19684744824356">
                <text:p>-0.0219684744824356</text:p>
              </table:table-cell>
              <table:table-cell office:value-type="float" office:value="-0.221741935001681">
                <text:p>-0.221741935001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2340122616915">
                <text:p>0.172340122616915</text:p>
              </table:table-cell>
              <table:table-cell office:value-type="float" office:value="0.366927840780052">
                <text:p>0.36692784078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99320713217453">
                <text:p>-0.299320713217453</text:p>
              </table:table-cell>
              <table:table-cell office:value-type="float" office:value="-0.201330732288926">
                <text:p>-0.20133073228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0055386083801">
                <text:p>0.0470055386083801</text:p>
              </table:table-cell>
              <table:table-cell office:value-type="float" office:value="-0.589458132097935">
                <text:p>-0.58945813209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2418152309436">
                <text:p>-0.82418152309436</text:p>
              </table:table-cell>
              <table:table-cell office:value-type="float" office:value="-0.148387203971102">
                <text:p>-0.14838720397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52694699763606">
                <text:p>-0.152694699763606</text:p>
              </table:table-cell>
              <table:table-cell office:value-type="float" office:value="0.0995890116540338">
                <text:p>0.0995890116540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043957658453">
                <text:p>0.043043957658453</text:p>
              </table:table-cell>
              <table:table-cell office:value-type="float" office:value="-0.350096249229726">
                <text:p>-0.350096249229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94461781062">
                <text:p>-0.494461781062</text:p>
              </table:table-cell>
              <table:table-cell office:value-type="float" office:value="-0.320334950735546">
                <text:p>-0.320334950735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002436101753">
                <text:p>0.263002436101753</text:p>
              </table:table-cell>
              <table:table-cell office:value-type="float" office:value="0.590875758483895">
                <text:p>0.590875758483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36076413492097">
                <text:p>-0.736076413492097</text:p>
              </table:table-cell>
              <table:table-cell office:value-type="float" office:value="0.511047971452399">
                <text:p>0.51104797145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25971060136579">
                <text:p>-0.0125971060136579</text:p>
              </table:table-cell>
              <table:table-cell office:value-type="float" office:value="-0.952064601946452">
                <text:p>-0.952064601946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060843375266">
                <text:p>0.0625060843375266</text:p>
              </table:table-cell>
              <table:table-cell office:value-type="float" office:value="0.402740818834104">
                <text:p>0.402740818834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2624966923989">
                <text:p>0.152624966923989</text:p>
              </table:table-cell>
              <table:table-cell office:value-type="float" office:value="0.351201626365933">
                <text:p>0.351201626365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6741698938035">
                <text:p>0.0796741698938035</text:p>
              </table:table-cell>
              <table:table-cell office:value-type="float" office:value="-0.102904239519606">
                <text:p>-0.102904239519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2633747249549">
                <text:p>-0.442633747249549</text:p>
              </table:table-cell>
              <table:table-cell office:value-type="float" office:value="-0.0800431681317785">
                <text:p>-0.0800431681317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46832554595">
                <text:p>0.24446832554595</text:p>
              </table:table-cell>
              <table:table-cell office:value-type="float" office:value="-0.0419365628629659">
                <text:p>-0.0419365628629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2328612865934">
                <text:p>0.202328612865934</text:p>
              </table:table-cell>
              <table:table-cell office:value-type="float" office:value="0.533330620145231">
                <text:p>0.533330620145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88551151110331">
                <text:p>-0.488551151110331</text:p>
              </table:table-cell>
              <table:table-cell office:value-type="float" office:value="-0.0924157623968764">
                <text:p>-0.0924157623968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4196891592069">
                <text:p>0.324196891592069</text:p>
              </table:table-cell>
              <table:table-cell office:value-type="float" office:value="0.151284824547244">
                <text:p>0.151284824547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60636885869112">
                <text:p>-0.360636885869112</text:p>
              </table:table-cell>
              <table:table-cell office:value-type="float" office:value="-0.746149537461328">
                <text:p>-0.746149537461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94697964747913">
                <text:p>0.694697964747913</text:p>
              </table:table-cell>
              <table:table-cell office:value-type="float" office:value="0.064657764011622">
                <text:p>0.064657764011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46717825447089">
                <text:p>-0.946717825447089</text:p>
              </table:table-cell>
              <table:table-cell office:value-type="float" office:value="0.150466454409644">
                <text:p>0.150466454409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43110250036089">
                <text:p>-0.343110250036089</text:p>
              </table:table-cell>
              <table:table-cell office:value-type="float" office:value="0.851336675832216">
                <text:p>0.851336675832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2193085280761">
                <text:p>0.162193085280761</text:p>
              </table:table-cell>
              <table:table-cell office:value-type="float" office:value="-0.858326516511335">
                <text:p>-0.858326516511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4212959889586">
                <text:p>0.564212959889586</text:p>
              </table:table-cell>
              <table:table-cell office:value-type="float" office:value="0.236498021170649">
                <text:p>0.236498021170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1652995982332">
                <text:p>0.151652995982332</text:p>
              </table:table-cell>
              <table:table-cell office:value-type="float" office:value="-0.747419487499462">
                <text:p>-0.747419487499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25644080597589">
                <text:p>-0.925644080597589</text:p>
              </table:table-cell>
              <table:table-cell office:value-type="float" office:value="-0.0239665073909225">
                <text:p>-0.0239665073909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829222907202497">
                <text:p>-0.829222907202497</text:p>
              </table:table-cell>
              <table:table-cell office:value-type="float" office:value="0.293118445180466">
                <text:p>0.293118445180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13082376929236">
                <text:p>-0.913082376929236</text:p>
              </table:table-cell>
              <table:table-cell office:value-type="float" office:value="-0.387474869008471">
                <text:p>-0.3874748690084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74116874722519">
                <text:p>0.574116874722519</text:p>
              </table:table-cell>
              <table:table-cell office:value-type="float" office:value="0.283214354861248">
                <text:p>0.283214354861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87083057948913">
                <text:p>-0.587083057948913</text:p>
              </table:table-cell>
              <table:table-cell office:value-type="float" office:value="0.56304139454893">
                <text:p>0.563041394548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9791532925645">
                <text:p>0.259791532925645</text:p>
              </table:table-cell>
              <table:table-cell office:value-type="float" office:value="0.804487117068706">
                <text:p>0.804487117068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2688347612431">
                <text:p>-0.252688347612431</text:p>
              </table:table-cell>
              <table:table-cell office:value-type="float" office:value="0.610043635859579">
                <text:p>0.610043635859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02718333074759">
                <text:p>-0.302718333074759</text:p>
              </table:table-cell>
              <table:table-cell office:value-type="float" office:value="0.347686676309201">
                <text:p>0.347686676309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8491753358813">
                <text:p>0.398491753358813</text:p>
              </table:table-cell>
              <table:table-cell office:value-type="float" office:value="0.811326963465189">
                <text:p>0.811326963465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865599108638">
                <text:p>0.60865599108638</text:p>
              </table:table-cell>
              <table:table-cell office:value-type="float" office:value="-0.254578281303672">
                <text:p>-0.254578281303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43166911644523">
                <text:p>-0.00143166911644523</text:p>
              </table:table-cell>
              <table:table-cell office:value-type="float" office:value="0.678764927848122">
                <text:p>0.678764927848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06287384190124">
                <text:p>0.706287384190124</text:p>
              </table:table-cell>
              <table:table-cell office:value-type="float" office:value="0.486761686585564">
                <text:p>0.486761686585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55693581755395">
                <text:p>-0.455693581755395</text:p>
              </table:table-cell>
              <table:table-cell office:value-type="float" office:value="-0.580009260580759">
                <text:p>-0.5800092605807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7513970124523">
                <text:p>0.367513970124523</text:p>
              </table:table-cell>
              <table:table-cell office:value-type="float" office:value="0.497526239224059">
                <text:p>0.497526239224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7005575518797">
                <text:p>0.187005575518797</text:p>
              </table:table-cell>
              <table:table-cell office:value-type="float" office:value="0.257993986648446">
                <text:p>0.257993986648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9111078340385">
                <text:p>0.0259111078340385</text:p>
              </table:table-cell>
              <table:table-cell office:value-type="float" office:value="0.0000347787697946635">
                <text:p>0.0000347787697946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88986430361292">
                <text:p>-0.888986430361292</text:p>
              </table:table-cell>
              <table:table-cell office:value-type="float" office:value="-0.265024139659463">
                <text:p>-0.2650241396594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3811608421669">
                <text:p>0.213811608421669</text:p>
              </table:table-cell>
              <table:table-cell office:value-type="float" office:value="-0.808697488158668">
                <text:p>-0.808697488158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83886171775449">
                <text:p>-0.783886171775449</text:p>
              </table:table-cell>
              <table:table-cell office:value-type="float" office:value="0.514908364659292">
                <text:p>0.514908364659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803422353600242">
                <text:p>-0.803422353600242</text:p>
              </table:table-cell>
              <table:table-cell office:value-type="float" office:value="0.0567862654043516">
                <text:p>0.0567862654043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1308772976567">
                <text:p>-0.671308772976567</text:p>
              </table:table-cell>
              <table:table-cell office:value-type="float" office:value="-0.0624808570409458">
                <text:p>-0.0624808570409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091670080526">
                <text:p>0.190091670080526</text:p>
              </table:table-cell>
              <table:table-cell office:value-type="float" office:value="-0.665507010326804">
                <text:p>-0.6655070103268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1331587710527">
                <text:p>-0.121331587710527</text:p>
              </table:table-cell>
              <table:table-cell office:value-type="float" office:value="0.989979868464136">
                <text:p>0.989979868464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091855017407">
                <text:p>0.42091855017407</text:p>
              </table:table-cell>
              <table:table-cell office:value-type="float" office:value="0.496367848390922">
                <text:p>0.496367848390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989940877892">
                <text:p>0.58989940877892</text:p>
              </table:table-cell>
              <table:table-cell office:value-type="float" office:value="-0.423115521061218">
                <text:p>-0.423115521061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56058382589638">
                <text:p>0.0856058382589638</text:p>
              </table:table-cell>
              <table:table-cell office:value-type="float" office:value="-0.30211576486151">
                <text:p>-0.30211576486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18491042426355">
                <text:p>-0.0218491042426355</text:p>
              </table:table-cell>
              <table:table-cell office:value-type="float" office:value="-0.990684717957128">
                <text:p>-0.990684717957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56940173022726">
                <text:p>-0.356940173022726</text:p>
              </table:table-cell>
              <table:table-cell office:value-type="float" office:value="-0.45521308968782">
                <text:p>-0.455213089687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13700067984066">
                <text:p>-0.713700067984066</text:p>
              </table:table-cell>
              <table:table-cell office:value-type="float" office:value="0.641149660210208">
                <text:p>0.6411496602102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90723439651524">
                <text:p>-0.690723439651524</text:p>
              </table:table-cell>
              <table:table-cell office:value-type="float" office:value="-0.696308631279329">
                <text:p>-0.6963086312793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40289022607715">
                <text:p>0.740289022607715</text:p>
              </table:table-cell>
              <table:table-cell office:value-type="float" office:value="-0.554556097920571">
                <text:p>-0.554556097920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51412992184864">
                <text:p>-0.751412992184864</text:p>
              </table:table-cell>
              <table:table-cell office:value-type="float" office:value="0.627107851460408">
                <text:p>0.627107851460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3063894836656">
                <text:p>0.83063894836656</text:p>
              </table:table-cell>
              <table:table-cell office:value-type="float" office:value="0.369150169460539">
                <text:p>0.369150169460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6515019884529">
                <text:p>0.266515019884529</text:p>
              </table:table-cell>
              <table:table-cell office:value-type="float" office:value="0.889004154520143">
                <text:p>0.889004154520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365915983271349">
                <text:p>-0.0365915983271349</text:p>
              </table:table-cell>
              <table:table-cell office:value-type="float" office:value="-0.614862249761575">
                <text:p>-0.614862249761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2122323426899">
                <text:p>-0.62122323426899</text:p>
              </table:table-cell>
              <table:table-cell office:value-type="float" office:value="-0.6896545811138">
                <text:p>-0.6896545811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1520789200253">
                <text:p>0.231520789200253</text:p>
              </table:table-cell>
              <table:table-cell office:value-type="float" office:value="0.750255769635407">
                <text:p>0.7502557696354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74524418752054">
                <text:p>0.674524418752054</text:p>
              </table:table-cell>
              <table:table-cell office:value-type="float" office:value="0.106277394958097">
                <text:p>0.106277394958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4042141637417">
                <text:p>0.154042141637417</text:p>
              </table:table-cell>
              <table:table-cell office:value-type="float" office:value="-0.661032811571981">
                <text:p>-0.661032811571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90731730848438">
                <text:p>-0.190731730848438</text:p>
              </table:table-cell>
              <table:table-cell office:value-type="float" office:value="0.347324554704507">
                <text:p>0.3473245547045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68352755837146">
                <text:p>-0.868352755837146</text:p>
              </table:table-cell>
              <table:table-cell office:value-type="float" office:value="-0.2169802635942">
                <text:p>-0.21698026359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86396900840202">
                <text:p>-0.286396900840202</text:p>
              </table:table-cell>
              <table:table-cell office:value-type="float" office:value="0.924309290658978">
                <text:p>0.9243092906589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9609201041804">
                <text:p>0.249609201041804</text:p>
              </table:table-cell>
              <table:table-cell office:value-type="float" office:value="0.77959586302513">
                <text:p>0.77959586302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79754919865077">
                <text:p>-0.379754919865077</text:p>
              </table:table-cell>
              <table:table-cell office:value-type="float" office:value="-0.173852458713614">
                <text:p>-0.173852458713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79379083123662">
                <text:p>-0.0879379083123662</text:p>
              </table:table-cell>
              <table:table-cell office:value-type="float" office:value="0.319673647158936">
                <text:p>0.319673647158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68570391448822">
                <text:p>-0.268570391448822</text:p>
              </table:table-cell>
              <table:table-cell office:value-type="float" office:value="-0.766788862517432">
                <text:p>-0.766788862517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02094199423552">
                <text:p>-0.802094199423552</text:p>
              </table:table-cell>
              <table:table-cell office:value-type="float" office:value="-0.492328226644675">
                <text:p>-0.492328226644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8846446072419">
                <text:p>-0.328846446072419</text:p>
              </table:table-cell>
              <table:table-cell office:value-type="float" office:value="-0.394491372072844">
                <text:p>-0.394491372072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210080267774718">
                <text:p>-0.0210080267774718</text:p>
              </table:table-cell>
              <table:table-cell office:value-type="float" office:value="-0.836166335920397">
                <text:p>-0.8361663359203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39951977369298">
                <text:p>-0.0239951977369298</text:p>
              </table:table-cell>
              <table:table-cell office:value-type="float" office:value="-0.342287959022539">
                <text:p>-0.3422879590225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04368662010202">
                <text:p>-0.204368662010202</text:p>
              </table:table-cell>
              <table:table-cell office:value-type="float" office:value="0.146824468660829">
                <text:p>0.146824468660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20661572524593">
                <text:p>-0.120661572524593</text:p>
              </table:table-cell>
              <table:table-cell office:value-type="float" office:value="-0.840051275961186">
                <text:p>-0.840051275961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84544370912544">
                <text:p>-0.684544370912544</text:p>
              </table:table-cell>
              <table:table-cell office:value-type="float" office:value="0.130714421971428">
                <text:p>0.130714421971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2186013275535">
                <text:p>0.242186013275535</text:p>
              </table:table-cell>
              <table:table-cell office:value-type="float" office:value="-0.900626131707451">
                <text:p>-0.9006261317074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7472700389405">
                <text:p>0.357472700389405</text:p>
              </table:table-cell>
              <table:table-cell office:value-type="float" office:value="-0.048690237003243">
                <text:p>-0.048690237003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968215144953">
                <text:p>0.138968215144953</text:p>
              </table:table-cell>
              <table:table-cell office:value-type="float" office:value="0.903403040690824">
                <text:p>0.9034030406908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64274615344315">
                <text:p>0.364274615344315</text:p>
              </table:table-cell>
              <table:table-cell office:value-type="float" office:value="0.683399919467548">
                <text:p>0.6833999194675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58144191000115">
                <text:p>-0.258144191000115</text:p>
              </table:table-cell>
              <table:table-cell office:value-type="float" office:value="-0.776909664912303">
                <text:p>-0.7769096649123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4247055425376">
                <text:p>0.0204247055425376</text:p>
              </table:table-cell>
              <table:table-cell office:value-type="float" office:value="0.0670534225944182">
                <text:p>0.0670534225944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5911046783058">
                <text:p>-0.115911046783058</text:p>
              </table:table-cell>
              <table:table-cell office:value-type="float" office:value="-0.243741847490394">
                <text:p>-0.2437418474903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1465611960248">
                <text:p>0.481465611960248</text:p>
              </table:table-cell>
              <table:table-cell office:value-type="float" office:value="0.859873403908822">
                <text:p>0.8598734039088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19250463204955">
                <text:p>0.819250463204955</text:p>
              </table:table-cell>
              <table:table-cell office:value-type="float" office:value="0.183473875288737">
                <text:p>0.183473875288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6641585459027">
                <text:p>0.196641585459027</text:p>
              </table:table-cell>
              <table:table-cell office:value-type="float" office:value="-0.838742552449818">
                <text:p>-0.8387425524498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57997427390406">
                <text:p>-0.357997427390406</text:p>
              </table:table-cell>
              <table:table-cell office:value-type="float" office:value="0.49052243174431">
                <text:p>0.490522431744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84910490025163">
                <text:p>-0.184910490025163</text:p>
              </table:table-cell>
              <table:table-cell office:value-type="float" office:value="0.0196093522146698">
                <text:p>0.0196093522146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2577729485816">
                <text:p>0.972577729485816</text:p>
              </table:table-cell>
              <table:table-cell office:value-type="float" office:value="-0.0920259790023491">
                <text:p>-0.09202597900234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72732982833445">
                <text:p>0.372732982833445</text:p>
              </table:table-cell>
              <table:table-cell office:value-type="float" office:value="0.814179937829675">
                <text:p>0.8141799378296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29759718040329">
                <text:p>-0.629759718040329</text:p>
              </table:table-cell>
              <table:table-cell office:value-type="float" office:value="0.401842815918911">
                <text:p>0.4018428159189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682319708614183">
                <text:p>-0.682319708614183</text:p>
              </table:table-cell>
              <table:table-cell office:value-type="float" office:value="-0.30968083179365">
                <text:p>-0.30968083179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455700016825">
                <text:p>0.47455700016825</text:p>
              </table:table-cell>
              <table:table-cell office:value-type="float" office:value="-0.676571159931227">
                <text:p>-0.676571159931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9071685372795">
                <text:p>0.499071685372795</text:p>
              </table:table-cell>
              <table:table-cell office:value-type="float" office:value="0.441298755415233">
                <text:p>0.441298755415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00991866770752">
                <text:p>0.0200991866770752</text:p>
              </table:table-cell>
              <table:table-cell office:value-type="float" office:value="-0.961521076475924">
                <text:p>-0.961521076475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53537328098864">
                <text:p>-0.453537328098864</text:p>
              </table:table-cell>
              <table:table-cell office:value-type="float" office:value="-0.641618654256322">
                <text:p>-0.6416186542563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17032426865677">
                <text:p>0.117032426865677</text:p>
              </table:table-cell>
              <table:table-cell office:value-type="float" office:value="0.194073426945331">
                <text:p>0.194073426945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104919013640783">
                <text:p>-0.00104919013640783</text:p>
              </table:table-cell>
              <table:table-cell office:value-type="float" office:value="-0.497428811627913">
                <text:p>-0.4974288116279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880512735405761">
                <text:p>-0.880512735405761</text:p>
              </table:table-cell>
              <table:table-cell office:value-type="float" office:value="0.321543076027752">
                <text:p>0.3215430760277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74936929012859">
                <text:p>-0.174936929012859</text:p>
              </table:table-cell>
              <table:table-cell office:value-type="float" office:value="-0.783243612930022">
                <text:p>-0.7832436129300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10523045503549">
                <text:p>-0.910523045503549</text:p>
              </table:table-cell>
              <table:table-cell office:value-type="float" office:value="0.161590091978719">
                <text:p>0.161590091978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851642071633789">
                <text:p>-0.851642071633789</text:p>
              </table:table-cell>
              <table:table-cell office:value-type="float" office:value="0.17535182431916">
                <text:p>0.17535182431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3265416049877">
                <text:p>0.153265416049877</text:p>
              </table:table-cell>
              <table:table-cell office:value-type="float" office:value="-0.855036460603762">
                <text:p>-0.855036460603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07711046953403">
                <text:p>0.707711046953403</text:p>
              </table:table-cell>
              <table:table-cell office:value-type="float" office:value="0.406849984585988">
                <text:p>0.406849984585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42597288240429">
                <text:p>-0.242597288240429</text:p>
              </table:table-cell>
              <table:table-cell office:value-type="float" office:value="-0.573819757704578">
                <text:p>-0.573819757704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0583725406626">
                <text:p>-0.100583725406626</text:p>
              </table:table-cell>
              <table:table-cell office:value-type="float" office:value="0.486151082607891">
                <text:p>0.486151082607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49718806018995">
                <text:p>0.849718806018995</text:p>
              </table:table-cell>
              <table:table-cell office:value-type="float" office:value="-0.132211587323702">
                <text:p>-0.1322115873237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54701775368122">
                <text:p>-0.454701775368122</text:p>
              </table:table-cell>
              <table:table-cell office:value-type="float" office:value="-0.646153134792425">
                <text:p>-0.6461531347924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1104210860058">
                <text:p>0.531104210860058</text:p>
              </table:table-cell>
              <table:table-cell office:value-type="float" office:value="0.385278849427386">
                <text:p>0.3852788494273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0721901848214">
                <text:p>0.550721901848214</text:p>
              </table:table-cell>
              <table:table-cell office:value-type="float" office:value="-0.565924960266651">
                <text:p>-0.565924960266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0469593034293">
                <text:p>-0.960469593034293</text:p>
              </table:table-cell>
              <table:table-cell office:value-type="float" office:value="0.0178663308604376">
                <text:p>0.0178663308604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741579344582636">
                <text:p>-0.0741579344582636</text:p>
              </table:table-cell>
              <table:table-cell office:value-type="float" office:value="-0.90797915056804">
                <text:p>-0.90797915056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9449569526814">
                <text:p>0.599449569526814</text:p>
              </table:table-cell>
              <table:table-cell office:value-type="float" office:value="0.0541699503045013">
                <text:p>0.0541699503045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73345959938845">
                <text:p>0.0273345959938845</text:p>
              </table:table-cell>
              <table:table-cell office:value-type="float" office:value="0.662671254058603">
                <text:p>0.6626712540586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8460019227125">
                <text:p>0.68460019227125</text:p>
              </table:table-cell>
              <table:table-cell office:value-type="float" office:value="-0.0588220019554156">
                <text:p>-0.058822001955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716872877512076">
                <text:p>-0.716872877512076</text:p>
              </table:table-cell>
              <table:table-cell office:value-type="float" office:value="-0.189387030731861">
                <text:p>-0.1893870307318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33060296392679">
                <text:p>0.633060296392679</text:p>
              </table:table-cell>
              <table:table-cell office:value-type="float" office:value="-0.0245326034332686">
                <text:p>-0.02453260343326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9559324184084">
                <text:p>0.199559324184084</text:p>
              </table:table-cell>
              <table:table-cell office:value-type="float" office:value="0.0124138420701149">
                <text:p>0.01241384207011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4021613421972">
                <text:p>0.494021613421972</text:p>
              </table:table-cell>
              <table:table-cell office:value-type="float" office:value="-0.830713977177585">
                <text:p>-0.8307139771775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54095589004177">
                <text:p>-0.0354095589004177</text:p>
              </table:table-cell>
              <table:table-cell office:value-type="float" office:value="0.842735107828434">
                <text:p>0.8427351078284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95884055700823">
                <text:p>-0.0395884055700823</text:p>
              </table:table-cell>
              <table:table-cell office:value-type="float" office:value="-0.982616308090634">
                <text:p>-0.982616308090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329530792246367">
                <text:p>-0.329530792246367</text:p>
              </table:table-cell>
              <table:table-cell office:value-type="float" office:value="0.849422215120141">
                <text:p>0.8494222151201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78858048731049">
                <text:p>-0.578858048731049</text:p>
              </table:table-cell>
              <table:table-cell office:value-type="float" office:value="0.570264569942569">
                <text:p>0.5702645699425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4693851923657">
                <text:p>0.194693851923657</text:p>
              </table:table-cell>
              <table:table-cell office:value-type="float" office:value="-0.835479323806104">
                <text:p>-0.835479323806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09201208685552">
                <text:p>-0.309201208685552</text:p>
              </table:table-cell>
              <table:table-cell office:value-type="float" office:value="-0.269627624524581">
                <text:p>-0.2696276245245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10798678285371">
                <text:p>-0.410798678285371</text:p>
              </table:table-cell>
              <table:table-cell office:value-type="float" office:value="0.709846733719412">
                <text:p>0.7098467337194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94318950553161">
                <text:p>-0.194318950553161</text:p>
              </table:table-cell>
              <table:table-cell office:value-type="float" office:value="-0.565548517745974">
                <text:p>-0.5655485177459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90733092312588">
                <text:p>0.590733092312588</text:p>
              </table:table-cell>
              <table:table-cell office:value-type="float" office:value="0.381418686521855">
                <text:p>0.3814186865218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814710037883493">
                <text:p>-0.0814710037883493</text:p>
              </table:table-cell>
              <table:table-cell office:value-type="float" office:value="-0.640327236405218">
                <text:p>-0.640327236405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36390963553228">
                <text:p>-0.636390963553228</text:p>
              </table:table-cell>
              <table:table-cell office:value-type="float" office:value="0.0277175081454682">
                <text:p>0.02771750814546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2135097943953">
                <text:p>0.752135097943953</text:p>
              </table:table-cell>
              <table:table-cell office:value-type="float" office:value="0.445925643136236">
                <text:p>0.445925643136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53140863014">
                <text:p>0.3253140863014</text:p>
              </table:table-cell>
              <table:table-cell office:value-type="float" office:value="0.533662576216363">
                <text:p>0.5336625762163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72085958968425">
                <text:p>-0.0172085958968425</text:p>
              </table:table-cell>
              <table:table-cell office:value-type="float" office:value="-0.405847765977754">
                <text:p>-0.4058477659777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1496765099269">
                <text:p>0.221496765099269</text:p>
              </table:table-cell>
              <table:table-cell office:value-type="float" office:value="0.662368592100017">
                <text:p>0.662368592100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6406442643237">
                <text:p>0.566406442643237</text:p>
              </table:table-cell>
              <table:table-cell office:value-type="float" office:value="0.361723510408479">
                <text:p>0.3617235104084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54390032028777">
                <text:p>-0.54390032028777</text:p>
              </table:table-cell>
              <table:table-cell office:value-type="float" office:value="-0.521226749508658">
                <text:p>-0.521226749508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8902923983922">
                <text:p>0.198902923983922</text:p>
              </table:table-cell>
              <table:table-cell office:value-type="float" office:value="0.855024859079048">
                <text:p>0.855024859079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2600202285183">
                <text:p>-0.12600202285183</text:p>
              </table:table-cell>
              <table:table-cell office:value-type="float" office:value="0.86660239495421">
                <text:p>0.866602394954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443815502416">
                <text:p>0.16443815502416</text:p>
              </table:table-cell>
              <table:table-cell office:value-type="float" office:value="0.848779791340413">
                <text:p>0.8487797913404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3754608298314">
                <text:p>0.453754608298314</text:p>
              </table:table-cell>
              <table:table-cell office:value-type="float" office:value="-0.183076912358354">
                <text:p>-0.1830769123583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32904589552736">
                <text:p>-0.532904589552736</text:p>
              </table:table-cell>
              <table:table-cell office:value-type="float" office:value="-0.446657238459207">
                <text:p>-0.4466572384592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0266267226324">
                <text:p>0.610266267226324</text:p>
              </table:table-cell>
              <table:table-cell office:value-type="float" office:value="-0.0547935140267486">
                <text:p>-0.05479351402674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511020221347087">
                <text:p>-0.00511020221347087</text:p>
              </table:table-cell>
              <table:table-cell office:value-type="float" office:value="0.888345910186926">
                <text:p>0.8883459101869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85009752950374">
                <text:p>-0.085009752950374</text:p>
              </table:table-cell>
              <table:table-cell office:value-type="float" office:value="0.376875067512686">
                <text:p>0.3768750675126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04084797448586">
                <text:p>0.704084797448586</text:p>
              </table:table-cell>
              <table:table-cell office:value-type="float" office:value="-0.252534899262524">
                <text:p>-0.2525348992625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96028875689169">
                <text:p>-0.196028875689169</text:p>
              </table:table-cell>
              <table:table-cell office:value-type="float" office:value="-0.843402951898463">
                <text:p>-0.8434029518984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2190149528325">
                <text:p>0.372190149528325</text:p>
              </table:table-cell>
              <table:table-cell office:value-type="float" office:value="0.748325689988796">
                <text:p>0.748325689988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7676835612595">
                <text:p>0.387676835612595</text:p>
              </table:table-cell>
              <table:table-cell office:value-type="float" office:value="0.00602170849138978">
                <text:p>0.006021708491389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01045755173731">
                <text:p>0.701045755173731</text:p>
              </table:table-cell>
              <table:table-cell office:value-type="float" office:value="0.0860563696786451">
                <text:p>0.08605636967864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34468042591247">
                <text:p>0.134468042591247</text:p>
              </table:table-cell>
              <table:table-cell office:value-type="float" office:value="0.869708826664378">
                <text:p>0.8697088266643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7842354926322">
                <text:p>0.107842354926322</text:p>
              </table:table-cell>
              <table:table-cell office:value-type="float" office:value="-0.933224446894111">
                <text:p>-0.933224446894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86898465127316">
                <text:p>-0.286898465127316</text:p>
              </table:table-cell>
              <table:table-cell office:value-type="float" office:value="-0.911686314871083">
                <text:p>-0.9116863148710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3924554115687">
                <text:p>-0.233924554115687</text:p>
              </table:table-cell>
              <table:table-cell office:value-type="float" office:value="0.595518342245247">
                <text:p>0.5955183422452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90508477262839">
                <text:p>-0.190508477262839</text:p>
              </table:table-cell>
              <table:table-cell office:value-type="float" office:value="-0.125819487872484">
                <text:p>-0.1258194878724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8243743220233">
                <text:p>0.08243743220233</text:p>
              </table:table-cell>
              <table:table-cell office:value-type="float" office:value="-0.672631091607343">
                <text:p>-0.6726310916073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67460413291761">
                <text:p>0.867460413291761</text:p>
              </table:table-cell>
              <table:table-cell office:value-type="float" office:value="-0.0809050956163284">
                <text:p>-0.08090509561632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688872122466279">
                <text:p>-0.688872122466279</text:p>
              </table:table-cell>
              <table:table-cell office:value-type="float" office:value="0.141287065318462">
                <text:p>0.1412870653184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874886393662337">
                <text:p>-0.0874886393662337</text:p>
              </table:table-cell>
              <table:table-cell office:value-type="float" office:value="-0.538472988976091">
                <text:p>-0.5384729889760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19487356124907">
                <text:p>-0.219487356124907</text:p>
              </table:table-cell>
              <table:table-cell office:value-type="float" office:value="-0.871985100414593">
                <text:p>-0.871985100414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3279976634255">
                <text:p>0.223279976634255</text:p>
              </table:table-cell>
              <table:table-cell office:value-type="float" office:value="-0.751065036300423">
                <text:p>-0.751065036300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779238266922143">
                <text:p>-0.779238266922143</text:p>
              </table:table-cell>
              <table:table-cell office:value-type="float" office:value="0.244561706819159">
                <text:p>0.244561706819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13405619333389">
                <text:p>-0.913405619333389</text:p>
              </table:table-cell>
              <table:table-cell office:value-type="float" office:value="-0.153623991681599">
                <text:p>-0.1536239916815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98866970181044">
                <text:p>-0.298866970181044</text:p>
              </table:table-cell>
              <table:table-cell office:value-type="float" office:value="0.398326968680948">
                <text:p>0.3983269686809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33753632399396">
                <text:p>-0.233753632399396</text:p>
              </table:table-cell>
              <table:table-cell office:value-type="float" office:value="0.197760560628474">
                <text:p>0.197760560628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25933279408838">
                <text:p>-0.0925933279408838</text:p>
              </table:table-cell>
              <table:table-cell office:value-type="float" office:value="0.52762037747817">
                <text:p>0.527620377478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2442933265178">
                <text:p>-0.22442933265178</text:p>
              </table:table-cell>
              <table:table-cell office:value-type="float" office:value="-0.553186905113658">
                <text:p>-0.5531869051136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67704974302948E-016">
                <text:p>-1.67704974302948E-016</text:p>
              </table:table-cell>
              <table:table-cell office:value-type="float" office:value="-0.912943358687643">
                <text:p>-0.9129433586876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53499359353098">
                <text:p>0.753499359353098</text:p>
              </table:table-cell>
              <table:table-cell office:value-type="float" office:value="-0.3765672907182">
                <text:p>-0.37656729071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28533694374453">
                <text:p>-0.128533694374453</text:p>
              </table:table-cell>
              <table:table-cell office:value-type="float" office:value="0.0923797653768383">
                <text:p>0.09237976537683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66882819038876">
                <text:p>0.566882819038876</text:p>
              </table:table-cell>
              <table:table-cell office:value-type="float" office:value="0.375642447527948">
                <text:p>0.375642447527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03470957352111">
                <text:p>0.503470957352111</text:p>
              </table:table-cell>
              <table:table-cell office:value-type="float" office:value="-0.177969787050918">
                <text:p>-0.177969787050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0355226429574">
                <text:p>-0.120355226429574</text:p>
              </table:table-cell>
              <table:table-cell office:value-type="float" office:value="-0.431046963456954">
                <text:p>-0.4310469634569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84999928676588">
                <text:p>-0.184999928676588</text:p>
              </table:table-cell>
              <table:table-cell office:value-type="float" office:value="-0.903763359504803">
                <text:p>-0.9037633595048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22958419152453">
                <text:p>0.522958419152453</text:p>
              </table:table-cell>
              <table:table-cell office:value-type="float" office:value="-0.71597261592846">
                <text:p>-0.715972615928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439089157052695">
                <text:p>-0.0439089157052695</text:p>
              </table:table-cell>
              <table:table-cell office:value-type="float" office:value="0.190072162726325">
                <text:p>0.190072162726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93869431965494">
                <text:p>0.993869431965494</text:p>
              </table:table-cell>
              <table:table-cell office:value-type="float" office:value="0.0396600231840609">
                <text:p>0.03966002318406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26193724982402">
                <text:p>0.126193724982402</text:p>
              </table:table-cell>
              <table:table-cell office:value-type="float" office:value="0.361625692978169">
                <text:p>0.361625692978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16489617879829">
                <text:p>0.916489617879829</text:p>
              </table:table-cell>
              <table:table-cell office:value-type="float" office:value="-0.239680376047425">
                <text:p>-0.2396803760474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415796220643875">
                <text:p>-0.415796220643875</text:p>
              </table:table-cell>
              <table:table-cell office:value-type="float" office:value="0.49511946846647">
                <text:p>0.495119468466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24363053584957">
                <text:p>-0.824363053584957</text:p>
              </table:table-cell>
              <table:table-cell office:value-type="float" office:value="-0.295675238901924">
                <text:p>-0.2956752389019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67456760005987">
                <text:p>0.667456760005987</text:p>
              </table:table-cell>
              <table:table-cell office:value-type="float" office:value="0.706457041614924">
                <text:p>0.706457041614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574843030754981">
                <text:p>-0.574843030754981</text:p>
              </table:table-cell>
              <table:table-cell office:value-type="float" office:value="-0.374918378815547">
                <text:p>-0.374918378815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870789742310932">
                <text:p>-0.870789742310932</text:p>
              </table:table-cell>
              <table:table-cell office:value-type="float" office:value="-0.429149242504645">
                <text:p>-0.4291492425046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99867507028692">
                <text:p>-0.299867507028692</text:p>
              </table:table-cell>
              <table:table-cell office:value-type="float" office:value="-0.32768219482682">
                <text:p>-0.32768219482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37555564024864">
                <text:p>0.537555564024864</text:p>
              </table:table-cell>
              <table:table-cell office:value-type="float" office:value="0.0439041031500463">
                <text:p>0.04390410315004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5206020444141">
                <text:p>0.745206020444141</text:p>
              </table:table-cell>
              <table:table-cell office:value-type="float" office:value="0.0205816016913627">
                <text:p>0.02058160169136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94659245153283">
                <text:p>-0.394659245153283</text:p>
              </table:table-cell>
              <table:table-cell office:value-type="float" office:value="0.768215285415677">
                <text:p>0.7682152854156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1027776752532">
                <text:p>0.221027776752532</text:p>
              </table:table-cell>
              <table:table-cell office:value-type="float" office:value="-0.837290373269309">
                <text:p>-0.837290373269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13176088329168">
                <text:p>0.813176088329168</text:p>
              </table:table-cell>
              <table:table-cell office:value-type="float" office:value="0.269502074425547">
                <text:p>0.2695020744255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87797104317177">
                <text:p>0.887797104317177</text:p>
              </table:table-cell>
              <table:table-cell office:value-type="float" office:value="0.425325751542756">
                <text:p>0.425325751542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8846648194806">
                <text:p>0.198846648194806</text:p>
              </table:table-cell>
              <table:table-cell office:value-type="float" office:value="-0.302846684012416">
                <text:p>-0.3028466840124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2858664107172">
                <text:p>0.222858664107172</text:p>
              </table:table-cell>
              <table:table-cell office:value-type="float" office:value="0.779657459474106">
                <text:p>0.7796574594741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204683671834796">
                <text:p>-0.204683671834796</text:p>
              </table:table-cell>
              <table:table-cell office:value-type="float" office:value="0.946234883028112">
                <text:p>0.946234883028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51797011540474">
                <text:p>-0.851797011540474</text:p>
              </table:table-cell>
              <table:table-cell office:value-type="float" office:value="0.302017072478061">
                <text:p>0.3020170724780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86667367916354">
                <text:p>-0.386667367916354</text:p>
              </table:table-cell>
              <table:table-cell office:value-type="float" office:value="-0.309102732004085">
                <text:p>-0.3091027320040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21841339260006">
                <text:p>-0.621841339260006</text:p>
              </table:table-cell>
              <table:table-cell office:value-type="float" office:value="-0.781563449093672">
                <text:p>-0.781563449093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56107267538607">
                <text:p>-0.356107267538607</text:p>
              </table:table-cell>
              <table:table-cell office:value-type="float" office:value="0.539871780877124">
                <text:p>0.5398717808771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210023656994667">
                <text:p>-0.210023656994667</text:p>
              </table:table-cell>
              <table:table-cell office:value-type="float" office:value="0.305118165228795">
                <text:p>0.3051181652287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849634145750341">
                <text:p>-0.849634145750341</text:p>
              </table:table-cell>
              <table:table-cell office:value-type="float" office:value="0.395882422688655">
                <text:p>0.3958824226886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78745241321554">
                <text:p>0.878745241321554</text:p>
              </table:table-cell>
              <table:table-cell office:value-type="float" office:value="0.356509176659204">
                <text:p>0.3565091766592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1607104698058">
                <text:p>0.301607104698058</text:p>
              </table:table-cell>
              <table:table-cell office:value-type="float" office:value="-0.565832101330116">
                <text:p>-0.565832101330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97908957489339">
                <text:p>0.797908957489339</text:p>
              </table:table-cell>
              <table:table-cell office:value-type="float" office:value="-0.185616152597641">
                <text:p>-0.1856161525976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57815257841">
                <text:p>0.397157815257841</text:p>
              </table:table-cell>
              <table:table-cell office:value-type="float" office:value="0.485644803182061">
                <text:p>0.4856448031820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63349758918066">
                <text:p>0.463349758918066</text:p>
              </table:table-cell>
              <table:table-cell office:value-type="float" office:value="-0.813193435420239">
                <text:p>-0.813193435420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356367995113467">
                <text:p>-0.356367995113467</text:p>
              </table:table-cell>
              <table:table-cell office:value-type="float" office:value="0.85339761927841">
                <text:p>0.853397619278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869489468075506">
                <text:p>-0.869489468075506</text:p>
              </table:table-cell>
              <table:table-cell office:value-type="float" office:value="-0.000166722519455403">
                <text:p>-0.0001667225194554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16169877672205">
                <text:p>0.716169877672205</text:p>
              </table:table-cell>
              <table:table-cell office:value-type="float" office:value="-0.509950904563349">
                <text:p>-0.5099509045633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48948034175188">
                <text:p>-0.448948034175188</text:p>
              </table:table-cell>
              <table:table-cell office:value-type="float" office:value="-0.283329307687379">
                <text:p>-0.2833293076873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03377494549231">
                <text:p>0.703377494549231</text:p>
              </table:table-cell>
              <table:table-cell office:value-type="float" office:value="-0.117883734124015">
                <text:p>-0.1178837341240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0392315376662">
                <text:p>0.270392315376662</text:p>
              </table:table-cell>
              <table:table-cell office:value-type="float" office:value="-0.522131820868421">
                <text:p>-0.5221318208684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17156020248486">
                <text:p>0.517156020248486</text:p>
              </table:table-cell>
              <table:table-cell office:value-type="float" office:value="0.727468918699536">
                <text:p>0.7274689186995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291758646180582">
                <text:p>-0.291758646180582</text:p>
              </table:table-cell>
              <table:table-cell office:value-type="float" office:value="-0.899348824647311">
                <text:p>-0.8993488246473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34568892098961">
                <text:p>0.234568892098961</text:p>
              </table:table-cell>
              <table:table-cell office:value-type="float" office:value="-0.361619206465124">
                <text:p>-0.361619206465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25689203740795">
                <text:p>0.0425689203740795</text:p>
              </table:table-cell>
              <table:table-cell office:value-type="float" office:value="-0.391390682458155">
                <text:p>-0.391390682458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7225949733709">
                <text:p>0.27225949733709</text:p>
              </table:table-cell>
              <table:table-cell office:value-type="float" office:value="0.517929990533595">
                <text:p>0.517929990533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512285950293375">
                <text:p>-0.512285950293375</text:p>
              </table:table-cell>
              <table:table-cell office:value-type="float" office:value="0.597578830488195">
                <text:p>0.597578830488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40681032888435">
                <text:p>-0.140681032888435</text:p>
              </table:table-cell>
              <table:table-cell office:value-type="float" office:value="-0.31885546556856">
                <text:p>-0.31885546556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004480973374">
                <text:p>0.96004480973374</text:p>
              </table:table-cell>
              <table:table-cell office:value-type="float" office:value="0.0848999780450908">
                <text:p>0.08489997804509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74035481832096">
                <text:p>-0.174035481832096</text:p>
              </table:table-cell>
              <table:table-cell office:value-type="float" office:value="0.883788719475897">
                <text:p>0.883788719475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278918851741423">
                <text:p>-0.278918851741423</text:p>
              </table:table-cell>
              <table:table-cell office:value-type="float" office:value="0.499932541076915">
                <text:p>0.499932541076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676755643490093">
                <text:p>-0.676755643490093</text:p>
              </table:table-cell>
              <table:table-cell office:value-type="float" office:value="-0.0260959426551388">
                <text:p>-0.02609594265513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0521398915937">
                <text:p>-0.50521398915937</text:p>
              </table:table-cell>
              <table:table-cell office:value-type="float" office:value="-0.763054861489035">
                <text:p>-0.7630548614890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520279859754721">
                <text:p>-0.520279859754721</text:p>
              </table:table-cell>
              <table:table-cell office:value-type="float" office:value="-0.639194118746299">
                <text:p>-0.639194118746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555960711025288">
                <text:p>-0.0555960711025288</text:p>
              </table:table-cell>
              <table:table-cell office:value-type="float" office:value="0.896511465262276">
                <text:p>0.896511465262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85509875169207">
                <text:p>-0.385509875169207</text:p>
              </table:table-cell>
              <table:table-cell office:value-type="float" office:value="-0.844655363460164">
                <text:p>-0.8446553634601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568320457883208">
                <text:p>-0.568320457883208</text:p>
              </table:table-cell>
              <table:table-cell office:value-type="float" office:value="0.81990921141546">
                <text:p>0.819909211415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00004571380602">
                <text:p>-0.100004571380602</text:p>
              </table:table-cell>
              <table:table-cell office:value-type="float" office:value="-0.402184056609013">
                <text:p>-0.402184056609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395525975855143">
                <text:p>-0.395525975855143</text:p>
              </table:table-cell>
              <table:table-cell office:value-type="float" office:value="-0.830493883840039">
                <text:p>-0.8304938838400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37420705009417">
                <text:p>-0.137420705009417</text:p>
              </table:table-cell>
              <table:table-cell office:value-type="float" office:value="-0.487114052985504">
                <text:p>-0.4871140529855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8607113521729">
                <text:p>0.28607113521729</text:p>
              </table:table-cell>
              <table:table-cell office:value-type="float" office:value="0.154321615674024">
                <text:p>0.154321615674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883819674067657">
                <text:p>-0.0883819674067657</text:p>
              </table:table-cell>
              <table:table-cell office:value-type="float" office:value="0.240165256632926">
                <text:p>0.2401652566329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559029663120252">
                <text:p>-0.559029663120252</text:p>
              </table:table-cell>
              <table:table-cell office:value-type="float" office:value="-0.361556552200561">
                <text:p>-0.3615565522005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39088285323079">
                <text:p>-0.739088285323079</text:p>
              </table:table-cell>
              <table:table-cell office:value-type="float" office:value="-0.377370076273863">
                <text:p>-0.3773700762738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79285599356402">
                <text:p>-0.379285599356402</text:p>
              </table:table-cell>
              <table:table-cell office:value-type="float" office:value="-0.294712274508299">
                <text:p>-0.2947122745082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98798839953925">
                <text:p>-0.198798839953925</text:p>
              </table:table-cell>
              <table:table-cell office:value-type="float" office:value="0.757791892595173">
                <text:p>0.75779189259517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28604530757251">
                <text:p>-0.128604530757251</text:p>
              </table:table-cell>
              <table:table-cell office:value-type="float" office:value="-0.345169562697028">
                <text:p>-0.3451695626970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36533156326184">
                <text:p>0.136533156326184</text:p>
              </table:table-cell>
              <table:table-cell office:value-type="float" office:value="-0.54774377952183">
                <text:p>-0.54774377952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11057611050128">
                <text:p>-0.811057611050128</text:p>
              </table:table-cell>
              <table:table-cell office:value-type="float" office:value="0.166347201363319">
                <text:p>0.1663472013633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13412602319508">
                <text:p>0.613412602319508</text:p>
              </table:table-cell>
              <table:table-cell office:value-type="float" office:value="-0.470252154371045">
                <text:p>-0.4702521543710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7804990429208">
                <text:p>0.107804990429208</text:p>
              </table:table-cell>
              <table:table-cell office:value-type="float" office:value="0.668372343756033">
                <text:p>0.6683723437560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22974881259027">
                <text:p>0.722974881259027</text:p>
              </table:table-cell>
              <table:table-cell office:value-type="float" office:value="-0.0856540597023623">
                <text:p>-0.08565405970236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29044765213508">
                <text:p>-0.129044765213508</text:p>
              </table:table-cell>
              <table:table-cell office:value-type="float" office:value="-0.202321819122075">
                <text:p>-0.202321819122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81779548266135">
                <text:p>-0.381779548266135</text:p>
              </table:table-cell>
              <table:table-cell office:value-type="float" office:value="-0.595543132459317">
                <text:p>-0.5955431324593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74291488263123">
                <text:p>-0.674291488263123</text:p>
              </table:table-cell>
              <table:table-cell office:value-type="float" office:value="0.265763167353053">
                <text:p>0.2657631673530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9091293261803">
                <text:p>0.19091293261803</text:p>
              </table:table-cell>
              <table:table-cell office:value-type="float" office:value="0.365048632530391">
                <text:p>0.365048632530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9929361347596">
                <text:p>0.499929361347596</text:p>
              </table:table-cell>
              <table:table-cell office:value-type="float" office:value="-0.319134386598279">
                <text:p>-0.3191343865982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99447072896445">
                <text:p>0.899447072896445</text:p>
              </table:table-cell>
              <table:table-cell office:value-type="float" office:value="-0.0429768989024025">
                <text:p>-0.04297689890240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222752618498457">
                <text:p>-0.222752618498457</text:p>
              </table:table-cell>
              <table:table-cell office:value-type="float" office:value="-0.828992276671023">
                <text:p>-0.8289922766710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549386107764617">
                <text:p>-0.549386107764617</text:p>
              </table:table-cell>
              <table:table-cell office:value-type="float" office:value="-0.780386148848117">
                <text:p>-0.780386148848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25578577302672">
                <text:p>-0.425578577302672</text:p>
              </table:table-cell>
              <table:table-cell office:value-type="float" office:value="-0.279898774130549">
                <text:p>-0.2798987741305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63396030101366">
                <text:p>-0.463396030101366</text:p>
              </table:table-cell>
              <table:table-cell office:value-type="float" office:value="0.481516726155535">
                <text:p>0.4815167261555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87325797574308">
                <text:p>0.0887325797574308</text:p>
              </table:table-cell>
              <table:table-cell office:value-type="float" office:value="0.777000201089238">
                <text:p>0.7770002010892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51091991616503">
                <text:p>-0.851091991616503</text:p>
              </table:table-cell>
              <table:table-cell office:value-type="float" office:value="0.129585200350981">
                <text:p>0.1295852003509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697770924544722">
                <text:p>-0.0697770924544722</text:p>
              </table:table-cell>
              <table:table-cell office:value-type="float" office:value="0.740467945600854">
                <text:p>0.7404679456008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8150156573896">
                <text:p>0.308150156573896</text:p>
              </table:table-cell>
              <table:table-cell office:value-type="float" office:value="0.459460849277834">
                <text:p>0.4594608492778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690899168125258">
                <text:p>-0.690899168125258</text:p>
              </table:table-cell>
              <table:table-cell office:value-type="float" office:value="0.515905122423882">
                <text:p>0.5159051224238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612666185770616">
                <text:p>-0.612666185770616</text:p>
              </table:table-cell>
              <table:table-cell office:value-type="float" office:value="-0.448222681875494">
                <text:p>-0.4482226818754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50737960101279">
                <text:p>0.350737960101279</text:p>
              </table:table-cell>
              <table:table-cell office:value-type="float" office:value="-0.695136369928318">
                <text:p>-0.6951363699283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59305364071975">
                <text:p>0.959305364071975</text:p>
              </table:table-cell>
              <table:table-cell office:value-type="float" office:value="0.154353540088121">
                <text:p>0.1543535400881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66695238071306">
                <text:p>-0.0066695238071306</text:p>
              </table:table-cell>
              <table:table-cell office:value-type="float" office:value="-0.940060669517697">
                <text:p>-0.9400606695176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57854915893242">
                <text:p>-0.657854915893242</text:p>
              </table:table-cell>
              <table:table-cell office:value-type="float" office:value="-0.751786028003129">
                <text:p>-0.751786028003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539948528858232">
                <text:p>-0.0539948528858232</text:p>
              </table:table-cell>
              <table:table-cell office:value-type="float" office:value="0.184998509291192">
                <text:p>0.1849985092911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80103035682178">
                <text:p>0.580103035682178</text:p>
              </table:table-cell>
              <table:table-cell office:value-type="float" office:value="0.190160805779797">
                <text:p>0.1901608057797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33632514582891">
                <text:p>-0.33632514582891</text:p>
              </table:table-cell>
              <table:table-cell office:value-type="float" office:value="-0.18704866458702">
                <text:p>-0.187048664587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590158507466962">
                <text:p>0.0590158507466962</text:p>
              </table:table-cell>
              <table:table-cell office:value-type="float" office:value="0.337427351071706">
                <text:p>0.3374273510717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505267126428906">
                <text:p>0.0505267126428906</text:p>
              </table:table-cell>
              <table:table-cell office:value-type="float" office:value="0.690386893725723">
                <text:p>0.690386893725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732693055527328">
                <text:p>-0.732693055527328</text:p>
              </table:table-cell>
              <table:table-cell office:value-type="float" office:value="0.670757972353499">
                <text:p>0.6707579723534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97360664056582">
                <text:p>0.297360664056582</text:p>
              </table:table-cell>
              <table:table-cell office:value-type="float" office:value="0.509987625006067">
                <text:p>0.509987625006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8990493451872">
                <text:p>0.728990493451872</text:p>
              </table:table-cell>
              <table:table-cell office:value-type="float" office:value="0.178596850661404">
                <text:p>0.1785968506614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8470172462288">
                <text:p>0.158470172462288</text:p>
              </table:table-cell>
              <table:table-cell office:value-type="float" office:value="-0.670718115438425">
                <text:p>-0.6707181154384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713383757655907">
                <text:p>-0.713383757655907</text:p>
              </table:table-cell>
              <table:table-cell office:value-type="float" office:value="-0.3255960895519">
                <text:p>-0.32559608955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4158738170768">
                <text:p>-0.54158738170768</text:p>
              </table:table-cell>
              <table:table-cell office:value-type="float" office:value="-0.396540831961249">
                <text:p>-0.396540831961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687012406109573">
                <text:p>-0.687012406109573</text:p>
              </table:table-cell>
              <table:table-cell office:value-type="float" office:value="0.351777765684046">
                <text:p>0.3517777656840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241812192387921">
                <text:p>-0.241812192387921</text:p>
              </table:table-cell>
              <table:table-cell office:value-type="float" office:value="0.661390586676131">
                <text:p>0.6613905866761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833513479210447">
                <text:p>-0.833513479210447</text:p>
              </table:table-cell>
              <table:table-cell office:value-type="float" office:value="0.0244601216804087">
                <text:p>0.02446012168040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671239613776292">
                <text:p>-0.0671239613776292</text:p>
              </table:table-cell>
              <table:table-cell office:value-type="float" office:value="0.388170398890229">
                <text:p>0.3881703988902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367447304090417">
                <text:p>-0.367447304090417</text:p>
              </table:table-cell>
              <table:table-cell office:value-type="float" office:value="-0.456772291171772">
                <text:p>-0.4567722911717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30131467093961">
                <text:p>-0.130131467093961</text:p>
              </table:table-cell>
              <table:table-cell office:value-type="float" office:value="-0.264306249376501">
                <text:p>-0.2643062493765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29097549323711">
                <text:p>0.729097549323711</text:p>
              </table:table-cell>
              <table:table-cell office:value-type="float" office:value="-0.211737524296376">
                <text:p>-0.211737524296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73829683467492">
                <text:p>0.773829683467492</text:p>
              </table:table-cell>
              <table:table-cell office:value-type="float" office:value="-0.0841642268327345">
                <text:p>-0.08416422683273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78130667107242">
                <text:p>-0.00378130667107242</text:p>
              </table:table-cell>
              <table:table-cell office:value-type="float" office:value="-0.410826516098017">
                <text:p>-0.410826516098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89859560144473">
                <text:p>0.089859560144473</text:p>
              </table:table-cell>
              <table:table-cell office:value-type="float" office:value="0.356707444353061">
                <text:p>0.3567074443530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93681434080647">
                <text:p>0.493681434080647</text:p>
              </table:table-cell>
              <table:table-cell office:value-type="float" office:value="-0.835969233652068">
                <text:p>-0.8359692336520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340903339956114">
                <text:p>-0.340903339956114</text:p>
              </table:table-cell>
              <table:table-cell office:value-type="float" office:value="-0.32319888649041">
                <text:p>-0.323198886490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12684114711571">
                <text:p>0.312684114711571</text:p>
              </table:table-cell>
              <table:table-cell office:value-type="float" office:value="0.236205625530048">
                <text:p>0.2362056255300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24309350772877">
                <text:p>0.224309350772877</text:p>
              </table:table-cell>
              <table:table-cell office:value-type="float" office:value="0.465000905912667">
                <text:p>0.465000905912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55233809643462">
                <text:p>0.555233809643462</text:p>
              </table:table-cell>
              <table:table-cell office:value-type="float" office:value="-0.238513640013644">
                <text:p>-0.2385136400136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750306089925817">
                <text:p>-0.750306089925817</text:p>
              </table:table-cell>
              <table:table-cell office:value-type="float" office:value="-0.293564602289013">
                <text:p>-0.2935646022890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844927078781884">
                <text:p>-0.844927078781884</text:p>
              </table:table-cell>
              <table:table-cell office:value-type="float" office:value="0.0264166787486943">
                <text:p>0.02641667874869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94868803066355">
                <text:p>0.594868803066355</text:p>
              </table:table-cell>
              <table:table-cell office:value-type="float" office:value="-0.0934931570739412">
                <text:p>-0.09349315707394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838977910890575">
                <text:p>-0.838977910890575</text:p>
              </table:table-cell>
              <table:table-cell office:value-type="float" office:value="0.523645341757125">
                <text:p>0.523645341757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734802184298796">
                <text:p>-0.734802184298796</text:p>
              </table:table-cell>
              <table:table-cell office:value-type="float" office:value="-0.560854649129093">
                <text:p>-0.5608546491290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8886380183385">
                <text:p>0.468886380183385</text:p>
              </table:table-cell>
              <table:table-cell office:value-type="float" office:value="-0.347889221067241">
                <text:p>-0.3478892210672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3955537324095">
                <text:p>0.373955537324095</text:p>
              </table:table-cell>
              <table:table-cell office:value-type="float" office:value="-0.25920745765631">
                <text:p>-0.259207457656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75224391422138">
                <text:p>0.275224391422138</text:p>
              </table:table-cell>
              <table:table-cell office:value-type="float" office:value="-0.450520338477564">
                <text:p>-0.4505203384775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470087997122528">
                <text:p>-0.470087997122528</text:p>
              </table:table-cell>
              <table:table-cell office:value-type="float" office:value="-0.315408247913644">
                <text:p>-0.3154082479136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97269683222031">
                <text:p>0.397269683222031</text:p>
              </table:table-cell>
              <table:table-cell office:value-type="float" office:value="-0.546971234357477">
                <text:p>-0.5469712343574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3562047600319">
                <text:p>-0.43562047600319</text:p>
              </table:table-cell>
              <table:table-cell office:value-type="float" office:value="-0.254222996868407">
                <text:p>-0.2542229968684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87845304175972">
                <text:p>0.187845304175972</text:p>
              </table:table-cell>
              <table:table-cell office:value-type="float" office:value="-0.135062851037161">
                <text:p>-0.1350628510371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30518368011821">
                <text:p>-0.430518368011821</text:p>
              </table:table-cell>
              <table:table-cell office:value-type="float" office:value="-0.445298112969068">
                <text:p>-0.4452981129690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61443851099044">
                <text:p>-0.61443851099044</text:p>
              </table:table-cell>
              <table:table-cell office:value-type="float" office:value="0.184459683415105">
                <text:p>0.1844596834151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23196275829569">
                <text:p>0.723196275829569</text:p>
              </table:table-cell>
              <table:table-cell office:value-type="float" office:value="-0.0427604398947365">
                <text:p>-0.04276043989473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34678215568003">
                <text:p>-0.134678215568003</text:p>
              </table:table-cell>
              <table:table-cell office:value-type="float" office:value="-0.641021379605075">
                <text:p>-0.6410213796050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93536421078939">
                <text:p>0.693536421078939</text:p>
              </table:table-cell>
              <table:table-cell office:value-type="float" office:value="-0.457275876006642">
                <text:p>-0.4572758760066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67161288775124">
                <text:p>0.767161288775124</text:p>
              </table:table-cell>
              <table:table-cell office:value-type="float" office:value="0.043441236046712">
                <text:p>0.0434412360467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07911723769117">
                <text:p>0.607911723769117</text:p>
              </table:table-cell>
              <table:table-cell office:value-type="float" office:value="0.503993065361207">
                <text:p>0.5039930653612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89446787370145">
                <text:p>0.0289446787370145</text:p>
              </table:table-cell>
              <table:table-cell office:value-type="float" office:value="-0.215909794954249">
                <text:p>-0.2159097949542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02950471891865">
                <text:p>0.202950471891865</text:p>
              </table:table-cell>
              <table:table-cell office:value-type="float" office:value="0.85824361462968">
                <text:p>0.85824361462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804007274022845">
                <text:p>-0.0804007274022845</text:p>
              </table:table-cell>
              <table:table-cell office:value-type="float" office:value="0.805240605047683">
                <text:p>0.80524060504768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7886502703026">
                <text:p>0.127886502703026</text:p>
              </table:table-cell>
              <table:table-cell office:value-type="float" office:value="0.932229336894637">
                <text:p>0.9322293368946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60343320892905">
                <text:p>-0.60343320892905</text:p>
              </table:table-cell>
              <table:table-cell office:value-type="float" office:value="0.0584984897163137">
                <text:p>0.05849848971631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85026609282684">
                <text:p>0.885026609282684</text:p>
              </table:table-cell>
              <table:table-cell office:value-type="float" office:value="0.00475169401056818">
                <text:p>0.004751694010568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07762407458922">
                <text:p>-0.307762407458922</text:p>
              </table:table-cell>
              <table:table-cell office:value-type="float" office:value="0.900206994299832">
                <text:p>0.9002069942998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6454488985904">
                <text:p>0.426454488985904</text:p>
              </table:table-cell>
              <table:table-cell office:value-type="float" office:value="-0.680062286378992">
                <text:p>-0.6800622863789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49792658531618">
                <text:p>-0.249792658531618</text:p>
              </table:table-cell>
              <table:table-cell office:value-type="float" office:value="0.167322126898855">
                <text:p>0.1673221268988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71342690266662">
                <text:p>0.371342690266662</text:p>
              </table:table-cell>
              <table:table-cell office:value-type="float" office:value="0.369071122013451">
                <text:p>0.369071122013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61208311850188">
                <text:p>0.861208311850188</text:p>
              </table:table-cell>
              <table:table-cell office:value-type="float" office:value="0.162908679145018">
                <text:p>0.1629086791450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34563649530008">
                <text:p>0.334563649530008</text:p>
              </table:table-cell>
              <table:table-cell office:value-type="float" office:value="0.718392931930386">
                <text:p>0.7183929319303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29233078353031">
                <text:p>0.829233078353031</text:p>
              </table:table-cell>
              <table:table-cell office:value-type="float" office:value="0.149953416619233">
                <text:p>0.1499534166192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83772647192825">
                <text:p>0.183772647192825</text:p>
              </table:table-cell>
              <table:table-cell office:value-type="float" office:value="0.414369964716757">
                <text:p>0.4143699647167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274613331769519">
                <text:p>-0.274613331769519</text:p>
              </table:table-cell>
              <table:table-cell office:value-type="float" office:value="0.580045474415105">
                <text:p>0.5800454744151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544705301080915">
                <text:p>-0.544705301080915</text:p>
              </table:table-cell>
              <table:table-cell office:value-type="float" office:value="0.424924157081266">
                <text:p>0.4249241570812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547370339496615">
                <text:p>0.0547370339496615</text:p>
              </table:table-cell>
              <table:table-cell office:value-type="float" office:value="0.432195182150112">
                <text:p>0.432195182150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493945216307516">
                <text:p>-0.0493945216307516</text:p>
              </table:table-cell>
              <table:table-cell office:value-type="float" office:value="0.00125995351867231">
                <text:p>0.001259953518672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534740582131071">
                <text:p>0.0534740582131071</text:p>
              </table:table-cell>
              <table:table-cell office:value-type="float" office:value="-0.69235018383138">
                <text:p>-0.692350183831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37210561389825">
                <text:p>-0.237210561389825</text:p>
              </table:table-cell>
              <table:table-cell office:value-type="float" office:value="0.578314535784376">
                <text:p>0.578314535784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70428567874482">
                <text:p>-0.470428567874482</text:p>
              </table:table-cell>
              <table:table-cell office:value-type="float" office:value="0.73537876190781">
                <text:p>0.735378761907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293472877385831">
                <text:p>-0.293472877385831</text:p>
              </table:table-cell>
              <table:table-cell office:value-type="float" office:value="-0.825186643378791">
                <text:p>-0.8251866433787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5597092312223">
                <text:p>0.95597092312223</text:p>
              </table:table-cell>
              <table:table-cell office:value-type="float" office:value="0.231292678503249">
                <text:p>0.2312926785032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16014052413753">
                <text:p>0.616014052413753</text:p>
              </table:table-cell>
              <table:table-cell office:value-type="float" office:value="-0.71746272477916">
                <text:p>-0.717462724779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63032289140143">
                <text:p>0.463032289140143</text:p>
              </table:table-cell>
              <table:table-cell office:value-type="float" office:value="-0.800458715896244">
                <text:p>-0.800458715896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50454820776385">
                <text:p>0.750454820776385</text:p>
              </table:table-cell>
              <table:table-cell office:value-type="float" office:value="-0.216692181277058">
                <text:p>-0.2166921812770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6942338723765">
                <text:p>0.386942338723765</text:p>
              </table:table-cell>
              <table:table-cell office:value-type="float" office:value="-0.189590537251949">
                <text:p>-0.1895905372519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53657711248354">
                <text:p>0.653657711248354</text:p>
              </table:table-cell>
              <table:table-cell office:value-type="float" office:value="0.555162345028968">
                <text:p>0.5551623450289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3862018652044">
                <text:p>-0.23862018652044</text:p>
              </table:table-cell>
              <table:table-cell office:value-type="float" office:value="-0.293733553966134">
                <text:p>-0.2937335539661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5815335183575">
                <text:p>0.165815335183575</text:p>
              </table:table-cell>
              <table:table-cell office:value-type="float" office:value="-0.28475747152043">
                <text:p>-0.284757471520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879791291199359">
                <text:p>0.879791291199359</text:p>
              </table:table-cell>
              <table:table-cell office:value-type="float" office:value="-0.353402129563143">
                <text:p>-0.3534021295631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28536853952501">
                <text:p>0.828536853952501</text:p>
              </table:table-cell>
              <table:table-cell office:value-type="float" office:value="-0.465799382196876">
                <text:p>-0.4657993821968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93372560450646">
                <text:p>0.693372560450646</text:p>
              </table:table-cell>
              <table:table-cell office:value-type="float" office:value="0.491916959606487">
                <text:p>0.4919169596064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0234789058345694">
                <text:p>-0.00234789058345694</text:p>
              </table:table-cell>
              <table:table-cell office:value-type="float" office:value="-0.941897553389796">
                <text:p>-0.9418975533897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686804550180253">
                <text:p>-0.686804550180253</text:p>
              </table:table-cell>
              <table:table-cell office:value-type="float" office:value="-0.2809415810468">
                <text:p>-0.28094158104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8775408327238">
                <text:p>0.158775408327238</text:p>
              </table:table-cell>
              <table:table-cell office:value-type="float" office:value="0.864754660939604">
                <text:p>0.864754660939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642158634636179">
                <text:p>-0.642158634636179</text:p>
              </table:table-cell>
              <table:table-cell office:value-type="float" office:value="-0.0203236237159582">
                <text:p>-0.02032362371595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05196878510616">
                <text:p>0.505196878510616</text:p>
              </table:table-cell>
              <table:table-cell office:value-type="float" office:value="0.265442475299507">
                <text:p>0.2654424752995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9683338477555">
                <text:p>0.489683338477555</text:p>
              </table:table-cell>
              <table:table-cell office:value-type="float" office:value="0.624256607495548">
                <text:p>0.6242566074955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0261220359113">
                <text:p>0.580261220359113</text:p>
              </table:table-cell>
              <table:table-cell office:value-type="float" office:value="-0.194287415292661">
                <text:p>-0.1942874152926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85578152053874">
                <text:p>-0.185578152053874</text:p>
              </table:table-cell>
              <table:table-cell office:value-type="float" office:value="0.382832215650204">
                <text:p>0.382832215650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28482008215575">
                <text:p>0.428482008215575</text:p>
              </table:table-cell>
              <table:table-cell office:value-type="float" office:value="-0.45543923541036">
                <text:p>-0.455439235410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31933334478554">
                <text:p>-0.31933334478554</text:p>
              </table:table-cell>
              <table:table-cell office:value-type="float" office:value="0.235318608955134">
                <text:p>0.2353186089551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835824656965506">
                <text:p>-0.835824656965506</text:p>
              </table:table-cell>
              <table:table-cell office:value-type="float" office:value="-0.298882071088028">
                <text:p>-0.298882071088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29055988498">
                <text:p>0.829055988498</text:p>
              </table:table-cell>
              <table:table-cell office:value-type="float" office:value="-0.0842238574869372">
                <text:p>-0.08422385748693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9143144602288">
                <text:p>0.19143144602288</text:p>
              </table:table-cell>
              <table:table-cell office:value-type="float" office:value="0.746598404267541">
                <text:p>0.7465984042675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539363343055294">
                <text:p>-0.539363343055294</text:p>
              </table:table-cell>
              <table:table-cell office:value-type="float" office:value="-0.109007313169653">
                <text:p>-0.1090073131696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4786436335598">
                <text:p>0.354786436335598</text:p>
              </table:table-cell>
              <table:table-cell office:value-type="float" office:value="0.732968648490788">
                <text:p>0.732968648490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550406202204595">
                <text:p>-0.550406202204595</text:p>
              </table:table-cell>
              <table:table-cell office:value-type="float" office:value="0.83200434808417">
                <text:p>0.832004348084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8135869697451">
                <text:p>0.118135869697451</text:p>
              </table:table-cell>
              <table:table-cell office:value-type="float" office:value="0.240523964749777">
                <text:p>0.2405239647497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45114526208121">
                <text:p>0.345114526208121</text:p>
              </table:table-cell>
              <table:table-cell office:value-type="float" office:value="-0.0113199617719919">
                <text:p>-0.01131996177199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837478022556198">
                <text:p>-0.837478022556198</text:p>
              </table:table-cell>
              <table:table-cell office:value-type="float" office:value="0.402799584278256">
                <text:p>0.4027995842782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548497477910295">
                <text:p>-0.0548497477910295</text:p>
              </table:table-cell>
              <table:table-cell office:value-type="float" office:value="-0.546160740071442">
                <text:p>-0.5461607400714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847548805745629">
                <text:p>-0.847548805745629</text:p>
              </table:table-cell>
              <table:table-cell office:value-type="float" office:value="0.275852525145516">
                <text:p>0.2758525251455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5253775211651">
                <text:p>0.425253775211651</text:p>
              </table:table-cell>
              <table:table-cell office:value-type="float" office:value="-0.476857283939716">
                <text:p>-0.4768572839397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7446604647466">
                <text:p>0.137446604647466</text:p>
              </table:table-cell>
              <table:table-cell office:value-type="float" office:value="-0.466595342962195">
                <text:p>-0.466595342962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484332736201368">
                <text:p>-0.484332736201368</text:p>
              </table:table-cell>
              <table:table-cell office:value-type="float" office:value="-0.835432484052015">
                <text:p>-0.8354324840520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934896747436849">
                <text:p>-0.934896747436849</text:p>
              </table:table-cell>
              <table:table-cell office:value-type="float" office:value="-0.152265782456205">
                <text:p>-0.152265782456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05334357209823">
                <text:p>0.505334357209823</text:p>
              </table:table-cell>
              <table:table-cell office:value-type="float" office:value="-0.672698245583289">
                <text:p>-0.6726982455832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85131236443398">
                <text:p>-0.285131236443398</text:p>
              </table:table-cell>
              <table:table-cell office:value-type="float" office:value="-0.652682065921942">
                <text:p>-0.6526820659219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82688372538931">
                <text:p>0.382688372538931</text:p>
              </table:table-cell>
              <table:table-cell office:value-type="float" office:value="0.463219773695224">
                <text:p>0.4632197736952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35689168704482">
                <text:p>-0.335689168704482</text:p>
              </table:table-cell>
              <table:table-cell office:value-type="float" office:value="-0.158139478039148">
                <text:p>-0.1581394780391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59176015731967">
                <text:p>0.559176015731967</text:p>
              </table:table-cell>
              <table:table-cell office:value-type="float" office:value="-0.305396476156608">
                <text:p>-0.3053964761566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8444900171738">
                <text:p>0.48444900171738</text:p>
              </table:table-cell>
              <table:table-cell office:value-type="float" office:value="0.252529362248301">
                <text:p>0.2525293622483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30284967824822">
                <text:p>-0.530284967824822</text:p>
              </table:table-cell>
              <table:table-cell office:value-type="float" office:value="-0.325630775153628">
                <text:p>-0.3256307751536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2917213090112">
                <text:p>0.52917213090112</text:p>
              </table:table-cell>
              <table:table-cell office:value-type="float" office:value="-0.444393295178317">
                <text:p>-0.4443932951783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944902186588049">
                <text:p>-0.944902186588049</text:p>
              </table:table-cell>
              <table:table-cell office:value-type="float" office:value="-0.292181975829915">
                <text:p>-0.2921819758299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04585179054987">
                <text:p>0.204585179054987</text:p>
              </table:table-cell>
              <table:table-cell office:value-type="float" office:value="-0.482876090289775">
                <text:p>-0.4828760902897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617317477091283">
                <text:p>-0.617317477091283</text:p>
              </table:table-cell>
              <table:table-cell office:value-type="float" office:value="0.243991650362063">
                <text:p>0.24399165036206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77194606826952">
                <text:p>0.877194606826952</text:p>
              </table:table-cell>
              <table:table-cell office:value-type="float" office:value="0.142349950728687">
                <text:p>0.1423499507286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471444670518168">
                <text:p>-0.471444670518168</text:p>
              </table:table-cell>
              <table:table-cell office:value-type="float" office:value="-0.359840976139136">
                <text:p>-0.3598409761391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641878519360499">
                <text:p>-0.641878519360499</text:p>
              </table:table-cell>
              <table:table-cell office:value-type="float" office:value="-0.0391875944075304">
                <text:p>-0.03918759440753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308426010877609">
                <text:p>-0.0308426010877609</text:p>
              </table:table-cell>
              <table:table-cell office:value-type="float" office:value="0.0671668105727542">
                <text:p>0.06716681057275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827101555929581">
                <text:p>-0.827101555929581</text:p>
              </table:table-cell>
              <table:table-cell office:value-type="float" office:value="0.0803416080954701">
                <text:p>0.08034160809547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78166034282127">
                <text:p>0.378166034282127</text:p>
              </table:table-cell>
              <table:table-cell office:value-type="float" office:value="-0.500209400807256">
                <text:p>-0.5002094008072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44671178943981">
                <text:p>0.544671178943981</text:p>
              </table:table-cell>
              <table:table-cell office:value-type="float" office:value="0.316325500794314">
                <text:p>0.3163255007943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44656173441708">
                <text:p>0.244656173441708</text:p>
              </table:table-cell>
              <table:table-cell office:value-type="float" office:value="-0.334280867824851">
                <text:p>-0.3342808678248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21203307580977">
                <text:p>0.621203307580977</text:p>
              </table:table-cell>
              <table:table-cell office:value-type="float" office:value="0.332652918704058">
                <text:p>0.3326529187040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24030516325546">
                <text:p>0.624030516325546</text:p>
              </table:table-cell>
              <table:table-cell office:value-type="float" office:value="0.364337311310854">
                <text:p>0.3643373113108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2168991158395">
                <text:p>0.32168991158395</text:p>
              </table:table-cell>
              <table:table-cell office:value-type="float" office:value="-0.171788259941884">
                <text:p>-0.1717882599418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2538779414835">
                <text:p>0.42538779414835</text:p>
              </table:table-cell>
              <table:table-cell office:value-type="float" office:value="0.35960734334337">
                <text:p>0.359607343343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47839064751777">
                <text:p>0.447839064751777</text:p>
              </table:table-cell>
              <table:table-cell office:value-type="float" office:value="-0.325794156237499">
                <text:p>-0.3257941562374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38334961357089">
                <text:p>0.438334961357089</text:p>
              </table:table-cell>
              <table:table-cell office:value-type="float" office:value="-0.50697157365658">
                <text:p>-0.506971573656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333046465008115">
                <text:p>-0.333046465008115</text:p>
              </table:table-cell>
              <table:table-cell office:value-type="float" office:value="-0.538648367550064">
                <text:p>-0.5386483675500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335294283844114">
                <text:p>-0.335294283844114</text:p>
              </table:table-cell>
              <table:table-cell office:value-type="float" office:value="-0.873204552488756">
                <text:p>-0.8732045524887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02882509869671">
                <text:p>0.402882509869671</text:p>
              </table:table-cell>
              <table:table-cell office:value-type="float" office:value="-0.2167377078922">
                <text:p>-0.21673770789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70477096964789">
                <text:p>0.170477096964789</text:p>
              </table:table-cell>
              <table:table-cell office:value-type="float" office:value="-0.101514704312765">
                <text:p>-0.1015147043127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628427165947496">
                <text:p>-0.628427165947496</text:p>
              </table:table-cell>
              <table:table-cell office:value-type="float" office:value="-0.473776384726168">
                <text:p>-0.4737763847261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430918568642462">
                <text:p>-0.430918568642462</text:p>
              </table:table-cell>
              <table:table-cell office:value-type="float" office:value="0.375621370214252">
                <text:p>0.3756213702142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66693412881724">
                <text:p>0.166693412881724</text:p>
              </table:table-cell>
              <table:table-cell office:value-type="float" office:value="0.765634678158401">
                <text:p>0.7656346781584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6440948484668">
                <text:p>0.396440948484668</text:p>
              </table:table-cell>
              <table:table-cell office:value-type="float" office:value="0.378604234209618">
                <text:p>0.3786042342096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484905520527158">
                <text:p>-0.0484905520527158</text:p>
              </table:table-cell>
              <table:table-cell office:value-type="float" office:value="-0.85924983995074">
                <text:p>-0.859249839950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429994231236184">
                <text:p>-0.429994231236184</text:p>
              </table:table-cell>
              <table:table-cell office:value-type="float" office:value="-0.0323815475113268">
                <text:p>-0.03238154751132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86102404967056">
                <text:p>0.286102404967056</text:p>
              </table:table-cell>
              <table:table-cell office:value-type="float" office:value="-0.791934534194709">
                <text:p>-0.7919345341947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8587334574283">
                <text:p>0.38587334574283</text:p>
              </table:table-cell>
              <table:table-cell office:value-type="float" office:value="0.589414229631513">
                <text:p>0.5894142296315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47114412148792">
                <text:p>-0.47114412148792</text:p>
              </table:table-cell>
              <table:table-cell office:value-type="float" office:value="0.222503015232101">
                <text:p>0.222503015232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69443577163493">
                <text:p>0.269443577163493</text:p>
              </table:table-cell>
              <table:table-cell office:value-type="float" office:value="-0.366524018300255">
                <text:p>-0.3665240183002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39344603301145">
                <text:p>0.139344603301145</text:p>
              </table:table-cell>
              <table:table-cell office:value-type="float" office:value="0.153565455454576">
                <text:p>0.1535654554545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345977083435718">
                <text:p>-0.0345977083435718</text:p>
              </table:table-cell>
              <table:table-cell office:value-type="float" office:value="-0.61940308064438">
                <text:p>-0.619403080644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330208140901576">
                <text:p>-0.330208140901576</text:p>
              </table:table-cell>
              <table:table-cell office:value-type="float" office:value="-0.554771723967232">
                <text:p>-0.5547717239672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86785704533827">
                <text:p>0.186785704533827</text:p>
              </table:table-cell>
              <table:table-cell office:value-type="float" office:value="0.802936515452764">
                <text:p>0.8029365154527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55201047692841">
                <text:p>0.255201047692841</text:p>
              </table:table-cell>
              <table:table-cell office:value-type="float" office:value="0.408530992387176">
                <text:p>0.408530992387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760740684267467">
                <text:p>-0.760740684267467</text:p>
              </table:table-cell>
              <table:table-cell office:value-type="float" office:value="-0.054209319888433">
                <text:p>-0.0542093198884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9063898025223">
                <text:p>0.59063898025223</text:p>
              </table:table-cell>
              <table:table-cell office:value-type="float" office:value="-0.0251574977711618">
                <text:p>-0.02515749777116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622455044014504">
                <text:p>-0.622455044014504</text:p>
              </table:table-cell>
              <table:table-cell office:value-type="float" office:value="-0.683605561624557">
                <text:p>-0.6836055616245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36647561132417">
                <text:p>0.736647561132417</text:p>
              </table:table-cell>
              <table:table-cell office:value-type="float" office:value="0.499189313073745">
                <text:p>0.4991893130737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214202043605074">
                <text:p>-0.214202043605074</text:p>
              </table:table-cell>
              <table:table-cell office:value-type="float" office:value="-0.0473677656063183">
                <text:p>-0.04736776560631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37901104165358">
                <text:p>0.737901104165358</text:p>
              </table:table-cell>
              <table:table-cell office:value-type="float" office:value="0.24549705940127">
                <text:p>0.245497059401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1033637165505">
                <text:p>0.31033637165505</text:p>
              </table:table-cell>
              <table:table-cell office:value-type="float" office:value="0.631537046819982">
                <text:p>0.6315370468199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430952095400599">
                <text:p>-0.0430952095400599</text:p>
              </table:table-cell>
              <table:table-cell office:value-type="float" office:value="-0.304594505335082">
                <text:p>-0.3045945053350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765350966744431">
                <text:p>-0.765350966744431</text:p>
              </table:table-cell>
              <table:table-cell office:value-type="float" office:value="0.344891014330419">
                <text:p>0.3448910143304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38697639483383">
                <text:p>-0.138697639483383</text:p>
              </table:table-cell>
              <table:table-cell office:value-type="float" office:value="-0.761981942323266">
                <text:p>-0.7619819423232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593126733237533">
                <text:p>-0.593126733237533</text:p>
              </table:table-cell>
              <table:table-cell office:value-type="float" office:value="0.446450021478718">
                <text:p>0.4464500214787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579538663514769">
                <text:p>-0.579538663514769</text:p>
              </table:table-cell>
              <table:table-cell office:value-type="float" office:value="0.33970334885881">
                <text:p>0.339703348858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70254662363969">
                <text:p>0.270254662363969</text:p>
              </table:table-cell>
              <table:table-cell office:value-type="float" office:value="0.31028042301769">
                <text:p>0.310280423017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62087999368433">
                <text:p>0.462087999368433</text:p>
              </table:table-cell>
              <table:table-cell office:value-type="float" office:value="-0.254908020290513">
                <text:p>-0.2549080202905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744043202198184">
                <text:p>-0.744043202198184</text:p>
              </table:table-cell>
              <table:table-cell office:value-type="float" office:value="0.6385882687104">
                <text:p>0.63858826871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257385808513344">
                <text:p>-0.257385808513344</text:p>
              </table:table-cell>
              <table:table-cell office:value-type="float" office:value="-0.501955508671145">
                <text:p>-0.5019555086711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672822291813476">
                <text:p>-0.0672822291813476</text:p>
              </table:table-cell>
              <table:table-cell office:value-type="float" office:value="0.78482896230573">
                <text:p>0.7848289623057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37807502934071">
                <text:p>0.937807502934071</text:p>
              </table:table-cell>
              <table:table-cell office:value-type="float" office:value="0.0313007016684393">
                <text:p>0.03130070166843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753787038055089">
                <text:p>-0.753787038055089</text:p>
              </table:table-cell>
              <table:table-cell office:value-type="float" office:value="0.103407159874259">
                <text:p>0.1034071598742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650134653773248">
                <text:p>-0.650134653773248</text:p>
              </table:table-cell>
              <table:table-cell office:value-type="float" office:value="0.454898984676833">
                <text:p>0.4548989846768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21117753783267">
                <text:p>0.621117753783267</text:p>
              </table:table-cell>
              <table:table-cell office:value-type="float" office:value="0.632415069333111">
                <text:p>0.632415069333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63130298070277">
                <text:p>0.363130298070277</text:p>
              </table:table-cell>
              <table:table-cell office:value-type="float" office:value="-0.839109292167306">
                <text:p>-0.8391092921673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42048300292788">
                <text:p>-0.442048300292788</text:p>
              </table:table-cell>
              <table:table-cell office:value-type="float" office:value="-0.161618067732639">
                <text:p>-0.1616180677326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673797845911342">
                <text:p>-0.0673797845911342</text:p>
              </table:table-cell>
              <table:table-cell office:value-type="float" office:value="-0.499701819075964">
                <text:p>-0.4997018190759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4484207942285">
                <text:p>-0.14484207942285</text:p>
              </table:table-cell>
              <table:table-cell office:value-type="float" office:value="0.183847286525637">
                <text:p>0.18384728652563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398154626998891">
                <text:p>-0.398154626998891</text:p>
              </table:table-cell>
              <table:table-cell office:value-type="float" office:value="0.791753297198296">
                <text:p>0.7917532971982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0804488737">
                <text:p>0.920804488737</text:p>
              </table:table-cell>
              <table:table-cell office:value-type="float" office:value="-0.00441408504590861">
                <text:p>-0.0044140850459086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75584148456988">
                <text:p>-0.75584148456988</text:p>
              </table:table-cell>
              <table:table-cell office:value-type="float" office:value="0.0800087752027857">
                <text:p>0.08000877520278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55745195367147">
                <text:p>0.455745195367147</text:p>
              </table:table-cell>
              <table:table-cell office:value-type="float" office:value="0.71423440798943">
                <text:p>0.714234407989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73463611691209">
                <text:p>0.773463611691209</text:p>
              </table:table-cell>
              <table:table-cell office:value-type="float" office:value="-0.354272387016108">
                <text:p>-0.3542723870161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301978636697705">
                <text:p>0.00301978636697705</text:p>
              </table:table-cell>
              <table:table-cell office:value-type="float" office:value="0.926394199529308">
                <text:p>0.926394199529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35976337580556">
                <text:p>-0.135976337580556</text:p>
              </table:table-cell>
              <table:table-cell office:value-type="float" office:value="0.436771643792616">
                <text:p>0.4367716437926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87626995369862">
                <text:p>0.187626995369862</text:p>
              </table:table-cell>
              <table:table-cell office:value-type="float" office:value="0.542010703580638">
                <text:p>0.5420107035806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55439399784636">
                <text:p>-0.355439399784636</text:p>
              </table:table-cell>
              <table:table-cell office:value-type="float" office:value="0.379255787327448">
                <text:p>0.3792557873274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21060196148181">
                <text:p>0.721060196148181</text:p>
              </table:table-cell>
              <table:table-cell office:value-type="float" office:value="-0.000414784728676624">
                <text:p>-0.0004147847286766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423333243437327">
                <text:p>-0.423333243437327</text:p>
              </table:table-cell>
              <table:table-cell office:value-type="float" office:value="0.796771837783696">
                <text:p>0.7967718377836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77448178469643">
                <text:p>0.377448178469643</text:p>
              </table:table-cell>
              <table:table-cell office:value-type="float" office:value="0.227613213398735">
                <text:p>0.2276132133987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57530836505005">
                <text:p>0.0157530836505005</text:p>
              </table:table-cell>
              <table:table-cell office:value-type="float" office:value="0.249380843689427">
                <text:p>0.2493808436894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1778226263576">
                <text:p>0.71778226263576</text:p>
              </table:table-cell>
              <table:table-cell office:value-type="float" office:value="0.0583467745615778">
                <text:p>0.05834677456157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216240801651998">
                <text:p>-0.216240801651998</text:p>
              </table:table-cell>
              <table:table-cell office:value-type="float" office:value="-0.152169928649771">
                <text:p>-0.1521699286497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972231858814873">
                <text:p>-0.972231858814873</text:p>
              </table:table-cell>
              <table:table-cell office:value-type="float" office:value="-0.199986761794065">
                <text:p>-0.1999867617940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4718661942793">
                <text:p>0.24718661942793</text:p>
              </table:table-cell>
              <table:table-cell office:value-type="float" office:value="0.464164914814273">
                <text:p>0.4641649148142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737942146537831">
                <text:p>-0.737942146537831</text:p>
              </table:table-cell>
              <table:table-cell office:value-type="float" office:value="-0.298561380839458">
                <text:p>-0.2985613808394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56338054684135">
                <text:p>0.856338054684135</text:p>
              </table:table-cell>
              <table:table-cell office:value-type="float" office:value="-0.127864939449468">
                <text:p>-0.1278649394494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05543700192466">
                <text:p>0.605543700192466</text:p>
              </table:table-cell>
              <table:table-cell office:value-type="float" office:value="0.332078387843656">
                <text:p>0.3320783878436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00175007661278">
                <text:p>-0.400175007661278</text:p>
              </table:table-cell>
              <table:table-cell office:value-type="float" office:value="-0.333454270257064">
                <text:p>-0.3334542702570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733882189012157">
                <text:p>-0.733882189012157</text:p>
              </table:table-cell>
              <table:table-cell office:value-type="float" office:value="0.0263259510293441">
                <text:p>0.02632595102934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4390063079057">
                <text:p>0.14390063079057</text:p>
              </table:table-cell>
              <table:table-cell office:value-type="float" office:value="-0.952475768157293">
                <text:p>-0.9524757681572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640868855126259">
                <text:p>-0.640868855126259</text:p>
              </table:table-cell>
              <table:table-cell office:value-type="float" office:value="0.0269276588363711">
                <text:p>0.02692765883637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981825246076826">
                <text:p>0.0981825246076826</text:p>
              </table:table-cell>
              <table:table-cell office:value-type="float" office:value="0.589989188581377">
                <text:p>0.5899891885813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72853281892979">
                <text:p>0.772853281892979</text:p>
              </table:table-cell>
              <table:table-cell office:value-type="float" office:value="-0.364082687180745">
                <text:p>-0.3640826871807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44941377908869">
                <text:p>0.544941377908869</text:p>
              </table:table-cell>
              <table:table-cell office:value-type="float" office:value="-0.127319603209928">
                <text:p>-0.1273196032099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55458333353377">
                <text:p>0.0455458333353377</text:p>
              </table:table-cell>
              <table:table-cell office:value-type="float" office:value="-0.695576348053928">
                <text:p>-0.6955763480539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73404977199946">
                <text:p>0.773404977199946</text:p>
              </table:table-cell>
              <table:table-cell office:value-type="float" office:value="-0.308947013041639">
                <text:p>-0.3089470130416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683045751563736">
                <text:p>-0.683045751563736</text:p>
              </table:table-cell>
              <table:table-cell office:value-type="float" office:value="-0.323537522730334">
                <text:p>-0.3235375227303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24763751318811">
                <text:p>0.824763751318811</text:p>
              </table:table-cell>
              <table:table-cell office:value-type="float" office:value="0.157325543940416">
                <text:p>0.1573255439404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24187105336672">
                <text:p>-0.124187105336672</text:p>
              </table:table-cell>
              <table:table-cell office:value-type="float" office:value="-0.671298753159201">
                <text:p>-0.67129875315920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434345286446939">
                <text:p>-0.434345286446939</text:p>
              </table:table-cell>
              <table:table-cell office:value-type="float" office:value="-0.338296849052466">
                <text:p>-0.3382968490524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426282807614844">
                <text:p>-0.426282807614844</text:p>
              </table:table-cell>
              <table:table-cell office:value-type="float" office:value="-0.542575067857095">
                <text:p>-0.5425750678570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70947992798244">
                <text:p>-0.70947992798244</text:p>
              </table:table-cell>
              <table:table-cell office:value-type="float" office:value="0.269154037407079">
                <text:p>0.2691540374070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80004750530451">
                <text:p>-0.280004750530451</text:p>
              </table:table-cell>
              <table:table-cell office:value-type="float" office:value="0.58822215077703">
                <text:p>0.588222150777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683937346525202">
                <text:p>-0.0683937346525202</text:p>
              </table:table-cell>
              <table:table-cell office:value-type="float" office:value="0.465375910922053">
                <text:p>0.4653759109220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445497510430038">
                <text:p>-0.445497510430038</text:p>
              </table:table-cell>
              <table:table-cell office:value-type="float" office:value="0.080737478696474">
                <text:p>0.0807374786964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439756776071315">
                <text:p>0.00439756776071315</text:p>
              </table:table-cell>
              <table:table-cell office:value-type="float" office:value="-0.882075299094578">
                <text:p>-0.8820752990945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321100865763804">
                <text:p>-0.321100865763804</text:p>
              </table:table-cell>
              <table:table-cell office:value-type="float" office:value="0.0186768265367896">
                <text:p>0.01867682653678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7234705274218">
                <text:p>0.67234705274218</text:p>
              </table:table-cell>
              <table:table-cell office:value-type="float" office:value="0.558066492633408">
                <text:p>0.5580664926334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297258566746963">
                <text:p>-0.297258566746963</text:p>
              </table:table-cell>
              <table:table-cell office:value-type="float" office:value="-0.451219474776318">
                <text:p>-0.4512194747763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27007988877128">
                <text:p>-0.227007988877128</text:p>
              </table:table-cell>
              <table:table-cell office:value-type="float" office:value="0.569867626091544">
                <text:p>0.5698676260915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71247767385654">
                <text:p>-0.371247767385654</text:p>
              </table:table-cell>
              <table:table-cell office:value-type="float" office:value="-0.515913553252788">
                <text:p>-0.5159135532527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76645359997031">
                <text:p>0.876645359997031</text:p>
              </table:table-cell>
              <table:table-cell office:value-type="float" office:value="-0.389394929143345">
                <text:p>-0.3893949291433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41611748781245">
                <text:p>0.641611748781245</text:p>
              </table:table-cell>
              <table:table-cell office:value-type="float" office:value="-0.428711264373672">
                <text:p>-0.4287112643736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540330735754397">
                <text:p>-0.540330735754397</text:p>
              </table:table-cell>
              <table:table-cell office:value-type="float" office:value="-0.558665944375852">
                <text:p>-0.5586659443758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26153399529463">
                <text:p>0.526153399529463</text:p>
              </table:table-cell>
              <table:table-cell office:value-type="float" office:value="-0.849509999255726">
                <text:p>-0.8495099992557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640813459518473">
                <text:p>-0.640813459518473</text:p>
              </table:table-cell>
              <table:table-cell office:value-type="float" office:value="0.682176802726457">
                <text:p>0.6821768027264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962741310976993">
                <text:p>-0.962741310976993</text:p>
              </table:table-cell>
              <table:table-cell office:value-type="float" office:value="0.217160560769966">
                <text:p>0.2171605607699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491046377513545">
                <text:p>-0.491046377513545</text:p>
              </table:table-cell>
              <table:table-cell office:value-type="float" office:value="0.839575999792574">
                <text:p>0.8395759997925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256030064214973">
                <text:p>-0.256030064214973</text:p>
              </table:table-cell>
              <table:table-cell office:value-type="float" office:value="0.0612701080458638">
                <text:p>0.06127010804586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506027481594754">
                <text:p>-0.506027481594754</text:p>
              </table:table-cell>
              <table:table-cell office:value-type="float" office:value="-0.631516347258918">
                <text:p>-0.6315163472589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13702240035119">
                <text:p>0.113702240035119</text:p>
              </table:table-cell>
              <table:table-cell office:value-type="float" office:value="0.272283769258509">
                <text:p>0.2722837692585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2351762563095">
                <text:p>0.12351762563095</text:p>
              </table:table-cell>
              <table:table-cell office:value-type="float" office:value="-0.574207366099994">
                <text:p>-0.5742073660999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67801017308238">
                <text:p>-0.167801017308238</text:p>
              </table:table-cell>
              <table:table-cell office:value-type="float" office:value="-0.379141578000152">
                <text:p>-0.3791415780001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34591975317985">
                <text:p>0.934591975317985</text:p>
              </table:table-cell>
              <table:table-cell office:value-type="float" office:value="-0.124925750695569">
                <text:p>-0.124925750695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810576717050533">
                <text:p>0.0810576717050533</text:p>
              </table:table-cell>
              <table:table-cell office:value-type="float" office:value="0.560508162252349">
                <text:p>0.5605081622523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1316668098574">
                <text:p>-0.11316668098574</text:p>
              </table:table-cell>
              <table:table-cell office:value-type="float" office:value="0.721850271201322">
                <text:p>0.7218502712013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407934753745412">
                <text:p>-0.407934753745412</text:p>
              </table:table-cell>
              <table:table-cell office:value-type="float" office:value="0.23838062142516">
                <text:p>0.238380621425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505941549403002">
                <text:p>-0.505941549403002</text:p>
              </table:table-cell>
              <table:table-cell office:value-type="float" office:value="-0.676743591637235">
                <text:p>-0.6767435916372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59661575979706">
                <text:p>-0.559661575979706</text:p>
              </table:table-cell>
              <table:table-cell office:value-type="float" office:value="0.724846167988016">
                <text:p>0.724846167988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4478854550307">
                <text:p>0.564478854550307</text:p>
              </table:table-cell>
              <table:table-cell office:value-type="float" office:value="-0.417472807067207">
                <text:p>-0.4174728070672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55645200124458">
                <text:p>0.755645200124458</text:p>
              </table:table-cell>
              <table:table-cell office:value-type="float" office:value="-0.209739280784188">
                <text:p>-0.2097392807841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651094410218973">
                <text:p>-0.651094410218973</text:p>
              </table:table-cell>
              <table:table-cell office:value-type="float" office:value="-0.602977754562498">
                <text:p>-0.6029777545624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92885793553237">
                <text:p>0.692885793553237</text:p>
              </table:table-cell>
              <table:table-cell office:value-type="float" office:value="-0.526761460688897">
                <text:p>-0.52676146068889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76803398491729">
                <text:p>0.176803398491729</text:p>
              </table:table-cell>
              <table:table-cell office:value-type="float" office:value="0.0131781542912776">
                <text:p>0.01317815429127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33702708191184">
                <text:p>0.0333702708191184</text:p>
              </table:table-cell>
              <table:table-cell office:value-type="float" office:value="0.671386776993957">
                <text:p>0.6713867769939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79133612570227">
                <text:p>0.379133612570227</text:p>
              </table:table-cell>
              <table:table-cell office:value-type="float" office:value="-0.539426180501163">
                <text:p>-0.5394261805011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220511887799374">
                <text:p>-0.220511887799374</text:p>
              </table:table-cell>
              <table:table-cell office:value-type="float" office:value="0.632297240471525">
                <text:p>0.6322972404715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353707775999832">
                <text:p>-0.353707775999832</text:p>
              </table:table-cell>
              <table:table-cell office:value-type="float" office:value="0.608232654122584">
                <text:p>0.60823265412258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63160385471355">
                <text:p>-0.163160385471355</text:p>
              </table:table-cell>
              <table:table-cell office:value-type="float" office:value="-0.942462012838761">
                <text:p>-0.9424620128387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79216903758733">
                <text:p>0.379216903758733</text:p>
              </table:table-cell>
              <table:table-cell office:value-type="float" office:value="0.879518583283571">
                <text:p>0.8795185832835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530101638963282">
                <text:p>-0.530101638963282</text:p>
              </table:table-cell>
              <table:table-cell office:value-type="float" office:value="0.825170476246237">
                <text:p>0.8251704762462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374344255634102">
                <text:p>-0.374344255634102</text:p>
              </table:table-cell>
              <table:table-cell office:value-type="float" office:value="-0.676449305883301">
                <text:p>-0.6764493058833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94073424246905">
                <text:p>0.594073424246905</text:p>
              </table:table-cell>
              <table:table-cell office:value-type="float" office:value="-0.629752717623003">
                <text:p>-0.6297527176230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83028572142369">
                <text:p>0.783028572142369</text:p>
              </table:table-cell>
              <table:table-cell office:value-type="float" office:value="-0.463836008842896">
                <text:p>-0.4638360088428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32496612486753">
                <text:p>0.632496612486753</text:p>
              </table:table-cell>
              <table:table-cell office:value-type="float" office:value="-0.423322791240215">
                <text:p>-0.4233227912402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279546920098549">
                <text:p>-0.0279546920098549</text:p>
              </table:table-cell>
              <table:table-cell office:value-type="float" office:value="0.614719972483109">
                <text:p>0.6147199724831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320973486733989">
                <text:p>-0.320973486733989</text:p>
              </table:table-cell>
              <table:table-cell office:value-type="float" office:value="0.881049647722151">
                <text:p>0.88104964772215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61957020055309">
                <text:p>0.661957020055309</text:p>
              </table:table-cell>
              <table:table-cell office:value-type="float" office:value="-0.415808715606701">
                <text:p>-0.41580871560670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685549269204391">
                <text:p>-0.685549269204391</text:p>
              </table:table-cell>
              <table:table-cell office:value-type="float" office:value="0.134725133522668">
                <text:p>0.13472513352266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300506239832827">
                <text:p>-0.0300506239832827</text:p>
              </table:table-cell>
              <table:table-cell office:value-type="float" office:value="-0.532495357445809">
                <text:p>-0.5324953574458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359040068739824">
                <text:p>-0.359040068739824</text:p>
              </table:table-cell>
              <table:table-cell office:value-type="float" office:value="-0.121519491653819">
                <text:p>-0.1215194916538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401333791802566">
                <text:p>-0.401333791802566</text:p>
              </table:table-cell>
              <table:table-cell office:value-type="float" office:value="0.20861694875387">
                <text:p>0.208616948753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89917856225024">
                <text:p>0.489917856225024</text:p>
              </table:table-cell>
              <table:table-cell office:value-type="float" office:value="0.585886477788148">
                <text:p>0.5858864777881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713287998114521">
                <text:p>0.0713287998114521</text:p>
              </table:table-cell>
              <table:table-cell office:value-type="float" office:value="-0.609056483401751">
                <text:p>-0.6090564834017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345837895871752">
                <text:p>-0.345837895871752</text:p>
              </table:table-cell>
              <table:table-cell office:value-type="float" office:value="0.205129906852339">
                <text:p>0.2051299068523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90000091011828">
                <text:p>-0.90000091011828</text:p>
              </table:table-cell>
              <table:table-cell office:value-type="float" office:value="0.0490592402294631">
                <text:p>0.04905924022946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387813083732414">
                <text:p>-0.387813083732414</text:p>
              </table:table-cell>
              <table:table-cell office:value-type="float" office:value="0.492054978564089">
                <text:p>0.4920549785640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84036605213242">
                <text:p>0.184036605213242</text:p>
              </table:table-cell>
              <table:table-cell office:value-type="float" office:value="0.791806898593549">
                <text:p>0.7918068985935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63277579160256">
                <text:p>0.563277579160256</text:p>
              </table:table-cell>
              <table:table-cell office:value-type="float" office:value="-0.0522081701854346">
                <text:p>-0.0522081701854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80291623332429">
                <text:p>0.880291623332429</text:p>
              </table:table-cell>
              <table:table-cell office:value-type="float" office:value="-0.150138242547102">
                <text:p>-0.1501382425471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943971628009002">
                <text:p>0.0943971628009002</text:p>
              </table:table-cell>
              <table:table-cell office:value-type="float" office:value="0.343927959433571">
                <text:p>0.3439279594335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32939345728936">
                <text:p>0.732939345728936</text:p>
              </table:table-cell>
              <table:table-cell office:value-type="float" office:value="0.111451772142434">
                <text:p>0.1114517721424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13986931029198">
                <text:p>-0.113986931029198</text:p>
              </table:table-cell>
              <table:table-cell office:value-type="float" office:value="0.93450440526559">
                <text:p>0.934504405265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04907921763551">
                <text:p>0.204907921763551</text:p>
              </table:table-cell>
              <table:table-cell office:value-type="float" office:value="0.81208976990219">
                <text:p>0.812089769902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2649597330429">
                <text:p>-0.62649597330429</text:p>
              </table:table-cell>
              <table:table-cell office:value-type="float" office:value="0.682502512961773">
                <text:p>0.6825025129617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228753547643684">
                <text:p>-0.228753547643684</text:p>
              </table:table-cell>
              <table:table-cell office:value-type="float" office:value="-0.621604792103012">
                <text:p>-0.6216047921030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463955290842442">
                <text:p>-0.463955290842442</text:p>
              </table:table-cell>
              <table:table-cell office:value-type="float" office:value="0.179478492067795">
                <text:p>0.1794784920677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239503791280504">
                <text:p>-0.239503791280504</text:p>
              </table:table-cell>
              <table:table-cell office:value-type="float" office:value="0.576336968404565">
                <text:p>0.5763369684045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439648329856563">
                <text:p>-0.439648329856563</text:p>
              </table:table-cell>
              <table:table-cell office:value-type="float" office:value="-0.789801862984055">
                <text:p>-0.78980186298405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416560119814175">
                <text:p>-0.416560119814175</text:p>
              </table:table-cell>
              <table:table-cell office:value-type="float" office:value="0.493333863976542">
                <text:p>0.49333386397654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882372597163581">
                <text:p>-0.0882372597163581</text:p>
              </table:table-cell>
              <table:table-cell office:value-type="float" office:value="-0.514969826616932">
                <text:p>-0.5149698266169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18347725301407">
                <text:p>0.518347725301407</text:p>
              </table:table-cell>
              <table:table-cell office:value-type="float" office:value="0.225736016080969">
                <text:p>0.2257360160809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08992216959051">
                <text:p>-0.208992216959051</text:p>
              </table:table-cell>
              <table:table-cell office:value-type="float" office:value="0.881528511690017">
                <text:p>0.8815285116900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305828051553716">
                <text:p>-0.305828051553716</text:p>
              </table:table-cell>
              <table:table-cell office:value-type="float" office:value="-0.0630306670774827">
                <text:p>-0.06303066707748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82616734366603">
                <text:p>0.682616734366603</text:p>
              </table:table-cell>
              <table:table-cell office:value-type="float" office:value="-0.580659536629082">
                <text:p>-0.5806595366290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94779934619892">
                <text:p>-0.94779934619892</text:p>
              </table:table-cell>
              <table:table-cell office:value-type="float" office:value="0.197235243153387">
                <text:p>0.1972352431533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840827729063588">
                <text:p>-0.840827729063588</text:p>
              </table:table-cell>
              <table:table-cell office:value-type="float" office:value="-0.341313723959014">
                <text:p>-0.3413137239590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677627056014792">
                <text:p>-0.677627056014792</text:p>
              </table:table-cell>
              <table:table-cell office:value-type="float" office:value="0.340925957509254">
                <text:p>0.3409259575092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39326862864109">
                <text:p>-0.39326862864109</text:p>
              </table:table-cell>
              <table:table-cell office:value-type="float" office:value="0.328082870188511">
                <text:p>0.3280828701885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39934790020291">
                <text:p>0.339934790020291</text:p>
              </table:table-cell>
              <table:table-cell office:value-type="float" office:value="-0.281275611088547">
                <text:p>-0.2812756110885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707650775849068">
                <text:p>-0.707650775849068</text:p>
              </table:table-cell>
              <table:table-cell office:value-type="float" office:value="0.302061049271644">
                <text:p>0.3020610492716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676913358580081">
                <text:p>0.676913358580081</text:p>
              </table:table-cell>
              <table:table-cell office:value-type="float" office:value="-0.225639227164094">
                <text:p>-0.2256392271640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71878266100726">
                <text:p>0.471878266100726</text:p>
              </table:table-cell>
              <table:table-cell office:value-type="float" office:value="0.417898614009603">
                <text:p>0.4178986140096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87244256298269">
                <text:p>0.287244256298269</text:p>
              </table:table-cell>
              <table:table-cell office:value-type="float" office:value="-0.336633385230549">
                <text:p>-0.3366333852305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703268411666797">
                <text:p>-0.703268411666797</text:p>
              </table:table-cell>
              <table:table-cell office:value-type="float" office:value="-0.109010401862208">
                <text:p>-0.1090104018622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152383315320239">
                <text:p>-0.152383315320239</text:p>
              </table:table-cell>
              <table:table-cell office:value-type="float" office:value="0.551877370303075">
                <text:p>0.5518773703030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93231227984833">
                <text:p>0.0393231227984833</text:p>
              </table:table-cell>
              <table:table-cell office:value-type="float" office:value="-0.372850716583897">
                <text:p>-0.3728507165838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976264473189945">
                <text:p>-0.976264473189945</text:p>
              </table:table-cell>
              <table:table-cell office:value-type="float" office:value="0.111867635356635">
                <text:p>0.1118676353566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30118266780418">
                <text:p>0.230118266780418</text:p>
              </table:table-cell>
              <table:table-cell office:value-type="float" office:value="-0.658218533605273">
                <text:p>-0.6582185336052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13581405449359">
                <text:p>0.413581405449359</text:p>
              </table:table-cell>
              <table:table-cell office:value-type="float" office:value="0.626220668265914">
                <text:p>0.6262206682659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98317438474049">
                <text:p>0.498317438474049</text:p>
              </table:table-cell>
              <table:table-cell office:value-type="float" office:value="-0.591768935227393">
                <text:p>-0.5917689352273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556568216842669">
                <text:p>-0.556568216842669</text:p>
              </table:table-cell>
              <table:table-cell office:value-type="float" office:value="0.186235668703518">
                <text:p>0.1862356687035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80576006385484">
                <text:p>0.180576006385484</text:p>
              </table:table-cell>
              <table:table-cell office:value-type="float" office:value="-0.0886488269049272">
                <text:p>-0.08864882690492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456851220370568">
                <text:p>-0.456851220370568</text:p>
              </table:table-cell>
              <table:table-cell office:value-type="float" office:value="-0.313177546028682">
                <text:p>-0.3131775460286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64953725903183">
                <text:p>-0.264953725903183</text:p>
              </table:table-cell>
              <table:table-cell office:value-type="float" office:value="0.30751248336758">
                <text:p>0.307512483367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131967799659306">
                <text:p>-0.0131967799659306</text:p>
              </table:table-cell>
              <table:table-cell office:value-type="float" office:value="-0.0879198369704233">
                <text:p>-0.08791983697042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20195151788669">
                <text:p>0.320195151788669</text:p>
              </table:table-cell>
              <table:table-cell office:value-type="float" office:value="0.584672147317756">
                <text:p>0.5846721473177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88820356592598">
                <text:p>-0.88820356592598</text:p>
              </table:table-cell>
              <table:table-cell office:value-type="float" office:value="0.0538842046208649">
                <text:p>0.05388420462086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01040108618082">
                <text:p>0.801040108618082</text:p>
              </table:table-cell>
              <table:table-cell office:value-type="float" office:value="-0.341742759287972">
                <text:p>-0.3417427592879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6359012882426">
                <text:p>0.36359012882426</text:p>
              </table:table-cell>
              <table:table-cell office:value-type="float" office:value="-0.691993992039261">
                <text:p>-0.6919939920392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98345776583981">
                <text:p>0.198345776583981</text:p>
              </table:table-cell>
              <table:table-cell office:value-type="float" office:value="-0.00936289745738645">
                <text:p>-0.009362897457386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88388421243317">
                <text:p>-0.188388421243317</text:p>
              </table:table-cell>
              <table:table-cell office:value-type="float" office:value="-0.254419986054458">
                <text:p>-0.2544199860544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88388582101292">
                <text:p>0.188388582101292</text:p>
              </table:table-cell>
              <table:table-cell office:value-type="float" office:value="-0.389962533187632">
                <text:p>-0.3899625331876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430760568904874">
                <text:p>-0.0430760568904874</text:p>
              </table:table-cell>
              <table:table-cell office:value-type="float" office:value="-0.237427867752013">
                <text:p>-0.2374278677520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913711844298563">
                <text:p>0.0913711844298563</text:p>
              </table:table-cell>
              <table:table-cell office:value-type="float" office:value="0.806967908341704">
                <text:p>0.8069679083417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984416832426119">
                <text:p>-0.984416832426119</text:p>
              </table:table-cell>
              <table:table-cell office:value-type="float" office:value="-0.160137313017612">
                <text:p>-0.1601373130176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45154275057395">
                <text:p>-0.45154275057395</text:p>
              </table:table-cell>
              <table:table-cell office:value-type="float" office:value="0.658151644959949">
                <text:p>0.6581516449599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666104204262551">
                <text:p>-0.666104204262551</text:p>
              </table:table-cell>
              <table:table-cell office:value-type="float" office:value="0.673553690383609">
                <text:p>0.6735536903836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74613980568901">
                <text:p>0.374613980568901</text:p>
              </table:table-cell>
              <table:table-cell office:value-type="float" office:value="-0.203386395116717">
                <text:p>-0.2033863951167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839650818999137">
                <text:p>-0.839650818999137</text:p>
              </table:table-cell>
              <table:table-cell office:value-type="float" office:value="-0.413402986803225">
                <text:p>-0.4134029868032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10649479173797">
                <text:p>0.510649479173797</text:p>
              </table:table-cell>
              <table:table-cell office:value-type="float" office:value="0.147024691158169">
                <text:p>0.1470246911581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52701597648612">
                <text:p>0.752701597648612</text:p>
              </table:table-cell>
              <table:table-cell office:value-type="float" office:value="-0.522590613605408">
                <text:p>-0.5225906136054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672643180834102">
                <text:p>-0.0672643180834102</text:p>
              </table:table-cell>
              <table:table-cell office:value-type="float" office:value="-0.444068353881498">
                <text:p>-0.4440683538814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4342215305213">
                <text:p>0.234342215305213</text:p>
              </table:table-cell>
              <table:table-cell office:value-type="float" office:value="0.899600190901266">
                <text:p>0.8996001909012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145449193769481">
                <text:p>-0.145449193769481</text:p>
              </table:table-cell>
              <table:table-cell office:value-type="float" office:value="0.0794377262030333">
                <text:p>0.07943772620303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425850874214767">
                <text:p>-0.425850874214767</text:p>
              </table:table-cell>
              <table:table-cell office:value-type="float" office:value="0.471850328122455">
                <text:p>0.4718503281224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08749784368692">
                <text:p>0.908749784368692</text:p>
              </table:table-cell>
              <table:table-cell office:value-type="float" office:value="0.0963709230031562">
                <text:p>0.096370923003156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727293397424515">
                <text:p>-0.0727293397424515</text:p>
              </table:table-cell>
              <table:table-cell office:value-type="float" office:value="0.0393240465952712">
                <text:p>0.03932404659527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56941210525463">
                <text:p>-0.256941210525463</text:p>
              </table:table-cell>
              <table:table-cell office:value-type="float" office:value="0.54978845672332">
                <text:p>0.54978845672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93951216389177">
                <text:p>0.393951216389177</text:p>
              </table:table-cell>
              <table:table-cell office:value-type="float" office:value="0.728941969009614">
                <text:p>0.7289419690096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753748090811102">
                <text:p>-0.753748090811102</text:p>
              </table:table-cell>
              <table:table-cell office:value-type="float" office:value="-0.273287543118267">
                <text:p>-0.2732875431182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76134352327366">
                <text:p>0.776134352327366</text:p>
              </table:table-cell>
              <table:table-cell office:value-type="float" office:value="-0.087879969346714">
                <text:p>-0.0878799693467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69022058624193">
                <text:p>0.569022058624193</text:p>
              </table:table-cell>
              <table:table-cell office:value-type="float" office:value="-0.239155476858854">
                <text:p>-0.2391554768588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94479187643955">
                <text:p>0.394479187643955</text:p>
              </table:table-cell>
              <table:table-cell office:value-type="float" office:value="0.315843733934624">
                <text:p>0.3158437339346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20702552965996">
                <text:p>0.320702552965996</text:p>
              </table:table-cell>
              <table:table-cell office:value-type="float" office:value="-0.761003410557711">
                <text:p>-0.7610034105577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72166324314864">
                <text:p>-0.272166324314864</text:p>
              </table:table-cell>
              <table:table-cell office:value-type="float" office:value="0.788670356588899">
                <text:p>0.7886703565888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857131198404735">
                <text:p>-0.857131198404735</text:p>
              </table:table-cell>
              <table:table-cell office:value-type="float" office:value="0.316922126257994">
                <text:p>0.3169221262579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410849459161">
                <text:p>0.410849459161</text:p>
              </table:table-cell>
              <table:table-cell office:value-type="float" office:value="0.0296724835851955">
                <text:p>0.02967248358519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708201419692039">
                <text:p>0.708201419692039</text:p>
              </table:table-cell>
              <table:table-cell office:value-type="float" office:value="-0.4244795953642">
                <text:p>-0.424479595364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27533755887124">
                <text:p>0.627533755887124</text:p>
              </table:table-cell>
              <table:table-cell office:value-type="float" office:value="-0.437116426124465">
                <text:p>-0.4371164261244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75954655850374">
                <text:p>0.0275954655850374</text:p>
              </table:table-cell>
              <table:table-cell office:value-type="float" office:value="0.656762421999782">
                <text:p>0.6567624219997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36775738959027">
                <text:p>0.336775738959027</text:p>
              </table:table-cell>
              <table:table-cell office:value-type="float" office:value="0.106192871075941">
                <text:p>0.10619287107594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90691435660993">
                <text:p>0.190691435660993</text:p>
              </table:table-cell>
              <table:table-cell office:value-type="float" office:value="0.554644856633999">
                <text:p>0.5546448566339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774372057481573">
                <text:p>-0.774372057481573</text:p>
              </table:table-cell>
              <table:table-cell office:value-type="float" office:value="-0.044743371868139">
                <text:p>-0.04474337186813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38449766544869">
                <text:p>0.238449766544869</text:p>
              </table:table-cell>
              <table:table-cell office:value-type="float" office:value="-0.333926919175922">
                <text:p>-0.3339269191759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603634923679788">
                <text:p>-0.603634923679788</text:p>
              </table:table-cell>
              <table:table-cell office:value-type="float" office:value="-0.597187725673716">
                <text:p>-0.5971877256737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74722928013459">
                <text:p>-0.74722928013459</text:p>
              </table:table-cell>
              <table:table-cell office:value-type="float" office:value="0.459243938127024">
                <text:p>0.4592439381270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57914408691158">
                <text:p>0.157914408691158</text:p>
              </table:table-cell>
              <table:table-cell office:value-type="float" office:value="-0.940017220834396">
                <text:p>-0.9400172208343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686620154075303">
                <text:p>-0.686620154075303</text:p>
              </table:table-cell>
              <table:table-cell office:value-type="float" office:value="0.593431683056363">
                <text:p>0.59343168305636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07599630122431">
                <text:p>0.807599630122431</text:p>
              </table:table-cell>
              <table:table-cell office:value-type="float" office:value="-0.45484412629272">
                <text:p>-0.4548441262927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840638966006204">
                <text:p>-0.0840638966006204</text:p>
              </table:table-cell>
              <table:table-cell office:value-type="float" office:value="-0.0178469939925526">
                <text:p>-0.01784699399255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440813512959402">
                <text:p>-0.440813512959402</text:p>
              </table:table-cell>
              <table:table-cell office:value-type="float" office:value="-0.517209780029357">
                <text:p>-0.5172097800293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11619445192104">
                <text:p>-0.111619445192104</text:p>
              </table:table-cell>
              <table:table-cell office:value-type="float" office:value="-0.749506403878584">
                <text:p>-0.7495064038785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87036513362124">
                <text:p>0.487036513362124</text:p>
              </table:table-cell>
              <table:table-cell office:value-type="float" office:value="0.147435019729679">
                <text:p>0.1474350197296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5829394573331">
                <text:p>0.25829394573331</text:p>
              </table:table-cell>
              <table:table-cell office:value-type="float" office:value="0.816412939147153">
                <text:p>0.8164129391471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477782746205899">
                <text:p>-0.0477782746205899</text:p>
              </table:table-cell>
              <table:table-cell office:value-type="float" office:value="0.302485956785442">
                <text:p>0.3024859567854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15436213021141">
                <text:p>0.0815436213021141</text:p>
              </table:table-cell>
              <table:table-cell office:value-type="float" office:value="0.851349487769234">
                <text:p>0.8513494877692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82004382451219">
                <text:p>0.182004382451219</text:p>
              </table:table-cell>
              <table:table-cell office:value-type="float" office:value="-0.267145264357335">
                <text:p>-0.2671452643573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543834141577096">
                <text:p>0.0543834141577096</text:p>
              </table:table-cell>
              <table:table-cell office:value-type="float" office:value="-0.211593800599287">
                <text:p>-0.2115938005992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70943715237998">
                <text:p>-0.170943715237998</text:p>
              </table:table-cell>
              <table:table-cell office:value-type="float" office:value="-0.831039637462095">
                <text:p>-0.8310396374620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43454328311427">
                <text:p>0.443454328311427</text:p>
              </table:table-cell>
              <table:table-cell office:value-type="float" office:value="0.638719434896388">
                <text:p>0.6387194348963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6845663881358">
                <text:p>-0.16845663881358</text:p>
              </table:table-cell>
              <table:table-cell office:value-type="float" office:value="0.885885854700469">
                <text:p>0.8858858547004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518353775925489">
                <text:p>0.518353775925489</text:p>
              </table:table-cell>
              <table:table-cell office:value-type="float" office:value="0.367002330564859">
                <text:p>0.3670023305648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50637666791525">
                <text:p>0.750637666791525</text:p>
              </table:table-cell>
              <table:table-cell office:value-type="float" office:value="0.327410125177545">
                <text:p>0.32741012517754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55625613885238">
                <text:p>-0.55625613885238</text:p>
              </table:table-cell>
              <table:table-cell office:value-type="float" office:value="-0.424575277875187">
                <text:p>-0.4245752778751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959090117371538">
                <text:p>-0.959090117371538</text:p>
              </table:table-cell>
              <table:table-cell office:value-type="float" office:value="0.103383455870609">
                <text:p>0.1033834558706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414009440338207">
                <text:p>-0.414009440338207</text:p>
              </table:table-cell>
              <table:table-cell office:value-type="float" office:value="-0.695563502244471">
                <text:p>-0.6955635022444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97015865007857">
                <text:p>-0.197015865007857</text:p>
              </table:table-cell>
              <table:table-cell office:value-type="float" office:value="0.332012952304132">
                <text:p>0.3320129523041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89137717366718">
                <text:p>0.189137717366718</text:p>
              </table:table-cell>
              <table:table-cell office:value-type="float" office:value="0.863940073855275">
                <text:p>0.8639400738552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329191406785297">
                <text:p>-0.329191406785297</text:p>
              </table:table-cell>
              <table:table-cell office:value-type="float" office:value="0.203277491134267">
                <text:p>0.2032774911342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118144269073968">
                <text:p>-0.118144269073968</text:p>
              </table:table-cell>
              <table:table-cell office:value-type="float" office:value="-0.471658360913228">
                <text:p>-0.4716583609132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25481648247257">
                <text:p>0.825481648247257</text:p>
              </table:table-cell>
              <table:table-cell office:value-type="float" office:value="-0.361374829169095">
                <text:p>-0.3613748291690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34135795827433">
                <text:p>-0.34135795827433</text:p>
              </table:table-cell>
              <table:table-cell office:value-type="float" office:value="0.314917428082792">
                <text:p>0.31491742808279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44139652324142">
                <text:p>0.444139652324142</text:p>
              </table:table-cell>
              <table:table-cell office:value-type="float" office:value="0.508538642843039">
                <text:p>0.50853864284303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179375587361279">
                <text:p>-0.179375587361279</text:p>
              </table:table-cell>
              <table:table-cell office:value-type="float" office:value="-0.65353955461016">
                <text:p>-0.653539554610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43169123196073">
                <text:p>0.0343169123196073</text:p>
              </table:table-cell>
              <table:table-cell office:value-type="float" office:value="-0.690432549484903">
                <text:p>-0.6904325494849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15343290292438">
                <text:p>0.315343290292438</text:p>
              </table:table-cell>
              <table:table-cell office:value-type="float" office:value="0.354566355811982">
                <text:p>0.3545663558119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230388846940731">
                <text:p>-0.0230388846940731</text:p>
              </table:table-cell>
              <table:table-cell office:value-type="float" office:value="-0.628787524373439">
                <text:p>-0.6287875243734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892513308859497">
                <text:p>-0.892513308859497</text:p>
              </table:table-cell>
              <table:table-cell office:value-type="float" office:value="-0.379958523837533">
                <text:p>-0.3799585238375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32170968595423">
                <text:p>0.832170968595423</text:p>
              </table:table-cell>
              <table:table-cell office:value-type="float" office:value="-0.515414279407915">
                <text:p>-0.5154142794079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377622607945399">
                <text:p>-0.377622607945399</text:p>
              </table:table-cell>
              <table:table-cell office:value-type="float" office:value="-0.540795487886609">
                <text:p>-0.54079548788660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511005138966822">
                <text:p>0.511005138966822</text:p>
              </table:table-cell>
              <table:table-cell office:value-type="float" office:value="-0.460122922074361">
                <text:p>-0.4601229220743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371402659453794">
                <text:p>-0.371402659453794</text:p>
              </table:table-cell>
              <table:table-cell office:value-type="float" office:value="0.126815934911681">
                <text:p>0.1268159349116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13142539722251">
                <text:p>0.113142539722251</text:p>
              </table:table-cell>
              <table:table-cell office:value-type="float" office:value="0.0447190238693099">
                <text:p>0.04471902386930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402356645287061">
                <text:p>-0.402356645287061</text:p>
              </table:table-cell>
              <table:table-cell office:value-type="float" office:value="0.332795993007867">
                <text:p>0.3327959930078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0414843559415">
                <text:p>0.70414843559415</text:p>
              </table:table-cell>
              <table:table-cell office:value-type="float" office:value="-0.411838283390382">
                <text:p>-0.4118382833903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4761229993534">
                <text:p>0.054761229993534</text:p>
              </table:table-cell>
              <table:table-cell office:value-type="float" office:value="0.315596744827708">
                <text:p>0.3155967448277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53095382125978">
                <text:p>-0.53095382125978</text:p>
              </table:table-cell>
              <table:table-cell office:value-type="float" office:value="0.400130780185851">
                <text:p>0.40013078018585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86084101400126">
                <text:p>0.386084101400126</text:p>
              </table:table-cell>
              <table:table-cell office:value-type="float" office:value="-0.746585884317191">
                <text:p>-0.7465858843171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741339463528503">
                <text:p>-0.0741339463528503</text:p>
              </table:table-cell>
              <table:table-cell office:value-type="float" office:value="-0.259165027566949">
                <text:p>-0.2591650275669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348293740795318">
                <text:p>-0.348293740795318</text:p>
              </table:table-cell>
              <table:table-cell office:value-type="float" office:value="-0.0394365269015108">
                <text:p>-0.03943652690151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942408234842298">
                <text:p>0.00942408234842298</text:p>
              </table:table-cell>
              <table:table-cell office:value-type="float" office:value="0.522798401961755">
                <text:p>0.5227984019617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91491174921514">
                <text:p>0.191491174921514</text:p>
              </table:table-cell>
              <table:table-cell office:value-type="float" office:value="-0.269584147065537">
                <text:p>-0.2695841470655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13068888137668">
                <text:p>0.813068888137668</text:p>
              </table:table-cell>
              <table:table-cell office:value-type="float" office:value="0.149124360650604">
                <text:p>0.1491243606506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782560633449295">
                <text:p>-0.782560633449295</text:p>
              </table:table-cell>
              <table:table-cell office:value-type="float" office:value="0.443315123061252">
                <text:p>0.4433151230612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722309769386883">
                <text:p>-0.0722309769386883</text:p>
              </table:table-cell>
              <table:table-cell office:value-type="float" office:value="0.329935437626413">
                <text:p>0.329935437626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60986670863248">
                <text:p>0.0160986670863248</text:p>
              </table:table-cell>
              <table:table-cell office:value-type="float" office:value="-0.496616592503003">
                <text:p>-0.49661659250300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404495931269603">
                <text:p>-0.404495931269603</text:p>
              </table:table-cell>
              <table:table-cell office:value-type="float" office:value="-0.326801623851476">
                <text:p>-0.32680162385147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462887639615045">
                <text:p>0.0462887639615045</text:p>
              </table:table-cell>
              <table:table-cell office:value-type="float" office:value="-0.248087758419861">
                <text:p>-0.2480877584198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570604441736418">
                <text:p>-0.570604441736418</text:p>
              </table:table-cell>
              <table:table-cell office:value-type="float" office:value="0.521366167338916">
                <text:p>0.5213661673389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67433790422955">
                <text:p>0.467433790422955</text:p>
              </table:table-cell>
              <table:table-cell office:value-type="float" office:value="-0.414923088233173">
                <text:p>-0.4149230882331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938084593631896">
                <text:p>0.0938084593631896</text:p>
              </table:table-cell>
              <table:table-cell office:value-type="float" office:value="-0.634080536879015">
                <text:p>-0.6340805368790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45977725614917">
                <text:p>0.245977725614917</text:p>
              </table:table-cell>
              <table:table-cell office:value-type="float" office:value="0.462535986253435">
                <text:p>0.46253598625343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44202818561355">
                <text:p>0.844202818561355</text:p>
              </table:table-cell>
              <table:table-cell office:value-type="float" office:value="0.504676441016855">
                <text:p>0.5046764410168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502346650566819">
                <text:p>0.502346650566819</text:p>
              </table:table-cell>
              <table:table-cell office:value-type="float" office:value="-0.551485158253305">
                <text:p>-0.5514851582533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170437632007302">
                <text:p>-0.0170437632007302</text:p>
              </table:table-cell>
              <table:table-cell office:value-type="float" office:value="-0.793506999208077">
                <text:p>-0.793506999208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739745337036485">
                <text:p>-0.739745337036485</text:p>
              </table:table-cell>
              <table:table-cell office:value-type="float" office:value="0.258143216678557">
                <text:p>0.2581432166785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224891796609538">
                <text:p>-0.224891796609538</text:p>
              </table:table-cell>
              <table:table-cell office:value-type="float" office:value="-0.857254399579836">
                <text:p>-0.85725439957983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930191232864002">
                <text:p>-0.930191232864002</text:p>
              </table:table-cell>
              <table:table-cell office:value-type="float" office:value="-0.0498105080198786">
                <text:p>-0.04981050801987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775325646111618">
                <text:p>-0.775325646111618</text:p>
              </table:table-cell>
              <table:table-cell office:value-type="float" office:value="-0.263906251667334">
                <text:p>-0.26390625166733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05443050588194">
                <text:p>0.605443050588194</text:p>
              </table:table-cell>
              <table:table-cell office:value-type="float" office:value="-0.314714794611862">
                <text:p>-0.3147147946118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815193788472038">
                <text:p>0.815193788472038</text:p>
              </table:table-cell>
              <table:table-cell office:value-type="float" office:value="0.313198602455944">
                <text:p>0.3131986024559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487969218853206">
                <text:p>-0.0487969218853206</text:p>
              </table:table-cell>
              <table:table-cell office:value-type="float" office:value="0.203047973531239">
                <text:p>0.2030479735312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892609345983705">
                <text:p>-0.892609345983705</text:p>
              </table:table-cell>
              <table:table-cell office:value-type="float" office:value="-0.303636441596966">
                <text:p>-0.30363644159696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29466732455892">
                <text:p>0.229466732455892</text:p>
              </table:table-cell>
              <table:table-cell office:value-type="float" office:value="0.960502340058845">
                <text:p>0.9605023400588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5285756722815">
                <text:p>0.15285756722815</text:p>
              </table:table-cell>
              <table:table-cell office:value-type="float" office:value="-0.832523720852275">
                <text:p>-0.8325237208522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111239565039574">
                <text:p>-0.111239565039574</text:p>
              </table:table-cell>
              <table:table-cell office:value-type="float" office:value="0.00681274296310666">
                <text:p>0.00681274296310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690488124298843">
                <text:p>-0.690488124298843</text:p>
              </table:table-cell>
              <table:table-cell office:value-type="float" office:value="-0.54335009343">
                <text:p>-0.543350093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493630725475832">
                <text:p>-0.493630725475832</text:p>
              </table:table-cell>
              <table:table-cell office:value-type="float" office:value="-0.69437654409636">
                <text:p>-0.694376544096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381488064740749">
                <text:p>-0.381488064740749</text:p>
              </table:table-cell>
              <table:table-cell office:value-type="float" office:value="0.712399123214812">
                <text:p>0.7123991232148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82695758546836">
                <text:p>0.782695758546836</text:p>
              </table:table-cell>
              <table:table-cell office:value-type="float" office:value="-0.192868194807799">
                <text:p>-0.1928681948077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73828335899604">
                <text:p>0.473828335899604</text:p>
              </table:table-cell>
              <table:table-cell office:value-type="float" office:value="-0.599533623344419">
                <text:p>-0.5995336233444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517039997405467">
                <text:p>-0.517039997405467</text:p>
              </table:table-cell>
              <table:table-cell office:value-type="float" office:value="0.521220784242824">
                <text:p>0.5212207842428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882650916601122">
                <text:p>-0.882650916601122</text:p>
              </table:table-cell>
              <table:table-cell office:value-type="float" office:value="-0.441746540345902">
                <text:p>-0.44174654034590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797492202251338">
                <text:p>-0.797492202251338</text:p>
              </table:table-cell>
              <table:table-cell office:value-type="float" office:value="0.0788549390387898">
                <text:p>0.07885493903878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36460398535728">
                <text:p>0.236460398535728</text:p>
              </table:table-cell>
              <table:table-cell office:value-type="float" office:value="0.281023442504045">
                <text:p>0.28102344250404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32787883983855">
                <text:p>0.632787883983855</text:p>
              </table:table-cell>
              <table:table-cell office:value-type="float" office:value="0.00558158037519844">
                <text:p>0.0055815803751984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895411640176308">
                <text:p>0.895411640176308</text:p>
              </table:table-cell>
              <table:table-cell office:value-type="float" office:value="0.0874969670682895">
                <text:p>0.08749696706828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44016693639258">
                <text:p>0.144016693639258</text:p>
              </table:table-cell>
              <table:table-cell office:value-type="float" office:value="-0.673901495143275">
                <text:p>-0.6739014951432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81744653094398">
                <text:p>0.81744653094398</text:p>
              </table:table-cell>
              <table:table-cell office:value-type="float" office:value="0.0844699529649562">
                <text:p>0.08446995296495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88604609897167">
                <text:p>0.688604609897167</text:p>
              </table:table-cell>
              <table:table-cell office:value-type="float" office:value="-0.191700245688733">
                <text:p>-0.1917002456887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460778653403136">
                <text:p>-0.460778653403136</text:p>
              </table:table-cell>
              <table:table-cell office:value-type="float" office:value="-0.510354144570702">
                <text:p>-0.5103541445707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15102265528456">
                <text:p>0.415102265528456</text:p>
              </table:table-cell>
              <table:table-cell office:value-type="float" office:value="0.610794358049432">
                <text:p>0.6107943580494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893168200286709">
                <text:p>-0.893168200286709</text:p>
              </table:table-cell>
              <table:table-cell office:value-type="float" office:value="0.343942885628888">
                <text:p>0.3439428856288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572059561818822">
                <text:p>-0.572059561818822</text:p>
              </table:table-cell>
              <table:table-cell office:value-type="float" office:value="0.366879932778296">
                <text:p>0.3668799327782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34809080740196">
                <text:p>-0.134809080740196</text:p>
              </table:table-cell>
              <table:table-cell office:value-type="float" office:value="0.164201126052345">
                <text:p>0.1642011260523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20790933898992">
                <text:p>-0.120790933898992</text:p>
              </table:table-cell>
              <table:table-cell office:value-type="float" office:value="-0.62220812331993">
                <text:p>-0.622208123319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402459102867495">
                <text:p>0.402459102867495</text:p>
              </table:table-cell>
              <table:table-cell office:value-type="float" office:value="0.101631277729057">
                <text:p>0.1016312777290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8723532128472">
                <text:p>0.38723532128472</text:p>
              </table:table-cell>
              <table:table-cell office:value-type="float" office:value="-0.621484234398403">
                <text:p>-0.6214842343984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25412058317249">
                <text:p>0.125412058317249</text:p>
              </table:table-cell>
              <table:table-cell office:value-type="float" office:value="0.255709871309031">
                <text:p>0.255709871309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0323171551473">
                <text:p>-0.10323171551473</text:p>
              </table:table-cell>
              <table:table-cell office:value-type="float" office:value="0.308509600903093">
                <text:p>0.3085096009030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90281943887262">
                <text:p>0.790281943887262</text:p>
              </table:table-cell>
              <table:table-cell office:value-type="float" office:value="0.0947040308679923">
                <text:p>0.09470403086799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516063256554113">
                <text:p>0.0516063256554113</text:p>
              </table:table-cell>
              <table:table-cell office:value-type="float" office:value="0.362744556574213">
                <text:p>0.3627445565742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367738229451115">
                <text:p>0.367738229451115</text:p>
              </table:table-cell>
              <table:table-cell office:value-type="float" office:value="-0.553110028814483">
                <text:p>-0.55311002881448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74861944136243">
                <text:p>0.774861944136243</text:p>
              </table:table-cell>
              <table:table-cell office:value-type="float" office:value="-0.348105016187683">
                <text:p>-0.3481050161876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2654413724874">
                <text:p>-0.22654413724874</text:p>
              </table:table-cell>
              <table:table-cell office:value-type="float" office:value="-0.840529745980607">
                <text:p>-0.8405297459806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08263388748916">
                <text:p>0.408263388748916</text:p>
              </table:table-cell>
              <table:table-cell office:value-type="float" office:value="-0.397143375717134">
                <text:p>-0.3971433757171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495215369987967">
                <text:p>0.0495215369987967</text:p>
              </table:table-cell>
              <table:table-cell office:value-type="float" office:value="0.49597502042835">
                <text:p>0.495975020428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7547783341991">
                <text:p>0.957547783341991</text:p>
              </table:table-cell>
              <table:table-cell office:value-type="float" office:value="-0.106561796367008">
                <text:p>-0.10656179636700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202579462113045">
                <text:p>-0.202579462113045</text:p>
              </table:table-cell>
              <table:table-cell office:value-type="float" office:value="-0.866311713737102">
                <text:p>-0.86631171373710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21749981661922">
                <text:p>0.421749981661922</text:p>
              </table:table-cell>
              <table:table-cell office:value-type="float" office:value="-0.583966894461958">
                <text:p>-0.5839668944619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419609488982106">
                <text:p>-0.419609488982106</text:p>
              </table:table-cell>
              <table:table-cell office:value-type="float" office:value="0.891609048358949">
                <text:p>0.8916090483589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3296093307964">
                <text:p>0.73296093307964</text:p>
              </table:table-cell>
              <table:table-cell office:value-type="float" office:value="-0.47066635263305">
                <text:p>-0.470666352633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76540724879383">
                <text:p>-0.176540724879383</text:p>
              </table:table-cell>
              <table:table-cell office:value-type="float" office:value="-0.618514493847709">
                <text:p>-0.6185144938477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512777387385185">
                <text:p>0.512777387385185</text:p>
              </table:table-cell>
              <table:table-cell office:value-type="float" office:value="0.1082476517594">
                <text:p>0.10824765175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612188396092291">
                <text:p>0.0612188396092291</text:p>
              </table:table-cell>
              <table:table-cell office:value-type="float" office:value="-0.790650356414752">
                <text:p>-0.7906503564147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428524801182827">
                <text:p>-0.428524801182827</text:p>
              </table:table-cell>
              <table:table-cell office:value-type="float" office:value="-0.52853445725477">
                <text:p>-0.528534457254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342916346313525">
                <text:p>0.342916346313525</text:p>
              </table:table-cell>
              <table:table-cell office:value-type="float" office:value="-0.62303788142986">
                <text:p>-0.623037881429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37420695777362">
                <text:p>0.237420695777362</text:p>
              </table:table-cell>
              <table:table-cell office:value-type="float" office:value="-0.403268587719888">
                <text:p>-0.4032685877198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32930122289009">
                <text:p>0.232930122289009</text:p>
              </table:table-cell>
              <table:table-cell office:value-type="float" office:value="0.267635139501621">
                <text:p>0.267635139501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614163176345263">
                <text:p>-0.614163176345263</text:p>
              </table:table-cell>
              <table:table-cell office:value-type="float" office:value="-0.344505035920555">
                <text:p>-0.3445050359205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122966693177307">
                <text:p>-0.0122966693177307</text:p>
              </table:table-cell>
              <table:table-cell office:value-type="float" office:value="-0.213529018011757">
                <text:p>-0.2135290180117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316841209802077">
                <text:p>-0.316841209802077</text:p>
              </table:table-cell>
              <table:table-cell office:value-type="float" office:value="0.00868993432980549">
                <text:p>0.00868993432980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44681625041925">
                <text:p>0.144681625041925</text:p>
              </table:table-cell>
              <table:table-cell office:value-type="float" office:value="-0.82816323074031">
                <text:p>-0.828163230740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877099090492677">
                <text:p>0.0877099090492677</text:p>
              </table:table-cell>
              <table:table-cell office:value-type="float" office:value="0.789524826920167">
                <text:p>0.7895248269201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269532444053972">
                <text:p>-0.0269532444053972</text:p>
              </table:table-cell>
              <table:table-cell office:value-type="float" office:value="0.356997690106005">
                <text:p>0.3569976901060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60703834955207">
                <text:p>0.960703834955207</text:p>
              </table:table-cell>
              <table:table-cell office:value-type="float" office:value="0.204152561716682">
                <text:p>0.2041525617166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33364416239791">
                <text:p>-0.033364416239791</text:p>
              </table:table-cell>
              <table:table-cell office:value-type="float" office:value="0.733679091352856">
                <text:p>0.7336790913528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427760466338163">
                <text:p>-0.427760466338163</text:p>
              </table:table-cell>
              <table:table-cell office:value-type="float" office:value="0.125383151220697">
                <text:p>0.1253831512206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54434503606849">
                <text:p>-0.154434503606849</text:p>
              </table:table-cell>
              <table:table-cell office:value-type="float" office:value="-0.290667140281553">
                <text:p>-0.2906671402815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38481925301057">
                <text:p>0.238481925301057</text:p>
              </table:table-cell>
              <table:table-cell office:value-type="float" office:value="-0.630816802329786">
                <text:p>-0.6308168023297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642547414668169">
                <text:p>-0.642547414668169</text:p>
              </table:table-cell>
              <table:table-cell office:value-type="float" office:value="0.0927959664405015">
                <text:p>0.09279596644050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369795672586039">
                <text:p>-0.369795672586039</text:p>
              </table:table-cell>
              <table:table-cell office:value-type="float" office:value="0.558990080892889">
                <text:p>0.5589900808928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699672927283312">
                <text:p>-0.699672927283312</text:p>
              </table:table-cell>
              <table:table-cell office:value-type="float" office:value="-0.61843922269739">
                <text:p>-0.618439222697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11579361952495">
                <text:p>-0.11579361952495</text:p>
              </table:table-cell>
              <table:table-cell office:value-type="float" office:value="-0.473821566351523">
                <text:p>-0.4738215663515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614562198107153">
                <text:p>-0.614562198107153</text:p>
              </table:table-cell>
              <table:table-cell office:value-type="float" office:value="0.484940520645527">
                <text:p>0.4849405206455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236958207430492">
                <text:p>-0.0236958207430492</text:p>
              </table:table-cell>
              <table:table-cell office:value-type="float" office:value="-0.201662480710191">
                <text:p>-0.2016624807101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318458800593364">
                <text:p>-0.318458800593364</text:p>
              </table:table-cell>
              <table:table-cell office:value-type="float" office:value="-0.358346024373107">
                <text:p>-0.3583460243731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43634406264341">
                <text:p>0.743634406264341</text:p>
              </table:table-cell>
              <table:table-cell office:value-type="float" office:value="-0.04640186948557">
                <text:p>-0.046401869485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589145907311116">
                <text:p>-0.589145907311116</text:p>
              </table:table-cell>
              <table:table-cell office:value-type="float" office:value="0.667305039628945">
                <text:p>0.6673050396289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350783021287688">
                <text:p>-0.350783021287688</text:p>
              </table:table-cell>
              <table:table-cell office:value-type="float" office:value="0.729328138559751">
                <text:p>0.72932813855975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331194615395205">
                <text:p>-0.331194615395205</text:p>
              </table:table-cell>
              <table:table-cell office:value-type="float" office:value="0.572040464258296">
                <text:p>0.5720404642582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41610213377441">
                <text:p>-0.41610213377441</text:p>
              </table:table-cell>
              <table:table-cell office:value-type="float" office:value="-0.851302930973462">
                <text:p>-0.8513029309734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65609039047977">
                <text:p>0.265609039047977</text:p>
              </table:table-cell>
              <table:table-cell office:value-type="float" office:value="0.263680719753569">
                <text:p>0.2636807197535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78715038013446">
                <text:p>-0.78715038013446</text:p>
              </table:table-cell>
              <table:table-cell office:value-type="float" office:value="0.333144262094778">
                <text:p>0.3331442620947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81543363893544">
                <text:p>0.481543363893544</text:p>
              </table:table-cell>
              <table:table-cell office:value-type="float" office:value="0.778150584681455">
                <text:p>0.77815058468145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442706137961716">
                <text:p>-0.442706137961716</text:p>
              </table:table-cell>
              <table:table-cell office:value-type="float" office:value="-0.782534909627693">
                <text:p>-0.7825349096276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527830881732846">
                <text:p>-0.527830881732846</text:p>
              </table:table-cell>
              <table:table-cell office:value-type="float" office:value="0.515229990491262">
                <text:p>0.5152299904912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465990780300525">
                <text:p>-0.465990780300525</text:p>
              </table:table-cell>
              <table:table-cell office:value-type="float" office:value="0.338043623090879">
                <text:p>0.3380436230908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355909863469076">
                <text:p>0.355909863469076</text:p>
              </table:table-cell>
              <table:table-cell office:value-type="float" office:value="-0.712164494159653">
                <text:p>-0.7121644941596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739681645425103">
                <text:p>-0.739681645425103</text:p>
              </table:table-cell>
              <table:table-cell office:value-type="float" office:value="0.508313424995432">
                <text:p>0.5083134249954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955800161312326">
                <text:p>0.955800161312326</text:p>
              </table:table-cell>
              <table:table-cell office:value-type="float" office:value="0.137848481961473">
                <text:p>0.13784848196147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35142846269583">
                <text:p>-0.35142846269583</text:p>
              </table:table-cell>
              <table:table-cell office:value-type="float" office:value="-0.0932747771090628">
                <text:p>-0.09327477710906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349659441021641">
                <text:p>-0.349659441021641</text:p>
              </table:table-cell>
              <table:table-cell office:value-type="float" office:value="0.812250709299511">
                <text:p>0.8122507092995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22453999122515">
                <text:p>0.22453999122515</text:p>
              </table:table-cell>
              <table:table-cell office:value-type="float" office:value="0.620784026828663">
                <text:p>0.62078402682866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54629274830555">
                <text:p>0.854629274830555</text:p>
              </table:table-cell>
              <table:table-cell office:value-type="float" office:value="0.0262279271979409">
                <text:p>0.026227927197940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17921548073032">
                <text:p>0.317921548073032</text:p>
              </table:table-cell>
              <table:table-cell office:value-type="float" office:value="-0.656807880887438">
                <text:p>-0.6568078808874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877583945205186">
                <text:p>-0.0877583945205186</text:p>
              </table:table-cell>
              <table:table-cell office:value-type="float" office:value="-0.0486750960187138">
                <text:p>-0.04867509601871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73681021820415">
                <text:p>0.373681021820415</text:p>
              </table:table-cell>
              <table:table-cell office:value-type="float" office:value="0.5560161848701">
                <text:p>0.556016184870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29910051338499">
                <text:p>0.129910051338499</text:p>
              </table:table-cell>
              <table:table-cell office:value-type="float" office:value="-0.65375705036732">
                <text:p>-0.653757050367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96497224835767">
                <text:p>0.796497224835767</text:p>
              </table:table-cell>
              <table:table-cell office:value-type="float" office:value="0.510172528385787">
                <text:p>0.51017252838578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23758996960683">
                <text:p>0.323758996960683</text:p>
              </table:table-cell>
              <table:table-cell office:value-type="float" office:value="-0.926634000493931">
                <text:p>-0.9266340004939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529242679652604">
                <text:p>0.0529242679652604</text:p>
              </table:table-cell>
              <table:table-cell office:value-type="float" office:value="-0.308876331671093">
                <text:p>-0.3088763316710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533072403990919">
                <text:p>-0.533072403990919</text:p>
              </table:table-cell>
              <table:table-cell office:value-type="float" office:value="0.281002623142059">
                <text:p>0.2810026231420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27781297847289">
                <text:p>0.927781297847289</text:p>
              </table:table-cell>
              <table:table-cell office:value-type="float" office:value="-0.216578368118043">
                <text:p>-0.2165783681180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5961063388211">
                <text:p>-0.25961063388211</text:p>
              </table:table-cell>
              <table:table-cell office:value-type="float" office:value="0.637796556655474">
                <text:p>0.6377965566554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57121237888024">
                <text:p>0.57121237888024</text:p>
              </table:table-cell>
              <table:table-cell office:value-type="float" office:value="0.491204983874071">
                <text:p>0.4912049838740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324796555777729">
                <text:p>-0.324796555777729</text:p>
              </table:table-cell>
              <table:table-cell office:value-type="float" office:value="0.539775678678119">
                <text:p>0.5397756786781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125441928594036">
                <text:p>-0.125441928594036</text:p>
              </table:table-cell>
              <table:table-cell office:value-type="float" office:value="0.243028612584987">
                <text:p>0.2430286125849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3682059088271">
                <text:p>0.73682059088271</text:p>
              </table:table-cell>
              <table:table-cell office:value-type="float" office:value="0.64226881849474">
                <text:p>0.642268818494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583572893093785">
                <text:p>-0.583572893093785</text:p>
              </table:table-cell>
              <table:table-cell office:value-type="float" office:value="-0.424709002777078">
                <text:p>-0.4247090027770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132478676020833">
                <text:p>-0.132478676020833</text:p>
              </table:table-cell>
              <table:table-cell office:value-type="float" office:value="-0.111297549570474">
                <text:p>-0.1112975495704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556161611922132">
                <text:p>-0.556161611922132</text:p>
              </table:table-cell>
              <table:table-cell office:value-type="float" office:value="0.13410923463655">
                <text:p>0.134109234636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887727527189693">
                <text:p>0.887727527189693</text:p>
              </table:table-cell>
              <table:table-cell office:value-type="float" office:value="0.364720962433506">
                <text:p>0.3647209624335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882341119373678">
                <text:p>-0.882341119373678</text:p>
              </table:table-cell>
              <table:table-cell office:value-type="float" office:value="0.0148898507767633">
                <text:p>0.01488985077676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635380126717443">
                <text:p>0.635380126717443</text:p>
              </table:table-cell>
              <table:table-cell office:value-type="float" office:value="-0.0260868224761321">
                <text:p>-0.02608682247613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24403348200752">
                <text:p>0.324403348200752</text:p>
              </table:table-cell>
              <table:table-cell office:value-type="float" office:value="-0.810743604529519">
                <text:p>-0.8107436045295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533290243945141">
                <text:p>-0.533290243945141</text:p>
              </table:table-cell>
              <table:table-cell office:value-type="float" office:value="-0.588168421359739">
                <text:p>-0.5881684213597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29465623734712">
                <text:p>0.329465623734712</text:p>
              </table:table-cell>
              <table:table-cell office:value-type="float" office:value="-0.100218318539312">
                <text:p>-0.1002183185393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720983123950874">
                <text:p>-0.720983123950874</text:p>
              </table:table-cell>
              <table:table-cell office:value-type="float" office:value="0.0809352980969282">
                <text:p>0.08093529809692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81753192325934">
                <text:p>-0.381753192325934</text:p>
              </table:table-cell>
              <table:table-cell office:value-type="float" office:value="0.601322474965769">
                <text:p>0.6013224749657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49828218634144">
                <text:p>-0.49828218634144</text:p>
              </table:table-cell>
              <table:table-cell office:value-type="float" office:value="0.780237481051311">
                <text:p>0.7802374810513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148880224007571">
                <text:p>-0.148880224007571</text:p>
              </table:table-cell>
              <table:table-cell office:value-type="float" office:value="-0.422983452590146">
                <text:p>-0.4229834525901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731503032295022">
                <text:p>-0.731503032295022</text:p>
              </table:table-cell>
              <table:table-cell office:value-type="float" office:value="-0.252124262658937">
                <text:p>-0.2521242626589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788991464920585">
                <text:p>-0.788991464920585</text:p>
              </table:table-cell>
              <table:table-cell office:value-type="float" office:value="-0.289150810026047">
                <text:p>-0.2891508100260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17348249361002">
                <text:p>0.117348249361002</text:p>
              </table:table-cell>
              <table:table-cell office:value-type="float" office:value="-0.877903327054385">
                <text:p>-0.87790332705438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474655317046834">
                <text:p>-0.474655317046834</text:p>
              </table:table-cell>
              <table:table-cell office:value-type="float" office:value="0.628589447318692">
                <text:p>0.62858944731869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690597854162469">
                <text:p>0.690597854162469</text:p>
              </table:table-cell>
              <table:table-cell office:value-type="float" office:value="0.0200010819536746">
                <text:p>0.02000108195367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52082534982706">
                <text:p>0.552082534982706</text:p>
              </table:table-cell>
              <table:table-cell office:value-type="float" office:value="0.574111738801402">
                <text:p>0.57411173880140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692733629014628">
                <text:p>0.00692733629014628</text:p>
              </table:table-cell>
              <table:table-cell office:value-type="float" office:value="0.156973668858978">
                <text:p>0.1569736688589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216126836085567">
                <text:p>-0.216126836085567</text:p>
              </table:table-cell>
              <table:table-cell office:value-type="float" office:value="0.183417485335416">
                <text:p>0.1834174853354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460352751342173">
                <text:p>-0.460352751342173</text:p>
              </table:table-cell>
              <table:table-cell office:value-type="float" office:value="0.205117398252968">
                <text:p>0.2051173982529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592727190279372">
                <text:p>0.592727190279372</text:p>
              </table:table-cell>
              <table:table-cell office:value-type="float" office:value="0.765241559194968">
                <text:p>0.7652415591949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33766621381377">
                <text:p>0.733766621381377</text:p>
              </table:table-cell>
              <table:table-cell office:value-type="float" office:value="0.473970535776286">
                <text:p>0.4739705357762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397616733771398">
                <text:p>-0.397616733771398</text:p>
              </table:table-cell>
              <table:table-cell office:value-type="float" office:value="-0.732698588839548">
                <text:p>-0.73269858883954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466184407157013">
                <text:p>-0.466184407157013</text:p>
              </table:table-cell>
              <table:table-cell office:value-type="float" office:value="0.863389050898356">
                <text:p>0.8633890508983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94455953468859">
                <text:p>0.994455953468859</text:p>
              </table:table-cell>
              <table:table-cell office:value-type="float" office:value="-0.0446501501365684">
                <text:p>-0.04465015013656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146988583763187">
                <text:p>-0.146988583763187</text:p>
              </table:table-cell>
              <table:table-cell office:value-type="float" office:value="-0.0792932698880719">
                <text:p>-0.079293269888071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319288575594931">
                <text:p>-0.319288575594931</text:p>
              </table:table-cell>
              <table:table-cell office:value-type="float" office:value="-0.558865751805776">
                <text:p>-0.5588657518057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9051126432909">
                <text:p>0.19051126432909</text:p>
              </table:table-cell>
              <table:table-cell office:value-type="float" office:value="-0.613186707808055">
                <text:p>-0.61318670780805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96530331595667">
                <text:p>0.396530331595667</text:p>
              </table:table-cell>
              <table:table-cell office:value-type="float" office:value="-0.487160613866469">
                <text:p>-0.4871606138664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264136803206519">
                <text:p>-0.264136803206519</text:p>
              </table:table-cell>
              <table:table-cell office:value-type="float" office:value="0.123134759973437">
                <text:p>0.1231347599734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293707431390612">
                <text:p>-0.0293707431390612</text:p>
              </table:table-cell>
              <table:table-cell office:value-type="float" office:value="0.757907794313948">
                <text:p>0.7579077943139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407645373443">
                <text:p>0.321407645373443</text:p>
              </table:table-cell>
              <table:table-cell office:value-type="float" office:value="-0.198641274573662">
                <text:p>-0.1986412745736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86749846793342">
                <text:p>0.486749846793342</text:p>
              </table:table-cell>
              <table:table-cell office:value-type="float" office:value="-0.585740280747712">
                <text:p>-0.5857402807477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7765735119205">
                <text:p>0.97765735119205</text:p>
              </table:table-cell>
              <table:table-cell office:value-type="float" office:value="-0.0326307488347854">
                <text:p>-0.03263074883478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6656024195658">
                <text:p>0.36656024195658</text:p>
              </table:table-cell>
              <table:table-cell office:value-type="float" office:value="0.665693801574142">
                <text:p>0.66569380157414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307335993586369">
                <text:p>-0.307335993586369</text:p>
              </table:table-cell>
              <table:table-cell office:value-type="float" office:value="-0.643094635410026">
                <text:p>-0.64309463541002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227748337636501">
                <text:p>0.227748337636501</text:p>
              </table:table-cell>
              <table:table-cell office:value-type="float" office:value="-0.707114260580502">
                <text:p>-0.70711426058050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256927821346635">
                <text:p>0.256927821346635</text:p>
              </table:table-cell>
              <table:table-cell office:value-type="float" office:value="0.0438203551368708">
                <text:p>0.04382035513687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65496944949585">
                <text:p>0.765496944949585</text:p>
              </table:table-cell>
              <table:table-cell office:value-type="float" office:value="0.312959854665462">
                <text:p>0.3129598546654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587135104001215">
                <text:p>-0.587135104001215</text:p>
              </table:table-cell>
              <table:table-cell office:value-type="float" office:value="-0.733313832059717">
                <text:p>-0.7333138320597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837137424758205">
                <text:p>-0.837137424758205</text:p>
              </table:table-cell>
              <table:table-cell office:value-type="float" office:value="-0.222705322309157">
                <text:p>-0.2227053223091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927519008404833">
                <text:p>0.0927519008404833</text:p>
              </table:table-cell>
              <table:table-cell office:value-type="float" office:value="0.0681301240034623">
                <text:p>0.068130124003462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18283291279687">
                <text:p>0.318283291279687</text:p>
              </table:table-cell>
              <table:table-cell office:value-type="float" office:value="0.919446321167144">
                <text:p>0.91944632116714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94996323063146">
                <text:p>0.794996323063146</text:p>
              </table:table-cell>
              <table:table-cell office:value-type="float" office:value="0.601029501397771">
                <text:p>0.6010295013977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98321739715762">
                <text:p>0.198321739715762</text:p>
              </table:table-cell>
              <table:table-cell office:value-type="float" office:value="0.0222244687054246">
                <text:p>0.022224468705424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418134084887787">
                <text:p>-0.418134084887787</text:p>
              </table:table-cell>
              <table:table-cell office:value-type="float" office:value="-0.528022429337218">
                <text:p>-0.5280224293372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06151481462065">
                <text:p>0.0606151481462065</text:p>
              </table:table-cell>
              <table:table-cell office:value-type="float" office:value="-0.5041818510929">
                <text:p>-0.504181851092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600281547967195">
                <text:p>0.600281547967195</text:p>
              </table:table-cell>
              <table:table-cell office:value-type="float" office:value="-0.129608231369995">
                <text:p>-0.12960823136999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562576508758668">
                <text:p>0.562576508758668</text:p>
              </table:table-cell>
              <table:table-cell office:value-type="float" office:value="-0.710705220238432">
                <text:p>-0.7107052202384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303958578610574">
                <text:p>-0.303958578610574</text:p>
              </table:table-cell>
              <table:table-cell office:value-type="float" office:value="-0.206147708698253">
                <text:p>-0.2061477086982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93161665236663">
                <text:p>0.393161665236663</text:p>
              </table:table-cell>
              <table:table-cell office:value-type="float" office:value="-0.608920366230437">
                <text:p>-0.6089203662304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211661466578394">
                <text:p>0.211661466578394</text:p>
              </table:table-cell>
              <table:table-cell office:value-type="float" office:value="0.958026821317002">
                <text:p>0.9580268213170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343872056536498">
                <text:p>-0.343872056536498</text:p>
              </table:table-cell>
              <table:table-cell office:value-type="float" office:value="-0.392971461152377">
                <text:p>-0.3929714611523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623918252326692">
                <text:p>-0.0623918252326692</text:p>
              </table:table-cell>
              <table:table-cell office:value-type="float" office:value="-0.169140417544894">
                <text:p>-0.1691404175448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42868810278167">
                <text:p>0.842868810278167</text:p>
              </table:table-cell>
              <table:table-cell office:value-type="float" office:value="-0.512916085581031">
                <text:p>-0.5129160855810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79862957192149">
                <text:p>0.879862957192149</text:p>
              </table:table-cell>
              <table:table-cell office:value-type="float" office:value="0.0533782090530493">
                <text:p>0.05337820905304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593580373138154">
                <text:p>0.0593580373138154</text:p>
              </table:table-cell>
              <table:table-cell office:value-type="float" office:value="-0.839808247719384">
                <text:p>-0.8398082477193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599085656516966">
                <text:p>-0.599085656516966</text:p>
              </table:table-cell>
              <table:table-cell office:value-type="float" office:value="0.511985440222069">
                <text:p>0.51198544022206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577383461199771">
                <text:p>0.577383461199771</text:p>
              </table:table-cell>
              <table:table-cell office:value-type="float" office:value="0.485447319955237">
                <text:p>0.4854473199552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732224578196454">
                <text:p>-0.732224578196454</text:p>
              </table:table-cell>
              <table:table-cell office:value-type="float" office:value="0.492105150943399">
                <text:p>0.4921051509433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265869721239514">
                <text:p>0.265869721239514</text:p>
              </table:table-cell>
              <table:table-cell office:value-type="float" office:value="-0.0461327728873192">
                <text:p>-0.04613277288731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347565773837885">
                <text:p>-0.347565773837885</text:p>
              </table:table-cell>
              <table:table-cell office:value-type="float" office:value="0.384663935667678">
                <text:p>0.38466393566767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755377636515197">
                <text:p>0.755377636515197</text:p>
              </table:table-cell>
              <table:table-cell office:value-type="float" office:value="0.0334803650885894">
                <text:p>0.03348036508858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242405376535687">
                <text:p>-0.242405376535687</text:p>
              </table:table-cell>
              <table:table-cell office:value-type="float" office:value="-0.868164221704895">
                <text:p>-0.8681642217048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727529056816041">
                <text:p>-0.727529056816041</text:p>
              </table:table-cell>
              <table:table-cell office:value-type="float" office:value="0.136321500749099">
                <text:p>0.13632150074909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124213960945443">
                <text:p>-0.124213960945443</text:p>
              </table:table-cell>
              <table:table-cell office:value-type="float" office:value="-0.861262468904656">
                <text:p>-0.86126246890465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29783578455536">
                <text:p>0.429783578455536</text:p>
              </table:table-cell>
              <table:table-cell office:value-type="float" office:value="0.159755035579724">
                <text:p>0.1597550355797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761324055080787">
                <text:p>-0.761324055080787</text:p>
              </table:table-cell>
              <table:table-cell office:value-type="float" office:value="0.339919983620735">
                <text:p>0.3399199836207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259348944393479">
                <text:p>-0.259348944393479</text:p>
              </table:table-cell>
              <table:table-cell office:value-type="float" office:value="-0.478127645052933">
                <text:p>-0.4781276450529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40194905429531">
                <text:p>0.0140194905429531</text:p>
              </table:table-cell>
              <table:table-cell office:value-type="float" office:value="-0.961962099481077">
                <text:p>-0.9619620994810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341690047787316">
                <text:p>-0.341690047787316</text:p>
              </table:table-cell>
              <table:table-cell office:value-type="float" office:value="-0.605059527928329">
                <text:p>-0.6050595279283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571981695265528">
                <text:p>0.571981695265528</text:p>
              </table:table-cell>
              <table:table-cell office:value-type="float" office:value="-0.303056575473001">
                <text:p>-0.3030565754730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488544410582803">
                <text:p>-0.488544410582803</text:p>
              </table:table-cell>
              <table:table-cell office:value-type="float" office:value="-0.285988543090325">
                <text:p>-0.2859885430903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303332564329268">
                <text:p>-0.303332564329268</text:p>
              </table:table-cell>
              <table:table-cell office:value-type="float" office:value="0.590166902329274">
                <text:p>0.5901669023292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225842147006255">
                <text:p>0.225842147006255</text:p>
              </table:table-cell>
              <table:table-cell office:value-type="float" office:value="-0.179830004434689">
                <text:p>-0.1798300044346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662218624250285">
                <text:p>-0.662218624250285</text:p>
              </table:table-cell>
              <table:table-cell office:value-type="float" office:value="-0.216797513050336">
                <text:p>-0.2167975130503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285212471963365">
                <text:p>0.285212471963365</text:p>
              </table:table-cell>
              <table:table-cell office:value-type="float" office:value="-0.611810268646189">
                <text:p>-0.6118102686461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10180187196713">
                <text:p>0.810180187196713</text:p>
              </table:table-cell>
              <table:table-cell office:value-type="float" office:value="-0.182748139890051">
                <text:p>-0.1827481398900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342632962550994">
                <text:p>-0.0342632962550994</text:p>
              </table:table-cell>
              <table:table-cell office:value-type="float" office:value="-0.671182674671907">
                <text:p>-0.67118267467190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529201341279463">
                <text:p>-0.529201341279463</text:p>
              </table:table-cell>
              <table:table-cell office:value-type="float" office:value="-0.286527555389342">
                <text:p>-0.2865275553893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62728797730422">
                <text:p>0.162728797730422</text:p>
              </table:table-cell>
              <table:table-cell office:value-type="float" office:value="0.672585055400866">
                <text:p>0.6725850554008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890625475830878">
                <text:p>-0.890625475830878</text:p>
              </table:table-cell>
              <table:table-cell office:value-type="float" office:value="0.101708462825851">
                <text:p>0.1017084628258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68102194367904">
                <text:p>0.68102194367904</text:p>
              </table:table-cell>
              <table:table-cell office:value-type="float" office:value="0.697142522166018">
                <text:p>0.6971425221660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174221682985746">
                <text:p>-0.174221682985746</text:p>
              </table:table-cell>
              <table:table-cell office:value-type="float" office:value="-0.184330843499167">
                <text:p>-0.1843308434991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518469814055697">
                <text:p>0.518469814055697</text:p>
              </table:table-cell>
              <table:table-cell office:value-type="float" office:value="0.283551932452286">
                <text:p>0.2835519324522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107425008250274">
                <text:p>-0.107425008250274</text:p>
              </table:table-cell>
              <table:table-cell office:value-type="float" office:value="0.886363381116164">
                <text:p>0.8863633811161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61559744637168">
                <text:p>-0.361559744637168</text:p>
              </table:table-cell>
              <table:table-cell office:value-type="float" office:value="0.178014330432006">
                <text:p>0.1780143304320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72439883485453">
                <text:p>0.172439883485453</text:p>
              </table:table-cell>
              <table:table-cell office:value-type="float" office:value="-0.912552617415716">
                <text:p>-0.9125526174157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614962223141572">
                <text:p>0.614962223141572</text:p>
              </table:table-cell>
              <table:table-cell office:value-type="float" office:value="0.439130810130251">
                <text:p>0.4391308101302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37025641793029">
                <text:p>0.237025641793029</text:p>
              </table:table-cell>
              <table:table-cell office:value-type="float" office:value="0.886177490320846">
                <text:p>0.8861774903208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238801516567036">
                <text:p>-0.238801516567036</text:p>
              </table:table-cell>
              <table:table-cell office:value-type="float" office:value="-0.515606256990529">
                <text:p>-0.5156062569905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774829091671895">
                <text:p>-0.0774829091671895</text:p>
              </table:table-cell>
              <table:table-cell office:value-type="float" office:value="0.328788113222428">
                <text:p>0.32878811322242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04981698771705">
                <text:p>0.304981698771705</text:p>
              </table:table-cell>
              <table:table-cell office:value-type="float" office:value="-0.767319605057078">
                <text:p>-0.7673196050570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219237845854422">
                <text:p>0.219237845854422</text:p>
              </table:table-cell>
              <table:table-cell office:value-type="float" office:value="0.780566076483992">
                <text:p>0.78056607648399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757282731683878">
                <text:p>-0.757282731683878</text:p>
              </table:table-cell>
              <table:table-cell office:value-type="float" office:value="0.53878789476324">
                <text:p>0.538787894763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31107770355391">
                <text:p>0.431107770355391</text:p>
              </table:table-cell>
              <table:table-cell office:value-type="float" office:value="-0.186761165442198">
                <text:p>-0.1867611654421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123097176198327">
                <text:p>-0.0123097176198327</text:p>
              </table:table-cell>
              <table:table-cell office:value-type="float" office:value="-0.930344349971555">
                <text:p>-0.9303443499715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114857136634479">
                <text:p>-0.114857136634479</text:p>
              </table:table-cell>
              <table:table-cell office:value-type="float" office:value="0.147583815831475">
                <text:p>0.1475838158314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02629416332257">
                <text:p>0.302629416332257</text:p>
              </table:table-cell>
              <table:table-cell office:value-type="float" office:value="0.0362069631824762">
                <text:p>0.03620696318247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41592652296016">
                <text:p>0.841592652296016</text:p>
              </table:table-cell>
              <table:table-cell office:value-type="float" office:value="0.0410212762034222">
                <text:p>0.04102127620342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95909797309395">
                <text:p>0.295909797309395</text:p>
              </table:table-cell>
              <table:table-cell office:value-type="float" office:value="0.77730936749393">
                <text:p>0.777309367493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141210025725271">
                <text:p>-0.141210025725271</text:p>
              </table:table-cell>
              <table:table-cell office:value-type="float" office:value="-0.677272045744668">
                <text:p>-0.6772720457446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40329040819225">
                <text:p>0.940329040819225</text:p>
              </table:table-cell>
              <table:table-cell office:value-type="float" office:value="-0.331176356896134">
                <text:p>-0.3311763568961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2854976486944">
                <text:p>0.502854976486944</text:p>
              </table:table-cell>
              <table:table-cell office:value-type="float" office:value="-0.435618899667261">
                <text:p>-0.4356188996672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942478688129657">
                <text:p>-0.942478688129657</text:p>
              </table:table-cell>
              <table:table-cell office:value-type="float" office:value="-0.298377017037843">
                <text:p>-0.2983770170378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902411060236146">
                <text:p>-0.0902411060236146</text:p>
              </table:table-cell>
              <table:table-cell office:value-type="float" office:value="-0.983881250084587">
                <text:p>-0.9838812500845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499658721548506">
                <text:p>-0.0499658721548506</text:p>
              </table:table-cell>
              <table:table-cell office:value-type="float" office:value="0.386785497394622">
                <text:p>0.3867854973946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132462243416264">
                <text:p>-0.132462243416264</text:p>
              </table:table-cell>
              <table:table-cell office:value-type="float" office:value="0.962841809318777">
                <text:p>0.9628418093187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533213364656335">
                <text:p>-0.533213364656335</text:p>
              </table:table-cell>
              <table:table-cell office:value-type="float" office:value="0.701093357851681">
                <text:p>0.7010933578516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107780227454183">
                <text:p>-0.107780227454183</text:p>
              </table:table-cell>
              <table:table-cell office:value-type="float" office:value="0.939001856772951">
                <text:p>0.93900185677295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240802126563">
                <text:p>0.811240802126563</text:p>
              </table:table-cell>
              <table:table-cell office:value-type="float" office:value="0.383688324171684">
                <text:p>0.3836883241716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910136672025249">
                <text:p>0.910136672025249</text:p>
              </table:table-cell>
              <table:table-cell office:value-type="float" office:value="0.188851555751611">
                <text:p>0.1888515557516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567056093212483">
                <text:p>0.567056093212483</text:p>
              </table:table-cell>
              <table:table-cell office:value-type="float" office:value="-0.411525392739435">
                <text:p>-0.4115253927394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955675456312088">
                <text:p>0.000955675456312088</text:p>
              </table:table-cell>
              <table:table-cell office:value-type="float" office:value="0.996805353545163">
                <text:p>0.99680535354516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86803384878037">
                <text:p>-0.086803384878037</text:p>
              </table:table-cell>
              <table:table-cell office:value-type="float" office:value="0.110222548801687">
                <text:p>0.1102225488016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327015920360014">
                <text:p>-0.327015920360014</text:p>
              </table:table-cell>
              <table:table-cell office:value-type="float" office:value="-0.668067183492213">
                <text:p>-0.6680671834922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337212816308452">
                <text:p>-0.337212816308452</text:p>
              </table:table-cell>
              <table:table-cell office:value-type="float" office:value="0.0108665966876635">
                <text:p>0.01086659668766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754401168308255">
                <text:p>0.754401168308255</text:p>
              </table:table-cell>
              <table:table-cell office:value-type="float" office:value="-0.115751494612986">
                <text:p>-0.11575149461298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647351198949814">
                <text:p>-0.647351198949814</text:p>
              </table:table-cell>
              <table:table-cell office:value-type="float" office:value="-0.755718046007894">
                <text:p>-0.7557180460078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843594581867965">
                <text:p>-0.843594581867965</text:p>
              </table:table-cell>
              <table:table-cell office:value-type="float" office:value="0.253430636847665">
                <text:p>0.2534306368476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391232748216559">
                <text:p>-0.391232748216559</text:p>
              </table:table-cell>
              <table:table-cell office:value-type="float" office:value="0.659021064075188">
                <text:p>0.6590210640751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78940595774997">
                <text:p>0.878940595774997</text:p>
              </table:table-cell>
              <table:table-cell office:value-type="float" office:value="0.0682245645502323">
                <text:p>0.06822456455023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518608733555215">
                <text:p>0.518608733555215</text:p>
              </table:table-cell>
              <table:table-cell office:value-type="float" office:value="0.444759866559619">
                <text:p>0.44475986655961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820650084169">
                <text:p>0.66820650084169</text:p>
              </table:table-cell>
              <table:table-cell office:value-type="float" office:value="0.303739026882707">
                <text:p>0.30373902688270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3991873398855">
                <text:p>0.53991873398855</text:p>
              </table:table-cell>
              <table:table-cell office:value-type="float" office:value="0.0474338246344506">
                <text:p>0.04743382463445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105890304507464">
                <text:p>-0.105890304507464</text:p>
              </table:table-cell>
              <table:table-cell office:value-type="float" office:value="-0.943285863338265">
                <text:p>-0.94328586333826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550786812018493">
                <text:p>-0.550786812018493</text:p>
              </table:table-cell>
              <table:table-cell office:value-type="float" office:value="0.0395667579099564">
                <text:p>0.03956675790995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215962815996128">
                <text:p>0.215962815996128</text:p>
              </table:table-cell>
              <table:table-cell office:value-type="float" office:value="0.0499335847728998">
                <text:p>0.04993358477289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490582426102085">
                <text:p>-0.490582426102085</text:p>
              </table:table-cell>
              <table:table-cell office:value-type="float" office:value="-0.653843449341405">
                <text:p>-0.6538434493414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542644692716539">
                <text:p>-0.0542644692716539</text:p>
              </table:table-cell>
              <table:table-cell office:value-type="float" office:value="0.00875257727990622">
                <text:p>0.008752577279906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327485341708614">
                <text:p>-0.327485341708614</text:p>
              </table:table-cell>
              <table:table-cell office:value-type="float" office:value="0.185103648617787">
                <text:p>0.18510364861778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502791470059765">
                <text:p>-0.502791470059765</text:p>
              </table:table-cell>
              <table:table-cell office:value-type="float" office:value="-0.737387309543475">
                <text:p>-0.7373873095434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659318256793222">
                <text:p>-0.659318256793222</text:p>
              </table:table-cell>
              <table:table-cell office:value-type="float" office:value="-0.708653007258593">
                <text:p>-0.7086530072585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341590129740837">
                <text:p>-0.341590129740837</text:p>
              </table:table-cell>
              <table:table-cell office:value-type="float" office:value="0.621192127949267">
                <text:p>0.6211921279492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40091730696862">
                <text:p>-0.40091730696862</text:p>
              </table:table-cell>
              <table:table-cell office:value-type="float" office:value="-0.186524625773393">
                <text:p>-0.1865246257733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70933086233493">
                <text:p>-0.70933086233493</text:p>
              </table:table-cell>
              <table:table-cell office:value-type="float" office:value="-0.506722745325104">
                <text:p>-0.50672274532510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85862389987354">
                <text:p>0.985862389987354</text:p>
              </table:table-cell>
              <table:table-cell office:value-type="float" office:value="0.0930922570406444">
                <text:p>0.09309225704064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929112967742301">
                <text:p>-0.929112967742301</text:p>
              </table:table-cell>
              <table:table-cell office:value-type="float" office:value="-0.308914700834783">
                <text:p>-0.3089147008347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176839706101604">
                <text:p>-0.176839706101604</text:p>
              </table:table-cell>
              <table:table-cell office:value-type="float" office:value="0.403319882141053">
                <text:p>0.40331988214105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30406814862249">
                <text:p>0.530406814862249</text:p>
              </table:table-cell>
              <table:table-cell office:value-type="float" office:value="0.676973141406056">
                <text:p>0.6769731414060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566297496464904">
                <text:p>-0.566297496464904</text:p>
              </table:table-cell>
              <table:table-cell office:value-type="float" office:value="-0.0447215450463473">
                <text:p>-0.04472154504634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838761528834359">
                <text:p>-0.838761528834359</text:p>
              </table:table-cell>
              <table:table-cell office:value-type="float" office:value="-0.511078054151173">
                <text:p>-0.5110780541511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614057213632801">
                <text:p>0.614057213632801</text:p>
              </table:table-cell>
              <table:table-cell office:value-type="float" office:value="0.21283096493584">
                <text:p>0.2128309649358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97710142096861">
                <text:p>0.897710142096861</text:p>
              </table:table-cell>
              <table:table-cell office:value-type="float" office:value="0.0922420219866405">
                <text:p>0.09224202198664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47558002958513">
                <text:p>0.347558002958513</text:p>
              </table:table-cell>
              <table:table-cell office:value-type="float" office:value="0.348893433499206">
                <text:p>0.3488934334992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143769474162153">
                <text:p>-0.0143769474162153</text:p>
              </table:table-cell>
              <table:table-cell office:value-type="float" office:value="-0.409550406915762">
                <text:p>-0.40955040691576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602605090929541">
                <text:p>0.602605090929541</text:p>
              </table:table-cell>
              <table:table-cell office:value-type="float" office:value="0.733415706490136">
                <text:p>0.7334157064901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619568338567311">
                <text:p>0.619568338567311</text:p>
              </table:table-cell>
              <table:table-cell office:value-type="float" office:value="-0.734614200151135">
                <text:p>-0.7346142001511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944043221639218">
                <text:p>-0.0944043221639218</text:p>
              </table:table-cell>
              <table:table-cell office:value-type="float" office:value="0.0696509274248769">
                <text:p>0.06965092742487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633174874355815">
                <text:p>-0.633174874355815</text:p>
              </table:table-cell>
              <table:table-cell office:value-type="float" office:value="0.11374733156265">
                <text:p>0.113747331562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810193316466245">
                <text:p>-0.810193316466245</text:p>
              </table:table-cell>
              <table:table-cell office:value-type="float" office:value="0.170058936567744">
                <text:p>0.1700589365677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427925917668366">
                <text:p>-0.427925917668366</text:p>
              </table:table-cell>
              <table:table-cell office:value-type="float" office:value="0.6250123161313">
                <text:p>0.6250123161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163202657827191">
                <text:p>-0.163202657827191</text:p>
              </table:table-cell>
              <table:table-cell office:value-type="float" office:value="0.490859468155745">
                <text:p>0.4908594681557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157683513466808">
                <text:p>-0.0157683513466808</text:p>
              </table:table-cell>
              <table:table-cell office:value-type="float" office:value="0.125469398792326">
                <text:p>0.12546939879232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335988745610338">
                <text:p>-0.335988745610338</text:p>
              </table:table-cell>
              <table:table-cell office:value-type="float" office:value="-0.422954048658145">
                <text:p>-0.4229540486581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582947921623114">
                <text:p>0.582947921623114</text:p>
              </table:table-cell>
              <table:table-cell office:value-type="float" office:value="-0.575837613397576">
                <text:p>-0.5758376133975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102291766546686">
                <text:p>-0.102291766546686</text:p>
              </table:table-cell>
              <table:table-cell office:value-type="float" office:value="-0.685969723022094">
                <text:p>-0.6859697230220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545088339767634">
                <text:p>0.0545088339767634</text:p>
              </table:table-cell>
              <table:table-cell office:value-type="float" office:value="0.383674066066002">
                <text:p>0.3836740660660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203498403527949">
                <text:p>0.203498403527949</text:p>
              </table:table-cell>
              <table:table-cell office:value-type="float" office:value="-0.455309412905473">
                <text:p>-0.4553094129054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658207519093473">
                <text:p>0.658207519093473</text:p>
              </table:table-cell>
              <table:table-cell office:value-type="float" office:value="-0.214785891055059">
                <text:p>-0.2147858910550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544545863308862">
                <text:p>-0.544545863308862</text:p>
              </table:table-cell>
              <table:table-cell office:value-type="float" office:value="-0.541837808718007">
                <text:p>-0.5418378087180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257753880526745">
                <text:p>0.257753880526745</text:p>
              </table:table-cell>
              <table:table-cell office:value-type="float" office:value="0.55485226211716">
                <text:p>0.554852262117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657377418142904">
                <text:p>0.657377418142904</text:p>
              </table:table-cell>
              <table:table-cell office:value-type="float" office:value="0.583078188801806">
                <text:p>0.5830781888018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586889750758992">
                <text:p>0.586889750758992</text:p>
              </table:table-cell>
              <table:table-cell office:value-type="float" office:value="0.595505316990052">
                <text:p>0.59550531699005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37270214293474">
                <text:p>0.0237270214293474</text:p>
              </table:table-cell>
              <table:table-cell office:value-type="float" office:value="-0.853165645286917">
                <text:p>-0.8531656452869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522193967206843">
                <text:p>-0.522193967206843</text:p>
              </table:table-cell>
              <table:table-cell office:value-type="float" office:value="0.00430566345397703">
                <text:p>0.004305663453977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179490742650401">
                <text:p>-0.179490742650401</text:p>
              </table:table-cell>
              <table:table-cell office:value-type="float" office:value="-0.730819930330606">
                <text:p>-0.7308199303306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585728856694172">
                <text:p>-0.585728856694172</text:p>
              </table:table-cell>
              <table:table-cell office:value-type="float" office:value="-0.578362769847017">
                <text:p>-0.5783627698470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277108348939819">
                <text:p>0.277108348939819</text:p>
              </table:table-cell>
              <table:table-cell office:value-type="float" office:value="0.115716923166937">
                <text:p>0.1157169231669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474692952744475">
                <text:p>-0.474692952744475</text:p>
              </table:table-cell>
              <table:table-cell office:value-type="float" office:value="0.02012774218229">
                <text:p>0.020127742182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861994014354823">
                <text:p>-0.861994014354823</text:p>
              </table:table-cell>
              <table:table-cell office:value-type="float" office:value="-0.0827299758488817">
                <text:p>-0.08272997584888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826401267143085">
                <text:p>-0.826401267143085</text:p>
              </table:table-cell>
              <table:table-cell office:value-type="float" office:value="-0.238278244571715">
                <text:p>-0.2382782445717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357549874140315">
                <text:p>-0.357549874140315</text:p>
              </table:table-cell>
              <table:table-cell office:value-type="float" office:value="-0.889131083471945">
                <text:p>-0.8891310834719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529353946230518">
                <text:p>-0.529353946230518</text:p>
              </table:table-cell>
              <table:table-cell office:value-type="float" office:value="0.155161757835339">
                <text:p>0.1551617578353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949786520537467">
                <text:p>-0.949786520537467</text:p>
              </table:table-cell>
              <table:table-cell office:value-type="float" office:value="0.0649353567910473">
                <text:p>0.06493535679104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151983754963828">
                <text:p>-0.151983754963828</text:p>
              </table:table-cell>
              <table:table-cell office:value-type="float" office:value="-0.788541945088906">
                <text:p>-0.78854194508890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656061193350758">
                <text:p>-0.656061193350758</text:p>
              </table:table-cell>
              <table:table-cell office:value-type="float" office:value="-0.433650722195212">
                <text:p>-0.4336507221952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202049374229955">
                <text:p>-0.202049374229955</text:p>
              </table:table-cell>
              <table:table-cell office:value-type="float" office:value="0.49857220513448">
                <text:p>0.4985722051344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428277060066523">
                <text:p>-0.428277060066523</text:p>
              </table:table-cell>
              <table:table-cell office:value-type="float" office:value="-0.276525686208851">
                <text:p>-0.27652568620885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67380433976757">
                <text:p>0.167380433976757</text:p>
              </table:table-cell>
              <table:table-cell office:value-type="float" office:value="0.375852093490415">
                <text:p>0.3758520934904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62436479252389">
                <text:p>0.362436479252389</text:p>
              </table:table-cell>
              <table:table-cell office:value-type="float" office:value="-0.930008953707373">
                <text:p>-0.93000895370737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778306805994055">
                <text:p>0.778306805994055</text:p>
              </table:table-cell>
              <table:table-cell office:value-type="float" office:value="-0.459226421679255">
                <text:p>-0.4592264216792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531838961099584">
                <text:p>-0.531838961099584</text:p>
              </table:table-cell>
              <table:table-cell office:value-type="float" office:value="0.832782513017514">
                <text:p>0.8327825130175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1141359301726">
                <text:p>-0.1141359301726</text:p>
              </table:table-cell>
              <table:table-cell office:value-type="float" office:value="0.894320235040564">
                <text:p>0.8943202350405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36318941584428">
                <text:p>-0.36318941584428</text:p>
              </table:table-cell>
              <table:table-cell office:value-type="float" office:value="0.699680933823547">
                <text:p>0.69968093382354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767053416763934">
                <text:p>0.767053416763934</text:p>
              </table:table-cell>
              <table:table-cell office:value-type="float" office:value="-0.239607025218168">
                <text:p>-0.23960702521816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766365385620658">
                <text:p>0.766365385620658</text:p>
              </table:table-cell>
              <table:table-cell office:value-type="float" office:value="0.0401536844978181">
                <text:p>0.040153684497818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417443351670187">
                <text:p>-0.417443351670187</text:p>
              </table:table-cell>
              <table:table-cell office:value-type="float" office:value="0.676015644539374">
                <text:p>0.67601564453937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473881963704937">
                <text:p>-0.473881963704937</text:p>
              </table:table-cell>
              <table:table-cell office:value-type="float" office:value="-0.301995472374218">
                <text:p>-0.3019954723742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2322653731578">
                <text:p>-0.2322653731578</text:p>
              </table:table-cell>
              <table:table-cell office:value-type="float" office:value="0.0359111798485949">
                <text:p>0.03591117984859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680419524871269">
                <text:p>-0.680419524871269</text:p>
              </table:table-cell>
              <table:table-cell office:value-type="float" office:value="0.292753833934471">
                <text:p>0.2927538339344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28987570259564">
                <text:p>0.328987570259564</text:p>
              </table:table-cell>
              <table:table-cell office:value-type="float" office:value="0.291241099148898">
                <text:p>0.2912410991488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582629097965899">
                <text:p>-0.582629097965899</text:p>
              </table:table-cell>
              <table:table-cell office:value-type="float" office:value="-0.653329718382834">
                <text:p>-0.6533297183828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54465056629208">
                <text:p>0.54465056629208</text:p>
              </table:table-cell>
              <table:table-cell office:value-type="float" office:value="0.255049204223846">
                <text:p>0.2550492042238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93476486178479">
                <text:p>-0.93476486178479</text:p>
              </table:table-cell>
              <table:table-cell office:value-type="float" office:value="0.164044061013233">
                <text:p>0.1640440610132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374325707970664">
                <text:p>-0.374325707970664</text:p>
              </table:table-cell>
              <table:table-cell office:value-type="float" office:value="-0.722150509313856">
                <text:p>-0.7221505093138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249520843558146">
                <text:p>0.249520843558146</text:p>
              </table:table-cell>
              <table:table-cell office:value-type="float" office:value="-0.448856612724243">
                <text:p>-0.44885661272424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509115568109585">
                <text:p>-0.509115568109585</text:p>
              </table:table-cell>
              <table:table-cell office:value-type="float" office:value="-0.552498383082208">
                <text:p>-0.5524983830822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278497505353079">
                <text:p>0.278497505353079</text:p>
              </table:table-cell>
              <table:table-cell office:value-type="float" office:value="0.0847729553881221">
                <text:p>0.08477295538812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465411537951454">
                <text:p>0.0465411537951454</text:p>
              </table:table-cell>
              <table:table-cell office:value-type="float" office:value="0.00785520251436111">
                <text:p>0.007855202514361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0708731079127">
                <text:p>-0.10708731079127</text:p>
              </table:table-cell>
              <table:table-cell office:value-type="float" office:value="0.744532206358458">
                <text:p>0.7445322063584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690960418604253">
                <text:p>0.0690960418604253</text:p>
              </table:table-cell>
              <table:table-cell office:value-type="float" office:value="-0.332355400135491">
                <text:p>-0.3323554001354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69447535846916">
                <text:p>0.569447535846916</text:p>
              </table:table-cell>
              <table:table-cell office:value-type="float" office:value="-0.732571430238888">
                <text:p>-0.7325714302388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329590401096474">
                <text:p>-0.329590401096474</text:p>
              </table:table-cell>
              <table:table-cell office:value-type="float" office:value="0.45324007323872">
                <text:p>0.453240073238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52318186465292">
                <text:p>0.152318186465292</text:p>
              </table:table-cell>
              <table:table-cell office:value-type="float" office:value="-0.928484568477069">
                <text:p>-0.9284845684770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742169637601776">
                <text:p>0.742169637601776</text:p>
              </table:table-cell>
              <table:table-cell office:value-type="float" office:value="-0.511491147397292">
                <text:p>-0.51149114739729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265156311793755">
                <text:p>-0.265156311793755</text:p>
              </table:table-cell>
              <table:table-cell office:value-type="float" office:value="-0.538811981139115">
                <text:p>-0.5388119811391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264671935252546">
                <text:p>0.264671935252546</text:p>
              </table:table-cell>
              <table:table-cell office:value-type="float" office:value="-0.465960488502965">
                <text:p>-0.46596048850296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594220108881695">
                <text:p>-0.0594220108881695</text:p>
              </table:table-cell>
              <table:table-cell office:value-type="float" office:value="-0.00301059537405219">
                <text:p>-0.003010595374052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259014205879274">
                <text:p>0.259014205879274</text:p>
              </table:table-cell>
              <table:table-cell office:value-type="float" office:value="-0.868218852097272">
                <text:p>-0.8682188520972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216979870326861">
                <text:p>-0.216979870326861</text:p>
              </table:table-cell>
              <table:table-cell office:value-type="float" office:value="0.463817601135337">
                <text:p>0.4638176011353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543115245284155">
                <text:p>0.543115245284155</text:p>
              </table:table-cell>
              <table:table-cell office:value-type="float" office:value="0.699803055629265">
                <text:p>0.6998030556292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98032547133684">
                <text:p>0.0298032547133684</text:p>
              </table:table-cell>
              <table:table-cell office:value-type="float" office:value="0.712564551895381">
                <text:p>0.7125645518953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80925776298994">
                <text:p>0.880925776298994</text:p>
              </table:table-cell>
              <table:table-cell office:value-type="float" office:value="-0.200481722815983">
                <text:p>-0.20048172281598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269299246952">
                <text:p>0.1269299246952</text:p>
              </table:table-cell>
              <table:table-cell office:value-type="float" office:value="0.275165744225178">
                <text:p>0.27516574422517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715880054127147">
                <text:p>-0.715880054127147</text:p>
              </table:table-cell>
              <table:table-cell office:value-type="float" office:value="-0.192947876040495">
                <text:p>-0.1929478760404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32885465074668">
                <text:p>0.0232885465074668</text:p>
              </table:table-cell>
              <table:table-cell office:value-type="float" office:value="0.397756313598942">
                <text:p>0.3977563135989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96194627198617">
                <text:p>-0.496194627198617</text:p>
              </table:table-cell>
              <table:table-cell office:value-type="float" office:value="-0.0908100123635883">
                <text:p>-0.090810012363588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757460454689892">
                <text:p>-0.757460454689892</text:p>
              </table:table-cell>
              <table:table-cell office:value-type="float" office:value="0.274633540296852">
                <text:p>0.2746335402968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168830559159844">
                <text:p>-0.168830559159844</text:p>
              </table:table-cell>
              <table:table-cell office:value-type="float" office:value="-0.0942352136777935">
                <text:p>-0.09423521367779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0746782151488191">
                <text:p>-0.00746782151488191</text:p>
              </table:table-cell>
              <table:table-cell office:value-type="float" office:value="-0.608502294316707">
                <text:p>-0.60850229431670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525168132921421">
                <text:p>0.0525168132921421</text:p>
              </table:table-cell>
              <table:table-cell office:value-type="float" office:value="-0.873981433911292">
                <text:p>-0.87398143391129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583877593547978">
                <text:p>0.583877593547978</text:p>
              </table:table-cell>
              <table:table-cell office:value-type="float" office:value="-0.466202758886354">
                <text:p>-0.4662027588863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600475519326001">
                <text:p>-0.600475519326001</text:p>
              </table:table-cell>
              <table:table-cell office:value-type="float" office:value="0.106091105023791">
                <text:p>0.1060911050237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619562030291232">
                <text:p>0.619562030291232</text:p>
              </table:table-cell>
              <table:table-cell office:value-type="float" office:value="0.669002084495188">
                <text:p>0.6690020844951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67344166559933">
                <text:p>0.067344166559933</text:p>
              </table:table-cell>
              <table:table-cell office:value-type="float" office:value="0.820673085955423">
                <text:p>0.8206730859554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571359906482365">
                <text:p>-0.571359906482365</text:p>
              </table:table-cell>
              <table:table-cell office:value-type="float" office:value="0.785395567283272">
                <text:p>0.785395567283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0.678cm" svg:height="8.981cm" xlink:href=".." xlink:type="simple" chart:class="chart:scatter" chart:style-name="ch1">
        <chart:plot-area chart:style-name="ch2" table:cell-range-address="Triangle.E6:Triangle.F600" chart:data-source-has-labels="row" svg:x="0.663cm" svg:y="0.851cm" svg:width="9.589cm" svg:height="7.531cm">
          <chartooo:coordinate-region svg:x="1.099cm" svg:y="1.063cm" svg:width="9.059cm" svg:height="6.646cm"/>
          <chart:axis chart:dimension="x" chart:name="primary-x" chart:style-name="ch3"/>
          <chart:axis chart:dimension="y" chart:name="primary-y" chart:style-name="ch3"/>
          <chart:series chart:style-name="ch4" chart:values-cell-range-address="Triangle.F7:Triangle.F600" chart:label-cell-address="Triangle.F6:Triangle.F6" chart:class="chart:scatter">
            <chart:domain table:cell-range-address="Triangle.E7:Triangle.E600"/>
            <chart:data-point chart:repeated="59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y</text:p>
                <draw:g>
                  <svg:desc>Triangle.F6:Triangle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231649400073">
                <text:p>0.349231649400073</text:p>
                <draw:g>
                  <svg:desc>Triangle.E7:Triangle.E600</svg:desc>
                </draw:g>
              </table:table-cell>
              <table:table-cell office:value-type="float" office:value="0.333616510278913">
                <text:p>0.333616510278913</text:p>
                <draw:g>
                  <svg:desc>Triangle.F7:Triangle.F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1314471903878">
                <text:p>0.671314471903878</text:p>
              </table:table-cell>
              <table:table-cell office:value-type="float" office:value="1.38880636231616">
                <text:p>1.38880636231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3035204784425">
                <text:p>0.853035204784425</text:p>
              </table:table-cell>
              <table:table-cell office:value-type="float" office:value="1.54456884742542">
                <text:p>1.54456884742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0802410716706">
                <text:p>0.640802410716706</text:p>
              </table:table-cell>
              <table:table-cell office:value-type="float" office:value="0.547876786719667">
                <text:p>0.547876786719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0340815050569">
                <text:p>0.820340815050569</text:p>
              </table:table-cell>
              <table:table-cell office:value-type="float" office:value="1.60023381588475">
                <text:p>1.60023381588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7555658946644">
                <text:p>0.597555658946644</text:p>
              </table:table-cell>
              <table:table-cell office:value-type="float" office:value="0.137849512348887">
                <text:p>0.137849512348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6371135633722">
                <text:p>0.916371135633722</text:p>
              </table:table-cell>
              <table:table-cell office:value-type="float" office:value="1.69274312305558">
                <text:p>1.69274312305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9172642606323">
                <text:p>0.529172642606323</text:p>
              </table:table-cell>
              <table:table-cell office:value-type="float" office:value="0.390407227275794">
                <text:p>0.390407227275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4025147398516">
                <text:p>0.734025147398516</text:p>
              </table:table-cell>
              <table:table-cell office:value-type="float" office:value="0.782233860363327">
                <text:p>0.782233860363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043488520847">
                <text:p>0.457043488520847</text:p>
              </table:table-cell>
              <table:table-cell office:value-type="float" office:value="0.471253678506711">
                <text:p>0.471253678506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8719486647923">
                <text:p>0.528719486647923</text:p>
              </table:table-cell>
              <table:table-cell office:value-type="float" office:value="0.81121394185958">
                <text:p>0.81121394185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406054223786">
                <text:p>0.514406054223786</text:p>
              </table:table-cell>
              <table:table-cell office:value-type="float" office:value="0.744657138567961">
                <text:p>0.744657138567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8144471613341">
                <text:p>0.778144471613341</text:p>
              </table:table-cell>
              <table:table-cell office:value-type="float" office:value="1.27757281477239">
                <text:p>1.27757281477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2225665137084">
                <text:p>0.712225665137084</text:p>
              </table:table-cell>
              <table:table-cell office:value-type="float" office:value="1.38181319166788">
                <text:p>1.38181319166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8796359542191">
                <text:p>0.778796359542191</text:p>
              </table:table-cell>
              <table:table-cell office:value-type="float" office:value="1.13531693333141">
                <text:p>1.13531693333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5437351470834">
                <text:p>0.635437351470834</text:p>
              </table:table-cell>
              <table:table-cell office:value-type="float" office:value="0.353355189971398">
                <text:p>0.353355189971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2786108082722">
                <text:p>0.322786108082722</text:p>
              </table:table-cell>
              <table:table-cell office:value-type="float" office:value="0.969231653604582">
                <text:p>0.969231653604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2835325573816">
                <text:p>0.522835325573816</text:p>
              </table:table-cell>
              <table:table-cell office:value-type="float" office:value="0.249783157045259">
                <text:p>0.249783157045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85751618336613">
                <text:p>0.685751618336613</text:p>
              </table:table-cell>
              <table:table-cell office:value-type="float" office:value="0.583370368040209">
                <text:p>0.583370368040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2156169192646">
                <text:p>0.572156169192646</text:p>
              </table:table-cell>
              <table:table-cell office:value-type="float" office:value="0.105979444787244">
                <text:p>0.105979444787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6423199459721">
                <text:p>0.606423199459721</text:p>
              </table:table-cell>
              <table:table-cell office:value-type="float" office:value="0.258939499374082">
                <text:p>0.2589394993740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10464259441974">
                <text:p>0.710464259441974</text:p>
              </table:table-cell>
              <table:table-cell office:value-type="float" office:value="0.512477549931797">
                <text:p>0.512477549931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7953845895984">
                <text:p>0.917953845895984</text:p>
              </table:table-cell>
              <table:table-cell office:value-type="float" office:value="1.69299636858526">
                <text:p>1.692996368585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9326002576327">
                <text:p>0.479326002576327</text:p>
              </table:table-cell>
              <table:table-cell office:value-type="float" office:value="0.402455008948171">
                <text:p>0.4024550089481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5541407845932">
                <text:p>0.305541407845932</text:p>
              </table:table-cell>
              <table:table-cell office:value-type="float" office:value="0.356782257133005">
                <text:p>0.356782257133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22357815860005">
                <text:p>0.522357815860005</text:p>
              </table:table-cell>
              <table:table-cell office:value-type="float" office:value="1.16140851112452">
                <text:p>1.16140851112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3992381297275">
                <text:p>0.393992381297275</text:p>
              </table:table-cell>
              <table:table-cell office:value-type="float" office:value="1.03757266808455">
                <text:p>1.037572668084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35065812328397">
                <text:p>0.835065812328397</text:p>
              </table:table-cell>
              <table:table-cell office:value-type="float" office:value="1.27040771702341">
                <text:p>1.27040771702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4762704241765">
                <text:p>0.614762704241765</text:p>
              </table:table-cell>
              <table:table-cell office:value-type="float" office:value="0.986262734802187">
                <text:p>0.986262734802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4033349930999">
                <text:p>0.404033349930999</text:p>
              </table:table-cell>
              <table:table-cell office:value-type="float" office:value="0.380169981104913">
                <text:p>0.3801699811049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6975972909297">
                <text:p>0.736975972909297</text:p>
              </table:table-cell>
              <table:table-cell office:value-type="float" office:value="0.393270095977277">
                <text:p>0.3932700959772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01489015910488">
                <text:p>0.601489015910488</text:p>
              </table:table-cell>
              <table:table-cell office:value-type="float" office:value="0.14129548631139">
                <text:p>0.14129548631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9324873155747">
                <text:p>0.49324873155747</text:p>
              </table:table-cell>
              <table:table-cell office:value-type="float" office:value="1.24812438398647">
                <text:p>1.24812438398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0570405404071">
                <text:p>0.470570405404071</text:p>
              </table:table-cell>
              <table:table-cell office:value-type="float" office:value="1.22568167862978">
                <text:p>1.22568167862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7456622218985">
                <text:p>0.567456622218985</text:p>
              </table:table-cell>
              <table:table-cell office:value-type="float" office:value="1.04901581395382">
                <text:p>1.04901581395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1291864093132">
                <text:p>0.181291864093132</text:p>
              </table:table-cell>
              <table:table-cell office:value-type="float" office:value="0.729851941415594">
                <text:p>0.729851941415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3158774243282">
                <text:p>0.503158774243282</text:p>
              </table:table-cell>
              <table:table-cell office:value-type="float" office:value="0.468231439927624">
                <text:p>0.468231439927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9390357450118">
                <text:p>0.719390357450118</text:p>
              </table:table-cell>
              <table:table-cell office:value-type="float" office:value="0.675031582321194">
                <text:p>0.675031582321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3801189442228">
                <text:p>0.573801189442228</text:p>
              </table:table-cell>
              <table:table-cell office:value-type="float" office:value="0.0926443501775231">
                <text:p>0.0926443501775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5616294027083">
                <text:p>0.775616294027083</text:p>
              </table:table-cell>
              <table:table-cell office:value-type="float" office:value="1.29566734751401">
                <text:p>1.295667347514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865088174695">
                <text:p>0.30865088174695</text:p>
              </table:table-cell>
              <table:table-cell office:value-type="float" office:value="0.967194291795616">
                <text:p>0.967194291795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86778327123222">
                <text:p>0.586778327123222</text:p>
              </table:table-cell>
              <table:table-cell office:value-type="float" office:value="0.467491283459163">
                <text:p>0.467491283459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7112858688607">
                <text:p>0.77112858688607</text:p>
              </table:table-cell>
              <table:table-cell office:value-type="float" office:value="1.32805405497585">
                <text:p>1.32805405497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1827148932533">
                <text:p>0.421827148932533</text:p>
              </table:table-cell>
              <table:table-cell office:value-type="float" office:value="0.839349363319774">
                <text:p>0.839349363319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80860200067285">
                <text:p>0.680860200067285</text:p>
              </table:table-cell>
              <table:table-cell office:value-type="float" office:value="1.15931125352352">
                <text:p>1.15931125352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62451753075117">
                <text:p>0.662451753075117</text:p>
              </table:table-cell>
              <table:table-cell office:value-type="float" office:value="0.402807274227329">
                <text:p>0.4028072742273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9326175999022">
                <text:p>0.389326175999022</text:p>
              </table:table-cell>
              <table:table-cell office:value-type="float" office:value="0.676308393130455">
                <text:p>0.676308393130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9075098980153">
                <text:p>0.849075098980153</text:p>
              </table:table-cell>
              <table:table-cell office:value-type="float" office:value="1.4493452951426">
                <text:p>1.44934529514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9899244392077">
                <text:p>0.629899244392077</text:p>
              </table:table-cell>
              <table:table-cell office:value-type="float" office:value="1.21468366386053">
                <text:p>1.21468366386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6461206434261">
                <text:p>0.826461206434261</text:p>
              </table:table-cell>
              <table:table-cell office:value-type="float" office:value="1.65841436541883">
                <text:p>1.658414365418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47619313632992">
                <text:p>0.647619313632992</text:p>
              </table:table-cell>
              <table:table-cell office:value-type="float" office:value="1.4268858639289">
                <text:p>1.4268858639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97226199049168">
                <text:p>0.697226199049168</text:p>
              </table:table-cell>
              <table:table-cell office:value-type="float" office:value="1.43616712068741">
                <text:p>1.43616712068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2553929551629">
                <text:p>0.302553929551629</text:p>
              </table:table-cell>
              <table:table-cell office:value-type="float" office:value="0.9463982806093">
                <text:p>0.94639828060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9549470433607">
                <text:p>0.479549470433607</text:p>
              </table:table-cell>
              <table:table-cell office:value-type="float" office:value="1.12826214286363">
                <text:p>1.12826214286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3233725346515">
                <text:p>0.623233725346515</text:p>
              </table:table-cell>
              <table:table-cell office:value-type="float" office:value="1.04081115099209">
                <text:p>1.040811150992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0778340265114">
                <text:p>0.490778340265114</text:p>
              </table:table-cell>
              <table:table-cell office:value-type="float" office:value="0.657449343200599">
                <text:p>0.657449343200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54630207523723">
                <text:p>0.754630207523723</text:p>
              </table:table-cell>
              <table:table-cell office:value-type="float" office:value="1.23449007313215">
                <text:p>1.23449007313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13825030306602">
                <text:p>0.713825030306602</text:p>
              </table:table-cell>
              <table:table-cell office:value-type="float" office:value="0.350372252259864">
                <text:p>0.350372252259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46744217641198">
                <text:p>0.546744217641198</text:p>
              </table:table-cell>
              <table:table-cell office:value-type="float" office:value="0.193717342241152">
                <text:p>0.193717342241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27248425502">
                <text:p>0.5027248425502</text:p>
              </table:table-cell>
              <table:table-cell office:value-type="float" office:value="1.09520776078255">
                <text:p>1.09520776078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2384919634105">
                <text:p>0.612384919634105</text:p>
              </table:table-cell>
              <table:table-cell office:value-type="float" office:value="1.03902304309124">
                <text:p>1.03902304309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8765145097401">
                <text:p>0.728765145097401</text:p>
              </table:table-cell>
              <table:table-cell office:value-type="float" office:value="1.07792332704447">
                <text:p>1.07792332704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5499555821464">
                <text:p>0.355499555821464</text:p>
              </table:table-cell>
              <table:table-cell office:value-type="float" office:value="0.649225029693621">
                <text:p>0.6492250296936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148645027694">
                <text:p>0.439148645027694</text:p>
              </table:table-cell>
              <table:table-cell office:value-type="float" office:value="0.517328025377068">
                <text:p>0.517328025377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85719860465504">
                <text:p>0.685719860465504</text:p>
              </table:table-cell>
              <table:table-cell office:value-type="float" office:value="0.824220683700845">
                <text:p>0.8242206837008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1825287086966">
                <text:p>0.111825287086966</text:p>
              </table:table-cell>
              <table:table-cell office:value-type="float" office:value="0.577246086145031">
                <text:p>0.577246086145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2924263988023">
                <text:p>0.772924263988023</text:p>
              </table:table-cell>
              <table:table-cell office:value-type="float" office:value="0.811483452868765">
                <text:p>0.811483452868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5813782469076">
                <text:p>0.325813782469076</text:p>
              </table:table-cell>
              <table:table-cell office:value-type="float" office:value="0.495333297028424">
                <text:p>0.495333297028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4825241886352">
                <text:p>0.814825241886352</text:p>
              </table:table-cell>
              <table:table-cell office:value-type="float" office:value="0.954331906245506">
                <text:p>0.954331906245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7731861593396">
                <text:p>0.0877731861593396</text:p>
              </table:table-cell>
              <table:table-cell office:value-type="float" office:value="0.522190355426926">
                <text:p>0.522190355426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8199113784339">
                <text:p>0.618199113784339</text:p>
              </table:table-cell>
              <table:table-cell office:value-type="float" office:value="0.0816624820475805">
                <text:p>0.08166248204758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83766270131047">
                <text:p>0.683766270131047</text:p>
              </table:table-cell>
              <table:table-cell office:value-type="float" office:value="0.42480955621048">
                <text:p>0.424809556210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0748601827803">
                <text:p>0.860748601827803</text:p>
              </table:table-cell>
              <table:table-cell office:value-type="float" office:value="1.50117457031797">
                <text:p>1.501174570317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6841706718399">
                <text:p>0.226841706718399</text:p>
              </table:table-cell>
              <table:table-cell office:value-type="float" office:value="0.66886295529929">
                <text:p>0.668862955299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3070878285505">
                <text:p>0.393070878285505</text:p>
              </table:table-cell>
              <table:table-cell office:value-type="float" office:value="0.731049723648152">
                <text:p>0.731049723648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4949310776365">
                <text:p>0.54949310776365</text:p>
              </table:table-cell>
              <table:table-cell office:value-type="float" office:value="0.92299645804681">
                <text:p>0.92299645804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7794204907526">
                <text:p>0.467794204907526</text:p>
              </table:table-cell>
              <table:table-cell office:value-type="float" office:value="0.280561571463704">
                <text:p>0.280561571463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3550443102469">
                <text:p>0.593550443102469</text:p>
              </table:table-cell>
              <table:table-cell office:value-type="float" office:value="0.758763177090182">
                <text:p>0.758763177090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57196836015138">
                <text:p>0.757196836015138</text:p>
              </table:table-cell>
              <table:table-cell office:value-type="float" office:value="1.05203331949711">
                <text:p>1.052033319497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5465725384492">
                <text:p>0.155465725384492</text:p>
              </table:table-cell>
              <table:table-cell office:value-type="float" office:value="0.669688519498341">
                <text:p>0.6696885194983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511703415016">
                <text:p>0.57511703415016</text:p>
              </table:table-cell>
              <table:table-cell office:value-type="float" office:value="0.13951301701565">
                <text:p>0.13951301701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5856163666303">
                <text:p>0.35856163666303</text:p>
              </table:table-cell>
              <table:table-cell office:value-type="float" office:value="0.662502430541156">
                <text:p>0.662502430541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4243873707167">
                <text:p>0.504243873707167</text:p>
              </table:table-cell>
              <table:table-cell office:value-type="float" office:value="0.857995218693699">
                <text:p>0.857995218693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06428547365837">
                <text:p>0.706428547365837</text:p>
              </table:table-cell>
              <table:table-cell office:value-type="float" office:value="0.362081075222716">
                <text:p>0.362081075222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29923524974521">
                <text:p>0.629923524974521</text:p>
              </table:table-cell>
              <table:table-cell office:value-type="float" office:value="0.805131486431354">
                <text:p>0.8051314864313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9309825333618">
                <text:p>0.449309825333618</text:p>
              </table:table-cell>
              <table:table-cell office:value-type="float" office:value="0.270747052210109">
                <text:p>0.270747052210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294949131222">
                <text:p>0.89294949131222</text:p>
              </table:table-cell>
              <table:table-cell office:value-type="float" office:value="1.61977284226794">
                <text:p>1.61977284226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6496648976992">
                <text:p>0.516496648976992</text:p>
              </table:table-cell>
              <table:table-cell office:value-type="float" office:value="1.07599659337498">
                <text:p>1.075996593374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2921103612831">
                <text:p>0.392921103612831</text:p>
              </table:table-cell>
              <table:table-cell office:value-type="float" office:value="0.967808133391815">
                <text:p>0.967808133391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3923217685781">
                <text:p>0.73923217685781</text:p>
              </table:table-cell>
              <table:table-cell office:value-type="float" office:value="1.10491391882858">
                <text:p>1.10491391882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3195067511042">
                <text:p>0.453195067511042</text:p>
              </table:table-cell>
              <table:table-cell office:value-type="float" office:value="0.4977629627492">
                <text:p>0.4977629627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81394197676108">
                <text:p>0.381394197676108</text:p>
              </table:table-cell>
              <table:table-cell office:value-type="float" office:value="0.3381765412055">
                <text:p>0.33817654120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7326040613964">
                <text:p>0.417326040613964</text:p>
              </table:table-cell>
              <table:table-cell office:value-type="float" office:value="0.900905342837496">
                <text:p>0.900905342837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4657981928023">
                <text:p>0.504657981928023</text:p>
              </table:table-cell>
              <table:table-cell office:value-type="float" office:value="0.277069553293595">
                <text:p>0.277069553293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0541439607932">
                <text:p>0.360541439607932</text:p>
              </table:table-cell>
              <table:table-cell office:value-type="float" office:value="0.928522539956864">
                <text:p>0.9285225399568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8742132020947">
                <text:p>0.488742132020947</text:p>
              </table:table-cell>
              <table:table-cell office:value-type="float" office:value="0.334094804749568">
                <text:p>0.3340948047495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34394772383065">
                <text:p>0.734394772383065</text:p>
              </table:table-cell>
              <table:table-cell office:value-type="float" office:value="1.01798632957497">
                <text:p>1.017986329574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41779410272436">
                <text:p>0.541779410272436</text:p>
              </table:table-cell>
              <table:table-cell office:value-type="float" office:value="0.722650142503667">
                <text:p>0.722650142503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3225269448533">
                <text:p>0.583225269448533</text:p>
              </table:table-cell>
              <table:table-cell office:value-type="float" office:value="0.553400723743086">
                <text:p>0.553400723743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1120332088924">
                <text:p>0.301120332088924</text:p>
              </table:table-cell>
              <table:table-cell office:value-type="float" office:value="0.800790735761702">
                <text:p>0.8007907357617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9968800617587">
                <text:p>0.329968800617587</text:p>
              </table:table-cell>
              <table:table-cell office:value-type="float" office:value="0.715734131612961">
                <text:p>0.7157341316129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6035086478397">
                <text:p>0.676035086478397</text:p>
              </table:table-cell>
              <table:table-cell office:value-type="float" office:value="0.945131725648821">
                <text:p>0.945131725648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64536696245154">
                <text:p>0.664536696245154</text:p>
              </table:table-cell>
              <table:table-cell office:value-type="float" office:value="0.548460508659351">
                <text:p>0.5484605086593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85474973727258">
                <text:p>0.585474973727258</text:p>
              </table:table-cell>
              <table:table-cell office:value-type="float" office:value="0.64593058128285">
                <text:p>0.64593058128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93915426136408">
                <text:p>0.693915426136408</text:p>
              </table:table-cell>
              <table:table-cell office:value-type="float" office:value="0.544870649641774">
                <text:p>0.544870649641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50841381691406">
                <text:p>0.650841381691406</text:p>
              </table:table-cell>
              <table:table-cell office:value-type="float" office:value="1.21747147468182">
                <text:p>1.21747147468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256976757175">
                <text:p>0.636256976757175</text:p>
              </table:table-cell>
              <table:table-cell office:value-type="float" office:value="0.0894630510523228">
                <text:p>0.0894630510523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06896767303043">
                <text:p>0.0206896767303043</text:p>
              </table:table-cell>
              <table:table-cell office:value-type="float" office:value="0.499827154353615">
                <text:p>0.4998271543536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2479845423653">
                <text:p>0.482479845423653</text:p>
              </table:table-cell>
              <table:table-cell office:value-type="float" office:value="0.294347974942647">
                <text:p>0.294347974942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72725742172096">
                <text:p>0.672725742172096</text:p>
              </table:table-cell>
              <table:table-cell office:value-type="float" office:value="0.479518094333396">
                <text:p>0.4795180943333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6975486296453">
                <text:p>0.616975486296453</text:p>
              </table:table-cell>
              <table:table-cell office:value-type="float" office:value="0.981784661265731">
                <text:p>0.981784661265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73225736917447">
                <text:p>0.473225736917447</text:p>
              </table:table-cell>
              <table:table-cell office:value-type="float" office:value="0.374299303803932">
                <text:p>0.3742993038039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8314014509608">
                <text:p>0.178314014509608</text:p>
              </table:table-cell>
              <table:table-cell office:value-type="float" office:value="0.414375459646812">
                <text:p>0.4143754596468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78387729245054">
                <text:p>0.778387729245054</text:p>
              </table:table-cell>
              <table:table-cell office:value-type="float" office:value="1.12649017975645">
                <text:p>1.126490179756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96235436565879">
                <text:p>0.496235436565879</text:p>
              </table:table-cell>
              <table:table-cell office:value-type="float" office:value="0.289450035656587">
                <text:p>0.289450035656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4368571678276">
                <text:p>0.694368571678276</text:p>
              </table:table-cell>
              <table:table-cell office:value-type="float" office:value="1.04993777597473">
                <text:p>1.049937775974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74822366779148">
                <text:p>0.574822366779148</text:p>
              </table:table-cell>
              <table:table-cell office:value-type="float" office:value="0.726608420231476">
                <text:p>0.7266084202314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14429579821809">
                <text:p>0.814429579821809</text:p>
              </table:table-cell>
              <table:table-cell office:value-type="float" office:value="1.05482109453131">
                <text:p>1.05482109453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97088181342">
                <text:p>0.717397088181342</text:p>
              </table:table-cell>
              <table:table-cell office:value-type="float" office:value="0.207635864341585">
                <text:p>0.2076358643415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2654960756358">
                <text:p>0.522654960756358</text:p>
              </table:table-cell>
              <table:table-cell office:value-type="float" office:value="0.314924434221114">
                <text:p>0.314924434221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39608091977769">
                <text:p>0.739608091977769</text:p>
              </table:table-cell>
              <table:table-cell office:value-type="float" office:value="1.40389233613559">
                <text:p>1.40389233613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61775933623144">
                <text:p>0.861775933623144</text:p>
              </table:table-cell>
              <table:table-cell office:value-type="float" office:value="1.44974998924051">
                <text:p>1.449749989240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9299689843577">
                <text:p>0.559299689843577</text:p>
              </table:table-cell>
              <table:table-cell office:value-type="float" office:value="0.200240522614183">
                <text:p>0.2002405226141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93375517981733">
                <text:p>0.293375517981733</text:p>
              </table:table-cell>
              <table:table-cell office:value-type="float" office:value="0.811447324787905">
                <text:p>0.811447324787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027659640224">
                <text:p>0.355027659640224</text:p>
              </table:table-cell>
              <table:table-cell office:value-type="float" office:value="0.315419204125085">
                <text:p>0.315419204125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54655085003039">
                <text:p>0.654655085003039</text:p>
              </table:table-cell>
              <table:table-cell office:value-type="float" office:value="1.31199404827814">
                <text:p>1.311994048278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0045494589024">
                <text:p>0.530045494589024</text:p>
              </table:table-cell>
              <table:table-cell office:value-type="float" office:value="1.27132322692521">
                <text:p>1.271323226925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4277236747331">
                <text:p>0.324277236747331</text:p>
              </table:table-cell>
              <table:table-cell office:value-type="float" office:value="0.565167354566579">
                <text:p>0.5651673545665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72328813005323">
                <text:p>0.472328813005323</text:p>
              </table:table-cell>
              <table:table-cell office:value-type="float" office:value="0.987123005281466">
                <text:p>0.9871230052814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5029137373039">
                <text:p>0.425029137373039</text:p>
              </table:table-cell>
              <table:table-cell office:value-type="float" office:value="0.619078655186198">
                <text:p>0.6190786551861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0552150348191">
                <text:p>0.360552150348191</text:p>
              </table:table-cell>
              <table:table-cell office:value-type="float" office:value="1.05393736586134">
                <text:p>1.053937365861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09485135613764">
                <text:p>0.709485135613764</text:p>
              </table:table-cell>
              <table:table-cell office:value-type="float" office:value="0.848408512622595">
                <text:p>0.8484085126225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2999579631396">
                <text:p>0.362999579631396</text:p>
              </table:table-cell>
              <table:table-cell office:value-type="float" office:value="0.960852570429814">
                <text:p>0.9608525704298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721337301241">
                <text:p>0.41721337301241</text:p>
              </table:table-cell>
              <table:table-cell office:value-type="float" office:value="0.425459707410073">
                <text:p>0.4254597074100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3200236174452">
                <text:p>0.683200236174452</text:p>
              </table:table-cell>
              <table:table-cell office:value-type="float" office:value="1.00141214291346">
                <text:p>1.00141214291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8924499903011">
                <text:p>0.778924499903011</text:p>
              </table:table-cell>
              <table:table-cell office:value-type="float" office:value="1.66622813687727">
                <text:p>1.66622813687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6345950415899">
                <text:p>0.376345950415899</text:p>
              </table:table-cell>
              <table:table-cell office:value-type="float" office:value="0.243626312622156">
                <text:p>0.2436263126221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10264194462869">
                <text:p>0.510264194462869</text:p>
              </table:table-cell>
              <table:table-cell office:value-type="float" office:value="0.949072647432926">
                <text:p>0.9490726474329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9218483700257">
                <text:p>0.699218483700257</text:p>
              </table:table-cell>
              <table:table-cell office:value-type="float" office:value="0.275447651247394">
                <text:p>0.2754476512473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08489645213467">
                <text:p>0.508489645213467</text:p>
              </table:table-cell>
              <table:table-cell office:value-type="float" office:value="0.137275376708237">
                <text:p>0.1372753767082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7337503224237">
                <text:p>0.537337503224237</text:p>
              </table:table-cell>
              <table:table-cell office:value-type="float" office:value="0.600775027522213">
                <text:p>0.600775027522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98271950184851">
                <text:p>0.598271950184851</text:p>
              </table:table-cell>
              <table:table-cell office:value-type="float" office:value="0.180385677802877">
                <text:p>0.1803856778028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70145738631">
                <text:p>0.2570145738631</text:p>
              </table:table-cell>
              <table:table-cell office:value-type="float" office:value="0.591416111423771">
                <text:p>0.5914161114237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4314643108107">
                <text:p>0.584314643108107</text:p>
              </table:table-cell>
              <table:table-cell office:value-type="float" office:value="1.36072720379701">
                <text:p>1.360727203797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1992025486942">
                <text:p>0.761992025486942</text:p>
              </table:table-cell>
              <table:table-cell office:value-type="float" office:value="1.08055347068384">
                <text:p>1.08055347068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61344453825918">
                <text:p>0.661344453825918</text:p>
              </table:table-cell>
              <table:table-cell office:value-type="float" office:value="0.723463587512548">
                <text:p>0.7234635875125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5476606831621">
                <text:p>0.755476606831621</text:p>
              </table:table-cell>
              <table:table-cell office:value-type="float" office:value="0.965194387275205">
                <text:p>0.9651943872752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0389475170214">
                <text:p>0.120389475170214</text:p>
              </table:table-cell>
              <table:table-cell office:value-type="float" office:value="0.607937707939112">
                <text:p>0.6079377079391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5987199904713">
                <text:p>0.435987199904713</text:p>
              </table:table-cell>
              <table:table-cell office:value-type="float" office:value="0.821984857395212">
                <text:p>0.8219848573952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8103889350297">
                <text:p>0.78103889350297</text:p>
              </table:table-cell>
              <table:table-cell office:value-type="float" office:value="1.48294258600368">
                <text:p>1.482942586003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86408065432578">
                <text:p>0.786408065432578</text:p>
              </table:table-cell>
              <table:table-cell office:value-type="float" office:value="0.899758823849228">
                <text:p>0.899758823849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97136045207746">
                <text:p>0.797136045207746</text:p>
              </table:table-cell>
              <table:table-cell office:value-type="float" office:value="1.09823634555729">
                <text:p>1.098236345557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89238895590995">
                <text:p>0.789238895590995</text:p>
              </table:table-cell>
              <table:table-cell office:value-type="float" office:value="1.00960728548705">
                <text:p>1.009607285487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0583500632456">
                <text:p>0.280583500632456</text:p>
              </table:table-cell>
              <table:table-cell office:value-type="float" office:value="0.795121465843257">
                <text:p>0.7951214658432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03176344728833">
                <text:p>0.0903176344728833</text:p>
              </table:table-cell>
              <table:table-cell office:value-type="float" office:value="0.563803603969689">
                <text:p>0.5638036039696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02143855446467">
                <text:p>0.602143855446467</text:p>
              </table:table-cell>
              <table:table-cell office:value-type="float" office:value="0.614474531386372">
                <text:p>0.6144745313863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7210988612316">
                <text:p>0.677210988612316</text:p>
              </table:table-cell>
              <table:table-cell office:value-type="float" office:value="1.12942579312059">
                <text:p>1.12942579312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10130910128018">
                <text:p>0.410130910128018</text:p>
              </table:table-cell>
              <table:table-cell office:value-type="float" office:value="0.710411503248965">
                <text:p>0.710411503248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1002756537685">
                <text:p>0.551002756537685</text:p>
              </table:table-cell>
              <table:table-cell office:value-type="float" office:value="0.117688184175043">
                <text:p>0.1176881841750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6477550408342">
                <text:p>0.226477550408342</text:p>
              </table:table-cell>
              <table:table-cell office:value-type="float" office:value="0.401180164856624">
                <text:p>0.4011801648566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38534735957215">
                <text:p>0.738534735957215</text:p>
              </table:table-cell>
              <table:table-cell office:value-type="float" office:value="1.44201947017065">
                <text:p>1.44201947017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62065420675153">
                <text:p>0.762065420675153</text:p>
              </table:table-cell>
              <table:table-cell office:value-type="float" office:value="1.15228229972891">
                <text:p>1.152282299728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5949140252345">
                <text:p>0.845949140252345</text:p>
              </table:table-cell>
              <table:table-cell office:value-type="float" office:value="1.39437179105003">
                <text:p>1.394371791050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48624332221602">
                <text:p>0.548624332221602</text:p>
              </table:table-cell>
              <table:table-cell office:value-type="float" office:value="0.569858846200953">
                <text:p>0.5698588462009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7247915340589">
                <text:p>0.647247915340589</text:p>
              </table:table-cell>
              <table:table-cell office:value-type="float" office:value="0.726570856581574">
                <text:p>0.7265708565815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1869224694686">
                <text:p>0.171869224694686</text:p>
              </table:table-cell>
              <table:table-cell office:value-type="float" office:value="0.441420365553095">
                <text:p>0.441420365553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17493621293577">
                <text:p>0.217493621293577</text:p>
              </table:table-cell>
              <table:table-cell office:value-type="float" office:value="0.424456434395467">
                <text:p>0.4244564343954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14067537272172">
                <text:p>0.514067537272172</text:p>
              </table:table-cell>
              <table:table-cell office:value-type="float" office:value="0.68647707200118">
                <text:p>0.68647707200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6494476281989">
                <text:p>0.406494476281989</text:p>
              </table:table-cell>
              <table:table-cell office:value-type="float" office:value="0.238245313799328">
                <text:p>0.238245313799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3556711069613">
                <text:p>0.543556711069613</text:p>
              </table:table-cell>
              <table:table-cell office:value-type="float" office:value="0.939521597827737">
                <text:p>0.9395215978277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66239667220489">
                <text:p>0.466239667220489</text:p>
              </table:table-cell>
              <table:table-cell office:value-type="float" office:value="0.372030999771164">
                <text:p>0.3720309997711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405036924461">
                <text:p>0.156405036924461</text:p>
              </table:table-cell>
              <table:table-cell office:value-type="float" office:value="0.669718323469304">
                <text:p>0.6697183234693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27980361292684">
                <text:p>0.827980361292684</text:p>
              </table:table-cell>
              <table:table-cell office:value-type="float" office:value="1.60439456172015">
                <text:p>1.6043945617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06691631471043">
                <text:p>0.906691631471043</text:p>
              </table:table-cell>
              <table:table-cell office:value-type="float" office:value="1.62288660948066">
                <text:p>1.622886609480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6413995388216">
                <text:p>0.686413995388216</text:p>
              </table:table-cell>
              <table:table-cell office:value-type="float" office:value="0.708636282623099">
                <text:p>0.7086362826230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61135553463316">
                <text:p>0.761135553463316</text:p>
              </table:table-cell>
              <table:table-cell office:value-type="float" office:value="1.12418595795843">
                <text:p>1.124185957958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22023926081701">
                <text:p>0.622023926081701</text:p>
              </table:table-cell>
              <table:table-cell office:value-type="float" office:value="1.11999927575056">
                <text:p>1.11999927575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95298174660493">
                <text:p>0.395298174660493</text:p>
              </table:table-cell>
              <table:table-cell office:value-type="float" office:value="0.550062106950528">
                <text:p>0.5500621069505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38839940254302">
                <text:p>0.738839940254302</text:p>
              </table:table-cell>
              <table:table-cell office:value-type="float" office:value="0.470464076796205">
                <text:p>0.470464076796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27655414673436">
                <text:p>0.627655414673436</text:p>
              </table:table-cell>
              <table:table-cell office:value-type="float" office:value="0.664819606873682">
                <text:p>0.6648196068736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5524373712797">
                <text:p>0.65524373712797</text:p>
              </table:table-cell>
              <table:table-cell office:value-type="float" office:value="0.307067061549776">
                <text:p>0.3070670615497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5131300849704">
                <text:p>0.25131300849704</text:p>
              </table:table-cell>
              <table:table-cell office:value-type="float" office:value="0.889589641016424">
                <text:p>0.8895896410164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34839133738289">
                <text:p>0.634839133738289</text:p>
              </table:table-cell>
              <table:table-cell office:value-type="float" office:value="0.752306925464666">
                <text:p>0.752306925464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3525409588717">
                <text:p>0.843525409588717</text:p>
              </table:table-cell>
              <table:table-cell office:value-type="float" office:value="1.34037466253368">
                <text:p>1.340374662533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63007074317677">
                <text:p>0.263007074317677</text:p>
              </table:table-cell>
              <table:table-cell office:value-type="float" office:value="0.478481482200665">
                <text:p>0.4784814822006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6940230981143">
                <text:p>0.456940230981143</text:p>
              </table:table-cell>
              <table:table-cell office:value-type="float" office:value="0.36803537328429">
                <text:p>0.368035373284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4741803380524">
                <text:p>0.64741803380524</text:p>
              </table:table-cell>
              <table:table-cell office:value-type="float" office:value="0.576569567835329">
                <text:p>0.5765695678353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12508024061441">
                <text:p>0.712508024061441</text:p>
              </table:table-cell>
              <table:table-cell office:value-type="float" office:value="0.0994897097776166">
                <text:p>0.0994897097776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092262188467">
                <text:p>0.84092262188467</text:p>
              </table:table-cell>
              <table:table-cell office:value-type="float" office:value="1.52606147960224">
                <text:p>1.52606147960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98807197111942">
                <text:p>0.598807197111942</text:p>
              </table:table-cell>
              <table:table-cell office:value-type="float" office:value="0.417124586064352">
                <text:p>0.4171245860643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2065953997116">
                <text:p>0.62065953997116</text:p>
              </table:table-cell>
              <table:table-cell office:value-type="float" office:value="1.02891500573521">
                <text:p>1.028915005735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16500953412297">
                <text:p>0.416500953412297</text:p>
              </table:table-cell>
              <table:table-cell office:value-type="float" office:value="0.356850096973743">
                <text:p>0.3568500969737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65580473894031">
                <text:p>0.665580473894031</text:p>
              </table:table-cell>
              <table:table-cell office:value-type="float" office:value="0.676354157296406">
                <text:p>0.676354157296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83244067099119">
                <text:p>0.783244067099119</text:p>
              </table:table-cell>
              <table:table-cell office:value-type="float" office:value="1.6350857729813">
                <text:p>1.63508577298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93948222615662">
                <text:p>0.593948222615662</text:p>
              </table:table-cell>
              <table:table-cell office:value-type="float" office:value="0.389931956189153">
                <text:p>0.389931956189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23303542755531">
                <text:p>0.423303542755531</text:p>
              </table:table-cell>
              <table:table-cell office:value-type="float" office:value="0.764058985965752">
                <text:p>0.7640589859657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89002272938765">
                <text:p>0.789002272938765</text:p>
              </table:table-cell>
              <table:table-cell office:value-type="float" office:value="1.25508279654832">
                <text:p>1.255082796548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3181625216673">
                <text:p>0.583181625216673</text:p>
              </table:table-cell>
              <table:table-cell office:value-type="float" office:value="1.04420900324969">
                <text:p>1.044209003249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0217176977351">
                <text:p>0.320217176977351</text:p>
              </table:table-cell>
              <table:table-cell office:value-type="float" office:value="0.836354856429856">
                <text:p>0.8363548564298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5055802825259">
                <text:p>0.575055802825259</text:p>
              </table:table-cell>
              <table:table-cell office:value-type="float" office:value="0.817421764787186">
                <text:p>0.8174217647871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03846075089668">
                <text:p>0.603846075089668</text:p>
              </table:table-cell>
              <table:table-cell office:value-type="float" office:value="1.28526916766345">
                <text:p>1.285269167663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24587920441581">
                <text:p>0.224587920441581</text:p>
              </table:table-cell>
              <table:table-cell office:value-type="float" office:value="0.639632913282378">
                <text:p>0.6396329132823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69733222228082">
                <text:p>0.769733222228082</text:p>
              </table:table-cell>
              <table:table-cell office:value-type="float" office:value="1.55662685318446">
                <text:p>1.556626853184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2747079814053">
                <text:p>0.192747079814053</text:p>
              </table:table-cell>
              <table:table-cell office:value-type="float" office:value="0.752855839085141">
                <text:p>0.7528558390851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77181167557082">
                <text:p>0.377181167557082</text:p>
              </table:table-cell>
              <table:table-cell office:value-type="float" office:value="0.585781206553698">
                <text:p>0.5857812065536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62403990121619">
                <text:p>0.862403990121619</text:p>
              </table:table-cell>
              <table:table-cell office:value-type="float" office:value="1.76934130082559">
                <text:p>1.769341300825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8659040131017">
                <text:p>0.308659040131017</text:p>
              </table:table-cell>
              <table:table-cell office:value-type="float" office:value="0.617464095725864">
                <text:p>0.6174640957258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11143273496209">
                <text:p>0.711143273496209</text:p>
              </table:table-cell>
              <table:table-cell office:value-type="float" office:value="0.143948597150667">
                <text:p>0.143948597150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9107662688729">
                <text:p>0.369107662688729</text:p>
              </table:table-cell>
              <table:table-cell office:value-type="float" office:value="0.335735411127396">
                <text:p>0.3357354111273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87164784824813">
                <text:p>0.587164784824813</text:p>
              </table:table-cell>
              <table:table-cell office:value-type="float" office:value="0.620028966197422">
                <text:p>0.6200289661974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94993298348659">
                <text:p>0.694993298348659</text:p>
              </table:table-cell>
              <table:table-cell office:value-type="float" office:value="0.452865745943993">
                <text:p>0.452865745943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55187764383">
                <text:p>0.6155187764383</text:p>
              </table:table-cell>
              <table:table-cell office:value-type="float" office:value="0.511490628586293">
                <text:p>0.5114906285862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0083495275803">
                <text:p>0.660083495275803</text:p>
              </table:table-cell>
              <table:table-cell office:value-type="float" office:value="1.37680081036489">
                <text:p>1.376800810364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55437145324372">
                <text:p>0.755437145324372</text:p>
              </table:table-cell>
              <table:table-cell office:value-type="float" office:value="1.11338876685201">
                <text:p>1.113388766852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391976679341">
                <text:p>0.601391976679341</text:p>
              </table:table-cell>
              <table:table-cell office:value-type="float" office:value="1.40094618234781">
                <text:p>1.400946182347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52149327192187">
                <text:p>0.652149327192187</text:p>
              </table:table-cell>
              <table:table-cell office:value-type="float" office:value="0.988247343142312">
                <text:p>0.9882473431423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53614402227323">
                <text:p>0.253614402227323</text:p>
              </table:table-cell>
              <table:table-cell office:value-type="float" office:value="0.754081988180583">
                <text:p>0.7540819881805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69777212612162">
                <text:p>0.469777212612162</text:p>
              </table:table-cell>
              <table:table-cell office:value-type="float" office:value="0.355596438538716">
                <text:p>0.3555964385387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801088607479">
                <text:p>0.436801088607479</text:p>
              </table:table-cell>
              <table:table-cell office:value-type="float" office:value="0.631295211554204">
                <text:p>0.6312952115542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4698201294415">
                <text:p>0.294698201294415</text:p>
              </table:table-cell>
              <table:table-cell office:value-type="float" office:value="0.705658210511862">
                <text:p>0.7056582105118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60014325887765">
                <text:p>0.160014325887765</text:p>
              </table:table-cell>
              <table:table-cell office:value-type="float" office:value="0.548156265850473">
                <text:p>0.548156265850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89301047037987">
                <text:p>0.289301047037987</text:p>
              </table:table-cell>
              <table:table-cell office:value-type="float" office:value="0.799032528002721">
                <text:p>0.7990325280027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28167427354029">
                <text:p>0.928167427354029</text:p>
              </table:table-cell>
              <table:table-cell office:value-type="float" office:value="1.81097998492767">
                <text:p>1.810979984927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76348579476338">
                <text:p>0.576348579476338</text:p>
              </table:table-cell>
              <table:table-cell office:value-type="float" office:value="1.01495422656369">
                <text:p>1.014954226563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75831426580656">
                <text:p>0.675831426580656</text:p>
              </table:table-cell>
              <table:table-cell office:value-type="float" office:value="0.365063834047749">
                <text:p>0.3650638340477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28195407118269">
                <text:p>0.428195407118269</text:p>
              </table:table-cell>
              <table:table-cell office:value-type="float" office:value="0.809251997934991">
                <text:p>0.809251997934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45888353174973">
                <text:p>0.645888353174973</text:p>
              </table:table-cell>
              <table:table-cell office:value-type="float" office:value="0.974405343726351">
                <text:p>0.9744053437263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16136933588275">
                <text:p>0.616136933588275</text:p>
              </table:table-cell>
              <table:table-cell office:value-type="float" office:value="1.31103173757444">
                <text:p>1.311031737574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90147687967192">
                <text:p>0.490147687967192</text:p>
              </table:table-cell>
              <table:table-cell office:value-type="float" office:value="0.951323536742653">
                <text:p>0.9513235367426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35643645653749">
                <text:p>0.635643645653749</text:p>
              </table:table-cell>
              <table:table-cell office:value-type="float" office:value="1.00654722826658">
                <text:p>1.00654722826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1367485229333">
                <text:p>0.51367485229333</text:p>
              </table:table-cell>
              <table:table-cell office:value-type="float" office:value="0.928384569558314">
                <text:p>0.9283845695583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93273687207079">
                <text:p>0.293273687207079</text:p>
              </table:table-cell>
              <table:table-cell office:value-type="float" office:value="0.70807979719095">
                <text:p>0.70807979719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32721499737747">
                <text:p>0.632721499737747</text:p>
              </table:table-cell>
              <table:table-cell office:value-type="float" office:value="0.938771092590933">
                <text:p>0.9387710925909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30626229592956">
                <text:p>0.430626229592956</text:p>
              </table:table-cell>
              <table:table-cell office:value-type="float" office:value="0.969720633342526">
                <text:p>0.9697206333425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7943547355913">
                <text:p>0.707943547355913</text:p>
              </table:table-cell>
              <table:table-cell office:value-type="float" office:value="1.20376859127274">
                <text:p>1.203768591272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95836017559106">
                <text:p>0.595836017559106</text:p>
              </table:table-cell>
              <table:table-cell office:value-type="float" office:value="0.526643688467536">
                <text:p>0.5266436884675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24260599519145">
                <text:p>0.224260599519145</text:p>
              </table:table-cell>
              <table:table-cell office:value-type="float" office:value="0.784206209664121">
                <text:p>0.784206209664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66530980844648">
                <text:p>0.766530980844648</text:p>
              </table:table-cell>
              <table:table-cell office:value-type="float" office:value="0.761616109428045">
                <text:p>0.7616161094280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7094278705272">
                <text:p>0.67094278705272</text:p>
              </table:table-cell>
              <table:table-cell office:value-type="float" office:value="1.39953653393059">
                <text:p>1.399536533930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15649599241857">
                <text:p>0.815649599241857</text:p>
              </table:table-cell>
              <table:table-cell office:value-type="float" office:value="1.50161898360317">
                <text:p>1.501618983603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87574525234857">
                <text:p>0.787574525234857</text:p>
              </table:table-cell>
              <table:table-cell office:value-type="float" office:value="1.63655164055804">
                <text:p>1.636551640558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74521138414115">
                <text:p>0.274521138414115</text:p>
              </table:table-cell>
              <table:table-cell office:value-type="float" office:value="0.914719737777493">
                <text:p>0.9147197377774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74003976990393">
                <text:p>0.174003976990393</text:p>
              </table:table-cell>
              <table:table-cell office:value-type="float" office:value="0.747877706881752">
                <text:p>0.7478777068817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79905848311302">
                <text:p>0.679905848311302</text:p>
              </table:table-cell>
              <table:table-cell office:value-type="float" office:value="0.710038950905062">
                <text:p>0.7100389509050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57297869783299">
                <text:p>0.557297869783299</text:p>
              </table:table-cell>
              <table:table-cell office:value-type="float" office:value="1.34239545105712">
                <text:p>1.342395451057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64535340312156">
                <text:p>0.364535340312156</text:p>
              </table:table-cell>
              <table:table-cell office:value-type="float" office:value="0.863567610022935">
                <text:p>0.8635676100229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64129882811959">
                <text:p>0.264129882811959</text:p>
              </table:table-cell>
              <table:table-cell office:value-type="float" office:value="0.733619880760408">
                <text:p>0.7336198807604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50727227665915">
                <text:p>0.550727227665915</text:p>
              </table:table-cell>
              <table:table-cell office:value-type="float" office:value="1.15740373313846">
                <text:p>1.157403733138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27489094296158">
                <text:p>0.0927489094296158</text:p>
              </table:table-cell>
              <table:table-cell office:value-type="float" office:value="0.496507866303039">
                <text:p>0.4965078663030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27684534339459">
                <text:p>0.427684534339459</text:p>
              </table:table-cell>
              <table:table-cell office:value-type="float" office:value="0.574094758530732">
                <text:p>0.5740947585307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7980382983198">
                <text:p>0.77980382983198</text:p>
              </table:table-cell>
              <table:table-cell office:value-type="float" office:value="0.684563249872658">
                <text:p>0.6845632498726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6907223802021">
                <text:p>0.46907223802021</text:p>
              </table:table-cell>
              <table:table-cell office:value-type="float" office:value="1.20204348586614">
                <text:p>1.20204348586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45446344564817">
                <text:p>0.745446344564817</text:p>
              </table:table-cell>
              <table:table-cell office:value-type="float" office:value="1.25231033312967">
                <text:p>1.252310333129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8160991698362">
                <text:p>0.58160991698362</text:p>
              </table:table-cell>
              <table:table-cell office:value-type="float" office:value="0.389554132795752">
                <text:p>0.3895541327957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61165162821202">
                <text:p>0.561165162821202</text:p>
              </table:table-cell>
              <table:table-cell office:value-type="float" office:value="0.87569838722281">
                <text:p>0.875698387222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87454271316528">
                <text:p>0.587454271316528</text:p>
              </table:table-cell>
              <table:table-cell office:value-type="float" office:value="0.648778605461121">
                <text:p>0.6487786054611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19768650881032">
                <text:p>0.819768650881032</text:p>
              </table:table-cell>
              <table:table-cell office:value-type="float" office:value="1.35351758420482">
                <text:p>1.353517584204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7094142140175">
                <text:p>0.37094142140175</text:p>
              </table:table-cell>
              <table:table-cell office:value-type="float" office:value="0.472984204984136">
                <text:p>0.4729842049841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14516564907057">
                <text:p>0.614516564907057</text:p>
              </table:table-cell>
              <table:table-cell office:value-type="float" office:value="0.954946491010366">
                <text:p>0.9549464910103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7301911541539">
                <text:p>0.847301911541539</text:p>
              </table:table-cell>
              <table:table-cell office:value-type="float" office:value="1.23413620931949">
                <text:p>1.234136209319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9157348547298">
                <text:p>0.529157348547298</text:p>
              </table:table-cell>
              <table:table-cell office:value-type="float" office:value="1.15249721251693">
                <text:p>1.152497212516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36253685577648">
                <text:p>0.736253685577648</text:p>
              </table:table-cell>
              <table:table-cell office:value-type="float" office:value="0.463947832674854">
                <text:p>0.4639478326748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79394335771347">
                <text:p>0.779394335771347</text:p>
              </table:table-cell>
              <table:table-cell office:value-type="float" office:value="1.06365624287964">
                <text:p>1.063656242879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1856184925838">
                <text:p>0.151856184925838</text:p>
              </table:table-cell>
              <table:table-cell office:value-type="float" office:value="0.574023316189896">
                <text:p>0.5740233161898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12130600503892">
                <text:p>0.412130600503892</text:p>
              </table:table-cell>
              <table:table-cell office:value-type="float" office:value="0.86470389349166">
                <text:p>0.864703893491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7996517684881">
                <text:p>0.377996517684881</text:p>
              </table:table-cell>
              <table:table-cell office:value-type="float" office:value="0.402193459092936">
                <text:p>0.4021934590929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659441054029249">
                <text:p>0.659441054029249</text:p>
              </table:table-cell>
              <table:table-cell office:value-type="float" office:value="0.679550641428111">
                <text:p>0.6795506414281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81447276806218">
                <text:p>0.381447276806218</text:p>
              </table:table-cell>
              <table:table-cell office:value-type="float" office:value="0.606868505597666">
                <text:p>0.6068685055976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85099978247015">
                <text:p>0.285099978247015</text:p>
              </table:table-cell>
              <table:table-cell office:value-type="float" office:value="0.922457497269262">
                <text:p>0.9224574972692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59447861149804">
                <text:p>0.559447861149804</text:p>
              </table:table-cell>
              <table:table-cell office:value-type="float" office:value="0.907428584616412">
                <text:p>0.907428584616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63044400286202">
                <text:p>0.663044400286202</text:p>
              </table:table-cell>
              <table:table-cell office:value-type="float" office:value="1.13333119629867">
                <text:p>1.133331196298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00274688945356">
                <text:p>0.700274688945356</text:p>
              </table:table-cell>
              <table:table-cell office:value-type="float" office:value="1.33849038767802">
                <text:p>1.33849038767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95434717806975">
                <text:p>0.895434717806975</text:p>
              </table:table-cell>
              <table:table-cell office:value-type="float" office:value="1.73004080801721">
                <text:p>1.730040808017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693286573430463">
                <text:p>0.693286573430463</text:p>
              </table:table-cell>
              <table:table-cell office:value-type="float" office:value="0.450740848842762">
                <text:p>0.4507408488427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70059297987353">
                <text:p>0.570059297987353</text:p>
              </table:table-cell>
              <table:table-cell office:value-type="float" office:value="0.542458226379772">
                <text:p>0.5424582263797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41833063492452">
                <text:p>0.141833063492452</text:p>
              </table:table-cell>
              <table:table-cell office:value-type="float" office:value="0.492507419871812">
                <text:p>0.4925074198718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33363916889136">
                <text:p>0.633363916889136</text:p>
              </table:table-cell>
              <table:table-cell office:value-type="float" office:value="0.396140204715368">
                <text:p>0.3961402047153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28262849293432">
                <text:p>0.228262849293432</text:p>
              </table:table-cell>
              <table:table-cell office:value-type="float" office:value="0.78732088056062">
                <text:p>0.787320880560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40110940114795">
                <text:p>0.140110940114795</text:p>
              </table:table-cell>
              <table:table-cell office:value-type="float" office:value="0.560409710453254">
                <text:p>0.5604097104532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86673806660031">
                <text:p>0.386673806660031</text:p>
              </table:table-cell>
              <table:table-cell office:value-type="float" office:value="0.690583306289864">
                <text:p>0.6905833062898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9949312803571">
                <text:p>0.69949312803571</text:p>
              </table:table-cell>
              <table:table-cell office:value-type="float" office:value="1.12168771028059">
                <text:p>1.121687710280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52191172777996">
                <text:p>0.752191172777996</text:p>
              </table:table-cell>
              <table:table-cell office:value-type="float" office:value="1.41695114727521">
                <text:p>1.416951147275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64839197587501">
                <text:p>0.464839197587501</text:p>
              </table:table-cell>
              <table:table-cell office:value-type="float" office:value="0.546840970581049">
                <text:p>0.5468409705810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60135235074568">
                <text:p>0.360135235074568</text:p>
              </table:table-cell>
              <table:table-cell office:value-type="float" office:value="1.03537068333586">
                <text:p>1.035370683335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4395807421228">
                <text:p>0.834395807421228</text:p>
              </table:table-cell>
              <table:table-cell office:value-type="float" office:value="1.2497460083283">
                <text:p>1.24974600832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86512509892896">
                <text:p>0.586512509892896</text:p>
              </table:table-cell>
              <table:table-cell office:value-type="float" office:value="0.555472922328244">
                <text:p>0.5554729223282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05234038769765">
                <text:p>0.805234038769765</text:p>
              </table:table-cell>
              <table:table-cell office:value-type="float" office:value="1.1576488623323">
                <text:p>1.15764886233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06687014478227">
                <text:p>0.406687014478227</text:p>
              </table:table-cell>
              <table:table-cell office:value-type="float" office:value="0.71785696916281">
                <text:p>0.717856969162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86543279897513">
                <text:p>0.386543279897513</text:p>
              </table:table-cell>
              <table:table-cell office:value-type="float" office:value="1.02597898494749">
                <text:p>1.025978984947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03735576820533">
                <text:p>0.703735576820533</text:p>
              </table:table-cell>
              <table:table-cell office:value-type="float" office:value="0.365600330634027">
                <text:p>0.365600330634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684623965206178">
                <text:p>0.684623965206178</text:p>
              </table:table-cell>
              <table:table-cell office:value-type="float" office:value="0.73118065846752">
                <text:p>0.73118065846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03643139102333">
                <text:p>0.403643139102333</text:p>
              </table:table-cell>
              <table:table-cell office:value-type="float" office:value="0.811214257888683">
                <text:p>0.8112142578886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43124499462845">
                <text:p>0.543124499462845</text:p>
              </table:table-cell>
              <table:table-cell office:value-type="float" office:value="0.334728408055682">
                <text:p>0.3347284080556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5144614636676">
                <text:p>0.65144614636676</text:p>
              </table:table-cell>
              <table:table-cell office:value-type="float" office:value="0.715485988081891">
                <text:p>0.715485988081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6588446862384">
                <text:p>0.396588446862384</text:p>
              </table:table-cell>
              <table:table-cell office:value-type="float" office:value="0.992169138588107">
                <text:p>0.9921691385881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5820273552034">
                <text:p>0.55820273552034</text:p>
              </table:table-cell>
              <table:table-cell office:value-type="float" office:value="0.853024424420062">
                <text:p>0.8530244244200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70532855893899">
                <text:p>0.470532855893899</text:p>
              </table:table-cell>
              <table:table-cell office:value-type="float" office:value="0.397108449533643">
                <text:p>0.3971084495336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3926219042609">
                <text:p>0.133926219042609</text:p>
              </table:table-cell>
              <table:table-cell office:value-type="float" office:value="0.453761135411101">
                <text:p>0.4537611354111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35399514213429">
                <text:p>0.635399514213429</text:p>
              </table:table-cell>
              <table:table-cell office:value-type="float" office:value="0.455264669182452">
                <text:p>0.4552646691824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01184697132316">
                <text:p>0.701184697132316</text:p>
              </table:table-cell>
              <table:table-cell office:value-type="float" office:value="0.0939693342471687">
                <text:p>0.09396933424716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16858322751728">
                <text:p>0.716858322751728</text:p>
              </table:table-cell>
              <table:table-cell office:value-type="float" office:value="1.37881914723891">
                <text:p>1.378819147238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31997020872144">
                <text:p>0.231997020872144</text:p>
              </table:table-cell>
              <table:table-cell office:value-type="float" office:value="0.58552526124741">
                <text:p>0.58552526124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31173325059774">
                <text:p>0.531173325059774</text:p>
              </table:table-cell>
              <table:table-cell office:value-type="float" office:value="0.390392995835789">
                <text:p>0.390392995835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9566682554969">
                <text:p>0.379566682554969</text:p>
              </table:table-cell>
              <table:table-cell office:value-type="float" office:value="0.712493682013191">
                <text:p>0.7124936820131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2578665139193">
                <text:p>0.542578665139193</text:p>
              </table:table-cell>
              <table:table-cell office:value-type="float" office:value="0.329581721791452">
                <text:p>0.3295817217914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9232570551055">
                <text:p>0.479232570551055</text:p>
              </table:table-cell>
              <table:table-cell office:value-type="float" office:value="0.861757787370937">
                <text:p>0.861757787370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40188575089059">
                <text:p>0.840188575089059</text:p>
              </table:table-cell>
              <table:table-cell office:value-type="float" office:value="1.41577871147234">
                <text:p>1.415778711472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7989519490105">
                <text:p>0.437989519490105</text:p>
              </table:table-cell>
              <table:table-cell office:value-type="float" office:value="1.06807213030621">
                <text:p>1.068072130306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62384646521268">
                <text:p>0.662384646521268</text:p>
              </table:table-cell>
              <table:table-cell office:value-type="float" office:value="1.22132084002164">
                <text:p>1.221320840021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28489018977629">
                <text:p>0.628489018977629</text:p>
              </table:table-cell>
              <table:table-cell office:value-type="float" office:value="0.188556213273871">
                <text:p>0.1885562132738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83059527152979">
                <text:p>0.183059527152979</text:p>
              </table:table-cell>
              <table:table-cell office:value-type="float" office:value="0.737067255190662">
                <text:p>0.7370672551906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81228961006317">
                <text:p>0.581228961006317</text:p>
              </table:table-cell>
              <table:table-cell office:value-type="float" office:value="0.31614210554401">
                <text:p>0.31614210554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61319233326196">
                <text:p>0.361319233326196</text:p>
              </table:table-cell>
              <table:table-cell office:value-type="float" office:value="0.440181965502192">
                <text:p>0.4401819655021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9172495451325">
                <text:p>0.629172495451325</text:p>
              </table:table-cell>
              <table:table-cell office:value-type="float" office:value="0.456923143766821">
                <text:p>0.4569231437668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96992872601416">
                <text:p>0.696992872601416</text:p>
              </table:table-cell>
              <table:table-cell office:value-type="float" office:value="1.31221401619016">
                <text:p>1.312214016190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87702782978377">
                <text:p>0.287702782978377</text:p>
              </table:table-cell>
              <table:table-cell office:value-type="float" office:value="0.779432827425559">
                <text:p>0.77943282742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98156062501101">
                <text:p>0.398156062501101</text:p>
              </table:table-cell>
              <table:table-cell office:value-type="float" office:value="0.788126904198897">
                <text:p>0.7881269041988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35414685551247">
                <text:p>0.735414685551247</text:p>
              </table:table-cell>
              <table:table-cell office:value-type="float" office:value="0.433205892907653">
                <text:p>0.4332058929076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72353378246464">
                <text:p>0.772353378246464</text:p>
              </table:table-cell>
              <table:table-cell office:value-type="float" office:value="1.37190634087762">
                <text:p>1.37190634087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96733261540645">
                <text:p>0.696733261540645</text:p>
              </table:table-cell>
              <table:table-cell office:value-type="float" office:value="1.22648969890641">
                <text:p>1.226489698906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7881230130771">
                <text:p>0.57881230130771</text:p>
              </table:table-cell>
              <table:table-cell office:value-type="float" office:value="0.27914689327008">
                <text:p>0.279146893270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2743932144596">
                <text:p>0.72743932144596</text:p>
              </table:table-cell>
              <table:table-cell office:value-type="float" office:value="0.342640062746894">
                <text:p>0.3426400627468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72339610370361">
                <text:p>0.872339610370361</text:p>
              </table:table-cell>
              <table:table-cell office:value-type="float" office:value="1.42222144852016">
                <text:p>1.42222144852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53609411638121">
                <text:p>0.353609411638121</text:p>
              </table:table-cell>
              <table:table-cell office:value-type="float" office:value="1.0487956071564">
                <text:p>1.04879560715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46532379524852">
                <text:p>0.246532379524852</text:p>
              </table:table-cell>
              <table:table-cell office:value-type="float" office:value="0.396878410800969">
                <text:p>0.3968784108009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0914403947695">
                <text:p>0.430914403947695</text:p>
              </table:table-cell>
              <table:table-cell office:value-type="float" office:value="0.612263158337016">
                <text:p>0.6122631583370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8384417321699">
                <text:p>0.498384417321699</text:p>
              </table:table-cell>
              <table:table-cell office:value-type="float" office:value="0.375729147574485">
                <text:p>0.3757291475744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42700716305391">
                <text:p>0.242700716305391</text:p>
              </table:table-cell>
              <table:table-cell office:value-type="float" office:value="0.688961219433127">
                <text:p>0.6889612194331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63636819347931">
                <text:p>0.663636819347931</text:p>
              </table:table-cell>
              <table:table-cell office:value-type="float" office:value="1.15333479003388">
                <text:p>1.153334790033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03844766467117">
                <text:p>0.803844766467117</text:p>
              </table:table-cell>
              <table:table-cell office:value-type="float" office:value="1.00987859244131">
                <text:p>1.009878592441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99027469511078">
                <text:p>0.199027469511078</text:p>
              </table:table-cell>
              <table:table-cell office:value-type="float" office:value="0.421286044839696">
                <text:p>0.4212860448396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26878340880953">
                <text:p>0.526878340880953</text:p>
              </table:table-cell>
              <table:table-cell office:value-type="float" office:value="1.04607090983134">
                <text:p>1.046070909831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6714935614481">
                <text:p>0.46714935614481</text:p>
              </table:table-cell>
              <table:table-cell office:value-type="float" office:value="0.170703740987919">
                <text:p>0.1707037409879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2240032305129">
                <text:p>0.162240032305129</text:p>
              </table:table-cell>
              <table:table-cell office:value-type="float" office:value="0.535745243617977">
                <text:p>0.5357452436179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27218470411404">
                <text:p>0.127218470411404</text:p>
              </table:table-cell>
              <table:table-cell office:value-type="float" office:value="0.506167439952554">
                <text:p>0.5061674399525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14052782423265">
                <text:p>0.914052782423265</text:p>
              </table:table-cell>
              <table:table-cell office:value-type="float" office:value="1.65919005958935">
                <text:p>1.659190059589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45194833351658">
                <text:p>0.645194833351658</text:p>
              </table:table-cell>
              <table:table-cell office:value-type="float" office:value="0.615247427962066">
                <text:p>0.6152474279620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14149501936784">
                <text:p>0.514149501936784</text:p>
              </table:table-cell>
              <table:table-cell office:value-type="float" office:value="0.159358919003303">
                <text:p>0.1593589190033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14832128703076">
                <text:p>0.214832128703076</text:p>
              </table:table-cell>
              <table:table-cell office:value-type="float" office:value="0.499997173056319">
                <text:p>0.4999971730563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8180739786242">
                <text:p>0.608180739786242</text:p>
              </table:table-cell>
              <table:table-cell office:value-type="float" office:value="1.18920136880869">
                <text:p>1.189201368808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15301019020465">
                <text:p>0.415301019020465</text:p>
              </table:table-cell>
              <table:table-cell office:value-type="float" office:value="0.607395813456909">
                <text:p>0.6073958134569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91188503828887">
                <text:p>0.291188503828887</text:p>
              </table:table-cell>
              <table:table-cell office:value-type="float" office:value="0.939258877001982">
                <text:p>0.9392588770019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31016145726249">
                <text:p>0.631016145726249</text:p>
              </table:table-cell>
              <table:table-cell office:value-type="float" office:value="1.39073906931631">
                <text:p>1.390739069316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94605514987061">
                <text:p>0.694605514987061</text:p>
              </table:table-cell>
              <table:table-cell office:value-type="float" office:value="1.48990322303965">
                <text:p>1.489903223039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14674709808764">
                <text:p>0.614674709808764</text:p>
              </table:table-cell>
              <table:table-cell office:value-type="float" office:value="1.09905000415432">
                <text:p>1.099050004154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52355585153636">
                <text:p>0.852355585153636</text:p>
              </table:table-cell>
              <table:table-cell office:value-type="float" office:value="1.3416905795355">
                <text:p>1.34169057953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32711729477467">
                <text:p>0.532711729477467</text:p>
              </table:table-cell>
              <table:table-cell office:value-type="float" office:value="1.22281517334462">
                <text:p>1.222815173344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63072864000623">
                <text:p>0.863072864000623</text:p>
              </table:table-cell>
              <table:table-cell office:value-type="float" office:value="1.49297204370737">
                <text:p>1.492972043707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2794877843636">
                <text:p>0.62794877843636</text:p>
              </table:table-cell>
              <table:table-cell office:value-type="float" office:value="0.577307949241432">
                <text:p>0.5773079492414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114136223812">
                <text:p>0.35114136223812</text:p>
              </table:table-cell>
              <table:table-cell office:value-type="float" office:value="0.818920784451464">
                <text:p>0.8189207844514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26749284114836">
                <text:p>0.726749284114836</text:p>
              </table:table-cell>
              <table:table-cell office:value-type="float" office:value="0.283835131285059">
                <text:p>0.2838351312850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02451914390803">
                <text:p>0.402451914390803</text:p>
              </table:table-cell>
              <table:table-cell office:value-type="float" office:value="0.543164468786723">
                <text:p>0.5431644687867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9885043423596">
                <text:p>0.59885043423596</text:p>
              </table:table-cell>
              <table:table-cell office:value-type="float" office:value="0.577632498580575">
                <text:p>0.5776324985805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77601042066089">
                <text:p>0.677601042066089</text:p>
              </table:table-cell>
              <table:table-cell office:value-type="float" office:value="0.812417364370152">
                <text:p>0.8124173643701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33827247658865">
                <text:p>0.633827247658865</text:p>
              </table:table-cell>
              <table:table-cell office:value-type="float" office:value="1.22846050279945">
                <text:p>1.228460502799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81436166851519">
                <text:p>0.281436166851519</text:p>
              </table:table-cell>
              <table:table-cell office:value-type="float" office:value="0.762215125319726">
                <text:p>0.7622151253197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44522187235613">
                <text:p>0.744522187235613</text:p>
              </table:table-cell>
              <table:table-cell office:value-type="float" office:value="1.21730455926077">
                <text:p>1.217304559260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98505279180709">
                <text:p>0.898505279180709</text:p>
              </table:table-cell>
              <table:table-cell office:value-type="float" office:value="1.82154707203328">
                <text:p>1.821547072033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30998241022237">
                <text:p>0.430998241022237</text:p>
              </table:table-cell>
              <table:table-cell office:value-type="float" office:value="1.0425335071814">
                <text:p>1.04253350718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78003542950065">
                <text:p>0.378003542950065</text:p>
              </table:table-cell>
              <table:table-cell office:value-type="float" office:value="1.08293135825331">
                <text:p>1.082931358253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46569532427315">
                <text:p>0.646569532427315</text:p>
              </table:table-cell>
              <table:table-cell office:value-type="float" office:value="0.456985207294252">
                <text:p>0.4569852072942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99980721047232">
                <text:p>0.799980721047232</text:p>
              </table:table-cell>
              <table:table-cell office:value-type="float" office:value="1.31508614941474">
                <text:p>1.31508614941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57857658250675">
                <text:p>0.657857658250675</text:p>
              </table:table-cell>
              <table:table-cell office:value-type="float" office:value="0.629183126122989">
                <text:p>0.6291831261229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94503784475169">
                <text:p>0.494503784475169</text:p>
              </table:table-cell>
              <table:table-cell office:value-type="float" office:value="0.520987437395499">
                <text:p>0.5209874373954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04322517092383">
                <text:p>0.804322517092383</text:p>
              </table:table-cell>
              <table:table-cell office:value-type="float" office:value="1.2059167847044">
                <text:p>1.20591678470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15207998778044">
                <text:p>0.0515207998778044</text:p>
              </table:table-cell>
              <table:table-cell office:value-type="float" office:value="0.507369128721986">
                <text:p>0.5073691287219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58811632856676">
                <text:p>0.458811632856676</text:p>
              </table:table-cell>
              <table:table-cell office:value-type="float" office:value="0.607154499642926">
                <text:p>0.6071544996429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93756044352237">
                <text:p>0.693756044352237</text:p>
              </table:table-cell>
              <table:table-cell office:value-type="float" office:value="0.615927633082008">
                <text:p>0.6159276330820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31704181852239">
                <text:p>0.831704181852239</text:p>
              </table:table-cell>
              <table:table-cell office:value-type="float" office:value="1.20902407374857">
                <text:p>1.209024073748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705699376169769">
                <text:p>0.705699376169769</text:p>
              </table:table-cell>
              <table:table-cell office:value-type="float" office:value="0.100476417154438">
                <text:p>0.1004764171544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13754429534647">
                <text:p>0.613754429534647</text:p>
              </table:table-cell>
              <table:table-cell office:value-type="float" office:value="0.515621992949478">
                <text:p>0.5156219929494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97983810589434">
                <text:p>0.597983810589434</text:p>
              </table:table-cell>
              <table:table-cell office:value-type="float" office:value="1.41753491963224">
                <text:p>1.417534919632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91253322295263">
                <text:p>0.691253322295263</text:p>
              </table:table-cell>
              <table:table-cell office:value-type="float" office:value="0.519228716019858">
                <text:p>0.5192287160198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14452718880544">
                <text:p>0.514452718880544</text:p>
              </table:table-cell>
              <table:table-cell office:value-type="float" office:value="0.908429040566778">
                <text:p>0.908429040566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30131421875942">
                <text:p>0.230131421875942</text:p>
              </table:table-cell>
              <table:table-cell office:value-type="float" office:value="0.427718129743045">
                <text:p>0.4277181297430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44203297430047">
                <text:p>0.544203297430047</text:p>
              </table:table-cell>
              <table:table-cell office:value-type="float" office:value="0.716595621272737">
                <text:p>0.7165956212727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56439094482652">
                <text:p>0.656439094482652</text:p>
              </table:table-cell>
              <table:table-cell office:value-type="float" office:value="0.748545813355287">
                <text:p>0.7485458133552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874873837043">
                <text:p>0.6874873837043</text:p>
              </table:table-cell>
              <table:table-cell office:value-type="float" office:value="1.34511980774743">
                <text:p>1.345119807747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23644099210982">
                <text:p>0.623644099210982</text:p>
              </table:table-cell>
              <table:table-cell office:value-type="float" office:value="0.381104171200956">
                <text:p>0.3811041712009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4242563327979">
                <text:p>0.74242563327979</text:p>
              </table:table-cell>
              <table:table-cell office:value-type="float" office:value="0.75575408920257">
                <text:p>0.755754089202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61642336568226">
                <text:p>0.661642336568226</text:p>
              </table:table-cell>
              <table:table-cell office:value-type="float" office:value="0.443022219508085">
                <text:p>0.4430222195080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66740355753235">
                <text:p>0.366740355753235</text:p>
              </table:table-cell>
              <table:table-cell office:value-type="float" office:value="0.9152165209048">
                <text:p>0.91521652090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4549296526652">
                <text:p>0.154549296526652</text:p>
              </table:table-cell>
              <table:table-cell office:value-type="float" office:value="0.549390418937714">
                <text:p>0.549390418937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06806196169737">
                <text:p>0.506806196169737</text:p>
              </table:table-cell>
              <table:table-cell office:value-type="float" office:value="1.21671515804361">
                <text:p>1.216715158043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88490490024699">
                <text:p>0.888490490024699</text:p>
              </table:table-cell>
              <table:table-cell office:value-type="float" office:value="1.68938055660196">
                <text:p>1.689380556601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21608774389664">
                <text:p>0.821608774389664</text:p>
              </table:table-cell>
              <table:table-cell office:value-type="float" office:value="1.38356143688095">
                <text:p>1.383561436880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27349408086683">
                <text:p>0.227349408086683</text:p>
              </table:table-cell>
              <table:table-cell office:value-type="float" office:value="0.487001627388058">
                <text:p>0.4870016273880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81222862978416">
                <text:p>0.181222862978416</text:p>
              </table:table-cell>
              <table:table-cell office:value-type="float" office:value="0.729323817499112">
                <text:p>0.729323817499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81298326807691">
                <text:p>0.581298326807691</text:p>
              </table:table-cell>
              <table:table-cell office:value-type="float" office:value="0.639399754765689">
                <text:p>0.6393997547656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62267210375663">
                <text:p>0.162267210375663</text:p>
              </table:table-cell>
              <table:table-cell office:value-type="float" office:value="0.589679798332145">
                <text:p>0.5896797983321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49342519173269">
                <text:p>0.649342519173269</text:p>
              </table:table-cell>
              <table:table-cell office:value-type="float" office:value="1.02303990056365">
                <text:p>1.023039900563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532819242575778">
                <text:p>0.532819242575778</text:p>
              </table:table-cell>
              <table:table-cell office:value-type="float" office:value="0.912485352692407">
                <text:p>0.9124853526924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66348971737564">
                <text:p>0.466348971737564</text:p>
              </table:table-cell>
              <table:table-cell office:value-type="float" office:value="0.594069196755559">
                <text:p>0.5940691967555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52834131989594">
                <text:p>0.252834131989594</text:p>
              </table:table-cell>
              <table:table-cell office:value-type="float" office:value="0.679073788462727">
                <text:p>0.6790737884627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74059109635182">
                <text:p>0.874059109635182</text:p>
              </table:table-cell>
              <table:table-cell office:value-type="float" office:value="1.40724609474077">
                <text:p>1.407246094740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601110597448612">
                <text:p>0.601110597448612</text:p>
              </table:table-cell>
              <table:table-cell office:value-type="float" office:value="0.269481803370469">
                <text:p>0.2694818033704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43378125163018">
                <text:p>0.643378125163018</text:p>
              </table:table-cell>
              <table:table-cell office:value-type="float" office:value="0.587792022092126">
                <text:p>0.5877920220921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5528508223119">
                <text:p>0.35528508223119</text:p>
              </table:table-cell>
              <table:table-cell office:value-type="float" office:value="0.886046166910662">
                <text:p>0.8860461669106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93932591646282">
                <text:p>0.293932591646282</text:p>
              </table:table-cell>
              <table:table-cell office:value-type="float" office:value="0.5220751712181">
                <text:p>0.52207517121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01530852730946">
                <text:p>0.901530852730946</text:p>
              </table:table-cell>
              <table:table-cell office:value-type="float" office:value="1.72987711910511">
                <text:p>1.729877119105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1077367456476">
                <text:p>0.571077367456476</text:p>
              </table:table-cell>
              <table:table-cell office:value-type="float" office:value="1.07493497742111">
                <text:p>1.07493497742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10836535767811">
                <text:p>0.710836535767811</text:p>
              </table:table-cell>
              <table:table-cell office:value-type="float" office:value="1.16741763511255">
                <text:p>1.167417635112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77428149536218">
                <text:p>0.677428149536218</text:p>
              </table:table-cell>
              <table:table-cell office:value-type="float" office:value="1.20796377156606">
                <text:p>1.207963771566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03140614804247">
                <text:p>0.303140614804247</text:p>
              </table:table-cell>
              <table:table-cell office:value-type="float" office:value="0.335876674148713">
                <text:p>0.3358766741487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570919821055179">
                <text:p>0.570919821055179</text:p>
              </table:table-cell>
              <table:table-cell office:value-type="float" office:value="0.409402806842298">
                <text:p>0.4094028068422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514210091343597">
                <text:p>0.514210091343597</text:p>
              </table:table-cell>
              <table:table-cell office:value-type="float" office:value="0.787520848071277">
                <text:p>0.7875208480712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62139983423885">
                <text:p>0.462139983423885</text:p>
              </table:table-cell>
              <table:table-cell office:value-type="float" office:value="0.791345296836015">
                <text:p>0.7913452968360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99083829122438">
                <text:p>0.499083829122438</text:p>
              </table:table-cell>
              <table:table-cell office:value-type="float" office:value="0.991757186891047">
                <text:p>0.9917571868910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17197976160997">
                <text:p>0.517197976160997</text:p>
              </table:table-cell>
              <table:table-cell office:value-type="float" office:value="0.360509028952062">
                <text:p>0.3605090289520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5241766725946">
                <text:p>0.395241766725946</text:p>
              </table:table-cell>
              <table:table-cell office:value-type="float" office:value="0.920030474968824">
                <text:p>0.9200304749688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25115728364879">
                <text:p>0.525115728364879</text:p>
              </table:table-cell>
              <table:table-cell office:value-type="float" office:value="1.06698797536861">
                <text:p>1.066987975368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30536255173691">
                <text:p>0.630536255173691</text:p>
              </table:table-cell>
              <table:table-cell office:value-type="float" office:value="0.386036675548027">
                <text:p>0.3860366755480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80405888532516">
                <text:p>0.580405888532516</text:p>
              </table:table-cell>
              <table:table-cell office:value-type="float" office:value="0.373228654588342">
                <text:p>0.3732286545883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9223056979737">
                <text:p>0.479223056979737</text:p>
              </table:table-cell>
              <table:table-cell office:value-type="float" office:value="0.489009032326732">
                <text:p>0.4890090323267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0921263746923">
                <text:p>0.80921263746923</text:p>
              </table:table-cell>
              <table:table-cell office:value-type="float" office:value="1.17347458023205">
                <text:p>1.173474580232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82662642035882">
                <text:p>0.482662642035882</text:p>
              </table:table-cell>
              <table:table-cell office:value-type="float" office:value="1.0843461888957">
                <text:p>1.08434618889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80457332014716">
                <text:p>0.880457332014716</text:p>
              </table:table-cell>
              <table:table-cell office:value-type="float" office:value="1.47172038491002">
                <text:p>1.471720384910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41947391932264">
                <text:p>0.641947391932264</text:p>
              </table:table-cell>
              <table:table-cell office:value-type="float" office:value="0.567216474832017">
                <text:p>0.5672164748320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61194233348788">
                <text:p>0.0961194233348788</text:p>
              </table:table-cell>
              <table:table-cell office:value-type="float" office:value="0.510657503194702">
                <text:p>0.510657503194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59086827821407">
                <text:p>0.459086827821407</text:p>
              </table:table-cell>
              <table:table-cell office:value-type="float" office:value="0.557823418635526">
                <text:p>0.5578234186355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57436066051995">
                <text:p>0.357436066051995</text:p>
              </table:table-cell>
              <table:table-cell office:value-type="float" office:value="0.342706963375885">
                <text:p>0.3427069633758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89006362164891">
                <text:p>0.789006362164891</text:p>
              </table:table-cell>
              <table:table-cell office:value-type="float" office:value="1.37234873812345">
                <text:p>1.372348738123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76181741568504">
                <text:p>0.276181741568504</text:p>
              </table:table-cell>
              <table:table-cell office:value-type="float" office:value="0.789627009695229">
                <text:p>0.7896270096952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79298049099428">
                <text:p>0.0879298049099428</text:p>
              </table:table-cell>
              <table:table-cell office:value-type="float" office:value="0.586946018012025">
                <text:p>0.5869460180120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68695859834124">
                <text:p>0.468695859834124</text:p>
              </table:table-cell>
              <table:table-cell office:value-type="float" office:value="0.225278864747527">
                <text:p>0.2252788647475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34876089834352">
                <text:p>0.634876089834352</text:p>
              </table:table-cell>
              <table:table-cell office:value-type="float" office:value="0.779376526586163">
                <text:p>0.7793765265861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55051738815721">
                <text:p>0.755051738815721</text:p>
              </table:table-cell>
              <table:table-cell office:value-type="float" office:value="1.08346285103807">
                <text:p>1.0834628510380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20915054421004">
                <text:p>0.320915054421004</text:p>
              </table:table-cell>
              <table:table-cell office:value-type="float" office:value="0.405370997446673">
                <text:p>0.4053709974466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20042277970883">
                <text:p>0.320042277970883</text:p>
              </table:table-cell>
              <table:table-cell office:value-type="float" office:value="0.388448895962067">
                <text:p>0.3884488959620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73445625583303">
                <text:p>0.373445625583303</text:p>
              </table:table-cell>
              <table:table-cell office:value-type="float" office:value="0.773787316515816">
                <text:p>0.7737873165158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63113649797394">
                <text:p>0.663113649797394</text:p>
              </table:table-cell>
              <table:table-cell office:value-type="float" office:value="0.842580979911039">
                <text:p>0.8425809799110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80013776709159">
                <text:p>0.380013776709159</text:p>
              </table:table-cell>
              <table:table-cell office:value-type="float" office:value="0.24858425346798">
                <text:p>0.248584253467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68689038868245">
                <text:p>0.768689038868245</text:p>
              </table:table-cell>
              <table:table-cell office:value-type="float" office:value="1.30556570021418">
                <text:p>1.305565700214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30645626433523">
                <text:p>0.230645626433523</text:p>
              </table:table-cell>
              <table:table-cell office:value-type="float" office:value="0.559456417085252">
                <text:p>0.5594564170852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71409290535172">
                <text:p>0.471409290535172</text:p>
              </table:table-cell>
              <table:table-cell office:value-type="float" office:value="0.257043669601488">
                <text:p>0.2570436696014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67117789093337">
                <text:p>0.667117789093337</text:p>
              </table:table-cell>
              <table:table-cell office:value-type="float" office:value="1.52499972950499">
                <text:p>1.524999729504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68002927716124">
                <text:p>0.568002927716124</text:p>
              </table:table-cell>
              <table:table-cell office:value-type="float" office:value="0.670149822679982">
                <text:p>0.6701498226799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3494467121396">
                <text:p>0.613494467121396</text:p>
              </table:table-cell>
              <table:table-cell office:value-type="float" office:value="1.12639519535406">
                <text:p>1.126395195354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808200565783147">
                <text:p>0.808200565783147</text:p>
              </table:table-cell>
              <table:table-cell office:value-type="float" office:value="1.10001093752389">
                <text:p>1.100010937523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20087642858317">
                <text:p>0.620087642858317</text:p>
              </table:table-cell>
              <table:table-cell office:value-type="float" office:value="0.628389933727315">
                <text:p>0.6283899337273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39075045387485">
                <text:p>0.339075045387485</text:p>
              </table:table-cell>
              <table:table-cell office:value-type="float" office:value="0.46453950467691">
                <text:p>0.464539504676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94601826094781">
                <text:p>0.694601826094781</text:p>
              </table:table-cell>
              <table:table-cell office:value-type="float" office:value="0.0901181746428632">
                <text:p>0.09011817464286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74317134083238">
                <text:p>0.474317134083238</text:p>
              </table:table-cell>
              <table:table-cell office:value-type="float" office:value="0.334347037372106">
                <text:p>0.3343470373721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678949963477094">
                <text:p>0.678949963477094</text:p>
              </table:table-cell>
              <table:table-cell office:value-type="float" office:value="0.589005338567695">
                <text:p>0.5890053385676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11922988071835">
                <text:p>0.711922988071835</text:p>
              </table:table-cell>
              <table:table-cell office:value-type="float" office:value="0.934168559921079">
                <text:p>0.9341685599210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682845576938631">
                <text:p>0.682845576938631</text:p>
              </table:table-cell>
              <table:table-cell office:value-type="float" office:value="0.532622203906562">
                <text:p>0.5326222039065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13607128455211">
                <text:p>0.813607128455211</text:p>
              </table:table-cell>
              <table:table-cell office:value-type="float" office:value="0.928010611305463">
                <text:p>0.9280106113054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05640906168009">
                <text:p>0.505640906168009</text:p>
              </table:table-cell>
              <table:table-cell office:value-type="float" office:value="0.975743618232873">
                <text:p>0.9757436182328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13737432109498">
                <text:p>0.613737432109498</text:p>
              </table:table-cell>
              <table:table-cell office:value-type="float" office:value="0.628457751306098">
                <text:p>0.6284577513060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97871733906332">
                <text:p>0.897871733906332</text:p>
              </table:table-cell>
              <table:table-cell office:value-type="float" office:value="1.6824214267462">
                <text:p>1.68242142674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74872889935367">
                <text:p>0.174872889935367</text:p>
              </table:table-cell>
              <table:table-cell office:value-type="float" office:value="0.664554440012896">
                <text:p>0.6645544400128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62533527800659">
                <text:p>0.762533527800659</text:p>
              </table:table-cell>
              <table:table-cell office:value-type="float" office:value="0.658169915057127">
                <text:p>0.6581699150571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55080743431067">
                <text:p>0.055080743431067</text:p>
              </table:table-cell>
              <table:table-cell office:value-type="float" office:value="0.518707209333175">
                <text:p>0.5187072093331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91216073532537">
                <text:p>0.591216073532537</text:p>
              </table:table-cell>
              <table:table-cell office:value-type="float" office:value="0.188768214583606">
                <text:p>0.1887682145836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80903329828498">
                <text:p>0.880903329828498</text:p>
              </table:table-cell>
              <table:table-cell office:value-type="float" office:value="1.79916786546221">
                <text:p>1.799167865462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63167159723258">
                <text:p>0.63167159723258</text:p>
              </table:table-cell>
              <table:table-cell office:value-type="float" office:value="0.324741692262288">
                <text:p>0.3247416922622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633834319253794">
                <text:p>0.633834319253794</text:p>
              </table:table-cell>
              <table:table-cell office:value-type="float" office:value="1.37579218845209">
                <text:p>1.375792188452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58962510604038">
                <text:p>0.658962510604038</text:p>
              </table:table-cell>
              <table:table-cell office:value-type="float" office:value="0.429365757155491">
                <text:p>0.4293657571554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53250363678974">
                <text:p>0.653250363678974</text:p>
              </table:table-cell>
              <table:table-cell office:value-type="float" office:value="1.2334543804122">
                <text:p>1.23345438041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61841940464047">
                <text:p>0.61841940464047</text:p>
              </table:table-cell>
              <table:table-cell office:value-type="float" office:value="1.19962830049736">
                <text:p>1.199628300497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86363192442968">
                <text:p>0.386363192442968</text:p>
              </table:table-cell>
              <table:table-cell office:value-type="float" office:value="0.884432821377301">
                <text:p>0.8844328213773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15099330353545">
                <text:p>0.415099330353545</text:p>
              </table:table-cell>
              <table:table-cell office:value-type="float" office:value="0.458516896248773">
                <text:p>0.4585168962487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680183067676303">
                <text:p>0.680183067676303</text:p>
              </table:table-cell>
              <table:table-cell office:value-type="float" office:value="1.29324589940088">
                <text:p>1.293245899400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83962733113454">
                <text:p>0.383962733113454</text:p>
              </table:table-cell>
              <table:table-cell office:value-type="float" office:value="0.85975908350646">
                <text:p>0.859759083506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54970538235899">
                <text:p>0.154970538235899</text:p>
              </table:table-cell>
              <table:table-cell office:value-type="float" office:value="0.538384910520182">
                <text:p>0.5383849105201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6138219112275">
                <text:p>0.36138219112275</text:p>
              </table:table-cell>
              <table:table-cell office:value-type="float" office:value="0.366402245468179">
                <text:p>0.3664022454681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43283178107331">
                <text:p>0.343283178107331</text:p>
              </table:table-cell>
              <table:table-cell office:value-type="float" office:value="0.503124375573962">
                <text:p>0.5031243755739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33395332005851">
                <text:p>0.533395332005851</text:p>
              </table:table-cell>
              <table:table-cell office:value-type="float" office:value="0.587996865075768">
                <text:p>0.5879968650757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18161860710842">
                <text:p>0.118161860710842</text:p>
              </table:table-cell>
              <table:table-cell office:value-type="float" office:value="0.578116232584217">
                <text:p>0.57811623258421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18910656300077">
                <text:p>0.618910656300077</text:p>
              </table:table-cell>
              <table:table-cell office:value-type="float" office:value="1.25801447313932">
                <text:p>1.258014473139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77272238304508">
                <text:p>0.377272238304508</text:p>
              </table:table-cell>
              <table:table-cell office:value-type="float" office:value="0.547866093270789">
                <text:p>0.5478660932707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61573619033605">
                <text:p>0.461573619033605</text:p>
              </table:table-cell>
              <table:table-cell office:value-type="float" office:value="0.714269892131869">
                <text:p>0.7142698921318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85252198742346">
                <text:p>0.585252198742346</text:p>
              </table:table-cell>
              <table:table-cell office:value-type="float" office:value="0.683533587678402">
                <text:p>0.6835335876784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35649551243666">
                <text:p>0.635649551243666</text:p>
              </table:table-cell>
              <table:table-cell office:value-type="float" office:value="1.35376236414051">
                <text:p>1.353762364140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037261945409">
                <text:p>0.6037261945409</text:p>
              </table:table-cell>
              <table:table-cell office:value-type="float" office:value="0.745231638267674">
                <text:p>0.7452316382676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13519797923797">
                <text:p>0.713519797923797</text:p>
              </table:table-cell>
              <table:table-cell office:value-type="float" office:value="0.75923902229641">
                <text:p>0.759239022296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11558240798688">
                <text:p>0.311558240798688</text:p>
              </table:table-cell>
              <table:table-cell office:value-type="float" office:value="0.354156850686871">
                <text:p>0.35415685068687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39570927113553">
                <text:p>0.739570927113553</text:p>
              </table:table-cell>
              <table:table-cell office:value-type="float" office:value="0.982943532492611">
                <text:p>0.9829435324926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74811376985805">
                <text:p>0.374811376985805</text:p>
              </table:table-cell>
              <table:table-cell office:value-type="float" office:value="0.332297680169756">
                <text:p>0.3322976801697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5696970310364">
                <text:p>0.195696970310364</text:p>
              </table:table-cell>
              <table:table-cell office:value-type="float" office:value="0.701838179027817">
                <text:p>0.7018381790278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7341401526308">
                <text:p>0.37341401526308</text:p>
              </table:table-cell>
              <table:table-cell office:value-type="float" office:value="0.764647199888904">
                <text:p>0.7646471998889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24931274558533">
                <text:p>0.824931274558533</text:p>
              </table:table-cell>
              <table:table-cell office:value-type="float" office:value="1.31773610760385">
                <text:p>1.317736107603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551261760131651">
                <text:p>0.551261760131651</text:p>
              </table:table-cell>
              <table:table-cell office:value-type="float" office:value="0.870670148061802">
                <text:p>0.8706701480618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16472889220668">
                <text:p>0.416472889220668</text:p>
              </table:table-cell>
              <table:table-cell office:value-type="float" office:value="0.928131337634791">
                <text:p>0.9281313376347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33233550458862">
                <text:p>0.533233550458862</text:p>
              </table:table-cell>
              <table:table-cell office:value-type="float" office:value="0.449271607522513">
                <text:p>0.4492716075225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85091315540483">
                <text:p>0.685091315540483</text:p>
              </table:table-cell>
              <table:table-cell office:value-type="float" office:value="0.457683856536292">
                <text:p>0.45768385653629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571442944187923">
                <text:p>0.571442944187923</text:p>
              </table:table-cell>
              <table:table-cell office:value-type="float" office:value="0.918724290382395">
                <text:p>0.9187242903823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85996053054599">
                <text:p>0.685996053054599</text:p>
              </table:table-cell>
              <table:table-cell office:value-type="float" office:value="0.587877350190458">
                <text:p>0.5878773501904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10075114592497">
                <text:p>0.610075114592497</text:p>
              </table:table-cell>
              <table:table-cell office:value-type="float" office:value="1.39111352693205">
                <text:p>1.3911135269320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7298290825136">
                <text:p>0.497298290825136</text:p>
              </table:table-cell>
              <table:table-cell office:value-type="float" office:value="0.511206881332647">
                <text:p>0.5112068813326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65463052235437">
                <text:p>0.265463052235437</text:p>
              </table:table-cell>
              <table:table-cell office:value-type="float" office:value="0.693863036131365">
                <text:p>0.6938630361313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97597019657809">
                <text:p>0.697597019657809</text:p>
              </table:table-cell>
              <table:table-cell office:value-type="float" office:value="1.42795361915823">
                <text:p>1.427953619158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24008038023038">
                <text:p>0.724008038023038</text:p>
              </table:table-cell>
              <table:table-cell office:value-type="float" office:value="0.225644682193976">
                <text:p>0.2256446821939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54972752047588">
                <text:p>0.354972752047588</text:p>
              </table:table-cell>
              <table:table-cell office:value-type="float" office:value="0.80292402817948">
                <text:p>0.802924028179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63114725553016">
                <text:p>0.263114725553016</text:p>
              </table:table-cell>
              <table:table-cell office:value-type="float" office:value="0.720586919020461">
                <text:p>0.72058691902046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42923710326288">
                <text:p>0.542923710326288</text:p>
              </table:table-cell>
              <table:table-cell office:value-type="float" office:value="0.549878892730751">
                <text:p>0.54987889273075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47153644196833">
                <text:p>0.847153644196833</text:p>
              </table:table-cell>
              <table:table-cell office:value-type="float" office:value="1.45145816083776">
                <text:p>1.451458160837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55387689247085">
                <text:p>0.655387689247085</text:p>
              </table:table-cell>
              <table:table-cell office:value-type="float" office:value="0.805847064788351">
                <text:p>0.8058470647883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68052364302271">
                <text:p>0.568052364302271</text:p>
              </table:table-cell>
              <table:table-cell office:value-type="float" office:value="1.11001986134304">
                <text:p>1.110019861343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30494812523959">
                <text:p>0.630494812523959</text:p>
              </table:table-cell>
              <table:table-cell office:value-type="float" office:value="0.162369537773144">
                <text:p>0.1623695377731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81005483415757">
                <text:p>0.181005483415757</text:p>
              </table:table-cell>
              <table:table-cell office:value-type="float" office:value="0.74865329154188">
                <text:p>0.748653291541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38834450158347">
                <text:p>0.738834450158347</text:p>
              </table:table-cell>
              <table:table-cell office:value-type="float" office:value="1.47274157967858">
                <text:p>1.472741579678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56331870113554">
                <text:p>0.256331870113554</text:p>
              </table:table-cell>
              <table:table-cell office:value-type="float" office:value="0.482698449460415">
                <text:p>0.4826984494604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0820440593479">
                <text:p>0.80820440593479</text:p>
              </table:table-cell>
              <table:table-cell office:value-type="float" office:value="1.15315741749294">
                <text:p>1.153157417492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08832524876826">
                <text:p>0.808832524876826</text:p>
              </table:table-cell>
              <table:table-cell office:value-type="float" office:value="1.67162046628929">
                <text:p>1.6716204662892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58057162990578">
                <text:p>0.858057162990578</text:p>
              </table:table-cell>
              <table:table-cell office:value-type="float" office:value="1.62007615708491">
                <text:p>1.620076157084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11844223095061">
                <text:p>0.711844223095061</text:p>
              </table:table-cell>
              <table:table-cell office:value-type="float" office:value="0.378847465753873">
                <text:p>0.3788474657538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4276993501045">
                <text:p>0.24276993501045</text:p>
              </table:table-cell>
              <table:table-cell office:value-type="float" office:value="0.706838573750987">
                <text:p>0.7068385737509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50688713678563">
                <text:p>0.550688713678563</text:p>
              </table:table-cell>
              <table:table-cell office:value-type="float" office:value="0.497587978916767">
                <text:p>0.4975879789167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23805442045515">
                <text:p>0.423805442045515</text:p>
              </table:table-cell>
              <table:table-cell office:value-type="float" office:value="0.433728644314491">
                <text:p>0.4337286443144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32460516530553">
                <text:p>0.332460516530553</text:p>
              </table:table-cell>
              <table:table-cell office:value-type="float" office:value="0.367550994699552">
                <text:p>0.3675509946995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25763687937562">
                <text:p>0.625763687937562</text:p>
              </table:table-cell>
              <table:table-cell office:value-type="float" office:value="1.07754201768986">
                <text:p>1.077542017689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02772231792779">
                <text:p>0.702772231792779</text:p>
              </table:table-cell>
              <table:table-cell office:value-type="float" office:value="1.36595151506025">
                <text:p>1.365951515060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14548877734897">
                <text:p>0.414548877734897</text:p>
              </table:table-cell>
              <table:table-cell office:value-type="float" office:value="0.760899344837767">
                <text:p>0.76089934483776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38729449243719">
                <text:p>0.838729449243719</text:p>
              </table:table-cell>
              <table:table-cell office:value-type="float" office:value="1.18776548233764">
                <text:p>1.1877654823376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8318045945168">
                <text:p>0.28318045945168</text:p>
              </table:table-cell>
              <table:table-cell office:value-type="float" office:value="0.786668197968111">
                <text:p>0.7866681979681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75320835226028">
                <text:p>0.675320835226028</text:p>
              </table:table-cell>
              <table:table-cell office:value-type="float" office:value="0.123232085186547">
                <text:p>0.1232320851865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25877829877454">
                <text:p>0.725877829877454</text:p>
              </table:table-cell>
              <table:table-cell office:value-type="float" office:value="1.0157740949844">
                <text:p>1.01577409498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61411883773835">
                <text:p>0.761411883773835</text:p>
              </table:table-cell>
              <table:table-cell office:value-type="float" office:value="0.605588035728544">
                <text:p>0.6055880357285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90006286627533">
                <text:p>0.890006286627533</text:p>
              </table:table-cell>
              <table:table-cell office:value-type="float" office:value="1.85932612247294">
                <text:p>1.859326122472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87310533194171">
                <text:p>0.787310533194171</text:p>
              </table:table-cell>
              <table:table-cell office:value-type="float" office:value="1.32815019584736">
                <text:p>1.328150195847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00251610225155">
                <text:p>0.800251610225155</text:p>
              </table:table-cell>
              <table:table-cell office:value-type="float" office:value="0.883678767368198">
                <text:p>0.8836787673681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57571305277872">
                <text:p>0.857571305277872</text:p>
              </table:table-cell>
              <table:table-cell office:value-type="float" office:value="1.55880087366084">
                <text:p>1.5588008736608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379286206096475">
                <text:p>0.0379286206096475</text:p>
              </table:table-cell>
              <table:table-cell office:value-type="float" office:value="0.550315470639234">
                <text:p>0.5503154706392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81295852117355">
                <text:p>0.581295852117355</text:p>
              </table:table-cell>
              <table:table-cell office:value-type="float" office:value="1.39299042736009">
                <text:p>1.3929904273600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51724467372884">
                <text:p>0.751724467372884</text:p>
              </table:table-cell>
              <table:table-cell office:value-type="float" office:value="0.43166348009407">
                <text:p>0.431663480094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90813612995251">
                <text:p>0.890813612995251</text:p>
              </table:table-cell>
              <table:table-cell office:value-type="float" office:value="1.64923421136246">
                <text:p>1.649234211362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70830347766926">
                <text:p>0.670830347766926</text:p>
              </table:table-cell>
              <table:table-cell office:value-type="float" office:value="1.37439500358019">
                <text:p>1.374395003580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58535818002147">
                <text:p>0.558535818002147</text:p>
              </table:table-cell>
              <table:table-cell office:value-type="float" office:value="0.961604793318058">
                <text:p>0.9616047933180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24033916740849">
                <text:p>0.424033916740849</text:p>
              </table:table-cell>
              <table:table-cell office:value-type="float" office:value="0.582692207922939">
                <text:p>0.5826922079229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4398112707108">
                <text:p>0.214398112707108</text:p>
              </table:table-cell>
              <table:table-cell office:value-type="float" office:value="0.600577155239408">
                <text:p>0.6005771552394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80079014916776">
                <text:p>0.680079014916776</text:p>
              </table:table-cell>
              <table:table-cell office:value-type="float" office:value="1.24629930472488">
                <text:p>1.246299304724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45711450913667">
                <text:p>0.745711450913667</text:p>
              </table:table-cell>
              <table:table-cell office:value-type="float" office:value="0.391759265472252">
                <text:p>0.3917592654722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35420305445019">
                <text:p>0.735420305445019</text:p>
              </table:table-cell>
              <table:table-cell office:value-type="float" office:value="0.793697220238657">
                <text:p>0.7936972202386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4095745340986">
                <text:p>0.74095745340986</text:p>
              </table:table-cell>
              <table:table-cell office:value-type="float" office:value="0.686170224476425">
                <text:p>0.6861702244764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15357771670021">
                <text:p>0.515357771670021</text:p>
              </table:table-cell>
              <table:table-cell office:value-type="float" office:value="1.20625632624129">
                <text:p>1.20625632624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37824307636264">
                <text:p>0.637824307636264</text:p>
              </table:table-cell>
              <table:table-cell office:value-type="float" office:value="1.12915237777248">
                <text:p>1.1291523777724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636198917832702">
                <text:p>0.636198917832702</text:p>
              </table:table-cell>
              <table:table-cell office:value-type="float" office:value="0.228995599230611">
                <text:p>0.2289955992306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63948804576258">
                <text:p>0.263948804576258</text:p>
              </table:table-cell>
              <table:table-cell office:value-type="float" office:value="0.662157863441963">
                <text:p>0.662157863441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55287801498827">
                <text:p>0.555287801498827</text:p>
              </table:table-cell>
              <table:table-cell office:value-type="float" office:value="0.971918435996062">
                <text:p>0.9719184359960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14895440400489">
                <text:p>0.814895440400489</text:p>
              </table:table-cell>
              <table:table-cell office:value-type="float" office:value="1.57394638026785">
                <text:p>1.5739463802678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67963714168833">
                <text:p>0.867963714168833</text:p>
              </table:table-cell>
              <table:table-cell office:value-type="float" office:value="1.77568162095077">
                <text:p>1.775681620950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56355270461266">
                <text:p>0.756355270461266</text:p>
              </table:table-cell>
              <table:table-cell office:value-type="float" office:value="1.196955912735">
                <text:p>1.1969559127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12886463204826">
                <text:p>0.512886463204826</text:p>
              </table:table-cell>
              <table:table-cell office:value-type="float" office:value="1.03150850462112">
                <text:p>1.03150850462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86591669984836">
                <text:p>0.286591669984836</text:p>
              </table:table-cell>
              <table:table-cell office:value-type="float" office:value="0.333281824189146">
                <text:p>0.3332818241891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63286355719322">
                <text:p>0.463286355719322</text:p>
              </table:table-cell>
              <table:table-cell office:value-type="float" office:value="0.860526154145721">
                <text:p>0.8605261541457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67571622330216">
                <text:p>0.67571622330216</text:p>
              </table:table-cell>
              <table:table-cell office:value-type="float" office:value="0.161016441113521">
                <text:p>0.1610164411135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718889088876208">
                <text:p>0.718889088876208</text:p>
              </table:table-cell>
              <table:table-cell office:value-type="float" office:value="0.169834168421144">
                <text:p>0.16983416842114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6741552265497">
                <text:p>0.86741552265497</text:p>
              </table:table-cell>
              <table:table-cell office:value-type="float" office:value="1.66074671837508">
                <text:p>1.660746718375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65424047257199">
                <text:p>0.665424047257199</text:p>
              </table:table-cell>
              <table:table-cell office:value-type="float" office:value="1.3523555605925">
                <text:p>1.35235556059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89455527684953">
                <text:p>0.789455527684953</text:p>
              </table:table-cell>
              <table:table-cell office:value-type="float" office:value="0.867085915964919">
                <text:p>0.8670859159649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95088258540673">
                <text:p>0.395088258540673</text:p>
              </table:table-cell>
              <table:table-cell office:value-type="float" office:value="0.7678739883686">
                <text:p>0.76787398836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75830332918387">
                <text:p>0.575830332918387</text:p>
              </table:table-cell>
              <table:table-cell office:value-type="float" office:value="0.520368373075625">
                <text:p>0.5203683730756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77456024030505">
                <text:p>0.377456024030505</text:p>
              </table:table-cell>
              <table:table-cell office:value-type="float" office:value="0.390538827784925">
                <text:p>0.3905388277849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11205023939617">
                <text:p>0.811205023939617</text:p>
              </table:table-cell>
              <table:table-cell office:value-type="float" office:value="1.54448378356605">
                <text:p>1.544483783566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83991109288407">
                <text:p>0.783991109288407</text:p>
              </table:table-cell>
              <table:table-cell office:value-type="float" office:value="1.22535590365937">
                <text:p>1.225355903659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649219386156194">
                <text:p>0.649219386156194</text:p>
              </table:table-cell>
              <table:table-cell office:value-type="float" office:value="0.782482663091201">
                <text:p>0.7824826630912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629082982546839">
                <text:p>0.629082982546839</text:p>
              </table:table-cell>
              <table:table-cell office:value-type="float" office:value="1.40556261687348">
                <text:p>1.405562616873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08138562185689">
                <text:p>0.508138562185689</text:p>
              </table:table-cell>
              <table:table-cell office:value-type="float" office:value="1.1746941865586">
                <text:p>1.17469418655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57697236155759">
                <text:p>0.357697236155759</text:p>
              </table:table-cell>
              <table:table-cell office:value-type="float" office:value="0.949827385047567">
                <text:p>0.9498273850475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54951668280215">
                <text:p>0.354951668280215</text:p>
              </table:table-cell>
              <table:table-cell office:value-type="float" office:value="0.317545171497689">
                <text:p>0.3175451714976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635346179166828">
                <text:p>0.635346179166828</text:p>
              </table:table-cell>
              <table:table-cell office:value-type="float" office:value="0.526316743121286">
                <text:p>0.52631674312128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70166448263521">
                <text:p>0.770166448263521</text:p>
              </table:table-cell>
              <table:table-cell office:value-type="float" office:value="1.47896881210531">
                <text:p>1.4789688121053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85089520458129">
                <text:p>0.585089520458129</text:p>
              </table:table-cell>
              <table:table-cell office:value-type="float" office:value="0.711270927835596">
                <text:p>0.7112709278355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74145844151945">
                <text:p>0.774145844151945</text:p>
              </table:table-cell>
              <table:table-cell office:value-type="float" office:value="1.22567758496057">
                <text:p>1.225677584960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92511173272178">
                <text:p>0.492511173272178</text:p>
              </table:table-cell>
              <table:table-cell office:value-type="float" office:value="0.81561824297502">
                <text:p>0.815618242975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44911452404556">
                <text:p>0.444911452404556</text:p>
              </table:table-cell>
              <table:table-cell office:value-type="float" office:value="0.424720814412808">
                <text:p>0.4247208144128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67945549241398">
                <text:p>0.167945549241398</text:p>
              </table:table-cell>
              <table:table-cell office:value-type="float" office:value="0.735864110935565">
                <text:p>0.7358641109355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66425920220744">
                <text:p>0.366425920220744</text:p>
              </table:table-cell>
              <table:table-cell office:value-type="float" office:value="1.01480540992577">
                <text:p>1.014805409925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22115160015715">
                <text:p>0.422115160015715</text:p>
              </table:table-cell>
              <table:table-cell office:value-type="float" office:value="0.460254641725288">
                <text:p>0.4602546417252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10441871569482">
                <text:p>0.510441871569482</text:p>
              </table:table-cell>
              <table:table-cell office:value-type="float" office:value="1.25050804476588">
                <text:p>1.250508044765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40194975378371">
                <text:p>0.240194975378371</text:p>
              </table:table-cell>
              <table:table-cell office:value-type="float" office:value="0.666961112866984">
                <text:p>0.6669611128669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51960125058437">
                <text:p>0.551960125058437</text:p>
              </table:table-cell>
              <table:table-cell office:value-type="float" office:value="0.536595502461641">
                <text:p>0.5365955024616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07303604469827">
                <text:p>0.507303604469827</text:p>
              </table:table-cell>
              <table:table-cell office:value-type="float" office:value="1.27311268540495">
                <text:p>1.273112685404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80382746239496">
                <text:p>0.480382746239496</text:p>
              </table:table-cell>
              <table:table-cell office:value-type="float" office:value="0.641437214510227">
                <text:p>0.6414372145102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662387694530606">
                <text:p>0.662387694530606</text:p>
              </table:table-cell>
              <table:table-cell office:value-type="float" office:value="1.0296729597493">
                <text:p>1.02967295974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759300422719975">
                <text:p>0.759300422719975</text:p>
              </table:table-cell>
              <table:table-cell office:value-type="float" office:value="1.19252734898787">
                <text:p>1.192527348987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764590850304751">
                <text:p>0.764590850304751</text:p>
              </table:table-cell>
              <table:table-cell office:value-type="float" office:value="1.1852734958097">
                <text:p>1.18527349580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55840600062709">
                <text:p>0.855840600062709</text:p>
              </table:table-cell>
              <table:table-cell office:value-type="float" office:value="1.24548389413776">
                <text:p>1.245483894137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656002244442789">
                <text:p>0.656002244442789</text:p>
              </table:table-cell>
              <table:table-cell office:value-type="float" office:value="0.298015281799683">
                <text:p>0.2980152817996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78510011628621">
                <text:p>0.578510011628621</text:p>
              </table:table-cell>
              <table:table-cell office:value-type="float" office:value="0.365713168297956">
                <text:p>0.3657131682979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688269458883812">
                <text:p>0.688269458883812</text:p>
              </table:table-cell>
              <table:table-cell office:value-type="float" office:value="0.762324157458766">
                <text:p>0.76232415745876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622564921237129">
                <text:p>0.622564921237129</text:p>
              </table:table-cell>
              <table:table-cell office:value-type="float" office:value="1.16761026839215">
                <text:p>1.167610268392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680026943056803">
                <text:p>0.680026943056803</text:p>
              </table:table-cell>
              <table:table-cell office:value-type="float" office:value="1.31286349310842">
                <text:p>1.3128634931084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45314500474695">
                <text:p>0.345314500474695</text:p>
              </table:table-cell>
              <table:table-cell office:value-type="float" office:value="0.37724185011032">
                <text:p>0.377241850110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633118833362085">
                <text:p>0.633118833362085</text:p>
              </table:table-cell>
              <table:table-cell office:value-type="float" office:value="0.442291160655242">
                <text:p>0.4422911606552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42423893633125">
                <text:p>0.342423893633125</text:p>
              </table:table-cell>
              <table:table-cell office:value-type="float" office:value="0.682491622946171">
                <text:p>0.6824916229461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28557374889963">
                <text:p>0.628557374889963</text:p>
              </table:table-cell>
              <table:table-cell office:value-type="float" office:value="1.05317995553746">
                <text:p>1.0531799555374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4806860836668">
                <text:p>0.54806860836668</text:p>
              </table:table-cell>
              <table:table-cell office:value-type="float" office:value="0.160230990706298">
                <text:p>0.1602309907062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43728411788698">
                <text:p>0.643728411788698</text:p>
              </table:table-cell>
              <table:table-cell office:value-type="float" office:value="0.415350892969622">
                <text:p>0.4153508929696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99195279225513">
                <text:p>0.799195279225513</text:p>
              </table:table-cell>
              <table:table-cell office:value-type="float" office:value="1.08306748835045">
                <text:p>1.083067488350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26917043843563">
                <text:p>0.626917043843563</text:p>
              </table:table-cell>
              <table:table-cell office:value-type="float" office:value="0.369901763584223">
                <text:p>0.3699017635842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620200987633974">
                <text:p>0.620200987633974</text:p>
              </table:table-cell>
              <table:table-cell office:value-type="float" office:value="1.24453744676781">
                <text:p>1.244537446767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93260882645831">
                <text:p>0.693260882645831</text:p>
              </table:table-cell>
              <table:table-cell office:value-type="float" office:value="0.504388160651387">
                <text:p>0.504388160651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